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7" table:default-cell-style-name="ce1"/>
        <table:table-row table:style-name="ro1">
          <table:table-cell table:number-columns-repeated="30" office:value-type="float" office:value="0">
            <text:p>0.000000</text:p>
          </table:table-cell>
        </table:table-row>
        <table:table-row table:style-name="ro1">
          <table:table-cell table:formula="of:=[.A1]+[.A$400]/400" office:value-type="float" office:value="0">
            <text:p>0.000000</text:p>
          </table:table-cell>
          <table:table-cell table:formula="of:=[.B1]+[.B$400]/400" office:value-type="float" office:value="0">
            <text:p>0.000000</text:p>
          </table:table-cell>
          <table:table-cell table:formula="of:=[.C1]+[.C$400]/400" office:value-type="float" office:value="-0.0009506275">
            <text:p>-0.000951</text:p>
          </table:table-cell>
          <table:table-cell table:formula="of:=[.D1]+[.D$400]/400" office:value-type="float" office:value="0.001901255">
            <text:p>0.001901</text:p>
          </table:table-cell>
          <table:table-cell table:formula="of:=[.E1]+[.E$400]/400" office:value-type="float" office:value="-0.0009506275">
            <text:p>-0.000951</text:p>
          </table:table-cell>
          <table:table-cell table:formula="of:=[.F1]+[.F$400]/400" office:value-type="float" office:value="0">
            <text:p>0.000000</text:p>
          </table:table-cell>
          <table:table-cell table:formula="of:=[.G1]+[.G$400]/400" office:value-type="float" office:value="0">
            <text:p>0.000000</text:p>
          </table:table-cell>
          <table:table-cell table:formula="of:=[.H1]+[.H$400]/400" office:value-type="float" office:value="0">
            <text:p>0.000000</text:p>
          </table:table-cell>
          <table:table-cell table:formula="of:=[.I1]+[.I$400]/400" office:value-type="float" office:value="-0.0009506275">
            <text:p>-0.000951</text:p>
          </table:table-cell>
          <table:table-cell table:formula="of:=[.J1]+[.J$400]/400" office:value-type="float" office:value="0.001901255">
            <text:p>0.001901</text:p>
          </table:table-cell>
          <table:table-cell table:formula="of:=[.K1]+[.K$400]/400" office:value-type="float" office:value="-0.0009506275">
            <text:p>-0.000951</text:p>
          </table:table-cell>
          <table:table-cell table:formula="of:=[.L1]+[.L$400]/400" office:value-type="float" office:value="0">
            <text:p>0.000000</text:p>
          </table:table-cell>
          <table:table-cell table:formula="of:=[.M1]+[.M$400]/400" office:value-type="float" office:value="0.0004363325">
            <text:p>0.000436</text:p>
          </table:table-cell>
          <table:table-cell table:formula="of:=[.N1]+[.N$400]/400" office:value-type="float" office:value="-0.0004363325">
            <text:p>-0.000436</text:p>
          </table:table-cell>
          <table:table-cell table:formula="of:=[.O1]+[.O$400]/400" office:value-type="float" office:value="0">
            <text:p>0.000000</text:p>
          </table:table-cell>
          <table:table-cell table:formula="of:=[.P1]+[.P$400]/400" office:value-type="float" office:value="-0.0013089975">
            <text:p>-0.001309</text:p>
          </table:table-cell>
          <table:table-cell table:formula="of:=[.Q1]+[.Q$400]/400" office:value-type="float" office:value="0">
            <text:p>0.000000</text:p>
          </table:table-cell>
          <table:table-cell table:formula="of:=[.R1]+[.R$400]/400" office:value-type="float" office:value="0">
            <text:p>0.000000</text:p>
          </table:table-cell>
          <table:table-cell table:formula="of:=[.S1]+[.S$400]/400" office:value-type="float" office:value="0">
            <text:p>0.000000</text:p>
          </table:table-cell>
          <table:table-cell table:formula="of:=[.T1]+[.T$400]/400" office:value-type="float" office:value="0.0004363325">
            <text:p>0.000436</text:p>
          </table:table-cell>
          <table:table-cell table:formula="of:=[.U1]+[.U$400]/400" office:value-type="float" office:value="0.0004363325">
            <text:p>0.000436</text:p>
          </table:table-cell>
          <table:table-cell table:formula="of:=[.V1]+[.V$400]/400" office:value-type="float" office:value="0">
            <text:p>0.000000</text:p>
          </table:table-cell>
          <table:table-cell table:formula="of:=[.W1]+[.W$400]/400" office:value-type="float" office:value="-0.0013089975">
            <text:p>-0.001309</text:p>
          </table:table-cell>
          <table:table-cell table:formula="of:=[.X1]+[.X$400]/400" office:value-type="float" office:value="0">
            <text:p>0.000000</text:p>
          </table:table-cell>
          <table:table-cell table:formula="of:=[.Y1]+[.Y$400]/400" office:value-type="float" office:value="0">
            <text:p>0.000000</text:p>
          </table:table-cell>
          <table:table-cell table:formula="of:=[.Z1]+[.Z$400]/400" office:value-type="float" office:value="0">
            <text:p>0.000000</text:p>
          </table:table-cell>
          <table:table-cell table:formula="of:=[.AA1]+[.AA$400]/400" office:value-type="float" office:value="0">
            <text:p>0.000000</text:p>
          </table:table-cell>
          <table:table-cell table:formula="of:=[.AB1]+[.AB$400]/400" office:value-type="float" office:value="0">
            <text:p>0.000000</text:p>
          </table:table-cell>
          <table:table-cell table:formula="of:=[.AC1]+[.AC$400]/400" office:value-type="float" office:value="0">
            <text:p>0.000000</text:p>
          </table:table-cell>
          <table:table-cell table:formula="of:=[.AD1]+[.AD$400]/400" office:value-type="float" office:value="0">
            <text:p>0.000000</text:p>
          </table:table-cell>
        </table:table-row>
        <table:table-row table:style-name="ro1">
          <table:table-cell table:formula="of:=[.A2]+[.A$400]/400" office:value-type="float" office:value="0">
            <text:p>0.000000</text:p>
          </table:table-cell>
          <table:table-cell table:formula="of:=[.B2]+[.B$400]/400" office:value-type="float" office:value="0">
            <text:p>0.000000</text:p>
          </table:table-cell>
          <table:table-cell table:formula="of:=[.C2]+[.C$400]/400" office:value-type="float" office:value="-0.001901255">
            <text:p>-0.001901</text:p>
          </table:table-cell>
          <table:table-cell table:formula="of:=[.D2]+[.D$400]/400" office:value-type="float" office:value="0.00380251">
            <text:p>0.003803</text:p>
          </table:table-cell>
          <table:table-cell table:formula="of:=[.E2]+[.E$400]/400" office:value-type="float" office:value="-0.001901255">
            <text:p>-0.001901</text:p>
          </table:table-cell>
          <table:table-cell table:formula="of:=[.F2]+[.F$400]/400" office:value-type="float" office:value="0">
            <text:p>0.000000</text:p>
          </table:table-cell>
          <table:table-cell table:formula="of:=[.G2]+[.G$400]/400" office:value-type="float" office:value="0">
            <text:p>0.000000</text:p>
          </table:table-cell>
          <table:table-cell table:formula="of:=[.H2]+[.H$400]/400" office:value-type="float" office:value="0">
            <text:p>0.000000</text:p>
          </table:table-cell>
          <table:table-cell table:formula="of:=[.I2]+[.I$400]/400" office:value-type="float" office:value="-0.001901255">
            <text:p>-0.001901</text:p>
          </table:table-cell>
          <table:table-cell table:formula="of:=[.J2]+[.J$400]/400" office:value-type="float" office:value="0.00380251">
            <text:p>0.003803</text:p>
          </table:table-cell>
          <table:table-cell table:formula="of:=[.K2]+[.K$400]/400" office:value-type="float" office:value="-0.001901255">
            <text:p>-0.001901</text:p>
          </table:table-cell>
          <table:table-cell table:formula="of:=[.L2]+[.L$400]/400" office:value-type="float" office:value="0">
            <text:p>0.000000</text:p>
          </table:table-cell>
          <table:table-cell table:formula="of:=[.M2]+[.M$400]/400" office:value-type="float" office:value="0.000872665">
            <text:p>0.000873</text:p>
          </table:table-cell>
          <table:table-cell table:formula="of:=[.N2]+[.N$400]/400" office:value-type="float" office:value="-0.000872665">
            <text:p>-0.000873</text:p>
          </table:table-cell>
          <table:table-cell table:formula="of:=[.O2]+[.O$400]/400" office:value-type="float" office:value="0">
            <text:p>0.000000</text:p>
          </table:table-cell>
          <table:table-cell table:formula="of:=[.P2]+[.P$400]/400" office:value-type="float" office:value="-0.002617995">
            <text:p>-0.002618</text:p>
          </table:table-cell>
          <table:table-cell table:formula="of:=[.Q2]+[.Q$400]/400" office:value-type="float" office:value="0">
            <text:p>0.000000</text:p>
          </table:table-cell>
          <table:table-cell table:formula="of:=[.R2]+[.R$400]/400" office:value-type="float" office:value="0">
            <text:p>0.000000</text:p>
          </table:table-cell>
          <table:table-cell table:formula="of:=[.S2]+[.S$400]/400" office:value-type="float" office:value="0">
            <text:p>0.000000</text:p>
          </table:table-cell>
          <table:table-cell table:formula="of:=[.T2]+[.T$400]/400" office:value-type="float" office:value="0.000872665">
            <text:p>0.000873</text:p>
          </table:table-cell>
          <table:table-cell table:formula="of:=[.U2]+[.U$400]/400" office:value-type="float" office:value="0.000872665">
            <text:p>0.000873</text:p>
          </table:table-cell>
          <table:table-cell table:formula="of:=[.V2]+[.V$400]/400" office:value-type="float" office:value="0">
            <text:p>0.000000</text:p>
          </table:table-cell>
          <table:table-cell table:formula="of:=[.W2]+[.W$400]/400" office:value-type="float" office:value="-0.002617995">
            <text:p>-0.002618</text:p>
          </table:table-cell>
          <table:table-cell table:formula="of:=[.X2]+[.X$400]/400" office:value-type="float" office:value="0">
            <text:p>0.000000</text:p>
          </table:table-cell>
          <table:table-cell table:formula="of:=[.Y2]+[.Y$400]/400" office:value-type="float" office:value="0">
            <text:p>0.000000</text:p>
          </table:table-cell>
          <table:table-cell table:formula="of:=[.Z2]+[.Z$400]/400" office:value-type="float" office:value="0">
            <text:p>0.000000</text:p>
          </table:table-cell>
          <table:table-cell table:formula="of:=[.AA2]+[.AA$400]/400" office:value-type="float" office:value="0">
            <text:p>0.000000</text:p>
          </table:table-cell>
          <table:table-cell table:formula="of:=[.AB2]+[.AB$400]/400" office:value-type="float" office:value="0">
            <text:p>0.000000</text:p>
          </table:table-cell>
          <table:table-cell table:formula="of:=[.AC2]+[.AC$400]/400" office:value-type="float" office:value="0">
            <text:p>0.000000</text:p>
          </table:table-cell>
          <table:table-cell table:formula="of:=[.AD2]+[.AD$400]/400" office:value-type="float" office:value="0">
            <text:p>0.000000</text:p>
          </table:table-cell>
        </table:table-row>
        <table:table-row table:style-name="ro1">
          <table:table-cell table:formula="of:=[.A3]+[.A$400]/400" office:value-type="float" office:value="0">
            <text:p>0.000000</text:p>
          </table:table-cell>
          <table:table-cell table:formula="of:=[.B3]+[.B$400]/400" office:value-type="float" office:value="0">
            <text:p>0.000000</text:p>
          </table:table-cell>
          <table:table-cell table:formula="of:=[.C3]+[.C$400]/400" office:value-type="float" office:value="-0.0028518825">
            <text:p>-0.002852</text:p>
          </table:table-cell>
          <table:table-cell table:formula="of:=[.D3]+[.D$400]/400" office:value-type="float" office:value="0.005703765">
            <text:p>0.005704</text:p>
          </table:table-cell>
          <table:table-cell table:formula="of:=[.E3]+[.E$400]/400" office:value-type="float" office:value="-0.0028518825">
            <text:p>-0.002852</text:p>
          </table:table-cell>
          <table:table-cell table:formula="of:=[.F3]+[.F$400]/400" office:value-type="float" office:value="0">
            <text:p>0.000000</text:p>
          </table:table-cell>
          <table:table-cell table:formula="of:=[.G3]+[.G$400]/400" office:value-type="float" office:value="0">
            <text:p>0.000000</text:p>
          </table:table-cell>
          <table:table-cell table:formula="of:=[.H3]+[.H$400]/400" office:value-type="float" office:value="0">
            <text:p>0.000000</text:p>
          </table:table-cell>
          <table:table-cell table:formula="of:=[.I3]+[.I$400]/400" office:value-type="float" office:value="-0.0028518825">
            <text:p>-0.002852</text:p>
          </table:table-cell>
          <table:table-cell table:formula="of:=[.J3]+[.J$400]/400" office:value-type="float" office:value="0.005703765">
            <text:p>0.005704</text:p>
          </table:table-cell>
          <table:table-cell table:formula="of:=[.K3]+[.K$400]/400" office:value-type="float" office:value="-0.0028518825">
            <text:p>-0.002852</text:p>
          </table:table-cell>
          <table:table-cell table:formula="of:=[.L3]+[.L$400]/400" office:value-type="float" office:value="0">
            <text:p>0.000000</text:p>
          </table:table-cell>
          <table:table-cell table:formula="of:=[.M3]+[.M$400]/400" office:value-type="float" office:value="0.0013089975">
            <text:p>0.001309</text:p>
          </table:table-cell>
          <table:table-cell table:formula="of:=[.N3]+[.N$400]/400" office:value-type="float" office:value="-0.0013089975">
            <text:p>-0.001309</text:p>
          </table:table-cell>
          <table:table-cell table:formula="of:=[.O3]+[.O$400]/400" office:value-type="float" office:value="0">
            <text:p>0.000000</text:p>
          </table:table-cell>
          <table:table-cell table:formula="of:=[.P3]+[.P$400]/400" office:value-type="float" office:value="-0.0039269925">
            <text:p>-0.003927</text:p>
          </table:table-cell>
          <table:table-cell table:formula="of:=[.Q3]+[.Q$400]/400" office:value-type="float" office:value="0">
            <text:p>0.000000</text:p>
          </table:table-cell>
          <table:table-cell table:formula="of:=[.R3]+[.R$400]/400" office:value-type="float" office:value="0">
            <text:p>0.000000</text:p>
          </table:table-cell>
          <table:table-cell table:formula="of:=[.S3]+[.S$400]/400" office:value-type="float" office:value="0">
            <text:p>0.000000</text:p>
          </table:table-cell>
          <table:table-cell table:formula="of:=[.T3]+[.T$400]/400" office:value-type="float" office:value="0.0013089975">
            <text:p>0.001309</text:p>
          </table:table-cell>
          <table:table-cell table:formula="of:=[.U3]+[.U$400]/400" office:value-type="float" office:value="0.0013089975">
            <text:p>0.001309</text:p>
          </table:table-cell>
          <table:table-cell table:formula="of:=[.V3]+[.V$400]/400" office:value-type="float" office:value="0">
            <text:p>0.000000</text:p>
          </table:table-cell>
          <table:table-cell table:formula="of:=[.W3]+[.W$400]/400" office:value-type="float" office:value="-0.0039269925">
            <text:p>-0.003927</text:p>
          </table:table-cell>
          <table:table-cell table:formula="of:=[.X3]+[.X$400]/400" office:value-type="float" office:value="0">
            <text:p>0.000000</text:p>
          </table:table-cell>
          <table:table-cell table:formula="of:=[.Y3]+[.Y$400]/400" office:value-type="float" office:value="0">
            <text:p>0.000000</text:p>
          </table:table-cell>
          <table:table-cell table:formula="of:=[.Z3]+[.Z$400]/400" office:value-type="float" office:value="0">
            <text:p>0.000000</text:p>
          </table:table-cell>
          <table:table-cell table:formula="of:=[.AA3]+[.AA$400]/400" office:value-type="float" office:value="0">
            <text:p>0.000000</text:p>
          </table:table-cell>
          <table:table-cell table:formula="of:=[.AB3]+[.AB$400]/400" office:value-type="float" office:value="0">
            <text:p>0.000000</text:p>
          </table:table-cell>
          <table:table-cell table:formula="of:=[.AC3]+[.AC$400]/400" office:value-type="float" office:value="0">
            <text:p>0.000000</text:p>
          </table:table-cell>
          <table:table-cell table:formula="of:=[.AD3]+[.AD$400]/400" office:value-type="float" office:value="0">
            <text:p>0.000000</text:p>
          </table:table-cell>
        </table:table-row>
        <table:table-row table:style-name="ro1">
          <table:table-cell table:formula="of:=[.A4]+[.A$400]/400" office:value-type="float" office:value="0">
            <text:p>0.000000</text:p>
          </table:table-cell>
          <table:table-cell table:formula="of:=[.B4]+[.B$400]/400" office:value-type="float" office:value="0">
            <text:p>0.000000</text:p>
          </table:table-cell>
          <table:table-cell table:formula="of:=[.C4]+[.C$400]/400" office:value-type="float" office:value="-0.00380251">
            <text:p>-0.003803</text:p>
          </table:table-cell>
          <table:table-cell table:formula="of:=[.D4]+[.D$400]/400" office:value-type="float" office:value="0.00760502">
            <text:p>0.007605</text:p>
          </table:table-cell>
          <table:table-cell table:formula="of:=[.E4]+[.E$400]/400" office:value-type="float" office:value="-0.00380251">
            <text:p>-0.003803</text:p>
          </table:table-cell>
          <table:table-cell table:formula="of:=[.F4]+[.F$400]/400" office:value-type="float" office:value="0">
            <text:p>0.000000</text:p>
          </table:table-cell>
          <table:table-cell table:formula="of:=[.G4]+[.G$400]/400" office:value-type="float" office:value="0">
            <text:p>0.000000</text:p>
          </table:table-cell>
          <table:table-cell table:formula="of:=[.H4]+[.H$400]/400" office:value-type="float" office:value="0">
            <text:p>0.000000</text:p>
          </table:table-cell>
          <table:table-cell table:formula="of:=[.I4]+[.I$400]/400" office:value-type="float" office:value="-0.00380251">
            <text:p>-0.003803</text:p>
          </table:table-cell>
          <table:table-cell table:formula="of:=[.J4]+[.J$400]/400" office:value-type="float" office:value="0.00760502">
            <text:p>0.007605</text:p>
          </table:table-cell>
          <table:table-cell table:formula="of:=[.K4]+[.K$400]/400" office:value-type="float" office:value="-0.00380251">
            <text:p>-0.003803</text:p>
          </table:table-cell>
          <table:table-cell table:formula="of:=[.L4]+[.L$400]/400" office:value-type="float" office:value="0">
            <text:p>0.000000</text:p>
          </table:table-cell>
          <table:table-cell table:formula="of:=[.M4]+[.M$400]/400" office:value-type="float" office:value="0.00174533">
            <text:p>0.001745</text:p>
          </table:table-cell>
          <table:table-cell table:formula="of:=[.N4]+[.N$400]/400" office:value-type="float" office:value="-0.00174533">
            <text:p>-0.001745</text:p>
          </table:table-cell>
          <table:table-cell table:formula="of:=[.O4]+[.O$400]/400" office:value-type="float" office:value="0">
            <text:p>0.000000</text:p>
          </table:table-cell>
          <table:table-cell table:formula="of:=[.P4]+[.P$400]/400" office:value-type="float" office:value="-0.00523599">
            <text:p>-0.005236</text:p>
          </table:table-cell>
          <table:table-cell table:formula="of:=[.Q4]+[.Q$400]/400" office:value-type="float" office:value="0">
            <text:p>0.000000</text:p>
          </table:table-cell>
          <table:table-cell table:formula="of:=[.R4]+[.R$400]/400" office:value-type="float" office:value="0">
            <text:p>0.000000</text:p>
          </table:table-cell>
          <table:table-cell table:formula="of:=[.S4]+[.S$400]/400" office:value-type="float" office:value="0">
            <text:p>0.000000</text:p>
          </table:table-cell>
          <table:table-cell table:formula="of:=[.T4]+[.T$400]/400" office:value-type="float" office:value="0.00174533">
            <text:p>0.001745</text:p>
          </table:table-cell>
          <table:table-cell table:formula="of:=[.U4]+[.U$400]/400" office:value-type="float" office:value="0.00174533">
            <text:p>0.001745</text:p>
          </table:table-cell>
          <table:table-cell table:formula="of:=[.V4]+[.V$400]/400" office:value-type="float" office:value="0">
            <text:p>0.000000</text:p>
          </table:table-cell>
          <table:table-cell table:formula="of:=[.W4]+[.W$400]/400" office:value-type="float" office:value="-0.00523599">
            <text:p>-0.005236</text:p>
          </table:table-cell>
          <table:table-cell table:formula="of:=[.X4]+[.X$400]/400" office:value-type="float" office:value="0">
            <text:p>0.000000</text:p>
          </table:table-cell>
          <table:table-cell table:formula="of:=[.Y4]+[.Y$400]/400" office:value-type="float" office:value="0">
            <text:p>0.000000</text:p>
          </table:table-cell>
          <table:table-cell table:formula="of:=[.Z4]+[.Z$400]/400" office:value-type="float" office:value="0">
            <text:p>0.000000</text:p>
          </table:table-cell>
          <table:table-cell table:formula="of:=[.AA4]+[.AA$400]/400" office:value-type="float" office:value="0">
            <text:p>0.000000</text:p>
          </table:table-cell>
          <table:table-cell table:formula="of:=[.AB4]+[.AB$400]/400" office:value-type="float" office:value="0">
            <text:p>0.000000</text:p>
          </table:table-cell>
          <table:table-cell table:formula="of:=[.AC4]+[.AC$400]/400" office:value-type="float" office:value="0">
            <text:p>0.000000</text:p>
          </table:table-cell>
          <table:table-cell table:formula="of:=[.AD4]+[.AD$400]/400" office:value-type="float" office:value="0">
            <text:p>0.000000</text:p>
          </table:table-cell>
        </table:table-row>
        <table:table-row table:style-name="ro1">
          <table:table-cell table:formula="of:=[.A5]+[.A$400]/400" office:value-type="float" office:value="0">
            <text:p>0.000000</text:p>
          </table:table-cell>
          <table:table-cell table:formula="of:=[.B5]+[.B$400]/400" office:value-type="float" office:value="0">
            <text:p>0.000000</text:p>
          </table:table-cell>
          <table:table-cell table:formula="of:=[.C5]+[.C$400]/400" office:value-type="float" office:value="-0.0047531375">
            <text:p>-0.004753</text:p>
          </table:table-cell>
          <table:table-cell table:formula="of:=[.D5]+[.D$400]/400" office:value-type="float" office:value="0.009506275">
            <text:p>0.009506</text:p>
          </table:table-cell>
          <table:table-cell table:formula="of:=[.E5]+[.E$400]/400" office:value-type="float" office:value="-0.0047531375">
            <text:p>-0.004753</text:p>
          </table:table-cell>
          <table:table-cell table:formula="of:=[.F5]+[.F$400]/400" office:value-type="float" office:value="0">
            <text:p>0.000000</text:p>
          </table:table-cell>
          <table:table-cell table:formula="of:=[.G5]+[.G$400]/400" office:value-type="float" office:value="0">
            <text:p>0.000000</text:p>
          </table:table-cell>
          <table:table-cell table:formula="of:=[.H5]+[.H$400]/400" office:value-type="float" office:value="0">
            <text:p>0.000000</text:p>
          </table:table-cell>
          <table:table-cell table:formula="of:=[.I5]+[.I$400]/400" office:value-type="float" office:value="-0.0047531375">
            <text:p>-0.004753</text:p>
          </table:table-cell>
          <table:table-cell table:formula="of:=[.J5]+[.J$400]/400" office:value-type="float" office:value="0.009506275">
            <text:p>0.009506</text:p>
          </table:table-cell>
          <table:table-cell table:formula="of:=[.K5]+[.K$400]/400" office:value-type="float" office:value="-0.0047531375">
            <text:p>-0.004753</text:p>
          </table:table-cell>
          <table:table-cell table:formula="of:=[.L5]+[.L$400]/400" office:value-type="float" office:value="0">
            <text:p>0.000000</text:p>
          </table:table-cell>
          <table:table-cell table:formula="of:=[.M5]+[.M$400]/400" office:value-type="float" office:value="0.0021816625">
            <text:p>0.002182</text:p>
          </table:table-cell>
          <table:table-cell table:formula="of:=[.N5]+[.N$400]/400" office:value-type="float" office:value="-0.0021816625">
            <text:p>-0.002182</text:p>
          </table:table-cell>
          <table:table-cell table:formula="of:=[.O5]+[.O$400]/400" office:value-type="float" office:value="0">
            <text:p>0.000000</text:p>
          </table:table-cell>
          <table:table-cell table:formula="of:=[.P5]+[.P$400]/400" office:value-type="float" office:value="-0.0065449875">
            <text:p>-0.006545</text:p>
          </table:table-cell>
          <table:table-cell table:formula="of:=[.Q5]+[.Q$400]/400" office:value-type="float" office:value="0">
            <text:p>0.000000</text:p>
          </table:table-cell>
          <table:table-cell table:formula="of:=[.R5]+[.R$400]/400" office:value-type="float" office:value="0">
            <text:p>0.000000</text:p>
          </table:table-cell>
          <table:table-cell table:formula="of:=[.S5]+[.S$400]/400" office:value-type="float" office:value="0">
            <text:p>0.000000</text:p>
          </table:table-cell>
          <table:table-cell table:formula="of:=[.T5]+[.T$400]/400" office:value-type="float" office:value="0.0021816625">
            <text:p>0.002182</text:p>
          </table:table-cell>
          <table:table-cell table:formula="of:=[.U5]+[.U$400]/400" office:value-type="float" office:value="0.0021816625">
            <text:p>0.002182</text:p>
          </table:table-cell>
          <table:table-cell table:formula="of:=[.V5]+[.V$400]/400" office:value-type="float" office:value="0">
            <text:p>0.000000</text:p>
          </table:table-cell>
          <table:table-cell table:formula="of:=[.W5]+[.W$400]/400" office:value-type="float" office:value="-0.0065449875">
            <text:p>-0.006545</text:p>
          </table:table-cell>
          <table:table-cell table:formula="of:=[.X5]+[.X$400]/400" office:value-type="float" office:value="0">
            <text:p>0.000000</text:p>
          </table:table-cell>
          <table:table-cell table:formula="of:=[.Y5]+[.Y$400]/400" office:value-type="float" office:value="0">
            <text:p>0.000000</text:p>
          </table:table-cell>
          <table:table-cell table:formula="of:=[.Z5]+[.Z$400]/400" office:value-type="float" office:value="0">
            <text:p>0.000000</text:p>
          </table:table-cell>
          <table:table-cell table:formula="of:=[.AA5]+[.AA$400]/400" office:value-type="float" office:value="0">
            <text:p>0.000000</text:p>
          </table:table-cell>
          <table:table-cell table:formula="of:=[.AB5]+[.AB$400]/400" office:value-type="float" office:value="0">
            <text:p>0.000000</text:p>
          </table:table-cell>
          <table:table-cell table:formula="of:=[.AC5]+[.AC$400]/400" office:value-type="float" office:value="0">
            <text:p>0.000000</text:p>
          </table:table-cell>
          <table:table-cell table:formula="of:=[.AD5]+[.AD$400]/400" office:value-type="float" office:value="0">
            <text:p>0.000000</text:p>
          </table:table-cell>
        </table:table-row>
        <table:table-row table:style-name="ro1">
          <table:table-cell table:formula="of:=[.A6]+[.A$400]/400" office:value-type="float" office:value="0">
            <text:p>0.000000</text:p>
          </table:table-cell>
          <table:table-cell table:formula="of:=[.B6]+[.B$400]/400" office:value-type="float" office:value="0">
            <text:p>0.000000</text:p>
          </table:table-cell>
          <table:table-cell table:formula="of:=[.C6]+[.C$400]/400" office:value-type="float" office:value="-0.005703765">
            <text:p>-0.005704</text:p>
          </table:table-cell>
          <table:table-cell table:formula="of:=[.D6]+[.D$400]/400" office:value-type="float" office:value="0.01140753">
            <text:p>0.011408</text:p>
          </table:table-cell>
          <table:table-cell table:formula="of:=[.E6]+[.E$400]/400" office:value-type="float" office:value="-0.005703765">
            <text:p>-0.005704</text:p>
          </table:table-cell>
          <table:table-cell table:formula="of:=[.F6]+[.F$400]/400" office:value-type="float" office:value="0">
            <text:p>0.000000</text:p>
          </table:table-cell>
          <table:table-cell table:formula="of:=[.G6]+[.G$400]/400" office:value-type="float" office:value="0">
            <text:p>0.000000</text:p>
          </table:table-cell>
          <table:table-cell table:formula="of:=[.H6]+[.H$400]/400" office:value-type="float" office:value="0">
            <text:p>0.000000</text:p>
          </table:table-cell>
          <table:table-cell table:formula="of:=[.I6]+[.I$400]/400" office:value-type="float" office:value="-0.005703765">
            <text:p>-0.005704</text:p>
          </table:table-cell>
          <table:table-cell table:formula="of:=[.J6]+[.J$400]/400" office:value-type="float" office:value="0.01140753">
            <text:p>0.011408</text:p>
          </table:table-cell>
          <table:table-cell table:formula="of:=[.K6]+[.K$400]/400" office:value-type="float" office:value="-0.005703765">
            <text:p>-0.005704</text:p>
          </table:table-cell>
          <table:table-cell table:formula="of:=[.L6]+[.L$400]/400" office:value-type="float" office:value="0">
            <text:p>0.000000</text:p>
          </table:table-cell>
          <table:table-cell table:formula="of:=[.M6]+[.M$400]/400" office:value-type="float" office:value="0.002617995">
            <text:p>0.002618</text:p>
          </table:table-cell>
          <table:table-cell table:formula="of:=[.N6]+[.N$400]/400" office:value-type="float" office:value="-0.002617995">
            <text:p>-0.002618</text:p>
          </table:table-cell>
          <table:table-cell table:formula="of:=[.O6]+[.O$400]/400" office:value-type="float" office:value="0">
            <text:p>0.000000</text:p>
          </table:table-cell>
          <table:table-cell table:formula="of:=[.P6]+[.P$400]/400" office:value-type="float" office:value="-0.007853985">
            <text:p>-0.007854</text:p>
          </table:table-cell>
          <table:table-cell table:formula="of:=[.Q6]+[.Q$400]/400" office:value-type="float" office:value="0">
            <text:p>0.000000</text:p>
          </table:table-cell>
          <table:table-cell table:formula="of:=[.R6]+[.R$400]/400" office:value-type="float" office:value="0">
            <text:p>0.000000</text:p>
          </table:table-cell>
          <table:table-cell table:formula="of:=[.S6]+[.S$400]/400" office:value-type="float" office:value="0">
            <text:p>0.000000</text:p>
          </table:table-cell>
          <table:table-cell table:formula="of:=[.T6]+[.T$400]/400" office:value-type="float" office:value="0.002617995">
            <text:p>0.002618</text:p>
          </table:table-cell>
          <table:table-cell table:formula="of:=[.U6]+[.U$400]/400" office:value-type="float" office:value="0.002617995">
            <text:p>0.002618</text:p>
          </table:table-cell>
          <table:table-cell table:formula="of:=[.V6]+[.V$400]/400" office:value-type="float" office:value="0">
            <text:p>0.000000</text:p>
          </table:table-cell>
          <table:table-cell table:formula="of:=[.W6]+[.W$400]/400" office:value-type="float" office:value="-0.007853985">
            <text:p>-0.007854</text:p>
          </table:table-cell>
          <table:table-cell table:formula="of:=[.X6]+[.X$400]/400" office:value-type="float" office:value="0">
            <text:p>0.000000</text:p>
          </table:table-cell>
          <table:table-cell table:formula="of:=[.Y6]+[.Y$400]/400" office:value-type="float" office:value="0">
            <text:p>0.000000</text:p>
          </table:table-cell>
          <table:table-cell table:formula="of:=[.Z6]+[.Z$400]/400" office:value-type="float" office:value="0">
            <text:p>0.000000</text:p>
          </table:table-cell>
          <table:table-cell table:formula="of:=[.AA6]+[.AA$400]/400" office:value-type="float" office:value="0">
            <text:p>0.000000</text:p>
          </table:table-cell>
          <table:table-cell table:formula="of:=[.AB6]+[.AB$400]/400" office:value-type="float" office:value="0">
            <text:p>0.000000</text:p>
          </table:table-cell>
          <table:table-cell table:formula="of:=[.AC6]+[.AC$400]/400" office:value-type="float" office:value="0">
            <text:p>0.000000</text:p>
          </table:table-cell>
          <table:table-cell table:formula="of:=[.AD6]+[.AD$400]/400" office:value-type="float" office:value="0">
            <text:p>0.000000</text:p>
          </table:table-cell>
        </table:table-row>
        <table:table-row table:style-name="ro1">
          <table:table-cell table:formula="of:=[.A7]+[.A$400]/400" office:value-type="float" office:value="0">
            <text:p>0.000000</text:p>
          </table:table-cell>
          <table:table-cell table:formula="of:=[.B7]+[.B$400]/400" office:value-type="float" office:value="0">
            <text:p>0.000000</text:p>
          </table:table-cell>
          <table:table-cell table:formula="of:=[.C7]+[.C$400]/400" office:value-type="float" office:value="-0.0066543925">
            <text:p>-0.006654</text:p>
          </table:table-cell>
          <table:table-cell table:formula="of:=[.D7]+[.D$400]/400" office:value-type="float" office:value="0.013308785">
            <text:p>0.013309</text:p>
          </table:table-cell>
          <table:table-cell table:formula="of:=[.E7]+[.E$400]/400" office:value-type="float" office:value="-0.0066543925">
            <text:p>-0.006654</text:p>
          </table:table-cell>
          <table:table-cell table:formula="of:=[.F7]+[.F$400]/400" office:value-type="float" office:value="0">
            <text:p>0.000000</text:p>
          </table:table-cell>
          <table:table-cell table:formula="of:=[.G7]+[.G$400]/400" office:value-type="float" office:value="0">
            <text:p>0.000000</text:p>
          </table:table-cell>
          <table:table-cell table:formula="of:=[.H7]+[.H$400]/400" office:value-type="float" office:value="0">
            <text:p>0.000000</text:p>
          </table:table-cell>
          <table:table-cell table:formula="of:=[.I7]+[.I$400]/400" office:value-type="float" office:value="-0.0066543925">
            <text:p>-0.006654</text:p>
          </table:table-cell>
          <table:table-cell table:formula="of:=[.J7]+[.J$400]/400" office:value-type="float" office:value="0.013308785">
            <text:p>0.013309</text:p>
          </table:table-cell>
          <table:table-cell table:formula="of:=[.K7]+[.K$400]/400" office:value-type="float" office:value="-0.0066543925">
            <text:p>-0.006654</text:p>
          </table:table-cell>
          <table:table-cell table:formula="of:=[.L7]+[.L$400]/400" office:value-type="float" office:value="0">
            <text:p>0.000000</text:p>
          </table:table-cell>
          <table:table-cell table:formula="of:=[.M7]+[.M$400]/400" office:value-type="float" office:value="0.0030543275">
            <text:p>0.003054</text:p>
          </table:table-cell>
          <table:table-cell table:formula="of:=[.N7]+[.N$400]/400" office:value-type="float" office:value="-0.0030543275">
            <text:p>-0.003054</text:p>
          </table:table-cell>
          <table:table-cell table:formula="of:=[.O7]+[.O$400]/400" office:value-type="float" office:value="0">
            <text:p>0.000000</text:p>
          </table:table-cell>
          <table:table-cell table:formula="of:=[.P7]+[.P$400]/400" office:value-type="float" office:value="-0.0091629825">
            <text:p>-0.009163</text:p>
          </table:table-cell>
          <table:table-cell table:formula="of:=[.Q7]+[.Q$400]/400" office:value-type="float" office:value="0">
            <text:p>0.000000</text:p>
          </table:table-cell>
          <table:table-cell table:formula="of:=[.R7]+[.R$400]/400" office:value-type="float" office:value="0">
            <text:p>0.000000</text:p>
          </table:table-cell>
          <table:table-cell table:formula="of:=[.S7]+[.S$400]/400" office:value-type="float" office:value="0">
            <text:p>0.000000</text:p>
          </table:table-cell>
          <table:table-cell table:formula="of:=[.T7]+[.T$400]/400" office:value-type="float" office:value="0.0030543275">
            <text:p>0.003054</text:p>
          </table:table-cell>
          <table:table-cell table:formula="of:=[.U7]+[.U$400]/400" office:value-type="float" office:value="0.0030543275">
            <text:p>0.003054</text:p>
          </table:table-cell>
          <table:table-cell table:formula="of:=[.V7]+[.V$400]/400" office:value-type="float" office:value="0">
            <text:p>0.000000</text:p>
          </table:table-cell>
          <table:table-cell table:formula="of:=[.W7]+[.W$400]/400" office:value-type="float" office:value="-0.0091629825">
            <text:p>-0.009163</text:p>
          </table:table-cell>
          <table:table-cell table:formula="of:=[.X7]+[.X$400]/400" office:value-type="float" office:value="0">
            <text:p>0.000000</text:p>
          </table:table-cell>
          <table:table-cell table:formula="of:=[.Y7]+[.Y$400]/400" office:value-type="float" office:value="0">
            <text:p>0.000000</text:p>
          </table:table-cell>
          <table:table-cell table:formula="of:=[.Z7]+[.Z$400]/400" office:value-type="float" office:value="0">
            <text:p>0.000000</text:p>
          </table:table-cell>
          <table:table-cell table:formula="of:=[.AA7]+[.AA$400]/400" office:value-type="float" office:value="0">
            <text:p>0.000000</text:p>
          </table:table-cell>
          <table:table-cell table:formula="of:=[.AB7]+[.AB$400]/400" office:value-type="float" office:value="0">
            <text:p>0.000000</text:p>
          </table:table-cell>
          <table:table-cell table:formula="of:=[.AC7]+[.AC$400]/400" office:value-type="float" office:value="0">
            <text:p>0.000000</text:p>
          </table:table-cell>
          <table:table-cell table:formula="of:=[.AD7]+[.AD$400]/400" office:value-type="float" office:value="0">
            <text:p>0.000000</text:p>
          </table:table-cell>
        </table:table-row>
        <table:table-row table:style-name="ro1">
          <table:table-cell table:formula="of:=[.A8]+[.A$400]/400" office:value-type="float" office:value="0">
            <text:p>0.000000</text:p>
          </table:table-cell>
          <table:table-cell table:formula="of:=[.B8]+[.B$400]/400" office:value-type="float" office:value="0">
            <text:p>0.000000</text:p>
          </table:table-cell>
          <table:table-cell table:formula="of:=[.C8]+[.C$400]/400" office:value-type="float" office:value="-0.00760502">
            <text:p>-0.007605</text:p>
          </table:table-cell>
          <table:table-cell table:formula="of:=[.D8]+[.D$400]/400" office:value-type="float" office:value="0.01521004">
            <text:p>0.015210</text:p>
          </table:table-cell>
          <table:table-cell table:formula="of:=[.E8]+[.E$400]/400" office:value-type="float" office:value="-0.00760502">
            <text:p>-0.007605</text:p>
          </table:table-cell>
          <table:table-cell table:formula="of:=[.F8]+[.F$400]/400" office:value-type="float" office:value="0">
            <text:p>0.000000</text:p>
          </table:table-cell>
          <table:table-cell table:formula="of:=[.G8]+[.G$400]/400" office:value-type="float" office:value="0">
            <text:p>0.000000</text:p>
          </table:table-cell>
          <table:table-cell table:formula="of:=[.H8]+[.H$400]/400" office:value-type="float" office:value="0">
            <text:p>0.000000</text:p>
          </table:table-cell>
          <table:table-cell table:formula="of:=[.I8]+[.I$400]/400" office:value-type="float" office:value="-0.00760502">
            <text:p>-0.007605</text:p>
          </table:table-cell>
          <table:table-cell table:formula="of:=[.J8]+[.J$400]/400" office:value-type="float" office:value="0.01521004">
            <text:p>0.015210</text:p>
          </table:table-cell>
          <table:table-cell table:formula="of:=[.K8]+[.K$400]/400" office:value-type="float" office:value="-0.00760502">
            <text:p>-0.007605</text:p>
          </table:table-cell>
          <table:table-cell table:formula="of:=[.L8]+[.L$400]/400" office:value-type="float" office:value="0">
            <text:p>0.000000</text:p>
          </table:table-cell>
          <table:table-cell table:formula="of:=[.M8]+[.M$400]/400" office:value-type="float" office:value="0.00349066">
            <text:p>0.003491</text:p>
          </table:table-cell>
          <table:table-cell table:formula="of:=[.N8]+[.N$400]/400" office:value-type="float" office:value="-0.00349066">
            <text:p>-0.003491</text:p>
          </table:table-cell>
          <table:table-cell table:formula="of:=[.O8]+[.O$400]/400" office:value-type="float" office:value="0">
            <text:p>0.000000</text:p>
          </table:table-cell>
          <table:table-cell table:formula="of:=[.P8]+[.P$400]/400" office:value-type="float" office:value="-0.01047198">
            <text:p>-0.010472</text:p>
          </table:table-cell>
          <table:table-cell table:formula="of:=[.Q8]+[.Q$400]/400" office:value-type="float" office:value="0">
            <text:p>0.000000</text:p>
          </table:table-cell>
          <table:table-cell table:formula="of:=[.R8]+[.R$400]/400" office:value-type="float" office:value="0">
            <text:p>0.000000</text:p>
          </table:table-cell>
          <table:table-cell table:formula="of:=[.S8]+[.S$400]/400" office:value-type="float" office:value="0">
            <text:p>0.000000</text:p>
          </table:table-cell>
          <table:table-cell table:formula="of:=[.T8]+[.T$400]/400" office:value-type="float" office:value="0.00349066">
            <text:p>0.003491</text:p>
          </table:table-cell>
          <table:table-cell table:formula="of:=[.U8]+[.U$400]/400" office:value-type="float" office:value="0.00349066">
            <text:p>0.003491</text:p>
          </table:table-cell>
          <table:table-cell table:formula="of:=[.V8]+[.V$400]/400" office:value-type="float" office:value="0">
            <text:p>0.000000</text:p>
          </table:table-cell>
          <table:table-cell table:formula="of:=[.W8]+[.W$400]/400" office:value-type="float" office:value="-0.01047198">
            <text:p>-0.010472</text:p>
          </table:table-cell>
          <table:table-cell table:formula="of:=[.X8]+[.X$400]/400" office:value-type="float" office:value="0">
            <text:p>0.000000</text:p>
          </table:table-cell>
          <table:table-cell table:formula="of:=[.Y8]+[.Y$400]/400" office:value-type="float" office:value="0">
            <text:p>0.000000</text:p>
          </table:table-cell>
          <table:table-cell table:formula="of:=[.Z8]+[.Z$400]/400" office:value-type="float" office:value="0">
            <text:p>0.000000</text:p>
          </table:table-cell>
          <table:table-cell table:formula="of:=[.AA8]+[.AA$400]/400" office:value-type="float" office:value="0">
            <text:p>0.000000</text:p>
          </table:table-cell>
          <table:table-cell table:formula="of:=[.AB8]+[.AB$400]/400" office:value-type="float" office:value="0">
            <text:p>0.000000</text:p>
          </table:table-cell>
          <table:table-cell table:formula="of:=[.AC8]+[.AC$400]/400" office:value-type="float" office:value="0">
            <text:p>0.000000</text:p>
          </table:table-cell>
          <table:table-cell table:formula="of:=[.AD8]+[.AD$400]/400" office:value-type="float" office:value="0">
            <text:p>0.000000</text:p>
          </table:table-cell>
        </table:table-row>
        <table:table-row table:style-name="ro1">
          <table:table-cell table:formula="of:=[.A9]+[.A$400]/400" office:value-type="float" office:value="0">
            <text:p>0.000000</text:p>
          </table:table-cell>
          <table:table-cell table:formula="of:=[.B9]+[.B$400]/400" office:value-type="float" office:value="0">
            <text:p>0.000000</text:p>
          </table:table-cell>
          <table:table-cell table:formula="of:=[.C9]+[.C$400]/400" office:value-type="float" office:value="-0.0085556475">
            <text:p>-0.008556</text:p>
          </table:table-cell>
          <table:table-cell table:formula="of:=[.D9]+[.D$400]/400" office:value-type="float" office:value="0.017111295">
            <text:p>0.017111</text:p>
          </table:table-cell>
          <table:table-cell table:formula="of:=[.E9]+[.E$400]/400" office:value-type="float" office:value="-0.0085556475">
            <text:p>-0.008556</text:p>
          </table:table-cell>
          <table:table-cell table:formula="of:=[.F9]+[.F$400]/400" office:value-type="float" office:value="0">
            <text:p>0.000000</text:p>
          </table:table-cell>
          <table:table-cell table:formula="of:=[.G9]+[.G$400]/400" office:value-type="float" office:value="0">
            <text:p>0.000000</text:p>
          </table:table-cell>
          <table:table-cell table:formula="of:=[.H9]+[.H$400]/400" office:value-type="float" office:value="0">
            <text:p>0.000000</text:p>
          </table:table-cell>
          <table:table-cell table:formula="of:=[.I9]+[.I$400]/400" office:value-type="float" office:value="-0.0085556475">
            <text:p>-0.008556</text:p>
          </table:table-cell>
          <table:table-cell table:formula="of:=[.J9]+[.J$400]/400" office:value-type="float" office:value="0.017111295">
            <text:p>0.017111</text:p>
          </table:table-cell>
          <table:table-cell table:formula="of:=[.K9]+[.K$400]/400" office:value-type="float" office:value="-0.0085556475">
            <text:p>-0.008556</text:p>
          </table:table-cell>
          <table:table-cell table:formula="of:=[.L9]+[.L$400]/400" office:value-type="float" office:value="0">
            <text:p>0.000000</text:p>
          </table:table-cell>
          <table:table-cell table:formula="of:=[.M9]+[.M$400]/400" office:value-type="float" office:value="0.0039269925">
            <text:p>0.003927</text:p>
          </table:table-cell>
          <table:table-cell table:formula="of:=[.N9]+[.N$400]/400" office:value-type="float" office:value="-0.0039269925">
            <text:p>-0.003927</text:p>
          </table:table-cell>
          <table:table-cell table:formula="of:=[.O9]+[.O$400]/400" office:value-type="float" office:value="0">
            <text:p>0.000000</text:p>
          </table:table-cell>
          <table:table-cell table:formula="of:=[.P9]+[.P$400]/400" office:value-type="float" office:value="-0.0117809775">
            <text:p>-0.011781</text:p>
          </table:table-cell>
          <table:table-cell table:formula="of:=[.Q9]+[.Q$400]/400" office:value-type="float" office:value="0">
            <text:p>0.000000</text:p>
          </table:table-cell>
          <table:table-cell table:formula="of:=[.R9]+[.R$400]/400" office:value-type="float" office:value="0">
            <text:p>0.000000</text:p>
          </table:table-cell>
          <table:table-cell table:formula="of:=[.S9]+[.S$400]/400" office:value-type="float" office:value="0">
            <text:p>0.000000</text:p>
          </table:table-cell>
          <table:table-cell table:formula="of:=[.T9]+[.T$400]/400" office:value-type="float" office:value="0.0039269925">
            <text:p>0.003927</text:p>
          </table:table-cell>
          <table:table-cell table:formula="of:=[.U9]+[.U$400]/400" office:value-type="float" office:value="0.0039269925">
            <text:p>0.003927</text:p>
          </table:table-cell>
          <table:table-cell table:formula="of:=[.V9]+[.V$400]/400" office:value-type="float" office:value="0">
            <text:p>0.000000</text:p>
          </table:table-cell>
          <table:table-cell table:formula="of:=[.W9]+[.W$400]/400" office:value-type="float" office:value="-0.0117809775">
            <text:p>-0.011781</text:p>
          </table:table-cell>
          <table:table-cell table:formula="of:=[.X9]+[.X$400]/400" office:value-type="float" office:value="0">
            <text:p>0.000000</text:p>
          </table:table-cell>
          <table:table-cell table:formula="of:=[.Y9]+[.Y$400]/400" office:value-type="float" office:value="0">
            <text:p>0.000000</text:p>
          </table:table-cell>
          <table:table-cell table:formula="of:=[.Z9]+[.Z$400]/400" office:value-type="float" office:value="0">
            <text:p>0.000000</text:p>
          </table:table-cell>
          <table:table-cell table:formula="of:=[.AA9]+[.AA$400]/400" office:value-type="float" office:value="0">
            <text:p>0.000000</text:p>
          </table:table-cell>
          <table:table-cell table:formula="of:=[.AB9]+[.AB$400]/400" office:value-type="float" office:value="0">
            <text:p>0.000000</text:p>
          </table:table-cell>
          <table:table-cell table:formula="of:=[.AC9]+[.AC$400]/400" office:value-type="float" office:value="0">
            <text:p>0.000000</text:p>
          </table:table-cell>
          <table:table-cell table:formula="of:=[.AD9]+[.AD$400]/400" office:value-type="float" office:value="0">
            <text:p>0.000000</text:p>
          </table:table-cell>
        </table:table-row>
        <table:table-row table:style-name="ro1">
          <table:table-cell table:formula="of:=[.A10]+[.A$400]/400" office:value-type="float" office:value="0">
            <text:p>0.000000</text:p>
          </table:table-cell>
          <table:table-cell table:formula="of:=[.B10]+[.B$400]/400" office:value-type="float" office:value="0">
            <text:p>0.000000</text:p>
          </table:table-cell>
          <table:table-cell table:formula="of:=[.C10]+[.C$400]/400" office:value-type="float" office:value="-0.009506275">
            <text:p>-0.009506</text:p>
          </table:table-cell>
          <table:table-cell table:formula="of:=[.D10]+[.D$400]/400" office:value-type="float" office:value="0.01901255">
            <text:p>0.019013</text:p>
          </table:table-cell>
          <table:table-cell table:formula="of:=[.E10]+[.E$400]/400" office:value-type="float" office:value="-0.009506275">
            <text:p>-0.009506</text:p>
          </table:table-cell>
          <table:table-cell table:formula="of:=[.F10]+[.F$400]/400" office:value-type="float" office:value="0">
            <text:p>0.000000</text:p>
          </table:table-cell>
          <table:table-cell table:formula="of:=[.G10]+[.G$400]/400" office:value-type="float" office:value="0">
            <text:p>0.000000</text:p>
          </table:table-cell>
          <table:table-cell table:formula="of:=[.H10]+[.H$400]/400" office:value-type="float" office:value="0">
            <text:p>0.000000</text:p>
          </table:table-cell>
          <table:table-cell table:formula="of:=[.I10]+[.I$400]/400" office:value-type="float" office:value="-0.009506275">
            <text:p>-0.009506</text:p>
          </table:table-cell>
          <table:table-cell table:formula="of:=[.J10]+[.J$400]/400" office:value-type="float" office:value="0.01901255">
            <text:p>0.019013</text:p>
          </table:table-cell>
          <table:table-cell table:formula="of:=[.K10]+[.K$400]/400" office:value-type="float" office:value="-0.009506275">
            <text:p>-0.009506</text:p>
          </table:table-cell>
          <table:table-cell table:formula="of:=[.L10]+[.L$400]/400" office:value-type="float" office:value="0">
            <text:p>0.000000</text:p>
          </table:table-cell>
          <table:table-cell table:formula="of:=[.M10]+[.M$400]/400" office:value-type="float" office:value="0.004363325">
            <text:p>0.004363</text:p>
          </table:table-cell>
          <table:table-cell table:formula="of:=[.N10]+[.N$400]/400" office:value-type="float" office:value="-0.004363325">
            <text:p>-0.004363</text:p>
          </table:table-cell>
          <table:table-cell table:formula="of:=[.O10]+[.O$400]/400" office:value-type="float" office:value="0">
            <text:p>0.000000</text:p>
          </table:table-cell>
          <table:table-cell table:formula="of:=[.P10]+[.P$400]/400" office:value-type="float" office:value="-0.013089975">
            <text:p>-0.013090</text:p>
          </table:table-cell>
          <table:table-cell table:formula="of:=[.Q10]+[.Q$400]/400" office:value-type="float" office:value="0">
            <text:p>0.000000</text:p>
          </table:table-cell>
          <table:table-cell table:formula="of:=[.R10]+[.R$400]/400" office:value-type="float" office:value="0">
            <text:p>0.000000</text:p>
          </table:table-cell>
          <table:table-cell table:formula="of:=[.S10]+[.S$400]/400" office:value-type="float" office:value="0">
            <text:p>0.000000</text:p>
          </table:table-cell>
          <table:table-cell table:formula="of:=[.T10]+[.T$400]/400" office:value-type="float" office:value="0.004363325">
            <text:p>0.004363</text:p>
          </table:table-cell>
          <table:table-cell table:formula="of:=[.U10]+[.U$400]/400" office:value-type="float" office:value="0.004363325">
            <text:p>0.004363</text:p>
          </table:table-cell>
          <table:table-cell table:formula="of:=[.V10]+[.V$400]/400" office:value-type="float" office:value="0">
            <text:p>0.000000</text:p>
          </table:table-cell>
          <table:table-cell table:formula="of:=[.W10]+[.W$400]/400" office:value-type="float" office:value="-0.013089975">
            <text:p>-0.013090</text:p>
          </table:table-cell>
          <table:table-cell table:formula="of:=[.X10]+[.X$400]/400" office:value-type="float" office:value="0">
            <text:p>0.000000</text:p>
          </table:table-cell>
          <table:table-cell table:formula="of:=[.Y10]+[.Y$400]/400" office:value-type="float" office:value="0">
            <text:p>0.000000</text:p>
          </table:table-cell>
          <table:table-cell table:formula="of:=[.Z10]+[.Z$400]/400" office:value-type="float" office:value="0">
            <text:p>0.000000</text:p>
          </table:table-cell>
          <table:table-cell table:formula="of:=[.AA10]+[.AA$400]/400" office:value-type="float" office:value="0">
            <text:p>0.000000</text:p>
          </table:table-cell>
          <table:table-cell table:formula="of:=[.AB10]+[.AB$400]/400" office:value-type="float" office:value="0">
            <text:p>0.000000</text:p>
          </table:table-cell>
          <table:table-cell table:formula="of:=[.AC10]+[.AC$400]/400" office:value-type="float" office:value="0">
            <text:p>0.000000</text:p>
          </table:table-cell>
          <table:table-cell table:formula="of:=[.AD10]+[.AD$400]/400" office:value-type="float" office:value="0">
            <text:p>0.000000</text:p>
          </table:table-cell>
        </table:table-row>
        <table:table-row table:style-name="ro1">
          <table:table-cell table:formula="of:=[.A11]+[.A$400]/400" office:value-type="float" office:value="0">
            <text:p>0.000000</text:p>
          </table:table-cell>
          <table:table-cell table:formula="of:=[.B11]+[.B$400]/400" office:value-type="float" office:value="0">
            <text:p>0.000000</text:p>
          </table:table-cell>
          <table:table-cell table:formula="of:=[.C11]+[.C$400]/400" office:value-type="float" office:value="-0.0104569025">
            <text:p>-0.010457</text:p>
          </table:table-cell>
          <table:table-cell table:formula="of:=[.D11]+[.D$400]/400" office:value-type="float" office:value="0.020913805">
            <text:p>0.020914</text:p>
          </table:table-cell>
          <table:table-cell table:formula="of:=[.E11]+[.E$400]/400" office:value-type="float" office:value="-0.0104569025">
            <text:p>-0.010457</text:p>
          </table:table-cell>
          <table:table-cell table:formula="of:=[.F11]+[.F$400]/400" office:value-type="float" office:value="0">
            <text:p>0.000000</text:p>
          </table:table-cell>
          <table:table-cell table:formula="of:=[.G11]+[.G$400]/400" office:value-type="float" office:value="0">
            <text:p>0.000000</text:p>
          </table:table-cell>
          <table:table-cell table:formula="of:=[.H11]+[.H$400]/400" office:value-type="float" office:value="0">
            <text:p>0.000000</text:p>
          </table:table-cell>
          <table:table-cell table:formula="of:=[.I11]+[.I$400]/400" office:value-type="float" office:value="-0.0104569025">
            <text:p>-0.010457</text:p>
          </table:table-cell>
          <table:table-cell table:formula="of:=[.J11]+[.J$400]/400" office:value-type="float" office:value="0.020913805">
            <text:p>0.020914</text:p>
          </table:table-cell>
          <table:table-cell table:formula="of:=[.K11]+[.K$400]/400" office:value-type="float" office:value="-0.0104569025">
            <text:p>-0.010457</text:p>
          </table:table-cell>
          <table:table-cell table:formula="of:=[.L11]+[.L$400]/400" office:value-type="float" office:value="0">
            <text:p>0.000000</text:p>
          </table:table-cell>
          <table:table-cell table:formula="of:=[.M11]+[.M$400]/400" office:value-type="float" office:value="0.0047996575">
            <text:p>0.004800</text:p>
          </table:table-cell>
          <table:table-cell table:formula="of:=[.N11]+[.N$400]/400" office:value-type="float" office:value="-0.0047996575">
            <text:p>-0.004800</text:p>
          </table:table-cell>
          <table:table-cell table:formula="of:=[.O11]+[.O$400]/400" office:value-type="float" office:value="0">
            <text:p>0.000000</text:p>
          </table:table-cell>
          <table:table-cell table:formula="of:=[.P11]+[.P$400]/400" office:value-type="float" office:value="-0.0143989725">
            <text:p>-0.014399</text:p>
          </table:table-cell>
          <table:table-cell table:formula="of:=[.Q11]+[.Q$400]/400" office:value-type="float" office:value="0">
            <text:p>0.000000</text:p>
          </table:table-cell>
          <table:table-cell table:formula="of:=[.R11]+[.R$400]/400" office:value-type="float" office:value="0">
            <text:p>0.000000</text:p>
          </table:table-cell>
          <table:table-cell table:formula="of:=[.S11]+[.S$400]/400" office:value-type="float" office:value="0">
            <text:p>0.000000</text:p>
          </table:table-cell>
          <table:table-cell table:formula="of:=[.T11]+[.T$400]/400" office:value-type="float" office:value="0.0047996575">
            <text:p>0.004800</text:p>
          </table:table-cell>
          <table:table-cell table:formula="of:=[.U11]+[.U$400]/400" office:value-type="float" office:value="0.0047996575">
            <text:p>0.004800</text:p>
          </table:table-cell>
          <table:table-cell table:formula="of:=[.V11]+[.V$400]/400" office:value-type="float" office:value="0">
            <text:p>0.000000</text:p>
          </table:table-cell>
          <table:table-cell table:formula="of:=[.W11]+[.W$400]/400" office:value-type="float" office:value="-0.0143989725">
            <text:p>-0.014399</text:p>
          </table:table-cell>
          <table:table-cell table:formula="of:=[.X11]+[.X$400]/400" office:value-type="float" office:value="0">
            <text:p>0.000000</text:p>
          </table:table-cell>
          <table:table-cell table:formula="of:=[.Y11]+[.Y$400]/400" office:value-type="float" office:value="0">
            <text:p>0.000000</text:p>
          </table:table-cell>
          <table:table-cell table:formula="of:=[.Z11]+[.Z$400]/400" office:value-type="float" office:value="0">
            <text:p>0.000000</text:p>
          </table:table-cell>
          <table:table-cell table:formula="of:=[.AA11]+[.AA$400]/400" office:value-type="float" office:value="0">
            <text:p>0.000000</text:p>
          </table:table-cell>
          <table:table-cell table:formula="of:=[.AB11]+[.AB$400]/400" office:value-type="float" office:value="0">
            <text:p>0.000000</text:p>
          </table:table-cell>
          <table:table-cell table:formula="of:=[.AC11]+[.AC$400]/400" office:value-type="float" office:value="0">
            <text:p>0.000000</text:p>
          </table:table-cell>
          <table:table-cell table:formula="of:=[.AD11]+[.AD$400]/400" office:value-type="float" office:value="0">
            <text:p>0.000000</text:p>
          </table:table-cell>
        </table:table-row>
        <table:table-row table:style-name="ro1">
          <table:table-cell table:formula="of:=[.A12]+[.A$400]/400" office:value-type="float" office:value="0">
            <text:p>0.000000</text:p>
          </table:table-cell>
          <table:table-cell table:formula="of:=[.B12]+[.B$400]/400" office:value-type="float" office:value="0">
            <text:p>0.000000</text:p>
          </table:table-cell>
          <table:table-cell table:formula="of:=[.C12]+[.C$400]/400" office:value-type="float" office:value="-0.01140753">
            <text:p>-0.011408</text:p>
          </table:table-cell>
          <table:table-cell table:formula="of:=[.D12]+[.D$400]/400" office:value-type="float" office:value="0.02281506">
            <text:p>0.022815</text:p>
          </table:table-cell>
          <table:table-cell table:formula="of:=[.E12]+[.E$400]/400" office:value-type="float" office:value="-0.01140753">
            <text:p>-0.011408</text:p>
          </table:table-cell>
          <table:table-cell table:formula="of:=[.F12]+[.F$400]/400" office:value-type="float" office:value="0">
            <text:p>0.000000</text:p>
          </table:table-cell>
          <table:table-cell table:formula="of:=[.G12]+[.G$400]/400" office:value-type="float" office:value="0">
            <text:p>0.000000</text:p>
          </table:table-cell>
          <table:table-cell table:formula="of:=[.H12]+[.H$400]/400" office:value-type="float" office:value="0">
            <text:p>0.000000</text:p>
          </table:table-cell>
          <table:table-cell table:formula="of:=[.I12]+[.I$400]/400" office:value-type="float" office:value="-0.01140753">
            <text:p>-0.011408</text:p>
          </table:table-cell>
          <table:table-cell table:formula="of:=[.J12]+[.J$400]/400" office:value-type="float" office:value="0.02281506">
            <text:p>0.022815</text:p>
          </table:table-cell>
          <table:table-cell table:formula="of:=[.K12]+[.K$400]/400" office:value-type="float" office:value="-0.01140753">
            <text:p>-0.011408</text:p>
          </table:table-cell>
          <table:table-cell table:formula="of:=[.L12]+[.L$400]/400" office:value-type="float" office:value="0">
            <text:p>0.000000</text:p>
          </table:table-cell>
          <table:table-cell table:formula="of:=[.M12]+[.M$400]/400" office:value-type="float" office:value="0.00523599">
            <text:p>0.005236</text:p>
          </table:table-cell>
          <table:table-cell table:formula="of:=[.N12]+[.N$400]/400" office:value-type="float" office:value="-0.00523599">
            <text:p>-0.005236</text:p>
          </table:table-cell>
          <table:table-cell table:formula="of:=[.O12]+[.O$400]/400" office:value-type="float" office:value="0">
            <text:p>0.000000</text:p>
          </table:table-cell>
          <table:table-cell table:formula="of:=[.P12]+[.P$400]/400" office:value-type="float" office:value="-0.01570797">
            <text:p>-0.015708</text:p>
          </table:table-cell>
          <table:table-cell table:formula="of:=[.Q12]+[.Q$400]/400" office:value-type="float" office:value="0">
            <text:p>0.000000</text:p>
          </table:table-cell>
          <table:table-cell table:formula="of:=[.R12]+[.R$400]/400" office:value-type="float" office:value="0">
            <text:p>0.000000</text:p>
          </table:table-cell>
          <table:table-cell table:formula="of:=[.S12]+[.S$400]/400" office:value-type="float" office:value="0">
            <text:p>0.000000</text:p>
          </table:table-cell>
          <table:table-cell table:formula="of:=[.T12]+[.T$400]/400" office:value-type="float" office:value="0.00523599">
            <text:p>0.005236</text:p>
          </table:table-cell>
          <table:table-cell table:formula="of:=[.U12]+[.U$400]/400" office:value-type="float" office:value="0.00523599">
            <text:p>0.005236</text:p>
          </table:table-cell>
          <table:table-cell table:formula="of:=[.V12]+[.V$400]/400" office:value-type="float" office:value="0">
            <text:p>0.000000</text:p>
          </table:table-cell>
          <table:table-cell table:formula="of:=[.W12]+[.W$400]/400" office:value-type="float" office:value="-0.01570797">
            <text:p>-0.015708</text:p>
          </table:table-cell>
          <table:table-cell table:formula="of:=[.X12]+[.X$400]/400" office:value-type="float" office:value="0">
            <text:p>0.000000</text:p>
          </table:table-cell>
          <table:table-cell table:formula="of:=[.Y12]+[.Y$400]/400" office:value-type="float" office:value="0">
            <text:p>0.000000</text:p>
          </table:table-cell>
          <table:table-cell table:formula="of:=[.Z12]+[.Z$400]/400" office:value-type="float" office:value="0">
            <text:p>0.000000</text:p>
          </table:table-cell>
          <table:table-cell table:formula="of:=[.AA12]+[.AA$400]/400" office:value-type="float" office:value="0">
            <text:p>0.000000</text:p>
          </table:table-cell>
          <table:table-cell table:formula="of:=[.AB12]+[.AB$400]/400" office:value-type="float" office:value="0">
            <text:p>0.000000</text:p>
          </table:table-cell>
          <table:table-cell table:formula="of:=[.AC12]+[.AC$400]/400" office:value-type="float" office:value="0">
            <text:p>0.000000</text:p>
          </table:table-cell>
          <table:table-cell table:formula="of:=[.AD12]+[.AD$400]/400" office:value-type="float" office:value="0">
            <text:p>0.000000</text:p>
          </table:table-cell>
        </table:table-row>
        <table:table-row table:style-name="ro1">
          <table:table-cell table:formula="of:=[.A13]+[.A$400]/400" office:value-type="float" office:value="0">
            <text:p>0.000000</text:p>
          </table:table-cell>
          <table:table-cell table:formula="of:=[.B13]+[.B$400]/400" office:value-type="float" office:value="0">
            <text:p>0.000000</text:p>
          </table:table-cell>
          <table:table-cell table:formula="of:=[.C13]+[.C$400]/400" office:value-type="float" office:value="-0.0123581575">
            <text:p>-0.012358</text:p>
          </table:table-cell>
          <table:table-cell table:formula="of:=[.D13]+[.D$400]/400" office:value-type="float" office:value="0.024716315">
            <text:p>0.024716</text:p>
          </table:table-cell>
          <table:table-cell table:formula="of:=[.E13]+[.E$400]/400" office:value-type="float" office:value="-0.0123581575">
            <text:p>-0.012358</text:p>
          </table:table-cell>
          <table:table-cell table:formula="of:=[.F13]+[.F$400]/400" office:value-type="float" office:value="0">
            <text:p>0.000000</text:p>
          </table:table-cell>
          <table:table-cell table:formula="of:=[.G13]+[.G$400]/400" office:value-type="float" office:value="0">
            <text:p>0.000000</text:p>
          </table:table-cell>
          <table:table-cell table:formula="of:=[.H13]+[.H$400]/400" office:value-type="float" office:value="0">
            <text:p>0.000000</text:p>
          </table:table-cell>
          <table:table-cell table:formula="of:=[.I13]+[.I$400]/400" office:value-type="float" office:value="-0.0123581575">
            <text:p>-0.012358</text:p>
          </table:table-cell>
          <table:table-cell table:formula="of:=[.J13]+[.J$400]/400" office:value-type="float" office:value="0.024716315">
            <text:p>0.024716</text:p>
          </table:table-cell>
          <table:table-cell table:formula="of:=[.K13]+[.K$400]/400" office:value-type="float" office:value="-0.0123581575">
            <text:p>-0.012358</text:p>
          </table:table-cell>
          <table:table-cell table:formula="of:=[.L13]+[.L$400]/400" office:value-type="float" office:value="0">
            <text:p>0.000000</text:p>
          </table:table-cell>
          <table:table-cell table:formula="of:=[.M13]+[.M$400]/400" office:value-type="float" office:value="0.0056723225">
            <text:p>0.005672</text:p>
          </table:table-cell>
          <table:table-cell table:formula="of:=[.N13]+[.N$400]/400" office:value-type="float" office:value="-0.0056723225">
            <text:p>-0.005672</text:p>
          </table:table-cell>
          <table:table-cell table:formula="of:=[.O13]+[.O$400]/400" office:value-type="float" office:value="0">
            <text:p>0.000000</text:p>
          </table:table-cell>
          <table:table-cell table:formula="of:=[.P13]+[.P$400]/400" office:value-type="float" office:value="-0.0170169675">
            <text:p>-0.017017</text:p>
          </table:table-cell>
          <table:table-cell table:formula="of:=[.Q13]+[.Q$400]/400" office:value-type="float" office:value="0">
            <text:p>0.000000</text:p>
          </table:table-cell>
          <table:table-cell table:formula="of:=[.R13]+[.R$400]/400" office:value-type="float" office:value="0">
            <text:p>0.000000</text:p>
          </table:table-cell>
          <table:table-cell table:formula="of:=[.S13]+[.S$400]/400" office:value-type="float" office:value="0">
            <text:p>0.000000</text:p>
          </table:table-cell>
          <table:table-cell table:formula="of:=[.T13]+[.T$400]/400" office:value-type="float" office:value="0.0056723225">
            <text:p>0.005672</text:p>
          </table:table-cell>
          <table:table-cell table:formula="of:=[.U13]+[.U$400]/400" office:value-type="float" office:value="0.0056723225">
            <text:p>0.005672</text:p>
          </table:table-cell>
          <table:table-cell table:formula="of:=[.V13]+[.V$400]/400" office:value-type="float" office:value="0">
            <text:p>0.000000</text:p>
          </table:table-cell>
          <table:table-cell table:formula="of:=[.W13]+[.W$400]/400" office:value-type="float" office:value="-0.0170169675">
            <text:p>-0.017017</text:p>
          </table:table-cell>
          <table:table-cell table:formula="of:=[.X13]+[.X$400]/400" office:value-type="float" office:value="0">
            <text:p>0.000000</text:p>
          </table:table-cell>
          <table:table-cell table:formula="of:=[.Y13]+[.Y$400]/400" office:value-type="float" office:value="0">
            <text:p>0.000000</text:p>
          </table:table-cell>
          <table:table-cell table:formula="of:=[.Z13]+[.Z$400]/400" office:value-type="float" office:value="0">
            <text:p>0.000000</text:p>
          </table:table-cell>
          <table:table-cell table:formula="of:=[.AA13]+[.AA$400]/400" office:value-type="float" office:value="0">
            <text:p>0.000000</text:p>
          </table:table-cell>
          <table:table-cell table:formula="of:=[.AB13]+[.AB$400]/400" office:value-type="float" office:value="0">
            <text:p>0.000000</text:p>
          </table:table-cell>
          <table:table-cell table:formula="of:=[.AC13]+[.AC$400]/400" office:value-type="float" office:value="0">
            <text:p>0.000000</text:p>
          </table:table-cell>
          <table:table-cell table:formula="of:=[.AD13]+[.AD$400]/400" office:value-type="float" office:value="0">
            <text:p>0.000000</text:p>
          </table:table-cell>
        </table:table-row>
        <table:table-row table:style-name="ro1">
          <table:table-cell table:formula="of:=[.A14]+[.A$400]/400" office:value-type="float" office:value="0">
            <text:p>0.000000</text:p>
          </table:table-cell>
          <table:table-cell table:formula="of:=[.B14]+[.B$400]/400" office:value-type="float" office:value="0">
            <text:p>0.000000</text:p>
          </table:table-cell>
          <table:table-cell table:formula="of:=[.C14]+[.C$400]/400" office:value-type="float" office:value="-0.013308785">
            <text:p>-0.013309</text:p>
          </table:table-cell>
          <table:table-cell table:formula="of:=[.D14]+[.D$400]/400" office:value-type="float" office:value="0.02661757">
            <text:p>0.026618</text:p>
          </table:table-cell>
          <table:table-cell table:formula="of:=[.E14]+[.E$400]/400" office:value-type="float" office:value="-0.013308785">
            <text:p>-0.013309</text:p>
          </table:table-cell>
          <table:table-cell table:formula="of:=[.F14]+[.F$400]/400" office:value-type="float" office:value="0">
            <text:p>0.000000</text:p>
          </table:table-cell>
          <table:table-cell table:formula="of:=[.G14]+[.G$400]/400" office:value-type="float" office:value="0">
            <text:p>0.000000</text:p>
          </table:table-cell>
          <table:table-cell table:formula="of:=[.H14]+[.H$400]/400" office:value-type="float" office:value="0">
            <text:p>0.000000</text:p>
          </table:table-cell>
          <table:table-cell table:formula="of:=[.I14]+[.I$400]/400" office:value-type="float" office:value="-0.013308785">
            <text:p>-0.013309</text:p>
          </table:table-cell>
          <table:table-cell table:formula="of:=[.J14]+[.J$400]/400" office:value-type="float" office:value="0.02661757">
            <text:p>0.026618</text:p>
          </table:table-cell>
          <table:table-cell table:formula="of:=[.K14]+[.K$400]/400" office:value-type="float" office:value="-0.013308785">
            <text:p>-0.013309</text:p>
          </table:table-cell>
          <table:table-cell table:formula="of:=[.L14]+[.L$400]/400" office:value-type="float" office:value="0">
            <text:p>0.000000</text:p>
          </table:table-cell>
          <table:table-cell table:formula="of:=[.M14]+[.M$400]/400" office:value-type="float" office:value="0.006108655">
            <text:p>0.006109</text:p>
          </table:table-cell>
          <table:table-cell table:formula="of:=[.N14]+[.N$400]/400" office:value-type="float" office:value="-0.006108655">
            <text:p>-0.006109</text:p>
          </table:table-cell>
          <table:table-cell table:formula="of:=[.O14]+[.O$400]/400" office:value-type="float" office:value="0">
            <text:p>0.000000</text:p>
          </table:table-cell>
          <table:table-cell table:formula="of:=[.P14]+[.P$400]/400" office:value-type="float" office:value="-0.018325965">
            <text:p>-0.018326</text:p>
          </table:table-cell>
          <table:table-cell table:formula="of:=[.Q14]+[.Q$400]/400" office:value-type="float" office:value="0">
            <text:p>0.000000</text:p>
          </table:table-cell>
          <table:table-cell table:formula="of:=[.R14]+[.R$400]/400" office:value-type="float" office:value="0">
            <text:p>0.000000</text:p>
          </table:table-cell>
          <table:table-cell table:formula="of:=[.S14]+[.S$400]/400" office:value-type="float" office:value="0">
            <text:p>0.000000</text:p>
          </table:table-cell>
          <table:table-cell table:formula="of:=[.T14]+[.T$400]/400" office:value-type="float" office:value="0.006108655">
            <text:p>0.006109</text:p>
          </table:table-cell>
          <table:table-cell table:formula="of:=[.U14]+[.U$400]/400" office:value-type="float" office:value="0.006108655">
            <text:p>0.006109</text:p>
          </table:table-cell>
          <table:table-cell table:formula="of:=[.V14]+[.V$400]/400" office:value-type="float" office:value="0">
            <text:p>0.000000</text:p>
          </table:table-cell>
          <table:table-cell table:formula="of:=[.W14]+[.W$400]/400" office:value-type="float" office:value="-0.018325965">
            <text:p>-0.018326</text:p>
          </table:table-cell>
          <table:table-cell table:formula="of:=[.X14]+[.X$400]/400" office:value-type="float" office:value="0">
            <text:p>0.000000</text:p>
          </table:table-cell>
          <table:table-cell table:formula="of:=[.Y14]+[.Y$400]/400" office:value-type="float" office:value="0">
            <text:p>0.000000</text:p>
          </table:table-cell>
          <table:table-cell table:formula="of:=[.Z14]+[.Z$400]/400" office:value-type="float" office:value="0">
            <text:p>0.000000</text:p>
          </table:table-cell>
          <table:table-cell table:formula="of:=[.AA14]+[.AA$400]/400" office:value-type="float" office:value="0">
            <text:p>0.000000</text:p>
          </table:table-cell>
          <table:table-cell table:formula="of:=[.AB14]+[.AB$400]/400" office:value-type="float" office:value="0">
            <text:p>0.000000</text:p>
          </table:table-cell>
          <table:table-cell table:formula="of:=[.AC14]+[.AC$400]/400" office:value-type="float" office:value="0">
            <text:p>0.000000</text:p>
          </table:table-cell>
          <table:table-cell table:formula="of:=[.AD14]+[.AD$400]/400" office:value-type="float" office:value="0">
            <text:p>0.000000</text:p>
          </table:table-cell>
        </table:table-row>
        <table:table-row table:style-name="ro1">
          <table:table-cell table:formula="of:=[.A15]+[.A$400]/400" office:value-type="float" office:value="0">
            <text:p>0.000000</text:p>
          </table:table-cell>
          <table:table-cell table:formula="of:=[.B15]+[.B$400]/400" office:value-type="float" office:value="0">
            <text:p>0.000000</text:p>
          </table:table-cell>
          <table:table-cell table:formula="of:=[.C15]+[.C$400]/400" office:value-type="float" office:value="-0.0142594125">
            <text:p>-0.014259</text:p>
          </table:table-cell>
          <table:table-cell table:formula="of:=[.D15]+[.D$400]/400" office:value-type="float" office:value="0.028518825">
            <text:p>0.028519</text:p>
          </table:table-cell>
          <table:table-cell table:formula="of:=[.E15]+[.E$400]/400" office:value-type="float" office:value="-0.0142594125">
            <text:p>-0.014259</text:p>
          </table:table-cell>
          <table:table-cell table:formula="of:=[.F15]+[.F$400]/400" office:value-type="float" office:value="0">
            <text:p>0.000000</text:p>
          </table:table-cell>
          <table:table-cell table:formula="of:=[.G15]+[.G$400]/400" office:value-type="float" office:value="0">
            <text:p>0.000000</text:p>
          </table:table-cell>
          <table:table-cell table:formula="of:=[.H15]+[.H$400]/400" office:value-type="float" office:value="0">
            <text:p>0.000000</text:p>
          </table:table-cell>
          <table:table-cell table:formula="of:=[.I15]+[.I$400]/400" office:value-type="float" office:value="-0.0142594125">
            <text:p>-0.014259</text:p>
          </table:table-cell>
          <table:table-cell table:formula="of:=[.J15]+[.J$400]/400" office:value-type="float" office:value="0.028518825">
            <text:p>0.028519</text:p>
          </table:table-cell>
          <table:table-cell table:formula="of:=[.K15]+[.K$400]/400" office:value-type="float" office:value="-0.0142594125">
            <text:p>-0.014259</text:p>
          </table:table-cell>
          <table:table-cell table:formula="of:=[.L15]+[.L$400]/400" office:value-type="float" office:value="0">
            <text:p>0.000000</text:p>
          </table:table-cell>
          <table:table-cell table:formula="of:=[.M15]+[.M$400]/400" office:value-type="float" office:value="0.0065449875">
            <text:p>0.006545</text:p>
          </table:table-cell>
          <table:table-cell table:formula="of:=[.N15]+[.N$400]/400" office:value-type="float" office:value="-0.0065449875">
            <text:p>-0.006545</text:p>
          </table:table-cell>
          <table:table-cell table:formula="of:=[.O15]+[.O$400]/400" office:value-type="float" office:value="0">
            <text:p>0.000000</text:p>
          </table:table-cell>
          <table:table-cell table:formula="of:=[.P15]+[.P$400]/400" office:value-type="float" office:value="-0.0196349625">
            <text:p>-0.019635</text:p>
          </table:table-cell>
          <table:table-cell table:formula="of:=[.Q15]+[.Q$400]/400" office:value-type="float" office:value="0">
            <text:p>0.000000</text:p>
          </table:table-cell>
          <table:table-cell table:formula="of:=[.R15]+[.R$400]/400" office:value-type="float" office:value="0">
            <text:p>0.000000</text:p>
          </table:table-cell>
          <table:table-cell table:formula="of:=[.S15]+[.S$400]/400" office:value-type="float" office:value="0">
            <text:p>0.000000</text:p>
          </table:table-cell>
          <table:table-cell table:formula="of:=[.T15]+[.T$400]/400" office:value-type="float" office:value="0.0065449875">
            <text:p>0.006545</text:p>
          </table:table-cell>
          <table:table-cell table:formula="of:=[.U15]+[.U$400]/400" office:value-type="float" office:value="0.0065449875">
            <text:p>0.006545</text:p>
          </table:table-cell>
          <table:table-cell table:formula="of:=[.V15]+[.V$400]/400" office:value-type="float" office:value="0">
            <text:p>0.000000</text:p>
          </table:table-cell>
          <table:table-cell table:formula="of:=[.W15]+[.W$400]/400" office:value-type="float" office:value="-0.0196349625">
            <text:p>-0.019635</text:p>
          </table:table-cell>
          <table:table-cell table:formula="of:=[.X15]+[.X$400]/400" office:value-type="float" office:value="0">
            <text:p>0.000000</text:p>
          </table:table-cell>
          <table:table-cell table:formula="of:=[.Y15]+[.Y$400]/400" office:value-type="float" office:value="0">
            <text:p>0.000000</text:p>
          </table:table-cell>
          <table:table-cell table:formula="of:=[.Z15]+[.Z$400]/400" office:value-type="float" office:value="0">
            <text:p>0.000000</text:p>
          </table:table-cell>
          <table:table-cell table:formula="of:=[.AA15]+[.AA$400]/400" office:value-type="float" office:value="0">
            <text:p>0.000000</text:p>
          </table:table-cell>
          <table:table-cell table:formula="of:=[.AB15]+[.AB$400]/400" office:value-type="float" office:value="0">
            <text:p>0.000000</text:p>
          </table:table-cell>
          <table:table-cell table:formula="of:=[.AC15]+[.AC$400]/400" office:value-type="float" office:value="0">
            <text:p>0.000000</text:p>
          </table:table-cell>
          <table:table-cell table:formula="of:=[.AD15]+[.AD$400]/400" office:value-type="float" office:value="0">
            <text:p>0.000000</text:p>
          </table:table-cell>
        </table:table-row>
        <table:table-row table:style-name="ro1">
          <table:table-cell table:formula="of:=[.A16]+[.A$400]/400" office:value-type="float" office:value="0">
            <text:p>0.000000</text:p>
          </table:table-cell>
          <table:table-cell table:formula="of:=[.B16]+[.B$400]/400" office:value-type="float" office:value="0">
            <text:p>0.000000</text:p>
          </table:table-cell>
          <table:table-cell table:formula="of:=[.C16]+[.C$400]/400" office:value-type="float" office:value="-0.01521004">
            <text:p>-0.015210</text:p>
          </table:table-cell>
          <table:table-cell table:formula="of:=[.D16]+[.D$400]/400" office:value-type="float" office:value="0.03042008">
            <text:p>0.030420</text:p>
          </table:table-cell>
          <table:table-cell table:formula="of:=[.E16]+[.E$400]/400" office:value-type="float" office:value="-0.01521004">
            <text:p>-0.015210</text:p>
          </table:table-cell>
          <table:table-cell table:formula="of:=[.F16]+[.F$400]/400" office:value-type="float" office:value="0">
            <text:p>0.000000</text:p>
          </table:table-cell>
          <table:table-cell table:formula="of:=[.G16]+[.G$400]/400" office:value-type="float" office:value="0">
            <text:p>0.000000</text:p>
          </table:table-cell>
          <table:table-cell table:formula="of:=[.H16]+[.H$400]/400" office:value-type="float" office:value="0">
            <text:p>0.000000</text:p>
          </table:table-cell>
          <table:table-cell table:formula="of:=[.I16]+[.I$400]/400" office:value-type="float" office:value="-0.01521004">
            <text:p>-0.015210</text:p>
          </table:table-cell>
          <table:table-cell table:formula="of:=[.J16]+[.J$400]/400" office:value-type="float" office:value="0.03042008">
            <text:p>0.030420</text:p>
          </table:table-cell>
          <table:table-cell table:formula="of:=[.K16]+[.K$400]/400" office:value-type="float" office:value="-0.01521004">
            <text:p>-0.015210</text:p>
          </table:table-cell>
          <table:table-cell table:formula="of:=[.L16]+[.L$400]/400" office:value-type="float" office:value="0">
            <text:p>0.000000</text:p>
          </table:table-cell>
          <table:table-cell table:formula="of:=[.M16]+[.M$400]/400" office:value-type="float" office:value="0.00698132">
            <text:p>0.006981</text:p>
          </table:table-cell>
          <table:table-cell table:formula="of:=[.N16]+[.N$400]/400" office:value-type="float" office:value="-0.00698132">
            <text:p>-0.006981</text:p>
          </table:table-cell>
          <table:table-cell table:formula="of:=[.O16]+[.O$400]/400" office:value-type="float" office:value="0">
            <text:p>0.000000</text:p>
          </table:table-cell>
          <table:table-cell table:formula="of:=[.P16]+[.P$400]/400" office:value-type="float" office:value="-0.02094396">
            <text:p>-0.020944</text:p>
          </table:table-cell>
          <table:table-cell table:formula="of:=[.Q16]+[.Q$400]/400" office:value-type="float" office:value="0">
            <text:p>0.000000</text:p>
          </table:table-cell>
          <table:table-cell table:formula="of:=[.R16]+[.R$400]/400" office:value-type="float" office:value="0">
            <text:p>0.000000</text:p>
          </table:table-cell>
          <table:table-cell table:formula="of:=[.S16]+[.S$400]/400" office:value-type="float" office:value="0">
            <text:p>0.000000</text:p>
          </table:table-cell>
          <table:table-cell table:formula="of:=[.T16]+[.T$400]/400" office:value-type="float" office:value="0.00698132">
            <text:p>0.006981</text:p>
          </table:table-cell>
          <table:table-cell table:formula="of:=[.U16]+[.U$400]/400" office:value-type="float" office:value="0.00698132">
            <text:p>0.006981</text:p>
          </table:table-cell>
          <table:table-cell table:formula="of:=[.V16]+[.V$400]/400" office:value-type="float" office:value="0">
            <text:p>0.000000</text:p>
          </table:table-cell>
          <table:table-cell table:formula="of:=[.W16]+[.W$400]/400" office:value-type="float" office:value="-0.02094396">
            <text:p>-0.020944</text:p>
          </table:table-cell>
          <table:table-cell table:formula="of:=[.X16]+[.X$400]/400" office:value-type="float" office:value="0">
            <text:p>0.000000</text:p>
          </table:table-cell>
          <table:table-cell table:formula="of:=[.Y16]+[.Y$400]/400" office:value-type="float" office:value="0">
            <text:p>0.000000</text:p>
          </table:table-cell>
          <table:table-cell table:formula="of:=[.Z16]+[.Z$400]/400" office:value-type="float" office:value="0">
            <text:p>0.000000</text:p>
          </table:table-cell>
          <table:table-cell table:formula="of:=[.AA16]+[.AA$400]/400" office:value-type="float" office:value="0">
            <text:p>0.000000</text:p>
          </table:table-cell>
          <table:table-cell table:formula="of:=[.AB16]+[.AB$400]/400" office:value-type="float" office:value="0">
            <text:p>0.000000</text:p>
          </table:table-cell>
          <table:table-cell table:formula="of:=[.AC16]+[.AC$400]/400" office:value-type="float" office:value="0">
            <text:p>0.000000</text:p>
          </table:table-cell>
          <table:table-cell table:formula="of:=[.AD16]+[.AD$400]/400" office:value-type="float" office:value="0">
            <text:p>0.000000</text:p>
          </table:table-cell>
        </table:table-row>
        <table:table-row table:style-name="ro1">
          <table:table-cell table:formula="of:=[.A17]+[.A$400]/400" office:value-type="float" office:value="0">
            <text:p>0.000000</text:p>
          </table:table-cell>
          <table:table-cell table:formula="of:=[.B17]+[.B$400]/400" office:value-type="float" office:value="0">
            <text:p>0.000000</text:p>
          </table:table-cell>
          <table:table-cell table:formula="of:=[.C17]+[.C$400]/400" office:value-type="float" office:value="-0.0161606675">
            <text:p>-0.016161</text:p>
          </table:table-cell>
          <table:table-cell table:formula="of:=[.D17]+[.D$400]/400" office:value-type="float" office:value="0.032321335">
            <text:p>0.032321</text:p>
          </table:table-cell>
          <table:table-cell table:formula="of:=[.E17]+[.E$400]/400" office:value-type="float" office:value="-0.0161606675">
            <text:p>-0.016161</text:p>
          </table:table-cell>
          <table:table-cell table:formula="of:=[.F17]+[.F$400]/400" office:value-type="float" office:value="0">
            <text:p>0.000000</text:p>
          </table:table-cell>
          <table:table-cell table:formula="of:=[.G17]+[.G$400]/400" office:value-type="float" office:value="0">
            <text:p>0.000000</text:p>
          </table:table-cell>
          <table:table-cell table:formula="of:=[.H17]+[.H$400]/400" office:value-type="float" office:value="0">
            <text:p>0.000000</text:p>
          </table:table-cell>
          <table:table-cell table:formula="of:=[.I17]+[.I$400]/400" office:value-type="float" office:value="-0.0161606675">
            <text:p>-0.016161</text:p>
          </table:table-cell>
          <table:table-cell table:formula="of:=[.J17]+[.J$400]/400" office:value-type="float" office:value="0.032321335">
            <text:p>0.032321</text:p>
          </table:table-cell>
          <table:table-cell table:formula="of:=[.K17]+[.K$400]/400" office:value-type="float" office:value="-0.0161606675">
            <text:p>-0.016161</text:p>
          </table:table-cell>
          <table:table-cell table:formula="of:=[.L17]+[.L$400]/400" office:value-type="float" office:value="0">
            <text:p>0.000000</text:p>
          </table:table-cell>
          <table:table-cell table:formula="of:=[.M17]+[.M$400]/400" office:value-type="float" office:value="0.0074176525">
            <text:p>0.007418</text:p>
          </table:table-cell>
          <table:table-cell table:formula="of:=[.N17]+[.N$400]/400" office:value-type="float" office:value="-0.0074176525">
            <text:p>-0.007418</text:p>
          </table:table-cell>
          <table:table-cell table:formula="of:=[.O17]+[.O$400]/400" office:value-type="float" office:value="0">
            <text:p>0.000000</text:p>
          </table:table-cell>
          <table:table-cell table:formula="of:=[.P17]+[.P$400]/400" office:value-type="float" office:value="-0.0222529575">
            <text:p>-0.022253</text:p>
          </table:table-cell>
          <table:table-cell table:formula="of:=[.Q17]+[.Q$400]/400" office:value-type="float" office:value="0">
            <text:p>0.000000</text:p>
          </table:table-cell>
          <table:table-cell table:formula="of:=[.R17]+[.R$400]/400" office:value-type="float" office:value="0">
            <text:p>0.000000</text:p>
          </table:table-cell>
          <table:table-cell table:formula="of:=[.S17]+[.S$400]/400" office:value-type="float" office:value="0">
            <text:p>0.000000</text:p>
          </table:table-cell>
          <table:table-cell table:formula="of:=[.T17]+[.T$400]/400" office:value-type="float" office:value="0.0074176525">
            <text:p>0.007418</text:p>
          </table:table-cell>
          <table:table-cell table:formula="of:=[.U17]+[.U$400]/400" office:value-type="float" office:value="0.0074176525">
            <text:p>0.007418</text:p>
          </table:table-cell>
          <table:table-cell table:formula="of:=[.V17]+[.V$400]/400" office:value-type="float" office:value="0">
            <text:p>0.000000</text:p>
          </table:table-cell>
          <table:table-cell table:formula="of:=[.W17]+[.W$400]/400" office:value-type="float" office:value="-0.0222529575">
            <text:p>-0.022253</text:p>
          </table:table-cell>
          <table:table-cell table:formula="of:=[.X17]+[.X$400]/400" office:value-type="float" office:value="0">
            <text:p>0.000000</text:p>
          </table:table-cell>
          <table:table-cell table:formula="of:=[.Y17]+[.Y$400]/400" office:value-type="float" office:value="0">
            <text:p>0.000000</text:p>
          </table:table-cell>
          <table:table-cell table:formula="of:=[.Z17]+[.Z$400]/400" office:value-type="float" office:value="0">
            <text:p>0.000000</text:p>
          </table:table-cell>
          <table:table-cell table:formula="of:=[.AA17]+[.AA$400]/400" office:value-type="float" office:value="0">
            <text:p>0.000000</text:p>
          </table:table-cell>
          <table:table-cell table:formula="of:=[.AB17]+[.AB$400]/400" office:value-type="float" office:value="0">
            <text:p>0.000000</text:p>
          </table:table-cell>
          <table:table-cell table:formula="of:=[.AC17]+[.AC$400]/400" office:value-type="float" office:value="0">
            <text:p>0.000000</text:p>
          </table:table-cell>
          <table:table-cell table:formula="of:=[.AD17]+[.AD$400]/400" office:value-type="float" office:value="0">
            <text:p>0.000000</text:p>
          </table:table-cell>
        </table:table-row>
        <table:table-row table:style-name="ro1">
          <table:table-cell table:formula="of:=[.A18]+[.A$400]/400" office:value-type="float" office:value="0">
            <text:p>0.000000</text:p>
          </table:table-cell>
          <table:table-cell table:formula="of:=[.B18]+[.B$400]/400" office:value-type="float" office:value="0">
            <text:p>0.000000</text:p>
          </table:table-cell>
          <table:table-cell table:formula="of:=[.C18]+[.C$400]/400" office:value-type="float" office:value="-0.017111295">
            <text:p>-0.017111</text:p>
          </table:table-cell>
          <table:table-cell table:formula="of:=[.D18]+[.D$400]/400" office:value-type="float" office:value="0.03422259">
            <text:p>0.034223</text:p>
          </table:table-cell>
          <table:table-cell table:formula="of:=[.E18]+[.E$400]/400" office:value-type="float" office:value="-0.017111295">
            <text:p>-0.017111</text:p>
          </table:table-cell>
          <table:table-cell table:formula="of:=[.F18]+[.F$400]/400" office:value-type="float" office:value="0">
            <text:p>0.000000</text:p>
          </table:table-cell>
          <table:table-cell table:formula="of:=[.G18]+[.G$400]/400" office:value-type="float" office:value="0">
            <text:p>0.000000</text:p>
          </table:table-cell>
          <table:table-cell table:formula="of:=[.H18]+[.H$400]/400" office:value-type="float" office:value="0">
            <text:p>0.000000</text:p>
          </table:table-cell>
          <table:table-cell table:formula="of:=[.I18]+[.I$400]/400" office:value-type="float" office:value="-0.017111295">
            <text:p>-0.017111</text:p>
          </table:table-cell>
          <table:table-cell table:formula="of:=[.J18]+[.J$400]/400" office:value-type="float" office:value="0.03422259">
            <text:p>0.034223</text:p>
          </table:table-cell>
          <table:table-cell table:formula="of:=[.K18]+[.K$400]/400" office:value-type="float" office:value="-0.017111295">
            <text:p>-0.017111</text:p>
          </table:table-cell>
          <table:table-cell table:formula="of:=[.L18]+[.L$400]/400" office:value-type="float" office:value="0">
            <text:p>0.000000</text:p>
          </table:table-cell>
          <table:table-cell table:formula="of:=[.M18]+[.M$400]/400" office:value-type="float" office:value="0.007853985">
            <text:p>0.007854</text:p>
          </table:table-cell>
          <table:table-cell table:formula="of:=[.N18]+[.N$400]/400" office:value-type="float" office:value="-0.007853985">
            <text:p>-0.007854</text:p>
          </table:table-cell>
          <table:table-cell table:formula="of:=[.O18]+[.O$400]/400" office:value-type="float" office:value="0">
            <text:p>0.000000</text:p>
          </table:table-cell>
          <table:table-cell table:formula="of:=[.P18]+[.P$400]/400" office:value-type="float" office:value="-0.023561955">
            <text:p>-0.023562</text:p>
          </table:table-cell>
          <table:table-cell table:formula="of:=[.Q18]+[.Q$400]/400" office:value-type="float" office:value="0">
            <text:p>0.000000</text:p>
          </table:table-cell>
          <table:table-cell table:formula="of:=[.R18]+[.R$400]/400" office:value-type="float" office:value="0">
            <text:p>0.000000</text:p>
          </table:table-cell>
          <table:table-cell table:formula="of:=[.S18]+[.S$400]/400" office:value-type="float" office:value="0">
            <text:p>0.000000</text:p>
          </table:table-cell>
          <table:table-cell table:formula="of:=[.T18]+[.T$400]/400" office:value-type="float" office:value="0.007853985">
            <text:p>0.007854</text:p>
          </table:table-cell>
          <table:table-cell table:formula="of:=[.U18]+[.U$400]/400" office:value-type="float" office:value="0.007853985">
            <text:p>0.007854</text:p>
          </table:table-cell>
          <table:table-cell table:formula="of:=[.V18]+[.V$400]/400" office:value-type="float" office:value="0">
            <text:p>0.000000</text:p>
          </table:table-cell>
          <table:table-cell table:formula="of:=[.W18]+[.W$400]/400" office:value-type="float" office:value="-0.023561955">
            <text:p>-0.023562</text:p>
          </table:table-cell>
          <table:table-cell table:formula="of:=[.X18]+[.X$400]/400" office:value-type="float" office:value="0">
            <text:p>0.000000</text:p>
          </table:table-cell>
          <table:table-cell table:formula="of:=[.Y18]+[.Y$400]/400" office:value-type="float" office:value="0">
            <text:p>0.000000</text:p>
          </table:table-cell>
          <table:table-cell table:formula="of:=[.Z18]+[.Z$400]/400" office:value-type="float" office:value="0">
            <text:p>0.000000</text:p>
          </table:table-cell>
          <table:table-cell table:formula="of:=[.AA18]+[.AA$400]/400" office:value-type="float" office:value="0">
            <text:p>0.000000</text:p>
          </table:table-cell>
          <table:table-cell table:formula="of:=[.AB18]+[.AB$400]/400" office:value-type="float" office:value="0">
            <text:p>0.000000</text:p>
          </table:table-cell>
          <table:table-cell table:formula="of:=[.AC18]+[.AC$400]/400" office:value-type="float" office:value="0">
            <text:p>0.000000</text:p>
          </table:table-cell>
          <table:table-cell table:formula="of:=[.AD18]+[.AD$400]/400" office:value-type="float" office:value="0">
            <text:p>0.000000</text:p>
          </table:table-cell>
        </table:table-row>
        <table:table-row table:style-name="ro1">
          <table:table-cell table:formula="of:=[.A19]+[.A$400]/400" office:value-type="float" office:value="0">
            <text:p>0.000000</text:p>
          </table:table-cell>
          <table:table-cell table:formula="of:=[.B19]+[.B$400]/400" office:value-type="float" office:value="0">
            <text:p>0.000000</text:p>
          </table:table-cell>
          <table:table-cell table:formula="of:=[.C19]+[.C$400]/400" office:value-type="float" office:value="-0.0180619225">
            <text:p>-0.018062</text:p>
          </table:table-cell>
          <table:table-cell table:formula="of:=[.D19]+[.D$400]/400" office:value-type="float" office:value="0.036123845">
            <text:p>0.036124</text:p>
          </table:table-cell>
          <table:table-cell table:formula="of:=[.E19]+[.E$400]/400" office:value-type="float" office:value="-0.0180619225">
            <text:p>-0.018062</text:p>
          </table:table-cell>
          <table:table-cell table:formula="of:=[.F19]+[.F$400]/400" office:value-type="float" office:value="0">
            <text:p>0.000000</text:p>
          </table:table-cell>
          <table:table-cell table:formula="of:=[.G19]+[.G$400]/400" office:value-type="float" office:value="0">
            <text:p>0.000000</text:p>
          </table:table-cell>
          <table:table-cell table:formula="of:=[.H19]+[.H$400]/400" office:value-type="float" office:value="0">
            <text:p>0.000000</text:p>
          </table:table-cell>
          <table:table-cell table:formula="of:=[.I19]+[.I$400]/400" office:value-type="float" office:value="-0.0180619225">
            <text:p>-0.018062</text:p>
          </table:table-cell>
          <table:table-cell table:formula="of:=[.J19]+[.J$400]/400" office:value-type="float" office:value="0.036123845">
            <text:p>0.036124</text:p>
          </table:table-cell>
          <table:table-cell table:formula="of:=[.K19]+[.K$400]/400" office:value-type="float" office:value="-0.0180619225">
            <text:p>-0.018062</text:p>
          </table:table-cell>
          <table:table-cell table:formula="of:=[.L19]+[.L$400]/400" office:value-type="float" office:value="0">
            <text:p>0.000000</text:p>
          </table:table-cell>
          <table:table-cell table:formula="of:=[.M19]+[.M$400]/400" office:value-type="float" office:value="0.0082903175">
            <text:p>0.008290</text:p>
          </table:table-cell>
          <table:table-cell table:formula="of:=[.N19]+[.N$400]/400" office:value-type="float" office:value="-0.0082903175">
            <text:p>-0.008290</text:p>
          </table:table-cell>
          <table:table-cell table:formula="of:=[.O19]+[.O$400]/400" office:value-type="float" office:value="0">
            <text:p>0.000000</text:p>
          </table:table-cell>
          <table:table-cell table:formula="of:=[.P19]+[.P$400]/400" office:value-type="float" office:value="-0.0248709525">
            <text:p>-0.024871</text:p>
          </table:table-cell>
          <table:table-cell table:formula="of:=[.Q19]+[.Q$400]/400" office:value-type="float" office:value="0">
            <text:p>0.000000</text:p>
          </table:table-cell>
          <table:table-cell table:formula="of:=[.R19]+[.R$400]/400" office:value-type="float" office:value="0">
            <text:p>0.000000</text:p>
          </table:table-cell>
          <table:table-cell table:formula="of:=[.S19]+[.S$400]/400" office:value-type="float" office:value="0">
            <text:p>0.000000</text:p>
          </table:table-cell>
          <table:table-cell table:formula="of:=[.T19]+[.T$400]/400" office:value-type="float" office:value="0.0082903175">
            <text:p>0.008290</text:p>
          </table:table-cell>
          <table:table-cell table:formula="of:=[.U19]+[.U$400]/400" office:value-type="float" office:value="0.0082903175">
            <text:p>0.008290</text:p>
          </table:table-cell>
          <table:table-cell table:formula="of:=[.V19]+[.V$400]/400" office:value-type="float" office:value="0">
            <text:p>0.000000</text:p>
          </table:table-cell>
          <table:table-cell table:formula="of:=[.W19]+[.W$400]/400" office:value-type="float" office:value="-0.0248709525">
            <text:p>-0.024871</text:p>
          </table:table-cell>
          <table:table-cell table:formula="of:=[.X19]+[.X$400]/400" office:value-type="float" office:value="0">
            <text:p>0.000000</text:p>
          </table:table-cell>
          <table:table-cell table:formula="of:=[.Y19]+[.Y$400]/400" office:value-type="float" office:value="0">
            <text:p>0.000000</text:p>
          </table:table-cell>
          <table:table-cell table:formula="of:=[.Z19]+[.Z$400]/400" office:value-type="float" office:value="0">
            <text:p>0.000000</text:p>
          </table:table-cell>
          <table:table-cell table:formula="of:=[.AA19]+[.AA$400]/400" office:value-type="float" office:value="0">
            <text:p>0.000000</text:p>
          </table:table-cell>
          <table:table-cell table:formula="of:=[.AB19]+[.AB$400]/400" office:value-type="float" office:value="0">
            <text:p>0.000000</text:p>
          </table:table-cell>
          <table:table-cell table:formula="of:=[.AC19]+[.AC$400]/400" office:value-type="float" office:value="0">
            <text:p>0.000000</text:p>
          </table:table-cell>
          <table:table-cell table:formula="of:=[.AD19]+[.AD$400]/400" office:value-type="float" office:value="0">
            <text:p>0.000000</text:p>
          </table:table-cell>
        </table:table-row>
        <table:table-row table:style-name="ro1">
          <table:table-cell table:formula="of:=[.A20]+[.A$400]/400" office:value-type="float" office:value="0">
            <text:p>0.000000</text:p>
          </table:table-cell>
          <table:table-cell table:formula="of:=[.B20]+[.B$400]/400" office:value-type="float" office:value="0">
            <text:p>0.000000</text:p>
          </table:table-cell>
          <table:table-cell table:formula="of:=[.C20]+[.C$400]/400" office:value-type="float" office:value="-0.01901255">
            <text:p>-0.019013</text:p>
          </table:table-cell>
          <table:table-cell table:formula="of:=[.D20]+[.D$400]/400" office:value-type="float" office:value="0.0380251">
            <text:p>0.038025</text:p>
          </table:table-cell>
          <table:table-cell table:formula="of:=[.E20]+[.E$400]/400" office:value-type="float" office:value="-0.01901255">
            <text:p>-0.019013</text:p>
          </table:table-cell>
          <table:table-cell table:formula="of:=[.F20]+[.F$400]/400" office:value-type="float" office:value="0">
            <text:p>0.000000</text:p>
          </table:table-cell>
          <table:table-cell table:formula="of:=[.G20]+[.G$400]/400" office:value-type="float" office:value="0">
            <text:p>0.000000</text:p>
          </table:table-cell>
          <table:table-cell table:formula="of:=[.H20]+[.H$400]/400" office:value-type="float" office:value="0">
            <text:p>0.000000</text:p>
          </table:table-cell>
          <table:table-cell table:formula="of:=[.I20]+[.I$400]/400" office:value-type="float" office:value="-0.01901255">
            <text:p>-0.019013</text:p>
          </table:table-cell>
          <table:table-cell table:formula="of:=[.J20]+[.J$400]/400" office:value-type="float" office:value="0.0380251">
            <text:p>0.038025</text:p>
          </table:table-cell>
          <table:table-cell table:formula="of:=[.K20]+[.K$400]/400" office:value-type="float" office:value="-0.01901255">
            <text:p>-0.019013</text:p>
          </table:table-cell>
          <table:table-cell table:formula="of:=[.L20]+[.L$400]/400" office:value-type="float" office:value="0">
            <text:p>0.000000</text:p>
          </table:table-cell>
          <table:table-cell table:formula="of:=[.M20]+[.M$400]/400" office:value-type="float" office:value="0.00872665">
            <text:p>0.008727</text:p>
          </table:table-cell>
          <table:table-cell table:formula="of:=[.N20]+[.N$400]/400" office:value-type="float" office:value="-0.00872665">
            <text:p>-0.008727</text:p>
          </table:table-cell>
          <table:table-cell table:formula="of:=[.O20]+[.O$400]/400" office:value-type="float" office:value="0">
            <text:p>0.000000</text:p>
          </table:table-cell>
          <table:table-cell table:formula="of:=[.P20]+[.P$400]/400" office:value-type="float" office:value="-0.02617995">
            <text:p>-0.026180</text:p>
          </table:table-cell>
          <table:table-cell table:formula="of:=[.Q20]+[.Q$400]/400" office:value-type="float" office:value="0">
            <text:p>0.000000</text:p>
          </table:table-cell>
          <table:table-cell table:formula="of:=[.R20]+[.R$400]/400" office:value-type="float" office:value="0">
            <text:p>0.000000</text:p>
          </table:table-cell>
          <table:table-cell table:formula="of:=[.S20]+[.S$400]/400" office:value-type="float" office:value="0">
            <text:p>0.000000</text:p>
          </table:table-cell>
          <table:table-cell table:formula="of:=[.T20]+[.T$400]/400" office:value-type="float" office:value="0.00872665">
            <text:p>0.008727</text:p>
          </table:table-cell>
          <table:table-cell table:formula="of:=[.U20]+[.U$400]/400" office:value-type="float" office:value="0.00872665">
            <text:p>0.008727</text:p>
          </table:table-cell>
          <table:table-cell table:formula="of:=[.V20]+[.V$400]/400" office:value-type="float" office:value="0">
            <text:p>0.000000</text:p>
          </table:table-cell>
          <table:table-cell table:formula="of:=[.W20]+[.W$400]/400" office:value-type="float" office:value="-0.02617995">
            <text:p>-0.026180</text:p>
          </table:table-cell>
          <table:table-cell table:formula="of:=[.X20]+[.X$400]/400" office:value-type="float" office:value="0">
            <text:p>0.000000</text:p>
          </table:table-cell>
          <table:table-cell table:formula="of:=[.Y20]+[.Y$400]/400" office:value-type="float" office:value="0">
            <text:p>0.000000</text:p>
          </table:table-cell>
          <table:table-cell table:formula="of:=[.Z20]+[.Z$400]/400" office:value-type="float" office:value="0">
            <text:p>0.000000</text:p>
          </table:table-cell>
          <table:table-cell table:formula="of:=[.AA20]+[.AA$400]/400" office:value-type="float" office:value="0">
            <text:p>0.000000</text:p>
          </table:table-cell>
          <table:table-cell table:formula="of:=[.AB20]+[.AB$400]/400" office:value-type="float" office:value="0">
            <text:p>0.000000</text:p>
          </table:table-cell>
          <table:table-cell table:formula="of:=[.AC20]+[.AC$400]/400" office:value-type="float" office:value="0">
            <text:p>0.000000</text:p>
          </table:table-cell>
          <table:table-cell table:formula="of:=[.AD20]+[.AD$400]/400" office:value-type="float" office:value="0">
            <text:p>0.000000</text:p>
          </table:table-cell>
        </table:table-row>
        <table:table-row table:style-name="ro1">
          <table:table-cell table:formula="of:=[.A21]+[.A$400]/400" office:value-type="float" office:value="0">
            <text:p>0.000000</text:p>
          </table:table-cell>
          <table:table-cell table:formula="of:=[.B21]+[.B$400]/400" office:value-type="float" office:value="0">
            <text:p>0.000000</text:p>
          </table:table-cell>
          <table:table-cell table:formula="of:=[.C21]+[.C$400]/400" office:value-type="float" office:value="-0.0199631775">
            <text:p>-0.019963</text:p>
          </table:table-cell>
          <table:table-cell table:formula="of:=[.D21]+[.D$400]/400" office:value-type="float" office:value="0.039926355">
            <text:p>0.039926</text:p>
          </table:table-cell>
          <table:table-cell table:formula="of:=[.E21]+[.E$400]/400" office:value-type="float" office:value="-0.0199631775">
            <text:p>-0.019963</text:p>
          </table:table-cell>
          <table:table-cell table:formula="of:=[.F21]+[.F$400]/400" office:value-type="float" office:value="0">
            <text:p>0.000000</text:p>
          </table:table-cell>
          <table:table-cell table:formula="of:=[.G21]+[.G$400]/400" office:value-type="float" office:value="0">
            <text:p>0.000000</text:p>
          </table:table-cell>
          <table:table-cell table:formula="of:=[.H21]+[.H$400]/400" office:value-type="float" office:value="0">
            <text:p>0.000000</text:p>
          </table:table-cell>
          <table:table-cell table:formula="of:=[.I21]+[.I$400]/400" office:value-type="float" office:value="-0.0199631775">
            <text:p>-0.019963</text:p>
          </table:table-cell>
          <table:table-cell table:formula="of:=[.J21]+[.J$400]/400" office:value-type="float" office:value="0.039926355">
            <text:p>0.039926</text:p>
          </table:table-cell>
          <table:table-cell table:formula="of:=[.K21]+[.K$400]/400" office:value-type="float" office:value="-0.0199631775">
            <text:p>-0.019963</text:p>
          </table:table-cell>
          <table:table-cell table:formula="of:=[.L21]+[.L$400]/400" office:value-type="float" office:value="0">
            <text:p>0.000000</text:p>
          </table:table-cell>
          <table:table-cell table:formula="of:=[.M21]+[.M$400]/400" office:value-type="float" office:value="0.0091629825">
            <text:p>0.009163</text:p>
          </table:table-cell>
          <table:table-cell table:formula="of:=[.N21]+[.N$400]/400" office:value-type="float" office:value="-0.0091629825">
            <text:p>-0.009163</text:p>
          </table:table-cell>
          <table:table-cell table:formula="of:=[.O21]+[.O$400]/400" office:value-type="float" office:value="0">
            <text:p>0.000000</text:p>
          </table:table-cell>
          <table:table-cell table:formula="of:=[.P21]+[.P$400]/400" office:value-type="float" office:value="-0.0274889475">
            <text:p>-0.027489</text:p>
          </table:table-cell>
          <table:table-cell table:formula="of:=[.Q21]+[.Q$400]/400" office:value-type="float" office:value="0">
            <text:p>0.000000</text:p>
          </table:table-cell>
          <table:table-cell table:formula="of:=[.R21]+[.R$400]/400" office:value-type="float" office:value="0">
            <text:p>0.000000</text:p>
          </table:table-cell>
          <table:table-cell table:formula="of:=[.S21]+[.S$400]/400" office:value-type="float" office:value="0">
            <text:p>0.000000</text:p>
          </table:table-cell>
          <table:table-cell table:formula="of:=[.T21]+[.T$400]/400" office:value-type="float" office:value="0.0091629825">
            <text:p>0.009163</text:p>
          </table:table-cell>
          <table:table-cell table:formula="of:=[.U21]+[.U$400]/400" office:value-type="float" office:value="0.0091629825">
            <text:p>0.009163</text:p>
          </table:table-cell>
          <table:table-cell table:formula="of:=[.V21]+[.V$400]/400" office:value-type="float" office:value="0">
            <text:p>0.000000</text:p>
          </table:table-cell>
          <table:table-cell table:formula="of:=[.W21]+[.W$400]/400" office:value-type="float" office:value="-0.0274889475">
            <text:p>-0.027489</text:p>
          </table:table-cell>
          <table:table-cell table:formula="of:=[.X21]+[.X$400]/400" office:value-type="float" office:value="0">
            <text:p>0.000000</text:p>
          </table:table-cell>
          <table:table-cell table:formula="of:=[.Y21]+[.Y$400]/400" office:value-type="float" office:value="0">
            <text:p>0.000000</text:p>
          </table:table-cell>
          <table:table-cell table:formula="of:=[.Z21]+[.Z$400]/400" office:value-type="float" office:value="0">
            <text:p>0.000000</text:p>
          </table:table-cell>
          <table:table-cell table:formula="of:=[.AA21]+[.AA$400]/400" office:value-type="float" office:value="0">
            <text:p>0.000000</text:p>
          </table:table-cell>
          <table:table-cell table:formula="of:=[.AB21]+[.AB$400]/400" office:value-type="float" office:value="0">
            <text:p>0.000000</text:p>
          </table:table-cell>
          <table:table-cell table:formula="of:=[.AC21]+[.AC$400]/400" office:value-type="float" office:value="0">
            <text:p>0.000000</text:p>
          </table:table-cell>
          <table:table-cell table:formula="of:=[.AD21]+[.AD$400]/400" office:value-type="float" office:value="0">
            <text:p>0.000000</text:p>
          </table:table-cell>
        </table:table-row>
        <table:table-row table:style-name="ro1">
          <table:table-cell table:formula="of:=[.A22]+[.A$400]/400" office:value-type="float" office:value="0">
            <text:p>0.000000</text:p>
          </table:table-cell>
          <table:table-cell table:formula="of:=[.B22]+[.B$400]/400" office:value-type="float" office:value="0">
            <text:p>0.000000</text:p>
          </table:table-cell>
          <table:table-cell table:formula="of:=[.C22]+[.C$400]/400" office:value-type="float" office:value="-0.020913805">
            <text:p>-0.020914</text:p>
          </table:table-cell>
          <table:table-cell table:formula="of:=[.D22]+[.D$400]/400" office:value-type="float" office:value="0.04182761">
            <text:p>0.041828</text:p>
          </table:table-cell>
          <table:table-cell table:formula="of:=[.E22]+[.E$400]/400" office:value-type="float" office:value="-0.020913805">
            <text:p>-0.020914</text:p>
          </table:table-cell>
          <table:table-cell table:formula="of:=[.F22]+[.F$400]/400" office:value-type="float" office:value="0">
            <text:p>0.000000</text:p>
          </table:table-cell>
          <table:table-cell table:formula="of:=[.G22]+[.G$400]/400" office:value-type="float" office:value="0">
            <text:p>0.000000</text:p>
          </table:table-cell>
          <table:table-cell table:formula="of:=[.H22]+[.H$400]/400" office:value-type="float" office:value="0">
            <text:p>0.000000</text:p>
          </table:table-cell>
          <table:table-cell table:formula="of:=[.I22]+[.I$400]/400" office:value-type="float" office:value="-0.020913805">
            <text:p>-0.020914</text:p>
          </table:table-cell>
          <table:table-cell table:formula="of:=[.J22]+[.J$400]/400" office:value-type="float" office:value="0.04182761">
            <text:p>0.041828</text:p>
          </table:table-cell>
          <table:table-cell table:formula="of:=[.K22]+[.K$400]/400" office:value-type="float" office:value="-0.020913805">
            <text:p>-0.020914</text:p>
          </table:table-cell>
          <table:table-cell table:formula="of:=[.L22]+[.L$400]/400" office:value-type="float" office:value="0">
            <text:p>0.000000</text:p>
          </table:table-cell>
          <table:table-cell table:formula="of:=[.M22]+[.M$400]/400" office:value-type="float" office:value="0.009599315">
            <text:p>0.009599</text:p>
          </table:table-cell>
          <table:table-cell table:formula="of:=[.N22]+[.N$400]/400" office:value-type="float" office:value="-0.009599315">
            <text:p>-0.009599</text:p>
          </table:table-cell>
          <table:table-cell table:formula="of:=[.O22]+[.O$400]/400" office:value-type="float" office:value="0">
            <text:p>0.000000</text:p>
          </table:table-cell>
          <table:table-cell table:formula="of:=[.P22]+[.P$400]/400" office:value-type="float" office:value="-0.028797945">
            <text:p>-0.028798</text:p>
          </table:table-cell>
          <table:table-cell table:formula="of:=[.Q22]+[.Q$400]/400" office:value-type="float" office:value="0">
            <text:p>0.000000</text:p>
          </table:table-cell>
          <table:table-cell table:formula="of:=[.R22]+[.R$400]/400" office:value-type="float" office:value="0">
            <text:p>0.000000</text:p>
          </table:table-cell>
          <table:table-cell table:formula="of:=[.S22]+[.S$400]/400" office:value-type="float" office:value="0">
            <text:p>0.000000</text:p>
          </table:table-cell>
          <table:table-cell table:formula="of:=[.T22]+[.T$400]/400" office:value-type="float" office:value="0.009599315">
            <text:p>0.009599</text:p>
          </table:table-cell>
          <table:table-cell table:formula="of:=[.U22]+[.U$400]/400" office:value-type="float" office:value="0.009599315">
            <text:p>0.009599</text:p>
          </table:table-cell>
          <table:table-cell table:formula="of:=[.V22]+[.V$400]/400" office:value-type="float" office:value="0">
            <text:p>0.000000</text:p>
          </table:table-cell>
          <table:table-cell table:formula="of:=[.W22]+[.W$400]/400" office:value-type="float" office:value="-0.028797945">
            <text:p>-0.028798</text:p>
          </table:table-cell>
          <table:table-cell table:formula="of:=[.X22]+[.X$400]/400" office:value-type="float" office:value="0">
            <text:p>0.000000</text:p>
          </table:table-cell>
          <table:table-cell table:formula="of:=[.Y22]+[.Y$400]/400" office:value-type="float" office:value="0">
            <text:p>0.000000</text:p>
          </table:table-cell>
          <table:table-cell table:formula="of:=[.Z22]+[.Z$400]/400" office:value-type="float" office:value="0">
            <text:p>0.000000</text:p>
          </table:table-cell>
          <table:table-cell table:formula="of:=[.AA22]+[.AA$400]/400" office:value-type="float" office:value="0">
            <text:p>0.000000</text:p>
          </table:table-cell>
          <table:table-cell table:formula="of:=[.AB22]+[.AB$400]/400" office:value-type="float" office:value="0">
            <text:p>0.000000</text:p>
          </table:table-cell>
          <table:table-cell table:formula="of:=[.AC22]+[.AC$400]/400" office:value-type="float" office:value="0">
            <text:p>0.000000</text:p>
          </table:table-cell>
          <table:table-cell table:formula="of:=[.AD22]+[.AD$400]/400" office:value-type="float" office:value="0">
            <text:p>0.000000</text:p>
          </table:table-cell>
        </table:table-row>
        <table:table-row table:style-name="ro1">
          <table:table-cell table:formula="of:=[.A23]+[.A$400]/400" office:value-type="float" office:value="0">
            <text:p>0.000000</text:p>
          </table:table-cell>
          <table:table-cell table:formula="of:=[.B23]+[.B$400]/400" office:value-type="float" office:value="0">
            <text:p>0.000000</text:p>
          </table:table-cell>
          <table:table-cell table:formula="of:=[.C23]+[.C$400]/400" office:value-type="float" office:value="-0.0218644325">
            <text:p>-0.021864</text:p>
          </table:table-cell>
          <table:table-cell table:formula="of:=[.D23]+[.D$400]/400" office:value-type="float" office:value="0.043728865">
            <text:p>0.043729</text:p>
          </table:table-cell>
          <table:table-cell table:formula="of:=[.E23]+[.E$400]/400" office:value-type="float" office:value="-0.0218644325">
            <text:p>-0.021864</text:p>
          </table:table-cell>
          <table:table-cell table:formula="of:=[.F23]+[.F$400]/400" office:value-type="float" office:value="0">
            <text:p>0.000000</text:p>
          </table:table-cell>
          <table:table-cell table:formula="of:=[.G23]+[.G$400]/400" office:value-type="float" office:value="0">
            <text:p>0.000000</text:p>
          </table:table-cell>
          <table:table-cell table:formula="of:=[.H23]+[.H$400]/400" office:value-type="float" office:value="0">
            <text:p>0.000000</text:p>
          </table:table-cell>
          <table:table-cell table:formula="of:=[.I23]+[.I$400]/400" office:value-type="float" office:value="-0.0218644325">
            <text:p>-0.021864</text:p>
          </table:table-cell>
          <table:table-cell table:formula="of:=[.J23]+[.J$400]/400" office:value-type="float" office:value="0.043728865">
            <text:p>0.043729</text:p>
          </table:table-cell>
          <table:table-cell table:formula="of:=[.K23]+[.K$400]/400" office:value-type="float" office:value="-0.0218644325">
            <text:p>-0.021864</text:p>
          </table:table-cell>
          <table:table-cell table:formula="of:=[.L23]+[.L$400]/400" office:value-type="float" office:value="0">
            <text:p>0.000000</text:p>
          </table:table-cell>
          <table:table-cell table:formula="of:=[.M23]+[.M$400]/400" office:value-type="float" office:value="0.0100356475">
            <text:p>0.010036</text:p>
          </table:table-cell>
          <table:table-cell table:formula="of:=[.N23]+[.N$400]/400" office:value-type="float" office:value="-0.0100356475">
            <text:p>-0.010036</text:p>
          </table:table-cell>
          <table:table-cell table:formula="of:=[.O23]+[.O$400]/400" office:value-type="float" office:value="0">
            <text:p>0.000000</text:p>
          </table:table-cell>
          <table:table-cell table:formula="of:=[.P23]+[.P$400]/400" office:value-type="float" office:value="-0.0301069425">
            <text:p>-0.030107</text:p>
          </table:table-cell>
          <table:table-cell table:formula="of:=[.Q23]+[.Q$400]/400" office:value-type="float" office:value="0">
            <text:p>0.000000</text:p>
          </table:table-cell>
          <table:table-cell table:formula="of:=[.R23]+[.R$400]/400" office:value-type="float" office:value="0">
            <text:p>0.000000</text:p>
          </table:table-cell>
          <table:table-cell table:formula="of:=[.S23]+[.S$400]/400" office:value-type="float" office:value="0">
            <text:p>0.000000</text:p>
          </table:table-cell>
          <table:table-cell table:formula="of:=[.T23]+[.T$400]/400" office:value-type="float" office:value="0.0100356475">
            <text:p>0.010036</text:p>
          </table:table-cell>
          <table:table-cell table:formula="of:=[.U23]+[.U$400]/400" office:value-type="float" office:value="0.0100356475">
            <text:p>0.010036</text:p>
          </table:table-cell>
          <table:table-cell table:formula="of:=[.V23]+[.V$400]/400" office:value-type="float" office:value="0">
            <text:p>0.000000</text:p>
          </table:table-cell>
          <table:table-cell table:formula="of:=[.W23]+[.W$400]/400" office:value-type="float" office:value="-0.0301069425">
            <text:p>-0.030107</text:p>
          </table:table-cell>
          <table:table-cell table:formula="of:=[.X23]+[.X$400]/400" office:value-type="float" office:value="0">
            <text:p>0.000000</text:p>
          </table:table-cell>
          <table:table-cell table:formula="of:=[.Y23]+[.Y$400]/400" office:value-type="float" office:value="0">
            <text:p>0.000000</text:p>
          </table:table-cell>
          <table:table-cell table:formula="of:=[.Z23]+[.Z$400]/400" office:value-type="float" office:value="0">
            <text:p>0.000000</text:p>
          </table:table-cell>
          <table:table-cell table:formula="of:=[.AA23]+[.AA$400]/400" office:value-type="float" office:value="0">
            <text:p>0.000000</text:p>
          </table:table-cell>
          <table:table-cell table:formula="of:=[.AB23]+[.AB$400]/400" office:value-type="float" office:value="0">
            <text:p>0.000000</text:p>
          </table:table-cell>
          <table:table-cell table:formula="of:=[.AC23]+[.AC$400]/400" office:value-type="float" office:value="0">
            <text:p>0.000000</text:p>
          </table:table-cell>
          <table:table-cell table:formula="of:=[.AD23]+[.AD$400]/400" office:value-type="float" office:value="0">
            <text:p>0.000000</text:p>
          </table:table-cell>
        </table:table-row>
        <table:table-row table:style-name="ro1">
          <table:table-cell table:formula="of:=[.A24]+[.A$400]/400" office:value-type="float" office:value="0">
            <text:p>0.000000</text:p>
          </table:table-cell>
          <table:table-cell table:formula="of:=[.B24]+[.B$400]/400" office:value-type="float" office:value="0">
            <text:p>0.000000</text:p>
          </table:table-cell>
          <table:table-cell table:formula="of:=[.C24]+[.C$400]/400" office:value-type="float" office:value="-0.02281506">
            <text:p>-0.022815</text:p>
          </table:table-cell>
          <table:table-cell table:formula="of:=[.D24]+[.D$400]/400" office:value-type="float" office:value="0.04563012">
            <text:p>0.045630</text:p>
          </table:table-cell>
          <table:table-cell table:formula="of:=[.E24]+[.E$400]/400" office:value-type="float" office:value="-0.02281506">
            <text:p>-0.022815</text:p>
          </table:table-cell>
          <table:table-cell table:formula="of:=[.F24]+[.F$400]/400" office:value-type="float" office:value="0">
            <text:p>0.000000</text:p>
          </table:table-cell>
          <table:table-cell table:formula="of:=[.G24]+[.G$400]/400" office:value-type="float" office:value="0">
            <text:p>0.000000</text:p>
          </table:table-cell>
          <table:table-cell table:formula="of:=[.H24]+[.H$400]/400" office:value-type="float" office:value="0">
            <text:p>0.000000</text:p>
          </table:table-cell>
          <table:table-cell table:formula="of:=[.I24]+[.I$400]/400" office:value-type="float" office:value="-0.02281506">
            <text:p>-0.022815</text:p>
          </table:table-cell>
          <table:table-cell table:formula="of:=[.J24]+[.J$400]/400" office:value-type="float" office:value="0.04563012">
            <text:p>0.045630</text:p>
          </table:table-cell>
          <table:table-cell table:formula="of:=[.K24]+[.K$400]/400" office:value-type="float" office:value="-0.02281506">
            <text:p>-0.022815</text:p>
          </table:table-cell>
          <table:table-cell table:formula="of:=[.L24]+[.L$400]/400" office:value-type="float" office:value="0">
            <text:p>0.000000</text:p>
          </table:table-cell>
          <table:table-cell table:formula="of:=[.M24]+[.M$400]/400" office:value-type="float" office:value="0.01047198">
            <text:p>0.010472</text:p>
          </table:table-cell>
          <table:table-cell table:formula="of:=[.N24]+[.N$400]/400" office:value-type="float" office:value="-0.01047198">
            <text:p>-0.010472</text:p>
          </table:table-cell>
          <table:table-cell table:formula="of:=[.O24]+[.O$400]/400" office:value-type="float" office:value="0">
            <text:p>0.000000</text:p>
          </table:table-cell>
          <table:table-cell table:formula="of:=[.P24]+[.P$400]/400" office:value-type="float" office:value="-0.03141594">
            <text:p>-0.031416</text:p>
          </table:table-cell>
          <table:table-cell table:formula="of:=[.Q24]+[.Q$400]/400" office:value-type="float" office:value="0">
            <text:p>0.000000</text:p>
          </table:table-cell>
          <table:table-cell table:formula="of:=[.R24]+[.R$400]/400" office:value-type="float" office:value="0">
            <text:p>0.000000</text:p>
          </table:table-cell>
          <table:table-cell table:formula="of:=[.S24]+[.S$400]/400" office:value-type="float" office:value="0">
            <text:p>0.000000</text:p>
          </table:table-cell>
          <table:table-cell table:formula="of:=[.T24]+[.T$400]/400" office:value-type="float" office:value="0.01047198">
            <text:p>0.010472</text:p>
          </table:table-cell>
          <table:table-cell table:formula="of:=[.U24]+[.U$400]/400" office:value-type="float" office:value="0.01047198">
            <text:p>0.010472</text:p>
          </table:table-cell>
          <table:table-cell table:formula="of:=[.V24]+[.V$400]/400" office:value-type="float" office:value="0">
            <text:p>0.000000</text:p>
          </table:table-cell>
          <table:table-cell table:formula="of:=[.W24]+[.W$400]/400" office:value-type="float" office:value="-0.03141594">
            <text:p>-0.031416</text:p>
          </table:table-cell>
          <table:table-cell table:formula="of:=[.X24]+[.X$400]/400" office:value-type="float" office:value="0">
            <text:p>0.000000</text:p>
          </table:table-cell>
          <table:table-cell table:formula="of:=[.Y24]+[.Y$400]/400" office:value-type="float" office:value="0">
            <text:p>0.000000</text:p>
          </table:table-cell>
          <table:table-cell table:formula="of:=[.Z24]+[.Z$400]/400" office:value-type="float" office:value="0">
            <text:p>0.000000</text:p>
          </table:table-cell>
          <table:table-cell table:formula="of:=[.AA24]+[.AA$400]/400" office:value-type="float" office:value="0">
            <text:p>0.000000</text:p>
          </table:table-cell>
          <table:table-cell table:formula="of:=[.AB24]+[.AB$400]/400" office:value-type="float" office:value="0">
            <text:p>0.000000</text:p>
          </table:table-cell>
          <table:table-cell table:formula="of:=[.AC24]+[.AC$400]/400" office:value-type="float" office:value="0">
            <text:p>0.000000</text:p>
          </table:table-cell>
          <table:table-cell table:formula="of:=[.AD24]+[.AD$400]/400" office:value-type="float" office:value="0">
            <text:p>0.000000</text:p>
          </table:table-cell>
        </table:table-row>
        <table:table-row table:style-name="ro1">
          <table:table-cell table:formula="of:=[.A25]+[.A$400]/400" office:value-type="float" office:value="0">
            <text:p>0.000000</text:p>
          </table:table-cell>
          <table:table-cell table:formula="of:=[.B25]+[.B$400]/400" office:value-type="float" office:value="0">
            <text:p>0.000000</text:p>
          </table:table-cell>
          <table:table-cell table:formula="of:=[.C25]+[.C$400]/400" office:value-type="float" office:value="-0.0237656875">
            <text:p>-0.023766</text:p>
          </table:table-cell>
          <table:table-cell table:formula="of:=[.D25]+[.D$400]/400" office:value-type="float" office:value="0.047531375">
            <text:p>0.047531</text:p>
          </table:table-cell>
          <table:table-cell table:formula="of:=[.E25]+[.E$400]/400" office:value-type="float" office:value="-0.0237656875">
            <text:p>-0.023766</text:p>
          </table:table-cell>
          <table:table-cell table:formula="of:=[.F25]+[.F$400]/400" office:value-type="float" office:value="0">
            <text:p>0.000000</text:p>
          </table:table-cell>
          <table:table-cell table:formula="of:=[.G25]+[.G$400]/400" office:value-type="float" office:value="0">
            <text:p>0.000000</text:p>
          </table:table-cell>
          <table:table-cell table:formula="of:=[.H25]+[.H$400]/400" office:value-type="float" office:value="0">
            <text:p>0.000000</text:p>
          </table:table-cell>
          <table:table-cell table:formula="of:=[.I25]+[.I$400]/400" office:value-type="float" office:value="-0.0237656875">
            <text:p>-0.023766</text:p>
          </table:table-cell>
          <table:table-cell table:formula="of:=[.J25]+[.J$400]/400" office:value-type="float" office:value="0.047531375">
            <text:p>0.047531</text:p>
          </table:table-cell>
          <table:table-cell table:formula="of:=[.K25]+[.K$400]/400" office:value-type="float" office:value="-0.0237656875">
            <text:p>-0.023766</text:p>
          </table:table-cell>
          <table:table-cell table:formula="of:=[.L25]+[.L$400]/400" office:value-type="float" office:value="0">
            <text:p>0.000000</text:p>
          </table:table-cell>
          <table:table-cell table:formula="of:=[.M25]+[.M$400]/400" office:value-type="float" office:value="0.0109083125">
            <text:p>0.010908</text:p>
          </table:table-cell>
          <table:table-cell table:formula="of:=[.N25]+[.N$400]/400" office:value-type="float" office:value="-0.0109083125">
            <text:p>-0.010908</text:p>
          </table:table-cell>
          <table:table-cell table:formula="of:=[.O25]+[.O$400]/400" office:value-type="float" office:value="0">
            <text:p>0.000000</text:p>
          </table:table-cell>
          <table:table-cell table:formula="of:=[.P25]+[.P$400]/400" office:value-type="float" office:value="-0.0327249375">
            <text:p>-0.032725</text:p>
          </table:table-cell>
          <table:table-cell table:formula="of:=[.Q25]+[.Q$400]/400" office:value-type="float" office:value="0">
            <text:p>0.000000</text:p>
          </table:table-cell>
          <table:table-cell table:formula="of:=[.R25]+[.R$400]/400" office:value-type="float" office:value="0">
            <text:p>0.000000</text:p>
          </table:table-cell>
          <table:table-cell table:formula="of:=[.S25]+[.S$400]/400" office:value-type="float" office:value="0">
            <text:p>0.000000</text:p>
          </table:table-cell>
          <table:table-cell table:formula="of:=[.T25]+[.T$400]/400" office:value-type="float" office:value="0.0109083125">
            <text:p>0.010908</text:p>
          </table:table-cell>
          <table:table-cell table:formula="of:=[.U25]+[.U$400]/400" office:value-type="float" office:value="0.0109083125">
            <text:p>0.010908</text:p>
          </table:table-cell>
          <table:table-cell table:formula="of:=[.V25]+[.V$400]/400" office:value-type="float" office:value="0">
            <text:p>0.000000</text:p>
          </table:table-cell>
          <table:table-cell table:formula="of:=[.W25]+[.W$400]/400" office:value-type="float" office:value="-0.0327249375">
            <text:p>-0.032725</text:p>
          </table:table-cell>
          <table:table-cell table:formula="of:=[.X25]+[.X$400]/400" office:value-type="float" office:value="0">
            <text:p>0.000000</text:p>
          </table:table-cell>
          <table:table-cell table:formula="of:=[.Y25]+[.Y$400]/400" office:value-type="float" office:value="0">
            <text:p>0.000000</text:p>
          </table:table-cell>
          <table:table-cell table:formula="of:=[.Z25]+[.Z$400]/400" office:value-type="float" office:value="0">
            <text:p>0.000000</text:p>
          </table:table-cell>
          <table:table-cell table:formula="of:=[.AA25]+[.AA$400]/400" office:value-type="float" office:value="0">
            <text:p>0.000000</text:p>
          </table:table-cell>
          <table:table-cell table:formula="of:=[.AB25]+[.AB$400]/400" office:value-type="float" office:value="0">
            <text:p>0.000000</text:p>
          </table:table-cell>
          <table:table-cell table:formula="of:=[.AC25]+[.AC$400]/400" office:value-type="float" office:value="0">
            <text:p>0.000000</text:p>
          </table:table-cell>
          <table:table-cell table:formula="of:=[.AD25]+[.AD$400]/400" office:value-type="float" office:value="0">
            <text:p>0.000000</text:p>
          </table:table-cell>
        </table:table-row>
        <table:table-row table:style-name="ro1">
          <table:table-cell table:formula="of:=[.A26]+[.A$400]/400" office:value-type="float" office:value="0">
            <text:p>0.000000</text:p>
          </table:table-cell>
          <table:table-cell table:formula="of:=[.B26]+[.B$400]/400" office:value-type="float" office:value="0">
            <text:p>0.000000</text:p>
          </table:table-cell>
          <table:table-cell table:formula="of:=[.C26]+[.C$400]/400" office:value-type="float" office:value="-0.024716315">
            <text:p>-0.024716</text:p>
          </table:table-cell>
          <table:table-cell table:formula="of:=[.D26]+[.D$400]/400" office:value-type="float" office:value="0.04943263">
            <text:p>0.049433</text:p>
          </table:table-cell>
          <table:table-cell table:formula="of:=[.E26]+[.E$400]/400" office:value-type="float" office:value="-0.024716315">
            <text:p>-0.024716</text:p>
          </table:table-cell>
          <table:table-cell table:formula="of:=[.F26]+[.F$400]/400" office:value-type="float" office:value="0">
            <text:p>0.000000</text:p>
          </table:table-cell>
          <table:table-cell table:formula="of:=[.G26]+[.G$400]/400" office:value-type="float" office:value="0">
            <text:p>0.000000</text:p>
          </table:table-cell>
          <table:table-cell table:formula="of:=[.H26]+[.H$400]/400" office:value-type="float" office:value="0">
            <text:p>0.000000</text:p>
          </table:table-cell>
          <table:table-cell table:formula="of:=[.I26]+[.I$400]/400" office:value-type="float" office:value="-0.024716315">
            <text:p>-0.024716</text:p>
          </table:table-cell>
          <table:table-cell table:formula="of:=[.J26]+[.J$400]/400" office:value-type="float" office:value="0.04943263">
            <text:p>0.049433</text:p>
          </table:table-cell>
          <table:table-cell table:formula="of:=[.K26]+[.K$400]/400" office:value-type="float" office:value="-0.024716315">
            <text:p>-0.024716</text:p>
          </table:table-cell>
          <table:table-cell table:formula="of:=[.L26]+[.L$400]/400" office:value-type="float" office:value="0">
            <text:p>0.000000</text:p>
          </table:table-cell>
          <table:table-cell table:formula="of:=[.M26]+[.M$400]/400" office:value-type="float" office:value="0.011344645">
            <text:p>0.011345</text:p>
          </table:table-cell>
          <table:table-cell table:formula="of:=[.N26]+[.N$400]/400" office:value-type="float" office:value="-0.011344645">
            <text:p>-0.011345</text:p>
          </table:table-cell>
          <table:table-cell table:formula="of:=[.O26]+[.O$400]/400" office:value-type="float" office:value="0">
            <text:p>0.000000</text:p>
          </table:table-cell>
          <table:table-cell table:formula="of:=[.P26]+[.P$400]/400" office:value-type="float" office:value="-0.034033935">
            <text:p>-0.034034</text:p>
          </table:table-cell>
          <table:table-cell table:formula="of:=[.Q26]+[.Q$400]/400" office:value-type="float" office:value="0">
            <text:p>0.000000</text:p>
          </table:table-cell>
          <table:table-cell table:formula="of:=[.R26]+[.R$400]/400" office:value-type="float" office:value="0">
            <text:p>0.000000</text:p>
          </table:table-cell>
          <table:table-cell table:formula="of:=[.S26]+[.S$400]/400" office:value-type="float" office:value="0">
            <text:p>0.000000</text:p>
          </table:table-cell>
          <table:table-cell table:formula="of:=[.T26]+[.T$400]/400" office:value-type="float" office:value="0.011344645">
            <text:p>0.011345</text:p>
          </table:table-cell>
          <table:table-cell table:formula="of:=[.U26]+[.U$400]/400" office:value-type="float" office:value="0.011344645">
            <text:p>0.011345</text:p>
          </table:table-cell>
          <table:table-cell table:formula="of:=[.V26]+[.V$400]/400" office:value-type="float" office:value="0">
            <text:p>0.000000</text:p>
          </table:table-cell>
          <table:table-cell table:formula="of:=[.W26]+[.W$400]/400" office:value-type="float" office:value="-0.034033935">
            <text:p>-0.034034</text:p>
          </table:table-cell>
          <table:table-cell table:formula="of:=[.X26]+[.X$400]/400" office:value-type="float" office:value="0">
            <text:p>0.000000</text:p>
          </table:table-cell>
          <table:table-cell table:formula="of:=[.Y26]+[.Y$400]/400" office:value-type="float" office:value="0">
            <text:p>0.000000</text:p>
          </table:table-cell>
          <table:table-cell table:formula="of:=[.Z26]+[.Z$400]/400" office:value-type="float" office:value="0">
            <text:p>0.000000</text:p>
          </table:table-cell>
          <table:table-cell table:formula="of:=[.AA26]+[.AA$400]/400" office:value-type="float" office:value="0">
            <text:p>0.000000</text:p>
          </table:table-cell>
          <table:table-cell table:formula="of:=[.AB26]+[.AB$400]/400" office:value-type="float" office:value="0">
            <text:p>0.000000</text:p>
          </table:table-cell>
          <table:table-cell table:formula="of:=[.AC26]+[.AC$400]/400" office:value-type="float" office:value="0">
            <text:p>0.000000</text:p>
          </table:table-cell>
          <table:table-cell table:formula="of:=[.AD26]+[.AD$400]/400" office:value-type="float" office:value="0">
            <text:p>0.000000</text:p>
          </table:table-cell>
        </table:table-row>
        <table:table-row table:style-name="ro1">
          <table:table-cell table:formula="of:=[.A27]+[.A$400]/400" office:value-type="float" office:value="0">
            <text:p>0.000000</text:p>
          </table:table-cell>
          <table:table-cell table:formula="of:=[.B27]+[.B$400]/400" office:value-type="float" office:value="0">
            <text:p>0.000000</text:p>
          </table:table-cell>
          <table:table-cell table:formula="of:=[.C27]+[.C$400]/400" office:value-type="float" office:value="-0.0256669425">
            <text:p>-0.025667</text:p>
          </table:table-cell>
          <table:table-cell table:formula="of:=[.D27]+[.D$400]/400" office:value-type="float" office:value="0.051333885">
            <text:p>0.051334</text:p>
          </table:table-cell>
          <table:table-cell table:formula="of:=[.E27]+[.E$400]/400" office:value-type="float" office:value="-0.0256669425">
            <text:p>-0.025667</text:p>
          </table:table-cell>
          <table:table-cell table:formula="of:=[.F27]+[.F$400]/400" office:value-type="float" office:value="0">
            <text:p>0.000000</text:p>
          </table:table-cell>
          <table:table-cell table:formula="of:=[.G27]+[.G$400]/400" office:value-type="float" office:value="0">
            <text:p>0.000000</text:p>
          </table:table-cell>
          <table:table-cell table:formula="of:=[.H27]+[.H$400]/400" office:value-type="float" office:value="0">
            <text:p>0.000000</text:p>
          </table:table-cell>
          <table:table-cell table:formula="of:=[.I27]+[.I$400]/400" office:value-type="float" office:value="-0.0256669425">
            <text:p>-0.025667</text:p>
          </table:table-cell>
          <table:table-cell table:formula="of:=[.J27]+[.J$400]/400" office:value-type="float" office:value="0.051333885">
            <text:p>0.051334</text:p>
          </table:table-cell>
          <table:table-cell table:formula="of:=[.K27]+[.K$400]/400" office:value-type="float" office:value="-0.0256669425">
            <text:p>-0.025667</text:p>
          </table:table-cell>
          <table:table-cell table:formula="of:=[.L27]+[.L$400]/400" office:value-type="float" office:value="0">
            <text:p>0.000000</text:p>
          </table:table-cell>
          <table:table-cell table:formula="of:=[.M27]+[.M$400]/400" office:value-type="float" office:value="0.0117809775">
            <text:p>0.011781</text:p>
          </table:table-cell>
          <table:table-cell table:formula="of:=[.N27]+[.N$400]/400" office:value-type="float" office:value="-0.0117809775">
            <text:p>-0.011781</text:p>
          </table:table-cell>
          <table:table-cell table:formula="of:=[.O27]+[.O$400]/400" office:value-type="float" office:value="0">
            <text:p>0.000000</text:p>
          </table:table-cell>
          <table:table-cell table:formula="of:=[.P27]+[.P$400]/400" office:value-type="float" office:value="-0.0353429325">
            <text:p>-0.035343</text:p>
          </table:table-cell>
          <table:table-cell table:formula="of:=[.Q27]+[.Q$400]/400" office:value-type="float" office:value="0">
            <text:p>0.000000</text:p>
          </table:table-cell>
          <table:table-cell table:formula="of:=[.R27]+[.R$400]/400" office:value-type="float" office:value="0">
            <text:p>0.000000</text:p>
          </table:table-cell>
          <table:table-cell table:formula="of:=[.S27]+[.S$400]/400" office:value-type="float" office:value="0">
            <text:p>0.000000</text:p>
          </table:table-cell>
          <table:table-cell table:formula="of:=[.T27]+[.T$400]/400" office:value-type="float" office:value="0.0117809775">
            <text:p>0.011781</text:p>
          </table:table-cell>
          <table:table-cell table:formula="of:=[.U27]+[.U$400]/400" office:value-type="float" office:value="0.0117809775">
            <text:p>0.011781</text:p>
          </table:table-cell>
          <table:table-cell table:formula="of:=[.V27]+[.V$400]/400" office:value-type="float" office:value="0">
            <text:p>0.000000</text:p>
          </table:table-cell>
          <table:table-cell table:formula="of:=[.W27]+[.W$400]/400" office:value-type="float" office:value="-0.0353429325">
            <text:p>-0.035343</text:p>
          </table:table-cell>
          <table:table-cell table:formula="of:=[.X27]+[.X$400]/400" office:value-type="float" office:value="0">
            <text:p>0.000000</text:p>
          </table:table-cell>
          <table:table-cell table:formula="of:=[.Y27]+[.Y$400]/400" office:value-type="float" office:value="0">
            <text:p>0.000000</text:p>
          </table:table-cell>
          <table:table-cell table:formula="of:=[.Z27]+[.Z$400]/400" office:value-type="float" office:value="0">
            <text:p>0.000000</text:p>
          </table:table-cell>
          <table:table-cell table:formula="of:=[.AA27]+[.AA$400]/400" office:value-type="float" office:value="0">
            <text:p>0.000000</text:p>
          </table:table-cell>
          <table:table-cell table:formula="of:=[.AB27]+[.AB$400]/400" office:value-type="float" office:value="0">
            <text:p>0.000000</text:p>
          </table:table-cell>
          <table:table-cell table:formula="of:=[.AC27]+[.AC$400]/400" office:value-type="float" office:value="0">
            <text:p>0.000000</text:p>
          </table:table-cell>
          <table:table-cell table:formula="of:=[.AD27]+[.AD$400]/400" office:value-type="float" office:value="0">
            <text:p>0.000000</text:p>
          </table:table-cell>
        </table:table-row>
        <table:table-row table:style-name="ro1">
          <table:table-cell table:formula="of:=[.A28]+[.A$400]/400" office:value-type="float" office:value="0">
            <text:p>0.000000</text:p>
          </table:table-cell>
          <table:table-cell table:formula="of:=[.B28]+[.B$400]/400" office:value-type="float" office:value="0">
            <text:p>0.000000</text:p>
          </table:table-cell>
          <table:table-cell table:formula="of:=[.C28]+[.C$400]/400" office:value-type="float" office:value="-0.02661757">
            <text:p>-0.026618</text:p>
          </table:table-cell>
          <table:table-cell table:formula="of:=[.D28]+[.D$400]/400" office:value-type="float" office:value="0.05323514">
            <text:p>0.053235</text:p>
          </table:table-cell>
          <table:table-cell table:formula="of:=[.E28]+[.E$400]/400" office:value-type="float" office:value="-0.02661757">
            <text:p>-0.026618</text:p>
          </table:table-cell>
          <table:table-cell table:formula="of:=[.F28]+[.F$400]/400" office:value-type="float" office:value="0">
            <text:p>0.000000</text:p>
          </table:table-cell>
          <table:table-cell table:formula="of:=[.G28]+[.G$400]/400" office:value-type="float" office:value="0">
            <text:p>0.000000</text:p>
          </table:table-cell>
          <table:table-cell table:formula="of:=[.H28]+[.H$400]/400" office:value-type="float" office:value="0">
            <text:p>0.000000</text:p>
          </table:table-cell>
          <table:table-cell table:formula="of:=[.I28]+[.I$400]/400" office:value-type="float" office:value="-0.02661757">
            <text:p>-0.026618</text:p>
          </table:table-cell>
          <table:table-cell table:formula="of:=[.J28]+[.J$400]/400" office:value-type="float" office:value="0.05323514">
            <text:p>0.053235</text:p>
          </table:table-cell>
          <table:table-cell table:formula="of:=[.K28]+[.K$400]/400" office:value-type="float" office:value="-0.02661757">
            <text:p>-0.026618</text:p>
          </table:table-cell>
          <table:table-cell table:formula="of:=[.L28]+[.L$400]/400" office:value-type="float" office:value="0">
            <text:p>0.000000</text:p>
          </table:table-cell>
          <table:table-cell table:formula="of:=[.M28]+[.M$400]/400" office:value-type="float" office:value="0.01221731">
            <text:p>0.012217</text:p>
          </table:table-cell>
          <table:table-cell table:formula="of:=[.N28]+[.N$400]/400" office:value-type="float" office:value="-0.01221731">
            <text:p>-0.012217</text:p>
          </table:table-cell>
          <table:table-cell table:formula="of:=[.O28]+[.O$400]/400" office:value-type="float" office:value="0">
            <text:p>0.000000</text:p>
          </table:table-cell>
          <table:table-cell table:formula="of:=[.P28]+[.P$400]/400" office:value-type="float" office:value="-0.03665193">
            <text:p>-0.036652</text:p>
          </table:table-cell>
          <table:table-cell table:formula="of:=[.Q28]+[.Q$400]/400" office:value-type="float" office:value="0">
            <text:p>0.000000</text:p>
          </table:table-cell>
          <table:table-cell table:formula="of:=[.R28]+[.R$400]/400" office:value-type="float" office:value="0">
            <text:p>0.000000</text:p>
          </table:table-cell>
          <table:table-cell table:formula="of:=[.S28]+[.S$400]/400" office:value-type="float" office:value="0">
            <text:p>0.000000</text:p>
          </table:table-cell>
          <table:table-cell table:formula="of:=[.T28]+[.T$400]/400" office:value-type="float" office:value="0.01221731">
            <text:p>0.012217</text:p>
          </table:table-cell>
          <table:table-cell table:formula="of:=[.U28]+[.U$400]/400" office:value-type="float" office:value="0.01221731">
            <text:p>0.012217</text:p>
          </table:table-cell>
          <table:table-cell table:formula="of:=[.V28]+[.V$400]/400" office:value-type="float" office:value="0">
            <text:p>0.000000</text:p>
          </table:table-cell>
          <table:table-cell table:formula="of:=[.W28]+[.W$400]/400" office:value-type="float" office:value="-0.03665193">
            <text:p>-0.036652</text:p>
          </table:table-cell>
          <table:table-cell table:formula="of:=[.X28]+[.X$400]/400" office:value-type="float" office:value="0">
            <text:p>0.000000</text:p>
          </table:table-cell>
          <table:table-cell table:formula="of:=[.Y28]+[.Y$400]/400" office:value-type="float" office:value="0">
            <text:p>0.000000</text:p>
          </table:table-cell>
          <table:table-cell table:formula="of:=[.Z28]+[.Z$400]/400" office:value-type="float" office:value="0">
            <text:p>0.000000</text:p>
          </table:table-cell>
          <table:table-cell table:formula="of:=[.AA28]+[.AA$400]/400" office:value-type="float" office:value="0">
            <text:p>0.000000</text:p>
          </table:table-cell>
          <table:table-cell table:formula="of:=[.AB28]+[.AB$400]/400" office:value-type="float" office:value="0">
            <text:p>0.000000</text:p>
          </table:table-cell>
          <table:table-cell table:formula="of:=[.AC28]+[.AC$400]/400" office:value-type="float" office:value="0">
            <text:p>0.000000</text:p>
          </table:table-cell>
          <table:table-cell table:formula="of:=[.AD28]+[.AD$400]/400" office:value-type="float" office:value="0">
            <text:p>0.000000</text:p>
          </table:table-cell>
        </table:table-row>
        <table:table-row table:style-name="ro1">
          <table:table-cell table:formula="of:=[.A29]+[.A$400]/400" office:value-type="float" office:value="0">
            <text:p>0.000000</text:p>
          </table:table-cell>
          <table:table-cell table:formula="of:=[.B29]+[.B$400]/400" office:value-type="float" office:value="0">
            <text:p>0.000000</text:p>
          </table:table-cell>
          <table:table-cell table:formula="of:=[.C29]+[.C$400]/400" office:value-type="float" office:value="-0.0275681975">
            <text:p>-0.027568</text:p>
          </table:table-cell>
          <table:table-cell table:formula="of:=[.D29]+[.D$400]/400" office:value-type="float" office:value="0.055136395">
            <text:p>0.055136</text:p>
          </table:table-cell>
          <table:table-cell table:formula="of:=[.E29]+[.E$400]/400" office:value-type="float" office:value="-0.0275681975">
            <text:p>-0.027568</text:p>
          </table:table-cell>
          <table:table-cell table:formula="of:=[.F29]+[.F$400]/400" office:value-type="float" office:value="0">
            <text:p>0.000000</text:p>
          </table:table-cell>
          <table:table-cell table:formula="of:=[.G29]+[.G$400]/400" office:value-type="float" office:value="0">
            <text:p>0.000000</text:p>
          </table:table-cell>
          <table:table-cell table:formula="of:=[.H29]+[.H$400]/400" office:value-type="float" office:value="0">
            <text:p>0.000000</text:p>
          </table:table-cell>
          <table:table-cell table:formula="of:=[.I29]+[.I$400]/400" office:value-type="float" office:value="-0.0275681975">
            <text:p>-0.027568</text:p>
          </table:table-cell>
          <table:table-cell table:formula="of:=[.J29]+[.J$400]/400" office:value-type="float" office:value="0.055136395">
            <text:p>0.055136</text:p>
          </table:table-cell>
          <table:table-cell table:formula="of:=[.K29]+[.K$400]/400" office:value-type="float" office:value="-0.0275681975">
            <text:p>-0.027568</text:p>
          </table:table-cell>
          <table:table-cell table:formula="of:=[.L29]+[.L$400]/400" office:value-type="float" office:value="0">
            <text:p>0.000000</text:p>
          </table:table-cell>
          <table:table-cell table:formula="of:=[.M29]+[.M$400]/400" office:value-type="float" office:value="0.0126536425">
            <text:p>0.012654</text:p>
          </table:table-cell>
          <table:table-cell table:formula="of:=[.N29]+[.N$400]/400" office:value-type="float" office:value="-0.0126536425">
            <text:p>-0.012654</text:p>
          </table:table-cell>
          <table:table-cell table:formula="of:=[.O29]+[.O$400]/400" office:value-type="float" office:value="0">
            <text:p>0.000000</text:p>
          </table:table-cell>
          <table:table-cell table:formula="of:=[.P29]+[.P$400]/400" office:value-type="float" office:value="-0.0379609275">
            <text:p>-0.037961</text:p>
          </table:table-cell>
          <table:table-cell table:formula="of:=[.Q29]+[.Q$400]/400" office:value-type="float" office:value="0">
            <text:p>0.000000</text:p>
          </table:table-cell>
          <table:table-cell table:formula="of:=[.R29]+[.R$400]/400" office:value-type="float" office:value="0">
            <text:p>0.000000</text:p>
          </table:table-cell>
          <table:table-cell table:formula="of:=[.S29]+[.S$400]/400" office:value-type="float" office:value="0">
            <text:p>0.000000</text:p>
          </table:table-cell>
          <table:table-cell table:formula="of:=[.T29]+[.T$400]/400" office:value-type="float" office:value="0.0126536425">
            <text:p>0.012654</text:p>
          </table:table-cell>
          <table:table-cell table:formula="of:=[.U29]+[.U$400]/400" office:value-type="float" office:value="0.0126536425">
            <text:p>0.012654</text:p>
          </table:table-cell>
          <table:table-cell table:formula="of:=[.V29]+[.V$400]/400" office:value-type="float" office:value="0">
            <text:p>0.000000</text:p>
          </table:table-cell>
          <table:table-cell table:formula="of:=[.W29]+[.W$400]/400" office:value-type="float" office:value="-0.0379609275">
            <text:p>-0.037961</text:p>
          </table:table-cell>
          <table:table-cell table:formula="of:=[.X29]+[.X$400]/400" office:value-type="float" office:value="0">
            <text:p>0.000000</text:p>
          </table:table-cell>
          <table:table-cell table:formula="of:=[.Y29]+[.Y$400]/400" office:value-type="float" office:value="0">
            <text:p>0.000000</text:p>
          </table:table-cell>
          <table:table-cell table:formula="of:=[.Z29]+[.Z$400]/400" office:value-type="float" office:value="0">
            <text:p>0.000000</text:p>
          </table:table-cell>
          <table:table-cell table:formula="of:=[.AA29]+[.AA$400]/400" office:value-type="float" office:value="0">
            <text:p>0.000000</text:p>
          </table:table-cell>
          <table:table-cell table:formula="of:=[.AB29]+[.AB$400]/400" office:value-type="float" office:value="0">
            <text:p>0.000000</text:p>
          </table:table-cell>
          <table:table-cell table:formula="of:=[.AC29]+[.AC$400]/400" office:value-type="float" office:value="0">
            <text:p>0.000000</text:p>
          </table:table-cell>
          <table:table-cell table:formula="of:=[.AD29]+[.AD$400]/400" office:value-type="float" office:value="0">
            <text:p>0.000000</text:p>
          </table:table-cell>
        </table:table-row>
        <table:table-row table:style-name="ro1">
          <table:table-cell table:formula="of:=[.A30]+[.A$400]/400" office:value-type="float" office:value="0">
            <text:p>0.000000</text:p>
          </table:table-cell>
          <table:table-cell table:formula="of:=[.B30]+[.B$400]/400" office:value-type="float" office:value="0">
            <text:p>0.000000</text:p>
          </table:table-cell>
          <table:table-cell table:formula="of:=[.C30]+[.C$400]/400" office:value-type="float" office:value="-0.028518825">
            <text:p>-0.028519</text:p>
          </table:table-cell>
          <table:table-cell table:formula="of:=[.D30]+[.D$400]/400" office:value-type="float" office:value="0.05703765">
            <text:p>0.057038</text:p>
          </table:table-cell>
          <table:table-cell table:formula="of:=[.E30]+[.E$400]/400" office:value-type="float" office:value="-0.028518825">
            <text:p>-0.028519</text:p>
          </table:table-cell>
          <table:table-cell table:formula="of:=[.F30]+[.F$400]/400" office:value-type="float" office:value="0">
            <text:p>0.000000</text:p>
          </table:table-cell>
          <table:table-cell table:formula="of:=[.G30]+[.G$400]/400" office:value-type="float" office:value="0">
            <text:p>0.000000</text:p>
          </table:table-cell>
          <table:table-cell table:formula="of:=[.H30]+[.H$400]/400" office:value-type="float" office:value="0">
            <text:p>0.000000</text:p>
          </table:table-cell>
          <table:table-cell table:formula="of:=[.I30]+[.I$400]/400" office:value-type="float" office:value="-0.028518825">
            <text:p>-0.028519</text:p>
          </table:table-cell>
          <table:table-cell table:formula="of:=[.J30]+[.J$400]/400" office:value-type="float" office:value="0.05703765">
            <text:p>0.057038</text:p>
          </table:table-cell>
          <table:table-cell table:formula="of:=[.K30]+[.K$400]/400" office:value-type="float" office:value="-0.028518825">
            <text:p>-0.028519</text:p>
          </table:table-cell>
          <table:table-cell table:formula="of:=[.L30]+[.L$400]/400" office:value-type="float" office:value="0">
            <text:p>0.000000</text:p>
          </table:table-cell>
          <table:table-cell table:formula="of:=[.M30]+[.M$400]/400" office:value-type="float" office:value="0.013089975">
            <text:p>0.013090</text:p>
          </table:table-cell>
          <table:table-cell table:formula="of:=[.N30]+[.N$400]/400" office:value-type="float" office:value="-0.013089975">
            <text:p>-0.013090</text:p>
          </table:table-cell>
          <table:table-cell table:formula="of:=[.O30]+[.O$400]/400" office:value-type="float" office:value="0">
            <text:p>0.000000</text:p>
          </table:table-cell>
          <table:table-cell table:formula="of:=[.P30]+[.P$400]/400" office:value-type="float" office:value="-0.039269925">
            <text:p>-0.039270</text:p>
          </table:table-cell>
          <table:table-cell table:formula="of:=[.Q30]+[.Q$400]/400" office:value-type="float" office:value="0">
            <text:p>0.000000</text:p>
          </table:table-cell>
          <table:table-cell table:formula="of:=[.R30]+[.R$400]/400" office:value-type="float" office:value="0">
            <text:p>0.000000</text:p>
          </table:table-cell>
          <table:table-cell table:formula="of:=[.S30]+[.S$400]/400" office:value-type="float" office:value="0">
            <text:p>0.000000</text:p>
          </table:table-cell>
          <table:table-cell table:formula="of:=[.T30]+[.T$400]/400" office:value-type="float" office:value="0.013089975">
            <text:p>0.013090</text:p>
          </table:table-cell>
          <table:table-cell table:formula="of:=[.U30]+[.U$400]/400" office:value-type="float" office:value="0.013089975">
            <text:p>0.013090</text:p>
          </table:table-cell>
          <table:table-cell table:formula="of:=[.V30]+[.V$400]/400" office:value-type="float" office:value="0">
            <text:p>0.000000</text:p>
          </table:table-cell>
          <table:table-cell table:formula="of:=[.W30]+[.W$400]/400" office:value-type="float" office:value="-0.039269925">
            <text:p>-0.039270</text:p>
          </table:table-cell>
          <table:table-cell table:formula="of:=[.X30]+[.X$400]/400" office:value-type="float" office:value="0">
            <text:p>0.000000</text:p>
          </table:table-cell>
          <table:table-cell table:formula="of:=[.Y30]+[.Y$400]/400" office:value-type="float" office:value="0">
            <text:p>0.000000</text:p>
          </table:table-cell>
          <table:table-cell table:formula="of:=[.Z30]+[.Z$400]/400" office:value-type="float" office:value="0">
            <text:p>0.000000</text:p>
          </table:table-cell>
          <table:table-cell table:formula="of:=[.AA30]+[.AA$400]/400" office:value-type="float" office:value="0">
            <text:p>0.000000</text:p>
          </table:table-cell>
          <table:table-cell table:formula="of:=[.AB30]+[.AB$400]/400" office:value-type="float" office:value="0">
            <text:p>0.000000</text:p>
          </table:table-cell>
          <table:table-cell table:formula="of:=[.AC30]+[.AC$400]/400" office:value-type="float" office:value="0">
            <text:p>0.000000</text:p>
          </table:table-cell>
          <table:table-cell table:formula="of:=[.AD30]+[.AD$400]/400" office:value-type="float" office:value="0">
            <text:p>0.000000</text:p>
          </table:table-cell>
        </table:table-row>
        <table:table-row table:style-name="ro1">
          <table:table-cell table:formula="of:=[.A31]+[.A$400]/400" office:value-type="float" office:value="0">
            <text:p>0.000000</text:p>
          </table:table-cell>
          <table:table-cell table:formula="of:=[.B31]+[.B$400]/400" office:value-type="float" office:value="0">
            <text:p>0.000000</text:p>
          </table:table-cell>
          <table:table-cell table:formula="of:=[.C31]+[.C$400]/400" office:value-type="float" office:value="-0.0294694525">
            <text:p>-0.029469</text:p>
          </table:table-cell>
          <table:table-cell table:formula="of:=[.D31]+[.D$400]/400" office:value-type="float" office:value="0.058938905">
            <text:p>0.058939</text:p>
          </table:table-cell>
          <table:table-cell table:formula="of:=[.E31]+[.E$400]/400" office:value-type="float" office:value="-0.0294694525">
            <text:p>-0.029469</text:p>
          </table:table-cell>
          <table:table-cell table:formula="of:=[.F31]+[.F$400]/400" office:value-type="float" office:value="0">
            <text:p>0.000000</text:p>
          </table:table-cell>
          <table:table-cell table:formula="of:=[.G31]+[.G$400]/400" office:value-type="float" office:value="0">
            <text:p>0.000000</text:p>
          </table:table-cell>
          <table:table-cell table:formula="of:=[.H31]+[.H$400]/400" office:value-type="float" office:value="0">
            <text:p>0.000000</text:p>
          </table:table-cell>
          <table:table-cell table:formula="of:=[.I31]+[.I$400]/400" office:value-type="float" office:value="-0.0294694525">
            <text:p>-0.029469</text:p>
          </table:table-cell>
          <table:table-cell table:formula="of:=[.J31]+[.J$400]/400" office:value-type="float" office:value="0.058938905">
            <text:p>0.058939</text:p>
          </table:table-cell>
          <table:table-cell table:formula="of:=[.K31]+[.K$400]/400" office:value-type="float" office:value="-0.0294694525">
            <text:p>-0.029469</text:p>
          </table:table-cell>
          <table:table-cell table:formula="of:=[.L31]+[.L$400]/400" office:value-type="float" office:value="0">
            <text:p>0.000000</text:p>
          </table:table-cell>
          <table:table-cell table:formula="of:=[.M31]+[.M$400]/400" office:value-type="float" office:value="0.0135263075">
            <text:p>0.013526</text:p>
          </table:table-cell>
          <table:table-cell table:formula="of:=[.N31]+[.N$400]/400" office:value-type="float" office:value="-0.0135263075">
            <text:p>-0.013526</text:p>
          </table:table-cell>
          <table:table-cell table:formula="of:=[.O31]+[.O$400]/400" office:value-type="float" office:value="0">
            <text:p>0.000000</text:p>
          </table:table-cell>
          <table:table-cell table:formula="of:=[.P31]+[.P$400]/400" office:value-type="float" office:value="-0.0405789225">
            <text:p>-0.040579</text:p>
          </table:table-cell>
          <table:table-cell table:formula="of:=[.Q31]+[.Q$400]/400" office:value-type="float" office:value="0">
            <text:p>0.000000</text:p>
          </table:table-cell>
          <table:table-cell table:formula="of:=[.R31]+[.R$400]/400" office:value-type="float" office:value="0">
            <text:p>0.000000</text:p>
          </table:table-cell>
          <table:table-cell table:formula="of:=[.S31]+[.S$400]/400" office:value-type="float" office:value="0">
            <text:p>0.000000</text:p>
          </table:table-cell>
          <table:table-cell table:formula="of:=[.T31]+[.T$400]/400" office:value-type="float" office:value="0.0135263075">
            <text:p>0.013526</text:p>
          </table:table-cell>
          <table:table-cell table:formula="of:=[.U31]+[.U$400]/400" office:value-type="float" office:value="0.0135263075">
            <text:p>0.013526</text:p>
          </table:table-cell>
          <table:table-cell table:formula="of:=[.V31]+[.V$400]/400" office:value-type="float" office:value="0">
            <text:p>0.000000</text:p>
          </table:table-cell>
          <table:table-cell table:formula="of:=[.W31]+[.W$400]/400" office:value-type="float" office:value="-0.0405789225">
            <text:p>-0.040579</text:p>
          </table:table-cell>
          <table:table-cell table:formula="of:=[.X31]+[.X$400]/400" office:value-type="float" office:value="0">
            <text:p>0.000000</text:p>
          </table:table-cell>
          <table:table-cell table:formula="of:=[.Y31]+[.Y$400]/400" office:value-type="float" office:value="0">
            <text:p>0.000000</text:p>
          </table:table-cell>
          <table:table-cell table:formula="of:=[.Z31]+[.Z$400]/400" office:value-type="float" office:value="0">
            <text:p>0.000000</text:p>
          </table:table-cell>
          <table:table-cell table:formula="of:=[.AA31]+[.AA$400]/400" office:value-type="float" office:value="0">
            <text:p>0.000000</text:p>
          </table:table-cell>
          <table:table-cell table:formula="of:=[.AB31]+[.AB$400]/400" office:value-type="float" office:value="0">
            <text:p>0.000000</text:p>
          </table:table-cell>
          <table:table-cell table:formula="of:=[.AC31]+[.AC$400]/400" office:value-type="float" office:value="0">
            <text:p>0.000000</text:p>
          </table:table-cell>
          <table:table-cell table:formula="of:=[.AD31]+[.AD$400]/400" office:value-type="float" office:value="0">
            <text:p>0.000000</text:p>
          </table:table-cell>
        </table:table-row>
        <table:table-row table:style-name="ro1">
          <table:table-cell table:formula="of:=[.A32]+[.A$400]/400" office:value-type="float" office:value="0">
            <text:p>0.000000</text:p>
          </table:table-cell>
          <table:table-cell table:formula="of:=[.B32]+[.B$400]/400" office:value-type="float" office:value="0">
            <text:p>0.000000</text:p>
          </table:table-cell>
          <table:table-cell table:formula="of:=[.C32]+[.C$400]/400" office:value-type="float" office:value="-0.03042008">
            <text:p>-0.030420</text:p>
          </table:table-cell>
          <table:table-cell table:formula="of:=[.D32]+[.D$400]/400" office:value-type="float" office:value="0.06084016">
            <text:p>0.060840</text:p>
          </table:table-cell>
          <table:table-cell table:formula="of:=[.E32]+[.E$400]/400" office:value-type="float" office:value="-0.03042008">
            <text:p>-0.030420</text:p>
          </table:table-cell>
          <table:table-cell table:formula="of:=[.F32]+[.F$400]/400" office:value-type="float" office:value="0">
            <text:p>0.000000</text:p>
          </table:table-cell>
          <table:table-cell table:formula="of:=[.G32]+[.G$400]/400" office:value-type="float" office:value="0">
            <text:p>0.000000</text:p>
          </table:table-cell>
          <table:table-cell table:formula="of:=[.H32]+[.H$400]/400" office:value-type="float" office:value="0">
            <text:p>0.000000</text:p>
          </table:table-cell>
          <table:table-cell table:formula="of:=[.I32]+[.I$400]/400" office:value-type="float" office:value="-0.03042008">
            <text:p>-0.030420</text:p>
          </table:table-cell>
          <table:table-cell table:formula="of:=[.J32]+[.J$400]/400" office:value-type="float" office:value="0.06084016">
            <text:p>0.060840</text:p>
          </table:table-cell>
          <table:table-cell table:formula="of:=[.K32]+[.K$400]/400" office:value-type="float" office:value="-0.03042008">
            <text:p>-0.030420</text:p>
          </table:table-cell>
          <table:table-cell table:formula="of:=[.L32]+[.L$400]/400" office:value-type="float" office:value="0">
            <text:p>0.000000</text:p>
          </table:table-cell>
          <table:table-cell table:formula="of:=[.M32]+[.M$400]/400" office:value-type="float" office:value="0.01396264">
            <text:p>0.013963</text:p>
          </table:table-cell>
          <table:table-cell table:formula="of:=[.N32]+[.N$400]/400" office:value-type="float" office:value="-0.01396264">
            <text:p>-0.013963</text:p>
          </table:table-cell>
          <table:table-cell table:formula="of:=[.O32]+[.O$400]/400" office:value-type="float" office:value="0">
            <text:p>0.000000</text:p>
          </table:table-cell>
          <table:table-cell table:formula="of:=[.P32]+[.P$400]/400" office:value-type="float" office:value="-0.04188792">
            <text:p>-0.041888</text:p>
          </table:table-cell>
          <table:table-cell table:formula="of:=[.Q32]+[.Q$400]/400" office:value-type="float" office:value="0">
            <text:p>0.000000</text:p>
          </table:table-cell>
          <table:table-cell table:formula="of:=[.R32]+[.R$400]/400" office:value-type="float" office:value="0">
            <text:p>0.000000</text:p>
          </table:table-cell>
          <table:table-cell table:formula="of:=[.S32]+[.S$400]/400" office:value-type="float" office:value="0">
            <text:p>0.000000</text:p>
          </table:table-cell>
          <table:table-cell table:formula="of:=[.T32]+[.T$400]/400" office:value-type="float" office:value="0.01396264">
            <text:p>0.013963</text:p>
          </table:table-cell>
          <table:table-cell table:formula="of:=[.U32]+[.U$400]/400" office:value-type="float" office:value="0.01396264">
            <text:p>0.013963</text:p>
          </table:table-cell>
          <table:table-cell table:formula="of:=[.V32]+[.V$400]/400" office:value-type="float" office:value="0">
            <text:p>0.000000</text:p>
          </table:table-cell>
          <table:table-cell table:formula="of:=[.W32]+[.W$400]/400" office:value-type="float" office:value="-0.04188792">
            <text:p>-0.041888</text:p>
          </table:table-cell>
          <table:table-cell table:formula="of:=[.X32]+[.X$400]/400" office:value-type="float" office:value="0">
            <text:p>0.000000</text:p>
          </table:table-cell>
          <table:table-cell table:formula="of:=[.Y32]+[.Y$400]/400" office:value-type="float" office:value="0">
            <text:p>0.000000</text:p>
          </table:table-cell>
          <table:table-cell table:formula="of:=[.Z32]+[.Z$400]/400" office:value-type="float" office:value="0">
            <text:p>0.000000</text:p>
          </table:table-cell>
          <table:table-cell table:formula="of:=[.AA32]+[.AA$400]/400" office:value-type="float" office:value="0">
            <text:p>0.000000</text:p>
          </table:table-cell>
          <table:table-cell table:formula="of:=[.AB32]+[.AB$400]/400" office:value-type="float" office:value="0">
            <text:p>0.000000</text:p>
          </table:table-cell>
          <table:table-cell table:formula="of:=[.AC32]+[.AC$400]/400" office:value-type="float" office:value="0">
            <text:p>0.000000</text:p>
          </table:table-cell>
          <table:table-cell table:formula="of:=[.AD32]+[.AD$400]/400" office:value-type="float" office:value="0">
            <text:p>0.000000</text:p>
          </table:table-cell>
        </table:table-row>
        <table:table-row table:style-name="ro1">
          <table:table-cell table:formula="of:=[.A33]+[.A$400]/400" office:value-type="float" office:value="0">
            <text:p>0.000000</text:p>
          </table:table-cell>
          <table:table-cell table:formula="of:=[.B33]+[.B$400]/400" office:value-type="float" office:value="0">
            <text:p>0.000000</text:p>
          </table:table-cell>
          <table:table-cell table:formula="of:=[.C33]+[.C$400]/400" office:value-type="float" office:value="-0.0313707075">
            <text:p>-0.031371</text:p>
          </table:table-cell>
          <table:table-cell table:formula="of:=[.D33]+[.D$400]/400" office:value-type="float" office:value="0.062741415">
            <text:p>0.062741</text:p>
          </table:table-cell>
          <table:table-cell table:formula="of:=[.E33]+[.E$400]/400" office:value-type="float" office:value="-0.0313707075">
            <text:p>-0.031371</text:p>
          </table:table-cell>
          <table:table-cell table:formula="of:=[.F33]+[.F$400]/400" office:value-type="float" office:value="0">
            <text:p>0.000000</text:p>
          </table:table-cell>
          <table:table-cell table:formula="of:=[.G33]+[.G$400]/400" office:value-type="float" office:value="0">
            <text:p>0.000000</text:p>
          </table:table-cell>
          <table:table-cell table:formula="of:=[.H33]+[.H$400]/400" office:value-type="float" office:value="0">
            <text:p>0.000000</text:p>
          </table:table-cell>
          <table:table-cell table:formula="of:=[.I33]+[.I$400]/400" office:value-type="float" office:value="-0.0313707075">
            <text:p>-0.031371</text:p>
          </table:table-cell>
          <table:table-cell table:formula="of:=[.J33]+[.J$400]/400" office:value-type="float" office:value="0.062741415">
            <text:p>0.062741</text:p>
          </table:table-cell>
          <table:table-cell table:formula="of:=[.K33]+[.K$400]/400" office:value-type="float" office:value="-0.0313707075">
            <text:p>-0.031371</text:p>
          </table:table-cell>
          <table:table-cell table:formula="of:=[.L33]+[.L$400]/400" office:value-type="float" office:value="0">
            <text:p>0.000000</text:p>
          </table:table-cell>
          <table:table-cell table:formula="of:=[.M33]+[.M$400]/400" office:value-type="float" office:value="0.0143989725">
            <text:p>0.014399</text:p>
          </table:table-cell>
          <table:table-cell table:formula="of:=[.N33]+[.N$400]/400" office:value-type="float" office:value="-0.0143989725">
            <text:p>-0.014399</text:p>
          </table:table-cell>
          <table:table-cell table:formula="of:=[.O33]+[.O$400]/400" office:value-type="float" office:value="0">
            <text:p>0.000000</text:p>
          </table:table-cell>
          <table:table-cell table:formula="of:=[.P33]+[.P$400]/400" office:value-type="float" office:value="-0.0431969175">
            <text:p>-0.043197</text:p>
          </table:table-cell>
          <table:table-cell table:formula="of:=[.Q33]+[.Q$400]/400" office:value-type="float" office:value="0">
            <text:p>0.000000</text:p>
          </table:table-cell>
          <table:table-cell table:formula="of:=[.R33]+[.R$400]/400" office:value-type="float" office:value="0">
            <text:p>0.000000</text:p>
          </table:table-cell>
          <table:table-cell table:formula="of:=[.S33]+[.S$400]/400" office:value-type="float" office:value="0">
            <text:p>0.000000</text:p>
          </table:table-cell>
          <table:table-cell table:formula="of:=[.T33]+[.T$400]/400" office:value-type="float" office:value="0.0143989725">
            <text:p>0.014399</text:p>
          </table:table-cell>
          <table:table-cell table:formula="of:=[.U33]+[.U$400]/400" office:value-type="float" office:value="0.0143989725">
            <text:p>0.014399</text:p>
          </table:table-cell>
          <table:table-cell table:formula="of:=[.V33]+[.V$400]/400" office:value-type="float" office:value="0">
            <text:p>0.000000</text:p>
          </table:table-cell>
          <table:table-cell table:formula="of:=[.W33]+[.W$400]/400" office:value-type="float" office:value="-0.0431969175">
            <text:p>-0.043197</text:p>
          </table:table-cell>
          <table:table-cell table:formula="of:=[.X33]+[.X$400]/400" office:value-type="float" office:value="0">
            <text:p>0.000000</text:p>
          </table:table-cell>
          <table:table-cell table:formula="of:=[.Y33]+[.Y$400]/400" office:value-type="float" office:value="0">
            <text:p>0.000000</text:p>
          </table:table-cell>
          <table:table-cell table:formula="of:=[.Z33]+[.Z$400]/400" office:value-type="float" office:value="0">
            <text:p>0.000000</text:p>
          </table:table-cell>
          <table:table-cell table:formula="of:=[.AA33]+[.AA$400]/400" office:value-type="float" office:value="0">
            <text:p>0.000000</text:p>
          </table:table-cell>
          <table:table-cell table:formula="of:=[.AB33]+[.AB$400]/400" office:value-type="float" office:value="0">
            <text:p>0.000000</text:p>
          </table:table-cell>
          <table:table-cell table:formula="of:=[.AC33]+[.AC$400]/400" office:value-type="float" office:value="0">
            <text:p>0.000000</text:p>
          </table:table-cell>
          <table:table-cell table:formula="of:=[.AD33]+[.AD$400]/400" office:value-type="float" office:value="0">
            <text:p>0.000000</text:p>
          </table:table-cell>
        </table:table-row>
        <table:table-row table:style-name="ro1">
          <table:table-cell table:formula="of:=[.A34]+[.A$400]/400" office:value-type="float" office:value="0">
            <text:p>0.000000</text:p>
          </table:table-cell>
          <table:table-cell table:formula="of:=[.B34]+[.B$400]/400" office:value-type="float" office:value="0">
            <text:p>0.000000</text:p>
          </table:table-cell>
          <table:table-cell table:formula="of:=[.C34]+[.C$400]/400" office:value-type="float" office:value="-0.032321335">
            <text:p>-0.032321</text:p>
          </table:table-cell>
          <table:table-cell table:formula="of:=[.D34]+[.D$400]/400" office:value-type="float" office:value="0.06464267">
            <text:p>0.064643</text:p>
          </table:table-cell>
          <table:table-cell table:formula="of:=[.E34]+[.E$400]/400" office:value-type="float" office:value="-0.032321335">
            <text:p>-0.032321</text:p>
          </table:table-cell>
          <table:table-cell table:formula="of:=[.F34]+[.F$400]/400" office:value-type="float" office:value="0">
            <text:p>0.000000</text:p>
          </table:table-cell>
          <table:table-cell table:formula="of:=[.G34]+[.G$400]/400" office:value-type="float" office:value="0">
            <text:p>0.000000</text:p>
          </table:table-cell>
          <table:table-cell table:formula="of:=[.H34]+[.H$400]/400" office:value-type="float" office:value="0">
            <text:p>0.000000</text:p>
          </table:table-cell>
          <table:table-cell table:formula="of:=[.I34]+[.I$400]/400" office:value-type="float" office:value="-0.032321335">
            <text:p>-0.032321</text:p>
          </table:table-cell>
          <table:table-cell table:formula="of:=[.J34]+[.J$400]/400" office:value-type="float" office:value="0.06464267">
            <text:p>0.064643</text:p>
          </table:table-cell>
          <table:table-cell table:formula="of:=[.K34]+[.K$400]/400" office:value-type="float" office:value="-0.032321335">
            <text:p>-0.032321</text:p>
          </table:table-cell>
          <table:table-cell table:formula="of:=[.L34]+[.L$400]/400" office:value-type="float" office:value="0">
            <text:p>0.000000</text:p>
          </table:table-cell>
          <table:table-cell table:formula="of:=[.M34]+[.M$400]/400" office:value-type="float" office:value="0.014835305">
            <text:p>0.014835</text:p>
          </table:table-cell>
          <table:table-cell table:formula="of:=[.N34]+[.N$400]/400" office:value-type="float" office:value="-0.014835305">
            <text:p>-0.014835</text:p>
          </table:table-cell>
          <table:table-cell table:formula="of:=[.O34]+[.O$400]/400" office:value-type="float" office:value="0">
            <text:p>0.000000</text:p>
          </table:table-cell>
          <table:table-cell table:formula="of:=[.P34]+[.P$400]/400" office:value-type="float" office:value="-0.044505915">
            <text:p>-0.044506</text:p>
          </table:table-cell>
          <table:table-cell table:formula="of:=[.Q34]+[.Q$400]/400" office:value-type="float" office:value="0">
            <text:p>0.000000</text:p>
          </table:table-cell>
          <table:table-cell table:formula="of:=[.R34]+[.R$400]/400" office:value-type="float" office:value="0">
            <text:p>0.000000</text:p>
          </table:table-cell>
          <table:table-cell table:formula="of:=[.S34]+[.S$400]/400" office:value-type="float" office:value="0">
            <text:p>0.000000</text:p>
          </table:table-cell>
          <table:table-cell table:formula="of:=[.T34]+[.T$400]/400" office:value-type="float" office:value="0.014835305">
            <text:p>0.014835</text:p>
          </table:table-cell>
          <table:table-cell table:formula="of:=[.U34]+[.U$400]/400" office:value-type="float" office:value="0.014835305">
            <text:p>0.014835</text:p>
          </table:table-cell>
          <table:table-cell table:formula="of:=[.V34]+[.V$400]/400" office:value-type="float" office:value="0">
            <text:p>0.000000</text:p>
          </table:table-cell>
          <table:table-cell table:formula="of:=[.W34]+[.W$400]/400" office:value-type="float" office:value="-0.044505915">
            <text:p>-0.044506</text:p>
          </table:table-cell>
          <table:table-cell table:formula="of:=[.X34]+[.X$400]/400" office:value-type="float" office:value="0">
            <text:p>0.000000</text:p>
          </table:table-cell>
          <table:table-cell table:formula="of:=[.Y34]+[.Y$400]/400" office:value-type="float" office:value="0">
            <text:p>0.000000</text:p>
          </table:table-cell>
          <table:table-cell table:formula="of:=[.Z34]+[.Z$400]/400" office:value-type="float" office:value="0">
            <text:p>0.000000</text:p>
          </table:table-cell>
          <table:table-cell table:formula="of:=[.AA34]+[.AA$400]/400" office:value-type="float" office:value="0">
            <text:p>0.000000</text:p>
          </table:table-cell>
          <table:table-cell table:formula="of:=[.AB34]+[.AB$400]/400" office:value-type="float" office:value="0">
            <text:p>0.000000</text:p>
          </table:table-cell>
          <table:table-cell table:formula="of:=[.AC34]+[.AC$400]/400" office:value-type="float" office:value="0">
            <text:p>0.000000</text:p>
          </table:table-cell>
          <table:table-cell table:formula="of:=[.AD34]+[.AD$400]/400" office:value-type="float" office:value="0">
            <text:p>0.000000</text:p>
          </table:table-cell>
        </table:table-row>
        <table:table-row table:style-name="ro1">
          <table:table-cell table:formula="of:=[.A35]+[.A$400]/400" office:value-type="float" office:value="0">
            <text:p>0.000000</text:p>
          </table:table-cell>
          <table:table-cell table:formula="of:=[.B35]+[.B$400]/400" office:value-type="float" office:value="0">
            <text:p>0.000000</text:p>
          </table:table-cell>
          <table:table-cell table:formula="of:=[.C35]+[.C$400]/400" office:value-type="float" office:value="-0.0332719625">
            <text:p>-0.033272</text:p>
          </table:table-cell>
          <table:table-cell table:formula="of:=[.D35]+[.D$400]/400" office:value-type="float" office:value="0.066543925">
            <text:p>0.066544</text:p>
          </table:table-cell>
          <table:table-cell table:formula="of:=[.E35]+[.E$400]/400" office:value-type="float" office:value="-0.0332719625">
            <text:p>-0.033272</text:p>
          </table:table-cell>
          <table:table-cell table:formula="of:=[.F35]+[.F$400]/400" office:value-type="float" office:value="0">
            <text:p>0.000000</text:p>
          </table:table-cell>
          <table:table-cell table:formula="of:=[.G35]+[.G$400]/400" office:value-type="float" office:value="0">
            <text:p>0.000000</text:p>
          </table:table-cell>
          <table:table-cell table:formula="of:=[.H35]+[.H$400]/400" office:value-type="float" office:value="0">
            <text:p>0.000000</text:p>
          </table:table-cell>
          <table:table-cell table:formula="of:=[.I35]+[.I$400]/400" office:value-type="float" office:value="-0.0332719625">
            <text:p>-0.033272</text:p>
          </table:table-cell>
          <table:table-cell table:formula="of:=[.J35]+[.J$400]/400" office:value-type="float" office:value="0.066543925">
            <text:p>0.066544</text:p>
          </table:table-cell>
          <table:table-cell table:formula="of:=[.K35]+[.K$400]/400" office:value-type="float" office:value="-0.0332719625">
            <text:p>-0.033272</text:p>
          </table:table-cell>
          <table:table-cell table:formula="of:=[.L35]+[.L$400]/400" office:value-type="float" office:value="0">
            <text:p>0.000000</text:p>
          </table:table-cell>
          <table:table-cell table:formula="of:=[.M35]+[.M$400]/400" office:value-type="float" office:value="0.0152716375">
            <text:p>0.015272</text:p>
          </table:table-cell>
          <table:table-cell table:formula="of:=[.N35]+[.N$400]/400" office:value-type="float" office:value="-0.0152716375">
            <text:p>-0.015272</text:p>
          </table:table-cell>
          <table:table-cell table:formula="of:=[.O35]+[.O$400]/400" office:value-type="float" office:value="0">
            <text:p>0.000000</text:p>
          </table:table-cell>
          <table:table-cell table:formula="of:=[.P35]+[.P$400]/400" office:value-type="float" office:value="-0.0458149125">
            <text:p>-0.045815</text:p>
          </table:table-cell>
          <table:table-cell table:formula="of:=[.Q35]+[.Q$400]/400" office:value-type="float" office:value="0">
            <text:p>0.000000</text:p>
          </table:table-cell>
          <table:table-cell table:formula="of:=[.R35]+[.R$400]/400" office:value-type="float" office:value="0">
            <text:p>0.000000</text:p>
          </table:table-cell>
          <table:table-cell table:formula="of:=[.S35]+[.S$400]/400" office:value-type="float" office:value="0">
            <text:p>0.000000</text:p>
          </table:table-cell>
          <table:table-cell table:formula="of:=[.T35]+[.T$400]/400" office:value-type="float" office:value="0.0152716375">
            <text:p>0.015272</text:p>
          </table:table-cell>
          <table:table-cell table:formula="of:=[.U35]+[.U$400]/400" office:value-type="float" office:value="0.0152716375">
            <text:p>0.015272</text:p>
          </table:table-cell>
          <table:table-cell table:formula="of:=[.V35]+[.V$400]/400" office:value-type="float" office:value="0">
            <text:p>0.000000</text:p>
          </table:table-cell>
          <table:table-cell table:formula="of:=[.W35]+[.W$400]/400" office:value-type="float" office:value="-0.0458149125">
            <text:p>-0.045815</text:p>
          </table:table-cell>
          <table:table-cell table:formula="of:=[.X35]+[.X$400]/400" office:value-type="float" office:value="0">
            <text:p>0.000000</text:p>
          </table:table-cell>
          <table:table-cell table:formula="of:=[.Y35]+[.Y$400]/400" office:value-type="float" office:value="0">
            <text:p>0.000000</text:p>
          </table:table-cell>
          <table:table-cell table:formula="of:=[.Z35]+[.Z$400]/400" office:value-type="float" office:value="0">
            <text:p>0.000000</text:p>
          </table:table-cell>
          <table:table-cell table:formula="of:=[.AA35]+[.AA$400]/400" office:value-type="float" office:value="0">
            <text:p>0.000000</text:p>
          </table:table-cell>
          <table:table-cell table:formula="of:=[.AB35]+[.AB$400]/400" office:value-type="float" office:value="0">
            <text:p>0.000000</text:p>
          </table:table-cell>
          <table:table-cell table:formula="of:=[.AC35]+[.AC$400]/400" office:value-type="float" office:value="0">
            <text:p>0.000000</text:p>
          </table:table-cell>
          <table:table-cell table:formula="of:=[.AD35]+[.AD$400]/400" office:value-type="float" office:value="0">
            <text:p>0.000000</text:p>
          </table:table-cell>
        </table:table-row>
        <table:table-row table:style-name="ro1">
          <table:table-cell table:formula="of:=[.A36]+[.A$400]/400" office:value-type="float" office:value="0">
            <text:p>0.000000</text:p>
          </table:table-cell>
          <table:table-cell table:formula="of:=[.B36]+[.B$400]/400" office:value-type="float" office:value="0">
            <text:p>0.000000</text:p>
          </table:table-cell>
          <table:table-cell table:formula="of:=[.C36]+[.C$400]/400" office:value-type="float" office:value="-0.03422259">
            <text:p>-0.034223</text:p>
          </table:table-cell>
          <table:table-cell table:formula="of:=[.D36]+[.D$400]/400" office:value-type="float" office:value="0.06844518">
            <text:p>0.068445</text:p>
          </table:table-cell>
          <table:table-cell table:formula="of:=[.E36]+[.E$400]/400" office:value-type="float" office:value="-0.03422259">
            <text:p>-0.034223</text:p>
          </table:table-cell>
          <table:table-cell table:formula="of:=[.F36]+[.F$400]/400" office:value-type="float" office:value="0">
            <text:p>0.000000</text:p>
          </table:table-cell>
          <table:table-cell table:formula="of:=[.G36]+[.G$400]/400" office:value-type="float" office:value="0">
            <text:p>0.000000</text:p>
          </table:table-cell>
          <table:table-cell table:formula="of:=[.H36]+[.H$400]/400" office:value-type="float" office:value="0">
            <text:p>0.000000</text:p>
          </table:table-cell>
          <table:table-cell table:formula="of:=[.I36]+[.I$400]/400" office:value-type="float" office:value="-0.03422259">
            <text:p>-0.034223</text:p>
          </table:table-cell>
          <table:table-cell table:formula="of:=[.J36]+[.J$400]/400" office:value-type="float" office:value="0.06844518">
            <text:p>0.068445</text:p>
          </table:table-cell>
          <table:table-cell table:formula="of:=[.K36]+[.K$400]/400" office:value-type="float" office:value="-0.03422259">
            <text:p>-0.034223</text:p>
          </table:table-cell>
          <table:table-cell table:formula="of:=[.L36]+[.L$400]/400" office:value-type="float" office:value="0">
            <text:p>0.000000</text:p>
          </table:table-cell>
          <table:table-cell table:formula="of:=[.M36]+[.M$400]/400" office:value-type="float" office:value="0.01570797">
            <text:p>0.015708</text:p>
          </table:table-cell>
          <table:table-cell table:formula="of:=[.N36]+[.N$400]/400" office:value-type="float" office:value="-0.01570797">
            <text:p>-0.015708</text:p>
          </table:table-cell>
          <table:table-cell table:formula="of:=[.O36]+[.O$400]/400" office:value-type="float" office:value="0">
            <text:p>0.000000</text:p>
          </table:table-cell>
          <table:table-cell table:formula="of:=[.P36]+[.P$400]/400" office:value-type="float" office:value="-0.04712391">
            <text:p>-0.047124</text:p>
          </table:table-cell>
          <table:table-cell table:formula="of:=[.Q36]+[.Q$400]/400" office:value-type="float" office:value="0">
            <text:p>0.000000</text:p>
          </table:table-cell>
          <table:table-cell table:formula="of:=[.R36]+[.R$400]/400" office:value-type="float" office:value="0">
            <text:p>0.000000</text:p>
          </table:table-cell>
          <table:table-cell table:formula="of:=[.S36]+[.S$400]/400" office:value-type="float" office:value="0">
            <text:p>0.000000</text:p>
          </table:table-cell>
          <table:table-cell table:formula="of:=[.T36]+[.T$400]/400" office:value-type="float" office:value="0.01570797">
            <text:p>0.015708</text:p>
          </table:table-cell>
          <table:table-cell table:formula="of:=[.U36]+[.U$400]/400" office:value-type="float" office:value="0.01570797">
            <text:p>0.015708</text:p>
          </table:table-cell>
          <table:table-cell table:formula="of:=[.V36]+[.V$400]/400" office:value-type="float" office:value="0">
            <text:p>0.000000</text:p>
          </table:table-cell>
          <table:table-cell table:formula="of:=[.W36]+[.W$400]/400" office:value-type="float" office:value="-0.04712391">
            <text:p>-0.047124</text:p>
          </table:table-cell>
          <table:table-cell table:formula="of:=[.X36]+[.X$400]/400" office:value-type="float" office:value="0">
            <text:p>0.000000</text:p>
          </table:table-cell>
          <table:table-cell table:formula="of:=[.Y36]+[.Y$400]/400" office:value-type="float" office:value="0">
            <text:p>0.000000</text:p>
          </table:table-cell>
          <table:table-cell table:formula="of:=[.Z36]+[.Z$400]/400" office:value-type="float" office:value="0">
            <text:p>0.000000</text:p>
          </table:table-cell>
          <table:table-cell table:formula="of:=[.AA36]+[.AA$400]/400" office:value-type="float" office:value="0">
            <text:p>0.000000</text:p>
          </table:table-cell>
          <table:table-cell table:formula="of:=[.AB36]+[.AB$400]/400" office:value-type="float" office:value="0">
            <text:p>0.000000</text:p>
          </table:table-cell>
          <table:table-cell table:formula="of:=[.AC36]+[.AC$400]/400" office:value-type="float" office:value="0">
            <text:p>0.000000</text:p>
          </table:table-cell>
          <table:table-cell table:formula="of:=[.AD36]+[.AD$400]/400" office:value-type="float" office:value="0">
            <text:p>0.000000</text:p>
          </table:table-cell>
        </table:table-row>
        <table:table-row table:style-name="ro1">
          <table:table-cell table:formula="of:=[.A37]+[.A$400]/400" office:value-type="float" office:value="0">
            <text:p>0.000000</text:p>
          </table:table-cell>
          <table:table-cell table:formula="of:=[.B37]+[.B$400]/400" office:value-type="float" office:value="0">
            <text:p>0.000000</text:p>
          </table:table-cell>
          <table:table-cell table:formula="of:=[.C37]+[.C$400]/400" office:value-type="float" office:value="-0.0351732175">
            <text:p>-0.035173</text:p>
          </table:table-cell>
          <table:table-cell table:formula="of:=[.D37]+[.D$400]/400" office:value-type="float" office:value="0.070346435">
            <text:p>0.070346</text:p>
          </table:table-cell>
          <table:table-cell table:formula="of:=[.E37]+[.E$400]/400" office:value-type="float" office:value="-0.0351732175">
            <text:p>-0.035173</text:p>
          </table:table-cell>
          <table:table-cell table:formula="of:=[.F37]+[.F$400]/400" office:value-type="float" office:value="0">
            <text:p>0.000000</text:p>
          </table:table-cell>
          <table:table-cell table:formula="of:=[.G37]+[.G$400]/400" office:value-type="float" office:value="0">
            <text:p>0.000000</text:p>
          </table:table-cell>
          <table:table-cell table:formula="of:=[.H37]+[.H$400]/400" office:value-type="float" office:value="0">
            <text:p>0.000000</text:p>
          </table:table-cell>
          <table:table-cell table:formula="of:=[.I37]+[.I$400]/400" office:value-type="float" office:value="-0.0351732175">
            <text:p>-0.035173</text:p>
          </table:table-cell>
          <table:table-cell table:formula="of:=[.J37]+[.J$400]/400" office:value-type="float" office:value="0.070346435">
            <text:p>0.070346</text:p>
          </table:table-cell>
          <table:table-cell table:formula="of:=[.K37]+[.K$400]/400" office:value-type="float" office:value="-0.0351732175">
            <text:p>-0.035173</text:p>
          </table:table-cell>
          <table:table-cell table:formula="of:=[.L37]+[.L$400]/400" office:value-type="float" office:value="0">
            <text:p>0.000000</text:p>
          </table:table-cell>
          <table:table-cell table:formula="of:=[.M37]+[.M$400]/400" office:value-type="float" office:value="0.0161443025">
            <text:p>0.016144</text:p>
          </table:table-cell>
          <table:table-cell table:formula="of:=[.N37]+[.N$400]/400" office:value-type="float" office:value="-0.0161443025">
            <text:p>-0.016144</text:p>
          </table:table-cell>
          <table:table-cell table:formula="of:=[.O37]+[.O$400]/400" office:value-type="float" office:value="0">
            <text:p>0.000000</text:p>
          </table:table-cell>
          <table:table-cell table:formula="of:=[.P37]+[.P$400]/400" office:value-type="float" office:value="-0.0484329075">
            <text:p>-0.048433</text:p>
          </table:table-cell>
          <table:table-cell table:formula="of:=[.Q37]+[.Q$400]/400" office:value-type="float" office:value="0">
            <text:p>0.000000</text:p>
          </table:table-cell>
          <table:table-cell table:formula="of:=[.R37]+[.R$400]/400" office:value-type="float" office:value="0">
            <text:p>0.000000</text:p>
          </table:table-cell>
          <table:table-cell table:formula="of:=[.S37]+[.S$400]/400" office:value-type="float" office:value="0">
            <text:p>0.000000</text:p>
          </table:table-cell>
          <table:table-cell table:formula="of:=[.T37]+[.T$400]/400" office:value-type="float" office:value="0.0161443025">
            <text:p>0.016144</text:p>
          </table:table-cell>
          <table:table-cell table:formula="of:=[.U37]+[.U$400]/400" office:value-type="float" office:value="0.0161443025">
            <text:p>0.016144</text:p>
          </table:table-cell>
          <table:table-cell table:formula="of:=[.V37]+[.V$400]/400" office:value-type="float" office:value="0">
            <text:p>0.000000</text:p>
          </table:table-cell>
          <table:table-cell table:formula="of:=[.W37]+[.W$400]/400" office:value-type="float" office:value="-0.0484329075">
            <text:p>-0.048433</text:p>
          </table:table-cell>
          <table:table-cell table:formula="of:=[.X37]+[.X$400]/400" office:value-type="float" office:value="0">
            <text:p>0.000000</text:p>
          </table:table-cell>
          <table:table-cell table:formula="of:=[.Y37]+[.Y$400]/400" office:value-type="float" office:value="0">
            <text:p>0.000000</text:p>
          </table:table-cell>
          <table:table-cell table:formula="of:=[.Z37]+[.Z$400]/400" office:value-type="float" office:value="0">
            <text:p>0.000000</text:p>
          </table:table-cell>
          <table:table-cell table:formula="of:=[.AA37]+[.AA$400]/400" office:value-type="float" office:value="0">
            <text:p>0.000000</text:p>
          </table:table-cell>
          <table:table-cell table:formula="of:=[.AB37]+[.AB$400]/400" office:value-type="float" office:value="0">
            <text:p>0.000000</text:p>
          </table:table-cell>
          <table:table-cell table:formula="of:=[.AC37]+[.AC$400]/400" office:value-type="float" office:value="0">
            <text:p>0.000000</text:p>
          </table:table-cell>
          <table:table-cell table:formula="of:=[.AD37]+[.AD$400]/400" office:value-type="float" office:value="0">
            <text:p>0.000000</text:p>
          </table:table-cell>
        </table:table-row>
        <table:table-row table:style-name="ro1">
          <table:table-cell table:formula="of:=[.A38]+[.A$400]/400" office:value-type="float" office:value="0">
            <text:p>0.000000</text:p>
          </table:table-cell>
          <table:table-cell table:formula="of:=[.B38]+[.B$400]/400" office:value-type="float" office:value="0">
            <text:p>0.000000</text:p>
          </table:table-cell>
          <table:table-cell table:formula="of:=[.C38]+[.C$400]/400" office:value-type="float" office:value="-0.036123845">
            <text:p>-0.036124</text:p>
          </table:table-cell>
          <table:table-cell table:formula="of:=[.D38]+[.D$400]/400" office:value-type="float" office:value="0.07224769">
            <text:p>0.072248</text:p>
          </table:table-cell>
          <table:table-cell table:formula="of:=[.E38]+[.E$400]/400" office:value-type="float" office:value="-0.036123845">
            <text:p>-0.036124</text:p>
          </table:table-cell>
          <table:table-cell table:formula="of:=[.F38]+[.F$400]/400" office:value-type="float" office:value="0">
            <text:p>0.000000</text:p>
          </table:table-cell>
          <table:table-cell table:formula="of:=[.G38]+[.G$400]/400" office:value-type="float" office:value="0">
            <text:p>0.000000</text:p>
          </table:table-cell>
          <table:table-cell table:formula="of:=[.H38]+[.H$400]/400" office:value-type="float" office:value="0">
            <text:p>0.000000</text:p>
          </table:table-cell>
          <table:table-cell table:formula="of:=[.I38]+[.I$400]/400" office:value-type="float" office:value="-0.036123845">
            <text:p>-0.036124</text:p>
          </table:table-cell>
          <table:table-cell table:formula="of:=[.J38]+[.J$400]/400" office:value-type="float" office:value="0.07224769">
            <text:p>0.072248</text:p>
          </table:table-cell>
          <table:table-cell table:formula="of:=[.K38]+[.K$400]/400" office:value-type="float" office:value="-0.036123845">
            <text:p>-0.036124</text:p>
          </table:table-cell>
          <table:table-cell table:formula="of:=[.L38]+[.L$400]/400" office:value-type="float" office:value="0">
            <text:p>0.000000</text:p>
          </table:table-cell>
          <table:table-cell table:formula="of:=[.M38]+[.M$400]/400" office:value-type="float" office:value="0.016580635">
            <text:p>0.016581</text:p>
          </table:table-cell>
          <table:table-cell table:formula="of:=[.N38]+[.N$400]/400" office:value-type="float" office:value="-0.016580635">
            <text:p>-0.016581</text:p>
          </table:table-cell>
          <table:table-cell table:formula="of:=[.O38]+[.O$400]/400" office:value-type="float" office:value="0">
            <text:p>0.000000</text:p>
          </table:table-cell>
          <table:table-cell table:formula="of:=[.P38]+[.P$400]/400" office:value-type="float" office:value="-0.049741905">
            <text:p>-0.049742</text:p>
          </table:table-cell>
          <table:table-cell table:formula="of:=[.Q38]+[.Q$400]/400" office:value-type="float" office:value="0">
            <text:p>0.000000</text:p>
          </table:table-cell>
          <table:table-cell table:formula="of:=[.R38]+[.R$400]/400" office:value-type="float" office:value="0">
            <text:p>0.000000</text:p>
          </table:table-cell>
          <table:table-cell table:formula="of:=[.S38]+[.S$400]/400" office:value-type="float" office:value="0">
            <text:p>0.000000</text:p>
          </table:table-cell>
          <table:table-cell table:formula="of:=[.T38]+[.T$400]/400" office:value-type="float" office:value="0.016580635">
            <text:p>0.016581</text:p>
          </table:table-cell>
          <table:table-cell table:formula="of:=[.U38]+[.U$400]/400" office:value-type="float" office:value="0.016580635">
            <text:p>0.016581</text:p>
          </table:table-cell>
          <table:table-cell table:formula="of:=[.V38]+[.V$400]/400" office:value-type="float" office:value="0">
            <text:p>0.000000</text:p>
          </table:table-cell>
          <table:table-cell table:formula="of:=[.W38]+[.W$400]/400" office:value-type="float" office:value="-0.049741905">
            <text:p>-0.049742</text:p>
          </table:table-cell>
          <table:table-cell table:formula="of:=[.X38]+[.X$400]/400" office:value-type="float" office:value="0">
            <text:p>0.000000</text:p>
          </table:table-cell>
          <table:table-cell table:formula="of:=[.Y38]+[.Y$400]/400" office:value-type="float" office:value="0">
            <text:p>0.000000</text:p>
          </table:table-cell>
          <table:table-cell table:formula="of:=[.Z38]+[.Z$400]/400" office:value-type="float" office:value="0">
            <text:p>0.000000</text:p>
          </table:table-cell>
          <table:table-cell table:formula="of:=[.AA38]+[.AA$400]/400" office:value-type="float" office:value="0">
            <text:p>0.000000</text:p>
          </table:table-cell>
          <table:table-cell table:formula="of:=[.AB38]+[.AB$400]/400" office:value-type="float" office:value="0">
            <text:p>0.000000</text:p>
          </table:table-cell>
          <table:table-cell table:formula="of:=[.AC38]+[.AC$400]/400" office:value-type="float" office:value="0">
            <text:p>0.000000</text:p>
          </table:table-cell>
          <table:table-cell table:formula="of:=[.AD38]+[.AD$400]/400" office:value-type="float" office:value="0">
            <text:p>0.000000</text:p>
          </table:table-cell>
        </table:table-row>
        <table:table-row table:style-name="ro1">
          <table:table-cell table:formula="of:=[.A39]+[.A$400]/400" office:value-type="float" office:value="0">
            <text:p>0.000000</text:p>
          </table:table-cell>
          <table:table-cell table:formula="of:=[.B39]+[.B$400]/400" office:value-type="float" office:value="0">
            <text:p>0.000000</text:p>
          </table:table-cell>
          <table:table-cell table:formula="of:=[.C39]+[.C$400]/400" office:value-type="float" office:value="-0.0370744725">
            <text:p>-0.037074</text:p>
          </table:table-cell>
          <table:table-cell table:formula="of:=[.D39]+[.D$400]/400" office:value-type="float" office:value="0.074148945">
            <text:p>0.074149</text:p>
          </table:table-cell>
          <table:table-cell table:formula="of:=[.E39]+[.E$400]/400" office:value-type="float" office:value="-0.0370744725">
            <text:p>-0.037074</text:p>
          </table:table-cell>
          <table:table-cell table:formula="of:=[.F39]+[.F$400]/400" office:value-type="float" office:value="0">
            <text:p>0.000000</text:p>
          </table:table-cell>
          <table:table-cell table:formula="of:=[.G39]+[.G$400]/400" office:value-type="float" office:value="0">
            <text:p>0.000000</text:p>
          </table:table-cell>
          <table:table-cell table:formula="of:=[.H39]+[.H$400]/400" office:value-type="float" office:value="0">
            <text:p>0.000000</text:p>
          </table:table-cell>
          <table:table-cell table:formula="of:=[.I39]+[.I$400]/400" office:value-type="float" office:value="-0.0370744725">
            <text:p>-0.037074</text:p>
          </table:table-cell>
          <table:table-cell table:formula="of:=[.J39]+[.J$400]/400" office:value-type="float" office:value="0.074148945">
            <text:p>0.074149</text:p>
          </table:table-cell>
          <table:table-cell table:formula="of:=[.K39]+[.K$400]/400" office:value-type="float" office:value="-0.0370744725">
            <text:p>-0.037074</text:p>
          </table:table-cell>
          <table:table-cell table:formula="of:=[.L39]+[.L$400]/400" office:value-type="float" office:value="0">
            <text:p>0.000000</text:p>
          </table:table-cell>
          <table:table-cell table:formula="of:=[.M39]+[.M$400]/400" office:value-type="float" office:value="0.0170169675">
            <text:p>0.017017</text:p>
          </table:table-cell>
          <table:table-cell table:formula="of:=[.N39]+[.N$400]/400" office:value-type="float" office:value="-0.0170169675">
            <text:p>-0.017017</text:p>
          </table:table-cell>
          <table:table-cell table:formula="of:=[.O39]+[.O$400]/400" office:value-type="float" office:value="0">
            <text:p>0.000000</text:p>
          </table:table-cell>
          <table:table-cell table:formula="of:=[.P39]+[.P$400]/400" office:value-type="float" office:value="-0.0510509025">
            <text:p>-0.051051</text:p>
          </table:table-cell>
          <table:table-cell table:formula="of:=[.Q39]+[.Q$400]/400" office:value-type="float" office:value="0">
            <text:p>0.000000</text:p>
          </table:table-cell>
          <table:table-cell table:formula="of:=[.R39]+[.R$400]/400" office:value-type="float" office:value="0">
            <text:p>0.000000</text:p>
          </table:table-cell>
          <table:table-cell table:formula="of:=[.S39]+[.S$400]/400" office:value-type="float" office:value="0">
            <text:p>0.000000</text:p>
          </table:table-cell>
          <table:table-cell table:formula="of:=[.T39]+[.T$400]/400" office:value-type="float" office:value="0.0170169675">
            <text:p>0.017017</text:p>
          </table:table-cell>
          <table:table-cell table:formula="of:=[.U39]+[.U$400]/400" office:value-type="float" office:value="0.0170169675">
            <text:p>0.017017</text:p>
          </table:table-cell>
          <table:table-cell table:formula="of:=[.V39]+[.V$400]/400" office:value-type="float" office:value="0">
            <text:p>0.000000</text:p>
          </table:table-cell>
          <table:table-cell table:formula="of:=[.W39]+[.W$400]/400" office:value-type="float" office:value="-0.0510509025">
            <text:p>-0.051051</text:p>
          </table:table-cell>
          <table:table-cell table:formula="of:=[.X39]+[.X$400]/400" office:value-type="float" office:value="0">
            <text:p>0.000000</text:p>
          </table:table-cell>
          <table:table-cell table:formula="of:=[.Y39]+[.Y$400]/400" office:value-type="float" office:value="0">
            <text:p>0.000000</text:p>
          </table:table-cell>
          <table:table-cell table:formula="of:=[.Z39]+[.Z$400]/400" office:value-type="float" office:value="0">
            <text:p>0.000000</text:p>
          </table:table-cell>
          <table:table-cell table:formula="of:=[.AA39]+[.AA$400]/400" office:value-type="float" office:value="0">
            <text:p>0.000000</text:p>
          </table:table-cell>
          <table:table-cell table:formula="of:=[.AB39]+[.AB$400]/400" office:value-type="float" office:value="0">
            <text:p>0.000000</text:p>
          </table:table-cell>
          <table:table-cell table:formula="of:=[.AC39]+[.AC$400]/400" office:value-type="float" office:value="0">
            <text:p>0.000000</text:p>
          </table:table-cell>
          <table:table-cell table:formula="of:=[.AD39]+[.AD$400]/400" office:value-type="float" office:value="0">
            <text:p>0.000000</text:p>
          </table:table-cell>
        </table:table-row>
        <table:table-row table:style-name="ro1">
          <table:table-cell table:formula="of:=[.A40]+[.A$400]/400" office:value-type="float" office:value="0">
            <text:p>0.000000</text:p>
          </table:table-cell>
          <table:table-cell table:formula="of:=[.B40]+[.B$400]/400" office:value-type="float" office:value="0">
            <text:p>0.000000</text:p>
          </table:table-cell>
          <table:table-cell table:formula="of:=[.C40]+[.C$400]/400" office:value-type="float" office:value="-0.0380251">
            <text:p>-0.038025</text:p>
          </table:table-cell>
          <table:table-cell table:formula="of:=[.D40]+[.D$400]/400" office:value-type="float" office:value="0.0760502">
            <text:p>0.076050</text:p>
          </table:table-cell>
          <table:table-cell table:formula="of:=[.E40]+[.E$400]/400" office:value-type="float" office:value="-0.0380251">
            <text:p>-0.038025</text:p>
          </table:table-cell>
          <table:table-cell table:formula="of:=[.F40]+[.F$400]/400" office:value-type="float" office:value="0">
            <text:p>0.000000</text:p>
          </table:table-cell>
          <table:table-cell table:formula="of:=[.G40]+[.G$400]/400" office:value-type="float" office:value="0">
            <text:p>0.000000</text:p>
          </table:table-cell>
          <table:table-cell table:formula="of:=[.H40]+[.H$400]/400" office:value-type="float" office:value="0">
            <text:p>0.000000</text:p>
          </table:table-cell>
          <table:table-cell table:formula="of:=[.I40]+[.I$400]/400" office:value-type="float" office:value="-0.0380251">
            <text:p>-0.038025</text:p>
          </table:table-cell>
          <table:table-cell table:formula="of:=[.J40]+[.J$400]/400" office:value-type="float" office:value="0.0760502">
            <text:p>0.076050</text:p>
          </table:table-cell>
          <table:table-cell table:formula="of:=[.K40]+[.K$400]/400" office:value-type="float" office:value="-0.0380251">
            <text:p>-0.038025</text:p>
          </table:table-cell>
          <table:table-cell table:formula="of:=[.L40]+[.L$400]/400" office:value-type="float" office:value="0">
            <text:p>0.000000</text:p>
          </table:table-cell>
          <table:table-cell table:formula="of:=[.M40]+[.M$400]/400" office:value-type="float" office:value="0.0174533">
            <text:p>0.017453</text:p>
          </table:table-cell>
          <table:table-cell table:formula="of:=[.N40]+[.N$400]/400" office:value-type="float" office:value="-0.0174533">
            <text:p>-0.017453</text:p>
          </table:table-cell>
          <table:table-cell table:formula="of:=[.O40]+[.O$400]/400" office:value-type="float" office:value="0">
            <text:p>0.000000</text:p>
          </table:table-cell>
          <table:table-cell table:formula="of:=[.P40]+[.P$400]/400" office:value-type="float" office:value="-0.0523599">
            <text:p>-0.052360</text:p>
          </table:table-cell>
          <table:table-cell table:formula="of:=[.Q40]+[.Q$400]/400" office:value-type="float" office:value="0">
            <text:p>0.000000</text:p>
          </table:table-cell>
          <table:table-cell table:formula="of:=[.R40]+[.R$400]/400" office:value-type="float" office:value="0">
            <text:p>0.000000</text:p>
          </table:table-cell>
          <table:table-cell table:formula="of:=[.S40]+[.S$400]/400" office:value-type="float" office:value="0">
            <text:p>0.000000</text:p>
          </table:table-cell>
          <table:table-cell table:formula="of:=[.T40]+[.T$400]/400" office:value-type="float" office:value="0.0174533">
            <text:p>0.017453</text:p>
          </table:table-cell>
          <table:table-cell table:formula="of:=[.U40]+[.U$400]/400" office:value-type="float" office:value="0.0174533">
            <text:p>0.017453</text:p>
          </table:table-cell>
          <table:table-cell table:formula="of:=[.V40]+[.V$400]/400" office:value-type="float" office:value="0">
            <text:p>0.000000</text:p>
          </table:table-cell>
          <table:table-cell table:formula="of:=[.W40]+[.W$400]/400" office:value-type="float" office:value="-0.0523599">
            <text:p>-0.052360</text:p>
          </table:table-cell>
          <table:table-cell table:formula="of:=[.X40]+[.X$400]/400" office:value-type="float" office:value="0">
            <text:p>0.000000</text:p>
          </table:table-cell>
          <table:table-cell table:formula="of:=[.Y40]+[.Y$400]/400" office:value-type="float" office:value="0">
            <text:p>0.000000</text:p>
          </table:table-cell>
          <table:table-cell table:formula="of:=[.Z40]+[.Z$400]/400" office:value-type="float" office:value="0">
            <text:p>0.000000</text:p>
          </table:table-cell>
          <table:table-cell table:formula="of:=[.AA40]+[.AA$400]/400" office:value-type="float" office:value="0">
            <text:p>0.000000</text:p>
          </table:table-cell>
          <table:table-cell table:formula="of:=[.AB40]+[.AB$400]/400" office:value-type="float" office:value="0">
            <text:p>0.000000</text:p>
          </table:table-cell>
          <table:table-cell table:formula="of:=[.AC40]+[.AC$400]/400" office:value-type="float" office:value="0">
            <text:p>0.000000</text:p>
          </table:table-cell>
          <table:table-cell table:formula="of:=[.AD40]+[.AD$400]/400" office:value-type="float" office:value="0">
            <text:p>0.000000</text:p>
          </table:table-cell>
        </table:table-row>
        <table:table-row table:style-name="ro1">
          <table:table-cell table:formula="of:=[.A41]+[.A$400]/400" office:value-type="float" office:value="0">
            <text:p>0.000000</text:p>
          </table:table-cell>
          <table:table-cell table:formula="of:=[.B41]+[.B$400]/400" office:value-type="float" office:value="0">
            <text:p>0.000000</text:p>
          </table:table-cell>
          <table:table-cell table:formula="of:=[.C41]+[.C$400]/400" office:value-type="float" office:value="-0.0389757275">
            <text:p>-0.038976</text:p>
          </table:table-cell>
          <table:table-cell table:formula="of:=[.D41]+[.D$400]/400" office:value-type="float" office:value="0.077951455">
            <text:p>0.077951</text:p>
          </table:table-cell>
          <table:table-cell table:formula="of:=[.E41]+[.E$400]/400" office:value-type="float" office:value="-0.0389757275">
            <text:p>-0.038976</text:p>
          </table:table-cell>
          <table:table-cell table:formula="of:=[.F41]+[.F$400]/400" office:value-type="float" office:value="0">
            <text:p>0.000000</text:p>
          </table:table-cell>
          <table:table-cell table:formula="of:=[.G41]+[.G$400]/400" office:value-type="float" office:value="0">
            <text:p>0.000000</text:p>
          </table:table-cell>
          <table:table-cell table:formula="of:=[.H41]+[.H$400]/400" office:value-type="float" office:value="0">
            <text:p>0.000000</text:p>
          </table:table-cell>
          <table:table-cell table:formula="of:=[.I41]+[.I$400]/400" office:value-type="float" office:value="-0.0389757275">
            <text:p>-0.038976</text:p>
          </table:table-cell>
          <table:table-cell table:formula="of:=[.J41]+[.J$400]/400" office:value-type="float" office:value="0.077951455">
            <text:p>0.077951</text:p>
          </table:table-cell>
          <table:table-cell table:formula="of:=[.K41]+[.K$400]/400" office:value-type="float" office:value="-0.0389757275">
            <text:p>-0.038976</text:p>
          </table:table-cell>
          <table:table-cell table:formula="of:=[.L41]+[.L$400]/400" office:value-type="float" office:value="0">
            <text:p>0.000000</text:p>
          </table:table-cell>
          <table:table-cell table:formula="of:=[.M41]+[.M$400]/400" office:value-type="float" office:value="0.0178896325">
            <text:p>0.017890</text:p>
          </table:table-cell>
          <table:table-cell table:formula="of:=[.N41]+[.N$400]/400" office:value-type="float" office:value="-0.0178896325">
            <text:p>-0.017890</text:p>
          </table:table-cell>
          <table:table-cell table:formula="of:=[.O41]+[.O$400]/400" office:value-type="float" office:value="0">
            <text:p>0.000000</text:p>
          </table:table-cell>
          <table:table-cell table:formula="of:=[.P41]+[.P$400]/400" office:value-type="float" office:value="-0.0536688975">
            <text:p>-0.053669</text:p>
          </table:table-cell>
          <table:table-cell table:formula="of:=[.Q41]+[.Q$400]/400" office:value-type="float" office:value="0">
            <text:p>0.000000</text:p>
          </table:table-cell>
          <table:table-cell table:formula="of:=[.R41]+[.R$400]/400" office:value-type="float" office:value="0">
            <text:p>0.000000</text:p>
          </table:table-cell>
          <table:table-cell table:formula="of:=[.S41]+[.S$400]/400" office:value-type="float" office:value="0">
            <text:p>0.000000</text:p>
          </table:table-cell>
          <table:table-cell table:formula="of:=[.T41]+[.T$400]/400" office:value-type="float" office:value="0.0178896325">
            <text:p>0.017890</text:p>
          </table:table-cell>
          <table:table-cell table:formula="of:=[.U41]+[.U$400]/400" office:value-type="float" office:value="0.0178896325">
            <text:p>0.017890</text:p>
          </table:table-cell>
          <table:table-cell table:formula="of:=[.V41]+[.V$400]/400" office:value-type="float" office:value="0">
            <text:p>0.000000</text:p>
          </table:table-cell>
          <table:table-cell table:formula="of:=[.W41]+[.W$400]/400" office:value-type="float" office:value="-0.0536688975">
            <text:p>-0.053669</text:p>
          </table:table-cell>
          <table:table-cell table:formula="of:=[.X41]+[.X$400]/400" office:value-type="float" office:value="0">
            <text:p>0.000000</text:p>
          </table:table-cell>
          <table:table-cell table:formula="of:=[.Y41]+[.Y$400]/400" office:value-type="float" office:value="0">
            <text:p>0.000000</text:p>
          </table:table-cell>
          <table:table-cell table:formula="of:=[.Z41]+[.Z$400]/400" office:value-type="float" office:value="0">
            <text:p>0.000000</text:p>
          </table:table-cell>
          <table:table-cell table:formula="of:=[.AA41]+[.AA$400]/400" office:value-type="float" office:value="0">
            <text:p>0.000000</text:p>
          </table:table-cell>
          <table:table-cell table:formula="of:=[.AB41]+[.AB$400]/400" office:value-type="float" office:value="0">
            <text:p>0.000000</text:p>
          </table:table-cell>
          <table:table-cell table:formula="of:=[.AC41]+[.AC$400]/400" office:value-type="float" office:value="0">
            <text:p>0.000000</text:p>
          </table:table-cell>
          <table:table-cell table:formula="of:=[.AD41]+[.AD$400]/400" office:value-type="float" office:value="0">
            <text:p>0.000000</text:p>
          </table:table-cell>
        </table:table-row>
        <table:table-row table:style-name="ro1">
          <table:table-cell table:formula="of:=[.A42]+[.A$400]/400" office:value-type="float" office:value="0">
            <text:p>0.000000</text:p>
          </table:table-cell>
          <table:table-cell table:formula="of:=[.B42]+[.B$400]/400" office:value-type="float" office:value="0">
            <text:p>0.000000</text:p>
          </table:table-cell>
          <table:table-cell table:formula="of:=[.C42]+[.C$400]/400" office:value-type="float" office:value="-0.039926355">
            <text:p>-0.039926</text:p>
          </table:table-cell>
          <table:table-cell table:formula="of:=[.D42]+[.D$400]/400" office:value-type="float" office:value="0.07985271">
            <text:p>0.079853</text:p>
          </table:table-cell>
          <table:table-cell table:formula="of:=[.E42]+[.E$400]/400" office:value-type="float" office:value="-0.039926355">
            <text:p>-0.039926</text:p>
          </table:table-cell>
          <table:table-cell table:formula="of:=[.F42]+[.F$400]/400" office:value-type="float" office:value="0">
            <text:p>0.000000</text:p>
          </table:table-cell>
          <table:table-cell table:formula="of:=[.G42]+[.G$400]/400" office:value-type="float" office:value="0">
            <text:p>0.000000</text:p>
          </table:table-cell>
          <table:table-cell table:formula="of:=[.H42]+[.H$400]/400" office:value-type="float" office:value="0">
            <text:p>0.000000</text:p>
          </table:table-cell>
          <table:table-cell table:formula="of:=[.I42]+[.I$400]/400" office:value-type="float" office:value="-0.039926355">
            <text:p>-0.039926</text:p>
          </table:table-cell>
          <table:table-cell table:formula="of:=[.J42]+[.J$400]/400" office:value-type="float" office:value="0.07985271">
            <text:p>0.079853</text:p>
          </table:table-cell>
          <table:table-cell table:formula="of:=[.K42]+[.K$400]/400" office:value-type="float" office:value="-0.039926355">
            <text:p>-0.039926</text:p>
          </table:table-cell>
          <table:table-cell table:formula="of:=[.L42]+[.L$400]/400" office:value-type="float" office:value="0">
            <text:p>0.000000</text:p>
          </table:table-cell>
          <table:table-cell table:formula="of:=[.M42]+[.M$400]/400" office:value-type="float" office:value="0.018325965">
            <text:p>0.018326</text:p>
          </table:table-cell>
          <table:table-cell table:formula="of:=[.N42]+[.N$400]/400" office:value-type="float" office:value="-0.018325965">
            <text:p>-0.018326</text:p>
          </table:table-cell>
          <table:table-cell table:formula="of:=[.O42]+[.O$400]/400" office:value-type="float" office:value="0">
            <text:p>0.000000</text:p>
          </table:table-cell>
          <table:table-cell table:formula="of:=[.P42]+[.P$400]/400" office:value-type="float" office:value="-0.054977895">
            <text:p>-0.054978</text:p>
          </table:table-cell>
          <table:table-cell table:formula="of:=[.Q42]+[.Q$400]/400" office:value-type="float" office:value="0">
            <text:p>0.000000</text:p>
          </table:table-cell>
          <table:table-cell table:formula="of:=[.R42]+[.R$400]/400" office:value-type="float" office:value="0">
            <text:p>0.000000</text:p>
          </table:table-cell>
          <table:table-cell table:formula="of:=[.S42]+[.S$400]/400" office:value-type="float" office:value="0">
            <text:p>0.000000</text:p>
          </table:table-cell>
          <table:table-cell table:formula="of:=[.T42]+[.T$400]/400" office:value-type="float" office:value="0.018325965">
            <text:p>0.018326</text:p>
          </table:table-cell>
          <table:table-cell table:formula="of:=[.U42]+[.U$400]/400" office:value-type="float" office:value="0.018325965">
            <text:p>0.018326</text:p>
          </table:table-cell>
          <table:table-cell table:formula="of:=[.V42]+[.V$400]/400" office:value-type="float" office:value="0">
            <text:p>0.000000</text:p>
          </table:table-cell>
          <table:table-cell table:formula="of:=[.W42]+[.W$400]/400" office:value-type="float" office:value="-0.054977895">
            <text:p>-0.054978</text:p>
          </table:table-cell>
          <table:table-cell table:formula="of:=[.X42]+[.X$400]/400" office:value-type="float" office:value="0">
            <text:p>0.000000</text:p>
          </table:table-cell>
          <table:table-cell table:formula="of:=[.Y42]+[.Y$400]/400" office:value-type="float" office:value="0">
            <text:p>0.000000</text:p>
          </table:table-cell>
          <table:table-cell table:formula="of:=[.Z42]+[.Z$400]/400" office:value-type="float" office:value="0">
            <text:p>0.000000</text:p>
          </table:table-cell>
          <table:table-cell table:formula="of:=[.AA42]+[.AA$400]/400" office:value-type="float" office:value="0">
            <text:p>0.000000</text:p>
          </table:table-cell>
          <table:table-cell table:formula="of:=[.AB42]+[.AB$400]/400" office:value-type="float" office:value="0">
            <text:p>0.000000</text:p>
          </table:table-cell>
          <table:table-cell table:formula="of:=[.AC42]+[.AC$400]/400" office:value-type="float" office:value="0">
            <text:p>0.000000</text:p>
          </table:table-cell>
          <table:table-cell table:formula="of:=[.AD42]+[.AD$400]/400" office:value-type="float" office:value="0">
            <text:p>0.000000</text:p>
          </table:table-cell>
        </table:table-row>
        <table:table-row table:style-name="ro1">
          <table:table-cell table:formula="of:=[.A43]+[.A$400]/400" office:value-type="float" office:value="0">
            <text:p>0.000000</text:p>
          </table:table-cell>
          <table:table-cell table:formula="of:=[.B43]+[.B$400]/400" office:value-type="float" office:value="0">
            <text:p>0.000000</text:p>
          </table:table-cell>
          <table:table-cell table:formula="of:=[.C43]+[.C$400]/400" office:value-type="float" office:value="-0.0408769825">
            <text:p>-0.040877</text:p>
          </table:table-cell>
          <table:table-cell table:formula="of:=[.D43]+[.D$400]/400" office:value-type="float" office:value="0.081753965">
            <text:p>0.081754</text:p>
          </table:table-cell>
          <table:table-cell table:formula="of:=[.E43]+[.E$400]/400" office:value-type="float" office:value="-0.0408769825">
            <text:p>-0.040877</text:p>
          </table:table-cell>
          <table:table-cell table:formula="of:=[.F43]+[.F$400]/400" office:value-type="float" office:value="0">
            <text:p>0.000000</text:p>
          </table:table-cell>
          <table:table-cell table:formula="of:=[.G43]+[.G$400]/400" office:value-type="float" office:value="0">
            <text:p>0.000000</text:p>
          </table:table-cell>
          <table:table-cell table:formula="of:=[.H43]+[.H$400]/400" office:value-type="float" office:value="0">
            <text:p>0.000000</text:p>
          </table:table-cell>
          <table:table-cell table:formula="of:=[.I43]+[.I$400]/400" office:value-type="float" office:value="-0.0408769825">
            <text:p>-0.040877</text:p>
          </table:table-cell>
          <table:table-cell table:formula="of:=[.J43]+[.J$400]/400" office:value-type="float" office:value="0.081753965">
            <text:p>0.081754</text:p>
          </table:table-cell>
          <table:table-cell table:formula="of:=[.K43]+[.K$400]/400" office:value-type="float" office:value="-0.0408769825">
            <text:p>-0.040877</text:p>
          </table:table-cell>
          <table:table-cell table:formula="of:=[.L43]+[.L$400]/400" office:value-type="float" office:value="0">
            <text:p>0.000000</text:p>
          </table:table-cell>
          <table:table-cell table:formula="of:=[.M43]+[.M$400]/400" office:value-type="float" office:value="0.0187622975">
            <text:p>0.018762</text:p>
          </table:table-cell>
          <table:table-cell table:formula="of:=[.N43]+[.N$400]/400" office:value-type="float" office:value="-0.0187622975">
            <text:p>-0.018762</text:p>
          </table:table-cell>
          <table:table-cell table:formula="of:=[.O43]+[.O$400]/400" office:value-type="float" office:value="0">
            <text:p>0.000000</text:p>
          </table:table-cell>
          <table:table-cell table:formula="of:=[.P43]+[.P$400]/400" office:value-type="float" office:value="-0.0562868925">
            <text:p>-0.056287</text:p>
          </table:table-cell>
          <table:table-cell table:formula="of:=[.Q43]+[.Q$400]/400" office:value-type="float" office:value="0">
            <text:p>0.000000</text:p>
          </table:table-cell>
          <table:table-cell table:formula="of:=[.R43]+[.R$400]/400" office:value-type="float" office:value="0">
            <text:p>0.000000</text:p>
          </table:table-cell>
          <table:table-cell table:formula="of:=[.S43]+[.S$400]/400" office:value-type="float" office:value="0">
            <text:p>0.000000</text:p>
          </table:table-cell>
          <table:table-cell table:formula="of:=[.T43]+[.T$400]/400" office:value-type="float" office:value="0.0187622975">
            <text:p>0.018762</text:p>
          </table:table-cell>
          <table:table-cell table:formula="of:=[.U43]+[.U$400]/400" office:value-type="float" office:value="0.0187622975">
            <text:p>0.018762</text:p>
          </table:table-cell>
          <table:table-cell table:formula="of:=[.V43]+[.V$400]/400" office:value-type="float" office:value="0">
            <text:p>0.000000</text:p>
          </table:table-cell>
          <table:table-cell table:formula="of:=[.W43]+[.W$400]/400" office:value-type="float" office:value="-0.0562868925">
            <text:p>-0.056287</text:p>
          </table:table-cell>
          <table:table-cell table:formula="of:=[.X43]+[.X$400]/400" office:value-type="float" office:value="0">
            <text:p>0.000000</text:p>
          </table:table-cell>
          <table:table-cell table:formula="of:=[.Y43]+[.Y$400]/400" office:value-type="float" office:value="0">
            <text:p>0.000000</text:p>
          </table:table-cell>
          <table:table-cell table:formula="of:=[.Z43]+[.Z$400]/400" office:value-type="float" office:value="0">
            <text:p>0.000000</text:p>
          </table:table-cell>
          <table:table-cell table:formula="of:=[.AA43]+[.AA$400]/400" office:value-type="float" office:value="0">
            <text:p>0.000000</text:p>
          </table:table-cell>
          <table:table-cell table:formula="of:=[.AB43]+[.AB$400]/400" office:value-type="float" office:value="0">
            <text:p>0.000000</text:p>
          </table:table-cell>
          <table:table-cell table:formula="of:=[.AC43]+[.AC$400]/400" office:value-type="float" office:value="0">
            <text:p>0.000000</text:p>
          </table:table-cell>
          <table:table-cell table:formula="of:=[.AD43]+[.AD$400]/400" office:value-type="float" office:value="0">
            <text:p>0.000000</text:p>
          </table:table-cell>
        </table:table-row>
        <table:table-row table:style-name="ro1">
          <table:table-cell table:formula="of:=[.A44]+[.A$400]/400" office:value-type="float" office:value="0">
            <text:p>0.000000</text:p>
          </table:table-cell>
          <table:table-cell table:formula="of:=[.B44]+[.B$400]/400" office:value-type="float" office:value="0">
            <text:p>0.000000</text:p>
          </table:table-cell>
          <table:table-cell table:formula="of:=[.C44]+[.C$400]/400" office:value-type="float" office:value="-0.04182761">
            <text:p>-0.041828</text:p>
          </table:table-cell>
          <table:table-cell table:formula="of:=[.D44]+[.D$400]/400" office:value-type="float" office:value="0.08365522">
            <text:p>0.083655</text:p>
          </table:table-cell>
          <table:table-cell table:formula="of:=[.E44]+[.E$400]/400" office:value-type="float" office:value="-0.04182761">
            <text:p>-0.041828</text:p>
          </table:table-cell>
          <table:table-cell table:formula="of:=[.F44]+[.F$400]/400" office:value-type="float" office:value="0">
            <text:p>0.000000</text:p>
          </table:table-cell>
          <table:table-cell table:formula="of:=[.G44]+[.G$400]/400" office:value-type="float" office:value="0">
            <text:p>0.000000</text:p>
          </table:table-cell>
          <table:table-cell table:formula="of:=[.H44]+[.H$400]/400" office:value-type="float" office:value="0">
            <text:p>0.000000</text:p>
          </table:table-cell>
          <table:table-cell table:formula="of:=[.I44]+[.I$400]/400" office:value-type="float" office:value="-0.04182761">
            <text:p>-0.041828</text:p>
          </table:table-cell>
          <table:table-cell table:formula="of:=[.J44]+[.J$400]/400" office:value-type="float" office:value="0.08365522">
            <text:p>0.083655</text:p>
          </table:table-cell>
          <table:table-cell table:formula="of:=[.K44]+[.K$400]/400" office:value-type="float" office:value="-0.04182761">
            <text:p>-0.041828</text:p>
          </table:table-cell>
          <table:table-cell table:formula="of:=[.L44]+[.L$400]/400" office:value-type="float" office:value="0">
            <text:p>0.000000</text:p>
          </table:table-cell>
          <table:table-cell table:formula="of:=[.M44]+[.M$400]/400" office:value-type="float" office:value="0.01919863">
            <text:p>0.019199</text:p>
          </table:table-cell>
          <table:table-cell table:formula="of:=[.N44]+[.N$400]/400" office:value-type="float" office:value="-0.01919863">
            <text:p>-0.019199</text:p>
          </table:table-cell>
          <table:table-cell table:formula="of:=[.O44]+[.O$400]/400" office:value-type="float" office:value="0">
            <text:p>0.000000</text:p>
          </table:table-cell>
          <table:table-cell table:formula="of:=[.P44]+[.P$400]/400" office:value-type="float" office:value="-0.05759589">
            <text:p>-0.057596</text:p>
          </table:table-cell>
          <table:table-cell table:formula="of:=[.Q44]+[.Q$400]/400" office:value-type="float" office:value="0">
            <text:p>0.000000</text:p>
          </table:table-cell>
          <table:table-cell table:formula="of:=[.R44]+[.R$400]/400" office:value-type="float" office:value="0">
            <text:p>0.000000</text:p>
          </table:table-cell>
          <table:table-cell table:formula="of:=[.S44]+[.S$400]/400" office:value-type="float" office:value="0">
            <text:p>0.000000</text:p>
          </table:table-cell>
          <table:table-cell table:formula="of:=[.T44]+[.T$400]/400" office:value-type="float" office:value="0.01919863">
            <text:p>0.019199</text:p>
          </table:table-cell>
          <table:table-cell table:formula="of:=[.U44]+[.U$400]/400" office:value-type="float" office:value="0.01919863">
            <text:p>0.019199</text:p>
          </table:table-cell>
          <table:table-cell table:formula="of:=[.V44]+[.V$400]/400" office:value-type="float" office:value="0">
            <text:p>0.000000</text:p>
          </table:table-cell>
          <table:table-cell table:formula="of:=[.W44]+[.W$400]/400" office:value-type="float" office:value="-0.05759589">
            <text:p>-0.057596</text:p>
          </table:table-cell>
          <table:table-cell table:formula="of:=[.X44]+[.X$400]/400" office:value-type="float" office:value="0">
            <text:p>0.000000</text:p>
          </table:table-cell>
          <table:table-cell table:formula="of:=[.Y44]+[.Y$400]/400" office:value-type="float" office:value="0">
            <text:p>0.000000</text:p>
          </table:table-cell>
          <table:table-cell table:formula="of:=[.Z44]+[.Z$400]/400" office:value-type="float" office:value="0">
            <text:p>0.000000</text:p>
          </table:table-cell>
          <table:table-cell table:formula="of:=[.AA44]+[.AA$400]/400" office:value-type="float" office:value="0">
            <text:p>0.000000</text:p>
          </table:table-cell>
          <table:table-cell table:formula="of:=[.AB44]+[.AB$400]/400" office:value-type="float" office:value="0">
            <text:p>0.000000</text:p>
          </table:table-cell>
          <table:table-cell table:formula="of:=[.AC44]+[.AC$400]/400" office:value-type="float" office:value="0">
            <text:p>0.000000</text:p>
          </table:table-cell>
          <table:table-cell table:formula="of:=[.AD44]+[.AD$400]/400" office:value-type="float" office:value="0">
            <text:p>0.000000</text:p>
          </table:table-cell>
        </table:table-row>
        <table:table-row table:style-name="ro1">
          <table:table-cell table:formula="of:=[.A45]+[.A$400]/400" office:value-type="float" office:value="0">
            <text:p>0.000000</text:p>
          </table:table-cell>
          <table:table-cell table:formula="of:=[.B45]+[.B$400]/400" office:value-type="float" office:value="0">
            <text:p>0.000000</text:p>
          </table:table-cell>
          <table:table-cell table:formula="of:=[.C45]+[.C$400]/400" office:value-type="float" office:value="-0.0427782375">
            <text:p>-0.042778</text:p>
          </table:table-cell>
          <table:table-cell table:formula="of:=[.D45]+[.D$400]/400" office:value-type="float" office:value="0.085556475">
            <text:p>0.085556</text:p>
          </table:table-cell>
          <table:table-cell table:formula="of:=[.E45]+[.E$400]/400" office:value-type="float" office:value="-0.0427782375">
            <text:p>-0.042778</text:p>
          </table:table-cell>
          <table:table-cell table:formula="of:=[.F45]+[.F$400]/400" office:value-type="float" office:value="0">
            <text:p>0.000000</text:p>
          </table:table-cell>
          <table:table-cell table:formula="of:=[.G45]+[.G$400]/400" office:value-type="float" office:value="0">
            <text:p>0.000000</text:p>
          </table:table-cell>
          <table:table-cell table:formula="of:=[.H45]+[.H$400]/400" office:value-type="float" office:value="0">
            <text:p>0.000000</text:p>
          </table:table-cell>
          <table:table-cell table:formula="of:=[.I45]+[.I$400]/400" office:value-type="float" office:value="-0.0427782375">
            <text:p>-0.042778</text:p>
          </table:table-cell>
          <table:table-cell table:formula="of:=[.J45]+[.J$400]/400" office:value-type="float" office:value="0.085556475">
            <text:p>0.085556</text:p>
          </table:table-cell>
          <table:table-cell table:formula="of:=[.K45]+[.K$400]/400" office:value-type="float" office:value="-0.0427782375">
            <text:p>-0.042778</text:p>
          </table:table-cell>
          <table:table-cell table:formula="of:=[.L45]+[.L$400]/400" office:value-type="float" office:value="0">
            <text:p>0.000000</text:p>
          </table:table-cell>
          <table:table-cell table:formula="of:=[.M45]+[.M$400]/400" office:value-type="float" office:value="0.0196349625">
            <text:p>0.019635</text:p>
          </table:table-cell>
          <table:table-cell table:formula="of:=[.N45]+[.N$400]/400" office:value-type="float" office:value="-0.0196349625">
            <text:p>-0.019635</text:p>
          </table:table-cell>
          <table:table-cell table:formula="of:=[.O45]+[.O$400]/400" office:value-type="float" office:value="0">
            <text:p>0.000000</text:p>
          </table:table-cell>
          <table:table-cell table:formula="of:=[.P45]+[.P$400]/400" office:value-type="float" office:value="-0.0589048875">
            <text:p>-0.058905</text:p>
          </table:table-cell>
          <table:table-cell table:formula="of:=[.Q45]+[.Q$400]/400" office:value-type="float" office:value="0">
            <text:p>0.000000</text:p>
          </table:table-cell>
          <table:table-cell table:formula="of:=[.R45]+[.R$400]/400" office:value-type="float" office:value="0">
            <text:p>0.000000</text:p>
          </table:table-cell>
          <table:table-cell table:formula="of:=[.S45]+[.S$400]/400" office:value-type="float" office:value="0">
            <text:p>0.000000</text:p>
          </table:table-cell>
          <table:table-cell table:formula="of:=[.T45]+[.T$400]/400" office:value-type="float" office:value="0.0196349625">
            <text:p>0.019635</text:p>
          </table:table-cell>
          <table:table-cell table:formula="of:=[.U45]+[.U$400]/400" office:value-type="float" office:value="0.0196349625">
            <text:p>0.019635</text:p>
          </table:table-cell>
          <table:table-cell table:formula="of:=[.V45]+[.V$400]/400" office:value-type="float" office:value="0">
            <text:p>0.000000</text:p>
          </table:table-cell>
          <table:table-cell table:formula="of:=[.W45]+[.W$400]/400" office:value-type="float" office:value="-0.0589048875">
            <text:p>-0.058905</text:p>
          </table:table-cell>
          <table:table-cell table:formula="of:=[.X45]+[.X$400]/400" office:value-type="float" office:value="0">
            <text:p>0.000000</text:p>
          </table:table-cell>
          <table:table-cell table:formula="of:=[.Y45]+[.Y$400]/400" office:value-type="float" office:value="0">
            <text:p>0.000000</text:p>
          </table:table-cell>
          <table:table-cell table:formula="of:=[.Z45]+[.Z$400]/400" office:value-type="float" office:value="0">
            <text:p>0.000000</text:p>
          </table:table-cell>
          <table:table-cell table:formula="of:=[.AA45]+[.AA$400]/400" office:value-type="float" office:value="0">
            <text:p>0.000000</text:p>
          </table:table-cell>
          <table:table-cell table:formula="of:=[.AB45]+[.AB$400]/400" office:value-type="float" office:value="0">
            <text:p>0.000000</text:p>
          </table:table-cell>
          <table:table-cell table:formula="of:=[.AC45]+[.AC$400]/400" office:value-type="float" office:value="0">
            <text:p>0.000000</text:p>
          </table:table-cell>
          <table:table-cell table:formula="of:=[.AD45]+[.AD$400]/400" office:value-type="float" office:value="0">
            <text:p>0.000000</text:p>
          </table:table-cell>
        </table:table-row>
        <table:table-row table:style-name="ro1">
          <table:table-cell table:formula="of:=[.A46]+[.A$400]/400" office:value-type="float" office:value="0">
            <text:p>0.000000</text:p>
          </table:table-cell>
          <table:table-cell table:formula="of:=[.B46]+[.B$400]/400" office:value-type="float" office:value="0">
            <text:p>0.000000</text:p>
          </table:table-cell>
          <table:table-cell table:formula="of:=[.C46]+[.C$400]/400" office:value-type="float" office:value="-0.043728865">
            <text:p>-0.043729</text:p>
          </table:table-cell>
          <table:table-cell table:formula="of:=[.D46]+[.D$400]/400" office:value-type="float" office:value="0.08745773">
            <text:p>0.087458</text:p>
          </table:table-cell>
          <table:table-cell table:formula="of:=[.E46]+[.E$400]/400" office:value-type="float" office:value="-0.043728865">
            <text:p>-0.043729</text:p>
          </table:table-cell>
          <table:table-cell table:formula="of:=[.F46]+[.F$400]/400" office:value-type="float" office:value="0">
            <text:p>0.000000</text:p>
          </table:table-cell>
          <table:table-cell table:formula="of:=[.G46]+[.G$400]/400" office:value-type="float" office:value="0">
            <text:p>0.000000</text:p>
          </table:table-cell>
          <table:table-cell table:formula="of:=[.H46]+[.H$400]/400" office:value-type="float" office:value="0">
            <text:p>0.000000</text:p>
          </table:table-cell>
          <table:table-cell table:formula="of:=[.I46]+[.I$400]/400" office:value-type="float" office:value="-0.043728865">
            <text:p>-0.043729</text:p>
          </table:table-cell>
          <table:table-cell table:formula="of:=[.J46]+[.J$400]/400" office:value-type="float" office:value="0.08745773">
            <text:p>0.087458</text:p>
          </table:table-cell>
          <table:table-cell table:formula="of:=[.K46]+[.K$400]/400" office:value-type="float" office:value="-0.043728865">
            <text:p>-0.043729</text:p>
          </table:table-cell>
          <table:table-cell table:formula="of:=[.L46]+[.L$400]/400" office:value-type="float" office:value="0">
            <text:p>0.000000</text:p>
          </table:table-cell>
          <table:table-cell table:formula="of:=[.M46]+[.M$400]/400" office:value-type="float" office:value="0.020071295">
            <text:p>0.020071</text:p>
          </table:table-cell>
          <table:table-cell table:formula="of:=[.N46]+[.N$400]/400" office:value-type="float" office:value="-0.020071295">
            <text:p>-0.020071</text:p>
          </table:table-cell>
          <table:table-cell table:formula="of:=[.O46]+[.O$400]/400" office:value-type="float" office:value="0">
            <text:p>0.000000</text:p>
          </table:table-cell>
          <table:table-cell table:formula="of:=[.P46]+[.P$400]/400" office:value-type="float" office:value="-0.060213885">
            <text:p>-0.060214</text:p>
          </table:table-cell>
          <table:table-cell table:formula="of:=[.Q46]+[.Q$400]/400" office:value-type="float" office:value="0">
            <text:p>0.000000</text:p>
          </table:table-cell>
          <table:table-cell table:formula="of:=[.R46]+[.R$400]/400" office:value-type="float" office:value="0">
            <text:p>0.000000</text:p>
          </table:table-cell>
          <table:table-cell table:formula="of:=[.S46]+[.S$400]/400" office:value-type="float" office:value="0">
            <text:p>0.000000</text:p>
          </table:table-cell>
          <table:table-cell table:formula="of:=[.T46]+[.T$400]/400" office:value-type="float" office:value="0.020071295">
            <text:p>0.020071</text:p>
          </table:table-cell>
          <table:table-cell table:formula="of:=[.U46]+[.U$400]/400" office:value-type="float" office:value="0.020071295">
            <text:p>0.020071</text:p>
          </table:table-cell>
          <table:table-cell table:formula="of:=[.V46]+[.V$400]/400" office:value-type="float" office:value="0">
            <text:p>0.000000</text:p>
          </table:table-cell>
          <table:table-cell table:formula="of:=[.W46]+[.W$400]/400" office:value-type="float" office:value="-0.060213885">
            <text:p>-0.060214</text:p>
          </table:table-cell>
          <table:table-cell table:formula="of:=[.X46]+[.X$400]/400" office:value-type="float" office:value="0">
            <text:p>0.000000</text:p>
          </table:table-cell>
          <table:table-cell table:formula="of:=[.Y46]+[.Y$400]/400" office:value-type="float" office:value="0">
            <text:p>0.000000</text:p>
          </table:table-cell>
          <table:table-cell table:formula="of:=[.Z46]+[.Z$400]/400" office:value-type="float" office:value="0">
            <text:p>0.000000</text:p>
          </table:table-cell>
          <table:table-cell table:formula="of:=[.AA46]+[.AA$400]/400" office:value-type="float" office:value="0">
            <text:p>0.000000</text:p>
          </table:table-cell>
          <table:table-cell table:formula="of:=[.AB46]+[.AB$400]/400" office:value-type="float" office:value="0">
            <text:p>0.000000</text:p>
          </table:table-cell>
          <table:table-cell table:formula="of:=[.AC46]+[.AC$400]/400" office:value-type="float" office:value="0">
            <text:p>0.000000</text:p>
          </table:table-cell>
          <table:table-cell table:formula="of:=[.AD46]+[.AD$400]/400" office:value-type="float" office:value="0">
            <text:p>0.000000</text:p>
          </table:table-cell>
        </table:table-row>
        <table:table-row table:style-name="ro1">
          <table:table-cell table:formula="of:=[.A47]+[.A$400]/400" office:value-type="float" office:value="0">
            <text:p>0.000000</text:p>
          </table:table-cell>
          <table:table-cell table:formula="of:=[.B47]+[.B$400]/400" office:value-type="float" office:value="0">
            <text:p>0.000000</text:p>
          </table:table-cell>
          <table:table-cell table:formula="of:=[.C47]+[.C$400]/400" office:value-type="float" office:value="-0.0446794925">
            <text:p>-0.044679</text:p>
          </table:table-cell>
          <table:table-cell table:formula="of:=[.D47]+[.D$400]/400" office:value-type="float" office:value="0.089358985">
            <text:p>0.089359</text:p>
          </table:table-cell>
          <table:table-cell table:formula="of:=[.E47]+[.E$400]/400" office:value-type="float" office:value="-0.0446794925">
            <text:p>-0.044679</text:p>
          </table:table-cell>
          <table:table-cell table:formula="of:=[.F47]+[.F$400]/400" office:value-type="float" office:value="0">
            <text:p>0.000000</text:p>
          </table:table-cell>
          <table:table-cell table:formula="of:=[.G47]+[.G$400]/400" office:value-type="float" office:value="0">
            <text:p>0.000000</text:p>
          </table:table-cell>
          <table:table-cell table:formula="of:=[.H47]+[.H$400]/400" office:value-type="float" office:value="0">
            <text:p>0.000000</text:p>
          </table:table-cell>
          <table:table-cell table:formula="of:=[.I47]+[.I$400]/400" office:value-type="float" office:value="-0.0446794925">
            <text:p>-0.044679</text:p>
          </table:table-cell>
          <table:table-cell table:formula="of:=[.J47]+[.J$400]/400" office:value-type="float" office:value="0.089358985">
            <text:p>0.089359</text:p>
          </table:table-cell>
          <table:table-cell table:formula="of:=[.K47]+[.K$400]/400" office:value-type="float" office:value="-0.0446794925">
            <text:p>-0.044679</text:p>
          </table:table-cell>
          <table:table-cell table:formula="of:=[.L47]+[.L$400]/400" office:value-type="float" office:value="0">
            <text:p>0.000000</text:p>
          </table:table-cell>
          <table:table-cell table:formula="of:=[.M47]+[.M$400]/400" office:value-type="float" office:value="0.0205076275">
            <text:p>0.020508</text:p>
          </table:table-cell>
          <table:table-cell table:formula="of:=[.N47]+[.N$400]/400" office:value-type="float" office:value="-0.0205076275">
            <text:p>-0.020508</text:p>
          </table:table-cell>
          <table:table-cell table:formula="of:=[.O47]+[.O$400]/400" office:value-type="float" office:value="0">
            <text:p>0.000000</text:p>
          </table:table-cell>
          <table:table-cell table:formula="of:=[.P47]+[.P$400]/400" office:value-type="float" office:value="-0.0615228825">
            <text:p>-0.061523</text:p>
          </table:table-cell>
          <table:table-cell table:formula="of:=[.Q47]+[.Q$400]/400" office:value-type="float" office:value="0">
            <text:p>0.000000</text:p>
          </table:table-cell>
          <table:table-cell table:formula="of:=[.R47]+[.R$400]/400" office:value-type="float" office:value="0">
            <text:p>0.000000</text:p>
          </table:table-cell>
          <table:table-cell table:formula="of:=[.S47]+[.S$400]/400" office:value-type="float" office:value="0">
            <text:p>0.000000</text:p>
          </table:table-cell>
          <table:table-cell table:formula="of:=[.T47]+[.T$400]/400" office:value-type="float" office:value="0.0205076275">
            <text:p>0.020508</text:p>
          </table:table-cell>
          <table:table-cell table:formula="of:=[.U47]+[.U$400]/400" office:value-type="float" office:value="0.0205076275">
            <text:p>0.020508</text:p>
          </table:table-cell>
          <table:table-cell table:formula="of:=[.V47]+[.V$400]/400" office:value-type="float" office:value="0">
            <text:p>0.000000</text:p>
          </table:table-cell>
          <table:table-cell table:formula="of:=[.W47]+[.W$400]/400" office:value-type="float" office:value="-0.0615228825">
            <text:p>-0.061523</text:p>
          </table:table-cell>
          <table:table-cell table:formula="of:=[.X47]+[.X$400]/400" office:value-type="float" office:value="0">
            <text:p>0.000000</text:p>
          </table:table-cell>
          <table:table-cell table:formula="of:=[.Y47]+[.Y$400]/400" office:value-type="float" office:value="0">
            <text:p>0.000000</text:p>
          </table:table-cell>
          <table:table-cell table:formula="of:=[.Z47]+[.Z$400]/400" office:value-type="float" office:value="0">
            <text:p>0.000000</text:p>
          </table:table-cell>
          <table:table-cell table:formula="of:=[.AA47]+[.AA$400]/400" office:value-type="float" office:value="0">
            <text:p>0.000000</text:p>
          </table:table-cell>
          <table:table-cell table:formula="of:=[.AB47]+[.AB$400]/400" office:value-type="float" office:value="0">
            <text:p>0.000000</text:p>
          </table:table-cell>
          <table:table-cell table:formula="of:=[.AC47]+[.AC$400]/400" office:value-type="float" office:value="0">
            <text:p>0.000000</text:p>
          </table:table-cell>
          <table:table-cell table:formula="of:=[.AD47]+[.AD$400]/400" office:value-type="float" office:value="0">
            <text:p>0.000000</text:p>
          </table:table-cell>
        </table:table-row>
        <table:table-row table:style-name="ro1">
          <table:table-cell table:formula="of:=[.A48]+[.A$400]/400" office:value-type="float" office:value="0">
            <text:p>0.000000</text:p>
          </table:table-cell>
          <table:table-cell table:formula="of:=[.B48]+[.B$400]/400" office:value-type="float" office:value="0">
            <text:p>0.000000</text:p>
          </table:table-cell>
          <table:table-cell table:formula="of:=[.C48]+[.C$400]/400" office:value-type="float" office:value="-0.04563012">
            <text:p>-0.045630</text:p>
          </table:table-cell>
          <table:table-cell table:formula="of:=[.D48]+[.D$400]/400" office:value-type="float" office:value="0.09126024">
            <text:p>0.091260</text:p>
          </table:table-cell>
          <table:table-cell table:formula="of:=[.E48]+[.E$400]/400" office:value-type="float" office:value="-0.04563012">
            <text:p>-0.045630</text:p>
          </table:table-cell>
          <table:table-cell table:formula="of:=[.F48]+[.F$400]/400" office:value-type="float" office:value="0">
            <text:p>0.000000</text:p>
          </table:table-cell>
          <table:table-cell table:formula="of:=[.G48]+[.G$400]/400" office:value-type="float" office:value="0">
            <text:p>0.000000</text:p>
          </table:table-cell>
          <table:table-cell table:formula="of:=[.H48]+[.H$400]/400" office:value-type="float" office:value="0">
            <text:p>0.000000</text:p>
          </table:table-cell>
          <table:table-cell table:formula="of:=[.I48]+[.I$400]/400" office:value-type="float" office:value="-0.04563012">
            <text:p>-0.045630</text:p>
          </table:table-cell>
          <table:table-cell table:formula="of:=[.J48]+[.J$400]/400" office:value-type="float" office:value="0.09126024">
            <text:p>0.091260</text:p>
          </table:table-cell>
          <table:table-cell table:formula="of:=[.K48]+[.K$400]/400" office:value-type="float" office:value="-0.04563012">
            <text:p>-0.045630</text:p>
          </table:table-cell>
          <table:table-cell table:formula="of:=[.L48]+[.L$400]/400" office:value-type="float" office:value="0">
            <text:p>0.000000</text:p>
          </table:table-cell>
          <table:table-cell table:formula="of:=[.M48]+[.M$400]/400" office:value-type="float" office:value="0.02094396">
            <text:p>0.020944</text:p>
          </table:table-cell>
          <table:table-cell table:formula="of:=[.N48]+[.N$400]/400" office:value-type="float" office:value="-0.02094396">
            <text:p>-0.020944</text:p>
          </table:table-cell>
          <table:table-cell table:formula="of:=[.O48]+[.O$400]/400" office:value-type="float" office:value="0">
            <text:p>0.000000</text:p>
          </table:table-cell>
          <table:table-cell table:formula="of:=[.P48]+[.P$400]/400" office:value-type="float" office:value="-0.06283188">
            <text:p>-0.062832</text:p>
          </table:table-cell>
          <table:table-cell table:formula="of:=[.Q48]+[.Q$400]/400" office:value-type="float" office:value="0">
            <text:p>0.000000</text:p>
          </table:table-cell>
          <table:table-cell table:formula="of:=[.R48]+[.R$400]/400" office:value-type="float" office:value="0">
            <text:p>0.000000</text:p>
          </table:table-cell>
          <table:table-cell table:formula="of:=[.S48]+[.S$400]/400" office:value-type="float" office:value="0">
            <text:p>0.000000</text:p>
          </table:table-cell>
          <table:table-cell table:formula="of:=[.T48]+[.T$400]/400" office:value-type="float" office:value="0.02094396">
            <text:p>0.020944</text:p>
          </table:table-cell>
          <table:table-cell table:formula="of:=[.U48]+[.U$400]/400" office:value-type="float" office:value="0.02094396">
            <text:p>0.020944</text:p>
          </table:table-cell>
          <table:table-cell table:formula="of:=[.V48]+[.V$400]/400" office:value-type="float" office:value="0">
            <text:p>0.000000</text:p>
          </table:table-cell>
          <table:table-cell table:formula="of:=[.W48]+[.W$400]/400" office:value-type="float" office:value="-0.06283188">
            <text:p>-0.062832</text:p>
          </table:table-cell>
          <table:table-cell table:formula="of:=[.X48]+[.X$400]/400" office:value-type="float" office:value="0">
            <text:p>0.000000</text:p>
          </table:table-cell>
          <table:table-cell table:formula="of:=[.Y48]+[.Y$400]/400" office:value-type="float" office:value="0">
            <text:p>0.000000</text:p>
          </table:table-cell>
          <table:table-cell table:formula="of:=[.Z48]+[.Z$400]/400" office:value-type="float" office:value="0">
            <text:p>0.000000</text:p>
          </table:table-cell>
          <table:table-cell table:formula="of:=[.AA48]+[.AA$400]/400" office:value-type="float" office:value="0">
            <text:p>0.000000</text:p>
          </table:table-cell>
          <table:table-cell table:formula="of:=[.AB48]+[.AB$400]/400" office:value-type="float" office:value="0">
            <text:p>0.000000</text:p>
          </table:table-cell>
          <table:table-cell table:formula="of:=[.AC48]+[.AC$400]/400" office:value-type="float" office:value="0">
            <text:p>0.000000</text:p>
          </table:table-cell>
          <table:table-cell table:formula="of:=[.AD48]+[.AD$400]/400" office:value-type="float" office:value="0">
            <text:p>0.000000</text:p>
          </table:table-cell>
        </table:table-row>
        <table:table-row table:style-name="ro1">
          <table:table-cell table:formula="of:=[.A49]+[.A$400]/400" office:value-type="float" office:value="0">
            <text:p>0.000000</text:p>
          </table:table-cell>
          <table:table-cell table:formula="of:=[.B49]+[.B$400]/400" office:value-type="float" office:value="0">
            <text:p>0.000000</text:p>
          </table:table-cell>
          <table:table-cell table:formula="of:=[.C49]+[.C$400]/400" office:value-type="float" office:value="-0.0465807475">
            <text:p>-0.046581</text:p>
          </table:table-cell>
          <table:table-cell table:formula="of:=[.D49]+[.D$400]/400" office:value-type="float" office:value="0.0931614950000001">
            <text:p>0.093161</text:p>
          </table:table-cell>
          <table:table-cell table:formula="of:=[.E49]+[.E$400]/400" office:value-type="float" office:value="-0.0465807475">
            <text:p>-0.046581</text:p>
          </table:table-cell>
          <table:table-cell table:formula="of:=[.F49]+[.F$400]/400" office:value-type="float" office:value="0">
            <text:p>0.000000</text:p>
          </table:table-cell>
          <table:table-cell table:formula="of:=[.G49]+[.G$400]/400" office:value-type="float" office:value="0">
            <text:p>0.000000</text:p>
          </table:table-cell>
          <table:table-cell table:formula="of:=[.H49]+[.H$400]/400" office:value-type="float" office:value="0">
            <text:p>0.000000</text:p>
          </table:table-cell>
          <table:table-cell table:formula="of:=[.I49]+[.I$400]/400" office:value-type="float" office:value="-0.0465807475">
            <text:p>-0.046581</text:p>
          </table:table-cell>
          <table:table-cell table:formula="of:=[.J49]+[.J$400]/400" office:value-type="float" office:value="0.0931614950000001">
            <text:p>0.093161</text:p>
          </table:table-cell>
          <table:table-cell table:formula="of:=[.K49]+[.K$400]/400" office:value-type="float" office:value="-0.0465807475">
            <text:p>-0.046581</text:p>
          </table:table-cell>
          <table:table-cell table:formula="of:=[.L49]+[.L$400]/400" office:value-type="float" office:value="0">
            <text:p>0.000000</text:p>
          </table:table-cell>
          <table:table-cell table:formula="of:=[.M49]+[.M$400]/400" office:value-type="float" office:value="0.0213802925">
            <text:p>0.021380</text:p>
          </table:table-cell>
          <table:table-cell table:formula="of:=[.N49]+[.N$400]/400" office:value-type="float" office:value="-0.0213802925">
            <text:p>-0.021380</text:p>
          </table:table-cell>
          <table:table-cell table:formula="of:=[.O49]+[.O$400]/400" office:value-type="float" office:value="0">
            <text:p>0.000000</text:p>
          </table:table-cell>
          <table:table-cell table:formula="of:=[.P49]+[.P$400]/400" office:value-type="float" office:value="-0.0641408775">
            <text:p>-0.064141</text:p>
          </table:table-cell>
          <table:table-cell table:formula="of:=[.Q49]+[.Q$400]/400" office:value-type="float" office:value="0">
            <text:p>0.000000</text:p>
          </table:table-cell>
          <table:table-cell table:formula="of:=[.R49]+[.R$400]/400" office:value-type="float" office:value="0">
            <text:p>0.000000</text:p>
          </table:table-cell>
          <table:table-cell table:formula="of:=[.S49]+[.S$400]/400" office:value-type="float" office:value="0">
            <text:p>0.000000</text:p>
          </table:table-cell>
          <table:table-cell table:formula="of:=[.T49]+[.T$400]/400" office:value-type="float" office:value="0.0213802925">
            <text:p>0.021380</text:p>
          </table:table-cell>
          <table:table-cell table:formula="of:=[.U49]+[.U$400]/400" office:value-type="float" office:value="0.0213802925">
            <text:p>0.021380</text:p>
          </table:table-cell>
          <table:table-cell table:formula="of:=[.V49]+[.V$400]/400" office:value-type="float" office:value="0">
            <text:p>0.000000</text:p>
          </table:table-cell>
          <table:table-cell table:formula="of:=[.W49]+[.W$400]/400" office:value-type="float" office:value="-0.0641408775">
            <text:p>-0.064141</text:p>
          </table:table-cell>
          <table:table-cell table:formula="of:=[.X49]+[.X$400]/400" office:value-type="float" office:value="0">
            <text:p>0.000000</text:p>
          </table:table-cell>
          <table:table-cell table:formula="of:=[.Y49]+[.Y$400]/400" office:value-type="float" office:value="0">
            <text:p>0.000000</text:p>
          </table:table-cell>
          <table:table-cell table:formula="of:=[.Z49]+[.Z$400]/400" office:value-type="float" office:value="0">
            <text:p>0.000000</text:p>
          </table:table-cell>
          <table:table-cell table:formula="of:=[.AA49]+[.AA$400]/400" office:value-type="float" office:value="0">
            <text:p>0.000000</text:p>
          </table:table-cell>
          <table:table-cell table:formula="of:=[.AB49]+[.AB$400]/400" office:value-type="float" office:value="0">
            <text:p>0.000000</text:p>
          </table:table-cell>
          <table:table-cell table:formula="of:=[.AC49]+[.AC$400]/400" office:value-type="float" office:value="0">
            <text:p>0.000000</text:p>
          </table:table-cell>
          <table:table-cell table:formula="of:=[.AD49]+[.AD$400]/400" office:value-type="float" office:value="0">
            <text:p>0.000000</text:p>
          </table:table-cell>
        </table:table-row>
        <table:table-row table:style-name="ro1">
          <table:table-cell table:formula="of:=[.A50]+[.A$400]/400" office:value-type="float" office:value="0">
            <text:p>0.000000</text:p>
          </table:table-cell>
          <table:table-cell table:formula="of:=[.B50]+[.B$400]/400" office:value-type="float" office:value="0">
            <text:p>0.000000</text:p>
          </table:table-cell>
          <table:table-cell table:formula="of:=[.C50]+[.C$400]/400" office:value-type="float" office:value="-0.047531375">
            <text:p>-0.047531</text:p>
          </table:table-cell>
          <table:table-cell table:formula="of:=[.D50]+[.D$400]/400" office:value-type="float" office:value="0.0950627500000001">
            <text:p>0.095063</text:p>
          </table:table-cell>
          <table:table-cell table:formula="of:=[.E50]+[.E$400]/400" office:value-type="float" office:value="-0.047531375">
            <text:p>-0.047531</text:p>
          </table:table-cell>
          <table:table-cell table:formula="of:=[.F50]+[.F$400]/400" office:value-type="float" office:value="0">
            <text:p>0.000000</text:p>
          </table:table-cell>
          <table:table-cell table:formula="of:=[.G50]+[.G$400]/400" office:value-type="float" office:value="0">
            <text:p>0.000000</text:p>
          </table:table-cell>
          <table:table-cell table:formula="of:=[.H50]+[.H$400]/400" office:value-type="float" office:value="0">
            <text:p>0.000000</text:p>
          </table:table-cell>
          <table:table-cell table:formula="of:=[.I50]+[.I$400]/400" office:value-type="float" office:value="-0.047531375">
            <text:p>-0.047531</text:p>
          </table:table-cell>
          <table:table-cell table:formula="of:=[.J50]+[.J$400]/400" office:value-type="float" office:value="0.0950627500000001">
            <text:p>0.095063</text:p>
          </table:table-cell>
          <table:table-cell table:formula="of:=[.K50]+[.K$400]/400" office:value-type="float" office:value="-0.047531375">
            <text:p>-0.047531</text:p>
          </table:table-cell>
          <table:table-cell table:formula="of:=[.L50]+[.L$400]/400" office:value-type="float" office:value="0">
            <text:p>0.000000</text:p>
          </table:table-cell>
          <table:table-cell table:formula="of:=[.M50]+[.M$400]/400" office:value-type="float" office:value="0.021816625">
            <text:p>0.021817</text:p>
          </table:table-cell>
          <table:table-cell table:formula="of:=[.N50]+[.N$400]/400" office:value-type="float" office:value="-0.021816625">
            <text:p>-0.021817</text:p>
          </table:table-cell>
          <table:table-cell table:formula="of:=[.O50]+[.O$400]/400" office:value-type="float" office:value="0">
            <text:p>0.000000</text:p>
          </table:table-cell>
          <table:table-cell table:formula="of:=[.P50]+[.P$400]/400" office:value-type="float" office:value="-0.065449875">
            <text:p>-0.065450</text:p>
          </table:table-cell>
          <table:table-cell table:formula="of:=[.Q50]+[.Q$400]/400" office:value-type="float" office:value="0">
            <text:p>0.000000</text:p>
          </table:table-cell>
          <table:table-cell table:formula="of:=[.R50]+[.R$400]/400" office:value-type="float" office:value="0">
            <text:p>0.000000</text:p>
          </table:table-cell>
          <table:table-cell table:formula="of:=[.S50]+[.S$400]/400" office:value-type="float" office:value="0">
            <text:p>0.000000</text:p>
          </table:table-cell>
          <table:table-cell table:formula="of:=[.T50]+[.T$400]/400" office:value-type="float" office:value="0.021816625">
            <text:p>0.021817</text:p>
          </table:table-cell>
          <table:table-cell table:formula="of:=[.U50]+[.U$400]/400" office:value-type="float" office:value="0.021816625">
            <text:p>0.021817</text:p>
          </table:table-cell>
          <table:table-cell table:formula="of:=[.V50]+[.V$400]/400" office:value-type="float" office:value="0">
            <text:p>0.000000</text:p>
          </table:table-cell>
          <table:table-cell table:formula="of:=[.W50]+[.W$400]/400" office:value-type="float" office:value="-0.065449875">
            <text:p>-0.065450</text:p>
          </table:table-cell>
          <table:table-cell table:formula="of:=[.X50]+[.X$400]/400" office:value-type="float" office:value="0">
            <text:p>0.000000</text:p>
          </table:table-cell>
          <table:table-cell table:formula="of:=[.Y50]+[.Y$400]/400" office:value-type="float" office:value="0">
            <text:p>0.000000</text:p>
          </table:table-cell>
          <table:table-cell table:formula="of:=[.Z50]+[.Z$400]/400" office:value-type="float" office:value="0">
            <text:p>0.000000</text:p>
          </table:table-cell>
          <table:table-cell table:formula="of:=[.AA50]+[.AA$400]/400" office:value-type="float" office:value="0">
            <text:p>0.000000</text:p>
          </table:table-cell>
          <table:table-cell table:formula="of:=[.AB50]+[.AB$400]/400" office:value-type="float" office:value="0">
            <text:p>0.000000</text:p>
          </table:table-cell>
          <table:table-cell table:formula="of:=[.AC50]+[.AC$400]/400" office:value-type="float" office:value="0">
            <text:p>0.000000</text:p>
          </table:table-cell>
          <table:table-cell table:formula="of:=[.AD50]+[.AD$400]/400" office:value-type="float" office:value="0">
            <text:p>0.000000</text:p>
          </table:table-cell>
        </table:table-row>
        <table:table-row table:style-name="ro1">
          <table:table-cell table:formula="of:=[.A51]+[.A$400]/400" office:value-type="float" office:value="0">
            <text:p>0.000000</text:p>
          </table:table-cell>
          <table:table-cell table:formula="of:=[.B51]+[.B$400]/400" office:value-type="float" office:value="0">
            <text:p>0.000000</text:p>
          </table:table-cell>
          <table:table-cell table:formula="of:=[.C51]+[.C$400]/400" office:value-type="float" office:value="-0.0484820025">
            <text:p>-0.048482</text:p>
          </table:table-cell>
          <table:table-cell table:formula="of:=[.D51]+[.D$400]/400" office:value-type="float" office:value="0.0969640050000001">
            <text:p>0.096964</text:p>
          </table:table-cell>
          <table:table-cell table:formula="of:=[.E51]+[.E$400]/400" office:value-type="float" office:value="-0.0484820025">
            <text:p>-0.048482</text:p>
          </table:table-cell>
          <table:table-cell table:formula="of:=[.F51]+[.F$400]/400" office:value-type="float" office:value="0">
            <text:p>0.000000</text:p>
          </table:table-cell>
          <table:table-cell table:formula="of:=[.G51]+[.G$400]/400" office:value-type="float" office:value="0">
            <text:p>0.000000</text:p>
          </table:table-cell>
          <table:table-cell table:formula="of:=[.H51]+[.H$400]/400" office:value-type="float" office:value="0">
            <text:p>0.000000</text:p>
          </table:table-cell>
          <table:table-cell table:formula="of:=[.I51]+[.I$400]/400" office:value-type="float" office:value="-0.0484820025">
            <text:p>-0.048482</text:p>
          </table:table-cell>
          <table:table-cell table:formula="of:=[.J51]+[.J$400]/400" office:value-type="float" office:value="0.0969640050000001">
            <text:p>0.096964</text:p>
          </table:table-cell>
          <table:table-cell table:formula="of:=[.K51]+[.K$400]/400" office:value-type="float" office:value="-0.0484820025">
            <text:p>-0.048482</text:p>
          </table:table-cell>
          <table:table-cell table:formula="of:=[.L51]+[.L$400]/400" office:value-type="float" office:value="0">
            <text:p>0.000000</text:p>
          </table:table-cell>
          <table:table-cell table:formula="of:=[.M51]+[.M$400]/400" office:value-type="float" office:value="0.0222529575">
            <text:p>0.022253</text:p>
          </table:table-cell>
          <table:table-cell table:formula="of:=[.N51]+[.N$400]/400" office:value-type="float" office:value="-0.0222529575">
            <text:p>-0.022253</text:p>
          </table:table-cell>
          <table:table-cell table:formula="of:=[.O51]+[.O$400]/400" office:value-type="float" office:value="0">
            <text:p>0.000000</text:p>
          </table:table-cell>
          <table:table-cell table:formula="of:=[.P51]+[.P$400]/400" office:value-type="float" office:value="-0.0667588725">
            <text:p>-0.066759</text:p>
          </table:table-cell>
          <table:table-cell table:formula="of:=[.Q51]+[.Q$400]/400" office:value-type="float" office:value="0">
            <text:p>0.000000</text:p>
          </table:table-cell>
          <table:table-cell table:formula="of:=[.R51]+[.R$400]/400" office:value-type="float" office:value="0">
            <text:p>0.000000</text:p>
          </table:table-cell>
          <table:table-cell table:formula="of:=[.S51]+[.S$400]/400" office:value-type="float" office:value="0">
            <text:p>0.000000</text:p>
          </table:table-cell>
          <table:table-cell table:formula="of:=[.T51]+[.T$400]/400" office:value-type="float" office:value="0.0222529575">
            <text:p>0.022253</text:p>
          </table:table-cell>
          <table:table-cell table:formula="of:=[.U51]+[.U$400]/400" office:value-type="float" office:value="0.0222529575">
            <text:p>0.022253</text:p>
          </table:table-cell>
          <table:table-cell table:formula="of:=[.V51]+[.V$400]/400" office:value-type="float" office:value="0">
            <text:p>0.000000</text:p>
          </table:table-cell>
          <table:table-cell table:formula="of:=[.W51]+[.W$400]/400" office:value-type="float" office:value="-0.0667588725">
            <text:p>-0.066759</text:p>
          </table:table-cell>
          <table:table-cell table:formula="of:=[.X51]+[.X$400]/400" office:value-type="float" office:value="0">
            <text:p>0.000000</text:p>
          </table:table-cell>
          <table:table-cell table:formula="of:=[.Y51]+[.Y$400]/400" office:value-type="float" office:value="0">
            <text:p>0.000000</text:p>
          </table:table-cell>
          <table:table-cell table:formula="of:=[.Z51]+[.Z$400]/400" office:value-type="float" office:value="0">
            <text:p>0.000000</text:p>
          </table:table-cell>
          <table:table-cell table:formula="of:=[.AA51]+[.AA$400]/400" office:value-type="float" office:value="0">
            <text:p>0.000000</text:p>
          </table:table-cell>
          <table:table-cell table:formula="of:=[.AB51]+[.AB$400]/400" office:value-type="float" office:value="0">
            <text:p>0.000000</text:p>
          </table:table-cell>
          <table:table-cell table:formula="of:=[.AC51]+[.AC$400]/400" office:value-type="float" office:value="0">
            <text:p>0.000000</text:p>
          </table:table-cell>
          <table:table-cell table:formula="of:=[.AD51]+[.AD$400]/400" office:value-type="float" office:value="0">
            <text:p>0.000000</text:p>
          </table:table-cell>
        </table:table-row>
        <table:table-row table:style-name="ro1">
          <table:table-cell table:formula="of:=[.A52]+[.A$400]/400" office:value-type="float" office:value="0">
            <text:p>0.000000</text:p>
          </table:table-cell>
          <table:table-cell table:formula="of:=[.B52]+[.B$400]/400" office:value-type="float" office:value="0">
            <text:p>0.000000</text:p>
          </table:table-cell>
          <table:table-cell table:formula="of:=[.C52]+[.C$400]/400" office:value-type="float" office:value="-0.04943263">
            <text:p>-0.049433</text:p>
          </table:table-cell>
          <table:table-cell table:formula="of:=[.D52]+[.D$400]/400" office:value-type="float" office:value="0.0988652600000001">
            <text:p>0.098865</text:p>
          </table:table-cell>
          <table:table-cell table:formula="of:=[.E52]+[.E$400]/400" office:value-type="float" office:value="-0.04943263">
            <text:p>-0.049433</text:p>
          </table:table-cell>
          <table:table-cell table:formula="of:=[.F52]+[.F$400]/400" office:value-type="float" office:value="0">
            <text:p>0.000000</text:p>
          </table:table-cell>
          <table:table-cell table:formula="of:=[.G52]+[.G$400]/400" office:value-type="float" office:value="0">
            <text:p>0.000000</text:p>
          </table:table-cell>
          <table:table-cell table:formula="of:=[.H52]+[.H$400]/400" office:value-type="float" office:value="0">
            <text:p>0.000000</text:p>
          </table:table-cell>
          <table:table-cell table:formula="of:=[.I52]+[.I$400]/400" office:value-type="float" office:value="-0.04943263">
            <text:p>-0.049433</text:p>
          </table:table-cell>
          <table:table-cell table:formula="of:=[.J52]+[.J$400]/400" office:value-type="float" office:value="0.0988652600000001">
            <text:p>0.098865</text:p>
          </table:table-cell>
          <table:table-cell table:formula="of:=[.K52]+[.K$400]/400" office:value-type="float" office:value="-0.04943263">
            <text:p>-0.049433</text:p>
          </table:table-cell>
          <table:table-cell table:formula="of:=[.L52]+[.L$400]/400" office:value-type="float" office:value="0">
            <text:p>0.000000</text:p>
          </table:table-cell>
          <table:table-cell table:formula="of:=[.M52]+[.M$400]/400" office:value-type="float" office:value="0.02268929">
            <text:p>0.022689</text:p>
          </table:table-cell>
          <table:table-cell table:formula="of:=[.N52]+[.N$400]/400" office:value-type="float" office:value="-0.02268929">
            <text:p>-0.022689</text:p>
          </table:table-cell>
          <table:table-cell table:formula="of:=[.O52]+[.O$400]/400" office:value-type="float" office:value="0">
            <text:p>0.000000</text:p>
          </table:table-cell>
          <table:table-cell table:formula="of:=[.P52]+[.P$400]/400" office:value-type="float" office:value="-0.06806787">
            <text:p>-0.068068</text:p>
          </table:table-cell>
          <table:table-cell table:formula="of:=[.Q52]+[.Q$400]/400" office:value-type="float" office:value="0">
            <text:p>0.000000</text:p>
          </table:table-cell>
          <table:table-cell table:formula="of:=[.R52]+[.R$400]/400" office:value-type="float" office:value="0">
            <text:p>0.000000</text:p>
          </table:table-cell>
          <table:table-cell table:formula="of:=[.S52]+[.S$400]/400" office:value-type="float" office:value="0">
            <text:p>0.000000</text:p>
          </table:table-cell>
          <table:table-cell table:formula="of:=[.T52]+[.T$400]/400" office:value-type="float" office:value="0.02268929">
            <text:p>0.022689</text:p>
          </table:table-cell>
          <table:table-cell table:formula="of:=[.U52]+[.U$400]/400" office:value-type="float" office:value="0.02268929">
            <text:p>0.022689</text:p>
          </table:table-cell>
          <table:table-cell table:formula="of:=[.V52]+[.V$400]/400" office:value-type="float" office:value="0">
            <text:p>0.000000</text:p>
          </table:table-cell>
          <table:table-cell table:formula="of:=[.W52]+[.W$400]/400" office:value-type="float" office:value="-0.06806787">
            <text:p>-0.068068</text:p>
          </table:table-cell>
          <table:table-cell table:formula="of:=[.X52]+[.X$400]/400" office:value-type="float" office:value="0">
            <text:p>0.000000</text:p>
          </table:table-cell>
          <table:table-cell table:formula="of:=[.Y52]+[.Y$400]/400" office:value-type="float" office:value="0">
            <text:p>0.000000</text:p>
          </table:table-cell>
          <table:table-cell table:formula="of:=[.Z52]+[.Z$400]/400" office:value-type="float" office:value="0">
            <text:p>0.000000</text:p>
          </table:table-cell>
          <table:table-cell table:formula="of:=[.AA52]+[.AA$400]/400" office:value-type="float" office:value="0">
            <text:p>0.000000</text:p>
          </table:table-cell>
          <table:table-cell table:formula="of:=[.AB52]+[.AB$400]/400" office:value-type="float" office:value="0">
            <text:p>0.000000</text:p>
          </table:table-cell>
          <table:table-cell table:formula="of:=[.AC52]+[.AC$400]/400" office:value-type="float" office:value="0">
            <text:p>0.000000</text:p>
          </table:table-cell>
          <table:table-cell table:formula="of:=[.AD52]+[.AD$400]/400" office:value-type="float" office:value="0">
            <text:p>0.000000</text:p>
          </table:table-cell>
        </table:table-row>
        <table:table-row table:style-name="ro1">
          <table:table-cell table:formula="of:=[.A53]+[.A$400]/400" office:value-type="float" office:value="0">
            <text:p>0.000000</text:p>
          </table:table-cell>
          <table:table-cell table:formula="of:=[.B53]+[.B$400]/400" office:value-type="float" office:value="0">
            <text:p>0.000000</text:p>
          </table:table-cell>
          <table:table-cell table:formula="of:=[.C53]+[.C$400]/400" office:value-type="float" office:value="-0.0503832575">
            <text:p>-0.050383</text:p>
          </table:table-cell>
          <table:table-cell table:formula="of:=[.D53]+[.D$400]/400" office:value-type="float" office:value="0.100766515">
            <text:p>0.100767</text:p>
          </table:table-cell>
          <table:table-cell table:formula="of:=[.E53]+[.E$400]/400" office:value-type="float" office:value="-0.0503832575">
            <text:p>-0.050383</text:p>
          </table:table-cell>
          <table:table-cell table:formula="of:=[.F53]+[.F$400]/400" office:value-type="float" office:value="0">
            <text:p>0.000000</text:p>
          </table:table-cell>
          <table:table-cell table:formula="of:=[.G53]+[.G$400]/400" office:value-type="float" office:value="0">
            <text:p>0.000000</text:p>
          </table:table-cell>
          <table:table-cell table:formula="of:=[.H53]+[.H$400]/400" office:value-type="float" office:value="0">
            <text:p>0.000000</text:p>
          </table:table-cell>
          <table:table-cell table:formula="of:=[.I53]+[.I$400]/400" office:value-type="float" office:value="-0.0503832575">
            <text:p>-0.050383</text:p>
          </table:table-cell>
          <table:table-cell table:formula="of:=[.J53]+[.J$400]/400" office:value-type="float" office:value="0.100766515">
            <text:p>0.100767</text:p>
          </table:table-cell>
          <table:table-cell table:formula="of:=[.K53]+[.K$400]/400" office:value-type="float" office:value="-0.0503832575">
            <text:p>-0.050383</text:p>
          </table:table-cell>
          <table:table-cell table:formula="of:=[.L53]+[.L$400]/400" office:value-type="float" office:value="0">
            <text:p>0.000000</text:p>
          </table:table-cell>
          <table:table-cell table:formula="of:=[.M53]+[.M$400]/400" office:value-type="float" office:value="0.0231256225">
            <text:p>0.023126</text:p>
          </table:table-cell>
          <table:table-cell table:formula="of:=[.N53]+[.N$400]/400" office:value-type="float" office:value="-0.0231256225">
            <text:p>-0.023126</text:p>
          </table:table-cell>
          <table:table-cell table:formula="of:=[.O53]+[.O$400]/400" office:value-type="float" office:value="0">
            <text:p>0.000000</text:p>
          </table:table-cell>
          <table:table-cell table:formula="of:=[.P53]+[.P$400]/400" office:value-type="float" office:value="-0.0693768675">
            <text:p>-0.069377</text:p>
          </table:table-cell>
          <table:table-cell table:formula="of:=[.Q53]+[.Q$400]/400" office:value-type="float" office:value="0">
            <text:p>0.000000</text:p>
          </table:table-cell>
          <table:table-cell table:formula="of:=[.R53]+[.R$400]/400" office:value-type="float" office:value="0">
            <text:p>0.000000</text:p>
          </table:table-cell>
          <table:table-cell table:formula="of:=[.S53]+[.S$400]/400" office:value-type="float" office:value="0">
            <text:p>0.000000</text:p>
          </table:table-cell>
          <table:table-cell table:formula="of:=[.T53]+[.T$400]/400" office:value-type="float" office:value="0.0231256225">
            <text:p>0.023126</text:p>
          </table:table-cell>
          <table:table-cell table:formula="of:=[.U53]+[.U$400]/400" office:value-type="float" office:value="0.0231256225">
            <text:p>0.023126</text:p>
          </table:table-cell>
          <table:table-cell table:formula="of:=[.V53]+[.V$400]/400" office:value-type="float" office:value="0">
            <text:p>0.000000</text:p>
          </table:table-cell>
          <table:table-cell table:formula="of:=[.W53]+[.W$400]/400" office:value-type="float" office:value="-0.0693768675">
            <text:p>-0.069377</text:p>
          </table:table-cell>
          <table:table-cell table:formula="of:=[.X53]+[.X$400]/400" office:value-type="float" office:value="0">
            <text:p>0.000000</text:p>
          </table:table-cell>
          <table:table-cell table:formula="of:=[.Y53]+[.Y$400]/400" office:value-type="float" office:value="0">
            <text:p>0.000000</text:p>
          </table:table-cell>
          <table:table-cell table:formula="of:=[.Z53]+[.Z$400]/400" office:value-type="float" office:value="0">
            <text:p>0.000000</text:p>
          </table:table-cell>
          <table:table-cell table:formula="of:=[.AA53]+[.AA$400]/400" office:value-type="float" office:value="0">
            <text:p>0.000000</text:p>
          </table:table-cell>
          <table:table-cell table:formula="of:=[.AB53]+[.AB$400]/400" office:value-type="float" office:value="0">
            <text:p>0.000000</text:p>
          </table:table-cell>
          <table:table-cell table:formula="of:=[.AC53]+[.AC$400]/400" office:value-type="float" office:value="0">
            <text:p>0.000000</text:p>
          </table:table-cell>
          <table:table-cell table:formula="of:=[.AD53]+[.AD$400]/400" office:value-type="float" office:value="0">
            <text:p>0.000000</text:p>
          </table:table-cell>
        </table:table-row>
        <table:table-row table:style-name="ro1">
          <table:table-cell table:formula="of:=[.A54]+[.A$400]/400" office:value-type="float" office:value="0">
            <text:p>0.000000</text:p>
          </table:table-cell>
          <table:table-cell table:formula="of:=[.B54]+[.B$400]/400" office:value-type="float" office:value="0">
            <text:p>0.000000</text:p>
          </table:table-cell>
          <table:table-cell table:formula="of:=[.C54]+[.C$400]/400" office:value-type="float" office:value="-0.051333885">
            <text:p>-0.051334</text:p>
          </table:table-cell>
          <table:table-cell table:formula="of:=[.D54]+[.D$400]/400" office:value-type="float" office:value="0.10266777">
            <text:p>0.102668</text:p>
          </table:table-cell>
          <table:table-cell table:formula="of:=[.E54]+[.E$400]/400" office:value-type="float" office:value="-0.051333885">
            <text:p>-0.051334</text:p>
          </table:table-cell>
          <table:table-cell table:formula="of:=[.F54]+[.F$400]/400" office:value-type="float" office:value="0">
            <text:p>0.000000</text:p>
          </table:table-cell>
          <table:table-cell table:formula="of:=[.G54]+[.G$400]/400" office:value-type="float" office:value="0">
            <text:p>0.000000</text:p>
          </table:table-cell>
          <table:table-cell table:formula="of:=[.H54]+[.H$400]/400" office:value-type="float" office:value="0">
            <text:p>0.000000</text:p>
          </table:table-cell>
          <table:table-cell table:formula="of:=[.I54]+[.I$400]/400" office:value-type="float" office:value="-0.051333885">
            <text:p>-0.051334</text:p>
          </table:table-cell>
          <table:table-cell table:formula="of:=[.J54]+[.J$400]/400" office:value-type="float" office:value="0.10266777">
            <text:p>0.102668</text:p>
          </table:table-cell>
          <table:table-cell table:formula="of:=[.K54]+[.K$400]/400" office:value-type="float" office:value="-0.051333885">
            <text:p>-0.051334</text:p>
          </table:table-cell>
          <table:table-cell table:formula="of:=[.L54]+[.L$400]/400" office:value-type="float" office:value="0">
            <text:p>0.000000</text:p>
          </table:table-cell>
          <table:table-cell table:formula="of:=[.M54]+[.M$400]/400" office:value-type="float" office:value="0.023561955">
            <text:p>0.023562</text:p>
          </table:table-cell>
          <table:table-cell table:formula="of:=[.N54]+[.N$400]/400" office:value-type="float" office:value="-0.023561955">
            <text:p>-0.023562</text:p>
          </table:table-cell>
          <table:table-cell table:formula="of:=[.O54]+[.O$400]/400" office:value-type="float" office:value="0">
            <text:p>0.000000</text:p>
          </table:table-cell>
          <table:table-cell table:formula="of:=[.P54]+[.P$400]/400" office:value-type="float" office:value="-0.070685865">
            <text:p>-0.070686</text:p>
          </table:table-cell>
          <table:table-cell table:formula="of:=[.Q54]+[.Q$400]/400" office:value-type="float" office:value="0">
            <text:p>0.000000</text:p>
          </table:table-cell>
          <table:table-cell table:formula="of:=[.R54]+[.R$400]/400" office:value-type="float" office:value="0">
            <text:p>0.000000</text:p>
          </table:table-cell>
          <table:table-cell table:formula="of:=[.S54]+[.S$400]/400" office:value-type="float" office:value="0">
            <text:p>0.000000</text:p>
          </table:table-cell>
          <table:table-cell table:formula="of:=[.T54]+[.T$400]/400" office:value-type="float" office:value="0.023561955">
            <text:p>0.023562</text:p>
          </table:table-cell>
          <table:table-cell table:formula="of:=[.U54]+[.U$400]/400" office:value-type="float" office:value="0.023561955">
            <text:p>0.023562</text:p>
          </table:table-cell>
          <table:table-cell table:formula="of:=[.V54]+[.V$400]/400" office:value-type="float" office:value="0">
            <text:p>0.000000</text:p>
          </table:table-cell>
          <table:table-cell table:formula="of:=[.W54]+[.W$400]/400" office:value-type="float" office:value="-0.070685865">
            <text:p>-0.070686</text:p>
          </table:table-cell>
          <table:table-cell table:formula="of:=[.X54]+[.X$400]/400" office:value-type="float" office:value="0">
            <text:p>0.000000</text:p>
          </table:table-cell>
          <table:table-cell table:formula="of:=[.Y54]+[.Y$400]/400" office:value-type="float" office:value="0">
            <text:p>0.000000</text:p>
          </table:table-cell>
          <table:table-cell table:formula="of:=[.Z54]+[.Z$400]/400" office:value-type="float" office:value="0">
            <text:p>0.000000</text:p>
          </table:table-cell>
          <table:table-cell table:formula="of:=[.AA54]+[.AA$400]/400" office:value-type="float" office:value="0">
            <text:p>0.000000</text:p>
          </table:table-cell>
          <table:table-cell table:formula="of:=[.AB54]+[.AB$400]/400" office:value-type="float" office:value="0">
            <text:p>0.000000</text:p>
          </table:table-cell>
          <table:table-cell table:formula="of:=[.AC54]+[.AC$400]/400" office:value-type="float" office:value="0">
            <text:p>0.000000</text:p>
          </table:table-cell>
          <table:table-cell table:formula="of:=[.AD54]+[.AD$400]/400" office:value-type="float" office:value="0">
            <text:p>0.000000</text:p>
          </table:table-cell>
        </table:table-row>
        <table:table-row table:style-name="ro1">
          <table:table-cell table:formula="of:=[.A55]+[.A$400]/400" office:value-type="float" office:value="0">
            <text:p>0.000000</text:p>
          </table:table-cell>
          <table:table-cell table:formula="of:=[.B55]+[.B$400]/400" office:value-type="float" office:value="0">
            <text:p>0.000000</text:p>
          </table:table-cell>
          <table:table-cell table:formula="of:=[.C55]+[.C$400]/400" office:value-type="float" office:value="-0.0522845125">
            <text:p>-0.052285</text:p>
          </table:table-cell>
          <table:table-cell table:formula="of:=[.D55]+[.D$400]/400" office:value-type="float" office:value="0.104569025">
            <text:p>0.104569</text:p>
          </table:table-cell>
          <table:table-cell table:formula="of:=[.E55]+[.E$400]/400" office:value-type="float" office:value="-0.0522845125">
            <text:p>-0.052285</text:p>
          </table:table-cell>
          <table:table-cell table:formula="of:=[.F55]+[.F$400]/400" office:value-type="float" office:value="0">
            <text:p>0.000000</text:p>
          </table:table-cell>
          <table:table-cell table:formula="of:=[.G55]+[.G$400]/400" office:value-type="float" office:value="0">
            <text:p>0.000000</text:p>
          </table:table-cell>
          <table:table-cell table:formula="of:=[.H55]+[.H$400]/400" office:value-type="float" office:value="0">
            <text:p>0.000000</text:p>
          </table:table-cell>
          <table:table-cell table:formula="of:=[.I55]+[.I$400]/400" office:value-type="float" office:value="-0.0522845125">
            <text:p>-0.052285</text:p>
          </table:table-cell>
          <table:table-cell table:formula="of:=[.J55]+[.J$400]/400" office:value-type="float" office:value="0.104569025">
            <text:p>0.104569</text:p>
          </table:table-cell>
          <table:table-cell table:formula="of:=[.K55]+[.K$400]/400" office:value-type="float" office:value="-0.0522845125">
            <text:p>-0.052285</text:p>
          </table:table-cell>
          <table:table-cell table:formula="of:=[.L55]+[.L$400]/400" office:value-type="float" office:value="0">
            <text:p>0.000000</text:p>
          </table:table-cell>
          <table:table-cell table:formula="of:=[.M55]+[.M$400]/400" office:value-type="float" office:value="0.0239982875">
            <text:p>0.023998</text:p>
          </table:table-cell>
          <table:table-cell table:formula="of:=[.N55]+[.N$400]/400" office:value-type="float" office:value="-0.0239982875">
            <text:p>-0.023998</text:p>
          </table:table-cell>
          <table:table-cell table:formula="of:=[.O55]+[.O$400]/400" office:value-type="float" office:value="0">
            <text:p>0.000000</text:p>
          </table:table-cell>
          <table:table-cell table:formula="of:=[.P55]+[.P$400]/400" office:value-type="float" office:value="-0.0719948625">
            <text:p>-0.071995</text:p>
          </table:table-cell>
          <table:table-cell table:formula="of:=[.Q55]+[.Q$400]/400" office:value-type="float" office:value="0">
            <text:p>0.000000</text:p>
          </table:table-cell>
          <table:table-cell table:formula="of:=[.R55]+[.R$400]/400" office:value-type="float" office:value="0">
            <text:p>0.000000</text:p>
          </table:table-cell>
          <table:table-cell table:formula="of:=[.S55]+[.S$400]/400" office:value-type="float" office:value="0">
            <text:p>0.000000</text:p>
          </table:table-cell>
          <table:table-cell table:formula="of:=[.T55]+[.T$400]/400" office:value-type="float" office:value="0.0239982875">
            <text:p>0.023998</text:p>
          </table:table-cell>
          <table:table-cell table:formula="of:=[.U55]+[.U$400]/400" office:value-type="float" office:value="0.0239982875">
            <text:p>0.023998</text:p>
          </table:table-cell>
          <table:table-cell table:formula="of:=[.V55]+[.V$400]/400" office:value-type="float" office:value="0">
            <text:p>0.000000</text:p>
          </table:table-cell>
          <table:table-cell table:formula="of:=[.W55]+[.W$400]/400" office:value-type="float" office:value="-0.0719948625">
            <text:p>-0.071995</text:p>
          </table:table-cell>
          <table:table-cell table:formula="of:=[.X55]+[.X$400]/400" office:value-type="float" office:value="0">
            <text:p>0.000000</text:p>
          </table:table-cell>
          <table:table-cell table:formula="of:=[.Y55]+[.Y$400]/400" office:value-type="float" office:value="0">
            <text:p>0.000000</text:p>
          </table:table-cell>
          <table:table-cell table:formula="of:=[.Z55]+[.Z$400]/400" office:value-type="float" office:value="0">
            <text:p>0.000000</text:p>
          </table:table-cell>
          <table:table-cell table:formula="of:=[.AA55]+[.AA$400]/400" office:value-type="float" office:value="0">
            <text:p>0.000000</text:p>
          </table:table-cell>
          <table:table-cell table:formula="of:=[.AB55]+[.AB$400]/400" office:value-type="float" office:value="0">
            <text:p>0.000000</text:p>
          </table:table-cell>
          <table:table-cell table:formula="of:=[.AC55]+[.AC$400]/400" office:value-type="float" office:value="0">
            <text:p>0.000000</text:p>
          </table:table-cell>
          <table:table-cell table:formula="of:=[.AD55]+[.AD$400]/400" office:value-type="float" office:value="0">
            <text:p>0.000000</text:p>
          </table:table-cell>
        </table:table-row>
        <table:table-row table:style-name="ro1">
          <table:table-cell table:formula="of:=[.A56]+[.A$400]/400" office:value-type="float" office:value="0">
            <text:p>0.000000</text:p>
          </table:table-cell>
          <table:table-cell table:formula="of:=[.B56]+[.B$400]/400" office:value-type="float" office:value="0">
            <text:p>0.000000</text:p>
          </table:table-cell>
          <table:table-cell table:formula="of:=[.C56]+[.C$400]/400" office:value-type="float" office:value="-0.05323514">
            <text:p>-0.053235</text:p>
          </table:table-cell>
          <table:table-cell table:formula="of:=[.D56]+[.D$400]/400" office:value-type="float" office:value="0.10647028">
            <text:p>0.106470</text:p>
          </table:table-cell>
          <table:table-cell table:formula="of:=[.E56]+[.E$400]/400" office:value-type="float" office:value="-0.05323514">
            <text:p>-0.053235</text:p>
          </table:table-cell>
          <table:table-cell table:formula="of:=[.F56]+[.F$400]/400" office:value-type="float" office:value="0">
            <text:p>0.000000</text:p>
          </table:table-cell>
          <table:table-cell table:formula="of:=[.G56]+[.G$400]/400" office:value-type="float" office:value="0">
            <text:p>0.000000</text:p>
          </table:table-cell>
          <table:table-cell table:formula="of:=[.H56]+[.H$400]/400" office:value-type="float" office:value="0">
            <text:p>0.000000</text:p>
          </table:table-cell>
          <table:table-cell table:formula="of:=[.I56]+[.I$400]/400" office:value-type="float" office:value="-0.05323514">
            <text:p>-0.053235</text:p>
          </table:table-cell>
          <table:table-cell table:formula="of:=[.J56]+[.J$400]/400" office:value-type="float" office:value="0.10647028">
            <text:p>0.106470</text:p>
          </table:table-cell>
          <table:table-cell table:formula="of:=[.K56]+[.K$400]/400" office:value-type="float" office:value="-0.05323514">
            <text:p>-0.053235</text:p>
          </table:table-cell>
          <table:table-cell table:formula="of:=[.L56]+[.L$400]/400" office:value-type="float" office:value="0">
            <text:p>0.000000</text:p>
          </table:table-cell>
          <table:table-cell table:formula="of:=[.M56]+[.M$400]/400" office:value-type="float" office:value="0.02443462">
            <text:p>0.024435</text:p>
          </table:table-cell>
          <table:table-cell table:formula="of:=[.N56]+[.N$400]/400" office:value-type="float" office:value="-0.02443462">
            <text:p>-0.024435</text:p>
          </table:table-cell>
          <table:table-cell table:formula="of:=[.O56]+[.O$400]/400" office:value-type="float" office:value="0">
            <text:p>0.000000</text:p>
          </table:table-cell>
          <table:table-cell table:formula="of:=[.P56]+[.P$400]/400" office:value-type="float" office:value="-0.07330386">
            <text:p>-0.073304</text:p>
          </table:table-cell>
          <table:table-cell table:formula="of:=[.Q56]+[.Q$400]/400" office:value-type="float" office:value="0">
            <text:p>0.000000</text:p>
          </table:table-cell>
          <table:table-cell table:formula="of:=[.R56]+[.R$400]/400" office:value-type="float" office:value="0">
            <text:p>0.000000</text:p>
          </table:table-cell>
          <table:table-cell table:formula="of:=[.S56]+[.S$400]/400" office:value-type="float" office:value="0">
            <text:p>0.000000</text:p>
          </table:table-cell>
          <table:table-cell table:formula="of:=[.T56]+[.T$400]/400" office:value-type="float" office:value="0.02443462">
            <text:p>0.024435</text:p>
          </table:table-cell>
          <table:table-cell table:formula="of:=[.U56]+[.U$400]/400" office:value-type="float" office:value="0.02443462">
            <text:p>0.024435</text:p>
          </table:table-cell>
          <table:table-cell table:formula="of:=[.V56]+[.V$400]/400" office:value-type="float" office:value="0">
            <text:p>0.000000</text:p>
          </table:table-cell>
          <table:table-cell table:formula="of:=[.W56]+[.W$400]/400" office:value-type="float" office:value="-0.07330386">
            <text:p>-0.073304</text:p>
          </table:table-cell>
          <table:table-cell table:formula="of:=[.X56]+[.X$400]/400" office:value-type="float" office:value="0">
            <text:p>0.000000</text:p>
          </table:table-cell>
          <table:table-cell table:formula="of:=[.Y56]+[.Y$400]/400" office:value-type="float" office:value="0">
            <text:p>0.000000</text:p>
          </table:table-cell>
          <table:table-cell table:formula="of:=[.Z56]+[.Z$400]/400" office:value-type="float" office:value="0">
            <text:p>0.000000</text:p>
          </table:table-cell>
          <table:table-cell table:formula="of:=[.AA56]+[.AA$400]/400" office:value-type="float" office:value="0">
            <text:p>0.000000</text:p>
          </table:table-cell>
          <table:table-cell table:formula="of:=[.AB56]+[.AB$400]/400" office:value-type="float" office:value="0">
            <text:p>0.000000</text:p>
          </table:table-cell>
          <table:table-cell table:formula="of:=[.AC56]+[.AC$400]/400" office:value-type="float" office:value="0">
            <text:p>0.000000</text:p>
          </table:table-cell>
          <table:table-cell table:formula="of:=[.AD56]+[.AD$400]/400" office:value-type="float" office:value="0">
            <text:p>0.000000</text:p>
          </table:table-cell>
        </table:table-row>
        <table:table-row table:style-name="ro1">
          <table:table-cell table:formula="of:=[.A57]+[.A$400]/400" office:value-type="float" office:value="0">
            <text:p>0.000000</text:p>
          </table:table-cell>
          <table:table-cell table:formula="of:=[.B57]+[.B$400]/400" office:value-type="float" office:value="0">
            <text:p>0.000000</text:p>
          </table:table-cell>
          <table:table-cell table:formula="of:=[.C57]+[.C$400]/400" office:value-type="float" office:value="-0.0541857675">
            <text:p>-0.054186</text:p>
          </table:table-cell>
          <table:table-cell table:formula="of:=[.D57]+[.D$400]/400" office:value-type="float" office:value="0.108371535">
            <text:p>0.108372</text:p>
          </table:table-cell>
          <table:table-cell table:formula="of:=[.E57]+[.E$400]/400" office:value-type="float" office:value="-0.0541857675">
            <text:p>-0.054186</text:p>
          </table:table-cell>
          <table:table-cell table:formula="of:=[.F57]+[.F$400]/400" office:value-type="float" office:value="0">
            <text:p>0.000000</text:p>
          </table:table-cell>
          <table:table-cell table:formula="of:=[.G57]+[.G$400]/400" office:value-type="float" office:value="0">
            <text:p>0.000000</text:p>
          </table:table-cell>
          <table:table-cell table:formula="of:=[.H57]+[.H$400]/400" office:value-type="float" office:value="0">
            <text:p>0.000000</text:p>
          </table:table-cell>
          <table:table-cell table:formula="of:=[.I57]+[.I$400]/400" office:value-type="float" office:value="-0.0541857675">
            <text:p>-0.054186</text:p>
          </table:table-cell>
          <table:table-cell table:formula="of:=[.J57]+[.J$400]/400" office:value-type="float" office:value="0.108371535">
            <text:p>0.108372</text:p>
          </table:table-cell>
          <table:table-cell table:formula="of:=[.K57]+[.K$400]/400" office:value-type="float" office:value="-0.0541857675">
            <text:p>-0.054186</text:p>
          </table:table-cell>
          <table:table-cell table:formula="of:=[.L57]+[.L$400]/400" office:value-type="float" office:value="0">
            <text:p>0.000000</text:p>
          </table:table-cell>
          <table:table-cell table:formula="of:=[.M57]+[.M$400]/400" office:value-type="float" office:value="0.0248709525">
            <text:p>0.024871</text:p>
          </table:table-cell>
          <table:table-cell table:formula="of:=[.N57]+[.N$400]/400" office:value-type="float" office:value="-0.0248709525">
            <text:p>-0.024871</text:p>
          </table:table-cell>
          <table:table-cell table:formula="of:=[.O57]+[.O$400]/400" office:value-type="float" office:value="0">
            <text:p>0.000000</text:p>
          </table:table-cell>
          <table:table-cell table:formula="of:=[.P57]+[.P$400]/400" office:value-type="float" office:value="-0.0746128575">
            <text:p>-0.074613</text:p>
          </table:table-cell>
          <table:table-cell table:formula="of:=[.Q57]+[.Q$400]/400" office:value-type="float" office:value="0">
            <text:p>0.000000</text:p>
          </table:table-cell>
          <table:table-cell table:formula="of:=[.R57]+[.R$400]/400" office:value-type="float" office:value="0">
            <text:p>0.000000</text:p>
          </table:table-cell>
          <table:table-cell table:formula="of:=[.S57]+[.S$400]/400" office:value-type="float" office:value="0">
            <text:p>0.000000</text:p>
          </table:table-cell>
          <table:table-cell table:formula="of:=[.T57]+[.T$400]/400" office:value-type="float" office:value="0.0248709525">
            <text:p>0.024871</text:p>
          </table:table-cell>
          <table:table-cell table:formula="of:=[.U57]+[.U$400]/400" office:value-type="float" office:value="0.0248709525">
            <text:p>0.024871</text:p>
          </table:table-cell>
          <table:table-cell table:formula="of:=[.V57]+[.V$400]/400" office:value-type="float" office:value="0">
            <text:p>0.000000</text:p>
          </table:table-cell>
          <table:table-cell table:formula="of:=[.W57]+[.W$400]/400" office:value-type="float" office:value="-0.0746128575">
            <text:p>-0.074613</text:p>
          </table:table-cell>
          <table:table-cell table:formula="of:=[.X57]+[.X$400]/400" office:value-type="float" office:value="0">
            <text:p>0.000000</text:p>
          </table:table-cell>
          <table:table-cell table:formula="of:=[.Y57]+[.Y$400]/400" office:value-type="float" office:value="0">
            <text:p>0.000000</text:p>
          </table:table-cell>
          <table:table-cell table:formula="of:=[.Z57]+[.Z$400]/400" office:value-type="float" office:value="0">
            <text:p>0.000000</text:p>
          </table:table-cell>
          <table:table-cell table:formula="of:=[.AA57]+[.AA$400]/400" office:value-type="float" office:value="0">
            <text:p>0.000000</text:p>
          </table:table-cell>
          <table:table-cell table:formula="of:=[.AB57]+[.AB$400]/400" office:value-type="float" office:value="0">
            <text:p>0.000000</text:p>
          </table:table-cell>
          <table:table-cell table:formula="of:=[.AC57]+[.AC$400]/400" office:value-type="float" office:value="0">
            <text:p>0.000000</text:p>
          </table:table-cell>
          <table:table-cell table:formula="of:=[.AD57]+[.AD$400]/400" office:value-type="float" office:value="0">
            <text:p>0.000000</text:p>
          </table:table-cell>
        </table:table-row>
        <table:table-row table:style-name="ro1">
          <table:table-cell table:formula="of:=[.A58]+[.A$400]/400" office:value-type="float" office:value="0">
            <text:p>0.000000</text:p>
          </table:table-cell>
          <table:table-cell table:formula="of:=[.B58]+[.B$400]/400" office:value-type="float" office:value="0">
            <text:p>0.000000</text:p>
          </table:table-cell>
          <table:table-cell table:formula="of:=[.C58]+[.C$400]/400" office:value-type="float" office:value="-0.055136395">
            <text:p>-0.055136</text:p>
          </table:table-cell>
          <table:table-cell table:formula="of:=[.D58]+[.D$400]/400" office:value-type="float" office:value="0.11027279">
            <text:p>0.110273</text:p>
          </table:table-cell>
          <table:table-cell table:formula="of:=[.E58]+[.E$400]/400" office:value-type="float" office:value="-0.055136395">
            <text:p>-0.055136</text:p>
          </table:table-cell>
          <table:table-cell table:formula="of:=[.F58]+[.F$400]/400" office:value-type="float" office:value="0">
            <text:p>0.000000</text:p>
          </table:table-cell>
          <table:table-cell table:formula="of:=[.G58]+[.G$400]/400" office:value-type="float" office:value="0">
            <text:p>0.000000</text:p>
          </table:table-cell>
          <table:table-cell table:formula="of:=[.H58]+[.H$400]/400" office:value-type="float" office:value="0">
            <text:p>0.000000</text:p>
          </table:table-cell>
          <table:table-cell table:formula="of:=[.I58]+[.I$400]/400" office:value-type="float" office:value="-0.055136395">
            <text:p>-0.055136</text:p>
          </table:table-cell>
          <table:table-cell table:formula="of:=[.J58]+[.J$400]/400" office:value-type="float" office:value="0.11027279">
            <text:p>0.110273</text:p>
          </table:table-cell>
          <table:table-cell table:formula="of:=[.K58]+[.K$400]/400" office:value-type="float" office:value="-0.055136395">
            <text:p>-0.055136</text:p>
          </table:table-cell>
          <table:table-cell table:formula="of:=[.L58]+[.L$400]/400" office:value-type="float" office:value="0">
            <text:p>0.000000</text:p>
          </table:table-cell>
          <table:table-cell table:formula="of:=[.M58]+[.M$400]/400" office:value-type="float" office:value="0.025307285">
            <text:p>0.025307</text:p>
          </table:table-cell>
          <table:table-cell table:formula="of:=[.N58]+[.N$400]/400" office:value-type="float" office:value="-0.025307285">
            <text:p>-0.025307</text:p>
          </table:table-cell>
          <table:table-cell table:formula="of:=[.O58]+[.O$400]/400" office:value-type="float" office:value="0">
            <text:p>0.000000</text:p>
          </table:table-cell>
          <table:table-cell table:formula="of:=[.P58]+[.P$400]/400" office:value-type="float" office:value="-0.075921855">
            <text:p>-0.075922</text:p>
          </table:table-cell>
          <table:table-cell table:formula="of:=[.Q58]+[.Q$400]/400" office:value-type="float" office:value="0">
            <text:p>0.000000</text:p>
          </table:table-cell>
          <table:table-cell table:formula="of:=[.R58]+[.R$400]/400" office:value-type="float" office:value="0">
            <text:p>0.000000</text:p>
          </table:table-cell>
          <table:table-cell table:formula="of:=[.S58]+[.S$400]/400" office:value-type="float" office:value="0">
            <text:p>0.000000</text:p>
          </table:table-cell>
          <table:table-cell table:formula="of:=[.T58]+[.T$400]/400" office:value-type="float" office:value="0.025307285">
            <text:p>0.025307</text:p>
          </table:table-cell>
          <table:table-cell table:formula="of:=[.U58]+[.U$400]/400" office:value-type="float" office:value="0.025307285">
            <text:p>0.025307</text:p>
          </table:table-cell>
          <table:table-cell table:formula="of:=[.V58]+[.V$400]/400" office:value-type="float" office:value="0">
            <text:p>0.000000</text:p>
          </table:table-cell>
          <table:table-cell table:formula="of:=[.W58]+[.W$400]/400" office:value-type="float" office:value="-0.075921855">
            <text:p>-0.075922</text:p>
          </table:table-cell>
          <table:table-cell table:formula="of:=[.X58]+[.X$400]/400" office:value-type="float" office:value="0">
            <text:p>0.000000</text:p>
          </table:table-cell>
          <table:table-cell table:formula="of:=[.Y58]+[.Y$400]/400" office:value-type="float" office:value="0">
            <text:p>0.000000</text:p>
          </table:table-cell>
          <table:table-cell table:formula="of:=[.Z58]+[.Z$400]/400" office:value-type="float" office:value="0">
            <text:p>0.000000</text:p>
          </table:table-cell>
          <table:table-cell table:formula="of:=[.AA58]+[.AA$400]/400" office:value-type="float" office:value="0">
            <text:p>0.000000</text:p>
          </table:table-cell>
          <table:table-cell table:formula="of:=[.AB58]+[.AB$400]/400" office:value-type="float" office:value="0">
            <text:p>0.000000</text:p>
          </table:table-cell>
          <table:table-cell table:formula="of:=[.AC58]+[.AC$400]/400" office:value-type="float" office:value="0">
            <text:p>0.000000</text:p>
          </table:table-cell>
          <table:table-cell table:formula="of:=[.AD58]+[.AD$400]/400" office:value-type="float" office:value="0">
            <text:p>0.000000</text:p>
          </table:table-cell>
        </table:table-row>
        <table:table-row table:style-name="ro1">
          <table:table-cell table:formula="of:=[.A59]+[.A$400]/400" office:value-type="float" office:value="0">
            <text:p>0.000000</text:p>
          </table:table-cell>
          <table:table-cell table:formula="of:=[.B59]+[.B$400]/400" office:value-type="float" office:value="0">
            <text:p>0.000000</text:p>
          </table:table-cell>
          <table:table-cell table:formula="of:=[.C59]+[.C$400]/400" office:value-type="float" office:value="-0.0560870225000001">
            <text:p>-0.056087</text:p>
          </table:table-cell>
          <table:table-cell table:formula="of:=[.D59]+[.D$400]/400" office:value-type="float" office:value="0.112174045">
            <text:p>0.112174</text:p>
          </table:table-cell>
          <table:table-cell table:formula="of:=[.E59]+[.E$400]/400" office:value-type="float" office:value="-0.0560870225000001">
            <text:p>-0.056087</text:p>
          </table:table-cell>
          <table:table-cell table:formula="of:=[.F59]+[.F$400]/400" office:value-type="float" office:value="0">
            <text:p>0.000000</text:p>
          </table:table-cell>
          <table:table-cell table:formula="of:=[.G59]+[.G$400]/400" office:value-type="float" office:value="0">
            <text:p>0.000000</text:p>
          </table:table-cell>
          <table:table-cell table:formula="of:=[.H59]+[.H$400]/400" office:value-type="float" office:value="0">
            <text:p>0.000000</text:p>
          </table:table-cell>
          <table:table-cell table:formula="of:=[.I59]+[.I$400]/400" office:value-type="float" office:value="-0.0560870225000001">
            <text:p>-0.056087</text:p>
          </table:table-cell>
          <table:table-cell table:formula="of:=[.J59]+[.J$400]/400" office:value-type="float" office:value="0.112174045">
            <text:p>0.112174</text:p>
          </table:table-cell>
          <table:table-cell table:formula="of:=[.K59]+[.K$400]/400" office:value-type="float" office:value="-0.0560870225000001">
            <text:p>-0.056087</text:p>
          </table:table-cell>
          <table:table-cell table:formula="of:=[.L59]+[.L$400]/400" office:value-type="float" office:value="0">
            <text:p>0.000000</text:p>
          </table:table-cell>
          <table:table-cell table:formula="of:=[.M59]+[.M$400]/400" office:value-type="float" office:value="0.0257436175">
            <text:p>0.025744</text:p>
          </table:table-cell>
          <table:table-cell table:formula="of:=[.N59]+[.N$400]/400" office:value-type="float" office:value="-0.0257436175">
            <text:p>-0.025744</text:p>
          </table:table-cell>
          <table:table-cell table:formula="of:=[.O59]+[.O$400]/400" office:value-type="float" office:value="0">
            <text:p>0.000000</text:p>
          </table:table-cell>
          <table:table-cell table:formula="of:=[.P59]+[.P$400]/400" office:value-type="float" office:value="-0.0772308525">
            <text:p>-0.077231</text:p>
          </table:table-cell>
          <table:table-cell table:formula="of:=[.Q59]+[.Q$400]/400" office:value-type="float" office:value="0">
            <text:p>0.000000</text:p>
          </table:table-cell>
          <table:table-cell table:formula="of:=[.R59]+[.R$400]/400" office:value-type="float" office:value="0">
            <text:p>0.000000</text:p>
          </table:table-cell>
          <table:table-cell table:formula="of:=[.S59]+[.S$400]/400" office:value-type="float" office:value="0">
            <text:p>0.000000</text:p>
          </table:table-cell>
          <table:table-cell table:formula="of:=[.T59]+[.T$400]/400" office:value-type="float" office:value="0.0257436175">
            <text:p>0.025744</text:p>
          </table:table-cell>
          <table:table-cell table:formula="of:=[.U59]+[.U$400]/400" office:value-type="float" office:value="0.0257436175">
            <text:p>0.025744</text:p>
          </table:table-cell>
          <table:table-cell table:formula="of:=[.V59]+[.V$400]/400" office:value-type="float" office:value="0">
            <text:p>0.000000</text:p>
          </table:table-cell>
          <table:table-cell table:formula="of:=[.W59]+[.W$400]/400" office:value-type="float" office:value="-0.0772308525">
            <text:p>-0.077231</text:p>
          </table:table-cell>
          <table:table-cell table:formula="of:=[.X59]+[.X$400]/400" office:value-type="float" office:value="0">
            <text:p>0.000000</text:p>
          </table:table-cell>
          <table:table-cell table:formula="of:=[.Y59]+[.Y$400]/400" office:value-type="float" office:value="0">
            <text:p>0.000000</text:p>
          </table:table-cell>
          <table:table-cell table:formula="of:=[.Z59]+[.Z$400]/400" office:value-type="float" office:value="0">
            <text:p>0.000000</text:p>
          </table:table-cell>
          <table:table-cell table:formula="of:=[.AA59]+[.AA$400]/400" office:value-type="float" office:value="0">
            <text:p>0.000000</text:p>
          </table:table-cell>
          <table:table-cell table:formula="of:=[.AB59]+[.AB$400]/400" office:value-type="float" office:value="0">
            <text:p>0.000000</text:p>
          </table:table-cell>
          <table:table-cell table:formula="of:=[.AC59]+[.AC$400]/400" office:value-type="float" office:value="0">
            <text:p>0.000000</text:p>
          </table:table-cell>
          <table:table-cell table:formula="of:=[.AD59]+[.AD$400]/400" office:value-type="float" office:value="0">
            <text:p>0.000000</text:p>
          </table:table-cell>
        </table:table-row>
        <table:table-row table:style-name="ro1">
          <table:table-cell table:formula="of:=[.A60]+[.A$400]/400" office:value-type="float" office:value="0">
            <text:p>0.000000</text:p>
          </table:table-cell>
          <table:table-cell table:formula="of:=[.B60]+[.B$400]/400" office:value-type="float" office:value="0">
            <text:p>0.000000</text:p>
          </table:table-cell>
          <table:table-cell table:formula="of:=[.C60]+[.C$400]/400" office:value-type="float" office:value="-0.0570376500000001">
            <text:p>-0.057038</text:p>
          </table:table-cell>
          <table:table-cell table:formula="of:=[.D60]+[.D$400]/400" office:value-type="float" office:value="0.1140753">
            <text:p>0.114075</text:p>
          </table:table-cell>
          <table:table-cell table:formula="of:=[.E60]+[.E$400]/400" office:value-type="float" office:value="-0.0570376500000001">
            <text:p>-0.057038</text:p>
          </table:table-cell>
          <table:table-cell table:formula="of:=[.F60]+[.F$400]/400" office:value-type="float" office:value="0">
            <text:p>0.000000</text:p>
          </table:table-cell>
          <table:table-cell table:formula="of:=[.G60]+[.G$400]/400" office:value-type="float" office:value="0">
            <text:p>0.000000</text:p>
          </table:table-cell>
          <table:table-cell table:formula="of:=[.H60]+[.H$400]/400" office:value-type="float" office:value="0">
            <text:p>0.000000</text:p>
          </table:table-cell>
          <table:table-cell table:formula="of:=[.I60]+[.I$400]/400" office:value-type="float" office:value="-0.0570376500000001">
            <text:p>-0.057038</text:p>
          </table:table-cell>
          <table:table-cell table:formula="of:=[.J60]+[.J$400]/400" office:value-type="float" office:value="0.1140753">
            <text:p>0.114075</text:p>
          </table:table-cell>
          <table:table-cell table:formula="of:=[.K60]+[.K$400]/400" office:value-type="float" office:value="-0.0570376500000001">
            <text:p>-0.057038</text:p>
          </table:table-cell>
          <table:table-cell table:formula="of:=[.L60]+[.L$400]/400" office:value-type="float" office:value="0">
            <text:p>0.000000</text:p>
          </table:table-cell>
          <table:table-cell table:formula="of:=[.M60]+[.M$400]/400" office:value-type="float" office:value="0.02617995">
            <text:p>0.026180</text:p>
          </table:table-cell>
          <table:table-cell table:formula="of:=[.N60]+[.N$400]/400" office:value-type="float" office:value="-0.02617995">
            <text:p>-0.026180</text:p>
          </table:table-cell>
          <table:table-cell table:formula="of:=[.O60]+[.O$400]/400" office:value-type="float" office:value="0">
            <text:p>0.000000</text:p>
          </table:table-cell>
          <table:table-cell table:formula="of:=[.P60]+[.P$400]/400" office:value-type="float" office:value="-0.07853985">
            <text:p>-0.078540</text:p>
          </table:table-cell>
          <table:table-cell table:formula="of:=[.Q60]+[.Q$400]/400" office:value-type="float" office:value="0">
            <text:p>0.000000</text:p>
          </table:table-cell>
          <table:table-cell table:formula="of:=[.R60]+[.R$400]/400" office:value-type="float" office:value="0">
            <text:p>0.000000</text:p>
          </table:table-cell>
          <table:table-cell table:formula="of:=[.S60]+[.S$400]/400" office:value-type="float" office:value="0">
            <text:p>0.000000</text:p>
          </table:table-cell>
          <table:table-cell table:formula="of:=[.T60]+[.T$400]/400" office:value-type="float" office:value="0.02617995">
            <text:p>0.026180</text:p>
          </table:table-cell>
          <table:table-cell table:formula="of:=[.U60]+[.U$400]/400" office:value-type="float" office:value="0.02617995">
            <text:p>0.026180</text:p>
          </table:table-cell>
          <table:table-cell table:formula="of:=[.V60]+[.V$400]/400" office:value-type="float" office:value="0">
            <text:p>0.000000</text:p>
          </table:table-cell>
          <table:table-cell table:formula="of:=[.W60]+[.W$400]/400" office:value-type="float" office:value="-0.07853985">
            <text:p>-0.078540</text:p>
          </table:table-cell>
          <table:table-cell table:formula="of:=[.X60]+[.X$400]/400" office:value-type="float" office:value="0">
            <text:p>0.000000</text:p>
          </table:table-cell>
          <table:table-cell table:formula="of:=[.Y60]+[.Y$400]/400" office:value-type="float" office:value="0">
            <text:p>0.000000</text:p>
          </table:table-cell>
          <table:table-cell table:formula="of:=[.Z60]+[.Z$400]/400" office:value-type="float" office:value="0">
            <text:p>0.000000</text:p>
          </table:table-cell>
          <table:table-cell table:formula="of:=[.AA60]+[.AA$400]/400" office:value-type="float" office:value="0">
            <text:p>0.000000</text:p>
          </table:table-cell>
          <table:table-cell table:formula="of:=[.AB60]+[.AB$400]/400" office:value-type="float" office:value="0">
            <text:p>0.000000</text:p>
          </table:table-cell>
          <table:table-cell table:formula="of:=[.AC60]+[.AC$400]/400" office:value-type="float" office:value="0">
            <text:p>0.000000</text:p>
          </table:table-cell>
          <table:table-cell table:formula="of:=[.AD60]+[.AD$400]/400" office:value-type="float" office:value="0">
            <text:p>0.000000</text:p>
          </table:table-cell>
        </table:table-row>
        <table:table-row table:style-name="ro1">
          <table:table-cell table:formula="of:=[.A61]+[.A$400]/400" office:value-type="float" office:value="0">
            <text:p>0.000000</text:p>
          </table:table-cell>
          <table:table-cell table:formula="of:=[.B61]+[.B$400]/400" office:value-type="float" office:value="0">
            <text:p>0.000000</text:p>
          </table:table-cell>
          <table:table-cell table:formula="of:=[.C61]+[.C$400]/400" office:value-type="float" office:value="-0.0579882775000001">
            <text:p>-0.057988</text:p>
          </table:table-cell>
          <table:table-cell table:formula="of:=[.D61]+[.D$400]/400" office:value-type="float" office:value="0.115976555">
            <text:p>0.115977</text:p>
          </table:table-cell>
          <table:table-cell table:formula="of:=[.E61]+[.E$400]/400" office:value-type="float" office:value="-0.0579882775000001">
            <text:p>-0.057988</text:p>
          </table:table-cell>
          <table:table-cell table:formula="of:=[.F61]+[.F$400]/400" office:value-type="float" office:value="0">
            <text:p>0.000000</text:p>
          </table:table-cell>
          <table:table-cell table:formula="of:=[.G61]+[.G$400]/400" office:value-type="float" office:value="0">
            <text:p>0.000000</text:p>
          </table:table-cell>
          <table:table-cell table:formula="of:=[.H61]+[.H$400]/400" office:value-type="float" office:value="0">
            <text:p>0.000000</text:p>
          </table:table-cell>
          <table:table-cell table:formula="of:=[.I61]+[.I$400]/400" office:value-type="float" office:value="-0.0579882775000001">
            <text:p>-0.057988</text:p>
          </table:table-cell>
          <table:table-cell table:formula="of:=[.J61]+[.J$400]/400" office:value-type="float" office:value="0.115976555">
            <text:p>0.115977</text:p>
          </table:table-cell>
          <table:table-cell table:formula="of:=[.K61]+[.K$400]/400" office:value-type="float" office:value="-0.0579882775000001">
            <text:p>-0.057988</text:p>
          </table:table-cell>
          <table:table-cell table:formula="of:=[.L61]+[.L$400]/400" office:value-type="float" office:value="0">
            <text:p>0.000000</text:p>
          </table:table-cell>
          <table:table-cell table:formula="of:=[.M61]+[.M$400]/400" office:value-type="float" office:value="0.0266162825">
            <text:p>0.026616</text:p>
          </table:table-cell>
          <table:table-cell table:formula="of:=[.N61]+[.N$400]/400" office:value-type="float" office:value="-0.0266162825">
            <text:p>-0.026616</text:p>
          </table:table-cell>
          <table:table-cell table:formula="of:=[.O61]+[.O$400]/400" office:value-type="float" office:value="0">
            <text:p>0.000000</text:p>
          </table:table-cell>
          <table:table-cell table:formula="of:=[.P61]+[.P$400]/400" office:value-type="float" office:value="-0.0798488475">
            <text:p>-0.079849</text:p>
          </table:table-cell>
          <table:table-cell table:formula="of:=[.Q61]+[.Q$400]/400" office:value-type="float" office:value="0">
            <text:p>0.000000</text:p>
          </table:table-cell>
          <table:table-cell table:formula="of:=[.R61]+[.R$400]/400" office:value-type="float" office:value="0">
            <text:p>0.000000</text:p>
          </table:table-cell>
          <table:table-cell table:formula="of:=[.S61]+[.S$400]/400" office:value-type="float" office:value="0">
            <text:p>0.000000</text:p>
          </table:table-cell>
          <table:table-cell table:formula="of:=[.T61]+[.T$400]/400" office:value-type="float" office:value="0.0266162825">
            <text:p>0.026616</text:p>
          </table:table-cell>
          <table:table-cell table:formula="of:=[.U61]+[.U$400]/400" office:value-type="float" office:value="0.0266162825">
            <text:p>0.026616</text:p>
          </table:table-cell>
          <table:table-cell table:formula="of:=[.V61]+[.V$400]/400" office:value-type="float" office:value="0">
            <text:p>0.000000</text:p>
          </table:table-cell>
          <table:table-cell table:formula="of:=[.W61]+[.W$400]/400" office:value-type="float" office:value="-0.0798488475">
            <text:p>-0.079849</text:p>
          </table:table-cell>
          <table:table-cell table:formula="of:=[.X61]+[.X$400]/400" office:value-type="float" office:value="0">
            <text:p>0.000000</text:p>
          </table:table-cell>
          <table:table-cell table:formula="of:=[.Y61]+[.Y$400]/400" office:value-type="float" office:value="0">
            <text:p>0.000000</text:p>
          </table:table-cell>
          <table:table-cell table:formula="of:=[.Z61]+[.Z$400]/400" office:value-type="float" office:value="0">
            <text:p>0.000000</text:p>
          </table:table-cell>
          <table:table-cell table:formula="of:=[.AA61]+[.AA$400]/400" office:value-type="float" office:value="0">
            <text:p>0.000000</text:p>
          </table:table-cell>
          <table:table-cell table:formula="of:=[.AB61]+[.AB$400]/400" office:value-type="float" office:value="0">
            <text:p>0.000000</text:p>
          </table:table-cell>
          <table:table-cell table:formula="of:=[.AC61]+[.AC$400]/400" office:value-type="float" office:value="0">
            <text:p>0.000000</text:p>
          </table:table-cell>
          <table:table-cell table:formula="of:=[.AD61]+[.AD$400]/400" office:value-type="float" office:value="0">
            <text:p>0.000000</text:p>
          </table:table-cell>
        </table:table-row>
        <table:table-row table:style-name="ro1">
          <table:table-cell table:formula="of:=[.A62]+[.A$400]/400" office:value-type="float" office:value="0">
            <text:p>0.000000</text:p>
          </table:table-cell>
          <table:table-cell table:formula="of:=[.B62]+[.B$400]/400" office:value-type="float" office:value="0">
            <text:p>0.000000</text:p>
          </table:table-cell>
          <table:table-cell table:formula="of:=[.C62]+[.C$400]/400" office:value-type="float" office:value="-0.0589389050000001">
            <text:p>-0.058939</text:p>
          </table:table-cell>
          <table:table-cell table:formula="of:=[.D62]+[.D$400]/400" office:value-type="float" office:value="0.11787781">
            <text:p>0.117878</text:p>
          </table:table-cell>
          <table:table-cell table:formula="of:=[.E62]+[.E$400]/400" office:value-type="float" office:value="-0.0589389050000001">
            <text:p>-0.058939</text:p>
          </table:table-cell>
          <table:table-cell table:formula="of:=[.F62]+[.F$400]/400" office:value-type="float" office:value="0">
            <text:p>0.000000</text:p>
          </table:table-cell>
          <table:table-cell table:formula="of:=[.G62]+[.G$400]/400" office:value-type="float" office:value="0">
            <text:p>0.000000</text:p>
          </table:table-cell>
          <table:table-cell table:formula="of:=[.H62]+[.H$400]/400" office:value-type="float" office:value="0">
            <text:p>0.000000</text:p>
          </table:table-cell>
          <table:table-cell table:formula="of:=[.I62]+[.I$400]/400" office:value-type="float" office:value="-0.0589389050000001">
            <text:p>-0.058939</text:p>
          </table:table-cell>
          <table:table-cell table:formula="of:=[.J62]+[.J$400]/400" office:value-type="float" office:value="0.11787781">
            <text:p>0.117878</text:p>
          </table:table-cell>
          <table:table-cell table:formula="of:=[.K62]+[.K$400]/400" office:value-type="float" office:value="-0.0589389050000001">
            <text:p>-0.058939</text:p>
          </table:table-cell>
          <table:table-cell table:formula="of:=[.L62]+[.L$400]/400" office:value-type="float" office:value="0">
            <text:p>0.000000</text:p>
          </table:table-cell>
          <table:table-cell table:formula="of:=[.M62]+[.M$400]/400" office:value-type="float" office:value="0.027052615">
            <text:p>0.027053</text:p>
          </table:table-cell>
          <table:table-cell table:formula="of:=[.N62]+[.N$400]/400" office:value-type="float" office:value="-0.027052615">
            <text:p>-0.027053</text:p>
          </table:table-cell>
          <table:table-cell table:formula="of:=[.O62]+[.O$400]/400" office:value-type="float" office:value="0">
            <text:p>0.000000</text:p>
          </table:table-cell>
          <table:table-cell table:formula="of:=[.P62]+[.P$400]/400" office:value-type="float" office:value="-0.081157845">
            <text:p>-0.081158</text:p>
          </table:table-cell>
          <table:table-cell table:formula="of:=[.Q62]+[.Q$400]/400" office:value-type="float" office:value="0">
            <text:p>0.000000</text:p>
          </table:table-cell>
          <table:table-cell table:formula="of:=[.R62]+[.R$400]/400" office:value-type="float" office:value="0">
            <text:p>0.000000</text:p>
          </table:table-cell>
          <table:table-cell table:formula="of:=[.S62]+[.S$400]/400" office:value-type="float" office:value="0">
            <text:p>0.000000</text:p>
          </table:table-cell>
          <table:table-cell table:formula="of:=[.T62]+[.T$400]/400" office:value-type="float" office:value="0.027052615">
            <text:p>0.027053</text:p>
          </table:table-cell>
          <table:table-cell table:formula="of:=[.U62]+[.U$400]/400" office:value-type="float" office:value="0.027052615">
            <text:p>0.027053</text:p>
          </table:table-cell>
          <table:table-cell table:formula="of:=[.V62]+[.V$400]/400" office:value-type="float" office:value="0">
            <text:p>0.000000</text:p>
          </table:table-cell>
          <table:table-cell table:formula="of:=[.W62]+[.W$400]/400" office:value-type="float" office:value="-0.081157845">
            <text:p>-0.081158</text:p>
          </table:table-cell>
          <table:table-cell table:formula="of:=[.X62]+[.X$400]/400" office:value-type="float" office:value="0">
            <text:p>0.000000</text:p>
          </table:table-cell>
          <table:table-cell table:formula="of:=[.Y62]+[.Y$400]/400" office:value-type="float" office:value="0">
            <text:p>0.000000</text:p>
          </table:table-cell>
          <table:table-cell table:formula="of:=[.Z62]+[.Z$400]/400" office:value-type="float" office:value="0">
            <text:p>0.000000</text:p>
          </table:table-cell>
          <table:table-cell table:formula="of:=[.AA62]+[.AA$400]/400" office:value-type="float" office:value="0">
            <text:p>0.000000</text:p>
          </table:table-cell>
          <table:table-cell table:formula="of:=[.AB62]+[.AB$400]/400" office:value-type="float" office:value="0">
            <text:p>0.000000</text:p>
          </table:table-cell>
          <table:table-cell table:formula="of:=[.AC62]+[.AC$400]/400" office:value-type="float" office:value="0">
            <text:p>0.000000</text:p>
          </table:table-cell>
          <table:table-cell table:formula="of:=[.AD62]+[.AD$400]/400" office:value-type="float" office:value="0">
            <text:p>0.000000</text:p>
          </table:table-cell>
        </table:table-row>
        <table:table-row table:style-name="ro1">
          <table:table-cell table:formula="of:=[.A63]+[.A$400]/400" office:value-type="float" office:value="0">
            <text:p>0.000000</text:p>
          </table:table-cell>
          <table:table-cell table:formula="of:=[.B63]+[.B$400]/400" office:value-type="float" office:value="0">
            <text:p>0.000000</text:p>
          </table:table-cell>
          <table:table-cell table:formula="of:=[.C63]+[.C$400]/400" office:value-type="float" office:value="-0.0598895325000001">
            <text:p>-0.059890</text:p>
          </table:table-cell>
          <table:table-cell table:formula="of:=[.D63]+[.D$400]/400" office:value-type="float" office:value="0.119779065">
            <text:p>0.119779</text:p>
          </table:table-cell>
          <table:table-cell table:formula="of:=[.E63]+[.E$400]/400" office:value-type="float" office:value="-0.0598895325000001">
            <text:p>-0.059890</text:p>
          </table:table-cell>
          <table:table-cell table:formula="of:=[.F63]+[.F$400]/400" office:value-type="float" office:value="0">
            <text:p>0.000000</text:p>
          </table:table-cell>
          <table:table-cell table:formula="of:=[.G63]+[.G$400]/400" office:value-type="float" office:value="0">
            <text:p>0.000000</text:p>
          </table:table-cell>
          <table:table-cell table:formula="of:=[.H63]+[.H$400]/400" office:value-type="float" office:value="0">
            <text:p>0.000000</text:p>
          </table:table-cell>
          <table:table-cell table:formula="of:=[.I63]+[.I$400]/400" office:value-type="float" office:value="-0.0598895325000001">
            <text:p>-0.059890</text:p>
          </table:table-cell>
          <table:table-cell table:formula="of:=[.J63]+[.J$400]/400" office:value-type="float" office:value="0.119779065">
            <text:p>0.119779</text:p>
          </table:table-cell>
          <table:table-cell table:formula="of:=[.K63]+[.K$400]/400" office:value-type="float" office:value="-0.0598895325000001">
            <text:p>-0.059890</text:p>
          </table:table-cell>
          <table:table-cell table:formula="of:=[.L63]+[.L$400]/400" office:value-type="float" office:value="0">
            <text:p>0.000000</text:p>
          </table:table-cell>
          <table:table-cell table:formula="of:=[.M63]+[.M$400]/400" office:value-type="float" office:value="0.0274889475">
            <text:p>0.027489</text:p>
          </table:table-cell>
          <table:table-cell table:formula="of:=[.N63]+[.N$400]/400" office:value-type="float" office:value="-0.0274889475">
            <text:p>-0.027489</text:p>
          </table:table-cell>
          <table:table-cell table:formula="of:=[.O63]+[.O$400]/400" office:value-type="float" office:value="0">
            <text:p>0.000000</text:p>
          </table:table-cell>
          <table:table-cell table:formula="of:=[.P63]+[.P$400]/400" office:value-type="float" office:value="-0.0824668425000001">
            <text:p>-0.082467</text:p>
          </table:table-cell>
          <table:table-cell table:formula="of:=[.Q63]+[.Q$400]/400" office:value-type="float" office:value="0">
            <text:p>0.000000</text:p>
          </table:table-cell>
          <table:table-cell table:formula="of:=[.R63]+[.R$400]/400" office:value-type="float" office:value="0">
            <text:p>0.000000</text:p>
          </table:table-cell>
          <table:table-cell table:formula="of:=[.S63]+[.S$400]/400" office:value-type="float" office:value="0">
            <text:p>0.000000</text:p>
          </table:table-cell>
          <table:table-cell table:formula="of:=[.T63]+[.T$400]/400" office:value-type="float" office:value="0.0274889475">
            <text:p>0.027489</text:p>
          </table:table-cell>
          <table:table-cell table:formula="of:=[.U63]+[.U$400]/400" office:value-type="float" office:value="0.0274889475">
            <text:p>0.027489</text:p>
          </table:table-cell>
          <table:table-cell table:formula="of:=[.V63]+[.V$400]/400" office:value-type="float" office:value="0">
            <text:p>0.000000</text:p>
          </table:table-cell>
          <table:table-cell table:formula="of:=[.W63]+[.W$400]/400" office:value-type="float" office:value="-0.0824668425000001">
            <text:p>-0.082467</text:p>
          </table:table-cell>
          <table:table-cell table:formula="of:=[.X63]+[.X$400]/400" office:value-type="float" office:value="0">
            <text:p>0.000000</text:p>
          </table:table-cell>
          <table:table-cell table:formula="of:=[.Y63]+[.Y$400]/400" office:value-type="float" office:value="0">
            <text:p>0.000000</text:p>
          </table:table-cell>
          <table:table-cell table:formula="of:=[.Z63]+[.Z$400]/400" office:value-type="float" office:value="0">
            <text:p>0.000000</text:p>
          </table:table-cell>
          <table:table-cell table:formula="of:=[.AA63]+[.AA$400]/400" office:value-type="float" office:value="0">
            <text:p>0.000000</text:p>
          </table:table-cell>
          <table:table-cell table:formula="of:=[.AB63]+[.AB$400]/400" office:value-type="float" office:value="0">
            <text:p>0.000000</text:p>
          </table:table-cell>
          <table:table-cell table:formula="of:=[.AC63]+[.AC$400]/400" office:value-type="float" office:value="0">
            <text:p>0.000000</text:p>
          </table:table-cell>
          <table:table-cell table:formula="of:=[.AD63]+[.AD$400]/400" office:value-type="float" office:value="0">
            <text:p>0.000000</text:p>
          </table:table-cell>
        </table:table-row>
        <table:table-row table:style-name="ro1">
          <table:table-cell table:formula="of:=[.A64]+[.A$400]/400" office:value-type="float" office:value="0">
            <text:p>0.000000</text:p>
          </table:table-cell>
          <table:table-cell table:formula="of:=[.B64]+[.B$400]/400" office:value-type="float" office:value="0">
            <text:p>0.000000</text:p>
          </table:table-cell>
          <table:table-cell table:formula="of:=[.C64]+[.C$400]/400" office:value-type="float" office:value="-0.0608401600000001">
            <text:p>-0.060840</text:p>
          </table:table-cell>
          <table:table-cell table:formula="of:=[.D64]+[.D$400]/400" office:value-type="float" office:value="0.12168032">
            <text:p>0.121680</text:p>
          </table:table-cell>
          <table:table-cell table:formula="of:=[.E64]+[.E$400]/400" office:value-type="float" office:value="-0.0608401600000001">
            <text:p>-0.060840</text:p>
          </table:table-cell>
          <table:table-cell table:formula="of:=[.F64]+[.F$400]/400" office:value-type="float" office:value="0">
            <text:p>0.000000</text:p>
          </table:table-cell>
          <table:table-cell table:formula="of:=[.G64]+[.G$400]/400" office:value-type="float" office:value="0">
            <text:p>0.000000</text:p>
          </table:table-cell>
          <table:table-cell table:formula="of:=[.H64]+[.H$400]/400" office:value-type="float" office:value="0">
            <text:p>0.000000</text:p>
          </table:table-cell>
          <table:table-cell table:formula="of:=[.I64]+[.I$400]/400" office:value-type="float" office:value="-0.0608401600000001">
            <text:p>-0.060840</text:p>
          </table:table-cell>
          <table:table-cell table:formula="of:=[.J64]+[.J$400]/400" office:value-type="float" office:value="0.12168032">
            <text:p>0.121680</text:p>
          </table:table-cell>
          <table:table-cell table:formula="of:=[.K64]+[.K$400]/400" office:value-type="float" office:value="-0.0608401600000001">
            <text:p>-0.060840</text:p>
          </table:table-cell>
          <table:table-cell table:formula="of:=[.L64]+[.L$400]/400" office:value-type="float" office:value="0">
            <text:p>0.000000</text:p>
          </table:table-cell>
          <table:table-cell table:formula="of:=[.M64]+[.M$400]/400" office:value-type="float" office:value="0.02792528">
            <text:p>0.027925</text:p>
          </table:table-cell>
          <table:table-cell table:formula="of:=[.N64]+[.N$400]/400" office:value-type="float" office:value="-0.02792528">
            <text:p>-0.027925</text:p>
          </table:table-cell>
          <table:table-cell table:formula="of:=[.O64]+[.O$400]/400" office:value-type="float" office:value="0">
            <text:p>0.000000</text:p>
          </table:table-cell>
          <table:table-cell table:formula="of:=[.P64]+[.P$400]/400" office:value-type="float" office:value="-0.0837758400000001">
            <text:p>-0.083776</text:p>
          </table:table-cell>
          <table:table-cell table:formula="of:=[.Q64]+[.Q$400]/400" office:value-type="float" office:value="0">
            <text:p>0.000000</text:p>
          </table:table-cell>
          <table:table-cell table:formula="of:=[.R64]+[.R$400]/400" office:value-type="float" office:value="0">
            <text:p>0.000000</text:p>
          </table:table-cell>
          <table:table-cell table:formula="of:=[.S64]+[.S$400]/400" office:value-type="float" office:value="0">
            <text:p>0.000000</text:p>
          </table:table-cell>
          <table:table-cell table:formula="of:=[.T64]+[.T$400]/400" office:value-type="float" office:value="0.02792528">
            <text:p>0.027925</text:p>
          </table:table-cell>
          <table:table-cell table:formula="of:=[.U64]+[.U$400]/400" office:value-type="float" office:value="0.02792528">
            <text:p>0.027925</text:p>
          </table:table-cell>
          <table:table-cell table:formula="of:=[.V64]+[.V$400]/400" office:value-type="float" office:value="0">
            <text:p>0.000000</text:p>
          </table:table-cell>
          <table:table-cell table:formula="of:=[.W64]+[.W$400]/400" office:value-type="float" office:value="-0.0837758400000001">
            <text:p>-0.083776</text:p>
          </table:table-cell>
          <table:table-cell table:formula="of:=[.X64]+[.X$400]/400" office:value-type="float" office:value="0">
            <text:p>0.000000</text:p>
          </table:table-cell>
          <table:table-cell table:formula="of:=[.Y64]+[.Y$400]/400" office:value-type="float" office:value="0">
            <text:p>0.000000</text:p>
          </table:table-cell>
          <table:table-cell table:formula="of:=[.Z64]+[.Z$400]/400" office:value-type="float" office:value="0">
            <text:p>0.000000</text:p>
          </table:table-cell>
          <table:table-cell table:formula="of:=[.AA64]+[.AA$400]/400" office:value-type="float" office:value="0">
            <text:p>0.000000</text:p>
          </table:table-cell>
          <table:table-cell table:formula="of:=[.AB64]+[.AB$400]/400" office:value-type="float" office:value="0">
            <text:p>0.000000</text:p>
          </table:table-cell>
          <table:table-cell table:formula="of:=[.AC64]+[.AC$400]/400" office:value-type="float" office:value="0">
            <text:p>0.000000</text:p>
          </table:table-cell>
          <table:table-cell table:formula="of:=[.AD64]+[.AD$400]/400" office:value-type="float" office:value="0">
            <text:p>0.000000</text:p>
          </table:table-cell>
        </table:table-row>
        <table:table-row table:style-name="ro1">
          <table:table-cell table:formula="of:=[.A65]+[.A$400]/400" office:value-type="float" office:value="0">
            <text:p>0.000000</text:p>
          </table:table-cell>
          <table:table-cell table:formula="of:=[.B65]+[.B$400]/400" office:value-type="float" office:value="0">
            <text:p>0.000000</text:p>
          </table:table-cell>
          <table:table-cell table:formula="of:=[.C65]+[.C$400]/400" office:value-type="float" office:value="-0.0617907875000001">
            <text:p>-0.061791</text:p>
          </table:table-cell>
          <table:table-cell table:formula="of:=[.D65]+[.D$400]/400" office:value-type="float" office:value="0.123581575">
            <text:p>0.123582</text:p>
          </table:table-cell>
          <table:table-cell table:formula="of:=[.E65]+[.E$400]/400" office:value-type="float" office:value="-0.0617907875000001">
            <text:p>-0.061791</text:p>
          </table:table-cell>
          <table:table-cell table:formula="of:=[.F65]+[.F$400]/400" office:value-type="float" office:value="0">
            <text:p>0.000000</text:p>
          </table:table-cell>
          <table:table-cell table:formula="of:=[.G65]+[.G$400]/400" office:value-type="float" office:value="0">
            <text:p>0.000000</text:p>
          </table:table-cell>
          <table:table-cell table:formula="of:=[.H65]+[.H$400]/400" office:value-type="float" office:value="0">
            <text:p>0.000000</text:p>
          </table:table-cell>
          <table:table-cell table:formula="of:=[.I65]+[.I$400]/400" office:value-type="float" office:value="-0.0617907875000001">
            <text:p>-0.061791</text:p>
          </table:table-cell>
          <table:table-cell table:formula="of:=[.J65]+[.J$400]/400" office:value-type="float" office:value="0.123581575">
            <text:p>0.123582</text:p>
          </table:table-cell>
          <table:table-cell table:formula="of:=[.K65]+[.K$400]/400" office:value-type="float" office:value="-0.0617907875000001">
            <text:p>-0.061791</text:p>
          </table:table-cell>
          <table:table-cell table:formula="of:=[.L65]+[.L$400]/400" office:value-type="float" office:value="0">
            <text:p>0.000000</text:p>
          </table:table-cell>
          <table:table-cell table:formula="of:=[.M65]+[.M$400]/400" office:value-type="float" office:value="0.0283616125">
            <text:p>0.028362</text:p>
          </table:table-cell>
          <table:table-cell table:formula="of:=[.N65]+[.N$400]/400" office:value-type="float" office:value="-0.0283616125">
            <text:p>-0.028362</text:p>
          </table:table-cell>
          <table:table-cell table:formula="of:=[.O65]+[.O$400]/400" office:value-type="float" office:value="0">
            <text:p>0.000000</text:p>
          </table:table-cell>
          <table:table-cell table:formula="of:=[.P65]+[.P$400]/400" office:value-type="float" office:value="-0.0850848375000001">
            <text:p>-0.085085</text:p>
          </table:table-cell>
          <table:table-cell table:formula="of:=[.Q65]+[.Q$400]/400" office:value-type="float" office:value="0">
            <text:p>0.000000</text:p>
          </table:table-cell>
          <table:table-cell table:formula="of:=[.R65]+[.R$400]/400" office:value-type="float" office:value="0">
            <text:p>0.000000</text:p>
          </table:table-cell>
          <table:table-cell table:formula="of:=[.S65]+[.S$400]/400" office:value-type="float" office:value="0">
            <text:p>0.000000</text:p>
          </table:table-cell>
          <table:table-cell table:formula="of:=[.T65]+[.T$400]/400" office:value-type="float" office:value="0.0283616125">
            <text:p>0.028362</text:p>
          </table:table-cell>
          <table:table-cell table:formula="of:=[.U65]+[.U$400]/400" office:value-type="float" office:value="0.0283616125">
            <text:p>0.028362</text:p>
          </table:table-cell>
          <table:table-cell table:formula="of:=[.V65]+[.V$400]/400" office:value-type="float" office:value="0">
            <text:p>0.000000</text:p>
          </table:table-cell>
          <table:table-cell table:formula="of:=[.W65]+[.W$400]/400" office:value-type="float" office:value="-0.0850848375000001">
            <text:p>-0.085085</text:p>
          </table:table-cell>
          <table:table-cell table:formula="of:=[.X65]+[.X$400]/400" office:value-type="float" office:value="0">
            <text:p>0.000000</text:p>
          </table:table-cell>
          <table:table-cell table:formula="of:=[.Y65]+[.Y$400]/400" office:value-type="float" office:value="0">
            <text:p>0.000000</text:p>
          </table:table-cell>
          <table:table-cell table:formula="of:=[.Z65]+[.Z$400]/400" office:value-type="float" office:value="0">
            <text:p>0.000000</text:p>
          </table:table-cell>
          <table:table-cell table:formula="of:=[.AA65]+[.AA$400]/400" office:value-type="float" office:value="0">
            <text:p>0.000000</text:p>
          </table:table-cell>
          <table:table-cell table:formula="of:=[.AB65]+[.AB$400]/400" office:value-type="float" office:value="0">
            <text:p>0.000000</text:p>
          </table:table-cell>
          <table:table-cell table:formula="of:=[.AC65]+[.AC$400]/400" office:value-type="float" office:value="0">
            <text:p>0.000000</text:p>
          </table:table-cell>
          <table:table-cell table:formula="of:=[.AD65]+[.AD$400]/400" office:value-type="float" office:value="0">
            <text:p>0.000000</text:p>
          </table:table-cell>
        </table:table-row>
        <table:table-row table:style-name="ro1">
          <table:table-cell table:formula="of:=[.A66]+[.A$400]/400" office:value-type="float" office:value="0">
            <text:p>0.000000</text:p>
          </table:table-cell>
          <table:table-cell table:formula="of:=[.B66]+[.B$400]/400" office:value-type="float" office:value="0">
            <text:p>0.000000</text:p>
          </table:table-cell>
          <table:table-cell table:formula="of:=[.C66]+[.C$400]/400" office:value-type="float" office:value="-0.0627414150000001">
            <text:p>-0.062741</text:p>
          </table:table-cell>
          <table:table-cell table:formula="of:=[.D66]+[.D$400]/400" office:value-type="float" office:value="0.12548283">
            <text:p>0.125483</text:p>
          </table:table-cell>
          <table:table-cell table:formula="of:=[.E66]+[.E$400]/400" office:value-type="float" office:value="-0.0627414150000001">
            <text:p>-0.062741</text:p>
          </table:table-cell>
          <table:table-cell table:formula="of:=[.F66]+[.F$400]/400" office:value-type="float" office:value="0">
            <text:p>0.000000</text:p>
          </table:table-cell>
          <table:table-cell table:formula="of:=[.G66]+[.G$400]/400" office:value-type="float" office:value="0">
            <text:p>0.000000</text:p>
          </table:table-cell>
          <table:table-cell table:formula="of:=[.H66]+[.H$400]/400" office:value-type="float" office:value="0">
            <text:p>0.000000</text:p>
          </table:table-cell>
          <table:table-cell table:formula="of:=[.I66]+[.I$400]/400" office:value-type="float" office:value="-0.0627414150000001">
            <text:p>-0.062741</text:p>
          </table:table-cell>
          <table:table-cell table:formula="of:=[.J66]+[.J$400]/400" office:value-type="float" office:value="0.12548283">
            <text:p>0.125483</text:p>
          </table:table-cell>
          <table:table-cell table:formula="of:=[.K66]+[.K$400]/400" office:value-type="float" office:value="-0.0627414150000001">
            <text:p>-0.062741</text:p>
          </table:table-cell>
          <table:table-cell table:formula="of:=[.L66]+[.L$400]/400" office:value-type="float" office:value="0">
            <text:p>0.000000</text:p>
          </table:table-cell>
          <table:table-cell table:formula="of:=[.M66]+[.M$400]/400" office:value-type="float" office:value="0.028797945">
            <text:p>0.028798</text:p>
          </table:table-cell>
          <table:table-cell table:formula="of:=[.N66]+[.N$400]/400" office:value-type="float" office:value="-0.028797945">
            <text:p>-0.028798</text:p>
          </table:table-cell>
          <table:table-cell table:formula="of:=[.O66]+[.O$400]/400" office:value-type="float" office:value="0">
            <text:p>0.000000</text:p>
          </table:table-cell>
          <table:table-cell table:formula="of:=[.P66]+[.P$400]/400" office:value-type="float" office:value="-0.0863938350000001">
            <text:p>-0.086394</text:p>
          </table:table-cell>
          <table:table-cell table:formula="of:=[.Q66]+[.Q$400]/400" office:value-type="float" office:value="0">
            <text:p>0.000000</text:p>
          </table:table-cell>
          <table:table-cell table:formula="of:=[.R66]+[.R$400]/400" office:value-type="float" office:value="0">
            <text:p>0.000000</text:p>
          </table:table-cell>
          <table:table-cell table:formula="of:=[.S66]+[.S$400]/400" office:value-type="float" office:value="0">
            <text:p>0.000000</text:p>
          </table:table-cell>
          <table:table-cell table:formula="of:=[.T66]+[.T$400]/400" office:value-type="float" office:value="0.028797945">
            <text:p>0.028798</text:p>
          </table:table-cell>
          <table:table-cell table:formula="of:=[.U66]+[.U$400]/400" office:value-type="float" office:value="0.028797945">
            <text:p>0.028798</text:p>
          </table:table-cell>
          <table:table-cell table:formula="of:=[.V66]+[.V$400]/400" office:value-type="float" office:value="0">
            <text:p>0.000000</text:p>
          </table:table-cell>
          <table:table-cell table:formula="of:=[.W66]+[.W$400]/400" office:value-type="float" office:value="-0.0863938350000001">
            <text:p>-0.086394</text:p>
          </table:table-cell>
          <table:table-cell table:formula="of:=[.X66]+[.X$400]/400" office:value-type="float" office:value="0">
            <text:p>0.000000</text:p>
          </table:table-cell>
          <table:table-cell table:formula="of:=[.Y66]+[.Y$400]/400" office:value-type="float" office:value="0">
            <text:p>0.000000</text:p>
          </table:table-cell>
          <table:table-cell table:formula="of:=[.Z66]+[.Z$400]/400" office:value-type="float" office:value="0">
            <text:p>0.000000</text:p>
          </table:table-cell>
          <table:table-cell table:formula="of:=[.AA66]+[.AA$400]/400" office:value-type="float" office:value="0">
            <text:p>0.000000</text:p>
          </table:table-cell>
          <table:table-cell table:formula="of:=[.AB66]+[.AB$400]/400" office:value-type="float" office:value="0">
            <text:p>0.000000</text:p>
          </table:table-cell>
          <table:table-cell table:formula="of:=[.AC66]+[.AC$400]/400" office:value-type="float" office:value="0">
            <text:p>0.000000</text:p>
          </table:table-cell>
          <table:table-cell table:formula="of:=[.AD66]+[.AD$400]/400" office:value-type="float" office:value="0">
            <text:p>0.000000</text:p>
          </table:table-cell>
        </table:table-row>
        <table:table-row table:style-name="ro1">
          <table:table-cell table:formula="of:=[.A67]+[.A$400]/400" office:value-type="float" office:value="0">
            <text:p>0.000000</text:p>
          </table:table-cell>
          <table:table-cell table:formula="of:=[.B67]+[.B$400]/400" office:value-type="float" office:value="0">
            <text:p>0.000000</text:p>
          </table:table-cell>
          <table:table-cell table:formula="of:=[.C67]+[.C$400]/400" office:value-type="float" office:value="-0.0636920425000001">
            <text:p>-0.063692</text:p>
          </table:table-cell>
          <table:table-cell table:formula="of:=[.D67]+[.D$400]/400" office:value-type="float" office:value="0.127384085">
            <text:p>0.127384</text:p>
          </table:table-cell>
          <table:table-cell table:formula="of:=[.E67]+[.E$400]/400" office:value-type="float" office:value="-0.0636920425000001">
            <text:p>-0.063692</text:p>
          </table:table-cell>
          <table:table-cell table:formula="of:=[.F67]+[.F$400]/400" office:value-type="float" office:value="0">
            <text:p>0.000000</text:p>
          </table:table-cell>
          <table:table-cell table:formula="of:=[.G67]+[.G$400]/400" office:value-type="float" office:value="0">
            <text:p>0.000000</text:p>
          </table:table-cell>
          <table:table-cell table:formula="of:=[.H67]+[.H$400]/400" office:value-type="float" office:value="0">
            <text:p>0.000000</text:p>
          </table:table-cell>
          <table:table-cell table:formula="of:=[.I67]+[.I$400]/400" office:value-type="float" office:value="-0.0636920425000001">
            <text:p>-0.063692</text:p>
          </table:table-cell>
          <table:table-cell table:formula="of:=[.J67]+[.J$400]/400" office:value-type="float" office:value="0.127384085">
            <text:p>0.127384</text:p>
          </table:table-cell>
          <table:table-cell table:formula="of:=[.K67]+[.K$400]/400" office:value-type="float" office:value="-0.0636920425000001">
            <text:p>-0.063692</text:p>
          </table:table-cell>
          <table:table-cell table:formula="of:=[.L67]+[.L$400]/400" office:value-type="float" office:value="0">
            <text:p>0.000000</text:p>
          </table:table-cell>
          <table:table-cell table:formula="of:=[.M67]+[.M$400]/400" office:value-type="float" office:value="0.0292342775">
            <text:p>0.029234</text:p>
          </table:table-cell>
          <table:table-cell table:formula="of:=[.N67]+[.N$400]/400" office:value-type="float" office:value="-0.0292342775">
            <text:p>-0.029234</text:p>
          </table:table-cell>
          <table:table-cell table:formula="of:=[.O67]+[.O$400]/400" office:value-type="float" office:value="0">
            <text:p>0.000000</text:p>
          </table:table-cell>
          <table:table-cell table:formula="of:=[.P67]+[.P$400]/400" office:value-type="float" office:value="-0.0877028325000001">
            <text:p>-0.087703</text:p>
          </table:table-cell>
          <table:table-cell table:formula="of:=[.Q67]+[.Q$400]/400" office:value-type="float" office:value="0">
            <text:p>0.000000</text:p>
          </table:table-cell>
          <table:table-cell table:formula="of:=[.R67]+[.R$400]/400" office:value-type="float" office:value="0">
            <text:p>0.000000</text:p>
          </table:table-cell>
          <table:table-cell table:formula="of:=[.S67]+[.S$400]/400" office:value-type="float" office:value="0">
            <text:p>0.000000</text:p>
          </table:table-cell>
          <table:table-cell table:formula="of:=[.T67]+[.T$400]/400" office:value-type="float" office:value="0.0292342775">
            <text:p>0.029234</text:p>
          </table:table-cell>
          <table:table-cell table:formula="of:=[.U67]+[.U$400]/400" office:value-type="float" office:value="0.0292342775">
            <text:p>0.029234</text:p>
          </table:table-cell>
          <table:table-cell table:formula="of:=[.V67]+[.V$400]/400" office:value-type="float" office:value="0">
            <text:p>0.000000</text:p>
          </table:table-cell>
          <table:table-cell table:formula="of:=[.W67]+[.W$400]/400" office:value-type="float" office:value="-0.0877028325000001">
            <text:p>-0.087703</text:p>
          </table:table-cell>
          <table:table-cell table:formula="of:=[.X67]+[.X$400]/400" office:value-type="float" office:value="0">
            <text:p>0.000000</text:p>
          </table:table-cell>
          <table:table-cell table:formula="of:=[.Y67]+[.Y$400]/400" office:value-type="float" office:value="0">
            <text:p>0.000000</text:p>
          </table:table-cell>
          <table:table-cell table:formula="of:=[.Z67]+[.Z$400]/400" office:value-type="float" office:value="0">
            <text:p>0.000000</text:p>
          </table:table-cell>
          <table:table-cell table:formula="of:=[.AA67]+[.AA$400]/400" office:value-type="float" office:value="0">
            <text:p>0.000000</text:p>
          </table:table-cell>
          <table:table-cell table:formula="of:=[.AB67]+[.AB$400]/400" office:value-type="float" office:value="0">
            <text:p>0.000000</text:p>
          </table:table-cell>
          <table:table-cell table:formula="of:=[.AC67]+[.AC$400]/400" office:value-type="float" office:value="0">
            <text:p>0.000000</text:p>
          </table:table-cell>
          <table:table-cell table:formula="of:=[.AD67]+[.AD$400]/400" office:value-type="float" office:value="0">
            <text:p>0.000000</text:p>
          </table:table-cell>
        </table:table-row>
        <table:table-row table:style-name="ro1">
          <table:table-cell table:formula="of:=[.A68]+[.A$400]/400" office:value-type="float" office:value="0">
            <text:p>0.000000</text:p>
          </table:table-cell>
          <table:table-cell table:formula="of:=[.B68]+[.B$400]/400" office:value-type="float" office:value="0">
            <text:p>0.000000</text:p>
          </table:table-cell>
          <table:table-cell table:formula="of:=[.C68]+[.C$400]/400" office:value-type="float" office:value="-0.0646426700000001">
            <text:p>-0.064643</text:p>
          </table:table-cell>
          <table:table-cell table:formula="of:=[.D68]+[.D$400]/400" office:value-type="float" office:value="0.12928534">
            <text:p>0.129285</text:p>
          </table:table-cell>
          <table:table-cell table:formula="of:=[.E68]+[.E$400]/400" office:value-type="float" office:value="-0.0646426700000001">
            <text:p>-0.064643</text:p>
          </table:table-cell>
          <table:table-cell table:formula="of:=[.F68]+[.F$400]/400" office:value-type="float" office:value="0">
            <text:p>0.000000</text:p>
          </table:table-cell>
          <table:table-cell table:formula="of:=[.G68]+[.G$400]/400" office:value-type="float" office:value="0">
            <text:p>0.000000</text:p>
          </table:table-cell>
          <table:table-cell table:formula="of:=[.H68]+[.H$400]/400" office:value-type="float" office:value="0">
            <text:p>0.000000</text:p>
          </table:table-cell>
          <table:table-cell table:formula="of:=[.I68]+[.I$400]/400" office:value-type="float" office:value="-0.0646426700000001">
            <text:p>-0.064643</text:p>
          </table:table-cell>
          <table:table-cell table:formula="of:=[.J68]+[.J$400]/400" office:value-type="float" office:value="0.12928534">
            <text:p>0.129285</text:p>
          </table:table-cell>
          <table:table-cell table:formula="of:=[.K68]+[.K$400]/400" office:value-type="float" office:value="-0.0646426700000001">
            <text:p>-0.064643</text:p>
          </table:table-cell>
          <table:table-cell table:formula="of:=[.L68]+[.L$400]/400" office:value-type="float" office:value="0">
            <text:p>0.000000</text:p>
          </table:table-cell>
          <table:table-cell table:formula="of:=[.M68]+[.M$400]/400" office:value-type="float" office:value="0.02967061">
            <text:p>0.029671</text:p>
          </table:table-cell>
          <table:table-cell table:formula="of:=[.N68]+[.N$400]/400" office:value-type="float" office:value="-0.02967061">
            <text:p>-0.029671</text:p>
          </table:table-cell>
          <table:table-cell table:formula="of:=[.O68]+[.O$400]/400" office:value-type="float" office:value="0">
            <text:p>0.000000</text:p>
          </table:table-cell>
          <table:table-cell table:formula="of:=[.P68]+[.P$400]/400" office:value-type="float" office:value="-0.0890118300000001">
            <text:p>-0.089012</text:p>
          </table:table-cell>
          <table:table-cell table:formula="of:=[.Q68]+[.Q$400]/400" office:value-type="float" office:value="0">
            <text:p>0.000000</text:p>
          </table:table-cell>
          <table:table-cell table:formula="of:=[.R68]+[.R$400]/400" office:value-type="float" office:value="0">
            <text:p>0.000000</text:p>
          </table:table-cell>
          <table:table-cell table:formula="of:=[.S68]+[.S$400]/400" office:value-type="float" office:value="0">
            <text:p>0.000000</text:p>
          </table:table-cell>
          <table:table-cell table:formula="of:=[.T68]+[.T$400]/400" office:value-type="float" office:value="0.02967061">
            <text:p>0.029671</text:p>
          </table:table-cell>
          <table:table-cell table:formula="of:=[.U68]+[.U$400]/400" office:value-type="float" office:value="0.02967061">
            <text:p>0.029671</text:p>
          </table:table-cell>
          <table:table-cell table:formula="of:=[.V68]+[.V$400]/400" office:value-type="float" office:value="0">
            <text:p>0.000000</text:p>
          </table:table-cell>
          <table:table-cell table:formula="of:=[.W68]+[.W$400]/400" office:value-type="float" office:value="-0.0890118300000001">
            <text:p>-0.089012</text:p>
          </table:table-cell>
          <table:table-cell table:formula="of:=[.X68]+[.X$400]/400" office:value-type="float" office:value="0">
            <text:p>0.000000</text:p>
          </table:table-cell>
          <table:table-cell table:formula="of:=[.Y68]+[.Y$400]/400" office:value-type="float" office:value="0">
            <text:p>0.000000</text:p>
          </table:table-cell>
          <table:table-cell table:formula="of:=[.Z68]+[.Z$400]/400" office:value-type="float" office:value="0">
            <text:p>0.000000</text:p>
          </table:table-cell>
          <table:table-cell table:formula="of:=[.AA68]+[.AA$400]/400" office:value-type="float" office:value="0">
            <text:p>0.000000</text:p>
          </table:table-cell>
          <table:table-cell table:formula="of:=[.AB68]+[.AB$400]/400" office:value-type="float" office:value="0">
            <text:p>0.000000</text:p>
          </table:table-cell>
          <table:table-cell table:formula="of:=[.AC68]+[.AC$400]/400" office:value-type="float" office:value="0">
            <text:p>0.000000</text:p>
          </table:table-cell>
          <table:table-cell table:formula="of:=[.AD68]+[.AD$400]/400" office:value-type="float" office:value="0">
            <text:p>0.000000</text:p>
          </table:table-cell>
        </table:table-row>
        <table:table-row table:style-name="ro1">
          <table:table-cell table:formula="of:=[.A69]+[.A$400]/400" office:value-type="float" office:value="0">
            <text:p>0.000000</text:p>
          </table:table-cell>
          <table:table-cell table:formula="of:=[.B69]+[.B$400]/400" office:value-type="float" office:value="0">
            <text:p>0.000000</text:p>
          </table:table-cell>
          <table:table-cell table:formula="of:=[.C69]+[.C$400]/400" office:value-type="float" office:value="-0.0655932975000001">
            <text:p>-0.065593</text:p>
          </table:table-cell>
          <table:table-cell table:formula="of:=[.D69]+[.D$400]/400" office:value-type="float" office:value="0.131186595">
            <text:p>0.131187</text:p>
          </table:table-cell>
          <table:table-cell table:formula="of:=[.E69]+[.E$400]/400" office:value-type="float" office:value="-0.0655932975000001">
            <text:p>-0.065593</text:p>
          </table:table-cell>
          <table:table-cell table:formula="of:=[.F69]+[.F$400]/400" office:value-type="float" office:value="0">
            <text:p>0.000000</text:p>
          </table:table-cell>
          <table:table-cell table:formula="of:=[.G69]+[.G$400]/400" office:value-type="float" office:value="0">
            <text:p>0.000000</text:p>
          </table:table-cell>
          <table:table-cell table:formula="of:=[.H69]+[.H$400]/400" office:value-type="float" office:value="0">
            <text:p>0.000000</text:p>
          </table:table-cell>
          <table:table-cell table:formula="of:=[.I69]+[.I$400]/400" office:value-type="float" office:value="-0.0655932975000001">
            <text:p>-0.065593</text:p>
          </table:table-cell>
          <table:table-cell table:formula="of:=[.J69]+[.J$400]/400" office:value-type="float" office:value="0.131186595">
            <text:p>0.131187</text:p>
          </table:table-cell>
          <table:table-cell table:formula="of:=[.K69]+[.K$400]/400" office:value-type="float" office:value="-0.0655932975000001">
            <text:p>-0.065593</text:p>
          </table:table-cell>
          <table:table-cell table:formula="of:=[.L69]+[.L$400]/400" office:value-type="float" office:value="0">
            <text:p>0.000000</text:p>
          </table:table-cell>
          <table:table-cell table:formula="of:=[.M69]+[.M$400]/400" office:value-type="float" office:value="0.0301069425">
            <text:p>0.030107</text:p>
          </table:table-cell>
          <table:table-cell table:formula="of:=[.N69]+[.N$400]/400" office:value-type="float" office:value="-0.0301069425">
            <text:p>-0.030107</text:p>
          </table:table-cell>
          <table:table-cell table:formula="of:=[.O69]+[.O$400]/400" office:value-type="float" office:value="0">
            <text:p>0.000000</text:p>
          </table:table-cell>
          <table:table-cell table:formula="of:=[.P69]+[.P$400]/400" office:value-type="float" office:value="-0.0903208275000001">
            <text:p>-0.090321</text:p>
          </table:table-cell>
          <table:table-cell table:formula="of:=[.Q69]+[.Q$400]/400" office:value-type="float" office:value="0">
            <text:p>0.000000</text:p>
          </table:table-cell>
          <table:table-cell table:formula="of:=[.R69]+[.R$400]/400" office:value-type="float" office:value="0">
            <text:p>0.000000</text:p>
          </table:table-cell>
          <table:table-cell table:formula="of:=[.S69]+[.S$400]/400" office:value-type="float" office:value="0">
            <text:p>0.000000</text:p>
          </table:table-cell>
          <table:table-cell table:formula="of:=[.T69]+[.T$400]/400" office:value-type="float" office:value="0.0301069425">
            <text:p>0.030107</text:p>
          </table:table-cell>
          <table:table-cell table:formula="of:=[.U69]+[.U$400]/400" office:value-type="float" office:value="0.0301069425">
            <text:p>0.030107</text:p>
          </table:table-cell>
          <table:table-cell table:formula="of:=[.V69]+[.V$400]/400" office:value-type="float" office:value="0">
            <text:p>0.000000</text:p>
          </table:table-cell>
          <table:table-cell table:formula="of:=[.W69]+[.W$400]/400" office:value-type="float" office:value="-0.0903208275000001">
            <text:p>-0.090321</text:p>
          </table:table-cell>
          <table:table-cell table:formula="of:=[.X69]+[.X$400]/400" office:value-type="float" office:value="0">
            <text:p>0.000000</text:p>
          </table:table-cell>
          <table:table-cell table:formula="of:=[.Y69]+[.Y$400]/400" office:value-type="float" office:value="0">
            <text:p>0.000000</text:p>
          </table:table-cell>
          <table:table-cell table:formula="of:=[.Z69]+[.Z$400]/400" office:value-type="float" office:value="0">
            <text:p>0.000000</text:p>
          </table:table-cell>
          <table:table-cell table:formula="of:=[.AA69]+[.AA$400]/400" office:value-type="float" office:value="0">
            <text:p>0.000000</text:p>
          </table:table-cell>
          <table:table-cell table:formula="of:=[.AB69]+[.AB$400]/400" office:value-type="float" office:value="0">
            <text:p>0.000000</text:p>
          </table:table-cell>
          <table:table-cell table:formula="of:=[.AC69]+[.AC$400]/400" office:value-type="float" office:value="0">
            <text:p>0.000000</text:p>
          </table:table-cell>
          <table:table-cell table:formula="of:=[.AD69]+[.AD$400]/400" office:value-type="float" office:value="0">
            <text:p>0.000000</text:p>
          </table:table-cell>
        </table:table-row>
        <table:table-row table:style-name="ro1">
          <table:table-cell table:formula="of:=[.A70]+[.A$400]/400" office:value-type="float" office:value="0">
            <text:p>0.000000</text:p>
          </table:table-cell>
          <table:table-cell table:formula="of:=[.B70]+[.B$400]/400" office:value-type="float" office:value="0">
            <text:p>0.000000</text:p>
          </table:table-cell>
          <table:table-cell table:formula="of:=[.C70]+[.C$400]/400" office:value-type="float" office:value="-0.066543925">
            <text:p>-0.066544</text:p>
          </table:table-cell>
          <table:table-cell table:formula="of:=[.D70]+[.D$400]/400" office:value-type="float" office:value="0.13308785">
            <text:p>0.133088</text:p>
          </table:table-cell>
          <table:table-cell table:formula="of:=[.E70]+[.E$400]/400" office:value-type="float" office:value="-0.066543925">
            <text:p>-0.066544</text:p>
          </table:table-cell>
          <table:table-cell table:formula="of:=[.F70]+[.F$400]/400" office:value-type="float" office:value="0">
            <text:p>0.000000</text:p>
          </table:table-cell>
          <table:table-cell table:formula="of:=[.G70]+[.G$400]/400" office:value-type="float" office:value="0">
            <text:p>0.000000</text:p>
          </table:table-cell>
          <table:table-cell table:formula="of:=[.H70]+[.H$400]/400" office:value-type="float" office:value="0">
            <text:p>0.000000</text:p>
          </table:table-cell>
          <table:table-cell table:formula="of:=[.I70]+[.I$400]/400" office:value-type="float" office:value="-0.066543925">
            <text:p>-0.066544</text:p>
          </table:table-cell>
          <table:table-cell table:formula="of:=[.J70]+[.J$400]/400" office:value-type="float" office:value="0.13308785">
            <text:p>0.133088</text:p>
          </table:table-cell>
          <table:table-cell table:formula="of:=[.K70]+[.K$400]/400" office:value-type="float" office:value="-0.066543925">
            <text:p>-0.066544</text:p>
          </table:table-cell>
          <table:table-cell table:formula="of:=[.L70]+[.L$400]/400" office:value-type="float" office:value="0">
            <text:p>0.000000</text:p>
          </table:table-cell>
          <table:table-cell table:formula="of:=[.M70]+[.M$400]/400" office:value-type="float" office:value="0.030543275">
            <text:p>0.030543</text:p>
          </table:table-cell>
          <table:table-cell table:formula="of:=[.N70]+[.N$400]/400" office:value-type="float" office:value="-0.030543275">
            <text:p>-0.030543</text:p>
          </table:table-cell>
          <table:table-cell table:formula="of:=[.O70]+[.O$400]/400" office:value-type="float" office:value="0">
            <text:p>0.000000</text:p>
          </table:table-cell>
          <table:table-cell table:formula="of:=[.P70]+[.P$400]/400" office:value-type="float" office:value="-0.0916298250000001">
            <text:p>-0.091630</text:p>
          </table:table-cell>
          <table:table-cell table:formula="of:=[.Q70]+[.Q$400]/400" office:value-type="float" office:value="0">
            <text:p>0.000000</text:p>
          </table:table-cell>
          <table:table-cell table:formula="of:=[.R70]+[.R$400]/400" office:value-type="float" office:value="0">
            <text:p>0.000000</text:p>
          </table:table-cell>
          <table:table-cell table:formula="of:=[.S70]+[.S$400]/400" office:value-type="float" office:value="0">
            <text:p>0.000000</text:p>
          </table:table-cell>
          <table:table-cell table:formula="of:=[.T70]+[.T$400]/400" office:value-type="float" office:value="0.030543275">
            <text:p>0.030543</text:p>
          </table:table-cell>
          <table:table-cell table:formula="of:=[.U70]+[.U$400]/400" office:value-type="float" office:value="0.030543275">
            <text:p>0.030543</text:p>
          </table:table-cell>
          <table:table-cell table:formula="of:=[.V70]+[.V$400]/400" office:value-type="float" office:value="0">
            <text:p>0.000000</text:p>
          </table:table-cell>
          <table:table-cell table:formula="of:=[.W70]+[.W$400]/400" office:value-type="float" office:value="-0.0916298250000001">
            <text:p>-0.091630</text:p>
          </table:table-cell>
          <table:table-cell table:formula="of:=[.X70]+[.X$400]/400" office:value-type="float" office:value="0">
            <text:p>0.000000</text:p>
          </table:table-cell>
          <table:table-cell table:formula="of:=[.Y70]+[.Y$400]/400" office:value-type="float" office:value="0">
            <text:p>0.000000</text:p>
          </table:table-cell>
          <table:table-cell table:formula="of:=[.Z70]+[.Z$400]/400" office:value-type="float" office:value="0">
            <text:p>0.000000</text:p>
          </table:table-cell>
          <table:table-cell table:formula="of:=[.AA70]+[.AA$400]/400" office:value-type="float" office:value="0">
            <text:p>0.000000</text:p>
          </table:table-cell>
          <table:table-cell table:formula="of:=[.AB70]+[.AB$400]/400" office:value-type="float" office:value="0">
            <text:p>0.000000</text:p>
          </table:table-cell>
          <table:table-cell table:formula="of:=[.AC70]+[.AC$400]/400" office:value-type="float" office:value="0">
            <text:p>0.000000</text:p>
          </table:table-cell>
          <table:table-cell table:formula="of:=[.AD70]+[.AD$400]/400" office:value-type="float" office:value="0">
            <text:p>0.000000</text:p>
          </table:table-cell>
        </table:table-row>
        <table:table-row table:style-name="ro1">
          <table:table-cell table:formula="of:=[.A71]+[.A$400]/400" office:value-type="float" office:value="0">
            <text:p>0.000000</text:p>
          </table:table-cell>
          <table:table-cell table:formula="of:=[.B71]+[.B$400]/400" office:value-type="float" office:value="0">
            <text:p>0.000000</text:p>
          </table:table-cell>
          <table:table-cell table:formula="of:=[.C71]+[.C$400]/400" office:value-type="float" office:value="-0.0674945525">
            <text:p>-0.067495</text:p>
          </table:table-cell>
          <table:table-cell table:formula="of:=[.D71]+[.D$400]/400" office:value-type="float" office:value="0.134989105">
            <text:p>0.134989</text:p>
          </table:table-cell>
          <table:table-cell table:formula="of:=[.E71]+[.E$400]/400" office:value-type="float" office:value="-0.0674945525">
            <text:p>-0.067495</text:p>
          </table:table-cell>
          <table:table-cell table:formula="of:=[.F71]+[.F$400]/400" office:value-type="float" office:value="0">
            <text:p>0.000000</text:p>
          </table:table-cell>
          <table:table-cell table:formula="of:=[.G71]+[.G$400]/400" office:value-type="float" office:value="0">
            <text:p>0.000000</text:p>
          </table:table-cell>
          <table:table-cell table:formula="of:=[.H71]+[.H$400]/400" office:value-type="float" office:value="0">
            <text:p>0.000000</text:p>
          </table:table-cell>
          <table:table-cell table:formula="of:=[.I71]+[.I$400]/400" office:value-type="float" office:value="-0.0674945525">
            <text:p>-0.067495</text:p>
          </table:table-cell>
          <table:table-cell table:formula="of:=[.J71]+[.J$400]/400" office:value-type="float" office:value="0.134989105">
            <text:p>0.134989</text:p>
          </table:table-cell>
          <table:table-cell table:formula="of:=[.K71]+[.K$400]/400" office:value-type="float" office:value="-0.0674945525">
            <text:p>-0.067495</text:p>
          </table:table-cell>
          <table:table-cell table:formula="of:=[.L71]+[.L$400]/400" office:value-type="float" office:value="0">
            <text:p>0.000000</text:p>
          </table:table-cell>
          <table:table-cell table:formula="of:=[.M71]+[.M$400]/400" office:value-type="float" office:value="0.0309796075">
            <text:p>0.030980</text:p>
          </table:table-cell>
          <table:table-cell table:formula="of:=[.N71]+[.N$400]/400" office:value-type="float" office:value="-0.0309796075">
            <text:p>-0.030980</text:p>
          </table:table-cell>
          <table:table-cell table:formula="of:=[.O71]+[.O$400]/400" office:value-type="float" office:value="0">
            <text:p>0.000000</text:p>
          </table:table-cell>
          <table:table-cell table:formula="of:=[.P71]+[.P$400]/400" office:value-type="float" office:value="-0.0929388225000001">
            <text:p>-0.092939</text:p>
          </table:table-cell>
          <table:table-cell table:formula="of:=[.Q71]+[.Q$400]/400" office:value-type="float" office:value="0">
            <text:p>0.000000</text:p>
          </table:table-cell>
          <table:table-cell table:formula="of:=[.R71]+[.R$400]/400" office:value-type="float" office:value="0">
            <text:p>0.000000</text:p>
          </table:table-cell>
          <table:table-cell table:formula="of:=[.S71]+[.S$400]/400" office:value-type="float" office:value="0">
            <text:p>0.000000</text:p>
          </table:table-cell>
          <table:table-cell table:formula="of:=[.T71]+[.T$400]/400" office:value-type="float" office:value="0.0309796075">
            <text:p>0.030980</text:p>
          </table:table-cell>
          <table:table-cell table:formula="of:=[.U71]+[.U$400]/400" office:value-type="float" office:value="0.0309796075">
            <text:p>0.030980</text:p>
          </table:table-cell>
          <table:table-cell table:formula="of:=[.V71]+[.V$400]/400" office:value-type="float" office:value="0">
            <text:p>0.000000</text:p>
          </table:table-cell>
          <table:table-cell table:formula="of:=[.W71]+[.W$400]/400" office:value-type="float" office:value="-0.0929388225000001">
            <text:p>-0.092939</text:p>
          </table:table-cell>
          <table:table-cell table:formula="of:=[.X71]+[.X$400]/400" office:value-type="float" office:value="0">
            <text:p>0.000000</text:p>
          </table:table-cell>
          <table:table-cell table:formula="of:=[.Y71]+[.Y$400]/400" office:value-type="float" office:value="0">
            <text:p>0.000000</text:p>
          </table:table-cell>
          <table:table-cell table:formula="of:=[.Z71]+[.Z$400]/400" office:value-type="float" office:value="0">
            <text:p>0.000000</text:p>
          </table:table-cell>
          <table:table-cell table:formula="of:=[.AA71]+[.AA$400]/400" office:value-type="float" office:value="0">
            <text:p>0.000000</text:p>
          </table:table-cell>
          <table:table-cell table:formula="of:=[.AB71]+[.AB$400]/400" office:value-type="float" office:value="0">
            <text:p>0.000000</text:p>
          </table:table-cell>
          <table:table-cell table:formula="of:=[.AC71]+[.AC$400]/400" office:value-type="float" office:value="0">
            <text:p>0.000000</text:p>
          </table:table-cell>
          <table:table-cell table:formula="of:=[.AD71]+[.AD$400]/400" office:value-type="float" office:value="0">
            <text:p>0.000000</text:p>
          </table:table-cell>
        </table:table-row>
        <table:table-row table:style-name="ro1">
          <table:table-cell table:formula="of:=[.A72]+[.A$400]/400" office:value-type="float" office:value="0">
            <text:p>0.000000</text:p>
          </table:table-cell>
          <table:table-cell table:formula="of:=[.B72]+[.B$400]/400" office:value-type="float" office:value="0">
            <text:p>0.000000</text:p>
          </table:table-cell>
          <table:table-cell table:formula="of:=[.C72]+[.C$400]/400" office:value-type="float" office:value="-0.06844518">
            <text:p>-0.068445</text:p>
          </table:table-cell>
          <table:table-cell table:formula="of:=[.D72]+[.D$400]/400" office:value-type="float" office:value="0.13689036">
            <text:p>0.136890</text:p>
          </table:table-cell>
          <table:table-cell table:formula="of:=[.E72]+[.E$400]/400" office:value-type="float" office:value="-0.06844518">
            <text:p>-0.068445</text:p>
          </table:table-cell>
          <table:table-cell table:formula="of:=[.F72]+[.F$400]/400" office:value-type="float" office:value="0">
            <text:p>0.000000</text:p>
          </table:table-cell>
          <table:table-cell table:formula="of:=[.G72]+[.G$400]/400" office:value-type="float" office:value="0">
            <text:p>0.000000</text:p>
          </table:table-cell>
          <table:table-cell table:formula="of:=[.H72]+[.H$400]/400" office:value-type="float" office:value="0">
            <text:p>0.000000</text:p>
          </table:table-cell>
          <table:table-cell table:formula="of:=[.I72]+[.I$400]/400" office:value-type="float" office:value="-0.06844518">
            <text:p>-0.068445</text:p>
          </table:table-cell>
          <table:table-cell table:formula="of:=[.J72]+[.J$400]/400" office:value-type="float" office:value="0.13689036">
            <text:p>0.136890</text:p>
          </table:table-cell>
          <table:table-cell table:formula="of:=[.K72]+[.K$400]/400" office:value-type="float" office:value="-0.06844518">
            <text:p>-0.068445</text:p>
          </table:table-cell>
          <table:table-cell table:formula="of:=[.L72]+[.L$400]/400" office:value-type="float" office:value="0">
            <text:p>0.000000</text:p>
          </table:table-cell>
          <table:table-cell table:formula="of:=[.M72]+[.M$400]/400" office:value-type="float" office:value="0.03141594">
            <text:p>0.031416</text:p>
          </table:table-cell>
          <table:table-cell table:formula="of:=[.N72]+[.N$400]/400" office:value-type="float" office:value="-0.03141594">
            <text:p>-0.031416</text:p>
          </table:table-cell>
          <table:table-cell table:formula="of:=[.O72]+[.O$400]/400" office:value-type="float" office:value="0">
            <text:p>0.000000</text:p>
          </table:table-cell>
          <table:table-cell table:formula="of:=[.P72]+[.P$400]/400" office:value-type="float" office:value="-0.0942478200000001">
            <text:p>-0.094248</text:p>
          </table:table-cell>
          <table:table-cell table:formula="of:=[.Q72]+[.Q$400]/400" office:value-type="float" office:value="0">
            <text:p>0.000000</text:p>
          </table:table-cell>
          <table:table-cell table:formula="of:=[.R72]+[.R$400]/400" office:value-type="float" office:value="0">
            <text:p>0.000000</text:p>
          </table:table-cell>
          <table:table-cell table:formula="of:=[.S72]+[.S$400]/400" office:value-type="float" office:value="0">
            <text:p>0.000000</text:p>
          </table:table-cell>
          <table:table-cell table:formula="of:=[.T72]+[.T$400]/400" office:value-type="float" office:value="0.03141594">
            <text:p>0.031416</text:p>
          </table:table-cell>
          <table:table-cell table:formula="of:=[.U72]+[.U$400]/400" office:value-type="float" office:value="0.03141594">
            <text:p>0.031416</text:p>
          </table:table-cell>
          <table:table-cell table:formula="of:=[.V72]+[.V$400]/400" office:value-type="float" office:value="0">
            <text:p>0.000000</text:p>
          </table:table-cell>
          <table:table-cell table:formula="of:=[.W72]+[.W$400]/400" office:value-type="float" office:value="-0.0942478200000001">
            <text:p>-0.094248</text:p>
          </table:table-cell>
          <table:table-cell table:formula="of:=[.X72]+[.X$400]/400" office:value-type="float" office:value="0">
            <text:p>0.000000</text:p>
          </table:table-cell>
          <table:table-cell table:formula="of:=[.Y72]+[.Y$400]/400" office:value-type="float" office:value="0">
            <text:p>0.000000</text:p>
          </table:table-cell>
          <table:table-cell table:formula="of:=[.Z72]+[.Z$400]/400" office:value-type="float" office:value="0">
            <text:p>0.000000</text:p>
          </table:table-cell>
          <table:table-cell table:formula="of:=[.AA72]+[.AA$400]/400" office:value-type="float" office:value="0">
            <text:p>0.000000</text:p>
          </table:table-cell>
          <table:table-cell table:formula="of:=[.AB72]+[.AB$400]/400" office:value-type="float" office:value="0">
            <text:p>0.000000</text:p>
          </table:table-cell>
          <table:table-cell table:formula="of:=[.AC72]+[.AC$400]/400" office:value-type="float" office:value="0">
            <text:p>0.000000</text:p>
          </table:table-cell>
          <table:table-cell table:formula="of:=[.AD72]+[.AD$400]/400" office:value-type="float" office:value="0">
            <text:p>0.000000</text:p>
          </table:table-cell>
        </table:table-row>
        <table:table-row table:style-name="ro1">
          <table:table-cell table:formula="of:=[.A73]+[.A$400]/400" office:value-type="float" office:value="0">
            <text:p>0.000000</text:p>
          </table:table-cell>
          <table:table-cell table:formula="of:=[.B73]+[.B$400]/400" office:value-type="float" office:value="0">
            <text:p>0.000000</text:p>
          </table:table-cell>
          <table:table-cell table:formula="of:=[.C73]+[.C$400]/400" office:value-type="float" office:value="-0.0693958075">
            <text:p>-0.069396</text:p>
          </table:table-cell>
          <table:table-cell table:formula="of:=[.D73]+[.D$400]/400" office:value-type="float" office:value="0.138791615">
            <text:p>0.138792</text:p>
          </table:table-cell>
          <table:table-cell table:formula="of:=[.E73]+[.E$400]/400" office:value-type="float" office:value="-0.0693958075">
            <text:p>-0.069396</text:p>
          </table:table-cell>
          <table:table-cell table:formula="of:=[.F73]+[.F$400]/400" office:value-type="float" office:value="0">
            <text:p>0.000000</text:p>
          </table:table-cell>
          <table:table-cell table:formula="of:=[.G73]+[.G$400]/400" office:value-type="float" office:value="0">
            <text:p>0.000000</text:p>
          </table:table-cell>
          <table:table-cell table:formula="of:=[.H73]+[.H$400]/400" office:value-type="float" office:value="0">
            <text:p>0.000000</text:p>
          </table:table-cell>
          <table:table-cell table:formula="of:=[.I73]+[.I$400]/400" office:value-type="float" office:value="-0.0693958075">
            <text:p>-0.069396</text:p>
          </table:table-cell>
          <table:table-cell table:formula="of:=[.J73]+[.J$400]/400" office:value-type="float" office:value="0.138791615">
            <text:p>0.138792</text:p>
          </table:table-cell>
          <table:table-cell table:formula="of:=[.K73]+[.K$400]/400" office:value-type="float" office:value="-0.0693958075">
            <text:p>-0.069396</text:p>
          </table:table-cell>
          <table:table-cell table:formula="of:=[.L73]+[.L$400]/400" office:value-type="float" office:value="0">
            <text:p>0.000000</text:p>
          </table:table-cell>
          <table:table-cell table:formula="of:=[.M73]+[.M$400]/400" office:value-type="float" office:value="0.0318522725">
            <text:p>0.031852</text:p>
          </table:table-cell>
          <table:table-cell table:formula="of:=[.N73]+[.N$400]/400" office:value-type="float" office:value="-0.0318522725">
            <text:p>-0.031852</text:p>
          </table:table-cell>
          <table:table-cell table:formula="of:=[.O73]+[.O$400]/400" office:value-type="float" office:value="0">
            <text:p>0.000000</text:p>
          </table:table-cell>
          <table:table-cell table:formula="of:=[.P73]+[.P$400]/400" office:value-type="float" office:value="-0.0955568175000001">
            <text:p>-0.095557</text:p>
          </table:table-cell>
          <table:table-cell table:formula="of:=[.Q73]+[.Q$400]/400" office:value-type="float" office:value="0">
            <text:p>0.000000</text:p>
          </table:table-cell>
          <table:table-cell table:formula="of:=[.R73]+[.R$400]/400" office:value-type="float" office:value="0">
            <text:p>0.000000</text:p>
          </table:table-cell>
          <table:table-cell table:formula="of:=[.S73]+[.S$400]/400" office:value-type="float" office:value="0">
            <text:p>0.000000</text:p>
          </table:table-cell>
          <table:table-cell table:formula="of:=[.T73]+[.T$400]/400" office:value-type="float" office:value="0.0318522725">
            <text:p>0.031852</text:p>
          </table:table-cell>
          <table:table-cell table:formula="of:=[.U73]+[.U$400]/400" office:value-type="float" office:value="0.0318522725">
            <text:p>0.031852</text:p>
          </table:table-cell>
          <table:table-cell table:formula="of:=[.V73]+[.V$400]/400" office:value-type="float" office:value="0">
            <text:p>0.000000</text:p>
          </table:table-cell>
          <table:table-cell table:formula="of:=[.W73]+[.W$400]/400" office:value-type="float" office:value="-0.0955568175000001">
            <text:p>-0.095557</text:p>
          </table:table-cell>
          <table:table-cell table:formula="of:=[.X73]+[.X$400]/400" office:value-type="float" office:value="0">
            <text:p>0.000000</text:p>
          </table:table-cell>
          <table:table-cell table:formula="of:=[.Y73]+[.Y$400]/400" office:value-type="float" office:value="0">
            <text:p>0.000000</text:p>
          </table:table-cell>
          <table:table-cell table:formula="of:=[.Z73]+[.Z$400]/400" office:value-type="float" office:value="0">
            <text:p>0.000000</text:p>
          </table:table-cell>
          <table:table-cell table:formula="of:=[.AA73]+[.AA$400]/400" office:value-type="float" office:value="0">
            <text:p>0.000000</text:p>
          </table:table-cell>
          <table:table-cell table:formula="of:=[.AB73]+[.AB$400]/400" office:value-type="float" office:value="0">
            <text:p>0.000000</text:p>
          </table:table-cell>
          <table:table-cell table:formula="of:=[.AC73]+[.AC$400]/400" office:value-type="float" office:value="0">
            <text:p>0.000000</text:p>
          </table:table-cell>
          <table:table-cell table:formula="of:=[.AD73]+[.AD$400]/400" office:value-type="float" office:value="0">
            <text:p>0.000000</text:p>
          </table:table-cell>
        </table:table-row>
        <table:table-row table:style-name="ro1">
          <table:table-cell table:formula="of:=[.A74]+[.A$400]/400" office:value-type="float" office:value="0">
            <text:p>0.000000</text:p>
          </table:table-cell>
          <table:table-cell table:formula="of:=[.B74]+[.B$400]/400" office:value-type="float" office:value="0">
            <text:p>0.000000</text:p>
          </table:table-cell>
          <table:table-cell table:formula="of:=[.C74]+[.C$400]/400" office:value-type="float" office:value="-0.070346435">
            <text:p>-0.070346</text:p>
          </table:table-cell>
          <table:table-cell table:formula="of:=[.D74]+[.D$400]/400" office:value-type="float" office:value="0.14069287">
            <text:p>0.140693</text:p>
          </table:table-cell>
          <table:table-cell table:formula="of:=[.E74]+[.E$400]/400" office:value-type="float" office:value="-0.070346435">
            <text:p>-0.070346</text:p>
          </table:table-cell>
          <table:table-cell table:formula="of:=[.F74]+[.F$400]/400" office:value-type="float" office:value="0">
            <text:p>0.000000</text:p>
          </table:table-cell>
          <table:table-cell table:formula="of:=[.G74]+[.G$400]/400" office:value-type="float" office:value="0">
            <text:p>0.000000</text:p>
          </table:table-cell>
          <table:table-cell table:formula="of:=[.H74]+[.H$400]/400" office:value-type="float" office:value="0">
            <text:p>0.000000</text:p>
          </table:table-cell>
          <table:table-cell table:formula="of:=[.I74]+[.I$400]/400" office:value-type="float" office:value="-0.070346435">
            <text:p>-0.070346</text:p>
          </table:table-cell>
          <table:table-cell table:formula="of:=[.J74]+[.J$400]/400" office:value-type="float" office:value="0.14069287">
            <text:p>0.140693</text:p>
          </table:table-cell>
          <table:table-cell table:formula="of:=[.K74]+[.K$400]/400" office:value-type="float" office:value="-0.070346435">
            <text:p>-0.070346</text:p>
          </table:table-cell>
          <table:table-cell table:formula="of:=[.L74]+[.L$400]/400" office:value-type="float" office:value="0">
            <text:p>0.000000</text:p>
          </table:table-cell>
          <table:table-cell table:formula="of:=[.M74]+[.M$400]/400" office:value-type="float" office:value="0.032288605">
            <text:p>0.032289</text:p>
          </table:table-cell>
          <table:table-cell table:formula="of:=[.N74]+[.N$400]/400" office:value-type="float" office:value="-0.032288605">
            <text:p>-0.032289</text:p>
          </table:table-cell>
          <table:table-cell table:formula="of:=[.O74]+[.O$400]/400" office:value-type="float" office:value="0">
            <text:p>0.000000</text:p>
          </table:table-cell>
          <table:table-cell table:formula="of:=[.P74]+[.P$400]/400" office:value-type="float" office:value="-0.0968658150000001">
            <text:p>-0.096866</text:p>
          </table:table-cell>
          <table:table-cell table:formula="of:=[.Q74]+[.Q$400]/400" office:value-type="float" office:value="0">
            <text:p>0.000000</text:p>
          </table:table-cell>
          <table:table-cell table:formula="of:=[.R74]+[.R$400]/400" office:value-type="float" office:value="0">
            <text:p>0.000000</text:p>
          </table:table-cell>
          <table:table-cell table:formula="of:=[.S74]+[.S$400]/400" office:value-type="float" office:value="0">
            <text:p>0.000000</text:p>
          </table:table-cell>
          <table:table-cell table:formula="of:=[.T74]+[.T$400]/400" office:value-type="float" office:value="0.032288605">
            <text:p>0.032289</text:p>
          </table:table-cell>
          <table:table-cell table:formula="of:=[.U74]+[.U$400]/400" office:value-type="float" office:value="0.032288605">
            <text:p>0.032289</text:p>
          </table:table-cell>
          <table:table-cell table:formula="of:=[.V74]+[.V$400]/400" office:value-type="float" office:value="0">
            <text:p>0.000000</text:p>
          </table:table-cell>
          <table:table-cell table:formula="of:=[.W74]+[.W$400]/400" office:value-type="float" office:value="-0.0968658150000001">
            <text:p>-0.096866</text:p>
          </table:table-cell>
          <table:table-cell table:formula="of:=[.X74]+[.X$400]/400" office:value-type="float" office:value="0">
            <text:p>0.000000</text:p>
          </table:table-cell>
          <table:table-cell table:formula="of:=[.Y74]+[.Y$400]/400" office:value-type="float" office:value="0">
            <text:p>0.000000</text:p>
          </table:table-cell>
          <table:table-cell table:formula="of:=[.Z74]+[.Z$400]/400" office:value-type="float" office:value="0">
            <text:p>0.000000</text:p>
          </table:table-cell>
          <table:table-cell table:formula="of:=[.AA74]+[.AA$400]/400" office:value-type="float" office:value="0">
            <text:p>0.000000</text:p>
          </table:table-cell>
          <table:table-cell table:formula="of:=[.AB74]+[.AB$400]/400" office:value-type="float" office:value="0">
            <text:p>0.000000</text:p>
          </table:table-cell>
          <table:table-cell table:formula="of:=[.AC74]+[.AC$400]/400" office:value-type="float" office:value="0">
            <text:p>0.000000</text:p>
          </table:table-cell>
          <table:table-cell table:formula="of:=[.AD74]+[.AD$400]/400" office:value-type="float" office:value="0">
            <text:p>0.000000</text:p>
          </table:table-cell>
        </table:table-row>
        <table:table-row table:style-name="ro1">
          <table:table-cell table:formula="of:=[.A75]+[.A$400]/400" office:value-type="float" office:value="0">
            <text:p>0.000000</text:p>
          </table:table-cell>
          <table:table-cell table:formula="of:=[.B75]+[.B$400]/400" office:value-type="float" office:value="0">
            <text:p>0.000000</text:p>
          </table:table-cell>
          <table:table-cell table:formula="of:=[.C75]+[.C$400]/400" office:value-type="float" office:value="-0.0712970625">
            <text:p>-0.071297</text:p>
          </table:table-cell>
          <table:table-cell table:formula="of:=[.D75]+[.D$400]/400" office:value-type="float" office:value="0.142594125">
            <text:p>0.142594</text:p>
          </table:table-cell>
          <table:table-cell table:formula="of:=[.E75]+[.E$400]/400" office:value-type="float" office:value="-0.0712970625">
            <text:p>-0.071297</text:p>
          </table:table-cell>
          <table:table-cell table:formula="of:=[.F75]+[.F$400]/400" office:value-type="float" office:value="0">
            <text:p>0.000000</text:p>
          </table:table-cell>
          <table:table-cell table:formula="of:=[.G75]+[.G$400]/400" office:value-type="float" office:value="0">
            <text:p>0.000000</text:p>
          </table:table-cell>
          <table:table-cell table:formula="of:=[.H75]+[.H$400]/400" office:value-type="float" office:value="0">
            <text:p>0.000000</text:p>
          </table:table-cell>
          <table:table-cell table:formula="of:=[.I75]+[.I$400]/400" office:value-type="float" office:value="-0.0712970625">
            <text:p>-0.071297</text:p>
          </table:table-cell>
          <table:table-cell table:formula="of:=[.J75]+[.J$400]/400" office:value-type="float" office:value="0.142594125">
            <text:p>0.142594</text:p>
          </table:table-cell>
          <table:table-cell table:formula="of:=[.K75]+[.K$400]/400" office:value-type="float" office:value="-0.0712970625">
            <text:p>-0.071297</text:p>
          </table:table-cell>
          <table:table-cell table:formula="of:=[.L75]+[.L$400]/400" office:value-type="float" office:value="0">
            <text:p>0.000000</text:p>
          </table:table-cell>
          <table:table-cell table:formula="of:=[.M75]+[.M$400]/400" office:value-type="float" office:value="0.0327249375">
            <text:p>0.032725</text:p>
          </table:table-cell>
          <table:table-cell table:formula="of:=[.N75]+[.N$400]/400" office:value-type="float" office:value="-0.0327249375">
            <text:p>-0.032725</text:p>
          </table:table-cell>
          <table:table-cell table:formula="of:=[.O75]+[.O$400]/400" office:value-type="float" office:value="0">
            <text:p>0.000000</text:p>
          </table:table-cell>
          <table:table-cell table:formula="of:=[.P75]+[.P$400]/400" office:value-type="float" office:value="-0.0981748125000001">
            <text:p>-0.098175</text:p>
          </table:table-cell>
          <table:table-cell table:formula="of:=[.Q75]+[.Q$400]/400" office:value-type="float" office:value="0">
            <text:p>0.000000</text:p>
          </table:table-cell>
          <table:table-cell table:formula="of:=[.R75]+[.R$400]/400" office:value-type="float" office:value="0">
            <text:p>0.000000</text:p>
          </table:table-cell>
          <table:table-cell table:formula="of:=[.S75]+[.S$400]/400" office:value-type="float" office:value="0">
            <text:p>0.000000</text:p>
          </table:table-cell>
          <table:table-cell table:formula="of:=[.T75]+[.T$400]/400" office:value-type="float" office:value="0.0327249375">
            <text:p>0.032725</text:p>
          </table:table-cell>
          <table:table-cell table:formula="of:=[.U75]+[.U$400]/400" office:value-type="float" office:value="0.0327249375">
            <text:p>0.032725</text:p>
          </table:table-cell>
          <table:table-cell table:formula="of:=[.V75]+[.V$400]/400" office:value-type="float" office:value="0">
            <text:p>0.000000</text:p>
          </table:table-cell>
          <table:table-cell table:formula="of:=[.W75]+[.W$400]/400" office:value-type="float" office:value="-0.0981748125000001">
            <text:p>-0.098175</text:p>
          </table:table-cell>
          <table:table-cell table:formula="of:=[.X75]+[.X$400]/400" office:value-type="float" office:value="0">
            <text:p>0.000000</text:p>
          </table:table-cell>
          <table:table-cell table:formula="of:=[.Y75]+[.Y$400]/400" office:value-type="float" office:value="0">
            <text:p>0.000000</text:p>
          </table:table-cell>
          <table:table-cell table:formula="of:=[.Z75]+[.Z$400]/400" office:value-type="float" office:value="0">
            <text:p>0.000000</text:p>
          </table:table-cell>
          <table:table-cell table:formula="of:=[.AA75]+[.AA$400]/400" office:value-type="float" office:value="0">
            <text:p>0.000000</text:p>
          </table:table-cell>
          <table:table-cell table:formula="of:=[.AB75]+[.AB$400]/400" office:value-type="float" office:value="0">
            <text:p>0.000000</text:p>
          </table:table-cell>
          <table:table-cell table:formula="of:=[.AC75]+[.AC$400]/400" office:value-type="float" office:value="0">
            <text:p>0.000000</text:p>
          </table:table-cell>
          <table:table-cell table:formula="of:=[.AD75]+[.AD$400]/400" office:value-type="float" office:value="0">
            <text:p>0.000000</text:p>
          </table:table-cell>
        </table:table-row>
        <table:table-row table:style-name="ro1">
          <table:table-cell table:formula="of:=[.A76]+[.A$400]/400" office:value-type="float" office:value="0">
            <text:p>0.000000</text:p>
          </table:table-cell>
          <table:table-cell table:formula="of:=[.B76]+[.B$400]/400" office:value-type="float" office:value="0">
            <text:p>0.000000</text:p>
          </table:table-cell>
          <table:table-cell table:formula="of:=[.C76]+[.C$400]/400" office:value-type="float" office:value="-0.07224769">
            <text:p>-0.072248</text:p>
          </table:table-cell>
          <table:table-cell table:formula="of:=[.D76]+[.D$400]/400" office:value-type="float" office:value="0.14449538">
            <text:p>0.144495</text:p>
          </table:table-cell>
          <table:table-cell table:formula="of:=[.E76]+[.E$400]/400" office:value-type="float" office:value="-0.07224769">
            <text:p>-0.072248</text:p>
          </table:table-cell>
          <table:table-cell table:formula="of:=[.F76]+[.F$400]/400" office:value-type="float" office:value="0">
            <text:p>0.000000</text:p>
          </table:table-cell>
          <table:table-cell table:formula="of:=[.G76]+[.G$400]/400" office:value-type="float" office:value="0">
            <text:p>0.000000</text:p>
          </table:table-cell>
          <table:table-cell table:formula="of:=[.H76]+[.H$400]/400" office:value-type="float" office:value="0">
            <text:p>0.000000</text:p>
          </table:table-cell>
          <table:table-cell table:formula="of:=[.I76]+[.I$400]/400" office:value-type="float" office:value="-0.07224769">
            <text:p>-0.072248</text:p>
          </table:table-cell>
          <table:table-cell table:formula="of:=[.J76]+[.J$400]/400" office:value-type="float" office:value="0.14449538">
            <text:p>0.144495</text:p>
          </table:table-cell>
          <table:table-cell table:formula="of:=[.K76]+[.K$400]/400" office:value-type="float" office:value="-0.07224769">
            <text:p>-0.072248</text:p>
          </table:table-cell>
          <table:table-cell table:formula="of:=[.L76]+[.L$400]/400" office:value-type="float" office:value="0">
            <text:p>0.000000</text:p>
          </table:table-cell>
          <table:table-cell table:formula="of:=[.M76]+[.M$400]/400" office:value-type="float" office:value="0.03316127">
            <text:p>0.033161</text:p>
          </table:table-cell>
          <table:table-cell table:formula="of:=[.N76]+[.N$400]/400" office:value-type="float" office:value="-0.03316127">
            <text:p>-0.033161</text:p>
          </table:table-cell>
          <table:table-cell table:formula="of:=[.O76]+[.O$400]/400" office:value-type="float" office:value="0">
            <text:p>0.000000</text:p>
          </table:table-cell>
          <table:table-cell table:formula="of:=[.P76]+[.P$400]/400" office:value-type="float" office:value="-0.0994838100000001">
            <text:p>-0.099484</text:p>
          </table:table-cell>
          <table:table-cell table:formula="of:=[.Q76]+[.Q$400]/400" office:value-type="float" office:value="0">
            <text:p>0.000000</text:p>
          </table:table-cell>
          <table:table-cell table:formula="of:=[.R76]+[.R$400]/400" office:value-type="float" office:value="0">
            <text:p>0.000000</text:p>
          </table:table-cell>
          <table:table-cell table:formula="of:=[.S76]+[.S$400]/400" office:value-type="float" office:value="0">
            <text:p>0.000000</text:p>
          </table:table-cell>
          <table:table-cell table:formula="of:=[.T76]+[.T$400]/400" office:value-type="float" office:value="0.03316127">
            <text:p>0.033161</text:p>
          </table:table-cell>
          <table:table-cell table:formula="of:=[.U76]+[.U$400]/400" office:value-type="float" office:value="0.03316127">
            <text:p>0.033161</text:p>
          </table:table-cell>
          <table:table-cell table:formula="of:=[.V76]+[.V$400]/400" office:value-type="float" office:value="0">
            <text:p>0.000000</text:p>
          </table:table-cell>
          <table:table-cell table:formula="of:=[.W76]+[.W$400]/400" office:value-type="float" office:value="-0.0994838100000001">
            <text:p>-0.099484</text:p>
          </table:table-cell>
          <table:table-cell table:formula="of:=[.X76]+[.X$400]/400" office:value-type="float" office:value="0">
            <text:p>0.000000</text:p>
          </table:table-cell>
          <table:table-cell table:formula="of:=[.Y76]+[.Y$400]/400" office:value-type="float" office:value="0">
            <text:p>0.000000</text:p>
          </table:table-cell>
          <table:table-cell table:formula="of:=[.Z76]+[.Z$400]/400" office:value-type="float" office:value="0">
            <text:p>0.000000</text:p>
          </table:table-cell>
          <table:table-cell table:formula="of:=[.AA76]+[.AA$400]/400" office:value-type="float" office:value="0">
            <text:p>0.000000</text:p>
          </table:table-cell>
          <table:table-cell table:formula="of:=[.AB76]+[.AB$400]/400" office:value-type="float" office:value="0">
            <text:p>0.000000</text:p>
          </table:table-cell>
          <table:table-cell table:formula="of:=[.AC76]+[.AC$400]/400" office:value-type="float" office:value="0">
            <text:p>0.000000</text:p>
          </table:table-cell>
          <table:table-cell table:formula="of:=[.AD76]+[.AD$400]/400" office:value-type="float" office:value="0">
            <text:p>0.000000</text:p>
          </table:table-cell>
        </table:table-row>
        <table:table-row table:style-name="ro1">
          <table:table-cell table:formula="of:=[.A77]+[.A$400]/400" office:value-type="float" office:value="0">
            <text:p>0.000000</text:p>
          </table:table-cell>
          <table:table-cell table:formula="of:=[.B77]+[.B$400]/400" office:value-type="float" office:value="0">
            <text:p>0.000000</text:p>
          </table:table-cell>
          <table:table-cell table:formula="of:=[.C77]+[.C$400]/400" office:value-type="float" office:value="-0.0731983175">
            <text:p>-0.073198</text:p>
          </table:table-cell>
          <table:table-cell table:formula="of:=[.D77]+[.D$400]/400" office:value-type="float" office:value="0.146396635">
            <text:p>0.146397</text:p>
          </table:table-cell>
          <table:table-cell table:formula="of:=[.E77]+[.E$400]/400" office:value-type="float" office:value="-0.0731983175">
            <text:p>-0.073198</text:p>
          </table:table-cell>
          <table:table-cell table:formula="of:=[.F77]+[.F$400]/400" office:value-type="float" office:value="0">
            <text:p>0.000000</text:p>
          </table:table-cell>
          <table:table-cell table:formula="of:=[.G77]+[.G$400]/400" office:value-type="float" office:value="0">
            <text:p>0.000000</text:p>
          </table:table-cell>
          <table:table-cell table:formula="of:=[.H77]+[.H$400]/400" office:value-type="float" office:value="0">
            <text:p>0.000000</text:p>
          </table:table-cell>
          <table:table-cell table:formula="of:=[.I77]+[.I$400]/400" office:value-type="float" office:value="-0.0731983175">
            <text:p>-0.073198</text:p>
          </table:table-cell>
          <table:table-cell table:formula="of:=[.J77]+[.J$400]/400" office:value-type="float" office:value="0.146396635">
            <text:p>0.146397</text:p>
          </table:table-cell>
          <table:table-cell table:formula="of:=[.K77]+[.K$400]/400" office:value-type="float" office:value="-0.0731983175">
            <text:p>-0.073198</text:p>
          </table:table-cell>
          <table:table-cell table:formula="of:=[.L77]+[.L$400]/400" office:value-type="float" office:value="0">
            <text:p>0.000000</text:p>
          </table:table-cell>
          <table:table-cell table:formula="of:=[.M77]+[.M$400]/400" office:value-type="float" office:value="0.0335976025">
            <text:p>0.033598</text:p>
          </table:table-cell>
          <table:table-cell table:formula="of:=[.N77]+[.N$400]/400" office:value-type="float" office:value="-0.0335976025">
            <text:p>-0.033598</text:p>
          </table:table-cell>
          <table:table-cell table:formula="of:=[.O77]+[.O$400]/400" office:value-type="float" office:value="0">
            <text:p>0.000000</text:p>
          </table:table-cell>
          <table:table-cell table:formula="of:=[.P77]+[.P$400]/400" office:value-type="float" office:value="-0.1007928075">
            <text:p>-0.100793</text:p>
          </table:table-cell>
          <table:table-cell table:formula="of:=[.Q77]+[.Q$400]/400" office:value-type="float" office:value="0">
            <text:p>0.000000</text:p>
          </table:table-cell>
          <table:table-cell table:formula="of:=[.R77]+[.R$400]/400" office:value-type="float" office:value="0">
            <text:p>0.000000</text:p>
          </table:table-cell>
          <table:table-cell table:formula="of:=[.S77]+[.S$400]/400" office:value-type="float" office:value="0">
            <text:p>0.000000</text:p>
          </table:table-cell>
          <table:table-cell table:formula="of:=[.T77]+[.T$400]/400" office:value-type="float" office:value="0.0335976025">
            <text:p>0.033598</text:p>
          </table:table-cell>
          <table:table-cell table:formula="of:=[.U77]+[.U$400]/400" office:value-type="float" office:value="0.0335976025">
            <text:p>0.033598</text:p>
          </table:table-cell>
          <table:table-cell table:formula="of:=[.V77]+[.V$400]/400" office:value-type="float" office:value="0">
            <text:p>0.000000</text:p>
          </table:table-cell>
          <table:table-cell table:formula="of:=[.W77]+[.W$400]/400" office:value-type="float" office:value="-0.1007928075">
            <text:p>-0.100793</text:p>
          </table:table-cell>
          <table:table-cell table:formula="of:=[.X77]+[.X$400]/400" office:value-type="float" office:value="0">
            <text:p>0.000000</text:p>
          </table:table-cell>
          <table:table-cell table:formula="of:=[.Y77]+[.Y$400]/400" office:value-type="float" office:value="0">
            <text:p>0.000000</text:p>
          </table:table-cell>
          <table:table-cell table:formula="of:=[.Z77]+[.Z$400]/400" office:value-type="float" office:value="0">
            <text:p>0.000000</text:p>
          </table:table-cell>
          <table:table-cell table:formula="of:=[.AA77]+[.AA$400]/400" office:value-type="float" office:value="0">
            <text:p>0.000000</text:p>
          </table:table-cell>
          <table:table-cell table:formula="of:=[.AB77]+[.AB$400]/400" office:value-type="float" office:value="0">
            <text:p>0.000000</text:p>
          </table:table-cell>
          <table:table-cell table:formula="of:=[.AC77]+[.AC$400]/400" office:value-type="float" office:value="0">
            <text:p>0.000000</text:p>
          </table:table-cell>
          <table:table-cell table:formula="of:=[.AD77]+[.AD$400]/400" office:value-type="float" office:value="0">
            <text:p>0.000000</text:p>
          </table:table-cell>
        </table:table-row>
        <table:table-row table:style-name="ro1">
          <table:table-cell table:formula="of:=[.A78]+[.A$400]/400" office:value-type="float" office:value="0">
            <text:p>0.000000</text:p>
          </table:table-cell>
          <table:table-cell table:formula="of:=[.B78]+[.B$400]/400" office:value-type="float" office:value="0">
            <text:p>0.000000</text:p>
          </table:table-cell>
          <table:table-cell table:formula="of:=[.C78]+[.C$400]/400" office:value-type="float" office:value="-0.074148945">
            <text:p>-0.074149</text:p>
          </table:table-cell>
          <table:table-cell table:formula="of:=[.D78]+[.D$400]/400" office:value-type="float" office:value="0.14829789">
            <text:p>0.148298</text:p>
          </table:table-cell>
          <table:table-cell table:formula="of:=[.E78]+[.E$400]/400" office:value-type="float" office:value="-0.074148945">
            <text:p>-0.074149</text:p>
          </table:table-cell>
          <table:table-cell table:formula="of:=[.F78]+[.F$400]/400" office:value-type="float" office:value="0">
            <text:p>0.000000</text:p>
          </table:table-cell>
          <table:table-cell table:formula="of:=[.G78]+[.G$400]/400" office:value-type="float" office:value="0">
            <text:p>0.000000</text:p>
          </table:table-cell>
          <table:table-cell table:formula="of:=[.H78]+[.H$400]/400" office:value-type="float" office:value="0">
            <text:p>0.000000</text:p>
          </table:table-cell>
          <table:table-cell table:formula="of:=[.I78]+[.I$400]/400" office:value-type="float" office:value="-0.074148945">
            <text:p>-0.074149</text:p>
          </table:table-cell>
          <table:table-cell table:formula="of:=[.J78]+[.J$400]/400" office:value-type="float" office:value="0.14829789">
            <text:p>0.148298</text:p>
          </table:table-cell>
          <table:table-cell table:formula="of:=[.K78]+[.K$400]/400" office:value-type="float" office:value="-0.074148945">
            <text:p>-0.074149</text:p>
          </table:table-cell>
          <table:table-cell table:formula="of:=[.L78]+[.L$400]/400" office:value-type="float" office:value="0">
            <text:p>0.000000</text:p>
          </table:table-cell>
          <table:table-cell table:formula="of:=[.M78]+[.M$400]/400" office:value-type="float" office:value="0.034033935">
            <text:p>0.034034</text:p>
          </table:table-cell>
          <table:table-cell table:formula="of:=[.N78]+[.N$400]/400" office:value-type="float" office:value="-0.034033935">
            <text:p>-0.034034</text:p>
          </table:table-cell>
          <table:table-cell table:formula="of:=[.O78]+[.O$400]/400" office:value-type="float" office:value="0">
            <text:p>0.000000</text:p>
          </table:table-cell>
          <table:table-cell table:formula="of:=[.P78]+[.P$400]/400" office:value-type="float" office:value="-0.102101805">
            <text:p>-0.102102</text:p>
          </table:table-cell>
          <table:table-cell table:formula="of:=[.Q78]+[.Q$400]/400" office:value-type="float" office:value="0">
            <text:p>0.000000</text:p>
          </table:table-cell>
          <table:table-cell table:formula="of:=[.R78]+[.R$400]/400" office:value-type="float" office:value="0">
            <text:p>0.000000</text:p>
          </table:table-cell>
          <table:table-cell table:formula="of:=[.S78]+[.S$400]/400" office:value-type="float" office:value="0">
            <text:p>0.000000</text:p>
          </table:table-cell>
          <table:table-cell table:formula="of:=[.T78]+[.T$400]/400" office:value-type="float" office:value="0.034033935">
            <text:p>0.034034</text:p>
          </table:table-cell>
          <table:table-cell table:formula="of:=[.U78]+[.U$400]/400" office:value-type="float" office:value="0.034033935">
            <text:p>0.034034</text:p>
          </table:table-cell>
          <table:table-cell table:formula="of:=[.V78]+[.V$400]/400" office:value-type="float" office:value="0">
            <text:p>0.000000</text:p>
          </table:table-cell>
          <table:table-cell table:formula="of:=[.W78]+[.W$400]/400" office:value-type="float" office:value="-0.102101805">
            <text:p>-0.102102</text:p>
          </table:table-cell>
          <table:table-cell table:formula="of:=[.X78]+[.X$400]/400" office:value-type="float" office:value="0">
            <text:p>0.000000</text:p>
          </table:table-cell>
          <table:table-cell table:formula="of:=[.Y78]+[.Y$400]/400" office:value-type="float" office:value="0">
            <text:p>0.000000</text:p>
          </table:table-cell>
          <table:table-cell table:formula="of:=[.Z78]+[.Z$400]/400" office:value-type="float" office:value="0">
            <text:p>0.000000</text:p>
          </table:table-cell>
          <table:table-cell table:formula="of:=[.AA78]+[.AA$400]/400" office:value-type="float" office:value="0">
            <text:p>0.000000</text:p>
          </table:table-cell>
          <table:table-cell table:formula="of:=[.AB78]+[.AB$400]/400" office:value-type="float" office:value="0">
            <text:p>0.000000</text:p>
          </table:table-cell>
          <table:table-cell table:formula="of:=[.AC78]+[.AC$400]/400" office:value-type="float" office:value="0">
            <text:p>0.000000</text:p>
          </table:table-cell>
          <table:table-cell table:formula="of:=[.AD78]+[.AD$400]/400" office:value-type="float" office:value="0">
            <text:p>0.000000</text:p>
          </table:table-cell>
        </table:table-row>
        <table:table-row table:style-name="ro1">
          <table:table-cell table:formula="of:=[.A79]+[.A$400]/400" office:value-type="float" office:value="0">
            <text:p>0.000000</text:p>
          </table:table-cell>
          <table:table-cell table:formula="of:=[.B79]+[.B$400]/400" office:value-type="float" office:value="0">
            <text:p>0.000000</text:p>
          </table:table-cell>
          <table:table-cell table:formula="of:=[.C79]+[.C$400]/400" office:value-type="float" office:value="-0.0750995725">
            <text:p>-0.075100</text:p>
          </table:table-cell>
          <table:table-cell table:formula="of:=[.D79]+[.D$400]/400" office:value-type="float" office:value="0.150199145">
            <text:p>0.150199</text:p>
          </table:table-cell>
          <table:table-cell table:formula="of:=[.E79]+[.E$400]/400" office:value-type="float" office:value="-0.0750995725">
            <text:p>-0.075100</text:p>
          </table:table-cell>
          <table:table-cell table:formula="of:=[.F79]+[.F$400]/400" office:value-type="float" office:value="0">
            <text:p>0.000000</text:p>
          </table:table-cell>
          <table:table-cell table:formula="of:=[.G79]+[.G$400]/400" office:value-type="float" office:value="0">
            <text:p>0.000000</text:p>
          </table:table-cell>
          <table:table-cell table:formula="of:=[.H79]+[.H$400]/400" office:value-type="float" office:value="0">
            <text:p>0.000000</text:p>
          </table:table-cell>
          <table:table-cell table:formula="of:=[.I79]+[.I$400]/400" office:value-type="float" office:value="-0.0750995725">
            <text:p>-0.075100</text:p>
          </table:table-cell>
          <table:table-cell table:formula="of:=[.J79]+[.J$400]/400" office:value-type="float" office:value="0.150199145">
            <text:p>0.150199</text:p>
          </table:table-cell>
          <table:table-cell table:formula="of:=[.K79]+[.K$400]/400" office:value-type="float" office:value="-0.0750995725">
            <text:p>-0.075100</text:p>
          </table:table-cell>
          <table:table-cell table:formula="of:=[.L79]+[.L$400]/400" office:value-type="float" office:value="0">
            <text:p>0.000000</text:p>
          </table:table-cell>
          <table:table-cell table:formula="of:=[.M79]+[.M$400]/400" office:value-type="float" office:value="0.0344702675">
            <text:p>0.034470</text:p>
          </table:table-cell>
          <table:table-cell table:formula="of:=[.N79]+[.N$400]/400" office:value-type="float" office:value="-0.0344702675">
            <text:p>-0.034470</text:p>
          </table:table-cell>
          <table:table-cell table:formula="of:=[.O79]+[.O$400]/400" office:value-type="float" office:value="0">
            <text:p>0.000000</text:p>
          </table:table-cell>
          <table:table-cell table:formula="of:=[.P79]+[.P$400]/400" office:value-type="float" office:value="-0.1034108025">
            <text:p>-0.103411</text:p>
          </table:table-cell>
          <table:table-cell table:formula="of:=[.Q79]+[.Q$400]/400" office:value-type="float" office:value="0">
            <text:p>0.000000</text:p>
          </table:table-cell>
          <table:table-cell table:formula="of:=[.R79]+[.R$400]/400" office:value-type="float" office:value="0">
            <text:p>0.000000</text:p>
          </table:table-cell>
          <table:table-cell table:formula="of:=[.S79]+[.S$400]/400" office:value-type="float" office:value="0">
            <text:p>0.000000</text:p>
          </table:table-cell>
          <table:table-cell table:formula="of:=[.T79]+[.T$400]/400" office:value-type="float" office:value="0.0344702675">
            <text:p>0.034470</text:p>
          </table:table-cell>
          <table:table-cell table:formula="of:=[.U79]+[.U$400]/400" office:value-type="float" office:value="0.0344702675">
            <text:p>0.034470</text:p>
          </table:table-cell>
          <table:table-cell table:formula="of:=[.V79]+[.V$400]/400" office:value-type="float" office:value="0">
            <text:p>0.000000</text:p>
          </table:table-cell>
          <table:table-cell table:formula="of:=[.W79]+[.W$400]/400" office:value-type="float" office:value="-0.1034108025">
            <text:p>-0.103411</text:p>
          </table:table-cell>
          <table:table-cell table:formula="of:=[.X79]+[.X$400]/400" office:value-type="float" office:value="0">
            <text:p>0.000000</text:p>
          </table:table-cell>
          <table:table-cell table:formula="of:=[.Y79]+[.Y$400]/400" office:value-type="float" office:value="0">
            <text:p>0.000000</text:p>
          </table:table-cell>
          <table:table-cell table:formula="of:=[.Z79]+[.Z$400]/400" office:value-type="float" office:value="0">
            <text:p>0.000000</text:p>
          </table:table-cell>
          <table:table-cell table:formula="of:=[.AA79]+[.AA$400]/400" office:value-type="float" office:value="0">
            <text:p>0.000000</text:p>
          </table:table-cell>
          <table:table-cell table:formula="of:=[.AB79]+[.AB$400]/400" office:value-type="float" office:value="0">
            <text:p>0.000000</text:p>
          </table:table-cell>
          <table:table-cell table:formula="of:=[.AC79]+[.AC$400]/400" office:value-type="float" office:value="0">
            <text:p>0.000000</text:p>
          </table:table-cell>
          <table:table-cell table:formula="of:=[.AD79]+[.AD$400]/400" office:value-type="float" office:value="0">
            <text:p>0.000000</text:p>
          </table:table-cell>
        </table:table-row>
        <table:table-row table:style-name="ro1">
          <table:table-cell table:formula="of:=[.A80]+[.A$400]/400" office:value-type="float" office:value="0">
            <text:p>0.000000</text:p>
          </table:table-cell>
          <table:table-cell table:formula="of:=[.B80]+[.B$400]/400" office:value-type="float" office:value="0">
            <text:p>0.000000</text:p>
          </table:table-cell>
          <table:table-cell table:formula="of:=[.C80]+[.C$400]/400" office:value-type="float" office:value="-0.0760502">
            <text:p>-0.076050</text:p>
          </table:table-cell>
          <table:table-cell table:formula="of:=[.D80]+[.D$400]/400" office:value-type="float" office:value="0.1521004">
            <text:p>0.152100</text:p>
          </table:table-cell>
          <table:table-cell table:formula="of:=[.E80]+[.E$400]/400" office:value-type="float" office:value="-0.0760502">
            <text:p>-0.076050</text:p>
          </table:table-cell>
          <table:table-cell table:formula="of:=[.F80]+[.F$400]/400" office:value-type="float" office:value="0">
            <text:p>0.000000</text:p>
          </table:table-cell>
          <table:table-cell table:formula="of:=[.G80]+[.G$400]/400" office:value-type="float" office:value="0">
            <text:p>0.000000</text:p>
          </table:table-cell>
          <table:table-cell table:formula="of:=[.H80]+[.H$400]/400" office:value-type="float" office:value="0">
            <text:p>0.000000</text:p>
          </table:table-cell>
          <table:table-cell table:formula="of:=[.I80]+[.I$400]/400" office:value-type="float" office:value="-0.0760502">
            <text:p>-0.076050</text:p>
          </table:table-cell>
          <table:table-cell table:formula="of:=[.J80]+[.J$400]/400" office:value-type="float" office:value="0.1521004">
            <text:p>0.152100</text:p>
          </table:table-cell>
          <table:table-cell table:formula="of:=[.K80]+[.K$400]/400" office:value-type="float" office:value="-0.0760502">
            <text:p>-0.076050</text:p>
          </table:table-cell>
          <table:table-cell table:formula="of:=[.L80]+[.L$400]/400" office:value-type="float" office:value="0">
            <text:p>0.000000</text:p>
          </table:table-cell>
          <table:table-cell table:formula="of:=[.M80]+[.M$400]/400" office:value-type="float" office:value="0.0349066">
            <text:p>0.034907</text:p>
          </table:table-cell>
          <table:table-cell table:formula="of:=[.N80]+[.N$400]/400" office:value-type="float" office:value="-0.0349066">
            <text:p>-0.034907</text:p>
          </table:table-cell>
          <table:table-cell table:formula="of:=[.O80]+[.O$400]/400" office:value-type="float" office:value="0">
            <text:p>0.000000</text:p>
          </table:table-cell>
          <table:table-cell table:formula="of:=[.P80]+[.P$400]/400" office:value-type="float" office:value="-0.1047198">
            <text:p>-0.104720</text:p>
          </table:table-cell>
          <table:table-cell table:formula="of:=[.Q80]+[.Q$400]/400" office:value-type="float" office:value="0">
            <text:p>0.000000</text:p>
          </table:table-cell>
          <table:table-cell table:formula="of:=[.R80]+[.R$400]/400" office:value-type="float" office:value="0">
            <text:p>0.000000</text:p>
          </table:table-cell>
          <table:table-cell table:formula="of:=[.S80]+[.S$400]/400" office:value-type="float" office:value="0">
            <text:p>0.000000</text:p>
          </table:table-cell>
          <table:table-cell table:formula="of:=[.T80]+[.T$400]/400" office:value-type="float" office:value="0.0349066">
            <text:p>0.034907</text:p>
          </table:table-cell>
          <table:table-cell table:formula="of:=[.U80]+[.U$400]/400" office:value-type="float" office:value="0.0349066">
            <text:p>0.034907</text:p>
          </table:table-cell>
          <table:table-cell table:formula="of:=[.V80]+[.V$400]/400" office:value-type="float" office:value="0">
            <text:p>0.000000</text:p>
          </table:table-cell>
          <table:table-cell table:formula="of:=[.W80]+[.W$400]/400" office:value-type="float" office:value="-0.1047198">
            <text:p>-0.104720</text:p>
          </table:table-cell>
          <table:table-cell table:formula="of:=[.X80]+[.X$400]/400" office:value-type="float" office:value="0">
            <text:p>0.000000</text:p>
          </table:table-cell>
          <table:table-cell table:formula="of:=[.Y80]+[.Y$400]/400" office:value-type="float" office:value="0">
            <text:p>0.000000</text:p>
          </table:table-cell>
          <table:table-cell table:formula="of:=[.Z80]+[.Z$400]/400" office:value-type="float" office:value="0">
            <text:p>0.000000</text:p>
          </table:table-cell>
          <table:table-cell table:formula="of:=[.AA80]+[.AA$400]/400" office:value-type="float" office:value="0">
            <text:p>0.000000</text:p>
          </table:table-cell>
          <table:table-cell table:formula="of:=[.AB80]+[.AB$400]/400" office:value-type="float" office:value="0">
            <text:p>0.000000</text:p>
          </table:table-cell>
          <table:table-cell table:formula="of:=[.AC80]+[.AC$400]/400" office:value-type="float" office:value="0">
            <text:p>0.000000</text:p>
          </table:table-cell>
          <table:table-cell table:formula="of:=[.AD80]+[.AD$400]/400" office:value-type="float" office:value="0">
            <text:p>0.000000</text:p>
          </table:table-cell>
        </table:table-row>
        <table:table-row table:style-name="ro1">
          <table:table-cell table:formula="of:=[.A81]+[.A$400]/400" office:value-type="float" office:value="0">
            <text:p>0.000000</text:p>
          </table:table-cell>
          <table:table-cell table:formula="of:=[.B81]+[.B$400]/400" office:value-type="float" office:value="0">
            <text:p>0.000000</text:p>
          </table:table-cell>
          <table:table-cell table:formula="of:=[.C81]+[.C$400]/400" office:value-type="float" office:value="-0.0770008275">
            <text:p>-0.077001</text:p>
          </table:table-cell>
          <table:table-cell table:formula="of:=[.D81]+[.D$400]/400" office:value-type="float" office:value="0.154001655">
            <text:p>0.154002</text:p>
          </table:table-cell>
          <table:table-cell table:formula="of:=[.E81]+[.E$400]/400" office:value-type="float" office:value="-0.0770008275">
            <text:p>-0.077001</text:p>
          </table:table-cell>
          <table:table-cell table:formula="of:=[.F81]+[.F$400]/400" office:value-type="float" office:value="0">
            <text:p>0.000000</text:p>
          </table:table-cell>
          <table:table-cell table:formula="of:=[.G81]+[.G$400]/400" office:value-type="float" office:value="0">
            <text:p>0.000000</text:p>
          </table:table-cell>
          <table:table-cell table:formula="of:=[.H81]+[.H$400]/400" office:value-type="float" office:value="0">
            <text:p>0.000000</text:p>
          </table:table-cell>
          <table:table-cell table:formula="of:=[.I81]+[.I$400]/400" office:value-type="float" office:value="-0.0770008275">
            <text:p>-0.077001</text:p>
          </table:table-cell>
          <table:table-cell table:formula="of:=[.J81]+[.J$400]/400" office:value-type="float" office:value="0.154001655">
            <text:p>0.154002</text:p>
          </table:table-cell>
          <table:table-cell table:formula="of:=[.K81]+[.K$400]/400" office:value-type="float" office:value="-0.0770008275">
            <text:p>-0.077001</text:p>
          </table:table-cell>
          <table:table-cell table:formula="of:=[.L81]+[.L$400]/400" office:value-type="float" office:value="0">
            <text:p>0.000000</text:p>
          </table:table-cell>
          <table:table-cell table:formula="of:=[.M81]+[.M$400]/400" office:value-type="float" office:value="0.0353429325">
            <text:p>0.035343</text:p>
          </table:table-cell>
          <table:table-cell table:formula="of:=[.N81]+[.N$400]/400" office:value-type="float" office:value="-0.0353429325">
            <text:p>-0.035343</text:p>
          </table:table-cell>
          <table:table-cell table:formula="of:=[.O81]+[.O$400]/400" office:value-type="float" office:value="0">
            <text:p>0.000000</text:p>
          </table:table-cell>
          <table:table-cell table:formula="of:=[.P81]+[.P$400]/400" office:value-type="float" office:value="-0.1060287975">
            <text:p>-0.106029</text:p>
          </table:table-cell>
          <table:table-cell table:formula="of:=[.Q81]+[.Q$400]/400" office:value-type="float" office:value="0">
            <text:p>0.000000</text:p>
          </table:table-cell>
          <table:table-cell table:formula="of:=[.R81]+[.R$400]/400" office:value-type="float" office:value="0">
            <text:p>0.000000</text:p>
          </table:table-cell>
          <table:table-cell table:formula="of:=[.S81]+[.S$400]/400" office:value-type="float" office:value="0">
            <text:p>0.000000</text:p>
          </table:table-cell>
          <table:table-cell table:formula="of:=[.T81]+[.T$400]/400" office:value-type="float" office:value="0.0353429325">
            <text:p>0.035343</text:p>
          </table:table-cell>
          <table:table-cell table:formula="of:=[.U81]+[.U$400]/400" office:value-type="float" office:value="0.0353429325">
            <text:p>0.035343</text:p>
          </table:table-cell>
          <table:table-cell table:formula="of:=[.V81]+[.V$400]/400" office:value-type="float" office:value="0">
            <text:p>0.000000</text:p>
          </table:table-cell>
          <table:table-cell table:formula="of:=[.W81]+[.W$400]/400" office:value-type="float" office:value="-0.1060287975">
            <text:p>-0.106029</text:p>
          </table:table-cell>
          <table:table-cell table:formula="of:=[.X81]+[.X$400]/400" office:value-type="float" office:value="0">
            <text:p>0.000000</text:p>
          </table:table-cell>
          <table:table-cell table:formula="of:=[.Y81]+[.Y$400]/400" office:value-type="float" office:value="0">
            <text:p>0.000000</text:p>
          </table:table-cell>
          <table:table-cell table:formula="of:=[.Z81]+[.Z$400]/400" office:value-type="float" office:value="0">
            <text:p>0.000000</text:p>
          </table:table-cell>
          <table:table-cell table:formula="of:=[.AA81]+[.AA$400]/400" office:value-type="float" office:value="0">
            <text:p>0.000000</text:p>
          </table:table-cell>
          <table:table-cell table:formula="of:=[.AB81]+[.AB$400]/400" office:value-type="float" office:value="0">
            <text:p>0.000000</text:p>
          </table:table-cell>
          <table:table-cell table:formula="of:=[.AC81]+[.AC$400]/400" office:value-type="float" office:value="0">
            <text:p>0.000000</text:p>
          </table:table-cell>
          <table:table-cell table:formula="of:=[.AD81]+[.AD$400]/400" office:value-type="float" office:value="0">
            <text:p>0.000000</text:p>
          </table:table-cell>
        </table:table-row>
        <table:table-row table:style-name="ro1">
          <table:table-cell table:formula="of:=[.A82]+[.A$400]/400" office:value-type="float" office:value="0">
            <text:p>0.000000</text:p>
          </table:table-cell>
          <table:table-cell table:formula="of:=[.B82]+[.B$400]/400" office:value-type="float" office:value="0">
            <text:p>0.000000</text:p>
          </table:table-cell>
          <table:table-cell table:formula="of:=[.C82]+[.C$400]/400" office:value-type="float" office:value="-0.077951455">
            <text:p>-0.077951</text:p>
          </table:table-cell>
          <table:table-cell table:formula="of:=[.D82]+[.D$400]/400" office:value-type="float" office:value="0.15590291">
            <text:p>0.155903</text:p>
          </table:table-cell>
          <table:table-cell table:formula="of:=[.E82]+[.E$400]/400" office:value-type="float" office:value="-0.077951455">
            <text:p>-0.077951</text:p>
          </table:table-cell>
          <table:table-cell table:formula="of:=[.F82]+[.F$400]/400" office:value-type="float" office:value="0">
            <text:p>0.000000</text:p>
          </table:table-cell>
          <table:table-cell table:formula="of:=[.G82]+[.G$400]/400" office:value-type="float" office:value="0">
            <text:p>0.000000</text:p>
          </table:table-cell>
          <table:table-cell table:formula="of:=[.H82]+[.H$400]/400" office:value-type="float" office:value="0">
            <text:p>0.000000</text:p>
          </table:table-cell>
          <table:table-cell table:formula="of:=[.I82]+[.I$400]/400" office:value-type="float" office:value="-0.077951455">
            <text:p>-0.077951</text:p>
          </table:table-cell>
          <table:table-cell table:formula="of:=[.J82]+[.J$400]/400" office:value-type="float" office:value="0.15590291">
            <text:p>0.155903</text:p>
          </table:table-cell>
          <table:table-cell table:formula="of:=[.K82]+[.K$400]/400" office:value-type="float" office:value="-0.077951455">
            <text:p>-0.077951</text:p>
          </table:table-cell>
          <table:table-cell table:formula="of:=[.L82]+[.L$400]/400" office:value-type="float" office:value="0">
            <text:p>0.000000</text:p>
          </table:table-cell>
          <table:table-cell table:formula="of:=[.M82]+[.M$400]/400" office:value-type="float" office:value="0.035779265">
            <text:p>0.035779</text:p>
          </table:table-cell>
          <table:table-cell table:formula="of:=[.N82]+[.N$400]/400" office:value-type="float" office:value="-0.035779265">
            <text:p>-0.035779</text:p>
          </table:table-cell>
          <table:table-cell table:formula="of:=[.O82]+[.O$400]/400" office:value-type="float" office:value="0">
            <text:p>0.000000</text:p>
          </table:table-cell>
          <table:table-cell table:formula="of:=[.P82]+[.P$400]/400" office:value-type="float" office:value="-0.107337795">
            <text:p>-0.107338</text:p>
          </table:table-cell>
          <table:table-cell table:formula="of:=[.Q82]+[.Q$400]/400" office:value-type="float" office:value="0">
            <text:p>0.000000</text:p>
          </table:table-cell>
          <table:table-cell table:formula="of:=[.R82]+[.R$400]/400" office:value-type="float" office:value="0">
            <text:p>0.000000</text:p>
          </table:table-cell>
          <table:table-cell table:formula="of:=[.S82]+[.S$400]/400" office:value-type="float" office:value="0">
            <text:p>0.000000</text:p>
          </table:table-cell>
          <table:table-cell table:formula="of:=[.T82]+[.T$400]/400" office:value-type="float" office:value="0.035779265">
            <text:p>0.035779</text:p>
          </table:table-cell>
          <table:table-cell table:formula="of:=[.U82]+[.U$400]/400" office:value-type="float" office:value="0.035779265">
            <text:p>0.035779</text:p>
          </table:table-cell>
          <table:table-cell table:formula="of:=[.V82]+[.V$400]/400" office:value-type="float" office:value="0">
            <text:p>0.000000</text:p>
          </table:table-cell>
          <table:table-cell table:formula="of:=[.W82]+[.W$400]/400" office:value-type="float" office:value="-0.107337795">
            <text:p>-0.107338</text:p>
          </table:table-cell>
          <table:table-cell table:formula="of:=[.X82]+[.X$400]/400" office:value-type="float" office:value="0">
            <text:p>0.000000</text:p>
          </table:table-cell>
          <table:table-cell table:formula="of:=[.Y82]+[.Y$400]/400" office:value-type="float" office:value="0">
            <text:p>0.000000</text:p>
          </table:table-cell>
          <table:table-cell table:formula="of:=[.Z82]+[.Z$400]/400" office:value-type="float" office:value="0">
            <text:p>0.000000</text:p>
          </table:table-cell>
          <table:table-cell table:formula="of:=[.AA82]+[.AA$400]/400" office:value-type="float" office:value="0">
            <text:p>0.000000</text:p>
          </table:table-cell>
          <table:table-cell table:formula="of:=[.AB82]+[.AB$400]/400" office:value-type="float" office:value="0">
            <text:p>0.000000</text:p>
          </table:table-cell>
          <table:table-cell table:formula="of:=[.AC82]+[.AC$400]/400" office:value-type="float" office:value="0">
            <text:p>0.000000</text:p>
          </table:table-cell>
          <table:table-cell table:formula="of:=[.AD82]+[.AD$400]/400" office:value-type="float" office:value="0">
            <text:p>0.000000</text:p>
          </table:table-cell>
        </table:table-row>
        <table:table-row table:style-name="ro1">
          <table:table-cell table:formula="of:=[.A83]+[.A$400]/400" office:value-type="float" office:value="0">
            <text:p>0.000000</text:p>
          </table:table-cell>
          <table:table-cell table:formula="of:=[.B83]+[.B$400]/400" office:value-type="float" office:value="0">
            <text:p>0.000000</text:p>
          </table:table-cell>
          <table:table-cell table:formula="of:=[.C83]+[.C$400]/400" office:value-type="float" office:value="-0.0789020825">
            <text:p>-0.078902</text:p>
          </table:table-cell>
          <table:table-cell table:formula="of:=[.D83]+[.D$400]/400" office:value-type="float" office:value="0.157804165">
            <text:p>0.157804</text:p>
          </table:table-cell>
          <table:table-cell table:formula="of:=[.E83]+[.E$400]/400" office:value-type="float" office:value="-0.0789020825">
            <text:p>-0.078902</text:p>
          </table:table-cell>
          <table:table-cell table:formula="of:=[.F83]+[.F$400]/400" office:value-type="float" office:value="0">
            <text:p>0.000000</text:p>
          </table:table-cell>
          <table:table-cell table:formula="of:=[.G83]+[.G$400]/400" office:value-type="float" office:value="0">
            <text:p>0.000000</text:p>
          </table:table-cell>
          <table:table-cell table:formula="of:=[.H83]+[.H$400]/400" office:value-type="float" office:value="0">
            <text:p>0.000000</text:p>
          </table:table-cell>
          <table:table-cell table:formula="of:=[.I83]+[.I$400]/400" office:value-type="float" office:value="-0.0789020825">
            <text:p>-0.078902</text:p>
          </table:table-cell>
          <table:table-cell table:formula="of:=[.J83]+[.J$400]/400" office:value-type="float" office:value="0.157804165">
            <text:p>0.157804</text:p>
          </table:table-cell>
          <table:table-cell table:formula="of:=[.K83]+[.K$400]/400" office:value-type="float" office:value="-0.0789020825">
            <text:p>-0.078902</text:p>
          </table:table-cell>
          <table:table-cell table:formula="of:=[.L83]+[.L$400]/400" office:value-type="float" office:value="0">
            <text:p>0.000000</text:p>
          </table:table-cell>
          <table:table-cell table:formula="of:=[.M83]+[.M$400]/400" office:value-type="float" office:value="0.0362155975">
            <text:p>0.036216</text:p>
          </table:table-cell>
          <table:table-cell table:formula="of:=[.N83]+[.N$400]/400" office:value-type="float" office:value="-0.0362155975">
            <text:p>-0.036216</text:p>
          </table:table-cell>
          <table:table-cell table:formula="of:=[.O83]+[.O$400]/400" office:value-type="float" office:value="0">
            <text:p>0.000000</text:p>
          </table:table-cell>
          <table:table-cell table:formula="of:=[.P83]+[.P$400]/400" office:value-type="float" office:value="-0.1086467925">
            <text:p>-0.108647</text:p>
          </table:table-cell>
          <table:table-cell table:formula="of:=[.Q83]+[.Q$400]/400" office:value-type="float" office:value="0">
            <text:p>0.000000</text:p>
          </table:table-cell>
          <table:table-cell table:formula="of:=[.R83]+[.R$400]/400" office:value-type="float" office:value="0">
            <text:p>0.000000</text:p>
          </table:table-cell>
          <table:table-cell table:formula="of:=[.S83]+[.S$400]/400" office:value-type="float" office:value="0">
            <text:p>0.000000</text:p>
          </table:table-cell>
          <table:table-cell table:formula="of:=[.T83]+[.T$400]/400" office:value-type="float" office:value="0.0362155975">
            <text:p>0.036216</text:p>
          </table:table-cell>
          <table:table-cell table:formula="of:=[.U83]+[.U$400]/400" office:value-type="float" office:value="0.0362155975">
            <text:p>0.036216</text:p>
          </table:table-cell>
          <table:table-cell table:formula="of:=[.V83]+[.V$400]/400" office:value-type="float" office:value="0">
            <text:p>0.000000</text:p>
          </table:table-cell>
          <table:table-cell table:formula="of:=[.W83]+[.W$400]/400" office:value-type="float" office:value="-0.1086467925">
            <text:p>-0.108647</text:p>
          </table:table-cell>
          <table:table-cell table:formula="of:=[.X83]+[.X$400]/400" office:value-type="float" office:value="0">
            <text:p>0.000000</text:p>
          </table:table-cell>
          <table:table-cell table:formula="of:=[.Y83]+[.Y$400]/400" office:value-type="float" office:value="0">
            <text:p>0.000000</text:p>
          </table:table-cell>
          <table:table-cell table:formula="of:=[.Z83]+[.Z$400]/400" office:value-type="float" office:value="0">
            <text:p>0.000000</text:p>
          </table:table-cell>
          <table:table-cell table:formula="of:=[.AA83]+[.AA$400]/400" office:value-type="float" office:value="0">
            <text:p>0.000000</text:p>
          </table:table-cell>
          <table:table-cell table:formula="of:=[.AB83]+[.AB$400]/400" office:value-type="float" office:value="0">
            <text:p>0.000000</text:p>
          </table:table-cell>
          <table:table-cell table:formula="of:=[.AC83]+[.AC$400]/400" office:value-type="float" office:value="0">
            <text:p>0.000000</text:p>
          </table:table-cell>
          <table:table-cell table:formula="of:=[.AD83]+[.AD$400]/400" office:value-type="float" office:value="0">
            <text:p>0.000000</text:p>
          </table:table-cell>
        </table:table-row>
        <table:table-row table:style-name="ro1">
          <table:table-cell table:formula="of:=[.A84]+[.A$400]/400" office:value-type="float" office:value="0">
            <text:p>0.000000</text:p>
          </table:table-cell>
          <table:table-cell table:formula="of:=[.B84]+[.B$400]/400" office:value-type="float" office:value="0">
            <text:p>0.000000</text:p>
          </table:table-cell>
          <table:table-cell table:formula="of:=[.C84]+[.C$400]/400" office:value-type="float" office:value="-0.07985271">
            <text:p>-0.079853</text:p>
          </table:table-cell>
          <table:table-cell table:formula="of:=[.D84]+[.D$400]/400" office:value-type="float" office:value="0.15970542">
            <text:p>0.159705</text:p>
          </table:table-cell>
          <table:table-cell table:formula="of:=[.E84]+[.E$400]/400" office:value-type="float" office:value="-0.07985271">
            <text:p>-0.079853</text:p>
          </table:table-cell>
          <table:table-cell table:formula="of:=[.F84]+[.F$400]/400" office:value-type="float" office:value="0">
            <text:p>0.000000</text:p>
          </table:table-cell>
          <table:table-cell table:formula="of:=[.G84]+[.G$400]/400" office:value-type="float" office:value="0">
            <text:p>0.000000</text:p>
          </table:table-cell>
          <table:table-cell table:formula="of:=[.H84]+[.H$400]/400" office:value-type="float" office:value="0">
            <text:p>0.000000</text:p>
          </table:table-cell>
          <table:table-cell table:formula="of:=[.I84]+[.I$400]/400" office:value-type="float" office:value="-0.07985271">
            <text:p>-0.079853</text:p>
          </table:table-cell>
          <table:table-cell table:formula="of:=[.J84]+[.J$400]/400" office:value-type="float" office:value="0.15970542">
            <text:p>0.159705</text:p>
          </table:table-cell>
          <table:table-cell table:formula="of:=[.K84]+[.K$400]/400" office:value-type="float" office:value="-0.07985271">
            <text:p>-0.079853</text:p>
          </table:table-cell>
          <table:table-cell table:formula="of:=[.L84]+[.L$400]/400" office:value-type="float" office:value="0">
            <text:p>0.000000</text:p>
          </table:table-cell>
          <table:table-cell table:formula="of:=[.M84]+[.M$400]/400" office:value-type="float" office:value="0.03665193">
            <text:p>0.036652</text:p>
          </table:table-cell>
          <table:table-cell table:formula="of:=[.N84]+[.N$400]/400" office:value-type="float" office:value="-0.03665193">
            <text:p>-0.036652</text:p>
          </table:table-cell>
          <table:table-cell table:formula="of:=[.O84]+[.O$400]/400" office:value-type="float" office:value="0">
            <text:p>0.000000</text:p>
          </table:table-cell>
          <table:table-cell table:formula="of:=[.P84]+[.P$400]/400" office:value-type="float" office:value="-0.10995579">
            <text:p>-0.109956</text:p>
          </table:table-cell>
          <table:table-cell table:formula="of:=[.Q84]+[.Q$400]/400" office:value-type="float" office:value="0">
            <text:p>0.000000</text:p>
          </table:table-cell>
          <table:table-cell table:formula="of:=[.R84]+[.R$400]/400" office:value-type="float" office:value="0">
            <text:p>0.000000</text:p>
          </table:table-cell>
          <table:table-cell table:formula="of:=[.S84]+[.S$400]/400" office:value-type="float" office:value="0">
            <text:p>0.000000</text:p>
          </table:table-cell>
          <table:table-cell table:formula="of:=[.T84]+[.T$400]/400" office:value-type="float" office:value="0.03665193">
            <text:p>0.036652</text:p>
          </table:table-cell>
          <table:table-cell table:formula="of:=[.U84]+[.U$400]/400" office:value-type="float" office:value="0.03665193">
            <text:p>0.036652</text:p>
          </table:table-cell>
          <table:table-cell table:formula="of:=[.V84]+[.V$400]/400" office:value-type="float" office:value="0">
            <text:p>0.000000</text:p>
          </table:table-cell>
          <table:table-cell table:formula="of:=[.W84]+[.W$400]/400" office:value-type="float" office:value="-0.10995579">
            <text:p>-0.109956</text:p>
          </table:table-cell>
          <table:table-cell table:formula="of:=[.X84]+[.X$400]/400" office:value-type="float" office:value="0">
            <text:p>0.000000</text:p>
          </table:table-cell>
          <table:table-cell table:formula="of:=[.Y84]+[.Y$400]/400" office:value-type="float" office:value="0">
            <text:p>0.000000</text:p>
          </table:table-cell>
          <table:table-cell table:formula="of:=[.Z84]+[.Z$400]/400" office:value-type="float" office:value="0">
            <text:p>0.000000</text:p>
          </table:table-cell>
          <table:table-cell table:formula="of:=[.AA84]+[.AA$400]/400" office:value-type="float" office:value="0">
            <text:p>0.000000</text:p>
          </table:table-cell>
          <table:table-cell table:formula="of:=[.AB84]+[.AB$400]/400" office:value-type="float" office:value="0">
            <text:p>0.000000</text:p>
          </table:table-cell>
          <table:table-cell table:formula="of:=[.AC84]+[.AC$400]/400" office:value-type="float" office:value="0">
            <text:p>0.000000</text:p>
          </table:table-cell>
          <table:table-cell table:formula="of:=[.AD84]+[.AD$400]/400" office:value-type="float" office:value="0">
            <text:p>0.000000</text:p>
          </table:table-cell>
        </table:table-row>
        <table:table-row table:style-name="ro1">
          <table:table-cell table:formula="of:=[.A85]+[.A$400]/400" office:value-type="float" office:value="0">
            <text:p>0.000000</text:p>
          </table:table-cell>
          <table:table-cell table:formula="of:=[.B85]+[.B$400]/400" office:value-type="float" office:value="0">
            <text:p>0.000000</text:p>
          </table:table-cell>
          <table:table-cell table:formula="of:=[.C85]+[.C$400]/400" office:value-type="float" office:value="-0.0808033375">
            <text:p>-0.080803</text:p>
          </table:table-cell>
          <table:table-cell table:formula="of:=[.D85]+[.D$400]/400" office:value-type="float" office:value="0.161606675">
            <text:p>0.161607</text:p>
          </table:table-cell>
          <table:table-cell table:formula="of:=[.E85]+[.E$400]/400" office:value-type="float" office:value="-0.0808033375">
            <text:p>-0.080803</text:p>
          </table:table-cell>
          <table:table-cell table:formula="of:=[.F85]+[.F$400]/400" office:value-type="float" office:value="0">
            <text:p>0.000000</text:p>
          </table:table-cell>
          <table:table-cell table:formula="of:=[.G85]+[.G$400]/400" office:value-type="float" office:value="0">
            <text:p>0.000000</text:p>
          </table:table-cell>
          <table:table-cell table:formula="of:=[.H85]+[.H$400]/400" office:value-type="float" office:value="0">
            <text:p>0.000000</text:p>
          </table:table-cell>
          <table:table-cell table:formula="of:=[.I85]+[.I$400]/400" office:value-type="float" office:value="-0.0808033375">
            <text:p>-0.080803</text:p>
          </table:table-cell>
          <table:table-cell table:formula="of:=[.J85]+[.J$400]/400" office:value-type="float" office:value="0.161606675">
            <text:p>0.161607</text:p>
          </table:table-cell>
          <table:table-cell table:formula="of:=[.K85]+[.K$400]/400" office:value-type="float" office:value="-0.0808033375">
            <text:p>-0.080803</text:p>
          </table:table-cell>
          <table:table-cell table:formula="of:=[.L85]+[.L$400]/400" office:value-type="float" office:value="0">
            <text:p>0.000000</text:p>
          </table:table-cell>
          <table:table-cell table:formula="of:=[.M85]+[.M$400]/400" office:value-type="float" office:value="0.0370882625">
            <text:p>0.037088</text:p>
          </table:table-cell>
          <table:table-cell table:formula="of:=[.N85]+[.N$400]/400" office:value-type="float" office:value="-0.0370882625">
            <text:p>-0.037088</text:p>
          </table:table-cell>
          <table:table-cell table:formula="of:=[.O85]+[.O$400]/400" office:value-type="float" office:value="0">
            <text:p>0.000000</text:p>
          </table:table-cell>
          <table:table-cell table:formula="of:=[.P85]+[.P$400]/400" office:value-type="float" office:value="-0.1112647875">
            <text:p>-0.111265</text:p>
          </table:table-cell>
          <table:table-cell table:formula="of:=[.Q85]+[.Q$400]/400" office:value-type="float" office:value="0">
            <text:p>0.000000</text:p>
          </table:table-cell>
          <table:table-cell table:formula="of:=[.R85]+[.R$400]/400" office:value-type="float" office:value="0">
            <text:p>0.000000</text:p>
          </table:table-cell>
          <table:table-cell table:formula="of:=[.S85]+[.S$400]/400" office:value-type="float" office:value="0">
            <text:p>0.000000</text:p>
          </table:table-cell>
          <table:table-cell table:formula="of:=[.T85]+[.T$400]/400" office:value-type="float" office:value="0.0370882625">
            <text:p>0.037088</text:p>
          </table:table-cell>
          <table:table-cell table:formula="of:=[.U85]+[.U$400]/400" office:value-type="float" office:value="0.0370882625">
            <text:p>0.037088</text:p>
          </table:table-cell>
          <table:table-cell table:formula="of:=[.V85]+[.V$400]/400" office:value-type="float" office:value="0">
            <text:p>0.000000</text:p>
          </table:table-cell>
          <table:table-cell table:formula="of:=[.W85]+[.W$400]/400" office:value-type="float" office:value="-0.1112647875">
            <text:p>-0.111265</text:p>
          </table:table-cell>
          <table:table-cell table:formula="of:=[.X85]+[.X$400]/400" office:value-type="float" office:value="0">
            <text:p>0.000000</text:p>
          </table:table-cell>
          <table:table-cell table:formula="of:=[.Y85]+[.Y$400]/400" office:value-type="float" office:value="0">
            <text:p>0.000000</text:p>
          </table:table-cell>
          <table:table-cell table:formula="of:=[.Z85]+[.Z$400]/400" office:value-type="float" office:value="0">
            <text:p>0.000000</text:p>
          </table:table-cell>
          <table:table-cell table:formula="of:=[.AA85]+[.AA$400]/400" office:value-type="float" office:value="0">
            <text:p>0.000000</text:p>
          </table:table-cell>
          <table:table-cell table:formula="of:=[.AB85]+[.AB$400]/400" office:value-type="float" office:value="0">
            <text:p>0.000000</text:p>
          </table:table-cell>
          <table:table-cell table:formula="of:=[.AC85]+[.AC$400]/400" office:value-type="float" office:value="0">
            <text:p>0.000000</text:p>
          </table:table-cell>
          <table:table-cell table:formula="of:=[.AD85]+[.AD$400]/400" office:value-type="float" office:value="0">
            <text:p>0.000000</text:p>
          </table:table-cell>
        </table:table-row>
        <table:table-row table:style-name="ro1">
          <table:table-cell table:formula="of:=[.A86]+[.A$400]/400" office:value-type="float" office:value="0">
            <text:p>0.000000</text:p>
          </table:table-cell>
          <table:table-cell table:formula="of:=[.B86]+[.B$400]/400" office:value-type="float" office:value="0">
            <text:p>0.000000</text:p>
          </table:table-cell>
          <table:table-cell table:formula="of:=[.C86]+[.C$400]/400" office:value-type="float" office:value="-0.081753965">
            <text:p>-0.081754</text:p>
          </table:table-cell>
          <table:table-cell table:formula="of:=[.D86]+[.D$400]/400" office:value-type="float" office:value="0.16350793">
            <text:p>0.163508</text:p>
          </table:table-cell>
          <table:table-cell table:formula="of:=[.E86]+[.E$400]/400" office:value-type="float" office:value="-0.081753965">
            <text:p>-0.081754</text:p>
          </table:table-cell>
          <table:table-cell table:formula="of:=[.F86]+[.F$400]/400" office:value-type="float" office:value="0">
            <text:p>0.000000</text:p>
          </table:table-cell>
          <table:table-cell table:formula="of:=[.G86]+[.G$400]/400" office:value-type="float" office:value="0">
            <text:p>0.000000</text:p>
          </table:table-cell>
          <table:table-cell table:formula="of:=[.H86]+[.H$400]/400" office:value-type="float" office:value="0">
            <text:p>0.000000</text:p>
          </table:table-cell>
          <table:table-cell table:formula="of:=[.I86]+[.I$400]/400" office:value-type="float" office:value="-0.081753965">
            <text:p>-0.081754</text:p>
          </table:table-cell>
          <table:table-cell table:formula="of:=[.J86]+[.J$400]/400" office:value-type="float" office:value="0.16350793">
            <text:p>0.163508</text:p>
          </table:table-cell>
          <table:table-cell table:formula="of:=[.K86]+[.K$400]/400" office:value-type="float" office:value="-0.081753965">
            <text:p>-0.081754</text:p>
          </table:table-cell>
          <table:table-cell table:formula="of:=[.L86]+[.L$400]/400" office:value-type="float" office:value="0">
            <text:p>0.000000</text:p>
          </table:table-cell>
          <table:table-cell table:formula="of:=[.M86]+[.M$400]/400" office:value-type="float" office:value="0.037524595">
            <text:p>0.037525</text:p>
          </table:table-cell>
          <table:table-cell table:formula="of:=[.N86]+[.N$400]/400" office:value-type="float" office:value="-0.037524595">
            <text:p>-0.037525</text:p>
          </table:table-cell>
          <table:table-cell table:formula="of:=[.O86]+[.O$400]/400" office:value-type="float" office:value="0">
            <text:p>0.000000</text:p>
          </table:table-cell>
          <table:table-cell table:formula="of:=[.P86]+[.P$400]/400" office:value-type="float" office:value="-0.112573785">
            <text:p>-0.112574</text:p>
          </table:table-cell>
          <table:table-cell table:formula="of:=[.Q86]+[.Q$400]/400" office:value-type="float" office:value="0">
            <text:p>0.000000</text:p>
          </table:table-cell>
          <table:table-cell table:formula="of:=[.R86]+[.R$400]/400" office:value-type="float" office:value="0">
            <text:p>0.000000</text:p>
          </table:table-cell>
          <table:table-cell table:formula="of:=[.S86]+[.S$400]/400" office:value-type="float" office:value="0">
            <text:p>0.000000</text:p>
          </table:table-cell>
          <table:table-cell table:formula="of:=[.T86]+[.T$400]/400" office:value-type="float" office:value="0.037524595">
            <text:p>0.037525</text:p>
          </table:table-cell>
          <table:table-cell table:formula="of:=[.U86]+[.U$400]/400" office:value-type="float" office:value="0.037524595">
            <text:p>0.037525</text:p>
          </table:table-cell>
          <table:table-cell table:formula="of:=[.V86]+[.V$400]/400" office:value-type="float" office:value="0">
            <text:p>0.000000</text:p>
          </table:table-cell>
          <table:table-cell table:formula="of:=[.W86]+[.W$400]/400" office:value-type="float" office:value="-0.112573785">
            <text:p>-0.112574</text:p>
          </table:table-cell>
          <table:table-cell table:formula="of:=[.X86]+[.X$400]/400" office:value-type="float" office:value="0">
            <text:p>0.000000</text:p>
          </table:table-cell>
          <table:table-cell table:formula="of:=[.Y86]+[.Y$400]/400" office:value-type="float" office:value="0">
            <text:p>0.000000</text:p>
          </table:table-cell>
          <table:table-cell table:formula="of:=[.Z86]+[.Z$400]/400" office:value-type="float" office:value="0">
            <text:p>0.000000</text:p>
          </table:table-cell>
          <table:table-cell table:formula="of:=[.AA86]+[.AA$400]/400" office:value-type="float" office:value="0">
            <text:p>0.000000</text:p>
          </table:table-cell>
          <table:table-cell table:formula="of:=[.AB86]+[.AB$400]/400" office:value-type="float" office:value="0">
            <text:p>0.000000</text:p>
          </table:table-cell>
          <table:table-cell table:formula="of:=[.AC86]+[.AC$400]/400" office:value-type="float" office:value="0">
            <text:p>0.000000</text:p>
          </table:table-cell>
          <table:table-cell table:formula="of:=[.AD86]+[.AD$400]/400" office:value-type="float" office:value="0">
            <text:p>0.000000</text:p>
          </table:table-cell>
        </table:table-row>
        <table:table-row table:style-name="ro1">
          <table:table-cell table:formula="of:=[.A87]+[.A$400]/400" office:value-type="float" office:value="0">
            <text:p>0.000000</text:p>
          </table:table-cell>
          <table:table-cell table:formula="of:=[.B87]+[.B$400]/400" office:value-type="float" office:value="0">
            <text:p>0.000000</text:p>
          </table:table-cell>
          <table:table-cell table:formula="of:=[.C87]+[.C$400]/400" office:value-type="float" office:value="-0.0827045925">
            <text:p>-0.082705</text:p>
          </table:table-cell>
          <table:table-cell table:formula="of:=[.D87]+[.D$400]/400" office:value-type="float" office:value="0.165409185">
            <text:p>0.165409</text:p>
          </table:table-cell>
          <table:table-cell table:formula="of:=[.E87]+[.E$400]/400" office:value-type="float" office:value="-0.0827045925">
            <text:p>-0.082705</text:p>
          </table:table-cell>
          <table:table-cell table:formula="of:=[.F87]+[.F$400]/400" office:value-type="float" office:value="0">
            <text:p>0.000000</text:p>
          </table:table-cell>
          <table:table-cell table:formula="of:=[.G87]+[.G$400]/400" office:value-type="float" office:value="0">
            <text:p>0.000000</text:p>
          </table:table-cell>
          <table:table-cell table:formula="of:=[.H87]+[.H$400]/400" office:value-type="float" office:value="0">
            <text:p>0.000000</text:p>
          </table:table-cell>
          <table:table-cell table:formula="of:=[.I87]+[.I$400]/400" office:value-type="float" office:value="-0.0827045925">
            <text:p>-0.082705</text:p>
          </table:table-cell>
          <table:table-cell table:formula="of:=[.J87]+[.J$400]/400" office:value-type="float" office:value="0.165409185">
            <text:p>0.165409</text:p>
          </table:table-cell>
          <table:table-cell table:formula="of:=[.K87]+[.K$400]/400" office:value-type="float" office:value="-0.0827045925">
            <text:p>-0.082705</text:p>
          </table:table-cell>
          <table:table-cell table:formula="of:=[.L87]+[.L$400]/400" office:value-type="float" office:value="0">
            <text:p>0.000000</text:p>
          </table:table-cell>
          <table:table-cell table:formula="of:=[.M87]+[.M$400]/400" office:value-type="float" office:value="0.0379609275">
            <text:p>0.037961</text:p>
          </table:table-cell>
          <table:table-cell table:formula="of:=[.N87]+[.N$400]/400" office:value-type="float" office:value="-0.0379609275">
            <text:p>-0.037961</text:p>
          </table:table-cell>
          <table:table-cell table:formula="of:=[.O87]+[.O$400]/400" office:value-type="float" office:value="0">
            <text:p>0.000000</text:p>
          </table:table-cell>
          <table:table-cell table:formula="of:=[.P87]+[.P$400]/400" office:value-type="float" office:value="-0.1138827825">
            <text:p>-0.113883</text:p>
          </table:table-cell>
          <table:table-cell table:formula="of:=[.Q87]+[.Q$400]/400" office:value-type="float" office:value="0">
            <text:p>0.000000</text:p>
          </table:table-cell>
          <table:table-cell table:formula="of:=[.R87]+[.R$400]/400" office:value-type="float" office:value="0">
            <text:p>0.000000</text:p>
          </table:table-cell>
          <table:table-cell table:formula="of:=[.S87]+[.S$400]/400" office:value-type="float" office:value="0">
            <text:p>0.000000</text:p>
          </table:table-cell>
          <table:table-cell table:formula="of:=[.T87]+[.T$400]/400" office:value-type="float" office:value="0.0379609275">
            <text:p>0.037961</text:p>
          </table:table-cell>
          <table:table-cell table:formula="of:=[.U87]+[.U$400]/400" office:value-type="float" office:value="0.0379609275">
            <text:p>0.037961</text:p>
          </table:table-cell>
          <table:table-cell table:formula="of:=[.V87]+[.V$400]/400" office:value-type="float" office:value="0">
            <text:p>0.000000</text:p>
          </table:table-cell>
          <table:table-cell table:formula="of:=[.W87]+[.W$400]/400" office:value-type="float" office:value="-0.1138827825">
            <text:p>-0.113883</text:p>
          </table:table-cell>
          <table:table-cell table:formula="of:=[.X87]+[.X$400]/400" office:value-type="float" office:value="0">
            <text:p>0.000000</text:p>
          </table:table-cell>
          <table:table-cell table:formula="of:=[.Y87]+[.Y$400]/400" office:value-type="float" office:value="0">
            <text:p>0.000000</text:p>
          </table:table-cell>
          <table:table-cell table:formula="of:=[.Z87]+[.Z$400]/400" office:value-type="float" office:value="0">
            <text:p>0.000000</text:p>
          </table:table-cell>
          <table:table-cell table:formula="of:=[.AA87]+[.AA$400]/400" office:value-type="float" office:value="0">
            <text:p>0.000000</text:p>
          </table:table-cell>
          <table:table-cell table:formula="of:=[.AB87]+[.AB$400]/400" office:value-type="float" office:value="0">
            <text:p>0.000000</text:p>
          </table:table-cell>
          <table:table-cell table:formula="of:=[.AC87]+[.AC$400]/400" office:value-type="float" office:value="0">
            <text:p>0.000000</text:p>
          </table:table-cell>
          <table:table-cell table:formula="of:=[.AD87]+[.AD$400]/400" office:value-type="float" office:value="0">
            <text:p>0.000000</text:p>
          </table:table-cell>
        </table:table-row>
        <table:table-row table:style-name="ro1">
          <table:table-cell table:formula="of:=[.A88]+[.A$400]/400" office:value-type="float" office:value="0">
            <text:p>0.000000</text:p>
          </table:table-cell>
          <table:table-cell table:formula="of:=[.B88]+[.B$400]/400" office:value-type="float" office:value="0">
            <text:p>0.000000</text:p>
          </table:table-cell>
          <table:table-cell table:formula="of:=[.C88]+[.C$400]/400" office:value-type="float" office:value="-0.08365522">
            <text:p>-0.083655</text:p>
          </table:table-cell>
          <table:table-cell table:formula="of:=[.D88]+[.D$400]/400" office:value-type="float" office:value="0.16731044">
            <text:p>0.167310</text:p>
          </table:table-cell>
          <table:table-cell table:formula="of:=[.E88]+[.E$400]/400" office:value-type="float" office:value="-0.08365522">
            <text:p>-0.083655</text:p>
          </table:table-cell>
          <table:table-cell table:formula="of:=[.F88]+[.F$400]/400" office:value-type="float" office:value="0">
            <text:p>0.000000</text:p>
          </table:table-cell>
          <table:table-cell table:formula="of:=[.G88]+[.G$400]/400" office:value-type="float" office:value="0">
            <text:p>0.000000</text:p>
          </table:table-cell>
          <table:table-cell table:formula="of:=[.H88]+[.H$400]/400" office:value-type="float" office:value="0">
            <text:p>0.000000</text:p>
          </table:table-cell>
          <table:table-cell table:formula="of:=[.I88]+[.I$400]/400" office:value-type="float" office:value="-0.08365522">
            <text:p>-0.083655</text:p>
          </table:table-cell>
          <table:table-cell table:formula="of:=[.J88]+[.J$400]/400" office:value-type="float" office:value="0.16731044">
            <text:p>0.167310</text:p>
          </table:table-cell>
          <table:table-cell table:formula="of:=[.K88]+[.K$400]/400" office:value-type="float" office:value="-0.08365522">
            <text:p>-0.083655</text:p>
          </table:table-cell>
          <table:table-cell table:formula="of:=[.L88]+[.L$400]/400" office:value-type="float" office:value="0">
            <text:p>0.000000</text:p>
          </table:table-cell>
          <table:table-cell table:formula="of:=[.M88]+[.M$400]/400" office:value-type="float" office:value="0.03839726">
            <text:p>0.038397</text:p>
          </table:table-cell>
          <table:table-cell table:formula="of:=[.N88]+[.N$400]/400" office:value-type="float" office:value="-0.03839726">
            <text:p>-0.038397</text:p>
          </table:table-cell>
          <table:table-cell table:formula="of:=[.O88]+[.O$400]/400" office:value-type="float" office:value="0">
            <text:p>0.000000</text:p>
          </table:table-cell>
          <table:table-cell table:formula="of:=[.P88]+[.P$400]/400" office:value-type="float" office:value="-0.11519178">
            <text:p>-0.115192</text:p>
          </table:table-cell>
          <table:table-cell table:formula="of:=[.Q88]+[.Q$400]/400" office:value-type="float" office:value="0">
            <text:p>0.000000</text:p>
          </table:table-cell>
          <table:table-cell table:formula="of:=[.R88]+[.R$400]/400" office:value-type="float" office:value="0">
            <text:p>0.000000</text:p>
          </table:table-cell>
          <table:table-cell table:formula="of:=[.S88]+[.S$400]/400" office:value-type="float" office:value="0">
            <text:p>0.000000</text:p>
          </table:table-cell>
          <table:table-cell table:formula="of:=[.T88]+[.T$400]/400" office:value-type="float" office:value="0.03839726">
            <text:p>0.038397</text:p>
          </table:table-cell>
          <table:table-cell table:formula="of:=[.U88]+[.U$400]/400" office:value-type="float" office:value="0.03839726">
            <text:p>0.038397</text:p>
          </table:table-cell>
          <table:table-cell table:formula="of:=[.V88]+[.V$400]/400" office:value-type="float" office:value="0">
            <text:p>0.000000</text:p>
          </table:table-cell>
          <table:table-cell table:formula="of:=[.W88]+[.W$400]/400" office:value-type="float" office:value="-0.11519178">
            <text:p>-0.115192</text:p>
          </table:table-cell>
          <table:table-cell table:formula="of:=[.X88]+[.X$400]/400" office:value-type="float" office:value="0">
            <text:p>0.000000</text:p>
          </table:table-cell>
          <table:table-cell table:formula="of:=[.Y88]+[.Y$400]/400" office:value-type="float" office:value="0">
            <text:p>0.000000</text:p>
          </table:table-cell>
          <table:table-cell table:formula="of:=[.Z88]+[.Z$400]/400" office:value-type="float" office:value="0">
            <text:p>0.000000</text:p>
          </table:table-cell>
          <table:table-cell table:formula="of:=[.AA88]+[.AA$400]/400" office:value-type="float" office:value="0">
            <text:p>0.000000</text:p>
          </table:table-cell>
          <table:table-cell table:formula="of:=[.AB88]+[.AB$400]/400" office:value-type="float" office:value="0">
            <text:p>0.000000</text:p>
          </table:table-cell>
          <table:table-cell table:formula="of:=[.AC88]+[.AC$400]/400" office:value-type="float" office:value="0">
            <text:p>0.000000</text:p>
          </table:table-cell>
          <table:table-cell table:formula="of:=[.AD88]+[.AD$400]/400" office:value-type="float" office:value="0">
            <text:p>0.000000</text:p>
          </table:table-cell>
        </table:table-row>
        <table:table-row table:style-name="ro1">
          <table:table-cell table:formula="of:=[.A89]+[.A$400]/400" office:value-type="float" office:value="0">
            <text:p>0.000000</text:p>
          </table:table-cell>
          <table:table-cell table:formula="of:=[.B89]+[.B$400]/400" office:value-type="float" office:value="0">
            <text:p>0.000000</text:p>
          </table:table-cell>
          <table:table-cell table:formula="of:=[.C89]+[.C$400]/400" office:value-type="float" office:value="-0.0846058475">
            <text:p>-0.084606</text:p>
          </table:table-cell>
          <table:table-cell table:formula="of:=[.D89]+[.D$400]/400" office:value-type="float" office:value="0.169211695">
            <text:p>0.169212</text:p>
          </table:table-cell>
          <table:table-cell table:formula="of:=[.E89]+[.E$400]/400" office:value-type="float" office:value="-0.0846058475">
            <text:p>-0.084606</text:p>
          </table:table-cell>
          <table:table-cell table:formula="of:=[.F89]+[.F$400]/400" office:value-type="float" office:value="0">
            <text:p>0.000000</text:p>
          </table:table-cell>
          <table:table-cell table:formula="of:=[.G89]+[.G$400]/400" office:value-type="float" office:value="0">
            <text:p>0.000000</text:p>
          </table:table-cell>
          <table:table-cell table:formula="of:=[.H89]+[.H$400]/400" office:value-type="float" office:value="0">
            <text:p>0.000000</text:p>
          </table:table-cell>
          <table:table-cell table:formula="of:=[.I89]+[.I$400]/400" office:value-type="float" office:value="-0.0846058475">
            <text:p>-0.084606</text:p>
          </table:table-cell>
          <table:table-cell table:formula="of:=[.J89]+[.J$400]/400" office:value-type="float" office:value="0.169211695">
            <text:p>0.169212</text:p>
          </table:table-cell>
          <table:table-cell table:formula="of:=[.K89]+[.K$400]/400" office:value-type="float" office:value="-0.0846058475">
            <text:p>-0.084606</text:p>
          </table:table-cell>
          <table:table-cell table:formula="of:=[.L89]+[.L$400]/400" office:value-type="float" office:value="0">
            <text:p>0.000000</text:p>
          </table:table-cell>
          <table:table-cell table:formula="of:=[.M89]+[.M$400]/400" office:value-type="float" office:value="0.0388335925">
            <text:p>0.038834</text:p>
          </table:table-cell>
          <table:table-cell table:formula="of:=[.N89]+[.N$400]/400" office:value-type="float" office:value="-0.0388335925">
            <text:p>-0.038834</text:p>
          </table:table-cell>
          <table:table-cell table:formula="of:=[.O89]+[.O$400]/400" office:value-type="float" office:value="0">
            <text:p>0.000000</text:p>
          </table:table-cell>
          <table:table-cell table:formula="of:=[.P89]+[.P$400]/400" office:value-type="float" office:value="-0.1165007775">
            <text:p>-0.116501</text:p>
          </table:table-cell>
          <table:table-cell table:formula="of:=[.Q89]+[.Q$400]/400" office:value-type="float" office:value="0">
            <text:p>0.000000</text:p>
          </table:table-cell>
          <table:table-cell table:formula="of:=[.R89]+[.R$400]/400" office:value-type="float" office:value="0">
            <text:p>0.000000</text:p>
          </table:table-cell>
          <table:table-cell table:formula="of:=[.S89]+[.S$400]/400" office:value-type="float" office:value="0">
            <text:p>0.000000</text:p>
          </table:table-cell>
          <table:table-cell table:formula="of:=[.T89]+[.T$400]/400" office:value-type="float" office:value="0.0388335925">
            <text:p>0.038834</text:p>
          </table:table-cell>
          <table:table-cell table:formula="of:=[.U89]+[.U$400]/400" office:value-type="float" office:value="0.0388335925">
            <text:p>0.038834</text:p>
          </table:table-cell>
          <table:table-cell table:formula="of:=[.V89]+[.V$400]/400" office:value-type="float" office:value="0">
            <text:p>0.000000</text:p>
          </table:table-cell>
          <table:table-cell table:formula="of:=[.W89]+[.W$400]/400" office:value-type="float" office:value="-0.1165007775">
            <text:p>-0.116501</text:p>
          </table:table-cell>
          <table:table-cell table:formula="of:=[.X89]+[.X$400]/400" office:value-type="float" office:value="0">
            <text:p>0.000000</text:p>
          </table:table-cell>
          <table:table-cell table:formula="of:=[.Y89]+[.Y$400]/400" office:value-type="float" office:value="0">
            <text:p>0.000000</text:p>
          </table:table-cell>
          <table:table-cell table:formula="of:=[.Z89]+[.Z$400]/400" office:value-type="float" office:value="0">
            <text:p>0.000000</text:p>
          </table:table-cell>
          <table:table-cell table:formula="of:=[.AA89]+[.AA$400]/400" office:value-type="float" office:value="0">
            <text:p>0.000000</text:p>
          </table:table-cell>
          <table:table-cell table:formula="of:=[.AB89]+[.AB$400]/400" office:value-type="float" office:value="0">
            <text:p>0.000000</text:p>
          </table:table-cell>
          <table:table-cell table:formula="of:=[.AC89]+[.AC$400]/400" office:value-type="float" office:value="0">
            <text:p>0.000000</text:p>
          </table:table-cell>
          <table:table-cell table:formula="of:=[.AD89]+[.AD$400]/400" office:value-type="float" office:value="0">
            <text:p>0.000000</text:p>
          </table:table-cell>
        </table:table-row>
        <table:table-row table:style-name="ro1">
          <table:table-cell table:formula="of:=[.A90]+[.A$400]/400" office:value-type="float" office:value="0">
            <text:p>0.000000</text:p>
          </table:table-cell>
          <table:table-cell table:formula="of:=[.B90]+[.B$400]/400" office:value-type="float" office:value="0">
            <text:p>0.000000</text:p>
          </table:table-cell>
          <table:table-cell table:formula="of:=[.C90]+[.C$400]/400" office:value-type="float" office:value="-0.085556475">
            <text:p>-0.085556</text:p>
          </table:table-cell>
          <table:table-cell table:formula="of:=[.D90]+[.D$400]/400" office:value-type="float" office:value="0.17111295">
            <text:p>0.171113</text:p>
          </table:table-cell>
          <table:table-cell table:formula="of:=[.E90]+[.E$400]/400" office:value-type="float" office:value="-0.085556475">
            <text:p>-0.085556</text:p>
          </table:table-cell>
          <table:table-cell table:formula="of:=[.F90]+[.F$400]/400" office:value-type="float" office:value="0">
            <text:p>0.000000</text:p>
          </table:table-cell>
          <table:table-cell table:formula="of:=[.G90]+[.G$400]/400" office:value-type="float" office:value="0">
            <text:p>0.000000</text:p>
          </table:table-cell>
          <table:table-cell table:formula="of:=[.H90]+[.H$400]/400" office:value-type="float" office:value="0">
            <text:p>0.000000</text:p>
          </table:table-cell>
          <table:table-cell table:formula="of:=[.I90]+[.I$400]/400" office:value-type="float" office:value="-0.085556475">
            <text:p>-0.085556</text:p>
          </table:table-cell>
          <table:table-cell table:formula="of:=[.J90]+[.J$400]/400" office:value-type="float" office:value="0.17111295">
            <text:p>0.171113</text:p>
          </table:table-cell>
          <table:table-cell table:formula="of:=[.K90]+[.K$400]/400" office:value-type="float" office:value="-0.085556475">
            <text:p>-0.085556</text:p>
          </table:table-cell>
          <table:table-cell table:formula="of:=[.L90]+[.L$400]/400" office:value-type="float" office:value="0">
            <text:p>0.000000</text:p>
          </table:table-cell>
          <table:table-cell table:formula="of:=[.M90]+[.M$400]/400" office:value-type="float" office:value="0.039269925">
            <text:p>0.039270</text:p>
          </table:table-cell>
          <table:table-cell table:formula="of:=[.N90]+[.N$400]/400" office:value-type="float" office:value="-0.039269925">
            <text:p>-0.039270</text:p>
          </table:table-cell>
          <table:table-cell table:formula="of:=[.O90]+[.O$400]/400" office:value-type="float" office:value="0">
            <text:p>0.000000</text:p>
          </table:table-cell>
          <table:table-cell table:formula="of:=[.P90]+[.P$400]/400" office:value-type="float" office:value="-0.117809775">
            <text:p>-0.117810</text:p>
          </table:table-cell>
          <table:table-cell table:formula="of:=[.Q90]+[.Q$400]/400" office:value-type="float" office:value="0">
            <text:p>0.000000</text:p>
          </table:table-cell>
          <table:table-cell table:formula="of:=[.R90]+[.R$400]/400" office:value-type="float" office:value="0">
            <text:p>0.000000</text:p>
          </table:table-cell>
          <table:table-cell table:formula="of:=[.S90]+[.S$400]/400" office:value-type="float" office:value="0">
            <text:p>0.000000</text:p>
          </table:table-cell>
          <table:table-cell table:formula="of:=[.T90]+[.T$400]/400" office:value-type="float" office:value="0.039269925">
            <text:p>0.039270</text:p>
          </table:table-cell>
          <table:table-cell table:formula="of:=[.U90]+[.U$400]/400" office:value-type="float" office:value="0.039269925">
            <text:p>0.039270</text:p>
          </table:table-cell>
          <table:table-cell table:formula="of:=[.V90]+[.V$400]/400" office:value-type="float" office:value="0">
            <text:p>0.000000</text:p>
          </table:table-cell>
          <table:table-cell table:formula="of:=[.W90]+[.W$400]/400" office:value-type="float" office:value="-0.117809775">
            <text:p>-0.117810</text:p>
          </table:table-cell>
          <table:table-cell table:formula="of:=[.X90]+[.X$400]/400" office:value-type="float" office:value="0">
            <text:p>0.000000</text:p>
          </table:table-cell>
          <table:table-cell table:formula="of:=[.Y90]+[.Y$400]/400" office:value-type="float" office:value="0">
            <text:p>0.000000</text:p>
          </table:table-cell>
          <table:table-cell table:formula="of:=[.Z90]+[.Z$400]/400" office:value-type="float" office:value="0">
            <text:p>0.000000</text:p>
          </table:table-cell>
          <table:table-cell table:formula="of:=[.AA90]+[.AA$400]/400" office:value-type="float" office:value="0">
            <text:p>0.000000</text:p>
          </table:table-cell>
          <table:table-cell table:formula="of:=[.AB90]+[.AB$400]/400" office:value-type="float" office:value="0">
            <text:p>0.000000</text:p>
          </table:table-cell>
          <table:table-cell table:formula="of:=[.AC90]+[.AC$400]/400" office:value-type="float" office:value="0">
            <text:p>0.000000</text:p>
          </table:table-cell>
          <table:table-cell table:formula="of:=[.AD90]+[.AD$400]/400" office:value-type="float" office:value="0">
            <text:p>0.000000</text:p>
          </table:table-cell>
        </table:table-row>
        <table:table-row table:style-name="ro1">
          <table:table-cell table:formula="of:=[.A91]+[.A$400]/400" office:value-type="float" office:value="0">
            <text:p>0.000000</text:p>
          </table:table-cell>
          <table:table-cell table:formula="of:=[.B91]+[.B$400]/400" office:value-type="float" office:value="0">
            <text:p>0.000000</text:p>
          </table:table-cell>
          <table:table-cell table:formula="of:=[.C91]+[.C$400]/400" office:value-type="float" office:value="-0.0865071024999999">
            <text:p>-0.086507</text:p>
          </table:table-cell>
          <table:table-cell table:formula="of:=[.D91]+[.D$400]/400" office:value-type="float" office:value="0.173014205">
            <text:p>0.173014</text:p>
          </table:table-cell>
          <table:table-cell table:formula="of:=[.E91]+[.E$400]/400" office:value-type="float" office:value="-0.0865071024999999">
            <text:p>-0.086507</text:p>
          </table:table-cell>
          <table:table-cell table:formula="of:=[.F91]+[.F$400]/400" office:value-type="float" office:value="0">
            <text:p>0.000000</text:p>
          </table:table-cell>
          <table:table-cell table:formula="of:=[.G91]+[.G$400]/400" office:value-type="float" office:value="0">
            <text:p>0.000000</text:p>
          </table:table-cell>
          <table:table-cell table:formula="of:=[.H91]+[.H$400]/400" office:value-type="float" office:value="0">
            <text:p>0.000000</text:p>
          </table:table-cell>
          <table:table-cell table:formula="of:=[.I91]+[.I$400]/400" office:value-type="float" office:value="-0.0865071024999999">
            <text:p>-0.086507</text:p>
          </table:table-cell>
          <table:table-cell table:formula="of:=[.J91]+[.J$400]/400" office:value-type="float" office:value="0.173014205">
            <text:p>0.173014</text:p>
          </table:table-cell>
          <table:table-cell table:formula="of:=[.K91]+[.K$400]/400" office:value-type="float" office:value="-0.0865071024999999">
            <text:p>-0.086507</text:p>
          </table:table-cell>
          <table:table-cell table:formula="of:=[.L91]+[.L$400]/400" office:value-type="float" office:value="0">
            <text:p>0.000000</text:p>
          </table:table-cell>
          <table:table-cell table:formula="of:=[.M91]+[.M$400]/400" office:value-type="float" office:value="0.0397062575">
            <text:p>0.039706</text:p>
          </table:table-cell>
          <table:table-cell table:formula="of:=[.N91]+[.N$400]/400" office:value-type="float" office:value="-0.0397062575">
            <text:p>-0.039706</text:p>
          </table:table-cell>
          <table:table-cell table:formula="of:=[.O91]+[.O$400]/400" office:value-type="float" office:value="0">
            <text:p>0.000000</text:p>
          </table:table-cell>
          <table:table-cell table:formula="of:=[.P91]+[.P$400]/400" office:value-type="float" office:value="-0.1191187725">
            <text:p>-0.119119</text:p>
          </table:table-cell>
          <table:table-cell table:formula="of:=[.Q91]+[.Q$400]/400" office:value-type="float" office:value="0">
            <text:p>0.000000</text:p>
          </table:table-cell>
          <table:table-cell table:formula="of:=[.R91]+[.R$400]/400" office:value-type="float" office:value="0">
            <text:p>0.000000</text:p>
          </table:table-cell>
          <table:table-cell table:formula="of:=[.S91]+[.S$400]/400" office:value-type="float" office:value="0">
            <text:p>0.000000</text:p>
          </table:table-cell>
          <table:table-cell table:formula="of:=[.T91]+[.T$400]/400" office:value-type="float" office:value="0.0397062575">
            <text:p>0.039706</text:p>
          </table:table-cell>
          <table:table-cell table:formula="of:=[.U91]+[.U$400]/400" office:value-type="float" office:value="0.0397062575">
            <text:p>0.039706</text:p>
          </table:table-cell>
          <table:table-cell table:formula="of:=[.V91]+[.V$400]/400" office:value-type="float" office:value="0">
            <text:p>0.000000</text:p>
          </table:table-cell>
          <table:table-cell table:formula="of:=[.W91]+[.W$400]/400" office:value-type="float" office:value="-0.1191187725">
            <text:p>-0.119119</text:p>
          </table:table-cell>
          <table:table-cell table:formula="of:=[.X91]+[.X$400]/400" office:value-type="float" office:value="0">
            <text:p>0.000000</text:p>
          </table:table-cell>
          <table:table-cell table:formula="of:=[.Y91]+[.Y$400]/400" office:value-type="float" office:value="0">
            <text:p>0.000000</text:p>
          </table:table-cell>
          <table:table-cell table:formula="of:=[.Z91]+[.Z$400]/400" office:value-type="float" office:value="0">
            <text:p>0.000000</text:p>
          </table:table-cell>
          <table:table-cell table:formula="of:=[.AA91]+[.AA$400]/400" office:value-type="float" office:value="0">
            <text:p>0.000000</text:p>
          </table:table-cell>
          <table:table-cell table:formula="of:=[.AB91]+[.AB$400]/400" office:value-type="float" office:value="0">
            <text:p>0.000000</text:p>
          </table:table-cell>
          <table:table-cell table:formula="of:=[.AC91]+[.AC$400]/400" office:value-type="float" office:value="0">
            <text:p>0.000000</text:p>
          </table:table-cell>
          <table:table-cell table:formula="of:=[.AD91]+[.AD$400]/400" office:value-type="float" office:value="0">
            <text:p>0.000000</text:p>
          </table:table-cell>
        </table:table-row>
        <table:table-row table:style-name="ro1">
          <table:table-cell table:formula="of:=[.A92]+[.A$400]/400" office:value-type="float" office:value="0">
            <text:p>0.000000</text:p>
          </table:table-cell>
          <table:table-cell table:formula="of:=[.B92]+[.B$400]/400" office:value-type="float" office:value="0">
            <text:p>0.000000</text:p>
          </table:table-cell>
          <table:table-cell table:formula="of:=[.C92]+[.C$400]/400" office:value-type="float" office:value="-0.0874577299999999">
            <text:p>-0.087458</text:p>
          </table:table-cell>
          <table:table-cell table:formula="of:=[.D92]+[.D$400]/400" office:value-type="float" office:value="0.17491546">
            <text:p>0.174915</text:p>
          </table:table-cell>
          <table:table-cell table:formula="of:=[.E92]+[.E$400]/400" office:value-type="float" office:value="-0.0874577299999999">
            <text:p>-0.087458</text:p>
          </table:table-cell>
          <table:table-cell table:formula="of:=[.F92]+[.F$400]/400" office:value-type="float" office:value="0">
            <text:p>0.000000</text:p>
          </table:table-cell>
          <table:table-cell table:formula="of:=[.G92]+[.G$400]/400" office:value-type="float" office:value="0">
            <text:p>0.000000</text:p>
          </table:table-cell>
          <table:table-cell table:formula="of:=[.H92]+[.H$400]/400" office:value-type="float" office:value="0">
            <text:p>0.000000</text:p>
          </table:table-cell>
          <table:table-cell table:formula="of:=[.I92]+[.I$400]/400" office:value-type="float" office:value="-0.0874577299999999">
            <text:p>-0.087458</text:p>
          </table:table-cell>
          <table:table-cell table:formula="of:=[.J92]+[.J$400]/400" office:value-type="float" office:value="0.17491546">
            <text:p>0.174915</text:p>
          </table:table-cell>
          <table:table-cell table:formula="of:=[.K92]+[.K$400]/400" office:value-type="float" office:value="-0.0874577299999999">
            <text:p>-0.087458</text:p>
          </table:table-cell>
          <table:table-cell table:formula="of:=[.L92]+[.L$400]/400" office:value-type="float" office:value="0">
            <text:p>0.000000</text:p>
          </table:table-cell>
          <table:table-cell table:formula="of:=[.M92]+[.M$400]/400" office:value-type="float" office:value="0.04014259">
            <text:p>0.040143</text:p>
          </table:table-cell>
          <table:table-cell table:formula="of:=[.N92]+[.N$400]/400" office:value-type="float" office:value="-0.04014259">
            <text:p>-0.040143</text:p>
          </table:table-cell>
          <table:table-cell table:formula="of:=[.O92]+[.O$400]/400" office:value-type="float" office:value="0">
            <text:p>0.000000</text:p>
          </table:table-cell>
          <table:table-cell table:formula="of:=[.P92]+[.P$400]/400" office:value-type="float" office:value="-0.12042777">
            <text:p>-0.120428</text:p>
          </table:table-cell>
          <table:table-cell table:formula="of:=[.Q92]+[.Q$400]/400" office:value-type="float" office:value="0">
            <text:p>0.000000</text:p>
          </table:table-cell>
          <table:table-cell table:formula="of:=[.R92]+[.R$400]/400" office:value-type="float" office:value="0">
            <text:p>0.000000</text:p>
          </table:table-cell>
          <table:table-cell table:formula="of:=[.S92]+[.S$400]/400" office:value-type="float" office:value="0">
            <text:p>0.000000</text:p>
          </table:table-cell>
          <table:table-cell table:formula="of:=[.T92]+[.T$400]/400" office:value-type="float" office:value="0.04014259">
            <text:p>0.040143</text:p>
          </table:table-cell>
          <table:table-cell table:formula="of:=[.U92]+[.U$400]/400" office:value-type="float" office:value="0.04014259">
            <text:p>0.040143</text:p>
          </table:table-cell>
          <table:table-cell table:formula="of:=[.V92]+[.V$400]/400" office:value-type="float" office:value="0">
            <text:p>0.000000</text:p>
          </table:table-cell>
          <table:table-cell table:formula="of:=[.W92]+[.W$400]/400" office:value-type="float" office:value="-0.12042777">
            <text:p>-0.120428</text:p>
          </table:table-cell>
          <table:table-cell table:formula="of:=[.X92]+[.X$400]/400" office:value-type="float" office:value="0">
            <text:p>0.000000</text:p>
          </table:table-cell>
          <table:table-cell table:formula="of:=[.Y92]+[.Y$400]/400" office:value-type="float" office:value="0">
            <text:p>0.000000</text:p>
          </table:table-cell>
          <table:table-cell table:formula="of:=[.Z92]+[.Z$400]/400" office:value-type="float" office:value="0">
            <text:p>0.000000</text:p>
          </table:table-cell>
          <table:table-cell table:formula="of:=[.AA92]+[.AA$400]/400" office:value-type="float" office:value="0">
            <text:p>0.000000</text:p>
          </table:table-cell>
          <table:table-cell table:formula="of:=[.AB92]+[.AB$400]/400" office:value-type="float" office:value="0">
            <text:p>0.000000</text:p>
          </table:table-cell>
          <table:table-cell table:formula="of:=[.AC92]+[.AC$400]/400" office:value-type="float" office:value="0">
            <text:p>0.000000</text:p>
          </table:table-cell>
          <table:table-cell table:formula="of:=[.AD92]+[.AD$400]/400" office:value-type="float" office:value="0">
            <text:p>0.000000</text:p>
          </table:table-cell>
        </table:table-row>
        <table:table-row table:style-name="ro1">
          <table:table-cell table:formula="of:=[.A93]+[.A$400]/400" office:value-type="float" office:value="0">
            <text:p>0.000000</text:p>
          </table:table-cell>
          <table:table-cell table:formula="of:=[.B93]+[.B$400]/400" office:value-type="float" office:value="0">
            <text:p>0.000000</text:p>
          </table:table-cell>
          <table:table-cell table:formula="of:=[.C93]+[.C$400]/400" office:value-type="float" office:value="-0.0884083574999999">
            <text:p>-0.088408</text:p>
          </table:table-cell>
          <table:table-cell table:formula="of:=[.D93]+[.D$400]/400" office:value-type="float" office:value="0.176816715">
            <text:p>0.176817</text:p>
          </table:table-cell>
          <table:table-cell table:formula="of:=[.E93]+[.E$400]/400" office:value-type="float" office:value="-0.0884083574999999">
            <text:p>-0.088408</text:p>
          </table:table-cell>
          <table:table-cell table:formula="of:=[.F93]+[.F$400]/400" office:value-type="float" office:value="0">
            <text:p>0.000000</text:p>
          </table:table-cell>
          <table:table-cell table:formula="of:=[.G93]+[.G$400]/400" office:value-type="float" office:value="0">
            <text:p>0.000000</text:p>
          </table:table-cell>
          <table:table-cell table:formula="of:=[.H93]+[.H$400]/400" office:value-type="float" office:value="0">
            <text:p>0.000000</text:p>
          </table:table-cell>
          <table:table-cell table:formula="of:=[.I93]+[.I$400]/400" office:value-type="float" office:value="-0.0884083574999999">
            <text:p>-0.088408</text:p>
          </table:table-cell>
          <table:table-cell table:formula="of:=[.J93]+[.J$400]/400" office:value-type="float" office:value="0.176816715">
            <text:p>0.176817</text:p>
          </table:table-cell>
          <table:table-cell table:formula="of:=[.K93]+[.K$400]/400" office:value-type="float" office:value="-0.0884083574999999">
            <text:p>-0.088408</text:p>
          </table:table-cell>
          <table:table-cell table:formula="of:=[.L93]+[.L$400]/400" office:value-type="float" office:value="0">
            <text:p>0.000000</text:p>
          </table:table-cell>
          <table:table-cell table:formula="of:=[.M93]+[.M$400]/400" office:value-type="float" office:value="0.0405789225">
            <text:p>0.040579</text:p>
          </table:table-cell>
          <table:table-cell table:formula="of:=[.N93]+[.N$400]/400" office:value-type="float" office:value="-0.0405789225">
            <text:p>-0.040579</text:p>
          </table:table-cell>
          <table:table-cell table:formula="of:=[.O93]+[.O$400]/400" office:value-type="float" office:value="0">
            <text:p>0.000000</text:p>
          </table:table-cell>
          <table:table-cell table:formula="of:=[.P93]+[.P$400]/400" office:value-type="float" office:value="-0.1217367675">
            <text:p>-0.121737</text:p>
          </table:table-cell>
          <table:table-cell table:formula="of:=[.Q93]+[.Q$400]/400" office:value-type="float" office:value="0">
            <text:p>0.000000</text:p>
          </table:table-cell>
          <table:table-cell table:formula="of:=[.R93]+[.R$400]/400" office:value-type="float" office:value="0">
            <text:p>0.000000</text:p>
          </table:table-cell>
          <table:table-cell table:formula="of:=[.S93]+[.S$400]/400" office:value-type="float" office:value="0">
            <text:p>0.000000</text:p>
          </table:table-cell>
          <table:table-cell table:formula="of:=[.T93]+[.T$400]/400" office:value-type="float" office:value="0.0405789225">
            <text:p>0.040579</text:p>
          </table:table-cell>
          <table:table-cell table:formula="of:=[.U93]+[.U$400]/400" office:value-type="float" office:value="0.0405789225">
            <text:p>0.040579</text:p>
          </table:table-cell>
          <table:table-cell table:formula="of:=[.V93]+[.V$400]/400" office:value-type="float" office:value="0">
            <text:p>0.000000</text:p>
          </table:table-cell>
          <table:table-cell table:formula="of:=[.W93]+[.W$400]/400" office:value-type="float" office:value="-0.1217367675">
            <text:p>-0.121737</text:p>
          </table:table-cell>
          <table:table-cell table:formula="of:=[.X93]+[.X$400]/400" office:value-type="float" office:value="0">
            <text:p>0.000000</text:p>
          </table:table-cell>
          <table:table-cell table:formula="of:=[.Y93]+[.Y$400]/400" office:value-type="float" office:value="0">
            <text:p>0.000000</text:p>
          </table:table-cell>
          <table:table-cell table:formula="of:=[.Z93]+[.Z$400]/400" office:value-type="float" office:value="0">
            <text:p>0.000000</text:p>
          </table:table-cell>
          <table:table-cell table:formula="of:=[.AA93]+[.AA$400]/400" office:value-type="float" office:value="0">
            <text:p>0.000000</text:p>
          </table:table-cell>
          <table:table-cell table:formula="of:=[.AB93]+[.AB$400]/400" office:value-type="float" office:value="0">
            <text:p>0.000000</text:p>
          </table:table-cell>
          <table:table-cell table:formula="of:=[.AC93]+[.AC$400]/400" office:value-type="float" office:value="0">
            <text:p>0.000000</text:p>
          </table:table-cell>
          <table:table-cell table:formula="of:=[.AD93]+[.AD$400]/400" office:value-type="float" office:value="0">
            <text:p>0.000000</text:p>
          </table:table-cell>
        </table:table-row>
        <table:table-row table:style-name="ro1">
          <table:table-cell table:formula="of:=[.A94]+[.A$400]/400" office:value-type="float" office:value="0">
            <text:p>0.000000</text:p>
          </table:table-cell>
          <table:table-cell table:formula="of:=[.B94]+[.B$400]/400" office:value-type="float" office:value="0">
            <text:p>0.000000</text:p>
          </table:table-cell>
          <table:table-cell table:formula="of:=[.C94]+[.C$400]/400" office:value-type="float" office:value="-0.0893589849999999">
            <text:p>-0.089359</text:p>
          </table:table-cell>
          <table:table-cell table:formula="of:=[.D94]+[.D$400]/400" office:value-type="float" office:value="0.17871797">
            <text:p>0.178718</text:p>
          </table:table-cell>
          <table:table-cell table:formula="of:=[.E94]+[.E$400]/400" office:value-type="float" office:value="-0.0893589849999999">
            <text:p>-0.089359</text:p>
          </table:table-cell>
          <table:table-cell table:formula="of:=[.F94]+[.F$400]/400" office:value-type="float" office:value="0">
            <text:p>0.000000</text:p>
          </table:table-cell>
          <table:table-cell table:formula="of:=[.G94]+[.G$400]/400" office:value-type="float" office:value="0">
            <text:p>0.000000</text:p>
          </table:table-cell>
          <table:table-cell table:formula="of:=[.H94]+[.H$400]/400" office:value-type="float" office:value="0">
            <text:p>0.000000</text:p>
          </table:table-cell>
          <table:table-cell table:formula="of:=[.I94]+[.I$400]/400" office:value-type="float" office:value="-0.0893589849999999">
            <text:p>-0.089359</text:p>
          </table:table-cell>
          <table:table-cell table:formula="of:=[.J94]+[.J$400]/400" office:value-type="float" office:value="0.17871797">
            <text:p>0.178718</text:p>
          </table:table-cell>
          <table:table-cell table:formula="of:=[.K94]+[.K$400]/400" office:value-type="float" office:value="-0.0893589849999999">
            <text:p>-0.089359</text:p>
          </table:table-cell>
          <table:table-cell table:formula="of:=[.L94]+[.L$400]/400" office:value-type="float" office:value="0">
            <text:p>0.000000</text:p>
          </table:table-cell>
          <table:table-cell table:formula="of:=[.M94]+[.M$400]/400" office:value-type="float" office:value="0.041015255">
            <text:p>0.041015</text:p>
          </table:table-cell>
          <table:table-cell table:formula="of:=[.N94]+[.N$400]/400" office:value-type="float" office:value="-0.041015255">
            <text:p>-0.041015</text:p>
          </table:table-cell>
          <table:table-cell table:formula="of:=[.O94]+[.O$400]/400" office:value-type="float" office:value="0">
            <text:p>0.000000</text:p>
          </table:table-cell>
          <table:table-cell table:formula="of:=[.P94]+[.P$400]/400" office:value-type="float" office:value="-0.123045765">
            <text:p>-0.123046</text:p>
          </table:table-cell>
          <table:table-cell table:formula="of:=[.Q94]+[.Q$400]/400" office:value-type="float" office:value="0">
            <text:p>0.000000</text:p>
          </table:table-cell>
          <table:table-cell table:formula="of:=[.R94]+[.R$400]/400" office:value-type="float" office:value="0">
            <text:p>0.000000</text:p>
          </table:table-cell>
          <table:table-cell table:formula="of:=[.S94]+[.S$400]/400" office:value-type="float" office:value="0">
            <text:p>0.000000</text:p>
          </table:table-cell>
          <table:table-cell table:formula="of:=[.T94]+[.T$400]/400" office:value-type="float" office:value="0.041015255">
            <text:p>0.041015</text:p>
          </table:table-cell>
          <table:table-cell table:formula="of:=[.U94]+[.U$400]/400" office:value-type="float" office:value="0.041015255">
            <text:p>0.041015</text:p>
          </table:table-cell>
          <table:table-cell table:formula="of:=[.V94]+[.V$400]/400" office:value-type="float" office:value="0">
            <text:p>0.000000</text:p>
          </table:table-cell>
          <table:table-cell table:formula="of:=[.W94]+[.W$400]/400" office:value-type="float" office:value="-0.123045765">
            <text:p>-0.123046</text:p>
          </table:table-cell>
          <table:table-cell table:formula="of:=[.X94]+[.X$400]/400" office:value-type="float" office:value="0">
            <text:p>0.000000</text:p>
          </table:table-cell>
          <table:table-cell table:formula="of:=[.Y94]+[.Y$400]/400" office:value-type="float" office:value="0">
            <text:p>0.000000</text:p>
          </table:table-cell>
          <table:table-cell table:formula="of:=[.Z94]+[.Z$400]/400" office:value-type="float" office:value="0">
            <text:p>0.000000</text:p>
          </table:table-cell>
          <table:table-cell table:formula="of:=[.AA94]+[.AA$400]/400" office:value-type="float" office:value="0">
            <text:p>0.000000</text:p>
          </table:table-cell>
          <table:table-cell table:formula="of:=[.AB94]+[.AB$400]/400" office:value-type="float" office:value="0">
            <text:p>0.000000</text:p>
          </table:table-cell>
          <table:table-cell table:formula="of:=[.AC94]+[.AC$400]/400" office:value-type="float" office:value="0">
            <text:p>0.000000</text:p>
          </table:table-cell>
          <table:table-cell table:formula="of:=[.AD94]+[.AD$400]/400" office:value-type="float" office:value="0">
            <text:p>0.000000</text:p>
          </table:table-cell>
        </table:table-row>
        <table:table-row table:style-name="ro1">
          <table:table-cell table:formula="of:=[.A95]+[.A$400]/400" office:value-type="float" office:value="0">
            <text:p>0.000000</text:p>
          </table:table-cell>
          <table:table-cell table:formula="of:=[.B95]+[.B$400]/400" office:value-type="float" office:value="0">
            <text:p>0.000000</text:p>
          </table:table-cell>
          <table:table-cell table:formula="of:=[.C95]+[.C$400]/400" office:value-type="float" office:value="-0.0903096124999999">
            <text:p>-0.090310</text:p>
          </table:table-cell>
          <table:table-cell table:formula="of:=[.D95]+[.D$400]/400" office:value-type="float" office:value="0.180619225">
            <text:p>0.180619</text:p>
          </table:table-cell>
          <table:table-cell table:formula="of:=[.E95]+[.E$400]/400" office:value-type="float" office:value="-0.0903096124999999">
            <text:p>-0.090310</text:p>
          </table:table-cell>
          <table:table-cell table:formula="of:=[.F95]+[.F$400]/400" office:value-type="float" office:value="0">
            <text:p>0.000000</text:p>
          </table:table-cell>
          <table:table-cell table:formula="of:=[.G95]+[.G$400]/400" office:value-type="float" office:value="0">
            <text:p>0.000000</text:p>
          </table:table-cell>
          <table:table-cell table:formula="of:=[.H95]+[.H$400]/400" office:value-type="float" office:value="0">
            <text:p>0.000000</text:p>
          </table:table-cell>
          <table:table-cell table:formula="of:=[.I95]+[.I$400]/400" office:value-type="float" office:value="-0.0903096124999999">
            <text:p>-0.090310</text:p>
          </table:table-cell>
          <table:table-cell table:formula="of:=[.J95]+[.J$400]/400" office:value-type="float" office:value="0.180619225">
            <text:p>0.180619</text:p>
          </table:table-cell>
          <table:table-cell table:formula="of:=[.K95]+[.K$400]/400" office:value-type="float" office:value="-0.0903096124999999">
            <text:p>-0.090310</text:p>
          </table:table-cell>
          <table:table-cell table:formula="of:=[.L95]+[.L$400]/400" office:value-type="float" office:value="0">
            <text:p>0.000000</text:p>
          </table:table-cell>
          <table:table-cell table:formula="of:=[.M95]+[.M$400]/400" office:value-type="float" office:value="0.0414515875">
            <text:p>0.041452</text:p>
          </table:table-cell>
          <table:table-cell table:formula="of:=[.N95]+[.N$400]/400" office:value-type="float" office:value="-0.0414515875">
            <text:p>-0.041452</text:p>
          </table:table-cell>
          <table:table-cell table:formula="of:=[.O95]+[.O$400]/400" office:value-type="float" office:value="0">
            <text:p>0.000000</text:p>
          </table:table-cell>
          <table:table-cell table:formula="of:=[.P95]+[.P$400]/400" office:value-type="float" office:value="-0.1243547625">
            <text:p>-0.124355</text:p>
          </table:table-cell>
          <table:table-cell table:formula="of:=[.Q95]+[.Q$400]/400" office:value-type="float" office:value="0">
            <text:p>0.000000</text:p>
          </table:table-cell>
          <table:table-cell table:formula="of:=[.R95]+[.R$400]/400" office:value-type="float" office:value="0">
            <text:p>0.000000</text:p>
          </table:table-cell>
          <table:table-cell table:formula="of:=[.S95]+[.S$400]/400" office:value-type="float" office:value="0">
            <text:p>0.000000</text:p>
          </table:table-cell>
          <table:table-cell table:formula="of:=[.T95]+[.T$400]/400" office:value-type="float" office:value="0.0414515875">
            <text:p>0.041452</text:p>
          </table:table-cell>
          <table:table-cell table:formula="of:=[.U95]+[.U$400]/400" office:value-type="float" office:value="0.0414515875">
            <text:p>0.041452</text:p>
          </table:table-cell>
          <table:table-cell table:formula="of:=[.V95]+[.V$400]/400" office:value-type="float" office:value="0">
            <text:p>0.000000</text:p>
          </table:table-cell>
          <table:table-cell table:formula="of:=[.W95]+[.W$400]/400" office:value-type="float" office:value="-0.1243547625">
            <text:p>-0.124355</text:p>
          </table:table-cell>
          <table:table-cell table:formula="of:=[.X95]+[.X$400]/400" office:value-type="float" office:value="0">
            <text:p>0.000000</text:p>
          </table:table-cell>
          <table:table-cell table:formula="of:=[.Y95]+[.Y$400]/400" office:value-type="float" office:value="0">
            <text:p>0.000000</text:p>
          </table:table-cell>
          <table:table-cell table:formula="of:=[.Z95]+[.Z$400]/400" office:value-type="float" office:value="0">
            <text:p>0.000000</text:p>
          </table:table-cell>
          <table:table-cell table:formula="of:=[.AA95]+[.AA$400]/400" office:value-type="float" office:value="0">
            <text:p>0.000000</text:p>
          </table:table-cell>
          <table:table-cell table:formula="of:=[.AB95]+[.AB$400]/400" office:value-type="float" office:value="0">
            <text:p>0.000000</text:p>
          </table:table-cell>
          <table:table-cell table:formula="of:=[.AC95]+[.AC$400]/400" office:value-type="float" office:value="0">
            <text:p>0.000000</text:p>
          </table:table-cell>
          <table:table-cell table:formula="of:=[.AD95]+[.AD$400]/400" office:value-type="float" office:value="0">
            <text:p>0.000000</text:p>
          </table:table-cell>
        </table:table-row>
        <table:table-row table:style-name="ro1">
          <table:table-cell table:formula="of:=[.A96]+[.A$400]/400" office:value-type="float" office:value="0">
            <text:p>0.000000</text:p>
          </table:table-cell>
          <table:table-cell table:formula="of:=[.B96]+[.B$400]/400" office:value-type="float" office:value="0">
            <text:p>0.000000</text:p>
          </table:table-cell>
          <table:table-cell table:formula="of:=[.C96]+[.C$400]/400" office:value-type="float" office:value="-0.0912602399999999">
            <text:p>-0.091260</text:p>
          </table:table-cell>
          <table:table-cell table:formula="of:=[.D96]+[.D$400]/400" office:value-type="float" office:value="0.18252048">
            <text:p>0.182520</text:p>
          </table:table-cell>
          <table:table-cell table:formula="of:=[.E96]+[.E$400]/400" office:value-type="float" office:value="-0.0912602399999999">
            <text:p>-0.091260</text:p>
          </table:table-cell>
          <table:table-cell table:formula="of:=[.F96]+[.F$400]/400" office:value-type="float" office:value="0">
            <text:p>0.000000</text:p>
          </table:table-cell>
          <table:table-cell table:formula="of:=[.G96]+[.G$400]/400" office:value-type="float" office:value="0">
            <text:p>0.000000</text:p>
          </table:table-cell>
          <table:table-cell table:formula="of:=[.H96]+[.H$400]/400" office:value-type="float" office:value="0">
            <text:p>0.000000</text:p>
          </table:table-cell>
          <table:table-cell table:formula="of:=[.I96]+[.I$400]/400" office:value-type="float" office:value="-0.0912602399999999">
            <text:p>-0.091260</text:p>
          </table:table-cell>
          <table:table-cell table:formula="of:=[.J96]+[.J$400]/400" office:value-type="float" office:value="0.18252048">
            <text:p>0.182520</text:p>
          </table:table-cell>
          <table:table-cell table:formula="of:=[.K96]+[.K$400]/400" office:value-type="float" office:value="-0.0912602399999999">
            <text:p>-0.091260</text:p>
          </table:table-cell>
          <table:table-cell table:formula="of:=[.L96]+[.L$400]/400" office:value-type="float" office:value="0">
            <text:p>0.000000</text:p>
          </table:table-cell>
          <table:table-cell table:formula="of:=[.M96]+[.M$400]/400" office:value-type="float" office:value="0.04188792">
            <text:p>0.041888</text:p>
          </table:table-cell>
          <table:table-cell table:formula="of:=[.N96]+[.N$400]/400" office:value-type="float" office:value="-0.04188792">
            <text:p>-0.041888</text:p>
          </table:table-cell>
          <table:table-cell table:formula="of:=[.O96]+[.O$400]/400" office:value-type="float" office:value="0">
            <text:p>0.000000</text:p>
          </table:table-cell>
          <table:table-cell table:formula="of:=[.P96]+[.P$400]/400" office:value-type="float" office:value="-0.12566376">
            <text:p>-0.125664</text:p>
          </table:table-cell>
          <table:table-cell table:formula="of:=[.Q96]+[.Q$400]/400" office:value-type="float" office:value="0">
            <text:p>0.000000</text:p>
          </table:table-cell>
          <table:table-cell table:formula="of:=[.R96]+[.R$400]/400" office:value-type="float" office:value="0">
            <text:p>0.000000</text:p>
          </table:table-cell>
          <table:table-cell table:formula="of:=[.S96]+[.S$400]/400" office:value-type="float" office:value="0">
            <text:p>0.000000</text:p>
          </table:table-cell>
          <table:table-cell table:formula="of:=[.T96]+[.T$400]/400" office:value-type="float" office:value="0.04188792">
            <text:p>0.041888</text:p>
          </table:table-cell>
          <table:table-cell table:formula="of:=[.U96]+[.U$400]/400" office:value-type="float" office:value="0.04188792">
            <text:p>0.041888</text:p>
          </table:table-cell>
          <table:table-cell table:formula="of:=[.V96]+[.V$400]/400" office:value-type="float" office:value="0">
            <text:p>0.000000</text:p>
          </table:table-cell>
          <table:table-cell table:formula="of:=[.W96]+[.W$400]/400" office:value-type="float" office:value="-0.12566376">
            <text:p>-0.125664</text:p>
          </table:table-cell>
          <table:table-cell table:formula="of:=[.X96]+[.X$400]/400" office:value-type="float" office:value="0">
            <text:p>0.000000</text:p>
          </table:table-cell>
          <table:table-cell table:formula="of:=[.Y96]+[.Y$400]/400" office:value-type="float" office:value="0">
            <text:p>0.000000</text:p>
          </table:table-cell>
          <table:table-cell table:formula="of:=[.Z96]+[.Z$400]/400" office:value-type="float" office:value="0">
            <text:p>0.000000</text:p>
          </table:table-cell>
          <table:table-cell table:formula="of:=[.AA96]+[.AA$400]/400" office:value-type="float" office:value="0">
            <text:p>0.000000</text:p>
          </table:table-cell>
          <table:table-cell table:formula="of:=[.AB96]+[.AB$400]/400" office:value-type="float" office:value="0">
            <text:p>0.000000</text:p>
          </table:table-cell>
          <table:table-cell table:formula="of:=[.AC96]+[.AC$400]/400" office:value-type="float" office:value="0">
            <text:p>0.000000</text:p>
          </table:table-cell>
          <table:table-cell table:formula="of:=[.AD96]+[.AD$400]/400" office:value-type="float" office:value="0">
            <text:p>0.000000</text:p>
          </table:table-cell>
        </table:table-row>
        <table:table-row table:style-name="ro1">
          <table:table-cell table:formula="of:=[.A97]+[.A$400]/400" office:value-type="float" office:value="0">
            <text:p>0.000000</text:p>
          </table:table-cell>
          <table:table-cell table:formula="of:=[.B97]+[.B$400]/400" office:value-type="float" office:value="0">
            <text:p>0.000000</text:p>
          </table:table-cell>
          <table:table-cell table:formula="of:=[.C97]+[.C$400]/400" office:value-type="float" office:value="-0.0922108674999999">
            <text:p>-0.092211</text:p>
          </table:table-cell>
          <table:table-cell table:formula="of:=[.D97]+[.D$400]/400" office:value-type="float" office:value="0.184421735">
            <text:p>0.184422</text:p>
          </table:table-cell>
          <table:table-cell table:formula="of:=[.E97]+[.E$400]/400" office:value-type="float" office:value="-0.0922108674999999">
            <text:p>-0.092211</text:p>
          </table:table-cell>
          <table:table-cell table:formula="of:=[.F97]+[.F$400]/400" office:value-type="float" office:value="0">
            <text:p>0.000000</text:p>
          </table:table-cell>
          <table:table-cell table:formula="of:=[.G97]+[.G$400]/400" office:value-type="float" office:value="0">
            <text:p>0.000000</text:p>
          </table:table-cell>
          <table:table-cell table:formula="of:=[.H97]+[.H$400]/400" office:value-type="float" office:value="0">
            <text:p>0.000000</text:p>
          </table:table-cell>
          <table:table-cell table:formula="of:=[.I97]+[.I$400]/400" office:value-type="float" office:value="-0.0922108674999999">
            <text:p>-0.092211</text:p>
          </table:table-cell>
          <table:table-cell table:formula="of:=[.J97]+[.J$400]/400" office:value-type="float" office:value="0.184421735">
            <text:p>0.184422</text:p>
          </table:table-cell>
          <table:table-cell table:formula="of:=[.K97]+[.K$400]/400" office:value-type="float" office:value="-0.0922108674999999">
            <text:p>-0.092211</text:p>
          </table:table-cell>
          <table:table-cell table:formula="of:=[.L97]+[.L$400]/400" office:value-type="float" office:value="0">
            <text:p>0.000000</text:p>
          </table:table-cell>
          <table:table-cell table:formula="of:=[.M97]+[.M$400]/400" office:value-type="float" office:value="0.0423242525">
            <text:p>0.042324</text:p>
          </table:table-cell>
          <table:table-cell table:formula="of:=[.N97]+[.N$400]/400" office:value-type="float" office:value="-0.0423242525">
            <text:p>-0.042324</text:p>
          </table:table-cell>
          <table:table-cell table:formula="of:=[.O97]+[.O$400]/400" office:value-type="float" office:value="0">
            <text:p>0.000000</text:p>
          </table:table-cell>
          <table:table-cell table:formula="of:=[.P97]+[.P$400]/400" office:value-type="float" office:value="-0.1269727575">
            <text:p>-0.126973</text:p>
          </table:table-cell>
          <table:table-cell table:formula="of:=[.Q97]+[.Q$400]/400" office:value-type="float" office:value="0">
            <text:p>0.000000</text:p>
          </table:table-cell>
          <table:table-cell table:formula="of:=[.R97]+[.R$400]/400" office:value-type="float" office:value="0">
            <text:p>0.000000</text:p>
          </table:table-cell>
          <table:table-cell table:formula="of:=[.S97]+[.S$400]/400" office:value-type="float" office:value="0">
            <text:p>0.000000</text:p>
          </table:table-cell>
          <table:table-cell table:formula="of:=[.T97]+[.T$400]/400" office:value-type="float" office:value="0.0423242525">
            <text:p>0.042324</text:p>
          </table:table-cell>
          <table:table-cell table:formula="of:=[.U97]+[.U$400]/400" office:value-type="float" office:value="0.0423242525">
            <text:p>0.042324</text:p>
          </table:table-cell>
          <table:table-cell table:formula="of:=[.V97]+[.V$400]/400" office:value-type="float" office:value="0">
            <text:p>0.000000</text:p>
          </table:table-cell>
          <table:table-cell table:formula="of:=[.W97]+[.W$400]/400" office:value-type="float" office:value="-0.1269727575">
            <text:p>-0.126973</text:p>
          </table:table-cell>
          <table:table-cell table:formula="of:=[.X97]+[.X$400]/400" office:value-type="float" office:value="0">
            <text:p>0.000000</text:p>
          </table:table-cell>
          <table:table-cell table:formula="of:=[.Y97]+[.Y$400]/400" office:value-type="float" office:value="0">
            <text:p>0.000000</text:p>
          </table:table-cell>
          <table:table-cell table:formula="of:=[.Z97]+[.Z$400]/400" office:value-type="float" office:value="0">
            <text:p>0.000000</text:p>
          </table:table-cell>
          <table:table-cell table:formula="of:=[.AA97]+[.AA$400]/400" office:value-type="float" office:value="0">
            <text:p>0.000000</text:p>
          </table:table-cell>
          <table:table-cell table:formula="of:=[.AB97]+[.AB$400]/400" office:value-type="float" office:value="0">
            <text:p>0.000000</text:p>
          </table:table-cell>
          <table:table-cell table:formula="of:=[.AC97]+[.AC$400]/400" office:value-type="float" office:value="0">
            <text:p>0.000000</text:p>
          </table:table-cell>
          <table:table-cell table:formula="of:=[.AD97]+[.AD$400]/400" office:value-type="float" office:value="0">
            <text:p>0.000000</text:p>
          </table:table-cell>
        </table:table-row>
        <table:table-row table:style-name="ro1">
          <table:table-cell table:formula="of:=[.A98]+[.A$400]/400" office:value-type="float" office:value="0">
            <text:p>0.000000</text:p>
          </table:table-cell>
          <table:table-cell table:formula="of:=[.B98]+[.B$400]/400" office:value-type="float" office:value="0">
            <text:p>0.000000</text:p>
          </table:table-cell>
          <table:table-cell table:formula="of:=[.C98]+[.C$400]/400" office:value-type="float" office:value="-0.0931614949999999">
            <text:p>-0.093161</text:p>
          </table:table-cell>
          <table:table-cell table:formula="of:=[.D98]+[.D$400]/400" office:value-type="float" office:value="0.18632299">
            <text:p>0.186323</text:p>
          </table:table-cell>
          <table:table-cell table:formula="of:=[.E98]+[.E$400]/400" office:value-type="float" office:value="-0.0931614949999999">
            <text:p>-0.093161</text:p>
          </table:table-cell>
          <table:table-cell table:formula="of:=[.F98]+[.F$400]/400" office:value-type="float" office:value="0">
            <text:p>0.000000</text:p>
          </table:table-cell>
          <table:table-cell table:formula="of:=[.G98]+[.G$400]/400" office:value-type="float" office:value="0">
            <text:p>0.000000</text:p>
          </table:table-cell>
          <table:table-cell table:formula="of:=[.H98]+[.H$400]/400" office:value-type="float" office:value="0">
            <text:p>0.000000</text:p>
          </table:table-cell>
          <table:table-cell table:formula="of:=[.I98]+[.I$400]/400" office:value-type="float" office:value="-0.0931614949999999">
            <text:p>-0.093161</text:p>
          </table:table-cell>
          <table:table-cell table:formula="of:=[.J98]+[.J$400]/400" office:value-type="float" office:value="0.18632299">
            <text:p>0.186323</text:p>
          </table:table-cell>
          <table:table-cell table:formula="of:=[.K98]+[.K$400]/400" office:value-type="float" office:value="-0.0931614949999999">
            <text:p>-0.093161</text:p>
          </table:table-cell>
          <table:table-cell table:formula="of:=[.L98]+[.L$400]/400" office:value-type="float" office:value="0">
            <text:p>0.000000</text:p>
          </table:table-cell>
          <table:table-cell table:formula="of:=[.M98]+[.M$400]/400" office:value-type="float" office:value="0.042760585">
            <text:p>0.042761</text:p>
          </table:table-cell>
          <table:table-cell table:formula="of:=[.N98]+[.N$400]/400" office:value-type="float" office:value="-0.042760585">
            <text:p>-0.042761</text:p>
          </table:table-cell>
          <table:table-cell table:formula="of:=[.O98]+[.O$400]/400" office:value-type="float" office:value="0">
            <text:p>0.000000</text:p>
          </table:table-cell>
          <table:table-cell table:formula="of:=[.P98]+[.P$400]/400" office:value-type="float" office:value="-0.128281755">
            <text:p>-0.128282</text:p>
          </table:table-cell>
          <table:table-cell table:formula="of:=[.Q98]+[.Q$400]/400" office:value-type="float" office:value="0">
            <text:p>0.000000</text:p>
          </table:table-cell>
          <table:table-cell table:formula="of:=[.R98]+[.R$400]/400" office:value-type="float" office:value="0">
            <text:p>0.000000</text:p>
          </table:table-cell>
          <table:table-cell table:formula="of:=[.S98]+[.S$400]/400" office:value-type="float" office:value="0">
            <text:p>0.000000</text:p>
          </table:table-cell>
          <table:table-cell table:formula="of:=[.T98]+[.T$400]/400" office:value-type="float" office:value="0.042760585">
            <text:p>0.042761</text:p>
          </table:table-cell>
          <table:table-cell table:formula="of:=[.U98]+[.U$400]/400" office:value-type="float" office:value="0.042760585">
            <text:p>0.042761</text:p>
          </table:table-cell>
          <table:table-cell table:formula="of:=[.V98]+[.V$400]/400" office:value-type="float" office:value="0">
            <text:p>0.000000</text:p>
          </table:table-cell>
          <table:table-cell table:formula="of:=[.W98]+[.W$400]/400" office:value-type="float" office:value="-0.128281755">
            <text:p>-0.128282</text:p>
          </table:table-cell>
          <table:table-cell table:formula="of:=[.X98]+[.X$400]/400" office:value-type="float" office:value="0">
            <text:p>0.000000</text:p>
          </table:table-cell>
          <table:table-cell table:formula="of:=[.Y98]+[.Y$400]/400" office:value-type="float" office:value="0">
            <text:p>0.000000</text:p>
          </table:table-cell>
          <table:table-cell table:formula="of:=[.Z98]+[.Z$400]/400" office:value-type="float" office:value="0">
            <text:p>0.000000</text:p>
          </table:table-cell>
          <table:table-cell table:formula="of:=[.AA98]+[.AA$400]/400" office:value-type="float" office:value="0">
            <text:p>0.000000</text:p>
          </table:table-cell>
          <table:table-cell table:formula="of:=[.AB98]+[.AB$400]/400" office:value-type="float" office:value="0">
            <text:p>0.000000</text:p>
          </table:table-cell>
          <table:table-cell table:formula="of:=[.AC98]+[.AC$400]/400" office:value-type="float" office:value="0">
            <text:p>0.000000</text:p>
          </table:table-cell>
          <table:table-cell table:formula="of:=[.AD98]+[.AD$400]/400" office:value-type="float" office:value="0">
            <text:p>0.000000</text:p>
          </table:table-cell>
        </table:table-row>
        <table:table-row table:style-name="ro1">
          <table:table-cell table:formula="of:=[.A99]+[.A$400]/400" office:value-type="float" office:value="0">
            <text:p>0.000000</text:p>
          </table:table-cell>
          <table:table-cell table:formula="of:=[.B99]+[.B$400]/400" office:value-type="float" office:value="0">
            <text:p>0.000000</text:p>
          </table:table-cell>
          <table:table-cell table:formula="of:=[.C99]+[.C$400]/400" office:value-type="float" office:value="-0.0941121224999999">
            <text:p>-0.094112</text:p>
          </table:table-cell>
          <table:table-cell table:formula="of:=[.D99]+[.D$400]/400" office:value-type="float" office:value="0.188224245">
            <text:p>0.188224</text:p>
          </table:table-cell>
          <table:table-cell table:formula="of:=[.E99]+[.E$400]/400" office:value-type="float" office:value="-0.0941121224999999">
            <text:p>-0.094112</text:p>
          </table:table-cell>
          <table:table-cell table:formula="of:=[.F99]+[.F$400]/400" office:value-type="float" office:value="0">
            <text:p>0.000000</text:p>
          </table:table-cell>
          <table:table-cell table:formula="of:=[.G99]+[.G$400]/400" office:value-type="float" office:value="0">
            <text:p>0.000000</text:p>
          </table:table-cell>
          <table:table-cell table:formula="of:=[.H99]+[.H$400]/400" office:value-type="float" office:value="0">
            <text:p>0.000000</text:p>
          </table:table-cell>
          <table:table-cell table:formula="of:=[.I99]+[.I$400]/400" office:value-type="float" office:value="-0.0941121224999999">
            <text:p>-0.094112</text:p>
          </table:table-cell>
          <table:table-cell table:formula="of:=[.J99]+[.J$400]/400" office:value-type="float" office:value="0.188224245">
            <text:p>0.188224</text:p>
          </table:table-cell>
          <table:table-cell table:formula="of:=[.K99]+[.K$400]/400" office:value-type="float" office:value="-0.0941121224999999">
            <text:p>-0.094112</text:p>
          </table:table-cell>
          <table:table-cell table:formula="of:=[.L99]+[.L$400]/400" office:value-type="float" office:value="0">
            <text:p>0.000000</text:p>
          </table:table-cell>
          <table:table-cell table:formula="of:=[.M99]+[.M$400]/400" office:value-type="float" office:value="0.0431969175">
            <text:p>0.043197</text:p>
          </table:table-cell>
          <table:table-cell table:formula="of:=[.N99]+[.N$400]/400" office:value-type="float" office:value="-0.0431969175">
            <text:p>-0.043197</text:p>
          </table:table-cell>
          <table:table-cell table:formula="of:=[.O99]+[.O$400]/400" office:value-type="float" office:value="0">
            <text:p>0.000000</text:p>
          </table:table-cell>
          <table:table-cell table:formula="of:=[.P99]+[.P$400]/400" office:value-type="float" office:value="-0.1295907525">
            <text:p>-0.129591</text:p>
          </table:table-cell>
          <table:table-cell table:formula="of:=[.Q99]+[.Q$400]/400" office:value-type="float" office:value="0">
            <text:p>0.000000</text:p>
          </table:table-cell>
          <table:table-cell table:formula="of:=[.R99]+[.R$400]/400" office:value-type="float" office:value="0">
            <text:p>0.000000</text:p>
          </table:table-cell>
          <table:table-cell table:formula="of:=[.S99]+[.S$400]/400" office:value-type="float" office:value="0">
            <text:p>0.000000</text:p>
          </table:table-cell>
          <table:table-cell table:formula="of:=[.T99]+[.T$400]/400" office:value-type="float" office:value="0.0431969175">
            <text:p>0.043197</text:p>
          </table:table-cell>
          <table:table-cell table:formula="of:=[.U99]+[.U$400]/400" office:value-type="float" office:value="0.0431969175">
            <text:p>0.043197</text:p>
          </table:table-cell>
          <table:table-cell table:formula="of:=[.V99]+[.V$400]/400" office:value-type="float" office:value="0">
            <text:p>0.000000</text:p>
          </table:table-cell>
          <table:table-cell table:formula="of:=[.W99]+[.W$400]/400" office:value-type="float" office:value="-0.1295907525">
            <text:p>-0.129591</text:p>
          </table:table-cell>
          <table:table-cell table:formula="of:=[.X99]+[.X$400]/400" office:value-type="float" office:value="0">
            <text:p>0.000000</text:p>
          </table:table-cell>
          <table:table-cell table:formula="of:=[.Y99]+[.Y$400]/400" office:value-type="float" office:value="0">
            <text:p>0.000000</text:p>
          </table:table-cell>
          <table:table-cell table:formula="of:=[.Z99]+[.Z$400]/400" office:value-type="float" office:value="0">
            <text:p>0.000000</text:p>
          </table:table-cell>
          <table:table-cell table:formula="of:=[.AA99]+[.AA$400]/400" office:value-type="float" office:value="0">
            <text:p>0.000000</text:p>
          </table:table-cell>
          <table:table-cell table:formula="of:=[.AB99]+[.AB$400]/400" office:value-type="float" office:value="0">
            <text:p>0.000000</text:p>
          </table:table-cell>
          <table:table-cell table:formula="of:=[.AC99]+[.AC$400]/400" office:value-type="float" office:value="0">
            <text:p>0.000000</text:p>
          </table:table-cell>
          <table:table-cell table:formula="of:=[.AD99]+[.AD$400]/400" office:value-type="float" office:value="0">
            <text:p>0.000000</text:p>
          </table:table-cell>
        </table:table-row>
        <table:table-row table:style-name="ro1">
          <table:table-cell table:formula="of:=[.A100]+[.A$400]/400" office:value-type="float" office:value="0">
            <text:p>0.000000</text:p>
          </table:table-cell>
          <table:table-cell table:formula="of:=[.B100]+[.B$400]/400" office:value-type="float" office:value="0">
            <text:p>0.000000</text:p>
          </table:table-cell>
          <table:table-cell table:formula="of:=[.C100]+[.C$400]/400" office:value-type="float" office:value="-0.0950627499999999">
            <text:p>-0.095063</text:p>
          </table:table-cell>
          <table:table-cell table:formula="of:=[.D100]+[.D$400]/400" office:value-type="float" office:value="0.1901255">
            <text:p>0.190126</text:p>
          </table:table-cell>
          <table:table-cell table:formula="of:=[.E100]+[.E$400]/400" office:value-type="float" office:value="-0.0950627499999999">
            <text:p>-0.095063</text:p>
          </table:table-cell>
          <table:table-cell table:formula="of:=[.F100]+[.F$400]/400" office:value-type="float" office:value="0">
            <text:p>0.000000</text:p>
          </table:table-cell>
          <table:table-cell table:formula="of:=[.G100]+[.G$400]/400" office:value-type="float" office:value="0">
            <text:p>0.000000</text:p>
          </table:table-cell>
          <table:table-cell table:formula="of:=[.H100]+[.H$400]/400" office:value-type="float" office:value="0">
            <text:p>0.000000</text:p>
          </table:table-cell>
          <table:table-cell table:formula="of:=[.I100]+[.I$400]/400" office:value-type="float" office:value="-0.0950627499999999">
            <text:p>-0.095063</text:p>
          </table:table-cell>
          <table:table-cell table:formula="of:=[.J100]+[.J$400]/400" office:value-type="float" office:value="0.1901255">
            <text:p>0.190126</text:p>
          </table:table-cell>
          <table:table-cell table:formula="of:=[.K100]+[.K$400]/400" office:value-type="float" office:value="-0.0950627499999999">
            <text:p>-0.095063</text:p>
          </table:table-cell>
          <table:table-cell table:formula="of:=[.L100]+[.L$400]/400" office:value-type="float" office:value="0">
            <text:p>0.000000</text:p>
          </table:table-cell>
          <table:table-cell table:formula="of:=[.M100]+[.M$400]/400" office:value-type="float" office:value="0.04363325">
            <text:p>0.043633</text:p>
          </table:table-cell>
          <table:table-cell table:formula="of:=[.N100]+[.N$400]/400" office:value-type="float" office:value="-0.04363325">
            <text:p>-0.043633</text:p>
          </table:table-cell>
          <table:table-cell table:formula="of:=[.O100]+[.O$400]/400" office:value-type="float" office:value="0">
            <text:p>0.000000</text:p>
          </table:table-cell>
          <table:table-cell table:formula="of:=[.P100]+[.P$400]/400" office:value-type="float" office:value="-0.13089975">
            <text:p>-0.130900</text:p>
          </table:table-cell>
          <table:table-cell table:formula="of:=[.Q100]+[.Q$400]/400" office:value-type="float" office:value="0">
            <text:p>0.000000</text:p>
          </table:table-cell>
          <table:table-cell table:formula="of:=[.R100]+[.R$400]/400" office:value-type="float" office:value="0">
            <text:p>0.000000</text:p>
          </table:table-cell>
          <table:table-cell table:formula="of:=[.S100]+[.S$400]/400" office:value-type="float" office:value="0">
            <text:p>0.000000</text:p>
          </table:table-cell>
          <table:table-cell table:formula="of:=[.T100]+[.T$400]/400" office:value-type="float" office:value="0.04363325">
            <text:p>0.043633</text:p>
          </table:table-cell>
          <table:table-cell table:formula="of:=[.U100]+[.U$400]/400" office:value-type="float" office:value="0.04363325">
            <text:p>0.043633</text:p>
          </table:table-cell>
          <table:table-cell table:formula="of:=[.V100]+[.V$400]/400" office:value-type="float" office:value="0">
            <text:p>0.000000</text:p>
          </table:table-cell>
          <table:table-cell table:formula="of:=[.W100]+[.W$400]/400" office:value-type="float" office:value="-0.13089975">
            <text:p>-0.130900</text:p>
          </table:table-cell>
          <table:table-cell table:formula="of:=[.X100]+[.X$400]/400" office:value-type="float" office:value="0">
            <text:p>0.000000</text:p>
          </table:table-cell>
          <table:table-cell table:formula="of:=[.Y100]+[.Y$400]/400" office:value-type="float" office:value="0">
            <text:p>0.000000</text:p>
          </table:table-cell>
          <table:table-cell table:formula="of:=[.Z100]+[.Z$400]/400" office:value-type="float" office:value="0">
            <text:p>0.000000</text:p>
          </table:table-cell>
          <table:table-cell table:formula="of:=[.AA100]+[.AA$400]/400" office:value-type="float" office:value="0">
            <text:p>0.000000</text:p>
          </table:table-cell>
          <table:table-cell table:formula="of:=[.AB100]+[.AB$400]/400" office:value-type="float" office:value="0">
            <text:p>0.000000</text:p>
          </table:table-cell>
          <table:table-cell table:formula="of:=[.AC100]+[.AC$400]/400" office:value-type="float" office:value="0">
            <text:p>0.000000</text:p>
          </table:table-cell>
          <table:table-cell table:formula="of:=[.AD100]+[.AD$400]/400" office:value-type="float" office:value="0">
            <text:p>0.000000</text:p>
          </table:table-cell>
        </table:table-row>
        <table:table-row table:style-name="ro1">
          <table:table-cell table:formula="of:=[.A101]+[.A$400]/400" office:value-type="float" office:value="0">
            <text:p>0.000000</text:p>
          </table:table-cell>
          <table:table-cell table:formula="of:=[.B101]+[.B$400]/400" office:value-type="float" office:value="0">
            <text:p>0.000000</text:p>
          </table:table-cell>
          <table:table-cell table:formula="of:=[.C101]+[.C$400]/400" office:value-type="float" office:value="-0.0960133774999999">
            <text:p>-0.096013</text:p>
          </table:table-cell>
          <table:table-cell table:formula="of:=[.D101]+[.D$400]/400" office:value-type="float" office:value="0.192026755">
            <text:p>0.192027</text:p>
          </table:table-cell>
          <table:table-cell table:formula="of:=[.E101]+[.E$400]/400" office:value-type="float" office:value="-0.0960133774999999">
            <text:p>-0.096013</text:p>
          </table:table-cell>
          <table:table-cell table:formula="of:=[.F101]+[.F$400]/400" office:value-type="float" office:value="0">
            <text:p>0.000000</text:p>
          </table:table-cell>
          <table:table-cell table:formula="of:=[.G101]+[.G$400]/400" office:value-type="float" office:value="0">
            <text:p>0.000000</text:p>
          </table:table-cell>
          <table:table-cell table:formula="of:=[.H101]+[.H$400]/400" office:value-type="float" office:value="0">
            <text:p>0.000000</text:p>
          </table:table-cell>
          <table:table-cell table:formula="of:=[.I101]+[.I$400]/400" office:value-type="float" office:value="-0.0960133774999999">
            <text:p>-0.096013</text:p>
          </table:table-cell>
          <table:table-cell table:formula="of:=[.J101]+[.J$400]/400" office:value-type="float" office:value="0.192026755">
            <text:p>0.192027</text:p>
          </table:table-cell>
          <table:table-cell table:formula="of:=[.K101]+[.K$400]/400" office:value-type="float" office:value="-0.0960133774999999">
            <text:p>-0.096013</text:p>
          </table:table-cell>
          <table:table-cell table:formula="of:=[.L101]+[.L$400]/400" office:value-type="float" office:value="0">
            <text:p>0.000000</text:p>
          </table:table-cell>
          <table:table-cell table:formula="of:=[.M101]+[.M$400]/400" office:value-type="float" office:value="0.0440695825">
            <text:p>0.044070</text:p>
          </table:table-cell>
          <table:table-cell table:formula="of:=[.N101]+[.N$400]/400" office:value-type="float" office:value="-0.0440695825">
            <text:p>-0.044070</text:p>
          </table:table-cell>
          <table:table-cell table:formula="of:=[.O101]+[.O$400]/400" office:value-type="float" office:value="0">
            <text:p>0.000000</text:p>
          </table:table-cell>
          <table:table-cell table:formula="of:=[.P101]+[.P$400]/400" office:value-type="float" office:value="-0.1322087475">
            <text:p>-0.132209</text:p>
          </table:table-cell>
          <table:table-cell table:formula="of:=[.Q101]+[.Q$400]/400" office:value-type="float" office:value="0">
            <text:p>0.000000</text:p>
          </table:table-cell>
          <table:table-cell table:formula="of:=[.R101]+[.R$400]/400" office:value-type="float" office:value="0">
            <text:p>0.000000</text:p>
          </table:table-cell>
          <table:table-cell table:formula="of:=[.S101]+[.S$400]/400" office:value-type="float" office:value="0">
            <text:p>0.000000</text:p>
          </table:table-cell>
          <table:table-cell table:formula="of:=[.T101]+[.T$400]/400" office:value-type="float" office:value="0.0440695825">
            <text:p>0.044070</text:p>
          </table:table-cell>
          <table:table-cell table:formula="of:=[.U101]+[.U$400]/400" office:value-type="float" office:value="0.0440695825">
            <text:p>0.044070</text:p>
          </table:table-cell>
          <table:table-cell table:formula="of:=[.V101]+[.V$400]/400" office:value-type="float" office:value="0">
            <text:p>0.000000</text:p>
          </table:table-cell>
          <table:table-cell table:formula="of:=[.W101]+[.W$400]/400" office:value-type="float" office:value="-0.1322087475">
            <text:p>-0.132209</text:p>
          </table:table-cell>
          <table:table-cell table:formula="of:=[.X101]+[.X$400]/400" office:value-type="float" office:value="0">
            <text:p>0.000000</text:p>
          </table:table-cell>
          <table:table-cell table:formula="of:=[.Y101]+[.Y$400]/400" office:value-type="float" office:value="0">
            <text:p>0.000000</text:p>
          </table:table-cell>
          <table:table-cell table:formula="of:=[.Z101]+[.Z$400]/400" office:value-type="float" office:value="0">
            <text:p>0.000000</text:p>
          </table:table-cell>
          <table:table-cell table:formula="of:=[.AA101]+[.AA$400]/400" office:value-type="float" office:value="0">
            <text:p>0.000000</text:p>
          </table:table-cell>
          <table:table-cell table:formula="of:=[.AB101]+[.AB$400]/400" office:value-type="float" office:value="0">
            <text:p>0.000000</text:p>
          </table:table-cell>
          <table:table-cell table:formula="of:=[.AC101]+[.AC$400]/400" office:value-type="float" office:value="0">
            <text:p>0.000000</text:p>
          </table:table-cell>
          <table:table-cell table:formula="of:=[.AD101]+[.AD$400]/400" office:value-type="float" office:value="0">
            <text:p>0.000000</text:p>
          </table:table-cell>
        </table:table-row>
        <table:table-row table:style-name="ro1">
          <table:table-cell table:formula="of:=[.A102]+[.A$400]/400" office:value-type="float" office:value="0">
            <text:p>0.000000</text:p>
          </table:table-cell>
          <table:table-cell table:formula="of:=[.B102]+[.B$400]/400" office:value-type="float" office:value="0">
            <text:p>0.000000</text:p>
          </table:table-cell>
          <table:table-cell table:formula="of:=[.C102]+[.C$400]/400" office:value-type="float" office:value="-0.0969640049999999">
            <text:p>-0.096964</text:p>
          </table:table-cell>
          <table:table-cell table:formula="of:=[.D102]+[.D$400]/400" office:value-type="float" office:value="0.19392801">
            <text:p>0.193928</text:p>
          </table:table-cell>
          <table:table-cell table:formula="of:=[.E102]+[.E$400]/400" office:value-type="float" office:value="-0.0969640049999999">
            <text:p>-0.096964</text:p>
          </table:table-cell>
          <table:table-cell table:formula="of:=[.F102]+[.F$400]/400" office:value-type="float" office:value="0">
            <text:p>0.000000</text:p>
          </table:table-cell>
          <table:table-cell table:formula="of:=[.G102]+[.G$400]/400" office:value-type="float" office:value="0">
            <text:p>0.000000</text:p>
          </table:table-cell>
          <table:table-cell table:formula="of:=[.H102]+[.H$400]/400" office:value-type="float" office:value="0">
            <text:p>0.000000</text:p>
          </table:table-cell>
          <table:table-cell table:formula="of:=[.I102]+[.I$400]/400" office:value-type="float" office:value="-0.0969640049999999">
            <text:p>-0.096964</text:p>
          </table:table-cell>
          <table:table-cell table:formula="of:=[.J102]+[.J$400]/400" office:value-type="float" office:value="0.19392801">
            <text:p>0.193928</text:p>
          </table:table-cell>
          <table:table-cell table:formula="of:=[.K102]+[.K$400]/400" office:value-type="float" office:value="-0.0969640049999999">
            <text:p>-0.096964</text:p>
          </table:table-cell>
          <table:table-cell table:formula="of:=[.L102]+[.L$400]/400" office:value-type="float" office:value="0">
            <text:p>0.000000</text:p>
          </table:table-cell>
          <table:table-cell table:formula="of:=[.M102]+[.M$400]/400" office:value-type="float" office:value="0.044505915">
            <text:p>0.044506</text:p>
          </table:table-cell>
          <table:table-cell table:formula="of:=[.N102]+[.N$400]/400" office:value-type="float" office:value="-0.044505915">
            <text:p>-0.044506</text:p>
          </table:table-cell>
          <table:table-cell table:formula="of:=[.O102]+[.O$400]/400" office:value-type="float" office:value="0">
            <text:p>0.000000</text:p>
          </table:table-cell>
          <table:table-cell table:formula="of:=[.P102]+[.P$400]/400" office:value-type="float" office:value="-0.133517745">
            <text:p>-0.133518</text:p>
          </table:table-cell>
          <table:table-cell table:formula="of:=[.Q102]+[.Q$400]/400" office:value-type="float" office:value="0">
            <text:p>0.000000</text:p>
          </table:table-cell>
          <table:table-cell table:formula="of:=[.R102]+[.R$400]/400" office:value-type="float" office:value="0">
            <text:p>0.000000</text:p>
          </table:table-cell>
          <table:table-cell table:formula="of:=[.S102]+[.S$400]/400" office:value-type="float" office:value="0">
            <text:p>0.000000</text:p>
          </table:table-cell>
          <table:table-cell table:formula="of:=[.T102]+[.T$400]/400" office:value-type="float" office:value="0.044505915">
            <text:p>0.044506</text:p>
          </table:table-cell>
          <table:table-cell table:formula="of:=[.U102]+[.U$400]/400" office:value-type="float" office:value="0.044505915">
            <text:p>0.044506</text:p>
          </table:table-cell>
          <table:table-cell table:formula="of:=[.V102]+[.V$400]/400" office:value-type="float" office:value="0">
            <text:p>0.000000</text:p>
          </table:table-cell>
          <table:table-cell table:formula="of:=[.W102]+[.W$400]/400" office:value-type="float" office:value="-0.133517745">
            <text:p>-0.133518</text:p>
          </table:table-cell>
          <table:table-cell table:formula="of:=[.X102]+[.X$400]/400" office:value-type="float" office:value="0">
            <text:p>0.000000</text:p>
          </table:table-cell>
          <table:table-cell table:formula="of:=[.Y102]+[.Y$400]/400" office:value-type="float" office:value="0">
            <text:p>0.000000</text:p>
          </table:table-cell>
          <table:table-cell table:formula="of:=[.Z102]+[.Z$400]/400" office:value-type="float" office:value="0">
            <text:p>0.000000</text:p>
          </table:table-cell>
          <table:table-cell table:formula="of:=[.AA102]+[.AA$400]/400" office:value-type="float" office:value="0">
            <text:p>0.000000</text:p>
          </table:table-cell>
          <table:table-cell table:formula="of:=[.AB102]+[.AB$400]/400" office:value-type="float" office:value="0">
            <text:p>0.000000</text:p>
          </table:table-cell>
          <table:table-cell table:formula="of:=[.AC102]+[.AC$400]/400" office:value-type="float" office:value="0">
            <text:p>0.000000</text:p>
          </table:table-cell>
          <table:table-cell table:formula="of:=[.AD102]+[.AD$400]/400" office:value-type="float" office:value="0">
            <text:p>0.000000</text:p>
          </table:table-cell>
        </table:table-row>
        <table:table-row table:style-name="ro1">
          <table:table-cell table:formula="of:=[.A103]+[.A$400]/400" office:value-type="float" office:value="0">
            <text:p>0.000000</text:p>
          </table:table-cell>
          <table:table-cell table:formula="of:=[.B103]+[.B$400]/400" office:value-type="float" office:value="0">
            <text:p>0.000000</text:p>
          </table:table-cell>
          <table:table-cell table:formula="of:=[.C103]+[.C$400]/400" office:value-type="float" office:value="-0.0979146324999999">
            <text:p>-0.097915</text:p>
          </table:table-cell>
          <table:table-cell table:formula="of:=[.D103]+[.D$400]/400" office:value-type="float" office:value="0.195829265">
            <text:p>0.195829</text:p>
          </table:table-cell>
          <table:table-cell table:formula="of:=[.E103]+[.E$400]/400" office:value-type="float" office:value="-0.0979146324999999">
            <text:p>-0.097915</text:p>
          </table:table-cell>
          <table:table-cell table:formula="of:=[.F103]+[.F$400]/400" office:value-type="float" office:value="0">
            <text:p>0.000000</text:p>
          </table:table-cell>
          <table:table-cell table:formula="of:=[.G103]+[.G$400]/400" office:value-type="float" office:value="0">
            <text:p>0.000000</text:p>
          </table:table-cell>
          <table:table-cell table:formula="of:=[.H103]+[.H$400]/400" office:value-type="float" office:value="0">
            <text:p>0.000000</text:p>
          </table:table-cell>
          <table:table-cell table:formula="of:=[.I103]+[.I$400]/400" office:value-type="float" office:value="-0.0979146324999999">
            <text:p>-0.097915</text:p>
          </table:table-cell>
          <table:table-cell table:formula="of:=[.J103]+[.J$400]/400" office:value-type="float" office:value="0.195829265">
            <text:p>0.195829</text:p>
          </table:table-cell>
          <table:table-cell table:formula="of:=[.K103]+[.K$400]/400" office:value-type="float" office:value="-0.0979146324999999">
            <text:p>-0.097915</text:p>
          </table:table-cell>
          <table:table-cell table:formula="of:=[.L103]+[.L$400]/400" office:value-type="float" office:value="0">
            <text:p>0.000000</text:p>
          </table:table-cell>
          <table:table-cell table:formula="of:=[.M103]+[.M$400]/400" office:value-type="float" office:value="0.0449422475">
            <text:p>0.044942</text:p>
          </table:table-cell>
          <table:table-cell table:formula="of:=[.N103]+[.N$400]/400" office:value-type="float" office:value="-0.0449422475">
            <text:p>-0.044942</text:p>
          </table:table-cell>
          <table:table-cell table:formula="of:=[.O103]+[.O$400]/400" office:value-type="float" office:value="0">
            <text:p>0.000000</text:p>
          </table:table-cell>
          <table:table-cell table:formula="of:=[.P103]+[.P$400]/400" office:value-type="float" office:value="-0.1348267425">
            <text:p>-0.134827</text:p>
          </table:table-cell>
          <table:table-cell table:formula="of:=[.Q103]+[.Q$400]/400" office:value-type="float" office:value="0">
            <text:p>0.000000</text:p>
          </table:table-cell>
          <table:table-cell table:formula="of:=[.R103]+[.R$400]/400" office:value-type="float" office:value="0">
            <text:p>0.000000</text:p>
          </table:table-cell>
          <table:table-cell table:formula="of:=[.S103]+[.S$400]/400" office:value-type="float" office:value="0">
            <text:p>0.000000</text:p>
          </table:table-cell>
          <table:table-cell table:formula="of:=[.T103]+[.T$400]/400" office:value-type="float" office:value="0.0449422475">
            <text:p>0.044942</text:p>
          </table:table-cell>
          <table:table-cell table:formula="of:=[.U103]+[.U$400]/400" office:value-type="float" office:value="0.0449422475">
            <text:p>0.044942</text:p>
          </table:table-cell>
          <table:table-cell table:formula="of:=[.V103]+[.V$400]/400" office:value-type="float" office:value="0">
            <text:p>0.000000</text:p>
          </table:table-cell>
          <table:table-cell table:formula="of:=[.W103]+[.W$400]/400" office:value-type="float" office:value="-0.1348267425">
            <text:p>-0.134827</text:p>
          </table:table-cell>
          <table:table-cell table:formula="of:=[.X103]+[.X$400]/400" office:value-type="float" office:value="0">
            <text:p>0.000000</text:p>
          </table:table-cell>
          <table:table-cell table:formula="of:=[.Y103]+[.Y$400]/400" office:value-type="float" office:value="0">
            <text:p>0.000000</text:p>
          </table:table-cell>
          <table:table-cell table:formula="of:=[.Z103]+[.Z$400]/400" office:value-type="float" office:value="0">
            <text:p>0.000000</text:p>
          </table:table-cell>
          <table:table-cell table:formula="of:=[.AA103]+[.AA$400]/400" office:value-type="float" office:value="0">
            <text:p>0.000000</text:p>
          </table:table-cell>
          <table:table-cell table:formula="of:=[.AB103]+[.AB$400]/400" office:value-type="float" office:value="0">
            <text:p>0.000000</text:p>
          </table:table-cell>
          <table:table-cell table:formula="of:=[.AC103]+[.AC$400]/400" office:value-type="float" office:value="0">
            <text:p>0.000000</text:p>
          </table:table-cell>
          <table:table-cell table:formula="of:=[.AD103]+[.AD$400]/400" office:value-type="float" office:value="0">
            <text:p>0.000000</text:p>
          </table:table-cell>
        </table:table-row>
        <table:table-row table:style-name="ro1">
          <table:table-cell table:formula="of:=[.A104]+[.A$400]/400" office:value-type="float" office:value="0">
            <text:p>0.000000</text:p>
          </table:table-cell>
          <table:table-cell table:formula="of:=[.B104]+[.B$400]/400" office:value-type="float" office:value="0">
            <text:p>0.000000</text:p>
          </table:table-cell>
          <table:table-cell table:formula="of:=[.C104]+[.C$400]/400" office:value-type="float" office:value="-0.0988652599999999">
            <text:p>-0.098865</text:p>
          </table:table-cell>
          <table:table-cell table:formula="of:=[.D104]+[.D$400]/400" office:value-type="float" office:value="0.19773052">
            <text:p>0.197731</text:p>
          </table:table-cell>
          <table:table-cell table:formula="of:=[.E104]+[.E$400]/400" office:value-type="float" office:value="-0.0988652599999999">
            <text:p>-0.098865</text:p>
          </table:table-cell>
          <table:table-cell table:formula="of:=[.F104]+[.F$400]/400" office:value-type="float" office:value="0">
            <text:p>0.000000</text:p>
          </table:table-cell>
          <table:table-cell table:formula="of:=[.G104]+[.G$400]/400" office:value-type="float" office:value="0">
            <text:p>0.000000</text:p>
          </table:table-cell>
          <table:table-cell table:formula="of:=[.H104]+[.H$400]/400" office:value-type="float" office:value="0">
            <text:p>0.000000</text:p>
          </table:table-cell>
          <table:table-cell table:formula="of:=[.I104]+[.I$400]/400" office:value-type="float" office:value="-0.0988652599999999">
            <text:p>-0.098865</text:p>
          </table:table-cell>
          <table:table-cell table:formula="of:=[.J104]+[.J$400]/400" office:value-type="float" office:value="0.19773052">
            <text:p>0.197731</text:p>
          </table:table-cell>
          <table:table-cell table:formula="of:=[.K104]+[.K$400]/400" office:value-type="float" office:value="-0.0988652599999999">
            <text:p>-0.098865</text:p>
          </table:table-cell>
          <table:table-cell table:formula="of:=[.L104]+[.L$400]/400" office:value-type="float" office:value="0">
            <text:p>0.000000</text:p>
          </table:table-cell>
          <table:table-cell table:formula="of:=[.M104]+[.M$400]/400" office:value-type="float" office:value="0.04537858">
            <text:p>0.045379</text:p>
          </table:table-cell>
          <table:table-cell table:formula="of:=[.N104]+[.N$400]/400" office:value-type="float" office:value="-0.04537858">
            <text:p>-0.045379</text:p>
          </table:table-cell>
          <table:table-cell table:formula="of:=[.O104]+[.O$400]/400" office:value-type="float" office:value="0">
            <text:p>0.000000</text:p>
          </table:table-cell>
          <table:table-cell table:formula="of:=[.P104]+[.P$400]/400" office:value-type="float" office:value="-0.13613574">
            <text:p>-0.136136</text:p>
          </table:table-cell>
          <table:table-cell table:formula="of:=[.Q104]+[.Q$400]/400" office:value-type="float" office:value="0">
            <text:p>0.000000</text:p>
          </table:table-cell>
          <table:table-cell table:formula="of:=[.R104]+[.R$400]/400" office:value-type="float" office:value="0">
            <text:p>0.000000</text:p>
          </table:table-cell>
          <table:table-cell table:formula="of:=[.S104]+[.S$400]/400" office:value-type="float" office:value="0">
            <text:p>0.000000</text:p>
          </table:table-cell>
          <table:table-cell table:formula="of:=[.T104]+[.T$400]/400" office:value-type="float" office:value="0.04537858">
            <text:p>0.045379</text:p>
          </table:table-cell>
          <table:table-cell table:formula="of:=[.U104]+[.U$400]/400" office:value-type="float" office:value="0.04537858">
            <text:p>0.045379</text:p>
          </table:table-cell>
          <table:table-cell table:formula="of:=[.V104]+[.V$400]/400" office:value-type="float" office:value="0">
            <text:p>0.000000</text:p>
          </table:table-cell>
          <table:table-cell table:formula="of:=[.W104]+[.W$400]/400" office:value-type="float" office:value="-0.13613574">
            <text:p>-0.136136</text:p>
          </table:table-cell>
          <table:table-cell table:formula="of:=[.X104]+[.X$400]/400" office:value-type="float" office:value="0">
            <text:p>0.000000</text:p>
          </table:table-cell>
          <table:table-cell table:formula="of:=[.Y104]+[.Y$400]/400" office:value-type="float" office:value="0">
            <text:p>0.000000</text:p>
          </table:table-cell>
          <table:table-cell table:formula="of:=[.Z104]+[.Z$400]/400" office:value-type="float" office:value="0">
            <text:p>0.000000</text:p>
          </table:table-cell>
          <table:table-cell table:formula="of:=[.AA104]+[.AA$400]/400" office:value-type="float" office:value="0">
            <text:p>0.000000</text:p>
          </table:table-cell>
          <table:table-cell table:formula="of:=[.AB104]+[.AB$400]/400" office:value-type="float" office:value="0">
            <text:p>0.000000</text:p>
          </table:table-cell>
          <table:table-cell table:formula="of:=[.AC104]+[.AC$400]/400" office:value-type="float" office:value="0">
            <text:p>0.000000</text:p>
          </table:table-cell>
          <table:table-cell table:formula="of:=[.AD104]+[.AD$400]/400" office:value-type="float" office:value="0">
            <text:p>0.000000</text:p>
          </table:table-cell>
        </table:table-row>
        <table:table-row table:style-name="ro1">
          <table:table-cell table:formula="of:=[.A105]+[.A$400]/400" office:value-type="float" office:value="0">
            <text:p>0.000000</text:p>
          </table:table-cell>
          <table:table-cell table:formula="of:=[.B105]+[.B$400]/400" office:value-type="float" office:value="0">
            <text:p>0.000000</text:p>
          </table:table-cell>
          <table:table-cell table:formula="of:=[.C105]+[.C$400]/400" office:value-type="float" office:value="-0.0998158874999999">
            <text:p>-0.099816</text:p>
          </table:table-cell>
          <table:table-cell table:formula="of:=[.D105]+[.D$400]/400" office:value-type="float" office:value="0.199631775">
            <text:p>0.199632</text:p>
          </table:table-cell>
          <table:table-cell table:formula="of:=[.E105]+[.E$400]/400" office:value-type="float" office:value="-0.0998158874999999">
            <text:p>-0.099816</text:p>
          </table:table-cell>
          <table:table-cell table:formula="of:=[.F105]+[.F$400]/400" office:value-type="float" office:value="0">
            <text:p>0.000000</text:p>
          </table:table-cell>
          <table:table-cell table:formula="of:=[.G105]+[.G$400]/400" office:value-type="float" office:value="0">
            <text:p>0.000000</text:p>
          </table:table-cell>
          <table:table-cell table:formula="of:=[.H105]+[.H$400]/400" office:value-type="float" office:value="0">
            <text:p>0.000000</text:p>
          </table:table-cell>
          <table:table-cell table:formula="of:=[.I105]+[.I$400]/400" office:value-type="float" office:value="-0.0998158874999999">
            <text:p>-0.099816</text:p>
          </table:table-cell>
          <table:table-cell table:formula="of:=[.J105]+[.J$400]/400" office:value-type="float" office:value="0.199631775">
            <text:p>0.199632</text:p>
          </table:table-cell>
          <table:table-cell table:formula="of:=[.K105]+[.K$400]/400" office:value-type="float" office:value="-0.0998158874999999">
            <text:p>-0.099816</text:p>
          </table:table-cell>
          <table:table-cell table:formula="of:=[.L105]+[.L$400]/400" office:value-type="float" office:value="0">
            <text:p>0.000000</text:p>
          </table:table-cell>
          <table:table-cell table:formula="of:=[.M105]+[.M$400]/400" office:value-type="float" office:value="0.0458149125">
            <text:p>0.045815</text:p>
          </table:table-cell>
          <table:table-cell table:formula="of:=[.N105]+[.N$400]/400" office:value-type="float" office:value="-0.0458149125">
            <text:p>-0.045815</text:p>
          </table:table-cell>
          <table:table-cell table:formula="of:=[.O105]+[.O$400]/400" office:value-type="float" office:value="0">
            <text:p>0.000000</text:p>
          </table:table-cell>
          <table:table-cell table:formula="of:=[.P105]+[.P$400]/400" office:value-type="float" office:value="-0.1374447375">
            <text:p>-0.137445</text:p>
          </table:table-cell>
          <table:table-cell table:formula="of:=[.Q105]+[.Q$400]/400" office:value-type="float" office:value="0">
            <text:p>0.000000</text:p>
          </table:table-cell>
          <table:table-cell table:formula="of:=[.R105]+[.R$400]/400" office:value-type="float" office:value="0">
            <text:p>0.000000</text:p>
          </table:table-cell>
          <table:table-cell table:formula="of:=[.S105]+[.S$400]/400" office:value-type="float" office:value="0">
            <text:p>0.000000</text:p>
          </table:table-cell>
          <table:table-cell table:formula="of:=[.T105]+[.T$400]/400" office:value-type="float" office:value="0.0458149125">
            <text:p>0.045815</text:p>
          </table:table-cell>
          <table:table-cell table:formula="of:=[.U105]+[.U$400]/400" office:value-type="float" office:value="0.0458149125">
            <text:p>0.045815</text:p>
          </table:table-cell>
          <table:table-cell table:formula="of:=[.V105]+[.V$400]/400" office:value-type="float" office:value="0">
            <text:p>0.000000</text:p>
          </table:table-cell>
          <table:table-cell table:formula="of:=[.W105]+[.W$400]/400" office:value-type="float" office:value="-0.1374447375">
            <text:p>-0.137445</text:p>
          </table:table-cell>
          <table:table-cell table:formula="of:=[.X105]+[.X$400]/400" office:value-type="float" office:value="0">
            <text:p>0.000000</text:p>
          </table:table-cell>
          <table:table-cell table:formula="of:=[.Y105]+[.Y$400]/400" office:value-type="float" office:value="0">
            <text:p>0.000000</text:p>
          </table:table-cell>
          <table:table-cell table:formula="of:=[.Z105]+[.Z$400]/400" office:value-type="float" office:value="0">
            <text:p>0.000000</text:p>
          </table:table-cell>
          <table:table-cell table:formula="of:=[.AA105]+[.AA$400]/400" office:value-type="float" office:value="0">
            <text:p>0.000000</text:p>
          </table:table-cell>
          <table:table-cell table:formula="of:=[.AB105]+[.AB$400]/400" office:value-type="float" office:value="0">
            <text:p>0.000000</text:p>
          </table:table-cell>
          <table:table-cell table:formula="of:=[.AC105]+[.AC$400]/400" office:value-type="float" office:value="0">
            <text:p>0.000000</text:p>
          </table:table-cell>
          <table:table-cell table:formula="of:=[.AD105]+[.AD$400]/400" office:value-type="float" office:value="0">
            <text:p>0.000000</text:p>
          </table:table-cell>
        </table:table-row>
        <table:table-row table:style-name="ro1">
          <table:table-cell table:formula="of:=[.A106]+[.A$400]/400" office:value-type="float" office:value="0">
            <text:p>0.000000</text:p>
          </table:table-cell>
          <table:table-cell table:formula="of:=[.B106]+[.B$400]/400" office:value-type="float" office:value="0">
            <text:p>0.000000</text:p>
          </table:table-cell>
          <table:table-cell table:formula="of:=[.C106]+[.C$400]/400" office:value-type="float" office:value="-0.100766515">
            <text:p>-0.100767</text:p>
          </table:table-cell>
          <table:table-cell table:formula="of:=[.D106]+[.D$400]/400" office:value-type="float" office:value="0.20153303">
            <text:p>0.201533</text:p>
          </table:table-cell>
          <table:table-cell table:formula="of:=[.E106]+[.E$400]/400" office:value-type="float" office:value="-0.100766515">
            <text:p>-0.100767</text:p>
          </table:table-cell>
          <table:table-cell table:formula="of:=[.F106]+[.F$400]/400" office:value-type="float" office:value="0">
            <text:p>0.000000</text:p>
          </table:table-cell>
          <table:table-cell table:formula="of:=[.G106]+[.G$400]/400" office:value-type="float" office:value="0">
            <text:p>0.000000</text:p>
          </table:table-cell>
          <table:table-cell table:formula="of:=[.H106]+[.H$400]/400" office:value-type="float" office:value="0">
            <text:p>0.000000</text:p>
          </table:table-cell>
          <table:table-cell table:formula="of:=[.I106]+[.I$400]/400" office:value-type="float" office:value="-0.100766515">
            <text:p>-0.100767</text:p>
          </table:table-cell>
          <table:table-cell table:formula="of:=[.J106]+[.J$400]/400" office:value-type="float" office:value="0.20153303">
            <text:p>0.201533</text:p>
          </table:table-cell>
          <table:table-cell table:formula="of:=[.K106]+[.K$400]/400" office:value-type="float" office:value="-0.100766515">
            <text:p>-0.100767</text:p>
          </table:table-cell>
          <table:table-cell table:formula="of:=[.L106]+[.L$400]/400" office:value-type="float" office:value="0">
            <text:p>0.000000</text:p>
          </table:table-cell>
          <table:table-cell table:formula="of:=[.M106]+[.M$400]/400" office:value-type="float" office:value="0.046251245">
            <text:p>0.046251</text:p>
          </table:table-cell>
          <table:table-cell table:formula="of:=[.N106]+[.N$400]/400" office:value-type="float" office:value="-0.046251245">
            <text:p>-0.046251</text:p>
          </table:table-cell>
          <table:table-cell table:formula="of:=[.O106]+[.O$400]/400" office:value-type="float" office:value="0">
            <text:p>0.000000</text:p>
          </table:table-cell>
          <table:table-cell table:formula="of:=[.P106]+[.P$400]/400" office:value-type="float" office:value="-0.138753735">
            <text:p>-0.138754</text:p>
          </table:table-cell>
          <table:table-cell table:formula="of:=[.Q106]+[.Q$400]/400" office:value-type="float" office:value="0">
            <text:p>0.000000</text:p>
          </table:table-cell>
          <table:table-cell table:formula="of:=[.R106]+[.R$400]/400" office:value-type="float" office:value="0">
            <text:p>0.000000</text:p>
          </table:table-cell>
          <table:table-cell table:formula="of:=[.S106]+[.S$400]/400" office:value-type="float" office:value="0">
            <text:p>0.000000</text:p>
          </table:table-cell>
          <table:table-cell table:formula="of:=[.T106]+[.T$400]/400" office:value-type="float" office:value="0.046251245">
            <text:p>0.046251</text:p>
          </table:table-cell>
          <table:table-cell table:formula="of:=[.U106]+[.U$400]/400" office:value-type="float" office:value="0.046251245">
            <text:p>0.046251</text:p>
          </table:table-cell>
          <table:table-cell table:formula="of:=[.V106]+[.V$400]/400" office:value-type="float" office:value="0">
            <text:p>0.000000</text:p>
          </table:table-cell>
          <table:table-cell table:formula="of:=[.W106]+[.W$400]/400" office:value-type="float" office:value="-0.138753735">
            <text:p>-0.138754</text:p>
          </table:table-cell>
          <table:table-cell table:formula="of:=[.X106]+[.X$400]/400" office:value-type="float" office:value="0">
            <text:p>0.000000</text:p>
          </table:table-cell>
          <table:table-cell table:formula="of:=[.Y106]+[.Y$400]/400" office:value-type="float" office:value="0">
            <text:p>0.000000</text:p>
          </table:table-cell>
          <table:table-cell table:formula="of:=[.Z106]+[.Z$400]/400" office:value-type="float" office:value="0">
            <text:p>0.000000</text:p>
          </table:table-cell>
          <table:table-cell table:formula="of:=[.AA106]+[.AA$400]/400" office:value-type="float" office:value="0">
            <text:p>0.000000</text:p>
          </table:table-cell>
          <table:table-cell table:formula="of:=[.AB106]+[.AB$400]/400" office:value-type="float" office:value="0">
            <text:p>0.000000</text:p>
          </table:table-cell>
          <table:table-cell table:formula="of:=[.AC106]+[.AC$400]/400" office:value-type="float" office:value="0">
            <text:p>0.000000</text:p>
          </table:table-cell>
          <table:table-cell table:formula="of:=[.AD106]+[.AD$400]/400" office:value-type="float" office:value="0">
            <text:p>0.000000</text:p>
          </table:table-cell>
        </table:table-row>
        <table:table-row table:style-name="ro1">
          <table:table-cell table:formula="of:=[.A107]+[.A$400]/400" office:value-type="float" office:value="0">
            <text:p>0.000000</text:p>
          </table:table-cell>
          <table:table-cell table:formula="of:=[.B107]+[.B$400]/400" office:value-type="float" office:value="0">
            <text:p>0.000000</text:p>
          </table:table-cell>
          <table:table-cell table:formula="of:=[.C107]+[.C$400]/400" office:value-type="float" office:value="-0.1017171425">
            <text:p>-0.101717</text:p>
          </table:table-cell>
          <table:table-cell table:formula="of:=[.D107]+[.D$400]/400" office:value-type="float" office:value="0.203434285">
            <text:p>0.203434</text:p>
          </table:table-cell>
          <table:table-cell table:formula="of:=[.E107]+[.E$400]/400" office:value-type="float" office:value="-0.1017171425">
            <text:p>-0.101717</text:p>
          </table:table-cell>
          <table:table-cell table:formula="of:=[.F107]+[.F$400]/400" office:value-type="float" office:value="0">
            <text:p>0.000000</text:p>
          </table:table-cell>
          <table:table-cell table:formula="of:=[.G107]+[.G$400]/400" office:value-type="float" office:value="0">
            <text:p>0.000000</text:p>
          </table:table-cell>
          <table:table-cell table:formula="of:=[.H107]+[.H$400]/400" office:value-type="float" office:value="0">
            <text:p>0.000000</text:p>
          </table:table-cell>
          <table:table-cell table:formula="of:=[.I107]+[.I$400]/400" office:value-type="float" office:value="-0.1017171425">
            <text:p>-0.101717</text:p>
          </table:table-cell>
          <table:table-cell table:formula="of:=[.J107]+[.J$400]/400" office:value-type="float" office:value="0.203434285">
            <text:p>0.203434</text:p>
          </table:table-cell>
          <table:table-cell table:formula="of:=[.K107]+[.K$400]/400" office:value-type="float" office:value="-0.1017171425">
            <text:p>-0.101717</text:p>
          </table:table-cell>
          <table:table-cell table:formula="of:=[.L107]+[.L$400]/400" office:value-type="float" office:value="0">
            <text:p>0.000000</text:p>
          </table:table-cell>
          <table:table-cell table:formula="of:=[.M107]+[.M$400]/400" office:value-type="float" office:value="0.0466875775">
            <text:p>0.046688</text:p>
          </table:table-cell>
          <table:table-cell table:formula="of:=[.N107]+[.N$400]/400" office:value-type="float" office:value="-0.0466875775">
            <text:p>-0.046688</text:p>
          </table:table-cell>
          <table:table-cell table:formula="of:=[.O107]+[.O$400]/400" office:value-type="float" office:value="0">
            <text:p>0.000000</text:p>
          </table:table-cell>
          <table:table-cell table:formula="of:=[.P107]+[.P$400]/400" office:value-type="float" office:value="-0.1400627325">
            <text:p>-0.140063</text:p>
          </table:table-cell>
          <table:table-cell table:formula="of:=[.Q107]+[.Q$400]/400" office:value-type="float" office:value="0">
            <text:p>0.000000</text:p>
          </table:table-cell>
          <table:table-cell table:formula="of:=[.R107]+[.R$400]/400" office:value-type="float" office:value="0">
            <text:p>0.000000</text:p>
          </table:table-cell>
          <table:table-cell table:formula="of:=[.S107]+[.S$400]/400" office:value-type="float" office:value="0">
            <text:p>0.000000</text:p>
          </table:table-cell>
          <table:table-cell table:formula="of:=[.T107]+[.T$400]/400" office:value-type="float" office:value="0.0466875775">
            <text:p>0.046688</text:p>
          </table:table-cell>
          <table:table-cell table:formula="of:=[.U107]+[.U$400]/400" office:value-type="float" office:value="0.0466875775">
            <text:p>0.046688</text:p>
          </table:table-cell>
          <table:table-cell table:formula="of:=[.V107]+[.V$400]/400" office:value-type="float" office:value="0">
            <text:p>0.000000</text:p>
          </table:table-cell>
          <table:table-cell table:formula="of:=[.W107]+[.W$400]/400" office:value-type="float" office:value="-0.1400627325">
            <text:p>-0.140063</text:p>
          </table:table-cell>
          <table:table-cell table:formula="of:=[.X107]+[.X$400]/400" office:value-type="float" office:value="0">
            <text:p>0.000000</text:p>
          </table:table-cell>
          <table:table-cell table:formula="of:=[.Y107]+[.Y$400]/400" office:value-type="float" office:value="0">
            <text:p>0.000000</text:p>
          </table:table-cell>
          <table:table-cell table:formula="of:=[.Z107]+[.Z$400]/400" office:value-type="float" office:value="0">
            <text:p>0.000000</text:p>
          </table:table-cell>
          <table:table-cell table:formula="of:=[.AA107]+[.AA$400]/400" office:value-type="float" office:value="0">
            <text:p>0.000000</text:p>
          </table:table-cell>
          <table:table-cell table:formula="of:=[.AB107]+[.AB$400]/400" office:value-type="float" office:value="0">
            <text:p>0.000000</text:p>
          </table:table-cell>
          <table:table-cell table:formula="of:=[.AC107]+[.AC$400]/400" office:value-type="float" office:value="0">
            <text:p>0.000000</text:p>
          </table:table-cell>
          <table:table-cell table:formula="of:=[.AD107]+[.AD$400]/400" office:value-type="float" office:value="0">
            <text:p>0.000000</text:p>
          </table:table-cell>
        </table:table-row>
        <table:table-row table:style-name="ro1">
          <table:table-cell table:formula="of:=[.A108]+[.A$400]/400" office:value-type="float" office:value="0">
            <text:p>0.000000</text:p>
          </table:table-cell>
          <table:table-cell table:formula="of:=[.B108]+[.B$400]/400" office:value-type="float" office:value="0">
            <text:p>0.000000</text:p>
          </table:table-cell>
          <table:table-cell table:formula="of:=[.C108]+[.C$400]/400" office:value-type="float" office:value="-0.10266777">
            <text:p>-0.102668</text:p>
          </table:table-cell>
          <table:table-cell table:formula="of:=[.D108]+[.D$400]/400" office:value-type="float" office:value="0.20533554">
            <text:p>0.205336</text:p>
          </table:table-cell>
          <table:table-cell table:formula="of:=[.E108]+[.E$400]/400" office:value-type="float" office:value="-0.10266777">
            <text:p>-0.102668</text:p>
          </table:table-cell>
          <table:table-cell table:formula="of:=[.F108]+[.F$400]/400" office:value-type="float" office:value="0">
            <text:p>0.000000</text:p>
          </table:table-cell>
          <table:table-cell table:formula="of:=[.G108]+[.G$400]/400" office:value-type="float" office:value="0">
            <text:p>0.000000</text:p>
          </table:table-cell>
          <table:table-cell table:formula="of:=[.H108]+[.H$400]/400" office:value-type="float" office:value="0">
            <text:p>0.000000</text:p>
          </table:table-cell>
          <table:table-cell table:formula="of:=[.I108]+[.I$400]/400" office:value-type="float" office:value="-0.10266777">
            <text:p>-0.102668</text:p>
          </table:table-cell>
          <table:table-cell table:formula="of:=[.J108]+[.J$400]/400" office:value-type="float" office:value="0.20533554">
            <text:p>0.205336</text:p>
          </table:table-cell>
          <table:table-cell table:formula="of:=[.K108]+[.K$400]/400" office:value-type="float" office:value="-0.10266777">
            <text:p>-0.102668</text:p>
          </table:table-cell>
          <table:table-cell table:formula="of:=[.L108]+[.L$400]/400" office:value-type="float" office:value="0">
            <text:p>0.000000</text:p>
          </table:table-cell>
          <table:table-cell table:formula="of:=[.M108]+[.M$400]/400" office:value-type="float" office:value="0.04712391">
            <text:p>0.047124</text:p>
          </table:table-cell>
          <table:table-cell table:formula="of:=[.N108]+[.N$400]/400" office:value-type="float" office:value="-0.04712391">
            <text:p>-0.047124</text:p>
          </table:table-cell>
          <table:table-cell table:formula="of:=[.O108]+[.O$400]/400" office:value-type="float" office:value="0">
            <text:p>0.000000</text:p>
          </table:table-cell>
          <table:table-cell table:formula="of:=[.P108]+[.P$400]/400" office:value-type="float" office:value="-0.14137173">
            <text:p>-0.141372</text:p>
          </table:table-cell>
          <table:table-cell table:formula="of:=[.Q108]+[.Q$400]/400" office:value-type="float" office:value="0">
            <text:p>0.000000</text:p>
          </table:table-cell>
          <table:table-cell table:formula="of:=[.R108]+[.R$400]/400" office:value-type="float" office:value="0">
            <text:p>0.000000</text:p>
          </table:table-cell>
          <table:table-cell table:formula="of:=[.S108]+[.S$400]/400" office:value-type="float" office:value="0">
            <text:p>0.000000</text:p>
          </table:table-cell>
          <table:table-cell table:formula="of:=[.T108]+[.T$400]/400" office:value-type="float" office:value="0.04712391">
            <text:p>0.047124</text:p>
          </table:table-cell>
          <table:table-cell table:formula="of:=[.U108]+[.U$400]/400" office:value-type="float" office:value="0.04712391">
            <text:p>0.047124</text:p>
          </table:table-cell>
          <table:table-cell table:formula="of:=[.V108]+[.V$400]/400" office:value-type="float" office:value="0">
            <text:p>0.000000</text:p>
          </table:table-cell>
          <table:table-cell table:formula="of:=[.W108]+[.W$400]/400" office:value-type="float" office:value="-0.14137173">
            <text:p>-0.141372</text:p>
          </table:table-cell>
          <table:table-cell table:formula="of:=[.X108]+[.X$400]/400" office:value-type="float" office:value="0">
            <text:p>0.000000</text:p>
          </table:table-cell>
          <table:table-cell table:formula="of:=[.Y108]+[.Y$400]/400" office:value-type="float" office:value="0">
            <text:p>0.000000</text:p>
          </table:table-cell>
          <table:table-cell table:formula="of:=[.Z108]+[.Z$400]/400" office:value-type="float" office:value="0">
            <text:p>0.000000</text:p>
          </table:table-cell>
          <table:table-cell table:formula="of:=[.AA108]+[.AA$400]/400" office:value-type="float" office:value="0">
            <text:p>0.000000</text:p>
          </table:table-cell>
          <table:table-cell table:formula="of:=[.AB108]+[.AB$400]/400" office:value-type="float" office:value="0">
            <text:p>0.000000</text:p>
          </table:table-cell>
          <table:table-cell table:formula="of:=[.AC108]+[.AC$400]/400" office:value-type="float" office:value="0">
            <text:p>0.000000</text:p>
          </table:table-cell>
          <table:table-cell table:formula="of:=[.AD108]+[.AD$400]/400" office:value-type="float" office:value="0">
            <text:p>0.000000</text:p>
          </table:table-cell>
        </table:table-row>
        <table:table-row table:style-name="ro1">
          <table:table-cell table:formula="of:=[.A109]+[.A$400]/400" office:value-type="float" office:value="0">
            <text:p>0.000000</text:p>
          </table:table-cell>
          <table:table-cell table:formula="of:=[.B109]+[.B$400]/400" office:value-type="float" office:value="0">
            <text:p>0.000000</text:p>
          </table:table-cell>
          <table:table-cell table:formula="of:=[.C109]+[.C$400]/400" office:value-type="float" office:value="-0.1036183975">
            <text:p>-0.103618</text:p>
          </table:table-cell>
          <table:table-cell table:formula="of:=[.D109]+[.D$400]/400" office:value-type="float" office:value="0.207236795">
            <text:p>0.207237</text:p>
          </table:table-cell>
          <table:table-cell table:formula="of:=[.E109]+[.E$400]/400" office:value-type="float" office:value="-0.1036183975">
            <text:p>-0.103618</text:p>
          </table:table-cell>
          <table:table-cell table:formula="of:=[.F109]+[.F$400]/400" office:value-type="float" office:value="0">
            <text:p>0.000000</text:p>
          </table:table-cell>
          <table:table-cell table:formula="of:=[.G109]+[.G$400]/400" office:value-type="float" office:value="0">
            <text:p>0.000000</text:p>
          </table:table-cell>
          <table:table-cell table:formula="of:=[.H109]+[.H$400]/400" office:value-type="float" office:value="0">
            <text:p>0.000000</text:p>
          </table:table-cell>
          <table:table-cell table:formula="of:=[.I109]+[.I$400]/400" office:value-type="float" office:value="-0.1036183975">
            <text:p>-0.103618</text:p>
          </table:table-cell>
          <table:table-cell table:formula="of:=[.J109]+[.J$400]/400" office:value-type="float" office:value="0.207236795">
            <text:p>0.207237</text:p>
          </table:table-cell>
          <table:table-cell table:formula="of:=[.K109]+[.K$400]/400" office:value-type="float" office:value="-0.1036183975">
            <text:p>-0.103618</text:p>
          </table:table-cell>
          <table:table-cell table:formula="of:=[.L109]+[.L$400]/400" office:value-type="float" office:value="0">
            <text:p>0.000000</text:p>
          </table:table-cell>
          <table:table-cell table:formula="of:=[.M109]+[.M$400]/400" office:value-type="float" office:value="0.0475602425">
            <text:p>0.047560</text:p>
          </table:table-cell>
          <table:table-cell table:formula="of:=[.N109]+[.N$400]/400" office:value-type="float" office:value="-0.0475602425">
            <text:p>-0.047560</text:p>
          </table:table-cell>
          <table:table-cell table:formula="of:=[.O109]+[.O$400]/400" office:value-type="float" office:value="0">
            <text:p>0.000000</text:p>
          </table:table-cell>
          <table:table-cell table:formula="of:=[.P109]+[.P$400]/400" office:value-type="float" office:value="-0.1426807275">
            <text:p>-0.142681</text:p>
          </table:table-cell>
          <table:table-cell table:formula="of:=[.Q109]+[.Q$400]/400" office:value-type="float" office:value="0">
            <text:p>0.000000</text:p>
          </table:table-cell>
          <table:table-cell table:formula="of:=[.R109]+[.R$400]/400" office:value-type="float" office:value="0">
            <text:p>0.000000</text:p>
          </table:table-cell>
          <table:table-cell table:formula="of:=[.S109]+[.S$400]/400" office:value-type="float" office:value="0">
            <text:p>0.000000</text:p>
          </table:table-cell>
          <table:table-cell table:formula="of:=[.T109]+[.T$400]/400" office:value-type="float" office:value="0.0475602425">
            <text:p>0.047560</text:p>
          </table:table-cell>
          <table:table-cell table:formula="of:=[.U109]+[.U$400]/400" office:value-type="float" office:value="0.0475602425">
            <text:p>0.047560</text:p>
          </table:table-cell>
          <table:table-cell table:formula="of:=[.V109]+[.V$400]/400" office:value-type="float" office:value="0">
            <text:p>0.000000</text:p>
          </table:table-cell>
          <table:table-cell table:formula="of:=[.W109]+[.W$400]/400" office:value-type="float" office:value="-0.1426807275">
            <text:p>-0.142681</text:p>
          </table:table-cell>
          <table:table-cell table:formula="of:=[.X109]+[.X$400]/400" office:value-type="float" office:value="0">
            <text:p>0.000000</text:p>
          </table:table-cell>
          <table:table-cell table:formula="of:=[.Y109]+[.Y$400]/400" office:value-type="float" office:value="0">
            <text:p>0.000000</text:p>
          </table:table-cell>
          <table:table-cell table:formula="of:=[.Z109]+[.Z$400]/400" office:value-type="float" office:value="0">
            <text:p>0.000000</text:p>
          </table:table-cell>
          <table:table-cell table:formula="of:=[.AA109]+[.AA$400]/400" office:value-type="float" office:value="0">
            <text:p>0.000000</text:p>
          </table:table-cell>
          <table:table-cell table:formula="of:=[.AB109]+[.AB$400]/400" office:value-type="float" office:value="0">
            <text:p>0.000000</text:p>
          </table:table-cell>
          <table:table-cell table:formula="of:=[.AC109]+[.AC$400]/400" office:value-type="float" office:value="0">
            <text:p>0.000000</text:p>
          </table:table-cell>
          <table:table-cell table:formula="of:=[.AD109]+[.AD$400]/400" office:value-type="float" office:value="0">
            <text:p>0.000000</text:p>
          </table:table-cell>
        </table:table-row>
        <table:table-row table:style-name="ro1">
          <table:table-cell table:formula="of:=[.A110]+[.A$400]/400" office:value-type="float" office:value="0">
            <text:p>0.000000</text:p>
          </table:table-cell>
          <table:table-cell table:formula="of:=[.B110]+[.B$400]/400" office:value-type="float" office:value="0">
            <text:p>0.000000</text:p>
          </table:table-cell>
          <table:table-cell table:formula="of:=[.C110]+[.C$400]/400" office:value-type="float" office:value="-0.104569025">
            <text:p>-0.104569</text:p>
          </table:table-cell>
          <table:table-cell table:formula="of:=[.D110]+[.D$400]/400" office:value-type="float" office:value="0.20913805">
            <text:p>0.209138</text:p>
          </table:table-cell>
          <table:table-cell table:formula="of:=[.E110]+[.E$400]/400" office:value-type="float" office:value="-0.104569025">
            <text:p>-0.104569</text:p>
          </table:table-cell>
          <table:table-cell table:formula="of:=[.F110]+[.F$400]/400" office:value-type="float" office:value="0">
            <text:p>0.000000</text:p>
          </table:table-cell>
          <table:table-cell table:formula="of:=[.G110]+[.G$400]/400" office:value-type="float" office:value="0">
            <text:p>0.000000</text:p>
          </table:table-cell>
          <table:table-cell table:formula="of:=[.H110]+[.H$400]/400" office:value-type="float" office:value="0">
            <text:p>0.000000</text:p>
          </table:table-cell>
          <table:table-cell table:formula="of:=[.I110]+[.I$400]/400" office:value-type="float" office:value="-0.104569025">
            <text:p>-0.104569</text:p>
          </table:table-cell>
          <table:table-cell table:formula="of:=[.J110]+[.J$400]/400" office:value-type="float" office:value="0.20913805">
            <text:p>0.209138</text:p>
          </table:table-cell>
          <table:table-cell table:formula="of:=[.K110]+[.K$400]/400" office:value-type="float" office:value="-0.104569025">
            <text:p>-0.104569</text:p>
          </table:table-cell>
          <table:table-cell table:formula="of:=[.L110]+[.L$400]/400" office:value-type="float" office:value="0">
            <text:p>0.000000</text:p>
          </table:table-cell>
          <table:table-cell table:formula="of:=[.M110]+[.M$400]/400" office:value-type="float" office:value="0.0479965749999999">
            <text:p>0.047997</text:p>
          </table:table-cell>
          <table:table-cell table:formula="of:=[.N110]+[.N$400]/400" office:value-type="float" office:value="-0.0479965749999999">
            <text:p>-0.047997</text:p>
          </table:table-cell>
          <table:table-cell table:formula="of:=[.O110]+[.O$400]/400" office:value-type="float" office:value="0">
            <text:p>0.000000</text:p>
          </table:table-cell>
          <table:table-cell table:formula="of:=[.P110]+[.P$400]/400" office:value-type="float" office:value="-0.143989725">
            <text:p>-0.143990</text:p>
          </table:table-cell>
          <table:table-cell table:formula="of:=[.Q110]+[.Q$400]/400" office:value-type="float" office:value="0">
            <text:p>0.000000</text:p>
          </table:table-cell>
          <table:table-cell table:formula="of:=[.R110]+[.R$400]/400" office:value-type="float" office:value="0">
            <text:p>0.000000</text:p>
          </table:table-cell>
          <table:table-cell table:formula="of:=[.S110]+[.S$400]/400" office:value-type="float" office:value="0">
            <text:p>0.000000</text:p>
          </table:table-cell>
          <table:table-cell table:formula="of:=[.T110]+[.T$400]/400" office:value-type="float" office:value="0.0479965749999999">
            <text:p>0.047997</text:p>
          </table:table-cell>
          <table:table-cell table:formula="of:=[.U110]+[.U$400]/400" office:value-type="float" office:value="0.0479965749999999">
            <text:p>0.047997</text:p>
          </table:table-cell>
          <table:table-cell table:formula="of:=[.V110]+[.V$400]/400" office:value-type="float" office:value="0">
            <text:p>0.000000</text:p>
          </table:table-cell>
          <table:table-cell table:formula="of:=[.W110]+[.W$400]/400" office:value-type="float" office:value="-0.143989725">
            <text:p>-0.143990</text:p>
          </table:table-cell>
          <table:table-cell table:formula="of:=[.X110]+[.X$400]/400" office:value-type="float" office:value="0">
            <text:p>0.000000</text:p>
          </table:table-cell>
          <table:table-cell table:formula="of:=[.Y110]+[.Y$400]/400" office:value-type="float" office:value="0">
            <text:p>0.000000</text:p>
          </table:table-cell>
          <table:table-cell table:formula="of:=[.Z110]+[.Z$400]/400" office:value-type="float" office:value="0">
            <text:p>0.000000</text:p>
          </table:table-cell>
          <table:table-cell table:formula="of:=[.AA110]+[.AA$400]/400" office:value-type="float" office:value="0">
            <text:p>0.000000</text:p>
          </table:table-cell>
          <table:table-cell table:formula="of:=[.AB110]+[.AB$400]/400" office:value-type="float" office:value="0">
            <text:p>0.000000</text:p>
          </table:table-cell>
          <table:table-cell table:formula="of:=[.AC110]+[.AC$400]/400" office:value-type="float" office:value="0">
            <text:p>0.000000</text:p>
          </table:table-cell>
          <table:table-cell table:formula="of:=[.AD110]+[.AD$400]/400" office:value-type="float" office:value="0">
            <text:p>0.000000</text:p>
          </table:table-cell>
        </table:table-row>
        <table:table-row table:style-name="ro1">
          <table:table-cell table:formula="of:=[.A111]+[.A$400]/400" office:value-type="float" office:value="0">
            <text:p>0.000000</text:p>
          </table:table-cell>
          <table:table-cell table:formula="of:=[.B111]+[.B$400]/400" office:value-type="float" office:value="0">
            <text:p>0.000000</text:p>
          </table:table-cell>
          <table:table-cell table:formula="of:=[.C111]+[.C$400]/400" office:value-type="float" office:value="-0.1055196525">
            <text:p>-0.105520</text:p>
          </table:table-cell>
          <table:table-cell table:formula="of:=[.D111]+[.D$400]/400" office:value-type="float" office:value="0.211039305">
            <text:p>0.211039</text:p>
          </table:table-cell>
          <table:table-cell table:formula="of:=[.E111]+[.E$400]/400" office:value-type="float" office:value="-0.1055196525">
            <text:p>-0.105520</text:p>
          </table:table-cell>
          <table:table-cell table:formula="of:=[.F111]+[.F$400]/400" office:value-type="float" office:value="0">
            <text:p>0.000000</text:p>
          </table:table-cell>
          <table:table-cell table:formula="of:=[.G111]+[.G$400]/400" office:value-type="float" office:value="0">
            <text:p>0.000000</text:p>
          </table:table-cell>
          <table:table-cell table:formula="of:=[.H111]+[.H$400]/400" office:value-type="float" office:value="0">
            <text:p>0.000000</text:p>
          </table:table-cell>
          <table:table-cell table:formula="of:=[.I111]+[.I$400]/400" office:value-type="float" office:value="-0.1055196525">
            <text:p>-0.105520</text:p>
          </table:table-cell>
          <table:table-cell table:formula="of:=[.J111]+[.J$400]/400" office:value-type="float" office:value="0.211039305">
            <text:p>0.211039</text:p>
          </table:table-cell>
          <table:table-cell table:formula="of:=[.K111]+[.K$400]/400" office:value-type="float" office:value="-0.1055196525">
            <text:p>-0.105520</text:p>
          </table:table-cell>
          <table:table-cell table:formula="of:=[.L111]+[.L$400]/400" office:value-type="float" office:value="0">
            <text:p>0.000000</text:p>
          </table:table-cell>
          <table:table-cell table:formula="of:=[.M111]+[.M$400]/400" office:value-type="float" office:value="0.0484329074999999">
            <text:p>0.048433</text:p>
          </table:table-cell>
          <table:table-cell table:formula="of:=[.N111]+[.N$400]/400" office:value-type="float" office:value="-0.0484329074999999">
            <text:p>-0.048433</text:p>
          </table:table-cell>
          <table:table-cell table:formula="of:=[.O111]+[.O$400]/400" office:value-type="float" office:value="0">
            <text:p>0.000000</text:p>
          </table:table-cell>
          <table:table-cell table:formula="of:=[.P111]+[.P$400]/400" office:value-type="float" office:value="-0.1452987225">
            <text:p>-0.145299</text:p>
          </table:table-cell>
          <table:table-cell table:formula="of:=[.Q111]+[.Q$400]/400" office:value-type="float" office:value="0">
            <text:p>0.000000</text:p>
          </table:table-cell>
          <table:table-cell table:formula="of:=[.R111]+[.R$400]/400" office:value-type="float" office:value="0">
            <text:p>0.000000</text:p>
          </table:table-cell>
          <table:table-cell table:formula="of:=[.S111]+[.S$400]/400" office:value-type="float" office:value="0">
            <text:p>0.000000</text:p>
          </table:table-cell>
          <table:table-cell table:formula="of:=[.T111]+[.T$400]/400" office:value-type="float" office:value="0.0484329074999999">
            <text:p>0.048433</text:p>
          </table:table-cell>
          <table:table-cell table:formula="of:=[.U111]+[.U$400]/400" office:value-type="float" office:value="0.0484329074999999">
            <text:p>0.048433</text:p>
          </table:table-cell>
          <table:table-cell table:formula="of:=[.V111]+[.V$400]/400" office:value-type="float" office:value="0">
            <text:p>0.000000</text:p>
          </table:table-cell>
          <table:table-cell table:formula="of:=[.W111]+[.W$400]/400" office:value-type="float" office:value="-0.1452987225">
            <text:p>-0.145299</text:p>
          </table:table-cell>
          <table:table-cell table:formula="of:=[.X111]+[.X$400]/400" office:value-type="float" office:value="0">
            <text:p>0.000000</text:p>
          </table:table-cell>
          <table:table-cell table:formula="of:=[.Y111]+[.Y$400]/400" office:value-type="float" office:value="0">
            <text:p>0.000000</text:p>
          </table:table-cell>
          <table:table-cell table:formula="of:=[.Z111]+[.Z$400]/400" office:value-type="float" office:value="0">
            <text:p>0.000000</text:p>
          </table:table-cell>
          <table:table-cell table:formula="of:=[.AA111]+[.AA$400]/400" office:value-type="float" office:value="0">
            <text:p>0.000000</text:p>
          </table:table-cell>
          <table:table-cell table:formula="of:=[.AB111]+[.AB$400]/400" office:value-type="float" office:value="0">
            <text:p>0.000000</text:p>
          </table:table-cell>
          <table:table-cell table:formula="of:=[.AC111]+[.AC$400]/400" office:value-type="float" office:value="0">
            <text:p>0.000000</text:p>
          </table:table-cell>
          <table:table-cell table:formula="of:=[.AD111]+[.AD$400]/400" office:value-type="float" office:value="0">
            <text:p>0.000000</text:p>
          </table:table-cell>
        </table:table-row>
        <table:table-row table:style-name="ro1">
          <table:table-cell table:formula="of:=[.A112]+[.A$400]/400" office:value-type="float" office:value="0">
            <text:p>0.000000</text:p>
          </table:table-cell>
          <table:table-cell table:formula="of:=[.B112]+[.B$400]/400" office:value-type="float" office:value="0">
            <text:p>0.000000</text:p>
          </table:table-cell>
          <table:table-cell table:formula="of:=[.C112]+[.C$400]/400" office:value-type="float" office:value="-0.10647028">
            <text:p>-0.106470</text:p>
          </table:table-cell>
          <table:table-cell table:formula="of:=[.D112]+[.D$400]/400" office:value-type="float" office:value="0.21294056">
            <text:p>0.212941</text:p>
          </table:table-cell>
          <table:table-cell table:formula="of:=[.E112]+[.E$400]/400" office:value-type="float" office:value="-0.10647028">
            <text:p>-0.106470</text:p>
          </table:table-cell>
          <table:table-cell table:formula="of:=[.F112]+[.F$400]/400" office:value-type="float" office:value="0">
            <text:p>0.000000</text:p>
          </table:table-cell>
          <table:table-cell table:formula="of:=[.G112]+[.G$400]/400" office:value-type="float" office:value="0">
            <text:p>0.000000</text:p>
          </table:table-cell>
          <table:table-cell table:formula="of:=[.H112]+[.H$400]/400" office:value-type="float" office:value="0">
            <text:p>0.000000</text:p>
          </table:table-cell>
          <table:table-cell table:formula="of:=[.I112]+[.I$400]/400" office:value-type="float" office:value="-0.10647028">
            <text:p>-0.106470</text:p>
          </table:table-cell>
          <table:table-cell table:formula="of:=[.J112]+[.J$400]/400" office:value-type="float" office:value="0.21294056">
            <text:p>0.212941</text:p>
          </table:table-cell>
          <table:table-cell table:formula="of:=[.K112]+[.K$400]/400" office:value-type="float" office:value="-0.10647028">
            <text:p>-0.106470</text:p>
          </table:table-cell>
          <table:table-cell table:formula="of:=[.L112]+[.L$400]/400" office:value-type="float" office:value="0">
            <text:p>0.000000</text:p>
          </table:table-cell>
          <table:table-cell table:formula="of:=[.M112]+[.M$400]/400" office:value-type="float" office:value="0.0488692399999999">
            <text:p>0.048869</text:p>
          </table:table-cell>
          <table:table-cell table:formula="of:=[.N112]+[.N$400]/400" office:value-type="float" office:value="-0.0488692399999999">
            <text:p>-0.048869</text:p>
          </table:table-cell>
          <table:table-cell table:formula="of:=[.O112]+[.O$400]/400" office:value-type="float" office:value="0">
            <text:p>0.000000</text:p>
          </table:table-cell>
          <table:table-cell table:formula="of:=[.P112]+[.P$400]/400" office:value-type="float" office:value="-0.14660772">
            <text:p>-0.146608</text:p>
          </table:table-cell>
          <table:table-cell table:formula="of:=[.Q112]+[.Q$400]/400" office:value-type="float" office:value="0">
            <text:p>0.000000</text:p>
          </table:table-cell>
          <table:table-cell table:formula="of:=[.R112]+[.R$400]/400" office:value-type="float" office:value="0">
            <text:p>0.000000</text:p>
          </table:table-cell>
          <table:table-cell table:formula="of:=[.S112]+[.S$400]/400" office:value-type="float" office:value="0">
            <text:p>0.000000</text:p>
          </table:table-cell>
          <table:table-cell table:formula="of:=[.T112]+[.T$400]/400" office:value-type="float" office:value="0.0488692399999999">
            <text:p>0.048869</text:p>
          </table:table-cell>
          <table:table-cell table:formula="of:=[.U112]+[.U$400]/400" office:value-type="float" office:value="0.0488692399999999">
            <text:p>0.048869</text:p>
          </table:table-cell>
          <table:table-cell table:formula="of:=[.V112]+[.V$400]/400" office:value-type="float" office:value="0">
            <text:p>0.000000</text:p>
          </table:table-cell>
          <table:table-cell table:formula="of:=[.W112]+[.W$400]/400" office:value-type="float" office:value="-0.14660772">
            <text:p>-0.146608</text:p>
          </table:table-cell>
          <table:table-cell table:formula="of:=[.X112]+[.X$400]/400" office:value-type="float" office:value="0">
            <text:p>0.000000</text:p>
          </table:table-cell>
          <table:table-cell table:formula="of:=[.Y112]+[.Y$400]/400" office:value-type="float" office:value="0">
            <text:p>0.000000</text:p>
          </table:table-cell>
          <table:table-cell table:formula="of:=[.Z112]+[.Z$400]/400" office:value-type="float" office:value="0">
            <text:p>0.000000</text:p>
          </table:table-cell>
          <table:table-cell table:formula="of:=[.AA112]+[.AA$400]/400" office:value-type="float" office:value="0">
            <text:p>0.000000</text:p>
          </table:table-cell>
          <table:table-cell table:formula="of:=[.AB112]+[.AB$400]/400" office:value-type="float" office:value="0">
            <text:p>0.000000</text:p>
          </table:table-cell>
          <table:table-cell table:formula="of:=[.AC112]+[.AC$400]/400" office:value-type="float" office:value="0">
            <text:p>0.000000</text:p>
          </table:table-cell>
          <table:table-cell table:formula="of:=[.AD112]+[.AD$400]/400" office:value-type="float" office:value="0">
            <text:p>0.000000</text:p>
          </table:table-cell>
        </table:table-row>
        <table:table-row table:style-name="ro1">
          <table:table-cell table:formula="of:=[.A113]+[.A$400]/400" office:value-type="float" office:value="0">
            <text:p>0.000000</text:p>
          </table:table-cell>
          <table:table-cell table:formula="of:=[.B113]+[.B$400]/400" office:value-type="float" office:value="0">
            <text:p>0.000000</text:p>
          </table:table-cell>
          <table:table-cell table:formula="of:=[.C113]+[.C$400]/400" office:value-type="float" office:value="-0.1074209075">
            <text:p>-0.107421</text:p>
          </table:table-cell>
          <table:table-cell table:formula="of:=[.D113]+[.D$400]/400" office:value-type="float" office:value="0.214841815">
            <text:p>0.214842</text:p>
          </table:table-cell>
          <table:table-cell table:formula="of:=[.E113]+[.E$400]/400" office:value-type="float" office:value="-0.1074209075">
            <text:p>-0.107421</text:p>
          </table:table-cell>
          <table:table-cell table:formula="of:=[.F113]+[.F$400]/400" office:value-type="float" office:value="0">
            <text:p>0.000000</text:p>
          </table:table-cell>
          <table:table-cell table:formula="of:=[.G113]+[.G$400]/400" office:value-type="float" office:value="0">
            <text:p>0.000000</text:p>
          </table:table-cell>
          <table:table-cell table:formula="of:=[.H113]+[.H$400]/400" office:value-type="float" office:value="0">
            <text:p>0.000000</text:p>
          </table:table-cell>
          <table:table-cell table:formula="of:=[.I113]+[.I$400]/400" office:value-type="float" office:value="-0.1074209075">
            <text:p>-0.107421</text:p>
          </table:table-cell>
          <table:table-cell table:formula="of:=[.J113]+[.J$400]/400" office:value-type="float" office:value="0.214841815">
            <text:p>0.214842</text:p>
          </table:table-cell>
          <table:table-cell table:formula="of:=[.K113]+[.K$400]/400" office:value-type="float" office:value="-0.1074209075">
            <text:p>-0.107421</text:p>
          </table:table-cell>
          <table:table-cell table:formula="of:=[.L113]+[.L$400]/400" office:value-type="float" office:value="0">
            <text:p>0.000000</text:p>
          </table:table-cell>
          <table:table-cell table:formula="of:=[.M113]+[.M$400]/400" office:value-type="float" office:value="0.0493055724999999">
            <text:p>0.049306</text:p>
          </table:table-cell>
          <table:table-cell table:formula="of:=[.N113]+[.N$400]/400" office:value-type="float" office:value="-0.0493055724999999">
            <text:p>-0.049306</text:p>
          </table:table-cell>
          <table:table-cell table:formula="of:=[.O113]+[.O$400]/400" office:value-type="float" office:value="0">
            <text:p>0.000000</text:p>
          </table:table-cell>
          <table:table-cell table:formula="of:=[.P113]+[.P$400]/400" office:value-type="float" office:value="-0.1479167175">
            <text:p>-0.147917</text:p>
          </table:table-cell>
          <table:table-cell table:formula="of:=[.Q113]+[.Q$400]/400" office:value-type="float" office:value="0">
            <text:p>0.000000</text:p>
          </table:table-cell>
          <table:table-cell table:formula="of:=[.R113]+[.R$400]/400" office:value-type="float" office:value="0">
            <text:p>0.000000</text:p>
          </table:table-cell>
          <table:table-cell table:formula="of:=[.S113]+[.S$400]/400" office:value-type="float" office:value="0">
            <text:p>0.000000</text:p>
          </table:table-cell>
          <table:table-cell table:formula="of:=[.T113]+[.T$400]/400" office:value-type="float" office:value="0.0493055724999999">
            <text:p>0.049306</text:p>
          </table:table-cell>
          <table:table-cell table:formula="of:=[.U113]+[.U$400]/400" office:value-type="float" office:value="0.0493055724999999">
            <text:p>0.049306</text:p>
          </table:table-cell>
          <table:table-cell table:formula="of:=[.V113]+[.V$400]/400" office:value-type="float" office:value="0">
            <text:p>0.000000</text:p>
          </table:table-cell>
          <table:table-cell table:formula="of:=[.W113]+[.W$400]/400" office:value-type="float" office:value="-0.1479167175">
            <text:p>-0.147917</text:p>
          </table:table-cell>
          <table:table-cell table:formula="of:=[.X113]+[.X$400]/400" office:value-type="float" office:value="0">
            <text:p>0.000000</text:p>
          </table:table-cell>
          <table:table-cell table:formula="of:=[.Y113]+[.Y$400]/400" office:value-type="float" office:value="0">
            <text:p>0.000000</text:p>
          </table:table-cell>
          <table:table-cell table:formula="of:=[.Z113]+[.Z$400]/400" office:value-type="float" office:value="0">
            <text:p>0.000000</text:p>
          </table:table-cell>
          <table:table-cell table:formula="of:=[.AA113]+[.AA$400]/400" office:value-type="float" office:value="0">
            <text:p>0.000000</text:p>
          </table:table-cell>
          <table:table-cell table:formula="of:=[.AB113]+[.AB$400]/400" office:value-type="float" office:value="0">
            <text:p>0.000000</text:p>
          </table:table-cell>
          <table:table-cell table:formula="of:=[.AC113]+[.AC$400]/400" office:value-type="float" office:value="0">
            <text:p>0.000000</text:p>
          </table:table-cell>
          <table:table-cell table:formula="of:=[.AD113]+[.AD$400]/400" office:value-type="float" office:value="0">
            <text:p>0.000000</text:p>
          </table:table-cell>
        </table:table-row>
        <table:table-row table:style-name="ro1">
          <table:table-cell table:formula="of:=[.A114]+[.A$400]/400" office:value-type="float" office:value="0">
            <text:p>0.000000</text:p>
          </table:table-cell>
          <table:table-cell table:formula="of:=[.B114]+[.B$400]/400" office:value-type="float" office:value="0">
            <text:p>0.000000</text:p>
          </table:table-cell>
          <table:table-cell table:formula="of:=[.C114]+[.C$400]/400" office:value-type="float" office:value="-0.108371535">
            <text:p>-0.108372</text:p>
          </table:table-cell>
          <table:table-cell table:formula="of:=[.D114]+[.D$400]/400" office:value-type="float" office:value="0.21674307">
            <text:p>0.216743</text:p>
          </table:table-cell>
          <table:table-cell table:formula="of:=[.E114]+[.E$400]/400" office:value-type="float" office:value="-0.108371535">
            <text:p>-0.108372</text:p>
          </table:table-cell>
          <table:table-cell table:formula="of:=[.F114]+[.F$400]/400" office:value-type="float" office:value="0">
            <text:p>0.000000</text:p>
          </table:table-cell>
          <table:table-cell table:formula="of:=[.G114]+[.G$400]/400" office:value-type="float" office:value="0">
            <text:p>0.000000</text:p>
          </table:table-cell>
          <table:table-cell table:formula="of:=[.H114]+[.H$400]/400" office:value-type="float" office:value="0">
            <text:p>0.000000</text:p>
          </table:table-cell>
          <table:table-cell table:formula="of:=[.I114]+[.I$400]/400" office:value-type="float" office:value="-0.108371535">
            <text:p>-0.108372</text:p>
          </table:table-cell>
          <table:table-cell table:formula="of:=[.J114]+[.J$400]/400" office:value-type="float" office:value="0.21674307">
            <text:p>0.216743</text:p>
          </table:table-cell>
          <table:table-cell table:formula="of:=[.K114]+[.K$400]/400" office:value-type="float" office:value="-0.108371535">
            <text:p>-0.108372</text:p>
          </table:table-cell>
          <table:table-cell table:formula="of:=[.L114]+[.L$400]/400" office:value-type="float" office:value="0">
            <text:p>0.000000</text:p>
          </table:table-cell>
          <table:table-cell table:formula="of:=[.M114]+[.M$400]/400" office:value-type="float" office:value="0.0497419049999999">
            <text:p>0.049742</text:p>
          </table:table-cell>
          <table:table-cell table:formula="of:=[.N114]+[.N$400]/400" office:value-type="float" office:value="-0.0497419049999999">
            <text:p>-0.049742</text:p>
          </table:table-cell>
          <table:table-cell table:formula="of:=[.O114]+[.O$400]/400" office:value-type="float" office:value="0">
            <text:p>0.000000</text:p>
          </table:table-cell>
          <table:table-cell table:formula="of:=[.P114]+[.P$400]/400" office:value-type="float" office:value="-0.149225715">
            <text:p>-0.149226</text:p>
          </table:table-cell>
          <table:table-cell table:formula="of:=[.Q114]+[.Q$400]/400" office:value-type="float" office:value="0">
            <text:p>0.000000</text:p>
          </table:table-cell>
          <table:table-cell table:formula="of:=[.R114]+[.R$400]/400" office:value-type="float" office:value="0">
            <text:p>0.000000</text:p>
          </table:table-cell>
          <table:table-cell table:formula="of:=[.S114]+[.S$400]/400" office:value-type="float" office:value="0">
            <text:p>0.000000</text:p>
          </table:table-cell>
          <table:table-cell table:formula="of:=[.T114]+[.T$400]/400" office:value-type="float" office:value="0.0497419049999999">
            <text:p>0.049742</text:p>
          </table:table-cell>
          <table:table-cell table:formula="of:=[.U114]+[.U$400]/400" office:value-type="float" office:value="0.0497419049999999">
            <text:p>0.049742</text:p>
          </table:table-cell>
          <table:table-cell table:formula="of:=[.V114]+[.V$400]/400" office:value-type="float" office:value="0">
            <text:p>0.000000</text:p>
          </table:table-cell>
          <table:table-cell table:formula="of:=[.W114]+[.W$400]/400" office:value-type="float" office:value="-0.149225715">
            <text:p>-0.149226</text:p>
          </table:table-cell>
          <table:table-cell table:formula="of:=[.X114]+[.X$400]/400" office:value-type="float" office:value="0">
            <text:p>0.000000</text:p>
          </table:table-cell>
          <table:table-cell table:formula="of:=[.Y114]+[.Y$400]/400" office:value-type="float" office:value="0">
            <text:p>0.000000</text:p>
          </table:table-cell>
          <table:table-cell table:formula="of:=[.Z114]+[.Z$400]/400" office:value-type="float" office:value="0">
            <text:p>0.000000</text:p>
          </table:table-cell>
          <table:table-cell table:formula="of:=[.AA114]+[.AA$400]/400" office:value-type="float" office:value="0">
            <text:p>0.000000</text:p>
          </table:table-cell>
          <table:table-cell table:formula="of:=[.AB114]+[.AB$400]/400" office:value-type="float" office:value="0">
            <text:p>0.000000</text:p>
          </table:table-cell>
          <table:table-cell table:formula="of:=[.AC114]+[.AC$400]/400" office:value-type="float" office:value="0">
            <text:p>0.000000</text:p>
          </table:table-cell>
          <table:table-cell table:formula="of:=[.AD114]+[.AD$400]/400" office:value-type="float" office:value="0">
            <text:p>0.000000</text:p>
          </table:table-cell>
        </table:table-row>
        <table:table-row table:style-name="ro1">
          <table:table-cell table:formula="of:=[.A115]+[.A$400]/400" office:value-type="float" office:value="0">
            <text:p>0.000000</text:p>
          </table:table-cell>
          <table:table-cell table:formula="of:=[.B115]+[.B$400]/400" office:value-type="float" office:value="0">
            <text:p>0.000000</text:p>
          </table:table-cell>
          <table:table-cell table:formula="of:=[.C115]+[.C$400]/400" office:value-type="float" office:value="-0.1093221625">
            <text:p>-0.109322</text:p>
          </table:table-cell>
          <table:table-cell table:formula="of:=[.D115]+[.D$400]/400" office:value-type="float" office:value="0.218644325">
            <text:p>0.218644</text:p>
          </table:table-cell>
          <table:table-cell table:formula="of:=[.E115]+[.E$400]/400" office:value-type="float" office:value="-0.1093221625">
            <text:p>-0.109322</text:p>
          </table:table-cell>
          <table:table-cell table:formula="of:=[.F115]+[.F$400]/400" office:value-type="float" office:value="0">
            <text:p>0.000000</text:p>
          </table:table-cell>
          <table:table-cell table:formula="of:=[.G115]+[.G$400]/400" office:value-type="float" office:value="0">
            <text:p>0.000000</text:p>
          </table:table-cell>
          <table:table-cell table:formula="of:=[.H115]+[.H$400]/400" office:value-type="float" office:value="0">
            <text:p>0.000000</text:p>
          </table:table-cell>
          <table:table-cell table:formula="of:=[.I115]+[.I$400]/400" office:value-type="float" office:value="-0.1093221625">
            <text:p>-0.109322</text:p>
          </table:table-cell>
          <table:table-cell table:formula="of:=[.J115]+[.J$400]/400" office:value-type="float" office:value="0.218644325">
            <text:p>0.218644</text:p>
          </table:table-cell>
          <table:table-cell table:formula="of:=[.K115]+[.K$400]/400" office:value-type="float" office:value="-0.1093221625">
            <text:p>-0.109322</text:p>
          </table:table-cell>
          <table:table-cell table:formula="of:=[.L115]+[.L$400]/400" office:value-type="float" office:value="0">
            <text:p>0.000000</text:p>
          </table:table-cell>
          <table:table-cell table:formula="of:=[.M115]+[.M$400]/400" office:value-type="float" office:value="0.0501782374999999">
            <text:p>0.050178</text:p>
          </table:table-cell>
          <table:table-cell table:formula="of:=[.N115]+[.N$400]/400" office:value-type="float" office:value="-0.0501782374999999">
            <text:p>-0.050178</text:p>
          </table:table-cell>
          <table:table-cell table:formula="of:=[.O115]+[.O$400]/400" office:value-type="float" office:value="0">
            <text:p>0.000000</text:p>
          </table:table-cell>
          <table:table-cell table:formula="of:=[.P115]+[.P$400]/400" office:value-type="float" office:value="-0.1505347125">
            <text:p>-0.150535</text:p>
          </table:table-cell>
          <table:table-cell table:formula="of:=[.Q115]+[.Q$400]/400" office:value-type="float" office:value="0">
            <text:p>0.000000</text:p>
          </table:table-cell>
          <table:table-cell table:formula="of:=[.R115]+[.R$400]/400" office:value-type="float" office:value="0">
            <text:p>0.000000</text:p>
          </table:table-cell>
          <table:table-cell table:formula="of:=[.S115]+[.S$400]/400" office:value-type="float" office:value="0">
            <text:p>0.000000</text:p>
          </table:table-cell>
          <table:table-cell table:formula="of:=[.T115]+[.T$400]/400" office:value-type="float" office:value="0.0501782374999999">
            <text:p>0.050178</text:p>
          </table:table-cell>
          <table:table-cell table:formula="of:=[.U115]+[.U$400]/400" office:value-type="float" office:value="0.0501782374999999">
            <text:p>0.050178</text:p>
          </table:table-cell>
          <table:table-cell table:formula="of:=[.V115]+[.V$400]/400" office:value-type="float" office:value="0">
            <text:p>0.000000</text:p>
          </table:table-cell>
          <table:table-cell table:formula="of:=[.W115]+[.W$400]/400" office:value-type="float" office:value="-0.1505347125">
            <text:p>-0.150535</text:p>
          </table:table-cell>
          <table:table-cell table:formula="of:=[.X115]+[.X$400]/400" office:value-type="float" office:value="0">
            <text:p>0.000000</text:p>
          </table:table-cell>
          <table:table-cell table:formula="of:=[.Y115]+[.Y$400]/400" office:value-type="float" office:value="0">
            <text:p>0.000000</text:p>
          </table:table-cell>
          <table:table-cell table:formula="of:=[.Z115]+[.Z$400]/400" office:value-type="float" office:value="0">
            <text:p>0.000000</text:p>
          </table:table-cell>
          <table:table-cell table:formula="of:=[.AA115]+[.AA$400]/400" office:value-type="float" office:value="0">
            <text:p>0.000000</text:p>
          </table:table-cell>
          <table:table-cell table:formula="of:=[.AB115]+[.AB$400]/400" office:value-type="float" office:value="0">
            <text:p>0.000000</text:p>
          </table:table-cell>
          <table:table-cell table:formula="of:=[.AC115]+[.AC$400]/400" office:value-type="float" office:value="0">
            <text:p>0.000000</text:p>
          </table:table-cell>
          <table:table-cell table:formula="of:=[.AD115]+[.AD$400]/400" office:value-type="float" office:value="0">
            <text:p>0.000000</text:p>
          </table:table-cell>
        </table:table-row>
        <table:table-row table:style-name="ro1">
          <table:table-cell table:formula="of:=[.A116]+[.A$400]/400" office:value-type="float" office:value="0">
            <text:p>0.000000</text:p>
          </table:table-cell>
          <table:table-cell table:formula="of:=[.B116]+[.B$400]/400" office:value-type="float" office:value="0">
            <text:p>0.000000</text:p>
          </table:table-cell>
          <table:table-cell table:formula="of:=[.C116]+[.C$400]/400" office:value-type="float" office:value="-0.11027279">
            <text:p>-0.110273</text:p>
          </table:table-cell>
          <table:table-cell table:formula="of:=[.D116]+[.D$400]/400" office:value-type="float" office:value="0.22054558">
            <text:p>0.220546</text:p>
          </table:table-cell>
          <table:table-cell table:formula="of:=[.E116]+[.E$400]/400" office:value-type="float" office:value="-0.11027279">
            <text:p>-0.110273</text:p>
          </table:table-cell>
          <table:table-cell table:formula="of:=[.F116]+[.F$400]/400" office:value-type="float" office:value="0">
            <text:p>0.000000</text:p>
          </table:table-cell>
          <table:table-cell table:formula="of:=[.G116]+[.G$400]/400" office:value-type="float" office:value="0">
            <text:p>0.000000</text:p>
          </table:table-cell>
          <table:table-cell table:formula="of:=[.H116]+[.H$400]/400" office:value-type="float" office:value="0">
            <text:p>0.000000</text:p>
          </table:table-cell>
          <table:table-cell table:formula="of:=[.I116]+[.I$400]/400" office:value-type="float" office:value="-0.11027279">
            <text:p>-0.110273</text:p>
          </table:table-cell>
          <table:table-cell table:formula="of:=[.J116]+[.J$400]/400" office:value-type="float" office:value="0.22054558">
            <text:p>0.220546</text:p>
          </table:table-cell>
          <table:table-cell table:formula="of:=[.K116]+[.K$400]/400" office:value-type="float" office:value="-0.11027279">
            <text:p>-0.110273</text:p>
          </table:table-cell>
          <table:table-cell table:formula="of:=[.L116]+[.L$400]/400" office:value-type="float" office:value="0">
            <text:p>0.000000</text:p>
          </table:table-cell>
          <table:table-cell table:formula="of:=[.M116]+[.M$400]/400" office:value-type="float" office:value="0.0506145699999999">
            <text:p>0.050615</text:p>
          </table:table-cell>
          <table:table-cell table:formula="of:=[.N116]+[.N$400]/400" office:value-type="float" office:value="-0.0506145699999999">
            <text:p>-0.050615</text:p>
          </table:table-cell>
          <table:table-cell table:formula="of:=[.O116]+[.O$400]/400" office:value-type="float" office:value="0">
            <text:p>0.000000</text:p>
          </table:table-cell>
          <table:table-cell table:formula="of:=[.P116]+[.P$400]/400" office:value-type="float" office:value="-0.15184371">
            <text:p>-0.151844</text:p>
          </table:table-cell>
          <table:table-cell table:formula="of:=[.Q116]+[.Q$400]/400" office:value-type="float" office:value="0">
            <text:p>0.000000</text:p>
          </table:table-cell>
          <table:table-cell table:formula="of:=[.R116]+[.R$400]/400" office:value-type="float" office:value="0">
            <text:p>0.000000</text:p>
          </table:table-cell>
          <table:table-cell table:formula="of:=[.S116]+[.S$400]/400" office:value-type="float" office:value="0">
            <text:p>0.000000</text:p>
          </table:table-cell>
          <table:table-cell table:formula="of:=[.T116]+[.T$400]/400" office:value-type="float" office:value="0.0506145699999999">
            <text:p>0.050615</text:p>
          </table:table-cell>
          <table:table-cell table:formula="of:=[.U116]+[.U$400]/400" office:value-type="float" office:value="0.0506145699999999">
            <text:p>0.050615</text:p>
          </table:table-cell>
          <table:table-cell table:formula="of:=[.V116]+[.V$400]/400" office:value-type="float" office:value="0">
            <text:p>0.000000</text:p>
          </table:table-cell>
          <table:table-cell table:formula="of:=[.W116]+[.W$400]/400" office:value-type="float" office:value="-0.15184371">
            <text:p>-0.151844</text:p>
          </table:table-cell>
          <table:table-cell table:formula="of:=[.X116]+[.X$400]/400" office:value-type="float" office:value="0">
            <text:p>0.000000</text:p>
          </table:table-cell>
          <table:table-cell table:formula="of:=[.Y116]+[.Y$400]/400" office:value-type="float" office:value="0">
            <text:p>0.000000</text:p>
          </table:table-cell>
          <table:table-cell table:formula="of:=[.Z116]+[.Z$400]/400" office:value-type="float" office:value="0">
            <text:p>0.000000</text:p>
          </table:table-cell>
          <table:table-cell table:formula="of:=[.AA116]+[.AA$400]/400" office:value-type="float" office:value="0">
            <text:p>0.000000</text:p>
          </table:table-cell>
          <table:table-cell table:formula="of:=[.AB116]+[.AB$400]/400" office:value-type="float" office:value="0">
            <text:p>0.000000</text:p>
          </table:table-cell>
          <table:table-cell table:formula="of:=[.AC116]+[.AC$400]/400" office:value-type="float" office:value="0">
            <text:p>0.000000</text:p>
          </table:table-cell>
          <table:table-cell table:formula="of:=[.AD116]+[.AD$400]/400" office:value-type="float" office:value="0">
            <text:p>0.000000</text:p>
          </table:table-cell>
        </table:table-row>
        <table:table-row table:style-name="ro1">
          <table:table-cell table:formula="of:=[.A117]+[.A$400]/400" office:value-type="float" office:value="0">
            <text:p>0.000000</text:p>
          </table:table-cell>
          <table:table-cell table:formula="of:=[.B117]+[.B$400]/400" office:value-type="float" office:value="0">
            <text:p>0.000000</text:p>
          </table:table-cell>
          <table:table-cell table:formula="of:=[.C117]+[.C$400]/400" office:value-type="float" office:value="-0.1112234175">
            <text:p>-0.111223</text:p>
          </table:table-cell>
          <table:table-cell table:formula="of:=[.D117]+[.D$400]/400" office:value-type="float" office:value="0.222446835">
            <text:p>0.222447</text:p>
          </table:table-cell>
          <table:table-cell table:formula="of:=[.E117]+[.E$400]/400" office:value-type="float" office:value="-0.1112234175">
            <text:p>-0.111223</text:p>
          </table:table-cell>
          <table:table-cell table:formula="of:=[.F117]+[.F$400]/400" office:value-type="float" office:value="0">
            <text:p>0.000000</text:p>
          </table:table-cell>
          <table:table-cell table:formula="of:=[.G117]+[.G$400]/400" office:value-type="float" office:value="0">
            <text:p>0.000000</text:p>
          </table:table-cell>
          <table:table-cell table:formula="of:=[.H117]+[.H$400]/400" office:value-type="float" office:value="0">
            <text:p>0.000000</text:p>
          </table:table-cell>
          <table:table-cell table:formula="of:=[.I117]+[.I$400]/400" office:value-type="float" office:value="-0.1112234175">
            <text:p>-0.111223</text:p>
          </table:table-cell>
          <table:table-cell table:formula="of:=[.J117]+[.J$400]/400" office:value-type="float" office:value="0.222446835">
            <text:p>0.222447</text:p>
          </table:table-cell>
          <table:table-cell table:formula="of:=[.K117]+[.K$400]/400" office:value-type="float" office:value="-0.1112234175">
            <text:p>-0.111223</text:p>
          </table:table-cell>
          <table:table-cell table:formula="of:=[.L117]+[.L$400]/400" office:value-type="float" office:value="0">
            <text:p>0.000000</text:p>
          </table:table-cell>
          <table:table-cell table:formula="of:=[.M117]+[.M$400]/400" office:value-type="float" office:value="0.0510509024999999">
            <text:p>0.051051</text:p>
          </table:table-cell>
          <table:table-cell table:formula="of:=[.N117]+[.N$400]/400" office:value-type="float" office:value="-0.0510509024999999">
            <text:p>-0.051051</text:p>
          </table:table-cell>
          <table:table-cell table:formula="of:=[.O117]+[.O$400]/400" office:value-type="float" office:value="0">
            <text:p>0.000000</text:p>
          </table:table-cell>
          <table:table-cell table:formula="of:=[.P117]+[.P$400]/400" office:value-type="float" office:value="-0.1531527075">
            <text:p>-0.153153</text:p>
          </table:table-cell>
          <table:table-cell table:formula="of:=[.Q117]+[.Q$400]/400" office:value-type="float" office:value="0">
            <text:p>0.000000</text:p>
          </table:table-cell>
          <table:table-cell table:formula="of:=[.R117]+[.R$400]/400" office:value-type="float" office:value="0">
            <text:p>0.000000</text:p>
          </table:table-cell>
          <table:table-cell table:formula="of:=[.S117]+[.S$400]/400" office:value-type="float" office:value="0">
            <text:p>0.000000</text:p>
          </table:table-cell>
          <table:table-cell table:formula="of:=[.T117]+[.T$400]/400" office:value-type="float" office:value="0.0510509024999999">
            <text:p>0.051051</text:p>
          </table:table-cell>
          <table:table-cell table:formula="of:=[.U117]+[.U$400]/400" office:value-type="float" office:value="0.0510509024999999">
            <text:p>0.051051</text:p>
          </table:table-cell>
          <table:table-cell table:formula="of:=[.V117]+[.V$400]/400" office:value-type="float" office:value="0">
            <text:p>0.000000</text:p>
          </table:table-cell>
          <table:table-cell table:formula="of:=[.W117]+[.W$400]/400" office:value-type="float" office:value="-0.1531527075">
            <text:p>-0.153153</text:p>
          </table:table-cell>
          <table:table-cell table:formula="of:=[.X117]+[.X$400]/400" office:value-type="float" office:value="0">
            <text:p>0.000000</text:p>
          </table:table-cell>
          <table:table-cell table:formula="of:=[.Y117]+[.Y$400]/400" office:value-type="float" office:value="0">
            <text:p>0.000000</text:p>
          </table:table-cell>
          <table:table-cell table:formula="of:=[.Z117]+[.Z$400]/400" office:value-type="float" office:value="0">
            <text:p>0.000000</text:p>
          </table:table-cell>
          <table:table-cell table:formula="of:=[.AA117]+[.AA$400]/400" office:value-type="float" office:value="0">
            <text:p>0.000000</text:p>
          </table:table-cell>
          <table:table-cell table:formula="of:=[.AB117]+[.AB$400]/400" office:value-type="float" office:value="0">
            <text:p>0.000000</text:p>
          </table:table-cell>
          <table:table-cell table:formula="of:=[.AC117]+[.AC$400]/400" office:value-type="float" office:value="0">
            <text:p>0.000000</text:p>
          </table:table-cell>
          <table:table-cell table:formula="of:=[.AD117]+[.AD$400]/400" office:value-type="float" office:value="0">
            <text:p>0.000000</text:p>
          </table:table-cell>
        </table:table-row>
        <table:table-row table:style-name="ro1">
          <table:table-cell table:formula="of:=[.A118]+[.A$400]/400" office:value-type="float" office:value="0">
            <text:p>0.000000</text:p>
          </table:table-cell>
          <table:table-cell table:formula="of:=[.B118]+[.B$400]/400" office:value-type="float" office:value="0">
            <text:p>0.000000</text:p>
          </table:table-cell>
          <table:table-cell table:formula="of:=[.C118]+[.C$400]/400" office:value-type="float" office:value="-0.112174045">
            <text:p>-0.112174</text:p>
          </table:table-cell>
          <table:table-cell table:formula="of:=[.D118]+[.D$400]/400" office:value-type="float" office:value="0.22434809">
            <text:p>0.224348</text:p>
          </table:table-cell>
          <table:table-cell table:formula="of:=[.E118]+[.E$400]/400" office:value-type="float" office:value="-0.112174045">
            <text:p>-0.112174</text:p>
          </table:table-cell>
          <table:table-cell table:formula="of:=[.F118]+[.F$400]/400" office:value-type="float" office:value="0">
            <text:p>0.000000</text:p>
          </table:table-cell>
          <table:table-cell table:formula="of:=[.G118]+[.G$400]/400" office:value-type="float" office:value="0">
            <text:p>0.000000</text:p>
          </table:table-cell>
          <table:table-cell table:formula="of:=[.H118]+[.H$400]/400" office:value-type="float" office:value="0">
            <text:p>0.000000</text:p>
          </table:table-cell>
          <table:table-cell table:formula="of:=[.I118]+[.I$400]/400" office:value-type="float" office:value="-0.112174045">
            <text:p>-0.112174</text:p>
          </table:table-cell>
          <table:table-cell table:formula="of:=[.J118]+[.J$400]/400" office:value-type="float" office:value="0.22434809">
            <text:p>0.224348</text:p>
          </table:table-cell>
          <table:table-cell table:formula="of:=[.K118]+[.K$400]/400" office:value-type="float" office:value="-0.112174045">
            <text:p>-0.112174</text:p>
          </table:table-cell>
          <table:table-cell table:formula="of:=[.L118]+[.L$400]/400" office:value-type="float" office:value="0">
            <text:p>0.000000</text:p>
          </table:table-cell>
          <table:table-cell table:formula="of:=[.M118]+[.M$400]/400" office:value-type="float" office:value="0.0514872349999999">
            <text:p>0.051487</text:p>
          </table:table-cell>
          <table:table-cell table:formula="of:=[.N118]+[.N$400]/400" office:value-type="float" office:value="-0.0514872349999999">
            <text:p>-0.051487</text:p>
          </table:table-cell>
          <table:table-cell table:formula="of:=[.O118]+[.O$400]/400" office:value-type="float" office:value="0">
            <text:p>0.000000</text:p>
          </table:table-cell>
          <table:table-cell table:formula="of:=[.P118]+[.P$400]/400" office:value-type="float" office:value="-0.154461705">
            <text:p>-0.154462</text:p>
          </table:table-cell>
          <table:table-cell table:formula="of:=[.Q118]+[.Q$400]/400" office:value-type="float" office:value="0">
            <text:p>0.000000</text:p>
          </table:table-cell>
          <table:table-cell table:formula="of:=[.R118]+[.R$400]/400" office:value-type="float" office:value="0">
            <text:p>0.000000</text:p>
          </table:table-cell>
          <table:table-cell table:formula="of:=[.S118]+[.S$400]/400" office:value-type="float" office:value="0">
            <text:p>0.000000</text:p>
          </table:table-cell>
          <table:table-cell table:formula="of:=[.T118]+[.T$400]/400" office:value-type="float" office:value="0.0514872349999999">
            <text:p>0.051487</text:p>
          </table:table-cell>
          <table:table-cell table:formula="of:=[.U118]+[.U$400]/400" office:value-type="float" office:value="0.0514872349999999">
            <text:p>0.051487</text:p>
          </table:table-cell>
          <table:table-cell table:formula="of:=[.V118]+[.V$400]/400" office:value-type="float" office:value="0">
            <text:p>0.000000</text:p>
          </table:table-cell>
          <table:table-cell table:formula="of:=[.W118]+[.W$400]/400" office:value-type="float" office:value="-0.154461705">
            <text:p>-0.154462</text:p>
          </table:table-cell>
          <table:table-cell table:formula="of:=[.X118]+[.X$400]/400" office:value-type="float" office:value="0">
            <text:p>0.000000</text:p>
          </table:table-cell>
          <table:table-cell table:formula="of:=[.Y118]+[.Y$400]/400" office:value-type="float" office:value="0">
            <text:p>0.000000</text:p>
          </table:table-cell>
          <table:table-cell table:formula="of:=[.Z118]+[.Z$400]/400" office:value-type="float" office:value="0">
            <text:p>0.000000</text:p>
          </table:table-cell>
          <table:table-cell table:formula="of:=[.AA118]+[.AA$400]/400" office:value-type="float" office:value="0">
            <text:p>0.000000</text:p>
          </table:table-cell>
          <table:table-cell table:formula="of:=[.AB118]+[.AB$400]/400" office:value-type="float" office:value="0">
            <text:p>0.000000</text:p>
          </table:table-cell>
          <table:table-cell table:formula="of:=[.AC118]+[.AC$400]/400" office:value-type="float" office:value="0">
            <text:p>0.000000</text:p>
          </table:table-cell>
          <table:table-cell table:formula="of:=[.AD118]+[.AD$400]/400" office:value-type="float" office:value="0">
            <text:p>0.000000</text:p>
          </table:table-cell>
        </table:table-row>
        <table:table-row table:style-name="ro1">
          <table:table-cell table:formula="of:=[.A119]+[.A$400]/400" office:value-type="float" office:value="0">
            <text:p>0.000000</text:p>
          </table:table-cell>
          <table:table-cell table:formula="of:=[.B119]+[.B$400]/400" office:value-type="float" office:value="0">
            <text:p>0.000000</text:p>
          </table:table-cell>
          <table:table-cell table:formula="of:=[.C119]+[.C$400]/400" office:value-type="float" office:value="-0.1131246725">
            <text:p>-0.113125</text:p>
          </table:table-cell>
          <table:table-cell table:formula="of:=[.D119]+[.D$400]/400" office:value-type="float" office:value="0.226249345">
            <text:p>0.226249</text:p>
          </table:table-cell>
          <table:table-cell table:formula="of:=[.E119]+[.E$400]/400" office:value-type="float" office:value="-0.1131246725">
            <text:p>-0.113125</text:p>
          </table:table-cell>
          <table:table-cell table:formula="of:=[.F119]+[.F$400]/400" office:value-type="float" office:value="0">
            <text:p>0.000000</text:p>
          </table:table-cell>
          <table:table-cell table:formula="of:=[.G119]+[.G$400]/400" office:value-type="float" office:value="0">
            <text:p>0.000000</text:p>
          </table:table-cell>
          <table:table-cell table:formula="of:=[.H119]+[.H$400]/400" office:value-type="float" office:value="0">
            <text:p>0.000000</text:p>
          </table:table-cell>
          <table:table-cell table:formula="of:=[.I119]+[.I$400]/400" office:value-type="float" office:value="-0.1131246725">
            <text:p>-0.113125</text:p>
          </table:table-cell>
          <table:table-cell table:formula="of:=[.J119]+[.J$400]/400" office:value-type="float" office:value="0.226249345">
            <text:p>0.226249</text:p>
          </table:table-cell>
          <table:table-cell table:formula="of:=[.K119]+[.K$400]/400" office:value-type="float" office:value="-0.1131246725">
            <text:p>-0.113125</text:p>
          </table:table-cell>
          <table:table-cell table:formula="of:=[.L119]+[.L$400]/400" office:value-type="float" office:value="0">
            <text:p>0.000000</text:p>
          </table:table-cell>
          <table:table-cell table:formula="of:=[.M119]+[.M$400]/400" office:value-type="float" office:value="0.0519235674999999">
            <text:p>0.051924</text:p>
          </table:table-cell>
          <table:table-cell table:formula="of:=[.N119]+[.N$400]/400" office:value-type="float" office:value="-0.0519235674999999">
            <text:p>-0.051924</text:p>
          </table:table-cell>
          <table:table-cell table:formula="of:=[.O119]+[.O$400]/400" office:value-type="float" office:value="0">
            <text:p>0.000000</text:p>
          </table:table-cell>
          <table:table-cell table:formula="of:=[.P119]+[.P$400]/400" office:value-type="float" office:value="-0.1557707025">
            <text:p>-0.155771</text:p>
          </table:table-cell>
          <table:table-cell table:formula="of:=[.Q119]+[.Q$400]/400" office:value-type="float" office:value="0">
            <text:p>0.000000</text:p>
          </table:table-cell>
          <table:table-cell table:formula="of:=[.R119]+[.R$400]/400" office:value-type="float" office:value="0">
            <text:p>0.000000</text:p>
          </table:table-cell>
          <table:table-cell table:formula="of:=[.S119]+[.S$400]/400" office:value-type="float" office:value="0">
            <text:p>0.000000</text:p>
          </table:table-cell>
          <table:table-cell table:formula="of:=[.T119]+[.T$400]/400" office:value-type="float" office:value="0.0519235674999999">
            <text:p>0.051924</text:p>
          </table:table-cell>
          <table:table-cell table:formula="of:=[.U119]+[.U$400]/400" office:value-type="float" office:value="0.0519235674999999">
            <text:p>0.051924</text:p>
          </table:table-cell>
          <table:table-cell table:formula="of:=[.V119]+[.V$400]/400" office:value-type="float" office:value="0">
            <text:p>0.000000</text:p>
          </table:table-cell>
          <table:table-cell table:formula="of:=[.W119]+[.W$400]/400" office:value-type="float" office:value="-0.1557707025">
            <text:p>-0.155771</text:p>
          </table:table-cell>
          <table:table-cell table:formula="of:=[.X119]+[.X$400]/400" office:value-type="float" office:value="0">
            <text:p>0.000000</text:p>
          </table:table-cell>
          <table:table-cell table:formula="of:=[.Y119]+[.Y$400]/400" office:value-type="float" office:value="0">
            <text:p>0.000000</text:p>
          </table:table-cell>
          <table:table-cell table:formula="of:=[.Z119]+[.Z$400]/400" office:value-type="float" office:value="0">
            <text:p>0.000000</text:p>
          </table:table-cell>
          <table:table-cell table:formula="of:=[.AA119]+[.AA$400]/400" office:value-type="float" office:value="0">
            <text:p>0.000000</text:p>
          </table:table-cell>
          <table:table-cell table:formula="of:=[.AB119]+[.AB$400]/400" office:value-type="float" office:value="0">
            <text:p>0.000000</text:p>
          </table:table-cell>
          <table:table-cell table:formula="of:=[.AC119]+[.AC$400]/400" office:value-type="float" office:value="0">
            <text:p>0.000000</text:p>
          </table:table-cell>
          <table:table-cell table:formula="of:=[.AD119]+[.AD$400]/400" office:value-type="float" office:value="0">
            <text:p>0.000000</text:p>
          </table:table-cell>
        </table:table-row>
        <table:table-row table:style-name="ro1">
          <table:table-cell table:formula="of:=[.A120]+[.A$400]/400" office:value-type="float" office:value="0">
            <text:p>0.000000</text:p>
          </table:table-cell>
          <table:table-cell table:formula="of:=[.B120]+[.B$400]/400" office:value-type="float" office:value="0">
            <text:p>0.000000</text:p>
          </table:table-cell>
          <table:table-cell table:formula="of:=[.C120]+[.C$400]/400" office:value-type="float" office:value="-0.1140753">
            <text:p>-0.114075</text:p>
          </table:table-cell>
          <table:table-cell table:formula="of:=[.D120]+[.D$400]/400" office:value-type="float" office:value="0.2281506">
            <text:p>0.228151</text:p>
          </table:table-cell>
          <table:table-cell table:formula="of:=[.E120]+[.E$400]/400" office:value-type="float" office:value="-0.1140753">
            <text:p>-0.114075</text:p>
          </table:table-cell>
          <table:table-cell table:formula="of:=[.F120]+[.F$400]/400" office:value-type="float" office:value="0">
            <text:p>0.000000</text:p>
          </table:table-cell>
          <table:table-cell table:formula="of:=[.G120]+[.G$400]/400" office:value-type="float" office:value="0">
            <text:p>0.000000</text:p>
          </table:table-cell>
          <table:table-cell table:formula="of:=[.H120]+[.H$400]/400" office:value-type="float" office:value="0">
            <text:p>0.000000</text:p>
          </table:table-cell>
          <table:table-cell table:formula="of:=[.I120]+[.I$400]/400" office:value-type="float" office:value="-0.1140753">
            <text:p>-0.114075</text:p>
          </table:table-cell>
          <table:table-cell table:formula="of:=[.J120]+[.J$400]/400" office:value-type="float" office:value="0.2281506">
            <text:p>0.228151</text:p>
          </table:table-cell>
          <table:table-cell table:formula="of:=[.K120]+[.K$400]/400" office:value-type="float" office:value="-0.1140753">
            <text:p>-0.114075</text:p>
          </table:table-cell>
          <table:table-cell table:formula="of:=[.L120]+[.L$400]/400" office:value-type="float" office:value="0">
            <text:p>0.000000</text:p>
          </table:table-cell>
          <table:table-cell table:formula="of:=[.M120]+[.M$400]/400" office:value-type="float" office:value="0.0523598999999999">
            <text:p>0.052360</text:p>
          </table:table-cell>
          <table:table-cell table:formula="of:=[.N120]+[.N$400]/400" office:value-type="float" office:value="-0.0523598999999999">
            <text:p>-0.052360</text:p>
          </table:table-cell>
          <table:table-cell table:formula="of:=[.O120]+[.O$400]/400" office:value-type="float" office:value="0">
            <text:p>0.000000</text:p>
          </table:table-cell>
          <table:table-cell table:formula="of:=[.P120]+[.P$400]/400" office:value-type="float" office:value="-0.1570797">
            <text:p>-0.157080</text:p>
          </table:table-cell>
          <table:table-cell table:formula="of:=[.Q120]+[.Q$400]/400" office:value-type="float" office:value="0">
            <text:p>0.000000</text:p>
          </table:table-cell>
          <table:table-cell table:formula="of:=[.R120]+[.R$400]/400" office:value-type="float" office:value="0">
            <text:p>0.000000</text:p>
          </table:table-cell>
          <table:table-cell table:formula="of:=[.S120]+[.S$400]/400" office:value-type="float" office:value="0">
            <text:p>0.000000</text:p>
          </table:table-cell>
          <table:table-cell table:formula="of:=[.T120]+[.T$400]/400" office:value-type="float" office:value="0.0523598999999999">
            <text:p>0.052360</text:p>
          </table:table-cell>
          <table:table-cell table:formula="of:=[.U120]+[.U$400]/400" office:value-type="float" office:value="0.0523598999999999">
            <text:p>0.052360</text:p>
          </table:table-cell>
          <table:table-cell table:formula="of:=[.V120]+[.V$400]/400" office:value-type="float" office:value="0">
            <text:p>0.000000</text:p>
          </table:table-cell>
          <table:table-cell table:formula="of:=[.W120]+[.W$400]/400" office:value-type="float" office:value="-0.1570797">
            <text:p>-0.157080</text:p>
          </table:table-cell>
          <table:table-cell table:formula="of:=[.X120]+[.X$400]/400" office:value-type="float" office:value="0">
            <text:p>0.000000</text:p>
          </table:table-cell>
          <table:table-cell table:formula="of:=[.Y120]+[.Y$400]/400" office:value-type="float" office:value="0">
            <text:p>0.000000</text:p>
          </table:table-cell>
          <table:table-cell table:formula="of:=[.Z120]+[.Z$400]/400" office:value-type="float" office:value="0">
            <text:p>0.000000</text:p>
          </table:table-cell>
          <table:table-cell table:formula="of:=[.AA120]+[.AA$400]/400" office:value-type="float" office:value="0">
            <text:p>0.000000</text:p>
          </table:table-cell>
          <table:table-cell table:formula="of:=[.AB120]+[.AB$400]/400" office:value-type="float" office:value="0">
            <text:p>0.000000</text:p>
          </table:table-cell>
          <table:table-cell table:formula="of:=[.AC120]+[.AC$400]/400" office:value-type="float" office:value="0">
            <text:p>0.000000</text:p>
          </table:table-cell>
          <table:table-cell table:formula="of:=[.AD120]+[.AD$400]/400" office:value-type="float" office:value="0">
            <text:p>0.000000</text:p>
          </table:table-cell>
        </table:table-row>
        <table:table-row table:style-name="ro1">
          <table:table-cell table:formula="of:=[.A121]+[.A$400]/400" office:value-type="float" office:value="0">
            <text:p>0.000000</text:p>
          </table:table-cell>
          <table:table-cell table:formula="of:=[.B121]+[.B$400]/400" office:value-type="float" office:value="0">
            <text:p>0.000000</text:p>
          </table:table-cell>
          <table:table-cell table:formula="of:=[.C121]+[.C$400]/400" office:value-type="float" office:value="-0.1150259275">
            <text:p>-0.115026</text:p>
          </table:table-cell>
          <table:table-cell table:formula="of:=[.D121]+[.D$400]/400" office:value-type="float" office:value="0.230051855">
            <text:p>0.230052</text:p>
          </table:table-cell>
          <table:table-cell table:formula="of:=[.E121]+[.E$400]/400" office:value-type="float" office:value="-0.1150259275">
            <text:p>-0.115026</text:p>
          </table:table-cell>
          <table:table-cell table:formula="of:=[.F121]+[.F$400]/400" office:value-type="float" office:value="0">
            <text:p>0.000000</text:p>
          </table:table-cell>
          <table:table-cell table:formula="of:=[.G121]+[.G$400]/400" office:value-type="float" office:value="0">
            <text:p>0.000000</text:p>
          </table:table-cell>
          <table:table-cell table:formula="of:=[.H121]+[.H$400]/400" office:value-type="float" office:value="0">
            <text:p>0.000000</text:p>
          </table:table-cell>
          <table:table-cell table:formula="of:=[.I121]+[.I$400]/400" office:value-type="float" office:value="-0.1150259275">
            <text:p>-0.115026</text:p>
          </table:table-cell>
          <table:table-cell table:formula="of:=[.J121]+[.J$400]/400" office:value-type="float" office:value="0.230051855">
            <text:p>0.230052</text:p>
          </table:table-cell>
          <table:table-cell table:formula="of:=[.K121]+[.K$400]/400" office:value-type="float" office:value="-0.1150259275">
            <text:p>-0.115026</text:p>
          </table:table-cell>
          <table:table-cell table:formula="of:=[.L121]+[.L$400]/400" office:value-type="float" office:value="0">
            <text:p>0.000000</text:p>
          </table:table-cell>
          <table:table-cell table:formula="of:=[.M121]+[.M$400]/400" office:value-type="float" office:value="0.0527962324999999">
            <text:p>0.052796</text:p>
          </table:table-cell>
          <table:table-cell table:formula="of:=[.N121]+[.N$400]/400" office:value-type="float" office:value="-0.0527962324999999">
            <text:p>-0.052796</text:p>
          </table:table-cell>
          <table:table-cell table:formula="of:=[.O121]+[.O$400]/400" office:value-type="float" office:value="0">
            <text:p>0.000000</text:p>
          </table:table-cell>
          <table:table-cell table:formula="of:=[.P121]+[.P$400]/400" office:value-type="float" office:value="-0.1583886975">
            <text:p>-0.158389</text:p>
          </table:table-cell>
          <table:table-cell table:formula="of:=[.Q121]+[.Q$400]/400" office:value-type="float" office:value="0">
            <text:p>0.000000</text:p>
          </table:table-cell>
          <table:table-cell table:formula="of:=[.R121]+[.R$400]/400" office:value-type="float" office:value="0">
            <text:p>0.000000</text:p>
          </table:table-cell>
          <table:table-cell table:formula="of:=[.S121]+[.S$400]/400" office:value-type="float" office:value="0">
            <text:p>0.000000</text:p>
          </table:table-cell>
          <table:table-cell table:formula="of:=[.T121]+[.T$400]/400" office:value-type="float" office:value="0.0527962324999999">
            <text:p>0.052796</text:p>
          </table:table-cell>
          <table:table-cell table:formula="of:=[.U121]+[.U$400]/400" office:value-type="float" office:value="0.0527962324999999">
            <text:p>0.052796</text:p>
          </table:table-cell>
          <table:table-cell table:formula="of:=[.V121]+[.V$400]/400" office:value-type="float" office:value="0">
            <text:p>0.000000</text:p>
          </table:table-cell>
          <table:table-cell table:formula="of:=[.W121]+[.W$400]/400" office:value-type="float" office:value="-0.1583886975">
            <text:p>-0.158389</text:p>
          </table:table-cell>
          <table:table-cell table:formula="of:=[.X121]+[.X$400]/400" office:value-type="float" office:value="0">
            <text:p>0.000000</text:p>
          </table:table-cell>
          <table:table-cell table:formula="of:=[.Y121]+[.Y$400]/400" office:value-type="float" office:value="0">
            <text:p>0.000000</text:p>
          </table:table-cell>
          <table:table-cell table:formula="of:=[.Z121]+[.Z$400]/400" office:value-type="float" office:value="0">
            <text:p>0.000000</text:p>
          </table:table-cell>
          <table:table-cell table:formula="of:=[.AA121]+[.AA$400]/400" office:value-type="float" office:value="0">
            <text:p>0.000000</text:p>
          </table:table-cell>
          <table:table-cell table:formula="of:=[.AB121]+[.AB$400]/400" office:value-type="float" office:value="0">
            <text:p>0.000000</text:p>
          </table:table-cell>
          <table:table-cell table:formula="of:=[.AC121]+[.AC$400]/400" office:value-type="float" office:value="0">
            <text:p>0.000000</text:p>
          </table:table-cell>
          <table:table-cell table:formula="of:=[.AD121]+[.AD$400]/400" office:value-type="float" office:value="0">
            <text:p>0.000000</text:p>
          </table:table-cell>
        </table:table-row>
        <table:table-row table:style-name="ro1">
          <table:table-cell table:formula="of:=[.A122]+[.A$400]/400" office:value-type="float" office:value="0">
            <text:p>0.000000</text:p>
          </table:table-cell>
          <table:table-cell table:formula="of:=[.B122]+[.B$400]/400" office:value-type="float" office:value="0">
            <text:p>0.000000</text:p>
          </table:table-cell>
          <table:table-cell table:formula="of:=[.C122]+[.C$400]/400" office:value-type="float" office:value="-0.115976555">
            <text:p>-0.115977</text:p>
          </table:table-cell>
          <table:table-cell table:formula="of:=[.D122]+[.D$400]/400" office:value-type="float" office:value="0.23195311">
            <text:p>0.231953</text:p>
          </table:table-cell>
          <table:table-cell table:formula="of:=[.E122]+[.E$400]/400" office:value-type="float" office:value="-0.115976555">
            <text:p>-0.115977</text:p>
          </table:table-cell>
          <table:table-cell table:formula="of:=[.F122]+[.F$400]/400" office:value-type="float" office:value="0">
            <text:p>0.000000</text:p>
          </table:table-cell>
          <table:table-cell table:formula="of:=[.G122]+[.G$400]/400" office:value-type="float" office:value="0">
            <text:p>0.000000</text:p>
          </table:table-cell>
          <table:table-cell table:formula="of:=[.H122]+[.H$400]/400" office:value-type="float" office:value="0">
            <text:p>0.000000</text:p>
          </table:table-cell>
          <table:table-cell table:formula="of:=[.I122]+[.I$400]/400" office:value-type="float" office:value="-0.115976555">
            <text:p>-0.115977</text:p>
          </table:table-cell>
          <table:table-cell table:formula="of:=[.J122]+[.J$400]/400" office:value-type="float" office:value="0.23195311">
            <text:p>0.231953</text:p>
          </table:table-cell>
          <table:table-cell table:formula="of:=[.K122]+[.K$400]/400" office:value-type="float" office:value="-0.115976555">
            <text:p>-0.115977</text:p>
          </table:table-cell>
          <table:table-cell table:formula="of:=[.L122]+[.L$400]/400" office:value-type="float" office:value="0">
            <text:p>0.000000</text:p>
          </table:table-cell>
          <table:table-cell table:formula="of:=[.M122]+[.M$400]/400" office:value-type="float" office:value="0.0532325649999999">
            <text:p>0.053233</text:p>
          </table:table-cell>
          <table:table-cell table:formula="of:=[.N122]+[.N$400]/400" office:value-type="float" office:value="-0.0532325649999999">
            <text:p>-0.053233</text:p>
          </table:table-cell>
          <table:table-cell table:formula="of:=[.O122]+[.O$400]/400" office:value-type="float" office:value="0">
            <text:p>0.000000</text:p>
          </table:table-cell>
          <table:table-cell table:formula="of:=[.P122]+[.P$400]/400" office:value-type="float" office:value="-0.159697695">
            <text:p>-0.159698</text:p>
          </table:table-cell>
          <table:table-cell table:formula="of:=[.Q122]+[.Q$400]/400" office:value-type="float" office:value="0">
            <text:p>0.000000</text:p>
          </table:table-cell>
          <table:table-cell table:formula="of:=[.R122]+[.R$400]/400" office:value-type="float" office:value="0">
            <text:p>0.000000</text:p>
          </table:table-cell>
          <table:table-cell table:formula="of:=[.S122]+[.S$400]/400" office:value-type="float" office:value="0">
            <text:p>0.000000</text:p>
          </table:table-cell>
          <table:table-cell table:formula="of:=[.T122]+[.T$400]/400" office:value-type="float" office:value="0.0532325649999999">
            <text:p>0.053233</text:p>
          </table:table-cell>
          <table:table-cell table:formula="of:=[.U122]+[.U$400]/400" office:value-type="float" office:value="0.0532325649999999">
            <text:p>0.053233</text:p>
          </table:table-cell>
          <table:table-cell table:formula="of:=[.V122]+[.V$400]/400" office:value-type="float" office:value="0">
            <text:p>0.000000</text:p>
          </table:table-cell>
          <table:table-cell table:formula="of:=[.W122]+[.W$400]/400" office:value-type="float" office:value="-0.159697695">
            <text:p>-0.159698</text:p>
          </table:table-cell>
          <table:table-cell table:formula="of:=[.X122]+[.X$400]/400" office:value-type="float" office:value="0">
            <text:p>0.000000</text:p>
          </table:table-cell>
          <table:table-cell table:formula="of:=[.Y122]+[.Y$400]/400" office:value-type="float" office:value="0">
            <text:p>0.000000</text:p>
          </table:table-cell>
          <table:table-cell table:formula="of:=[.Z122]+[.Z$400]/400" office:value-type="float" office:value="0">
            <text:p>0.000000</text:p>
          </table:table-cell>
          <table:table-cell table:formula="of:=[.AA122]+[.AA$400]/400" office:value-type="float" office:value="0">
            <text:p>0.000000</text:p>
          </table:table-cell>
          <table:table-cell table:formula="of:=[.AB122]+[.AB$400]/400" office:value-type="float" office:value="0">
            <text:p>0.000000</text:p>
          </table:table-cell>
          <table:table-cell table:formula="of:=[.AC122]+[.AC$400]/400" office:value-type="float" office:value="0">
            <text:p>0.000000</text:p>
          </table:table-cell>
          <table:table-cell table:formula="of:=[.AD122]+[.AD$400]/400" office:value-type="float" office:value="0">
            <text:p>0.000000</text:p>
          </table:table-cell>
        </table:table-row>
        <table:table-row table:style-name="ro1">
          <table:table-cell table:formula="of:=[.A123]+[.A$400]/400" office:value-type="float" office:value="0">
            <text:p>0.000000</text:p>
          </table:table-cell>
          <table:table-cell table:formula="of:=[.B123]+[.B$400]/400" office:value-type="float" office:value="0">
            <text:p>0.000000</text:p>
          </table:table-cell>
          <table:table-cell table:formula="of:=[.C123]+[.C$400]/400" office:value-type="float" office:value="-0.1169271825">
            <text:p>-0.116927</text:p>
          </table:table-cell>
          <table:table-cell table:formula="of:=[.D123]+[.D$400]/400" office:value-type="float" office:value="0.233854365">
            <text:p>0.233854</text:p>
          </table:table-cell>
          <table:table-cell table:formula="of:=[.E123]+[.E$400]/400" office:value-type="float" office:value="-0.1169271825">
            <text:p>-0.116927</text:p>
          </table:table-cell>
          <table:table-cell table:formula="of:=[.F123]+[.F$400]/400" office:value-type="float" office:value="0">
            <text:p>0.000000</text:p>
          </table:table-cell>
          <table:table-cell table:formula="of:=[.G123]+[.G$400]/400" office:value-type="float" office:value="0">
            <text:p>0.000000</text:p>
          </table:table-cell>
          <table:table-cell table:formula="of:=[.H123]+[.H$400]/400" office:value-type="float" office:value="0">
            <text:p>0.000000</text:p>
          </table:table-cell>
          <table:table-cell table:formula="of:=[.I123]+[.I$400]/400" office:value-type="float" office:value="-0.1169271825">
            <text:p>-0.116927</text:p>
          </table:table-cell>
          <table:table-cell table:formula="of:=[.J123]+[.J$400]/400" office:value-type="float" office:value="0.233854365">
            <text:p>0.233854</text:p>
          </table:table-cell>
          <table:table-cell table:formula="of:=[.K123]+[.K$400]/400" office:value-type="float" office:value="-0.1169271825">
            <text:p>-0.116927</text:p>
          </table:table-cell>
          <table:table-cell table:formula="of:=[.L123]+[.L$400]/400" office:value-type="float" office:value="0">
            <text:p>0.000000</text:p>
          </table:table-cell>
          <table:table-cell table:formula="of:=[.M123]+[.M$400]/400" office:value-type="float" office:value="0.0536688974999999">
            <text:p>0.053669</text:p>
          </table:table-cell>
          <table:table-cell table:formula="of:=[.N123]+[.N$400]/400" office:value-type="float" office:value="-0.0536688974999999">
            <text:p>-0.053669</text:p>
          </table:table-cell>
          <table:table-cell table:formula="of:=[.O123]+[.O$400]/400" office:value-type="float" office:value="0">
            <text:p>0.000000</text:p>
          </table:table-cell>
          <table:table-cell table:formula="of:=[.P123]+[.P$400]/400" office:value-type="float" office:value="-0.1610066925">
            <text:p>-0.161007</text:p>
          </table:table-cell>
          <table:table-cell table:formula="of:=[.Q123]+[.Q$400]/400" office:value-type="float" office:value="0">
            <text:p>0.000000</text:p>
          </table:table-cell>
          <table:table-cell table:formula="of:=[.R123]+[.R$400]/400" office:value-type="float" office:value="0">
            <text:p>0.000000</text:p>
          </table:table-cell>
          <table:table-cell table:formula="of:=[.S123]+[.S$400]/400" office:value-type="float" office:value="0">
            <text:p>0.000000</text:p>
          </table:table-cell>
          <table:table-cell table:formula="of:=[.T123]+[.T$400]/400" office:value-type="float" office:value="0.0536688974999999">
            <text:p>0.053669</text:p>
          </table:table-cell>
          <table:table-cell table:formula="of:=[.U123]+[.U$400]/400" office:value-type="float" office:value="0.0536688974999999">
            <text:p>0.053669</text:p>
          </table:table-cell>
          <table:table-cell table:formula="of:=[.V123]+[.V$400]/400" office:value-type="float" office:value="0">
            <text:p>0.000000</text:p>
          </table:table-cell>
          <table:table-cell table:formula="of:=[.W123]+[.W$400]/400" office:value-type="float" office:value="-0.1610066925">
            <text:p>-0.161007</text:p>
          </table:table-cell>
          <table:table-cell table:formula="of:=[.X123]+[.X$400]/400" office:value-type="float" office:value="0">
            <text:p>0.000000</text:p>
          </table:table-cell>
          <table:table-cell table:formula="of:=[.Y123]+[.Y$400]/400" office:value-type="float" office:value="0">
            <text:p>0.000000</text:p>
          </table:table-cell>
          <table:table-cell table:formula="of:=[.Z123]+[.Z$400]/400" office:value-type="float" office:value="0">
            <text:p>0.000000</text:p>
          </table:table-cell>
          <table:table-cell table:formula="of:=[.AA123]+[.AA$400]/400" office:value-type="float" office:value="0">
            <text:p>0.000000</text:p>
          </table:table-cell>
          <table:table-cell table:formula="of:=[.AB123]+[.AB$400]/400" office:value-type="float" office:value="0">
            <text:p>0.000000</text:p>
          </table:table-cell>
          <table:table-cell table:formula="of:=[.AC123]+[.AC$400]/400" office:value-type="float" office:value="0">
            <text:p>0.000000</text:p>
          </table:table-cell>
          <table:table-cell table:formula="of:=[.AD123]+[.AD$400]/400" office:value-type="float" office:value="0">
            <text:p>0.000000</text:p>
          </table:table-cell>
        </table:table-row>
        <table:table-row table:style-name="ro1">
          <table:table-cell table:formula="of:=[.A124]+[.A$400]/400" office:value-type="float" office:value="0">
            <text:p>0.000000</text:p>
          </table:table-cell>
          <table:table-cell table:formula="of:=[.B124]+[.B$400]/400" office:value-type="float" office:value="0">
            <text:p>0.000000</text:p>
          </table:table-cell>
          <table:table-cell table:formula="of:=[.C124]+[.C$400]/400" office:value-type="float" office:value="-0.11787781">
            <text:p>-0.117878</text:p>
          </table:table-cell>
          <table:table-cell table:formula="of:=[.D124]+[.D$400]/400" office:value-type="float" office:value="0.23575562">
            <text:p>0.235756</text:p>
          </table:table-cell>
          <table:table-cell table:formula="of:=[.E124]+[.E$400]/400" office:value-type="float" office:value="-0.11787781">
            <text:p>-0.117878</text:p>
          </table:table-cell>
          <table:table-cell table:formula="of:=[.F124]+[.F$400]/400" office:value-type="float" office:value="0">
            <text:p>0.000000</text:p>
          </table:table-cell>
          <table:table-cell table:formula="of:=[.G124]+[.G$400]/400" office:value-type="float" office:value="0">
            <text:p>0.000000</text:p>
          </table:table-cell>
          <table:table-cell table:formula="of:=[.H124]+[.H$400]/400" office:value-type="float" office:value="0">
            <text:p>0.000000</text:p>
          </table:table-cell>
          <table:table-cell table:formula="of:=[.I124]+[.I$400]/400" office:value-type="float" office:value="-0.11787781">
            <text:p>-0.117878</text:p>
          </table:table-cell>
          <table:table-cell table:formula="of:=[.J124]+[.J$400]/400" office:value-type="float" office:value="0.23575562">
            <text:p>0.235756</text:p>
          </table:table-cell>
          <table:table-cell table:formula="of:=[.K124]+[.K$400]/400" office:value-type="float" office:value="-0.11787781">
            <text:p>-0.117878</text:p>
          </table:table-cell>
          <table:table-cell table:formula="of:=[.L124]+[.L$400]/400" office:value-type="float" office:value="0">
            <text:p>0.000000</text:p>
          </table:table-cell>
          <table:table-cell table:formula="of:=[.M124]+[.M$400]/400" office:value-type="float" office:value="0.0541052299999999">
            <text:p>0.054105</text:p>
          </table:table-cell>
          <table:table-cell table:formula="of:=[.N124]+[.N$400]/400" office:value-type="float" office:value="-0.0541052299999999">
            <text:p>-0.054105</text:p>
          </table:table-cell>
          <table:table-cell table:formula="of:=[.O124]+[.O$400]/400" office:value-type="float" office:value="0">
            <text:p>0.000000</text:p>
          </table:table-cell>
          <table:table-cell table:formula="of:=[.P124]+[.P$400]/400" office:value-type="float" office:value="-0.16231569">
            <text:p>-0.162316</text:p>
          </table:table-cell>
          <table:table-cell table:formula="of:=[.Q124]+[.Q$400]/400" office:value-type="float" office:value="0">
            <text:p>0.000000</text:p>
          </table:table-cell>
          <table:table-cell table:formula="of:=[.R124]+[.R$400]/400" office:value-type="float" office:value="0">
            <text:p>0.000000</text:p>
          </table:table-cell>
          <table:table-cell table:formula="of:=[.S124]+[.S$400]/400" office:value-type="float" office:value="0">
            <text:p>0.000000</text:p>
          </table:table-cell>
          <table:table-cell table:formula="of:=[.T124]+[.T$400]/400" office:value-type="float" office:value="0.0541052299999999">
            <text:p>0.054105</text:p>
          </table:table-cell>
          <table:table-cell table:formula="of:=[.U124]+[.U$400]/400" office:value-type="float" office:value="0.0541052299999999">
            <text:p>0.054105</text:p>
          </table:table-cell>
          <table:table-cell table:formula="of:=[.V124]+[.V$400]/400" office:value-type="float" office:value="0">
            <text:p>0.000000</text:p>
          </table:table-cell>
          <table:table-cell table:formula="of:=[.W124]+[.W$400]/400" office:value-type="float" office:value="-0.16231569">
            <text:p>-0.162316</text:p>
          </table:table-cell>
          <table:table-cell table:formula="of:=[.X124]+[.X$400]/400" office:value-type="float" office:value="0">
            <text:p>0.000000</text:p>
          </table:table-cell>
          <table:table-cell table:formula="of:=[.Y124]+[.Y$400]/400" office:value-type="float" office:value="0">
            <text:p>0.000000</text:p>
          </table:table-cell>
          <table:table-cell table:formula="of:=[.Z124]+[.Z$400]/400" office:value-type="float" office:value="0">
            <text:p>0.000000</text:p>
          </table:table-cell>
          <table:table-cell table:formula="of:=[.AA124]+[.AA$400]/400" office:value-type="float" office:value="0">
            <text:p>0.000000</text:p>
          </table:table-cell>
          <table:table-cell table:formula="of:=[.AB124]+[.AB$400]/400" office:value-type="float" office:value="0">
            <text:p>0.000000</text:p>
          </table:table-cell>
          <table:table-cell table:formula="of:=[.AC124]+[.AC$400]/400" office:value-type="float" office:value="0">
            <text:p>0.000000</text:p>
          </table:table-cell>
          <table:table-cell table:formula="of:=[.AD124]+[.AD$400]/400" office:value-type="float" office:value="0">
            <text:p>0.000000</text:p>
          </table:table-cell>
        </table:table-row>
        <table:table-row table:style-name="ro1">
          <table:table-cell table:formula="of:=[.A125]+[.A$400]/400" office:value-type="float" office:value="0">
            <text:p>0.000000</text:p>
          </table:table-cell>
          <table:table-cell table:formula="of:=[.B125]+[.B$400]/400" office:value-type="float" office:value="0">
            <text:p>0.000000</text:p>
          </table:table-cell>
          <table:table-cell table:formula="of:=[.C125]+[.C$400]/400" office:value-type="float" office:value="-0.1188284375">
            <text:p>-0.118828</text:p>
          </table:table-cell>
          <table:table-cell table:formula="of:=[.D125]+[.D$400]/400" office:value-type="float" office:value="0.237656875">
            <text:p>0.237657</text:p>
          </table:table-cell>
          <table:table-cell table:formula="of:=[.E125]+[.E$400]/400" office:value-type="float" office:value="-0.1188284375">
            <text:p>-0.118828</text:p>
          </table:table-cell>
          <table:table-cell table:formula="of:=[.F125]+[.F$400]/400" office:value-type="float" office:value="0">
            <text:p>0.000000</text:p>
          </table:table-cell>
          <table:table-cell table:formula="of:=[.G125]+[.G$400]/400" office:value-type="float" office:value="0">
            <text:p>0.000000</text:p>
          </table:table-cell>
          <table:table-cell table:formula="of:=[.H125]+[.H$400]/400" office:value-type="float" office:value="0">
            <text:p>0.000000</text:p>
          </table:table-cell>
          <table:table-cell table:formula="of:=[.I125]+[.I$400]/400" office:value-type="float" office:value="-0.1188284375">
            <text:p>-0.118828</text:p>
          </table:table-cell>
          <table:table-cell table:formula="of:=[.J125]+[.J$400]/400" office:value-type="float" office:value="0.237656875">
            <text:p>0.237657</text:p>
          </table:table-cell>
          <table:table-cell table:formula="of:=[.K125]+[.K$400]/400" office:value-type="float" office:value="-0.1188284375">
            <text:p>-0.118828</text:p>
          </table:table-cell>
          <table:table-cell table:formula="of:=[.L125]+[.L$400]/400" office:value-type="float" office:value="0">
            <text:p>0.000000</text:p>
          </table:table-cell>
          <table:table-cell table:formula="of:=[.M125]+[.M$400]/400" office:value-type="float" office:value="0.0545415624999999">
            <text:p>0.054542</text:p>
          </table:table-cell>
          <table:table-cell table:formula="of:=[.N125]+[.N$400]/400" office:value-type="float" office:value="-0.0545415624999999">
            <text:p>-0.054542</text:p>
          </table:table-cell>
          <table:table-cell table:formula="of:=[.O125]+[.O$400]/400" office:value-type="float" office:value="0">
            <text:p>0.000000</text:p>
          </table:table-cell>
          <table:table-cell table:formula="of:=[.P125]+[.P$400]/400" office:value-type="float" office:value="-0.1636246875">
            <text:p>-0.163625</text:p>
          </table:table-cell>
          <table:table-cell table:formula="of:=[.Q125]+[.Q$400]/400" office:value-type="float" office:value="0">
            <text:p>0.000000</text:p>
          </table:table-cell>
          <table:table-cell table:formula="of:=[.R125]+[.R$400]/400" office:value-type="float" office:value="0">
            <text:p>0.000000</text:p>
          </table:table-cell>
          <table:table-cell table:formula="of:=[.S125]+[.S$400]/400" office:value-type="float" office:value="0">
            <text:p>0.000000</text:p>
          </table:table-cell>
          <table:table-cell table:formula="of:=[.T125]+[.T$400]/400" office:value-type="float" office:value="0.0545415624999999">
            <text:p>0.054542</text:p>
          </table:table-cell>
          <table:table-cell table:formula="of:=[.U125]+[.U$400]/400" office:value-type="float" office:value="0.0545415624999999">
            <text:p>0.054542</text:p>
          </table:table-cell>
          <table:table-cell table:formula="of:=[.V125]+[.V$400]/400" office:value-type="float" office:value="0">
            <text:p>0.000000</text:p>
          </table:table-cell>
          <table:table-cell table:formula="of:=[.W125]+[.W$400]/400" office:value-type="float" office:value="-0.1636246875">
            <text:p>-0.163625</text:p>
          </table:table-cell>
          <table:table-cell table:formula="of:=[.X125]+[.X$400]/400" office:value-type="float" office:value="0">
            <text:p>0.000000</text:p>
          </table:table-cell>
          <table:table-cell table:formula="of:=[.Y125]+[.Y$400]/400" office:value-type="float" office:value="0">
            <text:p>0.000000</text:p>
          </table:table-cell>
          <table:table-cell table:formula="of:=[.Z125]+[.Z$400]/400" office:value-type="float" office:value="0">
            <text:p>0.000000</text:p>
          </table:table-cell>
          <table:table-cell table:formula="of:=[.AA125]+[.AA$400]/400" office:value-type="float" office:value="0">
            <text:p>0.000000</text:p>
          </table:table-cell>
          <table:table-cell table:formula="of:=[.AB125]+[.AB$400]/400" office:value-type="float" office:value="0">
            <text:p>0.000000</text:p>
          </table:table-cell>
          <table:table-cell table:formula="of:=[.AC125]+[.AC$400]/400" office:value-type="float" office:value="0">
            <text:p>0.000000</text:p>
          </table:table-cell>
          <table:table-cell table:formula="of:=[.AD125]+[.AD$400]/400" office:value-type="float" office:value="0">
            <text:p>0.000000</text:p>
          </table:table-cell>
        </table:table-row>
        <table:table-row table:style-name="ro1">
          <table:table-cell table:formula="of:=[.A126]+[.A$400]/400" office:value-type="float" office:value="0">
            <text:p>0.000000</text:p>
          </table:table-cell>
          <table:table-cell table:formula="of:=[.B126]+[.B$400]/400" office:value-type="float" office:value="0">
            <text:p>0.000000</text:p>
          </table:table-cell>
          <table:table-cell table:formula="of:=[.C126]+[.C$400]/400" office:value-type="float" office:value="-0.119779065">
            <text:p>-0.119779</text:p>
          </table:table-cell>
          <table:table-cell table:formula="of:=[.D126]+[.D$400]/400" office:value-type="float" office:value="0.23955813">
            <text:p>0.239558</text:p>
          </table:table-cell>
          <table:table-cell table:formula="of:=[.E126]+[.E$400]/400" office:value-type="float" office:value="-0.119779065">
            <text:p>-0.119779</text:p>
          </table:table-cell>
          <table:table-cell table:formula="of:=[.F126]+[.F$400]/400" office:value-type="float" office:value="0">
            <text:p>0.000000</text:p>
          </table:table-cell>
          <table:table-cell table:formula="of:=[.G126]+[.G$400]/400" office:value-type="float" office:value="0">
            <text:p>0.000000</text:p>
          </table:table-cell>
          <table:table-cell table:formula="of:=[.H126]+[.H$400]/400" office:value-type="float" office:value="0">
            <text:p>0.000000</text:p>
          </table:table-cell>
          <table:table-cell table:formula="of:=[.I126]+[.I$400]/400" office:value-type="float" office:value="-0.119779065">
            <text:p>-0.119779</text:p>
          </table:table-cell>
          <table:table-cell table:formula="of:=[.J126]+[.J$400]/400" office:value-type="float" office:value="0.23955813">
            <text:p>0.239558</text:p>
          </table:table-cell>
          <table:table-cell table:formula="of:=[.K126]+[.K$400]/400" office:value-type="float" office:value="-0.119779065">
            <text:p>-0.119779</text:p>
          </table:table-cell>
          <table:table-cell table:formula="of:=[.L126]+[.L$400]/400" office:value-type="float" office:value="0">
            <text:p>0.000000</text:p>
          </table:table-cell>
          <table:table-cell table:formula="of:=[.M126]+[.M$400]/400" office:value-type="float" office:value="0.0549778949999999">
            <text:p>0.054978</text:p>
          </table:table-cell>
          <table:table-cell table:formula="of:=[.N126]+[.N$400]/400" office:value-type="float" office:value="-0.0549778949999999">
            <text:p>-0.054978</text:p>
          </table:table-cell>
          <table:table-cell table:formula="of:=[.O126]+[.O$400]/400" office:value-type="float" office:value="0">
            <text:p>0.000000</text:p>
          </table:table-cell>
          <table:table-cell table:formula="of:=[.P126]+[.P$400]/400" office:value-type="float" office:value="-0.164933685">
            <text:p>-0.164934</text:p>
          </table:table-cell>
          <table:table-cell table:formula="of:=[.Q126]+[.Q$400]/400" office:value-type="float" office:value="0">
            <text:p>0.000000</text:p>
          </table:table-cell>
          <table:table-cell table:formula="of:=[.R126]+[.R$400]/400" office:value-type="float" office:value="0">
            <text:p>0.000000</text:p>
          </table:table-cell>
          <table:table-cell table:formula="of:=[.S126]+[.S$400]/400" office:value-type="float" office:value="0">
            <text:p>0.000000</text:p>
          </table:table-cell>
          <table:table-cell table:formula="of:=[.T126]+[.T$400]/400" office:value-type="float" office:value="0.0549778949999999">
            <text:p>0.054978</text:p>
          </table:table-cell>
          <table:table-cell table:formula="of:=[.U126]+[.U$400]/400" office:value-type="float" office:value="0.0549778949999999">
            <text:p>0.054978</text:p>
          </table:table-cell>
          <table:table-cell table:formula="of:=[.V126]+[.V$400]/400" office:value-type="float" office:value="0">
            <text:p>0.000000</text:p>
          </table:table-cell>
          <table:table-cell table:formula="of:=[.W126]+[.W$400]/400" office:value-type="float" office:value="-0.164933685">
            <text:p>-0.164934</text:p>
          </table:table-cell>
          <table:table-cell table:formula="of:=[.X126]+[.X$400]/400" office:value-type="float" office:value="0">
            <text:p>0.000000</text:p>
          </table:table-cell>
          <table:table-cell table:formula="of:=[.Y126]+[.Y$400]/400" office:value-type="float" office:value="0">
            <text:p>0.000000</text:p>
          </table:table-cell>
          <table:table-cell table:formula="of:=[.Z126]+[.Z$400]/400" office:value-type="float" office:value="0">
            <text:p>0.000000</text:p>
          </table:table-cell>
          <table:table-cell table:formula="of:=[.AA126]+[.AA$400]/400" office:value-type="float" office:value="0">
            <text:p>0.000000</text:p>
          </table:table-cell>
          <table:table-cell table:formula="of:=[.AB126]+[.AB$400]/400" office:value-type="float" office:value="0">
            <text:p>0.000000</text:p>
          </table:table-cell>
          <table:table-cell table:formula="of:=[.AC126]+[.AC$400]/400" office:value-type="float" office:value="0">
            <text:p>0.000000</text:p>
          </table:table-cell>
          <table:table-cell table:formula="of:=[.AD126]+[.AD$400]/400" office:value-type="float" office:value="0">
            <text:p>0.000000</text:p>
          </table:table-cell>
        </table:table-row>
        <table:table-row table:style-name="ro1">
          <table:table-cell table:formula="of:=[.A127]+[.A$400]/400" office:value-type="float" office:value="0">
            <text:p>0.000000</text:p>
          </table:table-cell>
          <table:table-cell table:formula="of:=[.B127]+[.B$400]/400" office:value-type="float" office:value="0">
            <text:p>0.000000</text:p>
          </table:table-cell>
          <table:table-cell table:formula="of:=[.C127]+[.C$400]/400" office:value-type="float" office:value="-0.1207296925">
            <text:p>-0.120730</text:p>
          </table:table-cell>
          <table:table-cell table:formula="of:=[.D127]+[.D$400]/400" office:value-type="float" office:value="0.241459385">
            <text:p>0.241459</text:p>
          </table:table-cell>
          <table:table-cell table:formula="of:=[.E127]+[.E$400]/400" office:value-type="float" office:value="-0.1207296925">
            <text:p>-0.120730</text:p>
          </table:table-cell>
          <table:table-cell table:formula="of:=[.F127]+[.F$400]/400" office:value-type="float" office:value="0">
            <text:p>0.000000</text:p>
          </table:table-cell>
          <table:table-cell table:formula="of:=[.G127]+[.G$400]/400" office:value-type="float" office:value="0">
            <text:p>0.000000</text:p>
          </table:table-cell>
          <table:table-cell table:formula="of:=[.H127]+[.H$400]/400" office:value-type="float" office:value="0">
            <text:p>0.000000</text:p>
          </table:table-cell>
          <table:table-cell table:formula="of:=[.I127]+[.I$400]/400" office:value-type="float" office:value="-0.1207296925">
            <text:p>-0.120730</text:p>
          </table:table-cell>
          <table:table-cell table:formula="of:=[.J127]+[.J$400]/400" office:value-type="float" office:value="0.241459385">
            <text:p>0.241459</text:p>
          </table:table-cell>
          <table:table-cell table:formula="of:=[.K127]+[.K$400]/400" office:value-type="float" office:value="-0.1207296925">
            <text:p>-0.120730</text:p>
          </table:table-cell>
          <table:table-cell table:formula="of:=[.L127]+[.L$400]/400" office:value-type="float" office:value="0">
            <text:p>0.000000</text:p>
          </table:table-cell>
          <table:table-cell table:formula="of:=[.M127]+[.M$400]/400" office:value-type="float" office:value="0.0554142274999999">
            <text:p>0.055414</text:p>
          </table:table-cell>
          <table:table-cell table:formula="of:=[.N127]+[.N$400]/400" office:value-type="float" office:value="-0.0554142274999999">
            <text:p>-0.055414</text:p>
          </table:table-cell>
          <table:table-cell table:formula="of:=[.O127]+[.O$400]/400" office:value-type="float" office:value="0">
            <text:p>0.000000</text:p>
          </table:table-cell>
          <table:table-cell table:formula="of:=[.P127]+[.P$400]/400" office:value-type="float" office:value="-0.1662426825">
            <text:p>-0.166243</text:p>
          </table:table-cell>
          <table:table-cell table:formula="of:=[.Q127]+[.Q$400]/400" office:value-type="float" office:value="0">
            <text:p>0.000000</text:p>
          </table:table-cell>
          <table:table-cell table:formula="of:=[.R127]+[.R$400]/400" office:value-type="float" office:value="0">
            <text:p>0.000000</text:p>
          </table:table-cell>
          <table:table-cell table:formula="of:=[.S127]+[.S$400]/400" office:value-type="float" office:value="0">
            <text:p>0.000000</text:p>
          </table:table-cell>
          <table:table-cell table:formula="of:=[.T127]+[.T$400]/400" office:value-type="float" office:value="0.0554142274999999">
            <text:p>0.055414</text:p>
          </table:table-cell>
          <table:table-cell table:formula="of:=[.U127]+[.U$400]/400" office:value-type="float" office:value="0.0554142274999999">
            <text:p>0.055414</text:p>
          </table:table-cell>
          <table:table-cell table:formula="of:=[.V127]+[.V$400]/400" office:value-type="float" office:value="0">
            <text:p>0.000000</text:p>
          </table:table-cell>
          <table:table-cell table:formula="of:=[.W127]+[.W$400]/400" office:value-type="float" office:value="-0.1662426825">
            <text:p>-0.166243</text:p>
          </table:table-cell>
          <table:table-cell table:formula="of:=[.X127]+[.X$400]/400" office:value-type="float" office:value="0">
            <text:p>0.000000</text:p>
          </table:table-cell>
          <table:table-cell table:formula="of:=[.Y127]+[.Y$400]/400" office:value-type="float" office:value="0">
            <text:p>0.000000</text:p>
          </table:table-cell>
          <table:table-cell table:formula="of:=[.Z127]+[.Z$400]/400" office:value-type="float" office:value="0">
            <text:p>0.000000</text:p>
          </table:table-cell>
          <table:table-cell table:formula="of:=[.AA127]+[.AA$400]/400" office:value-type="float" office:value="0">
            <text:p>0.000000</text:p>
          </table:table-cell>
          <table:table-cell table:formula="of:=[.AB127]+[.AB$400]/400" office:value-type="float" office:value="0">
            <text:p>0.000000</text:p>
          </table:table-cell>
          <table:table-cell table:formula="of:=[.AC127]+[.AC$400]/400" office:value-type="float" office:value="0">
            <text:p>0.000000</text:p>
          </table:table-cell>
          <table:table-cell table:formula="of:=[.AD127]+[.AD$400]/400" office:value-type="float" office:value="0">
            <text:p>0.000000</text:p>
          </table:table-cell>
        </table:table-row>
        <table:table-row table:style-name="ro1">
          <table:table-cell table:formula="of:=[.A128]+[.A$400]/400" office:value-type="float" office:value="0">
            <text:p>0.000000</text:p>
          </table:table-cell>
          <table:table-cell table:formula="of:=[.B128]+[.B$400]/400" office:value-type="float" office:value="0">
            <text:p>0.000000</text:p>
          </table:table-cell>
          <table:table-cell table:formula="of:=[.C128]+[.C$400]/400" office:value-type="float" office:value="-0.12168032">
            <text:p>-0.121680</text:p>
          </table:table-cell>
          <table:table-cell table:formula="of:=[.D128]+[.D$400]/400" office:value-type="float" office:value="0.24336064">
            <text:p>0.243361</text:p>
          </table:table-cell>
          <table:table-cell table:formula="of:=[.E128]+[.E$400]/400" office:value-type="float" office:value="-0.12168032">
            <text:p>-0.121680</text:p>
          </table:table-cell>
          <table:table-cell table:formula="of:=[.F128]+[.F$400]/400" office:value-type="float" office:value="0">
            <text:p>0.000000</text:p>
          </table:table-cell>
          <table:table-cell table:formula="of:=[.G128]+[.G$400]/400" office:value-type="float" office:value="0">
            <text:p>0.000000</text:p>
          </table:table-cell>
          <table:table-cell table:formula="of:=[.H128]+[.H$400]/400" office:value-type="float" office:value="0">
            <text:p>0.000000</text:p>
          </table:table-cell>
          <table:table-cell table:formula="of:=[.I128]+[.I$400]/400" office:value-type="float" office:value="-0.12168032">
            <text:p>-0.121680</text:p>
          </table:table-cell>
          <table:table-cell table:formula="of:=[.J128]+[.J$400]/400" office:value-type="float" office:value="0.24336064">
            <text:p>0.243361</text:p>
          </table:table-cell>
          <table:table-cell table:formula="of:=[.K128]+[.K$400]/400" office:value-type="float" office:value="-0.12168032">
            <text:p>-0.121680</text:p>
          </table:table-cell>
          <table:table-cell table:formula="of:=[.L128]+[.L$400]/400" office:value-type="float" office:value="0">
            <text:p>0.000000</text:p>
          </table:table-cell>
          <table:table-cell table:formula="of:=[.M128]+[.M$400]/400" office:value-type="float" office:value="0.0558505599999999">
            <text:p>0.055851</text:p>
          </table:table-cell>
          <table:table-cell table:formula="of:=[.N128]+[.N$400]/400" office:value-type="float" office:value="-0.0558505599999999">
            <text:p>-0.055851</text:p>
          </table:table-cell>
          <table:table-cell table:formula="of:=[.O128]+[.O$400]/400" office:value-type="float" office:value="0">
            <text:p>0.000000</text:p>
          </table:table-cell>
          <table:table-cell table:formula="of:=[.P128]+[.P$400]/400" office:value-type="float" office:value="-0.16755168">
            <text:p>-0.167552</text:p>
          </table:table-cell>
          <table:table-cell table:formula="of:=[.Q128]+[.Q$400]/400" office:value-type="float" office:value="0">
            <text:p>0.000000</text:p>
          </table:table-cell>
          <table:table-cell table:formula="of:=[.R128]+[.R$400]/400" office:value-type="float" office:value="0">
            <text:p>0.000000</text:p>
          </table:table-cell>
          <table:table-cell table:formula="of:=[.S128]+[.S$400]/400" office:value-type="float" office:value="0">
            <text:p>0.000000</text:p>
          </table:table-cell>
          <table:table-cell table:formula="of:=[.T128]+[.T$400]/400" office:value-type="float" office:value="0.0558505599999999">
            <text:p>0.055851</text:p>
          </table:table-cell>
          <table:table-cell table:formula="of:=[.U128]+[.U$400]/400" office:value-type="float" office:value="0.0558505599999999">
            <text:p>0.055851</text:p>
          </table:table-cell>
          <table:table-cell table:formula="of:=[.V128]+[.V$400]/400" office:value-type="float" office:value="0">
            <text:p>0.000000</text:p>
          </table:table-cell>
          <table:table-cell table:formula="of:=[.W128]+[.W$400]/400" office:value-type="float" office:value="-0.16755168">
            <text:p>-0.167552</text:p>
          </table:table-cell>
          <table:table-cell table:formula="of:=[.X128]+[.X$400]/400" office:value-type="float" office:value="0">
            <text:p>0.000000</text:p>
          </table:table-cell>
          <table:table-cell table:formula="of:=[.Y128]+[.Y$400]/400" office:value-type="float" office:value="0">
            <text:p>0.000000</text:p>
          </table:table-cell>
          <table:table-cell table:formula="of:=[.Z128]+[.Z$400]/400" office:value-type="float" office:value="0">
            <text:p>0.000000</text:p>
          </table:table-cell>
          <table:table-cell table:formula="of:=[.AA128]+[.AA$400]/400" office:value-type="float" office:value="0">
            <text:p>0.000000</text:p>
          </table:table-cell>
          <table:table-cell table:formula="of:=[.AB128]+[.AB$400]/400" office:value-type="float" office:value="0">
            <text:p>0.000000</text:p>
          </table:table-cell>
          <table:table-cell table:formula="of:=[.AC128]+[.AC$400]/400" office:value-type="float" office:value="0">
            <text:p>0.000000</text:p>
          </table:table-cell>
          <table:table-cell table:formula="of:=[.AD128]+[.AD$400]/400" office:value-type="float" office:value="0">
            <text:p>0.000000</text:p>
          </table:table-cell>
        </table:table-row>
        <table:table-row table:style-name="ro1">
          <table:table-cell table:formula="of:=[.A129]+[.A$400]/400" office:value-type="float" office:value="0">
            <text:p>0.000000</text:p>
          </table:table-cell>
          <table:table-cell table:formula="of:=[.B129]+[.B$400]/400" office:value-type="float" office:value="0">
            <text:p>0.000000</text:p>
          </table:table-cell>
          <table:table-cell table:formula="of:=[.C129]+[.C$400]/400" office:value-type="float" office:value="-0.1226309475">
            <text:p>-0.122631</text:p>
          </table:table-cell>
          <table:table-cell table:formula="of:=[.D129]+[.D$400]/400" office:value-type="float" office:value="0.245261895">
            <text:p>0.245262</text:p>
          </table:table-cell>
          <table:table-cell table:formula="of:=[.E129]+[.E$400]/400" office:value-type="float" office:value="-0.1226309475">
            <text:p>-0.122631</text:p>
          </table:table-cell>
          <table:table-cell table:formula="of:=[.F129]+[.F$400]/400" office:value-type="float" office:value="0">
            <text:p>0.000000</text:p>
          </table:table-cell>
          <table:table-cell table:formula="of:=[.G129]+[.G$400]/400" office:value-type="float" office:value="0">
            <text:p>0.000000</text:p>
          </table:table-cell>
          <table:table-cell table:formula="of:=[.H129]+[.H$400]/400" office:value-type="float" office:value="0">
            <text:p>0.000000</text:p>
          </table:table-cell>
          <table:table-cell table:formula="of:=[.I129]+[.I$400]/400" office:value-type="float" office:value="-0.1226309475">
            <text:p>-0.122631</text:p>
          </table:table-cell>
          <table:table-cell table:formula="of:=[.J129]+[.J$400]/400" office:value-type="float" office:value="0.245261895">
            <text:p>0.245262</text:p>
          </table:table-cell>
          <table:table-cell table:formula="of:=[.K129]+[.K$400]/400" office:value-type="float" office:value="-0.1226309475">
            <text:p>-0.122631</text:p>
          </table:table-cell>
          <table:table-cell table:formula="of:=[.L129]+[.L$400]/400" office:value-type="float" office:value="0">
            <text:p>0.000000</text:p>
          </table:table-cell>
          <table:table-cell table:formula="of:=[.M129]+[.M$400]/400" office:value-type="float" office:value="0.0562868924999999">
            <text:p>0.056287</text:p>
          </table:table-cell>
          <table:table-cell table:formula="of:=[.N129]+[.N$400]/400" office:value-type="float" office:value="-0.0562868924999999">
            <text:p>-0.056287</text:p>
          </table:table-cell>
          <table:table-cell table:formula="of:=[.O129]+[.O$400]/400" office:value-type="float" office:value="0">
            <text:p>0.000000</text:p>
          </table:table-cell>
          <table:table-cell table:formula="of:=[.P129]+[.P$400]/400" office:value-type="float" office:value="-0.1688606775">
            <text:p>-0.168861</text:p>
          </table:table-cell>
          <table:table-cell table:formula="of:=[.Q129]+[.Q$400]/400" office:value-type="float" office:value="0">
            <text:p>0.000000</text:p>
          </table:table-cell>
          <table:table-cell table:formula="of:=[.R129]+[.R$400]/400" office:value-type="float" office:value="0">
            <text:p>0.000000</text:p>
          </table:table-cell>
          <table:table-cell table:formula="of:=[.S129]+[.S$400]/400" office:value-type="float" office:value="0">
            <text:p>0.000000</text:p>
          </table:table-cell>
          <table:table-cell table:formula="of:=[.T129]+[.T$400]/400" office:value-type="float" office:value="0.0562868924999999">
            <text:p>0.056287</text:p>
          </table:table-cell>
          <table:table-cell table:formula="of:=[.U129]+[.U$400]/400" office:value-type="float" office:value="0.0562868924999999">
            <text:p>0.056287</text:p>
          </table:table-cell>
          <table:table-cell table:formula="of:=[.V129]+[.V$400]/400" office:value-type="float" office:value="0">
            <text:p>0.000000</text:p>
          </table:table-cell>
          <table:table-cell table:formula="of:=[.W129]+[.W$400]/400" office:value-type="float" office:value="-0.1688606775">
            <text:p>-0.168861</text:p>
          </table:table-cell>
          <table:table-cell table:formula="of:=[.X129]+[.X$400]/400" office:value-type="float" office:value="0">
            <text:p>0.000000</text:p>
          </table:table-cell>
          <table:table-cell table:formula="of:=[.Y129]+[.Y$400]/400" office:value-type="float" office:value="0">
            <text:p>0.000000</text:p>
          </table:table-cell>
          <table:table-cell table:formula="of:=[.Z129]+[.Z$400]/400" office:value-type="float" office:value="0">
            <text:p>0.000000</text:p>
          </table:table-cell>
          <table:table-cell table:formula="of:=[.AA129]+[.AA$400]/400" office:value-type="float" office:value="0">
            <text:p>0.000000</text:p>
          </table:table-cell>
          <table:table-cell table:formula="of:=[.AB129]+[.AB$400]/400" office:value-type="float" office:value="0">
            <text:p>0.000000</text:p>
          </table:table-cell>
          <table:table-cell table:formula="of:=[.AC129]+[.AC$400]/400" office:value-type="float" office:value="0">
            <text:p>0.000000</text:p>
          </table:table-cell>
          <table:table-cell table:formula="of:=[.AD129]+[.AD$400]/400" office:value-type="float" office:value="0">
            <text:p>0.000000</text:p>
          </table:table-cell>
        </table:table-row>
        <table:table-row table:style-name="ro1">
          <table:table-cell table:formula="of:=[.A130]+[.A$400]/400" office:value-type="float" office:value="0">
            <text:p>0.000000</text:p>
          </table:table-cell>
          <table:table-cell table:formula="of:=[.B130]+[.B$400]/400" office:value-type="float" office:value="0">
            <text:p>0.000000</text:p>
          </table:table-cell>
          <table:table-cell table:formula="of:=[.C130]+[.C$400]/400" office:value-type="float" office:value="-0.123581575">
            <text:p>-0.123582</text:p>
          </table:table-cell>
          <table:table-cell table:formula="of:=[.D130]+[.D$400]/400" office:value-type="float" office:value="0.247163149999999">
            <text:p>0.247163</text:p>
          </table:table-cell>
          <table:table-cell table:formula="of:=[.E130]+[.E$400]/400" office:value-type="float" office:value="-0.123581575">
            <text:p>-0.123582</text:p>
          </table:table-cell>
          <table:table-cell table:formula="of:=[.F130]+[.F$400]/400" office:value-type="float" office:value="0">
            <text:p>0.000000</text:p>
          </table:table-cell>
          <table:table-cell table:formula="of:=[.G130]+[.G$400]/400" office:value-type="float" office:value="0">
            <text:p>0.000000</text:p>
          </table:table-cell>
          <table:table-cell table:formula="of:=[.H130]+[.H$400]/400" office:value-type="float" office:value="0">
            <text:p>0.000000</text:p>
          </table:table-cell>
          <table:table-cell table:formula="of:=[.I130]+[.I$400]/400" office:value-type="float" office:value="-0.123581575">
            <text:p>-0.123582</text:p>
          </table:table-cell>
          <table:table-cell table:formula="of:=[.J130]+[.J$400]/400" office:value-type="float" office:value="0.247163149999999">
            <text:p>0.247163</text:p>
          </table:table-cell>
          <table:table-cell table:formula="of:=[.K130]+[.K$400]/400" office:value-type="float" office:value="-0.123581575">
            <text:p>-0.123582</text:p>
          </table:table-cell>
          <table:table-cell table:formula="of:=[.L130]+[.L$400]/400" office:value-type="float" office:value="0">
            <text:p>0.000000</text:p>
          </table:table-cell>
          <table:table-cell table:formula="of:=[.M130]+[.M$400]/400" office:value-type="float" office:value="0.0567232249999999">
            <text:p>0.056723</text:p>
          </table:table-cell>
          <table:table-cell table:formula="of:=[.N130]+[.N$400]/400" office:value-type="float" office:value="-0.0567232249999999">
            <text:p>-0.056723</text:p>
          </table:table-cell>
          <table:table-cell table:formula="of:=[.O130]+[.O$400]/400" office:value-type="float" office:value="0">
            <text:p>0.000000</text:p>
          </table:table-cell>
          <table:table-cell table:formula="of:=[.P130]+[.P$400]/400" office:value-type="float" office:value="-0.170169675">
            <text:p>-0.170170</text:p>
          </table:table-cell>
          <table:table-cell table:formula="of:=[.Q130]+[.Q$400]/400" office:value-type="float" office:value="0">
            <text:p>0.000000</text:p>
          </table:table-cell>
          <table:table-cell table:formula="of:=[.R130]+[.R$400]/400" office:value-type="float" office:value="0">
            <text:p>0.000000</text:p>
          </table:table-cell>
          <table:table-cell table:formula="of:=[.S130]+[.S$400]/400" office:value-type="float" office:value="0">
            <text:p>0.000000</text:p>
          </table:table-cell>
          <table:table-cell table:formula="of:=[.T130]+[.T$400]/400" office:value-type="float" office:value="0.0567232249999999">
            <text:p>0.056723</text:p>
          </table:table-cell>
          <table:table-cell table:formula="of:=[.U130]+[.U$400]/400" office:value-type="float" office:value="0.0567232249999999">
            <text:p>0.056723</text:p>
          </table:table-cell>
          <table:table-cell table:formula="of:=[.V130]+[.V$400]/400" office:value-type="float" office:value="0">
            <text:p>0.000000</text:p>
          </table:table-cell>
          <table:table-cell table:formula="of:=[.W130]+[.W$400]/400" office:value-type="float" office:value="-0.170169675">
            <text:p>-0.170170</text:p>
          </table:table-cell>
          <table:table-cell table:formula="of:=[.X130]+[.X$400]/400" office:value-type="float" office:value="0">
            <text:p>0.000000</text:p>
          </table:table-cell>
          <table:table-cell table:formula="of:=[.Y130]+[.Y$400]/400" office:value-type="float" office:value="0">
            <text:p>0.000000</text:p>
          </table:table-cell>
          <table:table-cell table:formula="of:=[.Z130]+[.Z$400]/400" office:value-type="float" office:value="0">
            <text:p>0.000000</text:p>
          </table:table-cell>
          <table:table-cell table:formula="of:=[.AA130]+[.AA$400]/400" office:value-type="float" office:value="0">
            <text:p>0.000000</text:p>
          </table:table-cell>
          <table:table-cell table:formula="of:=[.AB130]+[.AB$400]/400" office:value-type="float" office:value="0">
            <text:p>0.000000</text:p>
          </table:table-cell>
          <table:table-cell table:formula="of:=[.AC130]+[.AC$400]/400" office:value-type="float" office:value="0">
            <text:p>0.000000</text:p>
          </table:table-cell>
          <table:table-cell table:formula="of:=[.AD130]+[.AD$400]/400" office:value-type="float" office:value="0">
            <text:p>0.000000</text:p>
          </table:table-cell>
        </table:table-row>
        <table:table-row table:style-name="ro1">
          <table:table-cell table:formula="of:=[.A131]+[.A$400]/400" office:value-type="float" office:value="0">
            <text:p>0.000000</text:p>
          </table:table-cell>
          <table:table-cell table:formula="of:=[.B131]+[.B$400]/400" office:value-type="float" office:value="0">
            <text:p>0.000000</text:p>
          </table:table-cell>
          <table:table-cell table:formula="of:=[.C131]+[.C$400]/400" office:value-type="float" office:value="-0.1245322025">
            <text:p>-0.124532</text:p>
          </table:table-cell>
          <table:table-cell table:formula="of:=[.D131]+[.D$400]/400" office:value-type="float" office:value="0.249064404999999">
            <text:p>0.249064</text:p>
          </table:table-cell>
          <table:table-cell table:formula="of:=[.E131]+[.E$400]/400" office:value-type="float" office:value="-0.1245322025">
            <text:p>-0.124532</text:p>
          </table:table-cell>
          <table:table-cell table:formula="of:=[.F131]+[.F$400]/400" office:value-type="float" office:value="0">
            <text:p>0.000000</text:p>
          </table:table-cell>
          <table:table-cell table:formula="of:=[.G131]+[.G$400]/400" office:value-type="float" office:value="0">
            <text:p>0.000000</text:p>
          </table:table-cell>
          <table:table-cell table:formula="of:=[.H131]+[.H$400]/400" office:value-type="float" office:value="0">
            <text:p>0.000000</text:p>
          </table:table-cell>
          <table:table-cell table:formula="of:=[.I131]+[.I$400]/400" office:value-type="float" office:value="-0.1245322025">
            <text:p>-0.124532</text:p>
          </table:table-cell>
          <table:table-cell table:formula="of:=[.J131]+[.J$400]/400" office:value-type="float" office:value="0.249064404999999">
            <text:p>0.249064</text:p>
          </table:table-cell>
          <table:table-cell table:formula="of:=[.K131]+[.K$400]/400" office:value-type="float" office:value="-0.1245322025">
            <text:p>-0.124532</text:p>
          </table:table-cell>
          <table:table-cell table:formula="of:=[.L131]+[.L$400]/400" office:value-type="float" office:value="0">
            <text:p>0.000000</text:p>
          </table:table-cell>
          <table:table-cell table:formula="of:=[.M131]+[.M$400]/400" office:value-type="float" office:value="0.0571595574999999">
            <text:p>0.057160</text:p>
          </table:table-cell>
          <table:table-cell table:formula="of:=[.N131]+[.N$400]/400" office:value-type="float" office:value="-0.0571595574999999">
            <text:p>-0.057160</text:p>
          </table:table-cell>
          <table:table-cell table:formula="of:=[.O131]+[.O$400]/400" office:value-type="float" office:value="0">
            <text:p>0.000000</text:p>
          </table:table-cell>
          <table:table-cell table:formula="of:=[.P131]+[.P$400]/400" office:value-type="float" office:value="-0.1714786725">
            <text:p>-0.171479</text:p>
          </table:table-cell>
          <table:table-cell table:formula="of:=[.Q131]+[.Q$400]/400" office:value-type="float" office:value="0">
            <text:p>0.000000</text:p>
          </table:table-cell>
          <table:table-cell table:formula="of:=[.R131]+[.R$400]/400" office:value-type="float" office:value="0">
            <text:p>0.000000</text:p>
          </table:table-cell>
          <table:table-cell table:formula="of:=[.S131]+[.S$400]/400" office:value-type="float" office:value="0">
            <text:p>0.000000</text:p>
          </table:table-cell>
          <table:table-cell table:formula="of:=[.T131]+[.T$400]/400" office:value-type="float" office:value="0.0571595574999999">
            <text:p>0.057160</text:p>
          </table:table-cell>
          <table:table-cell table:formula="of:=[.U131]+[.U$400]/400" office:value-type="float" office:value="0.0571595574999999">
            <text:p>0.057160</text:p>
          </table:table-cell>
          <table:table-cell table:formula="of:=[.V131]+[.V$400]/400" office:value-type="float" office:value="0">
            <text:p>0.000000</text:p>
          </table:table-cell>
          <table:table-cell table:formula="of:=[.W131]+[.W$400]/400" office:value-type="float" office:value="-0.1714786725">
            <text:p>-0.171479</text:p>
          </table:table-cell>
          <table:table-cell table:formula="of:=[.X131]+[.X$400]/400" office:value-type="float" office:value="0">
            <text:p>0.000000</text:p>
          </table:table-cell>
          <table:table-cell table:formula="of:=[.Y131]+[.Y$400]/400" office:value-type="float" office:value="0">
            <text:p>0.000000</text:p>
          </table:table-cell>
          <table:table-cell table:formula="of:=[.Z131]+[.Z$400]/400" office:value-type="float" office:value="0">
            <text:p>0.000000</text:p>
          </table:table-cell>
          <table:table-cell table:formula="of:=[.AA131]+[.AA$400]/400" office:value-type="float" office:value="0">
            <text:p>0.000000</text:p>
          </table:table-cell>
          <table:table-cell table:formula="of:=[.AB131]+[.AB$400]/400" office:value-type="float" office:value="0">
            <text:p>0.000000</text:p>
          </table:table-cell>
          <table:table-cell table:formula="of:=[.AC131]+[.AC$400]/400" office:value-type="float" office:value="0">
            <text:p>0.000000</text:p>
          </table:table-cell>
          <table:table-cell table:formula="of:=[.AD131]+[.AD$400]/400" office:value-type="float" office:value="0">
            <text:p>0.000000</text:p>
          </table:table-cell>
        </table:table-row>
        <table:table-row table:style-name="ro1">
          <table:table-cell table:formula="of:=[.A132]+[.A$400]/400" office:value-type="float" office:value="0">
            <text:p>0.000000</text:p>
          </table:table-cell>
          <table:table-cell table:formula="of:=[.B132]+[.B$400]/400" office:value-type="float" office:value="0">
            <text:p>0.000000</text:p>
          </table:table-cell>
          <table:table-cell table:formula="of:=[.C132]+[.C$400]/400" office:value-type="float" office:value="-0.12548283">
            <text:p>-0.125483</text:p>
          </table:table-cell>
          <table:table-cell table:formula="of:=[.D132]+[.D$400]/400" office:value-type="float" office:value="0.25096566">
            <text:p>0.250966</text:p>
          </table:table-cell>
          <table:table-cell table:formula="of:=[.E132]+[.E$400]/400" office:value-type="float" office:value="-0.12548283">
            <text:p>-0.125483</text:p>
          </table:table-cell>
          <table:table-cell table:formula="of:=[.F132]+[.F$400]/400" office:value-type="float" office:value="0">
            <text:p>0.000000</text:p>
          </table:table-cell>
          <table:table-cell table:formula="of:=[.G132]+[.G$400]/400" office:value-type="float" office:value="0">
            <text:p>0.000000</text:p>
          </table:table-cell>
          <table:table-cell table:formula="of:=[.H132]+[.H$400]/400" office:value-type="float" office:value="0">
            <text:p>0.000000</text:p>
          </table:table-cell>
          <table:table-cell table:formula="of:=[.I132]+[.I$400]/400" office:value-type="float" office:value="-0.12548283">
            <text:p>-0.125483</text:p>
          </table:table-cell>
          <table:table-cell table:formula="of:=[.J132]+[.J$400]/400" office:value-type="float" office:value="0.25096566">
            <text:p>0.250966</text:p>
          </table:table-cell>
          <table:table-cell table:formula="of:=[.K132]+[.K$400]/400" office:value-type="float" office:value="-0.12548283">
            <text:p>-0.125483</text:p>
          </table:table-cell>
          <table:table-cell table:formula="of:=[.L132]+[.L$400]/400" office:value-type="float" office:value="0">
            <text:p>0.000000</text:p>
          </table:table-cell>
          <table:table-cell table:formula="of:=[.M132]+[.M$400]/400" office:value-type="float" office:value="0.0575958899999999">
            <text:p>0.057596</text:p>
          </table:table-cell>
          <table:table-cell table:formula="of:=[.N132]+[.N$400]/400" office:value-type="float" office:value="-0.0575958899999999">
            <text:p>-0.057596</text:p>
          </table:table-cell>
          <table:table-cell table:formula="of:=[.O132]+[.O$400]/400" office:value-type="float" office:value="0">
            <text:p>0.000000</text:p>
          </table:table-cell>
          <table:table-cell table:formula="of:=[.P132]+[.P$400]/400" office:value-type="float" office:value="-0.17278767">
            <text:p>-0.172788</text:p>
          </table:table-cell>
          <table:table-cell table:formula="of:=[.Q132]+[.Q$400]/400" office:value-type="float" office:value="0">
            <text:p>0.000000</text:p>
          </table:table-cell>
          <table:table-cell table:formula="of:=[.R132]+[.R$400]/400" office:value-type="float" office:value="0">
            <text:p>0.000000</text:p>
          </table:table-cell>
          <table:table-cell table:formula="of:=[.S132]+[.S$400]/400" office:value-type="float" office:value="0">
            <text:p>0.000000</text:p>
          </table:table-cell>
          <table:table-cell table:formula="of:=[.T132]+[.T$400]/400" office:value-type="float" office:value="0.0575958899999999">
            <text:p>0.057596</text:p>
          </table:table-cell>
          <table:table-cell table:formula="of:=[.U132]+[.U$400]/400" office:value-type="float" office:value="0.0575958899999999">
            <text:p>0.057596</text:p>
          </table:table-cell>
          <table:table-cell table:formula="of:=[.V132]+[.V$400]/400" office:value-type="float" office:value="0">
            <text:p>0.000000</text:p>
          </table:table-cell>
          <table:table-cell table:formula="of:=[.W132]+[.W$400]/400" office:value-type="float" office:value="-0.17278767">
            <text:p>-0.172788</text:p>
          </table:table-cell>
          <table:table-cell table:formula="of:=[.X132]+[.X$400]/400" office:value-type="float" office:value="0">
            <text:p>0.000000</text:p>
          </table:table-cell>
          <table:table-cell table:formula="of:=[.Y132]+[.Y$400]/400" office:value-type="float" office:value="0">
            <text:p>0.000000</text:p>
          </table:table-cell>
          <table:table-cell table:formula="of:=[.Z132]+[.Z$400]/400" office:value-type="float" office:value="0">
            <text:p>0.000000</text:p>
          </table:table-cell>
          <table:table-cell table:formula="of:=[.AA132]+[.AA$400]/400" office:value-type="float" office:value="0">
            <text:p>0.000000</text:p>
          </table:table-cell>
          <table:table-cell table:formula="of:=[.AB132]+[.AB$400]/400" office:value-type="float" office:value="0">
            <text:p>0.000000</text:p>
          </table:table-cell>
          <table:table-cell table:formula="of:=[.AC132]+[.AC$400]/400" office:value-type="float" office:value="0">
            <text:p>0.000000</text:p>
          </table:table-cell>
          <table:table-cell table:formula="of:=[.AD132]+[.AD$400]/400" office:value-type="float" office:value="0">
            <text:p>0.000000</text:p>
          </table:table-cell>
        </table:table-row>
        <table:table-row table:style-name="ro1">
          <table:table-cell table:formula="of:=[.A133]+[.A$400]/400" office:value-type="float" office:value="0">
            <text:p>0.000000</text:p>
          </table:table-cell>
          <table:table-cell table:formula="of:=[.B133]+[.B$400]/400" office:value-type="float" office:value="0">
            <text:p>0.000000</text:p>
          </table:table-cell>
          <table:table-cell table:formula="of:=[.C133]+[.C$400]/400" office:value-type="float" office:value="-0.1264334575">
            <text:p>-0.126433</text:p>
          </table:table-cell>
          <table:table-cell table:formula="of:=[.D133]+[.D$400]/400" office:value-type="float" office:value="0.252866914999999">
            <text:p>0.252867</text:p>
          </table:table-cell>
          <table:table-cell table:formula="of:=[.E133]+[.E$400]/400" office:value-type="float" office:value="-0.1264334575">
            <text:p>-0.126433</text:p>
          </table:table-cell>
          <table:table-cell table:formula="of:=[.F133]+[.F$400]/400" office:value-type="float" office:value="0">
            <text:p>0.000000</text:p>
          </table:table-cell>
          <table:table-cell table:formula="of:=[.G133]+[.G$400]/400" office:value-type="float" office:value="0">
            <text:p>0.000000</text:p>
          </table:table-cell>
          <table:table-cell table:formula="of:=[.H133]+[.H$400]/400" office:value-type="float" office:value="0">
            <text:p>0.000000</text:p>
          </table:table-cell>
          <table:table-cell table:formula="of:=[.I133]+[.I$400]/400" office:value-type="float" office:value="-0.1264334575">
            <text:p>-0.126433</text:p>
          </table:table-cell>
          <table:table-cell table:formula="of:=[.J133]+[.J$400]/400" office:value-type="float" office:value="0.252866914999999">
            <text:p>0.252867</text:p>
          </table:table-cell>
          <table:table-cell table:formula="of:=[.K133]+[.K$400]/400" office:value-type="float" office:value="-0.1264334575">
            <text:p>-0.126433</text:p>
          </table:table-cell>
          <table:table-cell table:formula="of:=[.L133]+[.L$400]/400" office:value-type="float" office:value="0">
            <text:p>0.000000</text:p>
          </table:table-cell>
          <table:table-cell table:formula="of:=[.M133]+[.M$400]/400" office:value-type="float" office:value="0.0580322224999999">
            <text:p>0.058032</text:p>
          </table:table-cell>
          <table:table-cell table:formula="of:=[.N133]+[.N$400]/400" office:value-type="float" office:value="-0.0580322224999999">
            <text:p>-0.058032</text:p>
          </table:table-cell>
          <table:table-cell table:formula="of:=[.O133]+[.O$400]/400" office:value-type="float" office:value="0">
            <text:p>0.000000</text:p>
          </table:table-cell>
          <table:table-cell table:formula="of:=[.P133]+[.P$400]/400" office:value-type="float" office:value="-0.1740966675">
            <text:p>-0.174097</text:p>
          </table:table-cell>
          <table:table-cell table:formula="of:=[.Q133]+[.Q$400]/400" office:value-type="float" office:value="0">
            <text:p>0.000000</text:p>
          </table:table-cell>
          <table:table-cell table:formula="of:=[.R133]+[.R$400]/400" office:value-type="float" office:value="0">
            <text:p>0.000000</text:p>
          </table:table-cell>
          <table:table-cell table:formula="of:=[.S133]+[.S$400]/400" office:value-type="float" office:value="0">
            <text:p>0.000000</text:p>
          </table:table-cell>
          <table:table-cell table:formula="of:=[.T133]+[.T$400]/400" office:value-type="float" office:value="0.0580322224999999">
            <text:p>0.058032</text:p>
          </table:table-cell>
          <table:table-cell table:formula="of:=[.U133]+[.U$400]/400" office:value-type="float" office:value="0.0580322224999999">
            <text:p>0.058032</text:p>
          </table:table-cell>
          <table:table-cell table:formula="of:=[.V133]+[.V$400]/400" office:value-type="float" office:value="0">
            <text:p>0.000000</text:p>
          </table:table-cell>
          <table:table-cell table:formula="of:=[.W133]+[.W$400]/400" office:value-type="float" office:value="-0.1740966675">
            <text:p>-0.174097</text:p>
          </table:table-cell>
          <table:table-cell table:formula="of:=[.X133]+[.X$400]/400" office:value-type="float" office:value="0">
            <text:p>0.000000</text:p>
          </table:table-cell>
          <table:table-cell table:formula="of:=[.Y133]+[.Y$400]/400" office:value-type="float" office:value="0">
            <text:p>0.000000</text:p>
          </table:table-cell>
          <table:table-cell table:formula="of:=[.Z133]+[.Z$400]/400" office:value-type="float" office:value="0">
            <text:p>0.000000</text:p>
          </table:table-cell>
          <table:table-cell table:formula="of:=[.AA133]+[.AA$400]/400" office:value-type="float" office:value="0">
            <text:p>0.000000</text:p>
          </table:table-cell>
          <table:table-cell table:formula="of:=[.AB133]+[.AB$400]/400" office:value-type="float" office:value="0">
            <text:p>0.000000</text:p>
          </table:table-cell>
          <table:table-cell table:formula="of:=[.AC133]+[.AC$400]/400" office:value-type="float" office:value="0">
            <text:p>0.000000</text:p>
          </table:table-cell>
          <table:table-cell table:formula="of:=[.AD133]+[.AD$400]/400" office:value-type="float" office:value="0">
            <text:p>0.000000</text:p>
          </table:table-cell>
        </table:table-row>
        <table:table-row table:style-name="ro1">
          <table:table-cell table:formula="of:=[.A134]+[.A$400]/400" office:value-type="float" office:value="0">
            <text:p>0.000000</text:p>
          </table:table-cell>
          <table:table-cell table:formula="of:=[.B134]+[.B$400]/400" office:value-type="float" office:value="0">
            <text:p>0.000000</text:p>
          </table:table-cell>
          <table:table-cell table:formula="of:=[.C134]+[.C$400]/400" office:value-type="float" office:value="-0.127384085">
            <text:p>-0.127384</text:p>
          </table:table-cell>
          <table:table-cell table:formula="of:=[.D134]+[.D$400]/400" office:value-type="float" office:value="0.25476817">
            <text:p>0.254768</text:p>
          </table:table-cell>
          <table:table-cell table:formula="of:=[.E134]+[.E$400]/400" office:value-type="float" office:value="-0.127384085">
            <text:p>-0.127384</text:p>
          </table:table-cell>
          <table:table-cell table:formula="of:=[.F134]+[.F$400]/400" office:value-type="float" office:value="0">
            <text:p>0.000000</text:p>
          </table:table-cell>
          <table:table-cell table:formula="of:=[.G134]+[.G$400]/400" office:value-type="float" office:value="0">
            <text:p>0.000000</text:p>
          </table:table-cell>
          <table:table-cell table:formula="of:=[.H134]+[.H$400]/400" office:value-type="float" office:value="0">
            <text:p>0.000000</text:p>
          </table:table-cell>
          <table:table-cell table:formula="of:=[.I134]+[.I$400]/400" office:value-type="float" office:value="-0.127384085">
            <text:p>-0.127384</text:p>
          </table:table-cell>
          <table:table-cell table:formula="of:=[.J134]+[.J$400]/400" office:value-type="float" office:value="0.25476817">
            <text:p>0.254768</text:p>
          </table:table-cell>
          <table:table-cell table:formula="of:=[.K134]+[.K$400]/400" office:value-type="float" office:value="-0.127384085">
            <text:p>-0.127384</text:p>
          </table:table-cell>
          <table:table-cell table:formula="of:=[.L134]+[.L$400]/400" office:value-type="float" office:value="0">
            <text:p>0.000000</text:p>
          </table:table-cell>
          <table:table-cell table:formula="of:=[.M134]+[.M$400]/400" office:value-type="float" office:value="0.0584685549999999">
            <text:p>0.058469</text:p>
          </table:table-cell>
          <table:table-cell table:formula="of:=[.N134]+[.N$400]/400" office:value-type="float" office:value="-0.0584685549999999">
            <text:p>-0.058469</text:p>
          </table:table-cell>
          <table:table-cell table:formula="of:=[.O134]+[.O$400]/400" office:value-type="float" office:value="0">
            <text:p>0.000000</text:p>
          </table:table-cell>
          <table:table-cell table:formula="of:=[.P134]+[.P$400]/400" office:value-type="float" office:value="-0.175405665">
            <text:p>-0.175406</text:p>
          </table:table-cell>
          <table:table-cell table:formula="of:=[.Q134]+[.Q$400]/400" office:value-type="float" office:value="0">
            <text:p>0.000000</text:p>
          </table:table-cell>
          <table:table-cell table:formula="of:=[.R134]+[.R$400]/400" office:value-type="float" office:value="0">
            <text:p>0.000000</text:p>
          </table:table-cell>
          <table:table-cell table:formula="of:=[.S134]+[.S$400]/400" office:value-type="float" office:value="0">
            <text:p>0.000000</text:p>
          </table:table-cell>
          <table:table-cell table:formula="of:=[.T134]+[.T$400]/400" office:value-type="float" office:value="0.0584685549999999">
            <text:p>0.058469</text:p>
          </table:table-cell>
          <table:table-cell table:formula="of:=[.U134]+[.U$400]/400" office:value-type="float" office:value="0.0584685549999999">
            <text:p>0.058469</text:p>
          </table:table-cell>
          <table:table-cell table:formula="of:=[.V134]+[.V$400]/400" office:value-type="float" office:value="0">
            <text:p>0.000000</text:p>
          </table:table-cell>
          <table:table-cell table:formula="of:=[.W134]+[.W$400]/400" office:value-type="float" office:value="-0.175405665">
            <text:p>-0.175406</text:p>
          </table:table-cell>
          <table:table-cell table:formula="of:=[.X134]+[.X$400]/400" office:value-type="float" office:value="0">
            <text:p>0.000000</text:p>
          </table:table-cell>
          <table:table-cell table:formula="of:=[.Y134]+[.Y$400]/400" office:value-type="float" office:value="0">
            <text:p>0.000000</text:p>
          </table:table-cell>
          <table:table-cell table:formula="of:=[.Z134]+[.Z$400]/400" office:value-type="float" office:value="0">
            <text:p>0.000000</text:p>
          </table:table-cell>
          <table:table-cell table:formula="of:=[.AA134]+[.AA$400]/400" office:value-type="float" office:value="0">
            <text:p>0.000000</text:p>
          </table:table-cell>
          <table:table-cell table:formula="of:=[.AB134]+[.AB$400]/400" office:value-type="float" office:value="0">
            <text:p>0.000000</text:p>
          </table:table-cell>
          <table:table-cell table:formula="of:=[.AC134]+[.AC$400]/400" office:value-type="float" office:value="0">
            <text:p>0.000000</text:p>
          </table:table-cell>
          <table:table-cell table:formula="of:=[.AD134]+[.AD$400]/400" office:value-type="float" office:value="0">
            <text:p>0.000000</text:p>
          </table:table-cell>
        </table:table-row>
        <table:table-row table:style-name="ro1">
          <table:table-cell table:formula="of:=[.A135]+[.A$400]/400" office:value-type="float" office:value="0">
            <text:p>0.000000</text:p>
          </table:table-cell>
          <table:table-cell table:formula="of:=[.B135]+[.B$400]/400" office:value-type="float" office:value="0">
            <text:p>0.000000</text:p>
          </table:table-cell>
          <table:table-cell table:formula="of:=[.C135]+[.C$400]/400" office:value-type="float" office:value="-0.1283347125">
            <text:p>-0.128335</text:p>
          </table:table-cell>
          <table:table-cell table:formula="of:=[.D135]+[.D$400]/400" office:value-type="float" office:value="0.256669424999999">
            <text:p>0.256669</text:p>
          </table:table-cell>
          <table:table-cell table:formula="of:=[.E135]+[.E$400]/400" office:value-type="float" office:value="-0.1283347125">
            <text:p>-0.128335</text:p>
          </table:table-cell>
          <table:table-cell table:formula="of:=[.F135]+[.F$400]/400" office:value-type="float" office:value="0">
            <text:p>0.000000</text:p>
          </table:table-cell>
          <table:table-cell table:formula="of:=[.G135]+[.G$400]/400" office:value-type="float" office:value="0">
            <text:p>0.000000</text:p>
          </table:table-cell>
          <table:table-cell table:formula="of:=[.H135]+[.H$400]/400" office:value-type="float" office:value="0">
            <text:p>0.000000</text:p>
          </table:table-cell>
          <table:table-cell table:formula="of:=[.I135]+[.I$400]/400" office:value-type="float" office:value="-0.1283347125">
            <text:p>-0.128335</text:p>
          </table:table-cell>
          <table:table-cell table:formula="of:=[.J135]+[.J$400]/400" office:value-type="float" office:value="0.256669424999999">
            <text:p>0.256669</text:p>
          </table:table-cell>
          <table:table-cell table:formula="of:=[.K135]+[.K$400]/400" office:value-type="float" office:value="-0.1283347125">
            <text:p>-0.128335</text:p>
          </table:table-cell>
          <table:table-cell table:formula="of:=[.L135]+[.L$400]/400" office:value-type="float" office:value="0">
            <text:p>0.000000</text:p>
          </table:table-cell>
          <table:table-cell table:formula="of:=[.M135]+[.M$400]/400" office:value-type="float" office:value="0.0589048874999999">
            <text:p>0.058905</text:p>
          </table:table-cell>
          <table:table-cell table:formula="of:=[.N135]+[.N$400]/400" office:value-type="float" office:value="-0.0589048874999999">
            <text:p>-0.058905</text:p>
          </table:table-cell>
          <table:table-cell table:formula="of:=[.O135]+[.O$400]/400" office:value-type="float" office:value="0">
            <text:p>0.000000</text:p>
          </table:table-cell>
          <table:table-cell table:formula="of:=[.P135]+[.P$400]/400" office:value-type="float" office:value="-0.1767146625">
            <text:p>-0.176715</text:p>
          </table:table-cell>
          <table:table-cell table:formula="of:=[.Q135]+[.Q$400]/400" office:value-type="float" office:value="0">
            <text:p>0.000000</text:p>
          </table:table-cell>
          <table:table-cell table:formula="of:=[.R135]+[.R$400]/400" office:value-type="float" office:value="0">
            <text:p>0.000000</text:p>
          </table:table-cell>
          <table:table-cell table:formula="of:=[.S135]+[.S$400]/400" office:value-type="float" office:value="0">
            <text:p>0.000000</text:p>
          </table:table-cell>
          <table:table-cell table:formula="of:=[.T135]+[.T$400]/400" office:value-type="float" office:value="0.0589048874999999">
            <text:p>0.058905</text:p>
          </table:table-cell>
          <table:table-cell table:formula="of:=[.U135]+[.U$400]/400" office:value-type="float" office:value="0.0589048874999999">
            <text:p>0.058905</text:p>
          </table:table-cell>
          <table:table-cell table:formula="of:=[.V135]+[.V$400]/400" office:value-type="float" office:value="0">
            <text:p>0.000000</text:p>
          </table:table-cell>
          <table:table-cell table:formula="of:=[.W135]+[.W$400]/400" office:value-type="float" office:value="-0.1767146625">
            <text:p>-0.176715</text:p>
          </table:table-cell>
          <table:table-cell table:formula="of:=[.X135]+[.X$400]/400" office:value-type="float" office:value="0">
            <text:p>0.000000</text:p>
          </table:table-cell>
          <table:table-cell table:formula="of:=[.Y135]+[.Y$400]/400" office:value-type="float" office:value="0">
            <text:p>0.000000</text:p>
          </table:table-cell>
          <table:table-cell table:formula="of:=[.Z135]+[.Z$400]/400" office:value-type="float" office:value="0">
            <text:p>0.000000</text:p>
          </table:table-cell>
          <table:table-cell table:formula="of:=[.AA135]+[.AA$400]/400" office:value-type="float" office:value="0">
            <text:p>0.000000</text:p>
          </table:table-cell>
          <table:table-cell table:formula="of:=[.AB135]+[.AB$400]/400" office:value-type="float" office:value="0">
            <text:p>0.000000</text:p>
          </table:table-cell>
          <table:table-cell table:formula="of:=[.AC135]+[.AC$400]/400" office:value-type="float" office:value="0">
            <text:p>0.000000</text:p>
          </table:table-cell>
          <table:table-cell table:formula="of:=[.AD135]+[.AD$400]/400" office:value-type="float" office:value="0">
            <text:p>0.000000</text:p>
          </table:table-cell>
        </table:table-row>
        <table:table-row table:style-name="ro1">
          <table:table-cell table:formula="of:=[.A136]+[.A$400]/400" office:value-type="float" office:value="0">
            <text:p>0.000000</text:p>
          </table:table-cell>
          <table:table-cell table:formula="of:=[.B136]+[.B$400]/400" office:value-type="float" office:value="0">
            <text:p>0.000000</text:p>
          </table:table-cell>
          <table:table-cell table:formula="of:=[.C136]+[.C$400]/400" office:value-type="float" office:value="-0.12928534">
            <text:p>-0.129285</text:p>
          </table:table-cell>
          <table:table-cell table:formula="of:=[.D136]+[.D$400]/400" office:value-type="float" office:value="0.258570679999999">
            <text:p>0.258571</text:p>
          </table:table-cell>
          <table:table-cell table:formula="of:=[.E136]+[.E$400]/400" office:value-type="float" office:value="-0.12928534">
            <text:p>-0.129285</text:p>
          </table:table-cell>
          <table:table-cell table:formula="of:=[.F136]+[.F$400]/400" office:value-type="float" office:value="0">
            <text:p>0.000000</text:p>
          </table:table-cell>
          <table:table-cell table:formula="of:=[.G136]+[.G$400]/400" office:value-type="float" office:value="0">
            <text:p>0.000000</text:p>
          </table:table-cell>
          <table:table-cell table:formula="of:=[.H136]+[.H$400]/400" office:value-type="float" office:value="0">
            <text:p>0.000000</text:p>
          </table:table-cell>
          <table:table-cell table:formula="of:=[.I136]+[.I$400]/400" office:value-type="float" office:value="-0.12928534">
            <text:p>-0.129285</text:p>
          </table:table-cell>
          <table:table-cell table:formula="of:=[.J136]+[.J$400]/400" office:value-type="float" office:value="0.258570679999999">
            <text:p>0.258571</text:p>
          </table:table-cell>
          <table:table-cell table:formula="of:=[.K136]+[.K$400]/400" office:value-type="float" office:value="-0.12928534">
            <text:p>-0.129285</text:p>
          </table:table-cell>
          <table:table-cell table:formula="of:=[.L136]+[.L$400]/400" office:value-type="float" office:value="0">
            <text:p>0.000000</text:p>
          </table:table-cell>
          <table:table-cell table:formula="of:=[.M136]+[.M$400]/400" office:value-type="float" office:value="0.0593412199999999">
            <text:p>0.059341</text:p>
          </table:table-cell>
          <table:table-cell table:formula="of:=[.N136]+[.N$400]/400" office:value-type="float" office:value="-0.0593412199999999">
            <text:p>-0.059341</text:p>
          </table:table-cell>
          <table:table-cell table:formula="of:=[.O136]+[.O$400]/400" office:value-type="float" office:value="0">
            <text:p>0.000000</text:p>
          </table:table-cell>
          <table:table-cell table:formula="of:=[.P136]+[.P$400]/400" office:value-type="float" office:value="-0.17802366">
            <text:p>-0.178024</text:p>
          </table:table-cell>
          <table:table-cell table:formula="of:=[.Q136]+[.Q$400]/400" office:value-type="float" office:value="0">
            <text:p>0.000000</text:p>
          </table:table-cell>
          <table:table-cell table:formula="of:=[.R136]+[.R$400]/400" office:value-type="float" office:value="0">
            <text:p>0.000000</text:p>
          </table:table-cell>
          <table:table-cell table:formula="of:=[.S136]+[.S$400]/400" office:value-type="float" office:value="0">
            <text:p>0.000000</text:p>
          </table:table-cell>
          <table:table-cell table:formula="of:=[.T136]+[.T$400]/400" office:value-type="float" office:value="0.0593412199999999">
            <text:p>0.059341</text:p>
          </table:table-cell>
          <table:table-cell table:formula="of:=[.U136]+[.U$400]/400" office:value-type="float" office:value="0.0593412199999999">
            <text:p>0.059341</text:p>
          </table:table-cell>
          <table:table-cell table:formula="of:=[.V136]+[.V$400]/400" office:value-type="float" office:value="0">
            <text:p>0.000000</text:p>
          </table:table-cell>
          <table:table-cell table:formula="of:=[.W136]+[.W$400]/400" office:value-type="float" office:value="-0.17802366">
            <text:p>-0.178024</text:p>
          </table:table-cell>
          <table:table-cell table:formula="of:=[.X136]+[.X$400]/400" office:value-type="float" office:value="0">
            <text:p>0.000000</text:p>
          </table:table-cell>
          <table:table-cell table:formula="of:=[.Y136]+[.Y$400]/400" office:value-type="float" office:value="0">
            <text:p>0.000000</text:p>
          </table:table-cell>
          <table:table-cell table:formula="of:=[.Z136]+[.Z$400]/400" office:value-type="float" office:value="0">
            <text:p>0.000000</text:p>
          </table:table-cell>
          <table:table-cell table:formula="of:=[.AA136]+[.AA$400]/400" office:value-type="float" office:value="0">
            <text:p>0.000000</text:p>
          </table:table-cell>
          <table:table-cell table:formula="of:=[.AB136]+[.AB$400]/400" office:value-type="float" office:value="0">
            <text:p>0.000000</text:p>
          </table:table-cell>
          <table:table-cell table:formula="of:=[.AC136]+[.AC$400]/400" office:value-type="float" office:value="0">
            <text:p>0.000000</text:p>
          </table:table-cell>
          <table:table-cell table:formula="of:=[.AD136]+[.AD$400]/400" office:value-type="float" office:value="0">
            <text:p>0.000000</text:p>
          </table:table-cell>
        </table:table-row>
        <table:table-row table:style-name="ro1">
          <table:table-cell table:formula="of:=[.A137]+[.A$400]/400" office:value-type="float" office:value="0">
            <text:p>0.000000</text:p>
          </table:table-cell>
          <table:table-cell table:formula="of:=[.B137]+[.B$400]/400" office:value-type="float" office:value="0">
            <text:p>0.000000</text:p>
          </table:table-cell>
          <table:table-cell table:formula="of:=[.C137]+[.C$400]/400" office:value-type="float" office:value="-0.1302359675">
            <text:p>-0.130236</text:p>
          </table:table-cell>
          <table:table-cell table:formula="of:=[.D137]+[.D$400]/400" office:value-type="float" office:value="0.260471934999999">
            <text:p>0.260472</text:p>
          </table:table-cell>
          <table:table-cell table:formula="of:=[.E137]+[.E$400]/400" office:value-type="float" office:value="-0.1302359675">
            <text:p>-0.130236</text:p>
          </table:table-cell>
          <table:table-cell table:formula="of:=[.F137]+[.F$400]/400" office:value-type="float" office:value="0">
            <text:p>0.000000</text:p>
          </table:table-cell>
          <table:table-cell table:formula="of:=[.G137]+[.G$400]/400" office:value-type="float" office:value="0">
            <text:p>0.000000</text:p>
          </table:table-cell>
          <table:table-cell table:formula="of:=[.H137]+[.H$400]/400" office:value-type="float" office:value="0">
            <text:p>0.000000</text:p>
          </table:table-cell>
          <table:table-cell table:formula="of:=[.I137]+[.I$400]/400" office:value-type="float" office:value="-0.1302359675">
            <text:p>-0.130236</text:p>
          </table:table-cell>
          <table:table-cell table:formula="of:=[.J137]+[.J$400]/400" office:value-type="float" office:value="0.260471934999999">
            <text:p>0.260472</text:p>
          </table:table-cell>
          <table:table-cell table:formula="of:=[.K137]+[.K$400]/400" office:value-type="float" office:value="-0.1302359675">
            <text:p>-0.130236</text:p>
          </table:table-cell>
          <table:table-cell table:formula="of:=[.L137]+[.L$400]/400" office:value-type="float" office:value="0">
            <text:p>0.000000</text:p>
          </table:table-cell>
          <table:table-cell table:formula="of:=[.M137]+[.M$400]/400" office:value-type="float" office:value="0.0597775524999999">
            <text:p>0.059778</text:p>
          </table:table-cell>
          <table:table-cell table:formula="of:=[.N137]+[.N$400]/400" office:value-type="float" office:value="-0.0597775524999999">
            <text:p>-0.059778</text:p>
          </table:table-cell>
          <table:table-cell table:formula="of:=[.O137]+[.O$400]/400" office:value-type="float" office:value="0">
            <text:p>0.000000</text:p>
          </table:table-cell>
          <table:table-cell table:formula="of:=[.P137]+[.P$400]/400" office:value-type="float" office:value="-0.1793326575">
            <text:p>-0.179333</text:p>
          </table:table-cell>
          <table:table-cell table:formula="of:=[.Q137]+[.Q$400]/400" office:value-type="float" office:value="0">
            <text:p>0.000000</text:p>
          </table:table-cell>
          <table:table-cell table:formula="of:=[.R137]+[.R$400]/400" office:value-type="float" office:value="0">
            <text:p>0.000000</text:p>
          </table:table-cell>
          <table:table-cell table:formula="of:=[.S137]+[.S$400]/400" office:value-type="float" office:value="0">
            <text:p>0.000000</text:p>
          </table:table-cell>
          <table:table-cell table:formula="of:=[.T137]+[.T$400]/400" office:value-type="float" office:value="0.0597775524999999">
            <text:p>0.059778</text:p>
          </table:table-cell>
          <table:table-cell table:formula="of:=[.U137]+[.U$400]/400" office:value-type="float" office:value="0.0597775524999999">
            <text:p>0.059778</text:p>
          </table:table-cell>
          <table:table-cell table:formula="of:=[.V137]+[.V$400]/400" office:value-type="float" office:value="0">
            <text:p>0.000000</text:p>
          </table:table-cell>
          <table:table-cell table:formula="of:=[.W137]+[.W$400]/400" office:value-type="float" office:value="-0.1793326575">
            <text:p>-0.179333</text:p>
          </table:table-cell>
          <table:table-cell table:formula="of:=[.X137]+[.X$400]/400" office:value-type="float" office:value="0">
            <text:p>0.000000</text:p>
          </table:table-cell>
          <table:table-cell table:formula="of:=[.Y137]+[.Y$400]/400" office:value-type="float" office:value="0">
            <text:p>0.000000</text:p>
          </table:table-cell>
          <table:table-cell table:formula="of:=[.Z137]+[.Z$400]/400" office:value-type="float" office:value="0">
            <text:p>0.000000</text:p>
          </table:table-cell>
          <table:table-cell table:formula="of:=[.AA137]+[.AA$400]/400" office:value-type="float" office:value="0">
            <text:p>0.000000</text:p>
          </table:table-cell>
          <table:table-cell table:formula="of:=[.AB137]+[.AB$400]/400" office:value-type="float" office:value="0">
            <text:p>0.000000</text:p>
          </table:table-cell>
          <table:table-cell table:formula="of:=[.AC137]+[.AC$400]/400" office:value-type="float" office:value="0">
            <text:p>0.000000</text:p>
          </table:table-cell>
          <table:table-cell table:formula="of:=[.AD137]+[.AD$400]/400" office:value-type="float" office:value="0">
            <text:p>0.000000</text:p>
          </table:table-cell>
        </table:table-row>
        <table:table-row table:style-name="ro1">
          <table:table-cell table:formula="of:=[.A138]+[.A$400]/400" office:value-type="float" office:value="0">
            <text:p>0.000000</text:p>
          </table:table-cell>
          <table:table-cell table:formula="of:=[.B138]+[.B$400]/400" office:value-type="float" office:value="0">
            <text:p>0.000000</text:p>
          </table:table-cell>
          <table:table-cell table:formula="of:=[.C138]+[.C$400]/400" office:value-type="float" office:value="-0.131186595">
            <text:p>-0.131187</text:p>
          </table:table-cell>
          <table:table-cell table:formula="of:=[.D138]+[.D$400]/400" office:value-type="float" office:value="0.262373189999999">
            <text:p>0.262373</text:p>
          </table:table-cell>
          <table:table-cell table:formula="of:=[.E138]+[.E$400]/400" office:value-type="float" office:value="-0.131186595">
            <text:p>-0.131187</text:p>
          </table:table-cell>
          <table:table-cell table:formula="of:=[.F138]+[.F$400]/400" office:value-type="float" office:value="0">
            <text:p>0.000000</text:p>
          </table:table-cell>
          <table:table-cell table:formula="of:=[.G138]+[.G$400]/400" office:value-type="float" office:value="0">
            <text:p>0.000000</text:p>
          </table:table-cell>
          <table:table-cell table:formula="of:=[.H138]+[.H$400]/400" office:value-type="float" office:value="0">
            <text:p>0.000000</text:p>
          </table:table-cell>
          <table:table-cell table:formula="of:=[.I138]+[.I$400]/400" office:value-type="float" office:value="-0.131186595">
            <text:p>-0.131187</text:p>
          </table:table-cell>
          <table:table-cell table:formula="of:=[.J138]+[.J$400]/400" office:value-type="float" office:value="0.262373189999999">
            <text:p>0.262373</text:p>
          </table:table-cell>
          <table:table-cell table:formula="of:=[.K138]+[.K$400]/400" office:value-type="float" office:value="-0.131186595">
            <text:p>-0.131187</text:p>
          </table:table-cell>
          <table:table-cell table:formula="of:=[.L138]+[.L$400]/400" office:value-type="float" office:value="0">
            <text:p>0.000000</text:p>
          </table:table-cell>
          <table:table-cell table:formula="of:=[.M138]+[.M$400]/400" office:value-type="float" office:value="0.0602138849999999">
            <text:p>0.060214</text:p>
          </table:table-cell>
          <table:table-cell table:formula="of:=[.N138]+[.N$400]/400" office:value-type="float" office:value="-0.0602138849999999">
            <text:p>-0.060214</text:p>
          </table:table-cell>
          <table:table-cell table:formula="of:=[.O138]+[.O$400]/400" office:value-type="float" office:value="0">
            <text:p>0.000000</text:p>
          </table:table-cell>
          <table:table-cell table:formula="of:=[.P138]+[.P$400]/400" office:value-type="float" office:value="-0.180641655">
            <text:p>-0.180642</text:p>
          </table:table-cell>
          <table:table-cell table:formula="of:=[.Q138]+[.Q$400]/400" office:value-type="float" office:value="0">
            <text:p>0.000000</text:p>
          </table:table-cell>
          <table:table-cell table:formula="of:=[.R138]+[.R$400]/400" office:value-type="float" office:value="0">
            <text:p>0.000000</text:p>
          </table:table-cell>
          <table:table-cell table:formula="of:=[.S138]+[.S$400]/400" office:value-type="float" office:value="0">
            <text:p>0.000000</text:p>
          </table:table-cell>
          <table:table-cell table:formula="of:=[.T138]+[.T$400]/400" office:value-type="float" office:value="0.0602138849999999">
            <text:p>0.060214</text:p>
          </table:table-cell>
          <table:table-cell table:formula="of:=[.U138]+[.U$400]/400" office:value-type="float" office:value="0.0602138849999999">
            <text:p>0.060214</text:p>
          </table:table-cell>
          <table:table-cell table:formula="of:=[.V138]+[.V$400]/400" office:value-type="float" office:value="0">
            <text:p>0.000000</text:p>
          </table:table-cell>
          <table:table-cell table:formula="of:=[.W138]+[.W$400]/400" office:value-type="float" office:value="-0.180641655">
            <text:p>-0.180642</text:p>
          </table:table-cell>
          <table:table-cell table:formula="of:=[.X138]+[.X$400]/400" office:value-type="float" office:value="0">
            <text:p>0.000000</text:p>
          </table:table-cell>
          <table:table-cell table:formula="of:=[.Y138]+[.Y$400]/400" office:value-type="float" office:value="0">
            <text:p>0.000000</text:p>
          </table:table-cell>
          <table:table-cell table:formula="of:=[.Z138]+[.Z$400]/400" office:value-type="float" office:value="0">
            <text:p>0.000000</text:p>
          </table:table-cell>
          <table:table-cell table:formula="of:=[.AA138]+[.AA$400]/400" office:value-type="float" office:value="0">
            <text:p>0.000000</text:p>
          </table:table-cell>
          <table:table-cell table:formula="of:=[.AB138]+[.AB$400]/400" office:value-type="float" office:value="0">
            <text:p>0.000000</text:p>
          </table:table-cell>
          <table:table-cell table:formula="of:=[.AC138]+[.AC$400]/400" office:value-type="float" office:value="0">
            <text:p>0.000000</text:p>
          </table:table-cell>
          <table:table-cell table:formula="of:=[.AD138]+[.AD$400]/400" office:value-type="float" office:value="0">
            <text:p>0.000000</text:p>
          </table:table-cell>
        </table:table-row>
        <table:table-row table:style-name="ro1">
          <table:table-cell table:formula="of:=[.A139]+[.A$400]/400" office:value-type="float" office:value="0">
            <text:p>0.000000</text:p>
          </table:table-cell>
          <table:table-cell table:formula="of:=[.B139]+[.B$400]/400" office:value-type="float" office:value="0">
            <text:p>0.000000</text:p>
          </table:table-cell>
          <table:table-cell table:formula="of:=[.C139]+[.C$400]/400" office:value-type="float" office:value="-0.1321372225">
            <text:p>-0.132137</text:p>
          </table:table-cell>
          <table:table-cell table:formula="of:=[.D139]+[.D$400]/400" office:value-type="float" office:value="0.264274444999999">
            <text:p>0.264274</text:p>
          </table:table-cell>
          <table:table-cell table:formula="of:=[.E139]+[.E$400]/400" office:value-type="float" office:value="-0.1321372225">
            <text:p>-0.132137</text:p>
          </table:table-cell>
          <table:table-cell table:formula="of:=[.F139]+[.F$400]/400" office:value-type="float" office:value="0">
            <text:p>0.000000</text:p>
          </table:table-cell>
          <table:table-cell table:formula="of:=[.G139]+[.G$400]/400" office:value-type="float" office:value="0">
            <text:p>0.000000</text:p>
          </table:table-cell>
          <table:table-cell table:formula="of:=[.H139]+[.H$400]/400" office:value-type="float" office:value="0">
            <text:p>0.000000</text:p>
          </table:table-cell>
          <table:table-cell table:formula="of:=[.I139]+[.I$400]/400" office:value-type="float" office:value="-0.1321372225">
            <text:p>-0.132137</text:p>
          </table:table-cell>
          <table:table-cell table:formula="of:=[.J139]+[.J$400]/400" office:value-type="float" office:value="0.264274444999999">
            <text:p>0.264274</text:p>
          </table:table-cell>
          <table:table-cell table:formula="of:=[.K139]+[.K$400]/400" office:value-type="float" office:value="-0.1321372225">
            <text:p>-0.132137</text:p>
          </table:table-cell>
          <table:table-cell table:formula="of:=[.L139]+[.L$400]/400" office:value-type="float" office:value="0">
            <text:p>0.000000</text:p>
          </table:table-cell>
          <table:table-cell table:formula="of:=[.M139]+[.M$400]/400" office:value-type="float" office:value="0.0606502174999999">
            <text:p>0.060650</text:p>
          </table:table-cell>
          <table:table-cell table:formula="of:=[.N139]+[.N$400]/400" office:value-type="float" office:value="-0.0606502174999999">
            <text:p>-0.060650</text:p>
          </table:table-cell>
          <table:table-cell table:formula="of:=[.O139]+[.O$400]/400" office:value-type="float" office:value="0">
            <text:p>0.000000</text:p>
          </table:table-cell>
          <table:table-cell table:formula="of:=[.P139]+[.P$400]/400" office:value-type="float" office:value="-0.1819506525">
            <text:p>-0.181951</text:p>
          </table:table-cell>
          <table:table-cell table:formula="of:=[.Q139]+[.Q$400]/400" office:value-type="float" office:value="0">
            <text:p>0.000000</text:p>
          </table:table-cell>
          <table:table-cell table:formula="of:=[.R139]+[.R$400]/400" office:value-type="float" office:value="0">
            <text:p>0.000000</text:p>
          </table:table-cell>
          <table:table-cell table:formula="of:=[.S139]+[.S$400]/400" office:value-type="float" office:value="0">
            <text:p>0.000000</text:p>
          </table:table-cell>
          <table:table-cell table:formula="of:=[.T139]+[.T$400]/400" office:value-type="float" office:value="0.0606502174999999">
            <text:p>0.060650</text:p>
          </table:table-cell>
          <table:table-cell table:formula="of:=[.U139]+[.U$400]/400" office:value-type="float" office:value="0.0606502174999999">
            <text:p>0.060650</text:p>
          </table:table-cell>
          <table:table-cell table:formula="of:=[.V139]+[.V$400]/400" office:value-type="float" office:value="0">
            <text:p>0.000000</text:p>
          </table:table-cell>
          <table:table-cell table:formula="of:=[.W139]+[.W$400]/400" office:value-type="float" office:value="-0.1819506525">
            <text:p>-0.181951</text:p>
          </table:table-cell>
          <table:table-cell table:formula="of:=[.X139]+[.X$400]/400" office:value-type="float" office:value="0">
            <text:p>0.000000</text:p>
          </table:table-cell>
          <table:table-cell table:formula="of:=[.Y139]+[.Y$400]/400" office:value-type="float" office:value="0">
            <text:p>0.000000</text:p>
          </table:table-cell>
          <table:table-cell table:formula="of:=[.Z139]+[.Z$400]/400" office:value-type="float" office:value="0">
            <text:p>0.000000</text:p>
          </table:table-cell>
          <table:table-cell table:formula="of:=[.AA139]+[.AA$400]/400" office:value-type="float" office:value="0">
            <text:p>0.000000</text:p>
          </table:table-cell>
          <table:table-cell table:formula="of:=[.AB139]+[.AB$400]/400" office:value-type="float" office:value="0">
            <text:p>0.000000</text:p>
          </table:table-cell>
          <table:table-cell table:formula="of:=[.AC139]+[.AC$400]/400" office:value-type="float" office:value="0">
            <text:p>0.000000</text:p>
          </table:table-cell>
          <table:table-cell table:formula="of:=[.AD139]+[.AD$400]/400" office:value-type="float" office:value="0">
            <text:p>0.000000</text:p>
          </table:table-cell>
        </table:table-row>
        <table:table-row table:style-name="ro1">
          <table:table-cell table:formula="of:=[.A140]+[.A$400]/400" office:value-type="float" office:value="0">
            <text:p>0.000000</text:p>
          </table:table-cell>
          <table:table-cell table:formula="of:=[.B140]+[.B$400]/400" office:value-type="float" office:value="0">
            <text:p>0.000000</text:p>
          </table:table-cell>
          <table:table-cell table:formula="of:=[.C140]+[.C$400]/400" office:value-type="float" office:value="-0.13308785">
            <text:p>-0.133088</text:p>
          </table:table-cell>
          <table:table-cell table:formula="of:=[.D140]+[.D$400]/400" office:value-type="float" office:value="0.266175699999999">
            <text:p>0.266176</text:p>
          </table:table-cell>
          <table:table-cell table:formula="of:=[.E140]+[.E$400]/400" office:value-type="float" office:value="-0.13308785">
            <text:p>-0.133088</text:p>
          </table:table-cell>
          <table:table-cell table:formula="of:=[.F140]+[.F$400]/400" office:value-type="float" office:value="0">
            <text:p>0.000000</text:p>
          </table:table-cell>
          <table:table-cell table:formula="of:=[.G140]+[.G$400]/400" office:value-type="float" office:value="0">
            <text:p>0.000000</text:p>
          </table:table-cell>
          <table:table-cell table:formula="of:=[.H140]+[.H$400]/400" office:value-type="float" office:value="0">
            <text:p>0.000000</text:p>
          </table:table-cell>
          <table:table-cell table:formula="of:=[.I140]+[.I$400]/400" office:value-type="float" office:value="-0.13308785">
            <text:p>-0.133088</text:p>
          </table:table-cell>
          <table:table-cell table:formula="of:=[.J140]+[.J$400]/400" office:value-type="float" office:value="0.266175699999999">
            <text:p>0.266176</text:p>
          </table:table-cell>
          <table:table-cell table:formula="of:=[.K140]+[.K$400]/400" office:value-type="float" office:value="-0.13308785">
            <text:p>-0.133088</text:p>
          </table:table-cell>
          <table:table-cell table:formula="of:=[.L140]+[.L$400]/400" office:value-type="float" office:value="0">
            <text:p>0.000000</text:p>
          </table:table-cell>
          <table:table-cell table:formula="of:=[.M140]+[.M$400]/400" office:value-type="float" office:value="0.0610865499999999">
            <text:p>0.061087</text:p>
          </table:table-cell>
          <table:table-cell table:formula="of:=[.N140]+[.N$400]/400" office:value-type="float" office:value="-0.0610865499999999">
            <text:p>-0.061087</text:p>
          </table:table-cell>
          <table:table-cell table:formula="of:=[.O140]+[.O$400]/400" office:value-type="float" office:value="0">
            <text:p>0.000000</text:p>
          </table:table-cell>
          <table:table-cell table:formula="of:=[.P140]+[.P$400]/400" office:value-type="float" office:value="-0.18325965">
            <text:p>-0.183260</text:p>
          </table:table-cell>
          <table:table-cell table:formula="of:=[.Q140]+[.Q$400]/400" office:value-type="float" office:value="0">
            <text:p>0.000000</text:p>
          </table:table-cell>
          <table:table-cell table:formula="of:=[.R140]+[.R$400]/400" office:value-type="float" office:value="0">
            <text:p>0.000000</text:p>
          </table:table-cell>
          <table:table-cell table:formula="of:=[.S140]+[.S$400]/400" office:value-type="float" office:value="0">
            <text:p>0.000000</text:p>
          </table:table-cell>
          <table:table-cell table:formula="of:=[.T140]+[.T$400]/400" office:value-type="float" office:value="0.0610865499999999">
            <text:p>0.061087</text:p>
          </table:table-cell>
          <table:table-cell table:formula="of:=[.U140]+[.U$400]/400" office:value-type="float" office:value="0.0610865499999999">
            <text:p>0.061087</text:p>
          </table:table-cell>
          <table:table-cell table:formula="of:=[.V140]+[.V$400]/400" office:value-type="float" office:value="0">
            <text:p>0.000000</text:p>
          </table:table-cell>
          <table:table-cell table:formula="of:=[.W140]+[.W$400]/400" office:value-type="float" office:value="-0.18325965">
            <text:p>-0.183260</text:p>
          </table:table-cell>
          <table:table-cell table:formula="of:=[.X140]+[.X$400]/400" office:value-type="float" office:value="0">
            <text:p>0.000000</text:p>
          </table:table-cell>
          <table:table-cell table:formula="of:=[.Y140]+[.Y$400]/400" office:value-type="float" office:value="0">
            <text:p>0.000000</text:p>
          </table:table-cell>
          <table:table-cell table:formula="of:=[.Z140]+[.Z$400]/400" office:value-type="float" office:value="0">
            <text:p>0.000000</text:p>
          </table:table-cell>
          <table:table-cell table:formula="of:=[.AA140]+[.AA$400]/400" office:value-type="float" office:value="0">
            <text:p>0.000000</text:p>
          </table:table-cell>
          <table:table-cell table:formula="of:=[.AB140]+[.AB$400]/400" office:value-type="float" office:value="0">
            <text:p>0.000000</text:p>
          </table:table-cell>
          <table:table-cell table:formula="of:=[.AC140]+[.AC$400]/400" office:value-type="float" office:value="0">
            <text:p>0.000000</text:p>
          </table:table-cell>
          <table:table-cell table:formula="of:=[.AD140]+[.AD$400]/400" office:value-type="float" office:value="0">
            <text:p>0.000000</text:p>
          </table:table-cell>
        </table:table-row>
        <table:table-row table:style-name="ro1">
          <table:table-cell table:formula="of:=[.A141]+[.A$400]/400" office:value-type="float" office:value="0">
            <text:p>0.000000</text:p>
          </table:table-cell>
          <table:table-cell table:formula="of:=[.B141]+[.B$400]/400" office:value-type="float" office:value="0">
            <text:p>0.000000</text:p>
          </table:table-cell>
          <table:table-cell table:formula="of:=[.C141]+[.C$400]/400" office:value-type="float" office:value="-0.1340384775">
            <text:p>-0.134038</text:p>
          </table:table-cell>
          <table:table-cell table:formula="of:=[.D141]+[.D$400]/400" office:value-type="float" office:value="0.268076954999999">
            <text:p>0.268077</text:p>
          </table:table-cell>
          <table:table-cell table:formula="of:=[.E141]+[.E$400]/400" office:value-type="float" office:value="-0.1340384775">
            <text:p>-0.134038</text:p>
          </table:table-cell>
          <table:table-cell table:formula="of:=[.F141]+[.F$400]/400" office:value-type="float" office:value="0">
            <text:p>0.000000</text:p>
          </table:table-cell>
          <table:table-cell table:formula="of:=[.G141]+[.G$400]/400" office:value-type="float" office:value="0">
            <text:p>0.000000</text:p>
          </table:table-cell>
          <table:table-cell table:formula="of:=[.H141]+[.H$400]/400" office:value-type="float" office:value="0">
            <text:p>0.000000</text:p>
          </table:table-cell>
          <table:table-cell table:formula="of:=[.I141]+[.I$400]/400" office:value-type="float" office:value="-0.1340384775">
            <text:p>-0.134038</text:p>
          </table:table-cell>
          <table:table-cell table:formula="of:=[.J141]+[.J$400]/400" office:value-type="float" office:value="0.268076954999999">
            <text:p>0.268077</text:p>
          </table:table-cell>
          <table:table-cell table:formula="of:=[.K141]+[.K$400]/400" office:value-type="float" office:value="-0.1340384775">
            <text:p>-0.134038</text:p>
          </table:table-cell>
          <table:table-cell table:formula="of:=[.L141]+[.L$400]/400" office:value-type="float" office:value="0">
            <text:p>0.000000</text:p>
          </table:table-cell>
          <table:table-cell table:formula="of:=[.M141]+[.M$400]/400" office:value-type="float" office:value="0.0615228824999999">
            <text:p>0.061523</text:p>
          </table:table-cell>
          <table:table-cell table:formula="of:=[.N141]+[.N$400]/400" office:value-type="float" office:value="-0.0615228824999999">
            <text:p>-0.061523</text:p>
          </table:table-cell>
          <table:table-cell table:formula="of:=[.O141]+[.O$400]/400" office:value-type="float" office:value="0">
            <text:p>0.000000</text:p>
          </table:table-cell>
          <table:table-cell table:formula="of:=[.P141]+[.P$400]/400" office:value-type="float" office:value="-0.1845686475">
            <text:p>-0.184569</text:p>
          </table:table-cell>
          <table:table-cell table:formula="of:=[.Q141]+[.Q$400]/400" office:value-type="float" office:value="0">
            <text:p>0.000000</text:p>
          </table:table-cell>
          <table:table-cell table:formula="of:=[.R141]+[.R$400]/400" office:value-type="float" office:value="0">
            <text:p>0.000000</text:p>
          </table:table-cell>
          <table:table-cell table:formula="of:=[.S141]+[.S$400]/400" office:value-type="float" office:value="0">
            <text:p>0.000000</text:p>
          </table:table-cell>
          <table:table-cell table:formula="of:=[.T141]+[.T$400]/400" office:value-type="float" office:value="0.0615228824999999">
            <text:p>0.061523</text:p>
          </table:table-cell>
          <table:table-cell table:formula="of:=[.U141]+[.U$400]/400" office:value-type="float" office:value="0.0615228824999999">
            <text:p>0.061523</text:p>
          </table:table-cell>
          <table:table-cell table:formula="of:=[.V141]+[.V$400]/400" office:value-type="float" office:value="0">
            <text:p>0.000000</text:p>
          </table:table-cell>
          <table:table-cell table:formula="of:=[.W141]+[.W$400]/400" office:value-type="float" office:value="-0.1845686475">
            <text:p>-0.184569</text:p>
          </table:table-cell>
          <table:table-cell table:formula="of:=[.X141]+[.X$400]/400" office:value-type="float" office:value="0">
            <text:p>0.000000</text:p>
          </table:table-cell>
          <table:table-cell table:formula="of:=[.Y141]+[.Y$400]/400" office:value-type="float" office:value="0">
            <text:p>0.000000</text:p>
          </table:table-cell>
          <table:table-cell table:formula="of:=[.Z141]+[.Z$400]/400" office:value-type="float" office:value="0">
            <text:p>0.000000</text:p>
          </table:table-cell>
          <table:table-cell table:formula="of:=[.AA141]+[.AA$400]/400" office:value-type="float" office:value="0">
            <text:p>0.000000</text:p>
          </table:table-cell>
          <table:table-cell table:formula="of:=[.AB141]+[.AB$400]/400" office:value-type="float" office:value="0">
            <text:p>0.000000</text:p>
          </table:table-cell>
          <table:table-cell table:formula="of:=[.AC141]+[.AC$400]/400" office:value-type="float" office:value="0">
            <text:p>0.000000</text:p>
          </table:table-cell>
          <table:table-cell table:formula="of:=[.AD141]+[.AD$400]/400" office:value-type="float" office:value="0">
            <text:p>0.000000</text:p>
          </table:table-cell>
        </table:table-row>
        <table:table-row table:style-name="ro1">
          <table:table-cell table:formula="of:=[.A142]+[.A$400]/400" office:value-type="float" office:value="0">
            <text:p>0.000000</text:p>
          </table:table-cell>
          <table:table-cell table:formula="of:=[.B142]+[.B$400]/400" office:value-type="float" office:value="0">
            <text:p>0.000000</text:p>
          </table:table-cell>
          <table:table-cell table:formula="of:=[.C142]+[.C$400]/400" office:value-type="float" office:value="-0.134989105">
            <text:p>-0.134989</text:p>
          </table:table-cell>
          <table:table-cell table:formula="of:=[.D142]+[.D$400]/400" office:value-type="float" office:value="0.269978209999999">
            <text:p>0.269978</text:p>
          </table:table-cell>
          <table:table-cell table:formula="of:=[.E142]+[.E$400]/400" office:value-type="float" office:value="-0.134989105">
            <text:p>-0.134989</text:p>
          </table:table-cell>
          <table:table-cell table:formula="of:=[.F142]+[.F$400]/400" office:value-type="float" office:value="0">
            <text:p>0.000000</text:p>
          </table:table-cell>
          <table:table-cell table:formula="of:=[.G142]+[.G$400]/400" office:value-type="float" office:value="0">
            <text:p>0.000000</text:p>
          </table:table-cell>
          <table:table-cell table:formula="of:=[.H142]+[.H$400]/400" office:value-type="float" office:value="0">
            <text:p>0.000000</text:p>
          </table:table-cell>
          <table:table-cell table:formula="of:=[.I142]+[.I$400]/400" office:value-type="float" office:value="-0.134989105">
            <text:p>-0.134989</text:p>
          </table:table-cell>
          <table:table-cell table:formula="of:=[.J142]+[.J$400]/400" office:value-type="float" office:value="0.269978209999999">
            <text:p>0.269978</text:p>
          </table:table-cell>
          <table:table-cell table:formula="of:=[.K142]+[.K$400]/400" office:value-type="float" office:value="-0.134989105">
            <text:p>-0.134989</text:p>
          </table:table-cell>
          <table:table-cell table:formula="of:=[.L142]+[.L$400]/400" office:value-type="float" office:value="0">
            <text:p>0.000000</text:p>
          </table:table-cell>
          <table:table-cell table:formula="of:=[.M142]+[.M$400]/400" office:value-type="float" office:value="0.0619592149999999">
            <text:p>0.061959</text:p>
          </table:table-cell>
          <table:table-cell table:formula="of:=[.N142]+[.N$400]/400" office:value-type="float" office:value="-0.0619592149999999">
            <text:p>-0.061959</text:p>
          </table:table-cell>
          <table:table-cell table:formula="of:=[.O142]+[.O$400]/400" office:value-type="float" office:value="0">
            <text:p>0.000000</text:p>
          </table:table-cell>
          <table:table-cell table:formula="of:=[.P142]+[.P$400]/400" office:value-type="float" office:value="-0.185877645">
            <text:p>-0.185878</text:p>
          </table:table-cell>
          <table:table-cell table:formula="of:=[.Q142]+[.Q$400]/400" office:value-type="float" office:value="0">
            <text:p>0.000000</text:p>
          </table:table-cell>
          <table:table-cell table:formula="of:=[.R142]+[.R$400]/400" office:value-type="float" office:value="0">
            <text:p>0.000000</text:p>
          </table:table-cell>
          <table:table-cell table:formula="of:=[.S142]+[.S$400]/400" office:value-type="float" office:value="0">
            <text:p>0.000000</text:p>
          </table:table-cell>
          <table:table-cell table:formula="of:=[.T142]+[.T$400]/400" office:value-type="float" office:value="0.0619592149999999">
            <text:p>0.061959</text:p>
          </table:table-cell>
          <table:table-cell table:formula="of:=[.U142]+[.U$400]/400" office:value-type="float" office:value="0.0619592149999999">
            <text:p>0.061959</text:p>
          </table:table-cell>
          <table:table-cell table:formula="of:=[.V142]+[.V$400]/400" office:value-type="float" office:value="0">
            <text:p>0.000000</text:p>
          </table:table-cell>
          <table:table-cell table:formula="of:=[.W142]+[.W$400]/400" office:value-type="float" office:value="-0.185877645">
            <text:p>-0.185878</text:p>
          </table:table-cell>
          <table:table-cell table:formula="of:=[.X142]+[.X$400]/400" office:value-type="float" office:value="0">
            <text:p>0.000000</text:p>
          </table:table-cell>
          <table:table-cell table:formula="of:=[.Y142]+[.Y$400]/400" office:value-type="float" office:value="0">
            <text:p>0.000000</text:p>
          </table:table-cell>
          <table:table-cell table:formula="of:=[.Z142]+[.Z$400]/400" office:value-type="float" office:value="0">
            <text:p>0.000000</text:p>
          </table:table-cell>
          <table:table-cell table:formula="of:=[.AA142]+[.AA$400]/400" office:value-type="float" office:value="0">
            <text:p>0.000000</text:p>
          </table:table-cell>
          <table:table-cell table:formula="of:=[.AB142]+[.AB$400]/400" office:value-type="float" office:value="0">
            <text:p>0.000000</text:p>
          </table:table-cell>
          <table:table-cell table:formula="of:=[.AC142]+[.AC$400]/400" office:value-type="float" office:value="0">
            <text:p>0.000000</text:p>
          </table:table-cell>
          <table:table-cell table:formula="of:=[.AD142]+[.AD$400]/400" office:value-type="float" office:value="0">
            <text:p>0.000000</text:p>
          </table:table-cell>
        </table:table-row>
        <table:table-row table:style-name="ro1">
          <table:table-cell table:formula="of:=[.A143]+[.A$400]/400" office:value-type="float" office:value="0">
            <text:p>0.000000</text:p>
          </table:table-cell>
          <table:table-cell table:formula="of:=[.B143]+[.B$400]/400" office:value-type="float" office:value="0">
            <text:p>0.000000</text:p>
          </table:table-cell>
          <table:table-cell table:formula="of:=[.C143]+[.C$400]/400" office:value-type="float" office:value="-0.1359397325">
            <text:p>-0.135940</text:p>
          </table:table-cell>
          <table:table-cell table:formula="of:=[.D143]+[.D$400]/400" office:value-type="float" office:value="0.271879464999999">
            <text:p>0.271879</text:p>
          </table:table-cell>
          <table:table-cell table:formula="of:=[.E143]+[.E$400]/400" office:value-type="float" office:value="-0.1359397325">
            <text:p>-0.135940</text:p>
          </table:table-cell>
          <table:table-cell table:formula="of:=[.F143]+[.F$400]/400" office:value-type="float" office:value="0">
            <text:p>0.000000</text:p>
          </table:table-cell>
          <table:table-cell table:formula="of:=[.G143]+[.G$400]/400" office:value-type="float" office:value="0">
            <text:p>0.000000</text:p>
          </table:table-cell>
          <table:table-cell table:formula="of:=[.H143]+[.H$400]/400" office:value-type="float" office:value="0">
            <text:p>0.000000</text:p>
          </table:table-cell>
          <table:table-cell table:formula="of:=[.I143]+[.I$400]/400" office:value-type="float" office:value="-0.1359397325">
            <text:p>-0.135940</text:p>
          </table:table-cell>
          <table:table-cell table:formula="of:=[.J143]+[.J$400]/400" office:value-type="float" office:value="0.271879464999999">
            <text:p>0.271879</text:p>
          </table:table-cell>
          <table:table-cell table:formula="of:=[.K143]+[.K$400]/400" office:value-type="float" office:value="-0.1359397325">
            <text:p>-0.135940</text:p>
          </table:table-cell>
          <table:table-cell table:formula="of:=[.L143]+[.L$400]/400" office:value-type="float" office:value="0">
            <text:p>0.000000</text:p>
          </table:table-cell>
          <table:table-cell table:formula="of:=[.M143]+[.M$400]/400" office:value-type="float" office:value="0.0623955474999999">
            <text:p>0.062396</text:p>
          </table:table-cell>
          <table:table-cell table:formula="of:=[.N143]+[.N$400]/400" office:value-type="float" office:value="-0.0623955474999999">
            <text:p>-0.062396</text:p>
          </table:table-cell>
          <table:table-cell table:formula="of:=[.O143]+[.O$400]/400" office:value-type="float" office:value="0">
            <text:p>0.000000</text:p>
          </table:table-cell>
          <table:table-cell table:formula="of:=[.P143]+[.P$400]/400" office:value-type="float" office:value="-0.1871866425">
            <text:p>-0.187187</text:p>
          </table:table-cell>
          <table:table-cell table:formula="of:=[.Q143]+[.Q$400]/400" office:value-type="float" office:value="0">
            <text:p>0.000000</text:p>
          </table:table-cell>
          <table:table-cell table:formula="of:=[.R143]+[.R$400]/400" office:value-type="float" office:value="0">
            <text:p>0.000000</text:p>
          </table:table-cell>
          <table:table-cell table:formula="of:=[.S143]+[.S$400]/400" office:value-type="float" office:value="0">
            <text:p>0.000000</text:p>
          </table:table-cell>
          <table:table-cell table:formula="of:=[.T143]+[.T$400]/400" office:value-type="float" office:value="0.0623955474999999">
            <text:p>0.062396</text:p>
          </table:table-cell>
          <table:table-cell table:formula="of:=[.U143]+[.U$400]/400" office:value-type="float" office:value="0.0623955474999999">
            <text:p>0.062396</text:p>
          </table:table-cell>
          <table:table-cell table:formula="of:=[.V143]+[.V$400]/400" office:value-type="float" office:value="0">
            <text:p>0.000000</text:p>
          </table:table-cell>
          <table:table-cell table:formula="of:=[.W143]+[.W$400]/400" office:value-type="float" office:value="-0.1871866425">
            <text:p>-0.187187</text:p>
          </table:table-cell>
          <table:table-cell table:formula="of:=[.X143]+[.X$400]/400" office:value-type="float" office:value="0">
            <text:p>0.000000</text:p>
          </table:table-cell>
          <table:table-cell table:formula="of:=[.Y143]+[.Y$400]/400" office:value-type="float" office:value="0">
            <text:p>0.000000</text:p>
          </table:table-cell>
          <table:table-cell table:formula="of:=[.Z143]+[.Z$400]/400" office:value-type="float" office:value="0">
            <text:p>0.000000</text:p>
          </table:table-cell>
          <table:table-cell table:formula="of:=[.AA143]+[.AA$400]/400" office:value-type="float" office:value="0">
            <text:p>0.000000</text:p>
          </table:table-cell>
          <table:table-cell table:formula="of:=[.AB143]+[.AB$400]/400" office:value-type="float" office:value="0">
            <text:p>0.000000</text:p>
          </table:table-cell>
          <table:table-cell table:formula="of:=[.AC143]+[.AC$400]/400" office:value-type="float" office:value="0">
            <text:p>0.000000</text:p>
          </table:table-cell>
          <table:table-cell table:formula="of:=[.AD143]+[.AD$400]/400" office:value-type="float" office:value="0">
            <text:p>0.000000</text:p>
          </table:table-cell>
        </table:table-row>
        <table:table-row table:style-name="ro1">
          <table:table-cell table:formula="of:=[.A144]+[.A$400]/400" office:value-type="float" office:value="0">
            <text:p>0.000000</text:p>
          </table:table-cell>
          <table:table-cell table:formula="of:=[.B144]+[.B$400]/400" office:value-type="float" office:value="0">
            <text:p>0.000000</text:p>
          </table:table-cell>
          <table:table-cell table:formula="of:=[.C144]+[.C$400]/400" office:value-type="float" office:value="-0.13689036">
            <text:p>-0.136890</text:p>
          </table:table-cell>
          <table:table-cell table:formula="of:=[.D144]+[.D$400]/400" office:value-type="float" office:value="0.273780719999999">
            <text:p>0.273781</text:p>
          </table:table-cell>
          <table:table-cell table:formula="of:=[.E144]+[.E$400]/400" office:value-type="float" office:value="-0.13689036">
            <text:p>-0.136890</text:p>
          </table:table-cell>
          <table:table-cell table:formula="of:=[.F144]+[.F$400]/400" office:value-type="float" office:value="0">
            <text:p>0.000000</text:p>
          </table:table-cell>
          <table:table-cell table:formula="of:=[.G144]+[.G$400]/400" office:value-type="float" office:value="0">
            <text:p>0.000000</text:p>
          </table:table-cell>
          <table:table-cell table:formula="of:=[.H144]+[.H$400]/400" office:value-type="float" office:value="0">
            <text:p>0.000000</text:p>
          </table:table-cell>
          <table:table-cell table:formula="of:=[.I144]+[.I$400]/400" office:value-type="float" office:value="-0.13689036">
            <text:p>-0.136890</text:p>
          </table:table-cell>
          <table:table-cell table:formula="of:=[.J144]+[.J$400]/400" office:value-type="float" office:value="0.273780719999999">
            <text:p>0.273781</text:p>
          </table:table-cell>
          <table:table-cell table:formula="of:=[.K144]+[.K$400]/400" office:value-type="float" office:value="-0.13689036">
            <text:p>-0.136890</text:p>
          </table:table-cell>
          <table:table-cell table:formula="of:=[.L144]+[.L$400]/400" office:value-type="float" office:value="0">
            <text:p>0.000000</text:p>
          </table:table-cell>
          <table:table-cell table:formula="of:=[.M144]+[.M$400]/400" office:value-type="float" office:value="0.0628318799999999">
            <text:p>0.062832</text:p>
          </table:table-cell>
          <table:table-cell table:formula="of:=[.N144]+[.N$400]/400" office:value-type="float" office:value="-0.0628318799999999">
            <text:p>-0.062832</text:p>
          </table:table-cell>
          <table:table-cell table:formula="of:=[.O144]+[.O$400]/400" office:value-type="float" office:value="0">
            <text:p>0.000000</text:p>
          </table:table-cell>
          <table:table-cell table:formula="of:=[.P144]+[.P$400]/400" office:value-type="float" office:value="-0.18849564">
            <text:p>-0.188496</text:p>
          </table:table-cell>
          <table:table-cell table:formula="of:=[.Q144]+[.Q$400]/400" office:value-type="float" office:value="0">
            <text:p>0.000000</text:p>
          </table:table-cell>
          <table:table-cell table:formula="of:=[.R144]+[.R$400]/400" office:value-type="float" office:value="0">
            <text:p>0.000000</text:p>
          </table:table-cell>
          <table:table-cell table:formula="of:=[.S144]+[.S$400]/400" office:value-type="float" office:value="0">
            <text:p>0.000000</text:p>
          </table:table-cell>
          <table:table-cell table:formula="of:=[.T144]+[.T$400]/400" office:value-type="float" office:value="0.0628318799999999">
            <text:p>0.062832</text:p>
          </table:table-cell>
          <table:table-cell table:formula="of:=[.U144]+[.U$400]/400" office:value-type="float" office:value="0.0628318799999999">
            <text:p>0.062832</text:p>
          </table:table-cell>
          <table:table-cell table:formula="of:=[.V144]+[.V$400]/400" office:value-type="float" office:value="0">
            <text:p>0.000000</text:p>
          </table:table-cell>
          <table:table-cell table:formula="of:=[.W144]+[.W$400]/400" office:value-type="float" office:value="-0.18849564">
            <text:p>-0.188496</text:p>
          </table:table-cell>
          <table:table-cell table:formula="of:=[.X144]+[.X$400]/400" office:value-type="float" office:value="0">
            <text:p>0.000000</text:p>
          </table:table-cell>
          <table:table-cell table:formula="of:=[.Y144]+[.Y$400]/400" office:value-type="float" office:value="0">
            <text:p>0.000000</text:p>
          </table:table-cell>
          <table:table-cell table:formula="of:=[.Z144]+[.Z$400]/400" office:value-type="float" office:value="0">
            <text:p>0.000000</text:p>
          </table:table-cell>
          <table:table-cell table:formula="of:=[.AA144]+[.AA$400]/400" office:value-type="float" office:value="0">
            <text:p>0.000000</text:p>
          </table:table-cell>
          <table:table-cell table:formula="of:=[.AB144]+[.AB$400]/400" office:value-type="float" office:value="0">
            <text:p>0.000000</text:p>
          </table:table-cell>
          <table:table-cell table:formula="of:=[.AC144]+[.AC$400]/400" office:value-type="float" office:value="0">
            <text:p>0.000000</text:p>
          </table:table-cell>
          <table:table-cell table:formula="of:=[.AD144]+[.AD$400]/400" office:value-type="float" office:value="0">
            <text:p>0.000000</text:p>
          </table:table-cell>
        </table:table-row>
        <table:table-row table:style-name="ro1">
          <table:table-cell table:formula="of:=[.A145]+[.A$400]/400" office:value-type="float" office:value="0">
            <text:p>0.000000</text:p>
          </table:table-cell>
          <table:table-cell table:formula="of:=[.B145]+[.B$400]/400" office:value-type="float" office:value="0">
            <text:p>0.000000</text:p>
          </table:table-cell>
          <table:table-cell table:formula="of:=[.C145]+[.C$400]/400" office:value-type="float" office:value="-0.1378409875">
            <text:p>-0.137841</text:p>
          </table:table-cell>
          <table:table-cell table:formula="of:=[.D145]+[.D$400]/400" office:value-type="float" office:value="0.275681974999999">
            <text:p>0.275682</text:p>
          </table:table-cell>
          <table:table-cell table:formula="of:=[.E145]+[.E$400]/400" office:value-type="float" office:value="-0.1378409875">
            <text:p>-0.137841</text:p>
          </table:table-cell>
          <table:table-cell table:formula="of:=[.F145]+[.F$400]/400" office:value-type="float" office:value="0">
            <text:p>0.000000</text:p>
          </table:table-cell>
          <table:table-cell table:formula="of:=[.G145]+[.G$400]/400" office:value-type="float" office:value="0">
            <text:p>0.000000</text:p>
          </table:table-cell>
          <table:table-cell table:formula="of:=[.H145]+[.H$400]/400" office:value-type="float" office:value="0">
            <text:p>0.000000</text:p>
          </table:table-cell>
          <table:table-cell table:formula="of:=[.I145]+[.I$400]/400" office:value-type="float" office:value="-0.1378409875">
            <text:p>-0.137841</text:p>
          </table:table-cell>
          <table:table-cell table:formula="of:=[.J145]+[.J$400]/400" office:value-type="float" office:value="0.275681974999999">
            <text:p>0.275682</text:p>
          </table:table-cell>
          <table:table-cell table:formula="of:=[.K145]+[.K$400]/400" office:value-type="float" office:value="-0.1378409875">
            <text:p>-0.137841</text:p>
          </table:table-cell>
          <table:table-cell table:formula="of:=[.L145]+[.L$400]/400" office:value-type="float" office:value="0">
            <text:p>0.000000</text:p>
          </table:table-cell>
          <table:table-cell table:formula="of:=[.M145]+[.M$400]/400" office:value-type="float" office:value="0.0632682124999999">
            <text:p>0.063268</text:p>
          </table:table-cell>
          <table:table-cell table:formula="of:=[.N145]+[.N$400]/400" office:value-type="float" office:value="-0.0632682124999999">
            <text:p>-0.063268</text:p>
          </table:table-cell>
          <table:table-cell table:formula="of:=[.O145]+[.O$400]/400" office:value-type="float" office:value="0">
            <text:p>0.000000</text:p>
          </table:table-cell>
          <table:table-cell table:formula="of:=[.P145]+[.P$400]/400" office:value-type="float" office:value="-0.1898046375">
            <text:p>-0.189805</text:p>
          </table:table-cell>
          <table:table-cell table:formula="of:=[.Q145]+[.Q$400]/400" office:value-type="float" office:value="0">
            <text:p>0.000000</text:p>
          </table:table-cell>
          <table:table-cell table:formula="of:=[.R145]+[.R$400]/400" office:value-type="float" office:value="0">
            <text:p>0.000000</text:p>
          </table:table-cell>
          <table:table-cell table:formula="of:=[.S145]+[.S$400]/400" office:value-type="float" office:value="0">
            <text:p>0.000000</text:p>
          </table:table-cell>
          <table:table-cell table:formula="of:=[.T145]+[.T$400]/400" office:value-type="float" office:value="0.0632682124999999">
            <text:p>0.063268</text:p>
          </table:table-cell>
          <table:table-cell table:formula="of:=[.U145]+[.U$400]/400" office:value-type="float" office:value="0.0632682124999999">
            <text:p>0.063268</text:p>
          </table:table-cell>
          <table:table-cell table:formula="of:=[.V145]+[.V$400]/400" office:value-type="float" office:value="0">
            <text:p>0.000000</text:p>
          </table:table-cell>
          <table:table-cell table:formula="of:=[.W145]+[.W$400]/400" office:value-type="float" office:value="-0.1898046375">
            <text:p>-0.189805</text:p>
          </table:table-cell>
          <table:table-cell table:formula="of:=[.X145]+[.X$400]/400" office:value-type="float" office:value="0">
            <text:p>0.000000</text:p>
          </table:table-cell>
          <table:table-cell table:formula="of:=[.Y145]+[.Y$400]/400" office:value-type="float" office:value="0">
            <text:p>0.000000</text:p>
          </table:table-cell>
          <table:table-cell table:formula="of:=[.Z145]+[.Z$400]/400" office:value-type="float" office:value="0">
            <text:p>0.000000</text:p>
          </table:table-cell>
          <table:table-cell table:formula="of:=[.AA145]+[.AA$400]/400" office:value-type="float" office:value="0">
            <text:p>0.000000</text:p>
          </table:table-cell>
          <table:table-cell table:formula="of:=[.AB145]+[.AB$400]/400" office:value-type="float" office:value="0">
            <text:p>0.000000</text:p>
          </table:table-cell>
          <table:table-cell table:formula="of:=[.AC145]+[.AC$400]/400" office:value-type="float" office:value="0">
            <text:p>0.000000</text:p>
          </table:table-cell>
          <table:table-cell table:formula="of:=[.AD145]+[.AD$400]/400" office:value-type="float" office:value="0">
            <text:p>0.000000</text:p>
          </table:table-cell>
        </table:table-row>
        <table:table-row table:style-name="ro1">
          <table:table-cell table:formula="of:=[.A146]+[.A$400]/400" office:value-type="float" office:value="0">
            <text:p>0.000000</text:p>
          </table:table-cell>
          <table:table-cell table:formula="of:=[.B146]+[.B$400]/400" office:value-type="float" office:value="0">
            <text:p>0.000000</text:p>
          </table:table-cell>
          <table:table-cell table:formula="of:=[.C146]+[.C$400]/400" office:value-type="float" office:value="-0.138791615">
            <text:p>-0.138792</text:p>
          </table:table-cell>
          <table:table-cell table:formula="of:=[.D146]+[.D$400]/400" office:value-type="float" office:value="0.277583229999999">
            <text:p>0.277583</text:p>
          </table:table-cell>
          <table:table-cell table:formula="of:=[.E146]+[.E$400]/400" office:value-type="float" office:value="-0.138791615">
            <text:p>-0.138792</text:p>
          </table:table-cell>
          <table:table-cell table:formula="of:=[.F146]+[.F$400]/400" office:value-type="float" office:value="0">
            <text:p>0.000000</text:p>
          </table:table-cell>
          <table:table-cell table:formula="of:=[.G146]+[.G$400]/400" office:value-type="float" office:value="0">
            <text:p>0.000000</text:p>
          </table:table-cell>
          <table:table-cell table:formula="of:=[.H146]+[.H$400]/400" office:value-type="float" office:value="0">
            <text:p>0.000000</text:p>
          </table:table-cell>
          <table:table-cell table:formula="of:=[.I146]+[.I$400]/400" office:value-type="float" office:value="-0.138791615">
            <text:p>-0.138792</text:p>
          </table:table-cell>
          <table:table-cell table:formula="of:=[.J146]+[.J$400]/400" office:value-type="float" office:value="0.277583229999999">
            <text:p>0.277583</text:p>
          </table:table-cell>
          <table:table-cell table:formula="of:=[.K146]+[.K$400]/400" office:value-type="float" office:value="-0.138791615">
            <text:p>-0.138792</text:p>
          </table:table-cell>
          <table:table-cell table:formula="of:=[.L146]+[.L$400]/400" office:value-type="float" office:value="0">
            <text:p>0.000000</text:p>
          </table:table-cell>
          <table:table-cell table:formula="of:=[.M146]+[.M$400]/400" office:value-type="float" office:value="0.0637045449999999">
            <text:p>0.063705</text:p>
          </table:table-cell>
          <table:table-cell table:formula="of:=[.N146]+[.N$400]/400" office:value-type="float" office:value="-0.0637045449999999">
            <text:p>-0.063705</text:p>
          </table:table-cell>
          <table:table-cell table:formula="of:=[.O146]+[.O$400]/400" office:value-type="float" office:value="0">
            <text:p>0.000000</text:p>
          </table:table-cell>
          <table:table-cell table:formula="of:=[.P146]+[.P$400]/400" office:value-type="float" office:value="-0.191113635">
            <text:p>-0.191114</text:p>
          </table:table-cell>
          <table:table-cell table:formula="of:=[.Q146]+[.Q$400]/400" office:value-type="float" office:value="0">
            <text:p>0.000000</text:p>
          </table:table-cell>
          <table:table-cell table:formula="of:=[.R146]+[.R$400]/400" office:value-type="float" office:value="0">
            <text:p>0.000000</text:p>
          </table:table-cell>
          <table:table-cell table:formula="of:=[.S146]+[.S$400]/400" office:value-type="float" office:value="0">
            <text:p>0.000000</text:p>
          </table:table-cell>
          <table:table-cell table:formula="of:=[.T146]+[.T$400]/400" office:value-type="float" office:value="0.0637045449999999">
            <text:p>0.063705</text:p>
          </table:table-cell>
          <table:table-cell table:formula="of:=[.U146]+[.U$400]/400" office:value-type="float" office:value="0.0637045449999999">
            <text:p>0.063705</text:p>
          </table:table-cell>
          <table:table-cell table:formula="of:=[.V146]+[.V$400]/400" office:value-type="float" office:value="0">
            <text:p>0.000000</text:p>
          </table:table-cell>
          <table:table-cell table:formula="of:=[.W146]+[.W$400]/400" office:value-type="float" office:value="-0.191113635">
            <text:p>-0.191114</text:p>
          </table:table-cell>
          <table:table-cell table:formula="of:=[.X146]+[.X$400]/400" office:value-type="float" office:value="0">
            <text:p>0.000000</text:p>
          </table:table-cell>
          <table:table-cell table:formula="of:=[.Y146]+[.Y$400]/400" office:value-type="float" office:value="0">
            <text:p>0.000000</text:p>
          </table:table-cell>
          <table:table-cell table:formula="of:=[.Z146]+[.Z$400]/400" office:value-type="float" office:value="0">
            <text:p>0.000000</text:p>
          </table:table-cell>
          <table:table-cell table:formula="of:=[.AA146]+[.AA$400]/400" office:value-type="float" office:value="0">
            <text:p>0.000000</text:p>
          </table:table-cell>
          <table:table-cell table:formula="of:=[.AB146]+[.AB$400]/400" office:value-type="float" office:value="0">
            <text:p>0.000000</text:p>
          </table:table-cell>
          <table:table-cell table:formula="of:=[.AC146]+[.AC$400]/400" office:value-type="float" office:value="0">
            <text:p>0.000000</text:p>
          </table:table-cell>
          <table:table-cell table:formula="of:=[.AD146]+[.AD$400]/400" office:value-type="float" office:value="0">
            <text:p>0.000000</text:p>
          </table:table-cell>
        </table:table-row>
        <table:table-row table:style-name="ro1">
          <table:table-cell table:formula="of:=[.A147]+[.A$400]/400" office:value-type="float" office:value="0">
            <text:p>0.000000</text:p>
          </table:table-cell>
          <table:table-cell table:formula="of:=[.B147]+[.B$400]/400" office:value-type="float" office:value="0">
            <text:p>0.000000</text:p>
          </table:table-cell>
          <table:table-cell table:formula="of:=[.C147]+[.C$400]/400" office:value-type="float" office:value="-0.1397422425">
            <text:p>-0.139742</text:p>
          </table:table-cell>
          <table:table-cell table:formula="of:=[.D147]+[.D$400]/400" office:value-type="float" office:value="0.279484484999999">
            <text:p>0.279484</text:p>
          </table:table-cell>
          <table:table-cell table:formula="of:=[.E147]+[.E$400]/400" office:value-type="float" office:value="-0.1397422425">
            <text:p>-0.139742</text:p>
          </table:table-cell>
          <table:table-cell table:formula="of:=[.F147]+[.F$400]/400" office:value-type="float" office:value="0">
            <text:p>0.000000</text:p>
          </table:table-cell>
          <table:table-cell table:formula="of:=[.G147]+[.G$400]/400" office:value-type="float" office:value="0">
            <text:p>0.000000</text:p>
          </table:table-cell>
          <table:table-cell table:formula="of:=[.H147]+[.H$400]/400" office:value-type="float" office:value="0">
            <text:p>0.000000</text:p>
          </table:table-cell>
          <table:table-cell table:formula="of:=[.I147]+[.I$400]/400" office:value-type="float" office:value="-0.1397422425">
            <text:p>-0.139742</text:p>
          </table:table-cell>
          <table:table-cell table:formula="of:=[.J147]+[.J$400]/400" office:value-type="float" office:value="0.279484484999999">
            <text:p>0.279484</text:p>
          </table:table-cell>
          <table:table-cell table:formula="of:=[.K147]+[.K$400]/400" office:value-type="float" office:value="-0.1397422425">
            <text:p>-0.139742</text:p>
          </table:table-cell>
          <table:table-cell table:formula="of:=[.L147]+[.L$400]/400" office:value-type="float" office:value="0">
            <text:p>0.000000</text:p>
          </table:table-cell>
          <table:table-cell table:formula="of:=[.M147]+[.M$400]/400" office:value-type="float" office:value="0.0641408774999998">
            <text:p>0.064141</text:p>
          </table:table-cell>
          <table:table-cell table:formula="of:=[.N147]+[.N$400]/400" office:value-type="float" office:value="-0.0641408774999998">
            <text:p>-0.064141</text:p>
          </table:table-cell>
          <table:table-cell table:formula="of:=[.O147]+[.O$400]/400" office:value-type="float" office:value="0">
            <text:p>0.000000</text:p>
          </table:table-cell>
          <table:table-cell table:formula="of:=[.P147]+[.P$400]/400" office:value-type="float" office:value="-0.1924226325">
            <text:p>-0.192423</text:p>
          </table:table-cell>
          <table:table-cell table:formula="of:=[.Q147]+[.Q$400]/400" office:value-type="float" office:value="0">
            <text:p>0.000000</text:p>
          </table:table-cell>
          <table:table-cell table:formula="of:=[.R147]+[.R$400]/400" office:value-type="float" office:value="0">
            <text:p>0.000000</text:p>
          </table:table-cell>
          <table:table-cell table:formula="of:=[.S147]+[.S$400]/400" office:value-type="float" office:value="0">
            <text:p>0.000000</text:p>
          </table:table-cell>
          <table:table-cell table:formula="of:=[.T147]+[.T$400]/400" office:value-type="float" office:value="0.0641408774999998">
            <text:p>0.064141</text:p>
          </table:table-cell>
          <table:table-cell table:formula="of:=[.U147]+[.U$400]/400" office:value-type="float" office:value="0.0641408774999998">
            <text:p>0.064141</text:p>
          </table:table-cell>
          <table:table-cell table:formula="of:=[.V147]+[.V$400]/400" office:value-type="float" office:value="0">
            <text:p>0.000000</text:p>
          </table:table-cell>
          <table:table-cell table:formula="of:=[.W147]+[.W$400]/400" office:value-type="float" office:value="-0.1924226325">
            <text:p>-0.192423</text:p>
          </table:table-cell>
          <table:table-cell table:formula="of:=[.X147]+[.X$400]/400" office:value-type="float" office:value="0">
            <text:p>0.000000</text:p>
          </table:table-cell>
          <table:table-cell table:formula="of:=[.Y147]+[.Y$400]/400" office:value-type="float" office:value="0">
            <text:p>0.000000</text:p>
          </table:table-cell>
          <table:table-cell table:formula="of:=[.Z147]+[.Z$400]/400" office:value-type="float" office:value="0">
            <text:p>0.000000</text:p>
          </table:table-cell>
          <table:table-cell table:formula="of:=[.AA147]+[.AA$400]/400" office:value-type="float" office:value="0">
            <text:p>0.000000</text:p>
          </table:table-cell>
          <table:table-cell table:formula="of:=[.AB147]+[.AB$400]/400" office:value-type="float" office:value="0">
            <text:p>0.000000</text:p>
          </table:table-cell>
          <table:table-cell table:formula="of:=[.AC147]+[.AC$400]/400" office:value-type="float" office:value="0">
            <text:p>0.000000</text:p>
          </table:table-cell>
          <table:table-cell table:formula="of:=[.AD147]+[.AD$400]/400" office:value-type="float" office:value="0">
            <text:p>0.000000</text:p>
          </table:table-cell>
        </table:table-row>
        <table:table-row table:style-name="ro1">
          <table:table-cell table:formula="of:=[.A148]+[.A$400]/400" office:value-type="float" office:value="0">
            <text:p>0.000000</text:p>
          </table:table-cell>
          <table:table-cell table:formula="of:=[.B148]+[.B$400]/400" office:value-type="float" office:value="0">
            <text:p>0.000000</text:p>
          </table:table-cell>
          <table:table-cell table:formula="of:=[.C148]+[.C$400]/400" office:value-type="float" office:value="-0.14069287">
            <text:p>-0.140693</text:p>
          </table:table-cell>
          <table:table-cell table:formula="of:=[.D148]+[.D$400]/400" office:value-type="float" office:value="0.281385739999999">
            <text:p>0.281386</text:p>
          </table:table-cell>
          <table:table-cell table:formula="of:=[.E148]+[.E$400]/400" office:value-type="float" office:value="-0.14069287">
            <text:p>-0.140693</text:p>
          </table:table-cell>
          <table:table-cell table:formula="of:=[.F148]+[.F$400]/400" office:value-type="float" office:value="0">
            <text:p>0.000000</text:p>
          </table:table-cell>
          <table:table-cell table:formula="of:=[.G148]+[.G$400]/400" office:value-type="float" office:value="0">
            <text:p>0.000000</text:p>
          </table:table-cell>
          <table:table-cell table:formula="of:=[.H148]+[.H$400]/400" office:value-type="float" office:value="0">
            <text:p>0.000000</text:p>
          </table:table-cell>
          <table:table-cell table:formula="of:=[.I148]+[.I$400]/400" office:value-type="float" office:value="-0.14069287">
            <text:p>-0.140693</text:p>
          </table:table-cell>
          <table:table-cell table:formula="of:=[.J148]+[.J$400]/400" office:value-type="float" office:value="0.281385739999999">
            <text:p>0.281386</text:p>
          </table:table-cell>
          <table:table-cell table:formula="of:=[.K148]+[.K$400]/400" office:value-type="float" office:value="-0.14069287">
            <text:p>-0.140693</text:p>
          </table:table-cell>
          <table:table-cell table:formula="of:=[.L148]+[.L$400]/400" office:value-type="float" office:value="0">
            <text:p>0.000000</text:p>
          </table:table-cell>
          <table:table-cell table:formula="of:=[.M148]+[.M$400]/400" office:value-type="float" office:value="0.0645772099999998">
            <text:p>0.064577</text:p>
          </table:table-cell>
          <table:table-cell table:formula="of:=[.N148]+[.N$400]/400" office:value-type="float" office:value="-0.0645772099999998">
            <text:p>-0.064577</text:p>
          </table:table-cell>
          <table:table-cell table:formula="of:=[.O148]+[.O$400]/400" office:value-type="float" office:value="0">
            <text:p>0.000000</text:p>
          </table:table-cell>
          <table:table-cell table:formula="of:=[.P148]+[.P$400]/400" office:value-type="float" office:value="-0.19373163">
            <text:p>-0.193732</text:p>
          </table:table-cell>
          <table:table-cell table:formula="of:=[.Q148]+[.Q$400]/400" office:value-type="float" office:value="0">
            <text:p>0.000000</text:p>
          </table:table-cell>
          <table:table-cell table:formula="of:=[.R148]+[.R$400]/400" office:value-type="float" office:value="0">
            <text:p>0.000000</text:p>
          </table:table-cell>
          <table:table-cell table:formula="of:=[.S148]+[.S$400]/400" office:value-type="float" office:value="0">
            <text:p>0.000000</text:p>
          </table:table-cell>
          <table:table-cell table:formula="of:=[.T148]+[.T$400]/400" office:value-type="float" office:value="0.0645772099999998">
            <text:p>0.064577</text:p>
          </table:table-cell>
          <table:table-cell table:formula="of:=[.U148]+[.U$400]/400" office:value-type="float" office:value="0.0645772099999998">
            <text:p>0.064577</text:p>
          </table:table-cell>
          <table:table-cell table:formula="of:=[.V148]+[.V$400]/400" office:value-type="float" office:value="0">
            <text:p>0.000000</text:p>
          </table:table-cell>
          <table:table-cell table:formula="of:=[.W148]+[.W$400]/400" office:value-type="float" office:value="-0.19373163">
            <text:p>-0.193732</text:p>
          </table:table-cell>
          <table:table-cell table:formula="of:=[.X148]+[.X$400]/400" office:value-type="float" office:value="0">
            <text:p>0.000000</text:p>
          </table:table-cell>
          <table:table-cell table:formula="of:=[.Y148]+[.Y$400]/400" office:value-type="float" office:value="0">
            <text:p>0.000000</text:p>
          </table:table-cell>
          <table:table-cell table:formula="of:=[.Z148]+[.Z$400]/400" office:value-type="float" office:value="0">
            <text:p>0.000000</text:p>
          </table:table-cell>
          <table:table-cell table:formula="of:=[.AA148]+[.AA$400]/400" office:value-type="float" office:value="0">
            <text:p>0.000000</text:p>
          </table:table-cell>
          <table:table-cell table:formula="of:=[.AB148]+[.AB$400]/400" office:value-type="float" office:value="0">
            <text:p>0.000000</text:p>
          </table:table-cell>
          <table:table-cell table:formula="of:=[.AC148]+[.AC$400]/400" office:value-type="float" office:value="0">
            <text:p>0.000000</text:p>
          </table:table-cell>
          <table:table-cell table:formula="of:=[.AD148]+[.AD$400]/400" office:value-type="float" office:value="0">
            <text:p>0.000000</text:p>
          </table:table-cell>
        </table:table-row>
        <table:table-row table:style-name="ro1">
          <table:table-cell table:formula="of:=[.A149]+[.A$400]/400" office:value-type="float" office:value="0">
            <text:p>0.000000</text:p>
          </table:table-cell>
          <table:table-cell table:formula="of:=[.B149]+[.B$400]/400" office:value-type="float" office:value="0">
            <text:p>0.000000</text:p>
          </table:table-cell>
          <table:table-cell table:formula="of:=[.C149]+[.C$400]/400" office:value-type="float" office:value="-0.1416434975">
            <text:p>-0.141643</text:p>
          </table:table-cell>
          <table:table-cell table:formula="of:=[.D149]+[.D$400]/400" office:value-type="float" office:value="0.283286994999999">
            <text:p>0.283287</text:p>
          </table:table-cell>
          <table:table-cell table:formula="of:=[.E149]+[.E$400]/400" office:value-type="float" office:value="-0.1416434975">
            <text:p>-0.141643</text:p>
          </table:table-cell>
          <table:table-cell table:formula="of:=[.F149]+[.F$400]/400" office:value-type="float" office:value="0">
            <text:p>0.000000</text:p>
          </table:table-cell>
          <table:table-cell table:formula="of:=[.G149]+[.G$400]/400" office:value-type="float" office:value="0">
            <text:p>0.000000</text:p>
          </table:table-cell>
          <table:table-cell table:formula="of:=[.H149]+[.H$400]/400" office:value-type="float" office:value="0">
            <text:p>0.000000</text:p>
          </table:table-cell>
          <table:table-cell table:formula="of:=[.I149]+[.I$400]/400" office:value-type="float" office:value="-0.1416434975">
            <text:p>-0.141643</text:p>
          </table:table-cell>
          <table:table-cell table:formula="of:=[.J149]+[.J$400]/400" office:value-type="float" office:value="0.283286994999999">
            <text:p>0.283287</text:p>
          </table:table-cell>
          <table:table-cell table:formula="of:=[.K149]+[.K$400]/400" office:value-type="float" office:value="-0.1416434975">
            <text:p>-0.141643</text:p>
          </table:table-cell>
          <table:table-cell table:formula="of:=[.L149]+[.L$400]/400" office:value-type="float" office:value="0">
            <text:p>0.000000</text:p>
          </table:table-cell>
          <table:table-cell table:formula="of:=[.M149]+[.M$400]/400" office:value-type="float" office:value="0.0650135424999998">
            <text:p>0.065014</text:p>
          </table:table-cell>
          <table:table-cell table:formula="of:=[.N149]+[.N$400]/400" office:value-type="float" office:value="-0.0650135424999998">
            <text:p>-0.065014</text:p>
          </table:table-cell>
          <table:table-cell table:formula="of:=[.O149]+[.O$400]/400" office:value-type="float" office:value="0">
            <text:p>0.000000</text:p>
          </table:table-cell>
          <table:table-cell table:formula="of:=[.P149]+[.P$400]/400" office:value-type="float" office:value="-0.1950406275">
            <text:p>-0.195041</text:p>
          </table:table-cell>
          <table:table-cell table:formula="of:=[.Q149]+[.Q$400]/400" office:value-type="float" office:value="0">
            <text:p>0.000000</text:p>
          </table:table-cell>
          <table:table-cell table:formula="of:=[.R149]+[.R$400]/400" office:value-type="float" office:value="0">
            <text:p>0.000000</text:p>
          </table:table-cell>
          <table:table-cell table:formula="of:=[.S149]+[.S$400]/400" office:value-type="float" office:value="0">
            <text:p>0.000000</text:p>
          </table:table-cell>
          <table:table-cell table:formula="of:=[.T149]+[.T$400]/400" office:value-type="float" office:value="0.0650135424999998">
            <text:p>0.065014</text:p>
          </table:table-cell>
          <table:table-cell table:formula="of:=[.U149]+[.U$400]/400" office:value-type="float" office:value="0.0650135424999998">
            <text:p>0.065014</text:p>
          </table:table-cell>
          <table:table-cell table:formula="of:=[.V149]+[.V$400]/400" office:value-type="float" office:value="0">
            <text:p>0.000000</text:p>
          </table:table-cell>
          <table:table-cell table:formula="of:=[.W149]+[.W$400]/400" office:value-type="float" office:value="-0.1950406275">
            <text:p>-0.195041</text:p>
          </table:table-cell>
          <table:table-cell table:formula="of:=[.X149]+[.X$400]/400" office:value-type="float" office:value="0">
            <text:p>0.000000</text:p>
          </table:table-cell>
          <table:table-cell table:formula="of:=[.Y149]+[.Y$400]/400" office:value-type="float" office:value="0">
            <text:p>0.000000</text:p>
          </table:table-cell>
          <table:table-cell table:formula="of:=[.Z149]+[.Z$400]/400" office:value-type="float" office:value="0">
            <text:p>0.000000</text:p>
          </table:table-cell>
          <table:table-cell table:formula="of:=[.AA149]+[.AA$400]/400" office:value-type="float" office:value="0">
            <text:p>0.000000</text:p>
          </table:table-cell>
          <table:table-cell table:formula="of:=[.AB149]+[.AB$400]/400" office:value-type="float" office:value="0">
            <text:p>0.000000</text:p>
          </table:table-cell>
          <table:table-cell table:formula="of:=[.AC149]+[.AC$400]/400" office:value-type="float" office:value="0">
            <text:p>0.000000</text:p>
          </table:table-cell>
          <table:table-cell table:formula="of:=[.AD149]+[.AD$400]/400" office:value-type="float" office:value="0">
            <text:p>0.000000</text:p>
          </table:table-cell>
        </table:table-row>
        <table:table-row table:style-name="ro1">
          <table:table-cell table:formula="of:=[.A150]+[.A$400]/400" office:value-type="float" office:value="0">
            <text:p>0.000000</text:p>
          </table:table-cell>
          <table:table-cell table:formula="of:=[.B150]+[.B$400]/400" office:value-type="float" office:value="0">
            <text:p>0.000000</text:p>
          </table:table-cell>
          <table:table-cell table:formula="of:=[.C150]+[.C$400]/400" office:value-type="float" office:value="-0.142594125">
            <text:p>-0.142594</text:p>
          </table:table-cell>
          <table:table-cell table:formula="of:=[.D150]+[.D$400]/400" office:value-type="float" office:value="0.285188249999999">
            <text:p>0.285188</text:p>
          </table:table-cell>
          <table:table-cell table:formula="of:=[.E150]+[.E$400]/400" office:value-type="float" office:value="-0.142594125">
            <text:p>-0.142594</text:p>
          </table:table-cell>
          <table:table-cell table:formula="of:=[.F150]+[.F$400]/400" office:value-type="float" office:value="0">
            <text:p>0.000000</text:p>
          </table:table-cell>
          <table:table-cell table:formula="of:=[.G150]+[.G$400]/400" office:value-type="float" office:value="0">
            <text:p>0.000000</text:p>
          </table:table-cell>
          <table:table-cell table:formula="of:=[.H150]+[.H$400]/400" office:value-type="float" office:value="0">
            <text:p>0.000000</text:p>
          </table:table-cell>
          <table:table-cell table:formula="of:=[.I150]+[.I$400]/400" office:value-type="float" office:value="-0.142594125">
            <text:p>-0.142594</text:p>
          </table:table-cell>
          <table:table-cell table:formula="of:=[.J150]+[.J$400]/400" office:value-type="float" office:value="0.285188249999999">
            <text:p>0.285188</text:p>
          </table:table-cell>
          <table:table-cell table:formula="of:=[.K150]+[.K$400]/400" office:value-type="float" office:value="-0.142594125">
            <text:p>-0.142594</text:p>
          </table:table-cell>
          <table:table-cell table:formula="of:=[.L150]+[.L$400]/400" office:value-type="float" office:value="0">
            <text:p>0.000000</text:p>
          </table:table-cell>
          <table:table-cell table:formula="of:=[.M150]+[.M$400]/400" office:value-type="float" office:value="0.0654498749999998">
            <text:p>0.065450</text:p>
          </table:table-cell>
          <table:table-cell table:formula="of:=[.N150]+[.N$400]/400" office:value-type="float" office:value="-0.0654498749999998">
            <text:p>-0.065450</text:p>
          </table:table-cell>
          <table:table-cell table:formula="of:=[.O150]+[.O$400]/400" office:value-type="float" office:value="0">
            <text:p>0.000000</text:p>
          </table:table-cell>
          <table:table-cell table:formula="of:=[.P150]+[.P$400]/400" office:value-type="float" office:value="-0.196349625">
            <text:p>-0.196350</text:p>
          </table:table-cell>
          <table:table-cell table:formula="of:=[.Q150]+[.Q$400]/400" office:value-type="float" office:value="0">
            <text:p>0.000000</text:p>
          </table:table-cell>
          <table:table-cell table:formula="of:=[.R150]+[.R$400]/400" office:value-type="float" office:value="0">
            <text:p>0.000000</text:p>
          </table:table-cell>
          <table:table-cell table:formula="of:=[.S150]+[.S$400]/400" office:value-type="float" office:value="0">
            <text:p>0.000000</text:p>
          </table:table-cell>
          <table:table-cell table:formula="of:=[.T150]+[.T$400]/400" office:value-type="float" office:value="0.0654498749999998">
            <text:p>0.065450</text:p>
          </table:table-cell>
          <table:table-cell table:formula="of:=[.U150]+[.U$400]/400" office:value-type="float" office:value="0.0654498749999998">
            <text:p>0.065450</text:p>
          </table:table-cell>
          <table:table-cell table:formula="of:=[.V150]+[.V$400]/400" office:value-type="float" office:value="0">
            <text:p>0.000000</text:p>
          </table:table-cell>
          <table:table-cell table:formula="of:=[.W150]+[.W$400]/400" office:value-type="float" office:value="-0.196349625">
            <text:p>-0.196350</text:p>
          </table:table-cell>
          <table:table-cell table:formula="of:=[.X150]+[.X$400]/400" office:value-type="float" office:value="0">
            <text:p>0.000000</text:p>
          </table:table-cell>
          <table:table-cell table:formula="of:=[.Y150]+[.Y$400]/400" office:value-type="float" office:value="0">
            <text:p>0.000000</text:p>
          </table:table-cell>
          <table:table-cell table:formula="of:=[.Z150]+[.Z$400]/400" office:value-type="float" office:value="0">
            <text:p>0.000000</text:p>
          </table:table-cell>
          <table:table-cell table:formula="of:=[.AA150]+[.AA$400]/400" office:value-type="float" office:value="0">
            <text:p>0.000000</text:p>
          </table:table-cell>
          <table:table-cell table:formula="of:=[.AB150]+[.AB$400]/400" office:value-type="float" office:value="0">
            <text:p>0.000000</text:p>
          </table:table-cell>
          <table:table-cell table:formula="of:=[.AC150]+[.AC$400]/400" office:value-type="float" office:value="0">
            <text:p>0.000000</text:p>
          </table:table-cell>
          <table:table-cell table:formula="of:=[.AD150]+[.AD$400]/400" office:value-type="float" office:value="0">
            <text:p>0.000000</text:p>
          </table:table-cell>
        </table:table-row>
        <table:table-row table:style-name="ro1">
          <table:table-cell table:formula="of:=[.A151]+[.A$400]/400" office:value-type="float" office:value="0">
            <text:p>0.000000</text:p>
          </table:table-cell>
          <table:table-cell table:formula="of:=[.B151]+[.B$400]/400" office:value-type="float" office:value="0">
            <text:p>0.000000</text:p>
          </table:table-cell>
          <table:table-cell table:formula="of:=[.C151]+[.C$400]/400" office:value-type="float" office:value="-0.1435447525">
            <text:p>-0.143545</text:p>
          </table:table-cell>
          <table:table-cell table:formula="of:=[.D151]+[.D$400]/400" office:value-type="float" office:value="0.287089504999999">
            <text:p>0.287090</text:p>
          </table:table-cell>
          <table:table-cell table:formula="of:=[.E151]+[.E$400]/400" office:value-type="float" office:value="-0.1435447525">
            <text:p>-0.143545</text:p>
          </table:table-cell>
          <table:table-cell table:formula="of:=[.F151]+[.F$400]/400" office:value-type="float" office:value="0">
            <text:p>0.000000</text:p>
          </table:table-cell>
          <table:table-cell table:formula="of:=[.G151]+[.G$400]/400" office:value-type="float" office:value="0">
            <text:p>0.000000</text:p>
          </table:table-cell>
          <table:table-cell table:formula="of:=[.H151]+[.H$400]/400" office:value-type="float" office:value="0">
            <text:p>0.000000</text:p>
          </table:table-cell>
          <table:table-cell table:formula="of:=[.I151]+[.I$400]/400" office:value-type="float" office:value="-0.1435447525">
            <text:p>-0.143545</text:p>
          </table:table-cell>
          <table:table-cell table:formula="of:=[.J151]+[.J$400]/400" office:value-type="float" office:value="0.287089504999999">
            <text:p>0.287090</text:p>
          </table:table-cell>
          <table:table-cell table:formula="of:=[.K151]+[.K$400]/400" office:value-type="float" office:value="-0.1435447525">
            <text:p>-0.143545</text:p>
          </table:table-cell>
          <table:table-cell table:formula="of:=[.L151]+[.L$400]/400" office:value-type="float" office:value="0">
            <text:p>0.000000</text:p>
          </table:table-cell>
          <table:table-cell table:formula="of:=[.M151]+[.M$400]/400" office:value-type="float" office:value="0.0658862074999998">
            <text:p>0.065886</text:p>
          </table:table-cell>
          <table:table-cell table:formula="of:=[.N151]+[.N$400]/400" office:value-type="float" office:value="-0.0658862074999998">
            <text:p>-0.065886</text:p>
          </table:table-cell>
          <table:table-cell table:formula="of:=[.O151]+[.O$400]/400" office:value-type="float" office:value="0">
            <text:p>0.000000</text:p>
          </table:table-cell>
          <table:table-cell table:formula="of:=[.P151]+[.P$400]/400" office:value-type="float" office:value="-0.1976586225">
            <text:p>-0.197659</text:p>
          </table:table-cell>
          <table:table-cell table:formula="of:=[.Q151]+[.Q$400]/400" office:value-type="float" office:value="0">
            <text:p>0.000000</text:p>
          </table:table-cell>
          <table:table-cell table:formula="of:=[.R151]+[.R$400]/400" office:value-type="float" office:value="0">
            <text:p>0.000000</text:p>
          </table:table-cell>
          <table:table-cell table:formula="of:=[.S151]+[.S$400]/400" office:value-type="float" office:value="0">
            <text:p>0.000000</text:p>
          </table:table-cell>
          <table:table-cell table:formula="of:=[.T151]+[.T$400]/400" office:value-type="float" office:value="0.0658862074999998">
            <text:p>0.065886</text:p>
          </table:table-cell>
          <table:table-cell table:formula="of:=[.U151]+[.U$400]/400" office:value-type="float" office:value="0.0658862074999998">
            <text:p>0.065886</text:p>
          </table:table-cell>
          <table:table-cell table:formula="of:=[.V151]+[.V$400]/400" office:value-type="float" office:value="0">
            <text:p>0.000000</text:p>
          </table:table-cell>
          <table:table-cell table:formula="of:=[.W151]+[.W$400]/400" office:value-type="float" office:value="-0.1976586225">
            <text:p>-0.197659</text:p>
          </table:table-cell>
          <table:table-cell table:formula="of:=[.X151]+[.X$400]/400" office:value-type="float" office:value="0">
            <text:p>0.000000</text:p>
          </table:table-cell>
          <table:table-cell table:formula="of:=[.Y151]+[.Y$400]/400" office:value-type="float" office:value="0">
            <text:p>0.000000</text:p>
          </table:table-cell>
          <table:table-cell table:formula="of:=[.Z151]+[.Z$400]/400" office:value-type="float" office:value="0">
            <text:p>0.000000</text:p>
          </table:table-cell>
          <table:table-cell table:formula="of:=[.AA151]+[.AA$400]/400" office:value-type="float" office:value="0">
            <text:p>0.000000</text:p>
          </table:table-cell>
          <table:table-cell table:formula="of:=[.AB151]+[.AB$400]/400" office:value-type="float" office:value="0">
            <text:p>0.000000</text:p>
          </table:table-cell>
          <table:table-cell table:formula="of:=[.AC151]+[.AC$400]/400" office:value-type="float" office:value="0">
            <text:p>0.000000</text:p>
          </table:table-cell>
          <table:table-cell table:formula="of:=[.AD151]+[.AD$400]/400" office:value-type="float" office:value="0">
            <text:p>0.000000</text:p>
          </table:table-cell>
        </table:table-row>
        <table:table-row table:style-name="ro1">
          <table:table-cell table:formula="of:=[.A152]+[.A$400]/400" office:value-type="float" office:value="0">
            <text:p>0.000000</text:p>
          </table:table-cell>
          <table:table-cell table:formula="of:=[.B152]+[.B$400]/400" office:value-type="float" office:value="0">
            <text:p>0.000000</text:p>
          </table:table-cell>
          <table:table-cell table:formula="of:=[.C152]+[.C$400]/400" office:value-type="float" office:value="-0.14449538">
            <text:p>-0.144495</text:p>
          </table:table-cell>
          <table:table-cell table:formula="of:=[.D152]+[.D$400]/400" office:value-type="float" office:value="0.288990759999999">
            <text:p>0.288991</text:p>
          </table:table-cell>
          <table:table-cell table:formula="of:=[.E152]+[.E$400]/400" office:value-type="float" office:value="-0.14449538">
            <text:p>-0.144495</text:p>
          </table:table-cell>
          <table:table-cell table:formula="of:=[.F152]+[.F$400]/400" office:value-type="float" office:value="0">
            <text:p>0.000000</text:p>
          </table:table-cell>
          <table:table-cell table:formula="of:=[.G152]+[.G$400]/400" office:value-type="float" office:value="0">
            <text:p>0.000000</text:p>
          </table:table-cell>
          <table:table-cell table:formula="of:=[.H152]+[.H$400]/400" office:value-type="float" office:value="0">
            <text:p>0.000000</text:p>
          </table:table-cell>
          <table:table-cell table:formula="of:=[.I152]+[.I$400]/400" office:value-type="float" office:value="-0.14449538">
            <text:p>-0.144495</text:p>
          </table:table-cell>
          <table:table-cell table:formula="of:=[.J152]+[.J$400]/400" office:value-type="float" office:value="0.288990759999999">
            <text:p>0.288991</text:p>
          </table:table-cell>
          <table:table-cell table:formula="of:=[.K152]+[.K$400]/400" office:value-type="float" office:value="-0.14449538">
            <text:p>-0.144495</text:p>
          </table:table-cell>
          <table:table-cell table:formula="of:=[.L152]+[.L$400]/400" office:value-type="float" office:value="0">
            <text:p>0.000000</text:p>
          </table:table-cell>
          <table:table-cell table:formula="of:=[.M152]+[.M$400]/400" office:value-type="float" office:value="0.0663225399999998">
            <text:p>0.066323</text:p>
          </table:table-cell>
          <table:table-cell table:formula="of:=[.N152]+[.N$400]/400" office:value-type="float" office:value="-0.0663225399999998">
            <text:p>-0.066323</text:p>
          </table:table-cell>
          <table:table-cell table:formula="of:=[.O152]+[.O$400]/400" office:value-type="float" office:value="0">
            <text:p>0.000000</text:p>
          </table:table-cell>
          <table:table-cell table:formula="of:=[.P152]+[.P$400]/400" office:value-type="float" office:value="-0.19896762">
            <text:p>-0.198968</text:p>
          </table:table-cell>
          <table:table-cell table:formula="of:=[.Q152]+[.Q$400]/400" office:value-type="float" office:value="0">
            <text:p>0.000000</text:p>
          </table:table-cell>
          <table:table-cell table:formula="of:=[.R152]+[.R$400]/400" office:value-type="float" office:value="0">
            <text:p>0.000000</text:p>
          </table:table-cell>
          <table:table-cell table:formula="of:=[.S152]+[.S$400]/400" office:value-type="float" office:value="0">
            <text:p>0.000000</text:p>
          </table:table-cell>
          <table:table-cell table:formula="of:=[.T152]+[.T$400]/400" office:value-type="float" office:value="0.0663225399999998">
            <text:p>0.066323</text:p>
          </table:table-cell>
          <table:table-cell table:formula="of:=[.U152]+[.U$400]/400" office:value-type="float" office:value="0.0663225399999998">
            <text:p>0.066323</text:p>
          </table:table-cell>
          <table:table-cell table:formula="of:=[.V152]+[.V$400]/400" office:value-type="float" office:value="0">
            <text:p>0.000000</text:p>
          </table:table-cell>
          <table:table-cell table:formula="of:=[.W152]+[.W$400]/400" office:value-type="float" office:value="-0.19896762">
            <text:p>-0.198968</text:p>
          </table:table-cell>
          <table:table-cell table:formula="of:=[.X152]+[.X$400]/400" office:value-type="float" office:value="0">
            <text:p>0.000000</text:p>
          </table:table-cell>
          <table:table-cell table:formula="of:=[.Y152]+[.Y$400]/400" office:value-type="float" office:value="0">
            <text:p>0.000000</text:p>
          </table:table-cell>
          <table:table-cell table:formula="of:=[.Z152]+[.Z$400]/400" office:value-type="float" office:value="0">
            <text:p>0.000000</text:p>
          </table:table-cell>
          <table:table-cell table:formula="of:=[.AA152]+[.AA$400]/400" office:value-type="float" office:value="0">
            <text:p>0.000000</text:p>
          </table:table-cell>
          <table:table-cell table:formula="of:=[.AB152]+[.AB$400]/400" office:value-type="float" office:value="0">
            <text:p>0.000000</text:p>
          </table:table-cell>
          <table:table-cell table:formula="of:=[.AC152]+[.AC$400]/400" office:value-type="float" office:value="0">
            <text:p>0.000000</text:p>
          </table:table-cell>
          <table:table-cell table:formula="of:=[.AD152]+[.AD$400]/400" office:value-type="float" office:value="0">
            <text:p>0.000000</text:p>
          </table:table-cell>
        </table:table-row>
        <table:table-row table:style-name="ro1">
          <table:table-cell table:formula="of:=[.A153]+[.A$400]/400" office:value-type="float" office:value="0">
            <text:p>0.000000</text:p>
          </table:table-cell>
          <table:table-cell table:formula="of:=[.B153]+[.B$400]/400" office:value-type="float" office:value="0">
            <text:p>0.000000</text:p>
          </table:table-cell>
          <table:table-cell table:formula="of:=[.C153]+[.C$400]/400" office:value-type="float" office:value="-0.1454460075">
            <text:p>-0.145446</text:p>
          </table:table-cell>
          <table:table-cell table:formula="of:=[.D153]+[.D$400]/400" office:value-type="float" office:value="0.290892014999999">
            <text:p>0.290892</text:p>
          </table:table-cell>
          <table:table-cell table:formula="of:=[.E153]+[.E$400]/400" office:value-type="float" office:value="-0.1454460075">
            <text:p>-0.145446</text:p>
          </table:table-cell>
          <table:table-cell table:formula="of:=[.F153]+[.F$400]/400" office:value-type="float" office:value="0">
            <text:p>0.000000</text:p>
          </table:table-cell>
          <table:table-cell table:formula="of:=[.G153]+[.G$400]/400" office:value-type="float" office:value="0">
            <text:p>0.000000</text:p>
          </table:table-cell>
          <table:table-cell table:formula="of:=[.H153]+[.H$400]/400" office:value-type="float" office:value="0">
            <text:p>0.000000</text:p>
          </table:table-cell>
          <table:table-cell table:formula="of:=[.I153]+[.I$400]/400" office:value-type="float" office:value="-0.1454460075">
            <text:p>-0.145446</text:p>
          </table:table-cell>
          <table:table-cell table:formula="of:=[.J153]+[.J$400]/400" office:value-type="float" office:value="0.290892014999999">
            <text:p>0.290892</text:p>
          </table:table-cell>
          <table:table-cell table:formula="of:=[.K153]+[.K$400]/400" office:value-type="float" office:value="-0.1454460075">
            <text:p>-0.145446</text:p>
          </table:table-cell>
          <table:table-cell table:formula="of:=[.L153]+[.L$400]/400" office:value-type="float" office:value="0">
            <text:p>0.000000</text:p>
          </table:table-cell>
          <table:table-cell table:formula="of:=[.M153]+[.M$400]/400" office:value-type="float" office:value="0.0667588724999998">
            <text:p>0.066759</text:p>
          </table:table-cell>
          <table:table-cell table:formula="of:=[.N153]+[.N$400]/400" office:value-type="float" office:value="-0.0667588724999998">
            <text:p>-0.066759</text:p>
          </table:table-cell>
          <table:table-cell table:formula="of:=[.O153]+[.O$400]/400" office:value-type="float" office:value="0">
            <text:p>0.000000</text:p>
          </table:table-cell>
          <table:table-cell table:formula="of:=[.P153]+[.P$400]/400" office:value-type="float" office:value="-0.2002766175">
            <text:p>-0.200277</text:p>
          </table:table-cell>
          <table:table-cell table:formula="of:=[.Q153]+[.Q$400]/400" office:value-type="float" office:value="0">
            <text:p>0.000000</text:p>
          </table:table-cell>
          <table:table-cell table:formula="of:=[.R153]+[.R$400]/400" office:value-type="float" office:value="0">
            <text:p>0.000000</text:p>
          </table:table-cell>
          <table:table-cell table:formula="of:=[.S153]+[.S$400]/400" office:value-type="float" office:value="0">
            <text:p>0.000000</text:p>
          </table:table-cell>
          <table:table-cell table:formula="of:=[.T153]+[.T$400]/400" office:value-type="float" office:value="0.0667588724999998">
            <text:p>0.066759</text:p>
          </table:table-cell>
          <table:table-cell table:formula="of:=[.U153]+[.U$400]/400" office:value-type="float" office:value="0.0667588724999998">
            <text:p>0.066759</text:p>
          </table:table-cell>
          <table:table-cell table:formula="of:=[.V153]+[.V$400]/400" office:value-type="float" office:value="0">
            <text:p>0.000000</text:p>
          </table:table-cell>
          <table:table-cell table:formula="of:=[.W153]+[.W$400]/400" office:value-type="float" office:value="-0.2002766175">
            <text:p>-0.200277</text:p>
          </table:table-cell>
          <table:table-cell table:formula="of:=[.X153]+[.X$400]/400" office:value-type="float" office:value="0">
            <text:p>0.000000</text:p>
          </table:table-cell>
          <table:table-cell table:formula="of:=[.Y153]+[.Y$400]/400" office:value-type="float" office:value="0">
            <text:p>0.000000</text:p>
          </table:table-cell>
          <table:table-cell table:formula="of:=[.Z153]+[.Z$400]/400" office:value-type="float" office:value="0">
            <text:p>0.000000</text:p>
          </table:table-cell>
          <table:table-cell table:formula="of:=[.AA153]+[.AA$400]/400" office:value-type="float" office:value="0">
            <text:p>0.000000</text:p>
          </table:table-cell>
          <table:table-cell table:formula="of:=[.AB153]+[.AB$400]/400" office:value-type="float" office:value="0">
            <text:p>0.000000</text:p>
          </table:table-cell>
          <table:table-cell table:formula="of:=[.AC153]+[.AC$400]/400" office:value-type="float" office:value="0">
            <text:p>0.000000</text:p>
          </table:table-cell>
          <table:table-cell table:formula="of:=[.AD153]+[.AD$400]/400" office:value-type="float" office:value="0">
            <text:p>0.000000</text:p>
          </table:table-cell>
        </table:table-row>
        <table:table-row table:style-name="ro1">
          <table:table-cell table:formula="of:=[.A154]+[.A$400]/400" office:value-type="float" office:value="0">
            <text:p>0.000000</text:p>
          </table:table-cell>
          <table:table-cell table:formula="of:=[.B154]+[.B$400]/400" office:value-type="float" office:value="0">
            <text:p>0.000000</text:p>
          </table:table-cell>
          <table:table-cell table:formula="of:=[.C154]+[.C$400]/400" office:value-type="float" office:value="-0.146396635">
            <text:p>-0.146397</text:p>
          </table:table-cell>
          <table:table-cell table:formula="of:=[.D154]+[.D$400]/400" office:value-type="float" office:value="0.292793269999999">
            <text:p>0.292793</text:p>
          </table:table-cell>
          <table:table-cell table:formula="of:=[.E154]+[.E$400]/400" office:value-type="float" office:value="-0.146396635">
            <text:p>-0.146397</text:p>
          </table:table-cell>
          <table:table-cell table:formula="of:=[.F154]+[.F$400]/400" office:value-type="float" office:value="0">
            <text:p>0.000000</text:p>
          </table:table-cell>
          <table:table-cell table:formula="of:=[.G154]+[.G$400]/400" office:value-type="float" office:value="0">
            <text:p>0.000000</text:p>
          </table:table-cell>
          <table:table-cell table:formula="of:=[.H154]+[.H$400]/400" office:value-type="float" office:value="0">
            <text:p>0.000000</text:p>
          </table:table-cell>
          <table:table-cell table:formula="of:=[.I154]+[.I$400]/400" office:value-type="float" office:value="-0.146396635">
            <text:p>-0.146397</text:p>
          </table:table-cell>
          <table:table-cell table:formula="of:=[.J154]+[.J$400]/400" office:value-type="float" office:value="0.292793269999999">
            <text:p>0.292793</text:p>
          </table:table-cell>
          <table:table-cell table:formula="of:=[.K154]+[.K$400]/400" office:value-type="float" office:value="-0.146396635">
            <text:p>-0.146397</text:p>
          </table:table-cell>
          <table:table-cell table:formula="of:=[.L154]+[.L$400]/400" office:value-type="float" office:value="0">
            <text:p>0.000000</text:p>
          </table:table-cell>
          <table:table-cell table:formula="of:=[.M154]+[.M$400]/400" office:value-type="float" office:value="0.0671952049999998">
            <text:p>0.067195</text:p>
          </table:table-cell>
          <table:table-cell table:formula="of:=[.N154]+[.N$400]/400" office:value-type="float" office:value="-0.0671952049999998">
            <text:p>-0.067195</text:p>
          </table:table-cell>
          <table:table-cell table:formula="of:=[.O154]+[.O$400]/400" office:value-type="float" office:value="0">
            <text:p>0.000000</text:p>
          </table:table-cell>
          <table:table-cell table:formula="of:=[.P154]+[.P$400]/400" office:value-type="float" office:value="-0.201585615">
            <text:p>-0.201586</text:p>
          </table:table-cell>
          <table:table-cell table:formula="of:=[.Q154]+[.Q$400]/400" office:value-type="float" office:value="0">
            <text:p>0.000000</text:p>
          </table:table-cell>
          <table:table-cell table:formula="of:=[.R154]+[.R$400]/400" office:value-type="float" office:value="0">
            <text:p>0.000000</text:p>
          </table:table-cell>
          <table:table-cell table:formula="of:=[.S154]+[.S$400]/400" office:value-type="float" office:value="0">
            <text:p>0.000000</text:p>
          </table:table-cell>
          <table:table-cell table:formula="of:=[.T154]+[.T$400]/400" office:value-type="float" office:value="0.0671952049999998">
            <text:p>0.067195</text:p>
          </table:table-cell>
          <table:table-cell table:formula="of:=[.U154]+[.U$400]/400" office:value-type="float" office:value="0.0671952049999998">
            <text:p>0.067195</text:p>
          </table:table-cell>
          <table:table-cell table:formula="of:=[.V154]+[.V$400]/400" office:value-type="float" office:value="0">
            <text:p>0.000000</text:p>
          </table:table-cell>
          <table:table-cell table:formula="of:=[.W154]+[.W$400]/400" office:value-type="float" office:value="-0.201585615">
            <text:p>-0.201586</text:p>
          </table:table-cell>
          <table:table-cell table:formula="of:=[.X154]+[.X$400]/400" office:value-type="float" office:value="0">
            <text:p>0.000000</text:p>
          </table:table-cell>
          <table:table-cell table:formula="of:=[.Y154]+[.Y$400]/400" office:value-type="float" office:value="0">
            <text:p>0.000000</text:p>
          </table:table-cell>
          <table:table-cell table:formula="of:=[.Z154]+[.Z$400]/400" office:value-type="float" office:value="0">
            <text:p>0.000000</text:p>
          </table:table-cell>
          <table:table-cell table:formula="of:=[.AA154]+[.AA$400]/400" office:value-type="float" office:value="0">
            <text:p>0.000000</text:p>
          </table:table-cell>
          <table:table-cell table:formula="of:=[.AB154]+[.AB$400]/400" office:value-type="float" office:value="0">
            <text:p>0.000000</text:p>
          </table:table-cell>
          <table:table-cell table:formula="of:=[.AC154]+[.AC$400]/400" office:value-type="float" office:value="0">
            <text:p>0.000000</text:p>
          </table:table-cell>
          <table:table-cell table:formula="of:=[.AD154]+[.AD$400]/400" office:value-type="float" office:value="0">
            <text:p>0.000000</text:p>
          </table:table-cell>
        </table:table-row>
        <table:table-row table:style-name="ro1">
          <table:table-cell table:formula="of:=[.A155]+[.A$400]/400" office:value-type="float" office:value="0">
            <text:p>0.000000</text:p>
          </table:table-cell>
          <table:table-cell table:formula="of:=[.B155]+[.B$400]/400" office:value-type="float" office:value="0">
            <text:p>0.000000</text:p>
          </table:table-cell>
          <table:table-cell table:formula="of:=[.C155]+[.C$400]/400" office:value-type="float" office:value="-0.1473472625">
            <text:p>-0.147347</text:p>
          </table:table-cell>
          <table:table-cell table:formula="of:=[.D155]+[.D$400]/400" office:value-type="float" office:value="0.294694524999999">
            <text:p>0.294695</text:p>
          </table:table-cell>
          <table:table-cell table:formula="of:=[.E155]+[.E$400]/400" office:value-type="float" office:value="-0.1473472625">
            <text:p>-0.147347</text:p>
          </table:table-cell>
          <table:table-cell table:formula="of:=[.F155]+[.F$400]/400" office:value-type="float" office:value="0">
            <text:p>0.000000</text:p>
          </table:table-cell>
          <table:table-cell table:formula="of:=[.G155]+[.G$400]/400" office:value-type="float" office:value="0">
            <text:p>0.000000</text:p>
          </table:table-cell>
          <table:table-cell table:formula="of:=[.H155]+[.H$400]/400" office:value-type="float" office:value="0">
            <text:p>0.000000</text:p>
          </table:table-cell>
          <table:table-cell table:formula="of:=[.I155]+[.I$400]/400" office:value-type="float" office:value="-0.1473472625">
            <text:p>-0.147347</text:p>
          </table:table-cell>
          <table:table-cell table:formula="of:=[.J155]+[.J$400]/400" office:value-type="float" office:value="0.294694524999999">
            <text:p>0.294695</text:p>
          </table:table-cell>
          <table:table-cell table:formula="of:=[.K155]+[.K$400]/400" office:value-type="float" office:value="-0.1473472625">
            <text:p>-0.147347</text:p>
          </table:table-cell>
          <table:table-cell table:formula="of:=[.L155]+[.L$400]/400" office:value-type="float" office:value="0">
            <text:p>0.000000</text:p>
          </table:table-cell>
          <table:table-cell table:formula="of:=[.M155]+[.M$400]/400" office:value-type="float" office:value="0.0676315374999998">
            <text:p>0.067632</text:p>
          </table:table-cell>
          <table:table-cell table:formula="of:=[.N155]+[.N$400]/400" office:value-type="float" office:value="-0.0676315374999998">
            <text:p>-0.067632</text:p>
          </table:table-cell>
          <table:table-cell table:formula="of:=[.O155]+[.O$400]/400" office:value-type="float" office:value="0">
            <text:p>0.000000</text:p>
          </table:table-cell>
          <table:table-cell table:formula="of:=[.P155]+[.P$400]/400" office:value-type="float" office:value="-0.2028946125">
            <text:p>-0.202895</text:p>
          </table:table-cell>
          <table:table-cell table:formula="of:=[.Q155]+[.Q$400]/400" office:value-type="float" office:value="0">
            <text:p>0.000000</text:p>
          </table:table-cell>
          <table:table-cell table:formula="of:=[.R155]+[.R$400]/400" office:value-type="float" office:value="0">
            <text:p>0.000000</text:p>
          </table:table-cell>
          <table:table-cell table:formula="of:=[.S155]+[.S$400]/400" office:value-type="float" office:value="0">
            <text:p>0.000000</text:p>
          </table:table-cell>
          <table:table-cell table:formula="of:=[.T155]+[.T$400]/400" office:value-type="float" office:value="0.0676315374999998">
            <text:p>0.067632</text:p>
          </table:table-cell>
          <table:table-cell table:formula="of:=[.U155]+[.U$400]/400" office:value-type="float" office:value="0.0676315374999998">
            <text:p>0.067632</text:p>
          </table:table-cell>
          <table:table-cell table:formula="of:=[.V155]+[.V$400]/400" office:value-type="float" office:value="0">
            <text:p>0.000000</text:p>
          </table:table-cell>
          <table:table-cell table:formula="of:=[.W155]+[.W$400]/400" office:value-type="float" office:value="-0.2028946125">
            <text:p>-0.202895</text:p>
          </table:table-cell>
          <table:table-cell table:formula="of:=[.X155]+[.X$400]/400" office:value-type="float" office:value="0">
            <text:p>0.000000</text:p>
          </table:table-cell>
          <table:table-cell table:formula="of:=[.Y155]+[.Y$400]/400" office:value-type="float" office:value="0">
            <text:p>0.000000</text:p>
          </table:table-cell>
          <table:table-cell table:formula="of:=[.Z155]+[.Z$400]/400" office:value-type="float" office:value="0">
            <text:p>0.000000</text:p>
          </table:table-cell>
          <table:table-cell table:formula="of:=[.AA155]+[.AA$400]/400" office:value-type="float" office:value="0">
            <text:p>0.000000</text:p>
          </table:table-cell>
          <table:table-cell table:formula="of:=[.AB155]+[.AB$400]/400" office:value-type="float" office:value="0">
            <text:p>0.000000</text:p>
          </table:table-cell>
          <table:table-cell table:formula="of:=[.AC155]+[.AC$400]/400" office:value-type="float" office:value="0">
            <text:p>0.000000</text:p>
          </table:table-cell>
          <table:table-cell table:formula="of:=[.AD155]+[.AD$400]/400" office:value-type="float" office:value="0">
            <text:p>0.000000</text:p>
          </table:table-cell>
        </table:table-row>
        <table:table-row table:style-name="ro1">
          <table:table-cell table:formula="of:=[.A156]+[.A$400]/400" office:value-type="float" office:value="0">
            <text:p>0.000000</text:p>
          </table:table-cell>
          <table:table-cell table:formula="of:=[.B156]+[.B$400]/400" office:value-type="float" office:value="0">
            <text:p>0.000000</text:p>
          </table:table-cell>
          <table:table-cell table:formula="of:=[.C156]+[.C$400]/400" office:value-type="float" office:value="-0.14829789">
            <text:p>-0.148298</text:p>
          </table:table-cell>
          <table:table-cell table:formula="of:=[.D156]+[.D$400]/400" office:value-type="float" office:value="0.296595779999999">
            <text:p>0.296596</text:p>
          </table:table-cell>
          <table:table-cell table:formula="of:=[.E156]+[.E$400]/400" office:value-type="float" office:value="-0.14829789">
            <text:p>-0.148298</text:p>
          </table:table-cell>
          <table:table-cell table:formula="of:=[.F156]+[.F$400]/400" office:value-type="float" office:value="0">
            <text:p>0.000000</text:p>
          </table:table-cell>
          <table:table-cell table:formula="of:=[.G156]+[.G$400]/400" office:value-type="float" office:value="0">
            <text:p>0.000000</text:p>
          </table:table-cell>
          <table:table-cell table:formula="of:=[.H156]+[.H$400]/400" office:value-type="float" office:value="0">
            <text:p>0.000000</text:p>
          </table:table-cell>
          <table:table-cell table:formula="of:=[.I156]+[.I$400]/400" office:value-type="float" office:value="-0.14829789">
            <text:p>-0.148298</text:p>
          </table:table-cell>
          <table:table-cell table:formula="of:=[.J156]+[.J$400]/400" office:value-type="float" office:value="0.296595779999999">
            <text:p>0.296596</text:p>
          </table:table-cell>
          <table:table-cell table:formula="of:=[.K156]+[.K$400]/400" office:value-type="float" office:value="-0.14829789">
            <text:p>-0.148298</text:p>
          </table:table-cell>
          <table:table-cell table:formula="of:=[.L156]+[.L$400]/400" office:value-type="float" office:value="0">
            <text:p>0.000000</text:p>
          </table:table-cell>
          <table:table-cell table:formula="of:=[.M156]+[.M$400]/400" office:value-type="float" office:value="0.0680678699999998">
            <text:p>0.068068</text:p>
          </table:table-cell>
          <table:table-cell table:formula="of:=[.N156]+[.N$400]/400" office:value-type="float" office:value="-0.0680678699999998">
            <text:p>-0.068068</text:p>
          </table:table-cell>
          <table:table-cell table:formula="of:=[.O156]+[.O$400]/400" office:value-type="float" office:value="0">
            <text:p>0.000000</text:p>
          </table:table-cell>
          <table:table-cell table:formula="of:=[.P156]+[.P$400]/400" office:value-type="float" office:value="-0.20420361">
            <text:p>-0.204204</text:p>
          </table:table-cell>
          <table:table-cell table:formula="of:=[.Q156]+[.Q$400]/400" office:value-type="float" office:value="0">
            <text:p>0.000000</text:p>
          </table:table-cell>
          <table:table-cell table:formula="of:=[.R156]+[.R$400]/400" office:value-type="float" office:value="0">
            <text:p>0.000000</text:p>
          </table:table-cell>
          <table:table-cell table:formula="of:=[.S156]+[.S$400]/400" office:value-type="float" office:value="0">
            <text:p>0.000000</text:p>
          </table:table-cell>
          <table:table-cell table:formula="of:=[.T156]+[.T$400]/400" office:value-type="float" office:value="0.0680678699999998">
            <text:p>0.068068</text:p>
          </table:table-cell>
          <table:table-cell table:formula="of:=[.U156]+[.U$400]/400" office:value-type="float" office:value="0.0680678699999998">
            <text:p>0.068068</text:p>
          </table:table-cell>
          <table:table-cell table:formula="of:=[.V156]+[.V$400]/400" office:value-type="float" office:value="0">
            <text:p>0.000000</text:p>
          </table:table-cell>
          <table:table-cell table:formula="of:=[.W156]+[.W$400]/400" office:value-type="float" office:value="-0.20420361">
            <text:p>-0.204204</text:p>
          </table:table-cell>
          <table:table-cell table:formula="of:=[.X156]+[.X$400]/400" office:value-type="float" office:value="0">
            <text:p>0.000000</text:p>
          </table:table-cell>
          <table:table-cell table:formula="of:=[.Y156]+[.Y$400]/400" office:value-type="float" office:value="0">
            <text:p>0.000000</text:p>
          </table:table-cell>
          <table:table-cell table:formula="of:=[.Z156]+[.Z$400]/400" office:value-type="float" office:value="0">
            <text:p>0.000000</text:p>
          </table:table-cell>
          <table:table-cell table:formula="of:=[.AA156]+[.AA$400]/400" office:value-type="float" office:value="0">
            <text:p>0.000000</text:p>
          </table:table-cell>
          <table:table-cell table:formula="of:=[.AB156]+[.AB$400]/400" office:value-type="float" office:value="0">
            <text:p>0.000000</text:p>
          </table:table-cell>
          <table:table-cell table:formula="of:=[.AC156]+[.AC$400]/400" office:value-type="float" office:value="0">
            <text:p>0.000000</text:p>
          </table:table-cell>
          <table:table-cell table:formula="of:=[.AD156]+[.AD$400]/400" office:value-type="float" office:value="0">
            <text:p>0.000000</text:p>
          </table:table-cell>
        </table:table-row>
        <table:table-row table:style-name="ro1">
          <table:table-cell table:formula="of:=[.A157]+[.A$400]/400" office:value-type="float" office:value="0">
            <text:p>0.000000</text:p>
          </table:table-cell>
          <table:table-cell table:formula="of:=[.B157]+[.B$400]/400" office:value-type="float" office:value="0">
            <text:p>0.000000</text:p>
          </table:table-cell>
          <table:table-cell table:formula="of:=[.C157]+[.C$400]/400" office:value-type="float" office:value="-0.1492485175">
            <text:p>-0.149249</text:p>
          </table:table-cell>
          <table:table-cell table:formula="of:=[.D157]+[.D$400]/400" office:value-type="float" office:value="0.298497034999999">
            <text:p>0.298497</text:p>
          </table:table-cell>
          <table:table-cell table:formula="of:=[.E157]+[.E$400]/400" office:value-type="float" office:value="-0.1492485175">
            <text:p>-0.149249</text:p>
          </table:table-cell>
          <table:table-cell table:formula="of:=[.F157]+[.F$400]/400" office:value-type="float" office:value="0">
            <text:p>0.000000</text:p>
          </table:table-cell>
          <table:table-cell table:formula="of:=[.G157]+[.G$400]/400" office:value-type="float" office:value="0">
            <text:p>0.000000</text:p>
          </table:table-cell>
          <table:table-cell table:formula="of:=[.H157]+[.H$400]/400" office:value-type="float" office:value="0">
            <text:p>0.000000</text:p>
          </table:table-cell>
          <table:table-cell table:formula="of:=[.I157]+[.I$400]/400" office:value-type="float" office:value="-0.1492485175">
            <text:p>-0.149249</text:p>
          </table:table-cell>
          <table:table-cell table:formula="of:=[.J157]+[.J$400]/400" office:value-type="float" office:value="0.298497034999999">
            <text:p>0.298497</text:p>
          </table:table-cell>
          <table:table-cell table:formula="of:=[.K157]+[.K$400]/400" office:value-type="float" office:value="-0.1492485175">
            <text:p>-0.149249</text:p>
          </table:table-cell>
          <table:table-cell table:formula="of:=[.L157]+[.L$400]/400" office:value-type="float" office:value="0">
            <text:p>0.000000</text:p>
          </table:table-cell>
          <table:table-cell table:formula="of:=[.M157]+[.M$400]/400" office:value-type="float" office:value="0.0685042024999998">
            <text:p>0.068504</text:p>
          </table:table-cell>
          <table:table-cell table:formula="of:=[.N157]+[.N$400]/400" office:value-type="float" office:value="-0.0685042024999998">
            <text:p>-0.068504</text:p>
          </table:table-cell>
          <table:table-cell table:formula="of:=[.O157]+[.O$400]/400" office:value-type="float" office:value="0">
            <text:p>0.000000</text:p>
          </table:table-cell>
          <table:table-cell table:formula="of:=[.P157]+[.P$400]/400" office:value-type="float" office:value="-0.2055126075">
            <text:p>-0.205513</text:p>
          </table:table-cell>
          <table:table-cell table:formula="of:=[.Q157]+[.Q$400]/400" office:value-type="float" office:value="0">
            <text:p>0.000000</text:p>
          </table:table-cell>
          <table:table-cell table:formula="of:=[.R157]+[.R$400]/400" office:value-type="float" office:value="0">
            <text:p>0.000000</text:p>
          </table:table-cell>
          <table:table-cell table:formula="of:=[.S157]+[.S$400]/400" office:value-type="float" office:value="0">
            <text:p>0.000000</text:p>
          </table:table-cell>
          <table:table-cell table:formula="of:=[.T157]+[.T$400]/400" office:value-type="float" office:value="0.0685042024999998">
            <text:p>0.068504</text:p>
          </table:table-cell>
          <table:table-cell table:formula="of:=[.U157]+[.U$400]/400" office:value-type="float" office:value="0.0685042024999998">
            <text:p>0.068504</text:p>
          </table:table-cell>
          <table:table-cell table:formula="of:=[.V157]+[.V$400]/400" office:value-type="float" office:value="0">
            <text:p>0.000000</text:p>
          </table:table-cell>
          <table:table-cell table:formula="of:=[.W157]+[.W$400]/400" office:value-type="float" office:value="-0.2055126075">
            <text:p>-0.205513</text:p>
          </table:table-cell>
          <table:table-cell table:formula="of:=[.X157]+[.X$400]/400" office:value-type="float" office:value="0">
            <text:p>0.000000</text:p>
          </table:table-cell>
          <table:table-cell table:formula="of:=[.Y157]+[.Y$400]/400" office:value-type="float" office:value="0">
            <text:p>0.000000</text:p>
          </table:table-cell>
          <table:table-cell table:formula="of:=[.Z157]+[.Z$400]/400" office:value-type="float" office:value="0">
            <text:p>0.000000</text:p>
          </table:table-cell>
          <table:table-cell table:formula="of:=[.AA157]+[.AA$400]/400" office:value-type="float" office:value="0">
            <text:p>0.000000</text:p>
          </table:table-cell>
          <table:table-cell table:formula="of:=[.AB157]+[.AB$400]/400" office:value-type="float" office:value="0">
            <text:p>0.000000</text:p>
          </table:table-cell>
          <table:table-cell table:formula="of:=[.AC157]+[.AC$400]/400" office:value-type="float" office:value="0">
            <text:p>0.000000</text:p>
          </table:table-cell>
          <table:table-cell table:formula="of:=[.AD157]+[.AD$400]/400" office:value-type="float" office:value="0">
            <text:p>0.000000</text:p>
          </table:table-cell>
        </table:table-row>
        <table:table-row table:style-name="ro1">
          <table:table-cell table:formula="of:=[.A158]+[.A$400]/400" office:value-type="float" office:value="0">
            <text:p>0.000000</text:p>
          </table:table-cell>
          <table:table-cell table:formula="of:=[.B158]+[.B$400]/400" office:value-type="float" office:value="0">
            <text:p>0.000000</text:p>
          </table:table-cell>
          <table:table-cell table:formula="of:=[.C158]+[.C$400]/400" office:value-type="float" office:value="-0.150199145">
            <text:p>-0.150199</text:p>
          </table:table-cell>
          <table:table-cell table:formula="of:=[.D158]+[.D$400]/400" office:value-type="float" office:value="0.300398289999999">
            <text:p>0.300398</text:p>
          </table:table-cell>
          <table:table-cell table:formula="of:=[.E158]+[.E$400]/400" office:value-type="float" office:value="-0.150199145">
            <text:p>-0.150199</text:p>
          </table:table-cell>
          <table:table-cell table:formula="of:=[.F158]+[.F$400]/400" office:value-type="float" office:value="0">
            <text:p>0.000000</text:p>
          </table:table-cell>
          <table:table-cell table:formula="of:=[.G158]+[.G$400]/400" office:value-type="float" office:value="0">
            <text:p>0.000000</text:p>
          </table:table-cell>
          <table:table-cell table:formula="of:=[.H158]+[.H$400]/400" office:value-type="float" office:value="0">
            <text:p>0.000000</text:p>
          </table:table-cell>
          <table:table-cell table:formula="of:=[.I158]+[.I$400]/400" office:value-type="float" office:value="-0.150199145">
            <text:p>-0.150199</text:p>
          </table:table-cell>
          <table:table-cell table:formula="of:=[.J158]+[.J$400]/400" office:value-type="float" office:value="0.300398289999999">
            <text:p>0.300398</text:p>
          </table:table-cell>
          <table:table-cell table:formula="of:=[.K158]+[.K$400]/400" office:value-type="float" office:value="-0.150199145">
            <text:p>-0.150199</text:p>
          </table:table-cell>
          <table:table-cell table:formula="of:=[.L158]+[.L$400]/400" office:value-type="float" office:value="0">
            <text:p>0.000000</text:p>
          </table:table-cell>
          <table:table-cell table:formula="of:=[.M158]+[.M$400]/400" office:value-type="float" office:value="0.0689405349999998">
            <text:p>0.068941</text:p>
          </table:table-cell>
          <table:table-cell table:formula="of:=[.N158]+[.N$400]/400" office:value-type="float" office:value="-0.0689405349999998">
            <text:p>-0.068941</text:p>
          </table:table-cell>
          <table:table-cell table:formula="of:=[.O158]+[.O$400]/400" office:value-type="float" office:value="0">
            <text:p>0.000000</text:p>
          </table:table-cell>
          <table:table-cell table:formula="of:=[.P158]+[.P$400]/400" office:value-type="float" office:value="-0.206821605">
            <text:p>-0.206822</text:p>
          </table:table-cell>
          <table:table-cell table:formula="of:=[.Q158]+[.Q$400]/400" office:value-type="float" office:value="0">
            <text:p>0.000000</text:p>
          </table:table-cell>
          <table:table-cell table:formula="of:=[.R158]+[.R$400]/400" office:value-type="float" office:value="0">
            <text:p>0.000000</text:p>
          </table:table-cell>
          <table:table-cell table:formula="of:=[.S158]+[.S$400]/400" office:value-type="float" office:value="0">
            <text:p>0.000000</text:p>
          </table:table-cell>
          <table:table-cell table:formula="of:=[.T158]+[.T$400]/400" office:value-type="float" office:value="0.0689405349999998">
            <text:p>0.068941</text:p>
          </table:table-cell>
          <table:table-cell table:formula="of:=[.U158]+[.U$400]/400" office:value-type="float" office:value="0.0689405349999998">
            <text:p>0.068941</text:p>
          </table:table-cell>
          <table:table-cell table:formula="of:=[.V158]+[.V$400]/400" office:value-type="float" office:value="0">
            <text:p>0.000000</text:p>
          </table:table-cell>
          <table:table-cell table:formula="of:=[.W158]+[.W$400]/400" office:value-type="float" office:value="-0.206821605">
            <text:p>-0.206822</text:p>
          </table:table-cell>
          <table:table-cell table:formula="of:=[.X158]+[.X$400]/400" office:value-type="float" office:value="0">
            <text:p>0.000000</text:p>
          </table:table-cell>
          <table:table-cell table:formula="of:=[.Y158]+[.Y$400]/400" office:value-type="float" office:value="0">
            <text:p>0.000000</text:p>
          </table:table-cell>
          <table:table-cell table:formula="of:=[.Z158]+[.Z$400]/400" office:value-type="float" office:value="0">
            <text:p>0.000000</text:p>
          </table:table-cell>
          <table:table-cell table:formula="of:=[.AA158]+[.AA$400]/400" office:value-type="float" office:value="0">
            <text:p>0.000000</text:p>
          </table:table-cell>
          <table:table-cell table:formula="of:=[.AB158]+[.AB$400]/400" office:value-type="float" office:value="0">
            <text:p>0.000000</text:p>
          </table:table-cell>
          <table:table-cell table:formula="of:=[.AC158]+[.AC$400]/400" office:value-type="float" office:value="0">
            <text:p>0.000000</text:p>
          </table:table-cell>
          <table:table-cell table:formula="of:=[.AD158]+[.AD$400]/400" office:value-type="float" office:value="0">
            <text:p>0.000000</text:p>
          </table:table-cell>
        </table:table-row>
        <table:table-row table:style-name="ro1">
          <table:table-cell table:formula="of:=[.A159]+[.A$400]/400" office:value-type="float" office:value="0">
            <text:p>0.000000</text:p>
          </table:table-cell>
          <table:table-cell table:formula="of:=[.B159]+[.B$400]/400" office:value-type="float" office:value="0">
            <text:p>0.000000</text:p>
          </table:table-cell>
          <table:table-cell table:formula="of:=[.C159]+[.C$400]/400" office:value-type="float" office:value="-0.1511497725">
            <text:p>-0.151150</text:p>
          </table:table-cell>
          <table:table-cell table:formula="of:=[.D159]+[.D$400]/400" office:value-type="float" office:value="0.302299544999999">
            <text:p>0.302300</text:p>
          </table:table-cell>
          <table:table-cell table:formula="of:=[.E159]+[.E$400]/400" office:value-type="float" office:value="-0.1511497725">
            <text:p>-0.151150</text:p>
          </table:table-cell>
          <table:table-cell table:formula="of:=[.F159]+[.F$400]/400" office:value-type="float" office:value="0">
            <text:p>0.000000</text:p>
          </table:table-cell>
          <table:table-cell table:formula="of:=[.G159]+[.G$400]/400" office:value-type="float" office:value="0">
            <text:p>0.000000</text:p>
          </table:table-cell>
          <table:table-cell table:formula="of:=[.H159]+[.H$400]/400" office:value-type="float" office:value="0">
            <text:p>0.000000</text:p>
          </table:table-cell>
          <table:table-cell table:formula="of:=[.I159]+[.I$400]/400" office:value-type="float" office:value="-0.1511497725">
            <text:p>-0.151150</text:p>
          </table:table-cell>
          <table:table-cell table:formula="of:=[.J159]+[.J$400]/400" office:value-type="float" office:value="0.302299544999999">
            <text:p>0.302300</text:p>
          </table:table-cell>
          <table:table-cell table:formula="of:=[.K159]+[.K$400]/400" office:value-type="float" office:value="-0.1511497725">
            <text:p>-0.151150</text:p>
          </table:table-cell>
          <table:table-cell table:formula="of:=[.L159]+[.L$400]/400" office:value-type="float" office:value="0">
            <text:p>0.000000</text:p>
          </table:table-cell>
          <table:table-cell table:formula="of:=[.M159]+[.M$400]/400" office:value-type="float" office:value="0.0693768674999998">
            <text:p>0.069377</text:p>
          </table:table-cell>
          <table:table-cell table:formula="of:=[.N159]+[.N$400]/400" office:value-type="float" office:value="-0.0693768674999998">
            <text:p>-0.069377</text:p>
          </table:table-cell>
          <table:table-cell table:formula="of:=[.O159]+[.O$400]/400" office:value-type="float" office:value="0">
            <text:p>0.000000</text:p>
          </table:table-cell>
          <table:table-cell table:formula="of:=[.P159]+[.P$400]/400" office:value-type="float" office:value="-0.2081306025">
            <text:p>-0.208131</text:p>
          </table:table-cell>
          <table:table-cell table:formula="of:=[.Q159]+[.Q$400]/400" office:value-type="float" office:value="0">
            <text:p>0.000000</text:p>
          </table:table-cell>
          <table:table-cell table:formula="of:=[.R159]+[.R$400]/400" office:value-type="float" office:value="0">
            <text:p>0.000000</text:p>
          </table:table-cell>
          <table:table-cell table:formula="of:=[.S159]+[.S$400]/400" office:value-type="float" office:value="0">
            <text:p>0.000000</text:p>
          </table:table-cell>
          <table:table-cell table:formula="of:=[.T159]+[.T$400]/400" office:value-type="float" office:value="0.0693768674999998">
            <text:p>0.069377</text:p>
          </table:table-cell>
          <table:table-cell table:formula="of:=[.U159]+[.U$400]/400" office:value-type="float" office:value="0.0693768674999998">
            <text:p>0.069377</text:p>
          </table:table-cell>
          <table:table-cell table:formula="of:=[.V159]+[.V$400]/400" office:value-type="float" office:value="0">
            <text:p>0.000000</text:p>
          </table:table-cell>
          <table:table-cell table:formula="of:=[.W159]+[.W$400]/400" office:value-type="float" office:value="-0.2081306025">
            <text:p>-0.208131</text:p>
          </table:table-cell>
          <table:table-cell table:formula="of:=[.X159]+[.X$400]/400" office:value-type="float" office:value="0">
            <text:p>0.000000</text:p>
          </table:table-cell>
          <table:table-cell table:formula="of:=[.Y159]+[.Y$400]/400" office:value-type="float" office:value="0">
            <text:p>0.000000</text:p>
          </table:table-cell>
          <table:table-cell table:formula="of:=[.Z159]+[.Z$400]/400" office:value-type="float" office:value="0">
            <text:p>0.000000</text:p>
          </table:table-cell>
          <table:table-cell table:formula="of:=[.AA159]+[.AA$400]/400" office:value-type="float" office:value="0">
            <text:p>0.000000</text:p>
          </table:table-cell>
          <table:table-cell table:formula="of:=[.AB159]+[.AB$400]/400" office:value-type="float" office:value="0">
            <text:p>0.000000</text:p>
          </table:table-cell>
          <table:table-cell table:formula="of:=[.AC159]+[.AC$400]/400" office:value-type="float" office:value="0">
            <text:p>0.000000</text:p>
          </table:table-cell>
          <table:table-cell table:formula="of:=[.AD159]+[.AD$400]/400" office:value-type="float" office:value="0">
            <text:p>0.000000</text:p>
          </table:table-cell>
        </table:table-row>
        <table:table-row table:style-name="ro1">
          <table:table-cell table:formula="of:=[.A160]+[.A$400]/400" office:value-type="float" office:value="0">
            <text:p>0.000000</text:p>
          </table:table-cell>
          <table:table-cell table:formula="of:=[.B160]+[.B$400]/400" office:value-type="float" office:value="0">
            <text:p>0.000000</text:p>
          </table:table-cell>
          <table:table-cell table:formula="of:=[.C160]+[.C$400]/400" office:value-type="float" office:value="-0.1521004">
            <text:p>-0.152100</text:p>
          </table:table-cell>
          <table:table-cell table:formula="of:=[.D160]+[.D$400]/400" office:value-type="float" office:value="0.304200799999999">
            <text:p>0.304201</text:p>
          </table:table-cell>
          <table:table-cell table:formula="of:=[.E160]+[.E$400]/400" office:value-type="float" office:value="-0.1521004">
            <text:p>-0.152100</text:p>
          </table:table-cell>
          <table:table-cell table:formula="of:=[.F160]+[.F$400]/400" office:value-type="float" office:value="0">
            <text:p>0.000000</text:p>
          </table:table-cell>
          <table:table-cell table:formula="of:=[.G160]+[.G$400]/400" office:value-type="float" office:value="0">
            <text:p>0.000000</text:p>
          </table:table-cell>
          <table:table-cell table:formula="of:=[.H160]+[.H$400]/400" office:value-type="float" office:value="0">
            <text:p>0.000000</text:p>
          </table:table-cell>
          <table:table-cell table:formula="of:=[.I160]+[.I$400]/400" office:value-type="float" office:value="-0.1521004">
            <text:p>-0.152100</text:p>
          </table:table-cell>
          <table:table-cell table:formula="of:=[.J160]+[.J$400]/400" office:value-type="float" office:value="0.304200799999999">
            <text:p>0.304201</text:p>
          </table:table-cell>
          <table:table-cell table:formula="of:=[.K160]+[.K$400]/400" office:value-type="float" office:value="-0.1521004">
            <text:p>-0.152100</text:p>
          </table:table-cell>
          <table:table-cell table:formula="of:=[.L160]+[.L$400]/400" office:value-type="float" office:value="0">
            <text:p>0.000000</text:p>
          </table:table-cell>
          <table:table-cell table:formula="of:=[.M160]+[.M$400]/400" office:value-type="float" office:value="0.0698131999999998">
            <text:p>0.069813</text:p>
          </table:table-cell>
          <table:table-cell table:formula="of:=[.N160]+[.N$400]/400" office:value-type="float" office:value="-0.0698131999999998">
            <text:p>-0.069813</text:p>
          </table:table-cell>
          <table:table-cell table:formula="of:=[.O160]+[.O$400]/400" office:value-type="float" office:value="0">
            <text:p>0.000000</text:p>
          </table:table-cell>
          <table:table-cell table:formula="of:=[.P160]+[.P$400]/400" office:value-type="float" office:value="-0.2094396">
            <text:p>-0.209440</text:p>
          </table:table-cell>
          <table:table-cell table:formula="of:=[.Q160]+[.Q$400]/400" office:value-type="float" office:value="0">
            <text:p>0.000000</text:p>
          </table:table-cell>
          <table:table-cell table:formula="of:=[.R160]+[.R$400]/400" office:value-type="float" office:value="0">
            <text:p>0.000000</text:p>
          </table:table-cell>
          <table:table-cell table:formula="of:=[.S160]+[.S$400]/400" office:value-type="float" office:value="0">
            <text:p>0.000000</text:p>
          </table:table-cell>
          <table:table-cell table:formula="of:=[.T160]+[.T$400]/400" office:value-type="float" office:value="0.0698131999999998">
            <text:p>0.069813</text:p>
          </table:table-cell>
          <table:table-cell table:formula="of:=[.U160]+[.U$400]/400" office:value-type="float" office:value="0.0698131999999998">
            <text:p>0.069813</text:p>
          </table:table-cell>
          <table:table-cell table:formula="of:=[.V160]+[.V$400]/400" office:value-type="float" office:value="0">
            <text:p>0.000000</text:p>
          </table:table-cell>
          <table:table-cell table:formula="of:=[.W160]+[.W$400]/400" office:value-type="float" office:value="-0.2094396">
            <text:p>-0.209440</text:p>
          </table:table-cell>
          <table:table-cell table:formula="of:=[.X160]+[.X$400]/400" office:value-type="float" office:value="0">
            <text:p>0.000000</text:p>
          </table:table-cell>
          <table:table-cell table:formula="of:=[.Y160]+[.Y$400]/400" office:value-type="float" office:value="0">
            <text:p>0.000000</text:p>
          </table:table-cell>
          <table:table-cell table:formula="of:=[.Z160]+[.Z$400]/400" office:value-type="float" office:value="0">
            <text:p>0.000000</text:p>
          </table:table-cell>
          <table:table-cell table:formula="of:=[.AA160]+[.AA$400]/400" office:value-type="float" office:value="0">
            <text:p>0.000000</text:p>
          </table:table-cell>
          <table:table-cell table:formula="of:=[.AB160]+[.AB$400]/400" office:value-type="float" office:value="0">
            <text:p>0.000000</text:p>
          </table:table-cell>
          <table:table-cell table:formula="of:=[.AC160]+[.AC$400]/400" office:value-type="float" office:value="0">
            <text:p>0.000000</text:p>
          </table:table-cell>
          <table:table-cell table:formula="of:=[.AD160]+[.AD$400]/400" office:value-type="float" office:value="0">
            <text:p>0.000000</text:p>
          </table:table-cell>
        </table:table-row>
        <table:table-row table:style-name="ro1">
          <table:table-cell table:formula="of:=[.A161]+[.A$400]/400" office:value-type="float" office:value="0">
            <text:p>0.000000</text:p>
          </table:table-cell>
          <table:table-cell table:formula="of:=[.B161]+[.B$400]/400" office:value-type="float" office:value="0">
            <text:p>0.000000</text:p>
          </table:table-cell>
          <table:table-cell table:formula="of:=[.C161]+[.C$400]/400" office:value-type="float" office:value="-0.1530510275">
            <text:p>-0.153051</text:p>
          </table:table-cell>
          <table:table-cell table:formula="of:=[.D161]+[.D$400]/400" office:value-type="float" office:value="0.306102054999999">
            <text:p>0.306102</text:p>
          </table:table-cell>
          <table:table-cell table:formula="of:=[.E161]+[.E$400]/400" office:value-type="float" office:value="-0.1530510275">
            <text:p>-0.153051</text:p>
          </table:table-cell>
          <table:table-cell table:formula="of:=[.F161]+[.F$400]/400" office:value-type="float" office:value="0">
            <text:p>0.000000</text:p>
          </table:table-cell>
          <table:table-cell table:formula="of:=[.G161]+[.G$400]/400" office:value-type="float" office:value="0">
            <text:p>0.000000</text:p>
          </table:table-cell>
          <table:table-cell table:formula="of:=[.H161]+[.H$400]/400" office:value-type="float" office:value="0">
            <text:p>0.000000</text:p>
          </table:table-cell>
          <table:table-cell table:formula="of:=[.I161]+[.I$400]/400" office:value-type="float" office:value="-0.1530510275">
            <text:p>-0.153051</text:p>
          </table:table-cell>
          <table:table-cell table:formula="of:=[.J161]+[.J$400]/400" office:value-type="float" office:value="0.306102054999999">
            <text:p>0.306102</text:p>
          </table:table-cell>
          <table:table-cell table:formula="of:=[.K161]+[.K$400]/400" office:value-type="float" office:value="-0.1530510275">
            <text:p>-0.153051</text:p>
          </table:table-cell>
          <table:table-cell table:formula="of:=[.L161]+[.L$400]/400" office:value-type="float" office:value="0">
            <text:p>0.000000</text:p>
          </table:table-cell>
          <table:table-cell table:formula="of:=[.M161]+[.M$400]/400" office:value-type="float" office:value="0.0702495324999998">
            <text:p>0.070250</text:p>
          </table:table-cell>
          <table:table-cell table:formula="of:=[.N161]+[.N$400]/400" office:value-type="float" office:value="-0.0702495324999998">
            <text:p>-0.070250</text:p>
          </table:table-cell>
          <table:table-cell table:formula="of:=[.O161]+[.O$400]/400" office:value-type="float" office:value="0">
            <text:p>0.000000</text:p>
          </table:table-cell>
          <table:table-cell table:formula="of:=[.P161]+[.P$400]/400" office:value-type="float" office:value="-0.2107485975">
            <text:p>-0.210749</text:p>
          </table:table-cell>
          <table:table-cell table:formula="of:=[.Q161]+[.Q$400]/400" office:value-type="float" office:value="0">
            <text:p>0.000000</text:p>
          </table:table-cell>
          <table:table-cell table:formula="of:=[.R161]+[.R$400]/400" office:value-type="float" office:value="0">
            <text:p>0.000000</text:p>
          </table:table-cell>
          <table:table-cell table:formula="of:=[.S161]+[.S$400]/400" office:value-type="float" office:value="0">
            <text:p>0.000000</text:p>
          </table:table-cell>
          <table:table-cell table:formula="of:=[.T161]+[.T$400]/400" office:value-type="float" office:value="0.0702495324999998">
            <text:p>0.070250</text:p>
          </table:table-cell>
          <table:table-cell table:formula="of:=[.U161]+[.U$400]/400" office:value-type="float" office:value="0.0702495324999998">
            <text:p>0.070250</text:p>
          </table:table-cell>
          <table:table-cell table:formula="of:=[.V161]+[.V$400]/400" office:value-type="float" office:value="0">
            <text:p>0.000000</text:p>
          </table:table-cell>
          <table:table-cell table:formula="of:=[.W161]+[.W$400]/400" office:value-type="float" office:value="-0.2107485975">
            <text:p>-0.210749</text:p>
          </table:table-cell>
          <table:table-cell table:formula="of:=[.X161]+[.X$400]/400" office:value-type="float" office:value="0">
            <text:p>0.000000</text:p>
          </table:table-cell>
          <table:table-cell table:formula="of:=[.Y161]+[.Y$400]/400" office:value-type="float" office:value="0">
            <text:p>0.000000</text:p>
          </table:table-cell>
          <table:table-cell table:formula="of:=[.Z161]+[.Z$400]/400" office:value-type="float" office:value="0">
            <text:p>0.000000</text:p>
          </table:table-cell>
          <table:table-cell table:formula="of:=[.AA161]+[.AA$400]/400" office:value-type="float" office:value="0">
            <text:p>0.000000</text:p>
          </table:table-cell>
          <table:table-cell table:formula="of:=[.AB161]+[.AB$400]/400" office:value-type="float" office:value="0">
            <text:p>0.000000</text:p>
          </table:table-cell>
          <table:table-cell table:formula="of:=[.AC161]+[.AC$400]/400" office:value-type="float" office:value="0">
            <text:p>0.000000</text:p>
          </table:table-cell>
          <table:table-cell table:formula="of:=[.AD161]+[.AD$400]/400" office:value-type="float" office:value="0">
            <text:p>0.000000</text:p>
          </table:table-cell>
        </table:table-row>
        <table:table-row table:style-name="ro1">
          <table:table-cell table:formula="of:=[.A162]+[.A$400]/400" office:value-type="float" office:value="0">
            <text:p>0.000000</text:p>
          </table:table-cell>
          <table:table-cell table:formula="of:=[.B162]+[.B$400]/400" office:value-type="float" office:value="0">
            <text:p>0.000000</text:p>
          </table:table-cell>
          <table:table-cell table:formula="of:=[.C162]+[.C$400]/400" office:value-type="float" office:value="-0.154001655">
            <text:p>-0.154002</text:p>
          </table:table-cell>
          <table:table-cell table:formula="of:=[.D162]+[.D$400]/400" office:value-type="float" office:value="0.308003309999999">
            <text:p>0.308003</text:p>
          </table:table-cell>
          <table:table-cell table:formula="of:=[.E162]+[.E$400]/400" office:value-type="float" office:value="-0.154001655">
            <text:p>-0.154002</text:p>
          </table:table-cell>
          <table:table-cell table:formula="of:=[.F162]+[.F$400]/400" office:value-type="float" office:value="0">
            <text:p>0.000000</text:p>
          </table:table-cell>
          <table:table-cell table:formula="of:=[.G162]+[.G$400]/400" office:value-type="float" office:value="0">
            <text:p>0.000000</text:p>
          </table:table-cell>
          <table:table-cell table:formula="of:=[.H162]+[.H$400]/400" office:value-type="float" office:value="0">
            <text:p>0.000000</text:p>
          </table:table-cell>
          <table:table-cell table:formula="of:=[.I162]+[.I$400]/400" office:value-type="float" office:value="-0.154001655">
            <text:p>-0.154002</text:p>
          </table:table-cell>
          <table:table-cell table:formula="of:=[.J162]+[.J$400]/400" office:value-type="float" office:value="0.308003309999999">
            <text:p>0.308003</text:p>
          </table:table-cell>
          <table:table-cell table:formula="of:=[.K162]+[.K$400]/400" office:value-type="float" office:value="-0.154001655">
            <text:p>-0.154002</text:p>
          </table:table-cell>
          <table:table-cell table:formula="of:=[.L162]+[.L$400]/400" office:value-type="float" office:value="0">
            <text:p>0.000000</text:p>
          </table:table-cell>
          <table:table-cell table:formula="of:=[.M162]+[.M$400]/400" office:value-type="float" office:value="0.0706858649999998">
            <text:p>0.070686</text:p>
          </table:table-cell>
          <table:table-cell table:formula="of:=[.N162]+[.N$400]/400" office:value-type="float" office:value="-0.0706858649999998">
            <text:p>-0.070686</text:p>
          </table:table-cell>
          <table:table-cell table:formula="of:=[.O162]+[.O$400]/400" office:value-type="float" office:value="0">
            <text:p>0.000000</text:p>
          </table:table-cell>
          <table:table-cell table:formula="of:=[.P162]+[.P$400]/400" office:value-type="float" office:value="-0.212057595">
            <text:p>-0.212058</text:p>
          </table:table-cell>
          <table:table-cell table:formula="of:=[.Q162]+[.Q$400]/400" office:value-type="float" office:value="0">
            <text:p>0.000000</text:p>
          </table:table-cell>
          <table:table-cell table:formula="of:=[.R162]+[.R$400]/400" office:value-type="float" office:value="0">
            <text:p>0.000000</text:p>
          </table:table-cell>
          <table:table-cell table:formula="of:=[.S162]+[.S$400]/400" office:value-type="float" office:value="0">
            <text:p>0.000000</text:p>
          </table:table-cell>
          <table:table-cell table:formula="of:=[.T162]+[.T$400]/400" office:value-type="float" office:value="0.0706858649999998">
            <text:p>0.070686</text:p>
          </table:table-cell>
          <table:table-cell table:formula="of:=[.U162]+[.U$400]/400" office:value-type="float" office:value="0.0706858649999998">
            <text:p>0.070686</text:p>
          </table:table-cell>
          <table:table-cell table:formula="of:=[.V162]+[.V$400]/400" office:value-type="float" office:value="0">
            <text:p>0.000000</text:p>
          </table:table-cell>
          <table:table-cell table:formula="of:=[.W162]+[.W$400]/400" office:value-type="float" office:value="-0.212057595">
            <text:p>-0.212058</text:p>
          </table:table-cell>
          <table:table-cell table:formula="of:=[.X162]+[.X$400]/400" office:value-type="float" office:value="0">
            <text:p>0.000000</text:p>
          </table:table-cell>
          <table:table-cell table:formula="of:=[.Y162]+[.Y$400]/400" office:value-type="float" office:value="0">
            <text:p>0.000000</text:p>
          </table:table-cell>
          <table:table-cell table:formula="of:=[.Z162]+[.Z$400]/400" office:value-type="float" office:value="0">
            <text:p>0.000000</text:p>
          </table:table-cell>
          <table:table-cell table:formula="of:=[.AA162]+[.AA$400]/400" office:value-type="float" office:value="0">
            <text:p>0.000000</text:p>
          </table:table-cell>
          <table:table-cell table:formula="of:=[.AB162]+[.AB$400]/400" office:value-type="float" office:value="0">
            <text:p>0.000000</text:p>
          </table:table-cell>
          <table:table-cell table:formula="of:=[.AC162]+[.AC$400]/400" office:value-type="float" office:value="0">
            <text:p>0.000000</text:p>
          </table:table-cell>
          <table:table-cell table:formula="of:=[.AD162]+[.AD$400]/400" office:value-type="float" office:value="0">
            <text:p>0.000000</text:p>
          </table:table-cell>
        </table:table-row>
        <table:table-row table:style-name="ro1">
          <table:table-cell table:formula="of:=[.A163]+[.A$400]/400" office:value-type="float" office:value="0">
            <text:p>0.000000</text:p>
          </table:table-cell>
          <table:table-cell table:formula="of:=[.B163]+[.B$400]/400" office:value-type="float" office:value="0">
            <text:p>0.000000</text:p>
          </table:table-cell>
          <table:table-cell table:formula="of:=[.C163]+[.C$400]/400" office:value-type="float" office:value="-0.1549522825">
            <text:p>-0.154952</text:p>
          </table:table-cell>
          <table:table-cell table:formula="of:=[.D163]+[.D$400]/400" office:value-type="float" office:value="0.309904564999999">
            <text:p>0.309905</text:p>
          </table:table-cell>
          <table:table-cell table:formula="of:=[.E163]+[.E$400]/400" office:value-type="float" office:value="-0.1549522825">
            <text:p>-0.154952</text:p>
          </table:table-cell>
          <table:table-cell table:formula="of:=[.F163]+[.F$400]/400" office:value-type="float" office:value="0">
            <text:p>0.000000</text:p>
          </table:table-cell>
          <table:table-cell table:formula="of:=[.G163]+[.G$400]/400" office:value-type="float" office:value="0">
            <text:p>0.000000</text:p>
          </table:table-cell>
          <table:table-cell table:formula="of:=[.H163]+[.H$400]/400" office:value-type="float" office:value="0">
            <text:p>0.000000</text:p>
          </table:table-cell>
          <table:table-cell table:formula="of:=[.I163]+[.I$400]/400" office:value-type="float" office:value="-0.1549522825">
            <text:p>-0.154952</text:p>
          </table:table-cell>
          <table:table-cell table:formula="of:=[.J163]+[.J$400]/400" office:value-type="float" office:value="0.309904564999999">
            <text:p>0.309905</text:p>
          </table:table-cell>
          <table:table-cell table:formula="of:=[.K163]+[.K$400]/400" office:value-type="float" office:value="-0.1549522825">
            <text:p>-0.154952</text:p>
          </table:table-cell>
          <table:table-cell table:formula="of:=[.L163]+[.L$400]/400" office:value-type="float" office:value="0">
            <text:p>0.000000</text:p>
          </table:table-cell>
          <table:table-cell table:formula="of:=[.M163]+[.M$400]/400" office:value-type="float" office:value="0.0711221974999998">
            <text:p>0.071122</text:p>
          </table:table-cell>
          <table:table-cell table:formula="of:=[.N163]+[.N$400]/400" office:value-type="float" office:value="-0.0711221974999998">
            <text:p>-0.071122</text:p>
          </table:table-cell>
          <table:table-cell table:formula="of:=[.O163]+[.O$400]/400" office:value-type="float" office:value="0">
            <text:p>0.000000</text:p>
          </table:table-cell>
          <table:table-cell table:formula="of:=[.P163]+[.P$400]/400" office:value-type="float" office:value="-0.2133665925">
            <text:p>-0.213367</text:p>
          </table:table-cell>
          <table:table-cell table:formula="of:=[.Q163]+[.Q$400]/400" office:value-type="float" office:value="0">
            <text:p>0.000000</text:p>
          </table:table-cell>
          <table:table-cell table:formula="of:=[.R163]+[.R$400]/400" office:value-type="float" office:value="0">
            <text:p>0.000000</text:p>
          </table:table-cell>
          <table:table-cell table:formula="of:=[.S163]+[.S$400]/400" office:value-type="float" office:value="0">
            <text:p>0.000000</text:p>
          </table:table-cell>
          <table:table-cell table:formula="of:=[.T163]+[.T$400]/400" office:value-type="float" office:value="0.0711221974999998">
            <text:p>0.071122</text:p>
          </table:table-cell>
          <table:table-cell table:formula="of:=[.U163]+[.U$400]/400" office:value-type="float" office:value="0.0711221974999998">
            <text:p>0.071122</text:p>
          </table:table-cell>
          <table:table-cell table:formula="of:=[.V163]+[.V$400]/400" office:value-type="float" office:value="0">
            <text:p>0.000000</text:p>
          </table:table-cell>
          <table:table-cell table:formula="of:=[.W163]+[.W$400]/400" office:value-type="float" office:value="-0.2133665925">
            <text:p>-0.213367</text:p>
          </table:table-cell>
          <table:table-cell table:formula="of:=[.X163]+[.X$400]/400" office:value-type="float" office:value="0">
            <text:p>0.000000</text:p>
          </table:table-cell>
          <table:table-cell table:formula="of:=[.Y163]+[.Y$400]/400" office:value-type="float" office:value="0">
            <text:p>0.000000</text:p>
          </table:table-cell>
          <table:table-cell table:formula="of:=[.Z163]+[.Z$400]/400" office:value-type="float" office:value="0">
            <text:p>0.000000</text:p>
          </table:table-cell>
          <table:table-cell table:formula="of:=[.AA163]+[.AA$400]/400" office:value-type="float" office:value="0">
            <text:p>0.000000</text:p>
          </table:table-cell>
          <table:table-cell table:formula="of:=[.AB163]+[.AB$400]/400" office:value-type="float" office:value="0">
            <text:p>0.000000</text:p>
          </table:table-cell>
          <table:table-cell table:formula="of:=[.AC163]+[.AC$400]/400" office:value-type="float" office:value="0">
            <text:p>0.000000</text:p>
          </table:table-cell>
          <table:table-cell table:formula="of:=[.AD163]+[.AD$400]/400" office:value-type="float" office:value="0">
            <text:p>0.000000</text:p>
          </table:table-cell>
        </table:table-row>
        <table:table-row table:style-name="ro1">
          <table:table-cell table:formula="of:=[.A164]+[.A$400]/400" office:value-type="float" office:value="0">
            <text:p>0.000000</text:p>
          </table:table-cell>
          <table:table-cell table:formula="of:=[.B164]+[.B$400]/400" office:value-type="float" office:value="0">
            <text:p>0.000000</text:p>
          </table:table-cell>
          <table:table-cell table:formula="of:=[.C164]+[.C$400]/400" office:value-type="float" office:value="-0.15590291">
            <text:p>-0.155903</text:p>
          </table:table-cell>
          <table:table-cell table:formula="of:=[.D164]+[.D$400]/400" office:value-type="float" office:value="0.311805819999999">
            <text:p>0.311806</text:p>
          </table:table-cell>
          <table:table-cell table:formula="of:=[.E164]+[.E$400]/400" office:value-type="float" office:value="-0.15590291">
            <text:p>-0.155903</text:p>
          </table:table-cell>
          <table:table-cell table:formula="of:=[.F164]+[.F$400]/400" office:value-type="float" office:value="0">
            <text:p>0.000000</text:p>
          </table:table-cell>
          <table:table-cell table:formula="of:=[.G164]+[.G$400]/400" office:value-type="float" office:value="0">
            <text:p>0.000000</text:p>
          </table:table-cell>
          <table:table-cell table:formula="of:=[.H164]+[.H$400]/400" office:value-type="float" office:value="0">
            <text:p>0.000000</text:p>
          </table:table-cell>
          <table:table-cell table:formula="of:=[.I164]+[.I$400]/400" office:value-type="float" office:value="-0.15590291">
            <text:p>-0.155903</text:p>
          </table:table-cell>
          <table:table-cell table:formula="of:=[.J164]+[.J$400]/400" office:value-type="float" office:value="0.311805819999999">
            <text:p>0.311806</text:p>
          </table:table-cell>
          <table:table-cell table:formula="of:=[.K164]+[.K$400]/400" office:value-type="float" office:value="-0.15590291">
            <text:p>-0.155903</text:p>
          </table:table-cell>
          <table:table-cell table:formula="of:=[.L164]+[.L$400]/400" office:value-type="float" office:value="0">
            <text:p>0.000000</text:p>
          </table:table-cell>
          <table:table-cell table:formula="of:=[.M164]+[.M$400]/400" office:value-type="float" office:value="0.0715585299999998">
            <text:p>0.071559</text:p>
          </table:table-cell>
          <table:table-cell table:formula="of:=[.N164]+[.N$400]/400" office:value-type="float" office:value="-0.0715585299999998">
            <text:p>-0.071559</text:p>
          </table:table-cell>
          <table:table-cell table:formula="of:=[.O164]+[.O$400]/400" office:value-type="float" office:value="0">
            <text:p>0.000000</text:p>
          </table:table-cell>
          <table:table-cell table:formula="of:=[.P164]+[.P$400]/400" office:value-type="float" office:value="-0.21467559">
            <text:p>-0.214676</text:p>
          </table:table-cell>
          <table:table-cell table:formula="of:=[.Q164]+[.Q$400]/400" office:value-type="float" office:value="0">
            <text:p>0.000000</text:p>
          </table:table-cell>
          <table:table-cell table:formula="of:=[.R164]+[.R$400]/400" office:value-type="float" office:value="0">
            <text:p>0.000000</text:p>
          </table:table-cell>
          <table:table-cell table:formula="of:=[.S164]+[.S$400]/400" office:value-type="float" office:value="0">
            <text:p>0.000000</text:p>
          </table:table-cell>
          <table:table-cell table:formula="of:=[.T164]+[.T$400]/400" office:value-type="float" office:value="0.0715585299999998">
            <text:p>0.071559</text:p>
          </table:table-cell>
          <table:table-cell table:formula="of:=[.U164]+[.U$400]/400" office:value-type="float" office:value="0.0715585299999998">
            <text:p>0.071559</text:p>
          </table:table-cell>
          <table:table-cell table:formula="of:=[.V164]+[.V$400]/400" office:value-type="float" office:value="0">
            <text:p>0.000000</text:p>
          </table:table-cell>
          <table:table-cell table:formula="of:=[.W164]+[.W$400]/400" office:value-type="float" office:value="-0.21467559">
            <text:p>-0.214676</text:p>
          </table:table-cell>
          <table:table-cell table:formula="of:=[.X164]+[.X$400]/400" office:value-type="float" office:value="0">
            <text:p>0.000000</text:p>
          </table:table-cell>
          <table:table-cell table:formula="of:=[.Y164]+[.Y$400]/400" office:value-type="float" office:value="0">
            <text:p>0.000000</text:p>
          </table:table-cell>
          <table:table-cell table:formula="of:=[.Z164]+[.Z$400]/400" office:value-type="float" office:value="0">
            <text:p>0.000000</text:p>
          </table:table-cell>
          <table:table-cell table:formula="of:=[.AA164]+[.AA$400]/400" office:value-type="float" office:value="0">
            <text:p>0.000000</text:p>
          </table:table-cell>
          <table:table-cell table:formula="of:=[.AB164]+[.AB$400]/400" office:value-type="float" office:value="0">
            <text:p>0.000000</text:p>
          </table:table-cell>
          <table:table-cell table:formula="of:=[.AC164]+[.AC$400]/400" office:value-type="float" office:value="0">
            <text:p>0.000000</text:p>
          </table:table-cell>
          <table:table-cell table:formula="of:=[.AD164]+[.AD$400]/400" office:value-type="float" office:value="0">
            <text:p>0.000000</text:p>
          </table:table-cell>
        </table:table-row>
        <table:table-row table:style-name="ro1">
          <table:table-cell table:formula="of:=[.A165]+[.A$400]/400" office:value-type="float" office:value="0">
            <text:p>0.000000</text:p>
          </table:table-cell>
          <table:table-cell table:formula="of:=[.B165]+[.B$400]/400" office:value-type="float" office:value="0">
            <text:p>0.000000</text:p>
          </table:table-cell>
          <table:table-cell table:formula="of:=[.C165]+[.C$400]/400" office:value-type="float" office:value="-0.1568535375">
            <text:p>-0.156854</text:p>
          </table:table-cell>
          <table:table-cell table:formula="of:=[.D165]+[.D$400]/400" office:value-type="float" office:value="0.313707074999999">
            <text:p>0.313707</text:p>
          </table:table-cell>
          <table:table-cell table:formula="of:=[.E165]+[.E$400]/400" office:value-type="float" office:value="-0.1568535375">
            <text:p>-0.156854</text:p>
          </table:table-cell>
          <table:table-cell table:formula="of:=[.F165]+[.F$400]/400" office:value-type="float" office:value="0">
            <text:p>0.000000</text:p>
          </table:table-cell>
          <table:table-cell table:formula="of:=[.G165]+[.G$400]/400" office:value-type="float" office:value="0">
            <text:p>0.000000</text:p>
          </table:table-cell>
          <table:table-cell table:formula="of:=[.H165]+[.H$400]/400" office:value-type="float" office:value="0">
            <text:p>0.000000</text:p>
          </table:table-cell>
          <table:table-cell table:formula="of:=[.I165]+[.I$400]/400" office:value-type="float" office:value="-0.1568535375">
            <text:p>-0.156854</text:p>
          </table:table-cell>
          <table:table-cell table:formula="of:=[.J165]+[.J$400]/400" office:value-type="float" office:value="0.313707074999999">
            <text:p>0.313707</text:p>
          </table:table-cell>
          <table:table-cell table:formula="of:=[.K165]+[.K$400]/400" office:value-type="float" office:value="-0.1568535375">
            <text:p>-0.156854</text:p>
          </table:table-cell>
          <table:table-cell table:formula="of:=[.L165]+[.L$400]/400" office:value-type="float" office:value="0">
            <text:p>0.000000</text:p>
          </table:table-cell>
          <table:table-cell table:formula="of:=[.M165]+[.M$400]/400" office:value-type="float" office:value="0.0719948624999998">
            <text:p>0.071995</text:p>
          </table:table-cell>
          <table:table-cell table:formula="of:=[.N165]+[.N$400]/400" office:value-type="float" office:value="-0.0719948624999998">
            <text:p>-0.071995</text:p>
          </table:table-cell>
          <table:table-cell table:formula="of:=[.O165]+[.O$400]/400" office:value-type="float" office:value="0">
            <text:p>0.000000</text:p>
          </table:table-cell>
          <table:table-cell table:formula="of:=[.P165]+[.P$400]/400" office:value-type="float" office:value="-0.2159845875">
            <text:p>-0.215985</text:p>
          </table:table-cell>
          <table:table-cell table:formula="of:=[.Q165]+[.Q$400]/400" office:value-type="float" office:value="0">
            <text:p>0.000000</text:p>
          </table:table-cell>
          <table:table-cell table:formula="of:=[.R165]+[.R$400]/400" office:value-type="float" office:value="0">
            <text:p>0.000000</text:p>
          </table:table-cell>
          <table:table-cell table:formula="of:=[.S165]+[.S$400]/400" office:value-type="float" office:value="0">
            <text:p>0.000000</text:p>
          </table:table-cell>
          <table:table-cell table:formula="of:=[.T165]+[.T$400]/400" office:value-type="float" office:value="0.0719948624999998">
            <text:p>0.071995</text:p>
          </table:table-cell>
          <table:table-cell table:formula="of:=[.U165]+[.U$400]/400" office:value-type="float" office:value="0.0719948624999998">
            <text:p>0.071995</text:p>
          </table:table-cell>
          <table:table-cell table:formula="of:=[.V165]+[.V$400]/400" office:value-type="float" office:value="0">
            <text:p>0.000000</text:p>
          </table:table-cell>
          <table:table-cell table:formula="of:=[.W165]+[.W$400]/400" office:value-type="float" office:value="-0.2159845875">
            <text:p>-0.215985</text:p>
          </table:table-cell>
          <table:table-cell table:formula="of:=[.X165]+[.X$400]/400" office:value-type="float" office:value="0">
            <text:p>0.000000</text:p>
          </table:table-cell>
          <table:table-cell table:formula="of:=[.Y165]+[.Y$400]/400" office:value-type="float" office:value="0">
            <text:p>0.000000</text:p>
          </table:table-cell>
          <table:table-cell table:formula="of:=[.Z165]+[.Z$400]/400" office:value-type="float" office:value="0">
            <text:p>0.000000</text:p>
          </table:table-cell>
          <table:table-cell table:formula="of:=[.AA165]+[.AA$400]/400" office:value-type="float" office:value="0">
            <text:p>0.000000</text:p>
          </table:table-cell>
          <table:table-cell table:formula="of:=[.AB165]+[.AB$400]/400" office:value-type="float" office:value="0">
            <text:p>0.000000</text:p>
          </table:table-cell>
          <table:table-cell table:formula="of:=[.AC165]+[.AC$400]/400" office:value-type="float" office:value="0">
            <text:p>0.000000</text:p>
          </table:table-cell>
          <table:table-cell table:formula="of:=[.AD165]+[.AD$400]/400" office:value-type="float" office:value="0">
            <text:p>0.000000</text:p>
          </table:table-cell>
        </table:table-row>
        <table:table-row table:style-name="ro1">
          <table:table-cell table:formula="of:=[.A166]+[.A$400]/400" office:value-type="float" office:value="0">
            <text:p>0.000000</text:p>
          </table:table-cell>
          <table:table-cell table:formula="of:=[.B166]+[.B$400]/400" office:value-type="float" office:value="0">
            <text:p>0.000000</text:p>
          </table:table-cell>
          <table:table-cell table:formula="of:=[.C166]+[.C$400]/400" office:value-type="float" office:value="-0.157804165">
            <text:p>-0.157804</text:p>
          </table:table-cell>
          <table:table-cell table:formula="of:=[.D166]+[.D$400]/400" office:value-type="float" office:value="0.315608329999999">
            <text:p>0.315608</text:p>
          </table:table-cell>
          <table:table-cell table:formula="of:=[.E166]+[.E$400]/400" office:value-type="float" office:value="-0.157804165">
            <text:p>-0.157804</text:p>
          </table:table-cell>
          <table:table-cell table:formula="of:=[.F166]+[.F$400]/400" office:value-type="float" office:value="0">
            <text:p>0.000000</text:p>
          </table:table-cell>
          <table:table-cell table:formula="of:=[.G166]+[.G$400]/400" office:value-type="float" office:value="0">
            <text:p>0.000000</text:p>
          </table:table-cell>
          <table:table-cell table:formula="of:=[.H166]+[.H$400]/400" office:value-type="float" office:value="0">
            <text:p>0.000000</text:p>
          </table:table-cell>
          <table:table-cell table:formula="of:=[.I166]+[.I$400]/400" office:value-type="float" office:value="-0.157804165">
            <text:p>-0.157804</text:p>
          </table:table-cell>
          <table:table-cell table:formula="of:=[.J166]+[.J$400]/400" office:value-type="float" office:value="0.315608329999999">
            <text:p>0.315608</text:p>
          </table:table-cell>
          <table:table-cell table:formula="of:=[.K166]+[.K$400]/400" office:value-type="float" office:value="-0.157804165">
            <text:p>-0.157804</text:p>
          </table:table-cell>
          <table:table-cell table:formula="of:=[.L166]+[.L$400]/400" office:value-type="float" office:value="0">
            <text:p>0.000000</text:p>
          </table:table-cell>
          <table:table-cell table:formula="of:=[.M166]+[.M$400]/400" office:value-type="float" office:value="0.0724311949999998">
            <text:p>0.072431</text:p>
          </table:table-cell>
          <table:table-cell table:formula="of:=[.N166]+[.N$400]/400" office:value-type="float" office:value="-0.0724311949999998">
            <text:p>-0.072431</text:p>
          </table:table-cell>
          <table:table-cell table:formula="of:=[.O166]+[.O$400]/400" office:value-type="float" office:value="0">
            <text:p>0.000000</text:p>
          </table:table-cell>
          <table:table-cell table:formula="of:=[.P166]+[.P$400]/400" office:value-type="float" office:value="-0.217293585">
            <text:p>-0.217294</text:p>
          </table:table-cell>
          <table:table-cell table:formula="of:=[.Q166]+[.Q$400]/400" office:value-type="float" office:value="0">
            <text:p>0.000000</text:p>
          </table:table-cell>
          <table:table-cell table:formula="of:=[.R166]+[.R$400]/400" office:value-type="float" office:value="0">
            <text:p>0.000000</text:p>
          </table:table-cell>
          <table:table-cell table:formula="of:=[.S166]+[.S$400]/400" office:value-type="float" office:value="0">
            <text:p>0.000000</text:p>
          </table:table-cell>
          <table:table-cell table:formula="of:=[.T166]+[.T$400]/400" office:value-type="float" office:value="0.0724311949999998">
            <text:p>0.072431</text:p>
          </table:table-cell>
          <table:table-cell table:formula="of:=[.U166]+[.U$400]/400" office:value-type="float" office:value="0.0724311949999998">
            <text:p>0.072431</text:p>
          </table:table-cell>
          <table:table-cell table:formula="of:=[.V166]+[.V$400]/400" office:value-type="float" office:value="0">
            <text:p>0.000000</text:p>
          </table:table-cell>
          <table:table-cell table:formula="of:=[.W166]+[.W$400]/400" office:value-type="float" office:value="-0.217293585">
            <text:p>-0.217294</text:p>
          </table:table-cell>
          <table:table-cell table:formula="of:=[.X166]+[.X$400]/400" office:value-type="float" office:value="0">
            <text:p>0.000000</text:p>
          </table:table-cell>
          <table:table-cell table:formula="of:=[.Y166]+[.Y$400]/400" office:value-type="float" office:value="0">
            <text:p>0.000000</text:p>
          </table:table-cell>
          <table:table-cell table:formula="of:=[.Z166]+[.Z$400]/400" office:value-type="float" office:value="0">
            <text:p>0.000000</text:p>
          </table:table-cell>
          <table:table-cell table:formula="of:=[.AA166]+[.AA$400]/400" office:value-type="float" office:value="0">
            <text:p>0.000000</text:p>
          </table:table-cell>
          <table:table-cell table:formula="of:=[.AB166]+[.AB$400]/400" office:value-type="float" office:value="0">
            <text:p>0.000000</text:p>
          </table:table-cell>
          <table:table-cell table:formula="of:=[.AC166]+[.AC$400]/400" office:value-type="float" office:value="0">
            <text:p>0.000000</text:p>
          </table:table-cell>
          <table:table-cell table:formula="of:=[.AD166]+[.AD$400]/400" office:value-type="float" office:value="0">
            <text:p>0.000000</text:p>
          </table:table-cell>
        </table:table-row>
        <table:table-row table:style-name="ro1">
          <table:table-cell table:formula="of:=[.A167]+[.A$400]/400" office:value-type="float" office:value="0">
            <text:p>0.000000</text:p>
          </table:table-cell>
          <table:table-cell table:formula="of:=[.B167]+[.B$400]/400" office:value-type="float" office:value="0">
            <text:p>0.000000</text:p>
          </table:table-cell>
          <table:table-cell table:formula="of:=[.C167]+[.C$400]/400" office:value-type="float" office:value="-0.1587547925">
            <text:p>-0.158755</text:p>
          </table:table-cell>
          <table:table-cell table:formula="of:=[.D167]+[.D$400]/400" office:value-type="float" office:value="0.317509584999999">
            <text:p>0.317510</text:p>
          </table:table-cell>
          <table:table-cell table:formula="of:=[.E167]+[.E$400]/400" office:value-type="float" office:value="-0.1587547925">
            <text:p>-0.158755</text:p>
          </table:table-cell>
          <table:table-cell table:formula="of:=[.F167]+[.F$400]/400" office:value-type="float" office:value="0">
            <text:p>0.000000</text:p>
          </table:table-cell>
          <table:table-cell table:formula="of:=[.G167]+[.G$400]/400" office:value-type="float" office:value="0">
            <text:p>0.000000</text:p>
          </table:table-cell>
          <table:table-cell table:formula="of:=[.H167]+[.H$400]/400" office:value-type="float" office:value="0">
            <text:p>0.000000</text:p>
          </table:table-cell>
          <table:table-cell table:formula="of:=[.I167]+[.I$400]/400" office:value-type="float" office:value="-0.1587547925">
            <text:p>-0.158755</text:p>
          </table:table-cell>
          <table:table-cell table:formula="of:=[.J167]+[.J$400]/400" office:value-type="float" office:value="0.317509584999999">
            <text:p>0.317510</text:p>
          </table:table-cell>
          <table:table-cell table:formula="of:=[.K167]+[.K$400]/400" office:value-type="float" office:value="-0.1587547925">
            <text:p>-0.158755</text:p>
          </table:table-cell>
          <table:table-cell table:formula="of:=[.L167]+[.L$400]/400" office:value-type="float" office:value="0">
            <text:p>0.000000</text:p>
          </table:table-cell>
          <table:table-cell table:formula="of:=[.M167]+[.M$400]/400" office:value-type="float" office:value="0.0728675274999998">
            <text:p>0.072868</text:p>
          </table:table-cell>
          <table:table-cell table:formula="of:=[.N167]+[.N$400]/400" office:value-type="float" office:value="-0.0728675274999998">
            <text:p>-0.072868</text:p>
          </table:table-cell>
          <table:table-cell table:formula="of:=[.O167]+[.O$400]/400" office:value-type="float" office:value="0">
            <text:p>0.000000</text:p>
          </table:table-cell>
          <table:table-cell table:formula="of:=[.P167]+[.P$400]/400" office:value-type="float" office:value="-0.2186025825">
            <text:p>-0.218603</text:p>
          </table:table-cell>
          <table:table-cell table:formula="of:=[.Q167]+[.Q$400]/400" office:value-type="float" office:value="0">
            <text:p>0.000000</text:p>
          </table:table-cell>
          <table:table-cell table:formula="of:=[.R167]+[.R$400]/400" office:value-type="float" office:value="0">
            <text:p>0.000000</text:p>
          </table:table-cell>
          <table:table-cell table:formula="of:=[.S167]+[.S$400]/400" office:value-type="float" office:value="0">
            <text:p>0.000000</text:p>
          </table:table-cell>
          <table:table-cell table:formula="of:=[.T167]+[.T$400]/400" office:value-type="float" office:value="0.0728675274999998">
            <text:p>0.072868</text:p>
          </table:table-cell>
          <table:table-cell table:formula="of:=[.U167]+[.U$400]/400" office:value-type="float" office:value="0.0728675274999998">
            <text:p>0.072868</text:p>
          </table:table-cell>
          <table:table-cell table:formula="of:=[.V167]+[.V$400]/400" office:value-type="float" office:value="0">
            <text:p>0.000000</text:p>
          </table:table-cell>
          <table:table-cell table:formula="of:=[.W167]+[.W$400]/400" office:value-type="float" office:value="-0.2186025825">
            <text:p>-0.218603</text:p>
          </table:table-cell>
          <table:table-cell table:formula="of:=[.X167]+[.X$400]/400" office:value-type="float" office:value="0">
            <text:p>0.000000</text:p>
          </table:table-cell>
          <table:table-cell table:formula="of:=[.Y167]+[.Y$400]/400" office:value-type="float" office:value="0">
            <text:p>0.000000</text:p>
          </table:table-cell>
          <table:table-cell table:formula="of:=[.Z167]+[.Z$400]/400" office:value-type="float" office:value="0">
            <text:p>0.000000</text:p>
          </table:table-cell>
          <table:table-cell table:formula="of:=[.AA167]+[.AA$400]/400" office:value-type="float" office:value="0">
            <text:p>0.000000</text:p>
          </table:table-cell>
          <table:table-cell table:formula="of:=[.AB167]+[.AB$400]/400" office:value-type="float" office:value="0">
            <text:p>0.000000</text:p>
          </table:table-cell>
          <table:table-cell table:formula="of:=[.AC167]+[.AC$400]/400" office:value-type="float" office:value="0">
            <text:p>0.000000</text:p>
          </table:table-cell>
          <table:table-cell table:formula="of:=[.AD167]+[.AD$400]/400" office:value-type="float" office:value="0">
            <text:p>0.000000</text:p>
          </table:table-cell>
        </table:table-row>
        <table:table-row table:style-name="ro1">
          <table:table-cell table:formula="of:=[.A168]+[.A$400]/400" office:value-type="float" office:value="0">
            <text:p>0.000000</text:p>
          </table:table-cell>
          <table:table-cell table:formula="of:=[.B168]+[.B$400]/400" office:value-type="float" office:value="0">
            <text:p>0.000000</text:p>
          </table:table-cell>
          <table:table-cell table:formula="of:=[.C168]+[.C$400]/400" office:value-type="float" office:value="-0.15970542">
            <text:p>-0.159705</text:p>
          </table:table-cell>
          <table:table-cell table:formula="of:=[.D168]+[.D$400]/400" office:value-type="float" office:value="0.319410839999999">
            <text:p>0.319411</text:p>
          </table:table-cell>
          <table:table-cell table:formula="of:=[.E168]+[.E$400]/400" office:value-type="float" office:value="-0.15970542">
            <text:p>-0.159705</text:p>
          </table:table-cell>
          <table:table-cell table:formula="of:=[.F168]+[.F$400]/400" office:value-type="float" office:value="0">
            <text:p>0.000000</text:p>
          </table:table-cell>
          <table:table-cell table:formula="of:=[.G168]+[.G$400]/400" office:value-type="float" office:value="0">
            <text:p>0.000000</text:p>
          </table:table-cell>
          <table:table-cell table:formula="of:=[.H168]+[.H$400]/400" office:value-type="float" office:value="0">
            <text:p>0.000000</text:p>
          </table:table-cell>
          <table:table-cell table:formula="of:=[.I168]+[.I$400]/400" office:value-type="float" office:value="-0.15970542">
            <text:p>-0.159705</text:p>
          </table:table-cell>
          <table:table-cell table:formula="of:=[.J168]+[.J$400]/400" office:value-type="float" office:value="0.319410839999999">
            <text:p>0.319411</text:p>
          </table:table-cell>
          <table:table-cell table:formula="of:=[.K168]+[.K$400]/400" office:value-type="float" office:value="-0.15970542">
            <text:p>-0.159705</text:p>
          </table:table-cell>
          <table:table-cell table:formula="of:=[.L168]+[.L$400]/400" office:value-type="float" office:value="0">
            <text:p>0.000000</text:p>
          </table:table-cell>
          <table:table-cell table:formula="of:=[.M168]+[.M$400]/400" office:value-type="float" office:value="0.0733038599999998">
            <text:p>0.073304</text:p>
          </table:table-cell>
          <table:table-cell table:formula="of:=[.N168]+[.N$400]/400" office:value-type="float" office:value="-0.0733038599999998">
            <text:p>-0.073304</text:p>
          </table:table-cell>
          <table:table-cell table:formula="of:=[.O168]+[.O$400]/400" office:value-type="float" office:value="0">
            <text:p>0.000000</text:p>
          </table:table-cell>
          <table:table-cell table:formula="of:=[.P168]+[.P$400]/400" office:value-type="float" office:value="-0.21991158">
            <text:p>-0.219912</text:p>
          </table:table-cell>
          <table:table-cell table:formula="of:=[.Q168]+[.Q$400]/400" office:value-type="float" office:value="0">
            <text:p>0.000000</text:p>
          </table:table-cell>
          <table:table-cell table:formula="of:=[.R168]+[.R$400]/400" office:value-type="float" office:value="0">
            <text:p>0.000000</text:p>
          </table:table-cell>
          <table:table-cell table:formula="of:=[.S168]+[.S$400]/400" office:value-type="float" office:value="0">
            <text:p>0.000000</text:p>
          </table:table-cell>
          <table:table-cell table:formula="of:=[.T168]+[.T$400]/400" office:value-type="float" office:value="0.0733038599999998">
            <text:p>0.073304</text:p>
          </table:table-cell>
          <table:table-cell table:formula="of:=[.U168]+[.U$400]/400" office:value-type="float" office:value="0.0733038599999998">
            <text:p>0.073304</text:p>
          </table:table-cell>
          <table:table-cell table:formula="of:=[.V168]+[.V$400]/400" office:value-type="float" office:value="0">
            <text:p>0.000000</text:p>
          </table:table-cell>
          <table:table-cell table:formula="of:=[.W168]+[.W$400]/400" office:value-type="float" office:value="-0.21991158">
            <text:p>-0.219912</text:p>
          </table:table-cell>
          <table:table-cell table:formula="of:=[.X168]+[.X$400]/400" office:value-type="float" office:value="0">
            <text:p>0.000000</text:p>
          </table:table-cell>
          <table:table-cell table:formula="of:=[.Y168]+[.Y$400]/400" office:value-type="float" office:value="0">
            <text:p>0.000000</text:p>
          </table:table-cell>
          <table:table-cell table:formula="of:=[.Z168]+[.Z$400]/400" office:value-type="float" office:value="0">
            <text:p>0.000000</text:p>
          </table:table-cell>
          <table:table-cell table:formula="of:=[.AA168]+[.AA$400]/400" office:value-type="float" office:value="0">
            <text:p>0.000000</text:p>
          </table:table-cell>
          <table:table-cell table:formula="of:=[.AB168]+[.AB$400]/400" office:value-type="float" office:value="0">
            <text:p>0.000000</text:p>
          </table:table-cell>
          <table:table-cell table:formula="of:=[.AC168]+[.AC$400]/400" office:value-type="float" office:value="0">
            <text:p>0.000000</text:p>
          </table:table-cell>
          <table:table-cell table:formula="of:=[.AD168]+[.AD$400]/400" office:value-type="float" office:value="0">
            <text:p>0.000000</text:p>
          </table:table-cell>
        </table:table-row>
        <table:table-row table:style-name="ro1">
          <table:table-cell table:formula="of:=[.A169]+[.A$400]/400" office:value-type="float" office:value="0">
            <text:p>0.000000</text:p>
          </table:table-cell>
          <table:table-cell table:formula="of:=[.B169]+[.B$400]/400" office:value-type="float" office:value="0">
            <text:p>0.000000</text:p>
          </table:table-cell>
          <table:table-cell table:formula="of:=[.C169]+[.C$400]/400" office:value-type="float" office:value="-0.1606560475">
            <text:p>-0.160656</text:p>
          </table:table-cell>
          <table:table-cell table:formula="of:=[.D169]+[.D$400]/400" office:value-type="float" office:value="0.321312094999999">
            <text:p>0.321312</text:p>
          </table:table-cell>
          <table:table-cell table:formula="of:=[.E169]+[.E$400]/400" office:value-type="float" office:value="-0.1606560475">
            <text:p>-0.160656</text:p>
          </table:table-cell>
          <table:table-cell table:formula="of:=[.F169]+[.F$400]/400" office:value-type="float" office:value="0">
            <text:p>0.000000</text:p>
          </table:table-cell>
          <table:table-cell table:formula="of:=[.G169]+[.G$400]/400" office:value-type="float" office:value="0">
            <text:p>0.000000</text:p>
          </table:table-cell>
          <table:table-cell table:formula="of:=[.H169]+[.H$400]/400" office:value-type="float" office:value="0">
            <text:p>0.000000</text:p>
          </table:table-cell>
          <table:table-cell table:formula="of:=[.I169]+[.I$400]/400" office:value-type="float" office:value="-0.1606560475">
            <text:p>-0.160656</text:p>
          </table:table-cell>
          <table:table-cell table:formula="of:=[.J169]+[.J$400]/400" office:value-type="float" office:value="0.321312094999999">
            <text:p>0.321312</text:p>
          </table:table-cell>
          <table:table-cell table:formula="of:=[.K169]+[.K$400]/400" office:value-type="float" office:value="-0.1606560475">
            <text:p>-0.160656</text:p>
          </table:table-cell>
          <table:table-cell table:formula="of:=[.L169]+[.L$400]/400" office:value-type="float" office:value="0">
            <text:p>0.000000</text:p>
          </table:table-cell>
          <table:table-cell table:formula="of:=[.M169]+[.M$400]/400" office:value-type="float" office:value="0.0737401924999998">
            <text:p>0.073740</text:p>
          </table:table-cell>
          <table:table-cell table:formula="of:=[.N169]+[.N$400]/400" office:value-type="float" office:value="-0.0737401924999998">
            <text:p>-0.073740</text:p>
          </table:table-cell>
          <table:table-cell table:formula="of:=[.O169]+[.O$400]/400" office:value-type="float" office:value="0">
            <text:p>0.000000</text:p>
          </table:table-cell>
          <table:table-cell table:formula="of:=[.P169]+[.P$400]/400" office:value-type="float" office:value="-0.2212205775">
            <text:p>-0.221221</text:p>
          </table:table-cell>
          <table:table-cell table:formula="of:=[.Q169]+[.Q$400]/400" office:value-type="float" office:value="0">
            <text:p>0.000000</text:p>
          </table:table-cell>
          <table:table-cell table:formula="of:=[.R169]+[.R$400]/400" office:value-type="float" office:value="0">
            <text:p>0.000000</text:p>
          </table:table-cell>
          <table:table-cell table:formula="of:=[.S169]+[.S$400]/400" office:value-type="float" office:value="0">
            <text:p>0.000000</text:p>
          </table:table-cell>
          <table:table-cell table:formula="of:=[.T169]+[.T$400]/400" office:value-type="float" office:value="0.0737401924999998">
            <text:p>0.073740</text:p>
          </table:table-cell>
          <table:table-cell table:formula="of:=[.U169]+[.U$400]/400" office:value-type="float" office:value="0.0737401924999998">
            <text:p>0.073740</text:p>
          </table:table-cell>
          <table:table-cell table:formula="of:=[.V169]+[.V$400]/400" office:value-type="float" office:value="0">
            <text:p>0.000000</text:p>
          </table:table-cell>
          <table:table-cell table:formula="of:=[.W169]+[.W$400]/400" office:value-type="float" office:value="-0.2212205775">
            <text:p>-0.221221</text:p>
          </table:table-cell>
          <table:table-cell table:formula="of:=[.X169]+[.X$400]/400" office:value-type="float" office:value="0">
            <text:p>0.000000</text:p>
          </table:table-cell>
          <table:table-cell table:formula="of:=[.Y169]+[.Y$400]/400" office:value-type="float" office:value="0">
            <text:p>0.000000</text:p>
          </table:table-cell>
          <table:table-cell table:formula="of:=[.Z169]+[.Z$400]/400" office:value-type="float" office:value="0">
            <text:p>0.000000</text:p>
          </table:table-cell>
          <table:table-cell table:formula="of:=[.AA169]+[.AA$400]/400" office:value-type="float" office:value="0">
            <text:p>0.000000</text:p>
          </table:table-cell>
          <table:table-cell table:formula="of:=[.AB169]+[.AB$400]/400" office:value-type="float" office:value="0">
            <text:p>0.000000</text:p>
          </table:table-cell>
          <table:table-cell table:formula="of:=[.AC169]+[.AC$400]/400" office:value-type="float" office:value="0">
            <text:p>0.000000</text:p>
          </table:table-cell>
          <table:table-cell table:formula="of:=[.AD169]+[.AD$400]/400" office:value-type="float" office:value="0">
            <text:p>0.000000</text:p>
          </table:table-cell>
        </table:table-row>
        <table:table-row table:style-name="ro1">
          <table:table-cell table:formula="of:=[.A170]+[.A$400]/400" office:value-type="float" office:value="0">
            <text:p>0.000000</text:p>
          </table:table-cell>
          <table:table-cell table:formula="of:=[.B170]+[.B$400]/400" office:value-type="float" office:value="0">
            <text:p>0.000000</text:p>
          </table:table-cell>
          <table:table-cell table:formula="of:=[.C170]+[.C$400]/400" office:value-type="float" office:value="-0.161606675">
            <text:p>-0.161607</text:p>
          </table:table-cell>
          <table:table-cell table:formula="of:=[.D170]+[.D$400]/400" office:value-type="float" office:value="0.323213349999999">
            <text:p>0.323213</text:p>
          </table:table-cell>
          <table:table-cell table:formula="of:=[.E170]+[.E$400]/400" office:value-type="float" office:value="-0.161606675">
            <text:p>-0.161607</text:p>
          </table:table-cell>
          <table:table-cell table:formula="of:=[.F170]+[.F$400]/400" office:value-type="float" office:value="0">
            <text:p>0.000000</text:p>
          </table:table-cell>
          <table:table-cell table:formula="of:=[.G170]+[.G$400]/400" office:value-type="float" office:value="0">
            <text:p>0.000000</text:p>
          </table:table-cell>
          <table:table-cell table:formula="of:=[.H170]+[.H$400]/400" office:value-type="float" office:value="0">
            <text:p>0.000000</text:p>
          </table:table-cell>
          <table:table-cell table:formula="of:=[.I170]+[.I$400]/400" office:value-type="float" office:value="-0.161606675">
            <text:p>-0.161607</text:p>
          </table:table-cell>
          <table:table-cell table:formula="of:=[.J170]+[.J$400]/400" office:value-type="float" office:value="0.323213349999999">
            <text:p>0.323213</text:p>
          </table:table-cell>
          <table:table-cell table:formula="of:=[.K170]+[.K$400]/400" office:value-type="float" office:value="-0.161606675">
            <text:p>-0.161607</text:p>
          </table:table-cell>
          <table:table-cell table:formula="of:=[.L170]+[.L$400]/400" office:value-type="float" office:value="0">
            <text:p>0.000000</text:p>
          </table:table-cell>
          <table:table-cell table:formula="of:=[.M170]+[.M$400]/400" office:value-type="float" office:value="0.0741765249999998">
            <text:p>0.074177</text:p>
          </table:table-cell>
          <table:table-cell table:formula="of:=[.N170]+[.N$400]/400" office:value-type="float" office:value="-0.0741765249999998">
            <text:p>-0.074177</text:p>
          </table:table-cell>
          <table:table-cell table:formula="of:=[.O170]+[.O$400]/400" office:value-type="float" office:value="0">
            <text:p>0.000000</text:p>
          </table:table-cell>
          <table:table-cell table:formula="of:=[.P170]+[.P$400]/400" office:value-type="float" office:value="-0.222529575">
            <text:p>-0.222530</text:p>
          </table:table-cell>
          <table:table-cell table:formula="of:=[.Q170]+[.Q$400]/400" office:value-type="float" office:value="0">
            <text:p>0.000000</text:p>
          </table:table-cell>
          <table:table-cell table:formula="of:=[.R170]+[.R$400]/400" office:value-type="float" office:value="0">
            <text:p>0.000000</text:p>
          </table:table-cell>
          <table:table-cell table:formula="of:=[.S170]+[.S$400]/400" office:value-type="float" office:value="0">
            <text:p>0.000000</text:p>
          </table:table-cell>
          <table:table-cell table:formula="of:=[.T170]+[.T$400]/400" office:value-type="float" office:value="0.0741765249999998">
            <text:p>0.074177</text:p>
          </table:table-cell>
          <table:table-cell table:formula="of:=[.U170]+[.U$400]/400" office:value-type="float" office:value="0.0741765249999998">
            <text:p>0.074177</text:p>
          </table:table-cell>
          <table:table-cell table:formula="of:=[.V170]+[.V$400]/400" office:value-type="float" office:value="0">
            <text:p>0.000000</text:p>
          </table:table-cell>
          <table:table-cell table:formula="of:=[.W170]+[.W$400]/400" office:value-type="float" office:value="-0.222529575">
            <text:p>-0.222530</text:p>
          </table:table-cell>
          <table:table-cell table:formula="of:=[.X170]+[.X$400]/400" office:value-type="float" office:value="0">
            <text:p>0.000000</text:p>
          </table:table-cell>
          <table:table-cell table:formula="of:=[.Y170]+[.Y$400]/400" office:value-type="float" office:value="0">
            <text:p>0.000000</text:p>
          </table:table-cell>
          <table:table-cell table:formula="of:=[.Z170]+[.Z$400]/400" office:value-type="float" office:value="0">
            <text:p>0.000000</text:p>
          </table:table-cell>
          <table:table-cell table:formula="of:=[.AA170]+[.AA$400]/400" office:value-type="float" office:value="0">
            <text:p>0.000000</text:p>
          </table:table-cell>
          <table:table-cell table:formula="of:=[.AB170]+[.AB$400]/400" office:value-type="float" office:value="0">
            <text:p>0.000000</text:p>
          </table:table-cell>
          <table:table-cell table:formula="of:=[.AC170]+[.AC$400]/400" office:value-type="float" office:value="0">
            <text:p>0.000000</text:p>
          </table:table-cell>
          <table:table-cell table:formula="of:=[.AD170]+[.AD$400]/400" office:value-type="float" office:value="0">
            <text:p>0.000000</text:p>
          </table:table-cell>
        </table:table-row>
        <table:table-row table:style-name="ro1">
          <table:table-cell table:formula="of:=[.A171]+[.A$400]/400" office:value-type="float" office:value="0">
            <text:p>0.000000</text:p>
          </table:table-cell>
          <table:table-cell table:formula="of:=[.B171]+[.B$400]/400" office:value-type="float" office:value="0">
            <text:p>0.000000</text:p>
          </table:table-cell>
          <table:table-cell table:formula="of:=[.C171]+[.C$400]/400" office:value-type="float" office:value="-0.1625573025">
            <text:p>-0.162557</text:p>
          </table:table-cell>
          <table:table-cell table:formula="of:=[.D171]+[.D$400]/400" office:value-type="float" office:value="0.325114604999999">
            <text:p>0.325115</text:p>
          </table:table-cell>
          <table:table-cell table:formula="of:=[.E171]+[.E$400]/400" office:value-type="float" office:value="-0.1625573025">
            <text:p>-0.162557</text:p>
          </table:table-cell>
          <table:table-cell table:formula="of:=[.F171]+[.F$400]/400" office:value-type="float" office:value="0">
            <text:p>0.000000</text:p>
          </table:table-cell>
          <table:table-cell table:formula="of:=[.G171]+[.G$400]/400" office:value-type="float" office:value="0">
            <text:p>0.000000</text:p>
          </table:table-cell>
          <table:table-cell table:formula="of:=[.H171]+[.H$400]/400" office:value-type="float" office:value="0">
            <text:p>0.000000</text:p>
          </table:table-cell>
          <table:table-cell table:formula="of:=[.I171]+[.I$400]/400" office:value-type="float" office:value="-0.1625573025">
            <text:p>-0.162557</text:p>
          </table:table-cell>
          <table:table-cell table:formula="of:=[.J171]+[.J$400]/400" office:value-type="float" office:value="0.325114604999999">
            <text:p>0.325115</text:p>
          </table:table-cell>
          <table:table-cell table:formula="of:=[.K171]+[.K$400]/400" office:value-type="float" office:value="-0.1625573025">
            <text:p>-0.162557</text:p>
          </table:table-cell>
          <table:table-cell table:formula="of:=[.L171]+[.L$400]/400" office:value-type="float" office:value="0">
            <text:p>0.000000</text:p>
          </table:table-cell>
          <table:table-cell table:formula="of:=[.M171]+[.M$400]/400" office:value-type="float" office:value="0.0746128574999998">
            <text:p>0.074613</text:p>
          </table:table-cell>
          <table:table-cell table:formula="of:=[.N171]+[.N$400]/400" office:value-type="float" office:value="-0.0746128574999998">
            <text:p>-0.074613</text:p>
          </table:table-cell>
          <table:table-cell table:formula="of:=[.O171]+[.O$400]/400" office:value-type="float" office:value="0">
            <text:p>0.000000</text:p>
          </table:table-cell>
          <table:table-cell table:formula="of:=[.P171]+[.P$400]/400" office:value-type="float" office:value="-0.2238385725">
            <text:p>-0.223839</text:p>
          </table:table-cell>
          <table:table-cell table:formula="of:=[.Q171]+[.Q$400]/400" office:value-type="float" office:value="0">
            <text:p>0.000000</text:p>
          </table:table-cell>
          <table:table-cell table:formula="of:=[.R171]+[.R$400]/400" office:value-type="float" office:value="0">
            <text:p>0.000000</text:p>
          </table:table-cell>
          <table:table-cell table:formula="of:=[.S171]+[.S$400]/400" office:value-type="float" office:value="0">
            <text:p>0.000000</text:p>
          </table:table-cell>
          <table:table-cell table:formula="of:=[.T171]+[.T$400]/400" office:value-type="float" office:value="0.0746128574999998">
            <text:p>0.074613</text:p>
          </table:table-cell>
          <table:table-cell table:formula="of:=[.U171]+[.U$400]/400" office:value-type="float" office:value="0.0746128574999998">
            <text:p>0.074613</text:p>
          </table:table-cell>
          <table:table-cell table:formula="of:=[.V171]+[.V$400]/400" office:value-type="float" office:value="0">
            <text:p>0.000000</text:p>
          </table:table-cell>
          <table:table-cell table:formula="of:=[.W171]+[.W$400]/400" office:value-type="float" office:value="-0.2238385725">
            <text:p>-0.223839</text:p>
          </table:table-cell>
          <table:table-cell table:formula="of:=[.X171]+[.X$400]/400" office:value-type="float" office:value="0">
            <text:p>0.000000</text:p>
          </table:table-cell>
          <table:table-cell table:formula="of:=[.Y171]+[.Y$400]/400" office:value-type="float" office:value="0">
            <text:p>0.000000</text:p>
          </table:table-cell>
          <table:table-cell table:formula="of:=[.Z171]+[.Z$400]/400" office:value-type="float" office:value="0">
            <text:p>0.000000</text:p>
          </table:table-cell>
          <table:table-cell table:formula="of:=[.AA171]+[.AA$400]/400" office:value-type="float" office:value="0">
            <text:p>0.000000</text:p>
          </table:table-cell>
          <table:table-cell table:formula="of:=[.AB171]+[.AB$400]/400" office:value-type="float" office:value="0">
            <text:p>0.000000</text:p>
          </table:table-cell>
          <table:table-cell table:formula="of:=[.AC171]+[.AC$400]/400" office:value-type="float" office:value="0">
            <text:p>0.000000</text:p>
          </table:table-cell>
          <table:table-cell table:formula="of:=[.AD171]+[.AD$400]/400" office:value-type="float" office:value="0">
            <text:p>0.000000</text:p>
          </table:table-cell>
        </table:table-row>
        <table:table-row table:style-name="ro1">
          <table:table-cell table:formula="of:=[.A172]+[.A$400]/400" office:value-type="float" office:value="0">
            <text:p>0.000000</text:p>
          </table:table-cell>
          <table:table-cell table:formula="of:=[.B172]+[.B$400]/400" office:value-type="float" office:value="0">
            <text:p>0.000000</text:p>
          </table:table-cell>
          <table:table-cell table:formula="of:=[.C172]+[.C$400]/400" office:value-type="float" office:value="-0.16350793">
            <text:p>-0.163508</text:p>
          </table:table-cell>
          <table:table-cell table:formula="of:=[.D172]+[.D$400]/400" office:value-type="float" office:value="0.327015859999999">
            <text:p>0.327016</text:p>
          </table:table-cell>
          <table:table-cell table:formula="of:=[.E172]+[.E$400]/400" office:value-type="float" office:value="-0.16350793">
            <text:p>-0.163508</text:p>
          </table:table-cell>
          <table:table-cell table:formula="of:=[.F172]+[.F$400]/400" office:value-type="float" office:value="0">
            <text:p>0.000000</text:p>
          </table:table-cell>
          <table:table-cell table:formula="of:=[.G172]+[.G$400]/400" office:value-type="float" office:value="0">
            <text:p>0.000000</text:p>
          </table:table-cell>
          <table:table-cell table:formula="of:=[.H172]+[.H$400]/400" office:value-type="float" office:value="0">
            <text:p>0.000000</text:p>
          </table:table-cell>
          <table:table-cell table:formula="of:=[.I172]+[.I$400]/400" office:value-type="float" office:value="-0.16350793">
            <text:p>-0.163508</text:p>
          </table:table-cell>
          <table:table-cell table:formula="of:=[.J172]+[.J$400]/400" office:value-type="float" office:value="0.327015859999999">
            <text:p>0.327016</text:p>
          </table:table-cell>
          <table:table-cell table:formula="of:=[.K172]+[.K$400]/400" office:value-type="float" office:value="-0.16350793">
            <text:p>-0.163508</text:p>
          </table:table-cell>
          <table:table-cell table:formula="of:=[.L172]+[.L$400]/400" office:value-type="float" office:value="0">
            <text:p>0.000000</text:p>
          </table:table-cell>
          <table:table-cell table:formula="of:=[.M172]+[.M$400]/400" office:value-type="float" office:value="0.0750491899999998">
            <text:p>0.075049</text:p>
          </table:table-cell>
          <table:table-cell table:formula="of:=[.N172]+[.N$400]/400" office:value-type="float" office:value="-0.0750491899999998">
            <text:p>-0.075049</text:p>
          </table:table-cell>
          <table:table-cell table:formula="of:=[.O172]+[.O$400]/400" office:value-type="float" office:value="0">
            <text:p>0.000000</text:p>
          </table:table-cell>
          <table:table-cell table:formula="of:=[.P172]+[.P$400]/400" office:value-type="float" office:value="-0.22514757">
            <text:p>-0.225148</text:p>
          </table:table-cell>
          <table:table-cell table:formula="of:=[.Q172]+[.Q$400]/400" office:value-type="float" office:value="0">
            <text:p>0.000000</text:p>
          </table:table-cell>
          <table:table-cell table:formula="of:=[.R172]+[.R$400]/400" office:value-type="float" office:value="0">
            <text:p>0.000000</text:p>
          </table:table-cell>
          <table:table-cell table:formula="of:=[.S172]+[.S$400]/400" office:value-type="float" office:value="0">
            <text:p>0.000000</text:p>
          </table:table-cell>
          <table:table-cell table:formula="of:=[.T172]+[.T$400]/400" office:value-type="float" office:value="0.0750491899999998">
            <text:p>0.075049</text:p>
          </table:table-cell>
          <table:table-cell table:formula="of:=[.U172]+[.U$400]/400" office:value-type="float" office:value="0.0750491899999998">
            <text:p>0.075049</text:p>
          </table:table-cell>
          <table:table-cell table:formula="of:=[.V172]+[.V$400]/400" office:value-type="float" office:value="0">
            <text:p>0.000000</text:p>
          </table:table-cell>
          <table:table-cell table:formula="of:=[.W172]+[.W$400]/400" office:value-type="float" office:value="-0.22514757">
            <text:p>-0.225148</text:p>
          </table:table-cell>
          <table:table-cell table:formula="of:=[.X172]+[.X$400]/400" office:value-type="float" office:value="0">
            <text:p>0.000000</text:p>
          </table:table-cell>
          <table:table-cell table:formula="of:=[.Y172]+[.Y$400]/400" office:value-type="float" office:value="0">
            <text:p>0.000000</text:p>
          </table:table-cell>
          <table:table-cell table:formula="of:=[.Z172]+[.Z$400]/400" office:value-type="float" office:value="0">
            <text:p>0.000000</text:p>
          </table:table-cell>
          <table:table-cell table:formula="of:=[.AA172]+[.AA$400]/400" office:value-type="float" office:value="0">
            <text:p>0.000000</text:p>
          </table:table-cell>
          <table:table-cell table:formula="of:=[.AB172]+[.AB$400]/400" office:value-type="float" office:value="0">
            <text:p>0.000000</text:p>
          </table:table-cell>
          <table:table-cell table:formula="of:=[.AC172]+[.AC$400]/400" office:value-type="float" office:value="0">
            <text:p>0.000000</text:p>
          </table:table-cell>
          <table:table-cell table:formula="of:=[.AD172]+[.AD$400]/400" office:value-type="float" office:value="0">
            <text:p>0.000000</text:p>
          </table:table-cell>
        </table:table-row>
        <table:table-row table:style-name="ro1">
          <table:table-cell table:formula="of:=[.A173]+[.A$400]/400" office:value-type="float" office:value="0">
            <text:p>0.000000</text:p>
          </table:table-cell>
          <table:table-cell table:formula="of:=[.B173]+[.B$400]/400" office:value-type="float" office:value="0">
            <text:p>0.000000</text:p>
          </table:table-cell>
          <table:table-cell table:formula="of:=[.C173]+[.C$400]/400" office:value-type="float" office:value="-0.1644585575">
            <text:p>-0.164459</text:p>
          </table:table-cell>
          <table:table-cell table:formula="of:=[.D173]+[.D$400]/400" office:value-type="float" office:value="0.328917114999999">
            <text:p>0.328917</text:p>
          </table:table-cell>
          <table:table-cell table:formula="of:=[.E173]+[.E$400]/400" office:value-type="float" office:value="-0.1644585575">
            <text:p>-0.164459</text:p>
          </table:table-cell>
          <table:table-cell table:formula="of:=[.F173]+[.F$400]/400" office:value-type="float" office:value="0">
            <text:p>0.000000</text:p>
          </table:table-cell>
          <table:table-cell table:formula="of:=[.G173]+[.G$400]/400" office:value-type="float" office:value="0">
            <text:p>0.000000</text:p>
          </table:table-cell>
          <table:table-cell table:formula="of:=[.H173]+[.H$400]/400" office:value-type="float" office:value="0">
            <text:p>0.000000</text:p>
          </table:table-cell>
          <table:table-cell table:formula="of:=[.I173]+[.I$400]/400" office:value-type="float" office:value="-0.1644585575">
            <text:p>-0.164459</text:p>
          </table:table-cell>
          <table:table-cell table:formula="of:=[.J173]+[.J$400]/400" office:value-type="float" office:value="0.328917114999999">
            <text:p>0.328917</text:p>
          </table:table-cell>
          <table:table-cell table:formula="of:=[.K173]+[.K$400]/400" office:value-type="float" office:value="-0.1644585575">
            <text:p>-0.164459</text:p>
          </table:table-cell>
          <table:table-cell table:formula="of:=[.L173]+[.L$400]/400" office:value-type="float" office:value="0">
            <text:p>0.000000</text:p>
          </table:table-cell>
          <table:table-cell table:formula="of:=[.M173]+[.M$400]/400" office:value-type="float" office:value="0.0754855224999998">
            <text:p>0.075486</text:p>
          </table:table-cell>
          <table:table-cell table:formula="of:=[.N173]+[.N$400]/400" office:value-type="float" office:value="-0.0754855224999998">
            <text:p>-0.075486</text:p>
          </table:table-cell>
          <table:table-cell table:formula="of:=[.O173]+[.O$400]/400" office:value-type="float" office:value="0">
            <text:p>0.000000</text:p>
          </table:table-cell>
          <table:table-cell table:formula="of:=[.P173]+[.P$400]/400" office:value-type="float" office:value="-0.2264565675">
            <text:p>-0.226457</text:p>
          </table:table-cell>
          <table:table-cell table:formula="of:=[.Q173]+[.Q$400]/400" office:value-type="float" office:value="0">
            <text:p>0.000000</text:p>
          </table:table-cell>
          <table:table-cell table:formula="of:=[.R173]+[.R$400]/400" office:value-type="float" office:value="0">
            <text:p>0.000000</text:p>
          </table:table-cell>
          <table:table-cell table:formula="of:=[.S173]+[.S$400]/400" office:value-type="float" office:value="0">
            <text:p>0.000000</text:p>
          </table:table-cell>
          <table:table-cell table:formula="of:=[.T173]+[.T$400]/400" office:value-type="float" office:value="0.0754855224999998">
            <text:p>0.075486</text:p>
          </table:table-cell>
          <table:table-cell table:formula="of:=[.U173]+[.U$400]/400" office:value-type="float" office:value="0.0754855224999998">
            <text:p>0.075486</text:p>
          </table:table-cell>
          <table:table-cell table:formula="of:=[.V173]+[.V$400]/400" office:value-type="float" office:value="0">
            <text:p>0.000000</text:p>
          </table:table-cell>
          <table:table-cell table:formula="of:=[.W173]+[.W$400]/400" office:value-type="float" office:value="-0.2264565675">
            <text:p>-0.226457</text:p>
          </table:table-cell>
          <table:table-cell table:formula="of:=[.X173]+[.X$400]/400" office:value-type="float" office:value="0">
            <text:p>0.000000</text:p>
          </table:table-cell>
          <table:table-cell table:formula="of:=[.Y173]+[.Y$400]/400" office:value-type="float" office:value="0">
            <text:p>0.000000</text:p>
          </table:table-cell>
          <table:table-cell table:formula="of:=[.Z173]+[.Z$400]/400" office:value-type="float" office:value="0">
            <text:p>0.000000</text:p>
          </table:table-cell>
          <table:table-cell table:formula="of:=[.AA173]+[.AA$400]/400" office:value-type="float" office:value="0">
            <text:p>0.000000</text:p>
          </table:table-cell>
          <table:table-cell table:formula="of:=[.AB173]+[.AB$400]/400" office:value-type="float" office:value="0">
            <text:p>0.000000</text:p>
          </table:table-cell>
          <table:table-cell table:formula="of:=[.AC173]+[.AC$400]/400" office:value-type="float" office:value="0">
            <text:p>0.000000</text:p>
          </table:table-cell>
          <table:table-cell table:formula="of:=[.AD173]+[.AD$400]/400" office:value-type="float" office:value="0">
            <text:p>0.000000</text:p>
          </table:table-cell>
        </table:table-row>
        <table:table-row table:style-name="ro1">
          <table:table-cell table:formula="of:=[.A174]+[.A$400]/400" office:value-type="float" office:value="0">
            <text:p>0.000000</text:p>
          </table:table-cell>
          <table:table-cell table:formula="of:=[.B174]+[.B$400]/400" office:value-type="float" office:value="0">
            <text:p>0.000000</text:p>
          </table:table-cell>
          <table:table-cell table:formula="of:=[.C174]+[.C$400]/400" office:value-type="float" office:value="-0.165409185">
            <text:p>-0.165409</text:p>
          </table:table-cell>
          <table:table-cell table:formula="of:=[.D174]+[.D$400]/400" office:value-type="float" office:value="0.330818369999999">
            <text:p>0.330818</text:p>
          </table:table-cell>
          <table:table-cell table:formula="of:=[.E174]+[.E$400]/400" office:value-type="float" office:value="-0.165409185">
            <text:p>-0.165409</text:p>
          </table:table-cell>
          <table:table-cell table:formula="of:=[.F174]+[.F$400]/400" office:value-type="float" office:value="0">
            <text:p>0.000000</text:p>
          </table:table-cell>
          <table:table-cell table:formula="of:=[.G174]+[.G$400]/400" office:value-type="float" office:value="0">
            <text:p>0.000000</text:p>
          </table:table-cell>
          <table:table-cell table:formula="of:=[.H174]+[.H$400]/400" office:value-type="float" office:value="0">
            <text:p>0.000000</text:p>
          </table:table-cell>
          <table:table-cell table:formula="of:=[.I174]+[.I$400]/400" office:value-type="float" office:value="-0.165409185">
            <text:p>-0.165409</text:p>
          </table:table-cell>
          <table:table-cell table:formula="of:=[.J174]+[.J$400]/400" office:value-type="float" office:value="0.330818369999999">
            <text:p>0.330818</text:p>
          </table:table-cell>
          <table:table-cell table:formula="of:=[.K174]+[.K$400]/400" office:value-type="float" office:value="-0.165409185">
            <text:p>-0.165409</text:p>
          </table:table-cell>
          <table:table-cell table:formula="of:=[.L174]+[.L$400]/400" office:value-type="float" office:value="0">
            <text:p>0.000000</text:p>
          </table:table-cell>
          <table:table-cell table:formula="of:=[.M174]+[.M$400]/400" office:value-type="float" office:value="0.0759218549999998">
            <text:p>0.075922</text:p>
          </table:table-cell>
          <table:table-cell table:formula="of:=[.N174]+[.N$400]/400" office:value-type="float" office:value="-0.0759218549999998">
            <text:p>-0.075922</text:p>
          </table:table-cell>
          <table:table-cell table:formula="of:=[.O174]+[.O$400]/400" office:value-type="float" office:value="0">
            <text:p>0.000000</text:p>
          </table:table-cell>
          <table:table-cell table:formula="of:=[.P174]+[.P$400]/400" office:value-type="float" office:value="-0.227765565">
            <text:p>-0.227766</text:p>
          </table:table-cell>
          <table:table-cell table:formula="of:=[.Q174]+[.Q$400]/400" office:value-type="float" office:value="0">
            <text:p>0.000000</text:p>
          </table:table-cell>
          <table:table-cell table:formula="of:=[.R174]+[.R$400]/400" office:value-type="float" office:value="0">
            <text:p>0.000000</text:p>
          </table:table-cell>
          <table:table-cell table:formula="of:=[.S174]+[.S$400]/400" office:value-type="float" office:value="0">
            <text:p>0.000000</text:p>
          </table:table-cell>
          <table:table-cell table:formula="of:=[.T174]+[.T$400]/400" office:value-type="float" office:value="0.0759218549999998">
            <text:p>0.075922</text:p>
          </table:table-cell>
          <table:table-cell table:formula="of:=[.U174]+[.U$400]/400" office:value-type="float" office:value="0.0759218549999998">
            <text:p>0.075922</text:p>
          </table:table-cell>
          <table:table-cell table:formula="of:=[.V174]+[.V$400]/400" office:value-type="float" office:value="0">
            <text:p>0.000000</text:p>
          </table:table-cell>
          <table:table-cell table:formula="of:=[.W174]+[.W$400]/400" office:value-type="float" office:value="-0.227765565">
            <text:p>-0.227766</text:p>
          </table:table-cell>
          <table:table-cell table:formula="of:=[.X174]+[.X$400]/400" office:value-type="float" office:value="0">
            <text:p>0.000000</text:p>
          </table:table-cell>
          <table:table-cell table:formula="of:=[.Y174]+[.Y$400]/400" office:value-type="float" office:value="0">
            <text:p>0.000000</text:p>
          </table:table-cell>
          <table:table-cell table:formula="of:=[.Z174]+[.Z$400]/400" office:value-type="float" office:value="0">
            <text:p>0.000000</text:p>
          </table:table-cell>
          <table:table-cell table:formula="of:=[.AA174]+[.AA$400]/400" office:value-type="float" office:value="0">
            <text:p>0.000000</text:p>
          </table:table-cell>
          <table:table-cell table:formula="of:=[.AB174]+[.AB$400]/400" office:value-type="float" office:value="0">
            <text:p>0.000000</text:p>
          </table:table-cell>
          <table:table-cell table:formula="of:=[.AC174]+[.AC$400]/400" office:value-type="float" office:value="0">
            <text:p>0.000000</text:p>
          </table:table-cell>
          <table:table-cell table:formula="of:=[.AD174]+[.AD$400]/400" office:value-type="float" office:value="0">
            <text:p>0.000000</text:p>
          </table:table-cell>
        </table:table-row>
        <table:table-row table:style-name="ro1">
          <table:table-cell table:formula="of:=[.A175]+[.A$400]/400" office:value-type="float" office:value="0">
            <text:p>0.000000</text:p>
          </table:table-cell>
          <table:table-cell table:formula="of:=[.B175]+[.B$400]/400" office:value-type="float" office:value="0">
            <text:p>0.000000</text:p>
          </table:table-cell>
          <table:table-cell table:formula="of:=[.C175]+[.C$400]/400" office:value-type="float" office:value="-0.1663598125">
            <text:p>-0.166360</text:p>
          </table:table-cell>
          <table:table-cell table:formula="of:=[.D175]+[.D$400]/400" office:value-type="float" office:value="0.332719624999999">
            <text:p>0.332720</text:p>
          </table:table-cell>
          <table:table-cell table:formula="of:=[.E175]+[.E$400]/400" office:value-type="float" office:value="-0.1663598125">
            <text:p>-0.166360</text:p>
          </table:table-cell>
          <table:table-cell table:formula="of:=[.F175]+[.F$400]/400" office:value-type="float" office:value="0">
            <text:p>0.000000</text:p>
          </table:table-cell>
          <table:table-cell table:formula="of:=[.G175]+[.G$400]/400" office:value-type="float" office:value="0">
            <text:p>0.000000</text:p>
          </table:table-cell>
          <table:table-cell table:formula="of:=[.H175]+[.H$400]/400" office:value-type="float" office:value="0">
            <text:p>0.000000</text:p>
          </table:table-cell>
          <table:table-cell table:formula="of:=[.I175]+[.I$400]/400" office:value-type="float" office:value="-0.1663598125">
            <text:p>-0.166360</text:p>
          </table:table-cell>
          <table:table-cell table:formula="of:=[.J175]+[.J$400]/400" office:value-type="float" office:value="0.332719624999999">
            <text:p>0.332720</text:p>
          </table:table-cell>
          <table:table-cell table:formula="of:=[.K175]+[.K$400]/400" office:value-type="float" office:value="-0.1663598125">
            <text:p>-0.166360</text:p>
          </table:table-cell>
          <table:table-cell table:formula="of:=[.L175]+[.L$400]/400" office:value-type="float" office:value="0">
            <text:p>0.000000</text:p>
          </table:table-cell>
          <table:table-cell table:formula="of:=[.M175]+[.M$400]/400" office:value-type="float" office:value="0.0763581874999998">
            <text:p>0.076358</text:p>
          </table:table-cell>
          <table:table-cell table:formula="of:=[.N175]+[.N$400]/400" office:value-type="float" office:value="-0.0763581874999998">
            <text:p>-0.076358</text:p>
          </table:table-cell>
          <table:table-cell table:formula="of:=[.O175]+[.O$400]/400" office:value-type="float" office:value="0">
            <text:p>0.000000</text:p>
          </table:table-cell>
          <table:table-cell table:formula="of:=[.P175]+[.P$400]/400" office:value-type="float" office:value="-0.2290745625">
            <text:p>-0.229075</text:p>
          </table:table-cell>
          <table:table-cell table:formula="of:=[.Q175]+[.Q$400]/400" office:value-type="float" office:value="0">
            <text:p>0.000000</text:p>
          </table:table-cell>
          <table:table-cell table:formula="of:=[.R175]+[.R$400]/400" office:value-type="float" office:value="0">
            <text:p>0.000000</text:p>
          </table:table-cell>
          <table:table-cell table:formula="of:=[.S175]+[.S$400]/400" office:value-type="float" office:value="0">
            <text:p>0.000000</text:p>
          </table:table-cell>
          <table:table-cell table:formula="of:=[.T175]+[.T$400]/400" office:value-type="float" office:value="0.0763581874999998">
            <text:p>0.076358</text:p>
          </table:table-cell>
          <table:table-cell table:formula="of:=[.U175]+[.U$400]/400" office:value-type="float" office:value="0.0763581874999998">
            <text:p>0.076358</text:p>
          </table:table-cell>
          <table:table-cell table:formula="of:=[.V175]+[.V$400]/400" office:value-type="float" office:value="0">
            <text:p>0.000000</text:p>
          </table:table-cell>
          <table:table-cell table:formula="of:=[.W175]+[.W$400]/400" office:value-type="float" office:value="-0.2290745625">
            <text:p>-0.229075</text:p>
          </table:table-cell>
          <table:table-cell table:formula="of:=[.X175]+[.X$400]/400" office:value-type="float" office:value="0">
            <text:p>0.000000</text:p>
          </table:table-cell>
          <table:table-cell table:formula="of:=[.Y175]+[.Y$400]/400" office:value-type="float" office:value="0">
            <text:p>0.000000</text:p>
          </table:table-cell>
          <table:table-cell table:formula="of:=[.Z175]+[.Z$400]/400" office:value-type="float" office:value="0">
            <text:p>0.000000</text:p>
          </table:table-cell>
          <table:table-cell table:formula="of:=[.AA175]+[.AA$400]/400" office:value-type="float" office:value="0">
            <text:p>0.000000</text:p>
          </table:table-cell>
          <table:table-cell table:formula="of:=[.AB175]+[.AB$400]/400" office:value-type="float" office:value="0">
            <text:p>0.000000</text:p>
          </table:table-cell>
          <table:table-cell table:formula="of:=[.AC175]+[.AC$400]/400" office:value-type="float" office:value="0">
            <text:p>0.000000</text:p>
          </table:table-cell>
          <table:table-cell table:formula="of:=[.AD175]+[.AD$400]/400" office:value-type="float" office:value="0">
            <text:p>0.000000</text:p>
          </table:table-cell>
        </table:table-row>
        <table:table-row table:style-name="ro1">
          <table:table-cell table:formula="of:=[.A176]+[.A$400]/400" office:value-type="float" office:value="0">
            <text:p>0.000000</text:p>
          </table:table-cell>
          <table:table-cell table:formula="of:=[.B176]+[.B$400]/400" office:value-type="float" office:value="0">
            <text:p>0.000000</text:p>
          </table:table-cell>
          <table:table-cell table:formula="of:=[.C176]+[.C$400]/400" office:value-type="float" office:value="-0.16731044">
            <text:p>-0.167310</text:p>
          </table:table-cell>
          <table:table-cell table:formula="of:=[.D176]+[.D$400]/400" office:value-type="float" office:value="0.334620879999999">
            <text:p>0.334621</text:p>
          </table:table-cell>
          <table:table-cell table:formula="of:=[.E176]+[.E$400]/400" office:value-type="float" office:value="-0.16731044">
            <text:p>-0.167310</text:p>
          </table:table-cell>
          <table:table-cell table:formula="of:=[.F176]+[.F$400]/400" office:value-type="float" office:value="0">
            <text:p>0.000000</text:p>
          </table:table-cell>
          <table:table-cell table:formula="of:=[.G176]+[.G$400]/400" office:value-type="float" office:value="0">
            <text:p>0.000000</text:p>
          </table:table-cell>
          <table:table-cell table:formula="of:=[.H176]+[.H$400]/400" office:value-type="float" office:value="0">
            <text:p>0.000000</text:p>
          </table:table-cell>
          <table:table-cell table:formula="of:=[.I176]+[.I$400]/400" office:value-type="float" office:value="-0.16731044">
            <text:p>-0.167310</text:p>
          </table:table-cell>
          <table:table-cell table:formula="of:=[.J176]+[.J$400]/400" office:value-type="float" office:value="0.334620879999999">
            <text:p>0.334621</text:p>
          </table:table-cell>
          <table:table-cell table:formula="of:=[.K176]+[.K$400]/400" office:value-type="float" office:value="-0.16731044">
            <text:p>-0.167310</text:p>
          </table:table-cell>
          <table:table-cell table:formula="of:=[.L176]+[.L$400]/400" office:value-type="float" office:value="0">
            <text:p>0.000000</text:p>
          </table:table-cell>
          <table:table-cell table:formula="of:=[.M176]+[.M$400]/400" office:value-type="float" office:value="0.0767945199999998">
            <text:p>0.076795</text:p>
          </table:table-cell>
          <table:table-cell table:formula="of:=[.N176]+[.N$400]/400" office:value-type="float" office:value="-0.0767945199999998">
            <text:p>-0.076795</text:p>
          </table:table-cell>
          <table:table-cell table:formula="of:=[.O176]+[.O$400]/400" office:value-type="float" office:value="0">
            <text:p>0.000000</text:p>
          </table:table-cell>
          <table:table-cell table:formula="of:=[.P176]+[.P$400]/400" office:value-type="float" office:value="-0.23038356">
            <text:p>-0.230384</text:p>
          </table:table-cell>
          <table:table-cell table:formula="of:=[.Q176]+[.Q$400]/400" office:value-type="float" office:value="0">
            <text:p>0.000000</text:p>
          </table:table-cell>
          <table:table-cell table:formula="of:=[.R176]+[.R$400]/400" office:value-type="float" office:value="0">
            <text:p>0.000000</text:p>
          </table:table-cell>
          <table:table-cell table:formula="of:=[.S176]+[.S$400]/400" office:value-type="float" office:value="0">
            <text:p>0.000000</text:p>
          </table:table-cell>
          <table:table-cell table:formula="of:=[.T176]+[.T$400]/400" office:value-type="float" office:value="0.0767945199999998">
            <text:p>0.076795</text:p>
          </table:table-cell>
          <table:table-cell table:formula="of:=[.U176]+[.U$400]/400" office:value-type="float" office:value="0.0767945199999998">
            <text:p>0.076795</text:p>
          </table:table-cell>
          <table:table-cell table:formula="of:=[.V176]+[.V$400]/400" office:value-type="float" office:value="0">
            <text:p>0.000000</text:p>
          </table:table-cell>
          <table:table-cell table:formula="of:=[.W176]+[.W$400]/400" office:value-type="float" office:value="-0.23038356">
            <text:p>-0.230384</text:p>
          </table:table-cell>
          <table:table-cell table:formula="of:=[.X176]+[.X$400]/400" office:value-type="float" office:value="0">
            <text:p>0.000000</text:p>
          </table:table-cell>
          <table:table-cell table:formula="of:=[.Y176]+[.Y$400]/400" office:value-type="float" office:value="0">
            <text:p>0.000000</text:p>
          </table:table-cell>
          <table:table-cell table:formula="of:=[.Z176]+[.Z$400]/400" office:value-type="float" office:value="0">
            <text:p>0.000000</text:p>
          </table:table-cell>
          <table:table-cell table:formula="of:=[.AA176]+[.AA$400]/400" office:value-type="float" office:value="0">
            <text:p>0.000000</text:p>
          </table:table-cell>
          <table:table-cell table:formula="of:=[.AB176]+[.AB$400]/400" office:value-type="float" office:value="0">
            <text:p>0.000000</text:p>
          </table:table-cell>
          <table:table-cell table:formula="of:=[.AC176]+[.AC$400]/400" office:value-type="float" office:value="0">
            <text:p>0.000000</text:p>
          </table:table-cell>
          <table:table-cell table:formula="of:=[.AD176]+[.AD$400]/400" office:value-type="float" office:value="0">
            <text:p>0.000000</text:p>
          </table:table-cell>
        </table:table-row>
        <table:table-row table:style-name="ro1">
          <table:table-cell table:formula="of:=[.A177]+[.A$400]/400" office:value-type="float" office:value="0">
            <text:p>0.000000</text:p>
          </table:table-cell>
          <table:table-cell table:formula="of:=[.B177]+[.B$400]/400" office:value-type="float" office:value="0">
            <text:p>0.000000</text:p>
          </table:table-cell>
          <table:table-cell table:formula="of:=[.C177]+[.C$400]/400" office:value-type="float" office:value="-0.1682610675">
            <text:p>-0.168261</text:p>
          </table:table-cell>
          <table:table-cell table:formula="of:=[.D177]+[.D$400]/400" office:value-type="float" office:value="0.336522134999999">
            <text:p>0.336522</text:p>
          </table:table-cell>
          <table:table-cell table:formula="of:=[.E177]+[.E$400]/400" office:value-type="float" office:value="-0.1682610675">
            <text:p>-0.168261</text:p>
          </table:table-cell>
          <table:table-cell table:formula="of:=[.F177]+[.F$400]/400" office:value-type="float" office:value="0">
            <text:p>0.000000</text:p>
          </table:table-cell>
          <table:table-cell table:formula="of:=[.G177]+[.G$400]/400" office:value-type="float" office:value="0">
            <text:p>0.000000</text:p>
          </table:table-cell>
          <table:table-cell table:formula="of:=[.H177]+[.H$400]/400" office:value-type="float" office:value="0">
            <text:p>0.000000</text:p>
          </table:table-cell>
          <table:table-cell table:formula="of:=[.I177]+[.I$400]/400" office:value-type="float" office:value="-0.1682610675">
            <text:p>-0.168261</text:p>
          </table:table-cell>
          <table:table-cell table:formula="of:=[.J177]+[.J$400]/400" office:value-type="float" office:value="0.336522134999999">
            <text:p>0.336522</text:p>
          </table:table-cell>
          <table:table-cell table:formula="of:=[.K177]+[.K$400]/400" office:value-type="float" office:value="-0.1682610675">
            <text:p>-0.168261</text:p>
          </table:table-cell>
          <table:table-cell table:formula="of:=[.L177]+[.L$400]/400" office:value-type="float" office:value="0">
            <text:p>0.000000</text:p>
          </table:table-cell>
          <table:table-cell table:formula="of:=[.M177]+[.M$400]/400" office:value-type="float" office:value="0.0772308524999998">
            <text:p>0.077231</text:p>
          </table:table-cell>
          <table:table-cell table:formula="of:=[.N177]+[.N$400]/400" office:value-type="float" office:value="-0.0772308524999998">
            <text:p>-0.077231</text:p>
          </table:table-cell>
          <table:table-cell table:formula="of:=[.O177]+[.O$400]/400" office:value-type="float" office:value="0">
            <text:p>0.000000</text:p>
          </table:table-cell>
          <table:table-cell table:formula="of:=[.P177]+[.P$400]/400" office:value-type="float" office:value="-0.2316925575">
            <text:p>-0.231693</text:p>
          </table:table-cell>
          <table:table-cell table:formula="of:=[.Q177]+[.Q$400]/400" office:value-type="float" office:value="0">
            <text:p>0.000000</text:p>
          </table:table-cell>
          <table:table-cell table:formula="of:=[.R177]+[.R$400]/400" office:value-type="float" office:value="0">
            <text:p>0.000000</text:p>
          </table:table-cell>
          <table:table-cell table:formula="of:=[.S177]+[.S$400]/400" office:value-type="float" office:value="0">
            <text:p>0.000000</text:p>
          </table:table-cell>
          <table:table-cell table:formula="of:=[.T177]+[.T$400]/400" office:value-type="float" office:value="0.0772308524999998">
            <text:p>0.077231</text:p>
          </table:table-cell>
          <table:table-cell table:formula="of:=[.U177]+[.U$400]/400" office:value-type="float" office:value="0.0772308524999998">
            <text:p>0.077231</text:p>
          </table:table-cell>
          <table:table-cell table:formula="of:=[.V177]+[.V$400]/400" office:value-type="float" office:value="0">
            <text:p>0.000000</text:p>
          </table:table-cell>
          <table:table-cell table:formula="of:=[.W177]+[.W$400]/400" office:value-type="float" office:value="-0.2316925575">
            <text:p>-0.231693</text:p>
          </table:table-cell>
          <table:table-cell table:formula="of:=[.X177]+[.X$400]/400" office:value-type="float" office:value="0">
            <text:p>0.000000</text:p>
          </table:table-cell>
          <table:table-cell table:formula="of:=[.Y177]+[.Y$400]/400" office:value-type="float" office:value="0">
            <text:p>0.000000</text:p>
          </table:table-cell>
          <table:table-cell table:formula="of:=[.Z177]+[.Z$400]/400" office:value-type="float" office:value="0">
            <text:p>0.000000</text:p>
          </table:table-cell>
          <table:table-cell table:formula="of:=[.AA177]+[.AA$400]/400" office:value-type="float" office:value="0">
            <text:p>0.000000</text:p>
          </table:table-cell>
          <table:table-cell table:formula="of:=[.AB177]+[.AB$400]/400" office:value-type="float" office:value="0">
            <text:p>0.000000</text:p>
          </table:table-cell>
          <table:table-cell table:formula="of:=[.AC177]+[.AC$400]/400" office:value-type="float" office:value="0">
            <text:p>0.000000</text:p>
          </table:table-cell>
          <table:table-cell table:formula="of:=[.AD177]+[.AD$400]/400" office:value-type="float" office:value="0">
            <text:p>0.000000</text:p>
          </table:table-cell>
        </table:table-row>
        <table:table-row table:style-name="ro1">
          <table:table-cell table:formula="of:=[.A178]+[.A$400]/400" office:value-type="float" office:value="0">
            <text:p>0.000000</text:p>
          </table:table-cell>
          <table:table-cell table:formula="of:=[.B178]+[.B$400]/400" office:value-type="float" office:value="0">
            <text:p>0.000000</text:p>
          </table:table-cell>
          <table:table-cell table:formula="of:=[.C178]+[.C$400]/400" office:value-type="float" office:value="-0.169211695">
            <text:p>-0.169212</text:p>
          </table:table-cell>
          <table:table-cell table:formula="of:=[.D178]+[.D$400]/400" office:value-type="float" office:value="0.338423389999999">
            <text:p>0.338423</text:p>
          </table:table-cell>
          <table:table-cell table:formula="of:=[.E178]+[.E$400]/400" office:value-type="float" office:value="-0.169211695">
            <text:p>-0.169212</text:p>
          </table:table-cell>
          <table:table-cell table:formula="of:=[.F178]+[.F$400]/400" office:value-type="float" office:value="0">
            <text:p>0.000000</text:p>
          </table:table-cell>
          <table:table-cell table:formula="of:=[.G178]+[.G$400]/400" office:value-type="float" office:value="0">
            <text:p>0.000000</text:p>
          </table:table-cell>
          <table:table-cell table:formula="of:=[.H178]+[.H$400]/400" office:value-type="float" office:value="0">
            <text:p>0.000000</text:p>
          </table:table-cell>
          <table:table-cell table:formula="of:=[.I178]+[.I$400]/400" office:value-type="float" office:value="-0.169211695">
            <text:p>-0.169212</text:p>
          </table:table-cell>
          <table:table-cell table:formula="of:=[.J178]+[.J$400]/400" office:value-type="float" office:value="0.338423389999999">
            <text:p>0.338423</text:p>
          </table:table-cell>
          <table:table-cell table:formula="of:=[.K178]+[.K$400]/400" office:value-type="float" office:value="-0.169211695">
            <text:p>-0.169212</text:p>
          </table:table-cell>
          <table:table-cell table:formula="of:=[.L178]+[.L$400]/400" office:value-type="float" office:value="0">
            <text:p>0.000000</text:p>
          </table:table-cell>
          <table:table-cell table:formula="of:=[.M178]+[.M$400]/400" office:value-type="float" office:value="0.0776671849999998">
            <text:p>0.077667</text:p>
          </table:table-cell>
          <table:table-cell table:formula="of:=[.N178]+[.N$400]/400" office:value-type="float" office:value="-0.0776671849999998">
            <text:p>-0.077667</text:p>
          </table:table-cell>
          <table:table-cell table:formula="of:=[.O178]+[.O$400]/400" office:value-type="float" office:value="0">
            <text:p>0.000000</text:p>
          </table:table-cell>
          <table:table-cell table:formula="of:=[.P178]+[.P$400]/400" office:value-type="float" office:value="-0.233001555">
            <text:p>-0.233002</text:p>
          </table:table-cell>
          <table:table-cell table:formula="of:=[.Q178]+[.Q$400]/400" office:value-type="float" office:value="0">
            <text:p>0.000000</text:p>
          </table:table-cell>
          <table:table-cell table:formula="of:=[.R178]+[.R$400]/400" office:value-type="float" office:value="0">
            <text:p>0.000000</text:p>
          </table:table-cell>
          <table:table-cell table:formula="of:=[.S178]+[.S$400]/400" office:value-type="float" office:value="0">
            <text:p>0.000000</text:p>
          </table:table-cell>
          <table:table-cell table:formula="of:=[.T178]+[.T$400]/400" office:value-type="float" office:value="0.0776671849999998">
            <text:p>0.077667</text:p>
          </table:table-cell>
          <table:table-cell table:formula="of:=[.U178]+[.U$400]/400" office:value-type="float" office:value="0.0776671849999998">
            <text:p>0.077667</text:p>
          </table:table-cell>
          <table:table-cell table:formula="of:=[.V178]+[.V$400]/400" office:value-type="float" office:value="0">
            <text:p>0.000000</text:p>
          </table:table-cell>
          <table:table-cell table:formula="of:=[.W178]+[.W$400]/400" office:value-type="float" office:value="-0.233001555">
            <text:p>-0.233002</text:p>
          </table:table-cell>
          <table:table-cell table:formula="of:=[.X178]+[.X$400]/400" office:value-type="float" office:value="0">
            <text:p>0.000000</text:p>
          </table:table-cell>
          <table:table-cell table:formula="of:=[.Y178]+[.Y$400]/400" office:value-type="float" office:value="0">
            <text:p>0.000000</text:p>
          </table:table-cell>
          <table:table-cell table:formula="of:=[.Z178]+[.Z$400]/400" office:value-type="float" office:value="0">
            <text:p>0.000000</text:p>
          </table:table-cell>
          <table:table-cell table:formula="of:=[.AA178]+[.AA$400]/400" office:value-type="float" office:value="0">
            <text:p>0.000000</text:p>
          </table:table-cell>
          <table:table-cell table:formula="of:=[.AB178]+[.AB$400]/400" office:value-type="float" office:value="0">
            <text:p>0.000000</text:p>
          </table:table-cell>
          <table:table-cell table:formula="of:=[.AC178]+[.AC$400]/400" office:value-type="float" office:value="0">
            <text:p>0.000000</text:p>
          </table:table-cell>
          <table:table-cell table:formula="of:=[.AD178]+[.AD$400]/400" office:value-type="float" office:value="0">
            <text:p>0.000000</text:p>
          </table:table-cell>
        </table:table-row>
        <table:table-row table:style-name="ro1">
          <table:table-cell table:formula="of:=[.A179]+[.A$400]/400" office:value-type="float" office:value="0">
            <text:p>0.000000</text:p>
          </table:table-cell>
          <table:table-cell table:formula="of:=[.B179]+[.B$400]/400" office:value-type="float" office:value="0">
            <text:p>0.000000</text:p>
          </table:table-cell>
          <table:table-cell table:formula="of:=[.C179]+[.C$400]/400" office:value-type="float" office:value="-0.1701623225">
            <text:p>-0.170162</text:p>
          </table:table-cell>
          <table:table-cell table:formula="of:=[.D179]+[.D$400]/400" office:value-type="float" office:value="0.340324644999999">
            <text:p>0.340325</text:p>
          </table:table-cell>
          <table:table-cell table:formula="of:=[.E179]+[.E$400]/400" office:value-type="float" office:value="-0.1701623225">
            <text:p>-0.170162</text:p>
          </table:table-cell>
          <table:table-cell table:formula="of:=[.F179]+[.F$400]/400" office:value-type="float" office:value="0">
            <text:p>0.000000</text:p>
          </table:table-cell>
          <table:table-cell table:formula="of:=[.G179]+[.G$400]/400" office:value-type="float" office:value="0">
            <text:p>0.000000</text:p>
          </table:table-cell>
          <table:table-cell table:formula="of:=[.H179]+[.H$400]/400" office:value-type="float" office:value="0">
            <text:p>0.000000</text:p>
          </table:table-cell>
          <table:table-cell table:formula="of:=[.I179]+[.I$400]/400" office:value-type="float" office:value="-0.1701623225">
            <text:p>-0.170162</text:p>
          </table:table-cell>
          <table:table-cell table:formula="of:=[.J179]+[.J$400]/400" office:value-type="float" office:value="0.340324644999999">
            <text:p>0.340325</text:p>
          </table:table-cell>
          <table:table-cell table:formula="of:=[.K179]+[.K$400]/400" office:value-type="float" office:value="-0.1701623225">
            <text:p>-0.170162</text:p>
          </table:table-cell>
          <table:table-cell table:formula="of:=[.L179]+[.L$400]/400" office:value-type="float" office:value="0">
            <text:p>0.000000</text:p>
          </table:table-cell>
          <table:table-cell table:formula="of:=[.M179]+[.M$400]/400" office:value-type="float" office:value="0.0781035174999998">
            <text:p>0.078104</text:p>
          </table:table-cell>
          <table:table-cell table:formula="of:=[.N179]+[.N$400]/400" office:value-type="float" office:value="-0.0781035174999998">
            <text:p>-0.078104</text:p>
          </table:table-cell>
          <table:table-cell table:formula="of:=[.O179]+[.O$400]/400" office:value-type="float" office:value="0">
            <text:p>0.000000</text:p>
          </table:table-cell>
          <table:table-cell table:formula="of:=[.P179]+[.P$400]/400" office:value-type="float" office:value="-0.2343105525">
            <text:p>-0.234311</text:p>
          </table:table-cell>
          <table:table-cell table:formula="of:=[.Q179]+[.Q$400]/400" office:value-type="float" office:value="0">
            <text:p>0.000000</text:p>
          </table:table-cell>
          <table:table-cell table:formula="of:=[.R179]+[.R$400]/400" office:value-type="float" office:value="0">
            <text:p>0.000000</text:p>
          </table:table-cell>
          <table:table-cell table:formula="of:=[.S179]+[.S$400]/400" office:value-type="float" office:value="0">
            <text:p>0.000000</text:p>
          </table:table-cell>
          <table:table-cell table:formula="of:=[.T179]+[.T$400]/400" office:value-type="float" office:value="0.0781035174999998">
            <text:p>0.078104</text:p>
          </table:table-cell>
          <table:table-cell table:formula="of:=[.U179]+[.U$400]/400" office:value-type="float" office:value="0.0781035174999998">
            <text:p>0.078104</text:p>
          </table:table-cell>
          <table:table-cell table:formula="of:=[.V179]+[.V$400]/400" office:value-type="float" office:value="0">
            <text:p>0.000000</text:p>
          </table:table-cell>
          <table:table-cell table:formula="of:=[.W179]+[.W$400]/400" office:value-type="float" office:value="-0.2343105525">
            <text:p>-0.234311</text:p>
          </table:table-cell>
          <table:table-cell table:formula="of:=[.X179]+[.X$400]/400" office:value-type="float" office:value="0">
            <text:p>0.000000</text:p>
          </table:table-cell>
          <table:table-cell table:formula="of:=[.Y179]+[.Y$400]/400" office:value-type="float" office:value="0">
            <text:p>0.000000</text:p>
          </table:table-cell>
          <table:table-cell table:formula="of:=[.Z179]+[.Z$400]/400" office:value-type="float" office:value="0">
            <text:p>0.000000</text:p>
          </table:table-cell>
          <table:table-cell table:formula="of:=[.AA179]+[.AA$400]/400" office:value-type="float" office:value="0">
            <text:p>0.000000</text:p>
          </table:table-cell>
          <table:table-cell table:formula="of:=[.AB179]+[.AB$400]/400" office:value-type="float" office:value="0">
            <text:p>0.000000</text:p>
          </table:table-cell>
          <table:table-cell table:formula="of:=[.AC179]+[.AC$400]/400" office:value-type="float" office:value="0">
            <text:p>0.000000</text:p>
          </table:table-cell>
          <table:table-cell table:formula="of:=[.AD179]+[.AD$400]/400" office:value-type="float" office:value="0">
            <text:p>0.000000</text:p>
          </table:table-cell>
        </table:table-row>
        <table:table-row table:style-name="ro1">
          <table:table-cell table:formula="of:=[.A180]+[.A$400]/400" office:value-type="float" office:value="0">
            <text:p>0.000000</text:p>
          </table:table-cell>
          <table:table-cell table:formula="of:=[.B180]+[.B$400]/400" office:value-type="float" office:value="0">
            <text:p>0.000000</text:p>
          </table:table-cell>
          <table:table-cell table:formula="of:=[.C180]+[.C$400]/400" office:value-type="float" office:value="-0.17111295">
            <text:p>-0.171113</text:p>
          </table:table-cell>
          <table:table-cell table:formula="of:=[.D180]+[.D$400]/400" office:value-type="float" office:value="0.342225899999999">
            <text:p>0.342226</text:p>
          </table:table-cell>
          <table:table-cell table:formula="of:=[.E180]+[.E$400]/400" office:value-type="float" office:value="-0.17111295">
            <text:p>-0.171113</text:p>
          </table:table-cell>
          <table:table-cell table:formula="of:=[.F180]+[.F$400]/400" office:value-type="float" office:value="0">
            <text:p>0.000000</text:p>
          </table:table-cell>
          <table:table-cell table:formula="of:=[.G180]+[.G$400]/400" office:value-type="float" office:value="0">
            <text:p>0.000000</text:p>
          </table:table-cell>
          <table:table-cell table:formula="of:=[.H180]+[.H$400]/400" office:value-type="float" office:value="0">
            <text:p>0.000000</text:p>
          </table:table-cell>
          <table:table-cell table:formula="of:=[.I180]+[.I$400]/400" office:value-type="float" office:value="-0.17111295">
            <text:p>-0.171113</text:p>
          </table:table-cell>
          <table:table-cell table:formula="of:=[.J180]+[.J$400]/400" office:value-type="float" office:value="0.342225899999999">
            <text:p>0.342226</text:p>
          </table:table-cell>
          <table:table-cell table:formula="of:=[.K180]+[.K$400]/400" office:value-type="float" office:value="-0.17111295">
            <text:p>-0.171113</text:p>
          </table:table-cell>
          <table:table-cell table:formula="of:=[.L180]+[.L$400]/400" office:value-type="float" office:value="0">
            <text:p>0.000000</text:p>
          </table:table-cell>
          <table:table-cell table:formula="of:=[.M180]+[.M$400]/400" office:value-type="float" office:value="0.0785398499999998">
            <text:p>0.078540</text:p>
          </table:table-cell>
          <table:table-cell table:formula="of:=[.N180]+[.N$400]/400" office:value-type="float" office:value="-0.0785398499999998">
            <text:p>-0.078540</text:p>
          </table:table-cell>
          <table:table-cell table:formula="of:=[.O180]+[.O$400]/400" office:value-type="float" office:value="0">
            <text:p>0.000000</text:p>
          </table:table-cell>
          <table:table-cell table:formula="of:=[.P180]+[.P$400]/400" office:value-type="float" office:value="-0.23561955">
            <text:p>-0.235620</text:p>
          </table:table-cell>
          <table:table-cell table:formula="of:=[.Q180]+[.Q$400]/400" office:value-type="float" office:value="0">
            <text:p>0.000000</text:p>
          </table:table-cell>
          <table:table-cell table:formula="of:=[.R180]+[.R$400]/400" office:value-type="float" office:value="0">
            <text:p>0.000000</text:p>
          </table:table-cell>
          <table:table-cell table:formula="of:=[.S180]+[.S$400]/400" office:value-type="float" office:value="0">
            <text:p>0.000000</text:p>
          </table:table-cell>
          <table:table-cell table:formula="of:=[.T180]+[.T$400]/400" office:value-type="float" office:value="0.0785398499999998">
            <text:p>0.078540</text:p>
          </table:table-cell>
          <table:table-cell table:formula="of:=[.U180]+[.U$400]/400" office:value-type="float" office:value="0.0785398499999998">
            <text:p>0.078540</text:p>
          </table:table-cell>
          <table:table-cell table:formula="of:=[.V180]+[.V$400]/400" office:value-type="float" office:value="0">
            <text:p>0.000000</text:p>
          </table:table-cell>
          <table:table-cell table:formula="of:=[.W180]+[.W$400]/400" office:value-type="float" office:value="-0.23561955">
            <text:p>-0.235620</text:p>
          </table:table-cell>
          <table:table-cell table:formula="of:=[.X180]+[.X$400]/400" office:value-type="float" office:value="0">
            <text:p>0.000000</text:p>
          </table:table-cell>
          <table:table-cell table:formula="of:=[.Y180]+[.Y$400]/400" office:value-type="float" office:value="0">
            <text:p>0.000000</text:p>
          </table:table-cell>
          <table:table-cell table:formula="of:=[.Z180]+[.Z$400]/400" office:value-type="float" office:value="0">
            <text:p>0.000000</text:p>
          </table:table-cell>
          <table:table-cell table:formula="of:=[.AA180]+[.AA$400]/400" office:value-type="float" office:value="0">
            <text:p>0.000000</text:p>
          </table:table-cell>
          <table:table-cell table:formula="of:=[.AB180]+[.AB$400]/400" office:value-type="float" office:value="0">
            <text:p>0.000000</text:p>
          </table:table-cell>
          <table:table-cell table:formula="of:=[.AC180]+[.AC$400]/400" office:value-type="float" office:value="0">
            <text:p>0.000000</text:p>
          </table:table-cell>
          <table:table-cell table:formula="of:=[.AD180]+[.AD$400]/400" office:value-type="float" office:value="0">
            <text:p>0.000000</text:p>
          </table:table-cell>
        </table:table-row>
        <table:table-row table:style-name="ro1">
          <table:table-cell table:formula="of:=[.A181]+[.A$400]/400" office:value-type="float" office:value="0">
            <text:p>0.000000</text:p>
          </table:table-cell>
          <table:table-cell table:formula="of:=[.B181]+[.B$400]/400" office:value-type="float" office:value="0">
            <text:p>0.000000</text:p>
          </table:table-cell>
          <table:table-cell table:formula="of:=[.C181]+[.C$400]/400" office:value-type="float" office:value="-0.1720635775">
            <text:p>-0.172064</text:p>
          </table:table-cell>
          <table:table-cell table:formula="of:=[.D181]+[.D$400]/400" office:value-type="float" office:value="0.344127154999999">
            <text:p>0.344127</text:p>
          </table:table-cell>
          <table:table-cell table:formula="of:=[.E181]+[.E$400]/400" office:value-type="float" office:value="-0.1720635775">
            <text:p>-0.172064</text:p>
          </table:table-cell>
          <table:table-cell table:formula="of:=[.F181]+[.F$400]/400" office:value-type="float" office:value="0">
            <text:p>0.000000</text:p>
          </table:table-cell>
          <table:table-cell table:formula="of:=[.G181]+[.G$400]/400" office:value-type="float" office:value="0">
            <text:p>0.000000</text:p>
          </table:table-cell>
          <table:table-cell table:formula="of:=[.H181]+[.H$400]/400" office:value-type="float" office:value="0">
            <text:p>0.000000</text:p>
          </table:table-cell>
          <table:table-cell table:formula="of:=[.I181]+[.I$400]/400" office:value-type="float" office:value="-0.1720635775">
            <text:p>-0.172064</text:p>
          </table:table-cell>
          <table:table-cell table:formula="of:=[.J181]+[.J$400]/400" office:value-type="float" office:value="0.344127154999999">
            <text:p>0.344127</text:p>
          </table:table-cell>
          <table:table-cell table:formula="of:=[.K181]+[.K$400]/400" office:value-type="float" office:value="-0.1720635775">
            <text:p>-0.172064</text:p>
          </table:table-cell>
          <table:table-cell table:formula="of:=[.L181]+[.L$400]/400" office:value-type="float" office:value="0">
            <text:p>0.000000</text:p>
          </table:table-cell>
          <table:table-cell table:formula="of:=[.M181]+[.M$400]/400" office:value-type="float" office:value="0.0789761824999998">
            <text:p>0.078976</text:p>
          </table:table-cell>
          <table:table-cell table:formula="of:=[.N181]+[.N$400]/400" office:value-type="float" office:value="-0.0789761824999998">
            <text:p>-0.078976</text:p>
          </table:table-cell>
          <table:table-cell table:formula="of:=[.O181]+[.O$400]/400" office:value-type="float" office:value="0">
            <text:p>0.000000</text:p>
          </table:table-cell>
          <table:table-cell table:formula="of:=[.P181]+[.P$400]/400" office:value-type="float" office:value="-0.2369285475">
            <text:p>-0.236929</text:p>
          </table:table-cell>
          <table:table-cell table:formula="of:=[.Q181]+[.Q$400]/400" office:value-type="float" office:value="0">
            <text:p>0.000000</text:p>
          </table:table-cell>
          <table:table-cell table:formula="of:=[.R181]+[.R$400]/400" office:value-type="float" office:value="0">
            <text:p>0.000000</text:p>
          </table:table-cell>
          <table:table-cell table:formula="of:=[.S181]+[.S$400]/400" office:value-type="float" office:value="0">
            <text:p>0.000000</text:p>
          </table:table-cell>
          <table:table-cell table:formula="of:=[.T181]+[.T$400]/400" office:value-type="float" office:value="0.0789761824999998">
            <text:p>0.078976</text:p>
          </table:table-cell>
          <table:table-cell table:formula="of:=[.U181]+[.U$400]/400" office:value-type="float" office:value="0.0789761824999998">
            <text:p>0.078976</text:p>
          </table:table-cell>
          <table:table-cell table:formula="of:=[.V181]+[.V$400]/400" office:value-type="float" office:value="0">
            <text:p>0.000000</text:p>
          </table:table-cell>
          <table:table-cell table:formula="of:=[.W181]+[.W$400]/400" office:value-type="float" office:value="-0.2369285475">
            <text:p>-0.236929</text:p>
          </table:table-cell>
          <table:table-cell table:formula="of:=[.X181]+[.X$400]/400" office:value-type="float" office:value="0">
            <text:p>0.000000</text:p>
          </table:table-cell>
          <table:table-cell table:formula="of:=[.Y181]+[.Y$400]/400" office:value-type="float" office:value="0">
            <text:p>0.000000</text:p>
          </table:table-cell>
          <table:table-cell table:formula="of:=[.Z181]+[.Z$400]/400" office:value-type="float" office:value="0">
            <text:p>0.000000</text:p>
          </table:table-cell>
          <table:table-cell table:formula="of:=[.AA181]+[.AA$400]/400" office:value-type="float" office:value="0">
            <text:p>0.000000</text:p>
          </table:table-cell>
          <table:table-cell table:formula="of:=[.AB181]+[.AB$400]/400" office:value-type="float" office:value="0">
            <text:p>0.000000</text:p>
          </table:table-cell>
          <table:table-cell table:formula="of:=[.AC181]+[.AC$400]/400" office:value-type="float" office:value="0">
            <text:p>0.000000</text:p>
          </table:table-cell>
          <table:table-cell table:formula="of:=[.AD181]+[.AD$400]/400" office:value-type="float" office:value="0">
            <text:p>0.000000</text:p>
          </table:table-cell>
        </table:table-row>
        <table:table-row table:style-name="ro1">
          <table:table-cell table:formula="of:=[.A182]+[.A$400]/400" office:value-type="float" office:value="0">
            <text:p>0.000000</text:p>
          </table:table-cell>
          <table:table-cell table:formula="of:=[.B182]+[.B$400]/400" office:value-type="float" office:value="0">
            <text:p>0.000000</text:p>
          </table:table-cell>
          <table:table-cell table:formula="of:=[.C182]+[.C$400]/400" office:value-type="float" office:value="-0.173014205">
            <text:p>-0.173014</text:p>
          </table:table-cell>
          <table:table-cell table:formula="of:=[.D182]+[.D$400]/400" office:value-type="float" office:value="0.346028409999999">
            <text:p>0.346028</text:p>
          </table:table-cell>
          <table:table-cell table:formula="of:=[.E182]+[.E$400]/400" office:value-type="float" office:value="-0.173014205">
            <text:p>-0.173014</text:p>
          </table:table-cell>
          <table:table-cell table:formula="of:=[.F182]+[.F$400]/400" office:value-type="float" office:value="0">
            <text:p>0.000000</text:p>
          </table:table-cell>
          <table:table-cell table:formula="of:=[.G182]+[.G$400]/400" office:value-type="float" office:value="0">
            <text:p>0.000000</text:p>
          </table:table-cell>
          <table:table-cell table:formula="of:=[.H182]+[.H$400]/400" office:value-type="float" office:value="0">
            <text:p>0.000000</text:p>
          </table:table-cell>
          <table:table-cell table:formula="of:=[.I182]+[.I$400]/400" office:value-type="float" office:value="-0.173014205">
            <text:p>-0.173014</text:p>
          </table:table-cell>
          <table:table-cell table:formula="of:=[.J182]+[.J$400]/400" office:value-type="float" office:value="0.346028409999999">
            <text:p>0.346028</text:p>
          </table:table-cell>
          <table:table-cell table:formula="of:=[.K182]+[.K$400]/400" office:value-type="float" office:value="-0.173014205">
            <text:p>-0.173014</text:p>
          </table:table-cell>
          <table:table-cell table:formula="of:=[.L182]+[.L$400]/400" office:value-type="float" office:value="0">
            <text:p>0.000000</text:p>
          </table:table-cell>
          <table:table-cell table:formula="of:=[.M182]+[.M$400]/400" office:value-type="float" office:value="0.0794125149999998">
            <text:p>0.079413</text:p>
          </table:table-cell>
          <table:table-cell table:formula="of:=[.N182]+[.N$400]/400" office:value-type="float" office:value="-0.0794125149999998">
            <text:p>-0.079413</text:p>
          </table:table-cell>
          <table:table-cell table:formula="of:=[.O182]+[.O$400]/400" office:value-type="float" office:value="0">
            <text:p>0.000000</text:p>
          </table:table-cell>
          <table:table-cell table:formula="of:=[.P182]+[.P$400]/400" office:value-type="float" office:value="-0.238237545">
            <text:p>-0.238238</text:p>
          </table:table-cell>
          <table:table-cell table:formula="of:=[.Q182]+[.Q$400]/400" office:value-type="float" office:value="0">
            <text:p>0.000000</text:p>
          </table:table-cell>
          <table:table-cell table:formula="of:=[.R182]+[.R$400]/400" office:value-type="float" office:value="0">
            <text:p>0.000000</text:p>
          </table:table-cell>
          <table:table-cell table:formula="of:=[.S182]+[.S$400]/400" office:value-type="float" office:value="0">
            <text:p>0.000000</text:p>
          </table:table-cell>
          <table:table-cell table:formula="of:=[.T182]+[.T$400]/400" office:value-type="float" office:value="0.0794125149999998">
            <text:p>0.079413</text:p>
          </table:table-cell>
          <table:table-cell table:formula="of:=[.U182]+[.U$400]/400" office:value-type="float" office:value="0.0794125149999998">
            <text:p>0.079413</text:p>
          </table:table-cell>
          <table:table-cell table:formula="of:=[.V182]+[.V$400]/400" office:value-type="float" office:value="0">
            <text:p>0.000000</text:p>
          </table:table-cell>
          <table:table-cell table:formula="of:=[.W182]+[.W$400]/400" office:value-type="float" office:value="-0.238237545">
            <text:p>-0.238238</text:p>
          </table:table-cell>
          <table:table-cell table:formula="of:=[.X182]+[.X$400]/400" office:value-type="float" office:value="0">
            <text:p>0.000000</text:p>
          </table:table-cell>
          <table:table-cell table:formula="of:=[.Y182]+[.Y$400]/400" office:value-type="float" office:value="0">
            <text:p>0.000000</text:p>
          </table:table-cell>
          <table:table-cell table:formula="of:=[.Z182]+[.Z$400]/400" office:value-type="float" office:value="0">
            <text:p>0.000000</text:p>
          </table:table-cell>
          <table:table-cell table:formula="of:=[.AA182]+[.AA$400]/400" office:value-type="float" office:value="0">
            <text:p>0.000000</text:p>
          </table:table-cell>
          <table:table-cell table:formula="of:=[.AB182]+[.AB$400]/400" office:value-type="float" office:value="0">
            <text:p>0.000000</text:p>
          </table:table-cell>
          <table:table-cell table:formula="of:=[.AC182]+[.AC$400]/400" office:value-type="float" office:value="0">
            <text:p>0.000000</text:p>
          </table:table-cell>
          <table:table-cell table:formula="of:=[.AD182]+[.AD$400]/400" office:value-type="float" office:value="0">
            <text:p>0.000000</text:p>
          </table:table-cell>
        </table:table-row>
        <table:table-row table:style-name="ro1">
          <table:table-cell table:formula="of:=[.A183]+[.A$400]/400" office:value-type="float" office:value="0">
            <text:p>0.000000</text:p>
          </table:table-cell>
          <table:table-cell table:formula="of:=[.B183]+[.B$400]/400" office:value-type="float" office:value="0">
            <text:p>0.000000</text:p>
          </table:table-cell>
          <table:table-cell table:formula="of:=[.C183]+[.C$400]/400" office:value-type="float" office:value="-0.1739648325">
            <text:p>-0.173965</text:p>
          </table:table-cell>
          <table:table-cell table:formula="of:=[.D183]+[.D$400]/400" office:value-type="float" office:value="0.347929664999999">
            <text:p>0.347930</text:p>
          </table:table-cell>
          <table:table-cell table:formula="of:=[.E183]+[.E$400]/400" office:value-type="float" office:value="-0.1739648325">
            <text:p>-0.173965</text:p>
          </table:table-cell>
          <table:table-cell table:formula="of:=[.F183]+[.F$400]/400" office:value-type="float" office:value="0">
            <text:p>0.000000</text:p>
          </table:table-cell>
          <table:table-cell table:formula="of:=[.G183]+[.G$400]/400" office:value-type="float" office:value="0">
            <text:p>0.000000</text:p>
          </table:table-cell>
          <table:table-cell table:formula="of:=[.H183]+[.H$400]/400" office:value-type="float" office:value="0">
            <text:p>0.000000</text:p>
          </table:table-cell>
          <table:table-cell table:formula="of:=[.I183]+[.I$400]/400" office:value-type="float" office:value="-0.1739648325">
            <text:p>-0.173965</text:p>
          </table:table-cell>
          <table:table-cell table:formula="of:=[.J183]+[.J$400]/400" office:value-type="float" office:value="0.347929664999999">
            <text:p>0.347930</text:p>
          </table:table-cell>
          <table:table-cell table:formula="of:=[.K183]+[.K$400]/400" office:value-type="float" office:value="-0.1739648325">
            <text:p>-0.173965</text:p>
          </table:table-cell>
          <table:table-cell table:formula="of:=[.L183]+[.L$400]/400" office:value-type="float" office:value="0">
            <text:p>0.000000</text:p>
          </table:table-cell>
          <table:table-cell table:formula="of:=[.M183]+[.M$400]/400" office:value-type="float" office:value="0.0798488474999998">
            <text:p>0.079849</text:p>
          </table:table-cell>
          <table:table-cell table:formula="of:=[.N183]+[.N$400]/400" office:value-type="float" office:value="-0.0798488474999998">
            <text:p>-0.079849</text:p>
          </table:table-cell>
          <table:table-cell table:formula="of:=[.O183]+[.O$400]/400" office:value-type="float" office:value="0">
            <text:p>0.000000</text:p>
          </table:table-cell>
          <table:table-cell table:formula="of:=[.P183]+[.P$400]/400" office:value-type="float" office:value="-0.2395465425">
            <text:p>-0.239547</text:p>
          </table:table-cell>
          <table:table-cell table:formula="of:=[.Q183]+[.Q$400]/400" office:value-type="float" office:value="0">
            <text:p>0.000000</text:p>
          </table:table-cell>
          <table:table-cell table:formula="of:=[.R183]+[.R$400]/400" office:value-type="float" office:value="0">
            <text:p>0.000000</text:p>
          </table:table-cell>
          <table:table-cell table:formula="of:=[.S183]+[.S$400]/400" office:value-type="float" office:value="0">
            <text:p>0.000000</text:p>
          </table:table-cell>
          <table:table-cell table:formula="of:=[.T183]+[.T$400]/400" office:value-type="float" office:value="0.0798488474999998">
            <text:p>0.079849</text:p>
          </table:table-cell>
          <table:table-cell table:formula="of:=[.U183]+[.U$400]/400" office:value-type="float" office:value="0.0798488474999998">
            <text:p>0.079849</text:p>
          </table:table-cell>
          <table:table-cell table:formula="of:=[.V183]+[.V$400]/400" office:value-type="float" office:value="0">
            <text:p>0.000000</text:p>
          </table:table-cell>
          <table:table-cell table:formula="of:=[.W183]+[.W$400]/400" office:value-type="float" office:value="-0.2395465425">
            <text:p>-0.239547</text:p>
          </table:table-cell>
          <table:table-cell table:formula="of:=[.X183]+[.X$400]/400" office:value-type="float" office:value="0">
            <text:p>0.000000</text:p>
          </table:table-cell>
          <table:table-cell table:formula="of:=[.Y183]+[.Y$400]/400" office:value-type="float" office:value="0">
            <text:p>0.000000</text:p>
          </table:table-cell>
          <table:table-cell table:formula="of:=[.Z183]+[.Z$400]/400" office:value-type="float" office:value="0">
            <text:p>0.000000</text:p>
          </table:table-cell>
          <table:table-cell table:formula="of:=[.AA183]+[.AA$400]/400" office:value-type="float" office:value="0">
            <text:p>0.000000</text:p>
          </table:table-cell>
          <table:table-cell table:formula="of:=[.AB183]+[.AB$400]/400" office:value-type="float" office:value="0">
            <text:p>0.000000</text:p>
          </table:table-cell>
          <table:table-cell table:formula="of:=[.AC183]+[.AC$400]/400" office:value-type="float" office:value="0">
            <text:p>0.000000</text:p>
          </table:table-cell>
          <table:table-cell table:formula="of:=[.AD183]+[.AD$400]/400" office:value-type="float" office:value="0">
            <text:p>0.000000</text:p>
          </table:table-cell>
        </table:table-row>
        <table:table-row table:style-name="ro1">
          <table:table-cell table:formula="of:=[.A184]+[.A$400]/400" office:value-type="float" office:value="0">
            <text:p>0.000000</text:p>
          </table:table-cell>
          <table:table-cell table:formula="of:=[.B184]+[.B$400]/400" office:value-type="float" office:value="0">
            <text:p>0.000000</text:p>
          </table:table-cell>
          <table:table-cell table:formula="of:=[.C184]+[.C$400]/400" office:value-type="float" office:value="-0.17491546">
            <text:p>-0.174915</text:p>
          </table:table-cell>
          <table:table-cell table:formula="of:=[.D184]+[.D$400]/400" office:value-type="float" office:value="0.349830919999999">
            <text:p>0.349831</text:p>
          </table:table-cell>
          <table:table-cell table:formula="of:=[.E184]+[.E$400]/400" office:value-type="float" office:value="-0.17491546">
            <text:p>-0.174915</text:p>
          </table:table-cell>
          <table:table-cell table:formula="of:=[.F184]+[.F$400]/400" office:value-type="float" office:value="0">
            <text:p>0.000000</text:p>
          </table:table-cell>
          <table:table-cell table:formula="of:=[.G184]+[.G$400]/400" office:value-type="float" office:value="0">
            <text:p>0.000000</text:p>
          </table:table-cell>
          <table:table-cell table:formula="of:=[.H184]+[.H$400]/400" office:value-type="float" office:value="0">
            <text:p>0.000000</text:p>
          </table:table-cell>
          <table:table-cell table:formula="of:=[.I184]+[.I$400]/400" office:value-type="float" office:value="-0.17491546">
            <text:p>-0.174915</text:p>
          </table:table-cell>
          <table:table-cell table:formula="of:=[.J184]+[.J$400]/400" office:value-type="float" office:value="0.349830919999999">
            <text:p>0.349831</text:p>
          </table:table-cell>
          <table:table-cell table:formula="of:=[.K184]+[.K$400]/400" office:value-type="float" office:value="-0.17491546">
            <text:p>-0.174915</text:p>
          </table:table-cell>
          <table:table-cell table:formula="of:=[.L184]+[.L$400]/400" office:value-type="float" office:value="0">
            <text:p>0.000000</text:p>
          </table:table-cell>
          <table:table-cell table:formula="of:=[.M184]+[.M$400]/400" office:value-type="float" office:value="0.0802851799999998">
            <text:p>0.080285</text:p>
          </table:table-cell>
          <table:table-cell table:formula="of:=[.N184]+[.N$400]/400" office:value-type="float" office:value="-0.0802851799999998">
            <text:p>-0.080285</text:p>
          </table:table-cell>
          <table:table-cell table:formula="of:=[.O184]+[.O$400]/400" office:value-type="float" office:value="0">
            <text:p>0.000000</text:p>
          </table:table-cell>
          <table:table-cell table:formula="of:=[.P184]+[.P$400]/400" office:value-type="float" office:value="-0.24085554">
            <text:p>-0.240856</text:p>
          </table:table-cell>
          <table:table-cell table:formula="of:=[.Q184]+[.Q$400]/400" office:value-type="float" office:value="0">
            <text:p>0.000000</text:p>
          </table:table-cell>
          <table:table-cell table:formula="of:=[.R184]+[.R$400]/400" office:value-type="float" office:value="0">
            <text:p>0.000000</text:p>
          </table:table-cell>
          <table:table-cell table:formula="of:=[.S184]+[.S$400]/400" office:value-type="float" office:value="0">
            <text:p>0.000000</text:p>
          </table:table-cell>
          <table:table-cell table:formula="of:=[.T184]+[.T$400]/400" office:value-type="float" office:value="0.0802851799999998">
            <text:p>0.080285</text:p>
          </table:table-cell>
          <table:table-cell table:formula="of:=[.U184]+[.U$400]/400" office:value-type="float" office:value="0.0802851799999998">
            <text:p>0.080285</text:p>
          </table:table-cell>
          <table:table-cell table:formula="of:=[.V184]+[.V$400]/400" office:value-type="float" office:value="0">
            <text:p>0.000000</text:p>
          </table:table-cell>
          <table:table-cell table:formula="of:=[.W184]+[.W$400]/400" office:value-type="float" office:value="-0.24085554">
            <text:p>-0.240856</text:p>
          </table:table-cell>
          <table:table-cell table:formula="of:=[.X184]+[.X$400]/400" office:value-type="float" office:value="0">
            <text:p>0.000000</text:p>
          </table:table-cell>
          <table:table-cell table:formula="of:=[.Y184]+[.Y$400]/400" office:value-type="float" office:value="0">
            <text:p>0.000000</text:p>
          </table:table-cell>
          <table:table-cell table:formula="of:=[.Z184]+[.Z$400]/400" office:value-type="float" office:value="0">
            <text:p>0.000000</text:p>
          </table:table-cell>
          <table:table-cell table:formula="of:=[.AA184]+[.AA$400]/400" office:value-type="float" office:value="0">
            <text:p>0.000000</text:p>
          </table:table-cell>
          <table:table-cell table:formula="of:=[.AB184]+[.AB$400]/400" office:value-type="float" office:value="0">
            <text:p>0.000000</text:p>
          </table:table-cell>
          <table:table-cell table:formula="of:=[.AC184]+[.AC$400]/400" office:value-type="float" office:value="0">
            <text:p>0.000000</text:p>
          </table:table-cell>
          <table:table-cell table:formula="of:=[.AD184]+[.AD$400]/400" office:value-type="float" office:value="0">
            <text:p>0.000000</text:p>
          </table:table-cell>
        </table:table-row>
        <table:table-row table:style-name="ro1">
          <table:table-cell table:formula="of:=[.A185]+[.A$400]/400" office:value-type="float" office:value="0">
            <text:p>0.000000</text:p>
          </table:table-cell>
          <table:table-cell table:formula="of:=[.B185]+[.B$400]/400" office:value-type="float" office:value="0">
            <text:p>0.000000</text:p>
          </table:table-cell>
          <table:table-cell table:formula="of:=[.C185]+[.C$400]/400" office:value-type="float" office:value="-0.1758660875">
            <text:p>-0.175866</text:p>
          </table:table-cell>
          <table:table-cell table:formula="of:=[.D185]+[.D$400]/400" office:value-type="float" office:value="0.351732174999999">
            <text:p>0.351732</text:p>
          </table:table-cell>
          <table:table-cell table:formula="of:=[.E185]+[.E$400]/400" office:value-type="float" office:value="-0.1758660875">
            <text:p>-0.175866</text:p>
          </table:table-cell>
          <table:table-cell table:formula="of:=[.F185]+[.F$400]/400" office:value-type="float" office:value="0">
            <text:p>0.000000</text:p>
          </table:table-cell>
          <table:table-cell table:formula="of:=[.G185]+[.G$400]/400" office:value-type="float" office:value="0">
            <text:p>0.000000</text:p>
          </table:table-cell>
          <table:table-cell table:formula="of:=[.H185]+[.H$400]/400" office:value-type="float" office:value="0">
            <text:p>0.000000</text:p>
          </table:table-cell>
          <table:table-cell table:formula="of:=[.I185]+[.I$400]/400" office:value-type="float" office:value="-0.1758660875">
            <text:p>-0.175866</text:p>
          </table:table-cell>
          <table:table-cell table:formula="of:=[.J185]+[.J$400]/400" office:value-type="float" office:value="0.351732174999999">
            <text:p>0.351732</text:p>
          </table:table-cell>
          <table:table-cell table:formula="of:=[.K185]+[.K$400]/400" office:value-type="float" office:value="-0.1758660875">
            <text:p>-0.175866</text:p>
          </table:table-cell>
          <table:table-cell table:formula="of:=[.L185]+[.L$400]/400" office:value-type="float" office:value="0">
            <text:p>0.000000</text:p>
          </table:table-cell>
          <table:table-cell table:formula="of:=[.M185]+[.M$400]/400" office:value-type="float" office:value="0.0807215124999997">
            <text:p>0.080722</text:p>
          </table:table-cell>
          <table:table-cell table:formula="of:=[.N185]+[.N$400]/400" office:value-type="float" office:value="-0.0807215124999997">
            <text:p>-0.080722</text:p>
          </table:table-cell>
          <table:table-cell table:formula="of:=[.O185]+[.O$400]/400" office:value-type="float" office:value="0">
            <text:p>0.000000</text:p>
          </table:table-cell>
          <table:table-cell table:formula="of:=[.P185]+[.P$400]/400" office:value-type="float" office:value="-0.2421645375">
            <text:p>-0.242165</text:p>
          </table:table-cell>
          <table:table-cell table:formula="of:=[.Q185]+[.Q$400]/400" office:value-type="float" office:value="0">
            <text:p>0.000000</text:p>
          </table:table-cell>
          <table:table-cell table:formula="of:=[.R185]+[.R$400]/400" office:value-type="float" office:value="0">
            <text:p>0.000000</text:p>
          </table:table-cell>
          <table:table-cell table:formula="of:=[.S185]+[.S$400]/400" office:value-type="float" office:value="0">
            <text:p>0.000000</text:p>
          </table:table-cell>
          <table:table-cell table:formula="of:=[.T185]+[.T$400]/400" office:value-type="float" office:value="0.0807215124999997">
            <text:p>0.080722</text:p>
          </table:table-cell>
          <table:table-cell table:formula="of:=[.U185]+[.U$400]/400" office:value-type="float" office:value="0.0807215124999997">
            <text:p>0.080722</text:p>
          </table:table-cell>
          <table:table-cell table:formula="of:=[.V185]+[.V$400]/400" office:value-type="float" office:value="0">
            <text:p>0.000000</text:p>
          </table:table-cell>
          <table:table-cell table:formula="of:=[.W185]+[.W$400]/400" office:value-type="float" office:value="-0.2421645375">
            <text:p>-0.242165</text:p>
          </table:table-cell>
          <table:table-cell table:formula="of:=[.X185]+[.X$400]/400" office:value-type="float" office:value="0">
            <text:p>0.000000</text:p>
          </table:table-cell>
          <table:table-cell table:formula="of:=[.Y185]+[.Y$400]/400" office:value-type="float" office:value="0">
            <text:p>0.000000</text:p>
          </table:table-cell>
          <table:table-cell table:formula="of:=[.Z185]+[.Z$400]/400" office:value-type="float" office:value="0">
            <text:p>0.000000</text:p>
          </table:table-cell>
          <table:table-cell table:formula="of:=[.AA185]+[.AA$400]/400" office:value-type="float" office:value="0">
            <text:p>0.000000</text:p>
          </table:table-cell>
          <table:table-cell table:formula="of:=[.AB185]+[.AB$400]/400" office:value-type="float" office:value="0">
            <text:p>0.000000</text:p>
          </table:table-cell>
          <table:table-cell table:formula="of:=[.AC185]+[.AC$400]/400" office:value-type="float" office:value="0">
            <text:p>0.000000</text:p>
          </table:table-cell>
          <table:table-cell table:formula="of:=[.AD185]+[.AD$400]/400" office:value-type="float" office:value="0">
            <text:p>0.000000</text:p>
          </table:table-cell>
        </table:table-row>
        <table:table-row table:style-name="ro1">
          <table:table-cell table:formula="of:=[.A186]+[.A$400]/400" office:value-type="float" office:value="0">
            <text:p>0.000000</text:p>
          </table:table-cell>
          <table:table-cell table:formula="of:=[.B186]+[.B$400]/400" office:value-type="float" office:value="0">
            <text:p>0.000000</text:p>
          </table:table-cell>
          <table:table-cell table:formula="of:=[.C186]+[.C$400]/400" office:value-type="float" office:value="-0.176816715">
            <text:p>-0.176817</text:p>
          </table:table-cell>
          <table:table-cell table:formula="of:=[.D186]+[.D$400]/400" office:value-type="float" office:value="0.353633429999999">
            <text:p>0.353633</text:p>
          </table:table-cell>
          <table:table-cell table:formula="of:=[.E186]+[.E$400]/400" office:value-type="float" office:value="-0.176816715">
            <text:p>-0.176817</text:p>
          </table:table-cell>
          <table:table-cell table:formula="of:=[.F186]+[.F$400]/400" office:value-type="float" office:value="0">
            <text:p>0.000000</text:p>
          </table:table-cell>
          <table:table-cell table:formula="of:=[.G186]+[.G$400]/400" office:value-type="float" office:value="0">
            <text:p>0.000000</text:p>
          </table:table-cell>
          <table:table-cell table:formula="of:=[.H186]+[.H$400]/400" office:value-type="float" office:value="0">
            <text:p>0.000000</text:p>
          </table:table-cell>
          <table:table-cell table:formula="of:=[.I186]+[.I$400]/400" office:value-type="float" office:value="-0.176816715">
            <text:p>-0.176817</text:p>
          </table:table-cell>
          <table:table-cell table:formula="of:=[.J186]+[.J$400]/400" office:value-type="float" office:value="0.353633429999999">
            <text:p>0.353633</text:p>
          </table:table-cell>
          <table:table-cell table:formula="of:=[.K186]+[.K$400]/400" office:value-type="float" office:value="-0.176816715">
            <text:p>-0.176817</text:p>
          </table:table-cell>
          <table:table-cell table:formula="of:=[.L186]+[.L$400]/400" office:value-type="float" office:value="0">
            <text:p>0.000000</text:p>
          </table:table-cell>
          <table:table-cell table:formula="of:=[.M186]+[.M$400]/400" office:value-type="float" office:value="0.0811578449999997">
            <text:p>0.081158</text:p>
          </table:table-cell>
          <table:table-cell table:formula="of:=[.N186]+[.N$400]/400" office:value-type="float" office:value="-0.0811578449999997">
            <text:p>-0.081158</text:p>
          </table:table-cell>
          <table:table-cell table:formula="of:=[.O186]+[.O$400]/400" office:value-type="float" office:value="0">
            <text:p>0.000000</text:p>
          </table:table-cell>
          <table:table-cell table:formula="of:=[.P186]+[.P$400]/400" office:value-type="float" office:value="-0.243473534999999">
            <text:p>-0.243474</text:p>
          </table:table-cell>
          <table:table-cell table:formula="of:=[.Q186]+[.Q$400]/400" office:value-type="float" office:value="0">
            <text:p>0.000000</text:p>
          </table:table-cell>
          <table:table-cell table:formula="of:=[.R186]+[.R$400]/400" office:value-type="float" office:value="0">
            <text:p>0.000000</text:p>
          </table:table-cell>
          <table:table-cell table:formula="of:=[.S186]+[.S$400]/400" office:value-type="float" office:value="0">
            <text:p>0.000000</text:p>
          </table:table-cell>
          <table:table-cell table:formula="of:=[.T186]+[.T$400]/400" office:value-type="float" office:value="0.0811578449999997">
            <text:p>0.081158</text:p>
          </table:table-cell>
          <table:table-cell table:formula="of:=[.U186]+[.U$400]/400" office:value-type="float" office:value="0.0811578449999997">
            <text:p>0.081158</text:p>
          </table:table-cell>
          <table:table-cell table:formula="of:=[.V186]+[.V$400]/400" office:value-type="float" office:value="0">
            <text:p>0.000000</text:p>
          </table:table-cell>
          <table:table-cell table:formula="of:=[.W186]+[.W$400]/400" office:value-type="float" office:value="-0.243473534999999">
            <text:p>-0.243474</text:p>
          </table:table-cell>
          <table:table-cell table:formula="of:=[.X186]+[.X$400]/400" office:value-type="float" office:value="0">
            <text:p>0.000000</text:p>
          </table:table-cell>
          <table:table-cell table:formula="of:=[.Y186]+[.Y$400]/400" office:value-type="float" office:value="0">
            <text:p>0.000000</text:p>
          </table:table-cell>
          <table:table-cell table:formula="of:=[.Z186]+[.Z$400]/400" office:value-type="float" office:value="0">
            <text:p>0.000000</text:p>
          </table:table-cell>
          <table:table-cell table:formula="of:=[.AA186]+[.AA$400]/400" office:value-type="float" office:value="0">
            <text:p>0.000000</text:p>
          </table:table-cell>
          <table:table-cell table:formula="of:=[.AB186]+[.AB$400]/400" office:value-type="float" office:value="0">
            <text:p>0.000000</text:p>
          </table:table-cell>
          <table:table-cell table:formula="of:=[.AC186]+[.AC$400]/400" office:value-type="float" office:value="0">
            <text:p>0.000000</text:p>
          </table:table-cell>
          <table:table-cell table:formula="of:=[.AD186]+[.AD$400]/400" office:value-type="float" office:value="0">
            <text:p>0.000000</text:p>
          </table:table-cell>
        </table:table-row>
        <table:table-row table:style-name="ro1">
          <table:table-cell table:formula="of:=[.A187]+[.A$400]/400" office:value-type="float" office:value="0">
            <text:p>0.000000</text:p>
          </table:table-cell>
          <table:table-cell table:formula="of:=[.B187]+[.B$400]/400" office:value-type="float" office:value="0">
            <text:p>0.000000</text:p>
          </table:table-cell>
          <table:table-cell table:formula="of:=[.C187]+[.C$400]/400" office:value-type="float" office:value="-0.1777673425">
            <text:p>-0.177767</text:p>
          </table:table-cell>
          <table:table-cell table:formula="of:=[.D187]+[.D$400]/400" office:value-type="float" office:value="0.355534684999999">
            <text:p>0.355535</text:p>
          </table:table-cell>
          <table:table-cell table:formula="of:=[.E187]+[.E$400]/400" office:value-type="float" office:value="-0.1777673425">
            <text:p>-0.177767</text:p>
          </table:table-cell>
          <table:table-cell table:formula="of:=[.F187]+[.F$400]/400" office:value-type="float" office:value="0">
            <text:p>0.000000</text:p>
          </table:table-cell>
          <table:table-cell table:formula="of:=[.G187]+[.G$400]/400" office:value-type="float" office:value="0">
            <text:p>0.000000</text:p>
          </table:table-cell>
          <table:table-cell table:formula="of:=[.H187]+[.H$400]/400" office:value-type="float" office:value="0">
            <text:p>0.000000</text:p>
          </table:table-cell>
          <table:table-cell table:formula="of:=[.I187]+[.I$400]/400" office:value-type="float" office:value="-0.1777673425">
            <text:p>-0.177767</text:p>
          </table:table-cell>
          <table:table-cell table:formula="of:=[.J187]+[.J$400]/400" office:value-type="float" office:value="0.355534684999999">
            <text:p>0.355535</text:p>
          </table:table-cell>
          <table:table-cell table:formula="of:=[.K187]+[.K$400]/400" office:value-type="float" office:value="-0.1777673425">
            <text:p>-0.177767</text:p>
          </table:table-cell>
          <table:table-cell table:formula="of:=[.L187]+[.L$400]/400" office:value-type="float" office:value="0">
            <text:p>0.000000</text:p>
          </table:table-cell>
          <table:table-cell table:formula="of:=[.M187]+[.M$400]/400" office:value-type="float" office:value="0.0815941774999997">
            <text:p>0.081594</text:p>
          </table:table-cell>
          <table:table-cell table:formula="of:=[.N187]+[.N$400]/400" office:value-type="float" office:value="-0.0815941774999997">
            <text:p>-0.081594</text:p>
          </table:table-cell>
          <table:table-cell table:formula="of:=[.O187]+[.O$400]/400" office:value-type="float" office:value="0">
            <text:p>0.000000</text:p>
          </table:table-cell>
          <table:table-cell table:formula="of:=[.P187]+[.P$400]/400" office:value-type="float" office:value="-0.244782532499999">
            <text:p>-0.244783</text:p>
          </table:table-cell>
          <table:table-cell table:formula="of:=[.Q187]+[.Q$400]/400" office:value-type="float" office:value="0">
            <text:p>0.000000</text:p>
          </table:table-cell>
          <table:table-cell table:formula="of:=[.R187]+[.R$400]/400" office:value-type="float" office:value="0">
            <text:p>0.000000</text:p>
          </table:table-cell>
          <table:table-cell table:formula="of:=[.S187]+[.S$400]/400" office:value-type="float" office:value="0">
            <text:p>0.000000</text:p>
          </table:table-cell>
          <table:table-cell table:formula="of:=[.T187]+[.T$400]/400" office:value-type="float" office:value="0.0815941774999997">
            <text:p>0.081594</text:p>
          </table:table-cell>
          <table:table-cell table:formula="of:=[.U187]+[.U$400]/400" office:value-type="float" office:value="0.0815941774999997">
            <text:p>0.081594</text:p>
          </table:table-cell>
          <table:table-cell table:formula="of:=[.V187]+[.V$400]/400" office:value-type="float" office:value="0">
            <text:p>0.000000</text:p>
          </table:table-cell>
          <table:table-cell table:formula="of:=[.W187]+[.W$400]/400" office:value-type="float" office:value="-0.244782532499999">
            <text:p>-0.244783</text:p>
          </table:table-cell>
          <table:table-cell table:formula="of:=[.X187]+[.X$400]/400" office:value-type="float" office:value="0">
            <text:p>0.000000</text:p>
          </table:table-cell>
          <table:table-cell table:formula="of:=[.Y187]+[.Y$400]/400" office:value-type="float" office:value="0">
            <text:p>0.000000</text:p>
          </table:table-cell>
          <table:table-cell table:formula="of:=[.Z187]+[.Z$400]/400" office:value-type="float" office:value="0">
            <text:p>0.000000</text:p>
          </table:table-cell>
          <table:table-cell table:formula="of:=[.AA187]+[.AA$400]/400" office:value-type="float" office:value="0">
            <text:p>0.000000</text:p>
          </table:table-cell>
          <table:table-cell table:formula="of:=[.AB187]+[.AB$400]/400" office:value-type="float" office:value="0">
            <text:p>0.000000</text:p>
          </table:table-cell>
          <table:table-cell table:formula="of:=[.AC187]+[.AC$400]/400" office:value-type="float" office:value="0">
            <text:p>0.000000</text:p>
          </table:table-cell>
          <table:table-cell table:formula="of:=[.AD187]+[.AD$400]/400" office:value-type="float" office:value="0">
            <text:p>0.000000</text:p>
          </table:table-cell>
        </table:table-row>
        <table:table-row table:style-name="ro1">
          <table:table-cell table:formula="of:=[.A188]+[.A$400]/400" office:value-type="float" office:value="0">
            <text:p>0.000000</text:p>
          </table:table-cell>
          <table:table-cell table:formula="of:=[.B188]+[.B$400]/400" office:value-type="float" office:value="0">
            <text:p>0.000000</text:p>
          </table:table-cell>
          <table:table-cell table:formula="of:=[.C188]+[.C$400]/400" office:value-type="float" office:value="-0.17871797">
            <text:p>-0.178718</text:p>
          </table:table-cell>
          <table:table-cell table:formula="of:=[.D188]+[.D$400]/400" office:value-type="float" office:value="0.357435939999999">
            <text:p>0.357436</text:p>
          </table:table-cell>
          <table:table-cell table:formula="of:=[.E188]+[.E$400]/400" office:value-type="float" office:value="-0.17871797">
            <text:p>-0.178718</text:p>
          </table:table-cell>
          <table:table-cell table:formula="of:=[.F188]+[.F$400]/400" office:value-type="float" office:value="0">
            <text:p>0.000000</text:p>
          </table:table-cell>
          <table:table-cell table:formula="of:=[.G188]+[.G$400]/400" office:value-type="float" office:value="0">
            <text:p>0.000000</text:p>
          </table:table-cell>
          <table:table-cell table:formula="of:=[.H188]+[.H$400]/400" office:value-type="float" office:value="0">
            <text:p>0.000000</text:p>
          </table:table-cell>
          <table:table-cell table:formula="of:=[.I188]+[.I$400]/400" office:value-type="float" office:value="-0.17871797">
            <text:p>-0.178718</text:p>
          </table:table-cell>
          <table:table-cell table:formula="of:=[.J188]+[.J$400]/400" office:value-type="float" office:value="0.357435939999999">
            <text:p>0.357436</text:p>
          </table:table-cell>
          <table:table-cell table:formula="of:=[.K188]+[.K$400]/400" office:value-type="float" office:value="-0.17871797">
            <text:p>-0.178718</text:p>
          </table:table-cell>
          <table:table-cell table:formula="of:=[.L188]+[.L$400]/400" office:value-type="float" office:value="0">
            <text:p>0.000000</text:p>
          </table:table-cell>
          <table:table-cell table:formula="of:=[.M188]+[.M$400]/400" office:value-type="float" office:value="0.0820305099999997">
            <text:p>0.082031</text:p>
          </table:table-cell>
          <table:table-cell table:formula="of:=[.N188]+[.N$400]/400" office:value-type="float" office:value="-0.0820305099999997">
            <text:p>-0.082031</text:p>
          </table:table-cell>
          <table:table-cell table:formula="of:=[.O188]+[.O$400]/400" office:value-type="float" office:value="0">
            <text:p>0.000000</text:p>
          </table:table-cell>
          <table:table-cell table:formula="of:=[.P188]+[.P$400]/400" office:value-type="float" office:value="-0.246091529999999">
            <text:p>-0.246092</text:p>
          </table:table-cell>
          <table:table-cell table:formula="of:=[.Q188]+[.Q$400]/400" office:value-type="float" office:value="0">
            <text:p>0.000000</text:p>
          </table:table-cell>
          <table:table-cell table:formula="of:=[.R188]+[.R$400]/400" office:value-type="float" office:value="0">
            <text:p>0.000000</text:p>
          </table:table-cell>
          <table:table-cell table:formula="of:=[.S188]+[.S$400]/400" office:value-type="float" office:value="0">
            <text:p>0.000000</text:p>
          </table:table-cell>
          <table:table-cell table:formula="of:=[.T188]+[.T$400]/400" office:value-type="float" office:value="0.0820305099999997">
            <text:p>0.082031</text:p>
          </table:table-cell>
          <table:table-cell table:formula="of:=[.U188]+[.U$400]/400" office:value-type="float" office:value="0.0820305099999997">
            <text:p>0.082031</text:p>
          </table:table-cell>
          <table:table-cell table:formula="of:=[.V188]+[.V$400]/400" office:value-type="float" office:value="0">
            <text:p>0.000000</text:p>
          </table:table-cell>
          <table:table-cell table:formula="of:=[.W188]+[.W$400]/400" office:value-type="float" office:value="-0.246091529999999">
            <text:p>-0.246092</text:p>
          </table:table-cell>
          <table:table-cell table:formula="of:=[.X188]+[.X$400]/400" office:value-type="float" office:value="0">
            <text:p>0.000000</text:p>
          </table:table-cell>
          <table:table-cell table:formula="of:=[.Y188]+[.Y$400]/400" office:value-type="float" office:value="0">
            <text:p>0.000000</text:p>
          </table:table-cell>
          <table:table-cell table:formula="of:=[.Z188]+[.Z$400]/400" office:value-type="float" office:value="0">
            <text:p>0.000000</text:p>
          </table:table-cell>
          <table:table-cell table:formula="of:=[.AA188]+[.AA$400]/400" office:value-type="float" office:value="0">
            <text:p>0.000000</text:p>
          </table:table-cell>
          <table:table-cell table:formula="of:=[.AB188]+[.AB$400]/400" office:value-type="float" office:value="0">
            <text:p>0.000000</text:p>
          </table:table-cell>
          <table:table-cell table:formula="of:=[.AC188]+[.AC$400]/400" office:value-type="float" office:value="0">
            <text:p>0.000000</text:p>
          </table:table-cell>
          <table:table-cell table:formula="of:=[.AD188]+[.AD$400]/400" office:value-type="float" office:value="0">
            <text:p>0.000000</text:p>
          </table:table-cell>
        </table:table-row>
        <table:table-row table:style-name="ro1">
          <table:table-cell table:formula="of:=[.A189]+[.A$400]/400" office:value-type="float" office:value="0">
            <text:p>0.000000</text:p>
          </table:table-cell>
          <table:table-cell table:formula="of:=[.B189]+[.B$400]/400" office:value-type="float" office:value="0">
            <text:p>0.000000</text:p>
          </table:table-cell>
          <table:table-cell table:formula="of:=[.C189]+[.C$400]/400" office:value-type="float" office:value="-0.179668597499999">
            <text:p>-0.179669</text:p>
          </table:table-cell>
          <table:table-cell table:formula="of:=[.D189]+[.D$400]/400" office:value-type="float" office:value="0.359337194999999">
            <text:p>0.359337</text:p>
          </table:table-cell>
          <table:table-cell table:formula="of:=[.E189]+[.E$400]/400" office:value-type="float" office:value="-0.179668597499999">
            <text:p>-0.179669</text:p>
          </table:table-cell>
          <table:table-cell table:formula="of:=[.F189]+[.F$400]/400" office:value-type="float" office:value="0">
            <text:p>0.000000</text:p>
          </table:table-cell>
          <table:table-cell table:formula="of:=[.G189]+[.G$400]/400" office:value-type="float" office:value="0">
            <text:p>0.000000</text:p>
          </table:table-cell>
          <table:table-cell table:formula="of:=[.H189]+[.H$400]/400" office:value-type="float" office:value="0">
            <text:p>0.000000</text:p>
          </table:table-cell>
          <table:table-cell table:formula="of:=[.I189]+[.I$400]/400" office:value-type="float" office:value="-0.179668597499999">
            <text:p>-0.179669</text:p>
          </table:table-cell>
          <table:table-cell table:formula="of:=[.J189]+[.J$400]/400" office:value-type="float" office:value="0.359337194999999">
            <text:p>0.359337</text:p>
          </table:table-cell>
          <table:table-cell table:formula="of:=[.K189]+[.K$400]/400" office:value-type="float" office:value="-0.179668597499999">
            <text:p>-0.179669</text:p>
          </table:table-cell>
          <table:table-cell table:formula="of:=[.L189]+[.L$400]/400" office:value-type="float" office:value="0">
            <text:p>0.000000</text:p>
          </table:table-cell>
          <table:table-cell table:formula="of:=[.M189]+[.M$400]/400" office:value-type="float" office:value="0.0824668424999997">
            <text:p>0.082467</text:p>
          </table:table-cell>
          <table:table-cell table:formula="of:=[.N189]+[.N$400]/400" office:value-type="float" office:value="-0.0824668424999997">
            <text:p>-0.082467</text:p>
          </table:table-cell>
          <table:table-cell table:formula="of:=[.O189]+[.O$400]/400" office:value-type="float" office:value="0">
            <text:p>0.000000</text:p>
          </table:table-cell>
          <table:table-cell table:formula="of:=[.P189]+[.P$400]/400" office:value-type="float" office:value="-0.247400527499999">
            <text:p>-0.247401</text:p>
          </table:table-cell>
          <table:table-cell table:formula="of:=[.Q189]+[.Q$400]/400" office:value-type="float" office:value="0">
            <text:p>0.000000</text:p>
          </table:table-cell>
          <table:table-cell table:formula="of:=[.R189]+[.R$400]/400" office:value-type="float" office:value="0">
            <text:p>0.000000</text:p>
          </table:table-cell>
          <table:table-cell table:formula="of:=[.S189]+[.S$400]/400" office:value-type="float" office:value="0">
            <text:p>0.000000</text:p>
          </table:table-cell>
          <table:table-cell table:formula="of:=[.T189]+[.T$400]/400" office:value-type="float" office:value="0.0824668424999997">
            <text:p>0.082467</text:p>
          </table:table-cell>
          <table:table-cell table:formula="of:=[.U189]+[.U$400]/400" office:value-type="float" office:value="0.0824668424999997">
            <text:p>0.082467</text:p>
          </table:table-cell>
          <table:table-cell table:formula="of:=[.V189]+[.V$400]/400" office:value-type="float" office:value="0">
            <text:p>0.000000</text:p>
          </table:table-cell>
          <table:table-cell table:formula="of:=[.W189]+[.W$400]/400" office:value-type="float" office:value="-0.247400527499999">
            <text:p>-0.247401</text:p>
          </table:table-cell>
          <table:table-cell table:formula="of:=[.X189]+[.X$400]/400" office:value-type="float" office:value="0">
            <text:p>0.000000</text:p>
          </table:table-cell>
          <table:table-cell table:formula="of:=[.Y189]+[.Y$400]/400" office:value-type="float" office:value="0">
            <text:p>0.000000</text:p>
          </table:table-cell>
          <table:table-cell table:formula="of:=[.Z189]+[.Z$400]/400" office:value-type="float" office:value="0">
            <text:p>0.000000</text:p>
          </table:table-cell>
          <table:table-cell table:formula="of:=[.AA189]+[.AA$400]/400" office:value-type="float" office:value="0">
            <text:p>0.000000</text:p>
          </table:table-cell>
          <table:table-cell table:formula="of:=[.AB189]+[.AB$400]/400" office:value-type="float" office:value="0">
            <text:p>0.000000</text:p>
          </table:table-cell>
          <table:table-cell table:formula="of:=[.AC189]+[.AC$400]/400" office:value-type="float" office:value="0">
            <text:p>0.000000</text:p>
          </table:table-cell>
          <table:table-cell table:formula="of:=[.AD189]+[.AD$400]/400" office:value-type="float" office:value="0">
            <text:p>0.000000</text:p>
          </table:table-cell>
        </table:table-row>
        <table:table-row table:style-name="ro1">
          <table:table-cell table:formula="of:=[.A190]+[.A$400]/400" office:value-type="float" office:value="0">
            <text:p>0.000000</text:p>
          </table:table-cell>
          <table:table-cell table:formula="of:=[.B190]+[.B$400]/400" office:value-type="float" office:value="0">
            <text:p>0.000000</text:p>
          </table:table-cell>
          <table:table-cell table:formula="of:=[.C190]+[.C$400]/400" office:value-type="float" office:value="-0.180619225">
            <text:p>-0.180619</text:p>
          </table:table-cell>
          <table:table-cell table:formula="of:=[.D190]+[.D$400]/400" office:value-type="float" office:value="0.361238449999999">
            <text:p>0.361238</text:p>
          </table:table-cell>
          <table:table-cell table:formula="of:=[.E190]+[.E$400]/400" office:value-type="float" office:value="-0.180619225">
            <text:p>-0.180619</text:p>
          </table:table-cell>
          <table:table-cell table:formula="of:=[.F190]+[.F$400]/400" office:value-type="float" office:value="0">
            <text:p>0.000000</text:p>
          </table:table-cell>
          <table:table-cell table:formula="of:=[.G190]+[.G$400]/400" office:value-type="float" office:value="0">
            <text:p>0.000000</text:p>
          </table:table-cell>
          <table:table-cell table:formula="of:=[.H190]+[.H$400]/400" office:value-type="float" office:value="0">
            <text:p>0.000000</text:p>
          </table:table-cell>
          <table:table-cell table:formula="of:=[.I190]+[.I$400]/400" office:value-type="float" office:value="-0.180619225">
            <text:p>-0.180619</text:p>
          </table:table-cell>
          <table:table-cell table:formula="of:=[.J190]+[.J$400]/400" office:value-type="float" office:value="0.361238449999999">
            <text:p>0.361238</text:p>
          </table:table-cell>
          <table:table-cell table:formula="of:=[.K190]+[.K$400]/400" office:value-type="float" office:value="-0.180619225">
            <text:p>-0.180619</text:p>
          </table:table-cell>
          <table:table-cell table:formula="of:=[.L190]+[.L$400]/400" office:value-type="float" office:value="0">
            <text:p>0.000000</text:p>
          </table:table-cell>
          <table:table-cell table:formula="of:=[.M190]+[.M$400]/400" office:value-type="float" office:value="0.0829031749999997">
            <text:p>0.082903</text:p>
          </table:table-cell>
          <table:table-cell table:formula="of:=[.N190]+[.N$400]/400" office:value-type="float" office:value="-0.0829031749999997">
            <text:p>-0.082903</text:p>
          </table:table-cell>
          <table:table-cell table:formula="of:=[.O190]+[.O$400]/400" office:value-type="float" office:value="0">
            <text:p>0.000000</text:p>
          </table:table-cell>
          <table:table-cell table:formula="of:=[.P190]+[.P$400]/400" office:value-type="float" office:value="-0.248709524999999">
            <text:p>-0.248710</text:p>
          </table:table-cell>
          <table:table-cell table:formula="of:=[.Q190]+[.Q$400]/400" office:value-type="float" office:value="0">
            <text:p>0.000000</text:p>
          </table:table-cell>
          <table:table-cell table:formula="of:=[.R190]+[.R$400]/400" office:value-type="float" office:value="0">
            <text:p>0.000000</text:p>
          </table:table-cell>
          <table:table-cell table:formula="of:=[.S190]+[.S$400]/400" office:value-type="float" office:value="0">
            <text:p>0.000000</text:p>
          </table:table-cell>
          <table:table-cell table:formula="of:=[.T190]+[.T$400]/400" office:value-type="float" office:value="0.0829031749999997">
            <text:p>0.082903</text:p>
          </table:table-cell>
          <table:table-cell table:formula="of:=[.U190]+[.U$400]/400" office:value-type="float" office:value="0.0829031749999997">
            <text:p>0.082903</text:p>
          </table:table-cell>
          <table:table-cell table:formula="of:=[.V190]+[.V$400]/400" office:value-type="float" office:value="0">
            <text:p>0.000000</text:p>
          </table:table-cell>
          <table:table-cell table:formula="of:=[.W190]+[.W$400]/400" office:value-type="float" office:value="-0.248709524999999">
            <text:p>-0.248710</text:p>
          </table:table-cell>
          <table:table-cell table:formula="of:=[.X190]+[.X$400]/400" office:value-type="float" office:value="0">
            <text:p>0.000000</text:p>
          </table:table-cell>
          <table:table-cell table:formula="of:=[.Y190]+[.Y$400]/400" office:value-type="float" office:value="0">
            <text:p>0.000000</text:p>
          </table:table-cell>
          <table:table-cell table:formula="of:=[.Z190]+[.Z$400]/400" office:value-type="float" office:value="0">
            <text:p>0.000000</text:p>
          </table:table-cell>
          <table:table-cell table:formula="of:=[.AA190]+[.AA$400]/400" office:value-type="float" office:value="0">
            <text:p>0.000000</text:p>
          </table:table-cell>
          <table:table-cell table:formula="of:=[.AB190]+[.AB$400]/400" office:value-type="float" office:value="0">
            <text:p>0.000000</text:p>
          </table:table-cell>
          <table:table-cell table:formula="of:=[.AC190]+[.AC$400]/400" office:value-type="float" office:value="0">
            <text:p>0.000000</text:p>
          </table:table-cell>
          <table:table-cell table:formula="of:=[.AD190]+[.AD$400]/400" office:value-type="float" office:value="0">
            <text:p>0.000000</text:p>
          </table:table-cell>
        </table:table-row>
        <table:table-row table:style-name="ro1">
          <table:table-cell table:formula="of:=[.A191]+[.A$400]/400" office:value-type="float" office:value="0">
            <text:p>0.000000</text:p>
          </table:table-cell>
          <table:table-cell table:formula="of:=[.B191]+[.B$400]/400" office:value-type="float" office:value="0">
            <text:p>0.000000</text:p>
          </table:table-cell>
          <table:table-cell table:formula="of:=[.C191]+[.C$400]/400" office:value-type="float" office:value="-0.181569852499999">
            <text:p>-0.181570</text:p>
          </table:table-cell>
          <table:table-cell table:formula="of:=[.D191]+[.D$400]/400" office:value-type="float" office:value="0.363139704999999">
            <text:p>0.363140</text:p>
          </table:table-cell>
          <table:table-cell table:formula="of:=[.E191]+[.E$400]/400" office:value-type="float" office:value="-0.181569852499999">
            <text:p>-0.181570</text:p>
          </table:table-cell>
          <table:table-cell table:formula="of:=[.F191]+[.F$400]/400" office:value-type="float" office:value="0">
            <text:p>0.000000</text:p>
          </table:table-cell>
          <table:table-cell table:formula="of:=[.G191]+[.G$400]/400" office:value-type="float" office:value="0">
            <text:p>0.000000</text:p>
          </table:table-cell>
          <table:table-cell table:formula="of:=[.H191]+[.H$400]/400" office:value-type="float" office:value="0">
            <text:p>0.000000</text:p>
          </table:table-cell>
          <table:table-cell table:formula="of:=[.I191]+[.I$400]/400" office:value-type="float" office:value="-0.181569852499999">
            <text:p>-0.181570</text:p>
          </table:table-cell>
          <table:table-cell table:formula="of:=[.J191]+[.J$400]/400" office:value-type="float" office:value="0.363139704999999">
            <text:p>0.363140</text:p>
          </table:table-cell>
          <table:table-cell table:formula="of:=[.K191]+[.K$400]/400" office:value-type="float" office:value="-0.181569852499999">
            <text:p>-0.181570</text:p>
          </table:table-cell>
          <table:table-cell table:formula="of:=[.L191]+[.L$400]/400" office:value-type="float" office:value="0">
            <text:p>0.000000</text:p>
          </table:table-cell>
          <table:table-cell table:formula="of:=[.M191]+[.M$400]/400" office:value-type="float" office:value="0.0833395074999997">
            <text:p>0.083340</text:p>
          </table:table-cell>
          <table:table-cell table:formula="of:=[.N191]+[.N$400]/400" office:value-type="float" office:value="-0.0833395074999997">
            <text:p>-0.083340</text:p>
          </table:table-cell>
          <table:table-cell table:formula="of:=[.O191]+[.O$400]/400" office:value-type="float" office:value="0">
            <text:p>0.000000</text:p>
          </table:table-cell>
          <table:table-cell table:formula="of:=[.P191]+[.P$400]/400" office:value-type="float" office:value="-0.250018522499999">
            <text:p>-0.250019</text:p>
          </table:table-cell>
          <table:table-cell table:formula="of:=[.Q191]+[.Q$400]/400" office:value-type="float" office:value="0">
            <text:p>0.000000</text:p>
          </table:table-cell>
          <table:table-cell table:formula="of:=[.R191]+[.R$400]/400" office:value-type="float" office:value="0">
            <text:p>0.000000</text:p>
          </table:table-cell>
          <table:table-cell table:formula="of:=[.S191]+[.S$400]/400" office:value-type="float" office:value="0">
            <text:p>0.000000</text:p>
          </table:table-cell>
          <table:table-cell table:formula="of:=[.T191]+[.T$400]/400" office:value-type="float" office:value="0.0833395074999997">
            <text:p>0.083340</text:p>
          </table:table-cell>
          <table:table-cell table:formula="of:=[.U191]+[.U$400]/400" office:value-type="float" office:value="0.0833395074999997">
            <text:p>0.083340</text:p>
          </table:table-cell>
          <table:table-cell table:formula="of:=[.V191]+[.V$400]/400" office:value-type="float" office:value="0">
            <text:p>0.000000</text:p>
          </table:table-cell>
          <table:table-cell table:formula="of:=[.W191]+[.W$400]/400" office:value-type="float" office:value="-0.250018522499999">
            <text:p>-0.250019</text:p>
          </table:table-cell>
          <table:table-cell table:formula="of:=[.X191]+[.X$400]/400" office:value-type="float" office:value="0">
            <text:p>0.000000</text:p>
          </table:table-cell>
          <table:table-cell table:formula="of:=[.Y191]+[.Y$400]/400" office:value-type="float" office:value="0">
            <text:p>0.000000</text:p>
          </table:table-cell>
          <table:table-cell table:formula="of:=[.Z191]+[.Z$400]/400" office:value-type="float" office:value="0">
            <text:p>0.000000</text:p>
          </table:table-cell>
          <table:table-cell table:formula="of:=[.AA191]+[.AA$400]/400" office:value-type="float" office:value="0">
            <text:p>0.000000</text:p>
          </table:table-cell>
          <table:table-cell table:formula="of:=[.AB191]+[.AB$400]/400" office:value-type="float" office:value="0">
            <text:p>0.000000</text:p>
          </table:table-cell>
          <table:table-cell table:formula="of:=[.AC191]+[.AC$400]/400" office:value-type="float" office:value="0">
            <text:p>0.000000</text:p>
          </table:table-cell>
          <table:table-cell table:formula="of:=[.AD191]+[.AD$400]/400" office:value-type="float" office:value="0">
            <text:p>0.000000</text:p>
          </table:table-cell>
        </table:table-row>
        <table:table-row table:style-name="ro1">
          <table:table-cell table:formula="of:=[.A192]+[.A$400]/400" office:value-type="float" office:value="0">
            <text:p>0.000000</text:p>
          </table:table-cell>
          <table:table-cell table:formula="of:=[.B192]+[.B$400]/400" office:value-type="float" office:value="0">
            <text:p>0.000000</text:p>
          </table:table-cell>
          <table:table-cell table:formula="of:=[.C192]+[.C$400]/400" office:value-type="float" office:value="-0.182520479999999">
            <text:p>-0.182520</text:p>
          </table:table-cell>
          <table:table-cell table:formula="of:=[.D192]+[.D$400]/400" office:value-type="float" office:value="0.365040959999999">
            <text:p>0.365041</text:p>
          </table:table-cell>
          <table:table-cell table:formula="of:=[.E192]+[.E$400]/400" office:value-type="float" office:value="-0.182520479999999">
            <text:p>-0.182520</text:p>
          </table:table-cell>
          <table:table-cell table:formula="of:=[.F192]+[.F$400]/400" office:value-type="float" office:value="0">
            <text:p>0.000000</text:p>
          </table:table-cell>
          <table:table-cell table:formula="of:=[.G192]+[.G$400]/400" office:value-type="float" office:value="0">
            <text:p>0.000000</text:p>
          </table:table-cell>
          <table:table-cell table:formula="of:=[.H192]+[.H$400]/400" office:value-type="float" office:value="0">
            <text:p>0.000000</text:p>
          </table:table-cell>
          <table:table-cell table:formula="of:=[.I192]+[.I$400]/400" office:value-type="float" office:value="-0.182520479999999">
            <text:p>-0.182520</text:p>
          </table:table-cell>
          <table:table-cell table:formula="of:=[.J192]+[.J$400]/400" office:value-type="float" office:value="0.365040959999999">
            <text:p>0.365041</text:p>
          </table:table-cell>
          <table:table-cell table:formula="of:=[.K192]+[.K$400]/400" office:value-type="float" office:value="-0.182520479999999">
            <text:p>-0.182520</text:p>
          </table:table-cell>
          <table:table-cell table:formula="of:=[.L192]+[.L$400]/400" office:value-type="float" office:value="0">
            <text:p>0.000000</text:p>
          </table:table-cell>
          <table:table-cell table:formula="of:=[.M192]+[.M$400]/400" office:value-type="float" office:value="0.0837758399999997">
            <text:p>0.083776</text:p>
          </table:table-cell>
          <table:table-cell table:formula="of:=[.N192]+[.N$400]/400" office:value-type="float" office:value="-0.0837758399999997">
            <text:p>-0.083776</text:p>
          </table:table-cell>
          <table:table-cell table:formula="of:=[.O192]+[.O$400]/400" office:value-type="float" office:value="0">
            <text:p>0.000000</text:p>
          </table:table-cell>
          <table:table-cell table:formula="of:=[.P192]+[.P$400]/400" office:value-type="float" office:value="-0.251327519999999">
            <text:p>-0.251328</text:p>
          </table:table-cell>
          <table:table-cell table:formula="of:=[.Q192]+[.Q$400]/400" office:value-type="float" office:value="0">
            <text:p>0.000000</text:p>
          </table:table-cell>
          <table:table-cell table:formula="of:=[.R192]+[.R$400]/400" office:value-type="float" office:value="0">
            <text:p>0.000000</text:p>
          </table:table-cell>
          <table:table-cell table:formula="of:=[.S192]+[.S$400]/400" office:value-type="float" office:value="0">
            <text:p>0.000000</text:p>
          </table:table-cell>
          <table:table-cell table:formula="of:=[.T192]+[.T$400]/400" office:value-type="float" office:value="0.0837758399999997">
            <text:p>0.083776</text:p>
          </table:table-cell>
          <table:table-cell table:formula="of:=[.U192]+[.U$400]/400" office:value-type="float" office:value="0.0837758399999997">
            <text:p>0.083776</text:p>
          </table:table-cell>
          <table:table-cell table:formula="of:=[.V192]+[.V$400]/400" office:value-type="float" office:value="0">
            <text:p>0.000000</text:p>
          </table:table-cell>
          <table:table-cell table:formula="of:=[.W192]+[.W$400]/400" office:value-type="float" office:value="-0.251327519999999">
            <text:p>-0.251328</text:p>
          </table:table-cell>
          <table:table-cell table:formula="of:=[.X192]+[.X$400]/400" office:value-type="float" office:value="0">
            <text:p>0.000000</text:p>
          </table:table-cell>
          <table:table-cell table:formula="of:=[.Y192]+[.Y$400]/400" office:value-type="float" office:value="0">
            <text:p>0.000000</text:p>
          </table:table-cell>
          <table:table-cell table:formula="of:=[.Z192]+[.Z$400]/400" office:value-type="float" office:value="0">
            <text:p>0.000000</text:p>
          </table:table-cell>
          <table:table-cell table:formula="of:=[.AA192]+[.AA$400]/400" office:value-type="float" office:value="0">
            <text:p>0.000000</text:p>
          </table:table-cell>
          <table:table-cell table:formula="of:=[.AB192]+[.AB$400]/400" office:value-type="float" office:value="0">
            <text:p>0.000000</text:p>
          </table:table-cell>
          <table:table-cell table:formula="of:=[.AC192]+[.AC$400]/400" office:value-type="float" office:value="0">
            <text:p>0.000000</text:p>
          </table:table-cell>
          <table:table-cell table:formula="of:=[.AD192]+[.AD$400]/400" office:value-type="float" office:value="0">
            <text:p>0.000000</text:p>
          </table:table-cell>
        </table:table-row>
        <table:table-row table:style-name="ro1">
          <table:table-cell table:formula="of:=[.A193]+[.A$400]/400" office:value-type="float" office:value="0">
            <text:p>0.000000</text:p>
          </table:table-cell>
          <table:table-cell table:formula="of:=[.B193]+[.B$400]/400" office:value-type="float" office:value="0">
            <text:p>0.000000</text:p>
          </table:table-cell>
          <table:table-cell table:formula="of:=[.C193]+[.C$400]/400" office:value-type="float" office:value="-0.183471107499999">
            <text:p>-0.183471</text:p>
          </table:table-cell>
          <table:table-cell table:formula="of:=[.D193]+[.D$400]/400" office:value-type="float" office:value="0.366942214999999">
            <text:p>0.366942</text:p>
          </table:table-cell>
          <table:table-cell table:formula="of:=[.E193]+[.E$400]/400" office:value-type="float" office:value="-0.183471107499999">
            <text:p>-0.183471</text:p>
          </table:table-cell>
          <table:table-cell table:formula="of:=[.F193]+[.F$400]/400" office:value-type="float" office:value="0">
            <text:p>0.000000</text:p>
          </table:table-cell>
          <table:table-cell table:formula="of:=[.G193]+[.G$400]/400" office:value-type="float" office:value="0">
            <text:p>0.000000</text:p>
          </table:table-cell>
          <table:table-cell table:formula="of:=[.H193]+[.H$400]/400" office:value-type="float" office:value="0">
            <text:p>0.000000</text:p>
          </table:table-cell>
          <table:table-cell table:formula="of:=[.I193]+[.I$400]/400" office:value-type="float" office:value="-0.183471107499999">
            <text:p>-0.183471</text:p>
          </table:table-cell>
          <table:table-cell table:formula="of:=[.J193]+[.J$400]/400" office:value-type="float" office:value="0.366942214999999">
            <text:p>0.366942</text:p>
          </table:table-cell>
          <table:table-cell table:formula="of:=[.K193]+[.K$400]/400" office:value-type="float" office:value="-0.183471107499999">
            <text:p>-0.183471</text:p>
          </table:table-cell>
          <table:table-cell table:formula="of:=[.L193]+[.L$400]/400" office:value-type="float" office:value="0">
            <text:p>0.000000</text:p>
          </table:table-cell>
          <table:table-cell table:formula="of:=[.M193]+[.M$400]/400" office:value-type="float" office:value="0.0842121724999997">
            <text:p>0.084212</text:p>
          </table:table-cell>
          <table:table-cell table:formula="of:=[.N193]+[.N$400]/400" office:value-type="float" office:value="-0.0842121724999997">
            <text:p>-0.084212</text:p>
          </table:table-cell>
          <table:table-cell table:formula="of:=[.O193]+[.O$400]/400" office:value-type="float" office:value="0">
            <text:p>0.000000</text:p>
          </table:table-cell>
          <table:table-cell table:formula="of:=[.P193]+[.P$400]/400" office:value-type="float" office:value="-0.2526365175">
            <text:p>-0.252637</text:p>
          </table:table-cell>
          <table:table-cell table:formula="of:=[.Q193]+[.Q$400]/400" office:value-type="float" office:value="0">
            <text:p>0.000000</text:p>
          </table:table-cell>
          <table:table-cell table:formula="of:=[.R193]+[.R$400]/400" office:value-type="float" office:value="0">
            <text:p>0.000000</text:p>
          </table:table-cell>
          <table:table-cell table:formula="of:=[.S193]+[.S$400]/400" office:value-type="float" office:value="0">
            <text:p>0.000000</text:p>
          </table:table-cell>
          <table:table-cell table:formula="of:=[.T193]+[.T$400]/400" office:value-type="float" office:value="0.0842121724999997">
            <text:p>0.084212</text:p>
          </table:table-cell>
          <table:table-cell table:formula="of:=[.U193]+[.U$400]/400" office:value-type="float" office:value="0.0842121724999997">
            <text:p>0.084212</text:p>
          </table:table-cell>
          <table:table-cell table:formula="of:=[.V193]+[.V$400]/400" office:value-type="float" office:value="0">
            <text:p>0.000000</text:p>
          </table:table-cell>
          <table:table-cell table:formula="of:=[.W193]+[.W$400]/400" office:value-type="float" office:value="-0.2526365175">
            <text:p>-0.252637</text:p>
          </table:table-cell>
          <table:table-cell table:formula="of:=[.X193]+[.X$400]/400" office:value-type="float" office:value="0">
            <text:p>0.000000</text:p>
          </table:table-cell>
          <table:table-cell table:formula="of:=[.Y193]+[.Y$400]/400" office:value-type="float" office:value="0">
            <text:p>0.000000</text:p>
          </table:table-cell>
          <table:table-cell table:formula="of:=[.Z193]+[.Z$400]/400" office:value-type="float" office:value="0">
            <text:p>0.000000</text:p>
          </table:table-cell>
          <table:table-cell table:formula="of:=[.AA193]+[.AA$400]/400" office:value-type="float" office:value="0">
            <text:p>0.000000</text:p>
          </table:table-cell>
          <table:table-cell table:formula="of:=[.AB193]+[.AB$400]/400" office:value-type="float" office:value="0">
            <text:p>0.000000</text:p>
          </table:table-cell>
          <table:table-cell table:formula="of:=[.AC193]+[.AC$400]/400" office:value-type="float" office:value="0">
            <text:p>0.000000</text:p>
          </table:table-cell>
          <table:table-cell table:formula="of:=[.AD193]+[.AD$400]/400" office:value-type="float" office:value="0">
            <text:p>0.000000</text:p>
          </table:table-cell>
        </table:table-row>
        <table:table-row table:style-name="ro1">
          <table:table-cell table:formula="of:=[.A194]+[.A$400]/400" office:value-type="float" office:value="0">
            <text:p>0.000000</text:p>
          </table:table-cell>
          <table:table-cell table:formula="of:=[.B194]+[.B$400]/400" office:value-type="float" office:value="0">
            <text:p>0.000000</text:p>
          </table:table-cell>
          <table:table-cell table:formula="of:=[.C194]+[.C$400]/400" office:value-type="float" office:value="-0.184421734999999">
            <text:p>-0.184422</text:p>
          </table:table-cell>
          <table:table-cell table:formula="of:=[.D194]+[.D$400]/400" office:value-type="float" office:value="0.368843469999999">
            <text:p>0.368843</text:p>
          </table:table-cell>
          <table:table-cell table:formula="of:=[.E194]+[.E$400]/400" office:value-type="float" office:value="-0.184421734999999">
            <text:p>-0.184422</text:p>
          </table:table-cell>
          <table:table-cell table:formula="of:=[.F194]+[.F$400]/400" office:value-type="float" office:value="0">
            <text:p>0.000000</text:p>
          </table:table-cell>
          <table:table-cell table:formula="of:=[.G194]+[.G$400]/400" office:value-type="float" office:value="0">
            <text:p>0.000000</text:p>
          </table:table-cell>
          <table:table-cell table:formula="of:=[.H194]+[.H$400]/400" office:value-type="float" office:value="0">
            <text:p>0.000000</text:p>
          </table:table-cell>
          <table:table-cell table:formula="of:=[.I194]+[.I$400]/400" office:value-type="float" office:value="-0.184421734999999">
            <text:p>-0.184422</text:p>
          </table:table-cell>
          <table:table-cell table:formula="of:=[.J194]+[.J$400]/400" office:value-type="float" office:value="0.368843469999999">
            <text:p>0.368843</text:p>
          </table:table-cell>
          <table:table-cell table:formula="of:=[.K194]+[.K$400]/400" office:value-type="float" office:value="-0.184421734999999">
            <text:p>-0.184422</text:p>
          </table:table-cell>
          <table:table-cell table:formula="of:=[.L194]+[.L$400]/400" office:value-type="float" office:value="0">
            <text:p>0.000000</text:p>
          </table:table-cell>
          <table:table-cell table:formula="of:=[.M194]+[.M$400]/400" office:value-type="float" office:value="0.0846485049999997">
            <text:p>0.084649</text:p>
          </table:table-cell>
          <table:table-cell table:formula="of:=[.N194]+[.N$400]/400" office:value-type="float" office:value="-0.0846485049999997">
            <text:p>-0.084649</text:p>
          </table:table-cell>
          <table:table-cell table:formula="of:=[.O194]+[.O$400]/400" office:value-type="float" office:value="0">
            <text:p>0.000000</text:p>
          </table:table-cell>
          <table:table-cell table:formula="of:=[.P194]+[.P$400]/400" office:value-type="float" office:value="-0.253945515">
            <text:p>-0.253946</text:p>
          </table:table-cell>
          <table:table-cell table:formula="of:=[.Q194]+[.Q$400]/400" office:value-type="float" office:value="0">
            <text:p>0.000000</text:p>
          </table:table-cell>
          <table:table-cell table:formula="of:=[.R194]+[.R$400]/400" office:value-type="float" office:value="0">
            <text:p>0.000000</text:p>
          </table:table-cell>
          <table:table-cell table:formula="of:=[.S194]+[.S$400]/400" office:value-type="float" office:value="0">
            <text:p>0.000000</text:p>
          </table:table-cell>
          <table:table-cell table:formula="of:=[.T194]+[.T$400]/400" office:value-type="float" office:value="0.0846485049999997">
            <text:p>0.084649</text:p>
          </table:table-cell>
          <table:table-cell table:formula="of:=[.U194]+[.U$400]/400" office:value-type="float" office:value="0.0846485049999997">
            <text:p>0.084649</text:p>
          </table:table-cell>
          <table:table-cell table:formula="of:=[.V194]+[.V$400]/400" office:value-type="float" office:value="0">
            <text:p>0.000000</text:p>
          </table:table-cell>
          <table:table-cell table:formula="of:=[.W194]+[.W$400]/400" office:value-type="float" office:value="-0.253945515">
            <text:p>-0.253946</text:p>
          </table:table-cell>
          <table:table-cell table:formula="of:=[.X194]+[.X$400]/400" office:value-type="float" office:value="0">
            <text:p>0.000000</text:p>
          </table:table-cell>
          <table:table-cell table:formula="of:=[.Y194]+[.Y$400]/400" office:value-type="float" office:value="0">
            <text:p>0.000000</text:p>
          </table:table-cell>
          <table:table-cell table:formula="of:=[.Z194]+[.Z$400]/400" office:value-type="float" office:value="0">
            <text:p>0.000000</text:p>
          </table:table-cell>
          <table:table-cell table:formula="of:=[.AA194]+[.AA$400]/400" office:value-type="float" office:value="0">
            <text:p>0.000000</text:p>
          </table:table-cell>
          <table:table-cell table:formula="of:=[.AB194]+[.AB$400]/400" office:value-type="float" office:value="0">
            <text:p>0.000000</text:p>
          </table:table-cell>
          <table:table-cell table:formula="of:=[.AC194]+[.AC$400]/400" office:value-type="float" office:value="0">
            <text:p>0.000000</text:p>
          </table:table-cell>
          <table:table-cell table:formula="of:=[.AD194]+[.AD$400]/400" office:value-type="float" office:value="0">
            <text:p>0.000000</text:p>
          </table:table-cell>
        </table:table-row>
        <table:table-row table:style-name="ro1">
          <table:table-cell table:formula="of:=[.A195]+[.A$400]/400" office:value-type="float" office:value="0">
            <text:p>0.000000</text:p>
          </table:table-cell>
          <table:table-cell table:formula="of:=[.B195]+[.B$400]/400" office:value-type="float" office:value="0">
            <text:p>0.000000</text:p>
          </table:table-cell>
          <table:table-cell table:formula="of:=[.C195]+[.C$400]/400" office:value-type="float" office:value="-0.185372362499999">
            <text:p>-0.185372</text:p>
          </table:table-cell>
          <table:table-cell table:formula="of:=[.D195]+[.D$400]/400" office:value-type="float" office:value="0.370744724999999">
            <text:p>0.370745</text:p>
          </table:table-cell>
          <table:table-cell table:formula="of:=[.E195]+[.E$400]/400" office:value-type="float" office:value="-0.185372362499999">
            <text:p>-0.185372</text:p>
          </table:table-cell>
          <table:table-cell table:formula="of:=[.F195]+[.F$400]/400" office:value-type="float" office:value="0">
            <text:p>0.000000</text:p>
          </table:table-cell>
          <table:table-cell table:formula="of:=[.G195]+[.G$400]/400" office:value-type="float" office:value="0">
            <text:p>0.000000</text:p>
          </table:table-cell>
          <table:table-cell table:formula="of:=[.H195]+[.H$400]/400" office:value-type="float" office:value="0">
            <text:p>0.000000</text:p>
          </table:table-cell>
          <table:table-cell table:formula="of:=[.I195]+[.I$400]/400" office:value-type="float" office:value="-0.185372362499999">
            <text:p>-0.185372</text:p>
          </table:table-cell>
          <table:table-cell table:formula="of:=[.J195]+[.J$400]/400" office:value-type="float" office:value="0.370744724999999">
            <text:p>0.370745</text:p>
          </table:table-cell>
          <table:table-cell table:formula="of:=[.K195]+[.K$400]/400" office:value-type="float" office:value="-0.185372362499999">
            <text:p>-0.185372</text:p>
          </table:table-cell>
          <table:table-cell table:formula="of:=[.L195]+[.L$400]/400" office:value-type="float" office:value="0">
            <text:p>0.000000</text:p>
          </table:table-cell>
          <table:table-cell table:formula="of:=[.M195]+[.M$400]/400" office:value-type="float" office:value="0.0850848374999997">
            <text:p>0.085085</text:p>
          </table:table-cell>
          <table:table-cell table:formula="of:=[.N195]+[.N$400]/400" office:value-type="float" office:value="-0.0850848374999997">
            <text:p>-0.085085</text:p>
          </table:table-cell>
          <table:table-cell table:formula="of:=[.O195]+[.O$400]/400" office:value-type="float" office:value="0">
            <text:p>0.000000</text:p>
          </table:table-cell>
          <table:table-cell table:formula="of:=[.P195]+[.P$400]/400" office:value-type="float" office:value="-0.2552545125">
            <text:p>-0.255255</text:p>
          </table:table-cell>
          <table:table-cell table:formula="of:=[.Q195]+[.Q$400]/400" office:value-type="float" office:value="0">
            <text:p>0.000000</text:p>
          </table:table-cell>
          <table:table-cell table:formula="of:=[.R195]+[.R$400]/400" office:value-type="float" office:value="0">
            <text:p>0.000000</text:p>
          </table:table-cell>
          <table:table-cell table:formula="of:=[.S195]+[.S$400]/400" office:value-type="float" office:value="0">
            <text:p>0.000000</text:p>
          </table:table-cell>
          <table:table-cell table:formula="of:=[.T195]+[.T$400]/400" office:value-type="float" office:value="0.0850848374999997">
            <text:p>0.085085</text:p>
          </table:table-cell>
          <table:table-cell table:formula="of:=[.U195]+[.U$400]/400" office:value-type="float" office:value="0.0850848374999997">
            <text:p>0.085085</text:p>
          </table:table-cell>
          <table:table-cell table:formula="of:=[.V195]+[.V$400]/400" office:value-type="float" office:value="0">
            <text:p>0.000000</text:p>
          </table:table-cell>
          <table:table-cell table:formula="of:=[.W195]+[.W$400]/400" office:value-type="float" office:value="-0.2552545125">
            <text:p>-0.255255</text:p>
          </table:table-cell>
          <table:table-cell table:formula="of:=[.X195]+[.X$400]/400" office:value-type="float" office:value="0">
            <text:p>0.000000</text:p>
          </table:table-cell>
          <table:table-cell table:formula="of:=[.Y195]+[.Y$400]/400" office:value-type="float" office:value="0">
            <text:p>0.000000</text:p>
          </table:table-cell>
          <table:table-cell table:formula="of:=[.Z195]+[.Z$400]/400" office:value-type="float" office:value="0">
            <text:p>0.000000</text:p>
          </table:table-cell>
          <table:table-cell table:formula="of:=[.AA195]+[.AA$400]/400" office:value-type="float" office:value="0">
            <text:p>0.000000</text:p>
          </table:table-cell>
          <table:table-cell table:formula="of:=[.AB195]+[.AB$400]/400" office:value-type="float" office:value="0">
            <text:p>0.000000</text:p>
          </table:table-cell>
          <table:table-cell table:formula="of:=[.AC195]+[.AC$400]/400" office:value-type="float" office:value="0">
            <text:p>0.000000</text:p>
          </table:table-cell>
          <table:table-cell table:formula="of:=[.AD195]+[.AD$400]/400" office:value-type="float" office:value="0">
            <text:p>0.000000</text:p>
          </table:table-cell>
        </table:table-row>
        <table:table-row table:style-name="ro1">
          <table:table-cell table:formula="of:=[.A196]+[.A$400]/400" office:value-type="float" office:value="0">
            <text:p>0.000000</text:p>
          </table:table-cell>
          <table:table-cell table:formula="of:=[.B196]+[.B$400]/400" office:value-type="float" office:value="0">
            <text:p>0.000000</text:p>
          </table:table-cell>
          <table:table-cell table:formula="of:=[.C196]+[.C$400]/400" office:value-type="float" office:value="-0.186322989999999">
            <text:p>-0.186323</text:p>
          </table:table-cell>
          <table:table-cell table:formula="of:=[.D196]+[.D$400]/400" office:value-type="float" office:value="0.372645979999999">
            <text:p>0.372646</text:p>
          </table:table-cell>
          <table:table-cell table:formula="of:=[.E196]+[.E$400]/400" office:value-type="float" office:value="-0.186322989999999">
            <text:p>-0.186323</text:p>
          </table:table-cell>
          <table:table-cell table:formula="of:=[.F196]+[.F$400]/400" office:value-type="float" office:value="0">
            <text:p>0.000000</text:p>
          </table:table-cell>
          <table:table-cell table:formula="of:=[.G196]+[.G$400]/400" office:value-type="float" office:value="0">
            <text:p>0.000000</text:p>
          </table:table-cell>
          <table:table-cell table:formula="of:=[.H196]+[.H$400]/400" office:value-type="float" office:value="0">
            <text:p>0.000000</text:p>
          </table:table-cell>
          <table:table-cell table:formula="of:=[.I196]+[.I$400]/400" office:value-type="float" office:value="-0.186322989999999">
            <text:p>-0.186323</text:p>
          </table:table-cell>
          <table:table-cell table:formula="of:=[.J196]+[.J$400]/400" office:value-type="float" office:value="0.372645979999999">
            <text:p>0.372646</text:p>
          </table:table-cell>
          <table:table-cell table:formula="of:=[.K196]+[.K$400]/400" office:value-type="float" office:value="-0.186322989999999">
            <text:p>-0.186323</text:p>
          </table:table-cell>
          <table:table-cell table:formula="of:=[.L196]+[.L$400]/400" office:value-type="float" office:value="0">
            <text:p>0.000000</text:p>
          </table:table-cell>
          <table:table-cell table:formula="of:=[.M196]+[.M$400]/400" office:value-type="float" office:value="0.0855211699999997">
            <text:p>0.085521</text:p>
          </table:table-cell>
          <table:table-cell table:formula="of:=[.N196]+[.N$400]/400" office:value-type="float" office:value="-0.0855211699999997">
            <text:p>-0.085521</text:p>
          </table:table-cell>
          <table:table-cell table:formula="of:=[.O196]+[.O$400]/400" office:value-type="float" office:value="0">
            <text:p>0.000000</text:p>
          </table:table-cell>
          <table:table-cell table:formula="of:=[.P196]+[.P$400]/400" office:value-type="float" office:value="-0.25656351">
            <text:p>-0.256564</text:p>
          </table:table-cell>
          <table:table-cell table:formula="of:=[.Q196]+[.Q$400]/400" office:value-type="float" office:value="0">
            <text:p>0.000000</text:p>
          </table:table-cell>
          <table:table-cell table:formula="of:=[.R196]+[.R$400]/400" office:value-type="float" office:value="0">
            <text:p>0.000000</text:p>
          </table:table-cell>
          <table:table-cell table:formula="of:=[.S196]+[.S$400]/400" office:value-type="float" office:value="0">
            <text:p>0.000000</text:p>
          </table:table-cell>
          <table:table-cell table:formula="of:=[.T196]+[.T$400]/400" office:value-type="float" office:value="0.0855211699999997">
            <text:p>0.085521</text:p>
          </table:table-cell>
          <table:table-cell table:formula="of:=[.U196]+[.U$400]/400" office:value-type="float" office:value="0.0855211699999997">
            <text:p>0.085521</text:p>
          </table:table-cell>
          <table:table-cell table:formula="of:=[.V196]+[.V$400]/400" office:value-type="float" office:value="0">
            <text:p>0.000000</text:p>
          </table:table-cell>
          <table:table-cell table:formula="of:=[.W196]+[.W$400]/400" office:value-type="float" office:value="-0.25656351">
            <text:p>-0.256564</text:p>
          </table:table-cell>
          <table:table-cell table:formula="of:=[.X196]+[.X$400]/400" office:value-type="float" office:value="0">
            <text:p>0.000000</text:p>
          </table:table-cell>
          <table:table-cell table:formula="of:=[.Y196]+[.Y$400]/400" office:value-type="float" office:value="0">
            <text:p>0.000000</text:p>
          </table:table-cell>
          <table:table-cell table:formula="of:=[.Z196]+[.Z$400]/400" office:value-type="float" office:value="0">
            <text:p>0.000000</text:p>
          </table:table-cell>
          <table:table-cell table:formula="of:=[.AA196]+[.AA$400]/400" office:value-type="float" office:value="0">
            <text:p>0.000000</text:p>
          </table:table-cell>
          <table:table-cell table:formula="of:=[.AB196]+[.AB$400]/400" office:value-type="float" office:value="0">
            <text:p>0.000000</text:p>
          </table:table-cell>
          <table:table-cell table:formula="of:=[.AC196]+[.AC$400]/400" office:value-type="float" office:value="0">
            <text:p>0.000000</text:p>
          </table:table-cell>
          <table:table-cell table:formula="of:=[.AD196]+[.AD$400]/400" office:value-type="float" office:value="0">
            <text:p>0.000000</text:p>
          </table:table-cell>
        </table:table-row>
        <table:table-row table:style-name="ro1">
          <table:table-cell table:formula="of:=[.A197]+[.A$400]/400" office:value-type="float" office:value="0">
            <text:p>0.000000</text:p>
          </table:table-cell>
          <table:table-cell table:formula="of:=[.B197]+[.B$400]/400" office:value-type="float" office:value="0">
            <text:p>0.000000</text:p>
          </table:table-cell>
          <table:table-cell table:formula="of:=[.C197]+[.C$400]/400" office:value-type="float" office:value="-0.187273617499999">
            <text:p>-0.187274</text:p>
          </table:table-cell>
          <table:table-cell table:formula="of:=[.D197]+[.D$400]/400" office:value-type="float" office:value="0.374547234999999">
            <text:p>0.374547</text:p>
          </table:table-cell>
          <table:table-cell table:formula="of:=[.E197]+[.E$400]/400" office:value-type="float" office:value="-0.187273617499999">
            <text:p>-0.187274</text:p>
          </table:table-cell>
          <table:table-cell table:formula="of:=[.F197]+[.F$400]/400" office:value-type="float" office:value="0">
            <text:p>0.000000</text:p>
          </table:table-cell>
          <table:table-cell table:formula="of:=[.G197]+[.G$400]/400" office:value-type="float" office:value="0">
            <text:p>0.000000</text:p>
          </table:table-cell>
          <table:table-cell table:formula="of:=[.H197]+[.H$400]/400" office:value-type="float" office:value="0">
            <text:p>0.000000</text:p>
          </table:table-cell>
          <table:table-cell table:formula="of:=[.I197]+[.I$400]/400" office:value-type="float" office:value="-0.187273617499999">
            <text:p>-0.187274</text:p>
          </table:table-cell>
          <table:table-cell table:formula="of:=[.J197]+[.J$400]/400" office:value-type="float" office:value="0.374547234999999">
            <text:p>0.374547</text:p>
          </table:table-cell>
          <table:table-cell table:formula="of:=[.K197]+[.K$400]/400" office:value-type="float" office:value="-0.187273617499999">
            <text:p>-0.187274</text:p>
          </table:table-cell>
          <table:table-cell table:formula="of:=[.L197]+[.L$400]/400" office:value-type="float" office:value="0">
            <text:p>0.000000</text:p>
          </table:table-cell>
          <table:table-cell table:formula="of:=[.M197]+[.M$400]/400" office:value-type="float" office:value="0.0859575024999997">
            <text:p>0.085958</text:p>
          </table:table-cell>
          <table:table-cell table:formula="of:=[.N197]+[.N$400]/400" office:value-type="float" office:value="-0.0859575024999997">
            <text:p>-0.085958</text:p>
          </table:table-cell>
          <table:table-cell table:formula="of:=[.O197]+[.O$400]/400" office:value-type="float" office:value="0">
            <text:p>0.000000</text:p>
          </table:table-cell>
          <table:table-cell table:formula="of:=[.P197]+[.P$400]/400" office:value-type="float" office:value="-0.2578725075">
            <text:p>-0.257873</text:p>
          </table:table-cell>
          <table:table-cell table:formula="of:=[.Q197]+[.Q$400]/400" office:value-type="float" office:value="0">
            <text:p>0.000000</text:p>
          </table:table-cell>
          <table:table-cell table:formula="of:=[.R197]+[.R$400]/400" office:value-type="float" office:value="0">
            <text:p>0.000000</text:p>
          </table:table-cell>
          <table:table-cell table:formula="of:=[.S197]+[.S$400]/400" office:value-type="float" office:value="0">
            <text:p>0.000000</text:p>
          </table:table-cell>
          <table:table-cell table:formula="of:=[.T197]+[.T$400]/400" office:value-type="float" office:value="0.0859575024999997">
            <text:p>0.085958</text:p>
          </table:table-cell>
          <table:table-cell table:formula="of:=[.U197]+[.U$400]/400" office:value-type="float" office:value="0.0859575024999997">
            <text:p>0.085958</text:p>
          </table:table-cell>
          <table:table-cell table:formula="of:=[.V197]+[.V$400]/400" office:value-type="float" office:value="0">
            <text:p>0.000000</text:p>
          </table:table-cell>
          <table:table-cell table:formula="of:=[.W197]+[.W$400]/400" office:value-type="float" office:value="-0.2578725075">
            <text:p>-0.257873</text:p>
          </table:table-cell>
          <table:table-cell table:formula="of:=[.X197]+[.X$400]/400" office:value-type="float" office:value="0">
            <text:p>0.000000</text:p>
          </table:table-cell>
          <table:table-cell table:formula="of:=[.Y197]+[.Y$400]/400" office:value-type="float" office:value="0">
            <text:p>0.000000</text:p>
          </table:table-cell>
          <table:table-cell table:formula="of:=[.Z197]+[.Z$400]/400" office:value-type="float" office:value="0">
            <text:p>0.000000</text:p>
          </table:table-cell>
          <table:table-cell table:formula="of:=[.AA197]+[.AA$400]/400" office:value-type="float" office:value="0">
            <text:p>0.000000</text:p>
          </table:table-cell>
          <table:table-cell table:formula="of:=[.AB197]+[.AB$400]/400" office:value-type="float" office:value="0">
            <text:p>0.000000</text:p>
          </table:table-cell>
          <table:table-cell table:formula="of:=[.AC197]+[.AC$400]/400" office:value-type="float" office:value="0">
            <text:p>0.000000</text:p>
          </table:table-cell>
          <table:table-cell table:formula="of:=[.AD197]+[.AD$400]/400" office:value-type="float" office:value="0">
            <text:p>0.000000</text:p>
          </table:table-cell>
        </table:table-row>
        <table:table-row table:style-name="ro1">
          <table:table-cell table:formula="of:=[.A198]+[.A$400]/400" office:value-type="float" office:value="0">
            <text:p>0.000000</text:p>
          </table:table-cell>
          <table:table-cell table:formula="of:=[.B198]+[.B$400]/400" office:value-type="float" office:value="0">
            <text:p>0.000000</text:p>
          </table:table-cell>
          <table:table-cell table:formula="of:=[.C198]+[.C$400]/400" office:value-type="float" office:value="-0.188224244999999">
            <text:p>-0.188224</text:p>
          </table:table-cell>
          <table:table-cell table:formula="of:=[.D198]+[.D$400]/400" office:value-type="float" office:value="0.376448489999999">
            <text:p>0.376448</text:p>
          </table:table-cell>
          <table:table-cell table:formula="of:=[.E198]+[.E$400]/400" office:value-type="float" office:value="-0.188224244999999">
            <text:p>-0.188224</text:p>
          </table:table-cell>
          <table:table-cell table:formula="of:=[.F198]+[.F$400]/400" office:value-type="float" office:value="0">
            <text:p>0.000000</text:p>
          </table:table-cell>
          <table:table-cell table:formula="of:=[.G198]+[.G$400]/400" office:value-type="float" office:value="0">
            <text:p>0.000000</text:p>
          </table:table-cell>
          <table:table-cell table:formula="of:=[.H198]+[.H$400]/400" office:value-type="float" office:value="0">
            <text:p>0.000000</text:p>
          </table:table-cell>
          <table:table-cell table:formula="of:=[.I198]+[.I$400]/400" office:value-type="float" office:value="-0.188224244999999">
            <text:p>-0.188224</text:p>
          </table:table-cell>
          <table:table-cell table:formula="of:=[.J198]+[.J$400]/400" office:value-type="float" office:value="0.376448489999999">
            <text:p>0.376448</text:p>
          </table:table-cell>
          <table:table-cell table:formula="of:=[.K198]+[.K$400]/400" office:value-type="float" office:value="-0.188224244999999">
            <text:p>-0.188224</text:p>
          </table:table-cell>
          <table:table-cell table:formula="of:=[.L198]+[.L$400]/400" office:value-type="float" office:value="0">
            <text:p>0.000000</text:p>
          </table:table-cell>
          <table:table-cell table:formula="of:=[.M198]+[.M$400]/400" office:value-type="float" office:value="0.0863938349999997">
            <text:p>0.086394</text:p>
          </table:table-cell>
          <table:table-cell table:formula="of:=[.N198]+[.N$400]/400" office:value-type="float" office:value="-0.0863938349999997">
            <text:p>-0.086394</text:p>
          </table:table-cell>
          <table:table-cell table:formula="of:=[.O198]+[.O$400]/400" office:value-type="float" office:value="0">
            <text:p>0.000000</text:p>
          </table:table-cell>
          <table:table-cell table:formula="of:=[.P198]+[.P$400]/400" office:value-type="float" office:value="-0.259181505">
            <text:p>-0.259182</text:p>
          </table:table-cell>
          <table:table-cell table:formula="of:=[.Q198]+[.Q$400]/400" office:value-type="float" office:value="0">
            <text:p>0.000000</text:p>
          </table:table-cell>
          <table:table-cell table:formula="of:=[.R198]+[.R$400]/400" office:value-type="float" office:value="0">
            <text:p>0.000000</text:p>
          </table:table-cell>
          <table:table-cell table:formula="of:=[.S198]+[.S$400]/400" office:value-type="float" office:value="0">
            <text:p>0.000000</text:p>
          </table:table-cell>
          <table:table-cell table:formula="of:=[.T198]+[.T$400]/400" office:value-type="float" office:value="0.0863938349999997">
            <text:p>0.086394</text:p>
          </table:table-cell>
          <table:table-cell table:formula="of:=[.U198]+[.U$400]/400" office:value-type="float" office:value="0.0863938349999997">
            <text:p>0.086394</text:p>
          </table:table-cell>
          <table:table-cell table:formula="of:=[.V198]+[.V$400]/400" office:value-type="float" office:value="0">
            <text:p>0.000000</text:p>
          </table:table-cell>
          <table:table-cell table:formula="of:=[.W198]+[.W$400]/400" office:value-type="float" office:value="-0.259181505">
            <text:p>-0.259182</text:p>
          </table:table-cell>
          <table:table-cell table:formula="of:=[.X198]+[.X$400]/400" office:value-type="float" office:value="0">
            <text:p>0.000000</text:p>
          </table:table-cell>
          <table:table-cell table:formula="of:=[.Y198]+[.Y$400]/400" office:value-type="float" office:value="0">
            <text:p>0.000000</text:p>
          </table:table-cell>
          <table:table-cell table:formula="of:=[.Z198]+[.Z$400]/400" office:value-type="float" office:value="0">
            <text:p>0.000000</text:p>
          </table:table-cell>
          <table:table-cell table:formula="of:=[.AA198]+[.AA$400]/400" office:value-type="float" office:value="0">
            <text:p>0.000000</text:p>
          </table:table-cell>
          <table:table-cell table:formula="of:=[.AB198]+[.AB$400]/400" office:value-type="float" office:value="0">
            <text:p>0.000000</text:p>
          </table:table-cell>
          <table:table-cell table:formula="of:=[.AC198]+[.AC$400]/400" office:value-type="float" office:value="0">
            <text:p>0.000000</text:p>
          </table:table-cell>
          <table:table-cell table:formula="of:=[.AD198]+[.AD$400]/400" office:value-type="float" office:value="0">
            <text:p>0.000000</text:p>
          </table:table-cell>
        </table:table-row>
        <table:table-row table:style-name="ro1">
          <table:table-cell table:formula="of:=[.A199]+[.A$400]/400" office:value-type="float" office:value="0">
            <text:p>0.000000</text:p>
          </table:table-cell>
          <table:table-cell table:formula="of:=[.B199]+[.B$400]/400" office:value-type="float" office:value="0">
            <text:p>0.000000</text:p>
          </table:table-cell>
          <table:table-cell table:formula="of:=[.C199]+[.C$400]/400" office:value-type="float" office:value="-0.189174872499999">
            <text:p>-0.189175</text:p>
          </table:table-cell>
          <table:table-cell table:formula="of:=[.D199]+[.D$400]/400" office:value-type="float" office:value="0.378349744999999">
            <text:p>0.378350</text:p>
          </table:table-cell>
          <table:table-cell table:formula="of:=[.E199]+[.E$400]/400" office:value-type="float" office:value="-0.189174872499999">
            <text:p>-0.189175</text:p>
          </table:table-cell>
          <table:table-cell table:formula="of:=[.F199]+[.F$400]/400" office:value-type="float" office:value="0">
            <text:p>0.000000</text:p>
          </table:table-cell>
          <table:table-cell table:formula="of:=[.G199]+[.G$400]/400" office:value-type="float" office:value="0">
            <text:p>0.000000</text:p>
          </table:table-cell>
          <table:table-cell table:formula="of:=[.H199]+[.H$400]/400" office:value-type="float" office:value="0">
            <text:p>0.000000</text:p>
          </table:table-cell>
          <table:table-cell table:formula="of:=[.I199]+[.I$400]/400" office:value-type="float" office:value="-0.189174872499999">
            <text:p>-0.189175</text:p>
          </table:table-cell>
          <table:table-cell table:formula="of:=[.J199]+[.J$400]/400" office:value-type="float" office:value="0.378349744999999">
            <text:p>0.378350</text:p>
          </table:table-cell>
          <table:table-cell table:formula="of:=[.K199]+[.K$400]/400" office:value-type="float" office:value="-0.189174872499999">
            <text:p>-0.189175</text:p>
          </table:table-cell>
          <table:table-cell table:formula="of:=[.L199]+[.L$400]/400" office:value-type="float" office:value="0">
            <text:p>0.000000</text:p>
          </table:table-cell>
          <table:table-cell table:formula="of:=[.M199]+[.M$400]/400" office:value-type="float" office:value="0.0868301674999997">
            <text:p>0.086830</text:p>
          </table:table-cell>
          <table:table-cell table:formula="of:=[.N199]+[.N$400]/400" office:value-type="float" office:value="-0.0868301674999997">
            <text:p>-0.086830</text:p>
          </table:table-cell>
          <table:table-cell table:formula="of:=[.O199]+[.O$400]/400" office:value-type="float" office:value="0">
            <text:p>0.000000</text:p>
          </table:table-cell>
          <table:table-cell table:formula="of:=[.P199]+[.P$400]/400" office:value-type="float" office:value="-0.2604905025">
            <text:p>-0.260491</text:p>
          </table:table-cell>
          <table:table-cell table:formula="of:=[.Q199]+[.Q$400]/400" office:value-type="float" office:value="0">
            <text:p>0.000000</text:p>
          </table:table-cell>
          <table:table-cell table:formula="of:=[.R199]+[.R$400]/400" office:value-type="float" office:value="0">
            <text:p>0.000000</text:p>
          </table:table-cell>
          <table:table-cell table:formula="of:=[.S199]+[.S$400]/400" office:value-type="float" office:value="0">
            <text:p>0.000000</text:p>
          </table:table-cell>
          <table:table-cell table:formula="of:=[.T199]+[.T$400]/400" office:value-type="float" office:value="0.0868301674999997">
            <text:p>0.086830</text:p>
          </table:table-cell>
          <table:table-cell table:formula="of:=[.U199]+[.U$400]/400" office:value-type="float" office:value="0.0868301674999997">
            <text:p>0.086830</text:p>
          </table:table-cell>
          <table:table-cell table:formula="of:=[.V199]+[.V$400]/400" office:value-type="float" office:value="0">
            <text:p>0.000000</text:p>
          </table:table-cell>
          <table:table-cell table:formula="of:=[.W199]+[.W$400]/400" office:value-type="float" office:value="-0.2604905025">
            <text:p>-0.260491</text:p>
          </table:table-cell>
          <table:table-cell table:formula="of:=[.X199]+[.X$400]/400" office:value-type="float" office:value="0">
            <text:p>0.000000</text:p>
          </table:table-cell>
          <table:table-cell table:formula="of:=[.Y199]+[.Y$400]/400" office:value-type="float" office:value="0">
            <text:p>0.000000</text:p>
          </table:table-cell>
          <table:table-cell table:formula="of:=[.Z199]+[.Z$400]/400" office:value-type="float" office:value="0">
            <text:p>0.000000</text:p>
          </table:table-cell>
          <table:table-cell table:formula="of:=[.AA199]+[.AA$400]/400" office:value-type="float" office:value="0">
            <text:p>0.000000</text:p>
          </table:table-cell>
          <table:table-cell table:formula="of:=[.AB199]+[.AB$400]/400" office:value-type="float" office:value="0">
            <text:p>0.000000</text:p>
          </table:table-cell>
          <table:table-cell table:formula="of:=[.AC199]+[.AC$400]/400" office:value-type="float" office:value="0">
            <text:p>0.000000</text:p>
          </table:table-cell>
          <table:table-cell table:formula="of:=[.AD199]+[.AD$400]/400" office:value-type="float" office:value="0">
            <text:p>0.000000</text:p>
          </table:table-cell>
        </table:table-row>
        <table:table-row table:style-name="ro1">
          <table:table-cell table:formula="of:=[.A200]+[.A$400]/400" office:value-type="float" office:value="0">
            <text:p>0.000000</text:p>
          </table:table-cell>
          <table:table-cell table:formula="of:=[.B200]+[.B$400]/400" office:value-type="float" office:value="0">
            <text:p>0.000000</text:p>
          </table:table-cell>
          <table:table-cell table:formula="of:=[.C200]+[.C$400]/400" office:value-type="float" office:value="-0.190125499999999">
            <text:p>-0.190126</text:p>
          </table:table-cell>
          <table:table-cell table:formula="of:=[.D200]+[.D$400]/400" office:value-type="float" office:value="0.380250999999999">
            <text:p>0.380251</text:p>
          </table:table-cell>
          <table:table-cell table:formula="of:=[.E200]+[.E$400]/400" office:value-type="float" office:value="-0.190125499999999">
            <text:p>-0.190126</text:p>
          </table:table-cell>
          <table:table-cell table:formula="of:=[.F200]+[.F$400]/400" office:value-type="float" office:value="0">
            <text:p>0.000000</text:p>
          </table:table-cell>
          <table:table-cell table:formula="of:=[.G200]+[.G$400]/400" office:value-type="float" office:value="0">
            <text:p>0.000000</text:p>
          </table:table-cell>
          <table:table-cell table:formula="of:=[.H200]+[.H$400]/400" office:value-type="float" office:value="0">
            <text:p>0.000000</text:p>
          </table:table-cell>
          <table:table-cell table:formula="of:=[.I200]+[.I$400]/400" office:value-type="float" office:value="-0.190125499999999">
            <text:p>-0.190126</text:p>
          </table:table-cell>
          <table:table-cell table:formula="of:=[.J200]+[.J$400]/400" office:value-type="float" office:value="0.380250999999999">
            <text:p>0.380251</text:p>
          </table:table-cell>
          <table:table-cell table:formula="of:=[.K200]+[.K$400]/400" office:value-type="float" office:value="-0.190125499999999">
            <text:p>-0.190126</text:p>
          </table:table-cell>
          <table:table-cell table:formula="of:=[.L200]+[.L$400]/400" office:value-type="float" office:value="0">
            <text:p>0.000000</text:p>
          </table:table-cell>
          <table:table-cell table:formula="of:=[.M200]+[.M$400]/400" office:value-type="float" office:value="0.0872664999999997">
            <text:p>0.087266</text:p>
          </table:table-cell>
          <table:table-cell table:formula="of:=[.N200]+[.N$400]/400" office:value-type="float" office:value="-0.0872664999999997">
            <text:p>-0.087266</text:p>
          </table:table-cell>
          <table:table-cell table:formula="of:=[.O200]+[.O$400]/400" office:value-type="float" office:value="0">
            <text:p>0.000000</text:p>
          </table:table-cell>
          <table:table-cell table:formula="of:=[.P200]+[.P$400]/400" office:value-type="float" office:value="-0.2617995">
            <text:p>-0.261800</text:p>
          </table:table-cell>
          <table:table-cell table:formula="of:=[.Q200]+[.Q$400]/400" office:value-type="float" office:value="0">
            <text:p>0.000000</text:p>
          </table:table-cell>
          <table:table-cell table:formula="of:=[.R200]+[.R$400]/400" office:value-type="float" office:value="0">
            <text:p>0.000000</text:p>
          </table:table-cell>
          <table:table-cell table:formula="of:=[.S200]+[.S$400]/400" office:value-type="float" office:value="0">
            <text:p>0.000000</text:p>
          </table:table-cell>
          <table:table-cell table:formula="of:=[.T200]+[.T$400]/400" office:value-type="float" office:value="0.0872664999999997">
            <text:p>0.087266</text:p>
          </table:table-cell>
          <table:table-cell table:formula="of:=[.U200]+[.U$400]/400" office:value-type="float" office:value="0.0872664999999997">
            <text:p>0.087266</text:p>
          </table:table-cell>
          <table:table-cell table:formula="of:=[.V200]+[.V$400]/400" office:value-type="float" office:value="0">
            <text:p>0.000000</text:p>
          </table:table-cell>
          <table:table-cell table:formula="of:=[.W200]+[.W$400]/400" office:value-type="float" office:value="-0.2617995">
            <text:p>-0.261800</text:p>
          </table:table-cell>
          <table:table-cell table:formula="of:=[.X200]+[.X$400]/400" office:value-type="float" office:value="0">
            <text:p>0.000000</text:p>
          </table:table-cell>
          <table:table-cell table:formula="of:=[.Y200]+[.Y$400]/400" office:value-type="float" office:value="0">
            <text:p>0.000000</text:p>
          </table:table-cell>
          <table:table-cell table:formula="of:=[.Z200]+[.Z$400]/400" office:value-type="float" office:value="0">
            <text:p>0.000000</text:p>
          </table:table-cell>
          <table:table-cell table:formula="of:=[.AA200]+[.AA$400]/400" office:value-type="float" office:value="0">
            <text:p>0.000000</text:p>
          </table:table-cell>
          <table:table-cell table:formula="of:=[.AB200]+[.AB$400]/400" office:value-type="float" office:value="0">
            <text:p>0.000000</text:p>
          </table:table-cell>
          <table:table-cell table:formula="of:=[.AC200]+[.AC$400]/400" office:value-type="float" office:value="0">
            <text:p>0.000000</text:p>
          </table:table-cell>
          <table:table-cell table:formula="of:=[.AD200]+[.AD$400]/400" office:value-type="float" office:value="0">
            <text:p>0.000000</text:p>
          </table:table-cell>
        </table:table-row>
        <table:table-row table:style-name="ro1">
          <table:table-cell table:formula="of:=[.A201]+[.A$400]/400" office:value-type="float" office:value="0">
            <text:p>0.000000</text:p>
          </table:table-cell>
          <table:table-cell table:formula="of:=[.B201]+[.B$400]/400" office:value-type="float" office:value="0">
            <text:p>0.000000</text:p>
          </table:table-cell>
          <table:table-cell table:formula="of:=[.C201]+[.C$400]/400" office:value-type="float" office:value="-0.191076127499999">
            <text:p>-0.191076</text:p>
          </table:table-cell>
          <table:table-cell table:formula="of:=[.D201]+[.D$400]/400" office:value-type="float" office:value="0.382152254999999">
            <text:p>0.382152</text:p>
          </table:table-cell>
          <table:table-cell table:formula="of:=[.E201]+[.E$400]/400" office:value-type="float" office:value="-0.191076127499999">
            <text:p>-0.191076</text:p>
          </table:table-cell>
          <table:table-cell table:formula="of:=[.F201]+[.F$400]/400" office:value-type="float" office:value="0">
            <text:p>0.000000</text:p>
          </table:table-cell>
          <table:table-cell table:formula="of:=[.G201]+[.G$400]/400" office:value-type="float" office:value="0">
            <text:p>0.000000</text:p>
          </table:table-cell>
          <table:table-cell table:formula="of:=[.H201]+[.H$400]/400" office:value-type="float" office:value="0">
            <text:p>0.000000</text:p>
          </table:table-cell>
          <table:table-cell table:formula="of:=[.I201]+[.I$400]/400" office:value-type="float" office:value="-0.191076127499999">
            <text:p>-0.191076</text:p>
          </table:table-cell>
          <table:table-cell table:formula="of:=[.J201]+[.J$400]/400" office:value-type="float" office:value="0.382152254999999">
            <text:p>0.382152</text:p>
          </table:table-cell>
          <table:table-cell table:formula="of:=[.K201]+[.K$400]/400" office:value-type="float" office:value="-0.191076127499999">
            <text:p>-0.191076</text:p>
          </table:table-cell>
          <table:table-cell table:formula="of:=[.L201]+[.L$400]/400" office:value-type="float" office:value="0">
            <text:p>0.000000</text:p>
          </table:table-cell>
          <table:table-cell table:formula="of:=[.M201]+[.M$400]/400" office:value-type="float" office:value="0.0877028324999997">
            <text:p>0.087703</text:p>
          </table:table-cell>
          <table:table-cell table:formula="of:=[.N201]+[.N$400]/400" office:value-type="float" office:value="-0.0877028324999997">
            <text:p>-0.087703</text:p>
          </table:table-cell>
          <table:table-cell table:formula="of:=[.O201]+[.O$400]/400" office:value-type="float" office:value="0">
            <text:p>0.000000</text:p>
          </table:table-cell>
          <table:table-cell table:formula="of:=[.P201]+[.P$400]/400" office:value-type="float" office:value="-0.2631084975">
            <text:p>-0.263108</text:p>
          </table:table-cell>
          <table:table-cell table:formula="of:=[.Q201]+[.Q$400]/400" office:value-type="float" office:value="0">
            <text:p>0.000000</text:p>
          </table:table-cell>
          <table:table-cell table:formula="of:=[.R201]+[.R$400]/400" office:value-type="float" office:value="0">
            <text:p>0.000000</text:p>
          </table:table-cell>
          <table:table-cell table:formula="of:=[.S201]+[.S$400]/400" office:value-type="float" office:value="0">
            <text:p>0.000000</text:p>
          </table:table-cell>
          <table:table-cell table:formula="of:=[.T201]+[.T$400]/400" office:value-type="float" office:value="0.0877028324999997">
            <text:p>0.087703</text:p>
          </table:table-cell>
          <table:table-cell table:formula="of:=[.U201]+[.U$400]/400" office:value-type="float" office:value="0.0877028324999997">
            <text:p>0.087703</text:p>
          </table:table-cell>
          <table:table-cell table:formula="of:=[.V201]+[.V$400]/400" office:value-type="float" office:value="0">
            <text:p>0.000000</text:p>
          </table:table-cell>
          <table:table-cell table:formula="of:=[.W201]+[.W$400]/400" office:value-type="float" office:value="-0.2631084975">
            <text:p>-0.263108</text:p>
          </table:table-cell>
          <table:table-cell table:formula="of:=[.X201]+[.X$400]/400" office:value-type="float" office:value="0">
            <text:p>0.000000</text:p>
          </table:table-cell>
          <table:table-cell table:formula="of:=[.Y201]+[.Y$400]/400" office:value-type="float" office:value="0">
            <text:p>0.000000</text:p>
          </table:table-cell>
          <table:table-cell table:formula="of:=[.Z201]+[.Z$400]/400" office:value-type="float" office:value="0">
            <text:p>0.000000</text:p>
          </table:table-cell>
          <table:table-cell table:formula="of:=[.AA201]+[.AA$400]/400" office:value-type="float" office:value="0">
            <text:p>0.000000</text:p>
          </table:table-cell>
          <table:table-cell table:formula="of:=[.AB201]+[.AB$400]/400" office:value-type="float" office:value="0">
            <text:p>0.000000</text:p>
          </table:table-cell>
          <table:table-cell table:formula="of:=[.AC201]+[.AC$400]/400" office:value-type="float" office:value="0">
            <text:p>0.000000</text:p>
          </table:table-cell>
          <table:table-cell table:formula="of:=[.AD201]+[.AD$400]/400" office:value-type="float" office:value="0">
            <text:p>0.000000</text:p>
          </table:table-cell>
        </table:table-row>
        <table:table-row table:style-name="ro1">
          <table:table-cell table:formula="of:=[.A202]+[.A$400]/400" office:value-type="float" office:value="0">
            <text:p>0.000000</text:p>
          </table:table-cell>
          <table:table-cell table:formula="of:=[.B202]+[.B$400]/400" office:value-type="float" office:value="0">
            <text:p>0.000000</text:p>
          </table:table-cell>
          <table:table-cell table:formula="of:=[.C202]+[.C$400]/400" office:value-type="float" office:value="-0.192026754999999">
            <text:p>-0.192027</text:p>
          </table:table-cell>
          <table:table-cell table:formula="of:=[.D202]+[.D$400]/400" office:value-type="float" office:value="0.384053509999999">
            <text:p>0.384054</text:p>
          </table:table-cell>
          <table:table-cell table:formula="of:=[.E202]+[.E$400]/400" office:value-type="float" office:value="-0.192026754999999">
            <text:p>-0.192027</text:p>
          </table:table-cell>
          <table:table-cell table:formula="of:=[.F202]+[.F$400]/400" office:value-type="float" office:value="0">
            <text:p>0.000000</text:p>
          </table:table-cell>
          <table:table-cell table:formula="of:=[.G202]+[.G$400]/400" office:value-type="float" office:value="0">
            <text:p>0.000000</text:p>
          </table:table-cell>
          <table:table-cell table:formula="of:=[.H202]+[.H$400]/400" office:value-type="float" office:value="0">
            <text:p>0.000000</text:p>
          </table:table-cell>
          <table:table-cell table:formula="of:=[.I202]+[.I$400]/400" office:value-type="float" office:value="-0.192026754999999">
            <text:p>-0.192027</text:p>
          </table:table-cell>
          <table:table-cell table:formula="of:=[.J202]+[.J$400]/400" office:value-type="float" office:value="0.384053509999999">
            <text:p>0.384054</text:p>
          </table:table-cell>
          <table:table-cell table:formula="of:=[.K202]+[.K$400]/400" office:value-type="float" office:value="-0.192026754999999">
            <text:p>-0.192027</text:p>
          </table:table-cell>
          <table:table-cell table:formula="of:=[.L202]+[.L$400]/400" office:value-type="float" office:value="0">
            <text:p>0.000000</text:p>
          </table:table-cell>
          <table:table-cell table:formula="of:=[.M202]+[.M$400]/400" office:value-type="float" office:value="0.0881391649999997">
            <text:p>0.088139</text:p>
          </table:table-cell>
          <table:table-cell table:formula="of:=[.N202]+[.N$400]/400" office:value-type="float" office:value="-0.0881391649999997">
            <text:p>-0.088139</text:p>
          </table:table-cell>
          <table:table-cell table:formula="of:=[.O202]+[.O$400]/400" office:value-type="float" office:value="0">
            <text:p>0.000000</text:p>
          </table:table-cell>
          <table:table-cell table:formula="of:=[.P202]+[.P$400]/400" office:value-type="float" office:value="-0.264417495">
            <text:p>-0.264417</text:p>
          </table:table-cell>
          <table:table-cell table:formula="of:=[.Q202]+[.Q$400]/400" office:value-type="float" office:value="0">
            <text:p>0.000000</text:p>
          </table:table-cell>
          <table:table-cell table:formula="of:=[.R202]+[.R$400]/400" office:value-type="float" office:value="0">
            <text:p>0.000000</text:p>
          </table:table-cell>
          <table:table-cell table:formula="of:=[.S202]+[.S$400]/400" office:value-type="float" office:value="0">
            <text:p>0.000000</text:p>
          </table:table-cell>
          <table:table-cell table:formula="of:=[.T202]+[.T$400]/400" office:value-type="float" office:value="0.0881391649999997">
            <text:p>0.088139</text:p>
          </table:table-cell>
          <table:table-cell table:formula="of:=[.U202]+[.U$400]/400" office:value-type="float" office:value="0.0881391649999997">
            <text:p>0.088139</text:p>
          </table:table-cell>
          <table:table-cell table:formula="of:=[.V202]+[.V$400]/400" office:value-type="float" office:value="0">
            <text:p>0.000000</text:p>
          </table:table-cell>
          <table:table-cell table:formula="of:=[.W202]+[.W$400]/400" office:value-type="float" office:value="-0.264417495">
            <text:p>-0.264417</text:p>
          </table:table-cell>
          <table:table-cell table:formula="of:=[.X202]+[.X$400]/400" office:value-type="float" office:value="0">
            <text:p>0.000000</text:p>
          </table:table-cell>
          <table:table-cell table:formula="of:=[.Y202]+[.Y$400]/400" office:value-type="float" office:value="0">
            <text:p>0.000000</text:p>
          </table:table-cell>
          <table:table-cell table:formula="of:=[.Z202]+[.Z$400]/400" office:value-type="float" office:value="0">
            <text:p>0.000000</text:p>
          </table:table-cell>
          <table:table-cell table:formula="of:=[.AA202]+[.AA$400]/400" office:value-type="float" office:value="0">
            <text:p>0.000000</text:p>
          </table:table-cell>
          <table:table-cell table:formula="of:=[.AB202]+[.AB$400]/400" office:value-type="float" office:value="0">
            <text:p>0.000000</text:p>
          </table:table-cell>
          <table:table-cell table:formula="of:=[.AC202]+[.AC$400]/400" office:value-type="float" office:value="0">
            <text:p>0.000000</text:p>
          </table:table-cell>
          <table:table-cell table:formula="of:=[.AD202]+[.AD$400]/400" office:value-type="float" office:value="0">
            <text:p>0.000000</text:p>
          </table:table-cell>
        </table:table-row>
        <table:table-row table:style-name="ro1">
          <table:table-cell table:formula="of:=[.A203]+[.A$400]/400" office:value-type="float" office:value="0">
            <text:p>0.000000</text:p>
          </table:table-cell>
          <table:table-cell table:formula="of:=[.B203]+[.B$400]/400" office:value-type="float" office:value="0">
            <text:p>0.000000</text:p>
          </table:table-cell>
          <table:table-cell table:formula="of:=[.C203]+[.C$400]/400" office:value-type="float" office:value="-0.192977382499999">
            <text:p>-0.192977</text:p>
          </table:table-cell>
          <table:table-cell table:formula="of:=[.D203]+[.D$400]/400" office:value-type="float" office:value="0.385954764999999">
            <text:p>0.385955</text:p>
          </table:table-cell>
          <table:table-cell table:formula="of:=[.E203]+[.E$400]/400" office:value-type="float" office:value="-0.192977382499999">
            <text:p>-0.192977</text:p>
          </table:table-cell>
          <table:table-cell table:formula="of:=[.F203]+[.F$400]/400" office:value-type="float" office:value="0">
            <text:p>0.000000</text:p>
          </table:table-cell>
          <table:table-cell table:formula="of:=[.G203]+[.G$400]/400" office:value-type="float" office:value="0">
            <text:p>0.000000</text:p>
          </table:table-cell>
          <table:table-cell table:formula="of:=[.H203]+[.H$400]/400" office:value-type="float" office:value="0">
            <text:p>0.000000</text:p>
          </table:table-cell>
          <table:table-cell table:formula="of:=[.I203]+[.I$400]/400" office:value-type="float" office:value="-0.192977382499999">
            <text:p>-0.192977</text:p>
          </table:table-cell>
          <table:table-cell table:formula="of:=[.J203]+[.J$400]/400" office:value-type="float" office:value="0.385954764999999">
            <text:p>0.385955</text:p>
          </table:table-cell>
          <table:table-cell table:formula="of:=[.K203]+[.K$400]/400" office:value-type="float" office:value="-0.192977382499999">
            <text:p>-0.192977</text:p>
          </table:table-cell>
          <table:table-cell table:formula="of:=[.L203]+[.L$400]/400" office:value-type="float" office:value="0">
            <text:p>0.000000</text:p>
          </table:table-cell>
          <table:table-cell table:formula="of:=[.M203]+[.M$400]/400" office:value-type="float" office:value="0.0885754974999997">
            <text:p>0.088575</text:p>
          </table:table-cell>
          <table:table-cell table:formula="of:=[.N203]+[.N$400]/400" office:value-type="float" office:value="-0.0885754974999997">
            <text:p>-0.088575</text:p>
          </table:table-cell>
          <table:table-cell table:formula="of:=[.O203]+[.O$400]/400" office:value-type="float" office:value="0">
            <text:p>0.000000</text:p>
          </table:table-cell>
          <table:table-cell table:formula="of:=[.P203]+[.P$400]/400" office:value-type="float" office:value="-0.2657264925">
            <text:p>-0.265726</text:p>
          </table:table-cell>
          <table:table-cell table:formula="of:=[.Q203]+[.Q$400]/400" office:value-type="float" office:value="0">
            <text:p>0.000000</text:p>
          </table:table-cell>
          <table:table-cell table:formula="of:=[.R203]+[.R$400]/400" office:value-type="float" office:value="0">
            <text:p>0.000000</text:p>
          </table:table-cell>
          <table:table-cell table:formula="of:=[.S203]+[.S$400]/400" office:value-type="float" office:value="0">
            <text:p>0.000000</text:p>
          </table:table-cell>
          <table:table-cell table:formula="of:=[.T203]+[.T$400]/400" office:value-type="float" office:value="0.0885754974999997">
            <text:p>0.088575</text:p>
          </table:table-cell>
          <table:table-cell table:formula="of:=[.U203]+[.U$400]/400" office:value-type="float" office:value="0.0885754974999997">
            <text:p>0.088575</text:p>
          </table:table-cell>
          <table:table-cell table:formula="of:=[.V203]+[.V$400]/400" office:value-type="float" office:value="0">
            <text:p>0.000000</text:p>
          </table:table-cell>
          <table:table-cell table:formula="of:=[.W203]+[.W$400]/400" office:value-type="float" office:value="-0.2657264925">
            <text:p>-0.265726</text:p>
          </table:table-cell>
          <table:table-cell table:formula="of:=[.X203]+[.X$400]/400" office:value-type="float" office:value="0">
            <text:p>0.000000</text:p>
          </table:table-cell>
          <table:table-cell table:formula="of:=[.Y203]+[.Y$400]/400" office:value-type="float" office:value="0">
            <text:p>0.000000</text:p>
          </table:table-cell>
          <table:table-cell table:formula="of:=[.Z203]+[.Z$400]/400" office:value-type="float" office:value="0">
            <text:p>0.000000</text:p>
          </table:table-cell>
          <table:table-cell table:formula="of:=[.AA203]+[.AA$400]/400" office:value-type="float" office:value="0">
            <text:p>0.000000</text:p>
          </table:table-cell>
          <table:table-cell table:formula="of:=[.AB203]+[.AB$400]/400" office:value-type="float" office:value="0">
            <text:p>0.000000</text:p>
          </table:table-cell>
          <table:table-cell table:formula="of:=[.AC203]+[.AC$400]/400" office:value-type="float" office:value="0">
            <text:p>0.000000</text:p>
          </table:table-cell>
          <table:table-cell table:formula="of:=[.AD203]+[.AD$400]/400" office:value-type="float" office:value="0">
            <text:p>0.000000</text:p>
          </table:table-cell>
        </table:table-row>
        <table:table-row table:style-name="ro1">
          <table:table-cell table:formula="of:=[.A204]+[.A$400]/400" office:value-type="float" office:value="0">
            <text:p>0.000000</text:p>
          </table:table-cell>
          <table:table-cell table:formula="of:=[.B204]+[.B$400]/400" office:value-type="float" office:value="0">
            <text:p>0.000000</text:p>
          </table:table-cell>
          <table:table-cell table:formula="of:=[.C204]+[.C$400]/400" office:value-type="float" office:value="-0.193928009999999">
            <text:p>-0.193928</text:p>
          </table:table-cell>
          <table:table-cell table:formula="of:=[.D204]+[.D$400]/400" office:value-type="float" office:value="0.387856019999999">
            <text:p>0.387856</text:p>
          </table:table-cell>
          <table:table-cell table:formula="of:=[.E204]+[.E$400]/400" office:value-type="float" office:value="-0.193928009999999">
            <text:p>-0.193928</text:p>
          </table:table-cell>
          <table:table-cell table:formula="of:=[.F204]+[.F$400]/400" office:value-type="float" office:value="0">
            <text:p>0.000000</text:p>
          </table:table-cell>
          <table:table-cell table:formula="of:=[.G204]+[.G$400]/400" office:value-type="float" office:value="0">
            <text:p>0.000000</text:p>
          </table:table-cell>
          <table:table-cell table:formula="of:=[.H204]+[.H$400]/400" office:value-type="float" office:value="0">
            <text:p>0.000000</text:p>
          </table:table-cell>
          <table:table-cell table:formula="of:=[.I204]+[.I$400]/400" office:value-type="float" office:value="-0.193928009999999">
            <text:p>-0.193928</text:p>
          </table:table-cell>
          <table:table-cell table:formula="of:=[.J204]+[.J$400]/400" office:value-type="float" office:value="0.387856019999999">
            <text:p>0.387856</text:p>
          </table:table-cell>
          <table:table-cell table:formula="of:=[.K204]+[.K$400]/400" office:value-type="float" office:value="-0.193928009999999">
            <text:p>-0.193928</text:p>
          </table:table-cell>
          <table:table-cell table:formula="of:=[.L204]+[.L$400]/400" office:value-type="float" office:value="0">
            <text:p>0.000000</text:p>
          </table:table-cell>
          <table:table-cell table:formula="of:=[.M204]+[.M$400]/400" office:value-type="float" office:value="0.0890118299999997">
            <text:p>0.089012</text:p>
          </table:table-cell>
          <table:table-cell table:formula="of:=[.N204]+[.N$400]/400" office:value-type="float" office:value="-0.0890118299999997">
            <text:p>-0.089012</text:p>
          </table:table-cell>
          <table:table-cell table:formula="of:=[.O204]+[.O$400]/400" office:value-type="float" office:value="0">
            <text:p>0.000000</text:p>
          </table:table-cell>
          <table:table-cell table:formula="of:=[.P204]+[.P$400]/400" office:value-type="float" office:value="-0.26703549">
            <text:p>-0.267035</text:p>
          </table:table-cell>
          <table:table-cell table:formula="of:=[.Q204]+[.Q$400]/400" office:value-type="float" office:value="0">
            <text:p>0.000000</text:p>
          </table:table-cell>
          <table:table-cell table:formula="of:=[.R204]+[.R$400]/400" office:value-type="float" office:value="0">
            <text:p>0.000000</text:p>
          </table:table-cell>
          <table:table-cell table:formula="of:=[.S204]+[.S$400]/400" office:value-type="float" office:value="0">
            <text:p>0.000000</text:p>
          </table:table-cell>
          <table:table-cell table:formula="of:=[.T204]+[.T$400]/400" office:value-type="float" office:value="0.0890118299999997">
            <text:p>0.089012</text:p>
          </table:table-cell>
          <table:table-cell table:formula="of:=[.U204]+[.U$400]/400" office:value-type="float" office:value="0.0890118299999997">
            <text:p>0.089012</text:p>
          </table:table-cell>
          <table:table-cell table:formula="of:=[.V204]+[.V$400]/400" office:value-type="float" office:value="0">
            <text:p>0.000000</text:p>
          </table:table-cell>
          <table:table-cell table:formula="of:=[.W204]+[.W$400]/400" office:value-type="float" office:value="-0.26703549">
            <text:p>-0.267035</text:p>
          </table:table-cell>
          <table:table-cell table:formula="of:=[.X204]+[.X$400]/400" office:value-type="float" office:value="0">
            <text:p>0.000000</text:p>
          </table:table-cell>
          <table:table-cell table:formula="of:=[.Y204]+[.Y$400]/400" office:value-type="float" office:value="0">
            <text:p>0.000000</text:p>
          </table:table-cell>
          <table:table-cell table:formula="of:=[.Z204]+[.Z$400]/400" office:value-type="float" office:value="0">
            <text:p>0.000000</text:p>
          </table:table-cell>
          <table:table-cell table:formula="of:=[.AA204]+[.AA$400]/400" office:value-type="float" office:value="0">
            <text:p>0.000000</text:p>
          </table:table-cell>
          <table:table-cell table:formula="of:=[.AB204]+[.AB$400]/400" office:value-type="float" office:value="0">
            <text:p>0.000000</text:p>
          </table:table-cell>
          <table:table-cell table:formula="of:=[.AC204]+[.AC$400]/400" office:value-type="float" office:value="0">
            <text:p>0.000000</text:p>
          </table:table-cell>
          <table:table-cell table:formula="of:=[.AD204]+[.AD$400]/400" office:value-type="float" office:value="0">
            <text:p>0.000000</text:p>
          </table:table-cell>
        </table:table-row>
        <table:table-row table:style-name="ro1">
          <table:table-cell table:formula="of:=[.A205]+[.A$400]/400" office:value-type="float" office:value="0">
            <text:p>0.000000</text:p>
          </table:table-cell>
          <table:table-cell table:formula="of:=[.B205]+[.B$400]/400" office:value-type="float" office:value="0">
            <text:p>0.000000</text:p>
          </table:table-cell>
          <table:table-cell table:formula="of:=[.C205]+[.C$400]/400" office:value-type="float" office:value="-0.194878637499999">
            <text:p>-0.194879</text:p>
          </table:table-cell>
          <table:table-cell table:formula="of:=[.D205]+[.D$400]/400" office:value-type="float" office:value="0.389757274999999">
            <text:p>0.389757</text:p>
          </table:table-cell>
          <table:table-cell table:formula="of:=[.E205]+[.E$400]/400" office:value-type="float" office:value="-0.194878637499999">
            <text:p>-0.194879</text:p>
          </table:table-cell>
          <table:table-cell table:formula="of:=[.F205]+[.F$400]/400" office:value-type="float" office:value="0">
            <text:p>0.000000</text:p>
          </table:table-cell>
          <table:table-cell table:formula="of:=[.G205]+[.G$400]/400" office:value-type="float" office:value="0">
            <text:p>0.000000</text:p>
          </table:table-cell>
          <table:table-cell table:formula="of:=[.H205]+[.H$400]/400" office:value-type="float" office:value="0">
            <text:p>0.000000</text:p>
          </table:table-cell>
          <table:table-cell table:formula="of:=[.I205]+[.I$400]/400" office:value-type="float" office:value="-0.194878637499999">
            <text:p>-0.194879</text:p>
          </table:table-cell>
          <table:table-cell table:formula="of:=[.J205]+[.J$400]/400" office:value-type="float" office:value="0.389757274999999">
            <text:p>0.389757</text:p>
          </table:table-cell>
          <table:table-cell table:formula="of:=[.K205]+[.K$400]/400" office:value-type="float" office:value="-0.194878637499999">
            <text:p>-0.194879</text:p>
          </table:table-cell>
          <table:table-cell table:formula="of:=[.L205]+[.L$400]/400" office:value-type="float" office:value="0">
            <text:p>0.000000</text:p>
          </table:table-cell>
          <table:table-cell table:formula="of:=[.M205]+[.M$400]/400" office:value-type="float" office:value="0.0894481624999997">
            <text:p>0.089448</text:p>
          </table:table-cell>
          <table:table-cell table:formula="of:=[.N205]+[.N$400]/400" office:value-type="float" office:value="-0.0894481624999997">
            <text:p>-0.089448</text:p>
          </table:table-cell>
          <table:table-cell table:formula="of:=[.O205]+[.O$400]/400" office:value-type="float" office:value="0">
            <text:p>0.000000</text:p>
          </table:table-cell>
          <table:table-cell table:formula="of:=[.P205]+[.P$400]/400" office:value-type="float" office:value="-0.2683444875">
            <text:p>-0.268344</text:p>
          </table:table-cell>
          <table:table-cell table:formula="of:=[.Q205]+[.Q$400]/400" office:value-type="float" office:value="0">
            <text:p>0.000000</text:p>
          </table:table-cell>
          <table:table-cell table:formula="of:=[.R205]+[.R$400]/400" office:value-type="float" office:value="0">
            <text:p>0.000000</text:p>
          </table:table-cell>
          <table:table-cell table:formula="of:=[.S205]+[.S$400]/400" office:value-type="float" office:value="0">
            <text:p>0.000000</text:p>
          </table:table-cell>
          <table:table-cell table:formula="of:=[.T205]+[.T$400]/400" office:value-type="float" office:value="0.0894481624999997">
            <text:p>0.089448</text:p>
          </table:table-cell>
          <table:table-cell table:formula="of:=[.U205]+[.U$400]/400" office:value-type="float" office:value="0.0894481624999997">
            <text:p>0.089448</text:p>
          </table:table-cell>
          <table:table-cell table:formula="of:=[.V205]+[.V$400]/400" office:value-type="float" office:value="0">
            <text:p>0.000000</text:p>
          </table:table-cell>
          <table:table-cell table:formula="of:=[.W205]+[.W$400]/400" office:value-type="float" office:value="-0.2683444875">
            <text:p>-0.268344</text:p>
          </table:table-cell>
          <table:table-cell table:formula="of:=[.X205]+[.X$400]/400" office:value-type="float" office:value="0">
            <text:p>0.000000</text:p>
          </table:table-cell>
          <table:table-cell table:formula="of:=[.Y205]+[.Y$400]/400" office:value-type="float" office:value="0">
            <text:p>0.000000</text:p>
          </table:table-cell>
          <table:table-cell table:formula="of:=[.Z205]+[.Z$400]/400" office:value-type="float" office:value="0">
            <text:p>0.000000</text:p>
          </table:table-cell>
          <table:table-cell table:formula="of:=[.AA205]+[.AA$400]/400" office:value-type="float" office:value="0">
            <text:p>0.000000</text:p>
          </table:table-cell>
          <table:table-cell table:formula="of:=[.AB205]+[.AB$400]/400" office:value-type="float" office:value="0">
            <text:p>0.000000</text:p>
          </table:table-cell>
          <table:table-cell table:formula="of:=[.AC205]+[.AC$400]/400" office:value-type="float" office:value="0">
            <text:p>0.000000</text:p>
          </table:table-cell>
          <table:table-cell table:formula="of:=[.AD205]+[.AD$400]/400" office:value-type="float" office:value="0">
            <text:p>0.000000</text:p>
          </table:table-cell>
        </table:table-row>
        <table:table-row table:style-name="ro1">
          <table:table-cell table:formula="of:=[.A206]+[.A$400]/400" office:value-type="float" office:value="0">
            <text:p>0.000000</text:p>
          </table:table-cell>
          <table:table-cell table:formula="of:=[.B206]+[.B$400]/400" office:value-type="float" office:value="0">
            <text:p>0.000000</text:p>
          </table:table-cell>
          <table:table-cell table:formula="of:=[.C206]+[.C$400]/400" office:value-type="float" office:value="-0.195829264999999">
            <text:p>-0.195829</text:p>
          </table:table-cell>
          <table:table-cell table:formula="of:=[.D206]+[.D$400]/400" office:value-type="float" office:value="0.391658529999999">
            <text:p>0.391659</text:p>
          </table:table-cell>
          <table:table-cell table:formula="of:=[.E206]+[.E$400]/400" office:value-type="float" office:value="-0.195829264999999">
            <text:p>-0.195829</text:p>
          </table:table-cell>
          <table:table-cell table:formula="of:=[.F206]+[.F$400]/400" office:value-type="float" office:value="0">
            <text:p>0.000000</text:p>
          </table:table-cell>
          <table:table-cell table:formula="of:=[.G206]+[.G$400]/400" office:value-type="float" office:value="0">
            <text:p>0.000000</text:p>
          </table:table-cell>
          <table:table-cell table:formula="of:=[.H206]+[.H$400]/400" office:value-type="float" office:value="0">
            <text:p>0.000000</text:p>
          </table:table-cell>
          <table:table-cell table:formula="of:=[.I206]+[.I$400]/400" office:value-type="float" office:value="-0.195829264999999">
            <text:p>-0.195829</text:p>
          </table:table-cell>
          <table:table-cell table:formula="of:=[.J206]+[.J$400]/400" office:value-type="float" office:value="0.391658529999999">
            <text:p>0.391659</text:p>
          </table:table-cell>
          <table:table-cell table:formula="of:=[.K206]+[.K$400]/400" office:value-type="float" office:value="-0.195829264999999">
            <text:p>-0.195829</text:p>
          </table:table-cell>
          <table:table-cell table:formula="of:=[.L206]+[.L$400]/400" office:value-type="float" office:value="0">
            <text:p>0.000000</text:p>
          </table:table-cell>
          <table:table-cell table:formula="of:=[.M206]+[.M$400]/400" office:value-type="float" office:value="0.0898844949999997">
            <text:p>0.089884</text:p>
          </table:table-cell>
          <table:table-cell table:formula="of:=[.N206]+[.N$400]/400" office:value-type="float" office:value="-0.0898844949999997">
            <text:p>-0.089884</text:p>
          </table:table-cell>
          <table:table-cell table:formula="of:=[.O206]+[.O$400]/400" office:value-type="float" office:value="0">
            <text:p>0.000000</text:p>
          </table:table-cell>
          <table:table-cell table:formula="of:=[.P206]+[.P$400]/400" office:value-type="float" office:value="-0.269653485">
            <text:p>-0.269653</text:p>
          </table:table-cell>
          <table:table-cell table:formula="of:=[.Q206]+[.Q$400]/400" office:value-type="float" office:value="0">
            <text:p>0.000000</text:p>
          </table:table-cell>
          <table:table-cell table:formula="of:=[.R206]+[.R$400]/400" office:value-type="float" office:value="0">
            <text:p>0.000000</text:p>
          </table:table-cell>
          <table:table-cell table:formula="of:=[.S206]+[.S$400]/400" office:value-type="float" office:value="0">
            <text:p>0.000000</text:p>
          </table:table-cell>
          <table:table-cell table:formula="of:=[.T206]+[.T$400]/400" office:value-type="float" office:value="0.0898844949999997">
            <text:p>0.089884</text:p>
          </table:table-cell>
          <table:table-cell table:formula="of:=[.U206]+[.U$400]/400" office:value-type="float" office:value="0.0898844949999997">
            <text:p>0.089884</text:p>
          </table:table-cell>
          <table:table-cell table:formula="of:=[.V206]+[.V$400]/400" office:value-type="float" office:value="0">
            <text:p>0.000000</text:p>
          </table:table-cell>
          <table:table-cell table:formula="of:=[.W206]+[.W$400]/400" office:value-type="float" office:value="-0.269653485">
            <text:p>-0.269653</text:p>
          </table:table-cell>
          <table:table-cell table:formula="of:=[.X206]+[.X$400]/400" office:value-type="float" office:value="0">
            <text:p>0.000000</text:p>
          </table:table-cell>
          <table:table-cell table:formula="of:=[.Y206]+[.Y$400]/400" office:value-type="float" office:value="0">
            <text:p>0.000000</text:p>
          </table:table-cell>
          <table:table-cell table:formula="of:=[.Z206]+[.Z$400]/400" office:value-type="float" office:value="0">
            <text:p>0.000000</text:p>
          </table:table-cell>
          <table:table-cell table:formula="of:=[.AA206]+[.AA$400]/400" office:value-type="float" office:value="0">
            <text:p>0.000000</text:p>
          </table:table-cell>
          <table:table-cell table:formula="of:=[.AB206]+[.AB$400]/400" office:value-type="float" office:value="0">
            <text:p>0.000000</text:p>
          </table:table-cell>
          <table:table-cell table:formula="of:=[.AC206]+[.AC$400]/400" office:value-type="float" office:value="0">
            <text:p>0.000000</text:p>
          </table:table-cell>
          <table:table-cell table:formula="of:=[.AD206]+[.AD$400]/400" office:value-type="float" office:value="0">
            <text:p>0.000000</text:p>
          </table:table-cell>
        </table:table-row>
        <table:table-row table:style-name="ro1">
          <table:table-cell table:formula="of:=[.A207]+[.A$400]/400" office:value-type="float" office:value="0">
            <text:p>0.000000</text:p>
          </table:table-cell>
          <table:table-cell table:formula="of:=[.B207]+[.B$400]/400" office:value-type="float" office:value="0">
            <text:p>0.000000</text:p>
          </table:table-cell>
          <table:table-cell table:formula="of:=[.C207]+[.C$400]/400" office:value-type="float" office:value="-0.196779892499999">
            <text:p>-0.196780</text:p>
          </table:table-cell>
          <table:table-cell table:formula="of:=[.D207]+[.D$400]/400" office:value-type="float" office:value="0.393559784999999">
            <text:p>0.393560</text:p>
          </table:table-cell>
          <table:table-cell table:formula="of:=[.E207]+[.E$400]/400" office:value-type="float" office:value="-0.196779892499999">
            <text:p>-0.196780</text:p>
          </table:table-cell>
          <table:table-cell table:formula="of:=[.F207]+[.F$400]/400" office:value-type="float" office:value="0">
            <text:p>0.000000</text:p>
          </table:table-cell>
          <table:table-cell table:formula="of:=[.G207]+[.G$400]/400" office:value-type="float" office:value="0">
            <text:p>0.000000</text:p>
          </table:table-cell>
          <table:table-cell table:formula="of:=[.H207]+[.H$400]/400" office:value-type="float" office:value="0">
            <text:p>0.000000</text:p>
          </table:table-cell>
          <table:table-cell table:formula="of:=[.I207]+[.I$400]/400" office:value-type="float" office:value="-0.196779892499999">
            <text:p>-0.196780</text:p>
          </table:table-cell>
          <table:table-cell table:formula="of:=[.J207]+[.J$400]/400" office:value-type="float" office:value="0.393559784999999">
            <text:p>0.393560</text:p>
          </table:table-cell>
          <table:table-cell table:formula="of:=[.K207]+[.K$400]/400" office:value-type="float" office:value="-0.196779892499999">
            <text:p>-0.196780</text:p>
          </table:table-cell>
          <table:table-cell table:formula="of:=[.L207]+[.L$400]/400" office:value-type="float" office:value="0">
            <text:p>0.000000</text:p>
          </table:table-cell>
          <table:table-cell table:formula="of:=[.M207]+[.M$400]/400" office:value-type="float" office:value="0.0903208274999997">
            <text:p>0.090321</text:p>
          </table:table-cell>
          <table:table-cell table:formula="of:=[.N207]+[.N$400]/400" office:value-type="float" office:value="-0.0903208274999997">
            <text:p>-0.090321</text:p>
          </table:table-cell>
          <table:table-cell table:formula="of:=[.O207]+[.O$400]/400" office:value-type="float" office:value="0">
            <text:p>0.000000</text:p>
          </table:table-cell>
          <table:table-cell table:formula="of:=[.P207]+[.P$400]/400" office:value-type="float" office:value="-0.2709624825">
            <text:p>-0.270962</text:p>
          </table:table-cell>
          <table:table-cell table:formula="of:=[.Q207]+[.Q$400]/400" office:value-type="float" office:value="0">
            <text:p>0.000000</text:p>
          </table:table-cell>
          <table:table-cell table:formula="of:=[.R207]+[.R$400]/400" office:value-type="float" office:value="0">
            <text:p>0.000000</text:p>
          </table:table-cell>
          <table:table-cell table:formula="of:=[.S207]+[.S$400]/400" office:value-type="float" office:value="0">
            <text:p>0.000000</text:p>
          </table:table-cell>
          <table:table-cell table:formula="of:=[.T207]+[.T$400]/400" office:value-type="float" office:value="0.0903208274999997">
            <text:p>0.090321</text:p>
          </table:table-cell>
          <table:table-cell table:formula="of:=[.U207]+[.U$400]/400" office:value-type="float" office:value="0.0903208274999997">
            <text:p>0.090321</text:p>
          </table:table-cell>
          <table:table-cell table:formula="of:=[.V207]+[.V$400]/400" office:value-type="float" office:value="0">
            <text:p>0.000000</text:p>
          </table:table-cell>
          <table:table-cell table:formula="of:=[.W207]+[.W$400]/400" office:value-type="float" office:value="-0.2709624825">
            <text:p>-0.270962</text:p>
          </table:table-cell>
          <table:table-cell table:formula="of:=[.X207]+[.X$400]/400" office:value-type="float" office:value="0">
            <text:p>0.000000</text:p>
          </table:table-cell>
          <table:table-cell table:formula="of:=[.Y207]+[.Y$400]/400" office:value-type="float" office:value="0">
            <text:p>0.000000</text:p>
          </table:table-cell>
          <table:table-cell table:formula="of:=[.Z207]+[.Z$400]/400" office:value-type="float" office:value="0">
            <text:p>0.000000</text:p>
          </table:table-cell>
          <table:table-cell table:formula="of:=[.AA207]+[.AA$400]/400" office:value-type="float" office:value="0">
            <text:p>0.000000</text:p>
          </table:table-cell>
          <table:table-cell table:formula="of:=[.AB207]+[.AB$400]/400" office:value-type="float" office:value="0">
            <text:p>0.000000</text:p>
          </table:table-cell>
          <table:table-cell table:formula="of:=[.AC207]+[.AC$400]/400" office:value-type="float" office:value="0">
            <text:p>0.000000</text:p>
          </table:table-cell>
          <table:table-cell table:formula="of:=[.AD207]+[.AD$400]/400" office:value-type="float" office:value="0">
            <text:p>0.000000</text:p>
          </table:table-cell>
        </table:table-row>
        <table:table-row table:style-name="ro1">
          <table:table-cell table:formula="of:=[.A208]+[.A$400]/400" office:value-type="float" office:value="0">
            <text:p>0.000000</text:p>
          </table:table-cell>
          <table:table-cell table:formula="of:=[.B208]+[.B$400]/400" office:value-type="float" office:value="0">
            <text:p>0.000000</text:p>
          </table:table-cell>
          <table:table-cell table:formula="of:=[.C208]+[.C$400]/400" office:value-type="float" office:value="-0.197730519999999">
            <text:p>-0.197731</text:p>
          </table:table-cell>
          <table:table-cell table:formula="of:=[.D208]+[.D$400]/400" office:value-type="float" office:value="0.395461039999999">
            <text:p>0.395461</text:p>
          </table:table-cell>
          <table:table-cell table:formula="of:=[.E208]+[.E$400]/400" office:value-type="float" office:value="-0.197730519999999">
            <text:p>-0.197731</text:p>
          </table:table-cell>
          <table:table-cell table:formula="of:=[.F208]+[.F$400]/400" office:value-type="float" office:value="0">
            <text:p>0.000000</text:p>
          </table:table-cell>
          <table:table-cell table:formula="of:=[.G208]+[.G$400]/400" office:value-type="float" office:value="0">
            <text:p>0.000000</text:p>
          </table:table-cell>
          <table:table-cell table:formula="of:=[.H208]+[.H$400]/400" office:value-type="float" office:value="0">
            <text:p>0.000000</text:p>
          </table:table-cell>
          <table:table-cell table:formula="of:=[.I208]+[.I$400]/400" office:value-type="float" office:value="-0.197730519999999">
            <text:p>-0.197731</text:p>
          </table:table-cell>
          <table:table-cell table:formula="of:=[.J208]+[.J$400]/400" office:value-type="float" office:value="0.395461039999999">
            <text:p>0.395461</text:p>
          </table:table-cell>
          <table:table-cell table:formula="of:=[.K208]+[.K$400]/400" office:value-type="float" office:value="-0.197730519999999">
            <text:p>-0.197731</text:p>
          </table:table-cell>
          <table:table-cell table:formula="of:=[.L208]+[.L$400]/400" office:value-type="float" office:value="0">
            <text:p>0.000000</text:p>
          </table:table-cell>
          <table:table-cell table:formula="of:=[.M208]+[.M$400]/400" office:value-type="float" office:value="0.0907571599999997">
            <text:p>0.090757</text:p>
          </table:table-cell>
          <table:table-cell table:formula="of:=[.N208]+[.N$400]/400" office:value-type="float" office:value="-0.0907571599999997">
            <text:p>-0.090757</text:p>
          </table:table-cell>
          <table:table-cell table:formula="of:=[.O208]+[.O$400]/400" office:value-type="float" office:value="0">
            <text:p>0.000000</text:p>
          </table:table-cell>
          <table:table-cell table:formula="of:=[.P208]+[.P$400]/400" office:value-type="float" office:value="-0.27227148">
            <text:p>-0.272271</text:p>
          </table:table-cell>
          <table:table-cell table:formula="of:=[.Q208]+[.Q$400]/400" office:value-type="float" office:value="0">
            <text:p>0.000000</text:p>
          </table:table-cell>
          <table:table-cell table:formula="of:=[.R208]+[.R$400]/400" office:value-type="float" office:value="0">
            <text:p>0.000000</text:p>
          </table:table-cell>
          <table:table-cell table:formula="of:=[.S208]+[.S$400]/400" office:value-type="float" office:value="0">
            <text:p>0.000000</text:p>
          </table:table-cell>
          <table:table-cell table:formula="of:=[.T208]+[.T$400]/400" office:value-type="float" office:value="0.0907571599999997">
            <text:p>0.090757</text:p>
          </table:table-cell>
          <table:table-cell table:formula="of:=[.U208]+[.U$400]/400" office:value-type="float" office:value="0.0907571599999997">
            <text:p>0.090757</text:p>
          </table:table-cell>
          <table:table-cell table:formula="of:=[.V208]+[.V$400]/400" office:value-type="float" office:value="0">
            <text:p>0.000000</text:p>
          </table:table-cell>
          <table:table-cell table:formula="of:=[.W208]+[.W$400]/400" office:value-type="float" office:value="-0.27227148">
            <text:p>-0.272271</text:p>
          </table:table-cell>
          <table:table-cell table:formula="of:=[.X208]+[.X$400]/400" office:value-type="float" office:value="0">
            <text:p>0.000000</text:p>
          </table:table-cell>
          <table:table-cell table:formula="of:=[.Y208]+[.Y$400]/400" office:value-type="float" office:value="0">
            <text:p>0.000000</text:p>
          </table:table-cell>
          <table:table-cell table:formula="of:=[.Z208]+[.Z$400]/400" office:value-type="float" office:value="0">
            <text:p>0.000000</text:p>
          </table:table-cell>
          <table:table-cell table:formula="of:=[.AA208]+[.AA$400]/400" office:value-type="float" office:value="0">
            <text:p>0.000000</text:p>
          </table:table-cell>
          <table:table-cell table:formula="of:=[.AB208]+[.AB$400]/400" office:value-type="float" office:value="0">
            <text:p>0.000000</text:p>
          </table:table-cell>
          <table:table-cell table:formula="of:=[.AC208]+[.AC$400]/400" office:value-type="float" office:value="0">
            <text:p>0.000000</text:p>
          </table:table-cell>
          <table:table-cell table:formula="of:=[.AD208]+[.AD$400]/400" office:value-type="float" office:value="0">
            <text:p>0.000000</text:p>
          </table:table-cell>
        </table:table-row>
        <table:table-row table:style-name="ro1">
          <table:table-cell table:formula="of:=[.A209]+[.A$400]/400" office:value-type="float" office:value="0">
            <text:p>0.000000</text:p>
          </table:table-cell>
          <table:table-cell table:formula="of:=[.B209]+[.B$400]/400" office:value-type="float" office:value="0">
            <text:p>0.000000</text:p>
          </table:table-cell>
          <table:table-cell table:formula="of:=[.C209]+[.C$400]/400" office:value-type="float" office:value="-0.198681147499999">
            <text:p>-0.198681</text:p>
          </table:table-cell>
          <table:table-cell table:formula="of:=[.D209]+[.D$400]/400" office:value-type="float" office:value="0.397362294999999">
            <text:p>0.397362</text:p>
          </table:table-cell>
          <table:table-cell table:formula="of:=[.E209]+[.E$400]/400" office:value-type="float" office:value="-0.198681147499999">
            <text:p>-0.198681</text:p>
          </table:table-cell>
          <table:table-cell table:formula="of:=[.F209]+[.F$400]/400" office:value-type="float" office:value="0">
            <text:p>0.000000</text:p>
          </table:table-cell>
          <table:table-cell table:formula="of:=[.G209]+[.G$400]/400" office:value-type="float" office:value="0">
            <text:p>0.000000</text:p>
          </table:table-cell>
          <table:table-cell table:formula="of:=[.H209]+[.H$400]/400" office:value-type="float" office:value="0">
            <text:p>0.000000</text:p>
          </table:table-cell>
          <table:table-cell table:formula="of:=[.I209]+[.I$400]/400" office:value-type="float" office:value="-0.198681147499999">
            <text:p>-0.198681</text:p>
          </table:table-cell>
          <table:table-cell table:formula="of:=[.J209]+[.J$400]/400" office:value-type="float" office:value="0.397362294999999">
            <text:p>0.397362</text:p>
          </table:table-cell>
          <table:table-cell table:formula="of:=[.K209]+[.K$400]/400" office:value-type="float" office:value="-0.198681147499999">
            <text:p>-0.198681</text:p>
          </table:table-cell>
          <table:table-cell table:formula="of:=[.L209]+[.L$400]/400" office:value-type="float" office:value="0">
            <text:p>0.000000</text:p>
          </table:table-cell>
          <table:table-cell table:formula="of:=[.M209]+[.M$400]/400" office:value-type="float" office:value="0.0911934924999997">
            <text:p>0.091193</text:p>
          </table:table-cell>
          <table:table-cell table:formula="of:=[.N209]+[.N$400]/400" office:value-type="float" office:value="-0.0911934924999997">
            <text:p>-0.091193</text:p>
          </table:table-cell>
          <table:table-cell table:formula="of:=[.O209]+[.O$400]/400" office:value-type="float" office:value="0">
            <text:p>0.000000</text:p>
          </table:table-cell>
          <table:table-cell table:formula="of:=[.P209]+[.P$400]/400" office:value-type="float" office:value="-0.2735804775">
            <text:p>-0.273580</text:p>
          </table:table-cell>
          <table:table-cell table:formula="of:=[.Q209]+[.Q$400]/400" office:value-type="float" office:value="0">
            <text:p>0.000000</text:p>
          </table:table-cell>
          <table:table-cell table:formula="of:=[.R209]+[.R$400]/400" office:value-type="float" office:value="0">
            <text:p>0.000000</text:p>
          </table:table-cell>
          <table:table-cell table:formula="of:=[.S209]+[.S$400]/400" office:value-type="float" office:value="0">
            <text:p>0.000000</text:p>
          </table:table-cell>
          <table:table-cell table:formula="of:=[.T209]+[.T$400]/400" office:value-type="float" office:value="0.0911934924999997">
            <text:p>0.091193</text:p>
          </table:table-cell>
          <table:table-cell table:formula="of:=[.U209]+[.U$400]/400" office:value-type="float" office:value="0.0911934924999997">
            <text:p>0.091193</text:p>
          </table:table-cell>
          <table:table-cell table:formula="of:=[.V209]+[.V$400]/400" office:value-type="float" office:value="0">
            <text:p>0.000000</text:p>
          </table:table-cell>
          <table:table-cell table:formula="of:=[.W209]+[.W$400]/400" office:value-type="float" office:value="-0.2735804775">
            <text:p>-0.273580</text:p>
          </table:table-cell>
          <table:table-cell table:formula="of:=[.X209]+[.X$400]/400" office:value-type="float" office:value="0">
            <text:p>0.000000</text:p>
          </table:table-cell>
          <table:table-cell table:formula="of:=[.Y209]+[.Y$400]/400" office:value-type="float" office:value="0">
            <text:p>0.000000</text:p>
          </table:table-cell>
          <table:table-cell table:formula="of:=[.Z209]+[.Z$400]/400" office:value-type="float" office:value="0">
            <text:p>0.000000</text:p>
          </table:table-cell>
          <table:table-cell table:formula="of:=[.AA209]+[.AA$400]/400" office:value-type="float" office:value="0">
            <text:p>0.000000</text:p>
          </table:table-cell>
          <table:table-cell table:formula="of:=[.AB209]+[.AB$400]/400" office:value-type="float" office:value="0">
            <text:p>0.000000</text:p>
          </table:table-cell>
          <table:table-cell table:formula="of:=[.AC209]+[.AC$400]/400" office:value-type="float" office:value="0">
            <text:p>0.000000</text:p>
          </table:table-cell>
          <table:table-cell table:formula="of:=[.AD209]+[.AD$400]/400" office:value-type="float" office:value="0">
            <text:p>0.000000</text:p>
          </table:table-cell>
        </table:table-row>
        <table:table-row table:style-name="ro1">
          <table:table-cell table:formula="of:=[.A210]+[.A$400]/400" office:value-type="float" office:value="0">
            <text:p>0.000000</text:p>
          </table:table-cell>
          <table:table-cell table:formula="of:=[.B210]+[.B$400]/400" office:value-type="float" office:value="0">
            <text:p>0.000000</text:p>
          </table:table-cell>
          <table:table-cell table:formula="of:=[.C210]+[.C$400]/400" office:value-type="float" office:value="-0.199631774999999">
            <text:p>-0.199632</text:p>
          </table:table-cell>
          <table:table-cell table:formula="of:=[.D210]+[.D$400]/400" office:value-type="float" office:value="0.399263549999999">
            <text:p>0.399264</text:p>
          </table:table-cell>
          <table:table-cell table:formula="of:=[.E210]+[.E$400]/400" office:value-type="float" office:value="-0.199631774999999">
            <text:p>-0.199632</text:p>
          </table:table-cell>
          <table:table-cell table:formula="of:=[.F210]+[.F$400]/400" office:value-type="float" office:value="0">
            <text:p>0.000000</text:p>
          </table:table-cell>
          <table:table-cell table:formula="of:=[.G210]+[.G$400]/400" office:value-type="float" office:value="0">
            <text:p>0.000000</text:p>
          </table:table-cell>
          <table:table-cell table:formula="of:=[.H210]+[.H$400]/400" office:value-type="float" office:value="0">
            <text:p>0.000000</text:p>
          </table:table-cell>
          <table:table-cell table:formula="of:=[.I210]+[.I$400]/400" office:value-type="float" office:value="-0.199631774999999">
            <text:p>-0.199632</text:p>
          </table:table-cell>
          <table:table-cell table:formula="of:=[.J210]+[.J$400]/400" office:value-type="float" office:value="0.399263549999999">
            <text:p>0.399264</text:p>
          </table:table-cell>
          <table:table-cell table:formula="of:=[.K210]+[.K$400]/400" office:value-type="float" office:value="-0.199631774999999">
            <text:p>-0.199632</text:p>
          </table:table-cell>
          <table:table-cell table:formula="of:=[.L210]+[.L$400]/400" office:value-type="float" office:value="0">
            <text:p>0.000000</text:p>
          </table:table-cell>
          <table:table-cell table:formula="of:=[.M210]+[.M$400]/400" office:value-type="float" office:value="0.0916298249999997">
            <text:p>0.091630</text:p>
          </table:table-cell>
          <table:table-cell table:formula="of:=[.N210]+[.N$400]/400" office:value-type="float" office:value="-0.0916298249999997">
            <text:p>-0.091630</text:p>
          </table:table-cell>
          <table:table-cell table:formula="of:=[.O210]+[.O$400]/400" office:value-type="float" office:value="0">
            <text:p>0.000000</text:p>
          </table:table-cell>
          <table:table-cell table:formula="of:=[.P210]+[.P$400]/400" office:value-type="float" office:value="-0.274889475">
            <text:p>-0.274889</text:p>
          </table:table-cell>
          <table:table-cell table:formula="of:=[.Q210]+[.Q$400]/400" office:value-type="float" office:value="0">
            <text:p>0.000000</text:p>
          </table:table-cell>
          <table:table-cell table:formula="of:=[.R210]+[.R$400]/400" office:value-type="float" office:value="0">
            <text:p>0.000000</text:p>
          </table:table-cell>
          <table:table-cell table:formula="of:=[.S210]+[.S$400]/400" office:value-type="float" office:value="0">
            <text:p>0.000000</text:p>
          </table:table-cell>
          <table:table-cell table:formula="of:=[.T210]+[.T$400]/400" office:value-type="float" office:value="0.0916298249999997">
            <text:p>0.091630</text:p>
          </table:table-cell>
          <table:table-cell table:formula="of:=[.U210]+[.U$400]/400" office:value-type="float" office:value="0.0916298249999997">
            <text:p>0.091630</text:p>
          </table:table-cell>
          <table:table-cell table:formula="of:=[.V210]+[.V$400]/400" office:value-type="float" office:value="0">
            <text:p>0.000000</text:p>
          </table:table-cell>
          <table:table-cell table:formula="of:=[.W210]+[.W$400]/400" office:value-type="float" office:value="-0.274889475">
            <text:p>-0.274889</text:p>
          </table:table-cell>
          <table:table-cell table:formula="of:=[.X210]+[.X$400]/400" office:value-type="float" office:value="0">
            <text:p>0.000000</text:p>
          </table:table-cell>
          <table:table-cell table:formula="of:=[.Y210]+[.Y$400]/400" office:value-type="float" office:value="0">
            <text:p>0.000000</text:p>
          </table:table-cell>
          <table:table-cell table:formula="of:=[.Z210]+[.Z$400]/400" office:value-type="float" office:value="0">
            <text:p>0.000000</text:p>
          </table:table-cell>
          <table:table-cell table:formula="of:=[.AA210]+[.AA$400]/400" office:value-type="float" office:value="0">
            <text:p>0.000000</text:p>
          </table:table-cell>
          <table:table-cell table:formula="of:=[.AB210]+[.AB$400]/400" office:value-type="float" office:value="0">
            <text:p>0.000000</text:p>
          </table:table-cell>
          <table:table-cell table:formula="of:=[.AC210]+[.AC$400]/400" office:value-type="float" office:value="0">
            <text:p>0.000000</text:p>
          </table:table-cell>
          <table:table-cell table:formula="of:=[.AD210]+[.AD$400]/400" office:value-type="float" office:value="0">
            <text:p>0.000000</text:p>
          </table:table-cell>
        </table:table-row>
        <table:table-row table:style-name="ro1">
          <table:table-cell table:formula="of:=[.A211]+[.A$400]/400" office:value-type="float" office:value="0">
            <text:p>0.000000</text:p>
          </table:table-cell>
          <table:table-cell table:formula="of:=[.B211]+[.B$400]/400" office:value-type="float" office:value="0">
            <text:p>0.000000</text:p>
          </table:table-cell>
          <table:table-cell table:formula="of:=[.C211]+[.C$400]/400" office:value-type="float" office:value="-0.200582402499999">
            <text:p>-0.200582</text:p>
          </table:table-cell>
          <table:table-cell table:formula="of:=[.D211]+[.D$400]/400" office:value-type="float" office:value="0.401164804999999">
            <text:p>0.401165</text:p>
          </table:table-cell>
          <table:table-cell table:formula="of:=[.E211]+[.E$400]/400" office:value-type="float" office:value="-0.200582402499999">
            <text:p>-0.200582</text:p>
          </table:table-cell>
          <table:table-cell table:formula="of:=[.F211]+[.F$400]/400" office:value-type="float" office:value="0">
            <text:p>0.000000</text:p>
          </table:table-cell>
          <table:table-cell table:formula="of:=[.G211]+[.G$400]/400" office:value-type="float" office:value="0">
            <text:p>0.000000</text:p>
          </table:table-cell>
          <table:table-cell table:formula="of:=[.H211]+[.H$400]/400" office:value-type="float" office:value="0">
            <text:p>0.000000</text:p>
          </table:table-cell>
          <table:table-cell table:formula="of:=[.I211]+[.I$400]/400" office:value-type="float" office:value="-0.200582402499999">
            <text:p>-0.200582</text:p>
          </table:table-cell>
          <table:table-cell table:formula="of:=[.J211]+[.J$400]/400" office:value-type="float" office:value="0.401164804999999">
            <text:p>0.401165</text:p>
          </table:table-cell>
          <table:table-cell table:formula="of:=[.K211]+[.K$400]/400" office:value-type="float" office:value="-0.200582402499999">
            <text:p>-0.200582</text:p>
          </table:table-cell>
          <table:table-cell table:formula="of:=[.L211]+[.L$400]/400" office:value-type="float" office:value="0">
            <text:p>0.000000</text:p>
          </table:table-cell>
          <table:table-cell table:formula="of:=[.M211]+[.M$400]/400" office:value-type="float" office:value="0.0920661574999997">
            <text:p>0.092066</text:p>
          </table:table-cell>
          <table:table-cell table:formula="of:=[.N211]+[.N$400]/400" office:value-type="float" office:value="-0.0920661574999997">
            <text:p>-0.092066</text:p>
          </table:table-cell>
          <table:table-cell table:formula="of:=[.O211]+[.O$400]/400" office:value-type="float" office:value="0">
            <text:p>0.000000</text:p>
          </table:table-cell>
          <table:table-cell table:formula="of:=[.P211]+[.P$400]/400" office:value-type="float" office:value="-0.2761984725">
            <text:p>-0.276198</text:p>
          </table:table-cell>
          <table:table-cell table:formula="of:=[.Q211]+[.Q$400]/400" office:value-type="float" office:value="0">
            <text:p>0.000000</text:p>
          </table:table-cell>
          <table:table-cell table:formula="of:=[.R211]+[.R$400]/400" office:value-type="float" office:value="0">
            <text:p>0.000000</text:p>
          </table:table-cell>
          <table:table-cell table:formula="of:=[.S211]+[.S$400]/400" office:value-type="float" office:value="0">
            <text:p>0.000000</text:p>
          </table:table-cell>
          <table:table-cell table:formula="of:=[.T211]+[.T$400]/400" office:value-type="float" office:value="0.0920661574999997">
            <text:p>0.092066</text:p>
          </table:table-cell>
          <table:table-cell table:formula="of:=[.U211]+[.U$400]/400" office:value-type="float" office:value="0.0920661574999997">
            <text:p>0.092066</text:p>
          </table:table-cell>
          <table:table-cell table:formula="of:=[.V211]+[.V$400]/400" office:value-type="float" office:value="0">
            <text:p>0.000000</text:p>
          </table:table-cell>
          <table:table-cell table:formula="of:=[.W211]+[.W$400]/400" office:value-type="float" office:value="-0.2761984725">
            <text:p>-0.276198</text:p>
          </table:table-cell>
          <table:table-cell table:formula="of:=[.X211]+[.X$400]/400" office:value-type="float" office:value="0">
            <text:p>0.000000</text:p>
          </table:table-cell>
          <table:table-cell table:formula="of:=[.Y211]+[.Y$400]/400" office:value-type="float" office:value="0">
            <text:p>0.000000</text:p>
          </table:table-cell>
          <table:table-cell table:formula="of:=[.Z211]+[.Z$400]/400" office:value-type="float" office:value="0">
            <text:p>0.000000</text:p>
          </table:table-cell>
          <table:table-cell table:formula="of:=[.AA211]+[.AA$400]/400" office:value-type="float" office:value="0">
            <text:p>0.000000</text:p>
          </table:table-cell>
          <table:table-cell table:formula="of:=[.AB211]+[.AB$400]/400" office:value-type="float" office:value="0">
            <text:p>0.000000</text:p>
          </table:table-cell>
          <table:table-cell table:formula="of:=[.AC211]+[.AC$400]/400" office:value-type="float" office:value="0">
            <text:p>0.000000</text:p>
          </table:table-cell>
          <table:table-cell table:formula="of:=[.AD211]+[.AD$400]/400" office:value-type="float" office:value="0">
            <text:p>0.000000</text:p>
          </table:table-cell>
        </table:table-row>
        <table:table-row table:style-name="ro1">
          <table:table-cell table:formula="of:=[.A212]+[.A$400]/400" office:value-type="float" office:value="0">
            <text:p>0.000000</text:p>
          </table:table-cell>
          <table:table-cell table:formula="of:=[.B212]+[.B$400]/400" office:value-type="float" office:value="0">
            <text:p>0.000000</text:p>
          </table:table-cell>
          <table:table-cell table:formula="of:=[.C212]+[.C$400]/400" office:value-type="float" office:value="-0.201533029999999">
            <text:p>-0.201533</text:p>
          </table:table-cell>
          <table:table-cell table:formula="of:=[.D212]+[.D$400]/400" office:value-type="float" office:value="0.403066059999999">
            <text:p>0.403066</text:p>
          </table:table-cell>
          <table:table-cell table:formula="of:=[.E212]+[.E$400]/400" office:value-type="float" office:value="-0.201533029999999">
            <text:p>-0.201533</text:p>
          </table:table-cell>
          <table:table-cell table:formula="of:=[.F212]+[.F$400]/400" office:value-type="float" office:value="0">
            <text:p>0.000000</text:p>
          </table:table-cell>
          <table:table-cell table:formula="of:=[.G212]+[.G$400]/400" office:value-type="float" office:value="0">
            <text:p>0.000000</text:p>
          </table:table-cell>
          <table:table-cell table:formula="of:=[.H212]+[.H$400]/400" office:value-type="float" office:value="0">
            <text:p>0.000000</text:p>
          </table:table-cell>
          <table:table-cell table:formula="of:=[.I212]+[.I$400]/400" office:value-type="float" office:value="-0.201533029999999">
            <text:p>-0.201533</text:p>
          </table:table-cell>
          <table:table-cell table:formula="of:=[.J212]+[.J$400]/400" office:value-type="float" office:value="0.403066059999999">
            <text:p>0.403066</text:p>
          </table:table-cell>
          <table:table-cell table:formula="of:=[.K212]+[.K$400]/400" office:value-type="float" office:value="-0.201533029999999">
            <text:p>-0.201533</text:p>
          </table:table-cell>
          <table:table-cell table:formula="of:=[.L212]+[.L$400]/400" office:value-type="float" office:value="0">
            <text:p>0.000000</text:p>
          </table:table-cell>
          <table:table-cell table:formula="of:=[.M212]+[.M$400]/400" office:value-type="float" office:value="0.0925024899999997">
            <text:p>0.092502</text:p>
          </table:table-cell>
          <table:table-cell table:formula="of:=[.N212]+[.N$400]/400" office:value-type="float" office:value="-0.0925024899999997">
            <text:p>-0.092502</text:p>
          </table:table-cell>
          <table:table-cell table:formula="of:=[.O212]+[.O$400]/400" office:value-type="float" office:value="0">
            <text:p>0.000000</text:p>
          </table:table-cell>
          <table:table-cell table:formula="of:=[.P212]+[.P$400]/400" office:value-type="float" office:value="-0.27750747">
            <text:p>-0.277507</text:p>
          </table:table-cell>
          <table:table-cell table:formula="of:=[.Q212]+[.Q$400]/400" office:value-type="float" office:value="0">
            <text:p>0.000000</text:p>
          </table:table-cell>
          <table:table-cell table:formula="of:=[.R212]+[.R$400]/400" office:value-type="float" office:value="0">
            <text:p>0.000000</text:p>
          </table:table-cell>
          <table:table-cell table:formula="of:=[.S212]+[.S$400]/400" office:value-type="float" office:value="0">
            <text:p>0.000000</text:p>
          </table:table-cell>
          <table:table-cell table:formula="of:=[.T212]+[.T$400]/400" office:value-type="float" office:value="0.0925024899999997">
            <text:p>0.092502</text:p>
          </table:table-cell>
          <table:table-cell table:formula="of:=[.U212]+[.U$400]/400" office:value-type="float" office:value="0.0925024899999997">
            <text:p>0.092502</text:p>
          </table:table-cell>
          <table:table-cell table:formula="of:=[.V212]+[.V$400]/400" office:value-type="float" office:value="0">
            <text:p>0.000000</text:p>
          </table:table-cell>
          <table:table-cell table:formula="of:=[.W212]+[.W$400]/400" office:value-type="float" office:value="-0.27750747">
            <text:p>-0.277507</text:p>
          </table:table-cell>
          <table:table-cell table:formula="of:=[.X212]+[.X$400]/400" office:value-type="float" office:value="0">
            <text:p>0.000000</text:p>
          </table:table-cell>
          <table:table-cell table:formula="of:=[.Y212]+[.Y$400]/400" office:value-type="float" office:value="0">
            <text:p>0.000000</text:p>
          </table:table-cell>
          <table:table-cell table:formula="of:=[.Z212]+[.Z$400]/400" office:value-type="float" office:value="0">
            <text:p>0.000000</text:p>
          </table:table-cell>
          <table:table-cell table:formula="of:=[.AA212]+[.AA$400]/400" office:value-type="float" office:value="0">
            <text:p>0.000000</text:p>
          </table:table-cell>
          <table:table-cell table:formula="of:=[.AB212]+[.AB$400]/400" office:value-type="float" office:value="0">
            <text:p>0.000000</text:p>
          </table:table-cell>
          <table:table-cell table:formula="of:=[.AC212]+[.AC$400]/400" office:value-type="float" office:value="0">
            <text:p>0.000000</text:p>
          </table:table-cell>
          <table:table-cell table:formula="of:=[.AD212]+[.AD$400]/400" office:value-type="float" office:value="0">
            <text:p>0.000000</text:p>
          </table:table-cell>
        </table:table-row>
        <table:table-row table:style-name="ro1">
          <table:table-cell table:formula="of:=[.A213]+[.A$400]/400" office:value-type="float" office:value="0">
            <text:p>0.000000</text:p>
          </table:table-cell>
          <table:table-cell table:formula="of:=[.B213]+[.B$400]/400" office:value-type="float" office:value="0">
            <text:p>0.000000</text:p>
          </table:table-cell>
          <table:table-cell table:formula="of:=[.C213]+[.C$400]/400" office:value-type="float" office:value="-0.202483657499999">
            <text:p>-0.202484</text:p>
          </table:table-cell>
          <table:table-cell table:formula="of:=[.D213]+[.D$400]/400" office:value-type="float" office:value="0.404967314999999">
            <text:p>0.404967</text:p>
          </table:table-cell>
          <table:table-cell table:formula="of:=[.E213]+[.E$400]/400" office:value-type="float" office:value="-0.202483657499999">
            <text:p>-0.202484</text:p>
          </table:table-cell>
          <table:table-cell table:formula="of:=[.F213]+[.F$400]/400" office:value-type="float" office:value="0">
            <text:p>0.000000</text:p>
          </table:table-cell>
          <table:table-cell table:formula="of:=[.G213]+[.G$400]/400" office:value-type="float" office:value="0">
            <text:p>0.000000</text:p>
          </table:table-cell>
          <table:table-cell table:formula="of:=[.H213]+[.H$400]/400" office:value-type="float" office:value="0">
            <text:p>0.000000</text:p>
          </table:table-cell>
          <table:table-cell table:formula="of:=[.I213]+[.I$400]/400" office:value-type="float" office:value="-0.202483657499999">
            <text:p>-0.202484</text:p>
          </table:table-cell>
          <table:table-cell table:formula="of:=[.J213]+[.J$400]/400" office:value-type="float" office:value="0.404967314999999">
            <text:p>0.404967</text:p>
          </table:table-cell>
          <table:table-cell table:formula="of:=[.K213]+[.K$400]/400" office:value-type="float" office:value="-0.202483657499999">
            <text:p>-0.202484</text:p>
          </table:table-cell>
          <table:table-cell table:formula="of:=[.L213]+[.L$400]/400" office:value-type="float" office:value="0">
            <text:p>0.000000</text:p>
          </table:table-cell>
          <table:table-cell table:formula="of:=[.M213]+[.M$400]/400" office:value-type="float" office:value="0.0929388224999997">
            <text:p>0.092939</text:p>
          </table:table-cell>
          <table:table-cell table:formula="of:=[.N213]+[.N$400]/400" office:value-type="float" office:value="-0.0929388224999997">
            <text:p>-0.092939</text:p>
          </table:table-cell>
          <table:table-cell table:formula="of:=[.O213]+[.O$400]/400" office:value-type="float" office:value="0">
            <text:p>0.000000</text:p>
          </table:table-cell>
          <table:table-cell table:formula="of:=[.P213]+[.P$400]/400" office:value-type="float" office:value="-0.2788164675">
            <text:p>-0.278816</text:p>
          </table:table-cell>
          <table:table-cell table:formula="of:=[.Q213]+[.Q$400]/400" office:value-type="float" office:value="0">
            <text:p>0.000000</text:p>
          </table:table-cell>
          <table:table-cell table:formula="of:=[.R213]+[.R$400]/400" office:value-type="float" office:value="0">
            <text:p>0.000000</text:p>
          </table:table-cell>
          <table:table-cell table:formula="of:=[.S213]+[.S$400]/400" office:value-type="float" office:value="0">
            <text:p>0.000000</text:p>
          </table:table-cell>
          <table:table-cell table:formula="of:=[.T213]+[.T$400]/400" office:value-type="float" office:value="0.0929388224999997">
            <text:p>0.092939</text:p>
          </table:table-cell>
          <table:table-cell table:formula="of:=[.U213]+[.U$400]/400" office:value-type="float" office:value="0.0929388224999997">
            <text:p>0.092939</text:p>
          </table:table-cell>
          <table:table-cell table:formula="of:=[.V213]+[.V$400]/400" office:value-type="float" office:value="0">
            <text:p>0.000000</text:p>
          </table:table-cell>
          <table:table-cell table:formula="of:=[.W213]+[.W$400]/400" office:value-type="float" office:value="-0.2788164675">
            <text:p>-0.278816</text:p>
          </table:table-cell>
          <table:table-cell table:formula="of:=[.X213]+[.X$400]/400" office:value-type="float" office:value="0">
            <text:p>0.000000</text:p>
          </table:table-cell>
          <table:table-cell table:formula="of:=[.Y213]+[.Y$400]/400" office:value-type="float" office:value="0">
            <text:p>0.000000</text:p>
          </table:table-cell>
          <table:table-cell table:formula="of:=[.Z213]+[.Z$400]/400" office:value-type="float" office:value="0">
            <text:p>0.000000</text:p>
          </table:table-cell>
          <table:table-cell table:formula="of:=[.AA213]+[.AA$400]/400" office:value-type="float" office:value="0">
            <text:p>0.000000</text:p>
          </table:table-cell>
          <table:table-cell table:formula="of:=[.AB213]+[.AB$400]/400" office:value-type="float" office:value="0">
            <text:p>0.000000</text:p>
          </table:table-cell>
          <table:table-cell table:formula="of:=[.AC213]+[.AC$400]/400" office:value-type="float" office:value="0">
            <text:p>0.000000</text:p>
          </table:table-cell>
          <table:table-cell table:formula="of:=[.AD213]+[.AD$400]/400" office:value-type="float" office:value="0">
            <text:p>0.000000</text:p>
          </table:table-cell>
        </table:table-row>
        <table:table-row table:style-name="ro1">
          <table:table-cell table:formula="of:=[.A214]+[.A$400]/400" office:value-type="float" office:value="0">
            <text:p>0.000000</text:p>
          </table:table-cell>
          <table:table-cell table:formula="of:=[.B214]+[.B$400]/400" office:value-type="float" office:value="0">
            <text:p>0.000000</text:p>
          </table:table-cell>
          <table:table-cell table:formula="of:=[.C214]+[.C$400]/400" office:value-type="float" office:value="-0.203434284999999">
            <text:p>-0.203434</text:p>
          </table:table-cell>
          <table:table-cell table:formula="of:=[.D214]+[.D$400]/400" office:value-type="float" office:value="0.406868569999999">
            <text:p>0.406869</text:p>
          </table:table-cell>
          <table:table-cell table:formula="of:=[.E214]+[.E$400]/400" office:value-type="float" office:value="-0.203434284999999">
            <text:p>-0.203434</text:p>
          </table:table-cell>
          <table:table-cell table:formula="of:=[.F214]+[.F$400]/400" office:value-type="float" office:value="0">
            <text:p>0.000000</text:p>
          </table:table-cell>
          <table:table-cell table:formula="of:=[.G214]+[.G$400]/400" office:value-type="float" office:value="0">
            <text:p>0.000000</text:p>
          </table:table-cell>
          <table:table-cell table:formula="of:=[.H214]+[.H$400]/400" office:value-type="float" office:value="0">
            <text:p>0.000000</text:p>
          </table:table-cell>
          <table:table-cell table:formula="of:=[.I214]+[.I$400]/400" office:value-type="float" office:value="-0.203434284999999">
            <text:p>-0.203434</text:p>
          </table:table-cell>
          <table:table-cell table:formula="of:=[.J214]+[.J$400]/400" office:value-type="float" office:value="0.406868569999999">
            <text:p>0.406869</text:p>
          </table:table-cell>
          <table:table-cell table:formula="of:=[.K214]+[.K$400]/400" office:value-type="float" office:value="-0.203434284999999">
            <text:p>-0.203434</text:p>
          </table:table-cell>
          <table:table-cell table:formula="of:=[.L214]+[.L$400]/400" office:value-type="float" office:value="0">
            <text:p>0.000000</text:p>
          </table:table-cell>
          <table:table-cell table:formula="of:=[.M214]+[.M$400]/400" office:value-type="float" office:value="0.0933751549999997">
            <text:p>0.093375</text:p>
          </table:table-cell>
          <table:table-cell table:formula="of:=[.N214]+[.N$400]/400" office:value-type="float" office:value="-0.0933751549999997">
            <text:p>-0.093375</text:p>
          </table:table-cell>
          <table:table-cell table:formula="of:=[.O214]+[.O$400]/400" office:value-type="float" office:value="0">
            <text:p>0.000000</text:p>
          </table:table-cell>
          <table:table-cell table:formula="of:=[.P214]+[.P$400]/400" office:value-type="float" office:value="-0.280125465">
            <text:p>-0.280125</text:p>
          </table:table-cell>
          <table:table-cell table:formula="of:=[.Q214]+[.Q$400]/400" office:value-type="float" office:value="0">
            <text:p>0.000000</text:p>
          </table:table-cell>
          <table:table-cell table:formula="of:=[.R214]+[.R$400]/400" office:value-type="float" office:value="0">
            <text:p>0.000000</text:p>
          </table:table-cell>
          <table:table-cell table:formula="of:=[.S214]+[.S$400]/400" office:value-type="float" office:value="0">
            <text:p>0.000000</text:p>
          </table:table-cell>
          <table:table-cell table:formula="of:=[.T214]+[.T$400]/400" office:value-type="float" office:value="0.0933751549999997">
            <text:p>0.093375</text:p>
          </table:table-cell>
          <table:table-cell table:formula="of:=[.U214]+[.U$400]/400" office:value-type="float" office:value="0.0933751549999997">
            <text:p>0.093375</text:p>
          </table:table-cell>
          <table:table-cell table:formula="of:=[.V214]+[.V$400]/400" office:value-type="float" office:value="0">
            <text:p>0.000000</text:p>
          </table:table-cell>
          <table:table-cell table:formula="of:=[.W214]+[.W$400]/400" office:value-type="float" office:value="-0.280125465">
            <text:p>-0.280125</text:p>
          </table:table-cell>
          <table:table-cell table:formula="of:=[.X214]+[.X$400]/400" office:value-type="float" office:value="0">
            <text:p>0.000000</text:p>
          </table:table-cell>
          <table:table-cell table:formula="of:=[.Y214]+[.Y$400]/400" office:value-type="float" office:value="0">
            <text:p>0.000000</text:p>
          </table:table-cell>
          <table:table-cell table:formula="of:=[.Z214]+[.Z$400]/400" office:value-type="float" office:value="0">
            <text:p>0.000000</text:p>
          </table:table-cell>
          <table:table-cell table:formula="of:=[.AA214]+[.AA$400]/400" office:value-type="float" office:value="0">
            <text:p>0.000000</text:p>
          </table:table-cell>
          <table:table-cell table:formula="of:=[.AB214]+[.AB$400]/400" office:value-type="float" office:value="0">
            <text:p>0.000000</text:p>
          </table:table-cell>
          <table:table-cell table:formula="of:=[.AC214]+[.AC$400]/400" office:value-type="float" office:value="0">
            <text:p>0.000000</text:p>
          </table:table-cell>
          <table:table-cell table:formula="of:=[.AD214]+[.AD$400]/400" office:value-type="float" office:value="0">
            <text:p>0.000000</text:p>
          </table:table-cell>
        </table:table-row>
        <table:table-row table:style-name="ro1">
          <table:table-cell table:formula="of:=[.A215]+[.A$400]/400" office:value-type="float" office:value="0">
            <text:p>0.000000</text:p>
          </table:table-cell>
          <table:table-cell table:formula="of:=[.B215]+[.B$400]/400" office:value-type="float" office:value="0">
            <text:p>0.000000</text:p>
          </table:table-cell>
          <table:table-cell table:formula="of:=[.C215]+[.C$400]/400" office:value-type="float" office:value="-0.204384912499999">
            <text:p>-0.204385</text:p>
          </table:table-cell>
          <table:table-cell table:formula="of:=[.D215]+[.D$400]/400" office:value-type="float" office:value="0.408769824999999">
            <text:p>0.408770</text:p>
          </table:table-cell>
          <table:table-cell table:formula="of:=[.E215]+[.E$400]/400" office:value-type="float" office:value="-0.204384912499999">
            <text:p>-0.204385</text:p>
          </table:table-cell>
          <table:table-cell table:formula="of:=[.F215]+[.F$400]/400" office:value-type="float" office:value="0">
            <text:p>0.000000</text:p>
          </table:table-cell>
          <table:table-cell table:formula="of:=[.G215]+[.G$400]/400" office:value-type="float" office:value="0">
            <text:p>0.000000</text:p>
          </table:table-cell>
          <table:table-cell table:formula="of:=[.H215]+[.H$400]/400" office:value-type="float" office:value="0">
            <text:p>0.000000</text:p>
          </table:table-cell>
          <table:table-cell table:formula="of:=[.I215]+[.I$400]/400" office:value-type="float" office:value="-0.204384912499999">
            <text:p>-0.204385</text:p>
          </table:table-cell>
          <table:table-cell table:formula="of:=[.J215]+[.J$400]/400" office:value-type="float" office:value="0.408769824999999">
            <text:p>0.408770</text:p>
          </table:table-cell>
          <table:table-cell table:formula="of:=[.K215]+[.K$400]/400" office:value-type="float" office:value="-0.204384912499999">
            <text:p>-0.204385</text:p>
          </table:table-cell>
          <table:table-cell table:formula="of:=[.L215]+[.L$400]/400" office:value-type="float" office:value="0">
            <text:p>0.000000</text:p>
          </table:table-cell>
          <table:table-cell table:formula="of:=[.M215]+[.M$400]/400" office:value-type="float" office:value="0.0938114874999997">
            <text:p>0.093811</text:p>
          </table:table-cell>
          <table:table-cell table:formula="of:=[.N215]+[.N$400]/400" office:value-type="float" office:value="-0.0938114874999997">
            <text:p>-0.093811</text:p>
          </table:table-cell>
          <table:table-cell table:formula="of:=[.O215]+[.O$400]/400" office:value-type="float" office:value="0">
            <text:p>0.000000</text:p>
          </table:table-cell>
          <table:table-cell table:formula="of:=[.P215]+[.P$400]/400" office:value-type="float" office:value="-0.2814344625">
            <text:p>-0.281434</text:p>
          </table:table-cell>
          <table:table-cell table:formula="of:=[.Q215]+[.Q$400]/400" office:value-type="float" office:value="0">
            <text:p>0.000000</text:p>
          </table:table-cell>
          <table:table-cell table:formula="of:=[.R215]+[.R$400]/400" office:value-type="float" office:value="0">
            <text:p>0.000000</text:p>
          </table:table-cell>
          <table:table-cell table:formula="of:=[.S215]+[.S$400]/400" office:value-type="float" office:value="0">
            <text:p>0.000000</text:p>
          </table:table-cell>
          <table:table-cell table:formula="of:=[.T215]+[.T$400]/400" office:value-type="float" office:value="0.0938114874999997">
            <text:p>0.093811</text:p>
          </table:table-cell>
          <table:table-cell table:formula="of:=[.U215]+[.U$400]/400" office:value-type="float" office:value="0.0938114874999997">
            <text:p>0.093811</text:p>
          </table:table-cell>
          <table:table-cell table:formula="of:=[.V215]+[.V$400]/400" office:value-type="float" office:value="0">
            <text:p>0.000000</text:p>
          </table:table-cell>
          <table:table-cell table:formula="of:=[.W215]+[.W$400]/400" office:value-type="float" office:value="-0.2814344625">
            <text:p>-0.281434</text:p>
          </table:table-cell>
          <table:table-cell table:formula="of:=[.X215]+[.X$400]/400" office:value-type="float" office:value="0">
            <text:p>0.000000</text:p>
          </table:table-cell>
          <table:table-cell table:formula="of:=[.Y215]+[.Y$400]/400" office:value-type="float" office:value="0">
            <text:p>0.000000</text:p>
          </table:table-cell>
          <table:table-cell table:formula="of:=[.Z215]+[.Z$400]/400" office:value-type="float" office:value="0">
            <text:p>0.000000</text:p>
          </table:table-cell>
          <table:table-cell table:formula="of:=[.AA215]+[.AA$400]/400" office:value-type="float" office:value="0">
            <text:p>0.000000</text:p>
          </table:table-cell>
          <table:table-cell table:formula="of:=[.AB215]+[.AB$400]/400" office:value-type="float" office:value="0">
            <text:p>0.000000</text:p>
          </table:table-cell>
          <table:table-cell table:formula="of:=[.AC215]+[.AC$400]/400" office:value-type="float" office:value="0">
            <text:p>0.000000</text:p>
          </table:table-cell>
          <table:table-cell table:formula="of:=[.AD215]+[.AD$400]/400" office:value-type="float" office:value="0">
            <text:p>0.000000</text:p>
          </table:table-cell>
        </table:table-row>
        <table:table-row table:style-name="ro1">
          <table:table-cell table:formula="of:=[.A216]+[.A$400]/400" office:value-type="float" office:value="0">
            <text:p>0.000000</text:p>
          </table:table-cell>
          <table:table-cell table:formula="of:=[.B216]+[.B$400]/400" office:value-type="float" office:value="0">
            <text:p>0.000000</text:p>
          </table:table-cell>
          <table:table-cell table:formula="of:=[.C216]+[.C$400]/400" office:value-type="float" office:value="-0.205335539999999">
            <text:p>-0.205336</text:p>
          </table:table-cell>
          <table:table-cell table:formula="of:=[.D216]+[.D$400]/400" office:value-type="float" office:value="0.410671079999999">
            <text:p>0.410671</text:p>
          </table:table-cell>
          <table:table-cell table:formula="of:=[.E216]+[.E$400]/400" office:value-type="float" office:value="-0.205335539999999">
            <text:p>-0.205336</text:p>
          </table:table-cell>
          <table:table-cell table:formula="of:=[.F216]+[.F$400]/400" office:value-type="float" office:value="0">
            <text:p>0.000000</text:p>
          </table:table-cell>
          <table:table-cell table:formula="of:=[.G216]+[.G$400]/400" office:value-type="float" office:value="0">
            <text:p>0.000000</text:p>
          </table:table-cell>
          <table:table-cell table:formula="of:=[.H216]+[.H$400]/400" office:value-type="float" office:value="0">
            <text:p>0.000000</text:p>
          </table:table-cell>
          <table:table-cell table:formula="of:=[.I216]+[.I$400]/400" office:value-type="float" office:value="-0.205335539999999">
            <text:p>-0.205336</text:p>
          </table:table-cell>
          <table:table-cell table:formula="of:=[.J216]+[.J$400]/400" office:value-type="float" office:value="0.410671079999999">
            <text:p>0.410671</text:p>
          </table:table-cell>
          <table:table-cell table:formula="of:=[.K216]+[.K$400]/400" office:value-type="float" office:value="-0.205335539999999">
            <text:p>-0.205336</text:p>
          </table:table-cell>
          <table:table-cell table:formula="of:=[.L216]+[.L$400]/400" office:value-type="float" office:value="0">
            <text:p>0.000000</text:p>
          </table:table-cell>
          <table:table-cell table:formula="of:=[.M216]+[.M$400]/400" office:value-type="float" office:value="0.0942478199999997">
            <text:p>0.094248</text:p>
          </table:table-cell>
          <table:table-cell table:formula="of:=[.N216]+[.N$400]/400" office:value-type="float" office:value="-0.0942478199999997">
            <text:p>-0.094248</text:p>
          </table:table-cell>
          <table:table-cell table:formula="of:=[.O216]+[.O$400]/400" office:value-type="float" office:value="0">
            <text:p>0.000000</text:p>
          </table:table-cell>
          <table:table-cell table:formula="of:=[.P216]+[.P$400]/400" office:value-type="float" office:value="-0.28274346">
            <text:p>-0.282743</text:p>
          </table:table-cell>
          <table:table-cell table:formula="of:=[.Q216]+[.Q$400]/400" office:value-type="float" office:value="0">
            <text:p>0.000000</text:p>
          </table:table-cell>
          <table:table-cell table:formula="of:=[.R216]+[.R$400]/400" office:value-type="float" office:value="0">
            <text:p>0.000000</text:p>
          </table:table-cell>
          <table:table-cell table:formula="of:=[.S216]+[.S$400]/400" office:value-type="float" office:value="0">
            <text:p>0.000000</text:p>
          </table:table-cell>
          <table:table-cell table:formula="of:=[.T216]+[.T$400]/400" office:value-type="float" office:value="0.0942478199999997">
            <text:p>0.094248</text:p>
          </table:table-cell>
          <table:table-cell table:formula="of:=[.U216]+[.U$400]/400" office:value-type="float" office:value="0.0942478199999997">
            <text:p>0.094248</text:p>
          </table:table-cell>
          <table:table-cell table:formula="of:=[.V216]+[.V$400]/400" office:value-type="float" office:value="0">
            <text:p>0.000000</text:p>
          </table:table-cell>
          <table:table-cell table:formula="of:=[.W216]+[.W$400]/400" office:value-type="float" office:value="-0.28274346">
            <text:p>-0.282743</text:p>
          </table:table-cell>
          <table:table-cell table:formula="of:=[.X216]+[.X$400]/400" office:value-type="float" office:value="0">
            <text:p>0.000000</text:p>
          </table:table-cell>
          <table:table-cell table:formula="of:=[.Y216]+[.Y$400]/400" office:value-type="float" office:value="0">
            <text:p>0.000000</text:p>
          </table:table-cell>
          <table:table-cell table:formula="of:=[.Z216]+[.Z$400]/400" office:value-type="float" office:value="0">
            <text:p>0.000000</text:p>
          </table:table-cell>
          <table:table-cell table:formula="of:=[.AA216]+[.AA$400]/400" office:value-type="float" office:value="0">
            <text:p>0.000000</text:p>
          </table:table-cell>
          <table:table-cell table:formula="of:=[.AB216]+[.AB$400]/400" office:value-type="float" office:value="0">
            <text:p>0.000000</text:p>
          </table:table-cell>
          <table:table-cell table:formula="of:=[.AC216]+[.AC$400]/400" office:value-type="float" office:value="0">
            <text:p>0.000000</text:p>
          </table:table-cell>
          <table:table-cell table:formula="of:=[.AD216]+[.AD$400]/400" office:value-type="float" office:value="0">
            <text:p>0.000000</text:p>
          </table:table-cell>
        </table:table-row>
        <table:table-row table:style-name="ro1">
          <table:table-cell table:formula="of:=[.A217]+[.A$400]/400" office:value-type="float" office:value="0">
            <text:p>0.000000</text:p>
          </table:table-cell>
          <table:table-cell table:formula="of:=[.B217]+[.B$400]/400" office:value-type="float" office:value="0">
            <text:p>0.000000</text:p>
          </table:table-cell>
          <table:table-cell table:formula="of:=[.C217]+[.C$400]/400" office:value-type="float" office:value="-0.206286167499999">
            <text:p>-0.206286</text:p>
          </table:table-cell>
          <table:table-cell table:formula="of:=[.D217]+[.D$400]/400" office:value-type="float" office:value="0.412572334999999">
            <text:p>0.412572</text:p>
          </table:table-cell>
          <table:table-cell table:formula="of:=[.E217]+[.E$400]/400" office:value-type="float" office:value="-0.206286167499999">
            <text:p>-0.206286</text:p>
          </table:table-cell>
          <table:table-cell table:formula="of:=[.F217]+[.F$400]/400" office:value-type="float" office:value="0">
            <text:p>0.000000</text:p>
          </table:table-cell>
          <table:table-cell table:formula="of:=[.G217]+[.G$400]/400" office:value-type="float" office:value="0">
            <text:p>0.000000</text:p>
          </table:table-cell>
          <table:table-cell table:formula="of:=[.H217]+[.H$400]/400" office:value-type="float" office:value="0">
            <text:p>0.000000</text:p>
          </table:table-cell>
          <table:table-cell table:formula="of:=[.I217]+[.I$400]/400" office:value-type="float" office:value="-0.206286167499999">
            <text:p>-0.206286</text:p>
          </table:table-cell>
          <table:table-cell table:formula="of:=[.J217]+[.J$400]/400" office:value-type="float" office:value="0.412572334999999">
            <text:p>0.412572</text:p>
          </table:table-cell>
          <table:table-cell table:formula="of:=[.K217]+[.K$400]/400" office:value-type="float" office:value="-0.206286167499999">
            <text:p>-0.206286</text:p>
          </table:table-cell>
          <table:table-cell table:formula="of:=[.L217]+[.L$400]/400" office:value-type="float" office:value="0">
            <text:p>0.000000</text:p>
          </table:table-cell>
          <table:table-cell table:formula="of:=[.M217]+[.M$400]/400" office:value-type="float" office:value="0.0946841524999997">
            <text:p>0.094684</text:p>
          </table:table-cell>
          <table:table-cell table:formula="of:=[.N217]+[.N$400]/400" office:value-type="float" office:value="-0.0946841524999997">
            <text:p>-0.094684</text:p>
          </table:table-cell>
          <table:table-cell table:formula="of:=[.O217]+[.O$400]/400" office:value-type="float" office:value="0">
            <text:p>0.000000</text:p>
          </table:table-cell>
          <table:table-cell table:formula="of:=[.P217]+[.P$400]/400" office:value-type="float" office:value="-0.2840524575">
            <text:p>-0.284052</text:p>
          </table:table-cell>
          <table:table-cell table:formula="of:=[.Q217]+[.Q$400]/400" office:value-type="float" office:value="0">
            <text:p>0.000000</text:p>
          </table:table-cell>
          <table:table-cell table:formula="of:=[.R217]+[.R$400]/400" office:value-type="float" office:value="0">
            <text:p>0.000000</text:p>
          </table:table-cell>
          <table:table-cell table:formula="of:=[.S217]+[.S$400]/400" office:value-type="float" office:value="0">
            <text:p>0.000000</text:p>
          </table:table-cell>
          <table:table-cell table:formula="of:=[.T217]+[.T$400]/400" office:value-type="float" office:value="0.0946841524999997">
            <text:p>0.094684</text:p>
          </table:table-cell>
          <table:table-cell table:formula="of:=[.U217]+[.U$400]/400" office:value-type="float" office:value="0.0946841524999997">
            <text:p>0.094684</text:p>
          </table:table-cell>
          <table:table-cell table:formula="of:=[.V217]+[.V$400]/400" office:value-type="float" office:value="0">
            <text:p>0.000000</text:p>
          </table:table-cell>
          <table:table-cell table:formula="of:=[.W217]+[.W$400]/400" office:value-type="float" office:value="-0.2840524575">
            <text:p>-0.284052</text:p>
          </table:table-cell>
          <table:table-cell table:formula="of:=[.X217]+[.X$400]/400" office:value-type="float" office:value="0">
            <text:p>0.000000</text:p>
          </table:table-cell>
          <table:table-cell table:formula="of:=[.Y217]+[.Y$400]/400" office:value-type="float" office:value="0">
            <text:p>0.000000</text:p>
          </table:table-cell>
          <table:table-cell table:formula="of:=[.Z217]+[.Z$400]/400" office:value-type="float" office:value="0">
            <text:p>0.000000</text:p>
          </table:table-cell>
          <table:table-cell table:formula="of:=[.AA217]+[.AA$400]/400" office:value-type="float" office:value="0">
            <text:p>0.000000</text:p>
          </table:table-cell>
          <table:table-cell table:formula="of:=[.AB217]+[.AB$400]/400" office:value-type="float" office:value="0">
            <text:p>0.000000</text:p>
          </table:table-cell>
          <table:table-cell table:formula="of:=[.AC217]+[.AC$400]/400" office:value-type="float" office:value="0">
            <text:p>0.000000</text:p>
          </table:table-cell>
          <table:table-cell table:formula="of:=[.AD217]+[.AD$400]/400" office:value-type="float" office:value="0">
            <text:p>0.000000</text:p>
          </table:table-cell>
        </table:table-row>
        <table:table-row table:style-name="ro1">
          <table:table-cell table:formula="of:=[.A218]+[.A$400]/400" office:value-type="float" office:value="0">
            <text:p>0.000000</text:p>
          </table:table-cell>
          <table:table-cell table:formula="of:=[.B218]+[.B$400]/400" office:value-type="float" office:value="0">
            <text:p>0.000000</text:p>
          </table:table-cell>
          <table:table-cell table:formula="of:=[.C218]+[.C$400]/400" office:value-type="float" office:value="-0.207236794999999">
            <text:p>-0.207237</text:p>
          </table:table-cell>
          <table:table-cell table:formula="of:=[.D218]+[.D$400]/400" office:value-type="float" office:value="0.414473589999999">
            <text:p>0.414474</text:p>
          </table:table-cell>
          <table:table-cell table:formula="of:=[.E218]+[.E$400]/400" office:value-type="float" office:value="-0.207236794999999">
            <text:p>-0.207237</text:p>
          </table:table-cell>
          <table:table-cell table:formula="of:=[.F218]+[.F$400]/400" office:value-type="float" office:value="0">
            <text:p>0.000000</text:p>
          </table:table-cell>
          <table:table-cell table:formula="of:=[.G218]+[.G$400]/400" office:value-type="float" office:value="0">
            <text:p>0.000000</text:p>
          </table:table-cell>
          <table:table-cell table:formula="of:=[.H218]+[.H$400]/400" office:value-type="float" office:value="0">
            <text:p>0.000000</text:p>
          </table:table-cell>
          <table:table-cell table:formula="of:=[.I218]+[.I$400]/400" office:value-type="float" office:value="-0.207236794999999">
            <text:p>-0.207237</text:p>
          </table:table-cell>
          <table:table-cell table:formula="of:=[.J218]+[.J$400]/400" office:value-type="float" office:value="0.414473589999999">
            <text:p>0.414474</text:p>
          </table:table-cell>
          <table:table-cell table:formula="of:=[.K218]+[.K$400]/400" office:value-type="float" office:value="-0.207236794999999">
            <text:p>-0.207237</text:p>
          </table:table-cell>
          <table:table-cell table:formula="of:=[.L218]+[.L$400]/400" office:value-type="float" office:value="0">
            <text:p>0.000000</text:p>
          </table:table-cell>
          <table:table-cell table:formula="of:=[.M218]+[.M$400]/400" office:value-type="float" office:value="0.0951204849999997">
            <text:p>0.095120</text:p>
          </table:table-cell>
          <table:table-cell table:formula="of:=[.N218]+[.N$400]/400" office:value-type="float" office:value="-0.0951204849999997">
            <text:p>-0.095120</text:p>
          </table:table-cell>
          <table:table-cell table:formula="of:=[.O218]+[.O$400]/400" office:value-type="float" office:value="0">
            <text:p>0.000000</text:p>
          </table:table-cell>
          <table:table-cell table:formula="of:=[.P218]+[.P$400]/400" office:value-type="float" office:value="-0.285361455">
            <text:p>-0.285361</text:p>
          </table:table-cell>
          <table:table-cell table:formula="of:=[.Q218]+[.Q$400]/400" office:value-type="float" office:value="0">
            <text:p>0.000000</text:p>
          </table:table-cell>
          <table:table-cell table:formula="of:=[.R218]+[.R$400]/400" office:value-type="float" office:value="0">
            <text:p>0.000000</text:p>
          </table:table-cell>
          <table:table-cell table:formula="of:=[.S218]+[.S$400]/400" office:value-type="float" office:value="0">
            <text:p>0.000000</text:p>
          </table:table-cell>
          <table:table-cell table:formula="of:=[.T218]+[.T$400]/400" office:value-type="float" office:value="0.0951204849999997">
            <text:p>0.095120</text:p>
          </table:table-cell>
          <table:table-cell table:formula="of:=[.U218]+[.U$400]/400" office:value-type="float" office:value="0.0951204849999997">
            <text:p>0.095120</text:p>
          </table:table-cell>
          <table:table-cell table:formula="of:=[.V218]+[.V$400]/400" office:value-type="float" office:value="0">
            <text:p>0.000000</text:p>
          </table:table-cell>
          <table:table-cell table:formula="of:=[.W218]+[.W$400]/400" office:value-type="float" office:value="-0.285361455">
            <text:p>-0.285361</text:p>
          </table:table-cell>
          <table:table-cell table:formula="of:=[.X218]+[.X$400]/400" office:value-type="float" office:value="0">
            <text:p>0.000000</text:p>
          </table:table-cell>
          <table:table-cell table:formula="of:=[.Y218]+[.Y$400]/400" office:value-type="float" office:value="0">
            <text:p>0.000000</text:p>
          </table:table-cell>
          <table:table-cell table:formula="of:=[.Z218]+[.Z$400]/400" office:value-type="float" office:value="0">
            <text:p>0.000000</text:p>
          </table:table-cell>
          <table:table-cell table:formula="of:=[.AA218]+[.AA$400]/400" office:value-type="float" office:value="0">
            <text:p>0.000000</text:p>
          </table:table-cell>
          <table:table-cell table:formula="of:=[.AB218]+[.AB$400]/400" office:value-type="float" office:value="0">
            <text:p>0.000000</text:p>
          </table:table-cell>
          <table:table-cell table:formula="of:=[.AC218]+[.AC$400]/400" office:value-type="float" office:value="0">
            <text:p>0.000000</text:p>
          </table:table-cell>
          <table:table-cell table:formula="of:=[.AD218]+[.AD$400]/400" office:value-type="float" office:value="0">
            <text:p>0.000000</text:p>
          </table:table-cell>
        </table:table-row>
        <table:table-row table:style-name="ro1">
          <table:table-cell table:formula="of:=[.A219]+[.A$400]/400" office:value-type="float" office:value="0">
            <text:p>0.000000</text:p>
          </table:table-cell>
          <table:table-cell table:formula="of:=[.B219]+[.B$400]/400" office:value-type="float" office:value="0">
            <text:p>0.000000</text:p>
          </table:table-cell>
          <table:table-cell table:formula="of:=[.C219]+[.C$400]/400" office:value-type="float" office:value="-0.208187422499999">
            <text:p>-0.208187</text:p>
          </table:table-cell>
          <table:table-cell table:formula="of:=[.D219]+[.D$400]/400" office:value-type="float" office:value="0.416374844999999">
            <text:p>0.416375</text:p>
          </table:table-cell>
          <table:table-cell table:formula="of:=[.E219]+[.E$400]/400" office:value-type="float" office:value="-0.208187422499999">
            <text:p>-0.208187</text:p>
          </table:table-cell>
          <table:table-cell table:formula="of:=[.F219]+[.F$400]/400" office:value-type="float" office:value="0">
            <text:p>0.000000</text:p>
          </table:table-cell>
          <table:table-cell table:formula="of:=[.G219]+[.G$400]/400" office:value-type="float" office:value="0">
            <text:p>0.000000</text:p>
          </table:table-cell>
          <table:table-cell table:formula="of:=[.H219]+[.H$400]/400" office:value-type="float" office:value="0">
            <text:p>0.000000</text:p>
          </table:table-cell>
          <table:table-cell table:formula="of:=[.I219]+[.I$400]/400" office:value-type="float" office:value="-0.208187422499999">
            <text:p>-0.208187</text:p>
          </table:table-cell>
          <table:table-cell table:formula="of:=[.J219]+[.J$400]/400" office:value-type="float" office:value="0.416374844999999">
            <text:p>0.416375</text:p>
          </table:table-cell>
          <table:table-cell table:formula="of:=[.K219]+[.K$400]/400" office:value-type="float" office:value="-0.208187422499999">
            <text:p>-0.208187</text:p>
          </table:table-cell>
          <table:table-cell table:formula="of:=[.L219]+[.L$400]/400" office:value-type="float" office:value="0">
            <text:p>0.000000</text:p>
          </table:table-cell>
          <table:table-cell table:formula="of:=[.M219]+[.M$400]/400" office:value-type="float" office:value="0.0955568174999997">
            <text:p>0.095557</text:p>
          </table:table-cell>
          <table:table-cell table:formula="of:=[.N219]+[.N$400]/400" office:value-type="float" office:value="-0.0955568174999997">
            <text:p>-0.095557</text:p>
          </table:table-cell>
          <table:table-cell table:formula="of:=[.O219]+[.O$400]/400" office:value-type="float" office:value="0">
            <text:p>0.000000</text:p>
          </table:table-cell>
          <table:table-cell table:formula="of:=[.P219]+[.P$400]/400" office:value-type="float" office:value="-0.2866704525">
            <text:p>-0.286670</text:p>
          </table:table-cell>
          <table:table-cell table:formula="of:=[.Q219]+[.Q$400]/400" office:value-type="float" office:value="0">
            <text:p>0.000000</text:p>
          </table:table-cell>
          <table:table-cell table:formula="of:=[.R219]+[.R$400]/400" office:value-type="float" office:value="0">
            <text:p>0.000000</text:p>
          </table:table-cell>
          <table:table-cell table:formula="of:=[.S219]+[.S$400]/400" office:value-type="float" office:value="0">
            <text:p>0.000000</text:p>
          </table:table-cell>
          <table:table-cell table:formula="of:=[.T219]+[.T$400]/400" office:value-type="float" office:value="0.0955568174999997">
            <text:p>0.095557</text:p>
          </table:table-cell>
          <table:table-cell table:formula="of:=[.U219]+[.U$400]/400" office:value-type="float" office:value="0.0955568174999997">
            <text:p>0.095557</text:p>
          </table:table-cell>
          <table:table-cell table:formula="of:=[.V219]+[.V$400]/400" office:value-type="float" office:value="0">
            <text:p>0.000000</text:p>
          </table:table-cell>
          <table:table-cell table:formula="of:=[.W219]+[.W$400]/400" office:value-type="float" office:value="-0.2866704525">
            <text:p>-0.286670</text:p>
          </table:table-cell>
          <table:table-cell table:formula="of:=[.X219]+[.X$400]/400" office:value-type="float" office:value="0">
            <text:p>0.000000</text:p>
          </table:table-cell>
          <table:table-cell table:formula="of:=[.Y219]+[.Y$400]/400" office:value-type="float" office:value="0">
            <text:p>0.000000</text:p>
          </table:table-cell>
          <table:table-cell table:formula="of:=[.Z219]+[.Z$400]/400" office:value-type="float" office:value="0">
            <text:p>0.000000</text:p>
          </table:table-cell>
          <table:table-cell table:formula="of:=[.AA219]+[.AA$400]/400" office:value-type="float" office:value="0">
            <text:p>0.000000</text:p>
          </table:table-cell>
          <table:table-cell table:formula="of:=[.AB219]+[.AB$400]/400" office:value-type="float" office:value="0">
            <text:p>0.000000</text:p>
          </table:table-cell>
          <table:table-cell table:formula="of:=[.AC219]+[.AC$400]/400" office:value-type="float" office:value="0">
            <text:p>0.000000</text:p>
          </table:table-cell>
          <table:table-cell table:formula="of:=[.AD219]+[.AD$400]/400" office:value-type="float" office:value="0">
            <text:p>0.000000</text:p>
          </table:table-cell>
        </table:table-row>
        <table:table-row table:style-name="ro1">
          <table:table-cell table:formula="of:=[.A220]+[.A$400]/400" office:value-type="float" office:value="0">
            <text:p>0.000000</text:p>
          </table:table-cell>
          <table:table-cell table:formula="of:=[.B220]+[.B$400]/400" office:value-type="float" office:value="0">
            <text:p>0.000000</text:p>
          </table:table-cell>
          <table:table-cell table:formula="of:=[.C220]+[.C$400]/400" office:value-type="float" office:value="-0.209138049999999">
            <text:p>-0.209138</text:p>
          </table:table-cell>
          <table:table-cell table:formula="of:=[.D220]+[.D$400]/400" office:value-type="float" office:value="0.418276099999999">
            <text:p>0.418276</text:p>
          </table:table-cell>
          <table:table-cell table:formula="of:=[.E220]+[.E$400]/400" office:value-type="float" office:value="-0.209138049999999">
            <text:p>-0.209138</text:p>
          </table:table-cell>
          <table:table-cell table:formula="of:=[.F220]+[.F$400]/400" office:value-type="float" office:value="0">
            <text:p>0.000000</text:p>
          </table:table-cell>
          <table:table-cell table:formula="of:=[.G220]+[.G$400]/400" office:value-type="float" office:value="0">
            <text:p>0.000000</text:p>
          </table:table-cell>
          <table:table-cell table:formula="of:=[.H220]+[.H$400]/400" office:value-type="float" office:value="0">
            <text:p>0.000000</text:p>
          </table:table-cell>
          <table:table-cell table:formula="of:=[.I220]+[.I$400]/400" office:value-type="float" office:value="-0.209138049999999">
            <text:p>-0.209138</text:p>
          </table:table-cell>
          <table:table-cell table:formula="of:=[.J220]+[.J$400]/400" office:value-type="float" office:value="0.418276099999999">
            <text:p>0.418276</text:p>
          </table:table-cell>
          <table:table-cell table:formula="of:=[.K220]+[.K$400]/400" office:value-type="float" office:value="-0.209138049999999">
            <text:p>-0.209138</text:p>
          </table:table-cell>
          <table:table-cell table:formula="of:=[.L220]+[.L$400]/400" office:value-type="float" office:value="0">
            <text:p>0.000000</text:p>
          </table:table-cell>
          <table:table-cell table:formula="of:=[.M220]+[.M$400]/400" office:value-type="float" office:value="0.0959931499999997">
            <text:p>0.095993</text:p>
          </table:table-cell>
          <table:table-cell table:formula="of:=[.N220]+[.N$400]/400" office:value-type="float" office:value="-0.0959931499999997">
            <text:p>-0.095993</text:p>
          </table:table-cell>
          <table:table-cell table:formula="of:=[.O220]+[.O$400]/400" office:value-type="float" office:value="0">
            <text:p>0.000000</text:p>
          </table:table-cell>
          <table:table-cell table:formula="of:=[.P220]+[.P$400]/400" office:value-type="float" office:value="-0.28797945">
            <text:p>-0.287979</text:p>
          </table:table-cell>
          <table:table-cell table:formula="of:=[.Q220]+[.Q$400]/400" office:value-type="float" office:value="0">
            <text:p>0.000000</text:p>
          </table:table-cell>
          <table:table-cell table:formula="of:=[.R220]+[.R$400]/400" office:value-type="float" office:value="0">
            <text:p>0.000000</text:p>
          </table:table-cell>
          <table:table-cell table:formula="of:=[.S220]+[.S$400]/400" office:value-type="float" office:value="0">
            <text:p>0.000000</text:p>
          </table:table-cell>
          <table:table-cell table:formula="of:=[.T220]+[.T$400]/400" office:value-type="float" office:value="0.0959931499999997">
            <text:p>0.095993</text:p>
          </table:table-cell>
          <table:table-cell table:formula="of:=[.U220]+[.U$400]/400" office:value-type="float" office:value="0.0959931499999997">
            <text:p>0.095993</text:p>
          </table:table-cell>
          <table:table-cell table:formula="of:=[.V220]+[.V$400]/400" office:value-type="float" office:value="0">
            <text:p>0.000000</text:p>
          </table:table-cell>
          <table:table-cell table:formula="of:=[.W220]+[.W$400]/400" office:value-type="float" office:value="-0.28797945">
            <text:p>-0.287979</text:p>
          </table:table-cell>
          <table:table-cell table:formula="of:=[.X220]+[.X$400]/400" office:value-type="float" office:value="0">
            <text:p>0.000000</text:p>
          </table:table-cell>
          <table:table-cell table:formula="of:=[.Y220]+[.Y$400]/400" office:value-type="float" office:value="0">
            <text:p>0.000000</text:p>
          </table:table-cell>
          <table:table-cell table:formula="of:=[.Z220]+[.Z$400]/400" office:value-type="float" office:value="0">
            <text:p>0.000000</text:p>
          </table:table-cell>
          <table:table-cell table:formula="of:=[.AA220]+[.AA$400]/400" office:value-type="float" office:value="0">
            <text:p>0.000000</text:p>
          </table:table-cell>
          <table:table-cell table:formula="of:=[.AB220]+[.AB$400]/400" office:value-type="float" office:value="0">
            <text:p>0.000000</text:p>
          </table:table-cell>
          <table:table-cell table:formula="of:=[.AC220]+[.AC$400]/400" office:value-type="float" office:value="0">
            <text:p>0.000000</text:p>
          </table:table-cell>
          <table:table-cell table:formula="of:=[.AD220]+[.AD$400]/400" office:value-type="float" office:value="0">
            <text:p>0.000000</text:p>
          </table:table-cell>
        </table:table-row>
        <table:table-row table:style-name="ro1">
          <table:table-cell table:formula="of:=[.A221]+[.A$400]/400" office:value-type="float" office:value="0">
            <text:p>0.000000</text:p>
          </table:table-cell>
          <table:table-cell table:formula="of:=[.B221]+[.B$400]/400" office:value-type="float" office:value="0">
            <text:p>0.000000</text:p>
          </table:table-cell>
          <table:table-cell table:formula="of:=[.C221]+[.C$400]/400" office:value-type="float" office:value="-0.210088677499999">
            <text:p>-0.210089</text:p>
          </table:table-cell>
          <table:table-cell table:formula="of:=[.D221]+[.D$400]/400" office:value-type="float" office:value="0.420177354999999">
            <text:p>0.420177</text:p>
          </table:table-cell>
          <table:table-cell table:formula="of:=[.E221]+[.E$400]/400" office:value-type="float" office:value="-0.210088677499999">
            <text:p>-0.210089</text:p>
          </table:table-cell>
          <table:table-cell table:formula="of:=[.F221]+[.F$400]/400" office:value-type="float" office:value="0">
            <text:p>0.000000</text:p>
          </table:table-cell>
          <table:table-cell table:formula="of:=[.G221]+[.G$400]/400" office:value-type="float" office:value="0">
            <text:p>0.000000</text:p>
          </table:table-cell>
          <table:table-cell table:formula="of:=[.H221]+[.H$400]/400" office:value-type="float" office:value="0">
            <text:p>0.000000</text:p>
          </table:table-cell>
          <table:table-cell table:formula="of:=[.I221]+[.I$400]/400" office:value-type="float" office:value="-0.210088677499999">
            <text:p>-0.210089</text:p>
          </table:table-cell>
          <table:table-cell table:formula="of:=[.J221]+[.J$400]/400" office:value-type="float" office:value="0.420177354999999">
            <text:p>0.420177</text:p>
          </table:table-cell>
          <table:table-cell table:formula="of:=[.K221]+[.K$400]/400" office:value-type="float" office:value="-0.210088677499999">
            <text:p>-0.210089</text:p>
          </table:table-cell>
          <table:table-cell table:formula="of:=[.L221]+[.L$400]/400" office:value-type="float" office:value="0">
            <text:p>0.000000</text:p>
          </table:table-cell>
          <table:table-cell table:formula="of:=[.M221]+[.M$400]/400" office:value-type="float" office:value="0.0964294824999996">
            <text:p>0.096429</text:p>
          </table:table-cell>
          <table:table-cell table:formula="of:=[.N221]+[.N$400]/400" office:value-type="float" office:value="-0.0964294824999996">
            <text:p>-0.096429</text:p>
          </table:table-cell>
          <table:table-cell table:formula="of:=[.O221]+[.O$400]/400" office:value-type="float" office:value="0">
            <text:p>0.000000</text:p>
          </table:table-cell>
          <table:table-cell table:formula="of:=[.P221]+[.P$400]/400" office:value-type="float" office:value="-0.2892884475">
            <text:p>-0.289288</text:p>
          </table:table-cell>
          <table:table-cell table:formula="of:=[.Q221]+[.Q$400]/400" office:value-type="float" office:value="0">
            <text:p>0.000000</text:p>
          </table:table-cell>
          <table:table-cell table:formula="of:=[.R221]+[.R$400]/400" office:value-type="float" office:value="0">
            <text:p>0.000000</text:p>
          </table:table-cell>
          <table:table-cell table:formula="of:=[.S221]+[.S$400]/400" office:value-type="float" office:value="0">
            <text:p>0.000000</text:p>
          </table:table-cell>
          <table:table-cell table:formula="of:=[.T221]+[.T$400]/400" office:value-type="float" office:value="0.0964294824999996">
            <text:p>0.096429</text:p>
          </table:table-cell>
          <table:table-cell table:formula="of:=[.U221]+[.U$400]/400" office:value-type="float" office:value="0.0964294824999996">
            <text:p>0.096429</text:p>
          </table:table-cell>
          <table:table-cell table:formula="of:=[.V221]+[.V$400]/400" office:value-type="float" office:value="0">
            <text:p>0.000000</text:p>
          </table:table-cell>
          <table:table-cell table:formula="of:=[.W221]+[.W$400]/400" office:value-type="float" office:value="-0.2892884475">
            <text:p>-0.289288</text:p>
          </table:table-cell>
          <table:table-cell table:formula="of:=[.X221]+[.X$400]/400" office:value-type="float" office:value="0">
            <text:p>0.000000</text:p>
          </table:table-cell>
          <table:table-cell table:formula="of:=[.Y221]+[.Y$400]/400" office:value-type="float" office:value="0">
            <text:p>0.000000</text:p>
          </table:table-cell>
          <table:table-cell table:formula="of:=[.Z221]+[.Z$400]/400" office:value-type="float" office:value="0">
            <text:p>0.000000</text:p>
          </table:table-cell>
          <table:table-cell table:formula="of:=[.AA221]+[.AA$400]/400" office:value-type="float" office:value="0">
            <text:p>0.000000</text:p>
          </table:table-cell>
          <table:table-cell table:formula="of:=[.AB221]+[.AB$400]/400" office:value-type="float" office:value="0">
            <text:p>0.000000</text:p>
          </table:table-cell>
          <table:table-cell table:formula="of:=[.AC221]+[.AC$400]/400" office:value-type="float" office:value="0">
            <text:p>0.000000</text:p>
          </table:table-cell>
          <table:table-cell table:formula="of:=[.AD221]+[.AD$400]/400" office:value-type="float" office:value="0">
            <text:p>0.000000</text:p>
          </table:table-cell>
        </table:table-row>
        <table:table-row table:style-name="ro1">
          <table:table-cell table:formula="of:=[.A222]+[.A$400]/400" office:value-type="float" office:value="0">
            <text:p>0.000000</text:p>
          </table:table-cell>
          <table:table-cell table:formula="of:=[.B222]+[.B$400]/400" office:value-type="float" office:value="0">
            <text:p>0.000000</text:p>
          </table:table-cell>
          <table:table-cell table:formula="of:=[.C222]+[.C$400]/400" office:value-type="float" office:value="-0.211039304999999">
            <text:p>-0.211039</text:p>
          </table:table-cell>
          <table:table-cell table:formula="of:=[.D222]+[.D$400]/400" office:value-type="float" office:value="0.422078609999999">
            <text:p>0.422079</text:p>
          </table:table-cell>
          <table:table-cell table:formula="of:=[.E222]+[.E$400]/400" office:value-type="float" office:value="-0.211039304999999">
            <text:p>-0.211039</text:p>
          </table:table-cell>
          <table:table-cell table:formula="of:=[.F222]+[.F$400]/400" office:value-type="float" office:value="0">
            <text:p>0.000000</text:p>
          </table:table-cell>
          <table:table-cell table:formula="of:=[.G222]+[.G$400]/400" office:value-type="float" office:value="0">
            <text:p>0.000000</text:p>
          </table:table-cell>
          <table:table-cell table:formula="of:=[.H222]+[.H$400]/400" office:value-type="float" office:value="0">
            <text:p>0.000000</text:p>
          </table:table-cell>
          <table:table-cell table:formula="of:=[.I222]+[.I$400]/400" office:value-type="float" office:value="-0.211039304999999">
            <text:p>-0.211039</text:p>
          </table:table-cell>
          <table:table-cell table:formula="of:=[.J222]+[.J$400]/400" office:value-type="float" office:value="0.422078609999999">
            <text:p>0.422079</text:p>
          </table:table-cell>
          <table:table-cell table:formula="of:=[.K222]+[.K$400]/400" office:value-type="float" office:value="-0.211039304999999">
            <text:p>-0.211039</text:p>
          </table:table-cell>
          <table:table-cell table:formula="of:=[.L222]+[.L$400]/400" office:value-type="float" office:value="0">
            <text:p>0.000000</text:p>
          </table:table-cell>
          <table:table-cell table:formula="of:=[.M222]+[.M$400]/400" office:value-type="float" office:value="0.0968658149999997">
            <text:p>0.096866</text:p>
          </table:table-cell>
          <table:table-cell table:formula="of:=[.N222]+[.N$400]/400" office:value-type="float" office:value="-0.0968658149999997">
            <text:p>-0.096866</text:p>
          </table:table-cell>
          <table:table-cell table:formula="of:=[.O222]+[.O$400]/400" office:value-type="float" office:value="0">
            <text:p>0.000000</text:p>
          </table:table-cell>
          <table:table-cell table:formula="of:=[.P222]+[.P$400]/400" office:value-type="float" office:value="-0.290597445">
            <text:p>-0.290597</text:p>
          </table:table-cell>
          <table:table-cell table:formula="of:=[.Q222]+[.Q$400]/400" office:value-type="float" office:value="0">
            <text:p>0.000000</text:p>
          </table:table-cell>
          <table:table-cell table:formula="of:=[.R222]+[.R$400]/400" office:value-type="float" office:value="0">
            <text:p>0.000000</text:p>
          </table:table-cell>
          <table:table-cell table:formula="of:=[.S222]+[.S$400]/400" office:value-type="float" office:value="0">
            <text:p>0.000000</text:p>
          </table:table-cell>
          <table:table-cell table:formula="of:=[.T222]+[.T$400]/400" office:value-type="float" office:value="0.0968658149999997">
            <text:p>0.096866</text:p>
          </table:table-cell>
          <table:table-cell table:formula="of:=[.U222]+[.U$400]/400" office:value-type="float" office:value="0.0968658149999997">
            <text:p>0.096866</text:p>
          </table:table-cell>
          <table:table-cell table:formula="of:=[.V222]+[.V$400]/400" office:value-type="float" office:value="0">
            <text:p>0.000000</text:p>
          </table:table-cell>
          <table:table-cell table:formula="of:=[.W222]+[.W$400]/400" office:value-type="float" office:value="-0.290597445">
            <text:p>-0.290597</text:p>
          </table:table-cell>
          <table:table-cell table:formula="of:=[.X222]+[.X$400]/400" office:value-type="float" office:value="0">
            <text:p>0.000000</text:p>
          </table:table-cell>
          <table:table-cell table:formula="of:=[.Y222]+[.Y$400]/400" office:value-type="float" office:value="0">
            <text:p>0.000000</text:p>
          </table:table-cell>
          <table:table-cell table:formula="of:=[.Z222]+[.Z$400]/400" office:value-type="float" office:value="0">
            <text:p>0.000000</text:p>
          </table:table-cell>
          <table:table-cell table:formula="of:=[.AA222]+[.AA$400]/400" office:value-type="float" office:value="0">
            <text:p>0.000000</text:p>
          </table:table-cell>
          <table:table-cell table:formula="of:=[.AB222]+[.AB$400]/400" office:value-type="float" office:value="0">
            <text:p>0.000000</text:p>
          </table:table-cell>
          <table:table-cell table:formula="of:=[.AC222]+[.AC$400]/400" office:value-type="float" office:value="0">
            <text:p>0.000000</text:p>
          </table:table-cell>
          <table:table-cell table:formula="of:=[.AD222]+[.AD$400]/400" office:value-type="float" office:value="0">
            <text:p>0.000000</text:p>
          </table:table-cell>
        </table:table-row>
        <table:table-row table:style-name="ro1">
          <table:table-cell table:formula="of:=[.A223]+[.A$400]/400" office:value-type="float" office:value="0">
            <text:p>0.000000</text:p>
          </table:table-cell>
          <table:table-cell table:formula="of:=[.B223]+[.B$400]/400" office:value-type="float" office:value="0">
            <text:p>0.000000</text:p>
          </table:table-cell>
          <table:table-cell table:formula="of:=[.C223]+[.C$400]/400" office:value-type="float" office:value="-0.211989932499999">
            <text:p>-0.211990</text:p>
          </table:table-cell>
          <table:table-cell table:formula="of:=[.D223]+[.D$400]/400" office:value-type="float" office:value="0.423979864999999">
            <text:p>0.423980</text:p>
          </table:table-cell>
          <table:table-cell table:formula="of:=[.E223]+[.E$400]/400" office:value-type="float" office:value="-0.211989932499999">
            <text:p>-0.211990</text:p>
          </table:table-cell>
          <table:table-cell table:formula="of:=[.F223]+[.F$400]/400" office:value-type="float" office:value="0">
            <text:p>0.000000</text:p>
          </table:table-cell>
          <table:table-cell table:formula="of:=[.G223]+[.G$400]/400" office:value-type="float" office:value="0">
            <text:p>0.000000</text:p>
          </table:table-cell>
          <table:table-cell table:formula="of:=[.H223]+[.H$400]/400" office:value-type="float" office:value="0">
            <text:p>0.000000</text:p>
          </table:table-cell>
          <table:table-cell table:formula="of:=[.I223]+[.I$400]/400" office:value-type="float" office:value="-0.211989932499999">
            <text:p>-0.211990</text:p>
          </table:table-cell>
          <table:table-cell table:formula="of:=[.J223]+[.J$400]/400" office:value-type="float" office:value="0.423979864999999">
            <text:p>0.423980</text:p>
          </table:table-cell>
          <table:table-cell table:formula="of:=[.K223]+[.K$400]/400" office:value-type="float" office:value="-0.211989932499999">
            <text:p>-0.211990</text:p>
          </table:table-cell>
          <table:table-cell table:formula="of:=[.L223]+[.L$400]/400" office:value-type="float" office:value="0">
            <text:p>0.000000</text:p>
          </table:table-cell>
          <table:table-cell table:formula="of:=[.M223]+[.M$400]/400" office:value-type="float" office:value="0.0973021474999996">
            <text:p>0.097302</text:p>
          </table:table-cell>
          <table:table-cell table:formula="of:=[.N223]+[.N$400]/400" office:value-type="float" office:value="-0.0973021474999996">
            <text:p>-0.097302</text:p>
          </table:table-cell>
          <table:table-cell table:formula="of:=[.O223]+[.O$400]/400" office:value-type="float" office:value="0">
            <text:p>0.000000</text:p>
          </table:table-cell>
          <table:table-cell table:formula="of:=[.P223]+[.P$400]/400" office:value-type="float" office:value="-0.2919064425">
            <text:p>-0.291906</text:p>
          </table:table-cell>
          <table:table-cell table:formula="of:=[.Q223]+[.Q$400]/400" office:value-type="float" office:value="0">
            <text:p>0.000000</text:p>
          </table:table-cell>
          <table:table-cell table:formula="of:=[.R223]+[.R$400]/400" office:value-type="float" office:value="0">
            <text:p>0.000000</text:p>
          </table:table-cell>
          <table:table-cell table:formula="of:=[.S223]+[.S$400]/400" office:value-type="float" office:value="0">
            <text:p>0.000000</text:p>
          </table:table-cell>
          <table:table-cell table:formula="of:=[.T223]+[.T$400]/400" office:value-type="float" office:value="0.0973021474999996">
            <text:p>0.097302</text:p>
          </table:table-cell>
          <table:table-cell table:formula="of:=[.U223]+[.U$400]/400" office:value-type="float" office:value="0.0973021474999996">
            <text:p>0.097302</text:p>
          </table:table-cell>
          <table:table-cell table:formula="of:=[.V223]+[.V$400]/400" office:value-type="float" office:value="0">
            <text:p>0.000000</text:p>
          </table:table-cell>
          <table:table-cell table:formula="of:=[.W223]+[.W$400]/400" office:value-type="float" office:value="-0.2919064425">
            <text:p>-0.291906</text:p>
          </table:table-cell>
          <table:table-cell table:formula="of:=[.X223]+[.X$400]/400" office:value-type="float" office:value="0">
            <text:p>0.000000</text:p>
          </table:table-cell>
          <table:table-cell table:formula="of:=[.Y223]+[.Y$400]/400" office:value-type="float" office:value="0">
            <text:p>0.000000</text:p>
          </table:table-cell>
          <table:table-cell table:formula="of:=[.Z223]+[.Z$400]/400" office:value-type="float" office:value="0">
            <text:p>0.000000</text:p>
          </table:table-cell>
          <table:table-cell table:formula="of:=[.AA223]+[.AA$400]/400" office:value-type="float" office:value="0">
            <text:p>0.000000</text:p>
          </table:table-cell>
          <table:table-cell table:formula="of:=[.AB223]+[.AB$400]/400" office:value-type="float" office:value="0">
            <text:p>0.000000</text:p>
          </table:table-cell>
          <table:table-cell table:formula="of:=[.AC223]+[.AC$400]/400" office:value-type="float" office:value="0">
            <text:p>0.000000</text:p>
          </table:table-cell>
          <table:table-cell table:formula="of:=[.AD223]+[.AD$400]/400" office:value-type="float" office:value="0">
            <text:p>0.000000</text:p>
          </table:table-cell>
        </table:table-row>
        <table:table-row table:style-name="ro1">
          <table:table-cell table:formula="of:=[.A224]+[.A$400]/400" office:value-type="float" office:value="0">
            <text:p>0.000000</text:p>
          </table:table-cell>
          <table:table-cell table:formula="of:=[.B224]+[.B$400]/400" office:value-type="float" office:value="0">
            <text:p>0.000000</text:p>
          </table:table-cell>
          <table:table-cell table:formula="of:=[.C224]+[.C$400]/400" office:value-type="float" office:value="-0.212940559999999">
            <text:p>-0.212941</text:p>
          </table:table-cell>
          <table:table-cell table:formula="of:=[.D224]+[.D$400]/400" office:value-type="float" office:value="0.425881119999999">
            <text:p>0.425881</text:p>
          </table:table-cell>
          <table:table-cell table:formula="of:=[.E224]+[.E$400]/400" office:value-type="float" office:value="-0.212940559999999">
            <text:p>-0.212941</text:p>
          </table:table-cell>
          <table:table-cell table:formula="of:=[.F224]+[.F$400]/400" office:value-type="float" office:value="0">
            <text:p>0.000000</text:p>
          </table:table-cell>
          <table:table-cell table:formula="of:=[.G224]+[.G$400]/400" office:value-type="float" office:value="0">
            <text:p>0.000000</text:p>
          </table:table-cell>
          <table:table-cell table:formula="of:=[.H224]+[.H$400]/400" office:value-type="float" office:value="0">
            <text:p>0.000000</text:p>
          </table:table-cell>
          <table:table-cell table:formula="of:=[.I224]+[.I$400]/400" office:value-type="float" office:value="-0.212940559999999">
            <text:p>-0.212941</text:p>
          </table:table-cell>
          <table:table-cell table:formula="of:=[.J224]+[.J$400]/400" office:value-type="float" office:value="0.425881119999999">
            <text:p>0.425881</text:p>
          </table:table-cell>
          <table:table-cell table:formula="of:=[.K224]+[.K$400]/400" office:value-type="float" office:value="-0.212940559999999">
            <text:p>-0.212941</text:p>
          </table:table-cell>
          <table:table-cell table:formula="of:=[.L224]+[.L$400]/400" office:value-type="float" office:value="0">
            <text:p>0.000000</text:p>
          </table:table-cell>
          <table:table-cell table:formula="of:=[.M224]+[.M$400]/400" office:value-type="float" office:value="0.0977384799999996">
            <text:p>0.097738</text:p>
          </table:table-cell>
          <table:table-cell table:formula="of:=[.N224]+[.N$400]/400" office:value-type="float" office:value="-0.0977384799999996">
            <text:p>-0.097738</text:p>
          </table:table-cell>
          <table:table-cell table:formula="of:=[.O224]+[.O$400]/400" office:value-type="float" office:value="0">
            <text:p>0.000000</text:p>
          </table:table-cell>
          <table:table-cell table:formula="of:=[.P224]+[.P$400]/400" office:value-type="float" office:value="-0.29321544">
            <text:p>-0.293215</text:p>
          </table:table-cell>
          <table:table-cell table:formula="of:=[.Q224]+[.Q$400]/400" office:value-type="float" office:value="0">
            <text:p>0.000000</text:p>
          </table:table-cell>
          <table:table-cell table:formula="of:=[.R224]+[.R$400]/400" office:value-type="float" office:value="0">
            <text:p>0.000000</text:p>
          </table:table-cell>
          <table:table-cell table:formula="of:=[.S224]+[.S$400]/400" office:value-type="float" office:value="0">
            <text:p>0.000000</text:p>
          </table:table-cell>
          <table:table-cell table:formula="of:=[.T224]+[.T$400]/400" office:value-type="float" office:value="0.0977384799999996">
            <text:p>0.097738</text:p>
          </table:table-cell>
          <table:table-cell table:formula="of:=[.U224]+[.U$400]/400" office:value-type="float" office:value="0.0977384799999996">
            <text:p>0.097738</text:p>
          </table:table-cell>
          <table:table-cell table:formula="of:=[.V224]+[.V$400]/400" office:value-type="float" office:value="0">
            <text:p>0.000000</text:p>
          </table:table-cell>
          <table:table-cell table:formula="of:=[.W224]+[.W$400]/400" office:value-type="float" office:value="-0.29321544">
            <text:p>-0.293215</text:p>
          </table:table-cell>
          <table:table-cell table:formula="of:=[.X224]+[.X$400]/400" office:value-type="float" office:value="0">
            <text:p>0.000000</text:p>
          </table:table-cell>
          <table:table-cell table:formula="of:=[.Y224]+[.Y$400]/400" office:value-type="float" office:value="0">
            <text:p>0.000000</text:p>
          </table:table-cell>
          <table:table-cell table:formula="of:=[.Z224]+[.Z$400]/400" office:value-type="float" office:value="0">
            <text:p>0.000000</text:p>
          </table:table-cell>
          <table:table-cell table:formula="of:=[.AA224]+[.AA$400]/400" office:value-type="float" office:value="0">
            <text:p>0.000000</text:p>
          </table:table-cell>
          <table:table-cell table:formula="of:=[.AB224]+[.AB$400]/400" office:value-type="float" office:value="0">
            <text:p>0.000000</text:p>
          </table:table-cell>
          <table:table-cell table:formula="of:=[.AC224]+[.AC$400]/400" office:value-type="float" office:value="0">
            <text:p>0.000000</text:p>
          </table:table-cell>
          <table:table-cell table:formula="of:=[.AD224]+[.AD$400]/400" office:value-type="float" office:value="0">
            <text:p>0.000000</text:p>
          </table:table-cell>
        </table:table-row>
        <table:table-row table:style-name="ro1">
          <table:table-cell table:formula="of:=[.A225]+[.A$400]/400" office:value-type="float" office:value="0">
            <text:p>0.000000</text:p>
          </table:table-cell>
          <table:table-cell table:formula="of:=[.B225]+[.B$400]/400" office:value-type="float" office:value="0">
            <text:p>0.000000</text:p>
          </table:table-cell>
          <table:table-cell table:formula="of:=[.C225]+[.C$400]/400" office:value-type="float" office:value="-0.213891187499999">
            <text:p>-0.213891</text:p>
          </table:table-cell>
          <table:table-cell table:formula="of:=[.D225]+[.D$400]/400" office:value-type="float" office:value="0.427782374999999">
            <text:p>0.427782</text:p>
          </table:table-cell>
          <table:table-cell table:formula="of:=[.E225]+[.E$400]/400" office:value-type="float" office:value="-0.213891187499999">
            <text:p>-0.213891</text:p>
          </table:table-cell>
          <table:table-cell table:formula="of:=[.F225]+[.F$400]/400" office:value-type="float" office:value="0">
            <text:p>0.000000</text:p>
          </table:table-cell>
          <table:table-cell table:formula="of:=[.G225]+[.G$400]/400" office:value-type="float" office:value="0">
            <text:p>0.000000</text:p>
          </table:table-cell>
          <table:table-cell table:formula="of:=[.H225]+[.H$400]/400" office:value-type="float" office:value="0">
            <text:p>0.000000</text:p>
          </table:table-cell>
          <table:table-cell table:formula="of:=[.I225]+[.I$400]/400" office:value-type="float" office:value="-0.213891187499999">
            <text:p>-0.213891</text:p>
          </table:table-cell>
          <table:table-cell table:formula="of:=[.J225]+[.J$400]/400" office:value-type="float" office:value="0.427782374999999">
            <text:p>0.427782</text:p>
          </table:table-cell>
          <table:table-cell table:formula="of:=[.K225]+[.K$400]/400" office:value-type="float" office:value="-0.213891187499999">
            <text:p>-0.213891</text:p>
          </table:table-cell>
          <table:table-cell table:formula="of:=[.L225]+[.L$400]/400" office:value-type="float" office:value="0">
            <text:p>0.000000</text:p>
          </table:table-cell>
          <table:table-cell table:formula="of:=[.M225]+[.M$400]/400" office:value-type="float" office:value="0.0981748124999996">
            <text:p>0.098175</text:p>
          </table:table-cell>
          <table:table-cell table:formula="of:=[.N225]+[.N$400]/400" office:value-type="float" office:value="-0.0981748124999996">
            <text:p>-0.098175</text:p>
          </table:table-cell>
          <table:table-cell table:formula="of:=[.O225]+[.O$400]/400" office:value-type="float" office:value="0">
            <text:p>0.000000</text:p>
          </table:table-cell>
          <table:table-cell table:formula="of:=[.P225]+[.P$400]/400" office:value-type="float" office:value="-0.2945244375">
            <text:p>-0.294524</text:p>
          </table:table-cell>
          <table:table-cell table:formula="of:=[.Q225]+[.Q$400]/400" office:value-type="float" office:value="0">
            <text:p>0.000000</text:p>
          </table:table-cell>
          <table:table-cell table:formula="of:=[.R225]+[.R$400]/400" office:value-type="float" office:value="0">
            <text:p>0.000000</text:p>
          </table:table-cell>
          <table:table-cell table:formula="of:=[.S225]+[.S$400]/400" office:value-type="float" office:value="0">
            <text:p>0.000000</text:p>
          </table:table-cell>
          <table:table-cell table:formula="of:=[.T225]+[.T$400]/400" office:value-type="float" office:value="0.0981748124999996">
            <text:p>0.098175</text:p>
          </table:table-cell>
          <table:table-cell table:formula="of:=[.U225]+[.U$400]/400" office:value-type="float" office:value="0.0981748124999996">
            <text:p>0.098175</text:p>
          </table:table-cell>
          <table:table-cell table:formula="of:=[.V225]+[.V$400]/400" office:value-type="float" office:value="0">
            <text:p>0.000000</text:p>
          </table:table-cell>
          <table:table-cell table:formula="of:=[.W225]+[.W$400]/400" office:value-type="float" office:value="-0.2945244375">
            <text:p>-0.294524</text:p>
          </table:table-cell>
          <table:table-cell table:formula="of:=[.X225]+[.X$400]/400" office:value-type="float" office:value="0">
            <text:p>0.000000</text:p>
          </table:table-cell>
          <table:table-cell table:formula="of:=[.Y225]+[.Y$400]/400" office:value-type="float" office:value="0">
            <text:p>0.000000</text:p>
          </table:table-cell>
          <table:table-cell table:formula="of:=[.Z225]+[.Z$400]/400" office:value-type="float" office:value="0">
            <text:p>0.000000</text:p>
          </table:table-cell>
          <table:table-cell table:formula="of:=[.AA225]+[.AA$400]/400" office:value-type="float" office:value="0">
            <text:p>0.000000</text:p>
          </table:table-cell>
          <table:table-cell table:formula="of:=[.AB225]+[.AB$400]/400" office:value-type="float" office:value="0">
            <text:p>0.000000</text:p>
          </table:table-cell>
          <table:table-cell table:formula="of:=[.AC225]+[.AC$400]/400" office:value-type="float" office:value="0">
            <text:p>0.000000</text:p>
          </table:table-cell>
          <table:table-cell table:formula="of:=[.AD225]+[.AD$400]/400" office:value-type="float" office:value="0">
            <text:p>0.000000</text:p>
          </table:table-cell>
        </table:table-row>
        <table:table-row table:style-name="ro1">
          <table:table-cell table:formula="of:=[.A226]+[.A$400]/400" office:value-type="float" office:value="0">
            <text:p>0.000000</text:p>
          </table:table-cell>
          <table:table-cell table:formula="of:=[.B226]+[.B$400]/400" office:value-type="float" office:value="0">
            <text:p>0.000000</text:p>
          </table:table-cell>
          <table:table-cell table:formula="of:=[.C226]+[.C$400]/400" office:value-type="float" office:value="-0.214841814999999">
            <text:p>-0.214842</text:p>
          </table:table-cell>
          <table:table-cell table:formula="of:=[.D226]+[.D$400]/400" office:value-type="float" office:value="0.429683629999999">
            <text:p>0.429684</text:p>
          </table:table-cell>
          <table:table-cell table:formula="of:=[.E226]+[.E$400]/400" office:value-type="float" office:value="-0.214841814999999">
            <text:p>-0.214842</text:p>
          </table:table-cell>
          <table:table-cell table:formula="of:=[.F226]+[.F$400]/400" office:value-type="float" office:value="0">
            <text:p>0.000000</text:p>
          </table:table-cell>
          <table:table-cell table:formula="of:=[.G226]+[.G$400]/400" office:value-type="float" office:value="0">
            <text:p>0.000000</text:p>
          </table:table-cell>
          <table:table-cell table:formula="of:=[.H226]+[.H$400]/400" office:value-type="float" office:value="0">
            <text:p>0.000000</text:p>
          </table:table-cell>
          <table:table-cell table:formula="of:=[.I226]+[.I$400]/400" office:value-type="float" office:value="-0.214841814999999">
            <text:p>-0.214842</text:p>
          </table:table-cell>
          <table:table-cell table:formula="of:=[.J226]+[.J$400]/400" office:value-type="float" office:value="0.429683629999999">
            <text:p>0.429684</text:p>
          </table:table-cell>
          <table:table-cell table:formula="of:=[.K226]+[.K$400]/400" office:value-type="float" office:value="-0.214841814999999">
            <text:p>-0.214842</text:p>
          </table:table-cell>
          <table:table-cell table:formula="of:=[.L226]+[.L$400]/400" office:value-type="float" office:value="0">
            <text:p>0.000000</text:p>
          </table:table-cell>
          <table:table-cell table:formula="of:=[.M226]+[.M$400]/400" office:value-type="float" office:value="0.0986111449999996">
            <text:p>0.098611</text:p>
          </table:table-cell>
          <table:table-cell table:formula="of:=[.N226]+[.N$400]/400" office:value-type="float" office:value="-0.0986111449999996">
            <text:p>-0.098611</text:p>
          </table:table-cell>
          <table:table-cell table:formula="of:=[.O226]+[.O$400]/400" office:value-type="float" office:value="0">
            <text:p>0.000000</text:p>
          </table:table-cell>
          <table:table-cell table:formula="of:=[.P226]+[.P$400]/400" office:value-type="float" office:value="-0.295833435">
            <text:p>-0.295833</text:p>
          </table:table-cell>
          <table:table-cell table:formula="of:=[.Q226]+[.Q$400]/400" office:value-type="float" office:value="0">
            <text:p>0.000000</text:p>
          </table:table-cell>
          <table:table-cell table:formula="of:=[.R226]+[.R$400]/400" office:value-type="float" office:value="0">
            <text:p>0.000000</text:p>
          </table:table-cell>
          <table:table-cell table:formula="of:=[.S226]+[.S$400]/400" office:value-type="float" office:value="0">
            <text:p>0.000000</text:p>
          </table:table-cell>
          <table:table-cell table:formula="of:=[.T226]+[.T$400]/400" office:value-type="float" office:value="0.0986111449999996">
            <text:p>0.098611</text:p>
          </table:table-cell>
          <table:table-cell table:formula="of:=[.U226]+[.U$400]/400" office:value-type="float" office:value="0.0986111449999996">
            <text:p>0.098611</text:p>
          </table:table-cell>
          <table:table-cell table:formula="of:=[.V226]+[.V$400]/400" office:value-type="float" office:value="0">
            <text:p>0.000000</text:p>
          </table:table-cell>
          <table:table-cell table:formula="of:=[.W226]+[.W$400]/400" office:value-type="float" office:value="-0.295833435">
            <text:p>-0.295833</text:p>
          </table:table-cell>
          <table:table-cell table:formula="of:=[.X226]+[.X$400]/400" office:value-type="float" office:value="0">
            <text:p>0.000000</text:p>
          </table:table-cell>
          <table:table-cell table:formula="of:=[.Y226]+[.Y$400]/400" office:value-type="float" office:value="0">
            <text:p>0.000000</text:p>
          </table:table-cell>
          <table:table-cell table:formula="of:=[.Z226]+[.Z$400]/400" office:value-type="float" office:value="0">
            <text:p>0.000000</text:p>
          </table:table-cell>
          <table:table-cell table:formula="of:=[.AA226]+[.AA$400]/400" office:value-type="float" office:value="0">
            <text:p>0.000000</text:p>
          </table:table-cell>
          <table:table-cell table:formula="of:=[.AB226]+[.AB$400]/400" office:value-type="float" office:value="0">
            <text:p>0.000000</text:p>
          </table:table-cell>
          <table:table-cell table:formula="of:=[.AC226]+[.AC$400]/400" office:value-type="float" office:value="0">
            <text:p>0.000000</text:p>
          </table:table-cell>
          <table:table-cell table:formula="of:=[.AD226]+[.AD$400]/400" office:value-type="float" office:value="0">
            <text:p>0.000000</text:p>
          </table:table-cell>
        </table:table-row>
        <table:table-row table:style-name="ro1">
          <table:table-cell table:formula="of:=[.A227]+[.A$400]/400" office:value-type="float" office:value="0">
            <text:p>0.000000</text:p>
          </table:table-cell>
          <table:table-cell table:formula="of:=[.B227]+[.B$400]/400" office:value-type="float" office:value="0">
            <text:p>0.000000</text:p>
          </table:table-cell>
          <table:table-cell table:formula="of:=[.C227]+[.C$400]/400" office:value-type="float" office:value="-0.215792442499999">
            <text:p>-0.215792</text:p>
          </table:table-cell>
          <table:table-cell table:formula="of:=[.D227]+[.D$400]/400" office:value-type="float" office:value="0.431584884999999">
            <text:p>0.431585</text:p>
          </table:table-cell>
          <table:table-cell table:formula="of:=[.E227]+[.E$400]/400" office:value-type="float" office:value="-0.215792442499999">
            <text:p>-0.215792</text:p>
          </table:table-cell>
          <table:table-cell table:formula="of:=[.F227]+[.F$400]/400" office:value-type="float" office:value="0">
            <text:p>0.000000</text:p>
          </table:table-cell>
          <table:table-cell table:formula="of:=[.G227]+[.G$400]/400" office:value-type="float" office:value="0">
            <text:p>0.000000</text:p>
          </table:table-cell>
          <table:table-cell table:formula="of:=[.H227]+[.H$400]/400" office:value-type="float" office:value="0">
            <text:p>0.000000</text:p>
          </table:table-cell>
          <table:table-cell table:formula="of:=[.I227]+[.I$400]/400" office:value-type="float" office:value="-0.215792442499999">
            <text:p>-0.215792</text:p>
          </table:table-cell>
          <table:table-cell table:formula="of:=[.J227]+[.J$400]/400" office:value-type="float" office:value="0.431584884999999">
            <text:p>0.431585</text:p>
          </table:table-cell>
          <table:table-cell table:formula="of:=[.K227]+[.K$400]/400" office:value-type="float" office:value="-0.215792442499999">
            <text:p>-0.215792</text:p>
          </table:table-cell>
          <table:table-cell table:formula="of:=[.L227]+[.L$400]/400" office:value-type="float" office:value="0">
            <text:p>0.000000</text:p>
          </table:table-cell>
          <table:table-cell table:formula="of:=[.M227]+[.M$400]/400" office:value-type="float" office:value="0.0990474774999996">
            <text:p>0.099047</text:p>
          </table:table-cell>
          <table:table-cell table:formula="of:=[.N227]+[.N$400]/400" office:value-type="float" office:value="-0.0990474774999996">
            <text:p>-0.099047</text:p>
          </table:table-cell>
          <table:table-cell table:formula="of:=[.O227]+[.O$400]/400" office:value-type="float" office:value="0">
            <text:p>0.000000</text:p>
          </table:table-cell>
          <table:table-cell table:formula="of:=[.P227]+[.P$400]/400" office:value-type="float" office:value="-0.2971424325">
            <text:p>-0.297142</text:p>
          </table:table-cell>
          <table:table-cell table:formula="of:=[.Q227]+[.Q$400]/400" office:value-type="float" office:value="0">
            <text:p>0.000000</text:p>
          </table:table-cell>
          <table:table-cell table:formula="of:=[.R227]+[.R$400]/400" office:value-type="float" office:value="0">
            <text:p>0.000000</text:p>
          </table:table-cell>
          <table:table-cell table:formula="of:=[.S227]+[.S$400]/400" office:value-type="float" office:value="0">
            <text:p>0.000000</text:p>
          </table:table-cell>
          <table:table-cell table:formula="of:=[.T227]+[.T$400]/400" office:value-type="float" office:value="0.0990474774999996">
            <text:p>0.099047</text:p>
          </table:table-cell>
          <table:table-cell table:formula="of:=[.U227]+[.U$400]/400" office:value-type="float" office:value="0.0990474774999996">
            <text:p>0.099047</text:p>
          </table:table-cell>
          <table:table-cell table:formula="of:=[.V227]+[.V$400]/400" office:value-type="float" office:value="0">
            <text:p>0.000000</text:p>
          </table:table-cell>
          <table:table-cell table:formula="of:=[.W227]+[.W$400]/400" office:value-type="float" office:value="-0.2971424325">
            <text:p>-0.297142</text:p>
          </table:table-cell>
          <table:table-cell table:formula="of:=[.X227]+[.X$400]/400" office:value-type="float" office:value="0">
            <text:p>0.000000</text:p>
          </table:table-cell>
          <table:table-cell table:formula="of:=[.Y227]+[.Y$400]/400" office:value-type="float" office:value="0">
            <text:p>0.000000</text:p>
          </table:table-cell>
          <table:table-cell table:formula="of:=[.Z227]+[.Z$400]/400" office:value-type="float" office:value="0">
            <text:p>0.000000</text:p>
          </table:table-cell>
          <table:table-cell table:formula="of:=[.AA227]+[.AA$400]/400" office:value-type="float" office:value="0">
            <text:p>0.000000</text:p>
          </table:table-cell>
          <table:table-cell table:formula="of:=[.AB227]+[.AB$400]/400" office:value-type="float" office:value="0">
            <text:p>0.000000</text:p>
          </table:table-cell>
          <table:table-cell table:formula="of:=[.AC227]+[.AC$400]/400" office:value-type="float" office:value="0">
            <text:p>0.000000</text:p>
          </table:table-cell>
          <table:table-cell table:formula="of:=[.AD227]+[.AD$400]/400" office:value-type="float" office:value="0">
            <text:p>0.000000</text:p>
          </table:table-cell>
        </table:table-row>
        <table:table-row table:style-name="ro1">
          <table:table-cell table:formula="of:=[.A228]+[.A$400]/400" office:value-type="float" office:value="0">
            <text:p>0.000000</text:p>
          </table:table-cell>
          <table:table-cell table:formula="of:=[.B228]+[.B$400]/400" office:value-type="float" office:value="0">
            <text:p>0.000000</text:p>
          </table:table-cell>
          <table:table-cell table:formula="of:=[.C228]+[.C$400]/400" office:value-type="float" office:value="-0.216743069999999">
            <text:p>-0.216743</text:p>
          </table:table-cell>
          <table:table-cell table:formula="of:=[.D228]+[.D$400]/400" office:value-type="float" office:value="0.433486139999999">
            <text:p>0.433486</text:p>
          </table:table-cell>
          <table:table-cell table:formula="of:=[.E228]+[.E$400]/400" office:value-type="float" office:value="-0.216743069999999">
            <text:p>-0.216743</text:p>
          </table:table-cell>
          <table:table-cell table:formula="of:=[.F228]+[.F$400]/400" office:value-type="float" office:value="0">
            <text:p>0.000000</text:p>
          </table:table-cell>
          <table:table-cell table:formula="of:=[.G228]+[.G$400]/400" office:value-type="float" office:value="0">
            <text:p>0.000000</text:p>
          </table:table-cell>
          <table:table-cell table:formula="of:=[.H228]+[.H$400]/400" office:value-type="float" office:value="0">
            <text:p>0.000000</text:p>
          </table:table-cell>
          <table:table-cell table:formula="of:=[.I228]+[.I$400]/400" office:value-type="float" office:value="-0.216743069999999">
            <text:p>-0.216743</text:p>
          </table:table-cell>
          <table:table-cell table:formula="of:=[.J228]+[.J$400]/400" office:value-type="float" office:value="0.433486139999999">
            <text:p>0.433486</text:p>
          </table:table-cell>
          <table:table-cell table:formula="of:=[.K228]+[.K$400]/400" office:value-type="float" office:value="-0.216743069999999">
            <text:p>-0.216743</text:p>
          </table:table-cell>
          <table:table-cell table:formula="of:=[.L228]+[.L$400]/400" office:value-type="float" office:value="0">
            <text:p>0.000000</text:p>
          </table:table-cell>
          <table:table-cell table:formula="of:=[.M228]+[.M$400]/400" office:value-type="float" office:value="0.0994838099999996">
            <text:p>0.099484</text:p>
          </table:table-cell>
          <table:table-cell table:formula="of:=[.N228]+[.N$400]/400" office:value-type="float" office:value="-0.0994838099999996">
            <text:p>-0.099484</text:p>
          </table:table-cell>
          <table:table-cell table:formula="of:=[.O228]+[.O$400]/400" office:value-type="float" office:value="0">
            <text:p>0.000000</text:p>
          </table:table-cell>
          <table:table-cell table:formula="of:=[.P228]+[.P$400]/400" office:value-type="float" office:value="-0.29845143">
            <text:p>-0.298451</text:p>
          </table:table-cell>
          <table:table-cell table:formula="of:=[.Q228]+[.Q$400]/400" office:value-type="float" office:value="0">
            <text:p>0.000000</text:p>
          </table:table-cell>
          <table:table-cell table:formula="of:=[.R228]+[.R$400]/400" office:value-type="float" office:value="0">
            <text:p>0.000000</text:p>
          </table:table-cell>
          <table:table-cell table:formula="of:=[.S228]+[.S$400]/400" office:value-type="float" office:value="0">
            <text:p>0.000000</text:p>
          </table:table-cell>
          <table:table-cell table:formula="of:=[.T228]+[.T$400]/400" office:value-type="float" office:value="0.0994838099999996">
            <text:p>0.099484</text:p>
          </table:table-cell>
          <table:table-cell table:formula="of:=[.U228]+[.U$400]/400" office:value-type="float" office:value="0.0994838099999996">
            <text:p>0.099484</text:p>
          </table:table-cell>
          <table:table-cell table:formula="of:=[.V228]+[.V$400]/400" office:value-type="float" office:value="0">
            <text:p>0.000000</text:p>
          </table:table-cell>
          <table:table-cell table:formula="of:=[.W228]+[.W$400]/400" office:value-type="float" office:value="-0.29845143">
            <text:p>-0.298451</text:p>
          </table:table-cell>
          <table:table-cell table:formula="of:=[.X228]+[.X$400]/400" office:value-type="float" office:value="0">
            <text:p>0.000000</text:p>
          </table:table-cell>
          <table:table-cell table:formula="of:=[.Y228]+[.Y$400]/400" office:value-type="float" office:value="0">
            <text:p>0.000000</text:p>
          </table:table-cell>
          <table:table-cell table:formula="of:=[.Z228]+[.Z$400]/400" office:value-type="float" office:value="0">
            <text:p>0.000000</text:p>
          </table:table-cell>
          <table:table-cell table:formula="of:=[.AA228]+[.AA$400]/400" office:value-type="float" office:value="0">
            <text:p>0.000000</text:p>
          </table:table-cell>
          <table:table-cell table:formula="of:=[.AB228]+[.AB$400]/400" office:value-type="float" office:value="0">
            <text:p>0.000000</text:p>
          </table:table-cell>
          <table:table-cell table:formula="of:=[.AC228]+[.AC$400]/400" office:value-type="float" office:value="0">
            <text:p>0.000000</text:p>
          </table:table-cell>
          <table:table-cell table:formula="of:=[.AD228]+[.AD$400]/400" office:value-type="float" office:value="0">
            <text:p>0.000000</text:p>
          </table:table-cell>
        </table:table-row>
        <table:table-row table:style-name="ro1">
          <table:table-cell table:formula="of:=[.A229]+[.A$400]/400" office:value-type="float" office:value="0">
            <text:p>0.000000</text:p>
          </table:table-cell>
          <table:table-cell table:formula="of:=[.B229]+[.B$400]/400" office:value-type="float" office:value="0">
            <text:p>0.000000</text:p>
          </table:table-cell>
          <table:table-cell table:formula="of:=[.C229]+[.C$400]/400" office:value-type="float" office:value="-0.217693697499999">
            <text:p>-0.217694</text:p>
          </table:table-cell>
          <table:table-cell table:formula="of:=[.D229]+[.D$400]/400" office:value-type="float" office:value="0.435387394999999">
            <text:p>0.435387</text:p>
          </table:table-cell>
          <table:table-cell table:formula="of:=[.E229]+[.E$400]/400" office:value-type="float" office:value="-0.217693697499999">
            <text:p>-0.217694</text:p>
          </table:table-cell>
          <table:table-cell table:formula="of:=[.F229]+[.F$400]/400" office:value-type="float" office:value="0">
            <text:p>0.000000</text:p>
          </table:table-cell>
          <table:table-cell table:formula="of:=[.G229]+[.G$400]/400" office:value-type="float" office:value="0">
            <text:p>0.000000</text:p>
          </table:table-cell>
          <table:table-cell table:formula="of:=[.H229]+[.H$400]/400" office:value-type="float" office:value="0">
            <text:p>0.000000</text:p>
          </table:table-cell>
          <table:table-cell table:formula="of:=[.I229]+[.I$400]/400" office:value-type="float" office:value="-0.217693697499999">
            <text:p>-0.217694</text:p>
          </table:table-cell>
          <table:table-cell table:formula="of:=[.J229]+[.J$400]/400" office:value-type="float" office:value="0.435387394999999">
            <text:p>0.435387</text:p>
          </table:table-cell>
          <table:table-cell table:formula="of:=[.K229]+[.K$400]/400" office:value-type="float" office:value="-0.217693697499999">
            <text:p>-0.217694</text:p>
          </table:table-cell>
          <table:table-cell table:formula="of:=[.L229]+[.L$400]/400" office:value-type="float" office:value="0">
            <text:p>0.000000</text:p>
          </table:table-cell>
          <table:table-cell table:formula="of:=[.M229]+[.M$400]/400" office:value-type="float" office:value="0.0999201424999996">
            <text:p>0.099920</text:p>
          </table:table-cell>
          <table:table-cell table:formula="of:=[.N229]+[.N$400]/400" office:value-type="float" office:value="-0.0999201424999996">
            <text:p>-0.099920</text:p>
          </table:table-cell>
          <table:table-cell table:formula="of:=[.O229]+[.O$400]/400" office:value-type="float" office:value="0">
            <text:p>0.000000</text:p>
          </table:table-cell>
          <table:table-cell table:formula="of:=[.P229]+[.P$400]/400" office:value-type="float" office:value="-0.2997604275">
            <text:p>-0.299760</text:p>
          </table:table-cell>
          <table:table-cell table:formula="of:=[.Q229]+[.Q$400]/400" office:value-type="float" office:value="0">
            <text:p>0.000000</text:p>
          </table:table-cell>
          <table:table-cell table:formula="of:=[.R229]+[.R$400]/400" office:value-type="float" office:value="0">
            <text:p>0.000000</text:p>
          </table:table-cell>
          <table:table-cell table:formula="of:=[.S229]+[.S$400]/400" office:value-type="float" office:value="0">
            <text:p>0.000000</text:p>
          </table:table-cell>
          <table:table-cell table:formula="of:=[.T229]+[.T$400]/400" office:value-type="float" office:value="0.0999201424999996">
            <text:p>0.099920</text:p>
          </table:table-cell>
          <table:table-cell table:formula="of:=[.U229]+[.U$400]/400" office:value-type="float" office:value="0.0999201424999996">
            <text:p>0.099920</text:p>
          </table:table-cell>
          <table:table-cell table:formula="of:=[.V229]+[.V$400]/400" office:value-type="float" office:value="0">
            <text:p>0.000000</text:p>
          </table:table-cell>
          <table:table-cell table:formula="of:=[.W229]+[.W$400]/400" office:value-type="float" office:value="-0.2997604275">
            <text:p>-0.299760</text:p>
          </table:table-cell>
          <table:table-cell table:formula="of:=[.X229]+[.X$400]/400" office:value-type="float" office:value="0">
            <text:p>0.000000</text:p>
          </table:table-cell>
          <table:table-cell table:formula="of:=[.Y229]+[.Y$400]/400" office:value-type="float" office:value="0">
            <text:p>0.000000</text:p>
          </table:table-cell>
          <table:table-cell table:formula="of:=[.Z229]+[.Z$400]/400" office:value-type="float" office:value="0">
            <text:p>0.000000</text:p>
          </table:table-cell>
          <table:table-cell table:formula="of:=[.AA229]+[.AA$400]/400" office:value-type="float" office:value="0">
            <text:p>0.000000</text:p>
          </table:table-cell>
          <table:table-cell table:formula="of:=[.AB229]+[.AB$400]/400" office:value-type="float" office:value="0">
            <text:p>0.000000</text:p>
          </table:table-cell>
          <table:table-cell table:formula="of:=[.AC229]+[.AC$400]/400" office:value-type="float" office:value="0">
            <text:p>0.000000</text:p>
          </table:table-cell>
          <table:table-cell table:formula="of:=[.AD229]+[.AD$400]/400" office:value-type="float" office:value="0">
            <text:p>0.000000</text:p>
          </table:table-cell>
        </table:table-row>
        <table:table-row table:style-name="ro1">
          <table:table-cell table:formula="of:=[.A230]+[.A$400]/400" office:value-type="float" office:value="0">
            <text:p>0.000000</text:p>
          </table:table-cell>
          <table:table-cell table:formula="of:=[.B230]+[.B$400]/400" office:value-type="float" office:value="0">
            <text:p>0.000000</text:p>
          </table:table-cell>
          <table:table-cell table:formula="of:=[.C230]+[.C$400]/400" office:value-type="float" office:value="-0.218644324999999">
            <text:p>-0.218644</text:p>
          </table:table-cell>
          <table:table-cell table:formula="of:=[.D230]+[.D$400]/400" office:value-type="float" office:value="0.437288649999999">
            <text:p>0.437289</text:p>
          </table:table-cell>
          <table:table-cell table:formula="of:=[.E230]+[.E$400]/400" office:value-type="float" office:value="-0.218644324999999">
            <text:p>-0.218644</text:p>
          </table:table-cell>
          <table:table-cell table:formula="of:=[.F230]+[.F$400]/400" office:value-type="float" office:value="0">
            <text:p>0.000000</text:p>
          </table:table-cell>
          <table:table-cell table:formula="of:=[.G230]+[.G$400]/400" office:value-type="float" office:value="0">
            <text:p>0.000000</text:p>
          </table:table-cell>
          <table:table-cell table:formula="of:=[.H230]+[.H$400]/400" office:value-type="float" office:value="0">
            <text:p>0.000000</text:p>
          </table:table-cell>
          <table:table-cell table:formula="of:=[.I230]+[.I$400]/400" office:value-type="float" office:value="-0.218644324999999">
            <text:p>-0.218644</text:p>
          </table:table-cell>
          <table:table-cell table:formula="of:=[.J230]+[.J$400]/400" office:value-type="float" office:value="0.437288649999999">
            <text:p>0.437289</text:p>
          </table:table-cell>
          <table:table-cell table:formula="of:=[.K230]+[.K$400]/400" office:value-type="float" office:value="-0.218644324999999">
            <text:p>-0.218644</text:p>
          </table:table-cell>
          <table:table-cell table:formula="of:=[.L230]+[.L$400]/400" office:value-type="float" office:value="0">
            <text:p>0.000000</text:p>
          </table:table-cell>
          <table:table-cell table:formula="of:=[.M230]+[.M$400]/400" office:value-type="float" office:value="0.100356475">
            <text:p>0.100356</text:p>
          </table:table-cell>
          <table:table-cell table:formula="of:=[.N230]+[.N$400]/400" office:value-type="float" office:value="-0.100356475">
            <text:p>-0.100356</text:p>
          </table:table-cell>
          <table:table-cell table:formula="of:=[.O230]+[.O$400]/400" office:value-type="float" office:value="0">
            <text:p>0.000000</text:p>
          </table:table-cell>
          <table:table-cell table:formula="of:=[.P230]+[.P$400]/400" office:value-type="float" office:value="-0.301069425">
            <text:p>-0.301069</text:p>
          </table:table-cell>
          <table:table-cell table:formula="of:=[.Q230]+[.Q$400]/400" office:value-type="float" office:value="0">
            <text:p>0.000000</text:p>
          </table:table-cell>
          <table:table-cell table:formula="of:=[.R230]+[.R$400]/400" office:value-type="float" office:value="0">
            <text:p>0.000000</text:p>
          </table:table-cell>
          <table:table-cell table:formula="of:=[.S230]+[.S$400]/400" office:value-type="float" office:value="0">
            <text:p>0.000000</text:p>
          </table:table-cell>
          <table:table-cell table:formula="of:=[.T230]+[.T$400]/400" office:value-type="float" office:value="0.100356475">
            <text:p>0.100356</text:p>
          </table:table-cell>
          <table:table-cell table:formula="of:=[.U230]+[.U$400]/400" office:value-type="float" office:value="0.100356475">
            <text:p>0.100356</text:p>
          </table:table-cell>
          <table:table-cell table:formula="of:=[.V230]+[.V$400]/400" office:value-type="float" office:value="0">
            <text:p>0.000000</text:p>
          </table:table-cell>
          <table:table-cell table:formula="of:=[.W230]+[.W$400]/400" office:value-type="float" office:value="-0.301069425">
            <text:p>-0.301069</text:p>
          </table:table-cell>
          <table:table-cell table:formula="of:=[.X230]+[.X$400]/400" office:value-type="float" office:value="0">
            <text:p>0.000000</text:p>
          </table:table-cell>
          <table:table-cell table:formula="of:=[.Y230]+[.Y$400]/400" office:value-type="float" office:value="0">
            <text:p>0.000000</text:p>
          </table:table-cell>
          <table:table-cell table:formula="of:=[.Z230]+[.Z$400]/400" office:value-type="float" office:value="0">
            <text:p>0.000000</text:p>
          </table:table-cell>
          <table:table-cell table:formula="of:=[.AA230]+[.AA$400]/400" office:value-type="float" office:value="0">
            <text:p>0.000000</text:p>
          </table:table-cell>
          <table:table-cell table:formula="of:=[.AB230]+[.AB$400]/400" office:value-type="float" office:value="0">
            <text:p>0.000000</text:p>
          </table:table-cell>
          <table:table-cell table:formula="of:=[.AC230]+[.AC$400]/400" office:value-type="float" office:value="0">
            <text:p>0.000000</text:p>
          </table:table-cell>
          <table:table-cell table:formula="of:=[.AD230]+[.AD$400]/400" office:value-type="float" office:value="0">
            <text:p>0.000000</text:p>
          </table:table-cell>
        </table:table-row>
        <table:table-row table:style-name="ro1">
          <table:table-cell table:formula="of:=[.A231]+[.A$400]/400" office:value-type="float" office:value="0">
            <text:p>0.000000</text:p>
          </table:table-cell>
          <table:table-cell table:formula="of:=[.B231]+[.B$400]/400" office:value-type="float" office:value="0">
            <text:p>0.000000</text:p>
          </table:table-cell>
          <table:table-cell table:formula="of:=[.C231]+[.C$400]/400" office:value-type="float" office:value="-0.219594952499999">
            <text:p>-0.219595</text:p>
          </table:table-cell>
          <table:table-cell table:formula="of:=[.D231]+[.D$400]/400" office:value-type="float" office:value="0.439189904999999">
            <text:p>0.439190</text:p>
          </table:table-cell>
          <table:table-cell table:formula="of:=[.E231]+[.E$400]/400" office:value-type="float" office:value="-0.219594952499999">
            <text:p>-0.219595</text:p>
          </table:table-cell>
          <table:table-cell table:formula="of:=[.F231]+[.F$400]/400" office:value-type="float" office:value="0">
            <text:p>0.000000</text:p>
          </table:table-cell>
          <table:table-cell table:formula="of:=[.G231]+[.G$400]/400" office:value-type="float" office:value="0">
            <text:p>0.000000</text:p>
          </table:table-cell>
          <table:table-cell table:formula="of:=[.H231]+[.H$400]/400" office:value-type="float" office:value="0">
            <text:p>0.000000</text:p>
          </table:table-cell>
          <table:table-cell table:formula="of:=[.I231]+[.I$400]/400" office:value-type="float" office:value="-0.219594952499999">
            <text:p>-0.219595</text:p>
          </table:table-cell>
          <table:table-cell table:formula="of:=[.J231]+[.J$400]/400" office:value-type="float" office:value="0.439189904999999">
            <text:p>0.439190</text:p>
          </table:table-cell>
          <table:table-cell table:formula="of:=[.K231]+[.K$400]/400" office:value-type="float" office:value="-0.219594952499999">
            <text:p>-0.219595</text:p>
          </table:table-cell>
          <table:table-cell table:formula="of:=[.L231]+[.L$400]/400" office:value-type="float" office:value="0">
            <text:p>0.000000</text:p>
          </table:table-cell>
          <table:table-cell table:formula="of:=[.M231]+[.M$400]/400" office:value-type="float" office:value="0.1007928075">
            <text:p>0.100793</text:p>
          </table:table-cell>
          <table:table-cell table:formula="of:=[.N231]+[.N$400]/400" office:value-type="float" office:value="-0.1007928075">
            <text:p>-0.100793</text:p>
          </table:table-cell>
          <table:table-cell table:formula="of:=[.O231]+[.O$400]/400" office:value-type="float" office:value="0">
            <text:p>0.000000</text:p>
          </table:table-cell>
          <table:table-cell table:formula="of:=[.P231]+[.P$400]/400" office:value-type="float" office:value="-0.3023784225">
            <text:p>-0.302378</text:p>
          </table:table-cell>
          <table:table-cell table:formula="of:=[.Q231]+[.Q$400]/400" office:value-type="float" office:value="0">
            <text:p>0.000000</text:p>
          </table:table-cell>
          <table:table-cell table:formula="of:=[.R231]+[.R$400]/400" office:value-type="float" office:value="0">
            <text:p>0.000000</text:p>
          </table:table-cell>
          <table:table-cell table:formula="of:=[.S231]+[.S$400]/400" office:value-type="float" office:value="0">
            <text:p>0.000000</text:p>
          </table:table-cell>
          <table:table-cell table:formula="of:=[.T231]+[.T$400]/400" office:value-type="float" office:value="0.1007928075">
            <text:p>0.100793</text:p>
          </table:table-cell>
          <table:table-cell table:formula="of:=[.U231]+[.U$400]/400" office:value-type="float" office:value="0.1007928075">
            <text:p>0.100793</text:p>
          </table:table-cell>
          <table:table-cell table:formula="of:=[.V231]+[.V$400]/400" office:value-type="float" office:value="0">
            <text:p>0.000000</text:p>
          </table:table-cell>
          <table:table-cell table:formula="of:=[.W231]+[.W$400]/400" office:value-type="float" office:value="-0.3023784225">
            <text:p>-0.302378</text:p>
          </table:table-cell>
          <table:table-cell table:formula="of:=[.X231]+[.X$400]/400" office:value-type="float" office:value="0">
            <text:p>0.000000</text:p>
          </table:table-cell>
          <table:table-cell table:formula="of:=[.Y231]+[.Y$400]/400" office:value-type="float" office:value="0">
            <text:p>0.000000</text:p>
          </table:table-cell>
          <table:table-cell table:formula="of:=[.Z231]+[.Z$400]/400" office:value-type="float" office:value="0">
            <text:p>0.000000</text:p>
          </table:table-cell>
          <table:table-cell table:formula="of:=[.AA231]+[.AA$400]/400" office:value-type="float" office:value="0">
            <text:p>0.000000</text:p>
          </table:table-cell>
          <table:table-cell table:formula="of:=[.AB231]+[.AB$400]/400" office:value-type="float" office:value="0">
            <text:p>0.000000</text:p>
          </table:table-cell>
          <table:table-cell table:formula="of:=[.AC231]+[.AC$400]/400" office:value-type="float" office:value="0">
            <text:p>0.000000</text:p>
          </table:table-cell>
          <table:table-cell table:formula="of:=[.AD231]+[.AD$400]/400" office:value-type="float" office:value="0">
            <text:p>0.000000</text:p>
          </table:table-cell>
        </table:table-row>
        <table:table-row table:style-name="ro1">
          <table:table-cell table:formula="of:=[.A232]+[.A$400]/400" office:value-type="float" office:value="0">
            <text:p>0.000000</text:p>
          </table:table-cell>
          <table:table-cell table:formula="of:=[.B232]+[.B$400]/400" office:value-type="float" office:value="0">
            <text:p>0.000000</text:p>
          </table:table-cell>
          <table:table-cell table:formula="of:=[.C232]+[.C$400]/400" office:value-type="float" office:value="-0.220545579999999">
            <text:p>-0.220546</text:p>
          </table:table-cell>
          <table:table-cell table:formula="of:=[.D232]+[.D$400]/400" office:value-type="float" office:value="0.441091159999999">
            <text:p>0.441091</text:p>
          </table:table-cell>
          <table:table-cell table:formula="of:=[.E232]+[.E$400]/400" office:value-type="float" office:value="-0.220545579999999">
            <text:p>-0.220546</text:p>
          </table:table-cell>
          <table:table-cell table:formula="of:=[.F232]+[.F$400]/400" office:value-type="float" office:value="0">
            <text:p>0.000000</text:p>
          </table:table-cell>
          <table:table-cell table:formula="of:=[.G232]+[.G$400]/400" office:value-type="float" office:value="0">
            <text:p>0.000000</text:p>
          </table:table-cell>
          <table:table-cell table:formula="of:=[.H232]+[.H$400]/400" office:value-type="float" office:value="0">
            <text:p>0.000000</text:p>
          </table:table-cell>
          <table:table-cell table:formula="of:=[.I232]+[.I$400]/400" office:value-type="float" office:value="-0.220545579999999">
            <text:p>-0.220546</text:p>
          </table:table-cell>
          <table:table-cell table:formula="of:=[.J232]+[.J$400]/400" office:value-type="float" office:value="0.441091159999999">
            <text:p>0.441091</text:p>
          </table:table-cell>
          <table:table-cell table:formula="of:=[.K232]+[.K$400]/400" office:value-type="float" office:value="-0.220545579999999">
            <text:p>-0.220546</text:p>
          </table:table-cell>
          <table:table-cell table:formula="of:=[.L232]+[.L$400]/400" office:value-type="float" office:value="0">
            <text:p>0.000000</text:p>
          </table:table-cell>
          <table:table-cell table:formula="of:=[.M232]+[.M$400]/400" office:value-type="float" office:value="0.10122914">
            <text:p>0.101229</text:p>
          </table:table-cell>
          <table:table-cell table:formula="of:=[.N232]+[.N$400]/400" office:value-type="float" office:value="-0.10122914">
            <text:p>-0.101229</text:p>
          </table:table-cell>
          <table:table-cell table:formula="of:=[.O232]+[.O$400]/400" office:value-type="float" office:value="0">
            <text:p>0.000000</text:p>
          </table:table-cell>
          <table:table-cell table:formula="of:=[.P232]+[.P$400]/400" office:value-type="float" office:value="-0.30368742">
            <text:p>-0.303687</text:p>
          </table:table-cell>
          <table:table-cell table:formula="of:=[.Q232]+[.Q$400]/400" office:value-type="float" office:value="0">
            <text:p>0.000000</text:p>
          </table:table-cell>
          <table:table-cell table:formula="of:=[.R232]+[.R$400]/400" office:value-type="float" office:value="0">
            <text:p>0.000000</text:p>
          </table:table-cell>
          <table:table-cell table:formula="of:=[.S232]+[.S$400]/400" office:value-type="float" office:value="0">
            <text:p>0.000000</text:p>
          </table:table-cell>
          <table:table-cell table:formula="of:=[.T232]+[.T$400]/400" office:value-type="float" office:value="0.10122914">
            <text:p>0.101229</text:p>
          </table:table-cell>
          <table:table-cell table:formula="of:=[.U232]+[.U$400]/400" office:value-type="float" office:value="0.10122914">
            <text:p>0.101229</text:p>
          </table:table-cell>
          <table:table-cell table:formula="of:=[.V232]+[.V$400]/400" office:value-type="float" office:value="0">
            <text:p>0.000000</text:p>
          </table:table-cell>
          <table:table-cell table:formula="of:=[.W232]+[.W$400]/400" office:value-type="float" office:value="-0.30368742">
            <text:p>-0.303687</text:p>
          </table:table-cell>
          <table:table-cell table:formula="of:=[.X232]+[.X$400]/400" office:value-type="float" office:value="0">
            <text:p>0.000000</text:p>
          </table:table-cell>
          <table:table-cell table:formula="of:=[.Y232]+[.Y$400]/400" office:value-type="float" office:value="0">
            <text:p>0.000000</text:p>
          </table:table-cell>
          <table:table-cell table:formula="of:=[.Z232]+[.Z$400]/400" office:value-type="float" office:value="0">
            <text:p>0.000000</text:p>
          </table:table-cell>
          <table:table-cell table:formula="of:=[.AA232]+[.AA$400]/400" office:value-type="float" office:value="0">
            <text:p>0.000000</text:p>
          </table:table-cell>
          <table:table-cell table:formula="of:=[.AB232]+[.AB$400]/400" office:value-type="float" office:value="0">
            <text:p>0.000000</text:p>
          </table:table-cell>
          <table:table-cell table:formula="of:=[.AC232]+[.AC$400]/400" office:value-type="float" office:value="0">
            <text:p>0.000000</text:p>
          </table:table-cell>
          <table:table-cell table:formula="of:=[.AD232]+[.AD$400]/400" office:value-type="float" office:value="0">
            <text:p>0.000000</text:p>
          </table:table-cell>
        </table:table-row>
        <table:table-row table:style-name="ro1">
          <table:table-cell table:formula="of:=[.A233]+[.A$400]/400" office:value-type="float" office:value="0">
            <text:p>0.000000</text:p>
          </table:table-cell>
          <table:table-cell table:formula="of:=[.B233]+[.B$400]/400" office:value-type="float" office:value="0">
            <text:p>0.000000</text:p>
          </table:table-cell>
          <table:table-cell table:formula="of:=[.C233]+[.C$400]/400" office:value-type="float" office:value="-0.221496207499999">
            <text:p>-0.221496</text:p>
          </table:table-cell>
          <table:table-cell table:formula="of:=[.D233]+[.D$400]/400" office:value-type="float" office:value="0.442992414999999">
            <text:p>0.442992</text:p>
          </table:table-cell>
          <table:table-cell table:formula="of:=[.E233]+[.E$400]/400" office:value-type="float" office:value="-0.221496207499999">
            <text:p>-0.221496</text:p>
          </table:table-cell>
          <table:table-cell table:formula="of:=[.F233]+[.F$400]/400" office:value-type="float" office:value="0">
            <text:p>0.000000</text:p>
          </table:table-cell>
          <table:table-cell table:formula="of:=[.G233]+[.G$400]/400" office:value-type="float" office:value="0">
            <text:p>0.000000</text:p>
          </table:table-cell>
          <table:table-cell table:formula="of:=[.H233]+[.H$400]/400" office:value-type="float" office:value="0">
            <text:p>0.000000</text:p>
          </table:table-cell>
          <table:table-cell table:formula="of:=[.I233]+[.I$400]/400" office:value-type="float" office:value="-0.221496207499999">
            <text:p>-0.221496</text:p>
          </table:table-cell>
          <table:table-cell table:formula="of:=[.J233]+[.J$400]/400" office:value-type="float" office:value="0.442992414999999">
            <text:p>0.442992</text:p>
          </table:table-cell>
          <table:table-cell table:formula="of:=[.K233]+[.K$400]/400" office:value-type="float" office:value="-0.221496207499999">
            <text:p>-0.221496</text:p>
          </table:table-cell>
          <table:table-cell table:formula="of:=[.L233]+[.L$400]/400" office:value-type="float" office:value="0">
            <text:p>0.000000</text:p>
          </table:table-cell>
          <table:table-cell table:formula="of:=[.M233]+[.M$400]/400" office:value-type="float" office:value="0.1016654725">
            <text:p>0.101665</text:p>
          </table:table-cell>
          <table:table-cell table:formula="of:=[.N233]+[.N$400]/400" office:value-type="float" office:value="-0.1016654725">
            <text:p>-0.101665</text:p>
          </table:table-cell>
          <table:table-cell table:formula="of:=[.O233]+[.O$400]/400" office:value-type="float" office:value="0">
            <text:p>0.000000</text:p>
          </table:table-cell>
          <table:table-cell table:formula="of:=[.P233]+[.P$400]/400" office:value-type="float" office:value="-0.3049964175">
            <text:p>-0.304996</text:p>
          </table:table-cell>
          <table:table-cell table:formula="of:=[.Q233]+[.Q$400]/400" office:value-type="float" office:value="0">
            <text:p>0.000000</text:p>
          </table:table-cell>
          <table:table-cell table:formula="of:=[.R233]+[.R$400]/400" office:value-type="float" office:value="0">
            <text:p>0.000000</text:p>
          </table:table-cell>
          <table:table-cell table:formula="of:=[.S233]+[.S$400]/400" office:value-type="float" office:value="0">
            <text:p>0.000000</text:p>
          </table:table-cell>
          <table:table-cell table:formula="of:=[.T233]+[.T$400]/400" office:value-type="float" office:value="0.1016654725">
            <text:p>0.101665</text:p>
          </table:table-cell>
          <table:table-cell table:formula="of:=[.U233]+[.U$400]/400" office:value-type="float" office:value="0.1016654725">
            <text:p>0.101665</text:p>
          </table:table-cell>
          <table:table-cell table:formula="of:=[.V233]+[.V$400]/400" office:value-type="float" office:value="0">
            <text:p>0.000000</text:p>
          </table:table-cell>
          <table:table-cell table:formula="of:=[.W233]+[.W$400]/400" office:value-type="float" office:value="-0.3049964175">
            <text:p>-0.304996</text:p>
          </table:table-cell>
          <table:table-cell table:formula="of:=[.X233]+[.X$400]/400" office:value-type="float" office:value="0">
            <text:p>0.000000</text:p>
          </table:table-cell>
          <table:table-cell table:formula="of:=[.Y233]+[.Y$400]/400" office:value-type="float" office:value="0">
            <text:p>0.000000</text:p>
          </table:table-cell>
          <table:table-cell table:formula="of:=[.Z233]+[.Z$400]/400" office:value-type="float" office:value="0">
            <text:p>0.000000</text:p>
          </table:table-cell>
          <table:table-cell table:formula="of:=[.AA233]+[.AA$400]/400" office:value-type="float" office:value="0">
            <text:p>0.000000</text:p>
          </table:table-cell>
          <table:table-cell table:formula="of:=[.AB233]+[.AB$400]/400" office:value-type="float" office:value="0">
            <text:p>0.000000</text:p>
          </table:table-cell>
          <table:table-cell table:formula="of:=[.AC233]+[.AC$400]/400" office:value-type="float" office:value="0">
            <text:p>0.000000</text:p>
          </table:table-cell>
          <table:table-cell table:formula="of:=[.AD233]+[.AD$400]/400" office:value-type="float" office:value="0">
            <text:p>0.000000</text:p>
          </table:table-cell>
        </table:table-row>
        <table:table-row table:style-name="ro1">
          <table:table-cell table:formula="of:=[.A234]+[.A$400]/400" office:value-type="float" office:value="0">
            <text:p>0.000000</text:p>
          </table:table-cell>
          <table:table-cell table:formula="of:=[.B234]+[.B$400]/400" office:value-type="float" office:value="0">
            <text:p>0.000000</text:p>
          </table:table-cell>
          <table:table-cell table:formula="of:=[.C234]+[.C$400]/400" office:value-type="float" office:value="-0.222446834999999">
            <text:p>-0.222447</text:p>
          </table:table-cell>
          <table:table-cell table:formula="of:=[.D234]+[.D$400]/400" office:value-type="float" office:value="0.444893669999999">
            <text:p>0.444894</text:p>
          </table:table-cell>
          <table:table-cell table:formula="of:=[.E234]+[.E$400]/400" office:value-type="float" office:value="-0.222446834999999">
            <text:p>-0.222447</text:p>
          </table:table-cell>
          <table:table-cell table:formula="of:=[.F234]+[.F$400]/400" office:value-type="float" office:value="0">
            <text:p>0.000000</text:p>
          </table:table-cell>
          <table:table-cell table:formula="of:=[.G234]+[.G$400]/400" office:value-type="float" office:value="0">
            <text:p>0.000000</text:p>
          </table:table-cell>
          <table:table-cell table:formula="of:=[.H234]+[.H$400]/400" office:value-type="float" office:value="0">
            <text:p>0.000000</text:p>
          </table:table-cell>
          <table:table-cell table:formula="of:=[.I234]+[.I$400]/400" office:value-type="float" office:value="-0.222446834999999">
            <text:p>-0.222447</text:p>
          </table:table-cell>
          <table:table-cell table:formula="of:=[.J234]+[.J$400]/400" office:value-type="float" office:value="0.444893669999999">
            <text:p>0.444894</text:p>
          </table:table-cell>
          <table:table-cell table:formula="of:=[.K234]+[.K$400]/400" office:value-type="float" office:value="-0.222446834999999">
            <text:p>-0.222447</text:p>
          </table:table-cell>
          <table:table-cell table:formula="of:=[.L234]+[.L$400]/400" office:value-type="float" office:value="0">
            <text:p>0.000000</text:p>
          </table:table-cell>
          <table:table-cell table:formula="of:=[.M234]+[.M$400]/400" office:value-type="float" office:value="0.102101805">
            <text:p>0.102102</text:p>
          </table:table-cell>
          <table:table-cell table:formula="of:=[.N234]+[.N$400]/400" office:value-type="float" office:value="-0.102101805">
            <text:p>-0.102102</text:p>
          </table:table-cell>
          <table:table-cell table:formula="of:=[.O234]+[.O$400]/400" office:value-type="float" office:value="0">
            <text:p>0.000000</text:p>
          </table:table-cell>
          <table:table-cell table:formula="of:=[.P234]+[.P$400]/400" office:value-type="float" office:value="-0.306305415">
            <text:p>-0.306305</text:p>
          </table:table-cell>
          <table:table-cell table:formula="of:=[.Q234]+[.Q$400]/400" office:value-type="float" office:value="0">
            <text:p>0.000000</text:p>
          </table:table-cell>
          <table:table-cell table:formula="of:=[.R234]+[.R$400]/400" office:value-type="float" office:value="0">
            <text:p>0.000000</text:p>
          </table:table-cell>
          <table:table-cell table:formula="of:=[.S234]+[.S$400]/400" office:value-type="float" office:value="0">
            <text:p>0.000000</text:p>
          </table:table-cell>
          <table:table-cell table:formula="of:=[.T234]+[.T$400]/400" office:value-type="float" office:value="0.102101805">
            <text:p>0.102102</text:p>
          </table:table-cell>
          <table:table-cell table:formula="of:=[.U234]+[.U$400]/400" office:value-type="float" office:value="0.102101805">
            <text:p>0.102102</text:p>
          </table:table-cell>
          <table:table-cell table:formula="of:=[.V234]+[.V$400]/400" office:value-type="float" office:value="0">
            <text:p>0.000000</text:p>
          </table:table-cell>
          <table:table-cell table:formula="of:=[.W234]+[.W$400]/400" office:value-type="float" office:value="-0.306305415">
            <text:p>-0.306305</text:p>
          </table:table-cell>
          <table:table-cell table:formula="of:=[.X234]+[.X$400]/400" office:value-type="float" office:value="0">
            <text:p>0.000000</text:p>
          </table:table-cell>
          <table:table-cell table:formula="of:=[.Y234]+[.Y$400]/400" office:value-type="float" office:value="0">
            <text:p>0.000000</text:p>
          </table:table-cell>
          <table:table-cell table:formula="of:=[.Z234]+[.Z$400]/400" office:value-type="float" office:value="0">
            <text:p>0.000000</text:p>
          </table:table-cell>
          <table:table-cell table:formula="of:=[.AA234]+[.AA$400]/400" office:value-type="float" office:value="0">
            <text:p>0.000000</text:p>
          </table:table-cell>
          <table:table-cell table:formula="of:=[.AB234]+[.AB$400]/400" office:value-type="float" office:value="0">
            <text:p>0.000000</text:p>
          </table:table-cell>
          <table:table-cell table:formula="of:=[.AC234]+[.AC$400]/400" office:value-type="float" office:value="0">
            <text:p>0.000000</text:p>
          </table:table-cell>
          <table:table-cell table:formula="of:=[.AD234]+[.AD$400]/400" office:value-type="float" office:value="0">
            <text:p>0.000000</text:p>
          </table:table-cell>
        </table:table-row>
        <table:table-row table:style-name="ro1">
          <table:table-cell table:formula="of:=[.A235]+[.A$400]/400" office:value-type="float" office:value="0">
            <text:p>0.000000</text:p>
          </table:table-cell>
          <table:table-cell table:formula="of:=[.B235]+[.B$400]/400" office:value-type="float" office:value="0">
            <text:p>0.000000</text:p>
          </table:table-cell>
          <table:table-cell table:formula="of:=[.C235]+[.C$400]/400" office:value-type="float" office:value="-0.223397462499999">
            <text:p>-0.223397</text:p>
          </table:table-cell>
          <table:table-cell table:formula="of:=[.D235]+[.D$400]/400" office:value-type="float" office:value="0.446794924999999">
            <text:p>0.446795</text:p>
          </table:table-cell>
          <table:table-cell table:formula="of:=[.E235]+[.E$400]/400" office:value-type="float" office:value="-0.223397462499999">
            <text:p>-0.223397</text:p>
          </table:table-cell>
          <table:table-cell table:formula="of:=[.F235]+[.F$400]/400" office:value-type="float" office:value="0">
            <text:p>0.000000</text:p>
          </table:table-cell>
          <table:table-cell table:formula="of:=[.G235]+[.G$400]/400" office:value-type="float" office:value="0">
            <text:p>0.000000</text:p>
          </table:table-cell>
          <table:table-cell table:formula="of:=[.H235]+[.H$400]/400" office:value-type="float" office:value="0">
            <text:p>0.000000</text:p>
          </table:table-cell>
          <table:table-cell table:formula="of:=[.I235]+[.I$400]/400" office:value-type="float" office:value="-0.223397462499999">
            <text:p>-0.223397</text:p>
          </table:table-cell>
          <table:table-cell table:formula="of:=[.J235]+[.J$400]/400" office:value-type="float" office:value="0.446794924999999">
            <text:p>0.446795</text:p>
          </table:table-cell>
          <table:table-cell table:formula="of:=[.K235]+[.K$400]/400" office:value-type="float" office:value="-0.223397462499999">
            <text:p>-0.223397</text:p>
          </table:table-cell>
          <table:table-cell table:formula="of:=[.L235]+[.L$400]/400" office:value-type="float" office:value="0">
            <text:p>0.000000</text:p>
          </table:table-cell>
          <table:table-cell table:formula="of:=[.M235]+[.M$400]/400" office:value-type="float" office:value="0.1025381375">
            <text:p>0.102538</text:p>
          </table:table-cell>
          <table:table-cell table:formula="of:=[.N235]+[.N$400]/400" office:value-type="float" office:value="-0.1025381375">
            <text:p>-0.102538</text:p>
          </table:table-cell>
          <table:table-cell table:formula="of:=[.O235]+[.O$400]/400" office:value-type="float" office:value="0">
            <text:p>0.000000</text:p>
          </table:table-cell>
          <table:table-cell table:formula="of:=[.P235]+[.P$400]/400" office:value-type="float" office:value="-0.3076144125">
            <text:p>-0.307614</text:p>
          </table:table-cell>
          <table:table-cell table:formula="of:=[.Q235]+[.Q$400]/400" office:value-type="float" office:value="0">
            <text:p>0.000000</text:p>
          </table:table-cell>
          <table:table-cell table:formula="of:=[.R235]+[.R$400]/400" office:value-type="float" office:value="0">
            <text:p>0.000000</text:p>
          </table:table-cell>
          <table:table-cell table:formula="of:=[.S235]+[.S$400]/400" office:value-type="float" office:value="0">
            <text:p>0.000000</text:p>
          </table:table-cell>
          <table:table-cell table:formula="of:=[.T235]+[.T$400]/400" office:value-type="float" office:value="0.1025381375">
            <text:p>0.102538</text:p>
          </table:table-cell>
          <table:table-cell table:formula="of:=[.U235]+[.U$400]/400" office:value-type="float" office:value="0.1025381375">
            <text:p>0.102538</text:p>
          </table:table-cell>
          <table:table-cell table:formula="of:=[.V235]+[.V$400]/400" office:value-type="float" office:value="0">
            <text:p>0.000000</text:p>
          </table:table-cell>
          <table:table-cell table:formula="of:=[.W235]+[.W$400]/400" office:value-type="float" office:value="-0.3076144125">
            <text:p>-0.307614</text:p>
          </table:table-cell>
          <table:table-cell table:formula="of:=[.X235]+[.X$400]/400" office:value-type="float" office:value="0">
            <text:p>0.000000</text:p>
          </table:table-cell>
          <table:table-cell table:formula="of:=[.Y235]+[.Y$400]/400" office:value-type="float" office:value="0">
            <text:p>0.000000</text:p>
          </table:table-cell>
          <table:table-cell table:formula="of:=[.Z235]+[.Z$400]/400" office:value-type="float" office:value="0">
            <text:p>0.000000</text:p>
          </table:table-cell>
          <table:table-cell table:formula="of:=[.AA235]+[.AA$400]/400" office:value-type="float" office:value="0">
            <text:p>0.000000</text:p>
          </table:table-cell>
          <table:table-cell table:formula="of:=[.AB235]+[.AB$400]/400" office:value-type="float" office:value="0">
            <text:p>0.000000</text:p>
          </table:table-cell>
          <table:table-cell table:formula="of:=[.AC235]+[.AC$400]/400" office:value-type="float" office:value="0">
            <text:p>0.000000</text:p>
          </table:table-cell>
          <table:table-cell table:formula="of:=[.AD235]+[.AD$400]/400" office:value-type="float" office:value="0">
            <text:p>0.000000</text:p>
          </table:table-cell>
        </table:table-row>
        <table:table-row table:style-name="ro1">
          <table:table-cell table:formula="of:=[.A236]+[.A$400]/400" office:value-type="float" office:value="0">
            <text:p>0.000000</text:p>
          </table:table-cell>
          <table:table-cell table:formula="of:=[.B236]+[.B$400]/400" office:value-type="float" office:value="0">
            <text:p>0.000000</text:p>
          </table:table-cell>
          <table:table-cell table:formula="of:=[.C236]+[.C$400]/400" office:value-type="float" office:value="-0.224348089999999">
            <text:p>-0.224348</text:p>
          </table:table-cell>
          <table:table-cell table:formula="of:=[.D236]+[.D$400]/400" office:value-type="float" office:value="0.448696179999999">
            <text:p>0.448696</text:p>
          </table:table-cell>
          <table:table-cell table:formula="of:=[.E236]+[.E$400]/400" office:value-type="float" office:value="-0.224348089999999">
            <text:p>-0.224348</text:p>
          </table:table-cell>
          <table:table-cell table:formula="of:=[.F236]+[.F$400]/400" office:value-type="float" office:value="0">
            <text:p>0.000000</text:p>
          </table:table-cell>
          <table:table-cell table:formula="of:=[.G236]+[.G$400]/400" office:value-type="float" office:value="0">
            <text:p>0.000000</text:p>
          </table:table-cell>
          <table:table-cell table:formula="of:=[.H236]+[.H$400]/400" office:value-type="float" office:value="0">
            <text:p>0.000000</text:p>
          </table:table-cell>
          <table:table-cell table:formula="of:=[.I236]+[.I$400]/400" office:value-type="float" office:value="-0.224348089999999">
            <text:p>-0.224348</text:p>
          </table:table-cell>
          <table:table-cell table:formula="of:=[.J236]+[.J$400]/400" office:value-type="float" office:value="0.448696179999999">
            <text:p>0.448696</text:p>
          </table:table-cell>
          <table:table-cell table:formula="of:=[.K236]+[.K$400]/400" office:value-type="float" office:value="-0.224348089999999">
            <text:p>-0.224348</text:p>
          </table:table-cell>
          <table:table-cell table:formula="of:=[.L236]+[.L$400]/400" office:value-type="float" office:value="0">
            <text:p>0.000000</text:p>
          </table:table-cell>
          <table:table-cell table:formula="of:=[.M236]+[.M$400]/400" office:value-type="float" office:value="0.10297447">
            <text:p>0.102974</text:p>
          </table:table-cell>
          <table:table-cell table:formula="of:=[.N236]+[.N$400]/400" office:value-type="float" office:value="-0.10297447">
            <text:p>-0.102974</text:p>
          </table:table-cell>
          <table:table-cell table:formula="of:=[.O236]+[.O$400]/400" office:value-type="float" office:value="0">
            <text:p>0.000000</text:p>
          </table:table-cell>
          <table:table-cell table:formula="of:=[.P236]+[.P$400]/400" office:value-type="float" office:value="-0.30892341">
            <text:p>-0.308923</text:p>
          </table:table-cell>
          <table:table-cell table:formula="of:=[.Q236]+[.Q$400]/400" office:value-type="float" office:value="0">
            <text:p>0.000000</text:p>
          </table:table-cell>
          <table:table-cell table:formula="of:=[.R236]+[.R$400]/400" office:value-type="float" office:value="0">
            <text:p>0.000000</text:p>
          </table:table-cell>
          <table:table-cell table:formula="of:=[.S236]+[.S$400]/400" office:value-type="float" office:value="0">
            <text:p>0.000000</text:p>
          </table:table-cell>
          <table:table-cell table:formula="of:=[.T236]+[.T$400]/400" office:value-type="float" office:value="0.10297447">
            <text:p>0.102974</text:p>
          </table:table-cell>
          <table:table-cell table:formula="of:=[.U236]+[.U$400]/400" office:value-type="float" office:value="0.10297447">
            <text:p>0.102974</text:p>
          </table:table-cell>
          <table:table-cell table:formula="of:=[.V236]+[.V$400]/400" office:value-type="float" office:value="0">
            <text:p>0.000000</text:p>
          </table:table-cell>
          <table:table-cell table:formula="of:=[.W236]+[.W$400]/400" office:value-type="float" office:value="-0.30892341">
            <text:p>-0.308923</text:p>
          </table:table-cell>
          <table:table-cell table:formula="of:=[.X236]+[.X$400]/400" office:value-type="float" office:value="0">
            <text:p>0.000000</text:p>
          </table:table-cell>
          <table:table-cell table:formula="of:=[.Y236]+[.Y$400]/400" office:value-type="float" office:value="0">
            <text:p>0.000000</text:p>
          </table:table-cell>
          <table:table-cell table:formula="of:=[.Z236]+[.Z$400]/400" office:value-type="float" office:value="0">
            <text:p>0.000000</text:p>
          </table:table-cell>
          <table:table-cell table:formula="of:=[.AA236]+[.AA$400]/400" office:value-type="float" office:value="0">
            <text:p>0.000000</text:p>
          </table:table-cell>
          <table:table-cell table:formula="of:=[.AB236]+[.AB$400]/400" office:value-type="float" office:value="0">
            <text:p>0.000000</text:p>
          </table:table-cell>
          <table:table-cell table:formula="of:=[.AC236]+[.AC$400]/400" office:value-type="float" office:value="0">
            <text:p>0.000000</text:p>
          </table:table-cell>
          <table:table-cell table:formula="of:=[.AD236]+[.AD$400]/400" office:value-type="float" office:value="0">
            <text:p>0.000000</text:p>
          </table:table-cell>
        </table:table-row>
        <table:table-row table:style-name="ro1">
          <table:table-cell table:formula="of:=[.A237]+[.A$400]/400" office:value-type="float" office:value="0">
            <text:p>0.000000</text:p>
          </table:table-cell>
          <table:table-cell table:formula="of:=[.B237]+[.B$400]/400" office:value-type="float" office:value="0">
            <text:p>0.000000</text:p>
          </table:table-cell>
          <table:table-cell table:formula="of:=[.C237]+[.C$400]/400" office:value-type="float" office:value="-0.225298717499999">
            <text:p>-0.225299</text:p>
          </table:table-cell>
          <table:table-cell table:formula="of:=[.D237]+[.D$400]/400" office:value-type="float" office:value="0.450597434999999">
            <text:p>0.450597</text:p>
          </table:table-cell>
          <table:table-cell table:formula="of:=[.E237]+[.E$400]/400" office:value-type="float" office:value="-0.225298717499999">
            <text:p>-0.225299</text:p>
          </table:table-cell>
          <table:table-cell table:formula="of:=[.F237]+[.F$400]/400" office:value-type="float" office:value="0">
            <text:p>0.000000</text:p>
          </table:table-cell>
          <table:table-cell table:formula="of:=[.G237]+[.G$400]/400" office:value-type="float" office:value="0">
            <text:p>0.000000</text:p>
          </table:table-cell>
          <table:table-cell table:formula="of:=[.H237]+[.H$400]/400" office:value-type="float" office:value="0">
            <text:p>0.000000</text:p>
          </table:table-cell>
          <table:table-cell table:formula="of:=[.I237]+[.I$400]/400" office:value-type="float" office:value="-0.225298717499999">
            <text:p>-0.225299</text:p>
          </table:table-cell>
          <table:table-cell table:formula="of:=[.J237]+[.J$400]/400" office:value-type="float" office:value="0.450597434999999">
            <text:p>0.450597</text:p>
          </table:table-cell>
          <table:table-cell table:formula="of:=[.K237]+[.K$400]/400" office:value-type="float" office:value="-0.225298717499999">
            <text:p>-0.225299</text:p>
          </table:table-cell>
          <table:table-cell table:formula="of:=[.L237]+[.L$400]/400" office:value-type="float" office:value="0">
            <text:p>0.000000</text:p>
          </table:table-cell>
          <table:table-cell table:formula="of:=[.M237]+[.M$400]/400" office:value-type="float" office:value="0.1034108025">
            <text:p>0.103411</text:p>
          </table:table-cell>
          <table:table-cell table:formula="of:=[.N237]+[.N$400]/400" office:value-type="float" office:value="-0.1034108025">
            <text:p>-0.103411</text:p>
          </table:table-cell>
          <table:table-cell table:formula="of:=[.O237]+[.O$400]/400" office:value-type="float" office:value="0">
            <text:p>0.000000</text:p>
          </table:table-cell>
          <table:table-cell table:formula="of:=[.P237]+[.P$400]/400" office:value-type="float" office:value="-0.3102324075">
            <text:p>-0.310232</text:p>
          </table:table-cell>
          <table:table-cell table:formula="of:=[.Q237]+[.Q$400]/400" office:value-type="float" office:value="0">
            <text:p>0.000000</text:p>
          </table:table-cell>
          <table:table-cell table:formula="of:=[.R237]+[.R$400]/400" office:value-type="float" office:value="0">
            <text:p>0.000000</text:p>
          </table:table-cell>
          <table:table-cell table:formula="of:=[.S237]+[.S$400]/400" office:value-type="float" office:value="0">
            <text:p>0.000000</text:p>
          </table:table-cell>
          <table:table-cell table:formula="of:=[.T237]+[.T$400]/400" office:value-type="float" office:value="0.1034108025">
            <text:p>0.103411</text:p>
          </table:table-cell>
          <table:table-cell table:formula="of:=[.U237]+[.U$400]/400" office:value-type="float" office:value="0.1034108025">
            <text:p>0.103411</text:p>
          </table:table-cell>
          <table:table-cell table:formula="of:=[.V237]+[.V$400]/400" office:value-type="float" office:value="0">
            <text:p>0.000000</text:p>
          </table:table-cell>
          <table:table-cell table:formula="of:=[.W237]+[.W$400]/400" office:value-type="float" office:value="-0.3102324075">
            <text:p>-0.310232</text:p>
          </table:table-cell>
          <table:table-cell table:formula="of:=[.X237]+[.X$400]/400" office:value-type="float" office:value="0">
            <text:p>0.000000</text:p>
          </table:table-cell>
          <table:table-cell table:formula="of:=[.Y237]+[.Y$400]/400" office:value-type="float" office:value="0">
            <text:p>0.000000</text:p>
          </table:table-cell>
          <table:table-cell table:formula="of:=[.Z237]+[.Z$400]/400" office:value-type="float" office:value="0">
            <text:p>0.000000</text:p>
          </table:table-cell>
          <table:table-cell table:formula="of:=[.AA237]+[.AA$400]/400" office:value-type="float" office:value="0">
            <text:p>0.000000</text:p>
          </table:table-cell>
          <table:table-cell table:formula="of:=[.AB237]+[.AB$400]/400" office:value-type="float" office:value="0">
            <text:p>0.000000</text:p>
          </table:table-cell>
          <table:table-cell table:formula="of:=[.AC237]+[.AC$400]/400" office:value-type="float" office:value="0">
            <text:p>0.000000</text:p>
          </table:table-cell>
          <table:table-cell table:formula="of:=[.AD237]+[.AD$400]/400" office:value-type="float" office:value="0">
            <text:p>0.000000</text:p>
          </table:table-cell>
        </table:table-row>
        <table:table-row table:style-name="ro1">
          <table:table-cell table:formula="of:=[.A238]+[.A$400]/400" office:value-type="float" office:value="0">
            <text:p>0.000000</text:p>
          </table:table-cell>
          <table:table-cell table:formula="of:=[.B238]+[.B$400]/400" office:value-type="float" office:value="0">
            <text:p>0.000000</text:p>
          </table:table-cell>
          <table:table-cell table:formula="of:=[.C238]+[.C$400]/400" office:value-type="float" office:value="-0.226249344999999">
            <text:p>-0.226249</text:p>
          </table:table-cell>
          <table:table-cell table:formula="of:=[.D238]+[.D$400]/400" office:value-type="float" office:value="0.452498689999999">
            <text:p>0.452499</text:p>
          </table:table-cell>
          <table:table-cell table:formula="of:=[.E238]+[.E$400]/400" office:value-type="float" office:value="-0.226249344999999">
            <text:p>-0.226249</text:p>
          </table:table-cell>
          <table:table-cell table:formula="of:=[.F238]+[.F$400]/400" office:value-type="float" office:value="0">
            <text:p>0.000000</text:p>
          </table:table-cell>
          <table:table-cell table:formula="of:=[.G238]+[.G$400]/400" office:value-type="float" office:value="0">
            <text:p>0.000000</text:p>
          </table:table-cell>
          <table:table-cell table:formula="of:=[.H238]+[.H$400]/400" office:value-type="float" office:value="0">
            <text:p>0.000000</text:p>
          </table:table-cell>
          <table:table-cell table:formula="of:=[.I238]+[.I$400]/400" office:value-type="float" office:value="-0.226249344999999">
            <text:p>-0.226249</text:p>
          </table:table-cell>
          <table:table-cell table:formula="of:=[.J238]+[.J$400]/400" office:value-type="float" office:value="0.452498689999999">
            <text:p>0.452499</text:p>
          </table:table-cell>
          <table:table-cell table:formula="of:=[.K238]+[.K$400]/400" office:value-type="float" office:value="-0.226249344999999">
            <text:p>-0.226249</text:p>
          </table:table-cell>
          <table:table-cell table:formula="of:=[.L238]+[.L$400]/400" office:value-type="float" office:value="0">
            <text:p>0.000000</text:p>
          </table:table-cell>
          <table:table-cell table:formula="of:=[.M238]+[.M$400]/400" office:value-type="float" office:value="0.103847135">
            <text:p>0.103847</text:p>
          </table:table-cell>
          <table:table-cell table:formula="of:=[.N238]+[.N$400]/400" office:value-type="float" office:value="-0.103847135">
            <text:p>-0.103847</text:p>
          </table:table-cell>
          <table:table-cell table:formula="of:=[.O238]+[.O$400]/400" office:value-type="float" office:value="0">
            <text:p>0.000000</text:p>
          </table:table-cell>
          <table:table-cell table:formula="of:=[.P238]+[.P$400]/400" office:value-type="float" office:value="-0.311541405">
            <text:p>-0.311541</text:p>
          </table:table-cell>
          <table:table-cell table:formula="of:=[.Q238]+[.Q$400]/400" office:value-type="float" office:value="0">
            <text:p>0.000000</text:p>
          </table:table-cell>
          <table:table-cell table:formula="of:=[.R238]+[.R$400]/400" office:value-type="float" office:value="0">
            <text:p>0.000000</text:p>
          </table:table-cell>
          <table:table-cell table:formula="of:=[.S238]+[.S$400]/400" office:value-type="float" office:value="0">
            <text:p>0.000000</text:p>
          </table:table-cell>
          <table:table-cell table:formula="of:=[.T238]+[.T$400]/400" office:value-type="float" office:value="0.103847135">
            <text:p>0.103847</text:p>
          </table:table-cell>
          <table:table-cell table:formula="of:=[.U238]+[.U$400]/400" office:value-type="float" office:value="0.103847135">
            <text:p>0.103847</text:p>
          </table:table-cell>
          <table:table-cell table:formula="of:=[.V238]+[.V$400]/400" office:value-type="float" office:value="0">
            <text:p>0.000000</text:p>
          </table:table-cell>
          <table:table-cell table:formula="of:=[.W238]+[.W$400]/400" office:value-type="float" office:value="-0.311541405">
            <text:p>-0.311541</text:p>
          </table:table-cell>
          <table:table-cell table:formula="of:=[.X238]+[.X$400]/400" office:value-type="float" office:value="0">
            <text:p>0.000000</text:p>
          </table:table-cell>
          <table:table-cell table:formula="of:=[.Y238]+[.Y$400]/400" office:value-type="float" office:value="0">
            <text:p>0.000000</text:p>
          </table:table-cell>
          <table:table-cell table:formula="of:=[.Z238]+[.Z$400]/400" office:value-type="float" office:value="0">
            <text:p>0.000000</text:p>
          </table:table-cell>
          <table:table-cell table:formula="of:=[.AA238]+[.AA$400]/400" office:value-type="float" office:value="0">
            <text:p>0.000000</text:p>
          </table:table-cell>
          <table:table-cell table:formula="of:=[.AB238]+[.AB$400]/400" office:value-type="float" office:value="0">
            <text:p>0.000000</text:p>
          </table:table-cell>
          <table:table-cell table:formula="of:=[.AC238]+[.AC$400]/400" office:value-type="float" office:value="0">
            <text:p>0.000000</text:p>
          </table:table-cell>
          <table:table-cell table:formula="of:=[.AD238]+[.AD$400]/400" office:value-type="float" office:value="0">
            <text:p>0.000000</text:p>
          </table:table-cell>
        </table:table-row>
        <table:table-row table:style-name="ro1">
          <table:table-cell table:formula="of:=[.A239]+[.A$400]/400" office:value-type="float" office:value="0">
            <text:p>0.000000</text:p>
          </table:table-cell>
          <table:table-cell table:formula="of:=[.B239]+[.B$400]/400" office:value-type="float" office:value="0">
            <text:p>0.000000</text:p>
          </table:table-cell>
          <table:table-cell table:formula="of:=[.C239]+[.C$400]/400" office:value-type="float" office:value="-0.227199972499999">
            <text:p>-0.227200</text:p>
          </table:table-cell>
          <table:table-cell table:formula="of:=[.D239]+[.D$400]/400" office:value-type="float" office:value="0.454399944999999">
            <text:p>0.454400</text:p>
          </table:table-cell>
          <table:table-cell table:formula="of:=[.E239]+[.E$400]/400" office:value-type="float" office:value="-0.227199972499999">
            <text:p>-0.227200</text:p>
          </table:table-cell>
          <table:table-cell table:formula="of:=[.F239]+[.F$400]/400" office:value-type="float" office:value="0">
            <text:p>0.000000</text:p>
          </table:table-cell>
          <table:table-cell table:formula="of:=[.G239]+[.G$400]/400" office:value-type="float" office:value="0">
            <text:p>0.000000</text:p>
          </table:table-cell>
          <table:table-cell table:formula="of:=[.H239]+[.H$400]/400" office:value-type="float" office:value="0">
            <text:p>0.000000</text:p>
          </table:table-cell>
          <table:table-cell table:formula="of:=[.I239]+[.I$400]/400" office:value-type="float" office:value="-0.227199972499999">
            <text:p>-0.227200</text:p>
          </table:table-cell>
          <table:table-cell table:formula="of:=[.J239]+[.J$400]/400" office:value-type="float" office:value="0.454399944999999">
            <text:p>0.454400</text:p>
          </table:table-cell>
          <table:table-cell table:formula="of:=[.K239]+[.K$400]/400" office:value-type="float" office:value="-0.227199972499999">
            <text:p>-0.227200</text:p>
          </table:table-cell>
          <table:table-cell table:formula="of:=[.L239]+[.L$400]/400" office:value-type="float" office:value="0">
            <text:p>0.000000</text:p>
          </table:table-cell>
          <table:table-cell table:formula="of:=[.M239]+[.M$400]/400" office:value-type="float" office:value="0.1042834675">
            <text:p>0.104283</text:p>
          </table:table-cell>
          <table:table-cell table:formula="of:=[.N239]+[.N$400]/400" office:value-type="float" office:value="-0.1042834675">
            <text:p>-0.104283</text:p>
          </table:table-cell>
          <table:table-cell table:formula="of:=[.O239]+[.O$400]/400" office:value-type="float" office:value="0">
            <text:p>0.000000</text:p>
          </table:table-cell>
          <table:table-cell table:formula="of:=[.P239]+[.P$400]/400" office:value-type="float" office:value="-0.3128504025">
            <text:p>-0.312850</text:p>
          </table:table-cell>
          <table:table-cell table:formula="of:=[.Q239]+[.Q$400]/400" office:value-type="float" office:value="0">
            <text:p>0.000000</text:p>
          </table:table-cell>
          <table:table-cell table:formula="of:=[.R239]+[.R$400]/400" office:value-type="float" office:value="0">
            <text:p>0.000000</text:p>
          </table:table-cell>
          <table:table-cell table:formula="of:=[.S239]+[.S$400]/400" office:value-type="float" office:value="0">
            <text:p>0.000000</text:p>
          </table:table-cell>
          <table:table-cell table:formula="of:=[.T239]+[.T$400]/400" office:value-type="float" office:value="0.1042834675">
            <text:p>0.104283</text:p>
          </table:table-cell>
          <table:table-cell table:formula="of:=[.U239]+[.U$400]/400" office:value-type="float" office:value="0.1042834675">
            <text:p>0.104283</text:p>
          </table:table-cell>
          <table:table-cell table:formula="of:=[.V239]+[.V$400]/400" office:value-type="float" office:value="0">
            <text:p>0.000000</text:p>
          </table:table-cell>
          <table:table-cell table:formula="of:=[.W239]+[.W$400]/400" office:value-type="float" office:value="-0.3128504025">
            <text:p>-0.312850</text:p>
          </table:table-cell>
          <table:table-cell table:formula="of:=[.X239]+[.X$400]/400" office:value-type="float" office:value="0">
            <text:p>0.000000</text:p>
          </table:table-cell>
          <table:table-cell table:formula="of:=[.Y239]+[.Y$400]/400" office:value-type="float" office:value="0">
            <text:p>0.000000</text:p>
          </table:table-cell>
          <table:table-cell table:formula="of:=[.Z239]+[.Z$400]/400" office:value-type="float" office:value="0">
            <text:p>0.000000</text:p>
          </table:table-cell>
          <table:table-cell table:formula="of:=[.AA239]+[.AA$400]/400" office:value-type="float" office:value="0">
            <text:p>0.000000</text:p>
          </table:table-cell>
          <table:table-cell table:formula="of:=[.AB239]+[.AB$400]/400" office:value-type="float" office:value="0">
            <text:p>0.000000</text:p>
          </table:table-cell>
          <table:table-cell table:formula="of:=[.AC239]+[.AC$400]/400" office:value-type="float" office:value="0">
            <text:p>0.000000</text:p>
          </table:table-cell>
          <table:table-cell table:formula="of:=[.AD239]+[.AD$400]/400" office:value-type="float" office:value="0">
            <text:p>0.000000</text:p>
          </table:table-cell>
        </table:table-row>
        <table:table-row table:style-name="ro1">
          <table:table-cell table:formula="of:=[.A240]+[.A$400]/400" office:value-type="float" office:value="0">
            <text:p>0.000000</text:p>
          </table:table-cell>
          <table:table-cell table:formula="of:=[.B240]+[.B$400]/400" office:value-type="float" office:value="0">
            <text:p>0.000000</text:p>
          </table:table-cell>
          <table:table-cell table:formula="of:=[.C240]+[.C$400]/400" office:value-type="float" office:value="-0.228150599999999">
            <text:p>-0.228151</text:p>
          </table:table-cell>
          <table:table-cell table:formula="of:=[.D240]+[.D$400]/400" office:value-type="float" office:value="0.456301199999998">
            <text:p>0.456301</text:p>
          </table:table-cell>
          <table:table-cell table:formula="of:=[.E240]+[.E$400]/400" office:value-type="float" office:value="-0.228150599999999">
            <text:p>-0.228151</text:p>
          </table:table-cell>
          <table:table-cell table:formula="of:=[.F240]+[.F$400]/400" office:value-type="float" office:value="0">
            <text:p>0.000000</text:p>
          </table:table-cell>
          <table:table-cell table:formula="of:=[.G240]+[.G$400]/400" office:value-type="float" office:value="0">
            <text:p>0.000000</text:p>
          </table:table-cell>
          <table:table-cell table:formula="of:=[.H240]+[.H$400]/400" office:value-type="float" office:value="0">
            <text:p>0.000000</text:p>
          </table:table-cell>
          <table:table-cell table:formula="of:=[.I240]+[.I$400]/400" office:value-type="float" office:value="-0.228150599999999">
            <text:p>-0.228151</text:p>
          </table:table-cell>
          <table:table-cell table:formula="of:=[.J240]+[.J$400]/400" office:value-type="float" office:value="0.456301199999998">
            <text:p>0.456301</text:p>
          </table:table-cell>
          <table:table-cell table:formula="of:=[.K240]+[.K$400]/400" office:value-type="float" office:value="-0.228150599999999">
            <text:p>-0.228151</text:p>
          </table:table-cell>
          <table:table-cell table:formula="of:=[.L240]+[.L$400]/400" office:value-type="float" office:value="0">
            <text:p>0.000000</text:p>
          </table:table-cell>
          <table:table-cell table:formula="of:=[.M240]+[.M$400]/400" office:value-type="float" office:value="0.1047198">
            <text:p>0.104720</text:p>
          </table:table-cell>
          <table:table-cell table:formula="of:=[.N240]+[.N$400]/400" office:value-type="float" office:value="-0.1047198">
            <text:p>-0.104720</text:p>
          </table:table-cell>
          <table:table-cell table:formula="of:=[.O240]+[.O$400]/400" office:value-type="float" office:value="0">
            <text:p>0.000000</text:p>
          </table:table-cell>
          <table:table-cell table:formula="of:=[.P240]+[.P$400]/400" office:value-type="float" office:value="-0.3141594">
            <text:p>-0.314159</text:p>
          </table:table-cell>
          <table:table-cell table:formula="of:=[.Q240]+[.Q$400]/400" office:value-type="float" office:value="0">
            <text:p>0.000000</text:p>
          </table:table-cell>
          <table:table-cell table:formula="of:=[.R240]+[.R$400]/400" office:value-type="float" office:value="0">
            <text:p>0.000000</text:p>
          </table:table-cell>
          <table:table-cell table:formula="of:=[.S240]+[.S$400]/400" office:value-type="float" office:value="0">
            <text:p>0.000000</text:p>
          </table:table-cell>
          <table:table-cell table:formula="of:=[.T240]+[.T$400]/400" office:value-type="float" office:value="0.1047198">
            <text:p>0.104720</text:p>
          </table:table-cell>
          <table:table-cell table:formula="of:=[.U240]+[.U$400]/400" office:value-type="float" office:value="0.1047198">
            <text:p>0.104720</text:p>
          </table:table-cell>
          <table:table-cell table:formula="of:=[.V240]+[.V$400]/400" office:value-type="float" office:value="0">
            <text:p>0.000000</text:p>
          </table:table-cell>
          <table:table-cell table:formula="of:=[.W240]+[.W$400]/400" office:value-type="float" office:value="-0.3141594">
            <text:p>-0.314159</text:p>
          </table:table-cell>
          <table:table-cell table:formula="of:=[.X240]+[.X$400]/400" office:value-type="float" office:value="0">
            <text:p>0.000000</text:p>
          </table:table-cell>
          <table:table-cell table:formula="of:=[.Y240]+[.Y$400]/400" office:value-type="float" office:value="0">
            <text:p>0.000000</text:p>
          </table:table-cell>
          <table:table-cell table:formula="of:=[.Z240]+[.Z$400]/400" office:value-type="float" office:value="0">
            <text:p>0.000000</text:p>
          </table:table-cell>
          <table:table-cell table:formula="of:=[.AA240]+[.AA$400]/400" office:value-type="float" office:value="0">
            <text:p>0.000000</text:p>
          </table:table-cell>
          <table:table-cell table:formula="of:=[.AB240]+[.AB$400]/400" office:value-type="float" office:value="0">
            <text:p>0.000000</text:p>
          </table:table-cell>
          <table:table-cell table:formula="of:=[.AC240]+[.AC$400]/400" office:value-type="float" office:value="0">
            <text:p>0.000000</text:p>
          </table:table-cell>
          <table:table-cell table:formula="of:=[.AD240]+[.AD$400]/400" office:value-type="float" office:value="0">
            <text:p>0.000000</text:p>
          </table:table-cell>
        </table:table-row>
        <table:table-row table:style-name="ro1">
          <table:table-cell table:formula="of:=[.A241]+[.A$400]/400" office:value-type="float" office:value="0">
            <text:p>0.000000</text:p>
          </table:table-cell>
          <table:table-cell table:formula="of:=[.B241]+[.B$400]/400" office:value-type="float" office:value="0">
            <text:p>0.000000</text:p>
          </table:table-cell>
          <table:table-cell table:formula="of:=[.C241]+[.C$400]/400" office:value-type="float" office:value="-0.229101227499999">
            <text:p>-0.229101</text:p>
          </table:table-cell>
          <table:table-cell table:formula="of:=[.D241]+[.D$400]/400" office:value-type="float" office:value="0.458202454999999">
            <text:p>0.458202</text:p>
          </table:table-cell>
          <table:table-cell table:formula="of:=[.E241]+[.E$400]/400" office:value-type="float" office:value="-0.229101227499999">
            <text:p>-0.229101</text:p>
          </table:table-cell>
          <table:table-cell table:formula="of:=[.F241]+[.F$400]/400" office:value-type="float" office:value="0">
            <text:p>0.000000</text:p>
          </table:table-cell>
          <table:table-cell table:formula="of:=[.G241]+[.G$400]/400" office:value-type="float" office:value="0">
            <text:p>0.000000</text:p>
          </table:table-cell>
          <table:table-cell table:formula="of:=[.H241]+[.H$400]/400" office:value-type="float" office:value="0">
            <text:p>0.000000</text:p>
          </table:table-cell>
          <table:table-cell table:formula="of:=[.I241]+[.I$400]/400" office:value-type="float" office:value="-0.229101227499999">
            <text:p>-0.229101</text:p>
          </table:table-cell>
          <table:table-cell table:formula="of:=[.J241]+[.J$400]/400" office:value-type="float" office:value="0.458202454999999">
            <text:p>0.458202</text:p>
          </table:table-cell>
          <table:table-cell table:formula="of:=[.K241]+[.K$400]/400" office:value-type="float" office:value="-0.229101227499999">
            <text:p>-0.229101</text:p>
          </table:table-cell>
          <table:table-cell table:formula="of:=[.L241]+[.L$400]/400" office:value-type="float" office:value="0">
            <text:p>0.000000</text:p>
          </table:table-cell>
          <table:table-cell table:formula="of:=[.M241]+[.M$400]/400" office:value-type="float" office:value="0.1051561325">
            <text:p>0.105156</text:p>
          </table:table-cell>
          <table:table-cell table:formula="of:=[.N241]+[.N$400]/400" office:value-type="float" office:value="-0.1051561325">
            <text:p>-0.105156</text:p>
          </table:table-cell>
          <table:table-cell table:formula="of:=[.O241]+[.O$400]/400" office:value-type="float" office:value="0">
            <text:p>0.000000</text:p>
          </table:table-cell>
          <table:table-cell table:formula="of:=[.P241]+[.P$400]/400" office:value-type="float" office:value="-0.3154683975">
            <text:p>-0.315468</text:p>
          </table:table-cell>
          <table:table-cell table:formula="of:=[.Q241]+[.Q$400]/400" office:value-type="float" office:value="0">
            <text:p>0.000000</text:p>
          </table:table-cell>
          <table:table-cell table:formula="of:=[.R241]+[.R$400]/400" office:value-type="float" office:value="0">
            <text:p>0.000000</text:p>
          </table:table-cell>
          <table:table-cell table:formula="of:=[.S241]+[.S$400]/400" office:value-type="float" office:value="0">
            <text:p>0.000000</text:p>
          </table:table-cell>
          <table:table-cell table:formula="of:=[.T241]+[.T$400]/400" office:value-type="float" office:value="0.1051561325">
            <text:p>0.105156</text:p>
          </table:table-cell>
          <table:table-cell table:formula="of:=[.U241]+[.U$400]/400" office:value-type="float" office:value="0.1051561325">
            <text:p>0.105156</text:p>
          </table:table-cell>
          <table:table-cell table:formula="of:=[.V241]+[.V$400]/400" office:value-type="float" office:value="0">
            <text:p>0.000000</text:p>
          </table:table-cell>
          <table:table-cell table:formula="of:=[.W241]+[.W$400]/400" office:value-type="float" office:value="-0.3154683975">
            <text:p>-0.315468</text:p>
          </table:table-cell>
          <table:table-cell table:formula="of:=[.X241]+[.X$400]/400" office:value-type="float" office:value="0">
            <text:p>0.000000</text:p>
          </table:table-cell>
          <table:table-cell table:formula="of:=[.Y241]+[.Y$400]/400" office:value-type="float" office:value="0">
            <text:p>0.000000</text:p>
          </table:table-cell>
          <table:table-cell table:formula="of:=[.Z241]+[.Z$400]/400" office:value-type="float" office:value="0">
            <text:p>0.000000</text:p>
          </table:table-cell>
          <table:table-cell table:formula="of:=[.AA241]+[.AA$400]/400" office:value-type="float" office:value="0">
            <text:p>0.000000</text:p>
          </table:table-cell>
          <table:table-cell table:formula="of:=[.AB241]+[.AB$400]/400" office:value-type="float" office:value="0">
            <text:p>0.000000</text:p>
          </table:table-cell>
          <table:table-cell table:formula="of:=[.AC241]+[.AC$400]/400" office:value-type="float" office:value="0">
            <text:p>0.000000</text:p>
          </table:table-cell>
          <table:table-cell table:formula="of:=[.AD241]+[.AD$400]/400" office:value-type="float" office:value="0">
            <text:p>0.000000</text:p>
          </table:table-cell>
        </table:table-row>
        <table:table-row table:style-name="ro1">
          <table:table-cell table:formula="of:=[.A242]+[.A$400]/400" office:value-type="float" office:value="0">
            <text:p>0.000000</text:p>
          </table:table-cell>
          <table:table-cell table:formula="of:=[.B242]+[.B$400]/400" office:value-type="float" office:value="0">
            <text:p>0.000000</text:p>
          </table:table-cell>
          <table:table-cell table:formula="of:=[.C242]+[.C$400]/400" office:value-type="float" office:value="-0.230051854999999">
            <text:p>-0.230052</text:p>
          </table:table-cell>
          <table:table-cell table:formula="of:=[.D242]+[.D$400]/400" office:value-type="float" office:value="0.460103709999999">
            <text:p>0.460104</text:p>
          </table:table-cell>
          <table:table-cell table:formula="of:=[.E242]+[.E$400]/400" office:value-type="float" office:value="-0.230051854999999">
            <text:p>-0.230052</text:p>
          </table:table-cell>
          <table:table-cell table:formula="of:=[.F242]+[.F$400]/400" office:value-type="float" office:value="0">
            <text:p>0.000000</text:p>
          </table:table-cell>
          <table:table-cell table:formula="of:=[.G242]+[.G$400]/400" office:value-type="float" office:value="0">
            <text:p>0.000000</text:p>
          </table:table-cell>
          <table:table-cell table:formula="of:=[.H242]+[.H$400]/400" office:value-type="float" office:value="0">
            <text:p>0.000000</text:p>
          </table:table-cell>
          <table:table-cell table:formula="of:=[.I242]+[.I$400]/400" office:value-type="float" office:value="-0.230051854999999">
            <text:p>-0.230052</text:p>
          </table:table-cell>
          <table:table-cell table:formula="of:=[.J242]+[.J$400]/400" office:value-type="float" office:value="0.460103709999999">
            <text:p>0.460104</text:p>
          </table:table-cell>
          <table:table-cell table:formula="of:=[.K242]+[.K$400]/400" office:value-type="float" office:value="-0.230051854999999">
            <text:p>-0.230052</text:p>
          </table:table-cell>
          <table:table-cell table:formula="of:=[.L242]+[.L$400]/400" office:value-type="float" office:value="0">
            <text:p>0.000000</text:p>
          </table:table-cell>
          <table:table-cell table:formula="of:=[.M242]+[.M$400]/400" office:value-type="float" office:value="0.105592465">
            <text:p>0.105592</text:p>
          </table:table-cell>
          <table:table-cell table:formula="of:=[.N242]+[.N$400]/400" office:value-type="float" office:value="-0.105592465">
            <text:p>-0.105592</text:p>
          </table:table-cell>
          <table:table-cell table:formula="of:=[.O242]+[.O$400]/400" office:value-type="float" office:value="0">
            <text:p>0.000000</text:p>
          </table:table-cell>
          <table:table-cell table:formula="of:=[.P242]+[.P$400]/400" office:value-type="float" office:value="-0.316777395">
            <text:p>-0.316777</text:p>
          </table:table-cell>
          <table:table-cell table:formula="of:=[.Q242]+[.Q$400]/400" office:value-type="float" office:value="0">
            <text:p>0.000000</text:p>
          </table:table-cell>
          <table:table-cell table:formula="of:=[.R242]+[.R$400]/400" office:value-type="float" office:value="0">
            <text:p>0.000000</text:p>
          </table:table-cell>
          <table:table-cell table:formula="of:=[.S242]+[.S$400]/400" office:value-type="float" office:value="0">
            <text:p>0.000000</text:p>
          </table:table-cell>
          <table:table-cell table:formula="of:=[.T242]+[.T$400]/400" office:value-type="float" office:value="0.105592465">
            <text:p>0.105592</text:p>
          </table:table-cell>
          <table:table-cell table:formula="of:=[.U242]+[.U$400]/400" office:value-type="float" office:value="0.105592465">
            <text:p>0.105592</text:p>
          </table:table-cell>
          <table:table-cell table:formula="of:=[.V242]+[.V$400]/400" office:value-type="float" office:value="0">
            <text:p>0.000000</text:p>
          </table:table-cell>
          <table:table-cell table:formula="of:=[.W242]+[.W$400]/400" office:value-type="float" office:value="-0.316777395">
            <text:p>-0.316777</text:p>
          </table:table-cell>
          <table:table-cell table:formula="of:=[.X242]+[.X$400]/400" office:value-type="float" office:value="0">
            <text:p>0.000000</text:p>
          </table:table-cell>
          <table:table-cell table:formula="of:=[.Y242]+[.Y$400]/400" office:value-type="float" office:value="0">
            <text:p>0.000000</text:p>
          </table:table-cell>
          <table:table-cell table:formula="of:=[.Z242]+[.Z$400]/400" office:value-type="float" office:value="0">
            <text:p>0.000000</text:p>
          </table:table-cell>
          <table:table-cell table:formula="of:=[.AA242]+[.AA$400]/400" office:value-type="float" office:value="0">
            <text:p>0.000000</text:p>
          </table:table-cell>
          <table:table-cell table:formula="of:=[.AB242]+[.AB$400]/400" office:value-type="float" office:value="0">
            <text:p>0.000000</text:p>
          </table:table-cell>
          <table:table-cell table:formula="of:=[.AC242]+[.AC$400]/400" office:value-type="float" office:value="0">
            <text:p>0.000000</text:p>
          </table:table-cell>
          <table:table-cell table:formula="of:=[.AD242]+[.AD$400]/400" office:value-type="float" office:value="0">
            <text:p>0.000000</text:p>
          </table:table-cell>
        </table:table-row>
        <table:table-row table:style-name="ro1">
          <table:table-cell table:formula="of:=[.A243]+[.A$400]/400" office:value-type="float" office:value="0">
            <text:p>0.000000</text:p>
          </table:table-cell>
          <table:table-cell table:formula="of:=[.B243]+[.B$400]/400" office:value-type="float" office:value="0">
            <text:p>0.000000</text:p>
          </table:table-cell>
          <table:table-cell table:formula="of:=[.C243]+[.C$400]/400" office:value-type="float" office:value="-0.231002482499999">
            <text:p>-0.231002</text:p>
          </table:table-cell>
          <table:table-cell table:formula="of:=[.D243]+[.D$400]/400" office:value-type="float" office:value="0.462004964999998">
            <text:p>0.462005</text:p>
          </table:table-cell>
          <table:table-cell table:formula="of:=[.E243]+[.E$400]/400" office:value-type="float" office:value="-0.231002482499999">
            <text:p>-0.231002</text:p>
          </table:table-cell>
          <table:table-cell table:formula="of:=[.F243]+[.F$400]/400" office:value-type="float" office:value="0">
            <text:p>0.000000</text:p>
          </table:table-cell>
          <table:table-cell table:formula="of:=[.G243]+[.G$400]/400" office:value-type="float" office:value="0">
            <text:p>0.000000</text:p>
          </table:table-cell>
          <table:table-cell table:formula="of:=[.H243]+[.H$400]/400" office:value-type="float" office:value="0">
            <text:p>0.000000</text:p>
          </table:table-cell>
          <table:table-cell table:formula="of:=[.I243]+[.I$400]/400" office:value-type="float" office:value="-0.231002482499999">
            <text:p>-0.231002</text:p>
          </table:table-cell>
          <table:table-cell table:formula="of:=[.J243]+[.J$400]/400" office:value-type="float" office:value="0.462004964999998">
            <text:p>0.462005</text:p>
          </table:table-cell>
          <table:table-cell table:formula="of:=[.K243]+[.K$400]/400" office:value-type="float" office:value="-0.231002482499999">
            <text:p>-0.231002</text:p>
          </table:table-cell>
          <table:table-cell table:formula="of:=[.L243]+[.L$400]/400" office:value-type="float" office:value="0">
            <text:p>0.000000</text:p>
          </table:table-cell>
          <table:table-cell table:formula="of:=[.M243]+[.M$400]/400" office:value-type="float" office:value="0.1060287975">
            <text:p>0.106029</text:p>
          </table:table-cell>
          <table:table-cell table:formula="of:=[.N243]+[.N$400]/400" office:value-type="float" office:value="-0.1060287975">
            <text:p>-0.106029</text:p>
          </table:table-cell>
          <table:table-cell table:formula="of:=[.O243]+[.O$400]/400" office:value-type="float" office:value="0">
            <text:p>0.000000</text:p>
          </table:table-cell>
          <table:table-cell table:formula="of:=[.P243]+[.P$400]/400" office:value-type="float" office:value="-0.3180863925">
            <text:p>-0.318086</text:p>
          </table:table-cell>
          <table:table-cell table:formula="of:=[.Q243]+[.Q$400]/400" office:value-type="float" office:value="0">
            <text:p>0.000000</text:p>
          </table:table-cell>
          <table:table-cell table:formula="of:=[.R243]+[.R$400]/400" office:value-type="float" office:value="0">
            <text:p>0.000000</text:p>
          </table:table-cell>
          <table:table-cell table:formula="of:=[.S243]+[.S$400]/400" office:value-type="float" office:value="0">
            <text:p>0.000000</text:p>
          </table:table-cell>
          <table:table-cell table:formula="of:=[.T243]+[.T$400]/400" office:value-type="float" office:value="0.1060287975">
            <text:p>0.106029</text:p>
          </table:table-cell>
          <table:table-cell table:formula="of:=[.U243]+[.U$400]/400" office:value-type="float" office:value="0.1060287975">
            <text:p>0.106029</text:p>
          </table:table-cell>
          <table:table-cell table:formula="of:=[.V243]+[.V$400]/400" office:value-type="float" office:value="0">
            <text:p>0.000000</text:p>
          </table:table-cell>
          <table:table-cell table:formula="of:=[.W243]+[.W$400]/400" office:value-type="float" office:value="-0.3180863925">
            <text:p>-0.318086</text:p>
          </table:table-cell>
          <table:table-cell table:formula="of:=[.X243]+[.X$400]/400" office:value-type="float" office:value="0">
            <text:p>0.000000</text:p>
          </table:table-cell>
          <table:table-cell table:formula="of:=[.Y243]+[.Y$400]/400" office:value-type="float" office:value="0">
            <text:p>0.000000</text:p>
          </table:table-cell>
          <table:table-cell table:formula="of:=[.Z243]+[.Z$400]/400" office:value-type="float" office:value="0">
            <text:p>0.000000</text:p>
          </table:table-cell>
          <table:table-cell table:formula="of:=[.AA243]+[.AA$400]/400" office:value-type="float" office:value="0">
            <text:p>0.000000</text:p>
          </table:table-cell>
          <table:table-cell table:formula="of:=[.AB243]+[.AB$400]/400" office:value-type="float" office:value="0">
            <text:p>0.000000</text:p>
          </table:table-cell>
          <table:table-cell table:formula="of:=[.AC243]+[.AC$400]/400" office:value-type="float" office:value="0">
            <text:p>0.000000</text:p>
          </table:table-cell>
          <table:table-cell table:formula="of:=[.AD243]+[.AD$400]/400" office:value-type="float" office:value="0">
            <text:p>0.000000</text:p>
          </table:table-cell>
        </table:table-row>
        <table:table-row table:style-name="ro1">
          <table:table-cell table:formula="of:=[.A244]+[.A$400]/400" office:value-type="float" office:value="0">
            <text:p>0.000000</text:p>
          </table:table-cell>
          <table:table-cell table:formula="of:=[.B244]+[.B$400]/400" office:value-type="float" office:value="0">
            <text:p>0.000000</text:p>
          </table:table-cell>
          <table:table-cell table:formula="of:=[.C244]+[.C$400]/400" office:value-type="float" office:value="-0.231953109999999">
            <text:p>-0.231953</text:p>
          </table:table-cell>
          <table:table-cell table:formula="of:=[.D244]+[.D$400]/400" office:value-type="float" office:value="0.463906219999998">
            <text:p>0.463906</text:p>
          </table:table-cell>
          <table:table-cell table:formula="of:=[.E244]+[.E$400]/400" office:value-type="float" office:value="-0.231953109999999">
            <text:p>-0.231953</text:p>
          </table:table-cell>
          <table:table-cell table:formula="of:=[.F244]+[.F$400]/400" office:value-type="float" office:value="0">
            <text:p>0.000000</text:p>
          </table:table-cell>
          <table:table-cell table:formula="of:=[.G244]+[.G$400]/400" office:value-type="float" office:value="0">
            <text:p>0.000000</text:p>
          </table:table-cell>
          <table:table-cell table:formula="of:=[.H244]+[.H$400]/400" office:value-type="float" office:value="0">
            <text:p>0.000000</text:p>
          </table:table-cell>
          <table:table-cell table:formula="of:=[.I244]+[.I$400]/400" office:value-type="float" office:value="-0.231953109999999">
            <text:p>-0.231953</text:p>
          </table:table-cell>
          <table:table-cell table:formula="of:=[.J244]+[.J$400]/400" office:value-type="float" office:value="0.463906219999998">
            <text:p>0.463906</text:p>
          </table:table-cell>
          <table:table-cell table:formula="of:=[.K244]+[.K$400]/400" office:value-type="float" office:value="-0.231953109999999">
            <text:p>-0.231953</text:p>
          </table:table-cell>
          <table:table-cell table:formula="of:=[.L244]+[.L$400]/400" office:value-type="float" office:value="0">
            <text:p>0.000000</text:p>
          </table:table-cell>
          <table:table-cell table:formula="of:=[.M244]+[.M$400]/400" office:value-type="float" office:value="0.10646513">
            <text:p>0.106465</text:p>
          </table:table-cell>
          <table:table-cell table:formula="of:=[.N244]+[.N$400]/400" office:value-type="float" office:value="-0.10646513">
            <text:p>-0.106465</text:p>
          </table:table-cell>
          <table:table-cell table:formula="of:=[.O244]+[.O$400]/400" office:value-type="float" office:value="0">
            <text:p>0.000000</text:p>
          </table:table-cell>
          <table:table-cell table:formula="of:=[.P244]+[.P$400]/400" office:value-type="float" office:value="-0.319395390000001">
            <text:p>-0.319395</text:p>
          </table:table-cell>
          <table:table-cell table:formula="of:=[.Q244]+[.Q$400]/400" office:value-type="float" office:value="0">
            <text:p>0.000000</text:p>
          </table:table-cell>
          <table:table-cell table:formula="of:=[.R244]+[.R$400]/400" office:value-type="float" office:value="0">
            <text:p>0.000000</text:p>
          </table:table-cell>
          <table:table-cell table:formula="of:=[.S244]+[.S$400]/400" office:value-type="float" office:value="0">
            <text:p>0.000000</text:p>
          </table:table-cell>
          <table:table-cell table:formula="of:=[.T244]+[.T$400]/400" office:value-type="float" office:value="0.10646513">
            <text:p>0.106465</text:p>
          </table:table-cell>
          <table:table-cell table:formula="of:=[.U244]+[.U$400]/400" office:value-type="float" office:value="0.10646513">
            <text:p>0.106465</text:p>
          </table:table-cell>
          <table:table-cell table:formula="of:=[.V244]+[.V$400]/400" office:value-type="float" office:value="0">
            <text:p>0.000000</text:p>
          </table:table-cell>
          <table:table-cell table:formula="of:=[.W244]+[.W$400]/400" office:value-type="float" office:value="-0.319395390000001">
            <text:p>-0.319395</text:p>
          </table:table-cell>
          <table:table-cell table:formula="of:=[.X244]+[.X$400]/400" office:value-type="float" office:value="0">
            <text:p>0.000000</text:p>
          </table:table-cell>
          <table:table-cell table:formula="of:=[.Y244]+[.Y$400]/400" office:value-type="float" office:value="0">
            <text:p>0.000000</text:p>
          </table:table-cell>
          <table:table-cell table:formula="of:=[.Z244]+[.Z$400]/400" office:value-type="float" office:value="0">
            <text:p>0.000000</text:p>
          </table:table-cell>
          <table:table-cell table:formula="of:=[.AA244]+[.AA$400]/400" office:value-type="float" office:value="0">
            <text:p>0.000000</text:p>
          </table:table-cell>
          <table:table-cell table:formula="of:=[.AB244]+[.AB$400]/400" office:value-type="float" office:value="0">
            <text:p>0.000000</text:p>
          </table:table-cell>
          <table:table-cell table:formula="of:=[.AC244]+[.AC$400]/400" office:value-type="float" office:value="0">
            <text:p>0.000000</text:p>
          </table:table-cell>
          <table:table-cell table:formula="of:=[.AD244]+[.AD$400]/400" office:value-type="float" office:value="0">
            <text:p>0.000000</text:p>
          </table:table-cell>
        </table:table-row>
        <table:table-row table:style-name="ro1">
          <table:table-cell table:formula="of:=[.A245]+[.A$400]/400" office:value-type="float" office:value="0">
            <text:p>0.000000</text:p>
          </table:table-cell>
          <table:table-cell table:formula="of:=[.B245]+[.B$400]/400" office:value-type="float" office:value="0">
            <text:p>0.000000</text:p>
          </table:table-cell>
          <table:table-cell table:formula="of:=[.C245]+[.C$400]/400" office:value-type="float" office:value="-0.232903737499999">
            <text:p>-0.232904</text:p>
          </table:table-cell>
          <table:table-cell table:formula="of:=[.D245]+[.D$400]/400" office:value-type="float" office:value="0.465807474999999">
            <text:p>0.465807</text:p>
          </table:table-cell>
          <table:table-cell table:formula="of:=[.E245]+[.E$400]/400" office:value-type="float" office:value="-0.232903737499999">
            <text:p>-0.232904</text:p>
          </table:table-cell>
          <table:table-cell table:formula="of:=[.F245]+[.F$400]/400" office:value-type="float" office:value="0">
            <text:p>0.000000</text:p>
          </table:table-cell>
          <table:table-cell table:formula="of:=[.G245]+[.G$400]/400" office:value-type="float" office:value="0">
            <text:p>0.000000</text:p>
          </table:table-cell>
          <table:table-cell table:formula="of:=[.H245]+[.H$400]/400" office:value-type="float" office:value="0">
            <text:p>0.000000</text:p>
          </table:table-cell>
          <table:table-cell table:formula="of:=[.I245]+[.I$400]/400" office:value-type="float" office:value="-0.232903737499999">
            <text:p>-0.232904</text:p>
          </table:table-cell>
          <table:table-cell table:formula="of:=[.J245]+[.J$400]/400" office:value-type="float" office:value="0.465807474999999">
            <text:p>0.465807</text:p>
          </table:table-cell>
          <table:table-cell table:formula="of:=[.K245]+[.K$400]/400" office:value-type="float" office:value="-0.232903737499999">
            <text:p>-0.232904</text:p>
          </table:table-cell>
          <table:table-cell table:formula="of:=[.L245]+[.L$400]/400" office:value-type="float" office:value="0">
            <text:p>0.000000</text:p>
          </table:table-cell>
          <table:table-cell table:formula="of:=[.M245]+[.M$400]/400" office:value-type="float" office:value="0.1069014625">
            <text:p>0.106901</text:p>
          </table:table-cell>
          <table:table-cell table:formula="of:=[.N245]+[.N$400]/400" office:value-type="float" office:value="-0.1069014625">
            <text:p>-0.106901</text:p>
          </table:table-cell>
          <table:table-cell table:formula="of:=[.O245]+[.O$400]/400" office:value-type="float" office:value="0">
            <text:p>0.000000</text:p>
          </table:table-cell>
          <table:table-cell table:formula="of:=[.P245]+[.P$400]/400" office:value-type="float" office:value="-0.320704387500001">
            <text:p>-0.320704</text:p>
          </table:table-cell>
          <table:table-cell table:formula="of:=[.Q245]+[.Q$400]/400" office:value-type="float" office:value="0">
            <text:p>0.000000</text:p>
          </table:table-cell>
          <table:table-cell table:formula="of:=[.R245]+[.R$400]/400" office:value-type="float" office:value="0">
            <text:p>0.000000</text:p>
          </table:table-cell>
          <table:table-cell table:formula="of:=[.S245]+[.S$400]/400" office:value-type="float" office:value="0">
            <text:p>0.000000</text:p>
          </table:table-cell>
          <table:table-cell table:formula="of:=[.T245]+[.T$400]/400" office:value-type="float" office:value="0.1069014625">
            <text:p>0.106901</text:p>
          </table:table-cell>
          <table:table-cell table:formula="of:=[.U245]+[.U$400]/400" office:value-type="float" office:value="0.1069014625">
            <text:p>0.106901</text:p>
          </table:table-cell>
          <table:table-cell table:formula="of:=[.V245]+[.V$400]/400" office:value-type="float" office:value="0">
            <text:p>0.000000</text:p>
          </table:table-cell>
          <table:table-cell table:formula="of:=[.W245]+[.W$400]/400" office:value-type="float" office:value="-0.320704387500001">
            <text:p>-0.320704</text:p>
          </table:table-cell>
          <table:table-cell table:formula="of:=[.X245]+[.X$400]/400" office:value-type="float" office:value="0">
            <text:p>0.000000</text:p>
          </table:table-cell>
          <table:table-cell table:formula="of:=[.Y245]+[.Y$400]/400" office:value-type="float" office:value="0">
            <text:p>0.000000</text:p>
          </table:table-cell>
          <table:table-cell table:formula="of:=[.Z245]+[.Z$400]/400" office:value-type="float" office:value="0">
            <text:p>0.000000</text:p>
          </table:table-cell>
          <table:table-cell table:formula="of:=[.AA245]+[.AA$400]/400" office:value-type="float" office:value="0">
            <text:p>0.000000</text:p>
          </table:table-cell>
          <table:table-cell table:formula="of:=[.AB245]+[.AB$400]/400" office:value-type="float" office:value="0">
            <text:p>0.000000</text:p>
          </table:table-cell>
          <table:table-cell table:formula="of:=[.AC245]+[.AC$400]/400" office:value-type="float" office:value="0">
            <text:p>0.000000</text:p>
          </table:table-cell>
          <table:table-cell table:formula="of:=[.AD245]+[.AD$400]/400" office:value-type="float" office:value="0">
            <text:p>0.000000</text:p>
          </table:table-cell>
        </table:table-row>
        <table:table-row table:style-name="ro1">
          <table:table-cell table:formula="of:=[.A246]+[.A$400]/400" office:value-type="float" office:value="0">
            <text:p>0.000000</text:p>
          </table:table-cell>
          <table:table-cell table:formula="of:=[.B246]+[.B$400]/400" office:value-type="float" office:value="0">
            <text:p>0.000000</text:p>
          </table:table-cell>
          <table:table-cell table:formula="of:=[.C246]+[.C$400]/400" office:value-type="float" office:value="-0.233854364999999">
            <text:p>-0.233854</text:p>
          </table:table-cell>
          <table:table-cell table:formula="of:=[.D246]+[.D$400]/400" office:value-type="float" office:value="0.467708729999998">
            <text:p>0.467709</text:p>
          </table:table-cell>
          <table:table-cell table:formula="of:=[.E246]+[.E$400]/400" office:value-type="float" office:value="-0.233854364999999">
            <text:p>-0.233854</text:p>
          </table:table-cell>
          <table:table-cell table:formula="of:=[.F246]+[.F$400]/400" office:value-type="float" office:value="0">
            <text:p>0.000000</text:p>
          </table:table-cell>
          <table:table-cell table:formula="of:=[.G246]+[.G$400]/400" office:value-type="float" office:value="0">
            <text:p>0.000000</text:p>
          </table:table-cell>
          <table:table-cell table:formula="of:=[.H246]+[.H$400]/400" office:value-type="float" office:value="0">
            <text:p>0.000000</text:p>
          </table:table-cell>
          <table:table-cell table:formula="of:=[.I246]+[.I$400]/400" office:value-type="float" office:value="-0.233854364999999">
            <text:p>-0.233854</text:p>
          </table:table-cell>
          <table:table-cell table:formula="of:=[.J246]+[.J$400]/400" office:value-type="float" office:value="0.467708729999998">
            <text:p>0.467709</text:p>
          </table:table-cell>
          <table:table-cell table:formula="of:=[.K246]+[.K$400]/400" office:value-type="float" office:value="-0.233854364999999">
            <text:p>-0.233854</text:p>
          </table:table-cell>
          <table:table-cell table:formula="of:=[.L246]+[.L$400]/400" office:value-type="float" office:value="0">
            <text:p>0.000000</text:p>
          </table:table-cell>
          <table:table-cell table:formula="of:=[.M246]+[.M$400]/400" office:value-type="float" office:value="0.107337795">
            <text:p>0.107338</text:p>
          </table:table-cell>
          <table:table-cell table:formula="of:=[.N246]+[.N$400]/400" office:value-type="float" office:value="-0.107337795">
            <text:p>-0.107338</text:p>
          </table:table-cell>
          <table:table-cell table:formula="of:=[.O246]+[.O$400]/400" office:value-type="float" office:value="0">
            <text:p>0.000000</text:p>
          </table:table-cell>
          <table:table-cell table:formula="of:=[.P246]+[.P$400]/400" office:value-type="float" office:value="-0.322013385000001">
            <text:p>-0.322013</text:p>
          </table:table-cell>
          <table:table-cell table:formula="of:=[.Q246]+[.Q$400]/400" office:value-type="float" office:value="0">
            <text:p>0.000000</text:p>
          </table:table-cell>
          <table:table-cell table:formula="of:=[.R246]+[.R$400]/400" office:value-type="float" office:value="0">
            <text:p>0.000000</text:p>
          </table:table-cell>
          <table:table-cell table:formula="of:=[.S246]+[.S$400]/400" office:value-type="float" office:value="0">
            <text:p>0.000000</text:p>
          </table:table-cell>
          <table:table-cell table:formula="of:=[.T246]+[.T$400]/400" office:value-type="float" office:value="0.107337795">
            <text:p>0.107338</text:p>
          </table:table-cell>
          <table:table-cell table:formula="of:=[.U246]+[.U$400]/400" office:value-type="float" office:value="0.107337795">
            <text:p>0.107338</text:p>
          </table:table-cell>
          <table:table-cell table:formula="of:=[.V246]+[.V$400]/400" office:value-type="float" office:value="0">
            <text:p>0.000000</text:p>
          </table:table-cell>
          <table:table-cell table:formula="of:=[.W246]+[.W$400]/400" office:value-type="float" office:value="-0.322013385000001">
            <text:p>-0.322013</text:p>
          </table:table-cell>
          <table:table-cell table:formula="of:=[.X246]+[.X$400]/400" office:value-type="float" office:value="0">
            <text:p>0.000000</text:p>
          </table:table-cell>
          <table:table-cell table:formula="of:=[.Y246]+[.Y$400]/400" office:value-type="float" office:value="0">
            <text:p>0.000000</text:p>
          </table:table-cell>
          <table:table-cell table:formula="of:=[.Z246]+[.Z$400]/400" office:value-type="float" office:value="0">
            <text:p>0.000000</text:p>
          </table:table-cell>
          <table:table-cell table:formula="of:=[.AA246]+[.AA$400]/400" office:value-type="float" office:value="0">
            <text:p>0.000000</text:p>
          </table:table-cell>
          <table:table-cell table:formula="of:=[.AB246]+[.AB$400]/400" office:value-type="float" office:value="0">
            <text:p>0.000000</text:p>
          </table:table-cell>
          <table:table-cell table:formula="of:=[.AC246]+[.AC$400]/400" office:value-type="float" office:value="0">
            <text:p>0.000000</text:p>
          </table:table-cell>
          <table:table-cell table:formula="of:=[.AD246]+[.AD$400]/400" office:value-type="float" office:value="0">
            <text:p>0.000000</text:p>
          </table:table-cell>
        </table:table-row>
        <table:table-row table:style-name="ro1">
          <table:table-cell table:formula="of:=[.A247]+[.A$400]/400" office:value-type="float" office:value="0">
            <text:p>0.000000</text:p>
          </table:table-cell>
          <table:table-cell table:formula="of:=[.B247]+[.B$400]/400" office:value-type="float" office:value="0">
            <text:p>0.000000</text:p>
          </table:table-cell>
          <table:table-cell table:formula="of:=[.C247]+[.C$400]/400" office:value-type="float" office:value="-0.234804992499999">
            <text:p>-0.234805</text:p>
          </table:table-cell>
          <table:table-cell table:formula="of:=[.D247]+[.D$400]/400" office:value-type="float" office:value="0.469609984999998">
            <text:p>0.469610</text:p>
          </table:table-cell>
          <table:table-cell table:formula="of:=[.E247]+[.E$400]/400" office:value-type="float" office:value="-0.234804992499999">
            <text:p>-0.234805</text:p>
          </table:table-cell>
          <table:table-cell table:formula="of:=[.F247]+[.F$400]/400" office:value-type="float" office:value="0">
            <text:p>0.000000</text:p>
          </table:table-cell>
          <table:table-cell table:formula="of:=[.G247]+[.G$400]/400" office:value-type="float" office:value="0">
            <text:p>0.000000</text:p>
          </table:table-cell>
          <table:table-cell table:formula="of:=[.H247]+[.H$400]/400" office:value-type="float" office:value="0">
            <text:p>0.000000</text:p>
          </table:table-cell>
          <table:table-cell table:formula="of:=[.I247]+[.I$400]/400" office:value-type="float" office:value="-0.234804992499999">
            <text:p>-0.234805</text:p>
          </table:table-cell>
          <table:table-cell table:formula="of:=[.J247]+[.J$400]/400" office:value-type="float" office:value="0.469609984999998">
            <text:p>0.469610</text:p>
          </table:table-cell>
          <table:table-cell table:formula="of:=[.K247]+[.K$400]/400" office:value-type="float" office:value="-0.234804992499999">
            <text:p>-0.234805</text:p>
          </table:table-cell>
          <table:table-cell table:formula="of:=[.L247]+[.L$400]/400" office:value-type="float" office:value="0">
            <text:p>0.000000</text:p>
          </table:table-cell>
          <table:table-cell table:formula="of:=[.M247]+[.M$400]/400" office:value-type="float" office:value="0.1077741275">
            <text:p>0.107774</text:p>
          </table:table-cell>
          <table:table-cell table:formula="of:=[.N247]+[.N$400]/400" office:value-type="float" office:value="-0.1077741275">
            <text:p>-0.107774</text:p>
          </table:table-cell>
          <table:table-cell table:formula="of:=[.O247]+[.O$400]/400" office:value-type="float" office:value="0">
            <text:p>0.000000</text:p>
          </table:table-cell>
          <table:table-cell table:formula="of:=[.P247]+[.P$400]/400" office:value-type="float" office:value="-0.323322382500001">
            <text:p>-0.323322</text:p>
          </table:table-cell>
          <table:table-cell table:formula="of:=[.Q247]+[.Q$400]/400" office:value-type="float" office:value="0">
            <text:p>0.000000</text:p>
          </table:table-cell>
          <table:table-cell table:formula="of:=[.R247]+[.R$400]/400" office:value-type="float" office:value="0">
            <text:p>0.000000</text:p>
          </table:table-cell>
          <table:table-cell table:formula="of:=[.S247]+[.S$400]/400" office:value-type="float" office:value="0">
            <text:p>0.000000</text:p>
          </table:table-cell>
          <table:table-cell table:formula="of:=[.T247]+[.T$400]/400" office:value-type="float" office:value="0.1077741275">
            <text:p>0.107774</text:p>
          </table:table-cell>
          <table:table-cell table:formula="of:=[.U247]+[.U$400]/400" office:value-type="float" office:value="0.1077741275">
            <text:p>0.107774</text:p>
          </table:table-cell>
          <table:table-cell table:formula="of:=[.V247]+[.V$400]/400" office:value-type="float" office:value="0">
            <text:p>0.000000</text:p>
          </table:table-cell>
          <table:table-cell table:formula="of:=[.W247]+[.W$400]/400" office:value-type="float" office:value="-0.323322382500001">
            <text:p>-0.323322</text:p>
          </table:table-cell>
          <table:table-cell table:formula="of:=[.X247]+[.X$400]/400" office:value-type="float" office:value="0">
            <text:p>0.000000</text:p>
          </table:table-cell>
          <table:table-cell table:formula="of:=[.Y247]+[.Y$400]/400" office:value-type="float" office:value="0">
            <text:p>0.000000</text:p>
          </table:table-cell>
          <table:table-cell table:formula="of:=[.Z247]+[.Z$400]/400" office:value-type="float" office:value="0">
            <text:p>0.000000</text:p>
          </table:table-cell>
          <table:table-cell table:formula="of:=[.AA247]+[.AA$400]/400" office:value-type="float" office:value="0">
            <text:p>0.000000</text:p>
          </table:table-cell>
          <table:table-cell table:formula="of:=[.AB247]+[.AB$400]/400" office:value-type="float" office:value="0">
            <text:p>0.000000</text:p>
          </table:table-cell>
          <table:table-cell table:formula="of:=[.AC247]+[.AC$400]/400" office:value-type="float" office:value="0">
            <text:p>0.000000</text:p>
          </table:table-cell>
          <table:table-cell table:formula="of:=[.AD247]+[.AD$400]/400" office:value-type="float" office:value="0">
            <text:p>0.000000</text:p>
          </table:table-cell>
        </table:table-row>
        <table:table-row table:style-name="ro1">
          <table:table-cell table:formula="of:=[.A248]+[.A$400]/400" office:value-type="float" office:value="0">
            <text:p>0.000000</text:p>
          </table:table-cell>
          <table:table-cell table:formula="of:=[.B248]+[.B$400]/400" office:value-type="float" office:value="0">
            <text:p>0.000000</text:p>
          </table:table-cell>
          <table:table-cell table:formula="of:=[.C248]+[.C$400]/400" office:value-type="float" office:value="-0.235755619999999">
            <text:p>-0.235756</text:p>
          </table:table-cell>
          <table:table-cell table:formula="of:=[.D248]+[.D$400]/400" office:value-type="float" office:value="0.471511239999998">
            <text:p>0.471511</text:p>
          </table:table-cell>
          <table:table-cell table:formula="of:=[.E248]+[.E$400]/400" office:value-type="float" office:value="-0.235755619999999">
            <text:p>-0.235756</text:p>
          </table:table-cell>
          <table:table-cell table:formula="of:=[.F248]+[.F$400]/400" office:value-type="float" office:value="0">
            <text:p>0.000000</text:p>
          </table:table-cell>
          <table:table-cell table:formula="of:=[.G248]+[.G$400]/400" office:value-type="float" office:value="0">
            <text:p>0.000000</text:p>
          </table:table-cell>
          <table:table-cell table:formula="of:=[.H248]+[.H$400]/400" office:value-type="float" office:value="0">
            <text:p>0.000000</text:p>
          </table:table-cell>
          <table:table-cell table:formula="of:=[.I248]+[.I$400]/400" office:value-type="float" office:value="-0.235755619999999">
            <text:p>-0.235756</text:p>
          </table:table-cell>
          <table:table-cell table:formula="of:=[.J248]+[.J$400]/400" office:value-type="float" office:value="0.471511239999998">
            <text:p>0.471511</text:p>
          </table:table-cell>
          <table:table-cell table:formula="of:=[.K248]+[.K$400]/400" office:value-type="float" office:value="-0.235755619999999">
            <text:p>-0.235756</text:p>
          </table:table-cell>
          <table:table-cell table:formula="of:=[.L248]+[.L$400]/400" office:value-type="float" office:value="0">
            <text:p>0.000000</text:p>
          </table:table-cell>
          <table:table-cell table:formula="of:=[.M248]+[.M$400]/400" office:value-type="float" office:value="0.10821046">
            <text:p>0.108210</text:p>
          </table:table-cell>
          <table:table-cell table:formula="of:=[.N248]+[.N$400]/400" office:value-type="float" office:value="-0.10821046">
            <text:p>-0.108210</text:p>
          </table:table-cell>
          <table:table-cell table:formula="of:=[.O248]+[.O$400]/400" office:value-type="float" office:value="0">
            <text:p>0.000000</text:p>
          </table:table-cell>
          <table:table-cell table:formula="of:=[.P248]+[.P$400]/400" office:value-type="float" office:value="-0.324631380000001">
            <text:p>-0.324631</text:p>
          </table:table-cell>
          <table:table-cell table:formula="of:=[.Q248]+[.Q$400]/400" office:value-type="float" office:value="0">
            <text:p>0.000000</text:p>
          </table:table-cell>
          <table:table-cell table:formula="of:=[.R248]+[.R$400]/400" office:value-type="float" office:value="0">
            <text:p>0.000000</text:p>
          </table:table-cell>
          <table:table-cell table:formula="of:=[.S248]+[.S$400]/400" office:value-type="float" office:value="0">
            <text:p>0.000000</text:p>
          </table:table-cell>
          <table:table-cell table:formula="of:=[.T248]+[.T$400]/400" office:value-type="float" office:value="0.10821046">
            <text:p>0.108210</text:p>
          </table:table-cell>
          <table:table-cell table:formula="of:=[.U248]+[.U$400]/400" office:value-type="float" office:value="0.10821046">
            <text:p>0.108210</text:p>
          </table:table-cell>
          <table:table-cell table:formula="of:=[.V248]+[.V$400]/400" office:value-type="float" office:value="0">
            <text:p>0.000000</text:p>
          </table:table-cell>
          <table:table-cell table:formula="of:=[.W248]+[.W$400]/400" office:value-type="float" office:value="-0.324631380000001">
            <text:p>-0.324631</text:p>
          </table:table-cell>
          <table:table-cell table:formula="of:=[.X248]+[.X$400]/400" office:value-type="float" office:value="0">
            <text:p>0.000000</text:p>
          </table:table-cell>
          <table:table-cell table:formula="of:=[.Y248]+[.Y$400]/400" office:value-type="float" office:value="0">
            <text:p>0.000000</text:p>
          </table:table-cell>
          <table:table-cell table:formula="of:=[.Z248]+[.Z$400]/400" office:value-type="float" office:value="0">
            <text:p>0.000000</text:p>
          </table:table-cell>
          <table:table-cell table:formula="of:=[.AA248]+[.AA$400]/400" office:value-type="float" office:value="0">
            <text:p>0.000000</text:p>
          </table:table-cell>
          <table:table-cell table:formula="of:=[.AB248]+[.AB$400]/400" office:value-type="float" office:value="0">
            <text:p>0.000000</text:p>
          </table:table-cell>
          <table:table-cell table:formula="of:=[.AC248]+[.AC$400]/400" office:value-type="float" office:value="0">
            <text:p>0.000000</text:p>
          </table:table-cell>
          <table:table-cell table:formula="of:=[.AD248]+[.AD$400]/400" office:value-type="float" office:value="0">
            <text:p>0.000000</text:p>
          </table:table-cell>
        </table:table-row>
        <table:table-row table:style-name="ro1">
          <table:table-cell table:formula="of:=[.A249]+[.A$400]/400" office:value-type="float" office:value="0">
            <text:p>0.000000</text:p>
          </table:table-cell>
          <table:table-cell table:formula="of:=[.B249]+[.B$400]/400" office:value-type="float" office:value="0">
            <text:p>0.000000</text:p>
          </table:table-cell>
          <table:table-cell table:formula="of:=[.C249]+[.C$400]/400" office:value-type="float" office:value="-0.236706247499999">
            <text:p>-0.236706</text:p>
          </table:table-cell>
          <table:table-cell table:formula="of:=[.D249]+[.D$400]/400" office:value-type="float" office:value="0.473412494999998">
            <text:p>0.473412</text:p>
          </table:table-cell>
          <table:table-cell table:formula="of:=[.E249]+[.E$400]/400" office:value-type="float" office:value="-0.236706247499999">
            <text:p>-0.236706</text:p>
          </table:table-cell>
          <table:table-cell table:formula="of:=[.F249]+[.F$400]/400" office:value-type="float" office:value="0">
            <text:p>0.000000</text:p>
          </table:table-cell>
          <table:table-cell table:formula="of:=[.G249]+[.G$400]/400" office:value-type="float" office:value="0">
            <text:p>0.000000</text:p>
          </table:table-cell>
          <table:table-cell table:formula="of:=[.H249]+[.H$400]/400" office:value-type="float" office:value="0">
            <text:p>0.000000</text:p>
          </table:table-cell>
          <table:table-cell table:formula="of:=[.I249]+[.I$400]/400" office:value-type="float" office:value="-0.236706247499999">
            <text:p>-0.236706</text:p>
          </table:table-cell>
          <table:table-cell table:formula="of:=[.J249]+[.J$400]/400" office:value-type="float" office:value="0.473412494999998">
            <text:p>0.473412</text:p>
          </table:table-cell>
          <table:table-cell table:formula="of:=[.K249]+[.K$400]/400" office:value-type="float" office:value="-0.236706247499999">
            <text:p>-0.236706</text:p>
          </table:table-cell>
          <table:table-cell table:formula="of:=[.L249]+[.L$400]/400" office:value-type="float" office:value="0">
            <text:p>0.000000</text:p>
          </table:table-cell>
          <table:table-cell table:formula="of:=[.M249]+[.M$400]/400" office:value-type="float" office:value="0.1086467925">
            <text:p>0.108647</text:p>
          </table:table-cell>
          <table:table-cell table:formula="of:=[.N249]+[.N$400]/400" office:value-type="float" office:value="-0.1086467925">
            <text:p>-0.108647</text:p>
          </table:table-cell>
          <table:table-cell table:formula="of:=[.O249]+[.O$400]/400" office:value-type="float" office:value="0">
            <text:p>0.000000</text:p>
          </table:table-cell>
          <table:table-cell table:formula="of:=[.P249]+[.P$400]/400" office:value-type="float" office:value="-0.325940377500001">
            <text:p>-0.325940</text:p>
          </table:table-cell>
          <table:table-cell table:formula="of:=[.Q249]+[.Q$400]/400" office:value-type="float" office:value="0">
            <text:p>0.000000</text:p>
          </table:table-cell>
          <table:table-cell table:formula="of:=[.R249]+[.R$400]/400" office:value-type="float" office:value="0">
            <text:p>0.000000</text:p>
          </table:table-cell>
          <table:table-cell table:formula="of:=[.S249]+[.S$400]/400" office:value-type="float" office:value="0">
            <text:p>0.000000</text:p>
          </table:table-cell>
          <table:table-cell table:formula="of:=[.T249]+[.T$400]/400" office:value-type="float" office:value="0.1086467925">
            <text:p>0.108647</text:p>
          </table:table-cell>
          <table:table-cell table:formula="of:=[.U249]+[.U$400]/400" office:value-type="float" office:value="0.1086467925">
            <text:p>0.108647</text:p>
          </table:table-cell>
          <table:table-cell table:formula="of:=[.V249]+[.V$400]/400" office:value-type="float" office:value="0">
            <text:p>0.000000</text:p>
          </table:table-cell>
          <table:table-cell table:formula="of:=[.W249]+[.W$400]/400" office:value-type="float" office:value="-0.325940377500001">
            <text:p>-0.325940</text:p>
          </table:table-cell>
          <table:table-cell table:formula="of:=[.X249]+[.X$400]/400" office:value-type="float" office:value="0">
            <text:p>0.000000</text:p>
          </table:table-cell>
          <table:table-cell table:formula="of:=[.Y249]+[.Y$400]/400" office:value-type="float" office:value="0">
            <text:p>0.000000</text:p>
          </table:table-cell>
          <table:table-cell table:formula="of:=[.Z249]+[.Z$400]/400" office:value-type="float" office:value="0">
            <text:p>0.000000</text:p>
          </table:table-cell>
          <table:table-cell table:formula="of:=[.AA249]+[.AA$400]/400" office:value-type="float" office:value="0">
            <text:p>0.000000</text:p>
          </table:table-cell>
          <table:table-cell table:formula="of:=[.AB249]+[.AB$400]/400" office:value-type="float" office:value="0">
            <text:p>0.000000</text:p>
          </table:table-cell>
          <table:table-cell table:formula="of:=[.AC249]+[.AC$400]/400" office:value-type="float" office:value="0">
            <text:p>0.000000</text:p>
          </table:table-cell>
          <table:table-cell table:formula="of:=[.AD249]+[.AD$400]/400" office:value-type="float" office:value="0">
            <text:p>0.000000</text:p>
          </table:table-cell>
        </table:table-row>
        <table:table-row table:style-name="ro1">
          <table:table-cell table:formula="of:=[.A250]+[.A$400]/400" office:value-type="float" office:value="0">
            <text:p>0.000000</text:p>
          </table:table-cell>
          <table:table-cell table:formula="of:=[.B250]+[.B$400]/400" office:value-type="float" office:value="0">
            <text:p>0.000000</text:p>
          </table:table-cell>
          <table:table-cell table:formula="of:=[.C250]+[.C$400]/400" office:value-type="float" office:value="-0.237656874999999">
            <text:p>-0.237657</text:p>
          </table:table-cell>
          <table:table-cell table:formula="of:=[.D250]+[.D$400]/400" office:value-type="float" office:value="0.475313749999998">
            <text:p>0.475314</text:p>
          </table:table-cell>
          <table:table-cell table:formula="of:=[.E250]+[.E$400]/400" office:value-type="float" office:value="-0.237656874999999">
            <text:p>-0.237657</text:p>
          </table:table-cell>
          <table:table-cell table:formula="of:=[.F250]+[.F$400]/400" office:value-type="float" office:value="0">
            <text:p>0.000000</text:p>
          </table:table-cell>
          <table:table-cell table:formula="of:=[.G250]+[.G$400]/400" office:value-type="float" office:value="0">
            <text:p>0.000000</text:p>
          </table:table-cell>
          <table:table-cell table:formula="of:=[.H250]+[.H$400]/400" office:value-type="float" office:value="0">
            <text:p>0.000000</text:p>
          </table:table-cell>
          <table:table-cell table:formula="of:=[.I250]+[.I$400]/400" office:value-type="float" office:value="-0.237656874999999">
            <text:p>-0.237657</text:p>
          </table:table-cell>
          <table:table-cell table:formula="of:=[.J250]+[.J$400]/400" office:value-type="float" office:value="0.475313749999998">
            <text:p>0.475314</text:p>
          </table:table-cell>
          <table:table-cell table:formula="of:=[.K250]+[.K$400]/400" office:value-type="float" office:value="-0.237656874999999">
            <text:p>-0.237657</text:p>
          </table:table-cell>
          <table:table-cell table:formula="of:=[.L250]+[.L$400]/400" office:value-type="float" office:value="0">
            <text:p>0.000000</text:p>
          </table:table-cell>
          <table:table-cell table:formula="of:=[.M250]+[.M$400]/400" office:value-type="float" office:value="0.109083125">
            <text:p>0.109083</text:p>
          </table:table-cell>
          <table:table-cell table:formula="of:=[.N250]+[.N$400]/400" office:value-type="float" office:value="-0.109083125">
            <text:p>-0.109083</text:p>
          </table:table-cell>
          <table:table-cell table:formula="of:=[.O250]+[.O$400]/400" office:value-type="float" office:value="0">
            <text:p>0.000000</text:p>
          </table:table-cell>
          <table:table-cell table:formula="of:=[.P250]+[.P$400]/400" office:value-type="float" office:value="-0.327249375000001">
            <text:p>-0.327249</text:p>
          </table:table-cell>
          <table:table-cell table:formula="of:=[.Q250]+[.Q$400]/400" office:value-type="float" office:value="0">
            <text:p>0.000000</text:p>
          </table:table-cell>
          <table:table-cell table:formula="of:=[.R250]+[.R$400]/400" office:value-type="float" office:value="0">
            <text:p>0.000000</text:p>
          </table:table-cell>
          <table:table-cell table:formula="of:=[.S250]+[.S$400]/400" office:value-type="float" office:value="0">
            <text:p>0.000000</text:p>
          </table:table-cell>
          <table:table-cell table:formula="of:=[.T250]+[.T$400]/400" office:value-type="float" office:value="0.109083125">
            <text:p>0.109083</text:p>
          </table:table-cell>
          <table:table-cell table:formula="of:=[.U250]+[.U$400]/400" office:value-type="float" office:value="0.109083125">
            <text:p>0.109083</text:p>
          </table:table-cell>
          <table:table-cell table:formula="of:=[.V250]+[.V$400]/400" office:value-type="float" office:value="0">
            <text:p>0.000000</text:p>
          </table:table-cell>
          <table:table-cell table:formula="of:=[.W250]+[.W$400]/400" office:value-type="float" office:value="-0.327249375000001">
            <text:p>-0.327249</text:p>
          </table:table-cell>
          <table:table-cell table:formula="of:=[.X250]+[.X$400]/400" office:value-type="float" office:value="0">
            <text:p>0.000000</text:p>
          </table:table-cell>
          <table:table-cell table:formula="of:=[.Y250]+[.Y$400]/400" office:value-type="float" office:value="0">
            <text:p>0.000000</text:p>
          </table:table-cell>
          <table:table-cell table:formula="of:=[.Z250]+[.Z$400]/400" office:value-type="float" office:value="0">
            <text:p>0.000000</text:p>
          </table:table-cell>
          <table:table-cell table:formula="of:=[.AA250]+[.AA$400]/400" office:value-type="float" office:value="0">
            <text:p>0.000000</text:p>
          </table:table-cell>
          <table:table-cell table:formula="of:=[.AB250]+[.AB$400]/400" office:value-type="float" office:value="0">
            <text:p>0.000000</text:p>
          </table:table-cell>
          <table:table-cell table:formula="of:=[.AC250]+[.AC$400]/400" office:value-type="float" office:value="0">
            <text:p>0.000000</text:p>
          </table:table-cell>
          <table:table-cell table:formula="of:=[.AD250]+[.AD$400]/400" office:value-type="float" office:value="0">
            <text:p>0.000000</text:p>
          </table:table-cell>
        </table:table-row>
        <table:table-row table:style-name="ro1">
          <table:table-cell table:formula="of:=[.A251]+[.A$400]/400" office:value-type="float" office:value="0">
            <text:p>0.000000</text:p>
          </table:table-cell>
          <table:table-cell table:formula="of:=[.B251]+[.B$400]/400" office:value-type="float" office:value="0">
            <text:p>0.000000</text:p>
          </table:table-cell>
          <table:table-cell table:formula="of:=[.C251]+[.C$400]/400" office:value-type="float" office:value="-0.238607502499999">
            <text:p>-0.238608</text:p>
          </table:table-cell>
          <table:table-cell table:formula="of:=[.D251]+[.D$400]/400" office:value-type="float" office:value="0.477215004999998">
            <text:p>0.477215</text:p>
          </table:table-cell>
          <table:table-cell table:formula="of:=[.E251]+[.E$400]/400" office:value-type="float" office:value="-0.238607502499999">
            <text:p>-0.238608</text:p>
          </table:table-cell>
          <table:table-cell table:formula="of:=[.F251]+[.F$400]/400" office:value-type="float" office:value="0">
            <text:p>0.000000</text:p>
          </table:table-cell>
          <table:table-cell table:formula="of:=[.G251]+[.G$400]/400" office:value-type="float" office:value="0">
            <text:p>0.000000</text:p>
          </table:table-cell>
          <table:table-cell table:formula="of:=[.H251]+[.H$400]/400" office:value-type="float" office:value="0">
            <text:p>0.000000</text:p>
          </table:table-cell>
          <table:table-cell table:formula="of:=[.I251]+[.I$400]/400" office:value-type="float" office:value="-0.238607502499999">
            <text:p>-0.238608</text:p>
          </table:table-cell>
          <table:table-cell table:formula="of:=[.J251]+[.J$400]/400" office:value-type="float" office:value="0.477215004999998">
            <text:p>0.477215</text:p>
          </table:table-cell>
          <table:table-cell table:formula="of:=[.K251]+[.K$400]/400" office:value-type="float" office:value="-0.238607502499999">
            <text:p>-0.238608</text:p>
          </table:table-cell>
          <table:table-cell table:formula="of:=[.L251]+[.L$400]/400" office:value-type="float" office:value="0">
            <text:p>0.000000</text:p>
          </table:table-cell>
          <table:table-cell table:formula="of:=[.M251]+[.M$400]/400" office:value-type="float" office:value="0.1095194575">
            <text:p>0.109519</text:p>
          </table:table-cell>
          <table:table-cell table:formula="of:=[.N251]+[.N$400]/400" office:value-type="float" office:value="-0.1095194575">
            <text:p>-0.109519</text:p>
          </table:table-cell>
          <table:table-cell table:formula="of:=[.O251]+[.O$400]/400" office:value-type="float" office:value="0">
            <text:p>0.000000</text:p>
          </table:table-cell>
          <table:table-cell table:formula="of:=[.P251]+[.P$400]/400" office:value-type="float" office:value="-0.328558372500001">
            <text:p>-0.328558</text:p>
          </table:table-cell>
          <table:table-cell table:formula="of:=[.Q251]+[.Q$400]/400" office:value-type="float" office:value="0">
            <text:p>0.000000</text:p>
          </table:table-cell>
          <table:table-cell table:formula="of:=[.R251]+[.R$400]/400" office:value-type="float" office:value="0">
            <text:p>0.000000</text:p>
          </table:table-cell>
          <table:table-cell table:formula="of:=[.S251]+[.S$400]/400" office:value-type="float" office:value="0">
            <text:p>0.000000</text:p>
          </table:table-cell>
          <table:table-cell table:formula="of:=[.T251]+[.T$400]/400" office:value-type="float" office:value="0.1095194575">
            <text:p>0.109519</text:p>
          </table:table-cell>
          <table:table-cell table:formula="of:=[.U251]+[.U$400]/400" office:value-type="float" office:value="0.1095194575">
            <text:p>0.109519</text:p>
          </table:table-cell>
          <table:table-cell table:formula="of:=[.V251]+[.V$400]/400" office:value-type="float" office:value="0">
            <text:p>0.000000</text:p>
          </table:table-cell>
          <table:table-cell table:formula="of:=[.W251]+[.W$400]/400" office:value-type="float" office:value="-0.328558372500001">
            <text:p>-0.328558</text:p>
          </table:table-cell>
          <table:table-cell table:formula="of:=[.X251]+[.X$400]/400" office:value-type="float" office:value="0">
            <text:p>0.000000</text:p>
          </table:table-cell>
          <table:table-cell table:formula="of:=[.Y251]+[.Y$400]/400" office:value-type="float" office:value="0">
            <text:p>0.000000</text:p>
          </table:table-cell>
          <table:table-cell table:formula="of:=[.Z251]+[.Z$400]/400" office:value-type="float" office:value="0">
            <text:p>0.000000</text:p>
          </table:table-cell>
          <table:table-cell table:formula="of:=[.AA251]+[.AA$400]/400" office:value-type="float" office:value="0">
            <text:p>0.000000</text:p>
          </table:table-cell>
          <table:table-cell table:formula="of:=[.AB251]+[.AB$400]/400" office:value-type="float" office:value="0">
            <text:p>0.000000</text:p>
          </table:table-cell>
          <table:table-cell table:formula="of:=[.AC251]+[.AC$400]/400" office:value-type="float" office:value="0">
            <text:p>0.000000</text:p>
          </table:table-cell>
          <table:table-cell table:formula="of:=[.AD251]+[.AD$400]/400" office:value-type="float" office:value="0">
            <text:p>0.000000</text:p>
          </table:table-cell>
        </table:table-row>
        <table:table-row table:style-name="ro1">
          <table:table-cell table:formula="of:=[.A252]+[.A$400]/400" office:value-type="float" office:value="0">
            <text:p>0.000000</text:p>
          </table:table-cell>
          <table:table-cell table:formula="of:=[.B252]+[.B$400]/400" office:value-type="float" office:value="0">
            <text:p>0.000000</text:p>
          </table:table-cell>
          <table:table-cell table:formula="of:=[.C252]+[.C$400]/400" office:value-type="float" office:value="-0.239558129999999">
            <text:p>-0.239558</text:p>
          </table:table-cell>
          <table:table-cell table:formula="of:=[.D252]+[.D$400]/400" office:value-type="float" office:value="0.479116259999998">
            <text:p>0.479116</text:p>
          </table:table-cell>
          <table:table-cell table:formula="of:=[.E252]+[.E$400]/400" office:value-type="float" office:value="-0.239558129999999">
            <text:p>-0.239558</text:p>
          </table:table-cell>
          <table:table-cell table:formula="of:=[.F252]+[.F$400]/400" office:value-type="float" office:value="0">
            <text:p>0.000000</text:p>
          </table:table-cell>
          <table:table-cell table:formula="of:=[.G252]+[.G$400]/400" office:value-type="float" office:value="0">
            <text:p>0.000000</text:p>
          </table:table-cell>
          <table:table-cell table:formula="of:=[.H252]+[.H$400]/400" office:value-type="float" office:value="0">
            <text:p>0.000000</text:p>
          </table:table-cell>
          <table:table-cell table:formula="of:=[.I252]+[.I$400]/400" office:value-type="float" office:value="-0.239558129999999">
            <text:p>-0.239558</text:p>
          </table:table-cell>
          <table:table-cell table:formula="of:=[.J252]+[.J$400]/400" office:value-type="float" office:value="0.479116259999998">
            <text:p>0.479116</text:p>
          </table:table-cell>
          <table:table-cell table:formula="of:=[.K252]+[.K$400]/400" office:value-type="float" office:value="-0.239558129999999">
            <text:p>-0.239558</text:p>
          </table:table-cell>
          <table:table-cell table:formula="of:=[.L252]+[.L$400]/400" office:value-type="float" office:value="0">
            <text:p>0.000000</text:p>
          </table:table-cell>
          <table:table-cell table:formula="of:=[.M252]+[.M$400]/400" office:value-type="float" office:value="0.10995579">
            <text:p>0.109956</text:p>
          </table:table-cell>
          <table:table-cell table:formula="of:=[.N252]+[.N$400]/400" office:value-type="float" office:value="-0.10995579">
            <text:p>-0.109956</text:p>
          </table:table-cell>
          <table:table-cell table:formula="of:=[.O252]+[.O$400]/400" office:value-type="float" office:value="0">
            <text:p>0.000000</text:p>
          </table:table-cell>
          <table:table-cell table:formula="of:=[.P252]+[.P$400]/400" office:value-type="float" office:value="-0.329867370000001">
            <text:p>-0.329867</text:p>
          </table:table-cell>
          <table:table-cell table:formula="of:=[.Q252]+[.Q$400]/400" office:value-type="float" office:value="0">
            <text:p>0.000000</text:p>
          </table:table-cell>
          <table:table-cell table:formula="of:=[.R252]+[.R$400]/400" office:value-type="float" office:value="0">
            <text:p>0.000000</text:p>
          </table:table-cell>
          <table:table-cell table:formula="of:=[.S252]+[.S$400]/400" office:value-type="float" office:value="0">
            <text:p>0.000000</text:p>
          </table:table-cell>
          <table:table-cell table:formula="of:=[.T252]+[.T$400]/400" office:value-type="float" office:value="0.10995579">
            <text:p>0.109956</text:p>
          </table:table-cell>
          <table:table-cell table:formula="of:=[.U252]+[.U$400]/400" office:value-type="float" office:value="0.10995579">
            <text:p>0.109956</text:p>
          </table:table-cell>
          <table:table-cell table:formula="of:=[.V252]+[.V$400]/400" office:value-type="float" office:value="0">
            <text:p>0.000000</text:p>
          </table:table-cell>
          <table:table-cell table:formula="of:=[.W252]+[.W$400]/400" office:value-type="float" office:value="-0.329867370000001">
            <text:p>-0.329867</text:p>
          </table:table-cell>
          <table:table-cell table:formula="of:=[.X252]+[.X$400]/400" office:value-type="float" office:value="0">
            <text:p>0.000000</text:p>
          </table:table-cell>
          <table:table-cell table:formula="of:=[.Y252]+[.Y$400]/400" office:value-type="float" office:value="0">
            <text:p>0.000000</text:p>
          </table:table-cell>
          <table:table-cell table:formula="of:=[.Z252]+[.Z$400]/400" office:value-type="float" office:value="0">
            <text:p>0.000000</text:p>
          </table:table-cell>
          <table:table-cell table:formula="of:=[.AA252]+[.AA$400]/400" office:value-type="float" office:value="0">
            <text:p>0.000000</text:p>
          </table:table-cell>
          <table:table-cell table:formula="of:=[.AB252]+[.AB$400]/400" office:value-type="float" office:value="0">
            <text:p>0.000000</text:p>
          </table:table-cell>
          <table:table-cell table:formula="of:=[.AC252]+[.AC$400]/400" office:value-type="float" office:value="0">
            <text:p>0.000000</text:p>
          </table:table-cell>
          <table:table-cell table:formula="of:=[.AD252]+[.AD$400]/400" office:value-type="float" office:value="0">
            <text:p>0.000000</text:p>
          </table:table-cell>
        </table:table-row>
        <table:table-row table:style-name="ro1">
          <table:table-cell table:formula="of:=[.A253]+[.A$400]/400" office:value-type="float" office:value="0">
            <text:p>0.000000</text:p>
          </table:table-cell>
          <table:table-cell table:formula="of:=[.B253]+[.B$400]/400" office:value-type="float" office:value="0">
            <text:p>0.000000</text:p>
          </table:table-cell>
          <table:table-cell table:formula="of:=[.C253]+[.C$400]/400" office:value-type="float" office:value="-0.240508757499999">
            <text:p>-0.240509</text:p>
          </table:table-cell>
          <table:table-cell table:formula="of:=[.D253]+[.D$400]/400" office:value-type="float" office:value="0.481017514999998">
            <text:p>0.481018</text:p>
          </table:table-cell>
          <table:table-cell table:formula="of:=[.E253]+[.E$400]/400" office:value-type="float" office:value="-0.240508757499999">
            <text:p>-0.240509</text:p>
          </table:table-cell>
          <table:table-cell table:formula="of:=[.F253]+[.F$400]/400" office:value-type="float" office:value="0">
            <text:p>0.000000</text:p>
          </table:table-cell>
          <table:table-cell table:formula="of:=[.G253]+[.G$400]/400" office:value-type="float" office:value="0">
            <text:p>0.000000</text:p>
          </table:table-cell>
          <table:table-cell table:formula="of:=[.H253]+[.H$400]/400" office:value-type="float" office:value="0">
            <text:p>0.000000</text:p>
          </table:table-cell>
          <table:table-cell table:formula="of:=[.I253]+[.I$400]/400" office:value-type="float" office:value="-0.240508757499999">
            <text:p>-0.240509</text:p>
          </table:table-cell>
          <table:table-cell table:formula="of:=[.J253]+[.J$400]/400" office:value-type="float" office:value="0.481017514999998">
            <text:p>0.481018</text:p>
          </table:table-cell>
          <table:table-cell table:formula="of:=[.K253]+[.K$400]/400" office:value-type="float" office:value="-0.240508757499999">
            <text:p>-0.240509</text:p>
          </table:table-cell>
          <table:table-cell table:formula="of:=[.L253]+[.L$400]/400" office:value-type="float" office:value="0">
            <text:p>0.000000</text:p>
          </table:table-cell>
          <table:table-cell table:formula="of:=[.M253]+[.M$400]/400" office:value-type="float" office:value="0.1103921225">
            <text:p>0.110392</text:p>
          </table:table-cell>
          <table:table-cell table:formula="of:=[.N253]+[.N$400]/400" office:value-type="float" office:value="-0.1103921225">
            <text:p>-0.110392</text:p>
          </table:table-cell>
          <table:table-cell table:formula="of:=[.O253]+[.O$400]/400" office:value-type="float" office:value="0">
            <text:p>0.000000</text:p>
          </table:table-cell>
          <table:table-cell table:formula="of:=[.P253]+[.P$400]/400" office:value-type="float" office:value="-0.331176367500001">
            <text:p>-0.331176</text:p>
          </table:table-cell>
          <table:table-cell table:formula="of:=[.Q253]+[.Q$400]/400" office:value-type="float" office:value="0">
            <text:p>0.000000</text:p>
          </table:table-cell>
          <table:table-cell table:formula="of:=[.R253]+[.R$400]/400" office:value-type="float" office:value="0">
            <text:p>0.000000</text:p>
          </table:table-cell>
          <table:table-cell table:formula="of:=[.S253]+[.S$400]/400" office:value-type="float" office:value="0">
            <text:p>0.000000</text:p>
          </table:table-cell>
          <table:table-cell table:formula="of:=[.T253]+[.T$400]/400" office:value-type="float" office:value="0.1103921225">
            <text:p>0.110392</text:p>
          </table:table-cell>
          <table:table-cell table:formula="of:=[.U253]+[.U$400]/400" office:value-type="float" office:value="0.1103921225">
            <text:p>0.110392</text:p>
          </table:table-cell>
          <table:table-cell table:formula="of:=[.V253]+[.V$400]/400" office:value-type="float" office:value="0">
            <text:p>0.000000</text:p>
          </table:table-cell>
          <table:table-cell table:formula="of:=[.W253]+[.W$400]/400" office:value-type="float" office:value="-0.331176367500001">
            <text:p>-0.331176</text:p>
          </table:table-cell>
          <table:table-cell table:formula="of:=[.X253]+[.X$400]/400" office:value-type="float" office:value="0">
            <text:p>0.000000</text:p>
          </table:table-cell>
          <table:table-cell table:formula="of:=[.Y253]+[.Y$400]/400" office:value-type="float" office:value="0">
            <text:p>0.000000</text:p>
          </table:table-cell>
          <table:table-cell table:formula="of:=[.Z253]+[.Z$400]/400" office:value-type="float" office:value="0">
            <text:p>0.000000</text:p>
          </table:table-cell>
          <table:table-cell table:formula="of:=[.AA253]+[.AA$400]/400" office:value-type="float" office:value="0">
            <text:p>0.000000</text:p>
          </table:table-cell>
          <table:table-cell table:formula="of:=[.AB253]+[.AB$400]/400" office:value-type="float" office:value="0">
            <text:p>0.000000</text:p>
          </table:table-cell>
          <table:table-cell table:formula="of:=[.AC253]+[.AC$400]/400" office:value-type="float" office:value="0">
            <text:p>0.000000</text:p>
          </table:table-cell>
          <table:table-cell table:formula="of:=[.AD253]+[.AD$400]/400" office:value-type="float" office:value="0">
            <text:p>0.000000</text:p>
          </table:table-cell>
        </table:table-row>
        <table:table-row table:style-name="ro1">
          <table:table-cell table:formula="of:=[.A254]+[.A$400]/400" office:value-type="float" office:value="0">
            <text:p>0.000000</text:p>
          </table:table-cell>
          <table:table-cell table:formula="of:=[.B254]+[.B$400]/400" office:value-type="float" office:value="0">
            <text:p>0.000000</text:p>
          </table:table-cell>
          <table:table-cell table:formula="of:=[.C254]+[.C$400]/400" office:value-type="float" office:value="-0.241459384999999">
            <text:p>-0.241459</text:p>
          </table:table-cell>
          <table:table-cell table:formula="of:=[.D254]+[.D$400]/400" office:value-type="float" office:value="0.482918769999998">
            <text:p>0.482919</text:p>
          </table:table-cell>
          <table:table-cell table:formula="of:=[.E254]+[.E$400]/400" office:value-type="float" office:value="-0.241459384999999">
            <text:p>-0.241459</text:p>
          </table:table-cell>
          <table:table-cell table:formula="of:=[.F254]+[.F$400]/400" office:value-type="float" office:value="0">
            <text:p>0.000000</text:p>
          </table:table-cell>
          <table:table-cell table:formula="of:=[.G254]+[.G$400]/400" office:value-type="float" office:value="0">
            <text:p>0.000000</text:p>
          </table:table-cell>
          <table:table-cell table:formula="of:=[.H254]+[.H$400]/400" office:value-type="float" office:value="0">
            <text:p>0.000000</text:p>
          </table:table-cell>
          <table:table-cell table:formula="of:=[.I254]+[.I$400]/400" office:value-type="float" office:value="-0.241459384999999">
            <text:p>-0.241459</text:p>
          </table:table-cell>
          <table:table-cell table:formula="of:=[.J254]+[.J$400]/400" office:value-type="float" office:value="0.482918769999998">
            <text:p>0.482919</text:p>
          </table:table-cell>
          <table:table-cell table:formula="of:=[.K254]+[.K$400]/400" office:value-type="float" office:value="-0.241459384999999">
            <text:p>-0.241459</text:p>
          </table:table-cell>
          <table:table-cell table:formula="of:=[.L254]+[.L$400]/400" office:value-type="float" office:value="0">
            <text:p>0.000000</text:p>
          </table:table-cell>
          <table:table-cell table:formula="of:=[.M254]+[.M$400]/400" office:value-type="float" office:value="0.110828455">
            <text:p>0.110828</text:p>
          </table:table-cell>
          <table:table-cell table:formula="of:=[.N254]+[.N$400]/400" office:value-type="float" office:value="-0.110828455">
            <text:p>-0.110828</text:p>
          </table:table-cell>
          <table:table-cell table:formula="of:=[.O254]+[.O$400]/400" office:value-type="float" office:value="0">
            <text:p>0.000000</text:p>
          </table:table-cell>
          <table:table-cell table:formula="of:=[.P254]+[.P$400]/400" office:value-type="float" office:value="-0.332485365000001">
            <text:p>-0.332485</text:p>
          </table:table-cell>
          <table:table-cell table:formula="of:=[.Q254]+[.Q$400]/400" office:value-type="float" office:value="0">
            <text:p>0.000000</text:p>
          </table:table-cell>
          <table:table-cell table:formula="of:=[.R254]+[.R$400]/400" office:value-type="float" office:value="0">
            <text:p>0.000000</text:p>
          </table:table-cell>
          <table:table-cell table:formula="of:=[.S254]+[.S$400]/400" office:value-type="float" office:value="0">
            <text:p>0.000000</text:p>
          </table:table-cell>
          <table:table-cell table:formula="of:=[.T254]+[.T$400]/400" office:value-type="float" office:value="0.110828455">
            <text:p>0.110828</text:p>
          </table:table-cell>
          <table:table-cell table:formula="of:=[.U254]+[.U$400]/400" office:value-type="float" office:value="0.110828455">
            <text:p>0.110828</text:p>
          </table:table-cell>
          <table:table-cell table:formula="of:=[.V254]+[.V$400]/400" office:value-type="float" office:value="0">
            <text:p>0.000000</text:p>
          </table:table-cell>
          <table:table-cell table:formula="of:=[.W254]+[.W$400]/400" office:value-type="float" office:value="-0.332485365000001">
            <text:p>-0.332485</text:p>
          </table:table-cell>
          <table:table-cell table:formula="of:=[.X254]+[.X$400]/400" office:value-type="float" office:value="0">
            <text:p>0.000000</text:p>
          </table:table-cell>
          <table:table-cell table:formula="of:=[.Y254]+[.Y$400]/400" office:value-type="float" office:value="0">
            <text:p>0.000000</text:p>
          </table:table-cell>
          <table:table-cell table:formula="of:=[.Z254]+[.Z$400]/400" office:value-type="float" office:value="0">
            <text:p>0.000000</text:p>
          </table:table-cell>
          <table:table-cell table:formula="of:=[.AA254]+[.AA$400]/400" office:value-type="float" office:value="0">
            <text:p>0.000000</text:p>
          </table:table-cell>
          <table:table-cell table:formula="of:=[.AB254]+[.AB$400]/400" office:value-type="float" office:value="0">
            <text:p>0.000000</text:p>
          </table:table-cell>
          <table:table-cell table:formula="of:=[.AC254]+[.AC$400]/400" office:value-type="float" office:value="0">
            <text:p>0.000000</text:p>
          </table:table-cell>
          <table:table-cell table:formula="of:=[.AD254]+[.AD$400]/400" office:value-type="float" office:value="0">
            <text:p>0.000000</text:p>
          </table:table-cell>
        </table:table-row>
        <table:table-row table:style-name="ro1">
          <table:table-cell table:formula="of:=[.A255]+[.A$400]/400" office:value-type="float" office:value="0">
            <text:p>0.000000</text:p>
          </table:table-cell>
          <table:table-cell table:formula="of:=[.B255]+[.B$400]/400" office:value-type="float" office:value="0">
            <text:p>0.000000</text:p>
          </table:table-cell>
          <table:table-cell table:formula="of:=[.C255]+[.C$400]/400" office:value-type="float" office:value="-0.242410012499999">
            <text:p>-0.242410</text:p>
          </table:table-cell>
          <table:table-cell table:formula="of:=[.D255]+[.D$400]/400" office:value-type="float" office:value="0.484820024999998">
            <text:p>0.484820</text:p>
          </table:table-cell>
          <table:table-cell table:formula="of:=[.E255]+[.E$400]/400" office:value-type="float" office:value="-0.242410012499999">
            <text:p>-0.242410</text:p>
          </table:table-cell>
          <table:table-cell table:formula="of:=[.F255]+[.F$400]/400" office:value-type="float" office:value="0">
            <text:p>0.000000</text:p>
          </table:table-cell>
          <table:table-cell table:formula="of:=[.G255]+[.G$400]/400" office:value-type="float" office:value="0">
            <text:p>0.000000</text:p>
          </table:table-cell>
          <table:table-cell table:formula="of:=[.H255]+[.H$400]/400" office:value-type="float" office:value="0">
            <text:p>0.000000</text:p>
          </table:table-cell>
          <table:table-cell table:formula="of:=[.I255]+[.I$400]/400" office:value-type="float" office:value="-0.242410012499999">
            <text:p>-0.242410</text:p>
          </table:table-cell>
          <table:table-cell table:formula="of:=[.J255]+[.J$400]/400" office:value-type="float" office:value="0.484820024999998">
            <text:p>0.484820</text:p>
          </table:table-cell>
          <table:table-cell table:formula="of:=[.K255]+[.K$400]/400" office:value-type="float" office:value="-0.242410012499999">
            <text:p>-0.242410</text:p>
          </table:table-cell>
          <table:table-cell table:formula="of:=[.L255]+[.L$400]/400" office:value-type="float" office:value="0">
            <text:p>0.000000</text:p>
          </table:table-cell>
          <table:table-cell table:formula="of:=[.M255]+[.M$400]/400" office:value-type="float" office:value="0.1112647875">
            <text:p>0.111265</text:p>
          </table:table-cell>
          <table:table-cell table:formula="of:=[.N255]+[.N$400]/400" office:value-type="float" office:value="-0.1112647875">
            <text:p>-0.111265</text:p>
          </table:table-cell>
          <table:table-cell table:formula="of:=[.O255]+[.O$400]/400" office:value-type="float" office:value="0">
            <text:p>0.000000</text:p>
          </table:table-cell>
          <table:table-cell table:formula="of:=[.P255]+[.P$400]/400" office:value-type="float" office:value="-0.333794362500001">
            <text:p>-0.333794</text:p>
          </table:table-cell>
          <table:table-cell table:formula="of:=[.Q255]+[.Q$400]/400" office:value-type="float" office:value="0">
            <text:p>0.000000</text:p>
          </table:table-cell>
          <table:table-cell table:formula="of:=[.R255]+[.R$400]/400" office:value-type="float" office:value="0">
            <text:p>0.000000</text:p>
          </table:table-cell>
          <table:table-cell table:formula="of:=[.S255]+[.S$400]/400" office:value-type="float" office:value="0">
            <text:p>0.000000</text:p>
          </table:table-cell>
          <table:table-cell table:formula="of:=[.T255]+[.T$400]/400" office:value-type="float" office:value="0.1112647875">
            <text:p>0.111265</text:p>
          </table:table-cell>
          <table:table-cell table:formula="of:=[.U255]+[.U$400]/400" office:value-type="float" office:value="0.1112647875">
            <text:p>0.111265</text:p>
          </table:table-cell>
          <table:table-cell table:formula="of:=[.V255]+[.V$400]/400" office:value-type="float" office:value="0">
            <text:p>0.000000</text:p>
          </table:table-cell>
          <table:table-cell table:formula="of:=[.W255]+[.W$400]/400" office:value-type="float" office:value="-0.333794362500001">
            <text:p>-0.333794</text:p>
          </table:table-cell>
          <table:table-cell table:formula="of:=[.X255]+[.X$400]/400" office:value-type="float" office:value="0">
            <text:p>0.000000</text:p>
          </table:table-cell>
          <table:table-cell table:formula="of:=[.Y255]+[.Y$400]/400" office:value-type="float" office:value="0">
            <text:p>0.000000</text:p>
          </table:table-cell>
          <table:table-cell table:formula="of:=[.Z255]+[.Z$400]/400" office:value-type="float" office:value="0">
            <text:p>0.000000</text:p>
          </table:table-cell>
          <table:table-cell table:formula="of:=[.AA255]+[.AA$400]/400" office:value-type="float" office:value="0">
            <text:p>0.000000</text:p>
          </table:table-cell>
          <table:table-cell table:formula="of:=[.AB255]+[.AB$400]/400" office:value-type="float" office:value="0">
            <text:p>0.000000</text:p>
          </table:table-cell>
          <table:table-cell table:formula="of:=[.AC255]+[.AC$400]/400" office:value-type="float" office:value="0">
            <text:p>0.000000</text:p>
          </table:table-cell>
          <table:table-cell table:formula="of:=[.AD255]+[.AD$400]/400" office:value-type="float" office:value="0">
            <text:p>0.000000</text:p>
          </table:table-cell>
        </table:table-row>
        <table:table-row table:style-name="ro1">
          <table:table-cell table:formula="of:=[.A256]+[.A$400]/400" office:value-type="float" office:value="0">
            <text:p>0.000000</text:p>
          </table:table-cell>
          <table:table-cell table:formula="of:=[.B256]+[.B$400]/400" office:value-type="float" office:value="0">
            <text:p>0.000000</text:p>
          </table:table-cell>
          <table:table-cell table:formula="of:=[.C256]+[.C$400]/400" office:value-type="float" office:value="-0.243360639999999">
            <text:p>-0.243361</text:p>
          </table:table-cell>
          <table:table-cell table:formula="of:=[.D256]+[.D$400]/400" office:value-type="float" office:value="0.486721279999998">
            <text:p>0.486721</text:p>
          </table:table-cell>
          <table:table-cell table:formula="of:=[.E256]+[.E$400]/400" office:value-type="float" office:value="-0.243360639999999">
            <text:p>-0.243361</text:p>
          </table:table-cell>
          <table:table-cell table:formula="of:=[.F256]+[.F$400]/400" office:value-type="float" office:value="0">
            <text:p>0.000000</text:p>
          </table:table-cell>
          <table:table-cell table:formula="of:=[.G256]+[.G$400]/400" office:value-type="float" office:value="0">
            <text:p>0.000000</text:p>
          </table:table-cell>
          <table:table-cell table:formula="of:=[.H256]+[.H$400]/400" office:value-type="float" office:value="0">
            <text:p>0.000000</text:p>
          </table:table-cell>
          <table:table-cell table:formula="of:=[.I256]+[.I$400]/400" office:value-type="float" office:value="-0.243360639999999">
            <text:p>-0.243361</text:p>
          </table:table-cell>
          <table:table-cell table:formula="of:=[.J256]+[.J$400]/400" office:value-type="float" office:value="0.486721279999998">
            <text:p>0.486721</text:p>
          </table:table-cell>
          <table:table-cell table:formula="of:=[.K256]+[.K$400]/400" office:value-type="float" office:value="-0.243360639999999">
            <text:p>-0.243361</text:p>
          </table:table-cell>
          <table:table-cell table:formula="of:=[.L256]+[.L$400]/400" office:value-type="float" office:value="0">
            <text:p>0.000000</text:p>
          </table:table-cell>
          <table:table-cell table:formula="of:=[.M256]+[.M$400]/400" office:value-type="float" office:value="0.11170112">
            <text:p>0.111701</text:p>
          </table:table-cell>
          <table:table-cell table:formula="of:=[.N256]+[.N$400]/400" office:value-type="float" office:value="-0.11170112">
            <text:p>-0.111701</text:p>
          </table:table-cell>
          <table:table-cell table:formula="of:=[.O256]+[.O$400]/400" office:value-type="float" office:value="0">
            <text:p>0.000000</text:p>
          </table:table-cell>
          <table:table-cell table:formula="of:=[.P256]+[.P$400]/400" office:value-type="float" office:value="-0.335103360000001">
            <text:p>-0.335103</text:p>
          </table:table-cell>
          <table:table-cell table:formula="of:=[.Q256]+[.Q$400]/400" office:value-type="float" office:value="0">
            <text:p>0.000000</text:p>
          </table:table-cell>
          <table:table-cell table:formula="of:=[.R256]+[.R$400]/400" office:value-type="float" office:value="0">
            <text:p>0.000000</text:p>
          </table:table-cell>
          <table:table-cell table:formula="of:=[.S256]+[.S$400]/400" office:value-type="float" office:value="0">
            <text:p>0.000000</text:p>
          </table:table-cell>
          <table:table-cell table:formula="of:=[.T256]+[.T$400]/400" office:value-type="float" office:value="0.11170112">
            <text:p>0.111701</text:p>
          </table:table-cell>
          <table:table-cell table:formula="of:=[.U256]+[.U$400]/400" office:value-type="float" office:value="0.11170112">
            <text:p>0.111701</text:p>
          </table:table-cell>
          <table:table-cell table:formula="of:=[.V256]+[.V$400]/400" office:value-type="float" office:value="0">
            <text:p>0.000000</text:p>
          </table:table-cell>
          <table:table-cell table:formula="of:=[.W256]+[.W$400]/400" office:value-type="float" office:value="-0.335103360000001">
            <text:p>-0.335103</text:p>
          </table:table-cell>
          <table:table-cell table:formula="of:=[.X256]+[.X$400]/400" office:value-type="float" office:value="0">
            <text:p>0.000000</text:p>
          </table:table-cell>
          <table:table-cell table:formula="of:=[.Y256]+[.Y$400]/400" office:value-type="float" office:value="0">
            <text:p>0.000000</text:p>
          </table:table-cell>
          <table:table-cell table:formula="of:=[.Z256]+[.Z$400]/400" office:value-type="float" office:value="0">
            <text:p>0.000000</text:p>
          </table:table-cell>
          <table:table-cell table:formula="of:=[.AA256]+[.AA$400]/400" office:value-type="float" office:value="0">
            <text:p>0.000000</text:p>
          </table:table-cell>
          <table:table-cell table:formula="of:=[.AB256]+[.AB$400]/400" office:value-type="float" office:value="0">
            <text:p>0.000000</text:p>
          </table:table-cell>
          <table:table-cell table:formula="of:=[.AC256]+[.AC$400]/400" office:value-type="float" office:value="0">
            <text:p>0.000000</text:p>
          </table:table-cell>
          <table:table-cell table:formula="of:=[.AD256]+[.AD$400]/400" office:value-type="float" office:value="0">
            <text:p>0.000000</text:p>
          </table:table-cell>
        </table:table-row>
        <table:table-row table:style-name="ro1">
          <table:table-cell table:formula="of:=[.A257]+[.A$400]/400" office:value-type="float" office:value="0">
            <text:p>0.000000</text:p>
          </table:table-cell>
          <table:table-cell table:formula="of:=[.B257]+[.B$400]/400" office:value-type="float" office:value="0">
            <text:p>0.000000</text:p>
          </table:table-cell>
          <table:table-cell table:formula="of:=[.C257]+[.C$400]/400" office:value-type="float" office:value="-0.244311267499999">
            <text:p>-0.244311</text:p>
          </table:table-cell>
          <table:table-cell table:formula="of:=[.D257]+[.D$400]/400" office:value-type="float" office:value="0.488622534999998">
            <text:p>0.488623</text:p>
          </table:table-cell>
          <table:table-cell table:formula="of:=[.E257]+[.E$400]/400" office:value-type="float" office:value="-0.244311267499999">
            <text:p>-0.244311</text:p>
          </table:table-cell>
          <table:table-cell table:formula="of:=[.F257]+[.F$400]/400" office:value-type="float" office:value="0">
            <text:p>0.000000</text:p>
          </table:table-cell>
          <table:table-cell table:formula="of:=[.G257]+[.G$400]/400" office:value-type="float" office:value="0">
            <text:p>0.000000</text:p>
          </table:table-cell>
          <table:table-cell table:formula="of:=[.H257]+[.H$400]/400" office:value-type="float" office:value="0">
            <text:p>0.000000</text:p>
          </table:table-cell>
          <table:table-cell table:formula="of:=[.I257]+[.I$400]/400" office:value-type="float" office:value="-0.244311267499999">
            <text:p>-0.244311</text:p>
          </table:table-cell>
          <table:table-cell table:formula="of:=[.J257]+[.J$400]/400" office:value-type="float" office:value="0.488622534999998">
            <text:p>0.488623</text:p>
          </table:table-cell>
          <table:table-cell table:formula="of:=[.K257]+[.K$400]/400" office:value-type="float" office:value="-0.244311267499999">
            <text:p>-0.244311</text:p>
          </table:table-cell>
          <table:table-cell table:formula="of:=[.L257]+[.L$400]/400" office:value-type="float" office:value="0">
            <text:p>0.000000</text:p>
          </table:table-cell>
          <table:table-cell table:formula="of:=[.M257]+[.M$400]/400" office:value-type="float" office:value="0.1121374525">
            <text:p>0.112137</text:p>
          </table:table-cell>
          <table:table-cell table:formula="of:=[.N257]+[.N$400]/400" office:value-type="float" office:value="-0.1121374525">
            <text:p>-0.112137</text:p>
          </table:table-cell>
          <table:table-cell table:formula="of:=[.O257]+[.O$400]/400" office:value-type="float" office:value="0">
            <text:p>0.000000</text:p>
          </table:table-cell>
          <table:table-cell table:formula="of:=[.P257]+[.P$400]/400" office:value-type="float" office:value="-0.336412357500001">
            <text:p>-0.336412</text:p>
          </table:table-cell>
          <table:table-cell table:formula="of:=[.Q257]+[.Q$400]/400" office:value-type="float" office:value="0">
            <text:p>0.000000</text:p>
          </table:table-cell>
          <table:table-cell table:formula="of:=[.R257]+[.R$400]/400" office:value-type="float" office:value="0">
            <text:p>0.000000</text:p>
          </table:table-cell>
          <table:table-cell table:formula="of:=[.S257]+[.S$400]/400" office:value-type="float" office:value="0">
            <text:p>0.000000</text:p>
          </table:table-cell>
          <table:table-cell table:formula="of:=[.T257]+[.T$400]/400" office:value-type="float" office:value="0.1121374525">
            <text:p>0.112137</text:p>
          </table:table-cell>
          <table:table-cell table:formula="of:=[.U257]+[.U$400]/400" office:value-type="float" office:value="0.1121374525">
            <text:p>0.112137</text:p>
          </table:table-cell>
          <table:table-cell table:formula="of:=[.V257]+[.V$400]/400" office:value-type="float" office:value="0">
            <text:p>0.000000</text:p>
          </table:table-cell>
          <table:table-cell table:formula="of:=[.W257]+[.W$400]/400" office:value-type="float" office:value="-0.336412357500001">
            <text:p>-0.336412</text:p>
          </table:table-cell>
          <table:table-cell table:formula="of:=[.X257]+[.X$400]/400" office:value-type="float" office:value="0">
            <text:p>0.000000</text:p>
          </table:table-cell>
          <table:table-cell table:formula="of:=[.Y257]+[.Y$400]/400" office:value-type="float" office:value="0">
            <text:p>0.000000</text:p>
          </table:table-cell>
          <table:table-cell table:formula="of:=[.Z257]+[.Z$400]/400" office:value-type="float" office:value="0">
            <text:p>0.000000</text:p>
          </table:table-cell>
          <table:table-cell table:formula="of:=[.AA257]+[.AA$400]/400" office:value-type="float" office:value="0">
            <text:p>0.000000</text:p>
          </table:table-cell>
          <table:table-cell table:formula="of:=[.AB257]+[.AB$400]/400" office:value-type="float" office:value="0">
            <text:p>0.000000</text:p>
          </table:table-cell>
          <table:table-cell table:formula="of:=[.AC257]+[.AC$400]/400" office:value-type="float" office:value="0">
            <text:p>0.000000</text:p>
          </table:table-cell>
          <table:table-cell table:formula="of:=[.AD257]+[.AD$400]/400" office:value-type="float" office:value="0">
            <text:p>0.000000</text:p>
          </table:table-cell>
        </table:table-row>
        <table:table-row table:style-name="ro1">
          <table:table-cell table:formula="of:=[.A258]+[.A$400]/400" office:value-type="float" office:value="0">
            <text:p>0.000000</text:p>
          </table:table-cell>
          <table:table-cell table:formula="of:=[.B258]+[.B$400]/400" office:value-type="float" office:value="0">
            <text:p>0.000000</text:p>
          </table:table-cell>
          <table:table-cell table:formula="of:=[.C258]+[.C$400]/400" office:value-type="float" office:value="-0.245261894999999">
            <text:p>-0.245262</text:p>
          </table:table-cell>
          <table:table-cell table:formula="of:=[.D258]+[.D$400]/400" office:value-type="float" office:value="0.490523789999998">
            <text:p>0.490524</text:p>
          </table:table-cell>
          <table:table-cell table:formula="of:=[.E258]+[.E$400]/400" office:value-type="float" office:value="-0.245261894999999">
            <text:p>-0.245262</text:p>
          </table:table-cell>
          <table:table-cell table:formula="of:=[.F258]+[.F$400]/400" office:value-type="float" office:value="0">
            <text:p>0.000000</text:p>
          </table:table-cell>
          <table:table-cell table:formula="of:=[.G258]+[.G$400]/400" office:value-type="float" office:value="0">
            <text:p>0.000000</text:p>
          </table:table-cell>
          <table:table-cell table:formula="of:=[.H258]+[.H$400]/400" office:value-type="float" office:value="0">
            <text:p>0.000000</text:p>
          </table:table-cell>
          <table:table-cell table:formula="of:=[.I258]+[.I$400]/400" office:value-type="float" office:value="-0.245261894999999">
            <text:p>-0.245262</text:p>
          </table:table-cell>
          <table:table-cell table:formula="of:=[.J258]+[.J$400]/400" office:value-type="float" office:value="0.490523789999998">
            <text:p>0.490524</text:p>
          </table:table-cell>
          <table:table-cell table:formula="of:=[.K258]+[.K$400]/400" office:value-type="float" office:value="-0.245261894999999">
            <text:p>-0.245262</text:p>
          </table:table-cell>
          <table:table-cell table:formula="of:=[.L258]+[.L$400]/400" office:value-type="float" office:value="0">
            <text:p>0.000000</text:p>
          </table:table-cell>
          <table:table-cell table:formula="of:=[.M258]+[.M$400]/400" office:value-type="float" office:value="0.112573785">
            <text:p>0.112574</text:p>
          </table:table-cell>
          <table:table-cell table:formula="of:=[.N258]+[.N$400]/400" office:value-type="float" office:value="-0.112573785">
            <text:p>-0.112574</text:p>
          </table:table-cell>
          <table:table-cell table:formula="of:=[.O258]+[.O$400]/400" office:value-type="float" office:value="0">
            <text:p>0.000000</text:p>
          </table:table-cell>
          <table:table-cell table:formula="of:=[.P258]+[.P$400]/400" office:value-type="float" office:value="-0.337721355000001">
            <text:p>-0.337721</text:p>
          </table:table-cell>
          <table:table-cell table:formula="of:=[.Q258]+[.Q$400]/400" office:value-type="float" office:value="0">
            <text:p>0.000000</text:p>
          </table:table-cell>
          <table:table-cell table:formula="of:=[.R258]+[.R$400]/400" office:value-type="float" office:value="0">
            <text:p>0.000000</text:p>
          </table:table-cell>
          <table:table-cell table:formula="of:=[.S258]+[.S$400]/400" office:value-type="float" office:value="0">
            <text:p>0.000000</text:p>
          </table:table-cell>
          <table:table-cell table:formula="of:=[.T258]+[.T$400]/400" office:value-type="float" office:value="0.112573785">
            <text:p>0.112574</text:p>
          </table:table-cell>
          <table:table-cell table:formula="of:=[.U258]+[.U$400]/400" office:value-type="float" office:value="0.112573785">
            <text:p>0.112574</text:p>
          </table:table-cell>
          <table:table-cell table:formula="of:=[.V258]+[.V$400]/400" office:value-type="float" office:value="0">
            <text:p>0.000000</text:p>
          </table:table-cell>
          <table:table-cell table:formula="of:=[.W258]+[.W$400]/400" office:value-type="float" office:value="-0.337721355000001">
            <text:p>-0.337721</text:p>
          </table:table-cell>
          <table:table-cell table:formula="of:=[.X258]+[.X$400]/400" office:value-type="float" office:value="0">
            <text:p>0.000000</text:p>
          </table:table-cell>
          <table:table-cell table:formula="of:=[.Y258]+[.Y$400]/400" office:value-type="float" office:value="0">
            <text:p>0.000000</text:p>
          </table:table-cell>
          <table:table-cell table:formula="of:=[.Z258]+[.Z$400]/400" office:value-type="float" office:value="0">
            <text:p>0.000000</text:p>
          </table:table-cell>
          <table:table-cell table:formula="of:=[.AA258]+[.AA$400]/400" office:value-type="float" office:value="0">
            <text:p>0.000000</text:p>
          </table:table-cell>
          <table:table-cell table:formula="of:=[.AB258]+[.AB$400]/400" office:value-type="float" office:value="0">
            <text:p>0.000000</text:p>
          </table:table-cell>
          <table:table-cell table:formula="of:=[.AC258]+[.AC$400]/400" office:value-type="float" office:value="0">
            <text:p>0.000000</text:p>
          </table:table-cell>
          <table:table-cell table:formula="of:=[.AD258]+[.AD$400]/400" office:value-type="float" office:value="0">
            <text:p>0.000000</text:p>
          </table:table-cell>
        </table:table-row>
        <table:table-row table:style-name="ro1">
          <table:table-cell table:formula="of:=[.A259]+[.A$400]/400" office:value-type="float" office:value="0">
            <text:p>0.000000</text:p>
          </table:table-cell>
          <table:table-cell table:formula="of:=[.B259]+[.B$400]/400" office:value-type="float" office:value="0">
            <text:p>0.000000</text:p>
          </table:table-cell>
          <table:table-cell table:formula="of:=[.C259]+[.C$400]/400" office:value-type="float" office:value="-0.246212522499999">
            <text:p>-0.246213</text:p>
          </table:table-cell>
          <table:table-cell table:formula="of:=[.D259]+[.D$400]/400" office:value-type="float" office:value="0.492425044999998">
            <text:p>0.492425</text:p>
          </table:table-cell>
          <table:table-cell table:formula="of:=[.E259]+[.E$400]/400" office:value-type="float" office:value="-0.246212522499999">
            <text:p>-0.246213</text:p>
          </table:table-cell>
          <table:table-cell table:formula="of:=[.F259]+[.F$400]/400" office:value-type="float" office:value="0">
            <text:p>0.000000</text:p>
          </table:table-cell>
          <table:table-cell table:formula="of:=[.G259]+[.G$400]/400" office:value-type="float" office:value="0">
            <text:p>0.000000</text:p>
          </table:table-cell>
          <table:table-cell table:formula="of:=[.H259]+[.H$400]/400" office:value-type="float" office:value="0">
            <text:p>0.000000</text:p>
          </table:table-cell>
          <table:table-cell table:formula="of:=[.I259]+[.I$400]/400" office:value-type="float" office:value="-0.246212522499999">
            <text:p>-0.246213</text:p>
          </table:table-cell>
          <table:table-cell table:formula="of:=[.J259]+[.J$400]/400" office:value-type="float" office:value="0.492425044999998">
            <text:p>0.492425</text:p>
          </table:table-cell>
          <table:table-cell table:formula="of:=[.K259]+[.K$400]/400" office:value-type="float" office:value="-0.246212522499999">
            <text:p>-0.246213</text:p>
          </table:table-cell>
          <table:table-cell table:formula="of:=[.L259]+[.L$400]/400" office:value-type="float" office:value="0">
            <text:p>0.000000</text:p>
          </table:table-cell>
          <table:table-cell table:formula="of:=[.M259]+[.M$400]/400" office:value-type="float" office:value="0.1130101175">
            <text:p>0.113010</text:p>
          </table:table-cell>
          <table:table-cell table:formula="of:=[.N259]+[.N$400]/400" office:value-type="float" office:value="-0.1130101175">
            <text:p>-0.113010</text:p>
          </table:table-cell>
          <table:table-cell table:formula="of:=[.O259]+[.O$400]/400" office:value-type="float" office:value="0">
            <text:p>0.000000</text:p>
          </table:table-cell>
          <table:table-cell table:formula="of:=[.P259]+[.P$400]/400" office:value-type="float" office:value="-0.339030352500001">
            <text:p>-0.339030</text:p>
          </table:table-cell>
          <table:table-cell table:formula="of:=[.Q259]+[.Q$400]/400" office:value-type="float" office:value="0">
            <text:p>0.000000</text:p>
          </table:table-cell>
          <table:table-cell table:formula="of:=[.R259]+[.R$400]/400" office:value-type="float" office:value="0">
            <text:p>0.000000</text:p>
          </table:table-cell>
          <table:table-cell table:formula="of:=[.S259]+[.S$400]/400" office:value-type="float" office:value="0">
            <text:p>0.000000</text:p>
          </table:table-cell>
          <table:table-cell table:formula="of:=[.T259]+[.T$400]/400" office:value-type="float" office:value="0.1130101175">
            <text:p>0.113010</text:p>
          </table:table-cell>
          <table:table-cell table:formula="of:=[.U259]+[.U$400]/400" office:value-type="float" office:value="0.1130101175">
            <text:p>0.113010</text:p>
          </table:table-cell>
          <table:table-cell table:formula="of:=[.V259]+[.V$400]/400" office:value-type="float" office:value="0">
            <text:p>0.000000</text:p>
          </table:table-cell>
          <table:table-cell table:formula="of:=[.W259]+[.W$400]/400" office:value-type="float" office:value="-0.339030352500001">
            <text:p>-0.339030</text:p>
          </table:table-cell>
          <table:table-cell table:formula="of:=[.X259]+[.X$400]/400" office:value-type="float" office:value="0">
            <text:p>0.000000</text:p>
          </table:table-cell>
          <table:table-cell table:formula="of:=[.Y259]+[.Y$400]/400" office:value-type="float" office:value="0">
            <text:p>0.000000</text:p>
          </table:table-cell>
          <table:table-cell table:formula="of:=[.Z259]+[.Z$400]/400" office:value-type="float" office:value="0">
            <text:p>0.000000</text:p>
          </table:table-cell>
          <table:table-cell table:formula="of:=[.AA259]+[.AA$400]/400" office:value-type="float" office:value="0">
            <text:p>0.000000</text:p>
          </table:table-cell>
          <table:table-cell table:formula="of:=[.AB259]+[.AB$400]/400" office:value-type="float" office:value="0">
            <text:p>0.000000</text:p>
          </table:table-cell>
          <table:table-cell table:formula="of:=[.AC259]+[.AC$400]/400" office:value-type="float" office:value="0">
            <text:p>0.000000</text:p>
          </table:table-cell>
          <table:table-cell table:formula="of:=[.AD259]+[.AD$400]/400" office:value-type="float" office:value="0">
            <text:p>0.000000</text:p>
          </table:table-cell>
        </table:table-row>
        <table:table-row table:style-name="ro1">
          <table:table-cell table:formula="of:=[.A260]+[.A$400]/400" office:value-type="float" office:value="0">
            <text:p>0.000000</text:p>
          </table:table-cell>
          <table:table-cell table:formula="of:=[.B260]+[.B$400]/400" office:value-type="float" office:value="0">
            <text:p>0.000000</text:p>
          </table:table-cell>
          <table:table-cell table:formula="of:=[.C260]+[.C$400]/400" office:value-type="float" office:value="-0.247163149999999">
            <text:p>-0.247163</text:p>
          </table:table-cell>
          <table:table-cell table:formula="of:=[.D260]+[.D$400]/400" office:value-type="float" office:value="0.494326299999998">
            <text:p>0.494326</text:p>
          </table:table-cell>
          <table:table-cell table:formula="of:=[.E260]+[.E$400]/400" office:value-type="float" office:value="-0.247163149999999">
            <text:p>-0.247163</text:p>
          </table:table-cell>
          <table:table-cell table:formula="of:=[.F260]+[.F$400]/400" office:value-type="float" office:value="0">
            <text:p>0.000000</text:p>
          </table:table-cell>
          <table:table-cell table:formula="of:=[.G260]+[.G$400]/400" office:value-type="float" office:value="0">
            <text:p>0.000000</text:p>
          </table:table-cell>
          <table:table-cell table:formula="of:=[.H260]+[.H$400]/400" office:value-type="float" office:value="0">
            <text:p>0.000000</text:p>
          </table:table-cell>
          <table:table-cell table:formula="of:=[.I260]+[.I$400]/400" office:value-type="float" office:value="-0.247163149999999">
            <text:p>-0.247163</text:p>
          </table:table-cell>
          <table:table-cell table:formula="of:=[.J260]+[.J$400]/400" office:value-type="float" office:value="0.494326299999998">
            <text:p>0.494326</text:p>
          </table:table-cell>
          <table:table-cell table:formula="of:=[.K260]+[.K$400]/400" office:value-type="float" office:value="-0.247163149999999">
            <text:p>-0.247163</text:p>
          </table:table-cell>
          <table:table-cell table:formula="of:=[.L260]+[.L$400]/400" office:value-type="float" office:value="0">
            <text:p>0.000000</text:p>
          </table:table-cell>
          <table:table-cell table:formula="of:=[.M260]+[.M$400]/400" office:value-type="float" office:value="0.11344645">
            <text:p>0.113446</text:p>
          </table:table-cell>
          <table:table-cell table:formula="of:=[.N260]+[.N$400]/400" office:value-type="float" office:value="-0.11344645">
            <text:p>-0.113446</text:p>
          </table:table-cell>
          <table:table-cell table:formula="of:=[.O260]+[.O$400]/400" office:value-type="float" office:value="0">
            <text:p>0.000000</text:p>
          </table:table-cell>
          <table:table-cell table:formula="of:=[.P260]+[.P$400]/400" office:value-type="float" office:value="-0.340339350000001">
            <text:p>-0.340339</text:p>
          </table:table-cell>
          <table:table-cell table:formula="of:=[.Q260]+[.Q$400]/400" office:value-type="float" office:value="0">
            <text:p>0.000000</text:p>
          </table:table-cell>
          <table:table-cell table:formula="of:=[.R260]+[.R$400]/400" office:value-type="float" office:value="0">
            <text:p>0.000000</text:p>
          </table:table-cell>
          <table:table-cell table:formula="of:=[.S260]+[.S$400]/400" office:value-type="float" office:value="0">
            <text:p>0.000000</text:p>
          </table:table-cell>
          <table:table-cell table:formula="of:=[.T260]+[.T$400]/400" office:value-type="float" office:value="0.11344645">
            <text:p>0.113446</text:p>
          </table:table-cell>
          <table:table-cell table:formula="of:=[.U260]+[.U$400]/400" office:value-type="float" office:value="0.11344645">
            <text:p>0.113446</text:p>
          </table:table-cell>
          <table:table-cell table:formula="of:=[.V260]+[.V$400]/400" office:value-type="float" office:value="0">
            <text:p>0.000000</text:p>
          </table:table-cell>
          <table:table-cell table:formula="of:=[.W260]+[.W$400]/400" office:value-type="float" office:value="-0.340339350000001">
            <text:p>-0.340339</text:p>
          </table:table-cell>
          <table:table-cell table:formula="of:=[.X260]+[.X$400]/400" office:value-type="float" office:value="0">
            <text:p>0.000000</text:p>
          </table:table-cell>
          <table:table-cell table:formula="of:=[.Y260]+[.Y$400]/400" office:value-type="float" office:value="0">
            <text:p>0.000000</text:p>
          </table:table-cell>
          <table:table-cell table:formula="of:=[.Z260]+[.Z$400]/400" office:value-type="float" office:value="0">
            <text:p>0.000000</text:p>
          </table:table-cell>
          <table:table-cell table:formula="of:=[.AA260]+[.AA$400]/400" office:value-type="float" office:value="0">
            <text:p>0.000000</text:p>
          </table:table-cell>
          <table:table-cell table:formula="of:=[.AB260]+[.AB$400]/400" office:value-type="float" office:value="0">
            <text:p>0.000000</text:p>
          </table:table-cell>
          <table:table-cell table:formula="of:=[.AC260]+[.AC$400]/400" office:value-type="float" office:value="0">
            <text:p>0.000000</text:p>
          </table:table-cell>
          <table:table-cell table:formula="of:=[.AD260]+[.AD$400]/400" office:value-type="float" office:value="0">
            <text:p>0.000000</text:p>
          </table:table-cell>
        </table:table-row>
        <table:table-row table:style-name="ro1">
          <table:table-cell table:formula="of:=[.A261]+[.A$400]/400" office:value-type="float" office:value="0">
            <text:p>0.000000</text:p>
          </table:table-cell>
          <table:table-cell table:formula="of:=[.B261]+[.B$400]/400" office:value-type="float" office:value="0">
            <text:p>0.000000</text:p>
          </table:table-cell>
          <table:table-cell table:formula="of:=[.C261]+[.C$400]/400" office:value-type="float" office:value="-0.248113777499999">
            <text:p>-0.248114</text:p>
          </table:table-cell>
          <table:table-cell table:formula="of:=[.D261]+[.D$400]/400" office:value-type="float" office:value="0.496227554999998">
            <text:p>0.496228</text:p>
          </table:table-cell>
          <table:table-cell table:formula="of:=[.E261]+[.E$400]/400" office:value-type="float" office:value="-0.248113777499999">
            <text:p>-0.248114</text:p>
          </table:table-cell>
          <table:table-cell table:formula="of:=[.F261]+[.F$400]/400" office:value-type="float" office:value="0">
            <text:p>0.000000</text:p>
          </table:table-cell>
          <table:table-cell table:formula="of:=[.G261]+[.G$400]/400" office:value-type="float" office:value="0">
            <text:p>0.000000</text:p>
          </table:table-cell>
          <table:table-cell table:formula="of:=[.H261]+[.H$400]/400" office:value-type="float" office:value="0">
            <text:p>0.000000</text:p>
          </table:table-cell>
          <table:table-cell table:formula="of:=[.I261]+[.I$400]/400" office:value-type="float" office:value="-0.248113777499999">
            <text:p>-0.248114</text:p>
          </table:table-cell>
          <table:table-cell table:formula="of:=[.J261]+[.J$400]/400" office:value-type="float" office:value="0.496227554999998">
            <text:p>0.496228</text:p>
          </table:table-cell>
          <table:table-cell table:formula="of:=[.K261]+[.K$400]/400" office:value-type="float" office:value="-0.248113777499999">
            <text:p>-0.248114</text:p>
          </table:table-cell>
          <table:table-cell table:formula="of:=[.L261]+[.L$400]/400" office:value-type="float" office:value="0">
            <text:p>0.000000</text:p>
          </table:table-cell>
          <table:table-cell table:formula="of:=[.M261]+[.M$400]/400" office:value-type="float" office:value="0.1138827825">
            <text:p>0.113883</text:p>
          </table:table-cell>
          <table:table-cell table:formula="of:=[.N261]+[.N$400]/400" office:value-type="float" office:value="-0.1138827825">
            <text:p>-0.113883</text:p>
          </table:table-cell>
          <table:table-cell table:formula="of:=[.O261]+[.O$400]/400" office:value-type="float" office:value="0">
            <text:p>0.000000</text:p>
          </table:table-cell>
          <table:table-cell table:formula="of:=[.P261]+[.P$400]/400" office:value-type="float" office:value="-0.341648347500001">
            <text:p>-0.341648</text:p>
          </table:table-cell>
          <table:table-cell table:formula="of:=[.Q261]+[.Q$400]/400" office:value-type="float" office:value="0">
            <text:p>0.000000</text:p>
          </table:table-cell>
          <table:table-cell table:formula="of:=[.R261]+[.R$400]/400" office:value-type="float" office:value="0">
            <text:p>0.000000</text:p>
          </table:table-cell>
          <table:table-cell table:formula="of:=[.S261]+[.S$400]/400" office:value-type="float" office:value="0">
            <text:p>0.000000</text:p>
          </table:table-cell>
          <table:table-cell table:formula="of:=[.T261]+[.T$400]/400" office:value-type="float" office:value="0.1138827825">
            <text:p>0.113883</text:p>
          </table:table-cell>
          <table:table-cell table:formula="of:=[.U261]+[.U$400]/400" office:value-type="float" office:value="0.1138827825">
            <text:p>0.113883</text:p>
          </table:table-cell>
          <table:table-cell table:formula="of:=[.V261]+[.V$400]/400" office:value-type="float" office:value="0">
            <text:p>0.000000</text:p>
          </table:table-cell>
          <table:table-cell table:formula="of:=[.W261]+[.W$400]/400" office:value-type="float" office:value="-0.341648347500001">
            <text:p>-0.341648</text:p>
          </table:table-cell>
          <table:table-cell table:formula="of:=[.X261]+[.X$400]/400" office:value-type="float" office:value="0">
            <text:p>0.000000</text:p>
          </table:table-cell>
          <table:table-cell table:formula="of:=[.Y261]+[.Y$400]/400" office:value-type="float" office:value="0">
            <text:p>0.000000</text:p>
          </table:table-cell>
          <table:table-cell table:formula="of:=[.Z261]+[.Z$400]/400" office:value-type="float" office:value="0">
            <text:p>0.000000</text:p>
          </table:table-cell>
          <table:table-cell table:formula="of:=[.AA261]+[.AA$400]/400" office:value-type="float" office:value="0">
            <text:p>0.000000</text:p>
          </table:table-cell>
          <table:table-cell table:formula="of:=[.AB261]+[.AB$400]/400" office:value-type="float" office:value="0">
            <text:p>0.000000</text:p>
          </table:table-cell>
          <table:table-cell table:formula="of:=[.AC261]+[.AC$400]/400" office:value-type="float" office:value="0">
            <text:p>0.000000</text:p>
          </table:table-cell>
          <table:table-cell table:formula="of:=[.AD261]+[.AD$400]/400" office:value-type="float" office:value="0">
            <text:p>0.000000</text:p>
          </table:table-cell>
        </table:table-row>
        <table:table-row table:style-name="ro1">
          <table:table-cell table:formula="of:=[.A262]+[.A$400]/400" office:value-type="float" office:value="0">
            <text:p>0.000000</text:p>
          </table:table-cell>
          <table:table-cell table:formula="of:=[.B262]+[.B$400]/400" office:value-type="float" office:value="0">
            <text:p>0.000000</text:p>
          </table:table-cell>
          <table:table-cell table:formula="of:=[.C262]+[.C$400]/400" office:value-type="float" office:value="-0.249064404999999">
            <text:p>-0.249064</text:p>
          </table:table-cell>
          <table:table-cell table:formula="of:=[.D262]+[.D$400]/400" office:value-type="float" office:value="0.498128809999998">
            <text:p>0.498129</text:p>
          </table:table-cell>
          <table:table-cell table:formula="of:=[.E262]+[.E$400]/400" office:value-type="float" office:value="-0.249064404999999">
            <text:p>-0.249064</text:p>
          </table:table-cell>
          <table:table-cell table:formula="of:=[.F262]+[.F$400]/400" office:value-type="float" office:value="0">
            <text:p>0.000000</text:p>
          </table:table-cell>
          <table:table-cell table:formula="of:=[.G262]+[.G$400]/400" office:value-type="float" office:value="0">
            <text:p>0.000000</text:p>
          </table:table-cell>
          <table:table-cell table:formula="of:=[.H262]+[.H$400]/400" office:value-type="float" office:value="0">
            <text:p>0.000000</text:p>
          </table:table-cell>
          <table:table-cell table:formula="of:=[.I262]+[.I$400]/400" office:value-type="float" office:value="-0.249064404999999">
            <text:p>-0.249064</text:p>
          </table:table-cell>
          <table:table-cell table:formula="of:=[.J262]+[.J$400]/400" office:value-type="float" office:value="0.498128809999998">
            <text:p>0.498129</text:p>
          </table:table-cell>
          <table:table-cell table:formula="of:=[.K262]+[.K$400]/400" office:value-type="float" office:value="-0.249064404999999">
            <text:p>-0.249064</text:p>
          </table:table-cell>
          <table:table-cell table:formula="of:=[.L262]+[.L$400]/400" office:value-type="float" office:value="0">
            <text:p>0.000000</text:p>
          </table:table-cell>
          <table:table-cell table:formula="of:=[.M262]+[.M$400]/400" office:value-type="float" office:value="0.114319115">
            <text:p>0.114319</text:p>
          </table:table-cell>
          <table:table-cell table:formula="of:=[.N262]+[.N$400]/400" office:value-type="float" office:value="-0.114319115">
            <text:p>-0.114319</text:p>
          </table:table-cell>
          <table:table-cell table:formula="of:=[.O262]+[.O$400]/400" office:value-type="float" office:value="0">
            <text:p>0.000000</text:p>
          </table:table-cell>
          <table:table-cell table:formula="of:=[.P262]+[.P$400]/400" office:value-type="float" office:value="-0.342957345000001">
            <text:p>-0.342957</text:p>
          </table:table-cell>
          <table:table-cell table:formula="of:=[.Q262]+[.Q$400]/400" office:value-type="float" office:value="0">
            <text:p>0.000000</text:p>
          </table:table-cell>
          <table:table-cell table:formula="of:=[.R262]+[.R$400]/400" office:value-type="float" office:value="0">
            <text:p>0.000000</text:p>
          </table:table-cell>
          <table:table-cell table:formula="of:=[.S262]+[.S$400]/400" office:value-type="float" office:value="0">
            <text:p>0.000000</text:p>
          </table:table-cell>
          <table:table-cell table:formula="of:=[.T262]+[.T$400]/400" office:value-type="float" office:value="0.114319115">
            <text:p>0.114319</text:p>
          </table:table-cell>
          <table:table-cell table:formula="of:=[.U262]+[.U$400]/400" office:value-type="float" office:value="0.114319115">
            <text:p>0.114319</text:p>
          </table:table-cell>
          <table:table-cell table:formula="of:=[.V262]+[.V$400]/400" office:value-type="float" office:value="0">
            <text:p>0.000000</text:p>
          </table:table-cell>
          <table:table-cell table:formula="of:=[.W262]+[.W$400]/400" office:value-type="float" office:value="-0.342957345000001">
            <text:p>-0.342957</text:p>
          </table:table-cell>
          <table:table-cell table:formula="of:=[.X262]+[.X$400]/400" office:value-type="float" office:value="0">
            <text:p>0.000000</text:p>
          </table:table-cell>
          <table:table-cell table:formula="of:=[.Y262]+[.Y$400]/400" office:value-type="float" office:value="0">
            <text:p>0.000000</text:p>
          </table:table-cell>
          <table:table-cell table:formula="of:=[.Z262]+[.Z$400]/400" office:value-type="float" office:value="0">
            <text:p>0.000000</text:p>
          </table:table-cell>
          <table:table-cell table:formula="of:=[.AA262]+[.AA$400]/400" office:value-type="float" office:value="0">
            <text:p>0.000000</text:p>
          </table:table-cell>
          <table:table-cell table:formula="of:=[.AB262]+[.AB$400]/400" office:value-type="float" office:value="0">
            <text:p>0.000000</text:p>
          </table:table-cell>
          <table:table-cell table:formula="of:=[.AC262]+[.AC$400]/400" office:value-type="float" office:value="0">
            <text:p>0.000000</text:p>
          </table:table-cell>
          <table:table-cell table:formula="of:=[.AD262]+[.AD$400]/400" office:value-type="float" office:value="0">
            <text:p>0.000000</text:p>
          </table:table-cell>
        </table:table-row>
        <table:table-row table:style-name="ro1">
          <table:table-cell table:formula="of:=[.A263]+[.A$400]/400" office:value-type="float" office:value="0">
            <text:p>0.000000</text:p>
          </table:table-cell>
          <table:table-cell table:formula="of:=[.B263]+[.B$400]/400" office:value-type="float" office:value="0">
            <text:p>0.000000</text:p>
          </table:table-cell>
          <table:table-cell table:formula="of:=[.C263]+[.C$400]/400" office:value-type="float" office:value="-0.250015032499999">
            <text:p>-0.250015</text:p>
          </table:table-cell>
          <table:table-cell table:formula="of:=[.D263]+[.D$400]/400" office:value-type="float" office:value="0.500030064999998">
            <text:p>0.500030</text:p>
          </table:table-cell>
          <table:table-cell table:formula="of:=[.E263]+[.E$400]/400" office:value-type="float" office:value="-0.250015032499999">
            <text:p>-0.250015</text:p>
          </table:table-cell>
          <table:table-cell table:formula="of:=[.F263]+[.F$400]/400" office:value-type="float" office:value="0">
            <text:p>0.000000</text:p>
          </table:table-cell>
          <table:table-cell table:formula="of:=[.G263]+[.G$400]/400" office:value-type="float" office:value="0">
            <text:p>0.000000</text:p>
          </table:table-cell>
          <table:table-cell table:formula="of:=[.H263]+[.H$400]/400" office:value-type="float" office:value="0">
            <text:p>0.000000</text:p>
          </table:table-cell>
          <table:table-cell table:formula="of:=[.I263]+[.I$400]/400" office:value-type="float" office:value="-0.250015032499999">
            <text:p>-0.250015</text:p>
          </table:table-cell>
          <table:table-cell table:formula="of:=[.J263]+[.J$400]/400" office:value-type="float" office:value="0.500030064999998">
            <text:p>0.500030</text:p>
          </table:table-cell>
          <table:table-cell table:formula="of:=[.K263]+[.K$400]/400" office:value-type="float" office:value="-0.250015032499999">
            <text:p>-0.250015</text:p>
          </table:table-cell>
          <table:table-cell table:formula="of:=[.L263]+[.L$400]/400" office:value-type="float" office:value="0">
            <text:p>0.000000</text:p>
          </table:table-cell>
          <table:table-cell table:formula="of:=[.M263]+[.M$400]/400" office:value-type="float" office:value="0.1147554475">
            <text:p>0.114755</text:p>
          </table:table-cell>
          <table:table-cell table:formula="of:=[.N263]+[.N$400]/400" office:value-type="float" office:value="-0.1147554475">
            <text:p>-0.114755</text:p>
          </table:table-cell>
          <table:table-cell table:formula="of:=[.O263]+[.O$400]/400" office:value-type="float" office:value="0">
            <text:p>0.000000</text:p>
          </table:table-cell>
          <table:table-cell table:formula="of:=[.P263]+[.P$400]/400" office:value-type="float" office:value="-0.344266342500001">
            <text:p>-0.344266</text:p>
          </table:table-cell>
          <table:table-cell table:formula="of:=[.Q263]+[.Q$400]/400" office:value-type="float" office:value="0">
            <text:p>0.000000</text:p>
          </table:table-cell>
          <table:table-cell table:formula="of:=[.R263]+[.R$400]/400" office:value-type="float" office:value="0">
            <text:p>0.000000</text:p>
          </table:table-cell>
          <table:table-cell table:formula="of:=[.S263]+[.S$400]/400" office:value-type="float" office:value="0">
            <text:p>0.000000</text:p>
          </table:table-cell>
          <table:table-cell table:formula="of:=[.T263]+[.T$400]/400" office:value-type="float" office:value="0.1147554475">
            <text:p>0.114755</text:p>
          </table:table-cell>
          <table:table-cell table:formula="of:=[.U263]+[.U$400]/400" office:value-type="float" office:value="0.1147554475">
            <text:p>0.114755</text:p>
          </table:table-cell>
          <table:table-cell table:formula="of:=[.V263]+[.V$400]/400" office:value-type="float" office:value="0">
            <text:p>0.000000</text:p>
          </table:table-cell>
          <table:table-cell table:formula="of:=[.W263]+[.W$400]/400" office:value-type="float" office:value="-0.344266342500001">
            <text:p>-0.344266</text:p>
          </table:table-cell>
          <table:table-cell table:formula="of:=[.X263]+[.X$400]/400" office:value-type="float" office:value="0">
            <text:p>0.000000</text:p>
          </table:table-cell>
          <table:table-cell table:formula="of:=[.Y263]+[.Y$400]/400" office:value-type="float" office:value="0">
            <text:p>0.000000</text:p>
          </table:table-cell>
          <table:table-cell table:formula="of:=[.Z263]+[.Z$400]/400" office:value-type="float" office:value="0">
            <text:p>0.000000</text:p>
          </table:table-cell>
          <table:table-cell table:formula="of:=[.AA263]+[.AA$400]/400" office:value-type="float" office:value="0">
            <text:p>0.000000</text:p>
          </table:table-cell>
          <table:table-cell table:formula="of:=[.AB263]+[.AB$400]/400" office:value-type="float" office:value="0">
            <text:p>0.000000</text:p>
          </table:table-cell>
          <table:table-cell table:formula="of:=[.AC263]+[.AC$400]/400" office:value-type="float" office:value="0">
            <text:p>0.000000</text:p>
          </table:table-cell>
          <table:table-cell table:formula="of:=[.AD263]+[.AD$400]/400" office:value-type="float" office:value="0">
            <text:p>0.000000</text:p>
          </table:table-cell>
        </table:table-row>
        <table:table-row table:style-name="ro1">
          <table:table-cell table:formula="of:=[.A264]+[.A$400]/400" office:value-type="float" office:value="0">
            <text:p>0.000000</text:p>
          </table:table-cell>
          <table:table-cell table:formula="of:=[.B264]+[.B$400]/400" office:value-type="float" office:value="0">
            <text:p>0.000000</text:p>
          </table:table-cell>
          <table:table-cell table:formula="of:=[.C264]+[.C$400]/400" office:value-type="float" office:value="-0.250965659999999">
            <text:p>-0.250966</text:p>
          </table:table-cell>
          <table:table-cell table:formula="of:=[.D264]+[.D$400]/400" office:value-type="float" office:value="0.501931319999998">
            <text:p>0.501931</text:p>
          </table:table-cell>
          <table:table-cell table:formula="of:=[.E264]+[.E$400]/400" office:value-type="float" office:value="-0.250965659999999">
            <text:p>-0.250966</text:p>
          </table:table-cell>
          <table:table-cell table:formula="of:=[.F264]+[.F$400]/400" office:value-type="float" office:value="0">
            <text:p>0.000000</text:p>
          </table:table-cell>
          <table:table-cell table:formula="of:=[.G264]+[.G$400]/400" office:value-type="float" office:value="0">
            <text:p>0.000000</text:p>
          </table:table-cell>
          <table:table-cell table:formula="of:=[.H264]+[.H$400]/400" office:value-type="float" office:value="0">
            <text:p>0.000000</text:p>
          </table:table-cell>
          <table:table-cell table:formula="of:=[.I264]+[.I$400]/400" office:value-type="float" office:value="-0.250965659999999">
            <text:p>-0.250966</text:p>
          </table:table-cell>
          <table:table-cell table:formula="of:=[.J264]+[.J$400]/400" office:value-type="float" office:value="0.501931319999998">
            <text:p>0.501931</text:p>
          </table:table-cell>
          <table:table-cell table:formula="of:=[.K264]+[.K$400]/400" office:value-type="float" office:value="-0.250965659999999">
            <text:p>-0.250966</text:p>
          </table:table-cell>
          <table:table-cell table:formula="of:=[.L264]+[.L$400]/400" office:value-type="float" office:value="0">
            <text:p>0.000000</text:p>
          </table:table-cell>
          <table:table-cell table:formula="of:=[.M264]+[.M$400]/400" office:value-type="float" office:value="0.11519178">
            <text:p>0.115192</text:p>
          </table:table-cell>
          <table:table-cell table:formula="of:=[.N264]+[.N$400]/400" office:value-type="float" office:value="-0.11519178">
            <text:p>-0.115192</text:p>
          </table:table-cell>
          <table:table-cell table:formula="of:=[.O264]+[.O$400]/400" office:value-type="float" office:value="0">
            <text:p>0.000000</text:p>
          </table:table-cell>
          <table:table-cell table:formula="of:=[.P264]+[.P$400]/400" office:value-type="float" office:value="-0.345575340000001">
            <text:p>-0.345575</text:p>
          </table:table-cell>
          <table:table-cell table:formula="of:=[.Q264]+[.Q$400]/400" office:value-type="float" office:value="0">
            <text:p>0.000000</text:p>
          </table:table-cell>
          <table:table-cell table:formula="of:=[.R264]+[.R$400]/400" office:value-type="float" office:value="0">
            <text:p>0.000000</text:p>
          </table:table-cell>
          <table:table-cell table:formula="of:=[.S264]+[.S$400]/400" office:value-type="float" office:value="0">
            <text:p>0.000000</text:p>
          </table:table-cell>
          <table:table-cell table:formula="of:=[.T264]+[.T$400]/400" office:value-type="float" office:value="0.11519178">
            <text:p>0.115192</text:p>
          </table:table-cell>
          <table:table-cell table:formula="of:=[.U264]+[.U$400]/400" office:value-type="float" office:value="0.11519178">
            <text:p>0.115192</text:p>
          </table:table-cell>
          <table:table-cell table:formula="of:=[.V264]+[.V$400]/400" office:value-type="float" office:value="0">
            <text:p>0.000000</text:p>
          </table:table-cell>
          <table:table-cell table:formula="of:=[.W264]+[.W$400]/400" office:value-type="float" office:value="-0.345575340000001">
            <text:p>-0.345575</text:p>
          </table:table-cell>
          <table:table-cell table:formula="of:=[.X264]+[.X$400]/400" office:value-type="float" office:value="0">
            <text:p>0.000000</text:p>
          </table:table-cell>
          <table:table-cell table:formula="of:=[.Y264]+[.Y$400]/400" office:value-type="float" office:value="0">
            <text:p>0.000000</text:p>
          </table:table-cell>
          <table:table-cell table:formula="of:=[.Z264]+[.Z$400]/400" office:value-type="float" office:value="0">
            <text:p>0.000000</text:p>
          </table:table-cell>
          <table:table-cell table:formula="of:=[.AA264]+[.AA$400]/400" office:value-type="float" office:value="0">
            <text:p>0.000000</text:p>
          </table:table-cell>
          <table:table-cell table:formula="of:=[.AB264]+[.AB$400]/400" office:value-type="float" office:value="0">
            <text:p>0.000000</text:p>
          </table:table-cell>
          <table:table-cell table:formula="of:=[.AC264]+[.AC$400]/400" office:value-type="float" office:value="0">
            <text:p>0.000000</text:p>
          </table:table-cell>
          <table:table-cell table:formula="of:=[.AD264]+[.AD$400]/400" office:value-type="float" office:value="0">
            <text:p>0.000000</text:p>
          </table:table-cell>
        </table:table-row>
        <table:table-row table:style-name="ro1">
          <table:table-cell table:formula="of:=[.A265]+[.A$400]/400" office:value-type="float" office:value="0">
            <text:p>0.000000</text:p>
          </table:table-cell>
          <table:table-cell table:formula="of:=[.B265]+[.B$400]/400" office:value-type="float" office:value="0">
            <text:p>0.000000</text:p>
          </table:table-cell>
          <table:table-cell table:formula="of:=[.C265]+[.C$400]/400" office:value-type="float" office:value="-0.251916287499999">
            <text:p>-0.251916</text:p>
          </table:table-cell>
          <table:table-cell table:formula="of:=[.D265]+[.D$400]/400" office:value-type="float" office:value="0.503832574999998">
            <text:p>0.503833</text:p>
          </table:table-cell>
          <table:table-cell table:formula="of:=[.E265]+[.E$400]/400" office:value-type="float" office:value="-0.251916287499999">
            <text:p>-0.251916</text:p>
          </table:table-cell>
          <table:table-cell table:formula="of:=[.F265]+[.F$400]/400" office:value-type="float" office:value="0">
            <text:p>0.000000</text:p>
          </table:table-cell>
          <table:table-cell table:formula="of:=[.G265]+[.G$400]/400" office:value-type="float" office:value="0">
            <text:p>0.000000</text:p>
          </table:table-cell>
          <table:table-cell table:formula="of:=[.H265]+[.H$400]/400" office:value-type="float" office:value="0">
            <text:p>0.000000</text:p>
          </table:table-cell>
          <table:table-cell table:formula="of:=[.I265]+[.I$400]/400" office:value-type="float" office:value="-0.251916287499999">
            <text:p>-0.251916</text:p>
          </table:table-cell>
          <table:table-cell table:formula="of:=[.J265]+[.J$400]/400" office:value-type="float" office:value="0.503832574999998">
            <text:p>0.503833</text:p>
          </table:table-cell>
          <table:table-cell table:formula="of:=[.K265]+[.K$400]/400" office:value-type="float" office:value="-0.251916287499999">
            <text:p>-0.251916</text:p>
          </table:table-cell>
          <table:table-cell table:formula="of:=[.L265]+[.L$400]/400" office:value-type="float" office:value="0">
            <text:p>0.000000</text:p>
          </table:table-cell>
          <table:table-cell table:formula="of:=[.M265]+[.M$400]/400" office:value-type="float" office:value="0.1156281125">
            <text:p>0.115628</text:p>
          </table:table-cell>
          <table:table-cell table:formula="of:=[.N265]+[.N$400]/400" office:value-type="float" office:value="-0.1156281125">
            <text:p>-0.115628</text:p>
          </table:table-cell>
          <table:table-cell table:formula="of:=[.O265]+[.O$400]/400" office:value-type="float" office:value="0">
            <text:p>0.000000</text:p>
          </table:table-cell>
          <table:table-cell table:formula="of:=[.P265]+[.P$400]/400" office:value-type="float" office:value="-0.346884337500001">
            <text:p>-0.346884</text:p>
          </table:table-cell>
          <table:table-cell table:formula="of:=[.Q265]+[.Q$400]/400" office:value-type="float" office:value="0">
            <text:p>0.000000</text:p>
          </table:table-cell>
          <table:table-cell table:formula="of:=[.R265]+[.R$400]/400" office:value-type="float" office:value="0">
            <text:p>0.000000</text:p>
          </table:table-cell>
          <table:table-cell table:formula="of:=[.S265]+[.S$400]/400" office:value-type="float" office:value="0">
            <text:p>0.000000</text:p>
          </table:table-cell>
          <table:table-cell table:formula="of:=[.T265]+[.T$400]/400" office:value-type="float" office:value="0.1156281125">
            <text:p>0.115628</text:p>
          </table:table-cell>
          <table:table-cell table:formula="of:=[.U265]+[.U$400]/400" office:value-type="float" office:value="0.1156281125">
            <text:p>0.115628</text:p>
          </table:table-cell>
          <table:table-cell table:formula="of:=[.V265]+[.V$400]/400" office:value-type="float" office:value="0">
            <text:p>0.000000</text:p>
          </table:table-cell>
          <table:table-cell table:formula="of:=[.W265]+[.W$400]/400" office:value-type="float" office:value="-0.346884337500001">
            <text:p>-0.346884</text:p>
          </table:table-cell>
          <table:table-cell table:formula="of:=[.X265]+[.X$400]/400" office:value-type="float" office:value="0">
            <text:p>0.000000</text:p>
          </table:table-cell>
          <table:table-cell table:formula="of:=[.Y265]+[.Y$400]/400" office:value-type="float" office:value="0">
            <text:p>0.000000</text:p>
          </table:table-cell>
          <table:table-cell table:formula="of:=[.Z265]+[.Z$400]/400" office:value-type="float" office:value="0">
            <text:p>0.000000</text:p>
          </table:table-cell>
          <table:table-cell table:formula="of:=[.AA265]+[.AA$400]/400" office:value-type="float" office:value="0">
            <text:p>0.000000</text:p>
          </table:table-cell>
          <table:table-cell table:formula="of:=[.AB265]+[.AB$400]/400" office:value-type="float" office:value="0">
            <text:p>0.000000</text:p>
          </table:table-cell>
          <table:table-cell table:formula="of:=[.AC265]+[.AC$400]/400" office:value-type="float" office:value="0">
            <text:p>0.000000</text:p>
          </table:table-cell>
          <table:table-cell table:formula="of:=[.AD265]+[.AD$400]/400" office:value-type="float" office:value="0">
            <text:p>0.000000</text:p>
          </table:table-cell>
        </table:table-row>
        <table:table-row table:style-name="ro1">
          <table:table-cell table:formula="of:=[.A266]+[.A$400]/400" office:value-type="float" office:value="0">
            <text:p>0.000000</text:p>
          </table:table-cell>
          <table:table-cell table:formula="of:=[.B266]+[.B$400]/400" office:value-type="float" office:value="0">
            <text:p>0.000000</text:p>
          </table:table-cell>
          <table:table-cell table:formula="of:=[.C266]+[.C$400]/400" office:value-type="float" office:value="-0.252866914999999">
            <text:p>-0.252867</text:p>
          </table:table-cell>
          <table:table-cell table:formula="of:=[.D266]+[.D$400]/400" office:value-type="float" office:value="0.505733829999998">
            <text:p>0.505734</text:p>
          </table:table-cell>
          <table:table-cell table:formula="of:=[.E266]+[.E$400]/400" office:value-type="float" office:value="-0.252866914999999">
            <text:p>-0.252867</text:p>
          </table:table-cell>
          <table:table-cell table:formula="of:=[.F266]+[.F$400]/400" office:value-type="float" office:value="0">
            <text:p>0.000000</text:p>
          </table:table-cell>
          <table:table-cell table:formula="of:=[.G266]+[.G$400]/400" office:value-type="float" office:value="0">
            <text:p>0.000000</text:p>
          </table:table-cell>
          <table:table-cell table:formula="of:=[.H266]+[.H$400]/400" office:value-type="float" office:value="0">
            <text:p>0.000000</text:p>
          </table:table-cell>
          <table:table-cell table:formula="of:=[.I266]+[.I$400]/400" office:value-type="float" office:value="-0.252866914999999">
            <text:p>-0.252867</text:p>
          </table:table-cell>
          <table:table-cell table:formula="of:=[.J266]+[.J$400]/400" office:value-type="float" office:value="0.505733829999998">
            <text:p>0.505734</text:p>
          </table:table-cell>
          <table:table-cell table:formula="of:=[.K266]+[.K$400]/400" office:value-type="float" office:value="-0.252866914999999">
            <text:p>-0.252867</text:p>
          </table:table-cell>
          <table:table-cell table:formula="of:=[.L266]+[.L$400]/400" office:value-type="float" office:value="0">
            <text:p>0.000000</text:p>
          </table:table-cell>
          <table:table-cell table:formula="of:=[.M266]+[.M$400]/400" office:value-type="float" office:value="0.116064445">
            <text:p>0.116064</text:p>
          </table:table-cell>
          <table:table-cell table:formula="of:=[.N266]+[.N$400]/400" office:value-type="float" office:value="-0.116064445">
            <text:p>-0.116064</text:p>
          </table:table-cell>
          <table:table-cell table:formula="of:=[.O266]+[.O$400]/400" office:value-type="float" office:value="0">
            <text:p>0.000000</text:p>
          </table:table-cell>
          <table:table-cell table:formula="of:=[.P266]+[.P$400]/400" office:value-type="float" office:value="-0.348193335000001">
            <text:p>-0.348193</text:p>
          </table:table-cell>
          <table:table-cell table:formula="of:=[.Q266]+[.Q$400]/400" office:value-type="float" office:value="0">
            <text:p>0.000000</text:p>
          </table:table-cell>
          <table:table-cell table:formula="of:=[.R266]+[.R$400]/400" office:value-type="float" office:value="0">
            <text:p>0.000000</text:p>
          </table:table-cell>
          <table:table-cell table:formula="of:=[.S266]+[.S$400]/400" office:value-type="float" office:value="0">
            <text:p>0.000000</text:p>
          </table:table-cell>
          <table:table-cell table:formula="of:=[.T266]+[.T$400]/400" office:value-type="float" office:value="0.116064445">
            <text:p>0.116064</text:p>
          </table:table-cell>
          <table:table-cell table:formula="of:=[.U266]+[.U$400]/400" office:value-type="float" office:value="0.116064445">
            <text:p>0.116064</text:p>
          </table:table-cell>
          <table:table-cell table:formula="of:=[.V266]+[.V$400]/400" office:value-type="float" office:value="0">
            <text:p>0.000000</text:p>
          </table:table-cell>
          <table:table-cell table:formula="of:=[.W266]+[.W$400]/400" office:value-type="float" office:value="-0.348193335000001">
            <text:p>-0.348193</text:p>
          </table:table-cell>
          <table:table-cell table:formula="of:=[.X266]+[.X$400]/400" office:value-type="float" office:value="0">
            <text:p>0.000000</text:p>
          </table:table-cell>
          <table:table-cell table:formula="of:=[.Y266]+[.Y$400]/400" office:value-type="float" office:value="0">
            <text:p>0.000000</text:p>
          </table:table-cell>
          <table:table-cell table:formula="of:=[.Z266]+[.Z$400]/400" office:value-type="float" office:value="0">
            <text:p>0.000000</text:p>
          </table:table-cell>
          <table:table-cell table:formula="of:=[.AA266]+[.AA$400]/400" office:value-type="float" office:value="0">
            <text:p>0.000000</text:p>
          </table:table-cell>
          <table:table-cell table:formula="of:=[.AB266]+[.AB$400]/400" office:value-type="float" office:value="0">
            <text:p>0.000000</text:p>
          </table:table-cell>
          <table:table-cell table:formula="of:=[.AC266]+[.AC$400]/400" office:value-type="float" office:value="0">
            <text:p>0.000000</text:p>
          </table:table-cell>
          <table:table-cell table:formula="of:=[.AD266]+[.AD$400]/400" office:value-type="float" office:value="0">
            <text:p>0.000000</text:p>
          </table:table-cell>
        </table:table-row>
        <table:table-row table:style-name="ro1">
          <table:table-cell table:formula="of:=[.A267]+[.A$400]/400" office:value-type="float" office:value="0">
            <text:p>0.000000</text:p>
          </table:table-cell>
          <table:table-cell table:formula="of:=[.B267]+[.B$400]/400" office:value-type="float" office:value="0">
            <text:p>0.000000</text:p>
          </table:table-cell>
          <table:table-cell table:formula="of:=[.C267]+[.C$400]/400" office:value-type="float" office:value="-0.253817542499999">
            <text:p>-0.253818</text:p>
          </table:table-cell>
          <table:table-cell table:formula="of:=[.D267]+[.D$400]/400" office:value-type="float" office:value="0.507635084999999">
            <text:p>0.507635</text:p>
          </table:table-cell>
          <table:table-cell table:formula="of:=[.E267]+[.E$400]/400" office:value-type="float" office:value="-0.253817542499999">
            <text:p>-0.253818</text:p>
          </table:table-cell>
          <table:table-cell table:formula="of:=[.F267]+[.F$400]/400" office:value-type="float" office:value="0">
            <text:p>0.000000</text:p>
          </table:table-cell>
          <table:table-cell table:formula="of:=[.G267]+[.G$400]/400" office:value-type="float" office:value="0">
            <text:p>0.000000</text:p>
          </table:table-cell>
          <table:table-cell table:formula="of:=[.H267]+[.H$400]/400" office:value-type="float" office:value="0">
            <text:p>0.000000</text:p>
          </table:table-cell>
          <table:table-cell table:formula="of:=[.I267]+[.I$400]/400" office:value-type="float" office:value="-0.253817542499999">
            <text:p>-0.253818</text:p>
          </table:table-cell>
          <table:table-cell table:formula="of:=[.J267]+[.J$400]/400" office:value-type="float" office:value="0.507635084999999">
            <text:p>0.507635</text:p>
          </table:table-cell>
          <table:table-cell table:formula="of:=[.K267]+[.K$400]/400" office:value-type="float" office:value="-0.253817542499999">
            <text:p>-0.253818</text:p>
          </table:table-cell>
          <table:table-cell table:formula="of:=[.L267]+[.L$400]/400" office:value-type="float" office:value="0">
            <text:p>0.000000</text:p>
          </table:table-cell>
          <table:table-cell table:formula="of:=[.M267]+[.M$400]/400" office:value-type="float" office:value="0.1165007775">
            <text:p>0.116501</text:p>
          </table:table-cell>
          <table:table-cell table:formula="of:=[.N267]+[.N$400]/400" office:value-type="float" office:value="-0.1165007775">
            <text:p>-0.116501</text:p>
          </table:table-cell>
          <table:table-cell table:formula="of:=[.O267]+[.O$400]/400" office:value-type="float" office:value="0">
            <text:p>0.000000</text:p>
          </table:table-cell>
          <table:table-cell table:formula="of:=[.P267]+[.P$400]/400" office:value-type="float" office:value="-0.349502332500001">
            <text:p>-0.349502</text:p>
          </table:table-cell>
          <table:table-cell table:formula="of:=[.Q267]+[.Q$400]/400" office:value-type="float" office:value="0">
            <text:p>0.000000</text:p>
          </table:table-cell>
          <table:table-cell table:formula="of:=[.R267]+[.R$400]/400" office:value-type="float" office:value="0">
            <text:p>0.000000</text:p>
          </table:table-cell>
          <table:table-cell table:formula="of:=[.S267]+[.S$400]/400" office:value-type="float" office:value="0">
            <text:p>0.000000</text:p>
          </table:table-cell>
          <table:table-cell table:formula="of:=[.T267]+[.T$400]/400" office:value-type="float" office:value="0.1165007775">
            <text:p>0.116501</text:p>
          </table:table-cell>
          <table:table-cell table:formula="of:=[.U267]+[.U$400]/400" office:value-type="float" office:value="0.1165007775">
            <text:p>0.116501</text:p>
          </table:table-cell>
          <table:table-cell table:formula="of:=[.V267]+[.V$400]/400" office:value-type="float" office:value="0">
            <text:p>0.000000</text:p>
          </table:table-cell>
          <table:table-cell table:formula="of:=[.W267]+[.W$400]/400" office:value-type="float" office:value="-0.349502332500001">
            <text:p>-0.349502</text:p>
          </table:table-cell>
          <table:table-cell table:formula="of:=[.X267]+[.X$400]/400" office:value-type="float" office:value="0">
            <text:p>0.000000</text:p>
          </table:table-cell>
          <table:table-cell table:formula="of:=[.Y267]+[.Y$400]/400" office:value-type="float" office:value="0">
            <text:p>0.000000</text:p>
          </table:table-cell>
          <table:table-cell table:formula="of:=[.Z267]+[.Z$400]/400" office:value-type="float" office:value="0">
            <text:p>0.000000</text:p>
          </table:table-cell>
          <table:table-cell table:formula="of:=[.AA267]+[.AA$400]/400" office:value-type="float" office:value="0">
            <text:p>0.000000</text:p>
          </table:table-cell>
          <table:table-cell table:formula="of:=[.AB267]+[.AB$400]/400" office:value-type="float" office:value="0">
            <text:p>0.000000</text:p>
          </table:table-cell>
          <table:table-cell table:formula="of:=[.AC267]+[.AC$400]/400" office:value-type="float" office:value="0">
            <text:p>0.000000</text:p>
          </table:table-cell>
          <table:table-cell table:formula="of:=[.AD267]+[.AD$400]/400" office:value-type="float" office:value="0">
            <text:p>0.000000</text:p>
          </table:table-cell>
        </table:table-row>
        <table:table-row table:style-name="ro1">
          <table:table-cell table:formula="of:=[.A268]+[.A$400]/400" office:value-type="float" office:value="0">
            <text:p>0.000000</text:p>
          </table:table-cell>
          <table:table-cell table:formula="of:=[.B268]+[.B$400]/400" office:value-type="float" office:value="0">
            <text:p>0.000000</text:p>
          </table:table-cell>
          <table:table-cell table:formula="of:=[.C268]+[.C$400]/400" office:value-type="float" office:value="-0.254768169999999">
            <text:p>-0.254768</text:p>
          </table:table-cell>
          <table:table-cell table:formula="of:=[.D268]+[.D$400]/400" office:value-type="float" office:value="0.509536339999999">
            <text:p>0.509536</text:p>
          </table:table-cell>
          <table:table-cell table:formula="of:=[.E268]+[.E$400]/400" office:value-type="float" office:value="-0.254768169999999">
            <text:p>-0.254768</text:p>
          </table:table-cell>
          <table:table-cell table:formula="of:=[.F268]+[.F$400]/400" office:value-type="float" office:value="0">
            <text:p>0.000000</text:p>
          </table:table-cell>
          <table:table-cell table:formula="of:=[.G268]+[.G$400]/400" office:value-type="float" office:value="0">
            <text:p>0.000000</text:p>
          </table:table-cell>
          <table:table-cell table:formula="of:=[.H268]+[.H$400]/400" office:value-type="float" office:value="0">
            <text:p>0.000000</text:p>
          </table:table-cell>
          <table:table-cell table:formula="of:=[.I268]+[.I$400]/400" office:value-type="float" office:value="-0.254768169999999">
            <text:p>-0.254768</text:p>
          </table:table-cell>
          <table:table-cell table:formula="of:=[.J268]+[.J$400]/400" office:value-type="float" office:value="0.509536339999999">
            <text:p>0.509536</text:p>
          </table:table-cell>
          <table:table-cell table:formula="of:=[.K268]+[.K$400]/400" office:value-type="float" office:value="-0.254768169999999">
            <text:p>-0.254768</text:p>
          </table:table-cell>
          <table:table-cell table:formula="of:=[.L268]+[.L$400]/400" office:value-type="float" office:value="0">
            <text:p>0.000000</text:p>
          </table:table-cell>
          <table:table-cell table:formula="of:=[.M268]+[.M$400]/400" office:value-type="float" office:value="0.11693711">
            <text:p>0.116937</text:p>
          </table:table-cell>
          <table:table-cell table:formula="of:=[.N268]+[.N$400]/400" office:value-type="float" office:value="-0.11693711">
            <text:p>-0.116937</text:p>
          </table:table-cell>
          <table:table-cell table:formula="of:=[.O268]+[.O$400]/400" office:value-type="float" office:value="0">
            <text:p>0.000000</text:p>
          </table:table-cell>
          <table:table-cell table:formula="of:=[.P268]+[.P$400]/400" office:value-type="float" office:value="-0.350811330000001">
            <text:p>-0.350811</text:p>
          </table:table-cell>
          <table:table-cell table:formula="of:=[.Q268]+[.Q$400]/400" office:value-type="float" office:value="0">
            <text:p>0.000000</text:p>
          </table:table-cell>
          <table:table-cell table:formula="of:=[.R268]+[.R$400]/400" office:value-type="float" office:value="0">
            <text:p>0.000000</text:p>
          </table:table-cell>
          <table:table-cell table:formula="of:=[.S268]+[.S$400]/400" office:value-type="float" office:value="0">
            <text:p>0.000000</text:p>
          </table:table-cell>
          <table:table-cell table:formula="of:=[.T268]+[.T$400]/400" office:value-type="float" office:value="0.11693711">
            <text:p>0.116937</text:p>
          </table:table-cell>
          <table:table-cell table:formula="of:=[.U268]+[.U$400]/400" office:value-type="float" office:value="0.11693711">
            <text:p>0.116937</text:p>
          </table:table-cell>
          <table:table-cell table:formula="of:=[.V268]+[.V$400]/400" office:value-type="float" office:value="0">
            <text:p>0.000000</text:p>
          </table:table-cell>
          <table:table-cell table:formula="of:=[.W268]+[.W$400]/400" office:value-type="float" office:value="-0.350811330000001">
            <text:p>-0.350811</text:p>
          </table:table-cell>
          <table:table-cell table:formula="of:=[.X268]+[.X$400]/400" office:value-type="float" office:value="0">
            <text:p>0.000000</text:p>
          </table:table-cell>
          <table:table-cell table:formula="of:=[.Y268]+[.Y$400]/400" office:value-type="float" office:value="0">
            <text:p>0.000000</text:p>
          </table:table-cell>
          <table:table-cell table:formula="of:=[.Z268]+[.Z$400]/400" office:value-type="float" office:value="0">
            <text:p>0.000000</text:p>
          </table:table-cell>
          <table:table-cell table:formula="of:=[.AA268]+[.AA$400]/400" office:value-type="float" office:value="0">
            <text:p>0.000000</text:p>
          </table:table-cell>
          <table:table-cell table:formula="of:=[.AB268]+[.AB$400]/400" office:value-type="float" office:value="0">
            <text:p>0.000000</text:p>
          </table:table-cell>
          <table:table-cell table:formula="of:=[.AC268]+[.AC$400]/400" office:value-type="float" office:value="0">
            <text:p>0.000000</text:p>
          </table:table-cell>
          <table:table-cell table:formula="of:=[.AD268]+[.AD$400]/400" office:value-type="float" office:value="0">
            <text:p>0.000000</text:p>
          </table:table-cell>
        </table:table-row>
        <table:table-row table:style-name="ro1">
          <table:table-cell table:formula="of:=[.A269]+[.A$400]/400" office:value-type="float" office:value="0">
            <text:p>0.000000</text:p>
          </table:table-cell>
          <table:table-cell table:formula="of:=[.B269]+[.B$400]/400" office:value-type="float" office:value="0">
            <text:p>0.000000</text:p>
          </table:table-cell>
          <table:table-cell table:formula="of:=[.C269]+[.C$400]/400" office:value-type="float" office:value="-0.255718797499999">
            <text:p>-0.255719</text:p>
          </table:table-cell>
          <table:table-cell table:formula="of:=[.D269]+[.D$400]/400" office:value-type="float" office:value="0.511437594999999">
            <text:p>0.511438</text:p>
          </table:table-cell>
          <table:table-cell table:formula="of:=[.E269]+[.E$400]/400" office:value-type="float" office:value="-0.255718797499999">
            <text:p>-0.255719</text:p>
          </table:table-cell>
          <table:table-cell table:formula="of:=[.F269]+[.F$400]/400" office:value-type="float" office:value="0">
            <text:p>0.000000</text:p>
          </table:table-cell>
          <table:table-cell table:formula="of:=[.G269]+[.G$400]/400" office:value-type="float" office:value="0">
            <text:p>0.000000</text:p>
          </table:table-cell>
          <table:table-cell table:formula="of:=[.H269]+[.H$400]/400" office:value-type="float" office:value="0">
            <text:p>0.000000</text:p>
          </table:table-cell>
          <table:table-cell table:formula="of:=[.I269]+[.I$400]/400" office:value-type="float" office:value="-0.255718797499999">
            <text:p>-0.255719</text:p>
          </table:table-cell>
          <table:table-cell table:formula="of:=[.J269]+[.J$400]/400" office:value-type="float" office:value="0.511437594999999">
            <text:p>0.511438</text:p>
          </table:table-cell>
          <table:table-cell table:formula="of:=[.K269]+[.K$400]/400" office:value-type="float" office:value="-0.255718797499999">
            <text:p>-0.255719</text:p>
          </table:table-cell>
          <table:table-cell table:formula="of:=[.L269]+[.L$400]/400" office:value-type="float" office:value="0">
            <text:p>0.000000</text:p>
          </table:table-cell>
          <table:table-cell table:formula="of:=[.M269]+[.M$400]/400" office:value-type="float" office:value="0.1173734425">
            <text:p>0.117373</text:p>
          </table:table-cell>
          <table:table-cell table:formula="of:=[.N269]+[.N$400]/400" office:value-type="float" office:value="-0.1173734425">
            <text:p>-0.117373</text:p>
          </table:table-cell>
          <table:table-cell table:formula="of:=[.O269]+[.O$400]/400" office:value-type="float" office:value="0">
            <text:p>0.000000</text:p>
          </table:table-cell>
          <table:table-cell table:formula="of:=[.P269]+[.P$400]/400" office:value-type="float" office:value="-0.352120327500001">
            <text:p>-0.352120</text:p>
          </table:table-cell>
          <table:table-cell table:formula="of:=[.Q269]+[.Q$400]/400" office:value-type="float" office:value="0">
            <text:p>0.000000</text:p>
          </table:table-cell>
          <table:table-cell table:formula="of:=[.R269]+[.R$400]/400" office:value-type="float" office:value="0">
            <text:p>0.000000</text:p>
          </table:table-cell>
          <table:table-cell table:formula="of:=[.S269]+[.S$400]/400" office:value-type="float" office:value="0">
            <text:p>0.000000</text:p>
          </table:table-cell>
          <table:table-cell table:formula="of:=[.T269]+[.T$400]/400" office:value-type="float" office:value="0.1173734425">
            <text:p>0.117373</text:p>
          </table:table-cell>
          <table:table-cell table:formula="of:=[.U269]+[.U$400]/400" office:value-type="float" office:value="0.1173734425">
            <text:p>0.117373</text:p>
          </table:table-cell>
          <table:table-cell table:formula="of:=[.V269]+[.V$400]/400" office:value-type="float" office:value="0">
            <text:p>0.000000</text:p>
          </table:table-cell>
          <table:table-cell table:formula="of:=[.W269]+[.W$400]/400" office:value-type="float" office:value="-0.352120327500001">
            <text:p>-0.352120</text:p>
          </table:table-cell>
          <table:table-cell table:formula="of:=[.X269]+[.X$400]/400" office:value-type="float" office:value="0">
            <text:p>0.000000</text:p>
          </table:table-cell>
          <table:table-cell table:formula="of:=[.Y269]+[.Y$400]/400" office:value-type="float" office:value="0">
            <text:p>0.000000</text:p>
          </table:table-cell>
          <table:table-cell table:formula="of:=[.Z269]+[.Z$400]/400" office:value-type="float" office:value="0">
            <text:p>0.000000</text:p>
          </table:table-cell>
          <table:table-cell table:formula="of:=[.AA269]+[.AA$400]/400" office:value-type="float" office:value="0">
            <text:p>0.000000</text:p>
          </table:table-cell>
          <table:table-cell table:formula="of:=[.AB269]+[.AB$400]/400" office:value-type="float" office:value="0">
            <text:p>0.000000</text:p>
          </table:table-cell>
          <table:table-cell table:formula="of:=[.AC269]+[.AC$400]/400" office:value-type="float" office:value="0">
            <text:p>0.000000</text:p>
          </table:table-cell>
          <table:table-cell table:formula="of:=[.AD269]+[.AD$400]/400" office:value-type="float" office:value="0">
            <text:p>0.000000</text:p>
          </table:table-cell>
        </table:table-row>
        <table:table-row table:style-name="ro1">
          <table:table-cell table:formula="of:=[.A270]+[.A$400]/400" office:value-type="float" office:value="0">
            <text:p>0.000000</text:p>
          </table:table-cell>
          <table:table-cell table:formula="of:=[.B270]+[.B$400]/400" office:value-type="float" office:value="0">
            <text:p>0.000000</text:p>
          </table:table-cell>
          <table:table-cell table:formula="of:=[.C270]+[.C$400]/400" office:value-type="float" office:value="-0.256669424999999">
            <text:p>-0.256669</text:p>
          </table:table-cell>
          <table:table-cell table:formula="of:=[.D270]+[.D$400]/400" office:value-type="float" office:value="0.513338849999999">
            <text:p>0.513339</text:p>
          </table:table-cell>
          <table:table-cell table:formula="of:=[.E270]+[.E$400]/400" office:value-type="float" office:value="-0.256669424999999">
            <text:p>-0.256669</text:p>
          </table:table-cell>
          <table:table-cell table:formula="of:=[.F270]+[.F$400]/400" office:value-type="float" office:value="0">
            <text:p>0.000000</text:p>
          </table:table-cell>
          <table:table-cell table:formula="of:=[.G270]+[.G$400]/400" office:value-type="float" office:value="0">
            <text:p>0.000000</text:p>
          </table:table-cell>
          <table:table-cell table:formula="of:=[.H270]+[.H$400]/400" office:value-type="float" office:value="0">
            <text:p>0.000000</text:p>
          </table:table-cell>
          <table:table-cell table:formula="of:=[.I270]+[.I$400]/400" office:value-type="float" office:value="-0.256669424999999">
            <text:p>-0.256669</text:p>
          </table:table-cell>
          <table:table-cell table:formula="of:=[.J270]+[.J$400]/400" office:value-type="float" office:value="0.513338849999999">
            <text:p>0.513339</text:p>
          </table:table-cell>
          <table:table-cell table:formula="of:=[.K270]+[.K$400]/400" office:value-type="float" office:value="-0.256669424999999">
            <text:p>-0.256669</text:p>
          </table:table-cell>
          <table:table-cell table:formula="of:=[.L270]+[.L$400]/400" office:value-type="float" office:value="0">
            <text:p>0.000000</text:p>
          </table:table-cell>
          <table:table-cell table:formula="of:=[.M270]+[.M$400]/400" office:value-type="float" office:value="0.117809775">
            <text:p>0.117810</text:p>
          </table:table-cell>
          <table:table-cell table:formula="of:=[.N270]+[.N$400]/400" office:value-type="float" office:value="-0.117809775">
            <text:p>-0.117810</text:p>
          </table:table-cell>
          <table:table-cell table:formula="of:=[.O270]+[.O$400]/400" office:value-type="float" office:value="0">
            <text:p>0.000000</text:p>
          </table:table-cell>
          <table:table-cell table:formula="of:=[.P270]+[.P$400]/400" office:value-type="float" office:value="-0.353429325000001">
            <text:p>-0.353429</text:p>
          </table:table-cell>
          <table:table-cell table:formula="of:=[.Q270]+[.Q$400]/400" office:value-type="float" office:value="0">
            <text:p>0.000000</text:p>
          </table:table-cell>
          <table:table-cell table:formula="of:=[.R270]+[.R$400]/400" office:value-type="float" office:value="0">
            <text:p>0.000000</text:p>
          </table:table-cell>
          <table:table-cell table:formula="of:=[.S270]+[.S$400]/400" office:value-type="float" office:value="0">
            <text:p>0.000000</text:p>
          </table:table-cell>
          <table:table-cell table:formula="of:=[.T270]+[.T$400]/400" office:value-type="float" office:value="0.117809775">
            <text:p>0.117810</text:p>
          </table:table-cell>
          <table:table-cell table:formula="of:=[.U270]+[.U$400]/400" office:value-type="float" office:value="0.117809775">
            <text:p>0.117810</text:p>
          </table:table-cell>
          <table:table-cell table:formula="of:=[.V270]+[.V$400]/400" office:value-type="float" office:value="0">
            <text:p>0.000000</text:p>
          </table:table-cell>
          <table:table-cell table:formula="of:=[.W270]+[.W$400]/400" office:value-type="float" office:value="-0.353429325000001">
            <text:p>-0.353429</text:p>
          </table:table-cell>
          <table:table-cell table:formula="of:=[.X270]+[.X$400]/400" office:value-type="float" office:value="0">
            <text:p>0.000000</text:p>
          </table:table-cell>
          <table:table-cell table:formula="of:=[.Y270]+[.Y$400]/400" office:value-type="float" office:value="0">
            <text:p>0.000000</text:p>
          </table:table-cell>
          <table:table-cell table:formula="of:=[.Z270]+[.Z$400]/400" office:value-type="float" office:value="0">
            <text:p>0.000000</text:p>
          </table:table-cell>
          <table:table-cell table:formula="of:=[.AA270]+[.AA$400]/400" office:value-type="float" office:value="0">
            <text:p>0.000000</text:p>
          </table:table-cell>
          <table:table-cell table:formula="of:=[.AB270]+[.AB$400]/400" office:value-type="float" office:value="0">
            <text:p>0.000000</text:p>
          </table:table-cell>
          <table:table-cell table:formula="of:=[.AC270]+[.AC$400]/400" office:value-type="float" office:value="0">
            <text:p>0.000000</text:p>
          </table:table-cell>
          <table:table-cell table:formula="of:=[.AD270]+[.AD$400]/400" office:value-type="float" office:value="0">
            <text:p>0.000000</text:p>
          </table:table-cell>
        </table:table-row>
        <table:table-row table:style-name="ro1">
          <table:table-cell table:formula="of:=[.A271]+[.A$400]/400" office:value-type="float" office:value="0">
            <text:p>0.000000</text:p>
          </table:table-cell>
          <table:table-cell table:formula="of:=[.B271]+[.B$400]/400" office:value-type="float" office:value="0">
            <text:p>0.000000</text:p>
          </table:table-cell>
          <table:table-cell table:formula="of:=[.C271]+[.C$400]/400" office:value-type="float" office:value="-0.257620052499999">
            <text:p>-0.257620</text:p>
          </table:table-cell>
          <table:table-cell table:formula="of:=[.D271]+[.D$400]/400" office:value-type="float" office:value="0.515240104999999">
            <text:p>0.515240</text:p>
          </table:table-cell>
          <table:table-cell table:formula="of:=[.E271]+[.E$400]/400" office:value-type="float" office:value="-0.257620052499999">
            <text:p>-0.257620</text:p>
          </table:table-cell>
          <table:table-cell table:formula="of:=[.F271]+[.F$400]/400" office:value-type="float" office:value="0">
            <text:p>0.000000</text:p>
          </table:table-cell>
          <table:table-cell table:formula="of:=[.G271]+[.G$400]/400" office:value-type="float" office:value="0">
            <text:p>0.000000</text:p>
          </table:table-cell>
          <table:table-cell table:formula="of:=[.H271]+[.H$400]/400" office:value-type="float" office:value="0">
            <text:p>0.000000</text:p>
          </table:table-cell>
          <table:table-cell table:formula="of:=[.I271]+[.I$400]/400" office:value-type="float" office:value="-0.257620052499999">
            <text:p>-0.257620</text:p>
          </table:table-cell>
          <table:table-cell table:formula="of:=[.J271]+[.J$400]/400" office:value-type="float" office:value="0.515240104999999">
            <text:p>0.515240</text:p>
          </table:table-cell>
          <table:table-cell table:formula="of:=[.K271]+[.K$400]/400" office:value-type="float" office:value="-0.257620052499999">
            <text:p>-0.257620</text:p>
          </table:table-cell>
          <table:table-cell table:formula="of:=[.L271]+[.L$400]/400" office:value-type="float" office:value="0">
            <text:p>0.000000</text:p>
          </table:table-cell>
          <table:table-cell table:formula="of:=[.M271]+[.M$400]/400" office:value-type="float" office:value="0.1182461075">
            <text:p>0.118246</text:p>
          </table:table-cell>
          <table:table-cell table:formula="of:=[.N271]+[.N$400]/400" office:value-type="float" office:value="-0.1182461075">
            <text:p>-0.118246</text:p>
          </table:table-cell>
          <table:table-cell table:formula="of:=[.O271]+[.O$400]/400" office:value-type="float" office:value="0">
            <text:p>0.000000</text:p>
          </table:table-cell>
          <table:table-cell table:formula="of:=[.P271]+[.P$400]/400" office:value-type="float" office:value="-0.354738322500001">
            <text:p>-0.354738</text:p>
          </table:table-cell>
          <table:table-cell table:formula="of:=[.Q271]+[.Q$400]/400" office:value-type="float" office:value="0">
            <text:p>0.000000</text:p>
          </table:table-cell>
          <table:table-cell table:formula="of:=[.R271]+[.R$400]/400" office:value-type="float" office:value="0">
            <text:p>0.000000</text:p>
          </table:table-cell>
          <table:table-cell table:formula="of:=[.S271]+[.S$400]/400" office:value-type="float" office:value="0">
            <text:p>0.000000</text:p>
          </table:table-cell>
          <table:table-cell table:formula="of:=[.T271]+[.T$400]/400" office:value-type="float" office:value="0.1182461075">
            <text:p>0.118246</text:p>
          </table:table-cell>
          <table:table-cell table:formula="of:=[.U271]+[.U$400]/400" office:value-type="float" office:value="0.1182461075">
            <text:p>0.118246</text:p>
          </table:table-cell>
          <table:table-cell table:formula="of:=[.V271]+[.V$400]/400" office:value-type="float" office:value="0">
            <text:p>0.000000</text:p>
          </table:table-cell>
          <table:table-cell table:formula="of:=[.W271]+[.W$400]/400" office:value-type="float" office:value="-0.354738322500001">
            <text:p>-0.354738</text:p>
          </table:table-cell>
          <table:table-cell table:formula="of:=[.X271]+[.X$400]/400" office:value-type="float" office:value="0">
            <text:p>0.000000</text:p>
          </table:table-cell>
          <table:table-cell table:formula="of:=[.Y271]+[.Y$400]/400" office:value-type="float" office:value="0">
            <text:p>0.000000</text:p>
          </table:table-cell>
          <table:table-cell table:formula="of:=[.Z271]+[.Z$400]/400" office:value-type="float" office:value="0">
            <text:p>0.000000</text:p>
          </table:table-cell>
          <table:table-cell table:formula="of:=[.AA271]+[.AA$400]/400" office:value-type="float" office:value="0">
            <text:p>0.000000</text:p>
          </table:table-cell>
          <table:table-cell table:formula="of:=[.AB271]+[.AB$400]/400" office:value-type="float" office:value="0">
            <text:p>0.000000</text:p>
          </table:table-cell>
          <table:table-cell table:formula="of:=[.AC271]+[.AC$400]/400" office:value-type="float" office:value="0">
            <text:p>0.000000</text:p>
          </table:table-cell>
          <table:table-cell table:formula="of:=[.AD271]+[.AD$400]/400" office:value-type="float" office:value="0">
            <text:p>0.000000</text:p>
          </table:table-cell>
        </table:table-row>
        <table:table-row table:style-name="ro1">
          <table:table-cell table:formula="of:=[.A272]+[.A$400]/400" office:value-type="float" office:value="0">
            <text:p>0.000000</text:p>
          </table:table-cell>
          <table:table-cell table:formula="of:=[.B272]+[.B$400]/400" office:value-type="float" office:value="0">
            <text:p>0.000000</text:p>
          </table:table-cell>
          <table:table-cell table:formula="of:=[.C272]+[.C$400]/400" office:value-type="float" office:value="-0.258570679999999">
            <text:p>-0.258571</text:p>
          </table:table-cell>
          <table:table-cell table:formula="of:=[.D272]+[.D$400]/400" office:value-type="float" office:value="0.517141359999999">
            <text:p>0.517141</text:p>
          </table:table-cell>
          <table:table-cell table:formula="of:=[.E272]+[.E$400]/400" office:value-type="float" office:value="-0.258570679999999">
            <text:p>-0.258571</text:p>
          </table:table-cell>
          <table:table-cell table:formula="of:=[.F272]+[.F$400]/400" office:value-type="float" office:value="0">
            <text:p>0.000000</text:p>
          </table:table-cell>
          <table:table-cell table:formula="of:=[.G272]+[.G$400]/400" office:value-type="float" office:value="0">
            <text:p>0.000000</text:p>
          </table:table-cell>
          <table:table-cell table:formula="of:=[.H272]+[.H$400]/400" office:value-type="float" office:value="0">
            <text:p>0.000000</text:p>
          </table:table-cell>
          <table:table-cell table:formula="of:=[.I272]+[.I$400]/400" office:value-type="float" office:value="-0.258570679999999">
            <text:p>-0.258571</text:p>
          </table:table-cell>
          <table:table-cell table:formula="of:=[.J272]+[.J$400]/400" office:value-type="float" office:value="0.517141359999999">
            <text:p>0.517141</text:p>
          </table:table-cell>
          <table:table-cell table:formula="of:=[.K272]+[.K$400]/400" office:value-type="float" office:value="-0.258570679999999">
            <text:p>-0.258571</text:p>
          </table:table-cell>
          <table:table-cell table:formula="of:=[.L272]+[.L$400]/400" office:value-type="float" office:value="0">
            <text:p>0.000000</text:p>
          </table:table-cell>
          <table:table-cell table:formula="of:=[.M272]+[.M$400]/400" office:value-type="float" office:value="0.11868244">
            <text:p>0.118682</text:p>
          </table:table-cell>
          <table:table-cell table:formula="of:=[.N272]+[.N$400]/400" office:value-type="float" office:value="-0.11868244">
            <text:p>-0.118682</text:p>
          </table:table-cell>
          <table:table-cell table:formula="of:=[.O272]+[.O$400]/400" office:value-type="float" office:value="0">
            <text:p>0.000000</text:p>
          </table:table-cell>
          <table:table-cell table:formula="of:=[.P272]+[.P$400]/400" office:value-type="float" office:value="-0.356047320000001">
            <text:p>-0.356047</text:p>
          </table:table-cell>
          <table:table-cell table:formula="of:=[.Q272]+[.Q$400]/400" office:value-type="float" office:value="0">
            <text:p>0.000000</text:p>
          </table:table-cell>
          <table:table-cell table:formula="of:=[.R272]+[.R$400]/400" office:value-type="float" office:value="0">
            <text:p>0.000000</text:p>
          </table:table-cell>
          <table:table-cell table:formula="of:=[.S272]+[.S$400]/400" office:value-type="float" office:value="0">
            <text:p>0.000000</text:p>
          </table:table-cell>
          <table:table-cell table:formula="of:=[.T272]+[.T$400]/400" office:value-type="float" office:value="0.11868244">
            <text:p>0.118682</text:p>
          </table:table-cell>
          <table:table-cell table:formula="of:=[.U272]+[.U$400]/400" office:value-type="float" office:value="0.11868244">
            <text:p>0.118682</text:p>
          </table:table-cell>
          <table:table-cell table:formula="of:=[.V272]+[.V$400]/400" office:value-type="float" office:value="0">
            <text:p>0.000000</text:p>
          </table:table-cell>
          <table:table-cell table:formula="of:=[.W272]+[.W$400]/400" office:value-type="float" office:value="-0.356047320000001">
            <text:p>-0.356047</text:p>
          </table:table-cell>
          <table:table-cell table:formula="of:=[.X272]+[.X$400]/400" office:value-type="float" office:value="0">
            <text:p>0.000000</text:p>
          </table:table-cell>
          <table:table-cell table:formula="of:=[.Y272]+[.Y$400]/400" office:value-type="float" office:value="0">
            <text:p>0.000000</text:p>
          </table:table-cell>
          <table:table-cell table:formula="of:=[.Z272]+[.Z$400]/400" office:value-type="float" office:value="0">
            <text:p>0.000000</text:p>
          </table:table-cell>
          <table:table-cell table:formula="of:=[.AA272]+[.AA$400]/400" office:value-type="float" office:value="0">
            <text:p>0.000000</text:p>
          </table:table-cell>
          <table:table-cell table:formula="of:=[.AB272]+[.AB$400]/400" office:value-type="float" office:value="0">
            <text:p>0.000000</text:p>
          </table:table-cell>
          <table:table-cell table:formula="of:=[.AC272]+[.AC$400]/400" office:value-type="float" office:value="0">
            <text:p>0.000000</text:p>
          </table:table-cell>
          <table:table-cell table:formula="of:=[.AD272]+[.AD$400]/400" office:value-type="float" office:value="0">
            <text:p>0.000000</text:p>
          </table:table-cell>
        </table:table-row>
        <table:table-row table:style-name="ro1">
          <table:table-cell table:formula="of:=[.A273]+[.A$400]/400" office:value-type="float" office:value="0">
            <text:p>0.000000</text:p>
          </table:table-cell>
          <table:table-cell table:formula="of:=[.B273]+[.B$400]/400" office:value-type="float" office:value="0">
            <text:p>0.000000</text:p>
          </table:table-cell>
          <table:table-cell table:formula="of:=[.C273]+[.C$400]/400" office:value-type="float" office:value="-0.259521307499999">
            <text:p>-0.259521</text:p>
          </table:table-cell>
          <table:table-cell table:formula="of:=[.D273]+[.D$400]/400" office:value-type="float" office:value="0.519042614999999">
            <text:p>0.519043</text:p>
          </table:table-cell>
          <table:table-cell table:formula="of:=[.E273]+[.E$400]/400" office:value-type="float" office:value="-0.259521307499999">
            <text:p>-0.259521</text:p>
          </table:table-cell>
          <table:table-cell table:formula="of:=[.F273]+[.F$400]/400" office:value-type="float" office:value="0">
            <text:p>0.000000</text:p>
          </table:table-cell>
          <table:table-cell table:formula="of:=[.G273]+[.G$400]/400" office:value-type="float" office:value="0">
            <text:p>0.000000</text:p>
          </table:table-cell>
          <table:table-cell table:formula="of:=[.H273]+[.H$400]/400" office:value-type="float" office:value="0">
            <text:p>0.000000</text:p>
          </table:table-cell>
          <table:table-cell table:formula="of:=[.I273]+[.I$400]/400" office:value-type="float" office:value="-0.259521307499999">
            <text:p>-0.259521</text:p>
          </table:table-cell>
          <table:table-cell table:formula="of:=[.J273]+[.J$400]/400" office:value-type="float" office:value="0.519042614999999">
            <text:p>0.519043</text:p>
          </table:table-cell>
          <table:table-cell table:formula="of:=[.K273]+[.K$400]/400" office:value-type="float" office:value="-0.259521307499999">
            <text:p>-0.259521</text:p>
          </table:table-cell>
          <table:table-cell table:formula="of:=[.L273]+[.L$400]/400" office:value-type="float" office:value="0">
            <text:p>0.000000</text:p>
          </table:table-cell>
          <table:table-cell table:formula="of:=[.M273]+[.M$400]/400" office:value-type="float" office:value="0.1191187725">
            <text:p>0.119119</text:p>
          </table:table-cell>
          <table:table-cell table:formula="of:=[.N273]+[.N$400]/400" office:value-type="float" office:value="-0.1191187725">
            <text:p>-0.119119</text:p>
          </table:table-cell>
          <table:table-cell table:formula="of:=[.O273]+[.O$400]/400" office:value-type="float" office:value="0">
            <text:p>0.000000</text:p>
          </table:table-cell>
          <table:table-cell table:formula="of:=[.P273]+[.P$400]/400" office:value-type="float" office:value="-0.357356317500001">
            <text:p>-0.357356</text:p>
          </table:table-cell>
          <table:table-cell table:formula="of:=[.Q273]+[.Q$400]/400" office:value-type="float" office:value="0">
            <text:p>0.000000</text:p>
          </table:table-cell>
          <table:table-cell table:formula="of:=[.R273]+[.R$400]/400" office:value-type="float" office:value="0">
            <text:p>0.000000</text:p>
          </table:table-cell>
          <table:table-cell table:formula="of:=[.S273]+[.S$400]/400" office:value-type="float" office:value="0">
            <text:p>0.000000</text:p>
          </table:table-cell>
          <table:table-cell table:formula="of:=[.T273]+[.T$400]/400" office:value-type="float" office:value="0.1191187725">
            <text:p>0.119119</text:p>
          </table:table-cell>
          <table:table-cell table:formula="of:=[.U273]+[.U$400]/400" office:value-type="float" office:value="0.1191187725">
            <text:p>0.119119</text:p>
          </table:table-cell>
          <table:table-cell table:formula="of:=[.V273]+[.V$400]/400" office:value-type="float" office:value="0">
            <text:p>0.000000</text:p>
          </table:table-cell>
          <table:table-cell table:formula="of:=[.W273]+[.W$400]/400" office:value-type="float" office:value="-0.357356317500001">
            <text:p>-0.357356</text:p>
          </table:table-cell>
          <table:table-cell table:formula="of:=[.X273]+[.X$400]/400" office:value-type="float" office:value="0">
            <text:p>0.000000</text:p>
          </table:table-cell>
          <table:table-cell table:formula="of:=[.Y273]+[.Y$400]/400" office:value-type="float" office:value="0">
            <text:p>0.000000</text:p>
          </table:table-cell>
          <table:table-cell table:formula="of:=[.Z273]+[.Z$400]/400" office:value-type="float" office:value="0">
            <text:p>0.000000</text:p>
          </table:table-cell>
          <table:table-cell table:formula="of:=[.AA273]+[.AA$400]/400" office:value-type="float" office:value="0">
            <text:p>0.000000</text:p>
          </table:table-cell>
          <table:table-cell table:formula="of:=[.AB273]+[.AB$400]/400" office:value-type="float" office:value="0">
            <text:p>0.000000</text:p>
          </table:table-cell>
          <table:table-cell table:formula="of:=[.AC273]+[.AC$400]/400" office:value-type="float" office:value="0">
            <text:p>0.000000</text:p>
          </table:table-cell>
          <table:table-cell table:formula="of:=[.AD273]+[.AD$400]/400" office:value-type="float" office:value="0">
            <text:p>0.000000</text:p>
          </table:table-cell>
        </table:table-row>
        <table:table-row table:style-name="ro1">
          <table:table-cell table:formula="of:=[.A274]+[.A$400]/400" office:value-type="float" office:value="0">
            <text:p>0.000000</text:p>
          </table:table-cell>
          <table:table-cell table:formula="of:=[.B274]+[.B$400]/400" office:value-type="float" office:value="0">
            <text:p>0.000000</text:p>
          </table:table-cell>
          <table:table-cell table:formula="of:=[.C274]+[.C$400]/400" office:value-type="float" office:value="-0.260471934999999">
            <text:p>-0.260472</text:p>
          </table:table-cell>
          <table:table-cell table:formula="of:=[.D274]+[.D$400]/400" office:value-type="float" office:value="0.520943869999999">
            <text:p>0.520944</text:p>
          </table:table-cell>
          <table:table-cell table:formula="of:=[.E274]+[.E$400]/400" office:value-type="float" office:value="-0.260471934999999">
            <text:p>-0.260472</text:p>
          </table:table-cell>
          <table:table-cell table:formula="of:=[.F274]+[.F$400]/400" office:value-type="float" office:value="0">
            <text:p>0.000000</text:p>
          </table:table-cell>
          <table:table-cell table:formula="of:=[.G274]+[.G$400]/400" office:value-type="float" office:value="0">
            <text:p>0.000000</text:p>
          </table:table-cell>
          <table:table-cell table:formula="of:=[.H274]+[.H$400]/400" office:value-type="float" office:value="0">
            <text:p>0.000000</text:p>
          </table:table-cell>
          <table:table-cell table:formula="of:=[.I274]+[.I$400]/400" office:value-type="float" office:value="-0.260471934999999">
            <text:p>-0.260472</text:p>
          </table:table-cell>
          <table:table-cell table:formula="of:=[.J274]+[.J$400]/400" office:value-type="float" office:value="0.520943869999999">
            <text:p>0.520944</text:p>
          </table:table-cell>
          <table:table-cell table:formula="of:=[.K274]+[.K$400]/400" office:value-type="float" office:value="-0.260471934999999">
            <text:p>-0.260472</text:p>
          </table:table-cell>
          <table:table-cell table:formula="of:=[.L274]+[.L$400]/400" office:value-type="float" office:value="0">
            <text:p>0.000000</text:p>
          </table:table-cell>
          <table:table-cell table:formula="of:=[.M274]+[.M$400]/400" office:value-type="float" office:value="0.119555105">
            <text:p>0.119555</text:p>
          </table:table-cell>
          <table:table-cell table:formula="of:=[.N274]+[.N$400]/400" office:value-type="float" office:value="-0.119555105">
            <text:p>-0.119555</text:p>
          </table:table-cell>
          <table:table-cell table:formula="of:=[.O274]+[.O$400]/400" office:value-type="float" office:value="0">
            <text:p>0.000000</text:p>
          </table:table-cell>
          <table:table-cell table:formula="of:=[.P274]+[.P$400]/400" office:value-type="float" office:value="-0.358665315000001">
            <text:p>-0.358665</text:p>
          </table:table-cell>
          <table:table-cell table:formula="of:=[.Q274]+[.Q$400]/400" office:value-type="float" office:value="0">
            <text:p>0.000000</text:p>
          </table:table-cell>
          <table:table-cell table:formula="of:=[.R274]+[.R$400]/400" office:value-type="float" office:value="0">
            <text:p>0.000000</text:p>
          </table:table-cell>
          <table:table-cell table:formula="of:=[.S274]+[.S$400]/400" office:value-type="float" office:value="0">
            <text:p>0.000000</text:p>
          </table:table-cell>
          <table:table-cell table:formula="of:=[.T274]+[.T$400]/400" office:value-type="float" office:value="0.119555105">
            <text:p>0.119555</text:p>
          </table:table-cell>
          <table:table-cell table:formula="of:=[.U274]+[.U$400]/400" office:value-type="float" office:value="0.119555105">
            <text:p>0.119555</text:p>
          </table:table-cell>
          <table:table-cell table:formula="of:=[.V274]+[.V$400]/400" office:value-type="float" office:value="0">
            <text:p>0.000000</text:p>
          </table:table-cell>
          <table:table-cell table:formula="of:=[.W274]+[.W$400]/400" office:value-type="float" office:value="-0.358665315000001">
            <text:p>-0.358665</text:p>
          </table:table-cell>
          <table:table-cell table:formula="of:=[.X274]+[.X$400]/400" office:value-type="float" office:value="0">
            <text:p>0.000000</text:p>
          </table:table-cell>
          <table:table-cell table:formula="of:=[.Y274]+[.Y$400]/400" office:value-type="float" office:value="0">
            <text:p>0.000000</text:p>
          </table:table-cell>
          <table:table-cell table:formula="of:=[.Z274]+[.Z$400]/400" office:value-type="float" office:value="0">
            <text:p>0.000000</text:p>
          </table:table-cell>
          <table:table-cell table:formula="of:=[.AA274]+[.AA$400]/400" office:value-type="float" office:value="0">
            <text:p>0.000000</text:p>
          </table:table-cell>
          <table:table-cell table:formula="of:=[.AB274]+[.AB$400]/400" office:value-type="float" office:value="0">
            <text:p>0.000000</text:p>
          </table:table-cell>
          <table:table-cell table:formula="of:=[.AC274]+[.AC$400]/400" office:value-type="float" office:value="0">
            <text:p>0.000000</text:p>
          </table:table-cell>
          <table:table-cell table:formula="of:=[.AD274]+[.AD$400]/400" office:value-type="float" office:value="0">
            <text:p>0.000000</text:p>
          </table:table-cell>
        </table:table-row>
        <table:table-row table:style-name="ro1">
          <table:table-cell table:formula="of:=[.A275]+[.A$400]/400" office:value-type="float" office:value="0">
            <text:p>0.000000</text:p>
          </table:table-cell>
          <table:table-cell table:formula="of:=[.B275]+[.B$400]/400" office:value-type="float" office:value="0">
            <text:p>0.000000</text:p>
          </table:table-cell>
          <table:table-cell table:formula="of:=[.C275]+[.C$400]/400" office:value-type="float" office:value="-0.261422562499999">
            <text:p>-0.261423</text:p>
          </table:table-cell>
          <table:table-cell table:formula="of:=[.D275]+[.D$400]/400" office:value-type="float" office:value="0.522845124999999">
            <text:p>0.522845</text:p>
          </table:table-cell>
          <table:table-cell table:formula="of:=[.E275]+[.E$400]/400" office:value-type="float" office:value="-0.261422562499999">
            <text:p>-0.261423</text:p>
          </table:table-cell>
          <table:table-cell table:formula="of:=[.F275]+[.F$400]/400" office:value-type="float" office:value="0">
            <text:p>0.000000</text:p>
          </table:table-cell>
          <table:table-cell table:formula="of:=[.G275]+[.G$400]/400" office:value-type="float" office:value="0">
            <text:p>0.000000</text:p>
          </table:table-cell>
          <table:table-cell table:formula="of:=[.H275]+[.H$400]/400" office:value-type="float" office:value="0">
            <text:p>0.000000</text:p>
          </table:table-cell>
          <table:table-cell table:formula="of:=[.I275]+[.I$400]/400" office:value-type="float" office:value="-0.261422562499999">
            <text:p>-0.261423</text:p>
          </table:table-cell>
          <table:table-cell table:formula="of:=[.J275]+[.J$400]/400" office:value-type="float" office:value="0.522845124999999">
            <text:p>0.522845</text:p>
          </table:table-cell>
          <table:table-cell table:formula="of:=[.K275]+[.K$400]/400" office:value-type="float" office:value="-0.261422562499999">
            <text:p>-0.261423</text:p>
          </table:table-cell>
          <table:table-cell table:formula="of:=[.L275]+[.L$400]/400" office:value-type="float" office:value="0">
            <text:p>0.000000</text:p>
          </table:table-cell>
          <table:table-cell table:formula="of:=[.M275]+[.M$400]/400" office:value-type="float" office:value="0.1199914375">
            <text:p>0.119991</text:p>
          </table:table-cell>
          <table:table-cell table:formula="of:=[.N275]+[.N$400]/400" office:value-type="float" office:value="-0.1199914375">
            <text:p>-0.119991</text:p>
          </table:table-cell>
          <table:table-cell table:formula="of:=[.O275]+[.O$400]/400" office:value-type="float" office:value="0">
            <text:p>0.000000</text:p>
          </table:table-cell>
          <table:table-cell table:formula="of:=[.P275]+[.P$400]/400" office:value-type="float" office:value="-0.359974312500001">
            <text:p>-0.359974</text:p>
          </table:table-cell>
          <table:table-cell table:formula="of:=[.Q275]+[.Q$400]/400" office:value-type="float" office:value="0">
            <text:p>0.000000</text:p>
          </table:table-cell>
          <table:table-cell table:formula="of:=[.R275]+[.R$400]/400" office:value-type="float" office:value="0">
            <text:p>0.000000</text:p>
          </table:table-cell>
          <table:table-cell table:formula="of:=[.S275]+[.S$400]/400" office:value-type="float" office:value="0">
            <text:p>0.000000</text:p>
          </table:table-cell>
          <table:table-cell table:formula="of:=[.T275]+[.T$400]/400" office:value-type="float" office:value="0.1199914375">
            <text:p>0.119991</text:p>
          </table:table-cell>
          <table:table-cell table:formula="of:=[.U275]+[.U$400]/400" office:value-type="float" office:value="0.1199914375">
            <text:p>0.119991</text:p>
          </table:table-cell>
          <table:table-cell table:formula="of:=[.V275]+[.V$400]/400" office:value-type="float" office:value="0">
            <text:p>0.000000</text:p>
          </table:table-cell>
          <table:table-cell table:formula="of:=[.W275]+[.W$400]/400" office:value-type="float" office:value="-0.359974312500001">
            <text:p>-0.359974</text:p>
          </table:table-cell>
          <table:table-cell table:formula="of:=[.X275]+[.X$400]/400" office:value-type="float" office:value="0">
            <text:p>0.000000</text:p>
          </table:table-cell>
          <table:table-cell table:formula="of:=[.Y275]+[.Y$400]/400" office:value-type="float" office:value="0">
            <text:p>0.000000</text:p>
          </table:table-cell>
          <table:table-cell table:formula="of:=[.Z275]+[.Z$400]/400" office:value-type="float" office:value="0">
            <text:p>0.000000</text:p>
          </table:table-cell>
          <table:table-cell table:formula="of:=[.AA275]+[.AA$400]/400" office:value-type="float" office:value="0">
            <text:p>0.000000</text:p>
          </table:table-cell>
          <table:table-cell table:formula="of:=[.AB275]+[.AB$400]/400" office:value-type="float" office:value="0">
            <text:p>0.000000</text:p>
          </table:table-cell>
          <table:table-cell table:formula="of:=[.AC275]+[.AC$400]/400" office:value-type="float" office:value="0">
            <text:p>0.000000</text:p>
          </table:table-cell>
          <table:table-cell table:formula="of:=[.AD275]+[.AD$400]/400" office:value-type="float" office:value="0">
            <text:p>0.000000</text:p>
          </table:table-cell>
        </table:table-row>
        <table:table-row table:style-name="ro1">
          <table:table-cell table:formula="of:=[.A276]+[.A$400]/400" office:value-type="float" office:value="0">
            <text:p>0.000000</text:p>
          </table:table-cell>
          <table:table-cell table:formula="of:=[.B276]+[.B$400]/400" office:value-type="float" office:value="0">
            <text:p>0.000000</text:p>
          </table:table-cell>
          <table:table-cell table:formula="of:=[.C276]+[.C$400]/400" office:value-type="float" office:value="-0.262373189999999">
            <text:p>-0.262373</text:p>
          </table:table-cell>
          <table:table-cell table:formula="of:=[.D276]+[.D$400]/400" office:value-type="float" office:value="0.524746379999999">
            <text:p>0.524746</text:p>
          </table:table-cell>
          <table:table-cell table:formula="of:=[.E276]+[.E$400]/400" office:value-type="float" office:value="-0.262373189999999">
            <text:p>-0.262373</text:p>
          </table:table-cell>
          <table:table-cell table:formula="of:=[.F276]+[.F$400]/400" office:value-type="float" office:value="0">
            <text:p>0.000000</text:p>
          </table:table-cell>
          <table:table-cell table:formula="of:=[.G276]+[.G$400]/400" office:value-type="float" office:value="0">
            <text:p>0.000000</text:p>
          </table:table-cell>
          <table:table-cell table:formula="of:=[.H276]+[.H$400]/400" office:value-type="float" office:value="0">
            <text:p>0.000000</text:p>
          </table:table-cell>
          <table:table-cell table:formula="of:=[.I276]+[.I$400]/400" office:value-type="float" office:value="-0.262373189999999">
            <text:p>-0.262373</text:p>
          </table:table-cell>
          <table:table-cell table:formula="of:=[.J276]+[.J$400]/400" office:value-type="float" office:value="0.524746379999999">
            <text:p>0.524746</text:p>
          </table:table-cell>
          <table:table-cell table:formula="of:=[.K276]+[.K$400]/400" office:value-type="float" office:value="-0.262373189999999">
            <text:p>-0.262373</text:p>
          </table:table-cell>
          <table:table-cell table:formula="of:=[.L276]+[.L$400]/400" office:value-type="float" office:value="0">
            <text:p>0.000000</text:p>
          </table:table-cell>
          <table:table-cell table:formula="of:=[.M276]+[.M$400]/400" office:value-type="float" office:value="0.12042777">
            <text:p>0.120428</text:p>
          </table:table-cell>
          <table:table-cell table:formula="of:=[.N276]+[.N$400]/400" office:value-type="float" office:value="-0.12042777">
            <text:p>-0.120428</text:p>
          </table:table-cell>
          <table:table-cell table:formula="of:=[.O276]+[.O$400]/400" office:value-type="float" office:value="0">
            <text:p>0.000000</text:p>
          </table:table-cell>
          <table:table-cell table:formula="of:=[.P276]+[.P$400]/400" office:value-type="float" office:value="-0.361283310000001">
            <text:p>-0.361283</text:p>
          </table:table-cell>
          <table:table-cell table:formula="of:=[.Q276]+[.Q$400]/400" office:value-type="float" office:value="0">
            <text:p>0.000000</text:p>
          </table:table-cell>
          <table:table-cell table:formula="of:=[.R276]+[.R$400]/400" office:value-type="float" office:value="0">
            <text:p>0.000000</text:p>
          </table:table-cell>
          <table:table-cell table:formula="of:=[.S276]+[.S$400]/400" office:value-type="float" office:value="0">
            <text:p>0.000000</text:p>
          </table:table-cell>
          <table:table-cell table:formula="of:=[.T276]+[.T$400]/400" office:value-type="float" office:value="0.12042777">
            <text:p>0.120428</text:p>
          </table:table-cell>
          <table:table-cell table:formula="of:=[.U276]+[.U$400]/400" office:value-type="float" office:value="0.12042777">
            <text:p>0.120428</text:p>
          </table:table-cell>
          <table:table-cell table:formula="of:=[.V276]+[.V$400]/400" office:value-type="float" office:value="0">
            <text:p>0.000000</text:p>
          </table:table-cell>
          <table:table-cell table:formula="of:=[.W276]+[.W$400]/400" office:value-type="float" office:value="-0.361283310000001">
            <text:p>-0.361283</text:p>
          </table:table-cell>
          <table:table-cell table:formula="of:=[.X276]+[.X$400]/400" office:value-type="float" office:value="0">
            <text:p>0.000000</text:p>
          </table:table-cell>
          <table:table-cell table:formula="of:=[.Y276]+[.Y$400]/400" office:value-type="float" office:value="0">
            <text:p>0.000000</text:p>
          </table:table-cell>
          <table:table-cell table:formula="of:=[.Z276]+[.Z$400]/400" office:value-type="float" office:value="0">
            <text:p>0.000000</text:p>
          </table:table-cell>
          <table:table-cell table:formula="of:=[.AA276]+[.AA$400]/400" office:value-type="float" office:value="0">
            <text:p>0.000000</text:p>
          </table:table-cell>
          <table:table-cell table:formula="of:=[.AB276]+[.AB$400]/400" office:value-type="float" office:value="0">
            <text:p>0.000000</text:p>
          </table:table-cell>
          <table:table-cell table:formula="of:=[.AC276]+[.AC$400]/400" office:value-type="float" office:value="0">
            <text:p>0.000000</text:p>
          </table:table-cell>
          <table:table-cell table:formula="of:=[.AD276]+[.AD$400]/400" office:value-type="float" office:value="0">
            <text:p>0.000000</text:p>
          </table:table-cell>
        </table:table-row>
        <table:table-row table:style-name="ro1">
          <table:table-cell table:formula="of:=[.A277]+[.A$400]/400" office:value-type="float" office:value="0">
            <text:p>0.000000</text:p>
          </table:table-cell>
          <table:table-cell table:formula="of:=[.B277]+[.B$400]/400" office:value-type="float" office:value="0">
            <text:p>0.000000</text:p>
          </table:table-cell>
          <table:table-cell table:formula="of:=[.C277]+[.C$400]/400" office:value-type="float" office:value="-0.263323817499999">
            <text:p>-0.263324</text:p>
          </table:table-cell>
          <table:table-cell table:formula="of:=[.D277]+[.D$400]/400" office:value-type="float" office:value="0.526647634999999">
            <text:p>0.526648</text:p>
          </table:table-cell>
          <table:table-cell table:formula="of:=[.E277]+[.E$400]/400" office:value-type="float" office:value="-0.263323817499999">
            <text:p>-0.263324</text:p>
          </table:table-cell>
          <table:table-cell table:formula="of:=[.F277]+[.F$400]/400" office:value-type="float" office:value="0">
            <text:p>0.000000</text:p>
          </table:table-cell>
          <table:table-cell table:formula="of:=[.G277]+[.G$400]/400" office:value-type="float" office:value="0">
            <text:p>0.000000</text:p>
          </table:table-cell>
          <table:table-cell table:formula="of:=[.H277]+[.H$400]/400" office:value-type="float" office:value="0">
            <text:p>0.000000</text:p>
          </table:table-cell>
          <table:table-cell table:formula="of:=[.I277]+[.I$400]/400" office:value-type="float" office:value="-0.263323817499999">
            <text:p>-0.263324</text:p>
          </table:table-cell>
          <table:table-cell table:formula="of:=[.J277]+[.J$400]/400" office:value-type="float" office:value="0.526647634999999">
            <text:p>0.526648</text:p>
          </table:table-cell>
          <table:table-cell table:formula="of:=[.K277]+[.K$400]/400" office:value-type="float" office:value="-0.263323817499999">
            <text:p>-0.263324</text:p>
          </table:table-cell>
          <table:table-cell table:formula="of:=[.L277]+[.L$400]/400" office:value-type="float" office:value="0">
            <text:p>0.000000</text:p>
          </table:table-cell>
          <table:table-cell table:formula="of:=[.M277]+[.M$400]/400" office:value-type="float" office:value="0.1208641025">
            <text:p>0.120864</text:p>
          </table:table-cell>
          <table:table-cell table:formula="of:=[.N277]+[.N$400]/400" office:value-type="float" office:value="-0.1208641025">
            <text:p>-0.120864</text:p>
          </table:table-cell>
          <table:table-cell table:formula="of:=[.O277]+[.O$400]/400" office:value-type="float" office:value="0">
            <text:p>0.000000</text:p>
          </table:table-cell>
          <table:table-cell table:formula="of:=[.P277]+[.P$400]/400" office:value-type="float" office:value="-0.362592307500001">
            <text:p>-0.362592</text:p>
          </table:table-cell>
          <table:table-cell table:formula="of:=[.Q277]+[.Q$400]/400" office:value-type="float" office:value="0">
            <text:p>0.000000</text:p>
          </table:table-cell>
          <table:table-cell table:formula="of:=[.R277]+[.R$400]/400" office:value-type="float" office:value="0">
            <text:p>0.000000</text:p>
          </table:table-cell>
          <table:table-cell table:formula="of:=[.S277]+[.S$400]/400" office:value-type="float" office:value="0">
            <text:p>0.000000</text:p>
          </table:table-cell>
          <table:table-cell table:formula="of:=[.T277]+[.T$400]/400" office:value-type="float" office:value="0.1208641025">
            <text:p>0.120864</text:p>
          </table:table-cell>
          <table:table-cell table:formula="of:=[.U277]+[.U$400]/400" office:value-type="float" office:value="0.1208641025">
            <text:p>0.120864</text:p>
          </table:table-cell>
          <table:table-cell table:formula="of:=[.V277]+[.V$400]/400" office:value-type="float" office:value="0">
            <text:p>0.000000</text:p>
          </table:table-cell>
          <table:table-cell table:formula="of:=[.W277]+[.W$400]/400" office:value-type="float" office:value="-0.362592307500001">
            <text:p>-0.362592</text:p>
          </table:table-cell>
          <table:table-cell table:formula="of:=[.X277]+[.X$400]/400" office:value-type="float" office:value="0">
            <text:p>0.000000</text:p>
          </table:table-cell>
          <table:table-cell table:formula="of:=[.Y277]+[.Y$400]/400" office:value-type="float" office:value="0">
            <text:p>0.000000</text:p>
          </table:table-cell>
          <table:table-cell table:formula="of:=[.Z277]+[.Z$400]/400" office:value-type="float" office:value="0">
            <text:p>0.000000</text:p>
          </table:table-cell>
          <table:table-cell table:formula="of:=[.AA277]+[.AA$400]/400" office:value-type="float" office:value="0">
            <text:p>0.000000</text:p>
          </table:table-cell>
          <table:table-cell table:formula="of:=[.AB277]+[.AB$400]/400" office:value-type="float" office:value="0">
            <text:p>0.000000</text:p>
          </table:table-cell>
          <table:table-cell table:formula="of:=[.AC277]+[.AC$400]/400" office:value-type="float" office:value="0">
            <text:p>0.000000</text:p>
          </table:table-cell>
          <table:table-cell table:formula="of:=[.AD277]+[.AD$400]/400" office:value-type="float" office:value="0">
            <text:p>0.000000</text:p>
          </table:table-cell>
        </table:table-row>
        <table:table-row table:style-name="ro1">
          <table:table-cell table:formula="of:=[.A278]+[.A$400]/400" office:value-type="float" office:value="0">
            <text:p>0.000000</text:p>
          </table:table-cell>
          <table:table-cell table:formula="of:=[.B278]+[.B$400]/400" office:value-type="float" office:value="0">
            <text:p>0.000000</text:p>
          </table:table-cell>
          <table:table-cell table:formula="of:=[.C278]+[.C$400]/400" office:value-type="float" office:value="-0.264274444999999">
            <text:p>-0.264274</text:p>
          </table:table-cell>
          <table:table-cell table:formula="of:=[.D278]+[.D$400]/400" office:value-type="float" office:value="0.528548889999999">
            <text:p>0.528549</text:p>
          </table:table-cell>
          <table:table-cell table:formula="of:=[.E278]+[.E$400]/400" office:value-type="float" office:value="-0.264274444999999">
            <text:p>-0.264274</text:p>
          </table:table-cell>
          <table:table-cell table:formula="of:=[.F278]+[.F$400]/400" office:value-type="float" office:value="0">
            <text:p>0.000000</text:p>
          </table:table-cell>
          <table:table-cell table:formula="of:=[.G278]+[.G$400]/400" office:value-type="float" office:value="0">
            <text:p>0.000000</text:p>
          </table:table-cell>
          <table:table-cell table:formula="of:=[.H278]+[.H$400]/400" office:value-type="float" office:value="0">
            <text:p>0.000000</text:p>
          </table:table-cell>
          <table:table-cell table:formula="of:=[.I278]+[.I$400]/400" office:value-type="float" office:value="-0.264274444999999">
            <text:p>-0.264274</text:p>
          </table:table-cell>
          <table:table-cell table:formula="of:=[.J278]+[.J$400]/400" office:value-type="float" office:value="0.528548889999999">
            <text:p>0.528549</text:p>
          </table:table-cell>
          <table:table-cell table:formula="of:=[.K278]+[.K$400]/400" office:value-type="float" office:value="-0.264274444999999">
            <text:p>-0.264274</text:p>
          </table:table-cell>
          <table:table-cell table:formula="of:=[.L278]+[.L$400]/400" office:value-type="float" office:value="0">
            <text:p>0.000000</text:p>
          </table:table-cell>
          <table:table-cell table:formula="of:=[.M278]+[.M$400]/400" office:value-type="float" office:value="0.121300435">
            <text:p>0.121300</text:p>
          </table:table-cell>
          <table:table-cell table:formula="of:=[.N278]+[.N$400]/400" office:value-type="float" office:value="-0.121300435">
            <text:p>-0.121300</text:p>
          </table:table-cell>
          <table:table-cell table:formula="of:=[.O278]+[.O$400]/400" office:value-type="float" office:value="0">
            <text:p>0.000000</text:p>
          </table:table-cell>
          <table:table-cell table:formula="of:=[.P278]+[.P$400]/400" office:value-type="float" office:value="-0.363901305000001">
            <text:p>-0.363901</text:p>
          </table:table-cell>
          <table:table-cell table:formula="of:=[.Q278]+[.Q$400]/400" office:value-type="float" office:value="0">
            <text:p>0.000000</text:p>
          </table:table-cell>
          <table:table-cell table:formula="of:=[.R278]+[.R$400]/400" office:value-type="float" office:value="0">
            <text:p>0.000000</text:p>
          </table:table-cell>
          <table:table-cell table:formula="of:=[.S278]+[.S$400]/400" office:value-type="float" office:value="0">
            <text:p>0.000000</text:p>
          </table:table-cell>
          <table:table-cell table:formula="of:=[.T278]+[.T$400]/400" office:value-type="float" office:value="0.121300435">
            <text:p>0.121300</text:p>
          </table:table-cell>
          <table:table-cell table:formula="of:=[.U278]+[.U$400]/400" office:value-type="float" office:value="0.121300435">
            <text:p>0.121300</text:p>
          </table:table-cell>
          <table:table-cell table:formula="of:=[.V278]+[.V$400]/400" office:value-type="float" office:value="0">
            <text:p>0.000000</text:p>
          </table:table-cell>
          <table:table-cell table:formula="of:=[.W278]+[.W$400]/400" office:value-type="float" office:value="-0.363901305000001">
            <text:p>-0.363901</text:p>
          </table:table-cell>
          <table:table-cell table:formula="of:=[.X278]+[.X$400]/400" office:value-type="float" office:value="0">
            <text:p>0.000000</text:p>
          </table:table-cell>
          <table:table-cell table:formula="of:=[.Y278]+[.Y$400]/400" office:value-type="float" office:value="0">
            <text:p>0.000000</text:p>
          </table:table-cell>
          <table:table-cell table:formula="of:=[.Z278]+[.Z$400]/400" office:value-type="float" office:value="0">
            <text:p>0.000000</text:p>
          </table:table-cell>
          <table:table-cell table:formula="of:=[.AA278]+[.AA$400]/400" office:value-type="float" office:value="0">
            <text:p>0.000000</text:p>
          </table:table-cell>
          <table:table-cell table:formula="of:=[.AB278]+[.AB$400]/400" office:value-type="float" office:value="0">
            <text:p>0.000000</text:p>
          </table:table-cell>
          <table:table-cell table:formula="of:=[.AC278]+[.AC$400]/400" office:value-type="float" office:value="0">
            <text:p>0.000000</text:p>
          </table:table-cell>
          <table:table-cell table:formula="of:=[.AD278]+[.AD$400]/400" office:value-type="float" office:value="0">
            <text:p>0.000000</text:p>
          </table:table-cell>
        </table:table-row>
        <table:table-row table:style-name="ro1">
          <table:table-cell table:formula="of:=[.A279]+[.A$400]/400" office:value-type="float" office:value="0">
            <text:p>0.000000</text:p>
          </table:table-cell>
          <table:table-cell table:formula="of:=[.B279]+[.B$400]/400" office:value-type="float" office:value="0">
            <text:p>0.000000</text:p>
          </table:table-cell>
          <table:table-cell table:formula="of:=[.C279]+[.C$400]/400" office:value-type="float" office:value="-0.2652250725">
            <text:p>-0.265225</text:p>
          </table:table-cell>
          <table:table-cell table:formula="of:=[.D279]+[.D$400]/400" office:value-type="float" office:value="0.530450144999999">
            <text:p>0.530450</text:p>
          </table:table-cell>
          <table:table-cell table:formula="of:=[.E279]+[.E$400]/400" office:value-type="float" office:value="-0.2652250725">
            <text:p>-0.265225</text:p>
          </table:table-cell>
          <table:table-cell table:formula="of:=[.F279]+[.F$400]/400" office:value-type="float" office:value="0">
            <text:p>0.000000</text:p>
          </table:table-cell>
          <table:table-cell table:formula="of:=[.G279]+[.G$400]/400" office:value-type="float" office:value="0">
            <text:p>0.000000</text:p>
          </table:table-cell>
          <table:table-cell table:formula="of:=[.H279]+[.H$400]/400" office:value-type="float" office:value="0">
            <text:p>0.000000</text:p>
          </table:table-cell>
          <table:table-cell table:formula="of:=[.I279]+[.I$400]/400" office:value-type="float" office:value="-0.2652250725">
            <text:p>-0.265225</text:p>
          </table:table-cell>
          <table:table-cell table:formula="of:=[.J279]+[.J$400]/400" office:value-type="float" office:value="0.530450144999999">
            <text:p>0.530450</text:p>
          </table:table-cell>
          <table:table-cell table:formula="of:=[.K279]+[.K$400]/400" office:value-type="float" office:value="-0.2652250725">
            <text:p>-0.265225</text:p>
          </table:table-cell>
          <table:table-cell table:formula="of:=[.L279]+[.L$400]/400" office:value-type="float" office:value="0">
            <text:p>0.000000</text:p>
          </table:table-cell>
          <table:table-cell table:formula="of:=[.M279]+[.M$400]/400" office:value-type="float" office:value="0.121736767499999">
            <text:p>0.121737</text:p>
          </table:table-cell>
          <table:table-cell table:formula="of:=[.N279]+[.N$400]/400" office:value-type="float" office:value="-0.121736767499999">
            <text:p>-0.121737</text:p>
          </table:table-cell>
          <table:table-cell table:formula="of:=[.O279]+[.O$400]/400" office:value-type="float" office:value="0">
            <text:p>0.000000</text:p>
          </table:table-cell>
          <table:table-cell table:formula="of:=[.P279]+[.P$400]/400" office:value-type="float" office:value="-0.365210302500001">
            <text:p>-0.365210</text:p>
          </table:table-cell>
          <table:table-cell table:formula="of:=[.Q279]+[.Q$400]/400" office:value-type="float" office:value="0">
            <text:p>0.000000</text:p>
          </table:table-cell>
          <table:table-cell table:formula="of:=[.R279]+[.R$400]/400" office:value-type="float" office:value="0">
            <text:p>0.000000</text:p>
          </table:table-cell>
          <table:table-cell table:formula="of:=[.S279]+[.S$400]/400" office:value-type="float" office:value="0">
            <text:p>0.000000</text:p>
          </table:table-cell>
          <table:table-cell table:formula="of:=[.T279]+[.T$400]/400" office:value-type="float" office:value="0.121736767499999">
            <text:p>0.121737</text:p>
          </table:table-cell>
          <table:table-cell table:formula="of:=[.U279]+[.U$400]/400" office:value-type="float" office:value="0.121736767499999">
            <text:p>0.121737</text:p>
          </table:table-cell>
          <table:table-cell table:formula="of:=[.V279]+[.V$400]/400" office:value-type="float" office:value="0">
            <text:p>0.000000</text:p>
          </table:table-cell>
          <table:table-cell table:formula="of:=[.W279]+[.W$400]/400" office:value-type="float" office:value="-0.365210302500001">
            <text:p>-0.365210</text:p>
          </table:table-cell>
          <table:table-cell table:formula="of:=[.X279]+[.X$400]/400" office:value-type="float" office:value="0">
            <text:p>0.000000</text:p>
          </table:table-cell>
          <table:table-cell table:formula="of:=[.Y279]+[.Y$400]/400" office:value-type="float" office:value="0">
            <text:p>0.000000</text:p>
          </table:table-cell>
          <table:table-cell table:formula="of:=[.Z279]+[.Z$400]/400" office:value-type="float" office:value="0">
            <text:p>0.000000</text:p>
          </table:table-cell>
          <table:table-cell table:formula="of:=[.AA279]+[.AA$400]/400" office:value-type="float" office:value="0">
            <text:p>0.000000</text:p>
          </table:table-cell>
          <table:table-cell table:formula="of:=[.AB279]+[.AB$400]/400" office:value-type="float" office:value="0">
            <text:p>0.000000</text:p>
          </table:table-cell>
          <table:table-cell table:formula="of:=[.AC279]+[.AC$400]/400" office:value-type="float" office:value="0">
            <text:p>0.000000</text:p>
          </table:table-cell>
          <table:table-cell table:formula="of:=[.AD279]+[.AD$400]/400" office:value-type="float" office:value="0">
            <text:p>0.000000</text:p>
          </table:table-cell>
        </table:table-row>
        <table:table-row table:style-name="ro1">
          <table:table-cell table:formula="of:=[.A280]+[.A$400]/400" office:value-type="float" office:value="0">
            <text:p>0.000000</text:p>
          </table:table-cell>
          <table:table-cell table:formula="of:=[.B280]+[.B$400]/400" office:value-type="float" office:value="0">
            <text:p>0.000000</text:p>
          </table:table-cell>
          <table:table-cell table:formula="of:=[.C280]+[.C$400]/400" office:value-type="float" office:value="-0.2661757">
            <text:p>-0.266176</text:p>
          </table:table-cell>
          <table:table-cell table:formula="of:=[.D280]+[.D$400]/400" office:value-type="float" office:value="0.532351399999999">
            <text:p>0.532351</text:p>
          </table:table-cell>
          <table:table-cell table:formula="of:=[.E280]+[.E$400]/400" office:value-type="float" office:value="-0.2661757">
            <text:p>-0.266176</text:p>
          </table:table-cell>
          <table:table-cell table:formula="of:=[.F280]+[.F$400]/400" office:value-type="float" office:value="0">
            <text:p>0.000000</text:p>
          </table:table-cell>
          <table:table-cell table:formula="of:=[.G280]+[.G$400]/400" office:value-type="float" office:value="0">
            <text:p>0.000000</text:p>
          </table:table-cell>
          <table:table-cell table:formula="of:=[.H280]+[.H$400]/400" office:value-type="float" office:value="0">
            <text:p>0.000000</text:p>
          </table:table-cell>
          <table:table-cell table:formula="of:=[.I280]+[.I$400]/400" office:value-type="float" office:value="-0.2661757">
            <text:p>-0.266176</text:p>
          </table:table-cell>
          <table:table-cell table:formula="of:=[.J280]+[.J$400]/400" office:value-type="float" office:value="0.532351399999999">
            <text:p>0.532351</text:p>
          </table:table-cell>
          <table:table-cell table:formula="of:=[.K280]+[.K$400]/400" office:value-type="float" office:value="-0.2661757">
            <text:p>-0.266176</text:p>
          </table:table-cell>
          <table:table-cell table:formula="of:=[.L280]+[.L$400]/400" office:value-type="float" office:value="0">
            <text:p>0.000000</text:p>
          </table:table-cell>
          <table:table-cell table:formula="of:=[.M280]+[.M$400]/400" office:value-type="float" office:value="0.122173099999999">
            <text:p>0.122173</text:p>
          </table:table-cell>
          <table:table-cell table:formula="of:=[.N280]+[.N$400]/400" office:value-type="float" office:value="-0.122173099999999">
            <text:p>-0.122173</text:p>
          </table:table-cell>
          <table:table-cell table:formula="of:=[.O280]+[.O$400]/400" office:value-type="float" office:value="0">
            <text:p>0.000000</text:p>
          </table:table-cell>
          <table:table-cell table:formula="of:=[.P280]+[.P$400]/400" office:value-type="float" office:value="-0.366519300000001">
            <text:p>-0.366519</text:p>
          </table:table-cell>
          <table:table-cell table:formula="of:=[.Q280]+[.Q$400]/400" office:value-type="float" office:value="0">
            <text:p>0.000000</text:p>
          </table:table-cell>
          <table:table-cell table:formula="of:=[.R280]+[.R$400]/400" office:value-type="float" office:value="0">
            <text:p>0.000000</text:p>
          </table:table-cell>
          <table:table-cell table:formula="of:=[.S280]+[.S$400]/400" office:value-type="float" office:value="0">
            <text:p>0.000000</text:p>
          </table:table-cell>
          <table:table-cell table:formula="of:=[.T280]+[.T$400]/400" office:value-type="float" office:value="0.122173099999999">
            <text:p>0.122173</text:p>
          </table:table-cell>
          <table:table-cell table:formula="of:=[.U280]+[.U$400]/400" office:value-type="float" office:value="0.122173099999999">
            <text:p>0.122173</text:p>
          </table:table-cell>
          <table:table-cell table:formula="of:=[.V280]+[.V$400]/400" office:value-type="float" office:value="0">
            <text:p>0.000000</text:p>
          </table:table-cell>
          <table:table-cell table:formula="of:=[.W280]+[.W$400]/400" office:value-type="float" office:value="-0.366519300000001">
            <text:p>-0.366519</text:p>
          </table:table-cell>
          <table:table-cell table:formula="of:=[.X280]+[.X$400]/400" office:value-type="float" office:value="0">
            <text:p>0.000000</text:p>
          </table:table-cell>
          <table:table-cell table:formula="of:=[.Y280]+[.Y$400]/400" office:value-type="float" office:value="0">
            <text:p>0.000000</text:p>
          </table:table-cell>
          <table:table-cell table:formula="of:=[.Z280]+[.Z$400]/400" office:value-type="float" office:value="0">
            <text:p>0.000000</text:p>
          </table:table-cell>
          <table:table-cell table:formula="of:=[.AA280]+[.AA$400]/400" office:value-type="float" office:value="0">
            <text:p>0.000000</text:p>
          </table:table-cell>
          <table:table-cell table:formula="of:=[.AB280]+[.AB$400]/400" office:value-type="float" office:value="0">
            <text:p>0.000000</text:p>
          </table:table-cell>
          <table:table-cell table:formula="of:=[.AC280]+[.AC$400]/400" office:value-type="float" office:value="0">
            <text:p>0.000000</text:p>
          </table:table-cell>
          <table:table-cell table:formula="of:=[.AD280]+[.AD$400]/400" office:value-type="float" office:value="0">
            <text:p>0.000000</text:p>
          </table:table-cell>
        </table:table-row>
        <table:table-row table:style-name="ro1">
          <table:table-cell table:formula="of:=[.A281]+[.A$400]/400" office:value-type="float" office:value="0">
            <text:p>0.000000</text:p>
          </table:table-cell>
          <table:table-cell table:formula="of:=[.B281]+[.B$400]/400" office:value-type="float" office:value="0">
            <text:p>0.000000</text:p>
          </table:table-cell>
          <table:table-cell table:formula="of:=[.C281]+[.C$400]/400" office:value-type="float" office:value="-0.2671263275">
            <text:p>-0.267126</text:p>
          </table:table-cell>
          <table:table-cell table:formula="of:=[.D281]+[.D$400]/400" office:value-type="float" office:value="0.534252654999999">
            <text:p>0.534253</text:p>
          </table:table-cell>
          <table:table-cell table:formula="of:=[.E281]+[.E$400]/400" office:value-type="float" office:value="-0.2671263275">
            <text:p>-0.267126</text:p>
          </table:table-cell>
          <table:table-cell table:formula="of:=[.F281]+[.F$400]/400" office:value-type="float" office:value="0">
            <text:p>0.000000</text:p>
          </table:table-cell>
          <table:table-cell table:formula="of:=[.G281]+[.G$400]/400" office:value-type="float" office:value="0">
            <text:p>0.000000</text:p>
          </table:table-cell>
          <table:table-cell table:formula="of:=[.H281]+[.H$400]/400" office:value-type="float" office:value="0">
            <text:p>0.000000</text:p>
          </table:table-cell>
          <table:table-cell table:formula="of:=[.I281]+[.I$400]/400" office:value-type="float" office:value="-0.2671263275">
            <text:p>-0.267126</text:p>
          </table:table-cell>
          <table:table-cell table:formula="of:=[.J281]+[.J$400]/400" office:value-type="float" office:value="0.534252654999999">
            <text:p>0.534253</text:p>
          </table:table-cell>
          <table:table-cell table:formula="of:=[.K281]+[.K$400]/400" office:value-type="float" office:value="-0.2671263275">
            <text:p>-0.267126</text:p>
          </table:table-cell>
          <table:table-cell table:formula="of:=[.L281]+[.L$400]/400" office:value-type="float" office:value="0">
            <text:p>0.000000</text:p>
          </table:table-cell>
          <table:table-cell table:formula="of:=[.M281]+[.M$400]/400" office:value-type="float" office:value="0.1226094325">
            <text:p>0.122609</text:p>
          </table:table-cell>
          <table:table-cell table:formula="of:=[.N281]+[.N$400]/400" office:value-type="float" office:value="-0.1226094325">
            <text:p>-0.122609</text:p>
          </table:table-cell>
          <table:table-cell table:formula="of:=[.O281]+[.O$400]/400" office:value-type="float" office:value="0">
            <text:p>0.000000</text:p>
          </table:table-cell>
          <table:table-cell table:formula="of:=[.P281]+[.P$400]/400" office:value-type="float" office:value="-0.367828297500001">
            <text:p>-0.367828</text:p>
          </table:table-cell>
          <table:table-cell table:formula="of:=[.Q281]+[.Q$400]/400" office:value-type="float" office:value="0">
            <text:p>0.000000</text:p>
          </table:table-cell>
          <table:table-cell table:formula="of:=[.R281]+[.R$400]/400" office:value-type="float" office:value="0">
            <text:p>0.000000</text:p>
          </table:table-cell>
          <table:table-cell table:formula="of:=[.S281]+[.S$400]/400" office:value-type="float" office:value="0">
            <text:p>0.000000</text:p>
          </table:table-cell>
          <table:table-cell table:formula="of:=[.T281]+[.T$400]/400" office:value-type="float" office:value="0.1226094325">
            <text:p>0.122609</text:p>
          </table:table-cell>
          <table:table-cell table:formula="of:=[.U281]+[.U$400]/400" office:value-type="float" office:value="0.1226094325">
            <text:p>0.122609</text:p>
          </table:table-cell>
          <table:table-cell table:formula="of:=[.V281]+[.V$400]/400" office:value-type="float" office:value="0">
            <text:p>0.000000</text:p>
          </table:table-cell>
          <table:table-cell table:formula="of:=[.W281]+[.W$400]/400" office:value-type="float" office:value="-0.367828297500001">
            <text:p>-0.367828</text:p>
          </table:table-cell>
          <table:table-cell table:formula="of:=[.X281]+[.X$400]/400" office:value-type="float" office:value="0">
            <text:p>0.000000</text:p>
          </table:table-cell>
          <table:table-cell table:formula="of:=[.Y281]+[.Y$400]/400" office:value-type="float" office:value="0">
            <text:p>0.000000</text:p>
          </table:table-cell>
          <table:table-cell table:formula="of:=[.Z281]+[.Z$400]/400" office:value-type="float" office:value="0">
            <text:p>0.000000</text:p>
          </table:table-cell>
          <table:table-cell table:formula="of:=[.AA281]+[.AA$400]/400" office:value-type="float" office:value="0">
            <text:p>0.000000</text:p>
          </table:table-cell>
          <table:table-cell table:formula="of:=[.AB281]+[.AB$400]/400" office:value-type="float" office:value="0">
            <text:p>0.000000</text:p>
          </table:table-cell>
          <table:table-cell table:formula="of:=[.AC281]+[.AC$400]/400" office:value-type="float" office:value="0">
            <text:p>0.000000</text:p>
          </table:table-cell>
          <table:table-cell table:formula="of:=[.AD281]+[.AD$400]/400" office:value-type="float" office:value="0">
            <text:p>0.000000</text:p>
          </table:table-cell>
        </table:table-row>
        <table:table-row table:style-name="ro1">
          <table:table-cell table:formula="of:=[.A282]+[.A$400]/400" office:value-type="float" office:value="0">
            <text:p>0.000000</text:p>
          </table:table-cell>
          <table:table-cell table:formula="of:=[.B282]+[.B$400]/400" office:value-type="float" office:value="0">
            <text:p>0.000000</text:p>
          </table:table-cell>
          <table:table-cell table:formula="of:=[.C282]+[.C$400]/400" office:value-type="float" office:value="-0.268076955">
            <text:p>-0.268077</text:p>
          </table:table-cell>
          <table:table-cell table:formula="of:=[.D282]+[.D$400]/400" office:value-type="float" office:value="0.536153909999999">
            <text:p>0.536154</text:p>
          </table:table-cell>
          <table:table-cell table:formula="of:=[.E282]+[.E$400]/400" office:value-type="float" office:value="-0.268076955">
            <text:p>-0.268077</text:p>
          </table:table-cell>
          <table:table-cell table:formula="of:=[.F282]+[.F$400]/400" office:value-type="float" office:value="0">
            <text:p>0.000000</text:p>
          </table:table-cell>
          <table:table-cell table:formula="of:=[.G282]+[.G$400]/400" office:value-type="float" office:value="0">
            <text:p>0.000000</text:p>
          </table:table-cell>
          <table:table-cell table:formula="of:=[.H282]+[.H$400]/400" office:value-type="float" office:value="0">
            <text:p>0.000000</text:p>
          </table:table-cell>
          <table:table-cell table:formula="of:=[.I282]+[.I$400]/400" office:value-type="float" office:value="-0.268076955">
            <text:p>-0.268077</text:p>
          </table:table-cell>
          <table:table-cell table:formula="of:=[.J282]+[.J$400]/400" office:value-type="float" office:value="0.536153909999999">
            <text:p>0.536154</text:p>
          </table:table-cell>
          <table:table-cell table:formula="of:=[.K282]+[.K$400]/400" office:value-type="float" office:value="-0.268076955">
            <text:p>-0.268077</text:p>
          </table:table-cell>
          <table:table-cell table:formula="of:=[.L282]+[.L$400]/400" office:value-type="float" office:value="0">
            <text:p>0.000000</text:p>
          </table:table-cell>
          <table:table-cell table:formula="of:=[.M282]+[.M$400]/400" office:value-type="float" office:value="0.123045764999999">
            <text:p>0.123046</text:p>
          </table:table-cell>
          <table:table-cell table:formula="of:=[.N282]+[.N$400]/400" office:value-type="float" office:value="-0.123045764999999">
            <text:p>-0.123046</text:p>
          </table:table-cell>
          <table:table-cell table:formula="of:=[.O282]+[.O$400]/400" office:value-type="float" office:value="0">
            <text:p>0.000000</text:p>
          </table:table-cell>
          <table:table-cell table:formula="of:=[.P282]+[.P$400]/400" office:value-type="float" office:value="-0.369137295000001">
            <text:p>-0.369137</text:p>
          </table:table-cell>
          <table:table-cell table:formula="of:=[.Q282]+[.Q$400]/400" office:value-type="float" office:value="0">
            <text:p>0.000000</text:p>
          </table:table-cell>
          <table:table-cell table:formula="of:=[.R282]+[.R$400]/400" office:value-type="float" office:value="0">
            <text:p>0.000000</text:p>
          </table:table-cell>
          <table:table-cell table:formula="of:=[.S282]+[.S$400]/400" office:value-type="float" office:value="0">
            <text:p>0.000000</text:p>
          </table:table-cell>
          <table:table-cell table:formula="of:=[.T282]+[.T$400]/400" office:value-type="float" office:value="0.123045764999999">
            <text:p>0.123046</text:p>
          </table:table-cell>
          <table:table-cell table:formula="of:=[.U282]+[.U$400]/400" office:value-type="float" office:value="0.123045764999999">
            <text:p>0.123046</text:p>
          </table:table-cell>
          <table:table-cell table:formula="of:=[.V282]+[.V$400]/400" office:value-type="float" office:value="0">
            <text:p>0.000000</text:p>
          </table:table-cell>
          <table:table-cell table:formula="of:=[.W282]+[.W$400]/400" office:value-type="float" office:value="-0.369137295000001">
            <text:p>-0.369137</text:p>
          </table:table-cell>
          <table:table-cell table:formula="of:=[.X282]+[.X$400]/400" office:value-type="float" office:value="0">
            <text:p>0.000000</text:p>
          </table:table-cell>
          <table:table-cell table:formula="of:=[.Y282]+[.Y$400]/400" office:value-type="float" office:value="0">
            <text:p>0.000000</text:p>
          </table:table-cell>
          <table:table-cell table:formula="of:=[.Z282]+[.Z$400]/400" office:value-type="float" office:value="0">
            <text:p>0.000000</text:p>
          </table:table-cell>
          <table:table-cell table:formula="of:=[.AA282]+[.AA$400]/400" office:value-type="float" office:value="0">
            <text:p>0.000000</text:p>
          </table:table-cell>
          <table:table-cell table:formula="of:=[.AB282]+[.AB$400]/400" office:value-type="float" office:value="0">
            <text:p>0.000000</text:p>
          </table:table-cell>
          <table:table-cell table:formula="of:=[.AC282]+[.AC$400]/400" office:value-type="float" office:value="0">
            <text:p>0.000000</text:p>
          </table:table-cell>
          <table:table-cell table:formula="of:=[.AD282]+[.AD$400]/400" office:value-type="float" office:value="0">
            <text:p>0.000000</text:p>
          </table:table-cell>
        </table:table-row>
        <table:table-row table:style-name="ro1">
          <table:table-cell table:formula="of:=[.A283]+[.A$400]/400" office:value-type="float" office:value="0">
            <text:p>0.000000</text:p>
          </table:table-cell>
          <table:table-cell table:formula="of:=[.B283]+[.B$400]/400" office:value-type="float" office:value="0">
            <text:p>0.000000</text:p>
          </table:table-cell>
          <table:table-cell table:formula="of:=[.C283]+[.C$400]/400" office:value-type="float" office:value="-0.2690275825">
            <text:p>-0.269028</text:p>
          </table:table-cell>
          <table:table-cell table:formula="of:=[.D283]+[.D$400]/400" office:value-type="float" office:value="0.538055164999999">
            <text:p>0.538055</text:p>
          </table:table-cell>
          <table:table-cell table:formula="of:=[.E283]+[.E$400]/400" office:value-type="float" office:value="-0.2690275825">
            <text:p>-0.269028</text:p>
          </table:table-cell>
          <table:table-cell table:formula="of:=[.F283]+[.F$400]/400" office:value-type="float" office:value="0">
            <text:p>0.000000</text:p>
          </table:table-cell>
          <table:table-cell table:formula="of:=[.G283]+[.G$400]/400" office:value-type="float" office:value="0">
            <text:p>0.000000</text:p>
          </table:table-cell>
          <table:table-cell table:formula="of:=[.H283]+[.H$400]/400" office:value-type="float" office:value="0">
            <text:p>0.000000</text:p>
          </table:table-cell>
          <table:table-cell table:formula="of:=[.I283]+[.I$400]/400" office:value-type="float" office:value="-0.2690275825">
            <text:p>-0.269028</text:p>
          </table:table-cell>
          <table:table-cell table:formula="of:=[.J283]+[.J$400]/400" office:value-type="float" office:value="0.538055164999999">
            <text:p>0.538055</text:p>
          </table:table-cell>
          <table:table-cell table:formula="of:=[.K283]+[.K$400]/400" office:value-type="float" office:value="-0.2690275825">
            <text:p>-0.269028</text:p>
          </table:table-cell>
          <table:table-cell table:formula="of:=[.L283]+[.L$400]/400" office:value-type="float" office:value="0">
            <text:p>0.000000</text:p>
          </table:table-cell>
          <table:table-cell table:formula="of:=[.M283]+[.M$400]/400" office:value-type="float" office:value="0.123482097499999">
            <text:p>0.123482</text:p>
          </table:table-cell>
          <table:table-cell table:formula="of:=[.N283]+[.N$400]/400" office:value-type="float" office:value="-0.123482097499999">
            <text:p>-0.123482</text:p>
          </table:table-cell>
          <table:table-cell table:formula="of:=[.O283]+[.O$400]/400" office:value-type="float" office:value="0">
            <text:p>0.000000</text:p>
          </table:table-cell>
          <table:table-cell table:formula="of:=[.P283]+[.P$400]/400" office:value-type="float" office:value="-0.370446292500001">
            <text:p>-0.370446</text:p>
          </table:table-cell>
          <table:table-cell table:formula="of:=[.Q283]+[.Q$400]/400" office:value-type="float" office:value="0">
            <text:p>0.000000</text:p>
          </table:table-cell>
          <table:table-cell table:formula="of:=[.R283]+[.R$400]/400" office:value-type="float" office:value="0">
            <text:p>0.000000</text:p>
          </table:table-cell>
          <table:table-cell table:formula="of:=[.S283]+[.S$400]/400" office:value-type="float" office:value="0">
            <text:p>0.000000</text:p>
          </table:table-cell>
          <table:table-cell table:formula="of:=[.T283]+[.T$400]/400" office:value-type="float" office:value="0.123482097499999">
            <text:p>0.123482</text:p>
          </table:table-cell>
          <table:table-cell table:formula="of:=[.U283]+[.U$400]/400" office:value-type="float" office:value="0.123482097499999">
            <text:p>0.123482</text:p>
          </table:table-cell>
          <table:table-cell table:formula="of:=[.V283]+[.V$400]/400" office:value-type="float" office:value="0">
            <text:p>0.000000</text:p>
          </table:table-cell>
          <table:table-cell table:formula="of:=[.W283]+[.W$400]/400" office:value-type="float" office:value="-0.370446292500001">
            <text:p>-0.370446</text:p>
          </table:table-cell>
          <table:table-cell table:formula="of:=[.X283]+[.X$400]/400" office:value-type="float" office:value="0">
            <text:p>0.000000</text:p>
          </table:table-cell>
          <table:table-cell table:formula="of:=[.Y283]+[.Y$400]/400" office:value-type="float" office:value="0">
            <text:p>0.000000</text:p>
          </table:table-cell>
          <table:table-cell table:formula="of:=[.Z283]+[.Z$400]/400" office:value-type="float" office:value="0">
            <text:p>0.000000</text:p>
          </table:table-cell>
          <table:table-cell table:formula="of:=[.AA283]+[.AA$400]/400" office:value-type="float" office:value="0">
            <text:p>0.000000</text:p>
          </table:table-cell>
          <table:table-cell table:formula="of:=[.AB283]+[.AB$400]/400" office:value-type="float" office:value="0">
            <text:p>0.000000</text:p>
          </table:table-cell>
          <table:table-cell table:formula="of:=[.AC283]+[.AC$400]/400" office:value-type="float" office:value="0">
            <text:p>0.000000</text:p>
          </table:table-cell>
          <table:table-cell table:formula="of:=[.AD283]+[.AD$400]/400" office:value-type="float" office:value="0">
            <text:p>0.000000</text:p>
          </table:table-cell>
        </table:table-row>
        <table:table-row table:style-name="ro1">
          <table:table-cell table:formula="of:=[.A284]+[.A$400]/400" office:value-type="float" office:value="0">
            <text:p>0.000000</text:p>
          </table:table-cell>
          <table:table-cell table:formula="of:=[.B284]+[.B$400]/400" office:value-type="float" office:value="0">
            <text:p>0.000000</text:p>
          </table:table-cell>
          <table:table-cell table:formula="of:=[.C284]+[.C$400]/400" office:value-type="float" office:value="-0.26997821">
            <text:p>-0.269978</text:p>
          </table:table-cell>
          <table:table-cell table:formula="of:=[.D284]+[.D$400]/400" office:value-type="float" office:value="0.539956419999999">
            <text:p>0.539956</text:p>
          </table:table-cell>
          <table:table-cell table:formula="of:=[.E284]+[.E$400]/400" office:value-type="float" office:value="-0.26997821">
            <text:p>-0.269978</text:p>
          </table:table-cell>
          <table:table-cell table:formula="of:=[.F284]+[.F$400]/400" office:value-type="float" office:value="0">
            <text:p>0.000000</text:p>
          </table:table-cell>
          <table:table-cell table:formula="of:=[.G284]+[.G$400]/400" office:value-type="float" office:value="0">
            <text:p>0.000000</text:p>
          </table:table-cell>
          <table:table-cell table:formula="of:=[.H284]+[.H$400]/400" office:value-type="float" office:value="0">
            <text:p>0.000000</text:p>
          </table:table-cell>
          <table:table-cell table:formula="of:=[.I284]+[.I$400]/400" office:value-type="float" office:value="-0.26997821">
            <text:p>-0.269978</text:p>
          </table:table-cell>
          <table:table-cell table:formula="of:=[.J284]+[.J$400]/400" office:value-type="float" office:value="0.539956419999999">
            <text:p>0.539956</text:p>
          </table:table-cell>
          <table:table-cell table:formula="of:=[.K284]+[.K$400]/400" office:value-type="float" office:value="-0.26997821">
            <text:p>-0.269978</text:p>
          </table:table-cell>
          <table:table-cell table:formula="of:=[.L284]+[.L$400]/400" office:value-type="float" office:value="0">
            <text:p>0.000000</text:p>
          </table:table-cell>
          <table:table-cell table:formula="of:=[.M284]+[.M$400]/400" office:value-type="float" office:value="0.123918429999999">
            <text:p>0.123918</text:p>
          </table:table-cell>
          <table:table-cell table:formula="of:=[.N284]+[.N$400]/400" office:value-type="float" office:value="-0.123918429999999">
            <text:p>-0.123918</text:p>
          </table:table-cell>
          <table:table-cell table:formula="of:=[.O284]+[.O$400]/400" office:value-type="float" office:value="0">
            <text:p>0.000000</text:p>
          </table:table-cell>
          <table:table-cell table:formula="of:=[.P284]+[.P$400]/400" office:value-type="float" office:value="-0.371755290000001">
            <text:p>-0.371755</text:p>
          </table:table-cell>
          <table:table-cell table:formula="of:=[.Q284]+[.Q$400]/400" office:value-type="float" office:value="0">
            <text:p>0.000000</text:p>
          </table:table-cell>
          <table:table-cell table:formula="of:=[.R284]+[.R$400]/400" office:value-type="float" office:value="0">
            <text:p>0.000000</text:p>
          </table:table-cell>
          <table:table-cell table:formula="of:=[.S284]+[.S$400]/400" office:value-type="float" office:value="0">
            <text:p>0.000000</text:p>
          </table:table-cell>
          <table:table-cell table:formula="of:=[.T284]+[.T$400]/400" office:value-type="float" office:value="0.123918429999999">
            <text:p>0.123918</text:p>
          </table:table-cell>
          <table:table-cell table:formula="of:=[.U284]+[.U$400]/400" office:value-type="float" office:value="0.123918429999999">
            <text:p>0.123918</text:p>
          </table:table-cell>
          <table:table-cell table:formula="of:=[.V284]+[.V$400]/400" office:value-type="float" office:value="0">
            <text:p>0.000000</text:p>
          </table:table-cell>
          <table:table-cell table:formula="of:=[.W284]+[.W$400]/400" office:value-type="float" office:value="-0.371755290000001">
            <text:p>-0.371755</text:p>
          </table:table-cell>
          <table:table-cell table:formula="of:=[.X284]+[.X$400]/400" office:value-type="float" office:value="0">
            <text:p>0.000000</text:p>
          </table:table-cell>
          <table:table-cell table:formula="of:=[.Y284]+[.Y$400]/400" office:value-type="float" office:value="0">
            <text:p>0.000000</text:p>
          </table:table-cell>
          <table:table-cell table:formula="of:=[.Z284]+[.Z$400]/400" office:value-type="float" office:value="0">
            <text:p>0.000000</text:p>
          </table:table-cell>
          <table:table-cell table:formula="of:=[.AA284]+[.AA$400]/400" office:value-type="float" office:value="0">
            <text:p>0.000000</text:p>
          </table:table-cell>
          <table:table-cell table:formula="of:=[.AB284]+[.AB$400]/400" office:value-type="float" office:value="0">
            <text:p>0.000000</text:p>
          </table:table-cell>
          <table:table-cell table:formula="of:=[.AC284]+[.AC$400]/400" office:value-type="float" office:value="0">
            <text:p>0.000000</text:p>
          </table:table-cell>
          <table:table-cell table:formula="of:=[.AD284]+[.AD$400]/400" office:value-type="float" office:value="0">
            <text:p>0.000000</text:p>
          </table:table-cell>
        </table:table-row>
        <table:table-row table:style-name="ro1">
          <table:table-cell table:formula="of:=[.A285]+[.A$400]/400" office:value-type="float" office:value="0">
            <text:p>0.000000</text:p>
          </table:table-cell>
          <table:table-cell table:formula="of:=[.B285]+[.B$400]/400" office:value-type="float" office:value="0">
            <text:p>0.000000</text:p>
          </table:table-cell>
          <table:table-cell table:formula="of:=[.C285]+[.C$400]/400" office:value-type="float" office:value="-0.2709288375">
            <text:p>-0.270929</text:p>
          </table:table-cell>
          <table:table-cell table:formula="of:=[.D285]+[.D$400]/400" office:value-type="float" office:value="0.541857674999999">
            <text:p>0.541858</text:p>
          </table:table-cell>
          <table:table-cell table:formula="of:=[.E285]+[.E$400]/400" office:value-type="float" office:value="-0.2709288375">
            <text:p>-0.270929</text:p>
          </table:table-cell>
          <table:table-cell table:formula="of:=[.F285]+[.F$400]/400" office:value-type="float" office:value="0">
            <text:p>0.000000</text:p>
          </table:table-cell>
          <table:table-cell table:formula="of:=[.G285]+[.G$400]/400" office:value-type="float" office:value="0">
            <text:p>0.000000</text:p>
          </table:table-cell>
          <table:table-cell table:formula="of:=[.H285]+[.H$400]/400" office:value-type="float" office:value="0">
            <text:p>0.000000</text:p>
          </table:table-cell>
          <table:table-cell table:formula="of:=[.I285]+[.I$400]/400" office:value-type="float" office:value="-0.2709288375">
            <text:p>-0.270929</text:p>
          </table:table-cell>
          <table:table-cell table:formula="of:=[.J285]+[.J$400]/400" office:value-type="float" office:value="0.541857674999999">
            <text:p>0.541858</text:p>
          </table:table-cell>
          <table:table-cell table:formula="of:=[.K285]+[.K$400]/400" office:value-type="float" office:value="-0.2709288375">
            <text:p>-0.270929</text:p>
          </table:table-cell>
          <table:table-cell table:formula="of:=[.L285]+[.L$400]/400" office:value-type="float" office:value="0">
            <text:p>0.000000</text:p>
          </table:table-cell>
          <table:table-cell table:formula="of:=[.M285]+[.M$400]/400" office:value-type="float" office:value="0.124354762499999">
            <text:p>0.124355</text:p>
          </table:table-cell>
          <table:table-cell table:formula="of:=[.N285]+[.N$400]/400" office:value-type="float" office:value="-0.124354762499999">
            <text:p>-0.124355</text:p>
          </table:table-cell>
          <table:table-cell table:formula="of:=[.O285]+[.O$400]/400" office:value-type="float" office:value="0">
            <text:p>0.000000</text:p>
          </table:table-cell>
          <table:table-cell table:formula="of:=[.P285]+[.P$400]/400" office:value-type="float" office:value="-0.373064287500001">
            <text:p>-0.373064</text:p>
          </table:table-cell>
          <table:table-cell table:formula="of:=[.Q285]+[.Q$400]/400" office:value-type="float" office:value="0">
            <text:p>0.000000</text:p>
          </table:table-cell>
          <table:table-cell table:formula="of:=[.R285]+[.R$400]/400" office:value-type="float" office:value="0">
            <text:p>0.000000</text:p>
          </table:table-cell>
          <table:table-cell table:formula="of:=[.S285]+[.S$400]/400" office:value-type="float" office:value="0">
            <text:p>0.000000</text:p>
          </table:table-cell>
          <table:table-cell table:formula="of:=[.T285]+[.T$400]/400" office:value-type="float" office:value="0.124354762499999">
            <text:p>0.124355</text:p>
          </table:table-cell>
          <table:table-cell table:formula="of:=[.U285]+[.U$400]/400" office:value-type="float" office:value="0.124354762499999">
            <text:p>0.124355</text:p>
          </table:table-cell>
          <table:table-cell table:formula="of:=[.V285]+[.V$400]/400" office:value-type="float" office:value="0">
            <text:p>0.000000</text:p>
          </table:table-cell>
          <table:table-cell table:formula="of:=[.W285]+[.W$400]/400" office:value-type="float" office:value="-0.373064287500001">
            <text:p>-0.373064</text:p>
          </table:table-cell>
          <table:table-cell table:formula="of:=[.X285]+[.X$400]/400" office:value-type="float" office:value="0">
            <text:p>0.000000</text:p>
          </table:table-cell>
          <table:table-cell table:formula="of:=[.Y285]+[.Y$400]/400" office:value-type="float" office:value="0">
            <text:p>0.000000</text:p>
          </table:table-cell>
          <table:table-cell table:formula="of:=[.Z285]+[.Z$400]/400" office:value-type="float" office:value="0">
            <text:p>0.000000</text:p>
          </table:table-cell>
          <table:table-cell table:formula="of:=[.AA285]+[.AA$400]/400" office:value-type="float" office:value="0">
            <text:p>0.000000</text:p>
          </table:table-cell>
          <table:table-cell table:formula="of:=[.AB285]+[.AB$400]/400" office:value-type="float" office:value="0">
            <text:p>0.000000</text:p>
          </table:table-cell>
          <table:table-cell table:formula="of:=[.AC285]+[.AC$400]/400" office:value-type="float" office:value="0">
            <text:p>0.000000</text:p>
          </table:table-cell>
          <table:table-cell table:formula="of:=[.AD285]+[.AD$400]/400" office:value-type="float" office:value="0">
            <text:p>0.000000</text:p>
          </table:table-cell>
        </table:table-row>
        <table:table-row table:style-name="ro1">
          <table:table-cell table:formula="of:=[.A286]+[.A$400]/400" office:value-type="float" office:value="0">
            <text:p>0.000000</text:p>
          </table:table-cell>
          <table:table-cell table:formula="of:=[.B286]+[.B$400]/400" office:value-type="float" office:value="0">
            <text:p>0.000000</text:p>
          </table:table-cell>
          <table:table-cell table:formula="of:=[.C286]+[.C$400]/400" office:value-type="float" office:value="-0.271879465">
            <text:p>-0.271879</text:p>
          </table:table-cell>
          <table:table-cell table:formula="of:=[.D286]+[.D$400]/400" office:value-type="float" office:value="0.543758929999999">
            <text:p>0.543759</text:p>
          </table:table-cell>
          <table:table-cell table:formula="of:=[.E286]+[.E$400]/400" office:value-type="float" office:value="-0.271879465">
            <text:p>-0.271879</text:p>
          </table:table-cell>
          <table:table-cell table:formula="of:=[.F286]+[.F$400]/400" office:value-type="float" office:value="0">
            <text:p>0.000000</text:p>
          </table:table-cell>
          <table:table-cell table:formula="of:=[.G286]+[.G$400]/400" office:value-type="float" office:value="0">
            <text:p>0.000000</text:p>
          </table:table-cell>
          <table:table-cell table:formula="of:=[.H286]+[.H$400]/400" office:value-type="float" office:value="0">
            <text:p>0.000000</text:p>
          </table:table-cell>
          <table:table-cell table:formula="of:=[.I286]+[.I$400]/400" office:value-type="float" office:value="-0.271879465">
            <text:p>-0.271879</text:p>
          </table:table-cell>
          <table:table-cell table:formula="of:=[.J286]+[.J$400]/400" office:value-type="float" office:value="0.543758929999999">
            <text:p>0.543759</text:p>
          </table:table-cell>
          <table:table-cell table:formula="of:=[.K286]+[.K$400]/400" office:value-type="float" office:value="-0.271879465">
            <text:p>-0.271879</text:p>
          </table:table-cell>
          <table:table-cell table:formula="of:=[.L286]+[.L$400]/400" office:value-type="float" office:value="0">
            <text:p>0.000000</text:p>
          </table:table-cell>
          <table:table-cell table:formula="of:=[.M286]+[.M$400]/400" office:value-type="float" office:value="0.124791094999999">
            <text:p>0.124791</text:p>
          </table:table-cell>
          <table:table-cell table:formula="of:=[.N286]+[.N$400]/400" office:value-type="float" office:value="-0.124791094999999">
            <text:p>-0.124791</text:p>
          </table:table-cell>
          <table:table-cell table:formula="of:=[.O286]+[.O$400]/400" office:value-type="float" office:value="0">
            <text:p>0.000000</text:p>
          </table:table-cell>
          <table:table-cell table:formula="of:=[.P286]+[.P$400]/400" office:value-type="float" office:value="-0.374373285000001">
            <text:p>-0.374373</text:p>
          </table:table-cell>
          <table:table-cell table:formula="of:=[.Q286]+[.Q$400]/400" office:value-type="float" office:value="0">
            <text:p>0.000000</text:p>
          </table:table-cell>
          <table:table-cell table:formula="of:=[.R286]+[.R$400]/400" office:value-type="float" office:value="0">
            <text:p>0.000000</text:p>
          </table:table-cell>
          <table:table-cell table:formula="of:=[.S286]+[.S$400]/400" office:value-type="float" office:value="0">
            <text:p>0.000000</text:p>
          </table:table-cell>
          <table:table-cell table:formula="of:=[.T286]+[.T$400]/400" office:value-type="float" office:value="0.124791094999999">
            <text:p>0.124791</text:p>
          </table:table-cell>
          <table:table-cell table:formula="of:=[.U286]+[.U$400]/400" office:value-type="float" office:value="0.124791094999999">
            <text:p>0.124791</text:p>
          </table:table-cell>
          <table:table-cell table:formula="of:=[.V286]+[.V$400]/400" office:value-type="float" office:value="0">
            <text:p>0.000000</text:p>
          </table:table-cell>
          <table:table-cell table:formula="of:=[.W286]+[.W$400]/400" office:value-type="float" office:value="-0.374373285000001">
            <text:p>-0.374373</text:p>
          </table:table-cell>
          <table:table-cell table:formula="of:=[.X286]+[.X$400]/400" office:value-type="float" office:value="0">
            <text:p>0.000000</text:p>
          </table:table-cell>
          <table:table-cell table:formula="of:=[.Y286]+[.Y$400]/400" office:value-type="float" office:value="0">
            <text:p>0.000000</text:p>
          </table:table-cell>
          <table:table-cell table:formula="of:=[.Z286]+[.Z$400]/400" office:value-type="float" office:value="0">
            <text:p>0.000000</text:p>
          </table:table-cell>
          <table:table-cell table:formula="of:=[.AA286]+[.AA$400]/400" office:value-type="float" office:value="0">
            <text:p>0.000000</text:p>
          </table:table-cell>
          <table:table-cell table:formula="of:=[.AB286]+[.AB$400]/400" office:value-type="float" office:value="0">
            <text:p>0.000000</text:p>
          </table:table-cell>
          <table:table-cell table:formula="of:=[.AC286]+[.AC$400]/400" office:value-type="float" office:value="0">
            <text:p>0.000000</text:p>
          </table:table-cell>
          <table:table-cell table:formula="of:=[.AD286]+[.AD$400]/400" office:value-type="float" office:value="0">
            <text:p>0.000000</text:p>
          </table:table-cell>
        </table:table-row>
        <table:table-row table:style-name="ro1">
          <table:table-cell table:formula="of:=[.A287]+[.A$400]/400" office:value-type="float" office:value="0">
            <text:p>0.000000</text:p>
          </table:table-cell>
          <table:table-cell table:formula="of:=[.B287]+[.B$400]/400" office:value-type="float" office:value="0">
            <text:p>0.000000</text:p>
          </table:table-cell>
          <table:table-cell table:formula="of:=[.C287]+[.C$400]/400" office:value-type="float" office:value="-0.2728300925">
            <text:p>-0.272830</text:p>
          </table:table-cell>
          <table:table-cell table:formula="of:=[.D287]+[.D$400]/400" office:value-type="float" office:value="0.545660184999999">
            <text:p>0.545660</text:p>
          </table:table-cell>
          <table:table-cell table:formula="of:=[.E287]+[.E$400]/400" office:value-type="float" office:value="-0.2728300925">
            <text:p>-0.272830</text:p>
          </table:table-cell>
          <table:table-cell table:formula="of:=[.F287]+[.F$400]/400" office:value-type="float" office:value="0">
            <text:p>0.000000</text:p>
          </table:table-cell>
          <table:table-cell table:formula="of:=[.G287]+[.G$400]/400" office:value-type="float" office:value="0">
            <text:p>0.000000</text:p>
          </table:table-cell>
          <table:table-cell table:formula="of:=[.H287]+[.H$400]/400" office:value-type="float" office:value="0">
            <text:p>0.000000</text:p>
          </table:table-cell>
          <table:table-cell table:formula="of:=[.I287]+[.I$400]/400" office:value-type="float" office:value="-0.2728300925">
            <text:p>-0.272830</text:p>
          </table:table-cell>
          <table:table-cell table:formula="of:=[.J287]+[.J$400]/400" office:value-type="float" office:value="0.545660184999999">
            <text:p>0.545660</text:p>
          </table:table-cell>
          <table:table-cell table:formula="of:=[.K287]+[.K$400]/400" office:value-type="float" office:value="-0.2728300925">
            <text:p>-0.272830</text:p>
          </table:table-cell>
          <table:table-cell table:formula="of:=[.L287]+[.L$400]/400" office:value-type="float" office:value="0">
            <text:p>0.000000</text:p>
          </table:table-cell>
          <table:table-cell table:formula="of:=[.M287]+[.M$400]/400" office:value-type="float" office:value="0.125227427499999">
            <text:p>0.125227</text:p>
          </table:table-cell>
          <table:table-cell table:formula="of:=[.N287]+[.N$400]/400" office:value-type="float" office:value="-0.125227427499999">
            <text:p>-0.125227</text:p>
          </table:table-cell>
          <table:table-cell table:formula="of:=[.O287]+[.O$400]/400" office:value-type="float" office:value="0">
            <text:p>0.000000</text:p>
          </table:table-cell>
          <table:table-cell table:formula="of:=[.P287]+[.P$400]/400" office:value-type="float" office:value="-0.375682282500001">
            <text:p>-0.375682</text:p>
          </table:table-cell>
          <table:table-cell table:formula="of:=[.Q287]+[.Q$400]/400" office:value-type="float" office:value="0">
            <text:p>0.000000</text:p>
          </table:table-cell>
          <table:table-cell table:formula="of:=[.R287]+[.R$400]/400" office:value-type="float" office:value="0">
            <text:p>0.000000</text:p>
          </table:table-cell>
          <table:table-cell table:formula="of:=[.S287]+[.S$400]/400" office:value-type="float" office:value="0">
            <text:p>0.000000</text:p>
          </table:table-cell>
          <table:table-cell table:formula="of:=[.T287]+[.T$400]/400" office:value-type="float" office:value="0.125227427499999">
            <text:p>0.125227</text:p>
          </table:table-cell>
          <table:table-cell table:formula="of:=[.U287]+[.U$400]/400" office:value-type="float" office:value="0.125227427499999">
            <text:p>0.125227</text:p>
          </table:table-cell>
          <table:table-cell table:formula="of:=[.V287]+[.V$400]/400" office:value-type="float" office:value="0">
            <text:p>0.000000</text:p>
          </table:table-cell>
          <table:table-cell table:formula="of:=[.W287]+[.W$400]/400" office:value-type="float" office:value="-0.375682282500001">
            <text:p>-0.375682</text:p>
          </table:table-cell>
          <table:table-cell table:formula="of:=[.X287]+[.X$400]/400" office:value-type="float" office:value="0">
            <text:p>0.000000</text:p>
          </table:table-cell>
          <table:table-cell table:formula="of:=[.Y287]+[.Y$400]/400" office:value-type="float" office:value="0">
            <text:p>0.000000</text:p>
          </table:table-cell>
          <table:table-cell table:formula="of:=[.Z287]+[.Z$400]/400" office:value-type="float" office:value="0">
            <text:p>0.000000</text:p>
          </table:table-cell>
          <table:table-cell table:formula="of:=[.AA287]+[.AA$400]/400" office:value-type="float" office:value="0">
            <text:p>0.000000</text:p>
          </table:table-cell>
          <table:table-cell table:formula="of:=[.AB287]+[.AB$400]/400" office:value-type="float" office:value="0">
            <text:p>0.000000</text:p>
          </table:table-cell>
          <table:table-cell table:formula="of:=[.AC287]+[.AC$400]/400" office:value-type="float" office:value="0">
            <text:p>0.000000</text:p>
          </table:table-cell>
          <table:table-cell table:formula="of:=[.AD287]+[.AD$400]/400" office:value-type="float" office:value="0">
            <text:p>0.000000</text:p>
          </table:table-cell>
        </table:table-row>
        <table:table-row table:style-name="ro1">
          <table:table-cell table:formula="of:=[.A288]+[.A$400]/400" office:value-type="float" office:value="0">
            <text:p>0.000000</text:p>
          </table:table-cell>
          <table:table-cell table:formula="of:=[.B288]+[.B$400]/400" office:value-type="float" office:value="0">
            <text:p>0.000000</text:p>
          </table:table-cell>
          <table:table-cell table:formula="of:=[.C288]+[.C$400]/400" office:value-type="float" office:value="-0.27378072">
            <text:p>-0.273781</text:p>
          </table:table-cell>
          <table:table-cell table:formula="of:=[.D288]+[.D$400]/400" office:value-type="float" office:value="0.54756144">
            <text:p>0.547561</text:p>
          </table:table-cell>
          <table:table-cell table:formula="of:=[.E288]+[.E$400]/400" office:value-type="float" office:value="-0.27378072">
            <text:p>-0.273781</text:p>
          </table:table-cell>
          <table:table-cell table:formula="of:=[.F288]+[.F$400]/400" office:value-type="float" office:value="0">
            <text:p>0.000000</text:p>
          </table:table-cell>
          <table:table-cell table:formula="of:=[.G288]+[.G$400]/400" office:value-type="float" office:value="0">
            <text:p>0.000000</text:p>
          </table:table-cell>
          <table:table-cell table:formula="of:=[.H288]+[.H$400]/400" office:value-type="float" office:value="0">
            <text:p>0.000000</text:p>
          </table:table-cell>
          <table:table-cell table:formula="of:=[.I288]+[.I$400]/400" office:value-type="float" office:value="-0.27378072">
            <text:p>-0.273781</text:p>
          </table:table-cell>
          <table:table-cell table:formula="of:=[.J288]+[.J$400]/400" office:value-type="float" office:value="0.54756144">
            <text:p>0.547561</text:p>
          </table:table-cell>
          <table:table-cell table:formula="of:=[.K288]+[.K$400]/400" office:value-type="float" office:value="-0.27378072">
            <text:p>-0.273781</text:p>
          </table:table-cell>
          <table:table-cell table:formula="of:=[.L288]+[.L$400]/400" office:value-type="float" office:value="0">
            <text:p>0.000000</text:p>
          </table:table-cell>
          <table:table-cell table:formula="of:=[.M288]+[.M$400]/400" office:value-type="float" office:value="0.125663759999999">
            <text:p>0.125664</text:p>
          </table:table-cell>
          <table:table-cell table:formula="of:=[.N288]+[.N$400]/400" office:value-type="float" office:value="-0.125663759999999">
            <text:p>-0.125664</text:p>
          </table:table-cell>
          <table:table-cell table:formula="of:=[.O288]+[.O$400]/400" office:value-type="float" office:value="0">
            <text:p>0.000000</text:p>
          </table:table-cell>
          <table:table-cell table:formula="of:=[.P288]+[.P$400]/400" office:value-type="float" office:value="-0.376991280000001">
            <text:p>-0.376991</text:p>
          </table:table-cell>
          <table:table-cell table:formula="of:=[.Q288]+[.Q$400]/400" office:value-type="float" office:value="0">
            <text:p>0.000000</text:p>
          </table:table-cell>
          <table:table-cell table:formula="of:=[.R288]+[.R$400]/400" office:value-type="float" office:value="0">
            <text:p>0.000000</text:p>
          </table:table-cell>
          <table:table-cell table:formula="of:=[.S288]+[.S$400]/400" office:value-type="float" office:value="0">
            <text:p>0.000000</text:p>
          </table:table-cell>
          <table:table-cell table:formula="of:=[.T288]+[.T$400]/400" office:value-type="float" office:value="0.125663759999999">
            <text:p>0.125664</text:p>
          </table:table-cell>
          <table:table-cell table:formula="of:=[.U288]+[.U$400]/400" office:value-type="float" office:value="0.125663759999999">
            <text:p>0.125664</text:p>
          </table:table-cell>
          <table:table-cell table:formula="of:=[.V288]+[.V$400]/400" office:value-type="float" office:value="0">
            <text:p>0.000000</text:p>
          </table:table-cell>
          <table:table-cell table:formula="of:=[.W288]+[.W$400]/400" office:value-type="float" office:value="-0.376991280000001">
            <text:p>-0.376991</text:p>
          </table:table-cell>
          <table:table-cell table:formula="of:=[.X288]+[.X$400]/400" office:value-type="float" office:value="0">
            <text:p>0.000000</text:p>
          </table:table-cell>
          <table:table-cell table:formula="of:=[.Y288]+[.Y$400]/400" office:value-type="float" office:value="0">
            <text:p>0.000000</text:p>
          </table:table-cell>
          <table:table-cell table:formula="of:=[.Z288]+[.Z$400]/400" office:value-type="float" office:value="0">
            <text:p>0.000000</text:p>
          </table:table-cell>
          <table:table-cell table:formula="of:=[.AA288]+[.AA$400]/400" office:value-type="float" office:value="0">
            <text:p>0.000000</text:p>
          </table:table-cell>
          <table:table-cell table:formula="of:=[.AB288]+[.AB$400]/400" office:value-type="float" office:value="0">
            <text:p>0.000000</text:p>
          </table:table-cell>
          <table:table-cell table:formula="of:=[.AC288]+[.AC$400]/400" office:value-type="float" office:value="0">
            <text:p>0.000000</text:p>
          </table:table-cell>
          <table:table-cell table:formula="of:=[.AD288]+[.AD$400]/400" office:value-type="float" office:value="0">
            <text:p>0.000000</text:p>
          </table:table-cell>
        </table:table-row>
        <table:table-row table:style-name="ro1">
          <table:table-cell table:formula="of:=[.A289]+[.A$400]/400" office:value-type="float" office:value="0">
            <text:p>0.000000</text:p>
          </table:table-cell>
          <table:table-cell table:formula="of:=[.B289]+[.B$400]/400" office:value-type="float" office:value="0">
            <text:p>0.000000</text:p>
          </table:table-cell>
          <table:table-cell table:formula="of:=[.C289]+[.C$400]/400" office:value-type="float" office:value="-0.2747313475">
            <text:p>-0.274731</text:p>
          </table:table-cell>
          <table:table-cell table:formula="of:=[.D289]+[.D$400]/400" office:value-type="float" office:value="0.549462695">
            <text:p>0.549463</text:p>
          </table:table-cell>
          <table:table-cell table:formula="of:=[.E289]+[.E$400]/400" office:value-type="float" office:value="-0.2747313475">
            <text:p>-0.274731</text:p>
          </table:table-cell>
          <table:table-cell table:formula="of:=[.F289]+[.F$400]/400" office:value-type="float" office:value="0">
            <text:p>0.000000</text:p>
          </table:table-cell>
          <table:table-cell table:formula="of:=[.G289]+[.G$400]/400" office:value-type="float" office:value="0">
            <text:p>0.000000</text:p>
          </table:table-cell>
          <table:table-cell table:formula="of:=[.H289]+[.H$400]/400" office:value-type="float" office:value="0">
            <text:p>0.000000</text:p>
          </table:table-cell>
          <table:table-cell table:formula="of:=[.I289]+[.I$400]/400" office:value-type="float" office:value="-0.2747313475">
            <text:p>-0.274731</text:p>
          </table:table-cell>
          <table:table-cell table:formula="of:=[.J289]+[.J$400]/400" office:value-type="float" office:value="0.549462695">
            <text:p>0.549463</text:p>
          </table:table-cell>
          <table:table-cell table:formula="of:=[.K289]+[.K$400]/400" office:value-type="float" office:value="-0.2747313475">
            <text:p>-0.274731</text:p>
          </table:table-cell>
          <table:table-cell table:formula="of:=[.L289]+[.L$400]/400" office:value-type="float" office:value="0">
            <text:p>0.000000</text:p>
          </table:table-cell>
          <table:table-cell table:formula="of:=[.M289]+[.M$400]/400" office:value-type="float" office:value="0.126100092499999">
            <text:p>0.126100</text:p>
          </table:table-cell>
          <table:table-cell table:formula="of:=[.N289]+[.N$400]/400" office:value-type="float" office:value="-0.126100092499999">
            <text:p>-0.126100</text:p>
          </table:table-cell>
          <table:table-cell table:formula="of:=[.O289]+[.O$400]/400" office:value-type="float" office:value="0">
            <text:p>0.000000</text:p>
          </table:table-cell>
          <table:table-cell table:formula="of:=[.P289]+[.P$400]/400" office:value-type="float" office:value="-0.378300277500001">
            <text:p>-0.378300</text:p>
          </table:table-cell>
          <table:table-cell table:formula="of:=[.Q289]+[.Q$400]/400" office:value-type="float" office:value="0">
            <text:p>0.000000</text:p>
          </table:table-cell>
          <table:table-cell table:formula="of:=[.R289]+[.R$400]/400" office:value-type="float" office:value="0">
            <text:p>0.000000</text:p>
          </table:table-cell>
          <table:table-cell table:formula="of:=[.S289]+[.S$400]/400" office:value-type="float" office:value="0">
            <text:p>0.000000</text:p>
          </table:table-cell>
          <table:table-cell table:formula="of:=[.T289]+[.T$400]/400" office:value-type="float" office:value="0.126100092499999">
            <text:p>0.126100</text:p>
          </table:table-cell>
          <table:table-cell table:formula="of:=[.U289]+[.U$400]/400" office:value-type="float" office:value="0.126100092499999">
            <text:p>0.126100</text:p>
          </table:table-cell>
          <table:table-cell table:formula="of:=[.V289]+[.V$400]/400" office:value-type="float" office:value="0">
            <text:p>0.000000</text:p>
          </table:table-cell>
          <table:table-cell table:formula="of:=[.W289]+[.W$400]/400" office:value-type="float" office:value="-0.378300277500001">
            <text:p>-0.378300</text:p>
          </table:table-cell>
          <table:table-cell table:formula="of:=[.X289]+[.X$400]/400" office:value-type="float" office:value="0">
            <text:p>0.000000</text:p>
          </table:table-cell>
          <table:table-cell table:formula="of:=[.Y289]+[.Y$400]/400" office:value-type="float" office:value="0">
            <text:p>0.000000</text:p>
          </table:table-cell>
          <table:table-cell table:formula="of:=[.Z289]+[.Z$400]/400" office:value-type="float" office:value="0">
            <text:p>0.000000</text:p>
          </table:table-cell>
          <table:table-cell table:formula="of:=[.AA289]+[.AA$400]/400" office:value-type="float" office:value="0">
            <text:p>0.000000</text:p>
          </table:table-cell>
          <table:table-cell table:formula="of:=[.AB289]+[.AB$400]/400" office:value-type="float" office:value="0">
            <text:p>0.000000</text:p>
          </table:table-cell>
          <table:table-cell table:formula="of:=[.AC289]+[.AC$400]/400" office:value-type="float" office:value="0">
            <text:p>0.000000</text:p>
          </table:table-cell>
          <table:table-cell table:formula="of:=[.AD289]+[.AD$400]/400" office:value-type="float" office:value="0">
            <text:p>0.000000</text:p>
          </table:table-cell>
        </table:table-row>
        <table:table-row table:style-name="ro1">
          <table:table-cell table:formula="of:=[.A290]+[.A$400]/400" office:value-type="float" office:value="0">
            <text:p>0.000000</text:p>
          </table:table-cell>
          <table:table-cell table:formula="of:=[.B290]+[.B$400]/400" office:value-type="float" office:value="0">
            <text:p>0.000000</text:p>
          </table:table-cell>
          <table:table-cell table:formula="of:=[.C290]+[.C$400]/400" office:value-type="float" office:value="-0.275681975">
            <text:p>-0.275682</text:p>
          </table:table-cell>
          <table:table-cell table:formula="of:=[.D290]+[.D$400]/400" office:value-type="float" office:value="0.55136395">
            <text:p>0.551364</text:p>
          </table:table-cell>
          <table:table-cell table:formula="of:=[.E290]+[.E$400]/400" office:value-type="float" office:value="-0.275681975">
            <text:p>-0.275682</text:p>
          </table:table-cell>
          <table:table-cell table:formula="of:=[.F290]+[.F$400]/400" office:value-type="float" office:value="0">
            <text:p>0.000000</text:p>
          </table:table-cell>
          <table:table-cell table:formula="of:=[.G290]+[.G$400]/400" office:value-type="float" office:value="0">
            <text:p>0.000000</text:p>
          </table:table-cell>
          <table:table-cell table:formula="of:=[.H290]+[.H$400]/400" office:value-type="float" office:value="0">
            <text:p>0.000000</text:p>
          </table:table-cell>
          <table:table-cell table:formula="of:=[.I290]+[.I$400]/400" office:value-type="float" office:value="-0.275681975">
            <text:p>-0.275682</text:p>
          </table:table-cell>
          <table:table-cell table:formula="of:=[.J290]+[.J$400]/400" office:value-type="float" office:value="0.55136395">
            <text:p>0.551364</text:p>
          </table:table-cell>
          <table:table-cell table:formula="of:=[.K290]+[.K$400]/400" office:value-type="float" office:value="-0.275681975">
            <text:p>-0.275682</text:p>
          </table:table-cell>
          <table:table-cell table:formula="of:=[.L290]+[.L$400]/400" office:value-type="float" office:value="0">
            <text:p>0.000000</text:p>
          </table:table-cell>
          <table:table-cell table:formula="of:=[.M290]+[.M$400]/400" office:value-type="float" office:value="0.126536424999999">
            <text:p>0.126536</text:p>
          </table:table-cell>
          <table:table-cell table:formula="of:=[.N290]+[.N$400]/400" office:value-type="float" office:value="-0.126536424999999">
            <text:p>-0.126536</text:p>
          </table:table-cell>
          <table:table-cell table:formula="of:=[.O290]+[.O$400]/400" office:value-type="float" office:value="0">
            <text:p>0.000000</text:p>
          </table:table-cell>
          <table:table-cell table:formula="of:=[.P290]+[.P$400]/400" office:value-type="float" office:value="-0.379609275000001">
            <text:p>-0.379609</text:p>
          </table:table-cell>
          <table:table-cell table:formula="of:=[.Q290]+[.Q$400]/400" office:value-type="float" office:value="0">
            <text:p>0.000000</text:p>
          </table:table-cell>
          <table:table-cell table:formula="of:=[.R290]+[.R$400]/400" office:value-type="float" office:value="0">
            <text:p>0.000000</text:p>
          </table:table-cell>
          <table:table-cell table:formula="of:=[.S290]+[.S$400]/400" office:value-type="float" office:value="0">
            <text:p>0.000000</text:p>
          </table:table-cell>
          <table:table-cell table:formula="of:=[.T290]+[.T$400]/400" office:value-type="float" office:value="0.126536424999999">
            <text:p>0.126536</text:p>
          </table:table-cell>
          <table:table-cell table:formula="of:=[.U290]+[.U$400]/400" office:value-type="float" office:value="0.126536424999999">
            <text:p>0.126536</text:p>
          </table:table-cell>
          <table:table-cell table:formula="of:=[.V290]+[.V$400]/400" office:value-type="float" office:value="0">
            <text:p>0.000000</text:p>
          </table:table-cell>
          <table:table-cell table:formula="of:=[.W290]+[.W$400]/400" office:value-type="float" office:value="-0.379609275000001">
            <text:p>-0.379609</text:p>
          </table:table-cell>
          <table:table-cell table:formula="of:=[.X290]+[.X$400]/400" office:value-type="float" office:value="0">
            <text:p>0.000000</text:p>
          </table:table-cell>
          <table:table-cell table:formula="of:=[.Y290]+[.Y$400]/400" office:value-type="float" office:value="0">
            <text:p>0.000000</text:p>
          </table:table-cell>
          <table:table-cell table:formula="of:=[.Z290]+[.Z$400]/400" office:value-type="float" office:value="0">
            <text:p>0.000000</text:p>
          </table:table-cell>
          <table:table-cell table:formula="of:=[.AA290]+[.AA$400]/400" office:value-type="float" office:value="0">
            <text:p>0.000000</text:p>
          </table:table-cell>
          <table:table-cell table:formula="of:=[.AB290]+[.AB$400]/400" office:value-type="float" office:value="0">
            <text:p>0.000000</text:p>
          </table:table-cell>
          <table:table-cell table:formula="of:=[.AC290]+[.AC$400]/400" office:value-type="float" office:value="0">
            <text:p>0.000000</text:p>
          </table:table-cell>
          <table:table-cell table:formula="of:=[.AD290]+[.AD$400]/400" office:value-type="float" office:value="0">
            <text:p>0.000000</text:p>
          </table:table-cell>
        </table:table-row>
        <table:table-row table:style-name="ro1">
          <table:table-cell table:formula="of:=[.A291]+[.A$400]/400" office:value-type="float" office:value="0">
            <text:p>0.000000</text:p>
          </table:table-cell>
          <table:table-cell table:formula="of:=[.B291]+[.B$400]/400" office:value-type="float" office:value="0">
            <text:p>0.000000</text:p>
          </table:table-cell>
          <table:table-cell table:formula="of:=[.C291]+[.C$400]/400" office:value-type="float" office:value="-0.2766326025">
            <text:p>-0.276633</text:p>
          </table:table-cell>
          <table:table-cell table:formula="of:=[.D291]+[.D$400]/400" office:value-type="float" office:value="0.553265205">
            <text:p>0.553265</text:p>
          </table:table-cell>
          <table:table-cell table:formula="of:=[.E291]+[.E$400]/400" office:value-type="float" office:value="-0.2766326025">
            <text:p>-0.276633</text:p>
          </table:table-cell>
          <table:table-cell table:formula="of:=[.F291]+[.F$400]/400" office:value-type="float" office:value="0">
            <text:p>0.000000</text:p>
          </table:table-cell>
          <table:table-cell table:formula="of:=[.G291]+[.G$400]/400" office:value-type="float" office:value="0">
            <text:p>0.000000</text:p>
          </table:table-cell>
          <table:table-cell table:formula="of:=[.H291]+[.H$400]/400" office:value-type="float" office:value="0">
            <text:p>0.000000</text:p>
          </table:table-cell>
          <table:table-cell table:formula="of:=[.I291]+[.I$400]/400" office:value-type="float" office:value="-0.2766326025">
            <text:p>-0.276633</text:p>
          </table:table-cell>
          <table:table-cell table:formula="of:=[.J291]+[.J$400]/400" office:value-type="float" office:value="0.553265205">
            <text:p>0.553265</text:p>
          </table:table-cell>
          <table:table-cell table:formula="of:=[.K291]+[.K$400]/400" office:value-type="float" office:value="-0.2766326025">
            <text:p>-0.276633</text:p>
          </table:table-cell>
          <table:table-cell table:formula="of:=[.L291]+[.L$400]/400" office:value-type="float" office:value="0">
            <text:p>0.000000</text:p>
          </table:table-cell>
          <table:table-cell table:formula="of:=[.M291]+[.M$400]/400" office:value-type="float" office:value="0.126972757499999">
            <text:p>0.126973</text:p>
          </table:table-cell>
          <table:table-cell table:formula="of:=[.N291]+[.N$400]/400" office:value-type="float" office:value="-0.126972757499999">
            <text:p>-0.126973</text:p>
          </table:table-cell>
          <table:table-cell table:formula="of:=[.O291]+[.O$400]/400" office:value-type="float" office:value="0">
            <text:p>0.000000</text:p>
          </table:table-cell>
          <table:table-cell table:formula="of:=[.P291]+[.P$400]/400" office:value-type="float" office:value="-0.380918272500001">
            <text:p>-0.380918</text:p>
          </table:table-cell>
          <table:table-cell table:formula="of:=[.Q291]+[.Q$400]/400" office:value-type="float" office:value="0">
            <text:p>0.000000</text:p>
          </table:table-cell>
          <table:table-cell table:formula="of:=[.R291]+[.R$400]/400" office:value-type="float" office:value="0">
            <text:p>0.000000</text:p>
          </table:table-cell>
          <table:table-cell table:formula="of:=[.S291]+[.S$400]/400" office:value-type="float" office:value="0">
            <text:p>0.000000</text:p>
          </table:table-cell>
          <table:table-cell table:formula="of:=[.T291]+[.T$400]/400" office:value-type="float" office:value="0.126972757499999">
            <text:p>0.126973</text:p>
          </table:table-cell>
          <table:table-cell table:formula="of:=[.U291]+[.U$400]/400" office:value-type="float" office:value="0.126972757499999">
            <text:p>0.126973</text:p>
          </table:table-cell>
          <table:table-cell table:formula="of:=[.V291]+[.V$400]/400" office:value-type="float" office:value="0">
            <text:p>0.000000</text:p>
          </table:table-cell>
          <table:table-cell table:formula="of:=[.W291]+[.W$400]/400" office:value-type="float" office:value="-0.380918272500001">
            <text:p>-0.380918</text:p>
          </table:table-cell>
          <table:table-cell table:formula="of:=[.X291]+[.X$400]/400" office:value-type="float" office:value="0">
            <text:p>0.000000</text:p>
          </table:table-cell>
          <table:table-cell table:formula="of:=[.Y291]+[.Y$400]/400" office:value-type="float" office:value="0">
            <text:p>0.000000</text:p>
          </table:table-cell>
          <table:table-cell table:formula="of:=[.Z291]+[.Z$400]/400" office:value-type="float" office:value="0">
            <text:p>0.000000</text:p>
          </table:table-cell>
          <table:table-cell table:formula="of:=[.AA291]+[.AA$400]/400" office:value-type="float" office:value="0">
            <text:p>0.000000</text:p>
          </table:table-cell>
          <table:table-cell table:formula="of:=[.AB291]+[.AB$400]/400" office:value-type="float" office:value="0">
            <text:p>0.000000</text:p>
          </table:table-cell>
          <table:table-cell table:formula="of:=[.AC291]+[.AC$400]/400" office:value-type="float" office:value="0">
            <text:p>0.000000</text:p>
          </table:table-cell>
          <table:table-cell table:formula="of:=[.AD291]+[.AD$400]/400" office:value-type="float" office:value="0">
            <text:p>0.000000</text:p>
          </table:table-cell>
        </table:table-row>
        <table:table-row table:style-name="ro1">
          <table:table-cell table:formula="of:=[.A292]+[.A$400]/400" office:value-type="float" office:value="0">
            <text:p>0.000000</text:p>
          </table:table-cell>
          <table:table-cell table:formula="of:=[.B292]+[.B$400]/400" office:value-type="float" office:value="0">
            <text:p>0.000000</text:p>
          </table:table-cell>
          <table:table-cell table:formula="of:=[.C292]+[.C$400]/400" office:value-type="float" office:value="-0.27758323">
            <text:p>-0.277583</text:p>
          </table:table-cell>
          <table:table-cell table:formula="of:=[.D292]+[.D$400]/400" office:value-type="float" office:value="0.55516646">
            <text:p>0.555166</text:p>
          </table:table-cell>
          <table:table-cell table:formula="of:=[.E292]+[.E$400]/400" office:value-type="float" office:value="-0.27758323">
            <text:p>-0.277583</text:p>
          </table:table-cell>
          <table:table-cell table:formula="of:=[.F292]+[.F$400]/400" office:value-type="float" office:value="0">
            <text:p>0.000000</text:p>
          </table:table-cell>
          <table:table-cell table:formula="of:=[.G292]+[.G$400]/400" office:value-type="float" office:value="0">
            <text:p>0.000000</text:p>
          </table:table-cell>
          <table:table-cell table:formula="of:=[.H292]+[.H$400]/400" office:value-type="float" office:value="0">
            <text:p>0.000000</text:p>
          </table:table-cell>
          <table:table-cell table:formula="of:=[.I292]+[.I$400]/400" office:value-type="float" office:value="-0.27758323">
            <text:p>-0.277583</text:p>
          </table:table-cell>
          <table:table-cell table:formula="of:=[.J292]+[.J$400]/400" office:value-type="float" office:value="0.55516646">
            <text:p>0.555166</text:p>
          </table:table-cell>
          <table:table-cell table:formula="of:=[.K292]+[.K$400]/400" office:value-type="float" office:value="-0.27758323">
            <text:p>-0.277583</text:p>
          </table:table-cell>
          <table:table-cell table:formula="of:=[.L292]+[.L$400]/400" office:value-type="float" office:value="0">
            <text:p>0.000000</text:p>
          </table:table-cell>
          <table:table-cell table:formula="of:=[.M292]+[.M$400]/400" office:value-type="float" office:value="0.127409089999999">
            <text:p>0.127409</text:p>
          </table:table-cell>
          <table:table-cell table:formula="of:=[.N292]+[.N$400]/400" office:value-type="float" office:value="-0.127409089999999">
            <text:p>-0.127409</text:p>
          </table:table-cell>
          <table:table-cell table:formula="of:=[.O292]+[.O$400]/400" office:value-type="float" office:value="0">
            <text:p>0.000000</text:p>
          </table:table-cell>
          <table:table-cell table:formula="of:=[.P292]+[.P$400]/400" office:value-type="float" office:value="-0.382227270000001">
            <text:p>-0.382227</text:p>
          </table:table-cell>
          <table:table-cell table:formula="of:=[.Q292]+[.Q$400]/400" office:value-type="float" office:value="0">
            <text:p>0.000000</text:p>
          </table:table-cell>
          <table:table-cell table:formula="of:=[.R292]+[.R$400]/400" office:value-type="float" office:value="0">
            <text:p>0.000000</text:p>
          </table:table-cell>
          <table:table-cell table:formula="of:=[.S292]+[.S$400]/400" office:value-type="float" office:value="0">
            <text:p>0.000000</text:p>
          </table:table-cell>
          <table:table-cell table:formula="of:=[.T292]+[.T$400]/400" office:value-type="float" office:value="0.127409089999999">
            <text:p>0.127409</text:p>
          </table:table-cell>
          <table:table-cell table:formula="of:=[.U292]+[.U$400]/400" office:value-type="float" office:value="0.127409089999999">
            <text:p>0.127409</text:p>
          </table:table-cell>
          <table:table-cell table:formula="of:=[.V292]+[.V$400]/400" office:value-type="float" office:value="0">
            <text:p>0.000000</text:p>
          </table:table-cell>
          <table:table-cell table:formula="of:=[.W292]+[.W$400]/400" office:value-type="float" office:value="-0.382227270000001">
            <text:p>-0.382227</text:p>
          </table:table-cell>
          <table:table-cell table:formula="of:=[.X292]+[.X$400]/400" office:value-type="float" office:value="0">
            <text:p>0.000000</text:p>
          </table:table-cell>
          <table:table-cell table:formula="of:=[.Y292]+[.Y$400]/400" office:value-type="float" office:value="0">
            <text:p>0.000000</text:p>
          </table:table-cell>
          <table:table-cell table:formula="of:=[.Z292]+[.Z$400]/400" office:value-type="float" office:value="0">
            <text:p>0.000000</text:p>
          </table:table-cell>
          <table:table-cell table:formula="of:=[.AA292]+[.AA$400]/400" office:value-type="float" office:value="0">
            <text:p>0.000000</text:p>
          </table:table-cell>
          <table:table-cell table:formula="of:=[.AB292]+[.AB$400]/400" office:value-type="float" office:value="0">
            <text:p>0.000000</text:p>
          </table:table-cell>
          <table:table-cell table:formula="of:=[.AC292]+[.AC$400]/400" office:value-type="float" office:value="0">
            <text:p>0.000000</text:p>
          </table:table-cell>
          <table:table-cell table:formula="of:=[.AD292]+[.AD$400]/400" office:value-type="float" office:value="0">
            <text:p>0.000000</text:p>
          </table:table-cell>
        </table:table-row>
        <table:table-row table:style-name="ro1">
          <table:table-cell table:formula="of:=[.A293]+[.A$400]/400" office:value-type="float" office:value="0">
            <text:p>0.000000</text:p>
          </table:table-cell>
          <table:table-cell table:formula="of:=[.B293]+[.B$400]/400" office:value-type="float" office:value="0">
            <text:p>0.000000</text:p>
          </table:table-cell>
          <table:table-cell table:formula="of:=[.C293]+[.C$400]/400" office:value-type="float" office:value="-0.2785338575">
            <text:p>-0.278534</text:p>
          </table:table-cell>
          <table:table-cell table:formula="of:=[.D293]+[.D$400]/400" office:value-type="float" office:value="0.557067715">
            <text:p>0.557068</text:p>
          </table:table-cell>
          <table:table-cell table:formula="of:=[.E293]+[.E$400]/400" office:value-type="float" office:value="-0.2785338575">
            <text:p>-0.278534</text:p>
          </table:table-cell>
          <table:table-cell table:formula="of:=[.F293]+[.F$400]/400" office:value-type="float" office:value="0">
            <text:p>0.000000</text:p>
          </table:table-cell>
          <table:table-cell table:formula="of:=[.G293]+[.G$400]/400" office:value-type="float" office:value="0">
            <text:p>0.000000</text:p>
          </table:table-cell>
          <table:table-cell table:formula="of:=[.H293]+[.H$400]/400" office:value-type="float" office:value="0">
            <text:p>0.000000</text:p>
          </table:table-cell>
          <table:table-cell table:formula="of:=[.I293]+[.I$400]/400" office:value-type="float" office:value="-0.2785338575">
            <text:p>-0.278534</text:p>
          </table:table-cell>
          <table:table-cell table:formula="of:=[.J293]+[.J$400]/400" office:value-type="float" office:value="0.557067715">
            <text:p>0.557068</text:p>
          </table:table-cell>
          <table:table-cell table:formula="of:=[.K293]+[.K$400]/400" office:value-type="float" office:value="-0.2785338575">
            <text:p>-0.278534</text:p>
          </table:table-cell>
          <table:table-cell table:formula="of:=[.L293]+[.L$400]/400" office:value-type="float" office:value="0">
            <text:p>0.000000</text:p>
          </table:table-cell>
          <table:table-cell table:formula="of:=[.M293]+[.M$400]/400" office:value-type="float" office:value="0.127845422499999">
            <text:p>0.127845</text:p>
          </table:table-cell>
          <table:table-cell table:formula="of:=[.N293]+[.N$400]/400" office:value-type="float" office:value="-0.127845422499999">
            <text:p>-0.127845</text:p>
          </table:table-cell>
          <table:table-cell table:formula="of:=[.O293]+[.O$400]/400" office:value-type="float" office:value="0">
            <text:p>0.000000</text:p>
          </table:table-cell>
          <table:table-cell table:formula="of:=[.P293]+[.P$400]/400" office:value-type="float" office:value="-0.383536267500001">
            <text:p>-0.383536</text:p>
          </table:table-cell>
          <table:table-cell table:formula="of:=[.Q293]+[.Q$400]/400" office:value-type="float" office:value="0">
            <text:p>0.000000</text:p>
          </table:table-cell>
          <table:table-cell table:formula="of:=[.R293]+[.R$400]/400" office:value-type="float" office:value="0">
            <text:p>0.000000</text:p>
          </table:table-cell>
          <table:table-cell table:formula="of:=[.S293]+[.S$400]/400" office:value-type="float" office:value="0">
            <text:p>0.000000</text:p>
          </table:table-cell>
          <table:table-cell table:formula="of:=[.T293]+[.T$400]/400" office:value-type="float" office:value="0.127845422499999">
            <text:p>0.127845</text:p>
          </table:table-cell>
          <table:table-cell table:formula="of:=[.U293]+[.U$400]/400" office:value-type="float" office:value="0.127845422499999">
            <text:p>0.127845</text:p>
          </table:table-cell>
          <table:table-cell table:formula="of:=[.V293]+[.V$400]/400" office:value-type="float" office:value="0">
            <text:p>0.000000</text:p>
          </table:table-cell>
          <table:table-cell table:formula="of:=[.W293]+[.W$400]/400" office:value-type="float" office:value="-0.383536267500001">
            <text:p>-0.383536</text:p>
          </table:table-cell>
          <table:table-cell table:formula="of:=[.X293]+[.X$400]/400" office:value-type="float" office:value="0">
            <text:p>0.000000</text:p>
          </table:table-cell>
          <table:table-cell table:formula="of:=[.Y293]+[.Y$400]/400" office:value-type="float" office:value="0">
            <text:p>0.000000</text:p>
          </table:table-cell>
          <table:table-cell table:formula="of:=[.Z293]+[.Z$400]/400" office:value-type="float" office:value="0">
            <text:p>0.000000</text:p>
          </table:table-cell>
          <table:table-cell table:formula="of:=[.AA293]+[.AA$400]/400" office:value-type="float" office:value="0">
            <text:p>0.000000</text:p>
          </table:table-cell>
          <table:table-cell table:formula="of:=[.AB293]+[.AB$400]/400" office:value-type="float" office:value="0">
            <text:p>0.000000</text:p>
          </table:table-cell>
          <table:table-cell table:formula="of:=[.AC293]+[.AC$400]/400" office:value-type="float" office:value="0">
            <text:p>0.000000</text:p>
          </table:table-cell>
          <table:table-cell table:formula="of:=[.AD293]+[.AD$400]/400" office:value-type="float" office:value="0">
            <text:p>0.000000</text:p>
          </table:table-cell>
        </table:table-row>
        <table:table-row table:style-name="ro1">
          <table:table-cell table:formula="of:=[.A294]+[.A$400]/400" office:value-type="float" office:value="0">
            <text:p>0.000000</text:p>
          </table:table-cell>
          <table:table-cell table:formula="of:=[.B294]+[.B$400]/400" office:value-type="float" office:value="0">
            <text:p>0.000000</text:p>
          </table:table-cell>
          <table:table-cell table:formula="of:=[.C294]+[.C$400]/400" office:value-type="float" office:value="-0.279484485">
            <text:p>-0.279484</text:p>
          </table:table-cell>
          <table:table-cell table:formula="of:=[.D294]+[.D$400]/400" office:value-type="float" office:value="0.55896897">
            <text:p>0.558969</text:p>
          </table:table-cell>
          <table:table-cell table:formula="of:=[.E294]+[.E$400]/400" office:value-type="float" office:value="-0.279484485">
            <text:p>-0.279484</text:p>
          </table:table-cell>
          <table:table-cell table:formula="of:=[.F294]+[.F$400]/400" office:value-type="float" office:value="0">
            <text:p>0.000000</text:p>
          </table:table-cell>
          <table:table-cell table:formula="of:=[.G294]+[.G$400]/400" office:value-type="float" office:value="0">
            <text:p>0.000000</text:p>
          </table:table-cell>
          <table:table-cell table:formula="of:=[.H294]+[.H$400]/400" office:value-type="float" office:value="0">
            <text:p>0.000000</text:p>
          </table:table-cell>
          <table:table-cell table:formula="of:=[.I294]+[.I$400]/400" office:value-type="float" office:value="-0.279484485">
            <text:p>-0.279484</text:p>
          </table:table-cell>
          <table:table-cell table:formula="of:=[.J294]+[.J$400]/400" office:value-type="float" office:value="0.55896897">
            <text:p>0.558969</text:p>
          </table:table-cell>
          <table:table-cell table:formula="of:=[.K294]+[.K$400]/400" office:value-type="float" office:value="-0.279484485">
            <text:p>-0.279484</text:p>
          </table:table-cell>
          <table:table-cell table:formula="of:=[.L294]+[.L$400]/400" office:value-type="float" office:value="0">
            <text:p>0.000000</text:p>
          </table:table-cell>
          <table:table-cell table:formula="of:=[.M294]+[.M$400]/400" office:value-type="float" office:value="0.128281754999999">
            <text:p>0.128282</text:p>
          </table:table-cell>
          <table:table-cell table:formula="of:=[.N294]+[.N$400]/400" office:value-type="float" office:value="-0.128281754999999">
            <text:p>-0.128282</text:p>
          </table:table-cell>
          <table:table-cell table:formula="of:=[.O294]+[.O$400]/400" office:value-type="float" office:value="0">
            <text:p>0.000000</text:p>
          </table:table-cell>
          <table:table-cell table:formula="of:=[.P294]+[.P$400]/400" office:value-type="float" office:value="-0.384845265000002">
            <text:p>-0.384845</text:p>
          </table:table-cell>
          <table:table-cell table:formula="of:=[.Q294]+[.Q$400]/400" office:value-type="float" office:value="0">
            <text:p>0.000000</text:p>
          </table:table-cell>
          <table:table-cell table:formula="of:=[.R294]+[.R$400]/400" office:value-type="float" office:value="0">
            <text:p>0.000000</text:p>
          </table:table-cell>
          <table:table-cell table:formula="of:=[.S294]+[.S$400]/400" office:value-type="float" office:value="0">
            <text:p>0.000000</text:p>
          </table:table-cell>
          <table:table-cell table:formula="of:=[.T294]+[.T$400]/400" office:value-type="float" office:value="0.128281754999999">
            <text:p>0.128282</text:p>
          </table:table-cell>
          <table:table-cell table:formula="of:=[.U294]+[.U$400]/400" office:value-type="float" office:value="0.128281754999999">
            <text:p>0.128282</text:p>
          </table:table-cell>
          <table:table-cell table:formula="of:=[.V294]+[.V$400]/400" office:value-type="float" office:value="0">
            <text:p>0.000000</text:p>
          </table:table-cell>
          <table:table-cell table:formula="of:=[.W294]+[.W$400]/400" office:value-type="float" office:value="-0.384845265000002">
            <text:p>-0.384845</text:p>
          </table:table-cell>
          <table:table-cell table:formula="of:=[.X294]+[.X$400]/400" office:value-type="float" office:value="0">
            <text:p>0.000000</text:p>
          </table:table-cell>
          <table:table-cell table:formula="of:=[.Y294]+[.Y$400]/400" office:value-type="float" office:value="0">
            <text:p>0.000000</text:p>
          </table:table-cell>
          <table:table-cell table:formula="of:=[.Z294]+[.Z$400]/400" office:value-type="float" office:value="0">
            <text:p>0.000000</text:p>
          </table:table-cell>
          <table:table-cell table:formula="of:=[.AA294]+[.AA$400]/400" office:value-type="float" office:value="0">
            <text:p>0.000000</text:p>
          </table:table-cell>
          <table:table-cell table:formula="of:=[.AB294]+[.AB$400]/400" office:value-type="float" office:value="0">
            <text:p>0.000000</text:p>
          </table:table-cell>
          <table:table-cell table:formula="of:=[.AC294]+[.AC$400]/400" office:value-type="float" office:value="0">
            <text:p>0.000000</text:p>
          </table:table-cell>
          <table:table-cell table:formula="of:=[.AD294]+[.AD$400]/400" office:value-type="float" office:value="0">
            <text:p>0.000000</text:p>
          </table:table-cell>
        </table:table-row>
        <table:table-row table:style-name="ro1">
          <table:table-cell table:formula="of:=[.A295]+[.A$400]/400" office:value-type="float" office:value="0">
            <text:p>0.000000</text:p>
          </table:table-cell>
          <table:table-cell table:formula="of:=[.B295]+[.B$400]/400" office:value-type="float" office:value="0">
            <text:p>0.000000</text:p>
          </table:table-cell>
          <table:table-cell table:formula="of:=[.C295]+[.C$400]/400" office:value-type="float" office:value="-0.2804351125">
            <text:p>-0.280435</text:p>
          </table:table-cell>
          <table:table-cell table:formula="of:=[.D295]+[.D$400]/400" office:value-type="float" office:value="0.560870225">
            <text:p>0.560870</text:p>
          </table:table-cell>
          <table:table-cell table:formula="of:=[.E295]+[.E$400]/400" office:value-type="float" office:value="-0.2804351125">
            <text:p>-0.280435</text:p>
          </table:table-cell>
          <table:table-cell table:formula="of:=[.F295]+[.F$400]/400" office:value-type="float" office:value="0">
            <text:p>0.000000</text:p>
          </table:table-cell>
          <table:table-cell table:formula="of:=[.G295]+[.G$400]/400" office:value-type="float" office:value="0">
            <text:p>0.000000</text:p>
          </table:table-cell>
          <table:table-cell table:formula="of:=[.H295]+[.H$400]/400" office:value-type="float" office:value="0">
            <text:p>0.000000</text:p>
          </table:table-cell>
          <table:table-cell table:formula="of:=[.I295]+[.I$400]/400" office:value-type="float" office:value="-0.2804351125">
            <text:p>-0.280435</text:p>
          </table:table-cell>
          <table:table-cell table:formula="of:=[.J295]+[.J$400]/400" office:value-type="float" office:value="0.560870225">
            <text:p>0.560870</text:p>
          </table:table-cell>
          <table:table-cell table:formula="of:=[.K295]+[.K$400]/400" office:value-type="float" office:value="-0.2804351125">
            <text:p>-0.280435</text:p>
          </table:table-cell>
          <table:table-cell table:formula="of:=[.L295]+[.L$400]/400" office:value-type="float" office:value="0">
            <text:p>0.000000</text:p>
          </table:table-cell>
          <table:table-cell table:formula="of:=[.M295]+[.M$400]/400" office:value-type="float" office:value="0.128718087499999">
            <text:p>0.128718</text:p>
          </table:table-cell>
          <table:table-cell table:formula="of:=[.N295]+[.N$400]/400" office:value-type="float" office:value="-0.128718087499999">
            <text:p>-0.128718</text:p>
          </table:table-cell>
          <table:table-cell table:formula="of:=[.O295]+[.O$400]/400" office:value-type="float" office:value="0">
            <text:p>0.000000</text:p>
          </table:table-cell>
          <table:table-cell table:formula="of:=[.P295]+[.P$400]/400" office:value-type="float" office:value="-0.386154262500002">
            <text:p>-0.386154</text:p>
          </table:table-cell>
          <table:table-cell table:formula="of:=[.Q295]+[.Q$400]/400" office:value-type="float" office:value="0">
            <text:p>0.000000</text:p>
          </table:table-cell>
          <table:table-cell table:formula="of:=[.R295]+[.R$400]/400" office:value-type="float" office:value="0">
            <text:p>0.000000</text:p>
          </table:table-cell>
          <table:table-cell table:formula="of:=[.S295]+[.S$400]/400" office:value-type="float" office:value="0">
            <text:p>0.000000</text:p>
          </table:table-cell>
          <table:table-cell table:formula="of:=[.T295]+[.T$400]/400" office:value-type="float" office:value="0.128718087499999">
            <text:p>0.128718</text:p>
          </table:table-cell>
          <table:table-cell table:formula="of:=[.U295]+[.U$400]/400" office:value-type="float" office:value="0.128718087499999">
            <text:p>0.128718</text:p>
          </table:table-cell>
          <table:table-cell table:formula="of:=[.V295]+[.V$400]/400" office:value-type="float" office:value="0">
            <text:p>0.000000</text:p>
          </table:table-cell>
          <table:table-cell table:formula="of:=[.W295]+[.W$400]/400" office:value-type="float" office:value="-0.386154262500002">
            <text:p>-0.386154</text:p>
          </table:table-cell>
          <table:table-cell table:formula="of:=[.X295]+[.X$400]/400" office:value-type="float" office:value="0">
            <text:p>0.000000</text:p>
          </table:table-cell>
          <table:table-cell table:formula="of:=[.Y295]+[.Y$400]/400" office:value-type="float" office:value="0">
            <text:p>0.000000</text:p>
          </table:table-cell>
          <table:table-cell table:formula="of:=[.Z295]+[.Z$400]/400" office:value-type="float" office:value="0">
            <text:p>0.000000</text:p>
          </table:table-cell>
          <table:table-cell table:formula="of:=[.AA295]+[.AA$400]/400" office:value-type="float" office:value="0">
            <text:p>0.000000</text:p>
          </table:table-cell>
          <table:table-cell table:formula="of:=[.AB295]+[.AB$400]/400" office:value-type="float" office:value="0">
            <text:p>0.000000</text:p>
          </table:table-cell>
          <table:table-cell table:formula="of:=[.AC295]+[.AC$400]/400" office:value-type="float" office:value="0">
            <text:p>0.000000</text:p>
          </table:table-cell>
          <table:table-cell table:formula="of:=[.AD295]+[.AD$400]/400" office:value-type="float" office:value="0">
            <text:p>0.000000</text:p>
          </table:table-cell>
        </table:table-row>
        <table:table-row table:style-name="ro1">
          <table:table-cell table:formula="of:=[.A296]+[.A$400]/400" office:value-type="float" office:value="0">
            <text:p>0.000000</text:p>
          </table:table-cell>
          <table:table-cell table:formula="of:=[.B296]+[.B$400]/400" office:value-type="float" office:value="0">
            <text:p>0.000000</text:p>
          </table:table-cell>
          <table:table-cell table:formula="of:=[.C296]+[.C$400]/400" office:value-type="float" office:value="-0.28138574">
            <text:p>-0.281386</text:p>
          </table:table-cell>
          <table:table-cell table:formula="of:=[.D296]+[.D$400]/400" office:value-type="float" office:value="0.56277148">
            <text:p>0.562771</text:p>
          </table:table-cell>
          <table:table-cell table:formula="of:=[.E296]+[.E$400]/400" office:value-type="float" office:value="-0.28138574">
            <text:p>-0.281386</text:p>
          </table:table-cell>
          <table:table-cell table:formula="of:=[.F296]+[.F$400]/400" office:value-type="float" office:value="0">
            <text:p>0.000000</text:p>
          </table:table-cell>
          <table:table-cell table:formula="of:=[.G296]+[.G$400]/400" office:value-type="float" office:value="0">
            <text:p>0.000000</text:p>
          </table:table-cell>
          <table:table-cell table:formula="of:=[.H296]+[.H$400]/400" office:value-type="float" office:value="0">
            <text:p>0.000000</text:p>
          </table:table-cell>
          <table:table-cell table:formula="of:=[.I296]+[.I$400]/400" office:value-type="float" office:value="-0.28138574">
            <text:p>-0.281386</text:p>
          </table:table-cell>
          <table:table-cell table:formula="of:=[.J296]+[.J$400]/400" office:value-type="float" office:value="0.56277148">
            <text:p>0.562771</text:p>
          </table:table-cell>
          <table:table-cell table:formula="of:=[.K296]+[.K$400]/400" office:value-type="float" office:value="-0.28138574">
            <text:p>-0.281386</text:p>
          </table:table-cell>
          <table:table-cell table:formula="of:=[.L296]+[.L$400]/400" office:value-type="float" office:value="0">
            <text:p>0.000000</text:p>
          </table:table-cell>
          <table:table-cell table:formula="of:=[.M296]+[.M$400]/400" office:value-type="float" office:value="0.129154419999999">
            <text:p>0.129154</text:p>
          </table:table-cell>
          <table:table-cell table:formula="of:=[.N296]+[.N$400]/400" office:value-type="float" office:value="-0.129154419999999">
            <text:p>-0.129154</text:p>
          </table:table-cell>
          <table:table-cell table:formula="of:=[.O296]+[.O$400]/400" office:value-type="float" office:value="0">
            <text:p>0.000000</text:p>
          </table:table-cell>
          <table:table-cell table:formula="of:=[.P296]+[.P$400]/400" office:value-type="float" office:value="-0.387463260000002">
            <text:p>-0.387463</text:p>
          </table:table-cell>
          <table:table-cell table:formula="of:=[.Q296]+[.Q$400]/400" office:value-type="float" office:value="0">
            <text:p>0.000000</text:p>
          </table:table-cell>
          <table:table-cell table:formula="of:=[.R296]+[.R$400]/400" office:value-type="float" office:value="0">
            <text:p>0.000000</text:p>
          </table:table-cell>
          <table:table-cell table:formula="of:=[.S296]+[.S$400]/400" office:value-type="float" office:value="0">
            <text:p>0.000000</text:p>
          </table:table-cell>
          <table:table-cell table:formula="of:=[.T296]+[.T$400]/400" office:value-type="float" office:value="0.129154419999999">
            <text:p>0.129154</text:p>
          </table:table-cell>
          <table:table-cell table:formula="of:=[.U296]+[.U$400]/400" office:value-type="float" office:value="0.129154419999999">
            <text:p>0.129154</text:p>
          </table:table-cell>
          <table:table-cell table:formula="of:=[.V296]+[.V$400]/400" office:value-type="float" office:value="0">
            <text:p>0.000000</text:p>
          </table:table-cell>
          <table:table-cell table:formula="of:=[.W296]+[.W$400]/400" office:value-type="float" office:value="-0.387463260000002">
            <text:p>-0.387463</text:p>
          </table:table-cell>
          <table:table-cell table:formula="of:=[.X296]+[.X$400]/400" office:value-type="float" office:value="0">
            <text:p>0.000000</text:p>
          </table:table-cell>
          <table:table-cell table:formula="of:=[.Y296]+[.Y$400]/400" office:value-type="float" office:value="0">
            <text:p>0.000000</text:p>
          </table:table-cell>
          <table:table-cell table:formula="of:=[.Z296]+[.Z$400]/400" office:value-type="float" office:value="0">
            <text:p>0.000000</text:p>
          </table:table-cell>
          <table:table-cell table:formula="of:=[.AA296]+[.AA$400]/400" office:value-type="float" office:value="0">
            <text:p>0.000000</text:p>
          </table:table-cell>
          <table:table-cell table:formula="of:=[.AB296]+[.AB$400]/400" office:value-type="float" office:value="0">
            <text:p>0.000000</text:p>
          </table:table-cell>
          <table:table-cell table:formula="of:=[.AC296]+[.AC$400]/400" office:value-type="float" office:value="0">
            <text:p>0.000000</text:p>
          </table:table-cell>
          <table:table-cell table:formula="of:=[.AD296]+[.AD$400]/400" office:value-type="float" office:value="0">
            <text:p>0.000000</text:p>
          </table:table-cell>
        </table:table-row>
        <table:table-row table:style-name="ro1">
          <table:table-cell table:formula="of:=[.A297]+[.A$400]/400" office:value-type="float" office:value="0">
            <text:p>0.000000</text:p>
          </table:table-cell>
          <table:table-cell table:formula="of:=[.B297]+[.B$400]/400" office:value-type="float" office:value="0">
            <text:p>0.000000</text:p>
          </table:table-cell>
          <table:table-cell table:formula="of:=[.C297]+[.C$400]/400" office:value-type="float" office:value="-0.2823363675">
            <text:p>-0.282336</text:p>
          </table:table-cell>
          <table:table-cell table:formula="of:=[.D297]+[.D$400]/400" office:value-type="float" office:value="0.564672735">
            <text:p>0.564673</text:p>
          </table:table-cell>
          <table:table-cell table:formula="of:=[.E297]+[.E$400]/400" office:value-type="float" office:value="-0.2823363675">
            <text:p>-0.282336</text:p>
          </table:table-cell>
          <table:table-cell table:formula="of:=[.F297]+[.F$400]/400" office:value-type="float" office:value="0">
            <text:p>0.000000</text:p>
          </table:table-cell>
          <table:table-cell table:formula="of:=[.G297]+[.G$400]/400" office:value-type="float" office:value="0">
            <text:p>0.000000</text:p>
          </table:table-cell>
          <table:table-cell table:formula="of:=[.H297]+[.H$400]/400" office:value-type="float" office:value="0">
            <text:p>0.000000</text:p>
          </table:table-cell>
          <table:table-cell table:formula="of:=[.I297]+[.I$400]/400" office:value-type="float" office:value="-0.2823363675">
            <text:p>-0.282336</text:p>
          </table:table-cell>
          <table:table-cell table:formula="of:=[.J297]+[.J$400]/400" office:value-type="float" office:value="0.564672735">
            <text:p>0.564673</text:p>
          </table:table-cell>
          <table:table-cell table:formula="of:=[.K297]+[.K$400]/400" office:value-type="float" office:value="-0.2823363675">
            <text:p>-0.282336</text:p>
          </table:table-cell>
          <table:table-cell table:formula="of:=[.L297]+[.L$400]/400" office:value-type="float" office:value="0">
            <text:p>0.000000</text:p>
          </table:table-cell>
          <table:table-cell table:formula="of:=[.M297]+[.M$400]/400" office:value-type="float" office:value="0.129590752499999">
            <text:p>0.129591</text:p>
          </table:table-cell>
          <table:table-cell table:formula="of:=[.N297]+[.N$400]/400" office:value-type="float" office:value="-0.129590752499999">
            <text:p>-0.129591</text:p>
          </table:table-cell>
          <table:table-cell table:formula="of:=[.O297]+[.O$400]/400" office:value-type="float" office:value="0">
            <text:p>0.000000</text:p>
          </table:table-cell>
          <table:table-cell table:formula="of:=[.P297]+[.P$400]/400" office:value-type="float" office:value="-0.388772257500002">
            <text:p>-0.388772</text:p>
          </table:table-cell>
          <table:table-cell table:formula="of:=[.Q297]+[.Q$400]/400" office:value-type="float" office:value="0">
            <text:p>0.000000</text:p>
          </table:table-cell>
          <table:table-cell table:formula="of:=[.R297]+[.R$400]/400" office:value-type="float" office:value="0">
            <text:p>0.000000</text:p>
          </table:table-cell>
          <table:table-cell table:formula="of:=[.S297]+[.S$400]/400" office:value-type="float" office:value="0">
            <text:p>0.000000</text:p>
          </table:table-cell>
          <table:table-cell table:formula="of:=[.T297]+[.T$400]/400" office:value-type="float" office:value="0.129590752499999">
            <text:p>0.129591</text:p>
          </table:table-cell>
          <table:table-cell table:formula="of:=[.U297]+[.U$400]/400" office:value-type="float" office:value="0.129590752499999">
            <text:p>0.129591</text:p>
          </table:table-cell>
          <table:table-cell table:formula="of:=[.V297]+[.V$400]/400" office:value-type="float" office:value="0">
            <text:p>0.000000</text:p>
          </table:table-cell>
          <table:table-cell table:formula="of:=[.W297]+[.W$400]/400" office:value-type="float" office:value="-0.388772257500002">
            <text:p>-0.388772</text:p>
          </table:table-cell>
          <table:table-cell table:formula="of:=[.X297]+[.X$400]/400" office:value-type="float" office:value="0">
            <text:p>0.000000</text:p>
          </table:table-cell>
          <table:table-cell table:formula="of:=[.Y297]+[.Y$400]/400" office:value-type="float" office:value="0">
            <text:p>0.000000</text:p>
          </table:table-cell>
          <table:table-cell table:formula="of:=[.Z297]+[.Z$400]/400" office:value-type="float" office:value="0">
            <text:p>0.000000</text:p>
          </table:table-cell>
          <table:table-cell table:formula="of:=[.AA297]+[.AA$400]/400" office:value-type="float" office:value="0">
            <text:p>0.000000</text:p>
          </table:table-cell>
          <table:table-cell table:formula="of:=[.AB297]+[.AB$400]/400" office:value-type="float" office:value="0">
            <text:p>0.000000</text:p>
          </table:table-cell>
          <table:table-cell table:formula="of:=[.AC297]+[.AC$400]/400" office:value-type="float" office:value="0">
            <text:p>0.000000</text:p>
          </table:table-cell>
          <table:table-cell table:formula="of:=[.AD297]+[.AD$400]/400" office:value-type="float" office:value="0">
            <text:p>0.000000</text:p>
          </table:table-cell>
        </table:table-row>
        <table:table-row table:style-name="ro1">
          <table:table-cell table:formula="of:=[.A298]+[.A$400]/400" office:value-type="float" office:value="0">
            <text:p>0.000000</text:p>
          </table:table-cell>
          <table:table-cell table:formula="of:=[.B298]+[.B$400]/400" office:value-type="float" office:value="0">
            <text:p>0.000000</text:p>
          </table:table-cell>
          <table:table-cell table:formula="of:=[.C298]+[.C$400]/400" office:value-type="float" office:value="-0.283286995">
            <text:p>-0.283287</text:p>
          </table:table-cell>
          <table:table-cell table:formula="of:=[.D298]+[.D$400]/400" office:value-type="float" office:value="0.56657399">
            <text:p>0.566574</text:p>
          </table:table-cell>
          <table:table-cell table:formula="of:=[.E298]+[.E$400]/400" office:value-type="float" office:value="-0.283286995">
            <text:p>-0.283287</text:p>
          </table:table-cell>
          <table:table-cell table:formula="of:=[.F298]+[.F$400]/400" office:value-type="float" office:value="0">
            <text:p>0.000000</text:p>
          </table:table-cell>
          <table:table-cell table:formula="of:=[.G298]+[.G$400]/400" office:value-type="float" office:value="0">
            <text:p>0.000000</text:p>
          </table:table-cell>
          <table:table-cell table:formula="of:=[.H298]+[.H$400]/400" office:value-type="float" office:value="0">
            <text:p>0.000000</text:p>
          </table:table-cell>
          <table:table-cell table:formula="of:=[.I298]+[.I$400]/400" office:value-type="float" office:value="-0.283286995">
            <text:p>-0.283287</text:p>
          </table:table-cell>
          <table:table-cell table:formula="of:=[.J298]+[.J$400]/400" office:value-type="float" office:value="0.56657399">
            <text:p>0.566574</text:p>
          </table:table-cell>
          <table:table-cell table:formula="of:=[.K298]+[.K$400]/400" office:value-type="float" office:value="-0.283286995">
            <text:p>-0.283287</text:p>
          </table:table-cell>
          <table:table-cell table:formula="of:=[.L298]+[.L$400]/400" office:value-type="float" office:value="0">
            <text:p>0.000000</text:p>
          </table:table-cell>
          <table:table-cell table:formula="of:=[.M298]+[.M$400]/400" office:value-type="float" office:value="0.130027084999999">
            <text:p>0.130027</text:p>
          </table:table-cell>
          <table:table-cell table:formula="of:=[.N298]+[.N$400]/400" office:value-type="float" office:value="-0.130027084999999">
            <text:p>-0.130027</text:p>
          </table:table-cell>
          <table:table-cell table:formula="of:=[.O298]+[.O$400]/400" office:value-type="float" office:value="0">
            <text:p>0.000000</text:p>
          </table:table-cell>
          <table:table-cell table:formula="of:=[.P298]+[.P$400]/400" office:value-type="float" office:value="-0.390081255000002">
            <text:p>-0.390081</text:p>
          </table:table-cell>
          <table:table-cell table:formula="of:=[.Q298]+[.Q$400]/400" office:value-type="float" office:value="0">
            <text:p>0.000000</text:p>
          </table:table-cell>
          <table:table-cell table:formula="of:=[.R298]+[.R$400]/400" office:value-type="float" office:value="0">
            <text:p>0.000000</text:p>
          </table:table-cell>
          <table:table-cell table:formula="of:=[.S298]+[.S$400]/400" office:value-type="float" office:value="0">
            <text:p>0.000000</text:p>
          </table:table-cell>
          <table:table-cell table:formula="of:=[.T298]+[.T$400]/400" office:value-type="float" office:value="0.130027084999999">
            <text:p>0.130027</text:p>
          </table:table-cell>
          <table:table-cell table:formula="of:=[.U298]+[.U$400]/400" office:value-type="float" office:value="0.130027084999999">
            <text:p>0.130027</text:p>
          </table:table-cell>
          <table:table-cell table:formula="of:=[.V298]+[.V$400]/400" office:value-type="float" office:value="0">
            <text:p>0.000000</text:p>
          </table:table-cell>
          <table:table-cell table:formula="of:=[.W298]+[.W$400]/400" office:value-type="float" office:value="-0.390081255000002">
            <text:p>-0.390081</text:p>
          </table:table-cell>
          <table:table-cell table:formula="of:=[.X298]+[.X$400]/400" office:value-type="float" office:value="0">
            <text:p>0.000000</text:p>
          </table:table-cell>
          <table:table-cell table:formula="of:=[.Y298]+[.Y$400]/400" office:value-type="float" office:value="0">
            <text:p>0.000000</text:p>
          </table:table-cell>
          <table:table-cell table:formula="of:=[.Z298]+[.Z$400]/400" office:value-type="float" office:value="0">
            <text:p>0.000000</text:p>
          </table:table-cell>
          <table:table-cell table:formula="of:=[.AA298]+[.AA$400]/400" office:value-type="float" office:value="0">
            <text:p>0.000000</text:p>
          </table:table-cell>
          <table:table-cell table:formula="of:=[.AB298]+[.AB$400]/400" office:value-type="float" office:value="0">
            <text:p>0.000000</text:p>
          </table:table-cell>
          <table:table-cell table:formula="of:=[.AC298]+[.AC$400]/400" office:value-type="float" office:value="0">
            <text:p>0.000000</text:p>
          </table:table-cell>
          <table:table-cell table:formula="of:=[.AD298]+[.AD$400]/400" office:value-type="float" office:value="0">
            <text:p>0.000000</text:p>
          </table:table-cell>
        </table:table-row>
        <table:table-row table:style-name="ro1">
          <table:table-cell table:formula="of:=[.A299]+[.A$400]/400" office:value-type="float" office:value="0">
            <text:p>0.000000</text:p>
          </table:table-cell>
          <table:table-cell table:formula="of:=[.B299]+[.B$400]/400" office:value-type="float" office:value="0">
            <text:p>0.000000</text:p>
          </table:table-cell>
          <table:table-cell table:formula="of:=[.C299]+[.C$400]/400" office:value-type="float" office:value="-0.2842376225">
            <text:p>-0.284238</text:p>
          </table:table-cell>
          <table:table-cell table:formula="of:=[.D299]+[.D$400]/400" office:value-type="float" office:value="0.568475245">
            <text:p>0.568475</text:p>
          </table:table-cell>
          <table:table-cell table:formula="of:=[.E299]+[.E$400]/400" office:value-type="float" office:value="-0.2842376225">
            <text:p>-0.284238</text:p>
          </table:table-cell>
          <table:table-cell table:formula="of:=[.F299]+[.F$400]/400" office:value-type="float" office:value="0">
            <text:p>0.000000</text:p>
          </table:table-cell>
          <table:table-cell table:formula="of:=[.G299]+[.G$400]/400" office:value-type="float" office:value="0">
            <text:p>0.000000</text:p>
          </table:table-cell>
          <table:table-cell table:formula="of:=[.H299]+[.H$400]/400" office:value-type="float" office:value="0">
            <text:p>0.000000</text:p>
          </table:table-cell>
          <table:table-cell table:formula="of:=[.I299]+[.I$400]/400" office:value-type="float" office:value="-0.2842376225">
            <text:p>-0.284238</text:p>
          </table:table-cell>
          <table:table-cell table:formula="of:=[.J299]+[.J$400]/400" office:value-type="float" office:value="0.568475245">
            <text:p>0.568475</text:p>
          </table:table-cell>
          <table:table-cell table:formula="of:=[.K299]+[.K$400]/400" office:value-type="float" office:value="-0.2842376225">
            <text:p>-0.284238</text:p>
          </table:table-cell>
          <table:table-cell table:formula="of:=[.L299]+[.L$400]/400" office:value-type="float" office:value="0">
            <text:p>0.000000</text:p>
          </table:table-cell>
          <table:table-cell table:formula="of:=[.M299]+[.M$400]/400" office:value-type="float" office:value="0.130463417499999">
            <text:p>0.130463</text:p>
          </table:table-cell>
          <table:table-cell table:formula="of:=[.N299]+[.N$400]/400" office:value-type="float" office:value="-0.130463417499999">
            <text:p>-0.130463</text:p>
          </table:table-cell>
          <table:table-cell table:formula="of:=[.O299]+[.O$400]/400" office:value-type="float" office:value="0">
            <text:p>0.000000</text:p>
          </table:table-cell>
          <table:table-cell table:formula="of:=[.P299]+[.P$400]/400" office:value-type="float" office:value="-0.391390252500002">
            <text:p>-0.391390</text:p>
          </table:table-cell>
          <table:table-cell table:formula="of:=[.Q299]+[.Q$400]/400" office:value-type="float" office:value="0">
            <text:p>0.000000</text:p>
          </table:table-cell>
          <table:table-cell table:formula="of:=[.R299]+[.R$400]/400" office:value-type="float" office:value="0">
            <text:p>0.000000</text:p>
          </table:table-cell>
          <table:table-cell table:formula="of:=[.S299]+[.S$400]/400" office:value-type="float" office:value="0">
            <text:p>0.000000</text:p>
          </table:table-cell>
          <table:table-cell table:formula="of:=[.T299]+[.T$400]/400" office:value-type="float" office:value="0.130463417499999">
            <text:p>0.130463</text:p>
          </table:table-cell>
          <table:table-cell table:formula="of:=[.U299]+[.U$400]/400" office:value-type="float" office:value="0.130463417499999">
            <text:p>0.130463</text:p>
          </table:table-cell>
          <table:table-cell table:formula="of:=[.V299]+[.V$400]/400" office:value-type="float" office:value="0">
            <text:p>0.000000</text:p>
          </table:table-cell>
          <table:table-cell table:formula="of:=[.W299]+[.W$400]/400" office:value-type="float" office:value="-0.391390252500002">
            <text:p>-0.391390</text:p>
          </table:table-cell>
          <table:table-cell table:formula="of:=[.X299]+[.X$400]/400" office:value-type="float" office:value="0">
            <text:p>0.000000</text:p>
          </table:table-cell>
          <table:table-cell table:formula="of:=[.Y299]+[.Y$400]/400" office:value-type="float" office:value="0">
            <text:p>0.000000</text:p>
          </table:table-cell>
          <table:table-cell table:formula="of:=[.Z299]+[.Z$400]/400" office:value-type="float" office:value="0">
            <text:p>0.000000</text:p>
          </table:table-cell>
          <table:table-cell table:formula="of:=[.AA299]+[.AA$400]/400" office:value-type="float" office:value="0">
            <text:p>0.000000</text:p>
          </table:table-cell>
          <table:table-cell table:formula="of:=[.AB299]+[.AB$400]/400" office:value-type="float" office:value="0">
            <text:p>0.000000</text:p>
          </table:table-cell>
          <table:table-cell table:formula="of:=[.AC299]+[.AC$400]/400" office:value-type="float" office:value="0">
            <text:p>0.000000</text:p>
          </table:table-cell>
          <table:table-cell table:formula="of:=[.AD299]+[.AD$400]/400" office:value-type="float" office:value="0">
            <text:p>0.000000</text:p>
          </table:table-cell>
        </table:table-row>
        <table:table-row table:style-name="ro1">
          <table:table-cell table:formula="of:=[.A300]+[.A$400]/400" office:value-type="float" office:value="0">
            <text:p>0.000000</text:p>
          </table:table-cell>
          <table:table-cell table:formula="of:=[.B300]+[.B$400]/400" office:value-type="float" office:value="0">
            <text:p>0.000000</text:p>
          </table:table-cell>
          <table:table-cell table:formula="of:=[.C300]+[.C$400]/400" office:value-type="float" office:value="-0.28518825">
            <text:p>-0.285188</text:p>
          </table:table-cell>
          <table:table-cell table:formula="of:=[.D300]+[.D$400]/400" office:value-type="float" office:value="0.5703765">
            <text:p>0.570377</text:p>
          </table:table-cell>
          <table:table-cell table:formula="of:=[.E300]+[.E$400]/400" office:value-type="float" office:value="-0.28518825">
            <text:p>-0.285188</text:p>
          </table:table-cell>
          <table:table-cell table:formula="of:=[.F300]+[.F$400]/400" office:value-type="float" office:value="0">
            <text:p>0.000000</text:p>
          </table:table-cell>
          <table:table-cell table:formula="of:=[.G300]+[.G$400]/400" office:value-type="float" office:value="0">
            <text:p>0.000000</text:p>
          </table:table-cell>
          <table:table-cell table:formula="of:=[.H300]+[.H$400]/400" office:value-type="float" office:value="0">
            <text:p>0.000000</text:p>
          </table:table-cell>
          <table:table-cell table:formula="of:=[.I300]+[.I$400]/400" office:value-type="float" office:value="-0.28518825">
            <text:p>-0.285188</text:p>
          </table:table-cell>
          <table:table-cell table:formula="of:=[.J300]+[.J$400]/400" office:value-type="float" office:value="0.5703765">
            <text:p>0.570377</text:p>
          </table:table-cell>
          <table:table-cell table:formula="of:=[.K300]+[.K$400]/400" office:value-type="float" office:value="-0.28518825">
            <text:p>-0.285188</text:p>
          </table:table-cell>
          <table:table-cell table:formula="of:=[.L300]+[.L$400]/400" office:value-type="float" office:value="0">
            <text:p>0.000000</text:p>
          </table:table-cell>
          <table:table-cell table:formula="of:=[.M300]+[.M$400]/400" office:value-type="float" office:value="0.130899749999999">
            <text:p>0.130900</text:p>
          </table:table-cell>
          <table:table-cell table:formula="of:=[.N300]+[.N$400]/400" office:value-type="float" office:value="-0.130899749999999">
            <text:p>-0.130900</text:p>
          </table:table-cell>
          <table:table-cell table:formula="of:=[.O300]+[.O$400]/400" office:value-type="float" office:value="0">
            <text:p>0.000000</text:p>
          </table:table-cell>
          <table:table-cell table:formula="of:=[.P300]+[.P$400]/400" office:value-type="float" office:value="-0.392699250000002">
            <text:p>-0.392699</text:p>
          </table:table-cell>
          <table:table-cell table:formula="of:=[.Q300]+[.Q$400]/400" office:value-type="float" office:value="0">
            <text:p>0.000000</text:p>
          </table:table-cell>
          <table:table-cell table:formula="of:=[.R300]+[.R$400]/400" office:value-type="float" office:value="0">
            <text:p>0.000000</text:p>
          </table:table-cell>
          <table:table-cell table:formula="of:=[.S300]+[.S$400]/400" office:value-type="float" office:value="0">
            <text:p>0.000000</text:p>
          </table:table-cell>
          <table:table-cell table:formula="of:=[.T300]+[.T$400]/400" office:value-type="float" office:value="0.130899749999999">
            <text:p>0.130900</text:p>
          </table:table-cell>
          <table:table-cell table:formula="of:=[.U300]+[.U$400]/400" office:value-type="float" office:value="0.130899749999999">
            <text:p>0.130900</text:p>
          </table:table-cell>
          <table:table-cell table:formula="of:=[.V300]+[.V$400]/400" office:value-type="float" office:value="0">
            <text:p>0.000000</text:p>
          </table:table-cell>
          <table:table-cell table:formula="of:=[.W300]+[.W$400]/400" office:value-type="float" office:value="-0.392699250000002">
            <text:p>-0.392699</text:p>
          </table:table-cell>
          <table:table-cell table:formula="of:=[.X300]+[.X$400]/400" office:value-type="float" office:value="0">
            <text:p>0.000000</text:p>
          </table:table-cell>
          <table:table-cell table:formula="of:=[.Y300]+[.Y$400]/400" office:value-type="float" office:value="0">
            <text:p>0.000000</text:p>
          </table:table-cell>
          <table:table-cell table:formula="of:=[.Z300]+[.Z$400]/400" office:value-type="float" office:value="0">
            <text:p>0.000000</text:p>
          </table:table-cell>
          <table:table-cell table:formula="of:=[.AA300]+[.AA$400]/400" office:value-type="float" office:value="0">
            <text:p>0.000000</text:p>
          </table:table-cell>
          <table:table-cell table:formula="of:=[.AB300]+[.AB$400]/400" office:value-type="float" office:value="0">
            <text:p>0.000000</text:p>
          </table:table-cell>
          <table:table-cell table:formula="of:=[.AC300]+[.AC$400]/400" office:value-type="float" office:value="0">
            <text:p>0.000000</text:p>
          </table:table-cell>
          <table:table-cell table:formula="of:=[.AD300]+[.AD$400]/400" office:value-type="float" office:value="0">
            <text:p>0.000000</text:p>
          </table:table-cell>
        </table:table-row>
        <table:table-row table:style-name="ro1">
          <table:table-cell table:formula="of:=[.A301]+[.A$400]/400" office:value-type="float" office:value="0">
            <text:p>0.000000</text:p>
          </table:table-cell>
          <table:table-cell table:formula="of:=[.B301]+[.B$400]/400" office:value-type="float" office:value="0">
            <text:p>0.000000</text:p>
          </table:table-cell>
          <table:table-cell table:formula="of:=[.C301]+[.C$400]/400" office:value-type="float" office:value="-0.2861388775">
            <text:p>-0.286139</text:p>
          </table:table-cell>
          <table:table-cell table:formula="of:=[.D301]+[.D$400]/400" office:value-type="float" office:value="0.572277755">
            <text:p>0.572278</text:p>
          </table:table-cell>
          <table:table-cell table:formula="of:=[.E301]+[.E$400]/400" office:value-type="float" office:value="-0.2861388775">
            <text:p>-0.286139</text:p>
          </table:table-cell>
          <table:table-cell table:formula="of:=[.F301]+[.F$400]/400" office:value-type="float" office:value="0">
            <text:p>0.000000</text:p>
          </table:table-cell>
          <table:table-cell table:formula="of:=[.G301]+[.G$400]/400" office:value-type="float" office:value="0">
            <text:p>0.000000</text:p>
          </table:table-cell>
          <table:table-cell table:formula="of:=[.H301]+[.H$400]/400" office:value-type="float" office:value="0">
            <text:p>0.000000</text:p>
          </table:table-cell>
          <table:table-cell table:formula="of:=[.I301]+[.I$400]/400" office:value-type="float" office:value="-0.2861388775">
            <text:p>-0.286139</text:p>
          </table:table-cell>
          <table:table-cell table:formula="of:=[.J301]+[.J$400]/400" office:value-type="float" office:value="0.572277755">
            <text:p>0.572278</text:p>
          </table:table-cell>
          <table:table-cell table:formula="of:=[.K301]+[.K$400]/400" office:value-type="float" office:value="-0.2861388775">
            <text:p>-0.286139</text:p>
          </table:table-cell>
          <table:table-cell table:formula="of:=[.L301]+[.L$400]/400" office:value-type="float" office:value="0">
            <text:p>0.000000</text:p>
          </table:table-cell>
          <table:table-cell table:formula="of:=[.M301]+[.M$400]/400" office:value-type="float" office:value="0.131336082499999">
            <text:p>0.131336</text:p>
          </table:table-cell>
          <table:table-cell table:formula="of:=[.N301]+[.N$400]/400" office:value-type="float" office:value="-0.131336082499999">
            <text:p>-0.131336</text:p>
          </table:table-cell>
          <table:table-cell table:formula="of:=[.O301]+[.O$400]/400" office:value-type="float" office:value="0">
            <text:p>0.000000</text:p>
          </table:table-cell>
          <table:table-cell table:formula="of:=[.P301]+[.P$400]/400" office:value-type="float" office:value="-0.394008247500002">
            <text:p>-0.394008</text:p>
          </table:table-cell>
          <table:table-cell table:formula="of:=[.Q301]+[.Q$400]/400" office:value-type="float" office:value="0">
            <text:p>0.000000</text:p>
          </table:table-cell>
          <table:table-cell table:formula="of:=[.R301]+[.R$400]/400" office:value-type="float" office:value="0">
            <text:p>0.000000</text:p>
          </table:table-cell>
          <table:table-cell table:formula="of:=[.S301]+[.S$400]/400" office:value-type="float" office:value="0">
            <text:p>0.000000</text:p>
          </table:table-cell>
          <table:table-cell table:formula="of:=[.T301]+[.T$400]/400" office:value-type="float" office:value="0.131336082499999">
            <text:p>0.131336</text:p>
          </table:table-cell>
          <table:table-cell table:formula="of:=[.U301]+[.U$400]/400" office:value-type="float" office:value="0.131336082499999">
            <text:p>0.131336</text:p>
          </table:table-cell>
          <table:table-cell table:formula="of:=[.V301]+[.V$400]/400" office:value-type="float" office:value="0">
            <text:p>0.000000</text:p>
          </table:table-cell>
          <table:table-cell table:formula="of:=[.W301]+[.W$400]/400" office:value-type="float" office:value="-0.394008247500002">
            <text:p>-0.394008</text:p>
          </table:table-cell>
          <table:table-cell table:formula="of:=[.X301]+[.X$400]/400" office:value-type="float" office:value="0">
            <text:p>0.000000</text:p>
          </table:table-cell>
          <table:table-cell table:formula="of:=[.Y301]+[.Y$400]/400" office:value-type="float" office:value="0">
            <text:p>0.000000</text:p>
          </table:table-cell>
          <table:table-cell table:formula="of:=[.Z301]+[.Z$400]/400" office:value-type="float" office:value="0">
            <text:p>0.000000</text:p>
          </table:table-cell>
          <table:table-cell table:formula="of:=[.AA301]+[.AA$400]/400" office:value-type="float" office:value="0">
            <text:p>0.000000</text:p>
          </table:table-cell>
          <table:table-cell table:formula="of:=[.AB301]+[.AB$400]/400" office:value-type="float" office:value="0">
            <text:p>0.000000</text:p>
          </table:table-cell>
          <table:table-cell table:formula="of:=[.AC301]+[.AC$400]/400" office:value-type="float" office:value="0">
            <text:p>0.000000</text:p>
          </table:table-cell>
          <table:table-cell table:formula="of:=[.AD301]+[.AD$400]/400" office:value-type="float" office:value="0">
            <text:p>0.000000</text:p>
          </table:table-cell>
        </table:table-row>
        <table:table-row table:style-name="ro1">
          <table:table-cell table:formula="of:=[.A302]+[.A$400]/400" office:value-type="float" office:value="0">
            <text:p>0.000000</text:p>
          </table:table-cell>
          <table:table-cell table:formula="of:=[.B302]+[.B$400]/400" office:value-type="float" office:value="0">
            <text:p>0.000000</text:p>
          </table:table-cell>
          <table:table-cell table:formula="of:=[.C302]+[.C$400]/400" office:value-type="float" office:value="-0.287089505">
            <text:p>-0.287090</text:p>
          </table:table-cell>
          <table:table-cell table:formula="of:=[.D302]+[.D$400]/400" office:value-type="float" office:value="0.57417901">
            <text:p>0.574179</text:p>
          </table:table-cell>
          <table:table-cell table:formula="of:=[.E302]+[.E$400]/400" office:value-type="float" office:value="-0.287089505">
            <text:p>-0.287090</text:p>
          </table:table-cell>
          <table:table-cell table:formula="of:=[.F302]+[.F$400]/400" office:value-type="float" office:value="0">
            <text:p>0.000000</text:p>
          </table:table-cell>
          <table:table-cell table:formula="of:=[.G302]+[.G$400]/400" office:value-type="float" office:value="0">
            <text:p>0.000000</text:p>
          </table:table-cell>
          <table:table-cell table:formula="of:=[.H302]+[.H$400]/400" office:value-type="float" office:value="0">
            <text:p>0.000000</text:p>
          </table:table-cell>
          <table:table-cell table:formula="of:=[.I302]+[.I$400]/400" office:value-type="float" office:value="-0.287089505">
            <text:p>-0.287090</text:p>
          </table:table-cell>
          <table:table-cell table:formula="of:=[.J302]+[.J$400]/400" office:value-type="float" office:value="0.57417901">
            <text:p>0.574179</text:p>
          </table:table-cell>
          <table:table-cell table:formula="of:=[.K302]+[.K$400]/400" office:value-type="float" office:value="-0.287089505">
            <text:p>-0.287090</text:p>
          </table:table-cell>
          <table:table-cell table:formula="of:=[.L302]+[.L$400]/400" office:value-type="float" office:value="0">
            <text:p>0.000000</text:p>
          </table:table-cell>
          <table:table-cell table:formula="of:=[.M302]+[.M$400]/400" office:value-type="float" office:value="0.131772414999999">
            <text:p>0.131772</text:p>
          </table:table-cell>
          <table:table-cell table:formula="of:=[.N302]+[.N$400]/400" office:value-type="float" office:value="-0.131772414999999">
            <text:p>-0.131772</text:p>
          </table:table-cell>
          <table:table-cell table:formula="of:=[.O302]+[.O$400]/400" office:value-type="float" office:value="0">
            <text:p>0.000000</text:p>
          </table:table-cell>
          <table:table-cell table:formula="of:=[.P302]+[.P$400]/400" office:value-type="float" office:value="-0.395317245000002">
            <text:p>-0.395317</text:p>
          </table:table-cell>
          <table:table-cell table:formula="of:=[.Q302]+[.Q$400]/400" office:value-type="float" office:value="0">
            <text:p>0.000000</text:p>
          </table:table-cell>
          <table:table-cell table:formula="of:=[.R302]+[.R$400]/400" office:value-type="float" office:value="0">
            <text:p>0.000000</text:p>
          </table:table-cell>
          <table:table-cell table:formula="of:=[.S302]+[.S$400]/400" office:value-type="float" office:value="0">
            <text:p>0.000000</text:p>
          </table:table-cell>
          <table:table-cell table:formula="of:=[.T302]+[.T$400]/400" office:value-type="float" office:value="0.131772414999999">
            <text:p>0.131772</text:p>
          </table:table-cell>
          <table:table-cell table:formula="of:=[.U302]+[.U$400]/400" office:value-type="float" office:value="0.131772414999999">
            <text:p>0.131772</text:p>
          </table:table-cell>
          <table:table-cell table:formula="of:=[.V302]+[.V$400]/400" office:value-type="float" office:value="0">
            <text:p>0.000000</text:p>
          </table:table-cell>
          <table:table-cell table:formula="of:=[.W302]+[.W$400]/400" office:value-type="float" office:value="-0.395317245000002">
            <text:p>-0.395317</text:p>
          </table:table-cell>
          <table:table-cell table:formula="of:=[.X302]+[.X$400]/400" office:value-type="float" office:value="0">
            <text:p>0.000000</text:p>
          </table:table-cell>
          <table:table-cell table:formula="of:=[.Y302]+[.Y$400]/400" office:value-type="float" office:value="0">
            <text:p>0.000000</text:p>
          </table:table-cell>
          <table:table-cell table:formula="of:=[.Z302]+[.Z$400]/400" office:value-type="float" office:value="0">
            <text:p>0.000000</text:p>
          </table:table-cell>
          <table:table-cell table:formula="of:=[.AA302]+[.AA$400]/400" office:value-type="float" office:value="0">
            <text:p>0.000000</text:p>
          </table:table-cell>
          <table:table-cell table:formula="of:=[.AB302]+[.AB$400]/400" office:value-type="float" office:value="0">
            <text:p>0.000000</text:p>
          </table:table-cell>
          <table:table-cell table:formula="of:=[.AC302]+[.AC$400]/400" office:value-type="float" office:value="0">
            <text:p>0.000000</text:p>
          </table:table-cell>
          <table:table-cell table:formula="of:=[.AD302]+[.AD$400]/400" office:value-type="float" office:value="0">
            <text:p>0.000000</text:p>
          </table:table-cell>
        </table:table-row>
        <table:table-row table:style-name="ro1">
          <table:table-cell table:formula="of:=[.A303]+[.A$400]/400" office:value-type="float" office:value="0">
            <text:p>0.000000</text:p>
          </table:table-cell>
          <table:table-cell table:formula="of:=[.B303]+[.B$400]/400" office:value-type="float" office:value="0">
            <text:p>0.000000</text:p>
          </table:table-cell>
          <table:table-cell table:formula="of:=[.C303]+[.C$400]/400" office:value-type="float" office:value="-0.2880401325">
            <text:p>-0.288040</text:p>
          </table:table-cell>
          <table:table-cell table:formula="of:=[.D303]+[.D$400]/400" office:value-type="float" office:value="0.576080265">
            <text:p>0.576080</text:p>
          </table:table-cell>
          <table:table-cell table:formula="of:=[.E303]+[.E$400]/400" office:value-type="float" office:value="-0.2880401325">
            <text:p>-0.288040</text:p>
          </table:table-cell>
          <table:table-cell table:formula="of:=[.F303]+[.F$400]/400" office:value-type="float" office:value="0">
            <text:p>0.000000</text:p>
          </table:table-cell>
          <table:table-cell table:formula="of:=[.G303]+[.G$400]/400" office:value-type="float" office:value="0">
            <text:p>0.000000</text:p>
          </table:table-cell>
          <table:table-cell table:formula="of:=[.H303]+[.H$400]/400" office:value-type="float" office:value="0">
            <text:p>0.000000</text:p>
          </table:table-cell>
          <table:table-cell table:formula="of:=[.I303]+[.I$400]/400" office:value-type="float" office:value="-0.2880401325">
            <text:p>-0.288040</text:p>
          </table:table-cell>
          <table:table-cell table:formula="of:=[.J303]+[.J$400]/400" office:value-type="float" office:value="0.576080265">
            <text:p>0.576080</text:p>
          </table:table-cell>
          <table:table-cell table:formula="of:=[.K303]+[.K$400]/400" office:value-type="float" office:value="-0.2880401325">
            <text:p>-0.288040</text:p>
          </table:table-cell>
          <table:table-cell table:formula="of:=[.L303]+[.L$400]/400" office:value-type="float" office:value="0">
            <text:p>0.000000</text:p>
          </table:table-cell>
          <table:table-cell table:formula="of:=[.M303]+[.M$400]/400" office:value-type="float" office:value="0.132208747499999">
            <text:p>0.132209</text:p>
          </table:table-cell>
          <table:table-cell table:formula="of:=[.N303]+[.N$400]/400" office:value-type="float" office:value="-0.132208747499999">
            <text:p>-0.132209</text:p>
          </table:table-cell>
          <table:table-cell table:formula="of:=[.O303]+[.O$400]/400" office:value-type="float" office:value="0">
            <text:p>0.000000</text:p>
          </table:table-cell>
          <table:table-cell table:formula="of:=[.P303]+[.P$400]/400" office:value-type="float" office:value="-0.396626242500002">
            <text:p>-0.396626</text:p>
          </table:table-cell>
          <table:table-cell table:formula="of:=[.Q303]+[.Q$400]/400" office:value-type="float" office:value="0">
            <text:p>0.000000</text:p>
          </table:table-cell>
          <table:table-cell table:formula="of:=[.R303]+[.R$400]/400" office:value-type="float" office:value="0">
            <text:p>0.000000</text:p>
          </table:table-cell>
          <table:table-cell table:formula="of:=[.S303]+[.S$400]/400" office:value-type="float" office:value="0">
            <text:p>0.000000</text:p>
          </table:table-cell>
          <table:table-cell table:formula="of:=[.T303]+[.T$400]/400" office:value-type="float" office:value="0.132208747499999">
            <text:p>0.132209</text:p>
          </table:table-cell>
          <table:table-cell table:formula="of:=[.U303]+[.U$400]/400" office:value-type="float" office:value="0.132208747499999">
            <text:p>0.132209</text:p>
          </table:table-cell>
          <table:table-cell table:formula="of:=[.V303]+[.V$400]/400" office:value-type="float" office:value="0">
            <text:p>0.000000</text:p>
          </table:table-cell>
          <table:table-cell table:formula="of:=[.W303]+[.W$400]/400" office:value-type="float" office:value="-0.396626242500002">
            <text:p>-0.396626</text:p>
          </table:table-cell>
          <table:table-cell table:formula="of:=[.X303]+[.X$400]/400" office:value-type="float" office:value="0">
            <text:p>0.000000</text:p>
          </table:table-cell>
          <table:table-cell table:formula="of:=[.Y303]+[.Y$400]/400" office:value-type="float" office:value="0">
            <text:p>0.000000</text:p>
          </table:table-cell>
          <table:table-cell table:formula="of:=[.Z303]+[.Z$400]/400" office:value-type="float" office:value="0">
            <text:p>0.000000</text:p>
          </table:table-cell>
          <table:table-cell table:formula="of:=[.AA303]+[.AA$400]/400" office:value-type="float" office:value="0">
            <text:p>0.000000</text:p>
          </table:table-cell>
          <table:table-cell table:formula="of:=[.AB303]+[.AB$400]/400" office:value-type="float" office:value="0">
            <text:p>0.000000</text:p>
          </table:table-cell>
          <table:table-cell table:formula="of:=[.AC303]+[.AC$400]/400" office:value-type="float" office:value="0">
            <text:p>0.000000</text:p>
          </table:table-cell>
          <table:table-cell table:formula="of:=[.AD303]+[.AD$400]/400" office:value-type="float" office:value="0">
            <text:p>0.000000</text:p>
          </table:table-cell>
        </table:table-row>
        <table:table-row table:style-name="ro1">
          <table:table-cell table:formula="of:=[.A304]+[.A$400]/400" office:value-type="float" office:value="0">
            <text:p>0.000000</text:p>
          </table:table-cell>
          <table:table-cell table:formula="of:=[.B304]+[.B$400]/400" office:value-type="float" office:value="0">
            <text:p>0.000000</text:p>
          </table:table-cell>
          <table:table-cell table:formula="of:=[.C304]+[.C$400]/400" office:value-type="float" office:value="-0.28899076">
            <text:p>-0.288991</text:p>
          </table:table-cell>
          <table:table-cell table:formula="of:=[.D304]+[.D$400]/400" office:value-type="float" office:value="0.57798152">
            <text:p>0.577982</text:p>
          </table:table-cell>
          <table:table-cell table:formula="of:=[.E304]+[.E$400]/400" office:value-type="float" office:value="-0.28899076">
            <text:p>-0.288991</text:p>
          </table:table-cell>
          <table:table-cell table:formula="of:=[.F304]+[.F$400]/400" office:value-type="float" office:value="0">
            <text:p>0.000000</text:p>
          </table:table-cell>
          <table:table-cell table:formula="of:=[.G304]+[.G$400]/400" office:value-type="float" office:value="0">
            <text:p>0.000000</text:p>
          </table:table-cell>
          <table:table-cell table:formula="of:=[.H304]+[.H$400]/400" office:value-type="float" office:value="0">
            <text:p>0.000000</text:p>
          </table:table-cell>
          <table:table-cell table:formula="of:=[.I304]+[.I$400]/400" office:value-type="float" office:value="-0.28899076">
            <text:p>-0.288991</text:p>
          </table:table-cell>
          <table:table-cell table:formula="of:=[.J304]+[.J$400]/400" office:value-type="float" office:value="0.57798152">
            <text:p>0.577982</text:p>
          </table:table-cell>
          <table:table-cell table:formula="of:=[.K304]+[.K$400]/400" office:value-type="float" office:value="-0.28899076">
            <text:p>-0.288991</text:p>
          </table:table-cell>
          <table:table-cell table:formula="of:=[.L304]+[.L$400]/400" office:value-type="float" office:value="0">
            <text:p>0.000000</text:p>
          </table:table-cell>
          <table:table-cell table:formula="of:=[.M304]+[.M$400]/400" office:value-type="float" office:value="0.132645079999999">
            <text:p>0.132645</text:p>
          </table:table-cell>
          <table:table-cell table:formula="of:=[.N304]+[.N$400]/400" office:value-type="float" office:value="-0.132645079999999">
            <text:p>-0.132645</text:p>
          </table:table-cell>
          <table:table-cell table:formula="of:=[.O304]+[.O$400]/400" office:value-type="float" office:value="0">
            <text:p>0.000000</text:p>
          </table:table-cell>
          <table:table-cell table:formula="of:=[.P304]+[.P$400]/400" office:value-type="float" office:value="-0.397935240000002">
            <text:p>-0.397935</text:p>
          </table:table-cell>
          <table:table-cell table:formula="of:=[.Q304]+[.Q$400]/400" office:value-type="float" office:value="0">
            <text:p>0.000000</text:p>
          </table:table-cell>
          <table:table-cell table:formula="of:=[.R304]+[.R$400]/400" office:value-type="float" office:value="0">
            <text:p>0.000000</text:p>
          </table:table-cell>
          <table:table-cell table:formula="of:=[.S304]+[.S$400]/400" office:value-type="float" office:value="0">
            <text:p>0.000000</text:p>
          </table:table-cell>
          <table:table-cell table:formula="of:=[.T304]+[.T$400]/400" office:value-type="float" office:value="0.132645079999999">
            <text:p>0.132645</text:p>
          </table:table-cell>
          <table:table-cell table:formula="of:=[.U304]+[.U$400]/400" office:value-type="float" office:value="0.132645079999999">
            <text:p>0.132645</text:p>
          </table:table-cell>
          <table:table-cell table:formula="of:=[.V304]+[.V$400]/400" office:value-type="float" office:value="0">
            <text:p>0.000000</text:p>
          </table:table-cell>
          <table:table-cell table:formula="of:=[.W304]+[.W$400]/400" office:value-type="float" office:value="-0.397935240000002">
            <text:p>-0.397935</text:p>
          </table:table-cell>
          <table:table-cell table:formula="of:=[.X304]+[.X$400]/400" office:value-type="float" office:value="0">
            <text:p>0.000000</text:p>
          </table:table-cell>
          <table:table-cell table:formula="of:=[.Y304]+[.Y$400]/400" office:value-type="float" office:value="0">
            <text:p>0.000000</text:p>
          </table:table-cell>
          <table:table-cell table:formula="of:=[.Z304]+[.Z$400]/400" office:value-type="float" office:value="0">
            <text:p>0.000000</text:p>
          </table:table-cell>
          <table:table-cell table:formula="of:=[.AA304]+[.AA$400]/400" office:value-type="float" office:value="0">
            <text:p>0.000000</text:p>
          </table:table-cell>
          <table:table-cell table:formula="of:=[.AB304]+[.AB$400]/400" office:value-type="float" office:value="0">
            <text:p>0.000000</text:p>
          </table:table-cell>
          <table:table-cell table:formula="of:=[.AC304]+[.AC$400]/400" office:value-type="float" office:value="0">
            <text:p>0.000000</text:p>
          </table:table-cell>
          <table:table-cell table:formula="of:=[.AD304]+[.AD$400]/400" office:value-type="float" office:value="0">
            <text:p>0.000000</text:p>
          </table:table-cell>
        </table:table-row>
        <table:table-row table:style-name="ro1">
          <table:table-cell table:formula="of:=[.A305]+[.A$400]/400" office:value-type="float" office:value="0">
            <text:p>0.000000</text:p>
          </table:table-cell>
          <table:table-cell table:formula="of:=[.B305]+[.B$400]/400" office:value-type="float" office:value="0">
            <text:p>0.000000</text:p>
          </table:table-cell>
          <table:table-cell table:formula="of:=[.C305]+[.C$400]/400" office:value-type="float" office:value="-0.2899413875">
            <text:p>-0.289941</text:p>
          </table:table-cell>
          <table:table-cell table:formula="of:=[.D305]+[.D$400]/400" office:value-type="float" office:value="0.579882775">
            <text:p>0.579883</text:p>
          </table:table-cell>
          <table:table-cell table:formula="of:=[.E305]+[.E$400]/400" office:value-type="float" office:value="-0.2899413875">
            <text:p>-0.289941</text:p>
          </table:table-cell>
          <table:table-cell table:formula="of:=[.F305]+[.F$400]/400" office:value-type="float" office:value="0">
            <text:p>0.000000</text:p>
          </table:table-cell>
          <table:table-cell table:formula="of:=[.G305]+[.G$400]/400" office:value-type="float" office:value="0">
            <text:p>0.000000</text:p>
          </table:table-cell>
          <table:table-cell table:formula="of:=[.H305]+[.H$400]/400" office:value-type="float" office:value="0">
            <text:p>0.000000</text:p>
          </table:table-cell>
          <table:table-cell table:formula="of:=[.I305]+[.I$400]/400" office:value-type="float" office:value="-0.2899413875">
            <text:p>-0.289941</text:p>
          </table:table-cell>
          <table:table-cell table:formula="of:=[.J305]+[.J$400]/400" office:value-type="float" office:value="0.579882775">
            <text:p>0.579883</text:p>
          </table:table-cell>
          <table:table-cell table:formula="of:=[.K305]+[.K$400]/400" office:value-type="float" office:value="-0.2899413875">
            <text:p>-0.289941</text:p>
          </table:table-cell>
          <table:table-cell table:formula="of:=[.L305]+[.L$400]/400" office:value-type="float" office:value="0">
            <text:p>0.000000</text:p>
          </table:table-cell>
          <table:table-cell table:formula="of:=[.M305]+[.M$400]/400" office:value-type="float" office:value="0.133081412499999">
            <text:p>0.133081</text:p>
          </table:table-cell>
          <table:table-cell table:formula="of:=[.N305]+[.N$400]/400" office:value-type="float" office:value="-0.133081412499999">
            <text:p>-0.133081</text:p>
          </table:table-cell>
          <table:table-cell table:formula="of:=[.O305]+[.O$400]/400" office:value-type="float" office:value="0">
            <text:p>0.000000</text:p>
          </table:table-cell>
          <table:table-cell table:formula="of:=[.P305]+[.P$400]/400" office:value-type="float" office:value="-0.399244237500002">
            <text:p>-0.399244</text:p>
          </table:table-cell>
          <table:table-cell table:formula="of:=[.Q305]+[.Q$400]/400" office:value-type="float" office:value="0">
            <text:p>0.000000</text:p>
          </table:table-cell>
          <table:table-cell table:formula="of:=[.R305]+[.R$400]/400" office:value-type="float" office:value="0">
            <text:p>0.000000</text:p>
          </table:table-cell>
          <table:table-cell table:formula="of:=[.S305]+[.S$400]/400" office:value-type="float" office:value="0">
            <text:p>0.000000</text:p>
          </table:table-cell>
          <table:table-cell table:formula="of:=[.T305]+[.T$400]/400" office:value-type="float" office:value="0.133081412499999">
            <text:p>0.133081</text:p>
          </table:table-cell>
          <table:table-cell table:formula="of:=[.U305]+[.U$400]/400" office:value-type="float" office:value="0.133081412499999">
            <text:p>0.133081</text:p>
          </table:table-cell>
          <table:table-cell table:formula="of:=[.V305]+[.V$400]/400" office:value-type="float" office:value="0">
            <text:p>0.000000</text:p>
          </table:table-cell>
          <table:table-cell table:formula="of:=[.W305]+[.W$400]/400" office:value-type="float" office:value="-0.399244237500002">
            <text:p>-0.399244</text:p>
          </table:table-cell>
          <table:table-cell table:formula="of:=[.X305]+[.X$400]/400" office:value-type="float" office:value="0">
            <text:p>0.000000</text:p>
          </table:table-cell>
          <table:table-cell table:formula="of:=[.Y305]+[.Y$400]/400" office:value-type="float" office:value="0">
            <text:p>0.000000</text:p>
          </table:table-cell>
          <table:table-cell table:formula="of:=[.Z305]+[.Z$400]/400" office:value-type="float" office:value="0">
            <text:p>0.000000</text:p>
          </table:table-cell>
          <table:table-cell table:formula="of:=[.AA305]+[.AA$400]/400" office:value-type="float" office:value="0">
            <text:p>0.000000</text:p>
          </table:table-cell>
          <table:table-cell table:formula="of:=[.AB305]+[.AB$400]/400" office:value-type="float" office:value="0">
            <text:p>0.000000</text:p>
          </table:table-cell>
          <table:table-cell table:formula="of:=[.AC305]+[.AC$400]/400" office:value-type="float" office:value="0">
            <text:p>0.000000</text:p>
          </table:table-cell>
          <table:table-cell table:formula="of:=[.AD305]+[.AD$400]/400" office:value-type="float" office:value="0">
            <text:p>0.000000</text:p>
          </table:table-cell>
        </table:table-row>
        <table:table-row table:style-name="ro1">
          <table:table-cell table:formula="of:=[.A306]+[.A$400]/400" office:value-type="float" office:value="0">
            <text:p>0.000000</text:p>
          </table:table-cell>
          <table:table-cell table:formula="of:=[.B306]+[.B$400]/400" office:value-type="float" office:value="0">
            <text:p>0.000000</text:p>
          </table:table-cell>
          <table:table-cell table:formula="of:=[.C306]+[.C$400]/400" office:value-type="float" office:value="-0.290892015">
            <text:p>-0.290892</text:p>
          </table:table-cell>
          <table:table-cell table:formula="of:=[.D306]+[.D$400]/400" office:value-type="float" office:value="0.58178403">
            <text:p>0.581784</text:p>
          </table:table-cell>
          <table:table-cell table:formula="of:=[.E306]+[.E$400]/400" office:value-type="float" office:value="-0.290892015">
            <text:p>-0.290892</text:p>
          </table:table-cell>
          <table:table-cell table:formula="of:=[.F306]+[.F$400]/400" office:value-type="float" office:value="0">
            <text:p>0.000000</text:p>
          </table:table-cell>
          <table:table-cell table:formula="of:=[.G306]+[.G$400]/400" office:value-type="float" office:value="0">
            <text:p>0.000000</text:p>
          </table:table-cell>
          <table:table-cell table:formula="of:=[.H306]+[.H$400]/400" office:value-type="float" office:value="0">
            <text:p>0.000000</text:p>
          </table:table-cell>
          <table:table-cell table:formula="of:=[.I306]+[.I$400]/400" office:value-type="float" office:value="-0.290892015">
            <text:p>-0.290892</text:p>
          </table:table-cell>
          <table:table-cell table:formula="of:=[.J306]+[.J$400]/400" office:value-type="float" office:value="0.58178403">
            <text:p>0.581784</text:p>
          </table:table-cell>
          <table:table-cell table:formula="of:=[.K306]+[.K$400]/400" office:value-type="float" office:value="-0.290892015">
            <text:p>-0.290892</text:p>
          </table:table-cell>
          <table:table-cell table:formula="of:=[.L306]+[.L$400]/400" office:value-type="float" office:value="0">
            <text:p>0.000000</text:p>
          </table:table-cell>
          <table:table-cell table:formula="of:=[.M306]+[.M$400]/400" office:value-type="float" office:value="0.133517744999999">
            <text:p>0.133518</text:p>
          </table:table-cell>
          <table:table-cell table:formula="of:=[.N306]+[.N$400]/400" office:value-type="float" office:value="-0.133517744999999">
            <text:p>-0.133518</text:p>
          </table:table-cell>
          <table:table-cell table:formula="of:=[.O306]+[.O$400]/400" office:value-type="float" office:value="0">
            <text:p>0.000000</text:p>
          </table:table-cell>
          <table:table-cell table:formula="of:=[.P306]+[.P$400]/400" office:value-type="float" office:value="-0.400553235000002">
            <text:p>-0.400553</text:p>
          </table:table-cell>
          <table:table-cell table:formula="of:=[.Q306]+[.Q$400]/400" office:value-type="float" office:value="0">
            <text:p>0.000000</text:p>
          </table:table-cell>
          <table:table-cell table:formula="of:=[.R306]+[.R$400]/400" office:value-type="float" office:value="0">
            <text:p>0.000000</text:p>
          </table:table-cell>
          <table:table-cell table:formula="of:=[.S306]+[.S$400]/400" office:value-type="float" office:value="0">
            <text:p>0.000000</text:p>
          </table:table-cell>
          <table:table-cell table:formula="of:=[.T306]+[.T$400]/400" office:value-type="float" office:value="0.133517744999999">
            <text:p>0.133518</text:p>
          </table:table-cell>
          <table:table-cell table:formula="of:=[.U306]+[.U$400]/400" office:value-type="float" office:value="0.133517744999999">
            <text:p>0.133518</text:p>
          </table:table-cell>
          <table:table-cell table:formula="of:=[.V306]+[.V$400]/400" office:value-type="float" office:value="0">
            <text:p>0.000000</text:p>
          </table:table-cell>
          <table:table-cell table:formula="of:=[.W306]+[.W$400]/400" office:value-type="float" office:value="-0.400553235000002">
            <text:p>-0.400553</text:p>
          </table:table-cell>
          <table:table-cell table:formula="of:=[.X306]+[.X$400]/400" office:value-type="float" office:value="0">
            <text:p>0.000000</text:p>
          </table:table-cell>
          <table:table-cell table:formula="of:=[.Y306]+[.Y$400]/400" office:value-type="float" office:value="0">
            <text:p>0.000000</text:p>
          </table:table-cell>
          <table:table-cell table:formula="of:=[.Z306]+[.Z$400]/400" office:value-type="float" office:value="0">
            <text:p>0.000000</text:p>
          </table:table-cell>
          <table:table-cell table:formula="of:=[.AA306]+[.AA$400]/400" office:value-type="float" office:value="0">
            <text:p>0.000000</text:p>
          </table:table-cell>
          <table:table-cell table:formula="of:=[.AB306]+[.AB$400]/400" office:value-type="float" office:value="0">
            <text:p>0.000000</text:p>
          </table:table-cell>
          <table:table-cell table:formula="of:=[.AC306]+[.AC$400]/400" office:value-type="float" office:value="0">
            <text:p>0.000000</text:p>
          </table:table-cell>
          <table:table-cell table:formula="of:=[.AD306]+[.AD$400]/400" office:value-type="float" office:value="0">
            <text:p>0.000000</text:p>
          </table:table-cell>
        </table:table-row>
        <table:table-row table:style-name="ro1">
          <table:table-cell table:formula="of:=[.A307]+[.A$400]/400" office:value-type="float" office:value="0">
            <text:p>0.000000</text:p>
          </table:table-cell>
          <table:table-cell table:formula="of:=[.B307]+[.B$400]/400" office:value-type="float" office:value="0">
            <text:p>0.000000</text:p>
          </table:table-cell>
          <table:table-cell table:formula="of:=[.C307]+[.C$400]/400" office:value-type="float" office:value="-0.2918426425">
            <text:p>-0.291843</text:p>
          </table:table-cell>
          <table:table-cell table:formula="of:=[.D307]+[.D$400]/400" office:value-type="float" office:value="0.583685285">
            <text:p>0.583685</text:p>
          </table:table-cell>
          <table:table-cell table:formula="of:=[.E307]+[.E$400]/400" office:value-type="float" office:value="-0.2918426425">
            <text:p>-0.291843</text:p>
          </table:table-cell>
          <table:table-cell table:formula="of:=[.F307]+[.F$400]/400" office:value-type="float" office:value="0">
            <text:p>0.000000</text:p>
          </table:table-cell>
          <table:table-cell table:formula="of:=[.G307]+[.G$400]/400" office:value-type="float" office:value="0">
            <text:p>0.000000</text:p>
          </table:table-cell>
          <table:table-cell table:formula="of:=[.H307]+[.H$400]/400" office:value-type="float" office:value="0">
            <text:p>0.000000</text:p>
          </table:table-cell>
          <table:table-cell table:formula="of:=[.I307]+[.I$400]/400" office:value-type="float" office:value="-0.2918426425">
            <text:p>-0.291843</text:p>
          </table:table-cell>
          <table:table-cell table:formula="of:=[.J307]+[.J$400]/400" office:value-type="float" office:value="0.583685285">
            <text:p>0.583685</text:p>
          </table:table-cell>
          <table:table-cell table:formula="of:=[.K307]+[.K$400]/400" office:value-type="float" office:value="-0.2918426425">
            <text:p>-0.291843</text:p>
          </table:table-cell>
          <table:table-cell table:formula="of:=[.L307]+[.L$400]/400" office:value-type="float" office:value="0">
            <text:p>0.000000</text:p>
          </table:table-cell>
          <table:table-cell table:formula="of:=[.M307]+[.M$400]/400" office:value-type="float" office:value="0.133954077499999">
            <text:p>0.133954</text:p>
          </table:table-cell>
          <table:table-cell table:formula="of:=[.N307]+[.N$400]/400" office:value-type="float" office:value="-0.133954077499999">
            <text:p>-0.133954</text:p>
          </table:table-cell>
          <table:table-cell table:formula="of:=[.O307]+[.O$400]/400" office:value-type="float" office:value="0">
            <text:p>0.000000</text:p>
          </table:table-cell>
          <table:table-cell table:formula="of:=[.P307]+[.P$400]/400" office:value-type="float" office:value="-0.401862232500002">
            <text:p>-0.401862</text:p>
          </table:table-cell>
          <table:table-cell table:formula="of:=[.Q307]+[.Q$400]/400" office:value-type="float" office:value="0">
            <text:p>0.000000</text:p>
          </table:table-cell>
          <table:table-cell table:formula="of:=[.R307]+[.R$400]/400" office:value-type="float" office:value="0">
            <text:p>0.000000</text:p>
          </table:table-cell>
          <table:table-cell table:formula="of:=[.S307]+[.S$400]/400" office:value-type="float" office:value="0">
            <text:p>0.000000</text:p>
          </table:table-cell>
          <table:table-cell table:formula="of:=[.T307]+[.T$400]/400" office:value-type="float" office:value="0.133954077499999">
            <text:p>0.133954</text:p>
          </table:table-cell>
          <table:table-cell table:formula="of:=[.U307]+[.U$400]/400" office:value-type="float" office:value="0.133954077499999">
            <text:p>0.133954</text:p>
          </table:table-cell>
          <table:table-cell table:formula="of:=[.V307]+[.V$400]/400" office:value-type="float" office:value="0">
            <text:p>0.000000</text:p>
          </table:table-cell>
          <table:table-cell table:formula="of:=[.W307]+[.W$400]/400" office:value-type="float" office:value="-0.401862232500002">
            <text:p>-0.401862</text:p>
          </table:table-cell>
          <table:table-cell table:formula="of:=[.X307]+[.X$400]/400" office:value-type="float" office:value="0">
            <text:p>0.000000</text:p>
          </table:table-cell>
          <table:table-cell table:formula="of:=[.Y307]+[.Y$400]/400" office:value-type="float" office:value="0">
            <text:p>0.000000</text:p>
          </table:table-cell>
          <table:table-cell table:formula="of:=[.Z307]+[.Z$400]/400" office:value-type="float" office:value="0">
            <text:p>0.000000</text:p>
          </table:table-cell>
          <table:table-cell table:formula="of:=[.AA307]+[.AA$400]/400" office:value-type="float" office:value="0">
            <text:p>0.000000</text:p>
          </table:table-cell>
          <table:table-cell table:formula="of:=[.AB307]+[.AB$400]/400" office:value-type="float" office:value="0">
            <text:p>0.000000</text:p>
          </table:table-cell>
          <table:table-cell table:formula="of:=[.AC307]+[.AC$400]/400" office:value-type="float" office:value="0">
            <text:p>0.000000</text:p>
          </table:table-cell>
          <table:table-cell table:formula="of:=[.AD307]+[.AD$400]/400" office:value-type="float" office:value="0">
            <text:p>0.000000</text:p>
          </table:table-cell>
        </table:table-row>
        <table:table-row table:style-name="ro1">
          <table:table-cell table:formula="of:=[.A308]+[.A$400]/400" office:value-type="float" office:value="0">
            <text:p>0.000000</text:p>
          </table:table-cell>
          <table:table-cell table:formula="of:=[.B308]+[.B$400]/400" office:value-type="float" office:value="0">
            <text:p>0.000000</text:p>
          </table:table-cell>
          <table:table-cell table:formula="of:=[.C308]+[.C$400]/400" office:value-type="float" office:value="-0.29279327">
            <text:p>-0.292793</text:p>
          </table:table-cell>
          <table:table-cell table:formula="of:=[.D308]+[.D$400]/400" office:value-type="float" office:value="0.58558654">
            <text:p>0.585587</text:p>
          </table:table-cell>
          <table:table-cell table:formula="of:=[.E308]+[.E$400]/400" office:value-type="float" office:value="-0.29279327">
            <text:p>-0.292793</text:p>
          </table:table-cell>
          <table:table-cell table:formula="of:=[.F308]+[.F$400]/400" office:value-type="float" office:value="0">
            <text:p>0.000000</text:p>
          </table:table-cell>
          <table:table-cell table:formula="of:=[.G308]+[.G$400]/400" office:value-type="float" office:value="0">
            <text:p>0.000000</text:p>
          </table:table-cell>
          <table:table-cell table:formula="of:=[.H308]+[.H$400]/400" office:value-type="float" office:value="0">
            <text:p>0.000000</text:p>
          </table:table-cell>
          <table:table-cell table:formula="of:=[.I308]+[.I$400]/400" office:value-type="float" office:value="-0.29279327">
            <text:p>-0.292793</text:p>
          </table:table-cell>
          <table:table-cell table:formula="of:=[.J308]+[.J$400]/400" office:value-type="float" office:value="0.58558654">
            <text:p>0.585587</text:p>
          </table:table-cell>
          <table:table-cell table:formula="of:=[.K308]+[.K$400]/400" office:value-type="float" office:value="-0.29279327">
            <text:p>-0.292793</text:p>
          </table:table-cell>
          <table:table-cell table:formula="of:=[.L308]+[.L$400]/400" office:value-type="float" office:value="0">
            <text:p>0.000000</text:p>
          </table:table-cell>
          <table:table-cell table:formula="of:=[.M308]+[.M$400]/400" office:value-type="float" office:value="0.134390409999999">
            <text:p>0.134390</text:p>
          </table:table-cell>
          <table:table-cell table:formula="of:=[.N308]+[.N$400]/400" office:value-type="float" office:value="-0.134390409999999">
            <text:p>-0.134390</text:p>
          </table:table-cell>
          <table:table-cell table:formula="of:=[.O308]+[.O$400]/400" office:value-type="float" office:value="0">
            <text:p>0.000000</text:p>
          </table:table-cell>
          <table:table-cell table:formula="of:=[.P308]+[.P$400]/400" office:value-type="float" office:value="-0.403171230000002">
            <text:p>-0.403171</text:p>
          </table:table-cell>
          <table:table-cell table:formula="of:=[.Q308]+[.Q$400]/400" office:value-type="float" office:value="0">
            <text:p>0.000000</text:p>
          </table:table-cell>
          <table:table-cell table:formula="of:=[.R308]+[.R$400]/400" office:value-type="float" office:value="0">
            <text:p>0.000000</text:p>
          </table:table-cell>
          <table:table-cell table:formula="of:=[.S308]+[.S$400]/400" office:value-type="float" office:value="0">
            <text:p>0.000000</text:p>
          </table:table-cell>
          <table:table-cell table:formula="of:=[.T308]+[.T$400]/400" office:value-type="float" office:value="0.134390409999999">
            <text:p>0.134390</text:p>
          </table:table-cell>
          <table:table-cell table:formula="of:=[.U308]+[.U$400]/400" office:value-type="float" office:value="0.134390409999999">
            <text:p>0.134390</text:p>
          </table:table-cell>
          <table:table-cell table:formula="of:=[.V308]+[.V$400]/400" office:value-type="float" office:value="0">
            <text:p>0.000000</text:p>
          </table:table-cell>
          <table:table-cell table:formula="of:=[.W308]+[.W$400]/400" office:value-type="float" office:value="-0.403171230000002">
            <text:p>-0.403171</text:p>
          </table:table-cell>
          <table:table-cell table:formula="of:=[.X308]+[.X$400]/400" office:value-type="float" office:value="0">
            <text:p>0.000000</text:p>
          </table:table-cell>
          <table:table-cell table:formula="of:=[.Y308]+[.Y$400]/400" office:value-type="float" office:value="0">
            <text:p>0.000000</text:p>
          </table:table-cell>
          <table:table-cell table:formula="of:=[.Z308]+[.Z$400]/400" office:value-type="float" office:value="0">
            <text:p>0.000000</text:p>
          </table:table-cell>
          <table:table-cell table:formula="of:=[.AA308]+[.AA$400]/400" office:value-type="float" office:value="0">
            <text:p>0.000000</text:p>
          </table:table-cell>
          <table:table-cell table:formula="of:=[.AB308]+[.AB$400]/400" office:value-type="float" office:value="0">
            <text:p>0.000000</text:p>
          </table:table-cell>
          <table:table-cell table:formula="of:=[.AC308]+[.AC$400]/400" office:value-type="float" office:value="0">
            <text:p>0.000000</text:p>
          </table:table-cell>
          <table:table-cell table:formula="of:=[.AD308]+[.AD$400]/400" office:value-type="float" office:value="0">
            <text:p>0.000000</text:p>
          </table:table-cell>
        </table:table-row>
        <table:table-row table:style-name="ro1">
          <table:table-cell table:formula="of:=[.A309]+[.A$400]/400" office:value-type="float" office:value="0">
            <text:p>0.000000</text:p>
          </table:table-cell>
          <table:table-cell table:formula="of:=[.B309]+[.B$400]/400" office:value-type="float" office:value="0">
            <text:p>0.000000</text:p>
          </table:table-cell>
          <table:table-cell table:formula="of:=[.C309]+[.C$400]/400" office:value-type="float" office:value="-0.2937438975">
            <text:p>-0.293744</text:p>
          </table:table-cell>
          <table:table-cell table:formula="of:=[.D309]+[.D$400]/400" office:value-type="float" office:value="0.587487795">
            <text:p>0.587488</text:p>
          </table:table-cell>
          <table:table-cell table:formula="of:=[.E309]+[.E$400]/400" office:value-type="float" office:value="-0.2937438975">
            <text:p>-0.293744</text:p>
          </table:table-cell>
          <table:table-cell table:formula="of:=[.F309]+[.F$400]/400" office:value-type="float" office:value="0">
            <text:p>0.000000</text:p>
          </table:table-cell>
          <table:table-cell table:formula="of:=[.G309]+[.G$400]/400" office:value-type="float" office:value="0">
            <text:p>0.000000</text:p>
          </table:table-cell>
          <table:table-cell table:formula="of:=[.H309]+[.H$400]/400" office:value-type="float" office:value="0">
            <text:p>0.000000</text:p>
          </table:table-cell>
          <table:table-cell table:formula="of:=[.I309]+[.I$400]/400" office:value-type="float" office:value="-0.2937438975">
            <text:p>-0.293744</text:p>
          </table:table-cell>
          <table:table-cell table:formula="of:=[.J309]+[.J$400]/400" office:value-type="float" office:value="0.587487795">
            <text:p>0.587488</text:p>
          </table:table-cell>
          <table:table-cell table:formula="of:=[.K309]+[.K$400]/400" office:value-type="float" office:value="-0.2937438975">
            <text:p>-0.293744</text:p>
          </table:table-cell>
          <table:table-cell table:formula="of:=[.L309]+[.L$400]/400" office:value-type="float" office:value="0">
            <text:p>0.000000</text:p>
          </table:table-cell>
          <table:table-cell table:formula="of:=[.M309]+[.M$400]/400" office:value-type="float" office:value="0.134826742499999">
            <text:p>0.134827</text:p>
          </table:table-cell>
          <table:table-cell table:formula="of:=[.N309]+[.N$400]/400" office:value-type="float" office:value="-0.134826742499999">
            <text:p>-0.134827</text:p>
          </table:table-cell>
          <table:table-cell table:formula="of:=[.O309]+[.O$400]/400" office:value-type="float" office:value="0">
            <text:p>0.000000</text:p>
          </table:table-cell>
          <table:table-cell table:formula="of:=[.P309]+[.P$400]/400" office:value-type="float" office:value="-0.404480227500002">
            <text:p>-0.404480</text:p>
          </table:table-cell>
          <table:table-cell table:formula="of:=[.Q309]+[.Q$400]/400" office:value-type="float" office:value="0">
            <text:p>0.000000</text:p>
          </table:table-cell>
          <table:table-cell table:formula="of:=[.R309]+[.R$400]/400" office:value-type="float" office:value="0">
            <text:p>0.000000</text:p>
          </table:table-cell>
          <table:table-cell table:formula="of:=[.S309]+[.S$400]/400" office:value-type="float" office:value="0">
            <text:p>0.000000</text:p>
          </table:table-cell>
          <table:table-cell table:formula="of:=[.T309]+[.T$400]/400" office:value-type="float" office:value="0.134826742499999">
            <text:p>0.134827</text:p>
          </table:table-cell>
          <table:table-cell table:formula="of:=[.U309]+[.U$400]/400" office:value-type="float" office:value="0.134826742499999">
            <text:p>0.134827</text:p>
          </table:table-cell>
          <table:table-cell table:formula="of:=[.V309]+[.V$400]/400" office:value-type="float" office:value="0">
            <text:p>0.000000</text:p>
          </table:table-cell>
          <table:table-cell table:formula="of:=[.W309]+[.W$400]/400" office:value-type="float" office:value="-0.404480227500002">
            <text:p>-0.404480</text:p>
          </table:table-cell>
          <table:table-cell table:formula="of:=[.X309]+[.X$400]/400" office:value-type="float" office:value="0">
            <text:p>0.000000</text:p>
          </table:table-cell>
          <table:table-cell table:formula="of:=[.Y309]+[.Y$400]/400" office:value-type="float" office:value="0">
            <text:p>0.000000</text:p>
          </table:table-cell>
          <table:table-cell table:formula="of:=[.Z309]+[.Z$400]/400" office:value-type="float" office:value="0">
            <text:p>0.000000</text:p>
          </table:table-cell>
          <table:table-cell table:formula="of:=[.AA309]+[.AA$400]/400" office:value-type="float" office:value="0">
            <text:p>0.000000</text:p>
          </table:table-cell>
          <table:table-cell table:formula="of:=[.AB309]+[.AB$400]/400" office:value-type="float" office:value="0">
            <text:p>0.000000</text:p>
          </table:table-cell>
          <table:table-cell table:formula="of:=[.AC309]+[.AC$400]/400" office:value-type="float" office:value="0">
            <text:p>0.000000</text:p>
          </table:table-cell>
          <table:table-cell table:formula="of:=[.AD309]+[.AD$400]/400" office:value-type="float" office:value="0">
            <text:p>0.000000</text:p>
          </table:table-cell>
        </table:table-row>
        <table:table-row table:style-name="ro1">
          <table:table-cell table:formula="of:=[.A310]+[.A$400]/400" office:value-type="float" office:value="0">
            <text:p>0.000000</text:p>
          </table:table-cell>
          <table:table-cell table:formula="of:=[.B310]+[.B$400]/400" office:value-type="float" office:value="0">
            <text:p>0.000000</text:p>
          </table:table-cell>
          <table:table-cell table:formula="of:=[.C310]+[.C$400]/400" office:value-type="float" office:value="-0.294694525">
            <text:p>-0.294695</text:p>
          </table:table-cell>
          <table:table-cell table:formula="of:=[.D310]+[.D$400]/400" office:value-type="float" office:value="0.589389050000001">
            <text:p>0.589389</text:p>
          </table:table-cell>
          <table:table-cell table:formula="of:=[.E310]+[.E$400]/400" office:value-type="float" office:value="-0.294694525">
            <text:p>-0.294695</text:p>
          </table:table-cell>
          <table:table-cell table:formula="of:=[.F310]+[.F$400]/400" office:value-type="float" office:value="0">
            <text:p>0.000000</text:p>
          </table:table-cell>
          <table:table-cell table:formula="of:=[.G310]+[.G$400]/400" office:value-type="float" office:value="0">
            <text:p>0.000000</text:p>
          </table:table-cell>
          <table:table-cell table:formula="of:=[.H310]+[.H$400]/400" office:value-type="float" office:value="0">
            <text:p>0.000000</text:p>
          </table:table-cell>
          <table:table-cell table:formula="of:=[.I310]+[.I$400]/400" office:value-type="float" office:value="-0.294694525">
            <text:p>-0.294695</text:p>
          </table:table-cell>
          <table:table-cell table:formula="of:=[.J310]+[.J$400]/400" office:value-type="float" office:value="0.589389050000001">
            <text:p>0.589389</text:p>
          </table:table-cell>
          <table:table-cell table:formula="of:=[.K310]+[.K$400]/400" office:value-type="float" office:value="-0.294694525">
            <text:p>-0.294695</text:p>
          </table:table-cell>
          <table:table-cell table:formula="of:=[.L310]+[.L$400]/400" office:value-type="float" office:value="0">
            <text:p>0.000000</text:p>
          </table:table-cell>
          <table:table-cell table:formula="of:=[.M310]+[.M$400]/400" office:value-type="float" office:value="0.135263074999999">
            <text:p>0.135263</text:p>
          </table:table-cell>
          <table:table-cell table:formula="of:=[.N310]+[.N$400]/400" office:value-type="float" office:value="-0.135263074999999">
            <text:p>-0.135263</text:p>
          </table:table-cell>
          <table:table-cell table:formula="of:=[.O310]+[.O$400]/400" office:value-type="float" office:value="0">
            <text:p>0.000000</text:p>
          </table:table-cell>
          <table:table-cell table:formula="of:=[.P310]+[.P$400]/400" office:value-type="float" office:value="-0.405789225000002">
            <text:p>-0.405789</text:p>
          </table:table-cell>
          <table:table-cell table:formula="of:=[.Q310]+[.Q$400]/400" office:value-type="float" office:value="0">
            <text:p>0.000000</text:p>
          </table:table-cell>
          <table:table-cell table:formula="of:=[.R310]+[.R$400]/400" office:value-type="float" office:value="0">
            <text:p>0.000000</text:p>
          </table:table-cell>
          <table:table-cell table:formula="of:=[.S310]+[.S$400]/400" office:value-type="float" office:value="0">
            <text:p>0.000000</text:p>
          </table:table-cell>
          <table:table-cell table:formula="of:=[.T310]+[.T$400]/400" office:value-type="float" office:value="0.135263074999999">
            <text:p>0.135263</text:p>
          </table:table-cell>
          <table:table-cell table:formula="of:=[.U310]+[.U$400]/400" office:value-type="float" office:value="0.135263074999999">
            <text:p>0.135263</text:p>
          </table:table-cell>
          <table:table-cell table:formula="of:=[.V310]+[.V$400]/400" office:value-type="float" office:value="0">
            <text:p>0.000000</text:p>
          </table:table-cell>
          <table:table-cell table:formula="of:=[.W310]+[.W$400]/400" office:value-type="float" office:value="-0.405789225000002">
            <text:p>-0.405789</text:p>
          </table:table-cell>
          <table:table-cell table:formula="of:=[.X310]+[.X$400]/400" office:value-type="float" office:value="0">
            <text:p>0.000000</text:p>
          </table:table-cell>
          <table:table-cell table:formula="of:=[.Y310]+[.Y$400]/400" office:value-type="float" office:value="0">
            <text:p>0.000000</text:p>
          </table:table-cell>
          <table:table-cell table:formula="of:=[.Z310]+[.Z$400]/400" office:value-type="float" office:value="0">
            <text:p>0.000000</text:p>
          </table:table-cell>
          <table:table-cell table:formula="of:=[.AA310]+[.AA$400]/400" office:value-type="float" office:value="0">
            <text:p>0.000000</text:p>
          </table:table-cell>
          <table:table-cell table:formula="of:=[.AB310]+[.AB$400]/400" office:value-type="float" office:value="0">
            <text:p>0.000000</text:p>
          </table:table-cell>
          <table:table-cell table:formula="of:=[.AC310]+[.AC$400]/400" office:value-type="float" office:value="0">
            <text:p>0.000000</text:p>
          </table:table-cell>
          <table:table-cell table:formula="of:=[.AD310]+[.AD$400]/400" office:value-type="float" office:value="0">
            <text:p>0.000000</text:p>
          </table:table-cell>
        </table:table-row>
        <table:table-row table:style-name="ro1">
          <table:table-cell table:formula="of:=[.A311]+[.A$400]/400" office:value-type="float" office:value="0">
            <text:p>0.000000</text:p>
          </table:table-cell>
          <table:table-cell table:formula="of:=[.B311]+[.B$400]/400" office:value-type="float" office:value="0">
            <text:p>0.000000</text:p>
          </table:table-cell>
          <table:table-cell table:formula="of:=[.C311]+[.C$400]/400" office:value-type="float" office:value="-0.2956451525">
            <text:p>-0.295645</text:p>
          </table:table-cell>
          <table:table-cell table:formula="of:=[.D311]+[.D$400]/400" office:value-type="float" office:value="0.591290305000001">
            <text:p>0.591290</text:p>
          </table:table-cell>
          <table:table-cell table:formula="of:=[.E311]+[.E$400]/400" office:value-type="float" office:value="-0.2956451525">
            <text:p>-0.295645</text:p>
          </table:table-cell>
          <table:table-cell table:formula="of:=[.F311]+[.F$400]/400" office:value-type="float" office:value="0">
            <text:p>0.000000</text:p>
          </table:table-cell>
          <table:table-cell table:formula="of:=[.G311]+[.G$400]/400" office:value-type="float" office:value="0">
            <text:p>0.000000</text:p>
          </table:table-cell>
          <table:table-cell table:formula="of:=[.H311]+[.H$400]/400" office:value-type="float" office:value="0">
            <text:p>0.000000</text:p>
          </table:table-cell>
          <table:table-cell table:formula="of:=[.I311]+[.I$400]/400" office:value-type="float" office:value="-0.2956451525">
            <text:p>-0.295645</text:p>
          </table:table-cell>
          <table:table-cell table:formula="of:=[.J311]+[.J$400]/400" office:value-type="float" office:value="0.591290305000001">
            <text:p>0.591290</text:p>
          </table:table-cell>
          <table:table-cell table:formula="of:=[.K311]+[.K$400]/400" office:value-type="float" office:value="-0.2956451525">
            <text:p>-0.295645</text:p>
          </table:table-cell>
          <table:table-cell table:formula="of:=[.L311]+[.L$400]/400" office:value-type="float" office:value="0">
            <text:p>0.000000</text:p>
          </table:table-cell>
          <table:table-cell table:formula="of:=[.M311]+[.M$400]/400" office:value-type="float" office:value="0.135699407499999">
            <text:p>0.135699</text:p>
          </table:table-cell>
          <table:table-cell table:formula="of:=[.N311]+[.N$400]/400" office:value-type="float" office:value="-0.135699407499999">
            <text:p>-0.135699</text:p>
          </table:table-cell>
          <table:table-cell table:formula="of:=[.O311]+[.O$400]/400" office:value-type="float" office:value="0">
            <text:p>0.000000</text:p>
          </table:table-cell>
          <table:table-cell table:formula="of:=[.P311]+[.P$400]/400" office:value-type="float" office:value="-0.407098222500002">
            <text:p>-0.407098</text:p>
          </table:table-cell>
          <table:table-cell table:formula="of:=[.Q311]+[.Q$400]/400" office:value-type="float" office:value="0">
            <text:p>0.000000</text:p>
          </table:table-cell>
          <table:table-cell table:formula="of:=[.R311]+[.R$400]/400" office:value-type="float" office:value="0">
            <text:p>0.000000</text:p>
          </table:table-cell>
          <table:table-cell table:formula="of:=[.S311]+[.S$400]/400" office:value-type="float" office:value="0">
            <text:p>0.000000</text:p>
          </table:table-cell>
          <table:table-cell table:formula="of:=[.T311]+[.T$400]/400" office:value-type="float" office:value="0.135699407499999">
            <text:p>0.135699</text:p>
          </table:table-cell>
          <table:table-cell table:formula="of:=[.U311]+[.U$400]/400" office:value-type="float" office:value="0.135699407499999">
            <text:p>0.135699</text:p>
          </table:table-cell>
          <table:table-cell table:formula="of:=[.V311]+[.V$400]/400" office:value-type="float" office:value="0">
            <text:p>0.000000</text:p>
          </table:table-cell>
          <table:table-cell table:formula="of:=[.W311]+[.W$400]/400" office:value-type="float" office:value="-0.407098222500002">
            <text:p>-0.407098</text:p>
          </table:table-cell>
          <table:table-cell table:formula="of:=[.X311]+[.X$400]/400" office:value-type="float" office:value="0">
            <text:p>0.000000</text:p>
          </table:table-cell>
          <table:table-cell table:formula="of:=[.Y311]+[.Y$400]/400" office:value-type="float" office:value="0">
            <text:p>0.000000</text:p>
          </table:table-cell>
          <table:table-cell table:formula="of:=[.Z311]+[.Z$400]/400" office:value-type="float" office:value="0">
            <text:p>0.000000</text:p>
          </table:table-cell>
          <table:table-cell table:formula="of:=[.AA311]+[.AA$400]/400" office:value-type="float" office:value="0">
            <text:p>0.000000</text:p>
          </table:table-cell>
          <table:table-cell table:formula="of:=[.AB311]+[.AB$400]/400" office:value-type="float" office:value="0">
            <text:p>0.000000</text:p>
          </table:table-cell>
          <table:table-cell table:formula="of:=[.AC311]+[.AC$400]/400" office:value-type="float" office:value="0">
            <text:p>0.000000</text:p>
          </table:table-cell>
          <table:table-cell table:formula="of:=[.AD311]+[.AD$400]/400" office:value-type="float" office:value="0">
            <text:p>0.000000</text:p>
          </table:table-cell>
        </table:table-row>
        <table:table-row table:style-name="ro1">
          <table:table-cell table:formula="of:=[.A312]+[.A$400]/400" office:value-type="float" office:value="0">
            <text:p>0.000000</text:p>
          </table:table-cell>
          <table:table-cell table:formula="of:=[.B312]+[.B$400]/400" office:value-type="float" office:value="0">
            <text:p>0.000000</text:p>
          </table:table-cell>
          <table:table-cell table:formula="of:=[.C312]+[.C$400]/400" office:value-type="float" office:value="-0.29659578">
            <text:p>-0.296596</text:p>
          </table:table-cell>
          <table:table-cell table:formula="of:=[.D312]+[.D$400]/400" office:value-type="float" office:value="0.593191560000001">
            <text:p>0.593192</text:p>
          </table:table-cell>
          <table:table-cell table:formula="of:=[.E312]+[.E$400]/400" office:value-type="float" office:value="-0.29659578">
            <text:p>-0.296596</text:p>
          </table:table-cell>
          <table:table-cell table:formula="of:=[.F312]+[.F$400]/400" office:value-type="float" office:value="0">
            <text:p>0.000000</text:p>
          </table:table-cell>
          <table:table-cell table:formula="of:=[.G312]+[.G$400]/400" office:value-type="float" office:value="0">
            <text:p>0.000000</text:p>
          </table:table-cell>
          <table:table-cell table:formula="of:=[.H312]+[.H$400]/400" office:value-type="float" office:value="0">
            <text:p>0.000000</text:p>
          </table:table-cell>
          <table:table-cell table:formula="of:=[.I312]+[.I$400]/400" office:value-type="float" office:value="-0.29659578">
            <text:p>-0.296596</text:p>
          </table:table-cell>
          <table:table-cell table:formula="of:=[.J312]+[.J$400]/400" office:value-type="float" office:value="0.593191560000001">
            <text:p>0.593192</text:p>
          </table:table-cell>
          <table:table-cell table:formula="of:=[.K312]+[.K$400]/400" office:value-type="float" office:value="-0.29659578">
            <text:p>-0.296596</text:p>
          </table:table-cell>
          <table:table-cell table:formula="of:=[.L312]+[.L$400]/400" office:value-type="float" office:value="0">
            <text:p>0.000000</text:p>
          </table:table-cell>
          <table:table-cell table:formula="of:=[.M312]+[.M$400]/400" office:value-type="float" office:value="0.136135739999999">
            <text:p>0.136136</text:p>
          </table:table-cell>
          <table:table-cell table:formula="of:=[.N312]+[.N$400]/400" office:value-type="float" office:value="-0.136135739999999">
            <text:p>-0.136136</text:p>
          </table:table-cell>
          <table:table-cell table:formula="of:=[.O312]+[.O$400]/400" office:value-type="float" office:value="0">
            <text:p>0.000000</text:p>
          </table:table-cell>
          <table:table-cell table:formula="of:=[.P312]+[.P$400]/400" office:value-type="float" office:value="-0.408407220000002">
            <text:p>-0.408407</text:p>
          </table:table-cell>
          <table:table-cell table:formula="of:=[.Q312]+[.Q$400]/400" office:value-type="float" office:value="0">
            <text:p>0.000000</text:p>
          </table:table-cell>
          <table:table-cell table:formula="of:=[.R312]+[.R$400]/400" office:value-type="float" office:value="0">
            <text:p>0.000000</text:p>
          </table:table-cell>
          <table:table-cell table:formula="of:=[.S312]+[.S$400]/400" office:value-type="float" office:value="0">
            <text:p>0.000000</text:p>
          </table:table-cell>
          <table:table-cell table:formula="of:=[.T312]+[.T$400]/400" office:value-type="float" office:value="0.136135739999999">
            <text:p>0.136136</text:p>
          </table:table-cell>
          <table:table-cell table:formula="of:=[.U312]+[.U$400]/400" office:value-type="float" office:value="0.136135739999999">
            <text:p>0.136136</text:p>
          </table:table-cell>
          <table:table-cell table:formula="of:=[.V312]+[.V$400]/400" office:value-type="float" office:value="0">
            <text:p>0.000000</text:p>
          </table:table-cell>
          <table:table-cell table:formula="of:=[.W312]+[.W$400]/400" office:value-type="float" office:value="-0.408407220000002">
            <text:p>-0.408407</text:p>
          </table:table-cell>
          <table:table-cell table:formula="of:=[.X312]+[.X$400]/400" office:value-type="float" office:value="0">
            <text:p>0.000000</text:p>
          </table:table-cell>
          <table:table-cell table:formula="of:=[.Y312]+[.Y$400]/400" office:value-type="float" office:value="0">
            <text:p>0.000000</text:p>
          </table:table-cell>
          <table:table-cell table:formula="of:=[.Z312]+[.Z$400]/400" office:value-type="float" office:value="0">
            <text:p>0.000000</text:p>
          </table:table-cell>
          <table:table-cell table:formula="of:=[.AA312]+[.AA$400]/400" office:value-type="float" office:value="0">
            <text:p>0.000000</text:p>
          </table:table-cell>
          <table:table-cell table:formula="of:=[.AB312]+[.AB$400]/400" office:value-type="float" office:value="0">
            <text:p>0.000000</text:p>
          </table:table-cell>
          <table:table-cell table:formula="of:=[.AC312]+[.AC$400]/400" office:value-type="float" office:value="0">
            <text:p>0.000000</text:p>
          </table:table-cell>
          <table:table-cell table:formula="of:=[.AD312]+[.AD$400]/400" office:value-type="float" office:value="0">
            <text:p>0.000000</text:p>
          </table:table-cell>
        </table:table-row>
        <table:table-row table:style-name="ro1">
          <table:table-cell table:formula="of:=[.A313]+[.A$400]/400" office:value-type="float" office:value="0">
            <text:p>0.000000</text:p>
          </table:table-cell>
          <table:table-cell table:formula="of:=[.B313]+[.B$400]/400" office:value-type="float" office:value="0">
            <text:p>0.000000</text:p>
          </table:table-cell>
          <table:table-cell table:formula="of:=[.C313]+[.C$400]/400" office:value-type="float" office:value="-0.2975464075">
            <text:p>-0.297546</text:p>
          </table:table-cell>
          <table:table-cell table:formula="of:=[.D313]+[.D$400]/400" office:value-type="float" office:value="0.595092815000001">
            <text:p>0.595093</text:p>
          </table:table-cell>
          <table:table-cell table:formula="of:=[.E313]+[.E$400]/400" office:value-type="float" office:value="-0.2975464075">
            <text:p>-0.297546</text:p>
          </table:table-cell>
          <table:table-cell table:formula="of:=[.F313]+[.F$400]/400" office:value-type="float" office:value="0">
            <text:p>0.000000</text:p>
          </table:table-cell>
          <table:table-cell table:formula="of:=[.G313]+[.G$400]/400" office:value-type="float" office:value="0">
            <text:p>0.000000</text:p>
          </table:table-cell>
          <table:table-cell table:formula="of:=[.H313]+[.H$400]/400" office:value-type="float" office:value="0">
            <text:p>0.000000</text:p>
          </table:table-cell>
          <table:table-cell table:formula="of:=[.I313]+[.I$400]/400" office:value-type="float" office:value="-0.2975464075">
            <text:p>-0.297546</text:p>
          </table:table-cell>
          <table:table-cell table:formula="of:=[.J313]+[.J$400]/400" office:value-type="float" office:value="0.595092815000001">
            <text:p>0.595093</text:p>
          </table:table-cell>
          <table:table-cell table:formula="of:=[.K313]+[.K$400]/400" office:value-type="float" office:value="-0.2975464075">
            <text:p>-0.297546</text:p>
          </table:table-cell>
          <table:table-cell table:formula="of:=[.L313]+[.L$400]/400" office:value-type="float" office:value="0">
            <text:p>0.000000</text:p>
          </table:table-cell>
          <table:table-cell table:formula="of:=[.M313]+[.M$400]/400" office:value-type="float" office:value="0.136572072499999">
            <text:p>0.136572</text:p>
          </table:table-cell>
          <table:table-cell table:formula="of:=[.N313]+[.N$400]/400" office:value-type="float" office:value="-0.136572072499999">
            <text:p>-0.136572</text:p>
          </table:table-cell>
          <table:table-cell table:formula="of:=[.O313]+[.O$400]/400" office:value-type="float" office:value="0">
            <text:p>0.000000</text:p>
          </table:table-cell>
          <table:table-cell table:formula="of:=[.P313]+[.P$400]/400" office:value-type="float" office:value="-0.409716217500002">
            <text:p>-0.409716</text:p>
          </table:table-cell>
          <table:table-cell table:formula="of:=[.Q313]+[.Q$400]/400" office:value-type="float" office:value="0">
            <text:p>0.000000</text:p>
          </table:table-cell>
          <table:table-cell table:formula="of:=[.R313]+[.R$400]/400" office:value-type="float" office:value="0">
            <text:p>0.000000</text:p>
          </table:table-cell>
          <table:table-cell table:formula="of:=[.S313]+[.S$400]/400" office:value-type="float" office:value="0">
            <text:p>0.000000</text:p>
          </table:table-cell>
          <table:table-cell table:formula="of:=[.T313]+[.T$400]/400" office:value-type="float" office:value="0.136572072499999">
            <text:p>0.136572</text:p>
          </table:table-cell>
          <table:table-cell table:formula="of:=[.U313]+[.U$400]/400" office:value-type="float" office:value="0.136572072499999">
            <text:p>0.136572</text:p>
          </table:table-cell>
          <table:table-cell table:formula="of:=[.V313]+[.V$400]/400" office:value-type="float" office:value="0">
            <text:p>0.000000</text:p>
          </table:table-cell>
          <table:table-cell table:formula="of:=[.W313]+[.W$400]/400" office:value-type="float" office:value="-0.409716217500002">
            <text:p>-0.409716</text:p>
          </table:table-cell>
          <table:table-cell table:formula="of:=[.X313]+[.X$400]/400" office:value-type="float" office:value="0">
            <text:p>0.000000</text:p>
          </table:table-cell>
          <table:table-cell table:formula="of:=[.Y313]+[.Y$400]/400" office:value-type="float" office:value="0">
            <text:p>0.000000</text:p>
          </table:table-cell>
          <table:table-cell table:formula="of:=[.Z313]+[.Z$400]/400" office:value-type="float" office:value="0">
            <text:p>0.000000</text:p>
          </table:table-cell>
          <table:table-cell table:formula="of:=[.AA313]+[.AA$400]/400" office:value-type="float" office:value="0">
            <text:p>0.000000</text:p>
          </table:table-cell>
          <table:table-cell table:formula="of:=[.AB313]+[.AB$400]/400" office:value-type="float" office:value="0">
            <text:p>0.000000</text:p>
          </table:table-cell>
          <table:table-cell table:formula="of:=[.AC313]+[.AC$400]/400" office:value-type="float" office:value="0">
            <text:p>0.000000</text:p>
          </table:table-cell>
          <table:table-cell table:formula="of:=[.AD313]+[.AD$400]/400" office:value-type="float" office:value="0">
            <text:p>0.000000</text:p>
          </table:table-cell>
        </table:table-row>
        <table:table-row table:style-name="ro1">
          <table:table-cell table:formula="of:=[.A314]+[.A$400]/400" office:value-type="float" office:value="0">
            <text:p>0.000000</text:p>
          </table:table-cell>
          <table:table-cell table:formula="of:=[.B314]+[.B$400]/400" office:value-type="float" office:value="0">
            <text:p>0.000000</text:p>
          </table:table-cell>
          <table:table-cell table:formula="of:=[.C314]+[.C$400]/400" office:value-type="float" office:value="-0.298497035">
            <text:p>-0.298497</text:p>
          </table:table-cell>
          <table:table-cell table:formula="of:=[.D314]+[.D$400]/400" office:value-type="float" office:value="0.596994070000001">
            <text:p>0.596994</text:p>
          </table:table-cell>
          <table:table-cell table:formula="of:=[.E314]+[.E$400]/400" office:value-type="float" office:value="-0.298497035">
            <text:p>-0.298497</text:p>
          </table:table-cell>
          <table:table-cell table:formula="of:=[.F314]+[.F$400]/400" office:value-type="float" office:value="0">
            <text:p>0.000000</text:p>
          </table:table-cell>
          <table:table-cell table:formula="of:=[.G314]+[.G$400]/400" office:value-type="float" office:value="0">
            <text:p>0.000000</text:p>
          </table:table-cell>
          <table:table-cell table:formula="of:=[.H314]+[.H$400]/400" office:value-type="float" office:value="0">
            <text:p>0.000000</text:p>
          </table:table-cell>
          <table:table-cell table:formula="of:=[.I314]+[.I$400]/400" office:value-type="float" office:value="-0.298497035">
            <text:p>-0.298497</text:p>
          </table:table-cell>
          <table:table-cell table:formula="of:=[.J314]+[.J$400]/400" office:value-type="float" office:value="0.596994070000001">
            <text:p>0.596994</text:p>
          </table:table-cell>
          <table:table-cell table:formula="of:=[.K314]+[.K$400]/400" office:value-type="float" office:value="-0.298497035">
            <text:p>-0.298497</text:p>
          </table:table-cell>
          <table:table-cell table:formula="of:=[.L314]+[.L$400]/400" office:value-type="float" office:value="0">
            <text:p>0.000000</text:p>
          </table:table-cell>
          <table:table-cell table:formula="of:=[.M314]+[.M$400]/400" office:value-type="float" office:value="0.137008404999999">
            <text:p>0.137008</text:p>
          </table:table-cell>
          <table:table-cell table:formula="of:=[.N314]+[.N$400]/400" office:value-type="float" office:value="-0.137008404999999">
            <text:p>-0.137008</text:p>
          </table:table-cell>
          <table:table-cell table:formula="of:=[.O314]+[.O$400]/400" office:value-type="float" office:value="0">
            <text:p>0.000000</text:p>
          </table:table-cell>
          <table:table-cell table:formula="of:=[.P314]+[.P$400]/400" office:value-type="float" office:value="-0.411025215000002">
            <text:p>-0.411025</text:p>
          </table:table-cell>
          <table:table-cell table:formula="of:=[.Q314]+[.Q$400]/400" office:value-type="float" office:value="0">
            <text:p>0.000000</text:p>
          </table:table-cell>
          <table:table-cell table:formula="of:=[.R314]+[.R$400]/400" office:value-type="float" office:value="0">
            <text:p>0.000000</text:p>
          </table:table-cell>
          <table:table-cell table:formula="of:=[.S314]+[.S$400]/400" office:value-type="float" office:value="0">
            <text:p>0.000000</text:p>
          </table:table-cell>
          <table:table-cell table:formula="of:=[.T314]+[.T$400]/400" office:value-type="float" office:value="0.137008404999999">
            <text:p>0.137008</text:p>
          </table:table-cell>
          <table:table-cell table:formula="of:=[.U314]+[.U$400]/400" office:value-type="float" office:value="0.137008404999999">
            <text:p>0.137008</text:p>
          </table:table-cell>
          <table:table-cell table:formula="of:=[.V314]+[.V$400]/400" office:value-type="float" office:value="0">
            <text:p>0.000000</text:p>
          </table:table-cell>
          <table:table-cell table:formula="of:=[.W314]+[.W$400]/400" office:value-type="float" office:value="-0.411025215000002">
            <text:p>-0.411025</text:p>
          </table:table-cell>
          <table:table-cell table:formula="of:=[.X314]+[.X$400]/400" office:value-type="float" office:value="0">
            <text:p>0.000000</text:p>
          </table:table-cell>
          <table:table-cell table:formula="of:=[.Y314]+[.Y$400]/400" office:value-type="float" office:value="0">
            <text:p>0.000000</text:p>
          </table:table-cell>
          <table:table-cell table:formula="of:=[.Z314]+[.Z$400]/400" office:value-type="float" office:value="0">
            <text:p>0.000000</text:p>
          </table:table-cell>
          <table:table-cell table:formula="of:=[.AA314]+[.AA$400]/400" office:value-type="float" office:value="0">
            <text:p>0.000000</text:p>
          </table:table-cell>
          <table:table-cell table:formula="of:=[.AB314]+[.AB$400]/400" office:value-type="float" office:value="0">
            <text:p>0.000000</text:p>
          </table:table-cell>
          <table:table-cell table:formula="of:=[.AC314]+[.AC$400]/400" office:value-type="float" office:value="0">
            <text:p>0.000000</text:p>
          </table:table-cell>
          <table:table-cell table:formula="of:=[.AD314]+[.AD$400]/400" office:value-type="float" office:value="0">
            <text:p>0.000000</text:p>
          </table:table-cell>
        </table:table-row>
        <table:table-row table:style-name="ro1">
          <table:table-cell table:formula="of:=[.A315]+[.A$400]/400" office:value-type="float" office:value="0">
            <text:p>0.000000</text:p>
          </table:table-cell>
          <table:table-cell table:formula="of:=[.B315]+[.B$400]/400" office:value-type="float" office:value="0">
            <text:p>0.000000</text:p>
          </table:table-cell>
          <table:table-cell table:formula="of:=[.C315]+[.C$400]/400" office:value-type="float" office:value="-0.2994476625">
            <text:p>-0.299448</text:p>
          </table:table-cell>
          <table:table-cell table:formula="of:=[.D315]+[.D$400]/400" office:value-type="float" office:value="0.598895325000001">
            <text:p>0.598895</text:p>
          </table:table-cell>
          <table:table-cell table:formula="of:=[.E315]+[.E$400]/400" office:value-type="float" office:value="-0.2994476625">
            <text:p>-0.299448</text:p>
          </table:table-cell>
          <table:table-cell table:formula="of:=[.F315]+[.F$400]/400" office:value-type="float" office:value="0">
            <text:p>0.000000</text:p>
          </table:table-cell>
          <table:table-cell table:formula="of:=[.G315]+[.G$400]/400" office:value-type="float" office:value="0">
            <text:p>0.000000</text:p>
          </table:table-cell>
          <table:table-cell table:formula="of:=[.H315]+[.H$400]/400" office:value-type="float" office:value="0">
            <text:p>0.000000</text:p>
          </table:table-cell>
          <table:table-cell table:formula="of:=[.I315]+[.I$400]/400" office:value-type="float" office:value="-0.2994476625">
            <text:p>-0.299448</text:p>
          </table:table-cell>
          <table:table-cell table:formula="of:=[.J315]+[.J$400]/400" office:value-type="float" office:value="0.598895325000001">
            <text:p>0.598895</text:p>
          </table:table-cell>
          <table:table-cell table:formula="of:=[.K315]+[.K$400]/400" office:value-type="float" office:value="-0.2994476625">
            <text:p>-0.299448</text:p>
          </table:table-cell>
          <table:table-cell table:formula="of:=[.L315]+[.L$400]/400" office:value-type="float" office:value="0">
            <text:p>0.000000</text:p>
          </table:table-cell>
          <table:table-cell table:formula="of:=[.M315]+[.M$400]/400" office:value-type="float" office:value="0.137444737499999">
            <text:p>0.137445</text:p>
          </table:table-cell>
          <table:table-cell table:formula="of:=[.N315]+[.N$400]/400" office:value-type="float" office:value="-0.137444737499999">
            <text:p>-0.137445</text:p>
          </table:table-cell>
          <table:table-cell table:formula="of:=[.O315]+[.O$400]/400" office:value-type="float" office:value="0">
            <text:p>0.000000</text:p>
          </table:table-cell>
          <table:table-cell table:formula="of:=[.P315]+[.P$400]/400" office:value-type="float" office:value="-0.412334212500002">
            <text:p>-0.412334</text:p>
          </table:table-cell>
          <table:table-cell table:formula="of:=[.Q315]+[.Q$400]/400" office:value-type="float" office:value="0">
            <text:p>0.000000</text:p>
          </table:table-cell>
          <table:table-cell table:formula="of:=[.R315]+[.R$400]/400" office:value-type="float" office:value="0">
            <text:p>0.000000</text:p>
          </table:table-cell>
          <table:table-cell table:formula="of:=[.S315]+[.S$400]/400" office:value-type="float" office:value="0">
            <text:p>0.000000</text:p>
          </table:table-cell>
          <table:table-cell table:formula="of:=[.T315]+[.T$400]/400" office:value-type="float" office:value="0.137444737499999">
            <text:p>0.137445</text:p>
          </table:table-cell>
          <table:table-cell table:formula="of:=[.U315]+[.U$400]/400" office:value-type="float" office:value="0.137444737499999">
            <text:p>0.137445</text:p>
          </table:table-cell>
          <table:table-cell table:formula="of:=[.V315]+[.V$400]/400" office:value-type="float" office:value="0">
            <text:p>0.000000</text:p>
          </table:table-cell>
          <table:table-cell table:formula="of:=[.W315]+[.W$400]/400" office:value-type="float" office:value="-0.412334212500002">
            <text:p>-0.412334</text:p>
          </table:table-cell>
          <table:table-cell table:formula="of:=[.X315]+[.X$400]/400" office:value-type="float" office:value="0">
            <text:p>0.000000</text:p>
          </table:table-cell>
          <table:table-cell table:formula="of:=[.Y315]+[.Y$400]/400" office:value-type="float" office:value="0">
            <text:p>0.000000</text:p>
          </table:table-cell>
          <table:table-cell table:formula="of:=[.Z315]+[.Z$400]/400" office:value-type="float" office:value="0">
            <text:p>0.000000</text:p>
          </table:table-cell>
          <table:table-cell table:formula="of:=[.AA315]+[.AA$400]/400" office:value-type="float" office:value="0">
            <text:p>0.000000</text:p>
          </table:table-cell>
          <table:table-cell table:formula="of:=[.AB315]+[.AB$400]/400" office:value-type="float" office:value="0">
            <text:p>0.000000</text:p>
          </table:table-cell>
          <table:table-cell table:formula="of:=[.AC315]+[.AC$400]/400" office:value-type="float" office:value="0">
            <text:p>0.000000</text:p>
          </table:table-cell>
          <table:table-cell table:formula="of:=[.AD315]+[.AD$400]/400" office:value-type="float" office:value="0">
            <text:p>0.000000</text:p>
          </table:table-cell>
        </table:table-row>
        <table:table-row table:style-name="ro1">
          <table:table-cell table:formula="of:=[.A316]+[.A$400]/400" office:value-type="float" office:value="0">
            <text:p>0.000000</text:p>
          </table:table-cell>
          <table:table-cell table:formula="of:=[.B316]+[.B$400]/400" office:value-type="float" office:value="0">
            <text:p>0.000000</text:p>
          </table:table-cell>
          <table:table-cell table:formula="of:=[.C316]+[.C$400]/400" office:value-type="float" office:value="-0.30039829">
            <text:p>-0.300398</text:p>
          </table:table-cell>
          <table:table-cell table:formula="of:=[.D316]+[.D$400]/400" office:value-type="float" office:value="0.600796580000001">
            <text:p>0.600797</text:p>
          </table:table-cell>
          <table:table-cell table:formula="of:=[.E316]+[.E$400]/400" office:value-type="float" office:value="-0.30039829">
            <text:p>-0.300398</text:p>
          </table:table-cell>
          <table:table-cell table:formula="of:=[.F316]+[.F$400]/400" office:value-type="float" office:value="0">
            <text:p>0.000000</text:p>
          </table:table-cell>
          <table:table-cell table:formula="of:=[.G316]+[.G$400]/400" office:value-type="float" office:value="0">
            <text:p>0.000000</text:p>
          </table:table-cell>
          <table:table-cell table:formula="of:=[.H316]+[.H$400]/400" office:value-type="float" office:value="0">
            <text:p>0.000000</text:p>
          </table:table-cell>
          <table:table-cell table:formula="of:=[.I316]+[.I$400]/400" office:value-type="float" office:value="-0.30039829">
            <text:p>-0.300398</text:p>
          </table:table-cell>
          <table:table-cell table:formula="of:=[.J316]+[.J$400]/400" office:value-type="float" office:value="0.600796580000001">
            <text:p>0.600797</text:p>
          </table:table-cell>
          <table:table-cell table:formula="of:=[.K316]+[.K$400]/400" office:value-type="float" office:value="-0.30039829">
            <text:p>-0.300398</text:p>
          </table:table-cell>
          <table:table-cell table:formula="of:=[.L316]+[.L$400]/400" office:value-type="float" office:value="0">
            <text:p>0.000000</text:p>
          </table:table-cell>
          <table:table-cell table:formula="of:=[.M316]+[.M$400]/400" office:value-type="float" office:value="0.137881069999999">
            <text:p>0.137881</text:p>
          </table:table-cell>
          <table:table-cell table:formula="of:=[.N316]+[.N$400]/400" office:value-type="float" office:value="-0.137881069999999">
            <text:p>-0.137881</text:p>
          </table:table-cell>
          <table:table-cell table:formula="of:=[.O316]+[.O$400]/400" office:value-type="float" office:value="0">
            <text:p>0.000000</text:p>
          </table:table-cell>
          <table:table-cell table:formula="of:=[.P316]+[.P$400]/400" office:value-type="float" office:value="-0.413643210000002">
            <text:p>-0.413643</text:p>
          </table:table-cell>
          <table:table-cell table:formula="of:=[.Q316]+[.Q$400]/400" office:value-type="float" office:value="0">
            <text:p>0.000000</text:p>
          </table:table-cell>
          <table:table-cell table:formula="of:=[.R316]+[.R$400]/400" office:value-type="float" office:value="0">
            <text:p>0.000000</text:p>
          </table:table-cell>
          <table:table-cell table:formula="of:=[.S316]+[.S$400]/400" office:value-type="float" office:value="0">
            <text:p>0.000000</text:p>
          </table:table-cell>
          <table:table-cell table:formula="of:=[.T316]+[.T$400]/400" office:value-type="float" office:value="0.137881069999999">
            <text:p>0.137881</text:p>
          </table:table-cell>
          <table:table-cell table:formula="of:=[.U316]+[.U$400]/400" office:value-type="float" office:value="0.137881069999999">
            <text:p>0.137881</text:p>
          </table:table-cell>
          <table:table-cell table:formula="of:=[.V316]+[.V$400]/400" office:value-type="float" office:value="0">
            <text:p>0.000000</text:p>
          </table:table-cell>
          <table:table-cell table:formula="of:=[.W316]+[.W$400]/400" office:value-type="float" office:value="-0.413643210000002">
            <text:p>-0.413643</text:p>
          </table:table-cell>
          <table:table-cell table:formula="of:=[.X316]+[.X$400]/400" office:value-type="float" office:value="0">
            <text:p>0.000000</text:p>
          </table:table-cell>
          <table:table-cell table:formula="of:=[.Y316]+[.Y$400]/400" office:value-type="float" office:value="0">
            <text:p>0.000000</text:p>
          </table:table-cell>
          <table:table-cell table:formula="of:=[.Z316]+[.Z$400]/400" office:value-type="float" office:value="0">
            <text:p>0.000000</text:p>
          </table:table-cell>
          <table:table-cell table:formula="of:=[.AA316]+[.AA$400]/400" office:value-type="float" office:value="0">
            <text:p>0.000000</text:p>
          </table:table-cell>
          <table:table-cell table:formula="of:=[.AB316]+[.AB$400]/400" office:value-type="float" office:value="0">
            <text:p>0.000000</text:p>
          </table:table-cell>
          <table:table-cell table:formula="of:=[.AC316]+[.AC$400]/400" office:value-type="float" office:value="0">
            <text:p>0.000000</text:p>
          </table:table-cell>
          <table:table-cell table:formula="of:=[.AD316]+[.AD$400]/400" office:value-type="float" office:value="0">
            <text:p>0.000000</text:p>
          </table:table-cell>
        </table:table-row>
        <table:table-row table:style-name="ro1">
          <table:table-cell table:formula="of:=[.A317]+[.A$400]/400" office:value-type="float" office:value="0">
            <text:p>0.000000</text:p>
          </table:table-cell>
          <table:table-cell table:formula="of:=[.B317]+[.B$400]/400" office:value-type="float" office:value="0">
            <text:p>0.000000</text:p>
          </table:table-cell>
          <table:table-cell table:formula="of:=[.C317]+[.C$400]/400" office:value-type="float" office:value="-0.3013489175">
            <text:p>-0.301349</text:p>
          </table:table-cell>
          <table:table-cell table:formula="of:=[.D317]+[.D$400]/400" office:value-type="float" office:value="0.602697835000001">
            <text:p>0.602698</text:p>
          </table:table-cell>
          <table:table-cell table:formula="of:=[.E317]+[.E$400]/400" office:value-type="float" office:value="-0.3013489175">
            <text:p>-0.301349</text:p>
          </table:table-cell>
          <table:table-cell table:formula="of:=[.F317]+[.F$400]/400" office:value-type="float" office:value="0">
            <text:p>0.000000</text:p>
          </table:table-cell>
          <table:table-cell table:formula="of:=[.G317]+[.G$400]/400" office:value-type="float" office:value="0">
            <text:p>0.000000</text:p>
          </table:table-cell>
          <table:table-cell table:formula="of:=[.H317]+[.H$400]/400" office:value-type="float" office:value="0">
            <text:p>0.000000</text:p>
          </table:table-cell>
          <table:table-cell table:formula="of:=[.I317]+[.I$400]/400" office:value-type="float" office:value="-0.3013489175">
            <text:p>-0.301349</text:p>
          </table:table-cell>
          <table:table-cell table:formula="of:=[.J317]+[.J$400]/400" office:value-type="float" office:value="0.602697835000001">
            <text:p>0.602698</text:p>
          </table:table-cell>
          <table:table-cell table:formula="of:=[.K317]+[.K$400]/400" office:value-type="float" office:value="-0.3013489175">
            <text:p>-0.301349</text:p>
          </table:table-cell>
          <table:table-cell table:formula="of:=[.L317]+[.L$400]/400" office:value-type="float" office:value="0">
            <text:p>0.000000</text:p>
          </table:table-cell>
          <table:table-cell table:formula="of:=[.M317]+[.M$400]/400" office:value-type="float" office:value="0.138317402499999">
            <text:p>0.138317</text:p>
          </table:table-cell>
          <table:table-cell table:formula="of:=[.N317]+[.N$400]/400" office:value-type="float" office:value="-0.138317402499999">
            <text:p>-0.138317</text:p>
          </table:table-cell>
          <table:table-cell table:formula="of:=[.O317]+[.O$400]/400" office:value-type="float" office:value="0">
            <text:p>0.000000</text:p>
          </table:table-cell>
          <table:table-cell table:formula="of:=[.P317]+[.P$400]/400" office:value-type="float" office:value="-0.414952207500002">
            <text:p>-0.414952</text:p>
          </table:table-cell>
          <table:table-cell table:formula="of:=[.Q317]+[.Q$400]/400" office:value-type="float" office:value="0">
            <text:p>0.000000</text:p>
          </table:table-cell>
          <table:table-cell table:formula="of:=[.R317]+[.R$400]/400" office:value-type="float" office:value="0">
            <text:p>0.000000</text:p>
          </table:table-cell>
          <table:table-cell table:formula="of:=[.S317]+[.S$400]/400" office:value-type="float" office:value="0">
            <text:p>0.000000</text:p>
          </table:table-cell>
          <table:table-cell table:formula="of:=[.T317]+[.T$400]/400" office:value-type="float" office:value="0.138317402499999">
            <text:p>0.138317</text:p>
          </table:table-cell>
          <table:table-cell table:formula="of:=[.U317]+[.U$400]/400" office:value-type="float" office:value="0.138317402499999">
            <text:p>0.138317</text:p>
          </table:table-cell>
          <table:table-cell table:formula="of:=[.V317]+[.V$400]/400" office:value-type="float" office:value="0">
            <text:p>0.000000</text:p>
          </table:table-cell>
          <table:table-cell table:formula="of:=[.W317]+[.W$400]/400" office:value-type="float" office:value="-0.414952207500002">
            <text:p>-0.414952</text:p>
          </table:table-cell>
          <table:table-cell table:formula="of:=[.X317]+[.X$400]/400" office:value-type="float" office:value="0">
            <text:p>0.000000</text:p>
          </table:table-cell>
          <table:table-cell table:formula="of:=[.Y317]+[.Y$400]/400" office:value-type="float" office:value="0">
            <text:p>0.000000</text:p>
          </table:table-cell>
          <table:table-cell table:formula="of:=[.Z317]+[.Z$400]/400" office:value-type="float" office:value="0">
            <text:p>0.000000</text:p>
          </table:table-cell>
          <table:table-cell table:formula="of:=[.AA317]+[.AA$400]/400" office:value-type="float" office:value="0">
            <text:p>0.000000</text:p>
          </table:table-cell>
          <table:table-cell table:formula="of:=[.AB317]+[.AB$400]/400" office:value-type="float" office:value="0">
            <text:p>0.000000</text:p>
          </table:table-cell>
          <table:table-cell table:formula="of:=[.AC317]+[.AC$400]/400" office:value-type="float" office:value="0">
            <text:p>0.000000</text:p>
          </table:table-cell>
          <table:table-cell table:formula="of:=[.AD317]+[.AD$400]/400" office:value-type="float" office:value="0">
            <text:p>0.000000</text:p>
          </table:table-cell>
        </table:table-row>
        <table:table-row table:style-name="ro1">
          <table:table-cell table:formula="of:=[.A318]+[.A$400]/400" office:value-type="float" office:value="0">
            <text:p>0.000000</text:p>
          </table:table-cell>
          <table:table-cell table:formula="of:=[.B318]+[.B$400]/400" office:value-type="float" office:value="0">
            <text:p>0.000000</text:p>
          </table:table-cell>
          <table:table-cell table:formula="of:=[.C318]+[.C$400]/400" office:value-type="float" office:value="-0.302299545">
            <text:p>-0.302300</text:p>
          </table:table-cell>
          <table:table-cell table:formula="of:=[.D318]+[.D$400]/400" office:value-type="float" office:value="0.604599090000001">
            <text:p>0.604599</text:p>
          </table:table-cell>
          <table:table-cell table:formula="of:=[.E318]+[.E$400]/400" office:value-type="float" office:value="-0.302299545">
            <text:p>-0.302300</text:p>
          </table:table-cell>
          <table:table-cell table:formula="of:=[.F318]+[.F$400]/400" office:value-type="float" office:value="0">
            <text:p>0.000000</text:p>
          </table:table-cell>
          <table:table-cell table:formula="of:=[.G318]+[.G$400]/400" office:value-type="float" office:value="0">
            <text:p>0.000000</text:p>
          </table:table-cell>
          <table:table-cell table:formula="of:=[.H318]+[.H$400]/400" office:value-type="float" office:value="0">
            <text:p>0.000000</text:p>
          </table:table-cell>
          <table:table-cell table:formula="of:=[.I318]+[.I$400]/400" office:value-type="float" office:value="-0.302299545">
            <text:p>-0.302300</text:p>
          </table:table-cell>
          <table:table-cell table:formula="of:=[.J318]+[.J$400]/400" office:value-type="float" office:value="0.604599090000001">
            <text:p>0.604599</text:p>
          </table:table-cell>
          <table:table-cell table:formula="of:=[.K318]+[.K$400]/400" office:value-type="float" office:value="-0.302299545">
            <text:p>-0.302300</text:p>
          </table:table-cell>
          <table:table-cell table:formula="of:=[.L318]+[.L$400]/400" office:value-type="float" office:value="0">
            <text:p>0.000000</text:p>
          </table:table-cell>
          <table:table-cell table:formula="of:=[.M318]+[.M$400]/400" office:value-type="float" office:value="0.138753734999999">
            <text:p>0.138754</text:p>
          </table:table-cell>
          <table:table-cell table:formula="of:=[.N318]+[.N$400]/400" office:value-type="float" office:value="-0.138753734999999">
            <text:p>-0.138754</text:p>
          </table:table-cell>
          <table:table-cell table:formula="of:=[.O318]+[.O$400]/400" office:value-type="float" office:value="0">
            <text:p>0.000000</text:p>
          </table:table-cell>
          <table:table-cell table:formula="of:=[.P318]+[.P$400]/400" office:value-type="float" office:value="-0.416261205000002">
            <text:p>-0.416261</text:p>
          </table:table-cell>
          <table:table-cell table:formula="of:=[.Q318]+[.Q$400]/400" office:value-type="float" office:value="0">
            <text:p>0.000000</text:p>
          </table:table-cell>
          <table:table-cell table:formula="of:=[.R318]+[.R$400]/400" office:value-type="float" office:value="0">
            <text:p>0.000000</text:p>
          </table:table-cell>
          <table:table-cell table:formula="of:=[.S318]+[.S$400]/400" office:value-type="float" office:value="0">
            <text:p>0.000000</text:p>
          </table:table-cell>
          <table:table-cell table:formula="of:=[.T318]+[.T$400]/400" office:value-type="float" office:value="0.138753734999999">
            <text:p>0.138754</text:p>
          </table:table-cell>
          <table:table-cell table:formula="of:=[.U318]+[.U$400]/400" office:value-type="float" office:value="0.138753734999999">
            <text:p>0.138754</text:p>
          </table:table-cell>
          <table:table-cell table:formula="of:=[.V318]+[.V$400]/400" office:value-type="float" office:value="0">
            <text:p>0.000000</text:p>
          </table:table-cell>
          <table:table-cell table:formula="of:=[.W318]+[.W$400]/400" office:value-type="float" office:value="-0.416261205000002">
            <text:p>-0.416261</text:p>
          </table:table-cell>
          <table:table-cell table:formula="of:=[.X318]+[.X$400]/400" office:value-type="float" office:value="0">
            <text:p>0.000000</text:p>
          </table:table-cell>
          <table:table-cell table:formula="of:=[.Y318]+[.Y$400]/400" office:value-type="float" office:value="0">
            <text:p>0.000000</text:p>
          </table:table-cell>
          <table:table-cell table:formula="of:=[.Z318]+[.Z$400]/400" office:value-type="float" office:value="0">
            <text:p>0.000000</text:p>
          </table:table-cell>
          <table:table-cell table:formula="of:=[.AA318]+[.AA$400]/400" office:value-type="float" office:value="0">
            <text:p>0.000000</text:p>
          </table:table-cell>
          <table:table-cell table:formula="of:=[.AB318]+[.AB$400]/400" office:value-type="float" office:value="0">
            <text:p>0.000000</text:p>
          </table:table-cell>
          <table:table-cell table:formula="of:=[.AC318]+[.AC$400]/400" office:value-type="float" office:value="0">
            <text:p>0.000000</text:p>
          </table:table-cell>
          <table:table-cell table:formula="of:=[.AD318]+[.AD$400]/400" office:value-type="float" office:value="0">
            <text:p>0.000000</text:p>
          </table:table-cell>
        </table:table-row>
        <table:table-row table:style-name="ro1">
          <table:table-cell table:formula="of:=[.A319]+[.A$400]/400" office:value-type="float" office:value="0">
            <text:p>0.000000</text:p>
          </table:table-cell>
          <table:table-cell table:formula="of:=[.B319]+[.B$400]/400" office:value-type="float" office:value="0">
            <text:p>0.000000</text:p>
          </table:table-cell>
          <table:table-cell table:formula="of:=[.C319]+[.C$400]/400" office:value-type="float" office:value="-0.3032501725">
            <text:p>-0.303250</text:p>
          </table:table-cell>
          <table:table-cell table:formula="of:=[.D319]+[.D$400]/400" office:value-type="float" office:value="0.606500345000001">
            <text:p>0.606500</text:p>
          </table:table-cell>
          <table:table-cell table:formula="of:=[.E319]+[.E$400]/400" office:value-type="float" office:value="-0.3032501725">
            <text:p>-0.303250</text:p>
          </table:table-cell>
          <table:table-cell table:formula="of:=[.F319]+[.F$400]/400" office:value-type="float" office:value="0">
            <text:p>0.000000</text:p>
          </table:table-cell>
          <table:table-cell table:formula="of:=[.G319]+[.G$400]/400" office:value-type="float" office:value="0">
            <text:p>0.000000</text:p>
          </table:table-cell>
          <table:table-cell table:formula="of:=[.H319]+[.H$400]/400" office:value-type="float" office:value="0">
            <text:p>0.000000</text:p>
          </table:table-cell>
          <table:table-cell table:formula="of:=[.I319]+[.I$400]/400" office:value-type="float" office:value="-0.3032501725">
            <text:p>-0.303250</text:p>
          </table:table-cell>
          <table:table-cell table:formula="of:=[.J319]+[.J$400]/400" office:value-type="float" office:value="0.606500345000001">
            <text:p>0.606500</text:p>
          </table:table-cell>
          <table:table-cell table:formula="of:=[.K319]+[.K$400]/400" office:value-type="float" office:value="-0.3032501725">
            <text:p>-0.303250</text:p>
          </table:table-cell>
          <table:table-cell table:formula="of:=[.L319]+[.L$400]/400" office:value-type="float" office:value="0">
            <text:p>0.000000</text:p>
          </table:table-cell>
          <table:table-cell table:formula="of:=[.M319]+[.M$400]/400" office:value-type="float" office:value="0.139190067499999">
            <text:p>0.139190</text:p>
          </table:table-cell>
          <table:table-cell table:formula="of:=[.N319]+[.N$400]/400" office:value-type="float" office:value="-0.139190067499999">
            <text:p>-0.139190</text:p>
          </table:table-cell>
          <table:table-cell table:formula="of:=[.O319]+[.O$400]/400" office:value-type="float" office:value="0">
            <text:p>0.000000</text:p>
          </table:table-cell>
          <table:table-cell table:formula="of:=[.P319]+[.P$400]/400" office:value-type="float" office:value="-0.417570202500002">
            <text:p>-0.417570</text:p>
          </table:table-cell>
          <table:table-cell table:formula="of:=[.Q319]+[.Q$400]/400" office:value-type="float" office:value="0">
            <text:p>0.000000</text:p>
          </table:table-cell>
          <table:table-cell table:formula="of:=[.R319]+[.R$400]/400" office:value-type="float" office:value="0">
            <text:p>0.000000</text:p>
          </table:table-cell>
          <table:table-cell table:formula="of:=[.S319]+[.S$400]/400" office:value-type="float" office:value="0">
            <text:p>0.000000</text:p>
          </table:table-cell>
          <table:table-cell table:formula="of:=[.T319]+[.T$400]/400" office:value-type="float" office:value="0.139190067499999">
            <text:p>0.139190</text:p>
          </table:table-cell>
          <table:table-cell table:formula="of:=[.U319]+[.U$400]/400" office:value-type="float" office:value="0.139190067499999">
            <text:p>0.139190</text:p>
          </table:table-cell>
          <table:table-cell table:formula="of:=[.V319]+[.V$400]/400" office:value-type="float" office:value="0">
            <text:p>0.000000</text:p>
          </table:table-cell>
          <table:table-cell table:formula="of:=[.W319]+[.W$400]/400" office:value-type="float" office:value="-0.417570202500002">
            <text:p>-0.417570</text:p>
          </table:table-cell>
          <table:table-cell table:formula="of:=[.X319]+[.X$400]/400" office:value-type="float" office:value="0">
            <text:p>0.000000</text:p>
          </table:table-cell>
          <table:table-cell table:formula="of:=[.Y319]+[.Y$400]/400" office:value-type="float" office:value="0">
            <text:p>0.000000</text:p>
          </table:table-cell>
          <table:table-cell table:formula="of:=[.Z319]+[.Z$400]/400" office:value-type="float" office:value="0">
            <text:p>0.000000</text:p>
          </table:table-cell>
          <table:table-cell table:formula="of:=[.AA319]+[.AA$400]/400" office:value-type="float" office:value="0">
            <text:p>0.000000</text:p>
          </table:table-cell>
          <table:table-cell table:formula="of:=[.AB319]+[.AB$400]/400" office:value-type="float" office:value="0">
            <text:p>0.000000</text:p>
          </table:table-cell>
          <table:table-cell table:formula="of:=[.AC319]+[.AC$400]/400" office:value-type="float" office:value="0">
            <text:p>0.000000</text:p>
          </table:table-cell>
          <table:table-cell table:formula="of:=[.AD319]+[.AD$400]/400" office:value-type="float" office:value="0">
            <text:p>0.000000</text:p>
          </table:table-cell>
        </table:table-row>
        <table:table-row table:style-name="ro1">
          <table:table-cell table:formula="of:=[.A320]+[.A$400]/400" office:value-type="float" office:value="0">
            <text:p>0.000000</text:p>
          </table:table-cell>
          <table:table-cell table:formula="of:=[.B320]+[.B$400]/400" office:value-type="float" office:value="0">
            <text:p>0.000000</text:p>
          </table:table-cell>
          <table:table-cell table:formula="of:=[.C320]+[.C$400]/400" office:value-type="float" office:value="-0.3042008">
            <text:p>-0.304201</text:p>
          </table:table-cell>
          <table:table-cell table:formula="of:=[.D320]+[.D$400]/400" office:value-type="float" office:value="0.608401600000001">
            <text:p>0.608402</text:p>
          </table:table-cell>
          <table:table-cell table:formula="of:=[.E320]+[.E$400]/400" office:value-type="float" office:value="-0.3042008">
            <text:p>-0.304201</text:p>
          </table:table-cell>
          <table:table-cell table:formula="of:=[.F320]+[.F$400]/400" office:value-type="float" office:value="0">
            <text:p>0.000000</text:p>
          </table:table-cell>
          <table:table-cell table:formula="of:=[.G320]+[.G$400]/400" office:value-type="float" office:value="0">
            <text:p>0.000000</text:p>
          </table:table-cell>
          <table:table-cell table:formula="of:=[.H320]+[.H$400]/400" office:value-type="float" office:value="0">
            <text:p>0.000000</text:p>
          </table:table-cell>
          <table:table-cell table:formula="of:=[.I320]+[.I$400]/400" office:value-type="float" office:value="-0.3042008">
            <text:p>-0.304201</text:p>
          </table:table-cell>
          <table:table-cell table:formula="of:=[.J320]+[.J$400]/400" office:value-type="float" office:value="0.608401600000001">
            <text:p>0.608402</text:p>
          </table:table-cell>
          <table:table-cell table:formula="of:=[.K320]+[.K$400]/400" office:value-type="float" office:value="-0.3042008">
            <text:p>-0.304201</text:p>
          </table:table-cell>
          <table:table-cell table:formula="of:=[.L320]+[.L$400]/400" office:value-type="float" office:value="0">
            <text:p>0.000000</text:p>
          </table:table-cell>
          <table:table-cell table:formula="of:=[.M320]+[.M$400]/400" office:value-type="float" office:value="0.139626399999999">
            <text:p>0.139626</text:p>
          </table:table-cell>
          <table:table-cell table:formula="of:=[.N320]+[.N$400]/400" office:value-type="float" office:value="-0.139626399999999">
            <text:p>-0.139626</text:p>
          </table:table-cell>
          <table:table-cell table:formula="of:=[.O320]+[.O$400]/400" office:value-type="float" office:value="0">
            <text:p>0.000000</text:p>
          </table:table-cell>
          <table:table-cell table:formula="of:=[.P320]+[.P$400]/400" office:value-type="float" office:value="-0.418879200000002">
            <text:p>-0.418879</text:p>
          </table:table-cell>
          <table:table-cell table:formula="of:=[.Q320]+[.Q$400]/400" office:value-type="float" office:value="0">
            <text:p>0.000000</text:p>
          </table:table-cell>
          <table:table-cell table:formula="of:=[.R320]+[.R$400]/400" office:value-type="float" office:value="0">
            <text:p>0.000000</text:p>
          </table:table-cell>
          <table:table-cell table:formula="of:=[.S320]+[.S$400]/400" office:value-type="float" office:value="0">
            <text:p>0.000000</text:p>
          </table:table-cell>
          <table:table-cell table:formula="of:=[.T320]+[.T$400]/400" office:value-type="float" office:value="0.139626399999999">
            <text:p>0.139626</text:p>
          </table:table-cell>
          <table:table-cell table:formula="of:=[.U320]+[.U$400]/400" office:value-type="float" office:value="0.139626399999999">
            <text:p>0.139626</text:p>
          </table:table-cell>
          <table:table-cell table:formula="of:=[.V320]+[.V$400]/400" office:value-type="float" office:value="0">
            <text:p>0.000000</text:p>
          </table:table-cell>
          <table:table-cell table:formula="of:=[.W320]+[.W$400]/400" office:value-type="float" office:value="-0.418879200000002">
            <text:p>-0.418879</text:p>
          </table:table-cell>
          <table:table-cell table:formula="of:=[.X320]+[.X$400]/400" office:value-type="float" office:value="0">
            <text:p>0.000000</text:p>
          </table:table-cell>
          <table:table-cell table:formula="of:=[.Y320]+[.Y$400]/400" office:value-type="float" office:value="0">
            <text:p>0.000000</text:p>
          </table:table-cell>
          <table:table-cell table:formula="of:=[.Z320]+[.Z$400]/400" office:value-type="float" office:value="0">
            <text:p>0.000000</text:p>
          </table:table-cell>
          <table:table-cell table:formula="of:=[.AA320]+[.AA$400]/400" office:value-type="float" office:value="0">
            <text:p>0.000000</text:p>
          </table:table-cell>
          <table:table-cell table:formula="of:=[.AB320]+[.AB$400]/400" office:value-type="float" office:value="0">
            <text:p>0.000000</text:p>
          </table:table-cell>
          <table:table-cell table:formula="of:=[.AC320]+[.AC$400]/400" office:value-type="float" office:value="0">
            <text:p>0.000000</text:p>
          </table:table-cell>
          <table:table-cell table:formula="of:=[.AD320]+[.AD$400]/400" office:value-type="float" office:value="0">
            <text:p>0.000000</text:p>
          </table:table-cell>
        </table:table-row>
        <table:table-row table:style-name="ro1">
          <table:table-cell table:formula="of:=[.A321]+[.A$400]/400" office:value-type="float" office:value="0">
            <text:p>0.000000</text:p>
          </table:table-cell>
          <table:table-cell table:formula="of:=[.B321]+[.B$400]/400" office:value-type="float" office:value="0">
            <text:p>0.000000</text:p>
          </table:table-cell>
          <table:table-cell table:formula="of:=[.C321]+[.C$400]/400" office:value-type="float" office:value="-0.3051514275">
            <text:p>-0.305151</text:p>
          </table:table-cell>
          <table:table-cell table:formula="of:=[.D321]+[.D$400]/400" office:value-type="float" office:value="0.610302855000001">
            <text:p>0.610303</text:p>
          </table:table-cell>
          <table:table-cell table:formula="of:=[.E321]+[.E$400]/400" office:value-type="float" office:value="-0.3051514275">
            <text:p>-0.305151</text:p>
          </table:table-cell>
          <table:table-cell table:formula="of:=[.F321]+[.F$400]/400" office:value-type="float" office:value="0">
            <text:p>0.000000</text:p>
          </table:table-cell>
          <table:table-cell table:formula="of:=[.G321]+[.G$400]/400" office:value-type="float" office:value="0">
            <text:p>0.000000</text:p>
          </table:table-cell>
          <table:table-cell table:formula="of:=[.H321]+[.H$400]/400" office:value-type="float" office:value="0">
            <text:p>0.000000</text:p>
          </table:table-cell>
          <table:table-cell table:formula="of:=[.I321]+[.I$400]/400" office:value-type="float" office:value="-0.3051514275">
            <text:p>-0.305151</text:p>
          </table:table-cell>
          <table:table-cell table:formula="of:=[.J321]+[.J$400]/400" office:value-type="float" office:value="0.610302855000001">
            <text:p>0.610303</text:p>
          </table:table-cell>
          <table:table-cell table:formula="of:=[.K321]+[.K$400]/400" office:value-type="float" office:value="-0.3051514275">
            <text:p>-0.305151</text:p>
          </table:table-cell>
          <table:table-cell table:formula="of:=[.L321]+[.L$400]/400" office:value-type="float" office:value="0">
            <text:p>0.000000</text:p>
          </table:table-cell>
          <table:table-cell table:formula="of:=[.M321]+[.M$400]/400" office:value-type="float" office:value="0.140062732499999">
            <text:p>0.140063</text:p>
          </table:table-cell>
          <table:table-cell table:formula="of:=[.N321]+[.N$400]/400" office:value-type="float" office:value="-0.140062732499999">
            <text:p>-0.140063</text:p>
          </table:table-cell>
          <table:table-cell table:formula="of:=[.O321]+[.O$400]/400" office:value-type="float" office:value="0">
            <text:p>0.000000</text:p>
          </table:table-cell>
          <table:table-cell table:formula="of:=[.P321]+[.P$400]/400" office:value-type="float" office:value="-0.420188197500002">
            <text:p>-0.420188</text:p>
          </table:table-cell>
          <table:table-cell table:formula="of:=[.Q321]+[.Q$400]/400" office:value-type="float" office:value="0">
            <text:p>0.000000</text:p>
          </table:table-cell>
          <table:table-cell table:formula="of:=[.R321]+[.R$400]/400" office:value-type="float" office:value="0">
            <text:p>0.000000</text:p>
          </table:table-cell>
          <table:table-cell table:formula="of:=[.S321]+[.S$400]/400" office:value-type="float" office:value="0">
            <text:p>0.000000</text:p>
          </table:table-cell>
          <table:table-cell table:formula="of:=[.T321]+[.T$400]/400" office:value-type="float" office:value="0.140062732499999">
            <text:p>0.140063</text:p>
          </table:table-cell>
          <table:table-cell table:formula="of:=[.U321]+[.U$400]/400" office:value-type="float" office:value="0.140062732499999">
            <text:p>0.140063</text:p>
          </table:table-cell>
          <table:table-cell table:formula="of:=[.V321]+[.V$400]/400" office:value-type="float" office:value="0">
            <text:p>0.000000</text:p>
          </table:table-cell>
          <table:table-cell table:formula="of:=[.W321]+[.W$400]/400" office:value-type="float" office:value="-0.420188197500002">
            <text:p>-0.420188</text:p>
          </table:table-cell>
          <table:table-cell table:formula="of:=[.X321]+[.X$400]/400" office:value-type="float" office:value="0">
            <text:p>0.000000</text:p>
          </table:table-cell>
          <table:table-cell table:formula="of:=[.Y321]+[.Y$400]/400" office:value-type="float" office:value="0">
            <text:p>0.000000</text:p>
          </table:table-cell>
          <table:table-cell table:formula="of:=[.Z321]+[.Z$400]/400" office:value-type="float" office:value="0">
            <text:p>0.000000</text:p>
          </table:table-cell>
          <table:table-cell table:formula="of:=[.AA321]+[.AA$400]/400" office:value-type="float" office:value="0">
            <text:p>0.000000</text:p>
          </table:table-cell>
          <table:table-cell table:formula="of:=[.AB321]+[.AB$400]/400" office:value-type="float" office:value="0">
            <text:p>0.000000</text:p>
          </table:table-cell>
          <table:table-cell table:formula="of:=[.AC321]+[.AC$400]/400" office:value-type="float" office:value="0">
            <text:p>0.000000</text:p>
          </table:table-cell>
          <table:table-cell table:formula="of:=[.AD321]+[.AD$400]/400" office:value-type="float" office:value="0">
            <text:p>0.000000</text:p>
          </table:table-cell>
        </table:table-row>
        <table:table-row table:style-name="ro1">
          <table:table-cell table:formula="of:=[.A322]+[.A$400]/400" office:value-type="float" office:value="0">
            <text:p>0.000000</text:p>
          </table:table-cell>
          <table:table-cell table:formula="of:=[.B322]+[.B$400]/400" office:value-type="float" office:value="0">
            <text:p>0.000000</text:p>
          </table:table-cell>
          <table:table-cell table:formula="of:=[.C322]+[.C$400]/400" office:value-type="float" office:value="-0.306102055000001">
            <text:p>-0.306102</text:p>
          </table:table-cell>
          <table:table-cell table:formula="of:=[.D322]+[.D$400]/400" office:value-type="float" office:value="0.612204110000001">
            <text:p>0.612204</text:p>
          </table:table-cell>
          <table:table-cell table:formula="of:=[.E322]+[.E$400]/400" office:value-type="float" office:value="-0.306102055000001">
            <text:p>-0.306102</text:p>
          </table:table-cell>
          <table:table-cell table:formula="of:=[.F322]+[.F$400]/400" office:value-type="float" office:value="0">
            <text:p>0.000000</text:p>
          </table:table-cell>
          <table:table-cell table:formula="of:=[.G322]+[.G$400]/400" office:value-type="float" office:value="0">
            <text:p>0.000000</text:p>
          </table:table-cell>
          <table:table-cell table:formula="of:=[.H322]+[.H$400]/400" office:value-type="float" office:value="0">
            <text:p>0.000000</text:p>
          </table:table-cell>
          <table:table-cell table:formula="of:=[.I322]+[.I$400]/400" office:value-type="float" office:value="-0.306102055000001">
            <text:p>-0.306102</text:p>
          </table:table-cell>
          <table:table-cell table:formula="of:=[.J322]+[.J$400]/400" office:value-type="float" office:value="0.612204110000001">
            <text:p>0.612204</text:p>
          </table:table-cell>
          <table:table-cell table:formula="of:=[.K322]+[.K$400]/400" office:value-type="float" office:value="-0.306102055000001">
            <text:p>-0.306102</text:p>
          </table:table-cell>
          <table:table-cell table:formula="of:=[.L322]+[.L$400]/400" office:value-type="float" office:value="0">
            <text:p>0.000000</text:p>
          </table:table-cell>
          <table:table-cell table:formula="of:=[.M322]+[.M$400]/400" office:value-type="float" office:value="0.140499064999999">
            <text:p>0.140499</text:p>
          </table:table-cell>
          <table:table-cell table:formula="of:=[.N322]+[.N$400]/400" office:value-type="float" office:value="-0.140499064999999">
            <text:p>-0.140499</text:p>
          </table:table-cell>
          <table:table-cell table:formula="of:=[.O322]+[.O$400]/400" office:value-type="float" office:value="0">
            <text:p>0.000000</text:p>
          </table:table-cell>
          <table:table-cell table:formula="of:=[.P322]+[.P$400]/400" office:value-type="float" office:value="-0.421497195000002">
            <text:p>-0.421497</text:p>
          </table:table-cell>
          <table:table-cell table:formula="of:=[.Q322]+[.Q$400]/400" office:value-type="float" office:value="0">
            <text:p>0.000000</text:p>
          </table:table-cell>
          <table:table-cell table:formula="of:=[.R322]+[.R$400]/400" office:value-type="float" office:value="0">
            <text:p>0.000000</text:p>
          </table:table-cell>
          <table:table-cell table:formula="of:=[.S322]+[.S$400]/400" office:value-type="float" office:value="0">
            <text:p>0.000000</text:p>
          </table:table-cell>
          <table:table-cell table:formula="of:=[.T322]+[.T$400]/400" office:value-type="float" office:value="0.140499064999999">
            <text:p>0.140499</text:p>
          </table:table-cell>
          <table:table-cell table:formula="of:=[.U322]+[.U$400]/400" office:value-type="float" office:value="0.140499064999999">
            <text:p>0.140499</text:p>
          </table:table-cell>
          <table:table-cell table:formula="of:=[.V322]+[.V$400]/400" office:value-type="float" office:value="0">
            <text:p>0.000000</text:p>
          </table:table-cell>
          <table:table-cell table:formula="of:=[.W322]+[.W$400]/400" office:value-type="float" office:value="-0.421497195000002">
            <text:p>-0.421497</text:p>
          </table:table-cell>
          <table:table-cell table:formula="of:=[.X322]+[.X$400]/400" office:value-type="float" office:value="0">
            <text:p>0.000000</text:p>
          </table:table-cell>
          <table:table-cell table:formula="of:=[.Y322]+[.Y$400]/400" office:value-type="float" office:value="0">
            <text:p>0.000000</text:p>
          </table:table-cell>
          <table:table-cell table:formula="of:=[.Z322]+[.Z$400]/400" office:value-type="float" office:value="0">
            <text:p>0.000000</text:p>
          </table:table-cell>
          <table:table-cell table:formula="of:=[.AA322]+[.AA$400]/400" office:value-type="float" office:value="0">
            <text:p>0.000000</text:p>
          </table:table-cell>
          <table:table-cell table:formula="of:=[.AB322]+[.AB$400]/400" office:value-type="float" office:value="0">
            <text:p>0.000000</text:p>
          </table:table-cell>
          <table:table-cell table:formula="of:=[.AC322]+[.AC$400]/400" office:value-type="float" office:value="0">
            <text:p>0.000000</text:p>
          </table:table-cell>
          <table:table-cell table:formula="of:=[.AD322]+[.AD$400]/400" office:value-type="float" office:value="0">
            <text:p>0.000000</text:p>
          </table:table-cell>
        </table:table-row>
        <table:table-row table:style-name="ro1">
          <table:table-cell table:formula="of:=[.A323]+[.A$400]/400" office:value-type="float" office:value="0">
            <text:p>0.000000</text:p>
          </table:table-cell>
          <table:table-cell table:formula="of:=[.B323]+[.B$400]/400" office:value-type="float" office:value="0">
            <text:p>0.000000</text:p>
          </table:table-cell>
          <table:table-cell table:formula="of:=[.C323]+[.C$400]/400" office:value-type="float" office:value="-0.307052682500001">
            <text:p>-0.307053</text:p>
          </table:table-cell>
          <table:table-cell table:formula="of:=[.D323]+[.D$400]/400" office:value-type="float" office:value="0.614105365000001">
            <text:p>0.614105</text:p>
          </table:table-cell>
          <table:table-cell table:formula="of:=[.E323]+[.E$400]/400" office:value-type="float" office:value="-0.307052682500001">
            <text:p>-0.307053</text:p>
          </table:table-cell>
          <table:table-cell table:formula="of:=[.F323]+[.F$400]/400" office:value-type="float" office:value="0">
            <text:p>0.000000</text:p>
          </table:table-cell>
          <table:table-cell table:formula="of:=[.G323]+[.G$400]/400" office:value-type="float" office:value="0">
            <text:p>0.000000</text:p>
          </table:table-cell>
          <table:table-cell table:formula="of:=[.H323]+[.H$400]/400" office:value-type="float" office:value="0">
            <text:p>0.000000</text:p>
          </table:table-cell>
          <table:table-cell table:formula="of:=[.I323]+[.I$400]/400" office:value-type="float" office:value="-0.307052682500001">
            <text:p>-0.307053</text:p>
          </table:table-cell>
          <table:table-cell table:formula="of:=[.J323]+[.J$400]/400" office:value-type="float" office:value="0.614105365000001">
            <text:p>0.614105</text:p>
          </table:table-cell>
          <table:table-cell table:formula="of:=[.K323]+[.K$400]/400" office:value-type="float" office:value="-0.307052682500001">
            <text:p>-0.307053</text:p>
          </table:table-cell>
          <table:table-cell table:formula="of:=[.L323]+[.L$400]/400" office:value-type="float" office:value="0">
            <text:p>0.000000</text:p>
          </table:table-cell>
          <table:table-cell table:formula="of:=[.M323]+[.M$400]/400" office:value-type="float" office:value="0.140935397499999">
            <text:p>0.140935</text:p>
          </table:table-cell>
          <table:table-cell table:formula="of:=[.N323]+[.N$400]/400" office:value-type="float" office:value="-0.140935397499999">
            <text:p>-0.140935</text:p>
          </table:table-cell>
          <table:table-cell table:formula="of:=[.O323]+[.O$400]/400" office:value-type="float" office:value="0">
            <text:p>0.000000</text:p>
          </table:table-cell>
          <table:table-cell table:formula="of:=[.P323]+[.P$400]/400" office:value-type="float" office:value="-0.422806192500002">
            <text:p>-0.422806</text:p>
          </table:table-cell>
          <table:table-cell table:formula="of:=[.Q323]+[.Q$400]/400" office:value-type="float" office:value="0">
            <text:p>0.000000</text:p>
          </table:table-cell>
          <table:table-cell table:formula="of:=[.R323]+[.R$400]/400" office:value-type="float" office:value="0">
            <text:p>0.000000</text:p>
          </table:table-cell>
          <table:table-cell table:formula="of:=[.S323]+[.S$400]/400" office:value-type="float" office:value="0">
            <text:p>0.000000</text:p>
          </table:table-cell>
          <table:table-cell table:formula="of:=[.T323]+[.T$400]/400" office:value-type="float" office:value="0.140935397499999">
            <text:p>0.140935</text:p>
          </table:table-cell>
          <table:table-cell table:formula="of:=[.U323]+[.U$400]/400" office:value-type="float" office:value="0.140935397499999">
            <text:p>0.140935</text:p>
          </table:table-cell>
          <table:table-cell table:formula="of:=[.V323]+[.V$400]/400" office:value-type="float" office:value="0">
            <text:p>0.000000</text:p>
          </table:table-cell>
          <table:table-cell table:formula="of:=[.W323]+[.W$400]/400" office:value-type="float" office:value="-0.422806192500002">
            <text:p>-0.422806</text:p>
          </table:table-cell>
          <table:table-cell table:formula="of:=[.X323]+[.X$400]/400" office:value-type="float" office:value="0">
            <text:p>0.000000</text:p>
          </table:table-cell>
          <table:table-cell table:formula="of:=[.Y323]+[.Y$400]/400" office:value-type="float" office:value="0">
            <text:p>0.000000</text:p>
          </table:table-cell>
          <table:table-cell table:formula="of:=[.Z323]+[.Z$400]/400" office:value-type="float" office:value="0">
            <text:p>0.000000</text:p>
          </table:table-cell>
          <table:table-cell table:formula="of:=[.AA323]+[.AA$400]/400" office:value-type="float" office:value="0">
            <text:p>0.000000</text:p>
          </table:table-cell>
          <table:table-cell table:formula="of:=[.AB323]+[.AB$400]/400" office:value-type="float" office:value="0">
            <text:p>0.000000</text:p>
          </table:table-cell>
          <table:table-cell table:formula="of:=[.AC323]+[.AC$400]/400" office:value-type="float" office:value="0">
            <text:p>0.000000</text:p>
          </table:table-cell>
          <table:table-cell table:formula="of:=[.AD323]+[.AD$400]/400" office:value-type="float" office:value="0">
            <text:p>0.000000</text:p>
          </table:table-cell>
        </table:table-row>
        <table:table-row table:style-name="ro1">
          <table:table-cell table:formula="of:=[.A324]+[.A$400]/400" office:value-type="float" office:value="0">
            <text:p>0.000000</text:p>
          </table:table-cell>
          <table:table-cell table:formula="of:=[.B324]+[.B$400]/400" office:value-type="float" office:value="0">
            <text:p>0.000000</text:p>
          </table:table-cell>
          <table:table-cell table:formula="of:=[.C324]+[.C$400]/400" office:value-type="float" office:value="-0.308003310000001">
            <text:p>-0.308003</text:p>
          </table:table-cell>
          <table:table-cell table:formula="of:=[.D324]+[.D$400]/400" office:value-type="float" office:value="0.616006620000001">
            <text:p>0.616007</text:p>
          </table:table-cell>
          <table:table-cell table:formula="of:=[.E324]+[.E$400]/400" office:value-type="float" office:value="-0.308003310000001">
            <text:p>-0.308003</text:p>
          </table:table-cell>
          <table:table-cell table:formula="of:=[.F324]+[.F$400]/400" office:value-type="float" office:value="0">
            <text:p>0.000000</text:p>
          </table:table-cell>
          <table:table-cell table:formula="of:=[.G324]+[.G$400]/400" office:value-type="float" office:value="0">
            <text:p>0.000000</text:p>
          </table:table-cell>
          <table:table-cell table:formula="of:=[.H324]+[.H$400]/400" office:value-type="float" office:value="0">
            <text:p>0.000000</text:p>
          </table:table-cell>
          <table:table-cell table:formula="of:=[.I324]+[.I$400]/400" office:value-type="float" office:value="-0.308003310000001">
            <text:p>-0.308003</text:p>
          </table:table-cell>
          <table:table-cell table:formula="of:=[.J324]+[.J$400]/400" office:value-type="float" office:value="0.616006620000001">
            <text:p>0.616007</text:p>
          </table:table-cell>
          <table:table-cell table:formula="of:=[.K324]+[.K$400]/400" office:value-type="float" office:value="-0.308003310000001">
            <text:p>-0.308003</text:p>
          </table:table-cell>
          <table:table-cell table:formula="of:=[.L324]+[.L$400]/400" office:value-type="float" office:value="0">
            <text:p>0.000000</text:p>
          </table:table-cell>
          <table:table-cell table:formula="of:=[.M324]+[.M$400]/400" office:value-type="float" office:value="0.141371729999999">
            <text:p>0.141372</text:p>
          </table:table-cell>
          <table:table-cell table:formula="of:=[.N324]+[.N$400]/400" office:value-type="float" office:value="-0.141371729999999">
            <text:p>-0.141372</text:p>
          </table:table-cell>
          <table:table-cell table:formula="of:=[.O324]+[.O$400]/400" office:value-type="float" office:value="0">
            <text:p>0.000000</text:p>
          </table:table-cell>
          <table:table-cell table:formula="of:=[.P324]+[.P$400]/400" office:value-type="float" office:value="-0.424115190000002">
            <text:p>-0.424115</text:p>
          </table:table-cell>
          <table:table-cell table:formula="of:=[.Q324]+[.Q$400]/400" office:value-type="float" office:value="0">
            <text:p>0.000000</text:p>
          </table:table-cell>
          <table:table-cell table:formula="of:=[.R324]+[.R$400]/400" office:value-type="float" office:value="0">
            <text:p>0.000000</text:p>
          </table:table-cell>
          <table:table-cell table:formula="of:=[.S324]+[.S$400]/400" office:value-type="float" office:value="0">
            <text:p>0.000000</text:p>
          </table:table-cell>
          <table:table-cell table:formula="of:=[.T324]+[.T$400]/400" office:value-type="float" office:value="0.141371729999999">
            <text:p>0.141372</text:p>
          </table:table-cell>
          <table:table-cell table:formula="of:=[.U324]+[.U$400]/400" office:value-type="float" office:value="0.141371729999999">
            <text:p>0.141372</text:p>
          </table:table-cell>
          <table:table-cell table:formula="of:=[.V324]+[.V$400]/400" office:value-type="float" office:value="0">
            <text:p>0.000000</text:p>
          </table:table-cell>
          <table:table-cell table:formula="of:=[.W324]+[.W$400]/400" office:value-type="float" office:value="-0.424115190000002">
            <text:p>-0.424115</text:p>
          </table:table-cell>
          <table:table-cell table:formula="of:=[.X324]+[.X$400]/400" office:value-type="float" office:value="0">
            <text:p>0.000000</text:p>
          </table:table-cell>
          <table:table-cell table:formula="of:=[.Y324]+[.Y$400]/400" office:value-type="float" office:value="0">
            <text:p>0.000000</text:p>
          </table:table-cell>
          <table:table-cell table:formula="of:=[.Z324]+[.Z$400]/400" office:value-type="float" office:value="0">
            <text:p>0.000000</text:p>
          </table:table-cell>
          <table:table-cell table:formula="of:=[.AA324]+[.AA$400]/400" office:value-type="float" office:value="0">
            <text:p>0.000000</text:p>
          </table:table-cell>
          <table:table-cell table:formula="of:=[.AB324]+[.AB$400]/400" office:value-type="float" office:value="0">
            <text:p>0.000000</text:p>
          </table:table-cell>
          <table:table-cell table:formula="of:=[.AC324]+[.AC$400]/400" office:value-type="float" office:value="0">
            <text:p>0.000000</text:p>
          </table:table-cell>
          <table:table-cell table:formula="of:=[.AD324]+[.AD$400]/400" office:value-type="float" office:value="0">
            <text:p>0.000000</text:p>
          </table:table-cell>
        </table:table-row>
        <table:table-row table:style-name="ro1">
          <table:table-cell table:formula="of:=[.A325]+[.A$400]/400" office:value-type="float" office:value="0">
            <text:p>0.000000</text:p>
          </table:table-cell>
          <table:table-cell table:formula="of:=[.B325]+[.B$400]/400" office:value-type="float" office:value="0">
            <text:p>0.000000</text:p>
          </table:table-cell>
          <table:table-cell table:formula="of:=[.C325]+[.C$400]/400" office:value-type="float" office:value="-0.308953937500001">
            <text:p>-0.308954</text:p>
          </table:table-cell>
          <table:table-cell table:formula="of:=[.D325]+[.D$400]/400" office:value-type="float" office:value="0.617907875000001">
            <text:p>0.617908</text:p>
          </table:table-cell>
          <table:table-cell table:formula="of:=[.E325]+[.E$400]/400" office:value-type="float" office:value="-0.308953937500001">
            <text:p>-0.308954</text:p>
          </table:table-cell>
          <table:table-cell table:formula="of:=[.F325]+[.F$400]/400" office:value-type="float" office:value="0">
            <text:p>0.000000</text:p>
          </table:table-cell>
          <table:table-cell table:formula="of:=[.G325]+[.G$400]/400" office:value-type="float" office:value="0">
            <text:p>0.000000</text:p>
          </table:table-cell>
          <table:table-cell table:formula="of:=[.H325]+[.H$400]/400" office:value-type="float" office:value="0">
            <text:p>0.000000</text:p>
          </table:table-cell>
          <table:table-cell table:formula="of:=[.I325]+[.I$400]/400" office:value-type="float" office:value="-0.308953937500001">
            <text:p>-0.308954</text:p>
          </table:table-cell>
          <table:table-cell table:formula="of:=[.J325]+[.J$400]/400" office:value-type="float" office:value="0.617907875000001">
            <text:p>0.617908</text:p>
          </table:table-cell>
          <table:table-cell table:formula="of:=[.K325]+[.K$400]/400" office:value-type="float" office:value="-0.308953937500001">
            <text:p>-0.308954</text:p>
          </table:table-cell>
          <table:table-cell table:formula="of:=[.L325]+[.L$400]/400" office:value-type="float" office:value="0">
            <text:p>0.000000</text:p>
          </table:table-cell>
          <table:table-cell table:formula="of:=[.M325]+[.M$400]/400" office:value-type="float" office:value="0.141808062499999">
            <text:p>0.141808</text:p>
          </table:table-cell>
          <table:table-cell table:formula="of:=[.N325]+[.N$400]/400" office:value-type="float" office:value="-0.141808062499999">
            <text:p>-0.141808</text:p>
          </table:table-cell>
          <table:table-cell table:formula="of:=[.O325]+[.O$400]/400" office:value-type="float" office:value="0">
            <text:p>0.000000</text:p>
          </table:table-cell>
          <table:table-cell table:formula="of:=[.P325]+[.P$400]/400" office:value-type="float" office:value="-0.425424187500002">
            <text:p>-0.425424</text:p>
          </table:table-cell>
          <table:table-cell table:formula="of:=[.Q325]+[.Q$400]/400" office:value-type="float" office:value="0">
            <text:p>0.000000</text:p>
          </table:table-cell>
          <table:table-cell table:formula="of:=[.R325]+[.R$400]/400" office:value-type="float" office:value="0">
            <text:p>0.000000</text:p>
          </table:table-cell>
          <table:table-cell table:formula="of:=[.S325]+[.S$400]/400" office:value-type="float" office:value="0">
            <text:p>0.000000</text:p>
          </table:table-cell>
          <table:table-cell table:formula="of:=[.T325]+[.T$400]/400" office:value-type="float" office:value="0.141808062499999">
            <text:p>0.141808</text:p>
          </table:table-cell>
          <table:table-cell table:formula="of:=[.U325]+[.U$400]/400" office:value-type="float" office:value="0.141808062499999">
            <text:p>0.141808</text:p>
          </table:table-cell>
          <table:table-cell table:formula="of:=[.V325]+[.V$400]/400" office:value-type="float" office:value="0">
            <text:p>0.000000</text:p>
          </table:table-cell>
          <table:table-cell table:formula="of:=[.W325]+[.W$400]/400" office:value-type="float" office:value="-0.425424187500002">
            <text:p>-0.425424</text:p>
          </table:table-cell>
          <table:table-cell table:formula="of:=[.X325]+[.X$400]/400" office:value-type="float" office:value="0">
            <text:p>0.000000</text:p>
          </table:table-cell>
          <table:table-cell table:formula="of:=[.Y325]+[.Y$400]/400" office:value-type="float" office:value="0">
            <text:p>0.000000</text:p>
          </table:table-cell>
          <table:table-cell table:formula="of:=[.Z325]+[.Z$400]/400" office:value-type="float" office:value="0">
            <text:p>0.000000</text:p>
          </table:table-cell>
          <table:table-cell table:formula="of:=[.AA325]+[.AA$400]/400" office:value-type="float" office:value="0">
            <text:p>0.000000</text:p>
          </table:table-cell>
          <table:table-cell table:formula="of:=[.AB325]+[.AB$400]/400" office:value-type="float" office:value="0">
            <text:p>0.000000</text:p>
          </table:table-cell>
          <table:table-cell table:formula="of:=[.AC325]+[.AC$400]/400" office:value-type="float" office:value="0">
            <text:p>0.000000</text:p>
          </table:table-cell>
          <table:table-cell table:formula="of:=[.AD325]+[.AD$400]/400" office:value-type="float" office:value="0">
            <text:p>0.000000</text:p>
          </table:table-cell>
        </table:table-row>
        <table:table-row table:style-name="ro1">
          <table:table-cell table:formula="of:=[.A326]+[.A$400]/400" office:value-type="float" office:value="0">
            <text:p>0.000000</text:p>
          </table:table-cell>
          <table:table-cell table:formula="of:=[.B326]+[.B$400]/400" office:value-type="float" office:value="0">
            <text:p>0.000000</text:p>
          </table:table-cell>
          <table:table-cell table:formula="of:=[.C326]+[.C$400]/400" office:value-type="float" office:value="-0.309904565000001">
            <text:p>-0.309905</text:p>
          </table:table-cell>
          <table:table-cell table:formula="of:=[.D326]+[.D$400]/400" office:value-type="float" office:value="0.619809130000001">
            <text:p>0.619809</text:p>
          </table:table-cell>
          <table:table-cell table:formula="of:=[.E326]+[.E$400]/400" office:value-type="float" office:value="-0.309904565000001">
            <text:p>-0.309905</text:p>
          </table:table-cell>
          <table:table-cell table:formula="of:=[.F326]+[.F$400]/400" office:value-type="float" office:value="0">
            <text:p>0.000000</text:p>
          </table:table-cell>
          <table:table-cell table:formula="of:=[.G326]+[.G$400]/400" office:value-type="float" office:value="0">
            <text:p>0.000000</text:p>
          </table:table-cell>
          <table:table-cell table:formula="of:=[.H326]+[.H$400]/400" office:value-type="float" office:value="0">
            <text:p>0.000000</text:p>
          </table:table-cell>
          <table:table-cell table:formula="of:=[.I326]+[.I$400]/400" office:value-type="float" office:value="-0.309904565000001">
            <text:p>-0.309905</text:p>
          </table:table-cell>
          <table:table-cell table:formula="of:=[.J326]+[.J$400]/400" office:value-type="float" office:value="0.619809130000001">
            <text:p>0.619809</text:p>
          </table:table-cell>
          <table:table-cell table:formula="of:=[.K326]+[.K$400]/400" office:value-type="float" office:value="-0.309904565000001">
            <text:p>-0.309905</text:p>
          </table:table-cell>
          <table:table-cell table:formula="of:=[.L326]+[.L$400]/400" office:value-type="float" office:value="0">
            <text:p>0.000000</text:p>
          </table:table-cell>
          <table:table-cell table:formula="of:=[.M326]+[.M$400]/400" office:value-type="float" office:value="0.142244394999999">
            <text:p>0.142244</text:p>
          </table:table-cell>
          <table:table-cell table:formula="of:=[.N326]+[.N$400]/400" office:value-type="float" office:value="-0.142244394999999">
            <text:p>-0.142244</text:p>
          </table:table-cell>
          <table:table-cell table:formula="of:=[.O326]+[.O$400]/400" office:value-type="float" office:value="0">
            <text:p>0.000000</text:p>
          </table:table-cell>
          <table:table-cell table:formula="of:=[.P326]+[.P$400]/400" office:value-type="float" office:value="-0.426733185000002">
            <text:p>-0.426733</text:p>
          </table:table-cell>
          <table:table-cell table:formula="of:=[.Q326]+[.Q$400]/400" office:value-type="float" office:value="0">
            <text:p>0.000000</text:p>
          </table:table-cell>
          <table:table-cell table:formula="of:=[.R326]+[.R$400]/400" office:value-type="float" office:value="0">
            <text:p>0.000000</text:p>
          </table:table-cell>
          <table:table-cell table:formula="of:=[.S326]+[.S$400]/400" office:value-type="float" office:value="0">
            <text:p>0.000000</text:p>
          </table:table-cell>
          <table:table-cell table:formula="of:=[.T326]+[.T$400]/400" office:value-type="float" office:value="0.142244394999999">
            <text:p>0.142244</text:p>
          </table:table-cell>
          <table:table-cell table:formula="of:=[.U326]+[.U$400]/400" office:value-type="float" office:value="0.142244394999999">
            <text:p>0.142244</text:p>
          </table:table-cell>
          <table:table-cell table:formula="of:=[.V326]+[.V$400]/400" office:value-type="float" office:value="0">
            <text:p>0.000000</text:p>
          </table:table-cell>
          <table:table-cell table:formula="of:=[.W326]+[.W$400]/400" office:value-type="float" office:value="-0.426733185000002">
            <text:p>-0.426733</text:p>
          </table:table-cell>
          <table:table-cell table:formula="of:=[.X326]+[.X$400]/400" office:value-type="float" office:value="0">
            <text:p>0.000000</text:p>
          </table:table-cell>
          <table:table-cell table:formula="of:=[.Y326]+[.Y$400]/400" office:value-type="float" office:value="0">
            <text:p>0.000000</text:p>
          </table:table-cell>
          <table:table-cell table:formula="of:=[.Z326]+[.Z$400]/400" office:value-type="float" office:value="0">
            <text:p>0.000000</text:p>
          </table:table-cell>
          <table:table-cell table:formula="of:=[.AA326]+[.AA$400]/400" office:value-type="float" office:value="0">
            <text:p>0.000000</text:p>
          </table:table-cell>
          <table:table-cell table:formula="of:=[.AB326]+[.AB$400]/400" office:value-type="float" office:value="0">
            <text:p>0.000000</text:p>
          </table:table-cell>
          <table:table-cell table:formula="of:=[.AC326]+[.AC$400]/400" office:value-type="float" office:value="0">
            <text:p>0.000000</text:p>
          </table:table-cell>
          <table:table-cell table:formula="of:=[.AD326]+[.AD$400]/400" office:value-type="float" office:value="0">
            <text:p>0.000000</text:p>
          </table:table-cell>
        </table:table-row>
        <table:table-row table:style-name="ro1">
          <table:table-cell table:formula="of:=[.A327]+[.A$400]/400" office:value-type="float" office:value="0">
            <text:p>0.000000</text:p>
          </table:table-cell>
          <table:table-cell table:formula="of:=[.B327]+[.B$400]/400" office:value-type="float" office:value="0">
            <text:p>0.000000</text:p>
          </table:table-cell>
          <table:table-cell table:formula="of:=[.C327]+[.C$400]/400" office:value-type="float" office:value="-0.310855192500001">
            <text:p>-0.310855</text:p>
          </table:table-cell>
          <table:table-cell table:formula="of:=[.D327]+[.D$400]/400" office:value-type="float" office:value="0.621710385000001">
            <text:p>0.621710</text:p>
          </table:table-cell>
          <table:table-cell table:formula="of:=[.E327]+[.E$400]/400" office:value-type="float" office:value="-0.310855192500001">
            <text:p>-0.310855</text:p>
          </table:table-cell>
          <table:table-cell table:formula="of:=[.F327]+[.F$400]/400" office:value-type="float" office:value="0">
            <text:p>0.000000</text:p>
          </table:table-cell>
          <table:table-cell table:formula="of:=[.G327]+[.G$400]/400" office:value-type="float" office:value="0">
            <text:p>0.000000</text:p>
          </table:table-cell>
          <table:table-cell table:formula="of:=[.H327]+[.H$400]/400" office:value-type="float" office:value="0">
            <text:p>0.000000</text:p>
          </table:table-cell>
          <table:table-cell table:formula="of:=[.I327]+[.I$400]/400" office:value-type="float" office:value="-0.310855192500001">
            <text:p>-0.310855</text:p>
          </table:table-cell>
          <table:table-cell table:formula="of:=[.J327]+[.J$400]/400" office:value-type="float" office:value="0.621710385000001">
            <text:p>0.621710</text:p>
          </table:table-cell>
          <table:table-cell table:formula="of:=[.K327]+[.K$400]/400" office:value-type="float" office:value="-0.310855192500001">
            <text:p>-0.310855</text:p>
          </table:table-cell>
          <table:table-cell table:formula="of:=[.L327]+[.L$400]/400" office:value-type="float" office:value="0">
            <text:p>0.000000</text:p>
          </table:table-cell>
          <table:table-cell table:formula="of:=[.M327]+[.M$400]/400" office:value-type="float" office:value="0.142680727499999">
            <text:p>0.142681</text:p>
          </table:table-cell>
          <table:table-cell table:formula="of:=[.N327]+[.N$400]/400" office:value-type="float" office:value="-0.142680727499999">
            <text:p>-0.142681</text:p>
          </table:table-cell>
          <table:table-cell table:formula="of:=[.O327]+[.O$400]/400" office:value-type="float" office:value="0">
            <text:p>0.000000</text:p>
          </table:table-cell>
          <table:table-cell table:formula="of:=[.P327]+[.P$400]/400" office:value-type="float" office:value="-0.428042182500002">
            <text:p>-0.428042</text:p>
          </table:table-cell>
          <table:table-cell table:formula="of:=[.Q327]+[.Q$400]/400" office:value-type="float" office:value="0">
            <text:p>0.000000</text:p>
          </table:table-cell>
          <table:table-cell table:formula="of:=[.R327]+[.R$400]/400" office:value-type="float" office:value="0">
            <text:p>0.000000</text:p>
          </table:table-cell>
          <table:table-cell table:formula="of:=[.S327]+[.S$400]/400" office:value-type="float" office:value="0">
            <text:p>0.000000</text:p>
          </table:table-cell>
          <table:table-cell table:formula="of:=[.T327]+[.T$400]/400" office:value-type="float" office:value="0.142680727499999">
            <text:p>0.142681</text:p>
          </table:table-cell>
          <table:table-cell table:formula="of:=[.U327]+[.U$400]/400" office:value-type="float" office:value="0.142680727499999">
            <text:p>0.142681</text:p>
          </table:table-cell>
          <table:table-cell table:formula="of:=[.V327]+[.V$400]/400" office:value-type="float" office:value="0">
            <text:p>0.000000</text:p>
          </table:table-cell>
          <table:table-cell table:formula="of:=[.W327]+[.W$400]/400" office:value-type="float" office:value="-0.428042182500002">
            <text:p>-0.428042</text:p>
          </table:table-cell>
          <table:table-cell table:formula="of:=[.X327]+[.X$400]/400" office:value-type="float" office:value="0">
            <text:p>0.000000</text:p>
          </table:table-cell>
          <table:table-cell table:formula="of:=[.Y327]+[.Y$400]/400" office:value-type="float" office:value="0">
            <text:p>0.000000</text:p>
          </table:table-cell>
          <table:table-cell table:formula="of:=[.Z327]+[.Z$400]/400" office:value-type="float" office:value="0">
            <text:p>0.000000</text:p>
          </table:table-cell>
          <table:table-cell table:formula="of:=[.AA327]+[.AA$400]/400" office:value-type="float" office:value="0">
            <text:p>0.000000</text:p>
          </table:table-cell>
          <table:table-cell table:formula="of:=[.AB327]+[.AB$400]/400" office:value-type="float" office:value="0">
            <text:p>0.000000</text:p>
          </table:table-cell>
          <table:table-cell table:formula="of:=[.AC327]+[.AC$400]/400" office:value-type="float" office:value="0">
            <text:p>0.000000</text:p>
          </table:table-cell>
          <table:table-cell table:formula="of:=[.AD327]+[.AD$400]/400" office:value-type="float" office:value="0">
            <text:p>0.000000</text:p>
          </table:table-cell>
        </table:table-row>
        <table:table-row table:style-name="ro1">
          <table:table-cell table:formula="of:=[.A328]+[.A$400]/400" office:value-type="float" office:value="0">
            <text:p>0.000000</text:p>
          </table:table-cell>
          <table:table-cell table:formula="of:=[.B328]+[.B$400]/400" office:value-type="float" office:value="0">
            <text:p>0.000000</text:p>
          </table:table-cell>
          <table:table-cell table:formula="of:=[.C328]+[.C$400]/400" office:value-type="float" office:value="-0.311805820000001">
            <text:p>-0.311806</text:p>
          </table:table-cell>
          <table:table-cell table:formula="of:=[.D328]+[.D$400]/400" office:value-type="float" office:value="0.623611640000001">
            <text:p>0.623612</text:p>
          </table:table-cell>
          <table:table-cell table:formula="of:=[.E328]+[.E$400]/400" office:value-type="float" office:value="-0.311805820000001">
            <text:p>-0.311806</text:p>
          </table:table-cell>
          <table:table-cell table:formula="of:=[.F328]+[.F$400]/400" office:value-type="float" office:value="0">
            <text:p>0.000000</text:p>
          </table:table-cell>
          <table:table-cell table:formula="of:=[.G328]+[.G$400]/400" office:value-type="float" office:value="0">
            <text:p>0.000000</text:p>
          </table:table-cell>
          <table:table-cell table:formula="of:=[.H328]+[.H$400]/400" office:value-type="float" office:value="0">
            <text:p>0.000000</text:p>
          </table:table-cell>
          <table:table-cell table:formula="of:=[.I328]+[.I$400]/400" office:value-type="float" office:value="-0.311805820000001">
            <text:p>-0.311806</text:p>
          </table:table-cell>
          <table:table-cell table:formula="of:=[.J328]+[.J$400]/400" office:value-type="float" office:value="0.623611640000001">
            <text:p>0.623612</text:p>
          </table:table-cell>
          <table:table-cell table:formula="of:=[.K328]+[.K$400]/400" office:value-type="float" office:value="-0.311805820000001">
            <text:p>-0.311806</text:p>
          </table:table-cell>
          <table:table-cell table:formula="of:=[.L328]+[.L$400]/400" office:value-type="float" office:value="0">
            <text:p>0.000000</text:p>
          </table:table-cell>
          <table:table-cell table:formula="of:=[.M328]+[.M$400]/400" office:value-type="float" office:value="0.143117059999999">
            <text:p>0.143117</text:p>
          </table:table-cell>
          <table:table-cell table:formula="of:=[.N328]+[.N$400]/400" office:value-type="float" office:value="-0.143117059999999">
            <text:p>-0.143117</text:p>
          </table:table-cell>
          <table:table-cell table:formula="of:=[.O328]+[.O$400]/400" office:value-type="float" office:value="0">
            <text:p>0.000000</text:p>
          </table:table-cell>
          <table:table-cell table:formula="of:=[.P328]+[.P$400]/400" office:value-type="float" office:value="-0.429351180000002">
            <text:p>-0.429351</text:p>
          </table:table-cell>
          <table:table-cell table:formula="of:=[.Q328]+[.Q$400]/400" office:value-type="float" office:value="0">
            <text:p>0.000000</text:p>
          </table:table-cell>
          <table:table-cell table:formula="of:=[.R328]+[.R$400]/400" office:value-type="float" office:value="0">
            <text:p>0.000000</text:p>
          </table:table-cell>
          <table:table-cell table:formula="of:=[.S328]+[.S$400]/400" office:value-type="float" office:value="0">
            <text:p>0.000000</text:p>
          </table:table-cell>
          <table:table-cell table:formula="of:=[.T328]+[.T$400]/400" office:value-type="float" office:value="0.143117059999999">
            <text:p>0.143117</text:p>
          </table:table-cell>
          <table:table-cell table:formula="of:=[.U328]+[.U$400]/400" office:value-type="float" office:value="0.143117059999999">
            <text:p>0.143117</text:p>
          </table:table-cell>
          <table:table-cell table:formula="of:=[.V328]+[.V$400]/400" office:value-type="float" office:value="0">
            <text:p>0.000000</text:p>
          </table:table-cell>
          <table:table-cell table:formula="of:=[.W328]+[.W$400]/400" office:value-type="float" office:value="-0.429351180000002">
            <text:p>-0.429351</text:p>
          </table:table-cell>
          <table:table-cell table:formula="of:=[.X328]+[.X$400]/400" office:value-type="float" office:value="0">
            <text:p>0.000000</text:p>
          </table:table-cell>
          <table:table-cell table:formula="of:=[.Y328]+[.Y$400]/400" office:value-type="float" office:value="0">
            <text:p>0.000000</text:p>
          </table:table-cell>
          <table:table-cell table:formula="of:=[.Z328]+[.Z$400]/400" office:value-type="float" office:value="0">
            <text:p>0.000000</text:p>
          </table:table-cell>
          <table:table-cell table:formula="of:=[.AA328]+[.AA$400]/400" office:value-type="float" office:value="0">
            <text:p>0.000000</text:p>
          </table:table-cell>
          <table:table-cell table:formula="of:=[.AB328]+[.AB$400]/400" office:value-type="float" office:value="0">
            <text:p>0.000000</text:p>
          </table:table-cell>
          <table:table-cell table:formula="of:=[.AC328]+[.AC$400]/400" office:value-type="float" office:value="0">
            <text:p>0.000000</text:p>
          </table:table-cell>
          <table:table-cell table:formula="of:=[.AD328]+[.AD$400]/400" office:value-type="float" office:value="0">
            <text:p>0.000000</text:p>
          </table:table-cell>
        </table:table-row>
        <table:table-row table:style-name="ro1">
          <table:table-cell table:formula="of:=[.A329]+[.A$400]/400" office:value-type="float" office:value="0">
            <text:p>0.000000</text:p>
          </table:table-cell>
          <table:table-cell table:formula="of:=[.B329]+[.B$400]/400" office:value-type="float" office:value="0">
            <text:p>0.000000</text:p>
          </table:table-cell>
          <table:table-cell table:formula="of:=[.C329]+[.C$400]/400" office:value-type="float" office:value="-0.312756447500001">
            <text:p>-0.312756</text:p>
          </table:table-cell>
          <table:table-cell table:formula="of:=[.D329]+[.D$400]/400" office:value-type="float" office:value="0.625512895000001">
            <text:p>0.625513</text:p>
          </table:table-cell>
          <table:table-cell table:formula="of:=[.E329]+[.E$400]/400" office:value-type="float" office:value="-0.312756447500001">
            <text:p>-0.312756</text:p>
          </table:table-cell>
          <table:table-cell table:formula="of:=[.F329]+[.F$400]/400" office:value-type="float" office:value="0">
            <text:p>0.000000</text:p>
          </table:table-cell>
          <table:table-cell table:formula="of:=[.G329]+[.G$400]/400" office:value-type="float" office:value="0">
            <text:p>0.000000</text:p>
          </table:table-cell>
          <table:table-cell table:formula="of:=[.H329]+[.H$400]/400" office:value-type="float" office:value="0">
            <text:p>0.000000</text:p>
          </table:table-cell>
          <table:table-cell table:formula="of:=[.I329]+[.I$400]/400" office:value-type="float" office:value="-0.312756447500001">
            <text:p>-0.312756</text:p>
          </table:table-cell>
          <table:table-cell table:formula="of:=[.J329]+[.J$400]/400" office:value-type="float" office:value="0.625512895000001">
            <text:p>0.625513</text:p>
          </table:table-cell>
          <table:table-cell table:formula="of:=[.K329]+[.K$400]/400" office:value-type="float" office:value="-0.312756447500001">
            <text:p>-0.312756</text:p>
          </table:table-cell>
          <table:table-cell table:formula="of:=[.L329]+[.L$400]/400" office:value-type="float" office:value="0">
            <text:p>0.000000</text:p>
          </table:table-cell>
          <table:table-cell table:formula="of:=[.M329]+[.M$400]/400" office:value-type="float" office:value="0.143553392499999">
            <text:p>0.143553</text:p>
          </table:table-cell>
          <table:table-cell table:formula="of:=[.N329]+[.N$400]/400" office:value-type="float" office:value="-0.143553392499999">
            <text:p>-0.143553</text:p>
          </table:table-cell>
          <table:table-cell table:formula="of:=[.O329]+[.O$400]/400" office:value-type="float" office:value="0">
            <text:p>0.000000</text:p>
          </table:table-cell>
          <table:table-cell table:formula="of:=[.P329]+[.P$400]/400" office:value-type="float" office:value="-0.430660177500002">
            <text:p>-0.430660</text:p>
          </table:table-cell>
          <table:table-cell table:formula="of:=[.Q329]+[.Q$400]/400" office:value-type="float" office:value="0">
            <text:p>0.000000</text:p>
          </table:table-cell>
          <table:table-cell table:formula="of:=[.R329]+[.R$400]/400" office:value-type="float" office:value="0">
            <text:p>0.000000</text:p>
          </table:table-cell>
          <table:table-cell table:formula="of:=[.S329]+[.S$400]/400" office:value-type="float" office:value="0">
            <text:p>0.000000</text:p>
          </table:table-cell>
          <table:table-cell table:formula="of:=[.T329]+[.T$400]/400" office:value-type="float" office:value="0.143553392499999">
            <text:p>0.143553</text:p>
          </table:table-cell>
          <table:table-cell table:formula="of:=[.U329]+[.U$400]/400" office:value-type="float" office:value="0.143553392499999">
            <text:p>0.143553</text:p>
          </table:table-cell>
          <table:table-cell table:formula="of:=[.V329]+[.V$400]/400" office:value-type="float" office:value="0">
            <text:p>0.000000</text:p>
          </table:table-cell>
          <table:table-cell table:formula="of:=[.W329]+[.W$400]/400" office:value-type="float" office:value="-0.430660177500002">
            <text:p>-0.430660</text:p>
          </table:table-cell>
          <table:table-cell table:formula="of:=[.X329]+[.X$400]/400" office:value-type="float" office:value="0">
            <text:p>0.000000</text:p>
          </table:table-cell>
          <table:table-cell table:formula="of:=[.Y329]+[.Y$400]/400" office:value-type="float" office:value="0">
            <text:p>0.000000</text:p>
          </table:table-cell>
          <table:table-cell table:formula="of:=[.Z329]+[.Z$400]/400" office:value-type="float" office:value="0">
            <text:p>0.000000</text:p>
          </table:table-cell>
          <table:table-cell table:formula="of:=[.AA329]+[.AA$400]/400" office:value-type="float" office:value="0">
            <text:p>0.000000</text:p>
          </table:table-cell>
          <table:table-cell table:formula="of:=[.AB329]+[.AB$400]/400" office:value-type="float" office:value="0">
            <text:p>0.000000</text:p>
          </table:table-cell>
          <table:table-cell table:formula="of:=[.AC329]+[.AC$400]/400" office:value-type="float" office:value="0">
            <text:p>0.000000</text:p>
          </table:table-cell>
          <table:table-cell table:formula="of:=[.AD329]+[.AD$400]/400" office:value-type="float" office:value="0">
            <text:p>0.000000</text:p>
          </table:table-cell>
        </table:table-row>
        <table:table-row table:style-name="ro1">
          <table:table-cell table:formula="of:=[.A330]+[.A$400]/400" office:value-type="float" office:value="0">
            <text:p>0.000000</text:p>
          </table:table-cell>
          <table:table-cell table:formula="of:=[.B330]+[.B$400]/400" office:value-type="float" office:value="0">
            <text:p>0.000000</text:p>
          </table:table-cell>
          <table:table-cell table:formula="of:=[.C330]+[.C$400]/400" office:value-type="float" office:value="-0.313707075000001">
            <text:p>-0.313707</text:p>
          </table:table-cell>
          <table:table-cell table:formula="of:=[.D330]+[.D$400]/400" office:value-type="float" office:value="0.627414150000001">
            <text:p>0.627414</text:p>
          </table:table-cell>
          <table:table-cell table:formula="of:=[.E330]+[.E$400]/400" office:value-type="float" office:value="-0.313707075000001">
            <text:p>-0.313707</text:p>
          </table:table-cell>
          <table:table-cell table:formula="of:=[.F330]+[.F$400]/400" office:value-type="float" office:value="0">
            <text:p>0.000000</text:p>
          </table:table-cell>
          <table:table-cell table:formula="of:=[.G330]+[.G$400]/400" office:value-type="float" office:value="0">
            <text:p>0.000000</text:p>
          </table:table-cell>
          <table:table-cell table:formula="of:=[.H330]+[.H$400]/400" office:value-type="float" office:value="0">
            <text:p>0.000000</text:p>
          </table:table-cell>
          <table:table-cell table:formula="of:=[.I330]+[.I$400]/400" office:value-type="float" office:value="-0.313707075000001">
            <text:p>-0.313707</text:p>
          </table:table-cell>
          <table:table-cell table:formula="of:=[.J330]+[.J$400]/400" office:value-type="float" office:value="0.627414150000001">
            <text:p>0.627414</text:p>
          </table:table-cell>
          <table:table-cell table:formula="of:=[.K330]+[.K$400]/400" office:value-type="float" office:value="-0.313707075000001">
            <text:p>-0.313707</text:p>
          </table:table-cell>
          <table:table-cell table:formula="of:=[.L330]+[.L$400]/400" office:value-type="float" office:value="0">
            <text:p>0.000000</text:p>
          </table:table-cell>
          <table:table-cell table:formula="of:=[.M330]+[.M$400]/400" office:value-type="float" office:value="0.143989724999999">
            <text:p>0.143990</text:p>
          </table:table-cell>
          <table:table-cell table:formula="of:=[.N330]+[.N$400]/400" office:value-type="float" office:value="-0.143989724999999">
            <text:p>-0.143990</text:p>
          </table:table-cell>
          <table:table-cell table:formula="of:=[.O330]+[.O$400]/400" office:value-type="float" office:value="0">
            <text:p>0.000000</text:p>
          </table:table-cell>
          <table:table-cell table:formula="of:=[.P330]+[.P$400]/400" office:value-type="float" office:value="-0.431969175000002">
            <text:p>-0.431969</text:p>
          </table:table-cell>
          <table:table-cell table:formula="of:=[.Q330]+[.Q$400]/400" office:value-type="float" office:value="0">
            <text:p>0.000000</text:p>
          </table:table-cell>
          <table:table-cell table:formula="of:=[.R330]+[.R$400]/400" office:value-type="float" office:value="0">
            <text:p>0.000000</text:p>
          </table:table-cell>
          <table:table-cell table:formula="of:=[.S330]+[.S$400]/400" office:value-type="float" office:value="0">
            <text:p>0.000000</text:p>
          </table:table-cell>
          <table:table-cell table:formula="of:=[.T330]+[.T$400]/400" office:value-type="float" office:value="0.143989724999999">
            <text:p>0.143990</text:p>
          </table:table-cell>
          <table:table-cell table:formula="of:=[.U330]+[.U$400]/400" office:value-type="float" office:value="0.143989724999999">
            <text:p>0.143990</text:p>
          </table:table-cell>
          <table:table-cell table:formula="of:=[.V330]+[.V$400]/400" office:value-type="float" office:value="0">
            <text:p>0.000000</text:p>
          </table:table-cell>
          <table:table-cell table:formula="of:=[.W330]+[.W$400]/400" office:value-type="float" office:value="-0.431969175000002">
            <text:p>-0.431969</text:p>
          </table:table-cell>
          <table:table-cell table:formula="of:=[.X330]+[.X$400]/400" office:value-type="float" office:value="0">
            <text:p>0.000000</text:p>
          </table:table-cell>
          <table:table-cell table:formula="of:=[.Y330]+[.Y$400]/400" office:value-type="float" office:value="0">
            <text:p>0.000000</text:p>
          </table:table-cell>
          <table:table-cell table:formula="of:=[.Z330]+[.Z$400]/400" office:value-type="float" office:value="0">
            <text:p>0.000000</text:p>
          </table:table-cell>
          <table:table-cell table:formula="of:=[.AA330]+[.AA$400]/400" office:value-type="float" office:value="0">
            <text:p>0.000000</text:p>
          </table:table-cell>
          <table:table-cell table:formula="of:=[.AB330]+[.AB$400]/400" office:value-type="float" office:value="0">
            <text:p>0.000000</text:p>
          </table:table-cell>
          <table:table-cell table:formula="of:=[.AC330]+[.AC$400]/400" office:value-type="float" office:value="0">
            <text:p>0.000000</text:p>
          </table:table-cell>
          <table:table-cell table:formula="of:=[.AD330]+[.AD$400]/400" office:value-type="float" office:value="0">
            <text:p>0.000000</text:p>
          </table:table-cell>
        </table:table-row>
        <table:table-row table:style-name="ro1">
          <table:table-cell table:formula="of:=[.A331]+[.A$400]/400" office:value-type="float" office:value="0">
            <text:p>0.000000</text:p>
          </table:table-cell>
          <table:table-cell table:formula="of:=[.B331]+[.B$400]/400" office:value-type="float" office:value="0">
            <text:p>0.000000</text:p>
          </table:table-cell>
          <table:table-cell table:formula="of:=[.C331]+[.C$400]/400" office:value-type="float" office:value="-0.314657702500001">
            <text:p>-0.314658</text:p>
          </table:table-cell>
          <table:table-cell table:formula="of:=[.D331]+[.D$400]/400" office:value-type="float" office:value="0.629315405000001">
            <text:p>0.629315</text:p>
          </table:table-cell>
          <table:table-cell table:formula="of:=[.E331]+[.E$400]/400" office:value-type="float" office:value="-0.314657702500001">
            <text:p>-0.314658</text:p>
          </table:table-cell>
          <table:table-cell table:formula="of:=[.F331]+[.F$400]/400" office:value-type="float" office:value="0">
            <text:p>0.000000</text:p>
          </table:table-cell>
          <table:table-cell table:formula="of:=[.G331]+[.G$400]/400" office:value-type="float" office:value="0">
            <text:p>0.000000</text:p>
          </table:table-cell>
          <table:table-cell table:formula="of:=[.H331]+[.H$400]/400" office:value-type="float" office:value="0">
            <text:p>0.000000</text:p>
          </table:table-cell>
          <table:table-cell table:formula="of:=[.I331]+[.I$400]/400" office:value-type="float" office:value="-0.314657702500001">
            <text:p>-0.314658</text:p>
          </table:table-cell>
          <table:table-cell table:formula="of:=[.J331]+[.J$400]/400" office:value-type="float" office:value="0.629315405000001">
            <text:p>0.629315</text:p>
          </table:table-cell>
          <table:table-cell table:formula="of:=[.K331]+[.K$400]/400" office:value-type="float" office:value="-0.314657702500001">
            <text:p>-0.314658</text:p>
          </table:table-cell>
          <table:table-cell table:formula="of:=[.L331]+[.L$400]/400" office:value-type="float" office:value="0">
            <text:p>0.000000</text:p>
          </table:table-cell>
          <table:table-cell table:formula="of:=[.M331]+[.M$400]/400" office:value-type="float" office:value="0.144426057499999">
            <text:p>0.144426</text:p>
          </table:table-cell>
          <table:table-cell table:formula="of:=[.N331]+[.N$400]/400" office:value-type="float" office:value="-0.144426057499999">
            <text:p>-0.144426</text:p>
          </table:table-cell>
          <table:table-cell table:formula="of:=[.O331]+[.O$400]/400" office:value-type="float" office:value="0">
            <text:p>0.000000</text:p>
          </table:table-cell>
          <table:table-cell table:formula="of:=[.P331]+[.P$400]/400" office:value-type="float" office:value="-0.433278172500002">
            <text:p>-0.433278</text:p>
          </table:table-cell>
          <table:table-cell table:formula="of:=[.Q331]+[.Q$400]/400" office:value-type="float" office:value="0">
            <text:p>0.000000</text:p>
          </table:table-cell>
          <table:table-cell table:formula="of:=[.R331]+[.R$400]/400" office:value-type="float" office:value="0">
            <text:p>0.000000</text:p>
          </table:table-cell>
          <table:table-cell table:formula="of:=[.S331]+[.S$400]/400" office:value-type="float" office:value="0">
            <text:p>0.000000</text:p>
          </table:table-cell>
          <table:table-cell table:formula="of:=[.T331]+[.T$400]/400" office:value-type="float" office:value="0.144426057499999">
            <text:p>0.144426</text:p>
          </table:table-cell>
          <table:table-cell table:formula="of:=[.U331]+[.U$400]/400" office:value-type="float" office:value="0.144426057499999">
            <text:p>0.144426</text:p>
          </table:table-cell>
          <table:table-cell table:formula="of:=[.V331]+[.V$400]/400" office:value-type="float" office:value="0">
            <text:p>0.000000</text:p>
          </table:table-cell>
          <table:table-cell table:formula="of:=[.W331]+[.W$400]/400" office:value-type="float" office:value="-0.433278172500002">
            <text:p>-0.433278</text:p>
          </table:table-cell>
          <table:table-cell table:formula="of:=[.X331]+[.X$400]/400" office:value-type="float" office:value="0">
            <text:p>0.000000</text:p>
          </table:table-cell>
          <table:table-cell table:formula="of:=[.Y331]+[.Y$400]/400" office:value-type="float" office:value="0">
            <text:p>0.000000</text:p>
          </table:table-cell>
          <table:table-cell table:formula="of:=[.Z331]+[.Z$400]/400" office:value-type="float" office:value="0">
            <text:p>0.000000</text:p>
          </table:table-cell>
          <table:table-cell table:formula="of:=[.AA331]+[.AA$400]/400" office:value-type="float" office:value="0">
            <text:p>0.000000</text:p>
          </table:table-cell>
          <table:table-cell table:formula="of:=[.AB331]+[.AB$400]/400" office:value-type="float" office:value="0">
            <text:p>0.000000</text:p>
          </table:table-cell>
          <table:table-cell table:formula="of:=[.AC331]+[.AC$400]/400" office:value-type="float" office:value="0">
            <text:p>0.000000</text:p>
          </table:table-cell>
          <table:table-cell table:formula="of:=[.AD331]+[.AD$400]/400" office:value-type="float" office:value="0">
            <text:p>0.000000</text:p>
          </table:table-cell>
        </table:table-row>
        <table:table-row table:style-name="ro1">
          <table:table-cell table:formula="of:=[.A332]+[.A$400]/400" office:value-type="float" office:value="0">
            <text:p>0.000000</text:p>
          </table:table-cell>
          <table:table-cell table:formula="of:=[.B332]+[.B$400]/400" office:value-type="float" office:value="0">
            <text:p>0.000000</text:p>
          </table:table-cell>
          <table:table-cell table:formula="of:=[.C332]+[.C$400]/400" office:value-type="float" office:value="-0.315608330000001">
            <text:p>-0.315608</text:p>
          </table:table-cell>
          <table:table-cell table:formula="of:=[.D332]+[.D$400]/400" office:value-type="float" office:value="0.631216660000002">
            <text:p>0.631217</text:p>
          </table:table-cell>
          <table:table-cell table:formula="of:=[.E332]+[.E$400]/400" office:value-type="float" office:value="-0.315608330000001">
            <text:p>-0.315608</text:p>
          </table:table-cell>
          <table:table-cell table:formula="of:=[.F332]+[.F$400]/400" office:value-type="float" office:value="0">
            <text:p>0.000000</text:p>
          </table:table-cell>
          <table:table-cell table:formula="of:=[.G332]+[.G$400]/400" office:value-type="float" office:value="0">
            <text:p>0.000000</text:p>
          </table:table-cell>
          <table:table-cell table:formula="of:=[.H332]+[.H$400]/400" office:value-type="float" office:value="0">
            <text:p>0.000000</text:p>
          </table:table-cell>
          <table:table-cell table:formula="of:=[.I332]+[.I$400]/400" office:value-type="float" office:value="-0.315608330000001">
            <text:p>-0.315608</text:p>
          </table:table-cell>
          <table:table-cell table:formula="of:=[.J332]+[.J$400]/400" office:value-type="float" office:value="0.631216660000002">
            <text:p>0.631217</text:p>
          </table:table-cell>
          <table:table-cell table:formula="of:=[.K332]+[.K$400]/400" office:value-type="float" office:value="-0.315608330000001">
            <text:p>-0.315608</text:p>
          </table:table-cell>
          <table:table-cell table:formula="of:=[.L332]+[.L$400]/400" office:value-type="float" office:value="0">
            <text:p>0.000000</text:p>
          </table:table-cell>
          <table:table-cell table:formula="of:=[.M332]+[.M$400]/400" office:value-type="float" office:value="0.144862389999999">
            <text:p>0.144862</text:p>
          </table:table-cell>
          <table:table-cell table:formula="of:=[.N332]+[.N$400]/400" office:value-type="float" office:value="-0.144862389999999">
            <text:p>-0.144862</text:p>
          </table:table-cell>
          <table:table-cell table:formula="of:=[.O332]+[.O$400]/400" office:value-type="float" office:value="0">
            <text:p>0.000000</text:p>
          </table:table-cell>
          <table:table-cell table:formula="of:=[.P332]+[.P$400]/400" office:value-type="float" office:value="-0.434587170000002">
            <text:p>-0.434587</text:p>
          </table:table-cell>
          <table:table-cell table:formula="of:=[.Q332]+[.Q$400]/400" office:value-type="float" office:value="0">
            <text:p>0.000000</text:p>
          </table:table-cell>
          <table:table-cell table:formula="of:=[.R332]+[.R$400]/400" office:value-type="float" office:value="0">
            <text:p>0.000000</text:p>
          </table:table-cell>
          <table:table-cell table:formula="of:=[.S332]+[.S$400]/400" office:value-type="float" office:value="0">
            <text:p>0.000000</text:p>
          </table:table-cell>
          <table:table-cell table:formula="of:=[.T332]+[.T$400]/400" office:value-type="float" office:value="0.144862389999999">
            <text:p>0.144862</text:p>
          </table:table-cell>
          <table:table-cell table:formula="of:=[.U332]+[.U$400]/400" office:value-type="float" office:value="0.144862389999999">
            <text:p>0.144862</text:p>
          </table:table-cell>
          <table:table-cell table:formula="of:=[.V332]+[.V$400]/400" office:value-type="float" office:value="0">
            <text:p>0.000000</text:p>
          </table:table-cell>
          <table:table-cell table:formula="of:=[.W332]+[.W$400]/400" office:value-type="float" office:value="-0.434587170000002">
            <text:p>-0.434587</text:p>
          </table:table-cell>
          <table:table-cell table:formula="of:=[.X332]+[.X$400]/400" office:value-type="float" office:value="0">
            <text:p>0.000000</text:p>
          </table:table-cell>
          <table:table-cell table:formula="of:=[.Y332]+[.Y$400]/400" office:value-type="float" office:value="0">
            <text:p>0.000000</text:p>
          </table:table-cell>
          <table:table-cell table:formula="of:=[.Z332]+[.Z$400]/400" office:value-type="float" office:value="0">
            <text:p>0.000000</text:p>
          </table:table-cell>
          <table:table-cell table:formula="of:=[.AA332]+[.AA$400]/400" office:value-type="float" office:value="0">
            <text:p>0.000000</text:p>
          </table:table-cell>
          <table:table-cell table:formula="of:=[.AB332]+[.AB$400]/400" office:value-type="float" office:value="0">
            <text:p>0.000000</text:p>
          </table:table-cell>
          <table:table-cell table:formula="of:=[.AC332]+[.AC$400]/400" office:value-type="float" office:value="0">
            <text:p>0.000000</text:p>
          </table:table-cell>
          <table:table-cell table:formula="of:=[.AD332]+[.AD$400]/400" office:value-type="float" office:value="0">
            <text:p>0.000000</text:p>
          </table:table-cell>
        </table:table-row>
        <table:table-row table:style-name="ro1">
          <table:table-cell table:formula="of:=[.A333]+[.A$400]/400" office:value-type="float" office:value="0">
            <text:p>0.000000</text:p>
          </table:table-cell>
          <table:table-cell table:formula="of:=[.B333]+[.B$400]/400" office:value-type="float" office:value="0">
            <text:p>0.000000</text:p>
          </table:table-cell>
          <table:table-cell table:formula="of:=[.C333]+[.C$400]/400" office:value-type="float" office:value="-0.316558957500001">
            <text:p>-0.316559</text:p>
          </table:table-cell>
          <table:table-cell table:formula="of:=[.D333]+[.D$400]/400" office:value-type="float" office:value="0.633117915000002">
            <text:p>0.633118</text:p>
          </table:table-cell>
          <table:table-cell table:formula="of:=[.E333]+[.E$400]/400" office:value-type="float" office:value="-0.316558957500001">
            <text:p>-0.316559</text:p>
          </table:table-cell>
          <table:table-cell table:formula="of:=[.F333]+[.F$400]/400" office:value-type="float" office:value="0">
            <text:p>0.000000</text:p>
          </table:table-cell>
          <table:table-cell table:formula="of:=[.G333]+[.G$400]/400" office:value-type="float" office:value="0">
            <text:p>0.000000</text:p>
          </table:table-cell>
          <table:table-cell table:formula="of:=[.H333]+[.H$400]/400" office:value-type="float" office:value="0">
            <text:p>0.000000</text:p>
          </table:table-cell>
          <table:table-cell table:formula="of:=[.I333]+[.I$400]/400" office:value-type="float" office:value="-0.316558957500001">
            <text:p>-0.316559</text:p>
          </table:table-cell>
          <table:table-cell table:formula="of:=[.J333]+[.J$400]/400" office:value-type="float" office:value="0.633117915000002">
            <text:p>0.633118</text:p>
          </table:table-cell>
          <table:table-cell table:formula="of:=[.K333]+[.K$400]/400" office:value-type="float" office:value="-0.316558957500001">
            <text:p>-0.316559</text:p>
          </table:table-cell>
          <table:table-cell table:formula="of:=[.L333]+[.L$400]/400" office:value-type="float" office:value="0">
            <text:p>0.000000</text:p>
          </table:table-cell>
          <table:table-cell table:formula="of:=[.M333]+[.M$400]/400" office:value-type="float" office:value="0.145298722499999">
            <text:p>0.145299</text:p>
          </table:table-cell>
          <table:table-cell table:formula="of:=[.N333]+[.N$400]/400" office:value-type="float" office:value="-0.145298722499999">
            <text:p>-0.145299</text:p>
          </table:table-cell>
          <table:table-cell table:formula="of:=[.O333]+[.O$400]/400" office:value-type="float" office:value="0">
            <text:p>0.000000</text:p>
          </table:table-cell>
          <table:table-cell table:formula="of:=[.P333]+[.P$400]/400" office:value-type="float" office:value="-0.435896167500002">
            <text:p>-0.435896</text:p>
          </table:table-cell>
          <table:table-cell table:formula="of:=[.Q333]+[.Q$400]/400" office:value-type="float" office:value="0">
            <text:p>0.000000</text:p>
          </table:table-cell>
          <table:table-cell table:formula="of:=[.R333]+[.R$400]/400" office:value-type="float" office:value="0">
            <text:p>0.000000</text:p>
          </table:table-cell>
          <table:table-cell table:formula="of:=[.S333]+[.S$400]/400" office:value-type="float" office:value="0">
            <text:p>0.000000</text:p>
          </table:table-cell>
          <table:table-cell table:formula="of:=[.T333]+[.T$400]/400" office:value-type="float" office:value="0.145298722499999">
            <text:p>0.145299</text:p>
          </table:table-cell>
          <table:table-cell table:formula="of:=[.U333]+[.U$400]/400" office:value-type="float" office:value="0.145298722499999">
            <text:p>0.145299</text:p>
          </table:table-cell>
          <table:table-cell table:formula="of:=[.V333]+[.V$400]/400" office:value-type="float" office:value="0">
            <text:p>0.000000</text:p>
          </table:table-cell>
          <table:table-cell table:formula="of:=[.W333]+[.W$400]/400" office:value-type="float" office:value="-0.435896167500002">
            <text:p>-0.435896</text:p>
          </table:table-cell>
          <table:table-cell table:formula="of:=[.X333]+[.X$400]/400" office:value-type="float" office:value="0">
            <text:p>0.000000</text:p>
          </table:table-cell>
          <table:table-cell table:formula="of:=[.Y333]+[.Y$400]/400" office:value-type="float" office:value="0">
            <text:p>0.000000</text:p>
          </table:table-cell>
          <table:table-cell table:formula="of:=[.Z333]+[.Z$400]/400" office:value-type="float" office:value="0">
            <text:p>0.000000</text:p>
          </table:table-cell>
          <table:table-cell table:formula="of:=[.AA333]+[.AA$400]/400" office:value-type="float" office:value="0">
            <text:p>0.000000</text:p>
          </table:table-cell>
          <table:table-cell table:formula="of:=[.AB333]+[.AB$400]/400" office:value-type="float" office:value="0">
            <text:p>0.000000</text:p>
          </table:table-cell>
          <table:table-cell table:formula="of:=[.AC333]+[.AC$400]/400" office:value-type="float" office:value="0">
            <text:p>0.000000</text:p>
          </table:table-cell>
          <table:table-cell table:formula="of:=[.AD333]+[.AD$400]/400" office:value-type="float" office:value="0">
            <text:p>0.000000</text:p>
          </table:table-cell>
        </table:table-row>
        <table:table-row table:style-name="ro1">
          <table:table-cell table:formula="of:=[.A334]+[.A$400]/400" office:value-type="float" office:value="0">
            <text:p>0.000000</text:p>
          </table:table-cell>
          <table:table-cell table:formula="of:=[.B334]+[.B$400]/400" office:value-type="float" office:value="0">
            <text:p>0.000000</text:p>
          </table:table-cell>
          <table:table-cell table:formula="of:=[.C334]+[.C$400]/400" office:value-type="float" office:value="-0.317509585000001">
            <text:p>-0.317510</text:p>
          </table:table-cell>
          <table:table-cell table:formula="of:=[.D334]+[.D$400]/400" office:value-type="float" office:value="0.635019170000002">
            <text:p>0.635019</text:p>
          </table:table-cell>
          <table:table-cell table:formula="of:=[.E334]+[.E$400]/400" office:value-type="float" office:value="-0.317509585000001">
            <text:p>-0.317510</text:p>
          </table:table-cell>
          <table:table-cell table:formula="of:=[.F334]+[.F$400]/400" office:value-type="float" office:value="0">
            <text:p>0.000000</text:p>
          </table:table-cell>
          <table:table-cell table:formula="of:=[.G334]+[.G$400]/400" office:value-type="float" office:value="0">
            <text:p>0.000000</text:p>
          </table:table-cell>
          <table:table-cell table:formula="of:=[.H334]+[.H$400]/400" office:value-type="float" office:value="0">
            <text:p>0.000000</text:p>
          </table:table-cell>
          <table:table-cell table:formula="of:=[.I334]+[.I$400]/400" office:value-type="float" office:value="-0.317509585000001">
            <text:p>-0.317510</text:p>
          </table:table-cell>
          <table:table-cell table:formula="of:=[.J334]+[.J$400]/400" office:value-type="float" office:value="0.635019170000002">
            <text:p>0.635019</text:p>
          </table:table-cell>
          <table:table-cell table:formula="of:=[.K334]+[.K$400]/400" office:value-type="float" office:value="-0.317509585000001">
            <text:p>-0.317510</text:p>
          </table:table-cell>
          <table:table-cell table:formula="of:=[.L334]+[.L$400]/400" office:value-type="float" office:value="0">
            <text:p>0.000000</text:p>
          </table:table-cell>
          <table:table-cell table:formula="of:=[.M334]+[.M$400]/400" office:value-type="float" office:value="0.145735054999999">
            <text:p>0.145735</text:p>
          </table:table-cell>
          <table:table-cell table:formula="of:=[.N334]+[.N$400]/400" office:value-type="float" office:value="-0.145735054999999">
            <text:p>-0.145735</text:p>
          </table:table-cell>
          <table:table-cell table:formula="of:=[.O334]+[.O$400]/400" office:value-type="float" office:value="0">
            <text:p>0.000000</text:p>
          </table:table-cell>
          <table:table-cell table:formula="of:=[.P334]+[.P$400]/400" office:value-type="float" office:value="-0.437205165000002">
            <text:p>-0.437205</text:p>
          </table:table-cell>
          <table:table-cell table:formula="of:=[.Q334]+[.Q$400]/400" office:value-type="float" office:value="0">
            <text:p>0.000000</text:p>
          </table:table-cell>
          <table:table-cell table:formula="of:=[.R334]+[.R$400]/400" office:value-type="float" office:value="0">
            <text:p>0.000000</text:p>
          </table:table-cell>
          <table:table-cell table:formula="of:=[.S334]+[.S$400]/400" office:value-type="float" office:value="0">
            <text:p>0.000000</text:p>
          </table:table-cell>
          <table:table-cell table:formula="of:=[.T334]+[.T$400]/400" office:value-type="float" office:value="0.145735054999999">
            <text:p>0.145735</text:p>
          </table:table-cell>
          <table:table-cell table:formula="of:=[.U334]+[.U$400]/400" office:value-type="float" office:value="0.145735054999999">
            <text:p>0.145735</text:p>
          </table:table-cell>
          <table:table-cell table:formula="of:=[.V334]+[.V$400]/400" office:value-type="float" office:value="0">
            <text:p>0.000000</text:p>
          </table:table-cell>
          <table:table-cell table:formula="of:=[.W334]+[.W$400]/400" office:value-type="float" office:value="-0.437205165000002">
            <text:p>-0.437205</text:p>
          </table:table-cell>
          <table:table-cell table:formula="of:=[.X334]+[.X$400]/400" office:value-type="float" office:value="0">
            <text:p>0.000000</text:p>
          </table:table-cell>
          <table:table-cell table:formula="of:=[.Y334]+[.Y$400]/400" office:value-type="float" office:value="0">
            <text:p>0.000000</text:p>
          </table:table-cell>
          <table:table-cell table:formula="of:=[.Z334]+[.Z$400]/400" office:value-type="float" office:value="0">
            <text:p>0.000000</text:p>
          </table:table-cell>
          <table:table-cell table:formula="of:=[.AA334]+[.AA$400]/400" office:value-type="float" office:value="0">
            <text:p>0.000000</text:p>
          </table:table-cell>
          <table:table-cell table:formula="of:=[.AB334]+[.AB$400]/400" office:value-type="float" office:value="0">
            <text:p>0.000000</text:p>
          </table:table-cell>
          <table:table-cell table:formula="of:=[.AC334]+[.AC$400]/400" office:value-type="float" office:value="0">
            <text:p>0.000000</text:p>
          </table:table-cell>
          <table:table-cell table:formula="of:=[.AD334]+[.AD$400]/400" office:value-type="float" office:value="0">
            <text:p>0.000000</text:p>
          </table:table-cell>
        </table:table-row>
        <table:table-row table:style-name="ro1">
          <table:table-cell table:formula="of:=[.A335]+[.A$400]/400" office:value-type="float" office:value="0">
            <text:p>0.000000</text:p>
          </table:table-cell>
          <table:table-cell table:formula="of:=[.B335]+[.B$400]/400" office:value-type="float" office:value="0">
            <text:p>0.000000</text:p>
          </table:table-cell>
          <table:table-cell table:formula="of:=[.C335]+[.C$400]/400" office:value-type="float" office:value="-0.318460212500001">
            <text:p>-0.318460</text:p>
          </table:table-cell>
          <table:table-cell table:formula="of:=[.D335]+[.D$400]/400" office:value-type="float" office:value="0.636920425000002">
            <text:p>0.636920</text:p>
          </table:table-cell>
          <table:table-cell table:formula="of:=[.E335]+[.E$400]/400" office:value-type="float" office:value="-0.318460212500001">
            <text:p>-0.318460</text:p>
          </table:table-cell>
          <table:table-cell table:formula="of:=[.F335]+[.F$400]/400" office:value-type="float" office:value="0">
            <text:p>0.000000</text:p>
          </table:table-cell>
          <table:table-cell table:formula="of:=[.G335]+[.G$400]/400" office:value-type="float" office:value="0">
            <text:p>0.000000</text:p>
          </table:table-cell>
          <table:table-cell table:formula="of:=[.H335]+[.H$400]/400" office:value-type="float" office:value="0">
            <text:p>0.000000</text:p>
          </table:table-cell>
          <table:table-cell table:formula="of:=[.I335]+[.I$400]/400" office:value-type="float" office:value="-0.318460212500001">
            <text:p>-0.318460</text:p>
          </table:table-cell>
          <table:table-cell table:formula="of:=[.J335]+[.J$400]/400" office:value-type="float" office:value="0.636920425000002">
            <text:p>0.636920</text:p>
          </table:table-cell>
          <table:table-cell table:formula="of:=[.K335]+[.K$400]/400" office:value-type="float" office:value="-0.318460212500001">
            <text:p>-0.318460</text:p>
          </table:table-cell>
          <table:table-cell table:formula="of:=[.L335]+[.L$400]/400" office:value-type="float" office:value="0">
            <text:p>0.000000</text:p>
          </table:table-cell>
          <table:table-cell table:formula="of:=[.M335]+[.M$400]/400" office:value-type="float" office:value="0.146171387499999">
            <text:p>0.146171</text:p>
          </table:table-cell>
          <table:table-cell table:formula="of:=[.N335]+[.N$400]/400" office:value-type="float" office:value="-0.146171387499999">
            <text:p>-0.146171</text:p>
          </table:table-cell>
          <table:table-cell table:formula="of:=[.O335]+[.O$400]/400" office:value-type="float" office:value="0">
            <text:p>0.000000</text:p>
          </table:table-cell>
          <table:table-cell table:formula="of:=[.P335]+[.P$400]/400" office:value-type="float" office:value="-0.438514162500002">
            <text:p>-0.438514</text:p>
          </table:table-cell>
          <table:table-cell table:formula="of:=[.Q335]+[.Q$400]/400" office:value-type="float" office:value="0">
            <text:p>0.000000</text:p>
          </table:table-cell>
          <table:table-cell table:formula="of:=[.R335]+[.R$400]/400" office:value-type="float" office:value="0">
            <text:p>0.000000</text:p>
          </table:table-cell>
          <table:table-cell table:formula="of:=[.S335]+[.S$400]/400" office:value-type="float" office:value="0">
            <text:p>0.000000</text:p>
          </table:table-cell>
          <table:table-cell table:formula="of:=[.T335]+[.T$400]/400" office:value-type="float" office:value="0.146171387499999">
            <text:p>0.146171</text:p>
          </table:table-cell>
          <table:table-cell table:formula="of:=[.U335]+[.U$400]/400" office:value-type="float" office:value="0.146171387499999">
            <text:p>0.146171</text:p>
          </table:table-cell>
          <table:table-cell table:formula="of:=[.V335]+[.V$400]/400" office:value-type="float" office:value="0">
            <text:p>0.000000</text:p>
          </table:table-cell>
          <table:table-cell table:formula="of:=[.W335]+[.W$400]/400" office:value-type="float" office:value="-0.438514162500002">
            <text:p>-0.438514</text:p>
          </table:table-cell>
          <table:table-cell table:formula="of:=[.X335]+[.X$400]/400" office:value-type="float" office:value="0">
            <text:p>0.000000</text:p>
          </table:table-cell>
          <table:table-cell table:formula="of:=[.Y335]+[.Y$400]/400" office:value-type="float" office:value="0">
            <text:p>0.000000</text:p>
          </table:table-cell>
          <table:table-cell table:formula="of:=[.Z335]+[.Z$400]/400" office:value-type="float" office:value="0">
            <text:p>0.000000</text:p>
          </table:table-cell>
          <table:table-cell table:formula="of:=[.AA335]+[.AA$400]/400" office:value-type="float" office:value="0">
            <text:p>0.000000</text:p>
          </table:table-cell>
          <table:table-cell table:formula="of:=[.AB335]+[.AB$400]/400" office:value-type="float" office:value="0">
            <text:p>0.000000</text:p>
          </table:table-cell>
          <table:table-cell table:formula="of:=[.AC335]+[.AC$400]/400" office:value-type="float" office:value="0">
            <text:p>0.000000</text:p>
          </table:table-cell>
          <table:table-cell table:formula="of:=[.AD335]+[.AD$400]/400" office:value-type="float" office:value="0">
            <text:p>0.000000</text:p>
          </table:table-cell>
        </table:table-row>
        <table:table-row table:style-name="ro1">
          <table:table-cell table:formula="of:=[.A336]+[.A$400]/400" office:value-type="float" office:value="0">
            <text:p>0.000000</text:p>
          </table:table-cell>
          <table:table-cell table:formula="of:=[.B336]+[.B$400]/400" office:value-type="float" office:value="0">
            <text:p>0.000000</text:p>
          </table:table-cell>
          <table:table-cell table:formula="of:=[.C336]+[.C$400]/400" office:value-type="float" office:value="-0.319410840000001">
            <text:p>-0.319411</text:p>
          </table:table-cell>
          <table:table-cell table:formula="of:=[.D336]+[.D$400]/400" office:value-type="float" office:value="0.638821680000002">
            <text:p>0.638822</text:p>
          </table:table-cell>
          <table:table-cell table:formula="of:=[.E336]+[.E$400]/400" office:value-type="float" office:value="-0.319410840000001">
            <text:p>-0.319411</text:p>
          </table:table-cell>
          <table:table-cell table:formula="of:=[.F336]+[.F$400]/400" office:value-type="float" office:value="0">
            <text:p>0.000000</text:p>
          </table:table-cell>
          <table:table-cell table:formula="of:=[.G336]+[.G$400]/400" office:value-type="float" office:value="0">
            <text:p>0.000000</text:p>
          </table:table-cell>
          <table:table-cell table:formula="of:=[.H336]+[.H$400]/400" office:value-type="float" office:value="0">
            <text:p>0.000000</text:p>
          </table:table-cell>
          <table:table-cell table:formula="of:=[.I336]+[.I$400]/400" office:value-type="float" office:value="-0.319410840000001">
            <text:p>-0.319411</text:p>
          </table:table-cell>
          <table:table-cell table:formula="of:=[.J336]+[.J$400]/400" office:value-type="float" office:value="0.638821680000002">
            <text:p>0.638822</text:p>
          </table:table-cell>
          <table:table-cell table:formula="of:=[.K336]+[.K$400]/400" office:value-type="float" office:value="-0.319410840000001">
            <text:p>-0.319411</text:p>
          </table:table-cell>
          <table:table-cell table:formula="of:=[.L336]+[.L$400]/400" office:value-type="float" office:value="0">
            <text:p>0.000000</text:p>
          </table:table-cell>
          <table:table-cell table:formula="of:=[.M336]+[.M$400]/400" office:value-type="float" office:value="0.146607719999999">
            <text:p>0.146608</text:p>
          </table:table-cell>
          <table:table-cell table:formula="of:=[.N336]+[.N$400]/400" office:value-type="float" office:value="-0.146607719999999">
            <text:p>-0.146608</text:p>
          </table:table-cell>
          <table:table-cell table:formula="of:=[.O336]+[.O$400]/400" office:value-type="float" office:value="0">
            <text:p>0.000000</text:p>
          </table:table-cell>
          <table:table-cell table:formula="of:=[.P336]+[.P$400]/400" office:value-type="float" office:value="-0.439823160000002">
            <text:p>-0.439823</text:p>
          </table:table-cell>
          <table:table-cell table:formula="of:=[.Q336]+[.Q$400]/400" office:value-type="float" office:value="0">
            <text:p>0.000000</text:p>
          </table:table-cell>
          <table:table-cell table:formula="of:=[.R336]+[.R$400]/400" office:value-type="float" office:value="0">
            <text:p>0.000000</text:p>
          </table:table-cell>
          <table:table-cell table:formula="of:=[.S336]+[.S$400]/400" office:value-type="float" office:value="0">
            <text:p>0.000000</text:p>
          </table:table-cell>
          <table:table-cell table:formula="of:=[.T336]+[.T$400]/400" office:value-type="float" office:value="0.146607719999999">
            <text:p>0.146608</text:p>
          </table:table-cell>
          <table:table-cell table:formula="of:=[.U336]+[.U$400]/400" office:value-type="float" office:value="0.146607719999999">
            <text:p>0.146608</text:p>
          </table:table-cell>
          <table:table-cell table:formula="of:=[.V336]+[.V$400]/400" office:value-type="float" office:value="0">
            <text:p>0.000000</text:p>
          </table:table-cell>
          <table:table-cell table:formula="of:=[.W336]+[.W$400]/400" office:value-type="float" office:value="-0.439823160000002">
            <text:p>-0.439823</text:p>
          </table:table-cell>
          <table:table-cell table:formula="of:=[.X336]+[.X$400]/400" office:value-type="float" office:value="0">
            <text:p>0.000000</text:p>
          </table:table-cell>
          <table:table-cell table:formula="of:=[.Y336]+[.Y$400]/400" office:value-type="float" office:value="0">
            <text:p>0.000000</text:p>
          </table:table-cell>
          <table:table-cell table:formula="of:=[.Z336]+[.Z$400]/400" office:value-type="float" office:value="0">
            <text:p>0.000000</text:p>
          </table:table-cell>
          <table:table-cell table:formula="of:=[.AA336]+[.AA$400]/400" office:value-type="float" office:value="0">
            <text:p>0.000000</text:p>
          </table:table-cell>
          <table:table-cell table:formula="of:=[.AB336]+[.AB$400]/400" office:value-type="float" office:value="0">
            <text:p>0.000000</text:p>
          </table:table-cell>
          <table:table-cell table:formula="of:=[.AC336]+[.AC$400]/400" office:value-type="float" office:value="0">
            <text:p>0.000000</text:p>
          </table:table-cell>
          <table:table-cell table:formula="of:=[.AD336]+[.AD$400]/400" office:value-type="float" office:value="0">
            <text:p>0.000000</text:p>
          </table:table-cell>
        </table:table-row>
        <table:table-row table:style-name="ro1">
          <table:table-cell table:formula="of:=[.A337]+[.A$400]/400" office:value-type="float" office:value="0">
            <text:p>0.000000</text:p>
          </table:table-cell>
          <table:table-cell table:formula="of:=[.B337]+[.B$400]/400" office:value-type="float" office:value="0">
            <text:p>0.000000</text:p>
          </table:table-cell>
          <table:table-cell table:formula="of:=[.C337]+[.C$400]/400" office:value-type="float" office:value="-0.320361467500001">
            <text:p>-0.320361</text:p>
          </table:table-cell>
          <table:table-cell table:formula="of:=[.D337]+[.D$400]/400" office:value-type="float" office:value="0.640722935000002">
            <text:p>0.640723</text:p>
          </table:table-cell>
          <table:table-cell table:formula="of:=[.E337]+[.E$400]/400" office:value-type="float" office:value="-0.320361467500001">
            <text:p>-0.320361</text:p>
          </table:table-cell>
          <table:table-cell table:formula="of:=[.F337]+[.F$400]/400" office:value-type="float" office:value="0">
            <text:p>0.000000</text:p>
          </table:table-cell>
          <table:table-cell table:formula="of:=[.G337]+[.G$400]/400" office:value-type="float" office:value="0">
            <text:p>0.000000</text:p>
          </table:table-cell>
          <table:table-cell table:formula="of:=[.H337]+[.H$400]/400" office:value-type="float" office:value="0">
            <text:p>0.000000</text:p>
          </table:table-cell>
          <table:table-cell table:formula="of:=[.I337]+[.I$400]/400" office:value-type="float" office:value="-0.320361467500001">
            <text:p>-0.320361</text:p>
          </table:table-cell>
          <table:table-cell table:formula="of:=[.J337]+[.J$400]/400" office:value-type="float" office:value="0.640722935000002">
            <text:p>0.640723</text:p>
          </table:table-cell>
          <table:table-cell table:formula="of:=[.K337]+[.K$400]/400" office:value-type="float" office:value="-0.320361467500001">
            <text:p>-0.320361</text:p>
          </table:table-cell>
          <table:table-cell table:formula="of:=[.L337]+[.L$400]/400" office:value-type="float" office:value="0">
            <text:p>0.000000</text:p>
          </table:table-cell>
          <table:table-cell table:formula="of:=[.M337]+[.M$400]/400" office:value-type="float" office:value="0.147044052499999">
            <text:p>0.147044</text:p>
          </table:table-cell>
          <table:table-cell table:formula="of:=[.N337]+[.N$400]/400" office:value-type="float" office:value="-0.147044052499999">
            <text:p>-0.147044</text:p>
          </table:table-cell>
          <table:table-cell table:formula="of:=[.O337]+[.O$400]/400" office:value-type="float" office:value="0">
            <text:p>0.000000</text:p>
          </table:table-cell>
          <table:table-cell table:formula="of:=[.P337]+[.P$400]/400" office:value-type="float" office:value="-0.441132157500002">
            <text:p>-0.441132</text:p>
          </table:table-cell>
          <table:table-cell table:formula="of:=[.Q337]+[.Q$400]/400" office:value-type="float" office:value="0">
            <text:p>0.000000</text:p>
          </table:table-cell>
          <table:table-cell table:formula="of:=[.R337]+[.R$400]/400" office:value-type="float" office:value="0">
            <text:p>0.000000</text:p>
          </table:table-cell>
          <table:table-cell table:formula="of:=[.S337]+[.S$400]/400" office:value-type="float" office:value="0">
            <text:p>0.000000</text:p>
          </table:table-cell>
          <table:table-cell table:formula="of:=[.T337]+[.T$400]/400" office:value-type="float" office:value="0.147044052499999">
            <text:p>0.147044</text:p>
          </table:table-cell>
          <table:table-cell table:formula="of:=[.U337]+[.U$400]/400" office:value-type="float" office:value="0.147044052499999">
            <text:p>0.147044</text:p>
          </table:table-cell>
          <table:table-cell table:formula="of:=[.V337]+[.V$400]/400" office:value-type="float" office:value="0">
            <text:p>0.000000</text:p>
          </table:table-cell>
          <table:table-cell table:formula="of:=[.W337]+[.W$400]/400" office:value-type="float" office:value="-0.441132157500002">
            <text:p>-0.441132</text:p>
          </table:table-cell>
          <table:table-cell table:formula="of:=[.X337]+[.X$400]/400" office:value-type="float" office:value="0">
            <text:p>0.000000</text:p>
          </table:table-cell>
          <table:table-cell table:formula="of:=[.Y337]+[.Y$400]/400" office:value-type="float" office:value="0">
            <text:p>0.000000</text:p>
          </table:table-cell>
          <table:table-cell table:formula="of:=[.Z337]+[.Z$400]/400" office:value-type="float" office:value="0">
            <text:p>0.000000</text:p>
          </table:table-cell>
          <table:table-cell table:formula="of:=[.AA337]+[.AA$400]/400" office:value-type="float" office:value="0">
            <text:p>0.000000</text:p>
          </table:table-cell>
          <table:table-cell table:formula="of:=[.AB337]+[.AB$400]/400" office:value-type="float" office:value="0">
            <text:p>0.000000</text:p>
          </table:table-cell>
          <table:table-cell table:formula="of:=[.AC337]+[.AC$400]/400" office:value-type="float" office:value="0">
            <text:p>0.000000</text:p>
          </table:table-cell>
          <table:table-cell table:formula="of:=[.AD337]+[.AD$400]/400" office:value-type="float" office:value="0">
            <text:p>0.000000</text:p>
          </table:table-cell>
        </table:table-row>
        <table:table-row table:style-name="ro1">
          <table:table-cell table:formula="of:=[.A338]+[.A$400]/400" office:value-type="float" office:value="0">
            <text:p>0.000000</text:p>
          </table:table-cell>
          <table:table-cell table:formula="of:=[.B338]+[.B$400]/400" office:value-type="float" office:value="0">
            <text:p>0.000000</text:p>
          </table:table-cell>
          <table:table-cell table:formula="of:=[.C338]+[.C$400]/400" office:value-type="float" office:value="-0.321312095000001">
            <text:p>-0.321312</text:p>
          </table:table-cell>
          <table:table-cell table:formula="of:=[.D338]+[.D$400]/400" office:value-type="float" office:value="0.642624190000002">
            <text:p>0.642624</text:p>
          </table:table-cell>
          <table:table-cell table:formula="of:=[.E338]+[.E$400]/400" office:value-type="float" office:value="-0.321312095000001">
            <text:p>-0.321312</text:p>
          </table:table-cell>
          <table:table-cell table:formula="of:=[.F338]+[.F$400]/400" office:value-type="float" office:value="0">
            <text:p>0.000000</text:p>
          </table:table-cell>
          <table:table-cell table:formula="of:=[.G338]+[.G$400]/400" office:value-type="float" office:value="0">
            <text:p>0.000000</text:p>
          </table:table-cell>
          <table:table-cell table:formula="of:=[.H338]+[.H$400]/400" office:value-type="float" office:value="0">
            <text:p>0.000000</text:p>
          </table:table-cell>
          <table:table-cell table:formula="of:=[.I338]+[.I$400]/400" office:value-type="float" office:value="-0.321312095000001">
            <text:p>-0.321312</text:p>
          </table:table-cell>
          <table:table-cell table:formula="of:=[.J338]+[.J$400]/400" office:value-type="float" office:value="0.642624190000002">
            <text:p>0.642624</text:p>
          </table:table-cell>
          <table:table-cell table:formula="of:=[.K338]+[.K$400]/400" office:value-type="float" office:value="-0.321312095000001">
            <text:p>-0.321312</text:p>
          </table:table-cell>
          <table:table-cell table:formula="of:=[.L338]+[.L$400]/400" office:value-type="float" office:value="0">
            <text:p>0.000000</text:p>
          </table:table-cell>
          <table:table-cell table:formula="of:=[.M338]+[.M$400]/400" office:value-type="float" office:value="0.147480384999999">
            <text:p>0.147480</text:p>
          </table:table-cell>
          <table:table-cell table:formula="of:=[.N338]+[.N$400]/400" office:value-type="float" office:value="-0.147480384999999">
            <text:p>-0.147480</text:p>
          </table:table-cell>
          <table:table-cell table:formula="of:=[.O338]+[.O$400]/400" office:value-type="float" office:value="0">
            <text:p>0.000000</text:p>
          </table:table-cell>
          <table:table-cell table:formula="of:=[.P338]+[.P$400]/400" office:value-type="float" office:value="-0.442441155000002">
            <text:p>-0.442441</text:p>
          </table:table-cell>
          <table:table-cell table:formula="of:=[.Q338]+[.Q$400]/400" office:value-type="float" office:value="0">
            <text:p>0.000000</text:p>
          </table:table-cell>
          <table:table-cell table:formula="of:=[.R338]+[.R$400]/400" office:value-type="float" office:value="0">
            <text:p>0.000000</text:p>
          </table:table-cell>
          <table:table-cell table:formula="of:=[.S338]+[.S$400]/400" office:value-type="float" office:value="0">
            <text:p>0.000000</text:p>
          </table:table-cell>
          <table:table-cell table:formula="of:=[.T338]+[.T$400]/400" office:value-type="float" office:value="0.147480384999999">
            <text:p>0.147480</text:p>
          </table:table-cell>
          <table:table-cell table:formula="of:=[.U338]+[.U$400]/400" office:value-type="float" office:value="0.147480384999999">
            <text:p>0.147480</text:p>
          </table:table-cell>
          <table:table-cell table:formula="of:=[.V338]+[.V$400]/400" office:value-type="float" office:value="0">
            <text:p>0.000000</text:p>
          </table:table-cell>
          <table:table-cell table:formula="of:=[.W338]+[.W$400]/400" office:value-type="float" office:value="-0.442441155000002">
            <text:p>-0.442441</text:p>
          </table:table-cell>
          <table:table-cell table:formula="of:=[.X338]+[.X$400]/400" office:value-type="float" office:value="0">
            <text:p>0.000000</text:p>
          </table:table-cell>
          <table:table-cell table:formula="of:=[.Y338]+[.Y$400]/400" office:value-type="float" office:value="0">
            <text:p>0.000000</text:p>
          </table:table-cell>
          <table:table-cell table:formula="of:=[.Z338]+[.Z$400]/400" office:value-type="float" office:value="0">
            <text:p>0.000000</text:p>
          </table:table-cell>
          <table:table-cell table:formula="of:=[.AA338]+[.AA$400]/400" office:value-type="float" office:value="0">
            <text:p>0.000000</text:p>
          </table:table-cell>
          <table:table-cell table:formula="of:=[.AB338]+[.AB$400]/400" office:value-type="float" office:value="0">
            <text:p>0.000000</text:p>
          </table:table-cell>
          <table:table-cell table:formula="of:=[.AC338]+[.AC$400]/400" office:value-type="float" office:value="0">
            <text:p>0.000000</text:p>
          </table:table-cell>
          <table:table-cell table:formula="of:=[.AD338]+[.AD$400]/400" office:value-type="float" office:value="0">
            <text:p>0.000000</text:p>
          </table:table-cell>
        </table:table-row>
        <table:table-row table:style-name="ro1">
          <table:table-cell table:formula="of:=[.A339]+[.A$400]/400" office:value-type="float" office:value="0">
            <text:p>0.000000</text:p>
          </table:table-cell>
          <table:table-cell table:formula="of:=[.B339]+[.B$400]/400" office:value-type="float" office:value="0">
            <text:p>0.000000</text:p>
          </table:table-cell>
          <table:table-cell table:formula="of:=[.C339]+[.C$400]/400" office:value-type="float" office:value="-0.322262722500001">
            <text:p>-0.322263</text:p>
          </table:table-cell>
          <table:table-cell table:formula="of:=[.D339]+[.D$400]/400" office:value-type="float" office:value="0.644525445000002">
            <text:p>0.644525</text:p>
          </table:table-cell>
          <table:table-cell table:formula="of:=[.E339]+[.E$400]/400" office:value-type="float" office:value="-0.322262722500001">
            <text:p>-0.322263</text:p>
          </table:table-cell>
          <table:table-cell table:formula="of:=[.F339]+[.F$400]/400" office:value-type="float" office:value="0">
            <text:p>0.000000</text:p>
          </table:table-cell>
          <table:table-cell table:formula="of:=[.G339]+[.G$400]/400" office:value-type="float" office:value="0">
            <text:p>0.000000</text:p>
          </table:table-cell>
          <table:table-cell table:formula="of:=[.H339]+[.H$400]/400" office:value-type="float" office:value="0">
            <text:p>0.000000</text:p>
          </table:table-cell>
          <table:table-cell table:formula="of:=[.I339]+[.I$400]/400" office:value-type="float" office:value="-0.322262722500001">
            <text:p>-0.322263</text:p>
          </table:table-cell>
          <table:table-cell table:formula="of:=[.J339]+[.J$400]/400" office:value-type="float" office:value="0.644525445000002">
            <text:p>0.644525</text:p>
          </table:table-cell>
          <table:table-cell table:formula="of:=[.K339]+[.K$400]/400" office:value-type="float" office:value="-0.322262722500001">
            <text:p>-0.322263</text:p>
          </table:table-cell>
          <table:table-cell table:formula="of:=[.L339]+[.L$400]/400" office:value-type="float" office:value="0">
            <text:p>0.000000</text:p>
          </table:table-cell>
          <table:table-cell table:formula="of:=[.M339]+[.M$400]/400" office:value-type="float" office:value="0.147916717499999">
            <text:p>0.147917</text:p>
          </table:table-cell>
          <table:table-cell table:formula="of:=[.N339]+[.N$400]/400" office:value-type="float" office:value="-0.147916717499999">
            <text:p>-0.147917</text:p>
          </table:table-cell>
          <table:table-cell table:formula="of:=[.O339]+[.O$400]/400" office:value-type="float" office:value="0">
            <text:p>0.000000</text:p>
          </table:table-cell>
          <table:table-cell table:formula="of:=[.P339]+[.P$400]/400" office:value-type="float" office:value="-0.443750152500002">
            <text:p>-0.443750</text:p>
          </table:table-cell>
          <table:table-cell table:formula="of:=[.Q339]+[.Q$400]/400" office:value-type="float" office:value="0">
            <text:p>0.000000</text:p>
          </table:table-cell>
          <table:table-cell table:formula="of:=[.R339]+[.R$400]/400" office:value-type="float" office:value="0">
            <text:p>0.000000</text:p>
          </table:table-cell>
          <table:table-cell table:formula="of:=[.S339]+[.S$400]/400" office:value-type="float" office:value="0">
            <text:p>0.000000</text:p>
          </table:table-cell>
          <table:table-cell table:formula="of:=[.T339]+[.T$400]/400" office:value-type="float" office:value="0.147916717499999">
            <text:p>0.147917</text:p>
          </table:table-cell>
          <table:table-cell table:formula="of:=[.U339]+[.U$400]/400" office:value-type="float" office:value="0.147916717499999">
            <text:p>0.147917</text:p>
          </table:table-cell>
          <table:table-cell table:formula="of:=[.V339]+[.V$400]/400" office:value-type="float" office:value="0">
            <text:p>0.000000</text:p>
          </table:table-cell>
          <table:table-cell table:formula="of:=[.W339]+[.W$400]/400" office:value-type="float" office:value="-0.443750152500002">
            <text:p>-0.443750</text:p>
          </table:table-cell>
          <table:table-cell table:formula="of:=[.X339]+[.X$400]/400" office:value-type="float" office:value="0">
            <text:p>0.000000</text:p>
          </table:table-cell>
          <table:table-cell table:formula="of:=[.Y339]+[.Y$400]/400" office:value-type="float" office:value="0">
            <text:p>0.000000</text:p>
          </table:table-cell>
          <table:table-cell table:formula="of:=[.Z339]+[.Z$400]/400" office:value-type="float" office:value="0">
            <text:p>0.000000</text:p>
          </table:table-cell>
          <table:table-cell table:formula="of:=[.AA339]+[.AA$400]/400" office:value-type="float" office:value="0">
            <text:p>0.000000</text:p>
          </table:table-cell>
          <table:table-cell table:formula="of:=[.AB339]+[.AB$400]/400" office:value-type="float" office:value="0">
            <text:p>0.000000</text:p>
          </table:table-cell>
          <table:table-cell table:formula="of:=[.AC339]+[.AC$400]/400" office:value-type="float" office:value="0">
            <text:p>0.000000</text:p>
          </table:table-cell>
          <table:table-cell table:formula="of:=[.AD339]+[.AD$400]/400" office:value-type="float" office:value="0">
            <text:p>0.000000</text:p>
          </table:table-cell>
        </table:table-row>
        <table:table-row table:style-name="ro1">
          <table:table-cell table:formula="of:=[.A340]+[.A$400]/400" office:value-type="float" office:value="0">
            <text:p>0.000000</text:p>
          </table:table-cell>
          <table:table-cell table:formula="of:=[.B340]+[.B$400]/400" office:value-type="float" office:value="0">
            <text:p>0.000000</text:p>
          </table:table-cell>
          <table:table-cell table:formula="of:=[.C340]+[.C$400]/400" office:value-type="float" office:value="-0.323213350000001">
            <text:p>-0.323213</text:p>
          </table:table-cell>
          <table:table-cell table:formula="of:=[.D340]+[.D$400]/400" office:value-type="float" office:value="0.646426700000002">
            <text:p>0.646427</text:p>
          </table:table-cell>
          <table:table-cell table:formula="of:=[.E340]+[.E$400]/400" office:value-type="float" office:value="-0.323213350000001">
            <text:p>-0.323213</text:p>
          </table:table-cell>
          <table:table-cell table:formula="of:=[.F340]+[.F$400]/400" office:value-type="float" office:value="0">
            <text:p>0.000000</text:p>
          </table:table-cell>
          <table:table-cell table:formula="of:=[.G340]+[.G$400]/400" office:value-type="float" office:value="0">
            <text:p>0.000000</text:p>
          </table:table-cell>
          <table:table-cell table:formula="of:=[.H340]+[.H$400]/400" office:value-type="float" office:value="0">
            <text:p>0.000000</text:p>
          </table:table-cell>
          <table:table-cell table:formula="of:=[.I340]+[.I$400]/400" office:value-type="float" office:value="-0.323213350000001">
            <text:p>-0.323213</text:p>
          </table:table-cell>
          <table:table-cell table:formula="of:=[.J340]+[.J$400]/400" office:value-type="float" office:value="0.646426700000002">
            <text:p>0.646427</text:p>
          </table:table-cell>
          <table:table-cell table:formula="of:=[.K340]+[.K$400]/400" office:value-type="float" office:value="-0.323213350000001">
            <text:p>-0.323213</text:p>
          </table:table-cell>
          <table:table-cell table:formula="of:=[.L340]+[.L$400]/400" office:value-type="float" office:value="0">
            <text:p>0.000000</text:p>
          </table:table-cell>
          <table:table-cell table:formula="of:=[.M340]+[.M$400]/400" office:value-type="float" office:value="0.148353049999999">
            <text:p>0.148353</text:p>
          </table:table-cell>
          <table:table-cell table:formula="of:=[.N340]+[.N$400]/400" office:value-type="float" office:value="-0.148353049999999">
            <text:p>-0.148353</text:p>
          </table:table-cell>
          <table:table-cell table:formula="of:=[.O340]+[.O$400]/400" office:value-type="float" office:value="0">
            <text:p>0.000000</text:p>
          </table:table-cell>
          <table:table-cell table:formula="of:=[.P340]+[.P$400]/400" office:value-type="float" office:value="-0.445059150000003">
            <text:p>-0.445059</text:p>
          </table:table-cell>
          <table:table-cell table:formula="of:=[.Q340]+[.Q$400]/400" office:value-type="float" office:value="0">
            <text:p>0.000000</text:p>
          </table:table-cell>
          <table:table-cell table:formula="of:=[.R340]+[.R$400]/400" office:value-type="float" office:value="0">
            <text:p>0.000000</text:p>
          </table:table-cell>
          <table:table-cell table:formula="of:=[.S340]+[.S$400]/400" office:value-type="float" office:value="0">
            <text:p>0.000000</text:p>
          </table:table-cell>
          <table:table-cell table:formula="of:=[.T340]+[.T$400]/400" office:value-type="float" office:value="0.148353049999999">
            <text:p>0.148353</text:p>
          </table:table-cell>
          <table:table-cell table:formula="of:=[.U340]+[.U$400]/400" office:value-type="float" office:value="0.148353049999999">
            <text:p>0.148353</text:p>
          </table:table-cell>
          <table:table-cell table:formula="of:=[.V340]+[.V$400]/400" office:value-type="float" office:value="0">
            <text:p>0.000000</text:p>
          </table:table-cell>
          <table:table-cell table:formula="of:=[.W340]+[.W$400]/400" office:value-type="float" office:value="-0.445059150000003">
            <text:p>-0.445059</text:p>
          </table:table-cell>
          <table:table-cell table:formula="of:=[.X340]+[.X$400]/400" office:value-type="float" office:value="0">
            <text:p>0.000000</text:p>
          </table:table-cell>
          <table:table-cell table:formula="of:=[.Y340]+[.Y$400]/400" office:value-type="float" office:value="0">
            <text:p>0.000000</text:p>
          </table:table-cell>
          <table:table-cell table:formula="of:=[.Z340]+[.Z$400]/400" office:value-type="float" office:value="0">
            <text:p>0.000000</text:p>
          </table:table-cell>
          <table:table-cell table:formula="of:=[.AA340]+[.AA$400]/400" office:value-type="float" office:value="0">
            <text:p>0.000000</text:p>
          </table:table-cell>
          <table:table-cell table:formula="of:=[.AB340]+[.AB$400]/400" office:value-type="float" office:value="0">
            <text:p>0.000000</text:p>
          </table:table-cell>
          <table:table-cell table:formula="of:=[.AC340]+[.AC$400]/400" office:value-type="float" office:value="0">
            <text:p>0.000000</text:p>
          </table:table-cell>
          <table:table-cell table:formula="of:=[.AD340]+[.AD$400]/400" office:value-type="float" office:value="0">
            <text:p>0.000000</text:p>
          </table:table-cell>
        </table:table-row>
        <table:table-row table:style-name="ro1">
          <table:table-cell table:formula="of:=[.A341]+[.A$400]/400" office:value-type="float" office:value="0">
            <text:p>0.000000</text:p>
          </table:table-cell>
          <table:table-cell table:formula="of:=[.B341]+[.B$400]/400" office:value-type="float" office:value="0">
            <text:p>0.000000</text:p>
          </table:table-cell>
          <table:table-cell table:formula="of:=[.C341]+[.C$400]/400" office:value-type="float" office:value="-0.324163977500001">
            <text:p>-0.324164</text:p>
          </table:table-cell>
          <table:table-cell table:formula="of:=[.D341]+[.D$400]/400" office:value-type="float" office:value="0.648327955000002">
            <text:p>0.648328</text:p>
          </table:table-cell>
          <table:table-cell table:formula="of:=[.E341]+[.E$400]/400" office:value-type="float" office:value="-0.324163977500001">
            <text:p>-0.324164</text:p>
          </table:table-cell>
          <table:table-cell table:formula="of:=[.F341]+[.F$400]/400" office:value-type="float" office:value="0">
            <text:p>0.000000</text:p>
          </table:table-cell>
          <table:table-cell table:formula="of:=[.G341]+[.G$400]/400" office:value-type="float" office:value="0">
            <text:p>0.000000</text:p>
          </table:table-cell>
          <table:table-cell table:formula="of:=[.H341]+[.H$400]/400" office:value-type="float" office:value="0">
            <text:p>0.000000</text:p>
          </table:table-cell>
          <table:table-cell table:formula="of:=[.I341]+[.I$400]/400" office:value-type="float" office:value="-0.324163977500001">
            <text:p>-0.324164</text:p>
          </table:table-cell>
          <table:table-cell table:formula="of:=[.J341]+[.J$400]/400" office:value-type="float" office:value="0.648327955000002">
            <text:p>0.648328</text:p>
          </table:table-cell>
          <table:table-cell table:formula="of:=[.K341]+[.K$400]/400" office:value-type="float" office:value="-0.324163977500001">
            <text:p>-0.324164</text:p>
          </table:table-cell>
          <table:table-cell table:formula="of:=[.L341]+[.L$400]/400" office:value-type="float" office:value="0">
            <text:p>0.000000</text:p>
          </table:table-cell>
          <table:table-cell table:formula="of:=[.M341]+[.M$400]/400" office:value-type="float" office:value="0.148789382499999">
            <text:p>0.148789</text:p>
          </table:table-cell>
          <table:table-cell table:formula="of:=[.N341]+[.N$400]/400" office:value-type="float" office:value="-0.148789382499999">
            <text:p>-0.148789</text:p>
          </table:table-cell>
          <table:table-cell table:formula="of:=[.O341]+[.O$400]/400" office:value-type="float" office:value="0">
            <text:p>0.000000</text:p>
          </table:table-cell>
          <table:table-cell table:formula="of:=[.P341]+[.P$400]/400" office:value-type="float" office:value="-0.446368147500002">
            <text:p>-0.446368</text:p>
          </table:table-cell>
          <table:table-cell table:formula="of:=[.Q341]+[.Q$400]/400" office:value-type="float" office:value="0">
            <text:p>0.000000</text:p>
          </table:table-cell>
          <table:table-cell table:formula="of:=[.R341]+[.R$400]/400" office:value-type="float" office:value="0">
            <text:p>0.000000</text:p>
          </table:table-cell>
          <table:table-cell table:formula="of:=[.S341]+[.S$400]/400" office:value-type="float" office:value="0">
            <text:p>0.000000</text:p>
          </table:table-cell>
          <table:table-cell table:formula="of:=[.T341]+[.T$400]/400" office:value-type="float" office:value="0.148789382499999">
            <text:p>0.148789</text:p>
          </table:table-cell>
          <table:table-cell table:formula="of:=[.U341]+[.U$400]/400" office:value-type="float" office:value="0.148789382499999">
            <text:p>0.148789</text:p>
          </table:table-cell>
          <table:table-cell table:formula="of:=[.V341]+[.V$400]/400" office:value-type="float" office:value="0">
            <text:p>0.000000</text:p>
          </table:table-cell>
          <table:table-cell table:formula="of:=[.W341]+[.W$400]/400" office:value-type="float" office:value="-0.446368147500002">
            <text:p>-0.446368</text:p>
          </table:table-cell>
          <table:table-cell table:formula="of:=[.X341]+[.X$400]/400" office:value-type="float" office:value="0">
            <text:p>0.000000</text:p>
          </table:table-cell>
          <table:table-cell table:formula="of:=[.Y341]+[.Y$400]/400" office:value-type="float" office:value="0">
            <text:p>0.000000</text:p>
          </table:table-cell>
          <table:table-cell table:formula="of:=[.Z341]+[.Z$400]/400" office:value-type="float" office:value="0">
            <text:p>0.000000</text:p>
          </table:table-cell>
          <table:table-cell table:formula="of:=[.AA341]+[.AA$400]/400" office:value-type="float" office:value="0">
            <text:p>0.000000</text:p>
          </table:table-cell>
          <table:table-cell table:formula="of:=[.AB341]+[.AB$400]/400" office:value-type="float" office:value="0">
            <text:p>0.000000</text:p>
          </table:table-cell>
          <table:table-cell table:formula="of:=[.AC341]+[.AC$400]/400" office:value-type="float" office:value="0">
            <text:p>0.000000</text:p>
          </table:table-cell>
          <table:table-cell table:formula="of:=[.AD341]+[.AD$400]/400" office:value-type="float" office:value="0">
            <text:p>0.000000</text:p>
          </table:table-cell>
        </table:table-row>
        <table:table-row table:style-name="ro1">
          <table:table-cell table:formula="of:=[.A342]+[.A$400]/400" office:value-type="float" office:value="0">
            <text:p>0.000000</text:p>
          </table:table-cell>
          <table:table-cell table:formula="of:=[.B342]+[.B$400]/400" office:value-type="float" office:value="0">
            <text:p>0.000000</text:p>
          </table:table-cell>
          <table:table-cell table:formula="of:=[.C342]+[.C$400]/400" office:value-type="float" office:value="-0.325114605000001">
            <text:p>-0.325115</text:p>
          </table:table-cell>
          <table:table-cell table:formula="of:=[.D342]+[.D$400]/400" office:value-type="float" office:value="0.650229210000002">
            <text:p>0.650229</text:p>
          </table:table-cell>
          <table:table-cell table:formula="of:=[.E342]+[.E$400]/400" office:value-type="float" office:value="-0.325114605000001">
            <text:p>-0.325115</text:p>
          </table:table-cell>
          <table:table-cell table:formula="of:=[.F342]+[.F$400]/400" office:value-type="float" office:value="0">
            <text:p>0.000000</text:p>
          </table:table-cell>
          <table:table-cell table:formula="of:=[.G342]+[.G$400]/400" office:value-type="float" office:value="0">
            <text:p>0.000000</text:p>
          </table:table-cell>
          <table:table-cell table:formula="of:=[.H342]+[.H$400]/400" office:value-type="float" office:value="0">
            <text:p>0.000000</text:p>
          </table:table-cell>
          <table:table-cell table:formula="of:=[.I342]+[.I$400]/400" office:value-type="float" office:value="-0.325114605000001">
            <text:p>-0.325115</text:p>
          </table:table-cell>
          <table:table-cell table:formula="of:=[.J342]+[.J$400]/400" office:value-type="float" office:value="0.650229210000002">
            <text:p>0.650229</text:p>
          </table:table-cell>
          <table:table-cell table:formula="of:=[.K342]+[.K$400]/400" office:value-type="float" office:value="-0.325114605000001">
            <text:p>-0.325115</text:p>
          </table:table-cell>
          <table:table-cell table:formula="of:=[.L342]+[.L$400]/400" office:value-type="float" office:value="0">
            <text:p>0.000000</text:p>
          </table:table-cell>
          <table:table-cell table:formula="of:=[.M342]+[.M$400]/400" office:value-type="float" office:value="0.149225714999999">
            <text:p>0.149226</text:p>
          </table:table-cell>
          <table:table-cell table:formula="of:=[.N342]+[.N$400]/400" office:value-type="float" office:value="-0.149225714999999">
            <text:p>-0.149226</text:p>
          </table:table-cell>
          <table:table-cell table:formula="of:=[.O342]+[.O$400]/400" office:value-type="float" office:value="0">
            <text:p>0.000000</text:p>
          </table:table-cell>
          <table:table-cell table:formula="of:=[.P342]+[.P$400]/400" office:value-type="float" office:value="-0.447677145000003">
            <text:p>-0.447677</text:p>
          </table:table-cell>
          <table:table-cell table:formula="of:=[.Q342]+[.Q$400]/400" office:value-type="float" office:value="0">
            <text:p>0.000000</text:p>
          </table:table-cell>
          <table:table-cell table:formula="of:=[.R342]+[.R$400]/400" office:value-type="float" office:value="0">
            <text:p>0.000000</text:p>
          </table:table-cell>
          <table:table-cell table:formula="of:=[.S342]+[.S$400]/400" office:value-type="float" office:value="0">
            <text:p>0.000000</text:p>
          </table:table-cell>
          <table:table-cell table:formula="of:=[.T342]+[.T$400]/400" office:value-type="float" office:value="0.149225714999999">
            <text:p>0.149226</text:p>
          </table:table-cell>
          <table:table-cell table:formula="of:=[.U342]+[.U$400]/400" office:value-type="float" office:value="0.149225714999999">
            <text:p>0.149226</text:p>
          </table:table-cell>
          <table:table-cell table:formula="of:=[.V342]+[.V$400]/400" office:value-type="float" office:value="0">
            <text:p>0.000000</text:p>
          </table:table-cell>
          <table:table-cell table:formula="of:=[.W342]+[.W$400]/400" office:value-type="float" office:value="-0.447677145000003">
            <text:p>-0.447677</text:p>
          </table:table-cell>
          <table:table-cell table:formula="of:=[.X342]+[.X$400]/400" office:value-type="float" office:value="0">
            <text:p>0.000000</text:p>
          </table:table-cell>
          <table:table-cell table:formula="of:=[.Y342]+[.Y$400]/400" office:value-type="float" office:value="0">
            <text:p>0.000000</text:p>
          </table:table-cell>
          <table:table-cell table:formula="of:=[.Z342]+[.Z$400]/400" office:value-type="float" office:value="0">
            <text:p>0.000000</text:p>
          </table:table-cell>
          <table:table-cell table:formula="of:=[.AA342]+[.AA$400]/400" office:value-type="float" office:value="0">
            <text:p>0.000000</text:p>
          </table:table-cell>
          <table:table-cell table:formula="of:=[.AB342]+[.AB$400]/400" office:value-type="float" office:value="0">
            <text:p>0.000000</text:p>
          </table:table-cell>
          <table:table-cell table:formula="of:=[.AC342]+[.AC$400]/400" office:value-type="float" office:value="0">
            <text:p>0.000000</text:p>
          </table:table-cell>
          <table:table-cell table:formula="of:=[.AD342]+[.AD$400]/400" office:value-type="float" office:value="0">
            <text:p>0.000000</text:p>
          </table:table-cell>
        </table:table-row>
        <table:table-row table:style-name="ro1">
          <table:table-cell table:formula="of:=[.A343]+[.A$400]/400" office:value-type="float" office:value="0">
            <text:p>0.000000</text:p>
          </table:table-cell>
          <table:table-cell table:formula="of:=[.B343]+[.B$400]/400" office:value-type="float" office:value="0">
            <text:p>0.000000</text:p>
          </table:table-cell>
          <table:table-cell table:formula="of:=[.C343]+[.C$400]/400" office:value-type="float" office:value="-0.326065232500001">
            <text:p>-0.326065</text:p>
          </table:table-cell>
          <table:table-cell table:formula="of:=[.D343]+[.D$400]/400" office:value-type="float" office:value="0.652130465000002">
            <text:p>0.652130</text:p>
          </table:table-cell>
          <table:table-cell table:formula="of:=[.E343]+[.E$400]/400" office:value-type="float" office:value="-0.326065232500001">
            <text:p>-0.326065</text:p>
          </table:table-cell>
          <table:table-cell table:formula="of:=[.F343]+[.F$400]/400" office:value-type="float" office:value="0">
            <text:p>0.000000</text:p>
          </table:table-cell>
          <table:table-cell table:formula="of:=[.G343]+[.G$400]/400" office:value-type="float" office:value="0">
            <text:p>0.000000</text:p>
          </table:table-cell>
          <table:table-cell table:formula="of:=[.H343]+[.H$400]/400" office:value-type="float" office:value="0">
            <text:p>0.000000</text:p>
          </table:table-cell>
          <table:table-cell table:formula="of:=[.I343]+[.I$400]/400" office:value-type="float" office:value="-0.326065232500001">
            <text:p>-0.326065</text:p>
          </table:table-cell>
          <table:table-cell table:formula="of:=[.J343]+[.J$400]/400" office:value-type="float" office:value="0.652130465000002">
            <text:p>0.652130</text:p>
          </table:table-cell>
          <table:table-cell table:formula="of:=[.K343]+[.K$400]/400" office:value-type="float" office:value="-0.326065232500001">
            <text:p>-0.326065</text:p>
          </table:table-cell>
          <table:table-cell table:formula="of:=[.L343]+[.L$400]/400" office:value-type="float" office:value="0">
            <text:p>0.000000</text:p>
          </table:table-cell>
          <table:table-cell table:formula="of:=[.M343]+[.M$400]/400" office:value-type="float" office:value="0.149662047499999">
            <text:p>0.149662</text:p>
          </table:table-cell>
          <table:table-cell table:formula="of:=[.N343]+[.N$400]/400" office:value-type="float" office:value="-0.149662047499999">
            <text:p>-0.149662</text:p>
          </table:table-cell>
          <table:table-cell table:formula="of:=[.O343]+[.O$400]/400" office:value-type="float" office:value="0">
            <text:p>0.000000</text:p>
          </table:table-cell>
          <table:table-cell table:formula="of:=[.P343]+[.P$400]/400" office:value-type="float" office:value="-0.448986142500003">
            <text:p>-0.448986</text:p>
          </table:table-cell>
          <table:table-cell table:formula="of:=[.Q343]+[.Q$400]/400" office:value-type="float" office:value="0">
            <text:p>0.000000</text:p>
          </table:table-cell>
          <table:table-cell table:formula="of:=[.R343]+[.R$400]/400" office:value-type="float" office:value="0">
            <text:p>0.000000</text:p>
          </table:table-cell>
          <table:table-cell table:formula="of:=[.S343]+[.S$400]/400" office:value-type="float" office:value="0">
            <text:p>0.000000</text:p>
          </table:table-cell>
          <table:table-cell table:formula="of:=[.T343]+[.T$400]/400" office:value-type="float" office:value="0.149662047499999">
            <text:p>0.149662</text:p>
          </table:table-cell>
          <table:table-cell table:formula="of:=[.U343]+[.U$400]/400" office:value-type="float" office:value="0.149662047499999">
            <text:p>0.149662</text:p>
          </table:table-cell>
          <table:table-cell table:formula="of:=[.V343]+[.V$400]/400" office:value-type="float" office:value="0">
            <text:p>0.000000</text:p>
          </table:table-cell>
          <table:table-cell table:formula="of:=[.W343]+[.W$400]/400" office:value-type="float" office:value="-0.448986142500003">
            <text:p>-0.448986</text:p>
          </table:table-cell>
          <table:table-cell table:formula="of:=[.X343]+[.X$400]/400" office:value-type="float" office:value="0">
            <text:p>0.000000</text:p>
          </table:table-cell>
          <table:table-cell table:formula="of:=[.Y343]+[.Y$400]/400" office:value-type="float" office:value="0">
            <text:p>0.000000</text:p>
          </table:table-cell>
          <table:table-cell table:formula="of:=[.Z343]+[.Z$400]/400" office:value-type="float" office:value="0">
            <text:p>0.000000</text:p>
          </table:table-cell>
          <table:table-cell table:formula="of:=[.AA343]+[.AA$400]/400" office:value-type="float" office:value="0">
            <text:p>0.000000</text:p>
          </table:table-cell>
          <table:table-cell table:formula="of:=[.AB343]+[.AB$400]/400" office:value-type="float" office:value="0">
            <text:p>0.000000</text:p>
          </table:table-cell>
          <table:table-cell table:formula="of:=[.AC343]+[.AC$400]/400" office:value-type="float" office:value="0">
            <text:p>0.000000</text:p>
          </table:table-cell>
          <table:table-cell table:formula="of:=[.AD343]+[.AD$400]/400" office:value-type="float" office:value="0">
            <text:p>0.000000</text:p>
          </table:table-cell>
        </table:table-row>
        <table:table-row table:style-name="ro1">
          <table:table-cell table:formula="of:=[.A344]+[.A$400]/400" office:value-type="float" office:value="0">
            <text:p>0.000000</text:p>
          </table:table-cell>
          <table:table-cell table:formula="of:=[.B344]+[.B$400]/400" office:value-type="float" office:value="0">
            <text:p>0.000000</text:p>
          </table:table-cell>
          <table:table-cell table:formula="of:=[.C344]+[.C$400]/400" office:value-type="float" office:value="-0.327015860000001">
            <text:p>-0.327016</text:p>
          </table:table-cell>
          <table:table-cell table:formula="of:=[.D344]+[.D$400]/400" office:value-type="float" office:value="0.654031720000002">
            <text:p>0.654032</text:p>
          </table:table-cell>
          <table:table-cell table:formula="of:=[.E344]+[.E$400]/400" office:value-type="float" office:value="-0.327015860000001">
            <text:p>-0.327016</text:p>
          </table:table-cell>
          <table:table-cell table:formula="of:=[.F344]+[.F$400]/400" office:value-type="float" office:value="0">
            <text:p>0.000000</text:p>
          </table:table-cell>
          <table:table-cell table:formula="of:=[.G344]+[.G$400]/400" office:value-type="float" office:value="0">
            <text:p>0.000000</text:p>
          </table:table-cell>
          <table:table-cell table:formula="of:=[.H344]+[.H$400]/400" office:value-type="float" office:value="0">
            <text:p>0.000000</text:p>
          </table:table-cell>
          <table:table-cell table:formula="of:=[.I344]+[.I$400]/400" office:value-type="float" office:value="-0.327015860000001">
            <text:p>-0.327016</text:p>
          </table:table-cell>
          <table:table-cell table:formula="of:=[.J344]+[.J$400]/400" office:value-type="float" office:value="0.654031720000002">
            <text:p>0.654032</text:p>
          </table:table-cell>
          <table:table-cell table:formula="of:=[.K344]+[.K$400]/400" office:value-type="float" office:value="-0.327015860000001">
            <text:p>-0.327016</text:p>
          </table:table-cell>
          <table:table-cell table:formula="of:=[.L344]+[.L$400]/400" office:value-type="float" office:value="0">
            <text:p>0.000000</text:p>
          </table:table-cell>
          <table:table-cell table:formula="of:=[.M344]+[.M$400]/400" office:value-type="float" office:value="0.150098379999999">
            <text:p>0.150098</text:p>
          </table:table-cell>
          <table:table-cell table:formula="of:=[.N344]+[.N$400]/400" office:value-type="float" office:value="-0.150098379999999">
            <text:p>-0.150098</text:p>
          </table:table-cell>
          <table:table-cell table:formula="of:=[.O344]+[.O$400]/400" office:value-type="float" office:value="0">
            <text:p>0.000000</text:p>
          </table:table-cell>
          <table:table-cell table:formula="of:=[.P344]+[.P$400]/400" office:value-type="float" office:value="-0.450295140000003">
            <text:p>-0.450295</text:p>
          </table:table-cell>
          <table:table-cell table:formula="of:=[.Q344]+[.Q$400]/400" office:value-type="float" office:value="0">
            <text:p>0.000000</text:p>
          </table:table-cell>
          <table:table-cell table:formula="of:=[.R344]+[.R$400]/400" office:value-type="float" office:value="0">
            <text:p>0.000000</text:p>
          </table:table-cell>
          <table:table-cell table:formula="of:=[.S344]+[.S$400]/400" office:value-type="float" office:value="0">
            <text:p>0.000000</text:p>
          </table:table-cell>
          <table:table-cell table:formula="of:=[.T344]+[.T$400]/400" office:value-type="float" office:value="0.150098379999999">
            <text:p>0.150098</text:p>
          </table:table-cell>
          <table:table-cell table:formula="of:=[.U344]+[.U$400]/400" office:value-type="float" office:value="0.150098379999999">
            <text:p>0.150098</text:p>
          </table:table-cell>
          <table:table-cell table:formula="of:=[.V344]+[.V$400]/400" office:value-type="float" office:value="0">
            <text:p>0.000000</text:p>
          </table:table-cell>
          <table:table-cell table:formula="of:=[.W344]+[.W$400]/400" office:value-type="float" office:value="-0.450295140000003">
            <text:p>-0.450295</text:p>
          </table:table-cell>
          <table:table-cell table:formula="of:=[.X344]+[.X$400]/400" office:value-type="float" office:value="0">
            <text:p>0.000000</text:p>
          </table:table-cell>
          <table:table-cell table:formula="of:=[.Y344]+[.Y$400]/400" office:value-type="float" office:value="0">
            <text:p>0.000000</text:p>
          </table:table-cell>
          <table:table-cell table:formula="of:=[.Z344]+[.Z$400]/400" office:value-type="float" office:value="0">
            <text:p>0.000000</text:p>
          </table:table-cell>
          <table:table-cell table:formula="of:=[.AA344]+[.AA$400]/400" office:value-type="float" office:value="0">
            <text:p>0.000000</text:p>
          </table:table-cell>
          <table:table-cell table:formula="of:=[.AB344]+[.AB$400]/400" office:value-type="float" office:value="0">
            <text:p>0.000000</text:p>
          </table:table-cell>
          <table:table-cell table:formula="of:=[.AC344]+[.AC$400]/400" office:value-type="float" office:value="0">
            <text:p>0.000000</text:p>
          </table:table-cell>
          <table:table-cell table:formula="of:=[.AD344]+[.AD$400]/400" office:value-type="float" office:value="0">
            <text:p>0.000000</text:p>
          </table:table-cell>
        </table:table-row>
        <table:table-row table:style-name="ro1">
          <table:table-cell table:formula="of:=[.A345]+[.A$400]/400" office:value-type="float" office:value="0">
            <text:p>0.000000</text:p>
          </table:table-cell>
          <table:table-cell table:formula="of:=[.B345]+[.B$400]/400" office:value-type="float" office:value="0">
            <text:p>0.000000</text:p>
          </table:table-cell>
          <table:table-cell table:formula="of:=[.C345]+[.C$400]/400" office:value-type="float" office:value="-0.327966487500001">
            <text:p>-0.327966</text:p>
          </table:table-cell>
          <table:table-cell table:formula="of:=[.D345]+[.D$400]/400" office:value-type="float" office:value="0.655932975000002">
            <text:p>0.655933</text:p>
          </table:table-cell>
          <table:table-cell table:formula="of:=[.E345]+[.E$400]/400" office:value-type="float" office:value="-0.327966487500001">
            <text:p>-0.327966</text:p>
          </table:table-cell>
          <table:table-cell table:formula="of:=[.F345]+[.F$400]/400" office:value-type="float" office:value="0">
            <text:p>0.000000</text:p>
          </table:table-cell>
          <table:table-cell table:formula="of:=[.G345]+[.G$400]/400" office:value-type="float" office:value="0">
            <text:p>0.000000</text:p>
          </table:table-cell>
          <table:table-cell table:formula="of:=[.H345]+[.H$400]/400" office:value-type="float" office:value="0">
            <text:p>0.000000</text:p>
          </table:table-cell>
          <table:table-cell table:formula="of:=[.I345]+[.I$400]/400" office:value-type="float" office:value="-0.327966487500001">
            <text:p>-0.327966</text:p>
          </table:table-cell>
          <table:table-cell table:formula="of:=[.J345]+[.J$400]/400" office:value-type="float" office:value="0.655932975000002">
            <text:p>0.655933</text:p>
          </table:table-cell>
          <table:table-cell table:formula="of:=[.K345]+[.K$400]/400" office:value-type="float" office:value="-0.327966487500001">
            <text:p>-0.327966</text:p>
          </table:table-cell>
          <table:table-cell table:formula="of:=[.L345]+[.L$400]/400" office:value-type="float" office:value="0">
            <text:p>0.000000</text:p>
          </table:table-cell>
          <table:table-cell table:formula="of:=[.M345]+[.M$400]/400" office:value-type="float" office:value="0.150534712499999">
            <text:p>0.150535</text:p>
          </table:table-cell>
          <table:table-cell table:formula="of:=[.N345]+[.N$400]/400" office:value-type="float" office:value="-0.150534712499999">
            <text:p>-0.150535</text:p>
          </table:table-cell>
          <table:table-cell table:formula="of:=[.O345]+[.O$400]/400" office:value-type="float" office:value="0">
            <text:p>0.000000</text:p>
          </table:table-cell>
          <table:table-cell table:formula="of:=[.P345]+[.P$400]/400" office:value-type="float" office:value="-0.451604137500003">
            <text:p>-0.451604</text:p>
          </table:table-cell>
          <table:table-cell table:formula="of:=[.Q345]+[.Q$400]/400" office:value-type="float" office:value="0">
            <text:p>0.000000</text:p>
          </table:table-cell>
          <table:table-cell table:formula="of:=[.R345]+[.R$400]/400" office:value-type="float" office:value="0">
            <text:p>0.000000</text:p>
          </table:table-cell>
          <table:table-cell table:formula="of:=[.S345]+[.S$400]/400" office:value-type="float" office:value="0">
            <text:p>0.000000</text:p>
          </table:table-cell>
          <table:table-cell table:formula="of:=[.T345]+[.T$400]/400" office:value-type="float" office:value="0.150534712499999">
            <text:p>0.150535</text:p>
          </table:table-cell>
          <table:table-cell table:formula="of:=[.U345]+[.U$400]/400" office:value-type="float" office:value="0.150534712499999">
            <text:p>0.150535</text:p>
          </table:table-cell>
          <table:table-cell table:formula="of:=[.V345]+[.V$400]/400" office:value-type="float" office:value="0">
            <text:p>0.000000</text:p>
          </table:table-cell>
          <table:table-cell table:formula="of:=[.W345]+[.W$400]/400" office:value-type="float" office:value="-0.451604137500003">
            <text:p>-0.451604</text:p>
          </table:table-cell>
          <table:table-cell table:formula="of:=[.X345]+[.X$400]/400" office:value-type="float" office:value="0">
            <text:p>0.000000</text:p>
          </table:table-cell>
          <table:table-cell table:formula="of:=[.Y345]+[.Y$400]/400" office:value-type="float" office:value="0">
            <text:p>0.000000</text:p>
          </table:table-cell>
          <table:table-cell table:formula="of:=[.Z345]+[.Z$400]/400" office:value-type="float" office:value="0">
            <text:p>0.000000</text:p>
          </table:table-cell>
          <table:table-cell table:formula="of:=[.AA345]+[.AA$400]/400" office:value-type="float" office:value="0">
            <text:p>0.000000</text:p>
          </table:table-cell>
          <table:table-cell table:formula="of:=[.AB345]+[.AB$400]/400" office:value-type="float" office:value="0">
            <text:p>0.000000</text:p>
          </table:table-cell>
          <table:table-cell table:formula="of:=[.AC345]+[.AC$400]/400" office:value-type="float" office:value="0">
            <text:p>0.000000</text:p>
          </table:table-cell>
          <table:table-cell table:formula="of:=[.AD345]+[.AD$400]/400" office:value-type="float" office:value="0">
            <text:p>0.000000</text:p>
          </table:table-cell>
        </table:table-row>
        <table:table-row table:style-name="ro1">
          <table:table-cell table:formula="of:=[.A346]+[.A$400]/400" office:value-type="float" office:value="0">
            <text:p>0.000000</text:p>
          </table:table-cell>
          <table:table-cell table:formula="of:=[.B346]+[.B$400]/400" office:value-type="float" office:value="0">
            <text:p>0.000000</text:p>
          </table:table-cell>
          <table:table-cell table:formula="of:=[.C346]+[.C$400]/400" office:value-type="float" office:value="-0.328917115000001">
            <text:p>-0.328917</text:p>
          </table:table-cell>
          <table:table-cell table:formula="of:=[.D346]+[.D$400]/400" office:value-type="float" office:value="0.657834230000002">
            <text:p>0.657834</text:p>
          </table:table-cell>
          <table:table-cell table:formula="of:=[.E346]+[.E$400]/400" office:value-type="float" office:value="-0.328917115000001">
            <text:p>-0.328917</text:p>
          </table:table-cell>
          <table:table-cell table:formula="of:=[.F346]+[.F$400]/400" office:value-type="float" office:value="0">
            <text:p>0.000000</text:p>
          </table:table-cell>
          <table:table-cell table:formula="of:=[.G346]+[.G$400]/400" office:value-type="float" office:value="0">
            <text:p>0.000000</text:p>
          </table:table-cell>
          <table:table-cell table:formula="of:=[.H346]+[.H$400]/400" office:value-type="float" office:value="0">
            <text:p>0.000000</text:p>
          </table:table-cell>
          <table:table-cell table:formula="of:=[.I346]+[.I$400]/400" office:value-type="float" office:value="-0.328917115000001">
            <text:p>-0.328917</text:p>
          </table:table-cell>
          <table:table-cell table:formula="of:=[.J346]+[.J$400]/400" office:value-type="float" office:value="0.657834230000002">
            <text:p>0.657834</text:p>
          </table:table-cell>
          <table:table-cell table:formula="of:=[.K346]+[.K$400]/400" office:value-type="float" office:value="-0.328917115000001">
            <text:p>-0.328917</text:p>
          </table:table-cell>
          <table:table-cell table:formula="of:=[.L346]+[.L$400]/400" office:value-type="float" office:value="0">
            <text:p>0.000000</text:p>
          </table:table-cell>
          <table:table-cell table:formula="of:=[.M346]+[.M$400]/400" office:value-type="float" office:value="0.150971044999999">
            <text:p>0.150971</text:p>
          </table:table-cell>
          <table:table-cell table:formula="of:=[.N346]+[.N$400]/400" office:value-type="float" office:value="-0.150971044999999">
            <text:p>-0.150971</text:p>
          </table:table-cell>
          <table:table-cell table:formula="of:=[.O346]+[.O$400]/400" office:value-type="float" office:value="0">
            <text:p>0.000000</text:p>
          </table:table-cell>
          <table:table-cell table:formula="of:=[.P346]+[.P$400]/400" office:value-type="float" office:value="-0.452913135000003">
            <text:p>-0.452913</text:p>
          </table:table-cell>
          <table:table-cell table:formula="of:=[.Q346]+[.Q$400]/400" office:value-type="float" office:value="0">
            <text:p>0.000000</text:p>
          </table:table-cell>
          <table:table-cell table:formula="of:=[.R346]+[.R$400]/400" office:value-type="float" office:value="0">
            <text:p>0.000000</text:p>
          </table:table-cell>
          <table:table-cell table:formula="of:=[.S346]+[.S$400]/400" office:value-type="float" office:value="0">
            <text:p>0.000000</text:p>
          </table:table-cell>
          <table:table-cell table:formula="of:=[.T346]+[.T$400]/400" office:value-type="float" office:value="0.150971044999999">
            <text:p>0.150971</text:p>
          </table:table-cell>
          <table:table-cell table:formula="of:=[.U346]+[.U$400]/400" office:value-type="float" office:value="0.150971044999999">
            <text:p>0.150971</text:p>
          </table:table-cell>
          <table:table-cell table:formula="of:=[.V346]+[.V$400]/400" office:value-type="float" office:value="0">
            <text:p>0.000000</text:p>
          </table:table-cell>
          <table:table-cell table:formula="of:=[.W346]+[.W$400]/400" office:value-type="float" office:value="-0.452913135000003">
            <text:p>-0.452913</text:p>
          </table:table-cell>
          <table:table-cell table:formula="of:=[.X346]+[.X$400]/400" office:value-type="float" office:value="0">
            <text:p>0.000000</text:p>
          </table:table-cell>
          <table:table-cell table:formula="of:=[.Y346]+[.Y$400]/400" office:value-type="float" office:value="0">
            <text:p>0.000000</text:p>
          </table:table-cell>
          <table:table-cell table:formula="of:=[.Z346]+[.Z$400]/400" office:value-type="float" office:value="0">
            <text:p>0.000000</text:p>
          </table:table-cell>
          <table:table-cell table:formula="of:=[.AA346]+[.AA$400]/400" office:value-type="float" office:value="0">
            <text:p>0.000000</text:p>
          </table:table-cell>
          <table:table-cell table:formula="of:=[.AB346]+[.AB$400]/400" office:value-type="float" office:value="0">
            <text:p>0.000000</text:p>
          </table:table-cell>
          <table:table-cell table:formula="of:=[.AC346]+[.AC$400]/400" office:value-type="float" office:value="0">
            <text:p>0.000000</text:p>
          </table:table-cell>
          <table:table-cell table:formula="of:=[.AD346]+[.AD$400]/400" office:value-type="float" office:value="0">
            <text:p>0.000000</text:p>
          </table:table-cell>
        </table:table-row>
        <table:table-row table:style-name="ro1">
          <table:table-cell table:formula="of:=[.A347]+[.A$400]/400" office:value-type="float" office:value="0">
            <text:p>0.000000</text:p>
          </table:table-cell>
          <table:table-cell table:formula="of:=[.B347]+[.B$400]/400" office:value-type="float" office:value="0">
            <text:p>0.000000</text:p>
          </table:table-cell>
          <table:table-cell table:formula="of:=[.C347]+[.C$400]/400" office:value-type="float" office:value="-0.329867742500001">
            <text:p>-0.329868</text:p>
          </table:table-cell>
          <table:table-cell table:formula="of:=[.D347]+[.D$400]/400" office:value-type="float" office:value="0.659735485000002">
            <text:p>0.659735</text:p>
          </table:table-cell>
          <table:table-cell table:formula="of:=[.E347]+[.E$400]/400" office:value-type="float" office:value="-0.329867742500001">
            <text:p>-0.329868</text:p>
          </table:table-cell>
          <table:table-cell table:formula="of:=[.F347]+[.F$400]/400" office:value-type="float" office:value="0">
            <text:p>0.000000</text:p>
          </table:table-cell>
          <table:table-cell table:formula="of:=[.G347]+[.G$400]/400" office:value-type="float" office:value="0">
            <text:p>0.000000</text:p>
          </table:table-cell>
          <table:table-cell table:formula="of:=[.H347]+[.H$400]/400" office:value-type="float" office:value="0">
            <text:p>0.000000</text:p>
          </table:table-cell>
          <table:table-cell table:formula="of:=[.I347]+[.I$400]/400" office:value-type="float" office:value="-0.329867742500001">
            <text:p>-0.329868</text:p>
          </table:table-cell>
          <table:table-cell table:formula="of:=[.J347]+[.J$400]/400" office:value-type="float" office:value="0.659735485000002">
            <text:p>0.659735</text:p>
          </table:table-cell>
          <table:table-cell table:formula="of:=[.K347]+[.K$400]/400" office:value-type="float" office:value="-0.329867742500001">
            <text:p>-0.329868</text:p>
          </table:table-cell>
          <table:table-cell table:formula="of:=[.L347]+[.L$400]/400" office:value-type="float" office:value="0">
            <text:p>0.000000</text:p>
          </table:table-cell>
          <table:table-cell table:formula="of:=[.M347]+[.M$400]/400" office:value-type="float" office:value="0.151407377499999">
            <text:p>0.151407</text:p>
          </table:table-cell>
          <table:table-cell table:formula="of:=[.N347]+[.N$400]/400" office:value-type="float" office:value="-0.151407377499999">
            <text:p>-0.151407</text:p>
          </table:table-cell>
          <table:table-cell table:formula="of:=[.O347]+[.O$400]/400" office:value-type="float" office:value="0">
            <text:p>0.000000</text:p>
          </table:table-cell>
          <table:table-cell table:formula="of:=[.P347]+[.P$400]/400" office:value-type="float" office:value="-0.454222132500003">
            <text:p>-0.454222</text:p>
          </table:table-cell>
          <table:table-cell table:formula="of:=[.Q347]+[.Q$400]/400" office:value-type="float" office:value="0">
            <text:p>0.000000</text:p>
          </table:table-cell>
          <table:table-cell table:formula="of:=[.R347]+[.R$400]/400" office:value-type="float" office:value="0">
            <text:p>0.000000</text:p>
          </table:table-cell>
          <table:table-cell table:formula="of:=[.S347]+[.S$400]/400" office:value-type="float" office:value="0">
            <text:p>0.000000</text:p>
          </table:table-cell>
          <table:table-cell table:formula="of:=[.T347]+[.T$400]/400" office:value-type="float" office:value="0.151407377499999">
            <text:p>0.151407</text:p>
          </table:table-cell>
          <table:table-cell table:formula="of:=[.U347]+[.U$400]/400" office:value-type="float" office:value="0.151407377499999">
            <text:p>0.151407</text:p>
          </table:table-cell>
          <table:table-cell table:formula="of:=[.V347]+[.V$400]/400" office:value-type="float" office:value="0">
            <text:p>0.000000</text:p>
          </table:table-cell>
          <table:table-cell table:formula="of:=[.W347]+[.W$400]/400" office:value-type="float" office:value="-0.454222132500003">
            <text:p>-0.454222</text:p>
          </table:table-cell>
          <table:table-cell table:formula="of:=[.X347]+[.X$400]/400" office:value-type="float" office:value="0">
            <text:p>0.000000</text:p>
          </table:table-cell>
          <table:table-cell table:formula="of:=[.Y347]+[.Y$400]/400" office:value-type="float" office:value="0">
            <text:p>0.000000</text:p>
          </table:table-cell>
          <table:table-cell table:formula="of:=[.Z347]+[.Z$400]/400" office:value-type="float" office:value="0">
            <text:p>0.000000</text:p>
          </table:table-cell>
          <table:table-cell table:formula="of:=[.AA347]+[.AA$400]/400" office:value-type="float" office:value="0">
            <text:p>0.000000</text:p>
          </table:table-cell>
          <table:table-cell table:formula="of:=[.AB347]+[.AB$400]/400" office:value-type="float" office:value="0">
            <text:p>0.000000</text:p>
          </table:table-cell>
          <table:table-cell table:formula="of:=[.AC347]+[.AC$400]/400" office:value-type="float" office:value="0">
            <text:p>0.000000</text:p>
          </table:table-cell>
          <table:table-cell table:formula="of:=[.AD347]+[.AD$400]/400" office:value-type="float" office:value="0">
            <text:p>0.000000</text:p>
          </table:table-cell>
        </table:table-row>
        <table:table-row table:style-name="ro1">
          <table:table-cell table:formula="of:=[.A348]+[.A$400]/400" office:value-type="float" office:value="0">
            <text:p>0.000000</text:p>
          </table:table-cell>
          <table:table-cell table:formula="of:=[.B348]+[.B$400]/400" office:value-type="float" office:value="0">
            <text:p>0.000000</text:p>
          </table:table-cell>
          <table:table-cell table:formula="of:=[.C348]+[.C$400]/400" office:value-type="float" office:value="-0.330818370000001">
            <text:p>-0.330818</text:p>
          </table:table-cell>
          <table:table-cell table:formula="of:=[.D348]+[.D$400]/400" office:value-type="float" office:value="0.661636740000002">
            <text:p>0.661637</text:p>
          </table:table-cell>
          <table:table-cell table:formula="of:=[.E348]+[.E$400]/400" office:value-type="float" office:value="-0.330818370000001">
            <text:p>-0.330818</text:p>
          </table:table-cell>
          <table:table-cell table:formula="of:=[.F348]+[.F$400]/400" office:value-type="float" office:value="0">
            <text:p>0.000000</text:p>
          </table:table-cell>
          <table:table-cell table:formula="of:=[.G348]+[.G$400]/400" office:value-type="float" office:value="0">
            <text:p>0.000000</text:p>
          </table:table-cell>
          <table:table-cell table:formula="of:=[.H348]+[.H$400]/400" office:value-type="float" office:value="0">
            <text:p>0.000000</text:p>
          </table:table-cell>
          <table:table-cell table:formula="of:=[.I348]+[.I$400]/400" office:value-type="float" office:value="-0.330818370000001">
            <text:p>-0.330818</text:p>
          </table:table-cell>
          <table:table-cell table:formula="of:=[.J348]+[.J$400]/400" office:value-type="float" office:value="0.661636740000002">
            <text:p>0.661637</text:p>
          </table:table-cell>
          <table:table-cell table:formula="of:=[.K348]+[.K$400]/400" office:value-type="float" office:value="-0.330818370000001">
            <text:p>-0.330818</text:p>
          </table:table-cell>
          <table:table-cell table:formula="of:=[.L348]+[.L$400]/400" office:value-type="float" office:value="0">
            <text:p>0.000000</text:p>
          </table:table-cell>
          <table:table-cell table:formula="of:=[.M348]+[.M$400]/400" office:value-type="float" office:value="0.151843709999999">
            <text:p>0.151844</text:p>
          </table:table-cell>
          <table:table-cell table:formula="of:=[.N348]+[.N$400]/400" office:value-type="float" office:value="-0.151843709999999">
            <text:p>-0.151844</text:p>
          </table:table-cell>
          <table:table-cell table:formula="of:=[.O348]+[.O$400]/400" office:value-type="float" office:value="0">
            <text:p>0.000000</text:p>
          </table:table-cell>
          <table:table-cell table:formula="of:=[.P348]+[.P$400]/400" office:value-type="float" office:value="-0.455531130000003">
            <text:p>-0.455531</text:p>
          </table:table-cell>
          <table:table-cell table:formula="of:=[.Q348]+[.Q$400]/400" office:value-type="float" office:value="0">
            <text:p>0.000000</text:p>
          </table:table-cell>
          <table:table-cell table:formula="of:=[.R348]+[.R$400]/400" office:value-type="float" office:value="0">
            <text:p>0.000000</text:p>
          </table:table-cell>
          <table:table-cell table:formula="of:=[.S348]+[.S$400]/400" office:value-type="float" office:value="0">
            <text:p>0.000000</text:p>
          </table:table-cell>
          <table:table-cell table:formula="of:=[.T348]+[.T$400]/400" office:value-type="float" office:value="0.151843709999999">
            <text:p>0.151844</text:p>
          </table:table-cell>
          <table:table-cell table:formula="of:=[.U348]+[.U$400]/400" office:value-type="float" office:value="0.151843709999999">
            <text:p>0.151844</text:p>
          </table:table-cell>
          <table:table-cell table:formula="of:=[.V348]+[.V$400]/400" office:value-type="float" office:value="0">
            <text:p>0.000000</text:p>
          </table:table-cell>
          <table:table-cell table:formula="of:=[.W348]+[.W$400]/400" office:value-type="float" office:value="-0.455531130000003">
            <text:p>-0.455531</text:p>
          </table:table-cell>
          <table:table-cell table:formula="of:=[.X348]+[.X$400]/400" office:value-type="float" office:value="0">
            <text:p>0.000000</text:p>
          </table:table-cell>
          <table:table-cell table:formula="of:=[.Y348]+[.Y$400]/400" office:value-type="float" office:value="0">
            <text:p>0.000000</text:p>
          </table:table-cell>
          <table:table-cell table:formula="of:=[.Z348]+[.Z$400]/400" office:value-type="float" office:value="0">
            <text:p>0.000000</text:p>
          </table:table-cell>
          <table:table-cell table:formula="of:=[.AA348]+[.AA$400]/400" office:value-type="float" office:value="0">
            <text:p>0.000000</text:p>
          </table:table-cell>
          <table:table-cell table:formula="of:=[.AB348]+[.AB$400]/400" office:value-type="float" office:value="0">
            <text:p>0.000000</text:p>
          </table:table-cell>
          <table:table-cell table:formula="of:=[.AC348]+[.AC$400]/400" office:value-type="float" office:value="0">
            <text:p>0.000000</text:p>
          </table:table-cell>
          <table:table-cell table:formula="of:=[.AD348]+[.AD$400]/400" office:value-type="float" office:value="0">
            <text:p>0.000000</text:p>
          </table:table-cell>
        </table:table-row>
        <table:table-row table:style-name="ro1">
          <table:table-cell table:formula="of:=[.A349]+[.A$400]/400" office:value-type="float" office:value="0">
            <text:p>0.000000</text:p>
          </table:table-cell>
          <table:table-cell table:formula="of:=[.B349]+[.B$400]/400" office:value-type="float" office:value="0">
            <text:p>0.000000</text:p>
          </table:table-cell>
          <table:table-cell table:formula="of:=[.C349]+[.C$400]/400" office:value-type="float" office:value="-0.331768997500001">
            <text:p>-0.331769</text:p>
          </table:table-cell>
          <table:table-cell table:formula="of:=[.D349]+[.D$400]/400" office:value-type="float" office:value="0.663537995000002">
            <text:p>0.663538</text:p>
          </table:table-cell>
          <table:table-cell table:formula="of:=[.E349]+[.E$400]/400" office:value-type="float" office:value="-0.331768997500001">
            <text:p>-0.331769</text:p>
          </table:table-cell>
          <table:table-cell table:formula="of:=[.F349]+[.F$400]/400" office:value-type="float" office:value="0">
            <text:p>0.000000</text:p>
          </table:table-cell>
          <table:table-cell table:formula="of:=[.G349]+[.G$400]/400" office:value-type="float" office:value="0">
            <text:p>0.000000</text:p>
          </table:table-cell>
          <table:table-cell table:formula="of:=[.H349]+[.H$400]/400" office:value-type="float" office:value="0">
            <text:p>0.000000</text:p>
          </table:table-cell>
          <table:table-cell table:formula="of:=[.I349]+[.I$400]/400" office:value-type="float" office:value="-0.331768997500001">
            <text:p>-0.331769</text:p>
          </table:table-cell>
          <table:table-cell table:formula="of:=[.J349]+[.J$400]/400" office:value-type="float" office:value="0.663537995000002">
            <text:p>0.663538</text:p>
          </table:table-cell>
          <table:table-cell table:formula="of:=[.K349]+[.K$400]/400" office:value-type="float" office:value="-0.331768997500001">
            <text:p>-0.331769</text:p>
          </table:table-cell>
          <table:table-cell table:formula="of:=[.L349]+[.L$400]/400" office:value-type="float" office:value="0">
            <text:p>0.000000</text:p>
          </table:table-cell>
          <table:table-cell table:formula="of:=[.M349]+[.M$400]/400" office:value-type="float" office:value="0.152280042499999">
            <text:p>0.152280</text:p>
          </table:table-cell>
          <table:table-cell table:formula="of:=[.N349]+[.N$400]/400" office:value-type="float" office:value="-0.152280042499999">
            <text:p>-0.152280</text:p>
          </table:table-cell>
          <table:table-cell table:formula="of:=[.O349]+[.O$400]/400" office:value-type="float" office:value="0">
            <text:p>0.000000</text:p>
          </table:table-cell>
          <table:table-cell table:formula="of:=[.P349]+[.P$400]/400" office:value-type="float" office:value="-0.456840127500003">
            <text:p>-0.456840</text:p>
          </table:table-cell>
          <table:table-cell table:formula="of:=[.Q349]+[.Q$400]/400" office:value-type="float" office:value="0">
            <text:p>0.000000</text:p>
          </table:table-cell>
          <table:table-cell table:formula="of:=[.R349]+[.R$400]/400" office:value-type="float" office:value="0">
            <text:p>0.000000</text:p>
          </table:table-cell>
          <table:table-cell table:formula="of:=[.S349]+[.S$400]/400" office:value-type="float" office:value="0">
            <text:p>0.000000</text:p>
          </table:table-cell>
          <table:table-cell table:formula="of:=[.T349]+[.T$400]/400" office:value-type="float" office:value="0.152280042499999">
            <text:p>0.152280</text:p>
          </table:table-cell>
          <table:table-cell table:formula="of:=[.U349]+[.U$400]/400" office:value-type="float" office:value="0.152280042499999">
            <text:p>0.152280</text:p>
          </table:table-cell>
          <table:table-cell table:formula="of:=[.V349]+[.V$400]/400" office:value-type="float" office:value="0">
            <text:p>0.000000</text:p>
          </table:table-cell>
          <table:table-cell table:formula="of:=[.W349]+[.W$400]/400" office:value-type="float" office:value="-0.456840127500003">
            <text:p>-0.456840</text:p>
          </table:table-cell>
          <table:table-cell table:formula="of:=[.X349]+[.X$400]/400" office:value-type="float" office:value="0">
            <text:p>0.000000</text:p>
          </table:table-cell>
          <table:table-cell table:formula="of:=[.Y349]+[.Y$400]/400" office:value-type="float" office:value="0">
            <text:p>0.000000</text:p>
          </table:table-cell>
          <table:table-cell table:formula="of:=[.Z349]+[.Z$400]/400" office:value-type="float" office:value="0">
            <text:p>0.000000</text:p>
          </table:table-cell>
          <table:table-cell table:formula="of:=[.AA349]+[.AA$400]/400" office:value-type="float" office:value="0">
            <text:p>0.000000</text:p>
          </table:table-cell>
          <table:table-cell table:formula="of:=[.AB349]+[.AB$400]/400" office:value-type="float" office:value="0">
            <text:p>0.000000</text:p>
          </table:table-cell>
          <table:table-cell table:formula="of:=[.AC349]+[.AC$400]/400" office:value-type="float" office:value="0">
            <text:p>0.000000</text:p>
          </table:table-cell>
          <table:table-cell table:formula="of:=[.AD349]+[.AD$400]/400" office:value-type="float" office:value="0">
            <text:p>0.000000</text:p>
          </table:table-cell>
        </table:table-row>
        <table:table-row table:style-name="ro1">
          <table:table-cell table:formula="of:=[.A350]+[.A$400]/400" office:value-type="float" office:value="0">
            <text:p>0.000000</text:p>
          </table:table-cell>
          <table:table-cell table:formula="of:=[.B350]+[.B$400]/400" office:value-type="float" office:value="0">
            <text:p>0.000000</text:p>
          </table:table-cell>
          <table:table-cell table:formula="of:=[.C350]+[.C$400]/400" office:value-type="float" office:value="-0.332719625000001">
            <text:p>-0.332720</text:p>
          </table:table-cell>
          <table:table-cell table:formula="of:=[.D350]+[.D$400]/400" office:value-type="float" office:value="0.665439250000002">
            <text:p>0.665439</text:p>
          </table:table-cell>
          <table:table-cell table:formula="of:=[.E350]+[.E$400]/400" office:value-type="float" office:value="-0.332719625000001">
            <text:p>-0.332720</text:p>
          </table:table-cell>
          <table:table-cell table:formula="of:=[.F350]+[.F$400]/400" office:value-type="float" office:value="0">
            <text:p>0.000000</text:p>
          </table:table-cell>
          <table:table-cell table:formula="of:=[.G350]+[.G$400]/400" office:value-type="float" office:value="0">
            <text:p>0.000000</text:p>
          </table:table-cell>
          <table:table-cell table:formula="of:=[.H350]+[.H$400]/400" office:value-type="float" office:value="0">
            <text:p>0.000000</text:p>
          </table:table-cell>
          <table:table-cell table:formula="of:=[.I350]+[.I$400]/400" office:value-type="float" office:value="-0.332719625000001">
            <text:p>-0.332720</text:p>
          </table:table-cell>
          <table:table-cell table:formula="of:=[.J350]+[.J$400]/400" office:value-type="float" office:value="0.665439250000002">
            <text:p>0.665439</text:p>
          </table:table-cell>
          <table:table-cell table:formula="of:=[.K350]+[.K$400]/400" office:value-type="float" office:value="-0.332719625000001">
            <text:p>-0.332720</text:p>
          </table:table-cell>
          <table:table-cell table:formula="of:=[.L350]+[.L$400]/400" office:value-type="float" office:value="0">
            <text:p>0.000000</text:p>
          </table:table-cell>
          <table:table-cell table:formula="of:=[.M350]+[.M$400]/400" office:value-type="float" office:value="0.152716374999999">
            <text:p>0.152716</text:p>
          </table:table-cell>
          <table:table-cell table:formula="of:=[.N350]+[.N$400]/400" office:value-type="float" office:value="-0.152716374999999">
            <text:p>-0.152716</text:p>
          </table:table-cell>
          <table:table-cell table:formula="of:=[.O350]+[.O$400]/400" office:value-type="float" office:value="0">
            <text:p>0.000000</text:p>
          </table:table-cell>
          <table:table-cell table:formula="of:=[.P350]+[.P$400]/400" office:value-type="float" office:value="-0.458149125000003">
            <text:p>-0.458149</text:p>
          </table:table-cell>
          <table:table-cell table:formula="of:=[.Q350]+[.Q$400]/400" office:value-type="float" office:value="0">
            <text:p>0.000000</text:p>
          </table:table-cell>
          <table:table-cell table:formula="of:=[.R350]+[.R$400]/400" office:value-type="float" office:value="0">
            <text:p>0.000000</text:p>
          </table:table-cell>
          <table:table-cell table:formula="of:=[.S350]+[.S$400]/400" office:value-type="float" office:value="0">
            <text:p>0.000000</text:p>
          </table:table-cell>
          <table:table-cell table:formula="of:=[.T350]+[.T$400]/400" office:value-type="float" office:value="0.152716374999999">
            <text:p>0.152716</text:p>
          </table:table-cell>
          <table:table-cell table:formula="of:=[.U350]+[.U$400]/400" office:value-type="float" office:value="0.152716374999999">
            <text:p>0.152716</text:p>
          </table:table-cell>
          <table:table-cell table:formula="of:=[.V350]+[.V$400]/400" office:value-type="float" office:value="0">
            <text:p>0.000000</text:p>
          </table:table-cell>
          <table:table-cell table:formula="of:=[.W350]+[.W$400]/400" office:value-type="float" office:value="-0.458149125000003">
            <text:p>-0.458149</text:p>
          </table:table-cell>
          <table:table-cell table:formula="of:=[.X350]+[.X$400]/400" office:value-type="float" office:value="0">
            <text:p>0.000000</text:p>
          </table:table-cell>
          <table:table-cell table:formula="of:=[.Y350]+[.Y$400]/400" office:value-type="float" office:value="0">
            <text:p>0.000000</text:p>
          </table:table-cell>
          <table:table-cell table:formula="of:=[.Z350]+[.Z$400]/400" office:value-type="float" office:value="0">
            <text:p>0.000000</text:p>
          </table:table-cell>
          <table:table-cell table:formula="of:=[.AA350]+[.AA$400]/400" office:value-type="float" office:value="0">
            <text:p>0.000000</text:p>
          </table:table-cell>
          <table:table-cell table:formula="of:=[.AB350]+[.AB$400]/400" office:value-type="float" office:value="0">
            <text:p>0.000000</text:p>
          </table:table-cell>
          <table:table-cell table:formula="of:=[.AC350]+[.AC$400]/400" office:value-type="float" office:value="0">
            <text:p>0.000000</text:p>
          </table:table-cell>
          <table:table-cell table:formula="of:=[.AD350]+[.AD$400]/400" office:value-type="float" office:value="0">
            <text:p>0.000000</text:p>
          </table:table-cell>
        </table:table-row>
        <table:table-row table:style-name="ro1">
          <table:table-cell table:formula="of:=[.A351]+[.A$400]/400" office:value-type="float" office:value="0">
            <text:p>0.000000</text:p>
          </table:table-cell>
          <table:table-cell table:formula="of:=[.B351]+[.B$400]/400" office:value-type="float" office:value="0">
            <text:p>0.000000</text:p>
          </table:table-cell>
          <table:table-cell table:formula="of:=[.C351]+[.C$400]/400" office:value-type="float" office:value="-0.333670252500001">
            <text:p>-0.333670</text:p>
          </table:table-cell>
          <table:table-cell table:formula="of:=[.D351]+[.D$400]/400" office:value-type="float" office:value="0.667340505000002">
            <text:p>0.667341</text:p>
          </table:table-cell>
          <table:table-cell table:formula="of:=[.E351]+[.E$400]/400" office:value-type="float" office:value="-0.333670252500001">
            <text:p>-0.333670</text:p>
          </table:table-cell>
          <table:table-cell table:formula="of:=[.F351]+[.F$400]/400" office:value-type="float" office:value="0">
            <text:p>0.000000</text:p>
          </table:table-cell>
          <table:table-cell table:formula="of:=[.G351]+[.G$400]/400" office:value-type="float" office:value="0">
            <text:p>0.000000</text:p>
          </table:table-cell>
          <table:table-cell table:formula="of:=[.H351]+[.H$400]/400" office:value-type="float" office:value="0">
            <text:p>0.000000</text:p>
          </table:table-cell>
          <table:table-cell table:formula="of:=[.I351]+[.I$400]/400" office:value-type="float" office:value="-0.333670252500001">
            <text:p>-0.333670</text:p>
          </table:table-cell>
          <table:table-cell table:formula="of:=[.J351]+[.J$400]/400" office:value-type="float" office:value="0.667340505000002">
            <text:p>0.667341</text:p>
          </table:table-cell>
          <table:table-cell table:formula="of:=[.K351]+[.K$400]/400" office:value-type="float" office:value="-0.333670252500001">
            <text:p>-0.333670</text:p>
          </table:table-cell>
          <table:table-cell table:formula="of:=[.L351]+[.L$400]/400" office:value-type="float" office:value="0">
            <text:p>0.000000</text:p>
          </table:table-cell>
          <table:table-cell table:formula="of:=[.M351]+[.M$400]/400" office:value-type="float" office:value="0.153152707499999">
            <text:p>0.153153</text:p>
          </table:table-cell>
          <table:table-cell table:formula="of:=[.N351]+[.N$400]/400" office:value-type="float" office:value="-0.153152707499999">
            <text:p>-0.153153</text:p>
          </table:table-cell>
          <table:table-cell table:formula="of:=[.O351]+[.O$400]/400" office:value-type="float" office:value="0">
            <text:p>0.000000</text:p>
          </table:table-cell>
          <table:table-cell table:formula="of:=[.P351]+[.P$400]/400" office:value-type="float" office:value="-0.459458122500003">
            <text:p>-0.459458</text:p>
          </table:table-cell>
          <table:table-cell table:formula="of:=[.Q351]+[.Q$400]/400" office:value-type="float" office:value="0">
            <text:p>0.000000</text:p>
          </table:table-cell>
          <table:table-cell table:formula="of:=[.R351]+[.R$400]/400" office:value-type="float" office:value="0">
            <text:p>0.000000</text:p>
          </table:table-cell>
          <table:table-cell table:formula="of:=[.S351]+[.S$400]/400" office:value-type="float" office:value="0">
            <text:p>0.000000</text:p>
          </table:table-cell>
          <table:table-cell table:formula="of:=[.T351]+[.T$400]/400" office:value-type="float" office:value="0.153152707499999">
            <text:p>0.153153</text:p>
          </table:table-cell>
          <table:table-cell table:formula="of:=[.U351]+[.U$400]/400" office:value-type="float" office:value="0.153152707499999">
            <text:p>0.153153</text:p>
          </table:table-cell>
          <table:table-cell table:formula="of:=[.V351]+[.V$400]/400" office:value-type="float" office:value="0">
            <text:p>0.000000</text:p>
          </table:table-cell>
          <table:table-cell table:formula="of:=[.W351]+[.W$400]/400" office:value-type="float" office:value="-0.459458122500003">
            <text:p>-0.459458</text:p>
          </table:table-cell>
          <table:table-cell table:formula="of:=[.X351]+[.X$400]/400" office:value-type="float" office:value="0">
            <text:p>0.000000</text:p>
          </table:table-cell>
          <table:table-cell table:formula="of:=[.Y351]+[.Y$400]/400" office:value-type="float" office:value="0">
            <text:p>0.000000</text:p>
          </table:table-cell>
          <table:table-cell table:formula="of:=[.Z351]+[.Z$400]/400" office:value-type="float" office:value="0">
            <text:p>0.000000</text:p>
          </table:table-cell>
          <table:table-cell table:formula="of:=[.AA351]+[.AA$400]/400" office:value-type="float" office:value="0">
            <text:p>0.000000</text:p>
          </table:table-cell>
          <table:table-cell table:formula="of:=[.AB351]+[.AB$400]/400" office:value-type="float" office:value="0">
            <text:p>0.000000</text:p>
          </table:table-cell>
          <table:table-cell table:formula="of:=[.AC351]+[.AC$400]/400" office:value-type="float" office:value="0">
            <text:p>0.000000</text:p>
          </table:table-cell>
          <table:table-cell table:formula="of:=[.AD351]+[.AD$400]/400" office:value-type="float" office:value="0">
            <text:p>0.000000</text:p>
          </table:table-cell>
        </table:table-row>
        <table:table-row table:style-name="ro1">
          <table:table-cell table:formula="of:=[.A352]+[.A$400]/400" office:value-type="float" office:value="0">
            <text:p>0.000000</text:p>
          </table:table-cell>
          <table:table-cell table:formula="of:=[.B352]+[.B$400]/400" office:value-type="float" office:value="0">
            <text:p>0.000000</text:p>
          </table:table-cell>
          <table:table-cell table:formula="of:=[.C352]+[.C$400]/400" office:value-type="float" office:value="-0.334620880000001">
            <text:p>-0.334621</text:p>
          </table:table-cell>
          <table:table-cell table:formula="of:=[.D352]+[.D$400]/400" office:value-type="float" office:value="0.669241760000002">
            <text:p>0.669242</text:p>
          </table:table-cell>
          <table:table-cell table:formula="of:=[.E352]+[.E$400]/400" office:value-type="float" office:value="-0.334620880000001">
            <text:p>-0.334621</text:p>
          </table:table-cell>
          <table:table-cell table:formula="of:=[.F352]+[.F$400]/400" office:value-type="float" office:value="0">
            <text:p>0.000000</text:p>
          </table:table-cell>
          <table:table-cell table:formula="of:=[.G352]+[.G$400]/400" office:value-type="float" office:value="0">
            <text:p>0.000000</text:p>
          </table:table-cell>
          <table:table-cell table:formula="of:=[.H352]+[.H$400]/400" office:value-type="float" office:value="0">
            <text:p>0.000000</text:p>
          </table:table-cell>
          <table:table-cell table:formula="of:=[.I352]+[.I$400]/400" office:value-type="float" office:value="-0.334620880000001">
            <text:p>-0.334621</text:p>
          </table:table-cell>
          <table:table-cell table:formula="of:=[.J352]+[.J$400]/400" office:value-type="float" office:value="0.669241760000002">
            <text:p>0.669242</text:p>
          </table:table-cell>
          <table:table-cell table:formula="of:=[.K352]+[.K$400]/400" office:value-type="float" office:value="-0.334620880000001">
            <text:p>-0.334621</text:p>
          </table:table-cell>
          <table:table-cell table:formula="of:=[.L352]+[.L$400]/400" office:value-type="float" office:value="0">
            <text:p>0.000000</text:p>
          </table:table-cell>
          <table:table-cell table:formula="of:=[.M352]+[.M$400]/400" office:value-type="float" office:value="0.153589039999999">
            <text:p>0.153589</text:p>
          </table:table-cell>
          <table:table-cell table:formula="of:=[.N352]+[.N$400]/400" office:value-type="float" office:value="-0.153589039999999">
            <text:p>-0.153589</text:p>
          </table:table-cell>
          <table:table-cell table:formula="of:=[.O352]+[.O$400]/400" office:value-type="float" office:value="0">
            <text:p>0.000000</text:p>
          </table:table-cell>
          <table:table-cell table:formula="of:=[.P352]+[.P$400]/400" office:value-type="float" office:value="-0.460767120000003">
            <text:p>-0.460767</text:p>
          </table:table-cell>
          <table:table-cell table:formula="of:=[.Q352]+[.Q$400]/400" office:value-type="float" office:value="0">
            <text:p>0.000000</text:p>
          </table:table-cell>
          <table:table-cell table:formula="of:=[.R352]+[.R$400]/400" office:value-type="float" office:value="0">
            <text:p>0.000000</text:p>
          </table:table-cell>
          <table:table-cell table:formula="of:=[.S352]+[.S$400]/400" office:value-type="float" office:value="0">
            <text:p>0.000000</text:p>
          </table:table-cell>
          <table:table-cell table:formula="of:=[.T352]+[.T$400]/400" office:value-type="float" office:value="0.153589039999999">
            <text:p>0.153589</text:p>
          </table:table-cell>
          <table:table-cell table:formula="of:=[.U352]+[.U$400]/400" office:value-type="float" office:value="0.153589039999999">
            <text:p>0.153589</text:p>
          </table:table-cell>
          <table:table-cell table:formula="of:=[.V352]+[.V$400]/400" office:value-type="float" office:value="0">
            <text:p>0.000000</text:p>
          </table:table-cell>
          <table:table-cell table:formula="of:=[.W352]+[.W$400]/400" office:value-type="float" office:value="-0.460767120000003">
            <text:p>-0.460767</text:p>
          </table:table-cell>
          <table:table-cell table:formula="of:=[.X352]+[.X$400]/400" office:value-type="float" office:value="0">
            <text:p>0.000000</text:p>
          </table:table-cell>
          <table:table-cell table:formula="of:=[.Y352]+[.Y$400]/400" office:value-type="float" office:value="0">
            <text:p>0.000000</text:p>
          </table:table-cell>
          <table:table-cell table:formula="of:=[.Z352]+[.Z$400]/400" office:value-type="float" office:value="0">
            <text:p>0.000000</text:p>
          </table:table-cell>
          <table:table-cell table:formula="of:=[.AA352]+[.AA$400]/400" office:value-type="float" office:value="0">
            <text:p>0.000000</text:p>
          </table:table-cell>
          <table:table-cell table:formula="of:=[.AB352]+[.AB$400]/400" office:value-type="float" office:value="0">
            <text:p>0.000000</text:p>
          </table:table-cell>
          <table:table-cell table:formula="of:=[.AC352]+[.AC$400]/400" office:value-type="float" office:value="0">
            <text:p>0.000000</text:p>
          </table:table-cell>
          <table:table-cell table:formula="of:=[.AD352]+[.AD$400]/400" office:value-type="float" office:value="0">
            <text:p>0.000000</text:p>
          </table:table-cell>
        </table:table-row>
        <table:table-row table:style-name="ro1">
          <table:table-cell table:formula="of:=[.A353]+[.A$400]/400" office:value-type="float" office:value="0">
            <text:p>0.000000</text:p>
          </table:table-cell>
          <table:table-cell table:formula="of:=[.B353]+[.B$400]/400" office:value-type="float" office:value="0">
            <text:p>0.000000</text:p>
          </table:table-cell>
          <table:table-cell table:formula="of:=[.C353]+[.C$400]/400" office:value-type="float" office:value="-0.335571507500001">
            <text:p>-0.335572</text:p>
          </table:table-cell>
          <table:table-cell table:formula="of:=[.D353]+[.D$400]/400" office:value-type="float" office:value="0.671143015000003">
            <text:p>0.671143</text:p>
          </table:table-cell>
          <table:table-cell table:formula="of:=[.E353]+[.E$400]/400" office:value-type="float" office:value="-0.335571507500001">
            <text:p>-0.335572</text:p>
          </table:table-cell>
          <table:table-cell table:formula="of:=[.F353]+[.F$400]/400" office:value-type="float" office:value="0">
            <text:p>0.000000</text:p>
          </table:table-cell>
          <table:table-cell table:formula="of:=[.G353]+[.G$400]/400" office:value-type="float" office:value="0">
            <text:p>0.000000</text:p>
          </table:table-cell>
          <table:table-cell table:formula="of:=[.H353]+[.H$400]/400" office:value-type="float" office:value="0">
            <text:p>0.000000</text:p>
          </table:table-cell>
          <table:table-cell table:formula="of:=[.I353]+[.I$400]/400" office:value-type="float" office:value="-0.335571507500001">
            <text:p>-0.335572</text:p>
          </table:table-cell>
          <table:table-cell table:formula="of:=[.J353]+[.J$400]/400" office:value-type="float" office:value="0.671143015000003">
            <text:p>0.671143</text:p>
          </table:table-cell>
          <table:table-cell table:formula="of:=[.K353]+[.K$400]/400" office:value-type="float" office:value="-0.335571507500001">
            <text:p>-0.335572</text:p>
          </table:table-cell>
          <table:table-cell table:formula="of:=[.L353]+[.L$400]/400" office:value-type="float" office:value="0">
            <text:p>0.000000</text:p>
          </table:table-cell>
          <table:table-cell table:formula="of:=[.M353]+[.M$400]/400" office:value-type="float" office:value="0.154025372499999">
            <text:p>0.154025</text:p>
          </table:table-cell>
          <table:table-cell table:formula="of:=[.N353]+[.N$400]/400" office:value-type="float" office:value="-0.154025372499999">
            <text:p>-0.154025</text:p>
          </table:table-cell>
          <table:table-cell table:formula="of:=[.O353]+[.O$400]/400" office:value-type="float" office:value="0">
            <text:p>0.000000</text:p>
          </table:table-cell>
          <table:table-cell table:formula="of:=[.P353]+[.P$400]/400" office:value-type="float" office:value="-0.462076117500003">
            <text:p>-0.462076</text:p>
          </table:table-cell>
          <table:table-cell table:formula="of:=[.Q353]+[.Q$400]/400" office:value-type="float" office:value="0">
            <text:p>0.000000</text:p>
          </table:table-cell>
          <table:table-cell table:formula="of:=[.R353]+[.R$400]/400" office:value-type="float" office:value="0">
            <text:p>0.000000</text:p>
          </table:table-cell>
          <table:table-cell table:formula="of:=[.S353]+[.S$400]/400" office:value-type="float" office:value="0">
            <text:p>0.000000</text:p>
          </table:table-cell>
          <table:table-cell table:formula="of:=[.T353]+[.T$400]/400" office:value-type="float" office:value="0.154025372499999">
            <text:p>0.154025</text:p>
          </table:table-cell>
          <table:table-cell table:formula="of:=[.U353]+[.U$400]/400" office:value-type="float" office:value="0.154025372499999">
            <text:p>0.154025</text:p>
          </table:table-cell>
          <table:table-cell table:formula="of:=[.V353]+[.V$400]/400" office:value-type="float" office:value="0">
            <text:p>0.000000</text:p>
          </table:table-cell>
          <table:table-cell table:formula="of:=[.W353]+[.W$400]/400" office:value-type="float" office:value="-0.462076117500003">
            <text:p>-0.462076</text:p>
          </table:table-cell>
          <table:table-cell table:formula="of:=[.X353]+[.X$400]/400" office:value-type="float" office:value="0">
            <text:p>0.000000</text:p>
          </table:table-cell>
          <table:table-cell table:formula="of:=[.Y353]+[.Y$400]/400" office:value-type="float" office:value="0">
            <text:p>0.000000</text:p>
          </table:table-cell>
          <table:table-cell table:formula="of:=[.Z353]+[.Z$400]/400" office:value-type="float" office:value="0">
            <text:p>0.000000</text:p>
          </table:table-cell>
          <table:table-cell table:formula="of:=[.AA353]+[.AA$400]/400" office:value-type="float" office:value="0">
            <text:p>0.000000</text:p>
          </table:table-cell>
          <table:table-cell table:formula="of:=[.AB353]+[.AB$400]/400" office:value-type="float" office:value="0">
            <text:p>0.000000</text:p>
          </table:table-cell>
          <table:table-cell table:formula="of:=[.AC353]+[.AC$400]/400" office:value-type="float" office:value="0">
            <text:p>0.000000</text:p>
          </table:table-cell>
          <table:table-cell table:formula="of:=[.AD353]+[.AD$400]/400" office:value-type="float" office:value="0">
            <text:p>0.000000</text:p>
          </table:table-cell>
        </table:table-row>
        <table:table-row table:style-name="ro1">
          <table:table-cell table:formula="of:=[.A354]+[.A$400]/400" office:value-type="float" office:value="0">
            <text:p>0.000000</text:p>
          </table:table-cell>
          <table:table-cell table:formula="of:=[.B354]+[.B$400]/400" office:value-type="float" office:value="0">
            <text:p>0.000000</text:p>
          </table:table-cell>
          <table:table-cell table:formula="of:=[.C354]+[.C$400]/400" office:value-type="float" office:value="-0.336522135000001">
            <text:p>-0.336522</text:p>
          </table:table-cell>
          <table:table-cell table:formula="of:=[.D354]+[.D$400]/400" office:value-type="float" office:value="0.673044270000003">
            <text:p>0.673044</text:p>
          </table:table-cell>
          <table:table-cell table:formula="of:=[.E354]+[.E$400]/400" office:value-type="float" office:value="-0.336522135000001">
            <text:p>-0.336522</text:p>
          </table:table-cell>
          <table:table-cell table:formula="of:=[.F354]+[.F$400]/400" office:value-type="float" office:value="0">
            <text:p>0.000000</text:p>
          </table:table-cell>
          <table:table-cell table:formula="of:=[.G354]+[.G$400]/400" office:value-type="float" office:value="0">
            <text:p>0.000000</text:p>
          </table:table-cell>
          <table:table-cell table:formula="of:=[.H354]+[.H$400]/400" office:value-type="float" office:value="0">
            <text:p>0.000000</text:p>
          </table:table-cell>
          <table:table-cell table:formula="of:=[.I354]+[.I$400]/400" office:value-type="float" office:value="-0.336522135000001">
            <text:p>-0.336522</text:p>
          </table:table-cell>
          <table:table-cell table:formula="of:=[.J354]+[.J$400]/400" office:value-type="float" office:value="0.673044270000003">
            <text:p>0.673044</text:p>
          </table:table-cell>
          <table:table-cell table:formula="of:=[.K354]+[.K$400]/400" office:value-type="float" office:value="-0.336522135000001">
            <text:p>-0.336522</text:p>
          </table:table-cell>
          <table:table-cell table:formula="of:=[.L354]+[.L$400]/400" office:value-type="float" office:value="0">
            <text:p>0.000000</text:p>
          </table:table-cell>
          <table:table-cell table:formula="of:=[.M354]+[.M$400]/400" office:value-type="float" office:value="0.154461704999999">
            <text:p>0.154462</text:p>
          </table:table-cell>
          <table:table-cell table:formula="of:=[.N354]+[.N$400]/400" office:value-type="float" office:value="-0.154461704999999">
            <text:p>-0.154462</text:p>
          </table:table-cell>
          <table:table-cell table:formula="of:=[.O354]+[.O$400]/400" office:value-type="float" office:value="0">
            <text:p>0.000000</text:p>
          </table:table-cell>
          <table:table-cell table:formula="of:=[.P354]+[.P$400]/400" office:value-type="float" office:value="-0.463385115000003">
            <text:p>-0.463385</text:p>
          </table:table-cell>
          <table:table-cell table:formula="of:=[.Q354]+[.Q$400]/400" office:value-type="float" office:value="0">
            <text:p>0.000000</text:p>
          </table:table-cell>
          <table:table-cell table:formula="of:=[.R354]+[.R$400]/400" office:value-type="float" office:value="0">
            <text:p>0.000000</text:p>
          </table:table-cell>
          <table:table-cell table:formula="of:=[.S354]+[.S$400]/400" office:value-type="float" office:value="0">
            <text:p>0.000000</text:p>
          </table:table-cell>
          <table:table-cell table:formula="of:=[.T354]+[.T$400]/400" office:value-type="float" office:value="0.154461704999999">
            <text:p>0.154462</text:p>
          </table:table-cell>
          <table:table-cell table:formula="of:=[.U354]+[.U$400]/400" office:value-type="float" office:value="0.154461704999999">
            <text:p>0.154462</text:p>
          </table:table-cell>
          <table:table-cell table:formula="of:=[.V354]+[.V$400]/400" office:value-type="float" office:value="0">
            <text:p>0.000000</text:p>
          </table:table-cell>
          <table:table-cell table:formula="of:=[.W354]+[.W$400]/400" office:value-type="float" office:value="-0.463385115000003">
            <text:p>-0.463385</text:p>
          </table:table-cell>
          <table:table-cell table:formula="of:=[.X354]+[.X$400]/400" office:value-type="float" office:value="0">
            <text:p>0.000000</text:p>
          </table:table-cell>
          <table:table-cell table:formula="of:=[.Y354]+[.Y$400]/400" office:value-type="float" office:value="0">
            <text:p>0.000000</text:p>
          </table:table-cell>
          <table:table-cell table:formula="of:=[.Z354]+[.Z$400]/400" office:value-type="float" office:value="0">
            <text:p>0.000000</text:p>
          </table:table-cell>
          <table:table-cell table:formula="of:=[.AA354]+[.AA$400]/400" office:value-type="float" office:value="0">
            <text:p>0.000000</text:p>
          </table:table-cell>
          <table:table-cell table:formula="of:=[.AB354]+[.AB$400]/400" office:value-type="float" office:value="0">
            <text:p>0.000000</text:p>
          </table:table-cell>
          <table:table-cell table:formula="of:=[.AC354]+[.AC$400]/400" office:value-type="float" office:value="0">
            <text:p>0.000000</text:p>
          </table:table-cell>
          <table:table-cell table:formula="of:=[.AD354]+[.AD$400]/400" office:value-type="float" office:value="0">
            <text:p>0.000000</text:p>
          </table:table-cell>
        </table:table-row>
        <table:table-row table:style-name="ro1">
          <table:table-cell table:formula="of:=[.A355]+[.A$400]/400" office:value-type="float" office:value="0">
            <text:p>0.000000</text:p>
          </table:table-cell>
          <table:table-cell table:formula="of:=[.B355]+[.B$400]/400" office:value-type="float" office:value="0">
            <text:p>0.000000</text:p>
          </table:table-cell>
          <table:table-cell table:formula="of:=[.C355]+[.C$400]/400" office:value-type="float" office:value="-0.337472762500001">
            <text:p>-0.337473</text:p>
          </table:table-cell>
          <table:table-cell table:formula="of:=[.D355]+[.D$400]/400" office:value-type="float" office:value="0.674945525000003">
            <text:p>0.674946</text:p>
          </table:table-cell>
          <table:table-cell table:formula="of:=[.E355]+[.E$400]/400" office:value-type="float" office:value="-0.337472762500001">
            <text:p>-0.337473</text:p>
          </table:table-cell>
          <table:table-cell table:formula="of:=[.F355]+[.F$400]/400" office:value-type="float" office:value="0">
            <text:p>0.000000</text:p>
          </table:table-cell>
          <table:table-cell table:formula="of:=[.G355]+[.G$400]/400" office:value-type="float" office:value="0">
            <text:p>0.000000</text:p>
          </table:table-cell>
          <table:table-cell table:formula="of:=[.H355]+[.H$400]/400" office:value-type="float" office:value="0">
            <text:p>0.000000</text:p>
          </table:table-cell>
          <table:table-cell table:formula="of:=[.I355]+[.I$400]/400" office:value-type="float" office:value="-0.337472762500001">
            <text:p>-0.337473</text:p>
          </table:table-cell>
          <table:table-cell table:formula="of:=[.J355]+[.J$400]/400" office:value-type="float" office:value="0.674945525000003">
            <text:p>0.674946</text:p>
          </table:table-cell>
          <table:table-cell table:formula="of:=[.K355]+[.K$400]/400" office:value-type="float" office:value="-0.337472762500001">
            <text:p>-0.337473</text:p>
          </table:table-cell>
          <table:table-cell table:formula="of:=[.L355]+[.L$400]/400" office:value-type="float" office:value="0">
            <text:p>0.000000</text:p>
          </table:table-cell>
          <table:table-cell table:formula="of:=[.M355]+[.M$400]/400" office:value-type="float" office:value="0.154898037499999">
            <text:p>0.154898</text:p>
          </table:table-cell>
          <table:table-cell table:formula="of:=[.N355]+[.N$400]/400" office:value-type="float" office:value="-0.154898037499999">
            <text:p>-0.154898</text:p>
          </table:table-cell>
          <table:table-cell table:formula="of:=[.O355]+[.O$400]/400" office:value-type="float" office:value="0">
            <text:p>0.000000</text:p>
          </table:table-cell>
          <table:table-cell table:formula="of:=[.P355]+[.P$400]/400" office:value-type="float" office:value="-0.464694112500003">
            <text:p>-0.464694</text:p>
          </table:table-cell>
          <table:table-cell table:formula="of:=[.Q355]+[.Q$400]/400" office:value-type="float" office:value="0">
            <text:p>0.000000</text:p>
          </table:table-cell>
          <table:table-cell table:formula="of:=[.R355]+[.R$400]/400" office:value-type="float" office:value="0">
            <text:p>0.000000</text:p>
          </table:table-cell>
          <table:table-cell table:formula="of:=[.S355]+[.S$400]/400" office:value-type="float" office:value="0">
            <text:p>0.000000</text:p>
          </table:table-cell>
          <table:table-cell table:formula="of:=[.T355]+[.T$400]/400" office:value-type="float" office:value="0.154898037499999">
            <text:p>0.154898</text:p>
          </table:table-cell>
          <table:table-cell table:formula="of:=[.U355]+[.U$400]/400" office:value-type="float" office:value="0.154898037499999">
            <text:p>0.154898</text:p>
          </table:table-cell>
          <table:table-cell table:formula="of:=[.V355]+[.V$400]/400" office:value-type="float" office:value="0">
            <text:p>0.000000</text:p>
          </table:table-cell>
          <table:table-cell table:formula="of:=[.W355]+[.W$400]/400" office:value-type="float" office:value="-0.464694112500003">
            <text:p>-0.464694</text:p>
          </table:table-cell>
          <table:table-cell table:formula="of:=[.X355]+[.X$400]/400" office:value-type="float" office:value="0">
            <text:p>0.000000</text:p>
          </table:table-cell>
          <table:table-cell table:formula="of:=[.Y355]+[.Y$400]/400" office:value-type="float" office:value="0">
            <text:p>0.000000</text:p>
          </table:table-cell>
          <table:table-cell table:formula="of:=[.Z355]+[.Z$400]/400" office:value-type="float" office:value="0">
            <text:p>0.000000</text:p>
          </table:table-cell>
          <table:table-cell table:formula="of:=[.AA355]+[.AA$400]/400" office:value-type="float" office:value="0">
            <text:p>0.000000</text:p>
          </table:table-cell>
          <table:table-cell table:formula="of:=[.AB355]+[.AB$400]/400" office:value-type="float" office:value="0">
            <text:p>0.000000</text:p>
          </table:table-cell>
          <table:table-cell table:formula="of:=[.AC355]+[.AC$400]/400" office:value-type="float" office:value="0">
            <text:p>0.000000</text:p>
          </table:table-cell>
          <table:table-cell table:formula="of:=[.AD355]+[.AD$400]/400" office:value-type="float" office:value="0">
            <text:p>0.000000</text:p>
          </table:table-cell>
        </table:table-row>
        <table:table-row table:style-name="ro1">
          <table:table-cell table:formula="of:=[.A356]+[.A$400]/400" office:value-type="float" office:value="0">
            <text:p>0.000000</text:p>
          </table:table-cell>
          <table:table-cell table:formula="of:=[.B356]+[.B$400]/400" office:value-type="float" office:value="0">
            <text:p>0.000000</text:p>
          </table:table-cell>
          <table:table-cell table:formula="of:=[.C356]+[.C$400]/400" office:value-type="float" office:value="-0.338423390000001">
            <text:p>-0.338423</text:p>
          </table:table-cell>
          <table:table-cell table:formula="of:=[.D356]+[.D$400]/400" office:value-type="float" office:value="0.676846780000003">
            <text:p>0.676847</text:p>
          </table:table-cell>
          <table:table-cell table:formula="of:=[.E356]+[.E$400]/400" office:value-type="float" office:value="-0.338423390000001">
            <text:p>-0.338423</text:p>
          </table:table-cell>
          <table:table-cell table:formula="of:=[.F356]+[.F$400]/400" office:value-type="float" office:value="0">
            <text:p>0.000000</text:p>
          </table:table-cell>
          <table:table-cell table:formula="of:=[.G356]+[.G$400]/400" office:value-type="float" office:value="0">
            <text:p>0.000000</text:p>
          </table:table-cell>
          <table:table-cell table:formula="of:=[.H356]+[.H$400]/400" office:value-type="float" office:value="0">
            <text:p>0.000000</text:p>
          </table:table-cell>
          <table:table-cell table:formula="of:=[.I356]+[.I$400]/400" office:value-type="float" office:value="-0.338423390000001">
            <text:p>-0.338423</text:p>
          </table:table-cell>
          <table:table-cell table:formula="of:=[.J356]+[.J$400]/400" office:value-type="float" office:value="0.676846780000003">
            <text:p>0.676847</text:p>
          </table:table-cell>
          <table:table-cell table:formula="of:=[.K356]+[.K$400]/400" office:value-type="float" office:value="-0.338423390000001">
            <text:p>-0.338423</text:p>
          </table:table-cell>
          <table:table-cell table:formula="of:=[.L356]+[.L$400]/400" office:value-type="float" office:value="0">
            <text:p>0.000000</text:p>
          </table:table-cell>
          <table:table-cell table:formula="of:=[.M356]+[.M$400]/400" office:value-type="float" office:value="0.155334369999999">
            <text:p>0.155334</text:p>
          </table:table-cell>
          <table:table-cell table:formula="of:=[.N356]+[.N$400]/400" office:value-type="float" office:value="-0.155334369999999">
            <text:p>-0.155334</text:p>
          </table:table-cell>
          <table:table-cell table:formula="of:=[.O356]+[.O$400]/400" office:value-type="float" office:value="0">
            <text:p>0.000000</text:p>
          </table:table-cell>
          <table:table-cell table:formula="of:=[.P356]+[.P$400]/400" office:value-type="float" office:value="-0.466003110000003">
            <text:p>-0.466003</text:p>
          </table:table-cell>
          <table:table-cell table:formula="of:=[.Q356]+[.Q$400]/400" office:value-type="float" office:value="0">
            <text:p>0.000000</text:p>
          </table:table-cell>
          <table:table-cell table:formula="of:=[.R356]+[.R$400]/400" office:value-type="float" office:value="0">
            <text:p>0.000000</text:p>
          </table:table-cell>
          <table:table-cell table:formula="of:=[.S356]+[.S$400]/400" office:value-type="float" office:value="0">
            <text:p>0.000000</text:p>
          </table:table-cell>
          <table:table-cell table:formula="of:=[.T356]+[.T$400]/400" office:value-type="float" office:value="0.155334369999999">
            <text:p>0.155334</text:p>
          </table:table-cell>
          <table:table-cell table:formula="of:=[.U356]+[.U$400]/400" office:value-type="float" office:value="0.155334369999999">
            <text:p>0.155334</text:p>
          </table:table-cell>
          <table:table-cell table:formula="of:=[.V356]+[.V$400]/400" office:value-type="float" office:value="0">
            <text:p>0.000000</text:p>
          </table:table-cell>
          <table:table-cell table:formula="of:=[.W356]+[.W$400]/400" office:value-type="float" office:value="-0.466003110000003">
            <text:p>-0.466003</text:p>
          </table:table-cell>
          <table:table-cell table:formula="of:=[.X356]+[.X$400]/400" office:value-type="float" office:value="0">
            <text:p>0.000000</text:p>
          </table:table-cell>
          <table:table-cell table:formula="of:=[.Y356]+[.Y$400]/400" office:value-type="float" office:value="0">
            <text:p>0.000000</text:p>
          </table:table-cell>
          <table:table-cell table:formula="of:=[.Z356]+[.Z$400]/400" office:value-type="float" office:value="0">
            <text:p>0.000000</text:p>
          </table:table-cell>
          <table:table-cell table:formula="of:=[.AA356]+[.AA$400]/400" office:value-type="float" office:value="0">
            <text:p>0.000000</text:p>
          </table:table-cell>
          <table:table-cell table:formula="of:=[.AB356]+[.AB$400]/400" office:value-type="float" office:value="0">
            <text:p>0.000000</text:p>
          </table:table-cell>
          <table:table-cell table:formula="of:=[.AC356]+[.AC$400]/400" office:value-type="float" office:value="0">
            <text:p>0.000000</text:p>
          </table:table-cell>
          <table:table-cell table:formula="of:=[.AD356]+[.AD$400]/400" office:value-type="float" office:value="0">
            <text:p>0.000000</text:p>
          </table:table-cell>
        </table:table-row>
        <table:table-row table:style-name="ro1">
          <table:table-cell table:formula="of:=[.A357]+[.A$400]/400" office:value-type="float" office:value="0">
            <text:p>0.000000</text:p>
          </table:table-cell>
          <table:table-cell table:formula="of:=[.B357]+[.B$400]/400" office:value-type="float" office:value="0">
            <text:p>0.000000</text:p>
          </table:table-cell>
          <table:table-cell table:formula="of:=[.C357]+[.C$400]/400" office:value-type="float" office:value="-0.339374017500001">
            <text:p>-0.339374</text:p>
          </table:table-cell>
          <table:table-cell table:formula="of:=[.D357]+[.D$400]/400" office:value-type="float" office:value="0.678748035000003">
            <text:p>0.678748</text:p>
          </table:table-cell>
          <table:table-cell table:formula="of:=[.E357]+[.E$400]/400" office:value-type="float" office:value="-0.339374017500001">
            <text:p>-0.339374</text:p>
          </table:table-cell>
          <table:table-cell table:formula="of:=[.F357]+[.F$400]/400" office:value-type="float" office:value="0">
            <text:p>0.000000</text:p>
          </table:table-cell>
          <table:table-cell table:formula="of:=[.G357]+[.G$400]/400" office:value-type="float" office:value="0">
            <text:p>0.000000</text:p>
          </table:table-cell>
          <table:table-cell table:formula="of:=[.H357]+[.H$400]/400" office:value-type="float" office:value="0">
            <text:p>0.000000</text:p>
          </table:table-cell>
          <table:table-cell table:formula="of:=[.I357]+[.I$400]/400" office:value-type="float" office:value="-0.339374017500001">
            <text:p>-0.339374</text:p>
          </table:table-cell>
          <table:table-cell table:formula="of:=[.J357]+[.J$400]/400" office:value-type="float" office:value="0.678748035000003">
            <text:p>0.678748</text:p>
          </table:table-cell>
          <table:table-cell table:formula="of:=[.K357]+[.K$400]/400" office:value-type="float" office:value="-0.339374017500001">
            <text:p>-0.339374</text:p>
          </table:table-cell>
          <table:table-cell table:formula="of:=[.L357]+[.L$400]/400" office:value-type="float" office:value="0">
            <text:p>0.000000</text:p>
          </table:table-cell>
          <table:table-cell table:formula="of:=[.M357]+[.M$400]/400" office:value-type="float" office:value="0.155770702499999">
            <text:p>0.155771</text:p>
          </table:table-cell>
          <table:table-cell table:formula="of:=[.N357]+[.N$400]/400" office:value-type="float" office:value="-0.155770702499999">
            <text:p>-0.155771</text:p>
          </table:table-cell>
          <table:table-cell table:formula="of:=[.O357]+[.O$400]/400" office:value-type="float" office:value="0">
            <text:p>0.000000</text:p>
          </table:table-cell>
          <table:table-cell table:formula="of:=[.P357]+[.P$400]/400" office:value-type="float" office:value="-0.467312107500003">
            <text:p>-0.467312</text:p>
          </table:table-cell>
          <table:table-cell table:formula="of:=[.Q357]+[.Q$400]/400" office:value-type="float" office:value="0">
            <text:p>0.000000</text:p>
          </table:table-cell>
          <table:table-cell table:formula="of:=[.R357]+[.R$400]/400" office:value-type="float" office:value="0">
            <text:p>0.000000</text:p>
          </table:table-cell>
          <table:table-cell table:formula="of:=[.S357]+[.S$400]/400" office:value-type="float" office:value="0">
            <text:p>0.000000</text:p>
          </table:table-cell>
          <table:table-cell table:formula="of:=[.T357]+[.T$400]/400" office:value-type="float" office:value="0.155770702499999">
            <text:p>0.155771</text:p>
          </table:table-cell>
          <table:table-cell table:formula="of:=[.U357]+[.U$400]/400" office:value-type="float" office:value="0.155770702499999">
            <text:p>0.155771</text:p>
          </table:table-cell>
          <table:table-cell table:formula="of:=[.V357]+[.V$400]/400" office:value-type="float" office:value="0">
            <text:p>0.000000</text:p>
          </table:table-cell>
          <table:table-cell table:formula="of:=[.W357]+[.W$400]/400" office:value-type="float" office:value="-0.467312107500003">
            <text:p>-0.467312</text:p>
          </table:table-cell>
          <table:table-cell table:formula="of:=[.X357]+[.X$400]/400" office:value-type="float" office:value="0">
            <text:p>0.000000</text:p>
          </table:table-cell>
          <table:table-cell table:formula="of:=[.Y357]+[.Y$400]/400" office:value-type="float" office:value="0">
            <text:p>0.000000</text:p>
          </table:table-cell>
          <table:table-cell table:formula="of:=[.Z357]+[.Z$400]/400" office:value-type="float" office:value="0">
            <text:p>0.000000</text:p>
          </table:table-cell>
          <table:table-cell table:formula="of:=[.AA357]+[.AA$400]/400" office:value-type="float" office:value="0">
            <text:p>0.000000</text:p>
          </table:table-cell>
          <table:table-cell table:formula="of:=[.AB357]+[.AB$400]/400" office:value-type="float" office:value="0">
            <text:p>0.000000</text:p>
          </table:table-cell>
          <table:table-cell table:formula="of:=[.AC357]+[.AC$400]/400" office:value-type="float" office:value="0">
            <text:p>0.000000</text:p>
          </table:table-cell>
          <table:table-cell table:formula="of:=[.AD357]+[.AD$400]/400" office:value-type="float" office:value="0">
            <text:p>0.000000</text:p>
          </table:table-cell>
        </table:table-row>
        <table:table-row table:style-name="ro1">
          <table:table-cell table:formula="of:=[.A358]+[.A$400]/400" office:value-type="float" office:value="0">
            <text:p>0.000000</text:p>
          </table:table-cell>
          <table:table-cell table:formula="of:=[.B358]+[.B$400]/400" office:value-type="float" office:value="0">
            <text:p>0.000000</text:p>
          </table:table-cell>
          <table:table-cell table:formula="of:=[.C358]+[.C$400]/400" office:value-type="float" office:value="-0.340324645000001">
            <text:p>-0.340325</text:p>
          </table:table-cell>
          <table:table-cell table:formula="of:=[.D358]+[.D$400]/400" office:value-type="float" office:value="0.680649290000003">
            <text:p>0.680649</text:p>
          </table:table-cell>
          <table:table-cell table:formula="of:=[.E358]+[.E$400]/400" office:value-type="float" office:value="-0.340324645000001">
            <text:p>-0.340325</text:p>
          </table:table-cell>
          <table:table-cell table:formula="of:=[.F358]+[.F$400]/400" office:value-type="float" office:value="0">
            <text:p>0.000000</text:p>
          </table:table-cell>
          <table:table-cell table:formula="of:=[.G358]+[.G$400]/400" office:value-type="float" office:value="0">
            <text:p>0.000000</text:p>
          </table:table-cell>
          <table:table-cell table:formula="of:=[.H358]+[.H$400]/400" office:value-type="float" office:value="0">
            <text:p>0.000000</text:p>
          </table:table-cell>
          <table:table-cell table:formula="of:=[.I358]+[.I$400]/400" office:value-type="float" office:value="-0.340324645000001">
            <text:p>-0.340325</text:p>
          </table:table-cell>
          <table:table-cell table:formula="of:=[.J358]+[.J$400]/400" office:value-type="float" office:value="0.680649290000003">
            <text:p>0.680649</text:p>
          </table:table-cell>
          <table:table-cell table:formula="of:=[.K358]+[.K$400]/400" office:value-type="float" office:value="-0.340324645000001">
            <text:p>-0.340325</text:p>
          </table:table-cell>
          <table:table-cell table:formula="of:=[.L358]+[.L$400]/400" office:value-type="float" office:value="0">
            <text:p>0.000000</text:p>
          </table:table-cell>
          <table:table-cell table:formula="of:=[.M358]+[.M$400]/400" office:value-type="float" office:value="0.156207034999999">
            <text:p>0.156207</text:p>
          </table:table-cell>
          <table:table-cell table:formula="of:=[.N358]+[.N$400]/400" office:value-type="float" office:value="-0.156207034999999">
            <text:p>-0.156207</text:p>
          </table:table-cell>
          <table:table-cell table:formula="of:=[.O358]+[.O$400]/400" office:value-type="float" office:value="0">
            <text:p>0.000000</text:p>
          </table:table-cell>
          <table:table-cell table:formula="of:=[.P358]+[.P$400]/400" office:value-type="float" office:value="-0.468621105000003">
            <text:p>-0.468621</text:p>
          </table:table-cell>
          <table:table-cell table:formula="of:=[.Q358]+[.Q$400]/400" office:value-type="float" office:value="0">
            <text:p>0.000000</text:p>
          </table:table-cell>
          <table:table-cell table:formula="of:=[.R358]+[.R$400]/400" office:value-type="float" office:value="0">
            <text:p>0.000000</text:p>
          </table:table-cell>
          <table:table-cell table:formula="of:=[.S358]+[.S$400]/400" office:value-type="float" office:value="0">
            <text:p>0.000000</text:p>
          </table:table-cell>
          <table:table-cell table:formula="of:=[.T358]+[.T$400]/400" office:value-type="float" office:value="0.156207034999999">
            <text:p>0.156207</text:p>
          </table:table-cell>
          <table:table-cell table:formula="of:=[.U358]+[.U$400]/400" office:value-type="float" office:value="0.156207034999999">
            <text:p>0.156207</text:p>
          </table:table-cell>
          <table:table-cell table:formula="of:=[.V358]+[.V$400]/400" office:value-type="float" office:value="0">
            <text:p>0.000000</text:p>
          </table:table-cell>
          <table:table-cell table:formula="of:=[.W358]+[.W$400]/400" office:value-type="float" office:value="-0.468621105000003">
            <text:p>-0.468621</text:p>
          </table:table-cell>
          <table:table-cell table:formula="of:=[.X358]+[.X$400]/400" office:value-type="float" office:value="0">
            <text:p>0.000000</text:p>
          </table:table-cell>
          <table:table-cell table:formula="of:=[.Y358]+[.Y$400]/400" office:value-type="float" office:value="0">
            <text:p>0.000000</text:p>
          </table:table-cell>
          <table:table-cell table:formula="of:=[.Z358]+[.Z$400]/400" office:value-type="float" office:value="0">
            <text:p>0.000000</text:p>
          </table:table-cell>
          <table:table-cell table:formula="of:=[.AA358]+[.AA$400]/400" office:value-type="float" office:value="0">
            <text:p>0.000000</text:p>
          </table:table-cell>
          <table:table-cell table:formula="of:=[.AB358]+[.AB$400]/400" office:value-type="float" office:value="0">
            <text:p>0.000000</text:p>
          </table:table-cell>
          <table:table-cell table:formula="of:=[.AC358]+[.AC$400]/400" office:value-type="float" office:value="0">
            <text:p>0.000000</text:p>
          </table:table-cell>
          <table:table-cell table:formula="of:=[.AD358]+[.AD$400]/400" office:value-type="float" office:value="0">
            <text:p>0.000000</text:p>
          </table:table-cell>
        </table:table-row>
        <table:table-row table:style-name="ro1">
          <table:table-cell table:formula="of:=[.A359]+[.A$400]/400" office:value-type="float" office:value="0">
            <text:p>0.000000</text:p>
          </table:table-cell>
          <table:table-cell table:formula="of:=[.B359]+[.B$400]/400" office:value-type="float" office:value="0">
            <text:p>0.000000</text:p>
          </table:table-cell>
          <table:table-cell table:formula="of:=[.C359]+[.C$400]/400" office:value-type="float" office:value="-0.341275272500001">
            <text:p>-0.341275</text:p>
          </table:table-cell>
          <table:table-cell table:formula="of:=[.D359]+[.D$400]/400" office:value-type="float" office:value="0.682550545000003">
            <text:p>0.682551</text:p>
          </table:table-cell>
          <table:table-cell table:formula="of:=[.E359]+[.E$400]/400" office:value-type="float" office:value="-0.341275272500001">
            <text:p>-0.341275</text:p>
          </table:table-cell>
          <table:table-cell table:formula="of:=[.F359]+[.F$400]/400" office:value-type="float" office:value="0">
            <text:p>0.000000</text:p>
          </table:table-cell>
          <table:table-cell table:formula="of:=[.G359]+[.G$400]/400" office:value-type="float" office:value="0">
            <text:p>0.000000</text:p>
          </table:table-cell>
          <table:table-cell table:formula="of:=[.H359]+[.H$400]/400" office:value-type="float" office:value="0">
            <text:p>0.000000</text:p>
          </table:table-cell>
          <table:table-cell table:formula="of:=[.I359]+[.I$400]/400" office:value-type="float" office:value="-0.341275272500001">
            <text:p>-0.341275</text:p>
          </table:table-cell>
          <table:table-cell table:formula="of:=[.J359]+[.J$400]/400" office:value-type="float" office:value="0.682550545000003">
            <text:p>0.682551</text:p>
          </table:table-cell>
          <table:table-cell table:formula="of:=[.K359]+[.K$400]/400" office:value-type="float" office:value="-0.341275272500001">
            <text:p>-0.341275</text:p>
          </table:table-cell>
          <table:table-cell table:formula="of:=[.L359]+[.L$400]/400" office:value-type="float" office:value="0">
            <text:p>0.000000</text:p>
          </table:table-cell>
          <table:table-cell table:formula="of:=[.M359]+[.M$400]/400" office:value-type="float" office:value="0.156643367499999">
            <text:p>0.156643</text:p>
          </table:table-cell>
          <table:table-cell table:formula="of:=[.N359]+[.N$400]/400" office:value-type="float" office:value="-0.156643367499999">
            <text:p>-0.156643</text:p>
          </table:table-cell>
          <table:table-cell table:formula="of:=[.O359]+[.O$400]/400" office:value-type="float" office:value="0">
            <text:p>0.000000</text:p>
          </table:table-cell>
          <table:table-cell table:formula="of:=[.P359]+[.P$400]/400" office:value-type="float" office:value="-0.469930102500003">
            <text:p>-0.469930</text:p>
          </table:table-cell>
          <table:table-cell table:formula="of:=[.Q359]+[.Q$400]/400" office:value-type="float" office:value="0">
            <text:p>0.000000</text:p>
          </table:table-cell>
          <table:table-cell table:formula="of:=[.R359]+[.R$400]/400" office:value-type="float" office:value="0">
            <text:p>0.000000</text:p>
          </table:table-cell>
          <table:table-cell table:formula="of:=[.S359]+[.S$400]/400" office:value-type="float" office:value="0">
            <text:p>0.000000</text:p>
          </table:table-cell>
          <table:table-cell table:formula="of:=[.T359]+[.T$400]/400" office:value-type="float" office:value="0.156643367499999">
            <text:p>0.156643</text:p>
          </table:table-cell>
          <table:table-cell table:formula="of:=[.U359]+[.U$400]/400" office:value-type="float" office:value="0.156643367499999">
            <text:p>0.156643</text:p>
          </table:table-cell>
          <table:table-cell table:formula="of:=[.V359]+[.V$400]/400" office:value-type="float" office:value="0">
            <text:p>0.000000</text:p>
          </table:table-cell>
          <table:table-cell table:formula="of:=[.W359]+[.W$400]/400" office:value-type="float" office:value="-0.469930102500003">
            <text:p>-0.469930</text:p>
          </table:table-cell>
          <table:table-cell table:formula="of:=[.X359]+[.X$400]/400" office:value-type="float" office:value="0">
            <text:p>0.000000</text:p>
          </table:table-cell>
          <table:table-cell table:formula="of:=[.Y359]+[.Y$400]/400" office:value-type="float" office:value="0">
            <text:p>0.000000</text:p>
          </table:table-cell>
          <table:table-cell table:formula="of:=[.Z359]+[.Z$400]/400" office:value-type="float" office:value="0">
            <text:p>0.000000</text:p>
          </table:table-cell>
          <table:table-cell table:formula="of:=[.AA359]+[.AA$400]/400" office:value-type="float" office:value="0">
            <text:p>0.000000</text:p>
          </table:table-cell>
          <table:table-cell table:formula="of:=[.AB359]+[.AB$400]/400" office:value-type="float" office:value="0">
            <text:p>0.000000</text:p>
          </table:table-cell>
          <table:table-cell table:formula="of:=[.AC359]+[.AC$400]/400" office:value-type="float" office:value="0">
            <text:p>0.000000</text:p>
          </table:table-cell>
          <table:table-cell table:formula="of:=[.AD359]+[.AD$400]/400" office:value-type="float" office:value="0">
            <text:p>0.000000</text:p>
          </table:table-cell>
        </table:table-row>
        <table:table-row table:style-name="ro1">
          <table:table-cell table:formula="of:=[.A360]+[.A$400]/400" office:value-type="float" office:value="0">
            <text:p>0.000000</text:p>
          </table:table-cell>
          <table:table-cell table:formula="of:=[.B360]+[.B$400]/400" office:value-type="float" office:value="0">
            <text:p>0.000000</text:p>
          </table:table-cell>
          <table:table-cell table:formula="of:=[.C360]+[.C$400]/400" office:value-type="float" office:value="-0.342225900000001">
            <text:p>-0.342226</text:p>
          </table:table-cell>
          <table:table-cell table:formula="of:=[.D360]+[.D$400]/400" office:value-type="float" office:value="0.684451800000003">
            <text:p>0.684452</text:p>
          </table:table-cell>
          <table:table-cell table:formula="of:=[.E360]+[.E$400]/400" office:value-type="float" office:value="-0.342225900000001">
            <text:p>-0.342226</text:p>
          </table:table-cell>
          <table:table-cell table:formula="of:=[.F360]+[.F$400]/400" office:value-type="float" office:value="0">
            <text:p>0.000000</text:p>
          </table:table-cell>
          <table:table-cell table:formula="of:=[.G360]+[.G$400]/400" office:value-type="float" office:value="0">
            <text:p>0.000000</text:p>
          </table:table-cell>
          <table:table-cell table:formula="of:=[.H360]+[.H$400]/400" office:value-type="float" office:value="0">
            <text:p>0.000000</text:p>
          </table:table-cell>
          <table:table-cell table:formula="of:=[.I360]+[.I$400]/400" office:value-type="float" office:value="-0.342225900000001">
            <text:p>-0.342226</text:p>
          </table:table-cell>
          <table:table-cell table:formula="of:=[.J360]+[.J$400]/400" office:value-type="float" office:value="0.684451800000003">
            <text:p>0.684452</text:p>
          </table:table-cell>
          <table:table-cell table:formula="of:=[.K360]+[.K$400]/400" office:value-type="float" office:value="-0.342225900000001">
            <text:p>-0.342226</text:p>
          </table:table-cell>
          <table:table-cell table:formula="of:=[.L360]+[.L$400]/400" office:value-type="float" office:value="0">
            <text:p>0.000000</text:p>
          </table:table-cell>
          <table:table-cell table:formula="of:=[.M360]+[.M$400]/400" office:value-type="float" office:value="0.157079699999999">
            <text:p>0.157080</text:p>
          </table:table-cell>
          <table:table-cell table:formula="of:=[.N360]+[.N$400]/400" office:value-type="float" office:value="-0.157079699999999">
            <text:p>-0.157080</text:p>
          </table:table-cell>
          <table:table-cell table:formula="of:=[.O360]+[.O$400]/400" office:value-type="float" office:value="0">
            <text:p>0.000000</text:p>
          </table:table-cell>
          <table:table-cell table:formula="of:=[.P360]+[.P$400]/400" office:value-type="float" office:value="-0.471239100000003">
            <text:p>-0.471239</text:p>
          </table:table-cell>
          <table:table-cell table:formula="of:=[.Q360]+[.Q$400]/400" office:value-type="float" office:value="0">
            <text:p>0.000000</text:p>
          </table:table-cell>
          <table:table-cell table:formula="of:=[.R360]+[.R$400]/400" office:value-type="float" office:value="0">
            <text:p>0.000000</text:p>
          </table:table-cell>
          <table:table-cell table:formula="of:=[.S360]+[.S$400]/400" office:value-type="float" office:value="0">
            <text:p>0.000000</text:p>
          </table:table-cell>
          <table:table-cell table:formula="of:=[.T360]+[.T$400]/400" office:value-type="float" office:value="0.157079699999999">
            <text:p>0.157080</text:p>
          </table:table-cell>
          <table:table-cell table:formula="of:=[.U360]+[.U$400]/400" office:value-type="float" office:value="0.157079699999999">
            <text:p>0.157080</text:p>
          </table:table-cell>
          <table:table-cell table:formula="of:=[.V360]+[.V$400]/400" office:value-type="float" office:value="0">
            <text:p>0.000000</text:p>
          </table:table-cell>
          <table:table-cell table:formula="of:=[.W360]+[.W$400]/400" office:value-type="float" office:value="-0.471239100000003">
            <text:p>-0.471239</text:p>
          </table:table-cell>
          <table:table-cell table:formula="of:=[.X360]+[.X$400]/400" office:value-type="float" office:value="0">
            <text:p>0.000000</text:p>
          </table:table-cell>
          <table:table-cell table:formula="of:=[.Y360]+[.Y$400]/400" office:value-type="float" office:value="0">
            <text:p>0.000000</text:p>
          </table:table-cell>
          <table:table-cell table:formula="of:=[.Z360]+[.Z$400]/400" office:value-type="float" office:value="0">
            <text:p>0.000000</text:p>
          </table:table-cell>
          <table:table-cell table:formula="of:=[.AA360]+[.AA$400]/400" office:value-type="float" office:value="0">
            <text:p>0.000000</text:p>
          </table:table-cell>
          <table:table-cell table:formula="of:=[.AB360]+[.AB$400]/400" office:value-type="float" office:value="0">
            <text:p>0.000000</text:p>
          </table:table-cell>
          <table:table-cell table:formula="of:=[.AC360]+[.AC$400]/400" office:value-type="float" office:value="0">
            <text:p>0.000000</text:p>
          </table:table-cell>
          <table:table-cell table:formula="of:=[.AD360]+[.AD$400]/400" office:value-type="float" office:value="0">
            <text:p>0.000000</text:p>
          </table:table-cell>
        </table:table-row>
        <table:table-row table:style-name="ro1">
          <table:table-cell table:formula="of:=[.A361]+[.A$400]/400" office:value-type="float" office:value="0">
            <text:p>0.000000</text:p>
          </table:table-cell>
          <table:table-cell table:formula="of:=[.B361]+[.B$400]/400" office:value-type="float" office:value="0">
            <text:p>0.000000</text:p>
          </table:table-cell>
          <table:table-cell table:formula="of:=[.C361]+[.C$400]/400" office:value-type="float" office:value="-0.343176527500001">
            <text:p>-0.343177</text:p>
          </table:table-cell>
          <table:table-cell table:formula="of:=[.D361]+[.D$400]/400" office:value-type="float" office:value="0.686353055000003">
            <text:p>0.686353</text:p>
          </table:table-cell>
          <table:table-cell table:formula="of:=[.E361]+[.E$400]/400" office:value-type="float" office:value="-0.343176527500001">
            <text:p>-0.343177</text:p>
          </table:table-cell>
          <table:table-cell table:formula="of:=[.F361]+[.F$400]/400" office:value-type="float" office:value="0">
            <text:p>0.000000</text:p>
          </table:table-cell>
          <table:table-cell table:formula="of:=[.G361]+[.G$400]/400" office:value-type="float" office:value="0">
            <text:p>0.000000</text:p>
          </table:table-cell>
          <table:table-cell table:formula="of:=[.H361]+[.H$400]/400" office:value-type="float" office:value="0">
            <text:p>0.000000</text:p>
          </table:table-cell>
          <table:table-cell table:formula="of:=[.I361]+[.I$400]/400" office:value-type="float" office:value="-0.343176527500001">
            <text:p>-0.343177</text:p>
          </table:table-cell>
          <table:table-cell table:formula="of:=[.J361]+[.J$400]/400" office:value-type="float" office:value="0.686353055000003">
            <text:p>0.686353</text:p>
          </table:table-cell>
          <table:table-cell table:formula="of:=[.K361]+[.K$400]/400" office:value-type="float" office:value="-0.343176527500001">
            <text:p>-0.343177</text:p>
          </table:table-cell>
          <table:table-cell table:formula="of:=[.L361]+[.L$400]/400" office:value-type="float" office:value="0">
            <text:p>0.000000</text:p>
          </table:table-cell>
          <table:table-cell table:formula="of:=[.M361]+[.M$400]/400" office:value-type="float" office:value="0.157516032499999">
            <text:p>0.157516</text:p>
          </table:table-cell>
          <table:table-cell table:formula="of:=[.N361]+[.N$400]/400" office:value-type="float" office:value="-0.157516032499999">
            <text:p>-0.157516</text:p>
          </table:table-cell>
          <table:table-cell table:formula="of:=[.O361]+[.O$400]/400" office:value-type="float" office:value="0">
            <text:p>0.000000</text:p>
          </table:table-cell>
          <table:table-cell table:formula="of:=[.P361]+[.P$400]/400" office:value-type="float" office:value="-0.472548097500003">
            <text:p>-0.472548</text:p>
          </table:table-cell>
          <table:table-cell table:formula="of:=[.Q361]+[.Q$400]/400" office:value-type="float" office:value="0">
            <text:p>0.000000</text:p>
          </table:table-cell>
          <table:table-cell table:formula="of:=[.R361]+[.R$400]/400" office:value-type="float" office:value="0">
            <text:p>0.000000</text:p>
          </table:table-cell>
          <table:table-cell table:formula="of:=[.S361]+[.S$400]/400" office:value-type="float" office:value="0">
            <text:p>0.000000</text:p>
          </table:table-cell>
          <table:table-cell table:formula="of:=[.T361]+[.T$400]/400" office:value-type="float" office:value="0.157516032499999">
            <text:p>0.157516</text:p>
          </table:table-cell>
          <table:table-cell table:formula="of:=[.U361]+[.U$400]/400" office:value-type="float" office:value="0.157516032499999">
            <text:p>0.157516</text:p>
          </table:table-cell>
          <table:table-cell table:formula="of:=[.V361]+[.V$400]/400" office:value-type="float" office:value="0">
            <text:p>0.000000</text:p>
          </table:table-cell>
          <table:table-cell table:formula="of:=[.W361]+[.W$400]/400" office:value-type="float" office:value="-0.472548097500003">
            <text:p>-0.472548</text:p>
          </table:table-cell>
          <table:table-cell table:formula="of:=[.X361]+[.X$400]/400" office:value-type="float" office:value="0">
            <text:p>0.000000</text:p>
          </table:table-cell>
          <table:table-cell table:formula="of:=[.Y361]+[.Y$400]/400" office:value-type="float" office:value="0">
            <text:p>0.000000</text:p>
          </table:table-cell>
          <table:table-cell table:formula="of:=[.Z361]+[.Z$400]/400" office:value-type="float" office:value="0">
            <text:p>0.000000</text:p>
          </table:table-cell>
          <table:table-cell table:formula="of:=[.AA361]+[.AA$400]/400" office:value-type="float" office:value="0">
            <text:p>0.000000</text:p>
          </table:table-cell>
          <table:table-cell table:formula="of:=[.AB361]+[.AB$400]/400" office:value-type="float" office:value="0">
            <text:p>0.000000</text:p>
          </table:table-cell>
          <table:table-cell table:formula="of:=[.AC361]+[.AC$400]/400" office:value-type="float" office:value="0">
            <text:p>0.000000</text:p>
          </table:table-cell>
          <table:table-cell table:formula="of:=[.AD361]+[.AD$400]/400" office:value-type="float" office:value="0">
            <text:p>0.000000</text:p>
          </table:table-cell>
        </table:table-row>
        <table:table-row table:style-name="ro1">
          <table:table-cell table:formula="of:=[.A362]+[.A$400]/400" office:value-type="float" office:value="0">
            <text:p>0.000000</text:p>
          </table:table-cell>
          <table:table-cell table:formula="of:=[.B362]+[.B$400]/400" office:value-type="float" office:value="0">
            <text:p>0.000000</text:p>
          </table:table-cell>
          <table:table-cell table:formula="of:=[.C362]+[.C$400]/400" office:value-type="float" office:value="-0.344127155000001">
            <text:p>-0.344127</text:p>
          </table:table-cell>
          <table:table-cell table:formula="of:=[.D362]+[.D$400]/400" office:value-type="float" office:value="0.688254310000003">
            <text:p>0.688254</text:p>
          </table:table-cell>
          <table:table-cell table:formula="of:=[.E362]+[.E$400]/400" office:value-type="float" office:value="-0.344127155000001">
            <text:p>-0.344127</text:p>
          </table:table-cell>
          <table:table-cell table:formula="of:=[.F362]+[.F$400]/400" office:value-type="float" office:value="0">
            <text:p>0.000000</text:p>
          </table:table-cell>
          <table:table-cell table:formula="of:=[.G362]+[.G$400]/400" office:value-type="float" office:value="0">
            <text:p>0.000000</text:p>
          </table:table-cell>
          <table:table-cell table:formula="of:=[.H362]+[.H$400]/400" office:value-type="float" office:value="0">
            <text:p>0.000000</text:p>
          </table:table-cell>
          <table:table-cell table:formula="of:=[.I362]+[.I$400]/400" office:value-type="float" office:value="-0.344127155000001">
            <text:p>-0.344127</text:p>
          </table:table-cell>
          <table:table-cell table:formula="of:=[.J362]+[.J$400]/400" office:value-type="float" office:value="0.688254310000003">
            <text:p>0.688254</text:p>
          </table:table-cell>
          <table:table-cell table:formula="of:=[.K362]+[.K$400]/400" office:value-type="float" office:value="-0.344127155000001">
            <text:p>-0.344127</text:p>
          </table:table-cell>
          <table:table-cell table:formula="of:=[.L362]+[.L$400]/400" office:value-type="float" office:value="0">
            <text:p>0.000000</text:p>
          </table:table-cell>
          <table:table-cell table:formula="of:=[.M362]+[.M$400]/400" office:value-type="float" office:value="0.157952364999999">
            <text:p>0.157952</text:p>
          </table:table-cell>
          <table:table-cell table:formula="of:=[.N362]+[.N$400]/400" office:value-type="float" office:value="-0.157952364999999">
            <text:p>-0.157952</text:p>
          </table:table-cell>
          <table:table-cell table:formula="of:=[.O362]+[.O$400]/400" office:value-type="float" office:value="0">
            <text:p>0.000000</text:p>
          </table:table-cell>
          <table:table-cell table:formula="of:=[.P362]+[.P$400]/400" office:value-type="float" office:value="-0.473857095000003">
            <text:p>-0.473857</text:p>
          </table:table-cell>
          <table:table-cell table:formula="of:=[.Q362]+[.Q$400]/400" office:value-type="float" office:value="0">
            <text:p>0.000000</text:p>
          </table:table-cell>
          <table:table-cell table:formula="of:=[.R362]+[.R$400]/400" office:value-type="float" office:value="0">
            <text:p>0.000000</text:p>
          </table:table-cell>
          <table:table-cell table:formula="of:=[.S362]+[.S$400]/400" office:value-type="float" office:value="0">
            <text:p>0.000000</text:p>
          </table:table-cell>
          <table:table-cell table:formula="of:=[.T362]+[.T$400]/400" office:value-type="float" office:value="0.157952364999999">
            <text:p>0.157952</text:p>
          </table:table-cell>
          <table:table-cell table:formula="of:=[.U362]+[.U$400]/400" office:value-type="float" office:value="0.157952364999999">
            <text:p>0.157952</text:p>
          </table:table-cell>
          <table:table-cell table:formula="of:=[.V362]+[.V$400]/400" office:value-type="float" office:value="0">
            <text:p>0.000000</text:p>
          </table:table-cell>
          <table:table-cell table:formula="of:=[.W362]+[.W$400]/400" office:value-type="float" office:value="-0.473857095000003">
            <text:p>-0.473857</text:p>
          </table:table-cell>
          <table:table-cell table:formula="of:=[.X362]+[.X$400]/400" office:value-type="float" office:value="0">
            <text:p>0.000000</text:p>
          </table:table-cell>
          <table:table-cell table:formula="of:=[.Y362]+[.Y$400]/400" office:value-type="float" office:value="0">
            <text:p>0.000000</text:p>
          </table:table-cell>
          <table:table-cell table:formula="of:=[.Z362]+[.Z$400]/400" office:value-type="float" office:value="0">
            <text:p>0.000000</text:p>
          </table:table-cell>
          <table:table-cell table:formula="of:=[.AA362]+[.AA$400]/400" office:value-type="float" office:value="0">
            <text:p>0.000000</text:p>
          </table:table-cell>
          <table:table-cell table:formula="of:=[.AB362]+[.AB$400]/400" office:value-type="float" office:value="0">
            <text:p>0.000000</text:p>
          </table:table-cell>
          <table:table-cell table:formula="of:=[.AC362]+[.AC$400]/400" office:value-type="float" office:value="0">
            <text:p>0.000000</text:p>
          </table:table-cell>
          <table:table-cell table:formula="of:=[.AD362]+[.AD$400]/400" office:value-type="float" office:value="0">
            <text:p>0.000000</text:p>
          </table:table-cell>
        </table:table-row>
        <table:table-row table:style-name="ro1">
          <table:table-cell table:formula="of:=[.A363]+[.A$400]/400" office:value-type="float" office:value="0">
            <text:p>0.000000</text:p>
          </table:table-cell>
          <table:table-cell table:formula="of:=[.B363]+[.B$400]/400" office:value-type="float" office:value="0">
            <text:p>0.000000</text:p>
          </table:table-cell>
          <table:table-cell table:formula="of:=[.C363]+[.C$400]/400" office:value-type="float" office:value="-0.345077782500001">
            <text:p>-0.345078</text:p>
          </table:table-cell>
          <table:table-cell table:formula="of:=[.D363]+[.D$400]/400" office:value-type="float" office:value="0.690155565000003">
            <text:p>0.690156</text:p>
          </table:table-cell>
          <table:table-cell table:formula="of:=[.E363]+[.E$400]/400" office:value-type="float" office:value="-0.345077782500001">
            <text:p>-0.345078</text:p>
          </table:table-cell>
          <table:table-cell table:formula="of:=[.F363]+[.F$400]/400" office:value-type="float" office:value="0">
            <text:p>0.000000</text:p>
          </table:table-cell>
          <table:table-cell table:formula="of:=[.G363]+[.G$400]/400" office:value-type="float" office:value="0">
            <text:p>0.000000</text:p>
          </table:table-cell>
          <table:table-cell table:formula="of:=[.H363]+[.H$400]/400" office:value-type="float" office:value="0">
            <text:p>0.000000</text:p>
          </table:table-cell>
          <table:table-cell table:formula="of:=[.I363]+[.I$400]/400" office:value-type="float" office:value="-0.345077782500001">
            <text:p>-0.345078</text:p>
          </table:table-cell>
          <table:table-cell table:formula="of:=[.J363]+[.J$400]/400" office:value-type="float" office:value="0.690155565000003">
            <text:p>0.690156</text:p>
          </table:table-cell>
          <table:table-cell table:formula="of:=[.K363]+[.K$400]/400" office:value-type="float" office:value="-0.345077782500001">
            <text:p>-0.345078</text:p>
          </table:table-cell>
          <table:table-cell table:formula="of:=[.L363]+[.L$400]/400" office:value-type="float" office:value="0">
            <text:p>0.000000</text:p>
          </table:table-cell>
          <table:table-cell table:formula="of:=[.M363]+[.M$400]/400" office:value-type="float" office:value="0.158388697499999">
            <text:p>0.158389</text:p>
          </table:table-cell>
          <table:table-cell table:formula="of:=[.N363]+[.N$400]/400" office:value-type="float" office:value="-0.158388697499999">
            <text:p>-0.158389</text:p>
          </table:table-cell>
          <table:table-cell table:formula="of:=[.O363]+[.O$400]/400" office:value-type="float" office:value="0">
            <text:p>0.000000</text:p>
          </table:table-cell>
          <table:table-cell table:formula="of:=[.P363]+[.P$400]/400" office:value-type="float" office:value="-0.475166092500003">
            <text:p>-0.475166</text:p>
          </table:table-cell>
          <table:table-cell table:formula="of:=[.Q363]+[.Q$400]/400" office:value-type="float" office:value="0">
            <text:p>0.000000</text:p>
          </table:table-cell>
          <table:table-cell table:formula="of:=[.R363]+[.R$400]/400" office:value-type="float" office:value="0">
            <text:p>0.000000</text:p>
          </table:table-cell>
          <table:table-cell table:formula="of:=[.S363]+[.S$400]/400" office:value-type="float" office:value="0">
            <text:p>0.000000</text:p>
          </table:table-cell>
          <table:table-cell table:formula="of:=[.T363]+[.T$400]/400" office:value-type="float" office:value="0.158388697499999">
            <text:p>0.158389</text:p>
          </table:table-cell>
          <table:table-cell table:formula="of:=[.U363]+[.U$400]/400" office:value-type="float" office:value="0.158388697499999">
            <text:p>0.158389</text:p>
          </table:table-cell>
          <table:table-cell table:formula="of:=[.V363]+[.V$400]/400" office:value-type="float" office:value="0">
            <text:p>0.000000</text:p>
          </table:table-cell>
          <table:table-cell table:formula="of:=[.W363]+[.W$400]/400" office:value-type="float" office:value="-0.475166092500003">
            <text:p>-0.475166</text:p>
          </table:table-cell>
          <table:table-cell table:formula="of:=[.X363]+[.X$400]/400" office:value-type="float" office:value="0">
            <text:p>0.000000</text:p>
          </table:table-cell>
          <table:table-cell table:formula="of:=[.Y363]+[.Y$400]/400" office:value-type="float" office:value="0">
            <text:p>0.000000</text:p>
          </table:table-cell>
          <table:table-cell table:formula="of:=[.Z363]+[.Z$400]/400" office:value-type="float" office:value="0">
            <text:p>0.000000</text:p>
          </table:table-cell>
          <table:table-cell table:formula="of:=[.AA363]+[.AA$400]/400" office:value-type="float" office:value="0">
            <text:p>0.000000</text:p>
          </table:table-cell>
          <table:table-cell table:formula="of:=[.AB363]+[.AB$400]/400" office:value-type="float" office:value="0">
            <text:p>0.000000</text:p>
          </table:table-cell>
          <table:table-cell table:formula="of:=[.AC363]+[.AC$400]/400" office:value-type="float" office:value="0">
            <text:p>0.000000</text:p>
          </table:table-cell>
          <table:table-cell table:formula="of:=[.AD363]+[.AD$400]/400" office:value-type="float" office:value="0">
            <text:p>0.000000</text:p>
          </table:table-cell>
        </table:table-row>
        <table:table-row table:style-name="ro1">
          <table:table-cell table:formula="of:=[.A364]+[.A$400]/400" office:value-type="float" office:value="0">
            <text:p>0.000000</text:p>
          </table:table-cell>
          <table:table-cell table:formula="of:=[.B364]+[.B$400]/400" office:value-type="float" office:value="0">
            <text:p>0.000000</text:p>
          </table:table-cell>
          <table:table-cell table:formula="of:=[.C364]+[.C$400]/400" office:value-type="float" office:value="-0.346028410000001">
            <text:p>-0.346028</text:p>
          </table:table-cell>
          <table:table-cell table:formula="of:=[.D364]+[.D$400]/400" office:value-type="float" office:value="0.692056820000003">
            <text:p>0.692057</text:p>
          </table:table-cell>
          <table:table-cell table:formula="of:=[.E364]+[.E$400]/400" office:value-type="float" office:value="-0.346028410000001">
            <text:p>-0.346028</text:p>
          </table:table-cell>
          <table:table-cell table:formula="of:=[.F364]+[.F$400]/400" office:value-type="float" office:value="0">
            <text:p>0.000000</text:p>
          </table:table-cell>
          <table:table-cell table:formula="of:=[.G364]+[.G$400]/400" office:value-type="float" office:value="0">
            <text:p>0.000000</text:p>
          </table:table-cell>
          <table:table-cell table:formula="of:=[.H364]+[.H$400]/400" office:value-type="float" office:value="0">
            <text:p>0.000000</text:p>
          </table:table-cell>
          <table:table-cell table:formula="of:=[.I364]+[.I$400]/400" office:value-type="float" office:value="-0.346028410000001">
            <text:p>-0.346028</text:p>
          </table:table-cell>
          <table:table-cell table:formula="of:=[.J364]+[.J$400]/400" office:value-type="float" office:value="0.692056820000003">
            <text:p>0.692057</text:p>
          </table:table-cell>
          <table:table-cell table:formula="of:=[.K364]+[.K$400]/400" office:value-type="float" office:value="-0.346028410000001">
            <text:p>-0.346028</text:p>
          </table:table-cell>
          <table:table-cell table:formula="of:=[.L364]+[.L$400]/400" office:value-type="float" office:value="0">
            <text:p>0.000000</text:p>
          </table:table-cell>
          <table:table-cell table:formula="of:=[.M364]+[.M$400]/400" office:value-type="float" office:value="0.158825029999999">
            <text:p>0.158825</text:p>
          </table:table-cell>
          <table:table-cell table:formula="of:=[.N364]+[.N$400]/400" office:value-type="float" office:value="-0.158825029999999">
            <text:p>-0.158825</text:p>
          </table:table-cell>
          <table:table-cell table:formula="of:=[.O364]+[.O$400]/400" office:value-type="float" office:value="0">
            <text:p>0.000000</text:p>
          </table:table-cell>
          <table:table-cell table:formula="of:=[.P364]+[.P$400]/400" office:value-type="float" office:value="-0.476475090000003">
            <text:p>-0.476475</text:p>
          </table:table-cell>
          <table:table-cell table:formula="of:=[.Q364]+[.Q$400]/400" office:value-type="float" office:value="0">
            <text:p>0.000000</text:p>
          </table:table-cell>
          <table:table-cell table:formula="of:=[.R364]+[.R$400]/400" office:value-type="float" office:value="0">
            <text:p>0.000000</text:p>
          </table:table-cell>
          <table:table-cell table:formula="of:=[.S364]+[.S$400]/400" office:value-type="float" office:value="0">
            <text:p>0.000000</text:p>
          </table:table-cell>
          <table:table-cell table:formula="of:=[.T364]+[.T$400]/400" office:value-type="float" office:value="0.158825029999999">
            <text:p>0.158825</text:p>
          </table:table-cell>
          <table:table-cell table:formula="of:=[.U364]+[.U$400]/400" office:value-type="float" office:value="0.158825029999999">
            <text:p>0.158825</text:p>
          </table:table-cell>
          <table:table-cell table:formula="of:=[.V364]+[.V$400]/400" office:value-type="float" office:value="0">
            <text:p>0.000000</text:p>
          </table:table-cell>
          <table:table-cell table:formula="of:=[.W364]+[.W$400]/400" office:value-type="float" office:value="-0.476475090000003">
            <text:p>-0.476475</text:p>
          </table:table-cell>
          <table:table-cell table:formula="of:=[.X364]+[.X$400]/400" office:value-type="float" office:value="0">
            <text:p>0.000000</text:p>
          </table:table-cell>
          <table:table-cell table:formula="of:=[.Y364]+[.Y$400]/400" office:value-type="float" office:value="0">
            <text:p>0.000000</text:p>
          </table:table-cell>
          <table:table-cell table:formula="of:=[.Z364]+[.Z$400]/400" office:value-type="float" office:value="0">
            <text:p>0.000000</text:p>
          </table:table-cell>
          <table:table-cell table:formula="of:=[.AA364]+[.AA$400]/400" office:value-type="float" office:value="0">
            <text:p>0.000000</text:p>
          </table:table-cell>
          <table:table-cell table:formula="of:=[.AB364]+[.AB$400]/400" office:value-type="float" office:value="0">
            <text:p>0.000000</text:p>
          </table:table-cell>
          <table:table-cell table:formula="of:=[.AC364]+[.AC$400]/400" office:value-type="float" office:value="0">
            <text:p>0.000000</text:p>
          </table:table-cell>
          <table:table-cell table:formula="of:=[.AD364]+[.AD$400]/400" office:value-type="float" office:value="0">
            <text:p>0.000000</text:p>
          </table:table-cell>
        </table:table-row>
        <table:table-row table:style-name="ro1">
          <table:table-cell table:formula="of:=[.A365]+[.A$400]/400" office:value-type="float" office:value="0">
            <text:p>0.000000</text:p>
          </table:table-cell>
          <table:table-cell table:formula="of:=[.B365]+[.B$400]/400" office:value-type="float" office:value="0">
            <text:p>0.000000</text:p>
          </table:table-cell>
          <table:table-cell table:formula="of:=[.C365]+[.C$400]/400" office:value-type="float" office:value="-0.346979037500002">
            <text:p>-0.346979</text:p>
          </table:table-cell>
          <table:table-cell table:formula="of:=[.D365]+[.D$400]/400" office:value-type="float" office:value="0.693958075000003">
            <text:p>0.693958</text:p>
          </table:table-cell>
          <table:table-cell table:formula="of:=[.E365]+[.E$400]/400" office:value-type="float" office:value="-0.346979037500002">
            <text:p>-0.346979</text:p>
          </table:table-cell>
          <table:table-cell table:formula="of:=[.F365]+[.F$400]/400" office:value-type="float" office:value="0">
            <text:p>0.000000</text:p>
          </table:table-cell>
          <table:table-cell table:formula="of:=[.G365]+[.G$400]/400" office:value-type="float" office:value="0">
            <text:p>0.000000</text:p>
          </table:table-cell>
          <table:table-cell table:formula="of:=[.H365]+[.H$400]/400" office:value-type="float" office:value="0">
            <text:p>0.000000</text:p>
          </table:table-cell>
          <table:table-cell table:formula="of:=[.I365]+[.I$400]/400" office:value-type="float" office:value="-0.346979037500002">
            <text:p>-0.346979</text:p>
          </table:table-cell>
          <table:table-cell table:formula="of:=[.J365]+[.J$400]/400" office:value-type="float" office:value="0.693958075000003">
            <text:p>0.693958</text:p>
          </table:table-cell>
          <table:table-cell table:formula="of:=[.K365]+[.K$400]/400" office:value-type="float" office:value="-0.346979037500002">
            <text:p>-0.346979</text:p>
          </table:table-cell>
          <table:table-cell table:formula="of:=[.L365]+[.L$400]/400" office:value-type="float" office:value="0">
            <text:p>0.000000</text:p>
          </table:table-cell>
          <table:table-cell table:formula="of:=[.M365]+[.M$400]/400" office:value-type="float" office:value="0.159261362499999">
            <text:p>0.159261</text:p>
          </table:table-cell>
          <table:table-cell table:formula="of:=[.N365]+[.N$400]/400" office:value-type="float" office:value="-0.159261362499999">
            <text:p>-0.159261</text:p>
          </table:table-cell>
          <table:table-cell table:formula="of:=[.O365]+[.O$400]/400" office:value-type="float" office:value="0">
            <text:p>0.000000</text:p>
          </table:table-cell>
          <table:table-cell table:formula="of:=[.P365]+[.P$400]/400" office:value-type="float" office:value="-0.477784087500003">
            <text:p>-0.477784</text:p>
          </table:table-cell>
          <table:table-cell table:formula="of:=[.Q365]+[.Q$400]/400" office:value-type="float" office:value="0">
            <text:p>0.000000</text:p>
          </table:table-cell>
          <table:table-cell table:formula="of:=[.R365]+[.R$400]/400" office:value-type="float" office:value="0">
            <text:p>0.000000</text:p>
          </table:table-cell>
          <table:table-cell table:formula="of:=[.S365]+[.S$400]/400" office:value-type="float" office:value="0">
            <text:p>0.000000</text:p>
          </table:table-cell>
          <table:table-cell table:formula="of:=[.T365]+[.T$400]/400" office:value-type="float" office:value="0.159261362499999">
            <text:p>0.159261</text:p>
          </table:table-cell>
          <table:table-cell table:formula="of:=[.U365]+[.U$400]/400" office:value-type="float" office:value="0.159261362499999">
            <text:p>0.159261</text:p>
          </table:table-cell>
          <table:table-cell table:formula="of:=[.V365]+[.V$400]/400" office:value-type="float" office:value="0">
            <text:p>0.000000</text:p>
          </table:table-cell>
          <table:table-cell table:formula="of:=[.W365]+[.W$400]/400" office:value-type="float" office:value="-0.477784087500003">
            <text:p>-0.477784</text:p>
          </table:table-cell>
          <table:table-cell table:formula="of:=[.X365]+[.X$400]/400" office:value-type="float" office:value="0">
            <text:p>0.000000</text:p>
          </table:table-cell>
          <table:table-cell table:formula="of:=[.Y365]+[.Y$400]/400" office:value-type="float" office:value="0">
            <text:p>0.000000</text:p>
          </table:table-cell>
          <table:table-cell table:formula="of:=[.Z365]+[.Z$400]/400" office:value-type="float" office:value="0">
            <text:p>0.000000</text:p>
          </table:table-cell>
          <table:table-cell table:formula="of:=[.AA365]+[.AA$400]/400" office:value-type="float" office:value="0">
            <text:p>0.000000</text:p>
          </table:table-cell>
          <table:table-cell table:formula="of:=[.AB365]+[.AB$400]/400" office:value-type="float" office:value="0">
            <text:p>0.000000</text:p>
          </table:table-cell>
          <table:table-cell table:formula="of:=[.AC365]+[.AC$400]/400" office:value-type="float" office:value="0">
            <text:p>0.000000</text:p>
          </table:table-cell>
          <table:table-cell table:formula="of:=[.AD365]+[.AD$400]/400" office:value-type="float" office:value="0">
            <text:p>0.000000</text:p>
          </table:table-cell>
        </table:table-row>
        <table:table-row table:style-name="ro1">
          <table:table-cell table:formula="of:=[.A366]+[.A$400]/400" office:value-type="float" office:value="0">
            <text:p>0.000000</text:p>
          </table:table-cell>
          <table:table-cell table:formula="of:=[.B366]+[.B$400]/400" office:value-type="float" office:value="0">
            <text:p>0.000000</text:p>
          </table:table-cell>
          <table:table-cell table:formula="of:=[.C366]+[.C$400]/400" office:value-type="float" office:value="-0.347929665000002">
            <text:p>-0.347930</text:p>
          </table:table-cell>
          <table:table-cell table:formula="of:=[.D366]+[.D$400]/400" office:value-type="float" office:value="0.695859330000003">
            <text:p>0.695859</text:p>
          </table:table-cell>
          <table:table-cell table:formula="of:=[.E366]+[.E$400]/400" office:value-type="float" office:value="-0.347929665000002">
            <text:p>-0.347930</text:p>
          </table:table-cell>
          <table:table-cell table:formula="of:=[.F366]+[.F$400]/400" office:value-type="float" office:value="0">
            <text:p>0.000000</text:p>
          </table:table-cell>
          <table:table-cell table:formula="of:=[.G366]+[.G$400]/400" office:value-type="float" office:value="0">
            <text:p>0.000000</text:p>
          </table:table-cell>
          <table:table-cell table:formula="of:=[.H366]+[.H$400]/400" office:value-type="float" office:value="0">
            <text:p>0.000000</text:p>
          </table:table-cell>
          <table:table-cell table:formula="of:=[.I366]+[.I$400]/400" office:value-type="float" office:value="-0.347929665000002">
            <text:p>-0.347930</text:p>
          </table:table-cell>
          <table:table-cell table:formula="of:=[.J366]+[.J$400]/400" office:value-type="float" office:value="0.695859330000003">
            <text:p>0.695859</text:p>
          </table:table-cell>
          <table:table-cell table:formula="of:=[.K366]+[.K$400]/400" office:value-type="float" office:value="-0.347929665000002">
            <text:p>-0.347930</text:p>
          </table:table-cell>
          <table:table-cell table:formula="of:=[.L366]+[.L$400]/400" office:value-type="float" office:value="0">
            <text:p>0.000000</text:p>
          </table:table-cell>
          <table:table-cell table:formula="of:=[.M366]+[.M$400]/400" office:value-type="float" office:value="0.159697694999999">
            <text:p>0.159698</text:p>
          </table:table-cell>
          <table:table-cell table:formula="of:=[.N366]+[.N$400]/400" office:value-type="float" office:value="-0.159697694999999">
            <text:p>-0.159698</text:p>
          </table:table-cell>
          <table:table-cell table:formula="of:=[.O366]+[.O$400]/400" office:value-type="float" office:value="0">
            <text:p>0.000000</text:p>
          </table:table-cell>
          <table:table-cell table:formula="of:=[.P366]+[.P$400]/400" office:value-type="float" office:value="-0.479093085000003">
            <text:p>-0.479093</text:p>
          </table:table-cell>
          <table:table-cell table:formula="of:=[.Q366]+[.Q$400]/400" office:value-type="float" office:value="0">
            <text:p>0.000000</text:p>
          </table:table-cell>
          <table:table-cell table:formula="of:=[.R366]+[.R$400]/400" office:value-type="float" office:value="0">
            <text:p>0.000000</text:p>
          </table:table-cell>
          <table:table-cell table:formula="of:=[.S366]+[.S$400]/400" office:value-type="float" office:value="0">
            <text:p>0.000000</text:p>
          </table:table-cell>
          <table:table-cell table:formula="of:=[.T366]+[.T$400]/400" office:value-type="float" office:value="0.159697694999999">
            <text:p>0.159698</text:p>
          </table:table-cell>
          <table:table-cell table:formula="of:=[.U366]+[.U$400]/400" office:value-type="float" office:value="0.159697694999999">
            <text:p>0.159698</text:p>
          </table:table-cell>
          <table:table-cell table:formula="of:=[.V366]+[.V$400]/400" office:value-type="float" office:value="0">
            <text:p>0.000000</text:p>
          </table:table-cell>
          <table:table-cell table:formula="of:=[.W366]+[.W$400]/400" office:value-type="float" office:value="-0.479093085000003">
            <text:p>-0.479093</text:p>
          </table:table-cell>
          <table:table-cell table:formula="of:=[.X366]+[.X$400]/400" office:value-type="float" office:value="0">
            <text:p>0.000000</text:p>
          </table:table-cell>
          <table:table-cell table:formula="of:=[.Y366]+[.Y$400]/400" office:value-type="float" office:value="0">
            <text:p>0.000000</text:p>
          </table:table-cell>
          <table:table-cell table:formula="of:=[.Z366]+[.Z$400]/400" office:value-type="float" office:value="0">
            <text:p>0.000000</text:p>
          </table:table-cell>
          <table:table-cell table:formula="of:=[.AA366]+[.AA$400]/400" office:value-type="float" office:value="0">
            <text:p>0.000000</text:p>
          </table:table-cell>
          <table:table-cell table:formula="of:=[.AB366]+[.AB$400]/400" office:value-type="float" office:value="0">
            <text:p>0.000000</text:p>
          </table:table-cell>
          <table:table-cell table:formula="of:=[.AC366]+[.AC$400]/400" office:value-type="float" office:value="0">
            <text:p>0.000000</text:p>
          </table:table-cell>
          <table:table-cell table:formula="of:=[.AD366]+[.AD$400]/400" office:value-type="float" office:value="0">
            <text:p>0.000000</text:p>
          </table:table-cell>
        </table:table-row>
        <table:table-row table:style-name="ro1">
          <table:table-cell table:formula="of:=[.A367]+[.A$400]/400" office:value-type="float" office:value="0">
            <text:p>0.000000</text:p>
          </table:table-cell>
          <table:table-cell table:formula="of:=[.B367]+[.B$400]/400" office:value-type="float" office:value="0">
            <text:p>0.000000</text:p>
          </table:table-cell>
          <table:table-cell table:formula="of:=[.C367]+[.C$400]/400" office:value-type="float" office:value="-0.348880292500002">
            <text:p>-0.348880</text:p>
          </table:table-cell>
          <table:table-cell table:formula="of:=[.D367]+[.D$400]/400" office:value-type="float" office:value="0.697760585000003">
            <text:p>0.697761</text:p>
          </table:table-cell>
          <table:table-cell table:formula="of:=[.E367]+[.E$400]/400" office:value-type="float" office:value="-0.348880292500002">
            <text:p>-0.348880</text:p>
          </table:table-cell>
          <table:table-cell table:formula="of:=[.F367]+[.F$400]/400" office:value-type="float" office:value="0">
            <text:p>0.000000</text:p>
          </table:table-cell>
          <table:table-cell table:formula="of:=[.G367]+[.G$400]/400" office:value-type="float" office:value="0">
            <text:p>0.000000</text:p>
          </table:table-cell>
          <table:table-cell table:formula="of:=[.H367]+[.H$400]/400" office:value-type="float" office:value="0">
            <text:p>0.000000</text:p>
          </table:table-cell>
          <table:table-cell table:formula="of:=[.I367]+[.I$400]/400" office:value-type="float" office:value="-0.348880292500002">
            <text:p>-0.348880</text:p>
          </table:table-cell>
          <table:table-cell table:formula="of:=[.J367]+[.J$400]/400" office:value-type="float" office:value="0.697760585000003">
            <text:p>0.697761</text:p>
          </table:table-cell>
          <table:table-cell table:formula="of:=[.K367]+[.K$400]/400" office:value-type="float" office:value="-0.348880292500002">
            <text:p>-0.348880</text:p>
          </table:table-cell>
          <table:table-cell table:formula="of:=[.L367]+[.L$400]/400" office:value-type="float" office:value="0">
            <text:p>0.000000</text:p>
          </table:table-cell>
          <table:table-cell table:formula="of:=[.M367]+[.M$400]/400" office:value-type="float" office:value="0.160134027499999">
            <text:p>0.160134</text:p>
          </table:table-cell>
          <table:table-cell table:formula="of:=[.N367]+[.N$400]/400" office:value-type="float" office:value="-0.160134027499999">
            <text:p>-0.160134</text:p>
          </table:table-cell>
          <table:table-cell table:formula="of:=[.O367]+[.O$400]/400" office:value-type="float" office:value="0">
            <text:p>0.000000</text:p>
          </table:table-cell>
          <table:table-cell table:formula="of:=[.P367]+[.P$400]/400" office:value-type="float" office:value="-0.480402082500003">
            <text:p>-0.480402</text:p>
          </table:table-cell>
          <table:table-cell table:formula="of:=[.Q367]+[.Q$400]/400" office:value-type="float" office:value="0">
            <text:p>0.000000</text:p>
          </table:table-cell>
          <table:table-cell table:formula="of:=[.R367]+[.R$400]/400" office:value-type="float" office:value="0">
            <text:p>0.000000</text:p>
          </table:table-cell>
          <table:table-cell table:formula="of:=[.S367]+[.S$400]/400" office:value-type="float" office:value="0">
            <text:p>0.000000</text:p>
          </table:table-cell>
          <table:table-cell table:formula="of:=[.T367]+[.T$400]/400" office:value-type="float" office:value="0.160134027499999">
            <text:p>0.160134</text:p>
          </table:table-cell>
          <table:table-cell table:formula="of:=[.U367]+[.U$400]/400" office:value-type="float" office:value="0.160134027499999">
            <text:p>0.160134</text:p>
          </table:table-cell>
          <table:table-cell table:formula="of:=[.V367]+[.V$400]/400" office:value-type="float" office:value="0">
            <text:p>0.000000</text:p>
          </table:table-cell>
          <table:table-cell table:formula="of:=[.W367]+[.W$400]/400" office:value-type="float" office:value="-0.480402082500003">
            <text:p>-0.480402</text:p>
          </table:table-cell>
          <table:table-cell table:formula="of:=[.X367]+[.X$400]/400" office:value-type="float" office:value="0">
            <text:p>0.000000</text:p>
          </table:table-cell>
          <table:table-cell table:formula="of:=[.Y367]+[.Y$400]/400" office:value-type="float" office:value="0">
            <text:p>0.000000</text:p>
          </table:table-cell>
          <table:table-cell table:formula="of:=[.Z367]+[.Z$400]/400" office:value-type="float" office:value="0">
            <text:p>0.000000</text:p>
          </table:table-cell>
          <table:table-cell table:formula="of:=[.AA367]+[.AA$400]/400" office:value-type="float" office:value="0">
            <text:p>0.000000</text:p>
          </table:table-cell>
          <table:table-cell table:formula="of:=[.AB367]+[.AB$400]/400" office:value-type="float" office:value="0">
            <text:p>0.000000</text:p>
          </table:table-cell>
          <table:table-cell table:formula="of:=[.AC367]+[.AC$400]/400" office:value-type="float" office:value="0">
            <text:p>0.000000</text:p>
          </table:table-cell>
          <table:table-cell table:formula="of:=[.AD367]+[.AD$400]/400" office:value-type="float" office:value="0">
            <text:p>0.000000</text:p>
          </table:table-cell>
        </table:table-row>
        <table:table-row table:style-name="ro1">
          <table:table-cell table:formula="of:=[.A368]+[.A$400]/400" office:value-type="float" office:value="0">
            <text:p>0.000000</text:p>
          </table:table-cell>
          <table:table-cell table:formula="of:=[.B368]+[.B$400]/400" office:value-type="float" office:value="0">
            <text:p>0.000000</text:p>
          </table:table-cell>
          <table:table-cell table:formula="of:=[.C368]+[.C$400]/400" office:value-type="float" office:value="-0.349830920000002">
            <text:p>-0.349831</text:p>
          </table:table-cell>
          <table:table-cell table:formula="of:=[.D368]+[.D$400]/400" office:value-type="float" office:value="0.699661840000003">
            <text:p>0.699662</text:p>
          </table:table-cell>
          <table:table-cell table:formula="of:=[.E368]+[.E$400]/400" office:value-type="float" office:value="-0.349830920000002">
            <text:p>-0.349831</text:p>
          </table:table-cell>
          <table:table-cell table:formula="of:=[.F368]+[.F$400]/400" office:value-type="float" office:value="0">
            <text:p>0.000000</text:p>
          </table:table-cell>
          <table:table-cell table:formula="of:=[.G368]+[.G$400]/400" office:value-type="float" office:value="0">
            <text:p>0.000000</text:p>
          </table:table-cell>
          <table:table-cell table:formula="of:=[.H368]+[.H$400]/400" office:value-type="float" office:value="0">
            <text:p>0.000000</text:p>
          </table:table-cell>
          <table:table-cell table:formula="of:=[.I368]+[.I$400]/400" office:value-type="float" office:value="-0.349830920000002">
            <text:p>-0.349831</text:p>
          </table:table-cell>
          <table:table-cell table:formula="of:=[.J368]+[.J$400]/400" office:value-type="float" office:value="0.699661840000003">
            <text:p>0.699662</text:p>
          </table:table-cell>
          <table:table-cell table:formula="of:=[.K368]+[.K$400]/400" office:value-type="float" office:value="-0.349830920000002">
            <text:p>-0.349831</text:p>
          </table:table-cell>
          <table:table-cell table:formula="of:=[.L368]+[.L$400]/400" office:value-type="float" office:value="0">
            <text:p>0.000000</text:p>
          </table:table-cell>
          <table:table-cell table:formula="of:=[.M368]+[.M$400]/400" office:value-type="float" office:value="0.160570359999999">
            <text:p>0.160570</text:p>
          </table:table-cell>
          <table:table-cell table:formula="of:=[.N368]+[.N$400]/400" office:value-type="float" office:value="-0.160570359999999">
            <text:p>-0.160570</text:p>
          </table:table-cell>
          <table:table-cell table:formula="of:=[.O368]+[.O$400]/400" office:value-type="float" office:value="0">
            <text:p>0.000000</text:p>
          </table:table-cell>
          <table:table-cell table:formula="of:=[.P368]+[.P$400]/400" office:value-type="float" office:value="-0.481711080000003">
            <text:p>-0.481711</text:p>
          </table:table-cell>
          <table:table-cell table:formula="of:=[.Q368]+[.Q$400]/400" office:value-type="float" office:value="0">
            <text:p>0.000000</text:p>
          </table:table-cell>
          <table:table-cell table:formula="of:=[.R368]+[.R$400]/400" office:value-type="float" office:value="0">
            <text:p>0.000000</text:p>
          </table:table-cell>
          <table:table-cell table:formula="of:=[.S368]+[.S$400]/400" office:value-type="float" office:value="0">
            <text:p>0.000000</text:p>
          </table:table-cell>
          <table:table-cell table:formula="of:=[.T368]+[.T$400]/400" office:value-type="float" office:value="0.160570359999999">
            <text:p>0.160570</text:p>
          </table:table-cell>
          <table:table-cell table:formula="of:=[.U368]+[.U$400]/400" office:value-type="float" office:value="0.160570359999999">
            <text:p>0.160570</text:p>
          </table:table-cell>
          <table:table-cell table:formula="of:=[.V368]+[.V$400]/400" office:value-type="float" office:value="0">
            <text:p>0.000000</text:p>
          </table:table-cell>
          <table:table-cell table:formula="of:=[.W368]+[.W$400]/400" office:value-type="float" office:value="-0.481711080000003">
            <text:p>-0.481711</text:p>
          </table:table-cell>
          <table:table-cell table:formula="of:=[.X368]+[.X$400]/400" office:value-type="float" office:value="0">
            <text:p>0.000000</text:p>
          </table:table-cell>
          <table:table-cell table:formula="of:=[.Y368]+[.Y$400]/400" office:value-type="float" office:value="0">
            <text:p>0.000000</text:p>
          </table:table-cell>
          <table:table-cell table:formula="of:=[.Z368]+[.Z$400]/400" office:value-type="float" office:value="0">
            <text:p>0.000000</text:p>
          </table:table-cell>
          <table:table-cell table:formula="of:=[.AA368]+[.AA$400]/400" office:value-type="float" office:value="0">
            <text:p>0.000000</text:p>
          </table:table-cell>
          <table:table-cell table:formula="of:=[.AB368]+[.AB$400]/400" office:value-type="float" office:value="0">
            <text:p>0.000000</text:p>
          </table:table-cell>
          <table:table-cell table:formula="of:=[.AC368]+[.AC$400]/400" office:value-type="float" office:value="0">
            <text:p>0.000000</text:p>
          </table:table-cell>
          <table:table-cell table:formula="of:=[.AD368]+[.AD$400]/400" office:value-type="float" office:value="0">
            <text:p>0.000000</text:p>
          </table:table-cell>
        </table:table-row>
        <table:table-row table:style-name="ro1">
          <table:table-cell table:formula="of:=[.A369]+[.A$400]/400" office:value-type="float" office:value="0">
            <text:p>0.000000</text:p>
          </table:table-cell>
          <table:table-cell table:formula="of:=[.B369]+[.B$400]/400" office:value-type="float" office:value="0">
            <text:p>0.000000</text:p>
          </table:table-cell>
          <table:table-cell table:formula="of:=[.C369]+[.C$400]/400" office:value-type="float" office:value="-0.350781547500002">
            <text:p>-0.350782</text:p>
          </table:table-cell>
          <table:table-cell table:formula="of:=[.D369]+[.D$400]/400" office:value-type="float" office:value="0.701563095000003">
            <text:p>0.701563</text:p>
          </table:table-cell>
          <table:table-cell table:formula="of:=[.E369]+[.E$400]/400" office:value-type="float" office:value="-0.350781547500002">
            <text:p>-0.350782</text:p>
          </table:table-cell>
          <table:table-cell table:formula="of:=[.F369]+[.F$400]/400" office:value-type="float" office:value="0">
            <text:p>0.000000</text:p>
          </table:table-cell>
          <table:table-cell table:formula="of:=[.G369]+[.G$400]/400" office:value-type="float" office:value="0">
            <text:p>0.000000</text:p>
          </table:table-cell>
          <table:table-cell table:formula="of:=[.H369]+[.H$400]/400" office:value-type="float" office:value="0">
            <text:p>0.000000</text:p>
          </table:table-cell>
          <table:table-cell table:formula="of:=[.I369]+[.I$400]/400" office:value-type="float" office:value="-0.350781547500002">
            <text:p>-0.350782</text:p>
          </table:table-cell>
          <table:table-cell table:formula="of:=[.J369]+[.J$400]/400" office:value-type="float" office:value="0.701563095000003">
            <text:p>0.701563</text:p>
          </table:table-cell>
          <table:table-cell table:formula="of:=[.K369]+[.K$400]/400" office:value-type="float" office:value="-0.350781547500002">
            <text:p>-0.350782</text:p>
          </table:table-cell>
          <table:table-cell table:formula="of:=[.L369]+[.L$400]/400" office:value-type="float" office:value="0">
            <text:p>0.000000</text:p>
          </table:table-cell>
          <table:table-cell table:formula="of:=[.M369]+[.M$400]/400" office:value-type="float" office:value="0.161006692499999">
            <text:p>0.161007</text:p>
          </table:table-cell>
          <table:table-cell table:formula="of:=[.N369]+[.N$400]/400" office:value-type="float" office:value="-0.161006692499999">
            <text:p>-0.161007</text:p>
          </table:table-cell>
          <table:table-cell table:formula="of:=[.O369]+[.O$400]/400" office:value-type="float" office:value="0">
            <text:p>0.000000</text:p>
          </table:table-cell>
          <table:table-cell table:formula="of:=[.P369]+[.P$400]/400" office:value-type="float" office:value="-0.483020077500003">
            <text:p>-0.483020</text:p>
          </table:table-cell>
          <table:table-cell table:formula="of:=[.Q369]+[.Q$400]/400" office:value-type="float" office:value="0">
            <text:p>0.000000</text:p>
          </table:table-cell>
          <table:table-cell table:formula="of:=[.R369]+[.R$400]/400" office:value-type="float" office:value="0">
            <text:p>0.000000</text:p>
          </table:table-cell>
          <table:table-cell table:formula="of:=[.S369]+[.S$400]/400" office:value-type="float" office:value="0">
            <text:p>0.000000</text:p>
          </table:table-cell>
          <table:table-cell table:formula="of:=[.T369]+[.T$400]/400" office:value-type="float" office:value="0.161006692499999">
            <text:p>0.161007</text:p>
          </table:table-cell>
          <table:table-cell table:formula="of:=[.U369]+[.U$400]/400" office:value-type="float" office:value="0.161006692499999">
            <text:p>0.161007</text:p>
          </table:table-cell>
          <table:table-cell table:formula="of:=[.V369]+[.V$400]/400" office:value-type="float" office:value="0">
            <text:p>0.000000</text:p>
          </table:table-cell>
          <table:table-cell table:formula="of:=[.W369]+[.W$400]/400" office:value-type="float" office:value="-0.483020077500003">
            <text:p>-0.483020</text:p>
          </table:table-cell>
          <table:table-cell table:formula="of:=[.X369]+[.X$400]/400" office:value-type="float" office:value="0">
            <text:p>0.000000</text:p>
          </table:table-cell>
          <table:table-cell table:formula="of:=[.Y369]+[.Y$400]/400" office:value-type="float" office:value="0">
            <text:p>0.000000</text:p>
          </table:table-cell>
          <table:table-cell table:formula="of:=[.Z369]+[.Z$400]/400" office:value-type="float" office:value="0">
            <text:p>0.000000</text:p>
          </table:table-cell>
          <table:table-cell table:formula="of:=[.AA369]+[.AA$400]/400" office:value-type="float" office:value="0">
            <text:p>0.000000</text:p>
          </table:table-cell>
          <table:table-cell table:formula="of:=[.AB369]+[.AB$400]/400" office:value-type="float" office:value="0">
            <text:p>0.000000</text:p>
          </table:table-cell>
          <table:table-cell table:formula="of:=[.AC369]+[.AC$400]/400" office:value-type="float" office:value="0">
            <text:p>0.000000</text:p>
          </table:table-cell>
          <table:table-cell table:formula="of:=[.AD369]+[.AD$400]/400" office:value-type="float" office:value="0">
            <text:p>0.000000</text:p>
          </table:table-cell>
        </table:table-row>
        <table:table-row table:style-name="ro1">
          <table:table-cell table:formula="of:=[.A370]+[.A$400]/400" office:value-type="float" office:value="0">
            <text:p>0.000000</text:p>
          </table:table-cell>
          <table:table-cell table:formula="of:=[.B370]+[.B$400]/400" office:value-type="float" office:value="0">
            <text:p>0.000000</text:p>
          </table:table-cell>
          <table:table-cell table:formula="of:=[.C370]+[.C$400]/400" office:value-type="float" office:value="-0.351732175000002">
            <text:p>-0.351732</text:p>
          </table:table-cell>
          <table:table-cell table:formula="of:=[.D370]+[.D$400]/400" office:value-type="float" office:value="0.703464350000003">
            <text:p>0.703464</text:p>
          </table:table-cell>
          <table:table-cell table:formula="of:=[.E370]+[.E$400]/400" office:value-type="float" office:value="-0.351732175000002">
            <text:p>-0.351732</text:p>
          </table:table-cell>
          <table:table-cell table:formula="of:=[.F370]+[.F$400]/400" office:value-type="float" office:value="0">
            <text:p>0.000000</text:p>
          </table:table-cell>
          <table:table-cell table:formula="of:=[.G370]+[.G$400]/400" office:value-type="float" office:value="0">
            <text:p>0.000000</text:p>
          </table:table-cell>
          <table:table-cell table:formula="of:=[.H370]+[.H$400]/400" office:value-type="float" office:value="0">
            <text:p>0.000000</text:p>
          </table:table-cell>
          <table:table-cell table:formula="of:=[.I370]+[.I$400]/400" office:value-type="float" office:value="-0.351732175000002">
            <text:p>-0.351732</text:p>
          </table:table-cell>
          <table:table-cell table:formula="of:=[.J370]+[.J$400]/400" office:value-type="float" office:value="0.703464350000003">
            <text:p>0.703464</text:p>
          </table:table-cell>
          <table:table-cell table:formula="of:=[.K370]+[.K$400]/400" office:value-type="float" office:value="-0.351732175000002">
            <text:p>-0.351732</text:p>
          </table:table-cell>
          <table:table-cell table:formula="of:=[.L370]+[.L$400]/400" office:value-type="float" office:value="0">
            <text:p>0.000000</text:p>
          </table:table-cell>
          <table:table-cell table:formula="of:=[.M370]+[.M$400]/400" office:value-type="float" office:value="0.161443024999999">
            <text:p>0.161443</text:p>
          </table:table-cell>
          <table:table-cell table:formula="of:=[.N370]+[.N$400]/400" office:value-type="float" office:value="-0.161443024999999">
            <text:p>-0.161443</text:p>
          </table:table-cell>
          <table:table-cell table:formula="of:=[.O370]+[.O$400]/400" office:value-type="float" office:value="0">
            <text:p>0.000000</text:p>
          </table:table-cell>
          <table:table-cell table:formula="of:=[.P370]+[.P$400]/400" office:value-type="float" office:value="-0.484329075000003">
            <text:p>-0.484329</text:p>
          </table:table-cell>
          <table:table-cell table:formula="of:=[.Q370]+[.Q$400]/400" office:value-type="float" office:value="0">
            <text:p>0.000000</text:p>
          </table:table-cell>
          <table:table-cell table:formula="of:=[.R370]+[.R$400]/400" office:value-type="float" office:value="0">
            <text:p>0.000000</text:p>
          </table:table-cell>
          <table:table-cell table:formula="of:=[.S370]+[.S$400]/400" office:value-type="float" office:value="0">
            <text:p>0.000000</text:p>
          </table:table-cell>
          <table:table-cell table:formula="of:=[.T370]+[.T$400]/400" office:value-type="float" office:value="0.161443024999999">
            <text:p>0.161443</text:p>
          </table:table-cell>
          <table:table-cell table:formula="of:=[.U370]+[.U$400]/400" office:value-type="float" office:value="0.161443024999999">
            <text:p>0.161443</text:p>
          </table:table-cell>
          <table:table-cell table:formula="of:=[.V370]+[.V$400]/400" office:value-type="float" office:value="0">
            <text:p>0.000000</text:p>
          </table:table-cell>
          <table:table-cell table:formula="of:=[.W370]+[.W$400]/400" office:value-type="float" office:value="-0.484329075000003">
            <text:p>-0.484329</text:p>
          </table:table-cell>
          <table:table-cell table:formula="of:=[.X370]+[.X$400]/400" office:value-type="float" office:value="0">
            <text:p>0.000000</text:p>
          </table:table-cell>
          <table:table-cell table:formula="of:=[.Y370]+[.Y$400]/400" office:value-type="float" office:value="0">
            <text:p>0.000000</text:p>
          </table:table-cell>
          <table:table-cell table:formula="of:=[.Z370]+[.Z$400]/400" office:value-type="float" office:value="0">
            <text:p>0.000000</text:p>
          </table:table-cell>
          <table:table-cell table:formula="of:=[.AA370]+[.AA$400]/400" office:value-type="float" office:value="0">
            <text:p>0.000000</text:p>
          </table:table-cell>
          <table:table-cell table:formula="of:=[.AB370]+[.AB$400]/400" office:value-type="float" office:value="0">
            <text:p>0.000000</text:p>
          </table:table-cell>
          <table:table-cell table:formula="of:=[.AC370]+[.AC$400]/400" office:value-type="float" office:value="0">
            <text:p>0.000000</text:p>
          </table:table-cell>
          <table:table-cell table:formula="of:=[.AD370]+[.AD$400]/400" office:value-type="float" office:value="0">
            <text:p>0.000000</text:p>
          </table:table-cell>
        </table:table-row>
        <table:table-row table:style-name="ro1">
          <table:table-cell table:formula="of:=[.A371]+[.A$400]/400" office:value-type="float" office:value="0">
            <text:p>0.000000</text:p>
          </table:table-cell>
          <table:table-cell table:formula="of:=[.B371]+[.B$400]/400" office:value-type="float" office:value="0">
            <text:p>0.000000</text:p>
          </table:table-cell>
          <table:table-cell table:formula="of:=[.C371]+[.C$400]/400" office:value-type="float" office:value="-0.352682802500002">
            <text:p>-0.352683</text:p>
          </table:table-cell>
          <table:table-cell table:formula="of:=[.D371]+[.D$400]/400" office:value-type="float" office:value="0.705365605000003">
            <text:p>0.705366</text:p>
          </table:table-cell>
          <table:table-cell table:formula="of:=[.E371]+[.E$400]/400" office:value-type="float" office:value="-0.352682802500002">
            <text:p>-0.352683</text:p>
          </table:table-cell>
          <table:table-cell table:formula="of:=[.F371]+[.F$400]/400" office:value-type="float" office:value="0">
            <text:p>0.000000</text:p>
          </table:table-cell>
          <table:table-cell table:formula="of:=[.G371]+[.G$400]/400" office:value-type="float" office:value="0">
            <text:p>0.000000</text:p>
          </table:table-cell>
          <table:table-cell table:formula="of:=[.H371]+[.H$400]/400" office:value-type="float" office:value="0">
            <text:p>0.000000</text:p>
          </table:table-cell>
          <table:table-cell table:formula="of:=[.I371]+[.I$400]/400" office:value-type="float" office:value="-0.352682802500002">
            <text:p>-0.352683</text:p>
          </table:table-cell>
          <table:table-cell table:formula="of:=[.J371]+[.J$400]/400" office:value-type="float" office:value="0.705365605000003">
            <text:p>0.705366</text:p>
          </table:table-cell>
          <table:table-cell table:formula="of:=[.K371]+[.K$400]/400" office:value-type="float" office:value="-0.352682802500002">
            <text:p>-0.352683</text:p>
          </table:table-cell>
          <table:table-cell table:formula="of:=[.L371]+[.L$400]/400" office:value-type="float" office:value="0">
            <text:p>0.000000</text:p>
          </table:table-cell>
          <table:table-cell table:formula="of:=[.M371]+[.M$400]/400" office:value-type="float" office:value="0.161879357499999">
            <text:p>0.161879</text:p>
          </table:table-cell>
          <table:table-cell table:formula="of:=[.N371]+[.N$400]/400" office:value-type="float" office:value="-0.161879357499999">
            <text:p>-0.161879</text:p>
          </table:table-cell>
          <table:table-cell table:formula="of:=[.O371]+[.O$400]/400" office:value-type="float" office:value="0">
            <text:p>0.000000</text:p>
          </table:table-cell>
          <table:table-cell table:formula="of:=[.P371]+[.P$400]/400" office:value-type="float" office:value="-0.485638072500003">
            <text:p>-0.485638</text:p>
          </table:table-cell>
          <table:table-cell table:formula="of:=[.Q371]+[.Q$400]/400" office:value-type="float" office:value="0">
            <text:p>0.000000</text:p>
          </table:table-cell>
          <table:table-cell table:formula="of:=[.R371]+[.R$400]/400" office:value-type="float" office:value="0">
            <text:p>0.000000</text:p>
          </table:table-cell>
          <table:table-cell table:formula="of:=[.S371]+[.S$400]/400" office:value-type="float" office:value="0">
            <text:p>0.000000</text:p>
          </table:table-cell>
          <table:table-cell table:formula="of:=[.T371]+[.T$400]/400" office:value-type="float" office:value="0.161879357499999">
            <text:p>0.161879</text:p>
          </table:table-cell>
          <table:table-cell table:formula="of:=[.U371]+[.U$400]/400" office:value-type="float" office:value="0.161879357499999">
            <text:p>0.161879</text:p>
          </table:table-cell>
          <table:table-cell table:formula="of:=[.V371]+[.V$400]/400" office:value-type="float" office:value="0">
            <text:p>0.000000</text:p>
          </table:table-cell>
          <table:table-cell table:formula="of:=[.W371]+[.W$400]/400" office:value-type="float" office:value="-0.485638072500003">
            <text:p>-0.485638</text:p>
          </table:table-cell>
          <table:table-cell table:formula="of:=[.X371]+[.X$400]/400" office:value-type="float" office:value="0">
            <text:p>0.000000</text:p>
          </table:table-cell>
          <table:table-cell table:formula="of:=[.Y371]+[.Y$400]/400" office:value-type="float" office:value="0">
            <text:p>0.000000</text:p>
          </table:table-cell>
          <table:table-cell table:formula="of:=[.Z371]+[.Z$400]/400" office:value-type="float" office:value="0">
            <text:p>0.000000</text:p>
          </table:table-cell>
          <table:table-cell table:formula="of:=[.AA371]+[.AA$400]/400" office:value-type="float" office:value="0">
            <text:p>0.000000</text:p>
          </table:table-cell>
          <table:table-cell table:formula="of:=[.AB371]+[.AB$400]/400" office:value-type="float" office:value="0">
            <text:p>0.000000</text:p>
          </table:table-cell>
          <table:table-cell table:formula="of:=[.AC371]+[.AC$400]/400" office:value-type="float" office:value="0">
            <text:p>0.000000</text:p>
          </table:table-cell>
          <table:table-cell table:formula="of:=[.AD371]+[.AD$400]/400" office:value-type="float" office:value="0">
            <text:p>0.000000</text:p>
          </table:table-cell>
        </table:table-row>
        <table:table-row table:style-name="ro1">
          <table:table-cell table:formula="of:=[.A372]+[.A$400]/400" office:value-type="float" office:value="0">
            <text:p>0.000000</text:p>
          </table:table-cell>
          <table:table-cell table:formula="of:=[.B372]+[.B$400]/400" office:value-type="float" office:value="0">
            <text:p>0.000000</text:p>
          </table:table-cell>
          <table:table-cell table:formula="of:=[.C372]+[.C$400]/400" office:value-type="float" office:value="-0.353633430000002">
            <text:p>-0.353633</text:p>
          </table:table-cell>
          <table:table-cell table:formula="of:=[.D372]+[.D$400]/400" office:value-type="float" office:value="0.707266860000003">
            <text:p>0.707267</text:p>
          </table:table-cell>
          <table:table-cell table:formula="of:=[.E372]+[.E$400]/400" office:value-type="float" office:value="-0.353633430000002">
            <text:p>-0.353633</text:p>
          </table:table-cell>
          <table:table-cell table:formula="of:=[.F372]+[.F$400]/400" office:value-type="float" office:value="0">
            <text:p>0.000000</text:p>
          </table:table-cell>
          <table:table-cell table:formula="of:=[.G372]+[.G$400]/400" office:value-type="float" office:value="0">
            <text:p>0.000000</text:p>
          </table:table-cell>
          <table:table-cell table:formula="of:=[.H372]+[.H$400]/400" office:value-type="float" office:value="0">
            <text:p>0.000000</text:p>
          </table:table-cell>
          <table:table-cell table:formula="of:=[.I372]+[.I$400]/400" office:value-type="float" office:value="-0.353633430000002">
            <text:p>-0.353633</text:p>
          </table:table-cell>
          <table:table-cell table:formula="of:=[.J372]+[.J$400]/400" office:value-type="float" office:value="0.707266860000003">
            <text:p>0.707267</text:p>
          </table:table-cell>
          <table:table-cell table:formula="of:=[.K372]+[.K$400]/400" office:value-type="float" office:value="-0.353633430000002">
            <text:p>-0.353633</text:p>
          </table:table-cell>
          <table:table-cell table:formula="of:=[.L372]+[.L$400]/400" office:value-type="float" office:value="0">
            <text:p>0.000000</text:p>
          </table:table-cell>
          <table:table-cell table:formula="of:=[.M372]+[.M$400]/400" office:value-type="float" office:value="0.162315689999999">
            <text:p>0.162316</text:p>
          </table:table-cell>
          <table:table-cell table:formula="of:=[.N372]+[.N$400]/400" office:value-type="float" office:value="-0.162315689999999">
            <text:p>-0.162316</text:p>
          </table:table-cell>
          <table:table-cell table:formula="of:=[.O372]+[.O$400]/400" office:value-type="float" office:value="0">
            <text:p>0.000000</text:p>
          </table:table-cell>
          <table:table-cell table:formula="of:=[.P372]+[.P$400]/400" office:value-type="float" office:value="-0.486947070000003">
            <text:p>-0.486947</text:p>
          </table:table-cell>
          <table:table-cell table:formula="of:=[.Q372]+[.Q$400]/400" office:value-type="float" office:value="0">
            <text:p>0.000000</text:p>
          </table:table-cell>
          <table:table-cell table:formula="of:=[.R372]+[.R$400]/400" office:value-type="float" office:value="0">
            <text:p>0.000000</text:p>
          </table:table-cell>
          <table:table-cell table:formula="of:=[.S372]+[.S$400]/400" office:value-type="float" office:value="0">
            <text:p>0.000000</text:p>
          </table:table-cell>
          <table:table-cell table:formula="of:=[.T372]+[.T$400]/400" office:value-type="float" office:value="0.162315689999999">
            <text:p>0.162316</text:p>
          </table:table-cell>
          <table:table-cell table:formula="of:=[.U372]+[.U$400]/400" office:value-type="float" office:value="0.162315689999999">
            <text:p>0.162316</text:p>
          </table:table-cell>
          <table:table-cell table:formula="of:=[.V372]+[.V$400]/400" office:value-type="float" office:value="0">
            <text:p>0.000000</text:p>
          </table:table-cell>
          <table:table-cell table:formula="of:=[.W372]+[.W$400]/400" office:value-type="float" office:value="-0.486947070000003">
            <text:p>-0.486947</text:p>
          </table:table-cell>
          <table:table-cell table:formula="of:=[.X372]+[.X$400]/400" office:value-type="float" office:value="0">
            <text:p>0.000000</text:p>
          </table:table-cell>
          <table:table-cell table:formula="of:=[.Y372]+[.Y$400]/400" office:value-type="float" office:value="0">
            <text:p>0.000000</text:p>
          </table:table-cell>
          <table:table-cell table:formula="of:=[.Z372]+[.Z$400]/400" office:value-type="float" office:value="0">
            <text:p>0.000000</text:p>
          </table:table-cell>
          <table:table-cell table:formula="of:=[.AA372]+[.AA$400]/400" office:value-type="float" office:value="0">
            <text:p>0.000000</text:p>
          </table:table-cell>
          <table:table-cell table:formula="of:=[.AB372]+[.AB$400]/400" office:value-type="float" office:value="0">
            <text:p>0.000000</text:p>
          </table:table-cell>
          <table:table-cell table:formula="of:=[.AC372]+[.AC$400]/400" office:value-type="float" office:value="0">
            <text:p>0.000000</text:p>
          </table:table-cell>
          <table:table-cell table:formula="of:=[.AD372]+[.AD$400]/400" office:value-type="float" office:value="0">
            <text:p>0.000000</text:p>
          </table:table-cell>
        </table:table-row>
        <table:table-row table:style-name="ro1">
          <table:table-cell table:formula="of:=[.A373]+[.A$400]/400" office:value-type="float" office:value="0">
            <text:p>0.000000</text:p>
          </table:table-cell>
          <table:table-cell table:formula="of:=[.B373]+[.B$400]/400" office:value-type="float" office:value="0">
            <text:p>0.000000</text:p>
          </table:table-cell>
          <table:table-cell table:formula="of:=[.C373]+[.C$400]/400" office:value-type="float" office:value="-0.354584057500002">
            <text:p>-0.354584</text:p>
          </table:table-cell>
          <table:table-cell table:formula="of:=[.D373]+[.D$400]/400" office:value-type="float" office:value="0.709168115000003">
            <text:p>0.709168</text:p>
          </table:table-cell>
          <table:table-cell table:formula="of:=[.E373]+[.E$400]/400" office:value-type="float" office:value="-0.354584057500002">
            <text:p>-0.354584</text:p>
          </table:table-cell>
          <table:table-cell table:formula="of:=[.F373]+[.F$400]/400" office:value-type="float" office:value="0">
            <text:p>0.000000</text:p>
          </table:table-cell>
          <table:table-cell table:formula="of:=[.G373]+[.G$400]/400" office:value-type="float" office:value="0">
            <text:p>0.000000</text:p>
          </table:table-cell>
          <table:table-cell table:formula="of:=[.H373]+[.H$400]/400" office:value-type="float" office:value="0">
            <text:p>0.000000</text:p>
          </table:table-cell>
          <table:table-cell table:formula="of:=[.I373]+[.I$400]/400" office:value-type="float" office:value="-0.354584057500002">
            <text:p>-0.354584</text:p>
          </table:table-cell>
          <table:table-cell table:formula="of:=[.J373]+[.J$400]/400" office:value-type="float" office:value="0.709168115000003">
            <text:p>0.709168</text:p>
          </table:table-cell>
          <table:table-cell table:formula="of:=[.K373]+[.K$400]/400" office:value-type="float" office:value="-0.354584057500002">
            <text:p>-0.354584</text:p>
          </table:table-cell>
          <table:table-cell table:formula="of:=[.L373]+[.L$400]/400" office:value-type="float" office:value="0">
            <text:p>0.000000</text:p>
          </table:table-cell>
          <table:table-cell table:formula="of:=[.M373]+[.M$400]/400" office:value-type="float" office:value="0.162752022499999">
            <text:p>0.162752</text:p>
          </table:table-cell>
          <table:table-cell table:formula="of:=[.N373]+[.N$400]/400" office:value-type="float" office:value="-0.162752022499999">
            <text:p>-0.162752</text:p>
          </table:table-cell>
          <table:table-cell table:formula="of:=[.O373]+[.O$400]/400" office:value-type="float" office:value="0">
            <text:p>0.000000</text:p>
          </table:table-cell>
          <table:table-cell table:formula="of:=[.P373]+[.P$400]/400" office:value-type="float" office:value="-0.488256067500003">
            <text:p>-0.488256</text:p>
          </table:table-cell>
          <table:table-cell table:formula="of:=[.Q373]+[.Q$400]/400" office:value-type="float" office:value="0">
            <text:p>0.000000</text:p>
          </table:table-cell>
          <table:table-cell table:formula="of:=[.R373]+[.R$400]/400" office:value-type="float" office:value="0">
            <text:p>0.000000</text:p>
          </table:table-cell>
          <table:table-cell table:formula="of:=[.S373]+[.S$400]/400" office:value-type="float" office:value="0">
            <text:p>0.000000</text:p>
          </table:table-cell>
          <table:table-cell table:formula="of:=[.T373]+[.T$400]/400" office:value-type="float" office:value="0.162752022499999">
            <text:p>0.162752</text:p>
          </table:table-cell>
          <table:table-cell table:formula="of:=[.U373]+[.U$400]/400" office:value-type="float" office:value="0.162752022499999">
            <text:p>0.162752</text:p>
          </table:table-cell>
          <table:table-cell table:formula="of:=[.V373]+[.V$400]/400" office:value-type="float" office:value="0">
            <text:p>0.000000</text:p>
          </table:table-cell>
          <table:table-cell table:formula="of:=[.W373]+[.W$400]/400" office:value-type="float" office:value="-0.488256067500003">
            <text:p>-0.488256</text:p>
          </table:table-cell>
          <table:table-cell table:formula="of:=[.X373]+[.X$400]/400" office:value-type="float" office:value="0">
            <text:p>0.000000</text:p>
          </table:table-cell>
          <table:table-cell table:formula="of:=[.Y373]+[.Y$400]/400" office:value-type="float" office:value="0">
            <text:p>0.000000</text:p>
          </table:table-cell>
          <table:table-cell table:formula="of:=[.Z373]+[.Z$400]/400" office:value-type="float" office:value="0">
            <text:p>0.000000</text:p>
          </table:table-cell>
          <table:table-cell table:formula="of:=[.AA373]+[.AA$400]/400" office:value-type="float" office:value="0">
            <text:p>0.000000</text:p>
          </table:table-cell>
          <table:table-cell table:formula="of:=[.AB373]+[.AB$400]/400" office:value-type="float" office:value="0">
            <text:p>0.000000</text:p>
          </table:table-cell>
          <table:table-cell table:formula="of:=[.AC373]+[.AC$400]/400" office:value-type="float" office:value="0">
            <text:p>0.000000</text:p>
          </table:table-cell>
          <table:table-cell table:formula="of:=[.AD373]+[.AD$400]/400" office:value-type="float" office:value="0">
            <text:p>0.000000</text:p>
          </table:table-cell>
        </table:table-row>
        <table:table-row table:style-name="ro1">
          <table:table-cell table:formula="of:=[.A374]+[.A$400]/400" office:value-type="float" office:value="0">
            <text:p>0.000000</text:p>
          </table:table-cell>
          <table:table-cell table:formula="of:=[.B374]+[.B$400]/400" office:value-type="float" office:value="0">
            <text:p>0.000000</text:p>
          </table:table-cell>
          <table:table-cell table:formula="of:=[.C374]+[.C$400]/400" office:value-type="float" office:value="-0.355534685000002">
            <text:p>-0.355535</text:p>
          </table:table-cell>
          <table:table-cell table:formula="of:=[.D374]+[.D$400]/400" office:value-type="float" office:value="0.711069370000003">
            <text:p>0.711069</text:p>
          </table:table-cell>
          <table:table-cell table:formula="of:=[.E374]+[.E$400]/400" office:value-type="float" office:value="-0.355534685000002">
            <text:p>-0.355535</text:p>
          </table:table-cell>
          <table:table-cell table:formula="of:=[.F374]+[.F$400]/400" office:value-type="float" office:value="0">
            <text:p>0.000000</text:p>
          </table:table-cell>
          <table:table-cell table:formula="of:=[.G374]+[.G$400]/400" office:value-type="float" office:value="0">
            <text:p>0.000000</text:p>
          </table:table-cell>
          <table:table-cell table:formula="of:=[.H374]+[.H$400]/400" office:value-type="float" office:value="0">
            <text:p>0.000000</text:p>
          </table:table-cell>
          <table:table-cell table:formula="of:=[.I374]+[.I$400]/400" office:value-type="float" office:value="-0.355534685000002">
            <text:p>-0.355535</text:p>
          </table:table-cell>
          <table:table-cell table:formula="of:=[.J374]+[.J$400]/400" office:value-type="float" office:value="0.711069370000003">
            <text:p>0.711069</text:p>
          </table:table-cell>
          <table:table-cell table:formula="of:=[.K374]+[.K$400]/400" office:value-type="float" office:value="-0.355534685000002">
            <text:p>-0.355535</text:p>
          </table:table-cell>
          <table:table-cell table:formula="of:=[.L374]+[.L$400]/400" office:value-type="float" office:value="0">
            <text:p>0.000000</text:p>
          </table:table-cell>
          <table:table-cell table:formula="of:=[.M374]+[.M$400]/400" office:value-type="float" office:value="0.163188354999999">
            <text:p>0.163188</text:p>
          </table:table-cell>
          <table:table-cell table:formula="of:=[.N374]+[.N$400]/400" office:value-type="float" office:value="-0.163188354999999">
            <text:p>-0.163188</text:p>
          </table:table-cell>
          <table:table-cell table:formula="of:=[.O374]+[.O$400]/400" office:value-type="float" office:value="0">
            <text:p>0.000000</text:p>
          </table:table-cell>
          <table:table-cell table:formula="of:=[.P374]+[.P$400]/400" office:value-type="float" office:value="-0.489565065000003">
            <text:p>-0.489565</text:p>
          </table:table-cell>
          <table:table-cell table:formula="of:=[.Q374]+[.Q$400]/400" office:value-type="float" office:value="0">
            <text:p>0.000000</text:p>
          </table:table-cell>
          <table:table-cell table:formula="of:=[.R374]+[.R$400]/400" office:value-type="float" office:value="0">
            <text:p>0.000000</text:p>
          </table:table-cell>
          <table:table-cell table:formula="of:=[.S374]+[.S$400]/400" office:value-type="float" office:value="0">
            <text:p>0.000000</text:p>
          </table:table-cell>
          <table:table-cell table:formula="of:=[.T374]+[.T$400]/400" office:value-type="float" office:value="0.163188354999999">
            <text:p>0.163188</text:p>
          </table:table-cell>
          <table:table-cell table:formula="of:=[.U374]+[.U$400]/400" office:value-type="float" office:value="0.163188354999999">
            <text:p>0.163188</text:p>
          </table:table-cell>
          <table:table-cell table:formula="of:=[.V374]+[.V$400]/400" office:value-type="float" office:value="0">
            <text:p>0.000000</text:p>
          </table:table-cell>
          <table:table-cell table:formula="of:=[.W374]+[.W$400]/400" office:value-type="float" office:value="-0.489565065000003">
            <text:p>-0.489565</text:p>
          </table:table-cell>
          <table:table-cell table:formula="of:=[.X374]+[.X$400]/400" office:value-type="float" office:value="0">
            <text:p>0.000000</text:p>
          </table:table-cell>
          <table:table-cell table:formula="of:=[.Y374]+[.Y$400]/400" office:value-type="float" office:value="0">
            <text:p>0.000000</text:p>
          </table:table-cell>
          <table:table-cell table:formula="of:=[.Z374]+[.Z$400]/400" office:value-type="float" office:value="0">
            <text:p>0.000000</text:p>
          </table:table-cell>
          <table:table-cell table:formula="of:=[.AA374]+[.AA$400]/400" office:value-type="float" office:value="0">
            <text:p>0.000000</text:p>
          </table:table-cell>
          <table:table-cell table:formula="of:=[.AB374]+[.AB$400]/400" office:value-type="float" office:value="0">
            <text:p>0.000000</text:p>
          </table:table-cell>
          <table:table-cell table:formula="of:=[.AC374]+[.AC$400]/400" office:value-type="float" office:value="0">
            <text:p>0.000000</text:p>
          </table:table-cell>
          <table:table-cell table:formula="of:=[.AD374]+[.AD$400]/400" office:value-type="float" office:value="0">
            <text:p>0.000000</text:p>
          </table:table-cell>
        </table:table-row>
        <table:table-row table:style-name="ro1">
          <table:table-cell table:formula="of:=[.A375]+[.A$400]/400" office:value-type="float" office:value="0">
            <text:p>0.000000</text:p>
          </table:table-cell>
          <table:table-cell table:formula="of:=[.B375]+[.B$400]/400" office:value-type="float" office:value="0">
            <text:p>0.000000</text:p>
          </table:table-cell>
          <table:table-cell table:formula="of:=[.C375]+[.C$400]/400" office:value-type="float" office:value="-0.356485312500002">
            <text:p>-0.356485</text:p>
          </table:table-cell>
          <table:table-cell table:formula="of:=[.D375]+[.D$400]/400" office:value-type="float" office:value="0.712970625000003">
            <text:p>0.712971</text:p>
          </table:table-cell>
          <table:table-cell table:formula="of:=[.E375]+[.E$400]/400" office:value-type="float" office:value="-0.356485312500002">
            <text:p>-0.356485</text:p>
          </table:table-cell>
          <table:table-cell table:formula="of:=[.F375]+[.F$400]/400" office:value-type="float" office:value="0">
            <text:p>0.000000</text:p>
          </table:table-cell>
          <table:table-cell table:formula="of:=[.G375]+[.G$400]/400" office:value-type="float" office:value="0">
            <text:p>0.000000</text:p>
          </table:table-cell>
          <table:table-cell table:formula="of:=[.H375]+[.H$400]/400" office:value-type="float" office:value="0">
            <text:p>0.000000</text:p>
          </table:table-cell>
          <table:table-cell table:formula="of:=[.I375]+[.I$400]/400" office:value-type="float" office:value="-0.356485312500002">
            <text:p>-0.356485</text:p>
          </table:table-cell>
          <table:table-cell table:formula="of:=[.J375]+[.J$400]/400" office:value-type="float" office:value="0.712970625000003">
            <text:p>0.712971</text:p>
          </table:table-cell>
          <table:table-cell table:formula="of:=[.K375]+[.K$400]/400" office:value-type="float" office:value="-0.356485312500002">
            <text:p>-0.356485</text:p>
          </table:table-cell>
          <table:table-cell table:formula="of:=[.L375]+[.L$400]/400" office:value-type="float" office:value="0">
            <text:p>0.000000</text:p>
          </table:table-cell>
          <table:table-cell table:formula="of:=[.M375]+[.M$400]/400" office:value-type="float" office:value="0.163624687499999">
            <text:p>0.163625</text:p>
          </table:table-cell>
          <table:table-cell table:formula="of:=[.N375]+[.N$400]/400" office:value-type="float" office:value="-0.163624687499999">
            <text:p>-0.163625</text:p>
          </table:table-cell>
          <table:table-cell table:formula="of:=[.O375]+[.O$400]/400" office:value-type="float" office:value="0">
            <text:p>0.000000</text:p>
          </table:table-cell>
          <table:table-cell table:formula="of:=[.P375]+[.P$400]/400" office:value-type="float" office:value="-0.490874062500003">
            <text:p>-0.490874</text:p>
          </table:table-cell>
          <table:table-cell table:formula="of:=[.Q375]+[.Q$400]/400" office:value-type="float" office:value="0">
            <text:p>0.000000</text:p>
          </table:table-cell>
          <table:table-cell table:formula="of:=[.R375]+[.R$400]/400" office:value-type="float" office:value="0">
            <text:p>0.000000</text:p>
          </table:table-cell>
          <table:table-cell table:formula="of:=[.S375]+[.S$400]/400" office:value-type="float" office:value="0">
            <text:p>0.000000</text:p>
          </table:table-cell>
          <table:table-cell table:formula="of:=[.T375]+[.T$400]/400" office:value-type="float" office:value="0.163624687499999">
            <text:p>0.163625</text:p>
          </table:table-cell>
          <table:table-cell table:formula="of:=[.U375]+[.U$400]/400" office:value-type="float" office:value="0.163624687499999">
            <text:p>0.163625</text:p>
          </table:table-cell>
          <table:table-cell table:formula="of:=[.V375]+[.V$400]/400" office:value-type="float" office:value="0">
            <text:p>0.000000</text:p>
          </table:table-cell>
          <table:table-cell table:formula="of:=[.W375]+[.W$400]/400" office:value-type="float" office:value="-0.490874062500003">
            <text:p>-0.490874</text:p>
          </table:table-cell>
          <table:table-cell table:formula="of:=[.X375]+[.X$400]/400" office:value-type="float" office:value="0">
            <text:p>0.000000</text:p>
          </table:table-cell>
          <table:table-cell table:formula="of:=[.Y375]+[.Y$400]/400" office:value-type="float" office:value="0">
            <text:p>0.000000</text:p>
          </table:table-cell>
          <table:table-cell table:formula="of:=[.Z375]+[.Z$400]/400" office:value-type="float" office:value="0">
            <text:p>0.000000</text:p>
          </table:table-cell>
          <table:table-cell table:formula="of:=[.AA375]+[.AA$400]/400" office:value-type="float" office:value="0">
            <text:p>0.000000</text:p>
          </table:table-cell>
          <table:table-cell table:formula="of:=[.AB375]+[.AB$400]/400" office:value-type="float" office:value="0">
            <text:p>0.000000</text:p>
          </table:table-cell>
          <table:table-cell table:formula="of:=[.AC375]+[.AC$400]/400" office:value-type="float" office:value="0">
            <text:p>0.000000</text:p>
          </table:table-cell>
          <table:table-cell table:formula="of:=[.AD375]+[.AD$400]/400" office:value-type="float" office:value="0">
            <text:p>0.000000</text:p>
          </table:table-cell>
        </table:table-row>
        <table:table-row table:style-name="ro1">
          <table:table-cell table:formula="of:=[.A376]+[.A$400]/400" office:value-type="float" office:value="0">
            <text:p>0.000000</text:p>
          </table:table-cell>
          <table:table-cell table:formula="of:=[.B376]+[.B$400]/400" office:value-type="float" office:value="0">
            <text:p>0.000000</text:p>
          </table:table-cell>
          <table:table-cell table:formula="of:=[.C376]+[.C$400]/400" office:value-type="float" office:value="-0.357435940000002">
            <text:p>-0.357436</text:p>
          </table:table-cell>
          <table:table-cell table:formula="of:=[.D376]+[.D$400]/400" office:value-type="float" office:value="0.714871880000004">
            <text:p>0.714872</text:p>
          </table:table-cell>
          <table:table-cell table:formula="of:=[.E376]+[.E$400]/400" office:value-type="float" office:value="-0.357435940000002">
            <text:p>-0.357436</text:p>
          </table:table-cell>
          <table:table-cell table:formula="of:=[.F376]+[.F$400]/400" office:value-type="float" office:value="0">
            <text:p>0.000000</text:p>
          </table:table-cell>
          <table:table-cell table:formula="of:=[.G376]+[.G$400]/400" office:value-type="float" office:value="0">
            <text:p>0.000000</text:p>
          </table:table-cell>
          <table:table-cell table:formula="of:=[.H376]+[.H$400]/400" office:value-type="float" office:value="0">
            <text:p>0.000000</text:p>
          </table:table-cell>
          <table:table-cell table:formula="of:=[.I376]+[.I$400]/400" office:value-type="float" office:value="-0.357435940000002">
            <text:p>-0.357436</text:p>
          </table:table-cell>
          <table:table-cell table:formula="of:=[.J376]+[.J$400]/400" office:value-type="float" office:value="0.714871880000004">
            <text:p>0.714872</text:p>
          </table:table-cell>
          <table:table-cell table:formula="of:=[.K376]+[.K$400]/400" office:value-type="float" office:value="-0.357435940000002">
            <text:p>-0.357436</text:p>
          </table:table-cell>
          <table:table-cell table:formula="of:=[.L376]+[.L$400]/400" office:value-type="float" office:value="0">
            <text:p>0.000000</text:p>
          </table:table-cell>
          <table:table-cell table:formula="of:=[.M376]+[.M$400]/400" office:value-type="float" office:value="0.164061019999999">
            <text:p>0.164061</text:p>
          </table:table-cell>
          <table:table-cell table:formula="of:=[.N376]+[.N$400]/400" office:value-type="float" office:value="-0.164061019999999">
            <text:p>-0.164061</text:p>
          </table:table-cell>
          <table:table-cell table:formula="of:=[.O376]+[.O$400]/400" office:value-type="float" office:value="0">
            <text:p>0.000000</text:p>
          </table:table-cell>
          <table:table-cell table:formula="of:=[.P376]+[.P$400]/400" office:value-type="float" office:value="-0.492183060000003">
            <text:p>-0.492183</text:p>
          </table:table-cell>
          <table:table-cell table:formula="of:=[.Q376]+[.Q$400]/400" office:value-type="float" office:value="0">
            <text:p>0.000000</text:p>
          </table:table-cell>
          <table:table-cell table:formula="of:=[.R376]+[.R$400]/400" office:value-type="float" office:value="0">
            <text:p>0.000000</text:p>
          </table:table-cell>
          <table:table-cell table:formula="of:=[.S376]+[.S$400]/400" office:value-type="float" office:value="0">
            <text:p>0.000000</text:p>
          </table:table-cell>
          <table:table-cell table:formula="of:=[.T376]+[.T$400]/400" office:value-type="float" office:value="0.164061019999999">
            <text:p>0.164061</text:p>
          </table:table-cell>
          <table:table-cell table:formula="of:=[.U376]+[.U$400]/400" office:value-type="float" office:value="0.164061019999999">
            <text:p>0.164061</text:p>
          </table:table-cell>
          <table:table-cell table:formula="of:=[.V376]+[.V$400]/400" office:value-type="float" office:value="0">
            <text:p>0.000000</text:p>
          </table:table-cell>
          <table:table-cell table:formula="of:=[.W376]+[.W$400]/400" office:value-type="float" office:value="-0.492183060000003">
            <text:p>-0.492183</text:p>
          </table:table-cell>
          <table:table-cell table:formula="of:=[.X376]+[.X$400]/400" office:value-type="float" office:value="0">
            <text:p>0.000000</text:p>
          </table:table-cell>
          <table:table-cell table:formula="of:=[.Y376]+[.Y$400]/400" office:value-type="float" office:value="0">
            <text:p>0.000000</text:p>
          </table:table-cell>
          <table:table-cell table:formula="of:=[.Z376]+[.Z$400]/400" office:value-type="float" office:value="0">
            <text:p>0.000000</text:p>
          </table:table-cell>
          <table:table-cell table:formula="of:=[.AA376]+[.AA$400]/400" office:value-type="float" office:value="0">
            <text:p>0.000000</text:p>
          </table:table-cell>
          <table:table-cell table:formula="of:=[.AB376]+[.AB$400]/400" office:value-type="float" office:value="0">
            <text:p>0.000000</text:p>
          </table:table-cell>
          <table:table-cell table:formula="of:=[.AC376]+[.AC$400]/400" office:value-type="float" office:value="0">
            <text:p>0.000000</text:p>
          </table:table-cell>
          <table:table-cell table:formula="of:=[.AD376]+[.AD$400]/400" office:value-type="float" office:value="0">
            <text:p>0.000000</text:p>
          </table:table-cell>
        </table:table-row>
        <table:table-row table:style-name="ro1">
          <table:table-cell table:formula="of:=[.A377]+[.A$400]/400" office:value-type="float" office:value="0">
            <text:p>0.000000</text:p>
          </table:table-cell>
          <table:table-cell table:formula="of:=[.B377]+[.B$400]/400" office:value-type="float" office:value="0">
            <text:p>0.000000</text:p>
          </table:table-cell>
          <table:table-cell table:formula="of:=[.C377]+[.C$400]/400" office:value-type="float" office:value="-0.358386567500002">
            <text:p>-0.358387</text:p>
          </table:table-cell>
          <table:table-cell table:formula="of:=[.D377]+[.D$400]/400" office:value-type="float" office:value="0.716773135000004">
            <text:p>0.716773</text:p>
          </table:table-cell>
          <table:table-cell table:formula="of:=[.E377]+[.E$400]/400" office:value-type="float" office:value="-0.358386567500002">
            <text:p>-0.358387</text:p>
          </table:table-cell>
          <table:table-cell table:formula="of:=[.F377]+[.F$400]/400" office:value-type="float" office:value="0">
            <text:p>0.000000</text:p>
          </table:table-cell>
          <table:table-cell table:formula="of:=[.G377]+[.G$400]/400" office:value-type="float" office:value="0">
            <text:p>0.000000</text:p>
          </table:table-cell>
          <table:table-cell table:formula="of:=[.H377]+[.H$400]/400" office:value-type="float" office:value="0">
            <text:p>0.000000</text:p>
          </table:table-cell>
          <table:table-cell table:formula="of:=[.I377]+[.I$400]/400" office:value-type="float" office:value="-0.358386567500002">
            <text:p>-0.358387</text:p>
          </table:table-cell>
          <table:table-cell table:formula="of:=[.J377]+[.J$400]/400" office:value-type="float" office:value="0.716773135000004">
            <text:p>0.716773</text:p>
          </table:table-cell>
          <table:table-cell table:formula="of:=[.K377]+[.K$400]/400" office:value-type="float" office:value="-0.358386567500002">
            <text:p>-0.358387</text:p>
          </table:table-cell>
          <table:table-cell table:formula="of:=[.L377]+[.L$400]/400" office:value-type="float" office:value="0">
            <text:p>0.000000</text:p>
          </table:table-cell>
          <table:table-cell table:formula="of:=[.M377]+[.M$400]/400" office:value-type="float" office:value="0.164497352499999">
            <text:p>0.164497</text:p>
          </table:table-cell>
          <table:table-cell table:formula="of:=[.N377]+[.N$400]/400" office:value-type="float" office:value="-0.164497352499999">
            <text:p>-0.164497</text:p>
          </table:table-cell>
          <table:table-cell table:formula="of:=[.O377]+[.O$400]/400" office:value-type="float" office:value="0">
            <text:p>0.000000</text:p>
          </table:table-cell>
          <table:table-cell table:formula="of:=[.P377]+[.P$400]/400" office:value-type="float" office:value="-0.493492057500003">
            <text:p>-0.493492</text:p>
          </table:table-cell>
          <table:table-cell table:formula="of:=[.Q377]+[.Q$400]/400" office:value-type="float" office:value="0">
            <text:p>0.000000</text:p>
          </table:table-cell>
          <table:table-cell table:formula="of:=[.R377]+[.R$400]/400" office:value-type="float" office:value="0">
            <text:p>0.000000</text:p>
          </table:table-cell>
          <table:table-cell table:formula="of:=[.S377]+[.S$400]/400" office:value-type="float" office:value="0">
            <text:p>0.000000</text:p>
          </table:table-cell>
          <table:table-cell table:formula="of:=[.T377]+[.T$400]/400" office:value-type="float" office:value="0.164497352499999">
            <text:p>0.164497</text:p>
          </table:table-cell>
          <table:table-cell table:formula="of:=[.U377]+[.U$400]/400" office:value-type="float" office:value="0.164497352499999">
            <text:p>0.164497</text:p>
          </table:table-cell>
          <table:table-cell table:formula="of:=[.V377]+[.V$400]/400" office:value-type="float" office:value="0">
            <text:p>0.000000</text:p>
          </table:table-cell>
          <table:table-cell table:formula="of:=[.W377]+[.W$400]/400" office:value-type="float" office:value="-0.493492057500003">
            <text:p>-0.493492</text:p>
          </table:table-cell>
          <table:table-cell table:formula="of:=[.X377]+[.X$400]/400" office:value-type="float" office:value="0">
            <text:p>0.000000</text:p>
          </table:table-cell>
          <table:table-cell table:formula="of:=[.Y377]+[.Y$400]/400" office:value-type="float" office:value="0">
            <text:p>0.000000</text:p>
          </table:table-cell>
          <table:table-cell table:formula="of:=[.Z377]+[.Z$400]/400" office:value-type="float" office:value="0">
            <text:p>0.000000</text:p>
          </table:table-cell>
          <table:table-cell table:formula="of:=[.AA377]+[.AA$400]/400" office:value-type="float" office:value="0">
            <text:p>0.000000</text:p>
          </table:table-cell>
          <table:table-cell table:formula="of:=[.AB377]+[.AB$400]/400" office:value-type="float" office:value="0">
            <text:p>0.000000</text:p>
          </table:table-cell>
          <table:table-cell table:formula="of:=[.AC377]+[.AC$400]/400" office:value-type="float" office:value="0">
            <text:p>0.000000</text:p>
          </table:table-cell>
          <table:table-cell table:formula="of:=[.AD377]+[.AD$400]/400" office:value-type="float" office:value="0">
            <text:p>0.000000</text:p>
          </table:table-cell>
        </table:table-row>
        <table:table-row table:style-name="ro1">
          <table:table-cell table:formula="of:=[.A378]+[.A$400]/400" office:value-type="float" office:value="0">
            <text:p>0.000000</text:p>
          </table:table-cell>
          <table:table-cell table:formula="of:=[.B378]+[.B$400]/400" office:value-type="float" office:value="0">
            <text:p>0.000000</text:p>
          </table:table-cell>
          <table:table-cell table:formula="of:=[.C378]+[.C$400]/400" office:value-type="float" office:value="-0.359337195000002">
            <text:p>-0.359337</text:p>
          </table:table-cell>
          <table:table-cell table:formula="of:=[.D378]+[.D$400]/400" office:value-type="float" office:value="0.718674390000004">
            <text:p>0.718674</text:p>
          </table:table-cell>
          <table:table-cell table:formula="of:=[.E378]+[.E$400]/400" office:value-type="float" office:value="-0.359337195000002">
            <text:p>-0.359337</text:p>
          </table:table-cell>
          <table:table-cell table:formula="of:=[.F378]+[.F$400]/400" office:value-type="float" office:value="0">
            <text:p>0.000000</text:p>
          </table:table-cell>
          <table:table-cell table:formula="of:=[.G378]+[.G$400]/400" office:value-type="float" office:value="0">
            <text:p>0.000000</text:p>
          </table:table-cell>
          <table:table-cell table:formula="of:=[.H378]+[.H$400]/400" office:value-type="float" office:value="0">
            <text:p>0.000000</text:p>
          </table:table-cell>
          <table:table-cell table:formula="of:=[.I378]+[.I$400]/400" office:value-type="float" office:value="-0.359337195000002">
            <text:p>-0.359337</text:p>
          </table:table-cell>
          <table:table-cell table:formula="of:=[.J378]+[.J$400]/400" office:value-type="float" office:value="0.718674390000004">
            <text:p>0.718674</text:p>
          </table:table-cell>
          <table:table-cell table:formula="of:=[.K378]+[.K$400]/400" office:value-type="float" office:value="-0.359337195000002">
            <text:p>-0.359337</text:p>
          </table:table-cell>
          <table:table-cell table:formula="of:=[.L378]+[.L$400]/400" office:value-type="float" office:value="0">
            <text:p>0.000000</text:p>
          </table:table-cell>
          <table:table-cell table:formula="of:=[.M378]+[.M$400]/400" office:value-type="float" office:value="0.164933684999999">
            <text:p>0.164934</text:p>
          </table:table-cell>
          <table:table-cell table:formula="of:=[.N378]+[.N$400]/400" office:value-type="float" office:value="-0.164933684999999">
            <text:p>-0.164934</text:p>
          </table:table-cell>
          <table:table-cell table:formula="of:=[.O378]+[.O$400]/400" office:value-type="float" office:value="0">
            <text:p>0.000000</text:p>
          </table:table-cell>
          <table:table-cell table:formula="of:=[.P378]+[.P$400]/400" office:value-type="float" office:value="-0.494801055000003">
            <text:p>-0.494801</text:p>
          </table:table-cell>
          <table:table-cell table:formula="of:=[.Q378]+[.Q$400]/400" office:value-type="float" office:value="0">
            <text:p>0.000000</text:p>
          </table:table-cell>
          <table:table-cell table:formula="of:=[.R378]+[.R$400]/400" office:value-type="float" office:value="0">
            <text:p>0.000000</text:p>
          </table:table-cell>
          <table:table-cell table:formula="of:=[.S378]+[.S$400]/400" office:value-type="float" office:value="0">
            <text:p>0.000000</text:p>
          </table:table-cell>
          <table:table-cell table:formula="of:=[.T378]+[.T$400]/400" office:value-type="float" office:value="0.164933684999999">
            <text:p>0.164934</text:p>
          </table:table-cell>
          <table:table-cell table:formula="of:=[.U378]+[.U$400]/400" office:value-type="float" office:value="0.164933684999999">
            <text:p>0.164934</text:p>
          </table:table-cell>
          <table:table-cell table:formula="of:=[.V378]+[.V$400]/400" office:value-type="float" office:value="0">
            <text:p>0.000000</text:p>
          </table:table-cell>
          <table:table-cell table:formula="of:=[.W378]+[.W$400]/400" office:value-type="float" office:value="-0.494801055000003">
            <text:p>-0.494801</text:p>
          </table:table-cell>
          <table:table-cell table:formula="of:=[.X378]+[.X$400]/400" office:value-type="float" office:value="0">
            <text:p>0.000000</text:p>
          </table:table-cell>
          <table:table-cell table:formula="of:=[.Y378]+[.Y$400]/400" office:value-type="float" office:value="0">
            <text:p>0.000000</text:p>
          </table:table-cell>
          <table:table-cell table:formula="of:=[.Z378]+[.Z$400]/400" office:value-type="float" office:value="0">
            <text:p>0.000000</text:p>
          </table:table-cell>
          <table:table-cell table:formula="of:=[.AA378]+[.AA$400]/400" office:value-type="float" office:value="0">
            <text:p>0.000000</text:p>
          </table:table-cell>
          <table:table-cell table:formula="of:=[.AB378]+[.AB$400]/400" office:value-type="float" office:value="0">
            <text:p>0.000000</text:p>
          </table:table-cell>
          <table:table-cell table:formula="of:=[.AC378]+[.AC$400]/400" office:value-type="float" office:value="0">
            <text:p>0.000000</text:p>
          </table:table-cell>
          <table:table-cell table:formula="of:=[.AD378]+[.AD$400]/400" office:value-type="float" office:value="0">
            <text:p>0.000000</text:p>
          </table:table-cell>
        </table:table-row>
        <table:table-row table:style-name="ro1">
          <table:table-cell table:formula="of:=[.A379]+[.A$400]/400" office:value-type="float" office:value="0">
            <text:p>0.000000</text:p>
          </table:table-cell>
          <table:table-cell table:formula="of:=[.B379]+[.B$400]/400" office:value-type="float" office:value="0">
            <text:p>0.000000</text:p>
          </table:table-cell>
          <table:table-cell table:formula="of:=[.C379]+[.C$400]/400" office:value-type="float" office:value="-0.360287822500002">
            <text:p>-0.360288</text:p>
          </table:table-cell>
          <table:table-cell table:formula="of:=[.D379]+[.D$400]/400" office:value-type="float" office:value="0.720575645000004">
            <text:p>0.720576</text:p>
          </table:table-cell>
          <table:table-cell table:formula="of:=[.E379]+[.E$400]/400" office:value-type="float" office:value="-0.360287822500002">
            <text:p>-0.360288</text:p>
          </table:table-cell>
          <table:table-cell table:formula="of:=[.F379]+[.F$400]/400" office:value-type="float" office:value="0">
            <text:p>0.000000</text:p>
          </table:table-cell>
          <table:table-cell table:formula="of:=[.G379]+[.G$400]/400" office:value-type="float" office:value="0">
            <text:p>0.000000</text:p>
          </table:table-cell>
          <table:table-cell table:formula="of:=[.H379]+[.H$400]/400" office:value-type="float" office:value="0">
            <text:p>0.000000</text:p>
          </table:table-cell>
          <table:table-cell table:formula="of:=[.I379]+[.I$400]/400" office:value-type="float" office:value="-0.360287822500002">
            <text:p>-0.360288</text:p>
          </table:table-cell>
          <table:table-cell table:formula="of:=[.J379]+[.J$400]/400" office:value-type="float" office:value="0.720575645000004">
            <text:p>0.720576</text:p>
          </table:table-cell>
          <table:table-cell table:formula="of:=[.K379]+[.K$400]/400" office:value-type="float" office:value="-0.360287822500002">
            <text:p>-0.360288</text:p>
          </table:table-cell>
          <table:table-cell table:formula="of:=[.L379]+[.L$400]/400" office:value-type="float" office:value="0">
            <text:p>0.000000</text:p>
          </table:table-cell>
          <table:table-cell table:formula="of:=[.M379]+[.M$400]/400" office:value-type="float" office:value="0.165370017499999">
            <text:p>0.165370</text:p>
          </table:table-cell>
          <table:table-cell table:formula="of:=[.N379]+[.N$400]/400" office:value-type="float" office:value="-0.165370017499999">
            <text:p>-0.165370</text:p>
          </table:table-cell>
          <table:table-cell table:formula="of:=[.O379]+[.O$400]/400" office:value-type="float" office:value="0">
            <text:p>0.000000</text:p>
          </table:table-cell>
          <table:table-cell table:formula="of:=[.P379]+[.P$400]/400" office:value-type="float" office:value="-0.496110052500003">
            <text:p>-0.496110</text:p>
          </table:table-cell>
          <table:table-cell table:formula="of:=[.Q379]+[.Q$400]/400" office:value-type="float" office:value="0">
            <text:p>0.000000</text:p>
          </table:table-cell>
          <table:table-cell table:formula="of:=[.R379]+[.R$400]/400" office:value-type="float" office:value="0">
            <text:p>0.000000</text:p>
          </table:table-cell>
          <table:table-cell table:formula="of:=[.S379]+[.S$400]/400" office:value-type="float" office:value="0">
            <text:p>0.000000</text:p>
          </table:table-cell>
          <table:table-cell table:formula="of:=[.T379]+[.T$400]/400" office:value-type="float" office:value="0.165370017499999">
            <text:p>0.165370</text:p>
          </table:table-cell>
          <table:table-cell table:formula="of:=[.U379]+[.U$400]/400" office:value-type="float" office:value="0.165370017499999">
            <text:p>0.165370</text:p>
          </table:table-cell>
          <table:table-cell table:formula="of:=[.V379]+[.V$400]/400" office:value-type="float" office:value="0">
            <text:p>0.000000</text:p>
          </table:table-cell>
          <table:table-cell table:formula="of:=[.W379]+[.W$400]/400" office:value-type="float" office:value="-0.496110052500003">
            <text:p>-0.496110</text:p>
          </table:table-cell>
          <table:table-cell table:formula="of:=[.X379]+[.X$400]/400" office:value-type="float" office:value="0">
            <text:p>0.000000</text:p>
          </table:table-cell>
          <table:table-cell table:formula="of:=[.Y379]+[.Y$400]/400" office:value-type="float" office:value="0">
            <text:p>0.000000</text:p>
          </table:table-cell>
          <table:table-cell table:formula="of:=[.Z379]+[.Z$400]/400" office:value-type="float" office:value="0">
            <text:p>0.000000</text:p>
          </table:table-cell>
          <table:table-cell table:formula="of:=[.AA379]+[.AA$400]/400" office:value-type="float" office:value="0">
            <text:p>0.000000</text:p>
          </table:table-cell>
          <table:table-cell table:formula="of:=[.AB379]+[.AB$400]/400" office:value-type="float" office:value="0">
            <text:p>0.000000</text:p>
          </table:table-cell>
          <table:table-cell table:formula="of:=[.AC379]+[.AC$400]/400" office:value-type="float" office:value="0">
            <text:p>0.000000</text:p>
          </table:table-cell>
          <table:table-cell table:formula="of:=[.AD379]+[.AD$400]/400" office:value-type="float" office:value="0">
            <text:p>0.000000</text:p>
          </table:table-cell>
        </table:table-row>
        <table:table-row table:style-name="ro1">
          <table:table-cell table:formula="of:=[.A380]+[.A$400]/400" office:value-type="float" office:value="0">
            <text:p>0.000000</text:p>
          </table:table-cell>
          <table:table-cell table:formula="of:=[.B380]+[.B$400]/400" office:value-type="float" office:value="0">
            <text:p>0.000000</text:p>
          </table:table-cell>
          <table:table-cell table:formula="of:=[.C380]+[.C$400]/400" office:value-type="float" office:value="-0.361238450000002">
            <text:p>-0.361238</text:p>
          </table:table-cell>
          <table:table-cell table:formula="of:=[.D380]+[.D$400]/400" office:value-type="float" office:value="0.722476900000004">
            <text:p>0.722477</text:p>
          </table:table-cell>
          <table:table-cell table:formula="of:=[.E380]+[.E$400]/400" office:value-type="float" office:value="-0.361238450000002">
            <text:p>-0.361238</text:p>
          </table:table-cell>
          <table:table-cell table:formula="of:=[.F380]+[.F$400]/400" office:value-type="float" office:value="0">
            <text:p>0.000000</text:p>
          </table:table-cell>
          <table:table-cell table:formula="of:=[.G380]+[.G$400]/400" office:value-type="float" office:value="0">
            <text:p>0.000000</text:p>
          </table:table-cell>
          <table:table-cell table:formula="of:=[.H380]+[.H$400]/400" office:value-type="float" office:value="0">
            <text:p>0.000000</text:p>
          </table:table-cell>
          <table:table-cell table:formula="of:=[.I380]+[.I$400]/400" office:value-type="float" office:value="-0.361238450000002">
            <text:p>-0.361238</text:p>
          </table:table-cell>
          <table:table-cell table:formula="of:=[.J380]+[.J$400]/400" office:value-type="float" office:value="0.722476900000004">
            <text:p>0.722477</text:p>
          </table:table-cell>
          <table:table-cell table:formula="of:=[.K380]+[.K$400]/400" office:value-type="float" office:value="-0.361238450000002">
            <text:p>-0.361238</text:p>
          </table:table-cell>
          <table:table-cell table:formula="of:=[.L380]+[.L$400]/400" office:value-type="float" office:value="0">
            <text:p>0.000000</text:p>
          </table:table-cell>
          <table:table-cell table:formula="of:=[.M380]+[.M$400]/400" office:value-type="float" office:value="0.165806349999999">
            <text:p>0.165806</text:p>
          </table:table-cell>
          <table:table-cell table:formula="of:=[.N380]+[.N$400]/400" office:value-type="float" office:value="-0.165806349999999">
            <text:p>-0.165806</text:p>
          </table:table-cell>
          <table:table-cell table:formula="of:=[.O380]+[.O$400]/400" office:value-type="float" office:value="0">
            <text:p>0.000000</text:p>
          </table:table-cell>
          <table:table-cell table:formula="of:=[.P380]+[.P$400]/400" office:value-type="float" office:value="-0.497419050000003">
            <text:p>-0.497419</text:p>
          </table:table-cell>
          <table:table-cell table:formula="of:=[.Q380]+[.Q$400]/400" office:value-type="float" office:value="0">
            <text:p>0.000000</text:p>
          </table:table-cell>
          <table:table-cell table:formula="of:=[.R380]+[.R$400]/400" office:value-type="float" office:value="0">
            <text:p>0.000000</text:p>
          </table:table-cell>
          <table:table-cell table:formula="of:=[.S380]+[.S$400]/400" office:value-type="float" office:value="0">
            <text:p>0.000000</text:p>
          </table:table-cell>
          <table:table-cell table:formula="of:=[.T380]+[.T$400]/400" office:value-type="float" office:value="0.165806349999999">
            <text:p>0.165806</text:p>
          </table:table-cell>
          <table:table-cell table:formula="of:=[.U380]+[.U$400]/400" office:value-type="float" office:value="0.165806349999999">
            <text:p>0.165806</text:p>
          </table:table-cell>
          <table:table-cell table:formula="of:=[.V380]+[.V$400]/400" office:value-type="float" office:value="0">
            <text:p>0.000000</text:p>
          </table:table-cell>
          <table:table-cell table:formula="of:=[.W380]+[.W$400]/400" office:value-type="float" office:value="-0.497419050000003">
            <text:p>-0.497419</text:p>
          </table:table-cell>
          <table:table-cell table:formula="of:=[.X380]+[.X$400]/400" office:value-type="float" office:value="0">
            <text:p>0.000000</text:p>
          </table:table-cell>
          <table:table-cell table:formula="of:=[.Y380]+[.Y$400]/400" office:value-type="float" office:value="0">
            <text:p>0.000000</text:p>
          </table:table-cell>
          <table:table-cell table:formula="of:=[.Z380]+[.Z$400]/400" office:value-type="float" office:value="0">
            <text:p>0.000000</text:p>
          </table:table-cell>
          <table:table-cell table:formula="of:=[.AA380]+[.AA$400]/400" office:value-type="float" office:value="0">
            <text:p>0.000000</text:p>
          </table:table-cell>
          <table:table-cell table:formula="of:=[.AB380]+[.AB$400]/400" office:value-type="float" office:value="0">
            <text:p>0.000000</text:p>
          </table:table-cell>
          <table:table-cell table:formula="of:=[.AC380]+[.AC$400]/400" office:value-type="float" office:value="0">
            <text:p>0.000000</text:p>
          </table:table-cell>
          <table:table-cell table:formula="of:=[.AD380]+[.AD$400]/400" office:value-type="float" office:value="0">
            <text:p>0.000000</text:p>
          </table:table-cell>
        </table:table-row>
        <table:table-row table:style-name="ro1">
          <table:table-cell table:formula="of:=[.A381]+[.A$400]/400" office:value-type="float" office:value="0">
            <text:p>0.000000</text:p>
          </table:table-cell>
          <table:table-cell table:formula="of:=[.B381]+[.B$400]/400" office:value-type="float" office:value="0">
            <text:p>0.000000</text:p>
          </table:table-cell>
          <table:table-cell table:formula="of:=[.C381]+[.C$400]/400" office:value-type="float" office:value="-0.362189077500002">
            <text:p>-0.362189</text:p>
          </table:table-cell>
          <table:table-cell table:formula="of:=[.D381]+[.D$400]/400" office:value-type="float" office:value="0.724378155000004">
            <text:p>0.724378</text:p>
          </table:table-cell>
          <table:table-cell table:formula="of:=[.E381]+[.E$400]/400" office:value-type="float" office:value="-0.362189077500002">
            <text:p>-0.362189</text:p>
          </table:table-cell>
          <table:table-cell table:formula="of:=[.F381]+[.F$400]/400" office:value-type="float" office:value="0">
            <text:p>0.000000</text:p>
          </table:table-cell>
          <table:table-cell table:formula="of:=[.G381]+[.G$400]/400" office:value-type="float" office:value="0">
            <text:p>0.000000</text:p>
          </table:table-cell>
          <table:table-cell table:formula="of:=[.H381]+[.H$400]/400" office:value-type="float" office:value="0">
            <text:p>0.000000</text:p>
          </table:table-cell>
          <table:table-cell table:formula="of:=[.I381]+[.I$400]/400" office:value-type="float" office:value="-0.362189077500002">
            <text:p>-0.362189</text:p>
          </table:table-cell>
          <table:table-cell table:formula="of:=[.J381]+[.J$400]/400" office:value-type="float" office:value="0.724378155000004">
            <text:p>0.724378</text:p>
          </table:table-cell>
          <table:table-cell table:formula="of:=[.K381]+[.K$400]/400" office:value-type="float" office:value="-0.362189077500002">
            <text:p>-0.362189</text:p>
          </table:table-cell>
          <table:table-cell table:formula="of:=[.L381]+[.L$400]/400" office:value-type="float" office:value="0">
            <text:p>0.000000</text:p>
          </table:table-cell>
          <table:table-cell table:formula="of:=[.M381]+[.M$400]/400" office:value-type="float" office:value="0.166242682499999">
            <text:p>0.166243</text:p>
          </table:table-cell>
          <table:table-cell table:formula="of:=[.N381]+[.N$400]/400" office:value-type="float" office:value="-0.166242682499999">
            <text:p>-0.166243</text:p>
          </table:table-cell>
          <table:table-cell table:formula="of:=[.O381]+[.O$400]/400" office:value-type="float" office:value="0">
            <text:p>0.000000</text:p>
          </table:table-cell>
          <table:table-cell table:formula="of:=[.P381]+[.P$400]/400" office:value-type="float" office:value="-0.498728047500003">
            <text:p>-0.498728</text:p>
          </table:table-cell>
          <table:table-cell table:formula="of:=[.Q381]+[.Q$400]/400" office:value-type="float" office:value="0">
            <text:p>0.000000</text:p>
          </table:table-cell>
          <table:table-cell table:formula="of:=[.R381]+[.R$400]/400" office:value-type="float" office:value="0">
            <text:p>0.000000</text:p>
          </table:table-cell>
          <table:table-cell table:formula="of:=[.S381]+[.S$400]/400" office:value-type="float" office:value="0">
            <text:p>0.000000</text:p>
          </table:table-cell>
          <table:table-cell table:formula="of:=[.T381]+[.T$400]/400" office:value-type="float" office:value="0.166242682499999">
            <text:p>0.166243</text:p>
          </table:table-cell>
          <table:table-cell table:formula="of:=[.U381]+[.U$400]/400" office:value-type="float" office:value="0.166242682499999">
            <text:p>0.166243</text:p>
          </table:table-cell>
          <table:table-cell table:formula="of:=[.V381]+[.V$400]/400" office:value-type="float" office:value="0">
            <text:p>0.000000</text:p>
          </table:table-cell>
          <table:table-cell table:formula="of:=[.W381]+[.W$400]/400" office:value-type="float" office:value="-0.498728047500003">
            <text:p>-0.498728</text:p>
          </table:table-cell>
          <table:table-cell table:formula="of:=[.X381]+[.X$400]/400" office:value-type="float" office:value="0">
            <text:p>0.000000</text:p>
          </table:table-cell>
          <table:table-cell table:formula="of:=[.Y381]+[.Y$400]/400" office:value-type="float" office:value="0">
            <text:p>0.000000</text:p>
          </table:table-cell>
          <table:table-cell table:formula="of:=[.Z381]+[.Z$400]/400" office:value-type="float" office:value="0">
            <text:p>0.000000</text:p>
          </table:table-cell>
          <table:table-cell table:formula="of:=[.AA381]+[.AA$400]/400" office:value-type="float" office:value="0">
            <text:p>0.000000</text:p>
          </table:table-cell>
          <table:table-cell table:formula="of:=[.AB381]+[.AB$400]/400" office:value-type="float" office:value="0">
            <text:p>0.000000</text:p>
          </table:table-cell>
          <table:table-cell table:formula="of:=[.AC381]+[.AC$400]/400" office:value-type="float" office:value="0">
            <text:p>0.000000</text:p>
          </table:table-cell>
          <table:table-cell table:formula="of:=[.AD381]+[.AD$400]/400" office:value-type="float" office:value="0">
            <text:p>0.000000</text:p>
          </table:table-cell>
        </table:table-row>
        <table:table-row table:style-name="ro1">
          <table:table-cell table:formula="of:=[.A382]+[.A$400]/400" office:value-type="float" office:value="0">
            <text:p>0.000000</text:p>
          </table:table-cell>
          <table:table-cell table:formula="of:=[.B382]+[.B$400]/400" office:value-type="float" office:value="0">
            <text:p>0.000000</text:p>
          </table:table-cell>
          <table:table-cell table:formula="of:=[.C382]+[.C$400]/400" office:value-type="float" office:value="-0.363139705000002">
            <text:p>-0.363140</text:p>
          </table:table-cell>
          <table:table-cell table:formula="of:=[.D382]+[.D$400]/400" office:value-type="float" office:value="0.726279410000004">
            <text:p>0.726279</text:p>
          </table:table-cell>
          <table:table-cell table:formula="of:=[.E382]+[.E$400]/400" office:value-type="float" office:value="-0.363139705000002">
            <text:p>-0.363140</text:p>
          </table:table-cell>
          <table:table-cell table:formula="of:=[.F382]+[.F$400]/400" office:value-type="float" office:value="0">
            <text:p>0.000000</text:p>
          </table:table-cell>
          <table:table-cell table:formula="of:=[.G382]+[.G$400]/400" office:value-type="float" office:value="0">
            <text:p>0.000000</text:p>
          </table:table-cell>
          <table:table-cell table:formula="of:=[.H382]+[.H$400]/400" office:value-type="float" office:value="0">
            <text:p>0.000000</text:p>
          </table:table-cell>
          <table:table-cell table:formula="of:=[.I382]+[.I$400]/400" office:value-type="float" office:value="-0.363139705000002">
            <text:p>-0.363140</text:p>
          </table:table-cell>
          <table:table-cell table:formula="of:=[.J382]+[.J$400]/400" office:value-type="float" office:value="0.726279410000004">
            <text:p>0.726279</text:p>
          </table:table-cell>
          <table:table-cell table:formula="of:=[.K382]+[.K$400]/400" office:value-type="float" office:value="-0.363139705000002">
            <text:p>-0.363140</text:p>
          </table:table-cell>
          <table:table-cell table:formula="of:=[.L382]+[.L$400]/400" office:value-type="float" office:value="0">
            <text:p>0.000000</text:p>
          </table:table-cell>
          <table:table-cell table:formula="of:=[.M382]+[.M$400]/400" office:value-type="float" office:value="0.166679014999999">
            <text:p>0.166679</text:p>
          </table:table-cell>
          <table:table-cell table:formula="of:=[.N382]+[.N$400]/400" office:value-type="float" office:value="-0.166679014999999">
            <text:p>-0.166679</text:p>
          </table:table-cell>
          <table:table-cell table:formula="of:=[.O382]+[.O$400]/400" office:value-type="float" office:value="0">
            <text:p>0.000000</text:p>
          </table:table-cell>
          <table:table-cell table:formula="of:=[.P382]+[.P$400]/400" office:value-type="float" office:value="-0.500037045000003">
            <text:p>-0.500037</text:p>
          </table:table-cell>
          <table:table-cell table:formula="of:=[.Q382]+[.Q$400]/400" office:value-type="float" office:value="0">
            <text:p>0.000000</text:p>
          </table:table-cell>
          <table:table-cell table:formula="of:=[.R382]+[.R$400]/400" office:value-type="float" office:value="0">
            <text:p>0.000000</text:p>
          </table:table-cell>
          <table:table-cell table:formula="of:=[.S382]+[.S$400]/400" office:value-type="float" office:value="0">
            <text:p>0.000000</text:p>
          </table:table-cell>
          <table:table-cell table:formula="of:=[.T382]+[.T$400]/400" office:value-type="float" office:value="0.166679014999999">
            <text:p>0.166679</text:p>
          </table:table-cell>
          <table:table-cell table:formula="of:=[.U382]+[.U$400]/400" office:value-type="float" office:value="0.166679014999999">
            <text:p>0.166679</text:p>
          </table:table-cell>
          <table:table-cell table:formula="of:=[.V382]+[.V$400]/400" office:value-type="float" office:value="0">
            <text:p>0.000000</text:p>
          </table:table-cell>
          <table:table-cell table:formula="of:=[.W382]+[.W$400]/400" office:value-type="float" office:value="-0.500037045000003">
            <text:p>-0.500037</text:p>
          </table:table-cell>
          <table:table-cell table:formula="of:=[.X382]+[.X$400]/400" office:value-type="float" office:value="0">
            <text:p>0.000000</text:p>
          </table:table-cell>
          <table:table-cell table:formula="of:=[.Y382]+[.Y$400]/400" office:value-type="float" office:value="0">
            <text:p>0.000000</text:p>
          </table:table-cell>
          <table:table-cell table:formula="of:=[.Z382]+[.Z$400]/400" office:value-type="float" office:value="0">
            <text:p>0.000000</text:p>
          </table:table-cell>
          <table:table-cell table:formula="of:=[.AA382]+[.AA$400]/400" office:value-type="float" office:value="0">
            <text:p>0.000000</text:p>
          </table:table-cell>
          <table:table-cell table:formula="of:=[.AB382]+[.AB$400]/400" office:value-type="float" office:value="0">
            <text:p>0.000000</text:p>
          </table:table-cell>
          <table:table-cell table:formula="of:=[.AC382]+[.AC$400]/400" office:value-type="float" office:value="0">
            <text:p>0.000000</text:p>
          </table:table-cell>
          <table:table-cell table:formula="of:=[.AD382]+[.AD$400]/400" office:value-type="float" office:value="0">
            <text:p>0.000000</text:p>
          </table:table-cell>
        </table:table-row>
        <table:table-row table:style-name="ro1">
          <table:table-cell table:formula="of:=[.A383]+[.A$400]/400" office:value-type="float" office:value="0">
            <text:p>0.000000</text:p>
          </table:table-cell>
          <table:table-cell table:formula="of:=[.B383]+[.B$400]/400" office:value-type="float" office:value="0">
            <text:p>0.000000</text:p>
          </table:table-cell>
          <table:table-cell table:formula="of:=[.C383]+[.C$400]/400" office:value-type="float" office:value="-0.364090332500002">
            <text:p>-0.364090</text:p>
          </table:table-cell>
          <table:table-cell table:formula="of:=[.D383]+[.D$400]/400" office:value-type="float" office:value="0.728180665000004">
            <text:p>0.728181</text:p>
          </table:table-cell>
          <table:table-cell table:formula="of:=[.E383]+[.E$400]/400" office:value-type="float" office:value="-0.364090332500002">
            <text:p>-0.364090</text:p>
          </table:table-cell>
          <table:table-cell table:formula="of:=[.F383]+[.F$400]/400" office:value-type="float" office:value="0">
            <text:p>0.000000</text:p>
          </table:table-cell>
          <table:table-cell table:formula="of:=[.G383]+[.G$400]/400" office:value-type="float" office:value="0">
            <text:p>0.000000</text:p>
          </table:table-cell>
          <table:table-cell table:formula="of:=[.H383]+[.H$400]/400" office:value-type="float" office:value="0">
            <text:p>0.000000</text:p>
          </table:table-cell>
          <table:table-cell table:formula="of:=[.I383]+[.I$400]/400" office:value-type="float" office:value="-0.364090332500002">
            <text:p>-0.364090</text:p>
          </table:table-cell>
          <table:table-cell table:formula="of:=[.J383]+[.J$400]/400" office:value-type="float" office:value="0.728180665000004">
            <text:p>0.728181</text:p>
          </table:table-cell>
          <table:table-cell table:formula="of:=[.K383]+[.K$400]/400" office:value-type="float" office:value="-0.364090332500002">
            <text:p>-0.364090</text:p>
          </table:table-cell>
          <table:table-cell table:formula="of:=[.L383]+[.L$400]/400" office:value-type="float" office:value="0">
            <text:p>0.000000</text:p>
          </table:table-cell>
          <table:table-cell table:formula="of:=[.M383]+[.M$400]/400" office:value-type="float" office:value="0.167115347499999">
            <text:p>0.167115</text:p>
          </table:table-cell>
          <table:table-cell table:formula="of:=[.N383]+[.N$400]/400" office:value-type="float" office:value="-0.167115347499999">
            <text:p>-0.167115</text:p>
          </table:table-cell>
          <table:table-cell table:formula="of:=[.O383]+[.O$400]/400" office:value-type="float" office:value="0">
            <text:p>0.000000</text:p>
          </table:table-cell>
          <table:table-cell table:formula="of:=[.P383]+[.P$400]/400" office:value-type="float" office:value="-0.501346042500003">
            <text:p>-0.501346</text:p>
          </table:table-cell>
          <table:table-cell table:formula="of:=[.Q383]+[.Q$400]/400" office:value-type="float" office:value="0">
            <text:p>0.000000</text:p>
          </table:table-cell>
          <table:table-cell table:formula="of:=[.R383]+[.R$400]/400" office:value-type="float" office:value="0">
            <text:p>0.000000</text:p>
          </table:table-cell>
          <table:table-cell table:formula="of:=[.S383]+[.S$400]/400" office:value-type="float" office:value="0">
            <text:p>0.000000</text:p>
          </table:table-cell>
          <table:table-cell table:formula="of:=[.T383]+[.T$400]/400" office:value-type="float" office:value="0.167115347499999">
            <text:p>0.167115</text:p>
          </table:table-cell>
          <table:table-cell table:formula="of:=[.U383]+[.U$400]/400" office:value-type="float" office:value="0.167115347499999">
            <text:p>0.167115</text:p>
          </table:table-cell>
          <table:table-cell table:formula="of:=[.V383]+[.V$400]/400" office:value-type="float" office:value="0">
            <text:p>0.000000</text:p>
          </table:table-cell>
          <table:table-cell table:formula="of:=[.W383]+[.W$400]/400" office:value-type="float" office:value="-0.501346042500003">
            <text:p>-0.501346</text:p>
          </table:table-cell>
          <table:table-cell table:formula="of:=[.X383]+[.X$400]/400" office:value-type="float" office:value="0">
            <text:p>0.000000</text:p>
          </table:table-cell>
          <table:table-cell table:formula="of:=[.Y383]+[.Y$400]/400" office:value-type="float" office:value="0">
            <text:p>0.000000</text:p>
          </table:table-cell>
          <table:table-cell table:formula="of:=[.Z383]+[.Z$400]/400" office:value-type="float" office:value="0">
            <text:p>0.000000</text:p>
          </table:table-cell>
          <table:table-cell table:formula="of:=[.AA383]+[.AA$400]/400" office:value-type="float" office:value="0">
            <text:p>0.000000</text:p>
          </table:table-cell>
          <table:table-cell table:formula="of:=[.AB383]+[.AB$400]/400" office:value-type="float" office:value="0">
            <text:p>0.000000</text:p>
          </table:table-cell>
          <table:table-cell table:formula="of:=[.AC383]+[.AC$400]/400" office:value-type="float" office:value="0">
            <text:p>0.000000</text:p>
          </table:table-cell>
          <table:table-cell table:formula="of:=[.AD383]+[.AD$400]/400" office:value-type="float" office:value="0">
            <text:p>0.000000</text:p>
          </table:table-cell>
        </table:table-row>
        <table:table-row table:style-name="ro1">
          <table:table-cell table:formula="of:=[.A384]+[.A$400]/400" office:value-type="float" office:value="0">
            <text:p>0.000000</text:p>
          </table:table-cell>
          <table:table-cell table:formula="of:=[.B384]+[.B$400]/400" office:value-type="float" office:value="0">
            <text:p>0.000000</text:p>
          </table:table-cell>
          <table:table-cell table:formula="of:=[.C384]+[.C$400]/400" office:value-type="float" office:value="-0.365040960000002">
            <text:p>-0.365041</text:p>
          </table:table-cell>
          <table:table-cell table:formula="of:=[.D384]+[.D$400]/400" office:value-type="float" office:value="0.730081920000004">
            <text:p>0.730082</text:p>
          </table:table-cell>
          <table:table-cell table:formula="of:=[.E384]+[.E$400]/400" office:value-type="float" office:value="-0.365040960000002">
            <text:p>-0.365041</text:p>
          </table:table-cell>
          <table:table-cell table:formula="of:=[.F384]+[.F$400]/400" office:value-type="float" office:value="0">
            <text:p>0.000000</text:p>
          </table:table-cell>
          <table:table-cell table:formula="of:=[.G384]+[.G$400]/400" office:value-type="float" office:value="0">
            <text:p>0.000000</text:p>
          </table:table-cell>
          <table:table-cell table:formula="of:=[.H384]+[.H$400]/400" office:value-type="float" office:value="0">
            <text:p>0.000000</text:p>
          </table:table-cell>
          <table:table-cell table:formula="of:=[.I384]+[.I$400]/400" office:value-type="float" office:value="-0.365040960000002">
            <text:p>-0.365041</text:p>
          </table:table-cell>
          <table:table-cell table:formula="of:=[.J384]+[.J$400]/400" office:value-type="float" office:value="0.730081920000004">
            <text:p>0.730082</text:p>
          </table:table-cell>
          <table:table-cell table:formula="of:=[.K384]+[.K$400]/400" office:value-type="float" office:value="-0.365040960000002">
            <text:p>-0.365041</text:p>
          </table:table-cell>
          <table:table-cell table:formula="of:=[.L384]+[.L$400]/400" office:value-type="float" office:value="0">
            <text:p>0.000000</text:p>
          </table:table-cell>
          <table:table-cell table:formula="of:=[.M384]+[.M$400]/400" office:value-type="float" office:value="0.167551679999999">
            <text:p>0.167552</text:p>
          </table:table-cell>
          <table:table-cell table:formula="of:=[.N384]+[.N$400]/400" office:value-type="float" office:value="-0.167551679999999">
            <text:p>-0.167552</text:p>
          </table:table-cell>
          <table:table-cell table:formula="of:=[.O384]+[.O$400]/400" office:value-type="float" office:value="0">
            <text:p>0.000000</text:p>
          </table:table-cell>
          <table:table-cell table:formula="of:=[.P384]+[.P$400]/400" office:value-type="float" office:value="-0.502655040000003">
            <text:p>-0.502655</text:p>
          </table:table-cell>
          <table:table-cell table:formula="of:=[.Q384]+[.Q$400]/400" office:value-type="float" office:value="0">
            <text:p>0.000000</text:p>
          </table:table-cell>
          <table:table-cell table:formula="of:=[.R384]+[.R$400]/400" office:value-type="float" office:value="0">
            <text:p>0.000000</text:p>
          </table:table-cell>
          <table:table-cell table:formula="of:=[.S384]+[.S$400]/400" office:value-type="float" office:value="0">
            <text:p>0.000000</text:p>
          </table:table-cell>
          <table:table-cell table:formula="of:=[.T384]+[.T$400]/400" office:value-type="float" office:value="0.167551679999999">
            <text:p>0.167552</text:p>
          </table:table-cell>
          <table:table-cell table:formula="of:=[.U384]+[.U$400]/400" office:value-type="float" office:value="0.167551679999999">
            <text:p>0.167552</text:p>
          </table:table-cell>
          <table:table-cell table:formula="of:=[.V384]+[.V$400]/400" office:value-type="float" office:value="0">
            <text:p>0.000000</text:p>
          </table:table-cell>
          <table:table-cell table:formula="of:=[.W384]+[.W$400]/400" office:value-type="float" office:value="-0.502655040000003">
            <text:p>-0.502655</text:p>
          </table:table-cell>
          <table:table-cell table:formula="of:=[.X384]+[.X$400]/400" office:value-type="float" office:value="0">
            <text:p>0.000000</text:p>
          </table:table-cell>
          <table:table-cell table:formula="of:=[.Y384]+[.Y$400]/400" office:value-type="float" office:value="0">
            <text:p>0.000000</text:p>
          </table:table-cell>
          <table:table-cell table:formula="of:=[.Z384]+[.Z$400]/400" office:value-type="float" office:value="0">
            <text:p>0.000000</text:p>
          </table:table-cell>
          <table:table-cell table:formula="of:=[.AA384]+[.AA$400]/400" office:value-type="float" office:value="0">
            <text:p>0.000000</text:p>
          </table:table-cell>
          <table:table-cell table:formula="of:=[.AB384]+[.AB$400]/400" office:value-type="float" office:value="0">
            <text:p>0.000000</text:p>
          </table:table-cell>
          <table:table-cell table:formula="of:=[.AC384]+[.AC$400]/400" office:value-type="float" office:value="0">
            <text:p>0.000000</text:p>
          </table:table-cell>
          <table:table-cell table:formula="of:=[.AD384]+[.AD$400]/400" office:value-type="float" office:value="0">
            <text:p>0.000000</text:p>
          </table:table-cell>
        </table:table-row>
        <table:table-row table:style-name="ro1">
          <table:table-cell table:formula="of:=[.A385]+[.A$400]/400" office:value-type="float" office:value="0">
            <text:p>0.000000</text:p>
          </table:table-cell>
          <table:table-cell table:formula="of:=[.B385]+[.B$400]/400" office:value-type="float" office:value="0">
            <text:p>0.000000</text:p>
          </table:table-cell>
          <table:table-cell table:formula="of:=[.C385]+[.C$400]/400" office:value-type="float" office:value="-0.365991587500002">
            <text:p>-0.365992</text:p>
          </table:table-cell>
          <table:table-cell table:formula="of:=[.D385]+[.D$400]/400" office:value-type="float" office:value="0.731983175000004">
            <text:p>0.731983</text:p>
          </table:table-cell>
          <table:table-cell table:formula="of:=[.E385]+[.E$400]/400" office:value-type="float" office:value="-0.365991587500002">
            <text:p>-0.365992</text:p>
          </table:table-cell>
          <table:table-cell table:formula="of:=[.F385]+[.F$400]/400" office:value-type="float" office:value="0">
            <text:p>0.000000</text:p>
          </table:table-cell>
          <table:table-cell table:formula="of:=[.G385]+[.G$400]/400" office:value-type="float" office:value="0">
            <text:p>0.000000</text:p>
          </table:table-cell>
          <table:table-cell table:formula="of:=[.H385]+[.H$400]/400" office:value-type="float" office:value="0">
            <text:p>0.000000</text:p>
          </table:table-cell>
          <table:table-cell table:formula="of:=[.I385]+[.I$400]/400" office:value-type="float" office:value="-0.365991587500002">
            <text:p>-0.365992</text:p>
          </table:table-cell>
          <table:table-cell table:formula="of:=[.J385]+[.J$400]/400" office:value-type="float" office:value="0.731983175000004">
            <text:p>0.731983</text:p>
          </table:table-cell>
          <table:table-cell table:formula="of:=[.K385]+[.K$400]/400" office:value-type="float" office:value="-0.365991587500002">
            <text:p>-0.365992</text:p>
          </table:table-cell>
          <table:table-cell table:formula="of:=[.L385]+[.L$400]/400" office:value-type="float" office:value="0">
            <text:p>0.000000</text:p>
          </table:table-cell>
          <table:table-cell table:formula="of:=[.M385]+[.M$400]/400" office:value-type="float" office:value="0.167988012499999">
            <text:p>0.167988</text:p>
          </table:table-cell>
          <table:table-cell table:formula="of:=[.N385]+[.N$400]/400" office:value-type="float" office:value="-0.167988012499999">
            <text:p>-0.167988</text:p>
          </table:table-cell>
          <table:table-cell table:formula="of:=[.O385]+[.O$400]/400" office:value-type="float" office:value="0">
            <text:p>0.000000</text:p>
          </table:table-cell>
          <table:table-cell table:formula="of:=[.P385]+[.P$400]/400" office:value-type="float" office:value="-0.503964037500003">
            <text:p>-0.503964</text:p>
          </table:table-cell>
          <table:table-cell table:formula="of:=[.Q385]+[.Q$400]/400" office:value-type="float" office:value="0">
            <text:p>0.000000</text:p>
          </table:table-cell>
          <table:table-cell table:formula="of:=[.R385]+[.R$400]/400" office:value-type="float" office:value="0">
            <text:p>0.000000</text:p>
          </table:table-cell>
          <table:table-cell table:formula="of:=[.S385]+[.S$400]/400" office:value-type="float" office:value="0">
            <text:p>0.000000</text:p>
          </table:table-cell>
          <table:table-cell table:formula="of:=[.T385]+[.T$400]/400" office:value-type="float" office:value="0.167988012499999">
            <text:p>0.167988</text:p>
          </table:table-cell>
          <table:table-cell table:formula="of:=[.U385]+[.U$400]/400" office:value-type="float" office:value="0.167988012499999">
            <text:p>0.167988</text:p>
          </table:table-cell>
          <table:table-cell table:formula="of:=[.V385]+[.V$400]/400" office:value-type="float" office:value="0">
            <text:p>0.000000</text:p>
          </table:table-cell>
          <table:table-cell table:formula="of:=[.W385]+[.W$400]/400" office:value-type="float" office:value="-0.503964037500003">
            <text:p>-0.503964</text:p>
          </table:table-cell>
          <table:table-cell table:formula="of:=[.X385]+[.X$400]/400" office:value-type="float" office:value="0">
            <text:p>0.000000</text:p>
          </table:table-cell>
          <table:table-cell table:formula="of:=[.Y385]+[.Y$400]/400" office:value-type="float" office:value="0">
            <text:p>0.000000</text:p>
          </table:table-cell>
          <table:table-cell table:formula="of:=[.Z385]+[.Z$400]/400" office:value-type="float" office:value="0">
            <text:p>0.000000</text:p>
          </table:table-cell>
          <table:table-cell table:formula="of:=[.AA385]+[.AA$400]/400" office:value-type="float" office:value="0">
            <text:p>0.000000</text:p>
          </table:table-cell>
          <table:table-cell table:formula="of:=[.AB385]+[.AB$400]/400" office:value-type="float" office:value="0">
            <text:p>0.000000</text:p>
          </table:table-cell>
          <table:table-cell table:formula="of:=[.AC385]+[.AC$400]/400" office:value-type="float" office:value="0">
            <text:p>0.000000</text:p>
          </table:table-cell>
          <table:table-cell table:formula="of:=[.AD385]+[.AD$400]/400" office:value-type="float" office:value="0">
            <text:p>0.000000</text:p>
          </table:table-cell>
        </table:table-row>
        <table:table-row table:style-name="ro1">
          <table:table-cell table:formula="of:=[.A386]+[.A$400]/400" office:value-type="float" office:value="0">
            <text:p>0.000000</text:p>
          </table:table-cell>
          <table:table-cell table:formula="of:=[.B386]+[.B$400]/400" office:value-type="float" office:value="0">
            <text:p>0.000000</text:p>
          </table:table-cell>
          <table:table-cell table:formula="of:=[.C386]+[.C$400]/400" office:value-type="float" office:value="-0.366942215000002">
            <text:p>-0.366942</text:p>
          </table:table-cell>
          <table:table-cell table:formula="of:=[.D386]+[.D$400]/400" office:value-type="float" office:value="0.733884430000004">
            <text:p>0.733884</text:p>
          </table:table-cell>
          <table:table-cell table:formula="of:=[.E386]+[.E$400]/400" office:value-type="float" office:value="-0.366942215000002">
            <text:p>-0.366942</text:p>
          </table:table-cell>
          <table:table-cell table:formula="of:=[.F386]+[.F$400]/400" office:value-type="float" office:value="0">
            <text:p>0.000000</text:p>
          </table:table-cell>
          <table:table-cell table:formula="of:=[.G386]+[.G$400]/400" office:value-type="float" office:value="0">
            <text:p>0.000000</text:p>
          </table:table-cell>
          <table:table-cell table:formula="of:=[.H386]+[.H$400]/400" office:value-type="float" office:value="0">
            <text:p>0.000000</text:p>
          </table:table-cell>
          <table:table-cell table:formula="of:=[.I386]+[.I$400]/400" office:value-type="float" office:value="-0.366942215000002">
            <text:p>-0.366942</text:p>
          </table:table-cell>
          <table:table-cell table:formula="of:=[.J386]+[.J$400]/400" office:value-type="float" office:value="0.733884430000004">
            <text:p>0.733884</text:p>
          </table:table-cell>
          <table:table-cell table:formula="of:=[.K386]+[.K$400]/400" office:value-type="float" office:value="-0.366942215000002">
            <text:p>-0.366942</text:p>
          </table:table-cell>
          <table:table-cell table:formula="of:=[.L386]+[.L$400]/400" office:value-type="float" office:value="0">
            <text:p>0.000000</text:p>
          </table:table-cell>
          <table:table-cell table:formula="of:=[.M386]+[.M$400]/400" office:value-type="float" office:value="0.168424344999999">
            <text:p>0.168424</text:p>
          </table:table-cell>
          <table:table-cell table:formula="of:=[.N386]+[.N$400]/400" office:value-type="float" office:value="-0.168424344999999">
            <text:p>-0.168424</text:p>
          </table:table-cell>
          <table:table-cell table:formula="of:=[.O386]+[.O$400]/400" office:value-type="float" office:value="0">
            <text:p>0.000000</text:p>
          </table:table-cell>
          <table:table-cell table:formula="of:=[.P386]+[.P$400]/400" office:value-type="float" office:value="-0.505273035000003">
            <text:p>-0.505273</text:p>
          </table:table-cell>
          <table:table-cell table:formula="of:=[.Q386]+[.Q$400]/400" office:value-type="float" office:value="0">
            <text:p>0.000000</text:p>
          </table:table-cell>
          <table:table-cell table:formula="of:=[.R386]+[.R$400]/400" office:value-type="float" office:value="0">
            <text:p>0.000000</text:p>
          </table:table-cell>
          <table:table-cell table:formula="of:=[.S386]+[.S$400]/400" office:value-type="float" office:value="0">
            <text:p>0.000000</text:p>
          </table:table-cell>
          <table:table-cell table:formula="of:=[.T386]+[.T$400]/400" office:value-type="float" office:value="0.168424344999999">
            <text:p>0.168424</text:p>
          </table:table-cell>
          <table:table-cell table:formula="of:=[.U386]+[.U$400]/400" office:value-type="float" office:value="0.168424344999999">
            <text:p>0.168424</text:p>
          </table:table-cell>
          <table:table-cell table:formula="of:=[.V386]+[.V$400]/400" office:value-type="float" office:value="0">
            <text:p>0.000000</text:p>
          </table:table-cell>
          <table:table-cell table:formula="of:=[.W386]+[.W$400]/400" office:value-type="float" office:value="-0.505273035000003">
            <text:p>-0.505273</text:p>
          </table:table-cell>
          <table:table-cell table:formula="of:=[.X386]+[.X$400]/400" office:value-type="float" office:value="0">
            <text:p>0.000000</text:p>
          </table:table-cell>
          <table:table-cell table:formula="of:=[.Y386]+[.Y$400]/400" office:value-type="float" office:value="0">
            <text:p>0.000000</text:p>
          </table:table-cell>
          <table:table-cell table:formula="of:=[.Z386]+[.Z$400]/400" office:value-type="float" office:value="0">
            <text:p>0.000000</text:p>
          </table:table-cell>
          <table:table-cell table:formula="of:=[.AA386]+[.AA$400]/400" office:value-type="float" office:value="0">
            <text:p>0.000000</text:p>
          </table:table-cell>
          <table:table-cell table:formula="of:=[.AB386]+[.AB$400]/400" office:value-type="float" office:value="0">
            <text:p>0.000000</text:p>
          </table:table-cell>
          <table:table-cell table:formula="of:=[.AC386]+[.AC$400]/400" office:value-type="float" office:value="0">
            <text:p>0.000000</text:p>
          </table:table-cell>
          <table:table-cell table:formula="of:=[.AD386]+[.AD$400]/400" office:value-type="float" office:value="0">
            <text:p>0.000000</text:p>
          </table:table-cell>
        </table:table-row>
        <table:table-row table:style-name="ro1">
          <table:table-cell table:formula="of:=[.A387]+[.A$400]/400" office:value-type="float" office:value="0">
            <text:p>0.000000</text:p>
          </table:table-cell>
          <table:table-cell table:formula="of:=[.B387]+[.B$400]/400" office:value-type="float" office:value="0">
            <text:p>0.000000</text:p>
          </table:table-cell>
          <table:table-cell table:formula="of:=[.C387]+[.C$400]/400" office:value-type="float" office:value="-0.367892842500002">
            <text:p>-0.367893</text:p>
          </table:table-cell>
          <table:table-cell table:formula="of:=[.D387]+[.D$400]/400" office:value-type="float" office:value="0.735785685000004">
            <text:p>0.735786</text:p>
          </table:table-cell>
          <table:table-cell table:formula="of:=[.E387]+[.E$400]/400" office:value-type="float" office:value="-0.367892842500002">
            <text:p>-0.367893</text:p>
          </table:table-cell>
          <table:table-cell table:formula="of:=[.F387]+[.F$400]/400" office:value-type="float" office:value="0">
            <text:p>0.000000</text:p>
          </table:table-cell>
          <table:table-cell table:formula="of:=[.G387]+[.G$400]/400" office:value-type="float" office:value="0">
            <text:p>0.000000</text:p>
          </table:table-cell>
          <table:table-cell table:formula="of:=[.H387]+[.H$400]/400" office:value-type="float" office:value="0">
            <text:p>0.000000</text:p>
          </table:table-cell>
          <table:table-cell table:formula="of:=[.I387]+[.I$400]/400" office:value-type="float" office:value="-0.367892842500002">
            <text:p>-0.367893</text:p>
          </table:table-cell>
          <table:table-cell table:formula="of:=[.J387]+[.J$400]/400" office:value-type="float" office:value="0.735785685000004">
            <text:p>0.735786</text:p>
          </table:table-cell>
          <table:table-cell table:formula="of:=[.K387]+[.K$400]/400" office:value-type="float" office:value="-0.367892842500002">
            <text:p>-0.367893</text:p>
          </table:table-cell>
          <table:table-cell table:formula="of:=[.L387]+[.L$400]/400" office:value-type="float" office:value="0">
            <text:p>0.000000</text:p>
          </table:table-cell>
          <table:table-cell table:formula="of:=[.M387]+[.M$400]/400" office:value-type="float" office:value="0.168860677499999">
            <text:p>0.168861</text:p>
          </table:table-cell>
          <table:table-cell table:formula="of:=[.N387]+[.N$400]/400" office:value-type="float" office:value="-0.168860677499999">
            <text:p>-0.168861</text:p>
          </table:table-cell>
          <table:table-cell table:formula="of:=[.O387]+[.O$400]/400" office:value-type="float" office:value="0">
            <text:p>0.000000</text:p>
          </table:table-cell>
          <table:table-cell table:formula="of:=[.P387]+[.P$400]/400" office:value-type="float" office:value="-0.506582032500003">
            <text:p>-0.506582</text:p>
          </table:table-cell>
          <table:table-cell table:formula="of:=[.Q387]+[.Q$400]/400" office:value-type="float" office:value="0">
            <text:p>0.000000</text:p>
          </table:table-cell>
          <table:table-cell table:formula="of:=[.R387]+[.R$400]/400" office:value-type="float" office:value="0">
            <text:p>0.000000</text:p>
          </table:table-cell>
          <table:table-cell table:formula="of:=[.S387]+[.S$400]/400" office:value-type="float" office:value="0">
            <text:p>0.000000</text:p>
          </table:table-cell>
          <table:table-cell table:formula="of:=[.T387]+[.T$400]/400" office:value-type="float" office:value="0.168860677499999">
            <text:p>0.168861</text:p>
          </table:table-cell>
          <table:table-cell table:formula="of:=[.U387]+[.U$400]/400" office:value-type="float" office:value="0.168860677499999">
            <text:p>0.168861</text:p>
          </table:table-cell>
          <table:table-cell table:formula="of:=[.V387]+[.V$400]/400" office:value-type="float" office:value="0">
            <text:p>0.000000</text:p>
          </table:table-cell>
          <table:table-cell table:formula="of:=[.W387]+[.W$400]/400" office:value-type="float" office:value="-0.506582032500003">
            <text:p>-0.506582</text:p>
          </table:table-cell>
          <table:table-cell table:formula="of:=[.X387]+[.X$400]/400" office:value-type="float" office:value="0">
            <text:p>0.000000</text:p>
          </table:table-cell>
          <table:table-cell table:formula="of:=[.Y387]+[.Y$400]/400" office:value-type="float" office:value="0">
            <text:p>0.000000</text:p>
          </table:table-cell>
          <table:table-cell table:formula="of:=[.Z387]+[.Z$400]/400" office:value-type="float" office:value="0">
            <text:p>0.000000</text:p>
          </table:table-cell>
          <table:table-cell table:formula="of:=[.AA387]+[.AA$400]/400" office:value-type="float" office:value="0">
            <text:p>0.000000</text:p>
          </table:table-cell>
          <table:table-cell table:formula="of:=[.AB387]+[.AB$400]/400" office:value-type="float" office:value="0">
            <text:p>0.000000</text:p>
          </table:table-cell>
          <table:table-cell table:formula="of:=[.AC387]+[.AC$400]/400" office:value-type="float" office:value="0">
            <text:p>0.000000</text:p>
          </table:table-cell>
          <table:table-cell table:formula="of:=[.AD387]+[.AD$400]/400" office:value-type="float" office:value="0">
            <text:p>0.000000</text:p>
          </table:table-cell>
        </table:table-row>
        <table:table-row table:style-name="ro1">
          <table:table-cell table:formula="of:=[.A388]+[.A$400]/400" office:value-type="float" office:value="0">
            <text:p>0.000000</text:p>
          </table:table-cell>
          <table:table-cell table:formula="of:=[.B388]+[.B$400]/400" office:value-type="float" office:value="0">
            <text:p>0.000000</text:p>
          </table:table-cell>
          <table:table-cell table:formula="of:=[.C388]+[.C$400]/400" office:value-type="float" office:value="-0.368843470000002">
            <text:p>-0.368843</text:p>
          </table:table-cell>
          <table:table-cell table:formula="of:=[.D388]+[.D$400]/400" office:value-type="float" office:value="0.737686940000004">
            <text:p>0.737687</text:p>
          </table:table-cell>
          <table:table-cell table:formula="of:=[.E388]+[.E$400]/400" office:value-type="float" office:value="-0.368843470000002">
            <text:p>-0.368843</text:p>
          </table:table-cell>
          <table:table-cell table:formula="of:=[.F388]+[.F$400]/400" office:value-type="float" office:value="0">
            <text:p>0.000000</text:p>
          </table:table-cell>
          <table:table-cell table:formula="of:=[.G388]+[.G$400]/400" office:value-type="float" office:value="0">
            <text:p>0.000000</text:p>
          </table:table-cell>
          <table:table-cell table:formula="of:=[.H388]+[.H$400]/400" office:value-type="float" office:value="0">
            <text:p>0.000000</text:p>
          </table:table-cell>
          <table:table-cell table:formula="of:=[.I388]+[.I$400]/400" office:value-type="float" office:value="-0.368843470000002">
            <text:p>-0.368843</text:p>
          </table:table-cell>
          <table:table-cell table:formula="of:=[.J388]+[.J$400]/400" office:value-type="float" office:value="0.737686940000004">
            <text:p>0.737687</text:p>
          </table:table-cell>
          <table:table-cell table:formula="of:=[.K388]+[.K$400]/400" office:value-type="float" office:value="-0.368843470000002">
            <text:p>-0.368843</text:p>
          </table:table-cell>
          <table:table-cell table:formula="of:=[.L388]+[.L$400]/400" office:value-type="float" office:value="0">
            <text:p>0.000000</text:p>
          </table:table-cell>
          <table:table-cell table:formula="of:=[.M388]+[.M$400]/400" office:value-type="float" office:value="0.169297009999999">
            <text:p>0.169297</text:p>
          </table:table-cell>
          <table:table-cell table:formula="of:=[.N388]+[.N$400]/400" office:value-type="float" office:value="-0.169297009999999">
            <text:p>-0.169297</text:p>
          </table:table-cell>
          <table:table-cell table:formula="of:=[.O388]+[.O$400]/400" office:value-type="float" office:value="0">
            <text:p>0.000000</text:p>
          </table:table-cell>
          <table:table-cell table:formula="of:=[.P388]+[.P$400]/400" office:value-type="float" office:value="-0.507891030000003">
            <text:p>-0.507891</text:p>
          </table:table-cell>
          <table:table-cell table:formula="of:=[.Q388]+[.Q$400]/400" office:value-type="float" office:value="0">
            <text:p>0.000000</text:p>
          </table:table-cell>
          <table:table-cell table:formula="of:=[.R388]+[.R$400]/400" office:value-type="float" office:value="0">
            <text:p>0.000000</text:p>
          </table:table-cell>
          <table:table-cell table:formula="of:=[.S388]+[.S$400]/400" office:value-type="float" office:value="0">
            <text:p>0.000000</text:p>
          </table:table-cell>
          <table:table-cell table:formula="of:=[.T388]+[.T$400]/400" office:value-type="float" office:value="0.169297009999999">
            <text:p>0.169297</text:p>
          </table:table-cell>
          <table:table-cell table:formula="of:=[.U388]+[.U$400]/400" office:value-type="float" office:value="0.169297009999999">
            <text:p>0.169297</text:p>
          </table:table-cell>
          <table:table-cell table:formula="of:=[.V388]+[.V$400]/400" office:value-type="float" office:value="0">
            <text:p>0.000000</text:p>
          </table:table-cell>
          <table:table-cell table:formula="of:=[.W388]+[.W$400]/400" office:value-type="float" office:value="-0.507891030000003">
            <text:p>-0.507891</text:p>
          </table:table-cell>
          <table:table-cell table:formula="of:=[.X388]+[.X$400]/400" office:value-type="float" office:value="0">
            <text:p>0.000000</text:p>
          </table:table-cell>
          <table:table-cell table:formula="of:=[.Y388]+[.Y$400]/400" office:value-type="float" office:value="0">
            <text:p>0.000000</text:p>
          </table:table-cell>
          <table:table-cell table:formula="of:=[.Z388]+[.Z$400]/400" office:value-type="float" office:value="0">
            <text:p>0.000000</text:p>
          </table:table-cell>
          <table:table-cell table:formula="of:=[.AA388]+[.AA$400]/400" office:value-type="float" office:value="0">
            <text:p>0.000000</text:p>
          </table:table-cell>
          <table:table-cell table:formula="of:=[.AB388]+[.AB$400]/400" office:value-type="float" office:value="0">
            <text:p>0.000000</text:p>
          </table:table-cell>
          <table:table-cell table:formula="of:=[.AC388]+[.AC$400]/400" office:value-type="float" office:value="0">
            <text:p>0.000000</text:p>
          </table:table-cell>
          <table:table-cell table:formula="of:=[.AD388]+[.AD$400]/400" office:value-type="float" office:value="0">
            <text:p>0.000000</text:p>
          </table:table-cell>
        </table:table-row>
        <table:table-row table:style-name="ro1">
          <table:table-cell table:formula="of:=[.A389]+[.A$400]/400" office:value-type="float" office:value="0">
            <text:p>0.000000</text:p>
          </table:table-cell>
          <table:table-cell table:formula="of:=[.B389]+[.B$400]/400" office:value-type="float" office:value="0">
            <text:p>0.000000</text:p>
          </table:table-cell>
          <table:table-cell table:formula="of:=[.C389]+[.C$400]/400" office:value-type="float" office:value="-0.369794097500002">
            <text:p>-0.369794</text:p>
          </table:table-cell>
          <table:table-cell table:formula="of:=[.D389]+[.D$400]/400" office:value-type="float" office:value="0.739588195000004">
            <text:p>0.739588</text:p>
          </table:table-cell>
          <table:table-cell table:formula="of:=[.E389]+[.E$400]/400" office:value-type="float" office:value="-0.369794097500002">
            <text:p>-0.369794</text:p>
          </table:table-cell>
          <table:table-cell table:formula="of:=[.F389]+[.F$400]/400" office:value-type="float" office:value="0">
            <text:p>0.000000</text:p>
          </table:table-cell>
          <table:table-cell table:formula="of:=[.G389]+[.G$400]/400" office:value-type="float" office:value="0">
            <text:p>0.000000</text:p>
          </table:table-cell>
          <table:table-cell table:formula="of:=[.H389]+[.H$400]/400" office:value-type="float" office:value="0">
            <text:p>0.000000</text:p>
          </table:table-cell>
          <table:table-cell table:formula="of:=[.I389]+[.I$400]/400" office:value-type="float" office:value="-0.369794097500002">
            <text:p>-0.369794</text:p>
          </table:table-cell>
          <table:table-cell table:formula="of:=[.J389]+[.J$400]/400" office:value-type="float" office:value="0.739588195000004">
            <text:p>0.739588</text:p>
          </table:table-cell>
          <table:table-cell table:formula="of:=[.K389]+[.K$400]/400" office:value-type="float" office:value="-0.369794097500002">
            <text:p>-0.369794</text:p>
          </table:table-cell>
          <table:table-cell table:formula="of:=[.L389]+[.L$400]/400" office:value-type="float" office:value="0">
            <text:p>0.000000</text:p>
          </table:table-cell>
          <table:table-cell table:formula="of:=[.M389]+[.M$400]/400" office:value-type="float" office:value="0.169733342499999">
            <text:p>0.169733</text:p>
          </table:table-cell>
          <table:table-cell table:formula="of:=[.N389]+[.N$400]/400" office:value-type="float" office:value="-0.169733342499999">
            <text:p>-0.169733</text:p>
          </table:table-cell>
          <table:table-cell table:formula="of:=[.O389]+[.O$400]/400" office:value-type="float" office:value="0">
            <text:p>0.000000</text:p>
          </table:table-cell>
          <table:table-cell table:formula="of:=[.P389]+[.P$400]/400" office:value-type="float" office:value="-0.509200027500003">
            <text:p>-0.509200</text:p>
          </table:table-cell>
          <table:table-cell table:formula="of:=[.Q389]+[.Q$400]/400" office:value-type="float" office:value="0">
            <text:p>0.000000</text:p>
          </table:table-cell>
          <table:table-cell table:formula="of:=[.R389]+[.R$400]/400" office:value-type="float" office:value="0">
            <text:p>0.000000</text:p>
          </table:table-cell>
          <table:table-cell table:formula="of:=[.S389]+[.S$400]/400" office:value-type="float" office:value="0">
            <text:p>0.000000</text:p>
          </table:table-cell>
          <table:table-cell table:formula="of:=[.T389]+[.T$400]/400" office:value-type="float" office:value="0.169733342499999">
            <text:p>0.169733</text:p>
          </table:table-cell>
          <table:table-cell table:formula="of:=[.U389]+[.U$400]/400" office:value-type="float" office:value="0.169733342499999">
            <text:p>0.169733</text:p>
          </table:table-cell>
          <table:table-cell table:formula="of:=[.V389]+[.V$400]/400" office:value-type="float" office:value="0">
            <text:p>0.000000</text:p>
          </table:table-cell>
          <table:table-cell table:formula="of:=[.W389]+[.W$400]/400" office:value-type="float" office:value="-0.509200027500003">
            <text:p>-0.509200</text:p>
          </table:table-cell>
          <table:table-cell table:formula="of:=[.X389]+[.X$400]/400" office:value-type="float" office:value="0">
            <text:p>0.000000</text:p>
          </table:table-cell>
          <table:table-cell table:formula="of:=[.Y389]+[.Y$400]/400" office:value-type="float" office:value="0">
            <text:p>0.000000</text:p>
          </table:table-cell>
          <table:table-cell table:formula="of:=[.Z389]+[.Z$400]/400" office:value-type="float" office:value="0">
            <text:p>0.000000</text:p>
          </table:table-cell>
          <table:table-cell table:formula="of:=[.AA389]+[.AA$400]/400" office:value-type="float" office:value="0">
            <text:p>0.000000</text:p>
          </table:table-cell>
          <table:table-cell table:formula="of:=[.AB389]+[.AB$400]/400" office:value-type="float" office:value="0">
            <text:p>0.000000</text:p>
          </table:table-cell>
          <table:table-cell table:formula="of:=[.AC389]+[.AC$400]/400" office:value-type="float" office:value="0">
            <text:p>0.000000</text:p>
          </table:table-cell>
          <table:table-cell table:formula="of:=[.AD389]+[.AD$400]/400" office:value-type="float" office:value="0">
            <text:p>0.000000</text:p>
          </table:table-cell>
        </table:table-row>
        <table:table-row table:style-name="ro1">
          <table:table-cell table:formula="of:=[.A390]+[.A$400]/400" office:value-type="float" office:value="0">
            <text:p>0.000000</text:p>
          </table:table-cell>
          <table:table-cell table:formula="of:=[.B390]+[.B$400]/400" office:value-type="float" office:value="0">
            <text:p>0.000000</text:p>
          </table:table-cell>
          <table:table-cell table:formula="of:=[.C390]+[.C$400]/400" office:value-type="float" office:value="-0.370744725000002">
            <text:p>-0.370745</text:p>
          </table:table-cell>
          <table:table-cell table:formula="of:=[.D390]+[.D$400]/400" office:value-type="float" office:value="0.741489450000004">
            <text:p>0.741489</text:p>
          </table:table-cell>
          <table:table-cell table:formula="of:=[.E390]+[.E$400]/400" office:value-type="float" office:value="-0.370744725000002">
            <text:p>-0.370745</text:p>
          </table:table-cell>
          <table:table-cell table:formula="of:=[.F390]+[.F$400]/400" office:value-type="float" office:value="0">
            <text:p>0.000000</text:p>
          </table:table-cell>
          <table:table-cell table:formula="of:=[.G390]+[.G$400]/400" office:value-type="float" office:value="0">
            <text:p>0.000000</text:p>
          </table:table-cell>
          <table:table-cell table:formula="of:=[.H390]+[.H$400]/400" office:value-type="float" office:value="0">
            <text:p>0.000000</text:p>
          </table:table-cell>
          <table:table-cell table:formula="of:=[.I390]+[.I$400]/400" office:value-type="float" office:value="-0.370744725000002">
            <text:p>-0.370745</text:p>
          </table:table-cell>
          <table:table-cell table:formula="of:=[.J390]+[.J$400]/400" office:value-type="float" office:value="0.741489450000004">
            <text:p>0.741489</text:p>
          </table:table-cell>
          <table:table-cell table:formula="of:=[.K390]+[.K$400]/400" office:value-type="float" office:value="-0.370744725000002">
            <text:p>-0.370745</text:p>
          </table:table-cell>
          <table:table-cell table:formula="of:=[.L390]+[.L$400]/400" office:value-type="float" office:value="0">
            <text:p>0.000000</text:p>
          </table:table-cell>
          <table:table-cell table:formula="of:=[.M390]+[.M$400]/400" office:value-type="float" office:value="0.170169674999999">
            <text:p>0.170170</text:p>
          </table:table-cell>
          <table:table-cell table:formula="of:=[.N390]+[.N$400]/400" office:value-type="float" office:value="-0.170169674999999">
            <text:p>-0.170170</text:p>
          </table:table-cell>
          <table:table-cell table:formula="of:=[.O390]+[.O$400]/400" office:value-type="float" office:value="0">
            <text:p>0.000000</text:p>
          </table:table-cell>
          <table:table-cell table:formula="of:=[.P390]+[.P$400]/400" office:value-type="float" office:value="-0.510509025000003">
            <text:p>-0.510509</text:p>
          </table:table-cell>
          <table:table-cell table:formula="of:=[.Q390]+[.Q$400]/400" office:value-type="float" office:value="0">
            <text:p>0.000000</text:p>
          </table:table-cell>
          <table:table-cell table:formula="of:=[.R390]+[.R$400]/400" office:value-type="float" office:value="0">
            <text:p>0.000000</text:p>
          </table:table-cell>
          <table:table-cell table:formula="of:=[.S390]+[.S$400]/400" office:value-type="float" office:value="0">
            <text:p>0.000000</text:p>
          </table:table-cell>
          <table:table-cell table:formula="of:=[.T390]+[.T$400]/400" office:value-type="float" office:value="0.170169674999999">
            <text:p>0.170170</text:p>
          </table:table-cell>
          <table:table-cell table:formula="of:=[.U390]+[.U$400]/400" office:value-type="float" office:value="0.170169674999999">
            <text:p>0.170170</text:p>
          </table:table-cell>
          <table:table-cell table:formula="of:=[.V390]+[.V$400]/400" office:value-type="float" office:value="0">
            <text:p>0.000000</text:p>
          </table:table-cell>
          <table:table-cell table:formula="of:=[.W390]+[.W$400]/400" office:value-type="float" office:value="-0.510509025000003">
            <text:p>-0.510509</text:p>
          </table:table-cell>
          <table:table-cell table:formula="of:=[.X390]+[.X$400]/400" office:value-type="float" office:value="0">
            <text:p>0.000000</text:p>
          </table:table-cell>
          <table:table-cell table:formula="of:=[.Y390]+[.Y$400]/400" office:value-type="float" office:value="0">
            <text:p>0.000000</text:p>
          </table:table-cell>
          <table:table-cell table:formula="of:=[.Z390]+[.Z$400]/400" office:value-type="float" office:value="0">
            <text:p>0.000000</text:p>
          </table:table-cell>
          <table:table-cell table:formula="of:=[.AA390]+[.AA$400]/400" office:value-type="float" office:value="0">
            <text:p>0.000000</text:p>
          </table:table-cell>
          <table:table-cell table:formula="of:=[.AB390]+[.AB$400]/400" office:value-type="float" office:value="0">
            <text:p>0.000000</text:p>
          </table:table-cell>
          <table:table-cell table:formula="of:=[.AC390]+[.AC$400]/400" office:value-type="float" office:value="0">
            <text:p>0.000000</text:p>
          </table:table-cell>
          <table:table-cell table:formula="of:=[.AD390]+[.AD$400]/400" office:value-type="float" office:value="0">
            <text:p>0.000000</text:p>
          </table:table-cell>
        </table:table-row>
        <table:table-row table:style-name="ro1">
          <table:table-cell table:formula="of:=[.A391]+[.A$400]/400" office:value-type="float" office:value="0">
            <text:p>0.000000</text:p>
          </table:table-cell>
          <table:table-cell table:formula="of:=[.B391]+[.B$400]/400" office:value-type="float" office:value="0">
            <text:p>0.000000</text:p>
          </table:table-cell>
          <table:table-cell table:formula="of:=[.C391]+[.C$400]/400" office:value-type="float" office:value="-0.371695352500002">
            <text:p>-0.371695</text:p>
          </table:table-cell>
          <table:table-cell table:formula="of:=[.D391]+[.D$400]/400" office:value-type="float" office:value="0.743390705000004">
            <text:p>0.743391</text:p>
          </table:table-cell>
          <table:table-cell table:formula="of:=[.E391]+[.E$400]/400" office:value-type="float" office:value="-0.371695352500002">
            <text:p>-0.371695</text:p>
          </table:table-cell>
          <table:table-cell table:formula="of:=[.F391]+[.F$400]/400" office:value-type="float" office:value="0">
            <text:p>0.000000</text:p>
          </table:table-cell>
          <table:table-cell table:formula="of:=[.G391]+[.G$400]/400" office:value-type="float" office:value="0">
            <text:p>0.000000</text:p>
          </table:table-cell>
          <table:table-cell table:formula="of:=[.H391]+[.H$400]/400" office:value-type="float" office:value="0">
            <text:p>0.000000</text:p>
          </table:table-cell>
          <table:table-cell table:formula="of:=[.I391]+[.I$400]/400" office:value-type="float" office:value="-0.371695352500002">
            <text:p>-0.371695</text:p>
          </table:table-cell>
          <table:table-cell table:formula="of:=[.J391]+[.J$400]/400" office:value-type="float" office:value="0.743390705000004">
            <text:p>0.743391</text:p>
          </table:table-cell>
          <table:table-cell table:formula="of:=[.K391]+[.K$400]/400" office:value-type="float" office:value="-0.371695352500002">
            <text:p>-0.371695</text:p>
          </table:table-cell>
          <table:table-cell table:formula="of:=[.L391]+[.L$400]/400" office:value-type="float" office:value="0">
            <text:p>0.000000</text:p>
          </table:table-cell>
          <table:table-cell table:formula="of:=[.M391]+[.M$400]/400" office:value-type="float" office:value="0.170606007499999">
            <text:p>0.170606</text:p>
          </table:table-cell>
          <table:table-cell table:formula="of:=[.N391]+[.N$400]/400" office:value-type="float" office:value="-0.170606007499999">
            <text:p>-0.170606</text:p>
          </table:table-cell>
          <table:table-cell table:formula="of:=[.O391]+[.O$400]/400" office:value-type="float" office:value="0">
            <text:p>0.000000</text:p>
          </table:table-cell>
          <table:table-cell table:formula="of:=[.P391]+[.P$400]/400" office:value-type="float" office:value="-0.511818022500003">
            <text:p>-0.511818</text:p>
          </table:table-cell>
          <table:table-cell table:formula="of:=[.Q391]+[.Q$400]/400" office:value-type="float" office:value="0">
            <text:p>0.000000</text:p>
          </table:table-cell>
          <table:table-cell table:formula="of:=[.R391]+[.R$400]/400" office:value-type="float" office:value="0">
            <text:p>0.000000</text:p>
          </table:table-cell>
          <table:table-cell table:formula="of:=[.S391]+[.S$400]/400" office:value-type="float" office:value="0">
            <text:p>0.000000</text:p>
          </table:table-cell>
          <table:table-cell table:formula="of:=[.T391]+[.T$400]/400" office:value-type="float" office:value="0.170606007499999">
            <text:p>0.170606</text:p>
          </table:table-cell>
          <table:table-cell table:formula="of:=[.U391]+[.U$400]/400" office:value-type="float" office:value="0.170606007499999">
            <text:p>0.170606</text:p>
          </table:table-cell>
          <table:table-cell table:formula="of:=[.V391]+[.V$400]/400" office:value-type="float" office:value="0">
            <text:p>0.000000</text:p>
          </table:table-cell>
          <table:table-cell table:formula="of:=[.W391]+[.W$400]/400" office:value-type="float" office:value="-0.511818022500003">
            <text:p>-0.511818</text:p>
          </table:table-cell>
          <table:table-cell table:formula="of:=[.X391]+[.X$400]/400" office:value-type="float" office:value="0">
            <text:p>0.000000</text:p>
          </table:table-cell>
          <table:table-cell table:formula="of:=[.Y391]+[.Y$400]/400" office:value-type="float" office:value="0">
            <text:p>0.000000</text:p>
          </table:table-cell>
          <table:table-cell table:formula="of:=[.Z391]+[.Z$400]/400" office:value-type="float" office:value="0">
            <text:p>0.000000</text:p>
          </table:table-cell>
          <table:table-cell table:formula="of:=[.AA391]+[.AA$400]/400" office:value-type="float" office:value="0">
            <text:p>0.000000</text:p>
          </table:table-cell>
          <table:table-cell table:formula="of:=[.AB391]+[.AB$400]/400" office:value-type="float" office:value="0">
            <text:p>0.000000</text:p>
          </table:table-cell>
          <table:table-cell table:formula="of:=[.AC391]+[.AC$400]/400" office:value-type="float" office:value="0">
            <text:p>0.000000</text:p>
          </table:table-cell>
          <table:table-cell table:formula="of:=[.AD391]+[.AD$400]/400" office:value-type="float" office:value="0">
            <text:p>0.000000</text:p>
          </table:table-cell>
        </table:table-row>
        <table:table-row table:style-name="ro1">
          <table:table-cell table:formula="of:=[.A392]+[.A$400]/400" office:value-type="float" office:value="0">
            <text:p>0.000000</text:p>
          </table:table-cell>
          <table:table-cell table:formula="of:=[.B392]+[.B$400]/400" office:value-type="float" office:value="0">
            <text:p>0.000000</text:p>
          </table:table-cell>
          <table:table-cell table:formula="of:=[.C392]+[.C$400]/400" office:value-type="float" office:value="-0.372645980000002">
            <text:p>-0.372646</text:p>
          </table:table-cell>
          <table:table-cell table:formula="of:=[.D392]+[.D$400]/400" office:value-type="float" office:value="0.745291960000004">
            <text:p>0.745292</text:p>
          </table:table-cell>
          <table:table-cell table:formula="of:=[.E392]+[.E$400]/400" office:value-type="float" office:value="-0.372645980000002">
            <text:p>-0.372646</text:p>
          </table:table-cell>
          <table:table-cell table:formula="of:=[.F392]+[.F$400]/400" office:value-type="float" office:value="0">
            <text:p>0.000000</text:p>
          </table:table-cell>
          <table:table-cell table:formula="of:=[.G392]+[.G$400]/400" office:value-type="float" office:value="0">
            <text:p>0.000000</text:p>
          </table:table-cell>
          <table:table-cell table:formula="of:=[.H392]+[.H$400]/400" office:value-type="float" office:value="0">
            <text:p>0.000000</text:p>
          </table:table-cell>
          <table:table-cell table:formula="of:=[.I392]+[.I$400]/400" office:value-type="float" office:value="-0.372645980000002">
            <text:p>-0.372646</text:p>
          </table:table-cell>
          <table:table-cell table:formula="of:=[.J392]+[.J$400]/400" office:value-type="float" office:value="0.745291960000004">
            <text:p>0.745292</text:p>
          </table:table-cell>
          <table:table-cell table:formula="of:=[.K392]+[.K$400]/400" office:value-type="float" office:value="-0.372645980000002">
            <text:p>-0.372646</text:p>
          </table:table-cell>
          <table:table-cell table:formula="of:=[.L392]+[.L$400]/400" office:value-type="float" office:value="0">
            <text:p>0.000000</text:p>
          </table:table-cell>
          <table:table-cell table:formula="of:=[.M392]+[.M$400]/400" office:value-type="float" office:value="0.171042339999999">
            <text:p>0.171042</text:p>
          </table:table-cell>
          <table:table-cell table:formula="of:=[.N392]+[.N$400]/400" office:value-type="float" office:value="-0.171042339999999">
            <text:p>-0.171042</text:p>
          </table:table-cell>
          <table:table-cell table:formula="of:=[.O392]+[.O$400]/400" office:value-type="float" office:value="0">
            <text:p>0.000000</text:p>
          </table:table-cell>
          <table:table-cell table:formula="of:=[.P392]+[.P$400]/400" office:value-type="float" office:value="-0.513127020000003">
            <text:p>-0.513127</text:p>
          </table:table-cell>
          <table:table-cell table:formula="of:=[.Q392]+[.Q$400]/400" office:value-type="float" office:value="0">
            <text:p>0.000000</text:p>
          </table:table-cell>
          <table:table-cell table:formula="of:=[.R392]+[.R$400]/400" office:value-type="float" office:value="0">
            <text:p>0.000000</text:p>
          </table:table-cell>
          <table:table-cell table:formula="of:=[.S392]+[.S$400]/400" office:value-type="float" office:value="0">
            <text:p>0.000000</text:p>
          </table:table-cell>
          <table:table-cell table:formula="of:=[.T392]+[.T$400]/400" office:value-type="float" office:value="0.171042339999999">
            <text:p>0.171042</text:p>
          </table:table-cell>
          <table:table-cell table:formula="of:=[.U392]+[.U$400]/400" office:value-type="float" office:value="0.171042339999999">
            <text:p>0.171042</text:p>
          </table:table-cell>
          <table:table-cell table:formula="of:=[.V392]+[.V$400]/400" office:value-type="float" office:value="0">
            <text:p>0.000000</text:p>
          </table:table-cell>
          <table:table-cell table:formula="of:=[.W392]+[.W$400]/400" office:value-type="float" office:value="-0.513127020000003">
            <text:p>-0.513127</text:p>
          </table:table-cell>
          <table:table-cell table:formula="of:=[.X392]+[.X$400]/400" office:value-type="float" office:value="0">
            <text:p>0.000000</text:p>
          </table:table-cell>
          <table:table-cell table:formula="of:=[.Y392]+[.Y$400]/400" office:value-type="float" office:value="0">
            <text:p>0.000000</text:p>
          </table:table-cell>
          <table:table-cell table:formula="of:=[.Z392]+[.Z$400]/400" office:value-type="float" office:value="0">
            <text:p>0.000000</text:p>
          </table:table-cell>
          <table:table-cell table:formula="of:=[.AA392]+[.AA$400]/400" office:value-type="float" office:value="0">
            <text:p>0.000000</text:p>
          </table:table-cell>
          <table:table-cell table:formula="of:=[.AB392]+[.AB$400]/400" office:value-type="float" office:value="0">
            <text:p>0.000000</text:p>
          </table:table-cell>
          <table:table-cell table:formula="of:=[.AC392]+[.AC$400]/400" office:value-type="float" office:value="0">
            <text:p>0.000000</text:p>
          </table:table-cell>
          <table:table-cell table:formula="of:=[.AD392]+[.AD$400]/400" office:value-type="float" office:value="0">
            <text:p>0.000000</text:p>
          </table:table-cell>
        </table:table-row>
        <table:table-row table:style-name="ro1">
          <table:table-cell table:formula="of:=[.A393]+[.A$400]/400" office:value-type="float" office:value="0">
            <text:p>0.000000</text:p>
          </table:table-cell>
          <table:table-cell table:formula="of:=[.B393]+[.B$400]/400" office:value-type="float" office:value="0">
            <text:p>0.000000</text:p>
          </table:table-cell>
          <table:table-cell table:formula="of:=[.C393]+[.C$400]/400" office:value-type="float" office:value="-0.373596607500002">
            <text:p>-0.373597</text:p>
          </table:table-cell>
          <table:table-cell table:formula="of:=[.D393]+[.D$400]/400" office:value-type="float" office:value="0.747193215000004">
            <text:p>0.747193</text:p>
          </table:table-cell>
          <table:table-cell table:formula="of:=[.E393]+[.E$400]/400" office:value-type="float" office:value="-0.373596607500002">
            <text:p>-0.373597</text:p>
          </table:table-cell>
          <table:table-cell table:formula="of:=[.F393]+[.F$400]/400" office:value-type="float" office:value="0">
            <text:p>0.000000</text:p>
          </table:table-cell>
          <table:table-cell table:formula="of:=[.G393]+[.G$400]/400" office:value-type="float" office:value="0">
            <text:p>0.000000</text:p>
          </table:table-cell>
          <table:table-cell table:formula="of:=[.H393]+[.H$400]/400" office:value-type="float" office:value="0">
            <text:p>0.000000</text:p>
          </table:table-cell>
          <table:table-cell table:formula="of:=[.I393]+[.I$400]/400" office:value-type="float" office:value="-0.373596607500002">
            <text:p>-0.373597</text:p>
          </table:table-cell>
          <table:table-cell table:formula="of:=[.J393]+[.J$400]/400" office:value-type="float" office:value="0.747193215000004">
            <text:p>0.747193</text:p>
          </table:table-cell>
          <table:table-cell table:formula="of:=[.K393]+[.K$400]/400" office:value-type="float" office:value="-0.373596607500002">
            <text:p>-0.373597</text:p>
          </table:table-cell>
          <table:table-cell table:formula="of:=[.L393]+[.L$400]/400" office:value-type="float" office:value="0">
            <text:p>0.000000</text:p>
          </table:table-cell>
          <table:table-cell table:formula="of:=[.M393]+[.M$400]/400" office:value-type="float" office:value="0.171478672499999">
            <text:p>0.171479</text:p>
          </table:table-cell>
          <table:table-cell table:formula="of:=[.N393]+[.N$400]/400" office:value-type="float" office:value="-0.171478672499999">
            <text:p>-0.171479</text:p>
          </table:table-cell>
          <table:table-cell table:formula="of:=[.O393]+[.O$400]/400" office:value-type="float" office:value="0">
            <text:p>0.000000</text:p>
          </table:table-cell>
          <table:table-cell table:formula="of:=[.P393]+[.P$400]/400" office:value-type="float" office:value="-0.514436017500003">
            <text:p>-0.514436</text:p>
          </table:table-cell>
          <table:table-cell table:formula="of:=[.Q393]+[.Q$400]/400" office:value-type="float" office:value="0">
            <text:p>0.000000</text:p>
          </table:table-cell>
          <table:table-cell table:formula="of:=[.R393]+[.R$400]/400" office:value-type="float" office:value="0">
            <text:p>0.000000</text:p>
          </table:table-cell>
          <table:table-cell table:formula="of:=[.S393]+[.S$400]/400" office:value-type="float" office:value="0">
            <text:p>0.000000</text:p>
          </table:table-cell>
          <table:table-cell table:formula="of:=[.T393]+[.T$400]/400" office:value-type="float" office:value="0.171478672499999">
            <text:p>0.171479</text:p>
          </table:table-cell>
          <table:table-cell table:formula="of:=[.U393]+[.U$400]/400" office:value-type="float" office:value="0.171478672499999">
            <text:p>0.171479</text:p>
          </table:table-cell>
          <table:table-cell table:formula="of:=[.V393]+[.V$400]/400" office:value-type="float" office:value="0">
            <text:p>0.000000</text:p>
          </table:table-cell>
          <table:table-cell table:formula="of:=[.W393]+[.W$400]/400" office:value-type="float" office:value="-0.514436017500003">
            <text:p>-0.514436</text:p>
          </table:table-cell>
          <table:table-cell table:formula="of:=[.X393]+[.X$400]/400" office:value-type="float" office:value="0">
            <text:p>0.000000</text:p>
          </table:table-cell>
          <table:table-cell table:formula="of:=[.Y393]+[.Y$400]/400" office:value-type="float" office:value="0">
            <text:p>0.000000</text:p>
          </table:table-cell>
          <table:table-cell table:formula="of:=[.Z393]+[.Z$400]/400" office:value-type="float" office:value="0">
            <text:p>0.000000</text:p>
          </table:table-cell>
          <table:table-cell table:formula="of:=[.AA393]+[.AA$400]/400" office:value-type="float" office:value="0">
            <text:p>0.000000</text:p>
          </table:table-cell>
          <table:table-cell table:formula="of:=[.AB393]+[.AB$400]/400" office:value-type="float" office:value="0">
            <text:p>0.000000</text:p>
          </table:table-cell>
          <table:table-cell table:formula="of:=[.AC393]+[.AC$400]/400" office:value-type="float" office:value="0">
            <text:p>0.000000</text:p>
          </table:table-cell>
          <table:table-cell table:formula="of:=[.AD393]+[.AD$400]/400" office:value-type="float" office:value="0">
            <text:p>0.000000</text:p>
          </table:table-cell>
        </table:table-row>
        <table:table-row table:style-name="ro1">
          <table:table-cell table:formula="of:=[.A394]+[.A$400]/400" office:value-type="float" office:value="0">
            <text:p>0.000000</text:p>
          </table:table-cell>
          <table:table-cell table:formula="of:=[.B394]+[.B$400]/400" office:value-type="float" office:value="0">
            <text:p>0.000000</text:p>
          </table:table-cell>
          <table:table-cell table:formula="of:=[.C394]+[.C$400]/400" office:value-type="float" office:value="-0.374547235000002">
            <text:p>-0.374547</text:p>
          </table:table-cell>
          <table:table-cell table:formula="of:=[.D394]+[.D$400]/400" office:value-type="float" office:value="0.749094470000004">
            <text:p>0.749094</text:p>
          </table:table-cell>
          <table:table-cell table:formula="of:=[.E394]+[.E$400]/400" office:value-type="float" office:value="-0.374547235000002">
            <text:p>-0.374547</text:p>
          </table:table-cell>
          <table:table-cell table:formula="of:=[.F394]+[.F$400]/400" office:value-type="float" office:value="0">
            <text:p>0.000000</text:p>
          </table:table-cell>
          <table:table-cell table:formula="of:=[.G394]+[.G$400]/400" office:value-type="float" office:value="0">
            <text:p>0.000000</text:p>
          </table:table-cell>
          <table:table-cell table:formula="of:=[.H394]+[.H$400]/400" office:value-type="float" office:value="0">
            <text:p>0.000000</text:p>
          </table:table-cell>
          <table:table-cell table:formula="of:=[.I394]+[.I$400]/400" office:value-type="float" office:value="-0.374547235000002">
            <text:p>-0.374547</text:p>
          </table:table-cell>
          <table:table-cell table:formula="of:=[.J394]+[.J$400]/400" office:value-type="float" office:value="0.749094470000004">
            <text:p>0.749094</text:p>
          </table:table-cell>
          <table:table-cell table:formula="of:=[.K394]+[.K$400]/400" office:value-type="float" office:value="-0.374547235000002">
            <text:p>-0.374547</text:p>
          </table:table-cell>
          <table:table-cell table:formula="of:=[.L394]+[.L$400]/400" office:value-type="float" office:value="0">
            <text:p>0.000000</text:p>
          </table:table-cell>
          <table:table-cell table:formula="of:=[.M394]+[.M$400]/400" office:value-type="float" office:value="0.171915004999999">
            <text:p>0.171915</text:p>
          </table:table-cell>
          <table:table-cell table:formula="of:=[.N394]+[.N$400]/400" office:value-type="float" office:value="-0.171915004999999">
            <text:p>-0.171915</text:p>
          </table:table-cell>
          <table:table-cell table:formula="of:=[.O394]+[.O$400]/400" office:value-type="float" office:value="0">
            <text:p>0.000000</text:p>
          </table:table-cell>
          <table:table-cell table:formula="of:=[.P394]+[.P$400]/400" office:value-type="float" office:value="-0.515745015000003">
            <text:p>-0.515745</text:p>
          </table:table-cell>
          <table:table-cell table:formula="of:=[.Q394]+[.Q$400]/400" office:value-type="float" office:value="0">
            <text:p>0.000000</text:p>
          </table:table-cell>
          <table:table-cell table:formula="of:=[.R394]+[.R$400]/400" office:value-type="float" office:value="0">
            <text:p>0.000000</text:p>
          </table:table-cell>
          <table:table-cell table:formula="of:=[.S394]+[.S$400]/400" office:value-type="float" office:value="0">
            <text:p>0.000000</text:p>
          </table:table-cell>
          <table:table-cell table:formula="of:=[.T394]+[.T$400]/400" office:value-type="float" office:value="0.171915004999999">
            <text:p>0.171915</text:p>
          </table:table-cell>
          <table:table-cell table:formula="of:=[.U394]+[.U$400]/400" office:value-type="float" office:value="0.171915004999999">
            <text:p>0.171915</text:p>
          </table:table-cell>
          <table:table-cell table:formula="of:=[.V394]+[.V$400]/400" office:value-type="float" office:value="0">
            <text:p>0.000000</text:p>
          </table:table-cell>
          <table:table-cell table:formula="of:=[.W394]+[.W$400]/400" office:value-type="float" office:value="-0.515745015000003">
            <text:p>-0.515745</text:p>
          </table:table-cell>
          <table:table-cell table:formula="of:=[.X394]+[.X$400]/400" office:value-type="float" office:value="0">
            <text:p>0.000000</text:p>
          </table:table-cell>
          <table:table-cell table:formula="of:=[.Y394]+[.Y$400]/400" office:value-type="float" office:value="0">
            <text:p>0.000000</text:p>
          </table:table-cell>
          <table:table-cell table:formula="of:=[.Z394]+[.Z$400]/400" office:value-type="float" office:value="0">
            <text:p>0.000000</text:p>
          </table:table-cell>
          <table:table-cell table:formula="of:=[.AA394]+[.AA$400]/400" office:value-type="float" office:value="0">
            <text:p>0.000000</text:p>
          </table:table-cell>
          <table:table-cell table:formula="of:=[.AB394]+[.AB$400]/400" office:value-type="float" office:value="0">
            <text:p>0.000000</text:p>
          </table:table-cell>
          <table:table-cell table:formula="of:=[.AC394]+[.AC$400]/400" office:value-type="float" office:value="0">
            <text:p>0.000000</text:p>
          </table:table-cell>
          <table:table-cell table:formula="of:=[.AD394]+[.AD$400]/400" office:value-type="float" office:value="0">
            <text:p>0.000000</text:p>
          </table:table-cell>
        </table:table-row>
        <table:table-row table:style-name="ro1">
          <table:table-cell table:formula="of:=[.A395]+[.A$400]/400" office:value-type="float" office:value="0">
            <text:p>0.000000</text:p>
          </table:table-cell>
          <table:table-cell table:formula="of:=[.B395]+[.B$400]/400" office:value-type="float" office:value="0">
            <text:p>0.000000</text:p>
          </table:table-cell>
          <table:table-cell table:formula="of:=[.C395]+[.C$400]/400" office:value-type="float" office:value="-0.375497862500002">
            <text:p>-0.375498</text:p>
          </table:table-cell>
          <table:table-cell table:formula="of:=[.D395]+[.D$400]/400" office:value-type="float" office:value="0.750995725000004">
            <text:p>0.750996</text:p>
          </table:table-cell>
          <table:table-cell table:formula="of:=[.E395]+[.E$400]/400" office:value-type="float" office:value="-0.375497862500002">
            <text:p>-0.375498</text:p>
          </table:table-cell>
          <table:table-cell table:formula="of:=[.F395]+[.F$400]/400" office:value-type="float" office:value="0">
            <text:p>0.000000</text:p>
          </table:table-cell>
          <table:table-cell table:formula="of:=[.G395]+[.G$400]/400" office:value-type="float" office:value="0">
            <text:p>0.000000</text:p>
          </table:table-cell>
          <table:table-cell table:formula="of:=[.H395]+[.H$400]/400" office:value-type="float" office:value="0">
            <text:p>0.000000</text:p>
          </table:table-cell>
          <table:table-cell table:formula="of:=[.I395]+[.I$400]/400" office:value-type="float" office:value="-0.375497862500002">
            <text:p>-0.375498</text:p>
          </table:table-cell>
          <table:table-cell table:formula="of:=[.J395]+[.J$400]/400" office:value-type="float" office:value="0.750995725000004">
            <text:p>0.750996</text:p>
          </table:table-cell>
          <table:table-cell table:formula="of:=[.K395]+[.K$400]/400" office:value-type="float" office:value="-0.375497862500002">
            <text:p>-0.375498</text:p>
          </table:table-cell>
          <table:table-cell table:formula="of:=[.L395]+[.L$400]/400" office:value-type="float" office:value="0">
            <text:p>0.000000</text:p>
          </table:table-cell>
          <table:table-cell table:formula="of:=[.M395]+[.M$400]/400" office:value-type="float" office:value="0.172351337499999">
            <text:p>0.172351</text:p>
          </table:table-cell>
          <table:table-cell table:formula="of:=[.N395]+[.N$400]/400" office:value-type="float" office:value="-0.172351337499999">
            <text:p>-0.172351</text:p>
          </table:table-cell>
          <table:table-cell table:formula="of:=[.O395]+[.O$400]/400" office:value-type="float" office:value="0">
            <text:p>0.000000</text:p>
          </table:table-cell>
          <table:table-cell table:formula="of:=[.P395]+[.P$400]/400" office:value-type="float" office:value="-0.517054012500003">
            <text:p>-0.517054</text:p>
          </table:table-cell>
          <table:table-cell table:formula="of:=[.Q395]+[.Q$400]/400" office:value-type="float" office:value="0">
            <text:p>0.000000</text:p>
          </table:table-cell>
          <table:table-cell table:formula="of:=[.R395]+[.R$400]/400" office:value-type="float" office:value="0">
            <text:p>0.000000</text:p>
          </table:table-cell>
          <table:table-cell table:formula="of:=[.S395]+[.S$400]/400" office:value-type="float" office:value="0">
            <text:p>0.000000</text:p>
          </table:table-cell>
          <table:table-cell table:formula="of:=[.T395]+[.T$400]/400" office:value-type="float" office:value="0.172351337499999">
            <text:p>0.172351</text:p>
          </table:table-cell>
          <table:table-cell table:formula="of:=[.U395]+[.U$400]/400" office:value-type="float" office:value="0.172351337499999">
            <text:p>0.172351</text:p>
          </table:table-cell>
          <table:table-cell table:formula="of:=[.V395]+[.V$400]/400" office:value-type="float" office:value="0">
            <text:p>0.000000</text:p>
          </table:table-cell>
          <table:table-cell table:formula="of:=[.W395]+[.W$400]/400" office:value-type="float" office:value="-0.517054012500003">
            <text:p>-0.517054</text:p>
          </table:table-cell>
          <table:table-cell table:formula="of:=[.X395]+[.X$400]/400" office:value-type="float" office:value="0">
            <text:p>0.000000</text:p>
          </table:table-cell>
          <table:table-cell table:formula="of:=[.Y395]+[.Y$400]/400" office:value-type="float" office:value="0">
            <text:p>0.000000</text:p>
          </table:table-cell>
          <table:table-cell table:formula="of:=[.Z395]+[.Z$400]/400" office:value-type="float" office:value="0">
            <text:p>0.000000</text:p>
          </table:table-cell>
          <table:table-cell table:formula="of:=[.AA395]+[.AA$400]/400" office:value-type="float" office:value="0">
            <text:p>0.000000</text:p>
          </table:table-cell>
          <table:table-cell table:formula="of:=[.AB395]+[.AB$400]/400" office:value-type="float" office:value="0">
            <text:p>0.000000</text:p>
          </table:table-cell>
          <table:table-cell table:formula="of:=[.AC395]+[.AC$400]/400" office:value-type="float" office:value="0">
            <text:p>0.000000</text:p>
          </table:table-cell>
          <table:table-cell table:formula="of:=[.AD395]+[.AD$400]/400" office:value-type="float" office:value="0">
            <text:p>0.000000</text:p>
          </table:table-cell>
        </table:table-row>
        <table:table-row table:style-name="ro1">
          <table:table-cell table:formula="of:=[.A396]+[.A$400]/400" office:value-type="float" office:value="0">
            <text:p>0.000000</text:p>
          </table:table-cell>
          <table:table-cell table:formula="of:=[.B396]+[.B$400]/400" office:value-type="float" office:value="0">
            <text:p>0.000000</text:p>
          </table:table-cell>
          <table:table-cell table:formula="of:=[.C396]+[.C$400]/400" office:value-type="float" office:value="-0.376448490000002">
            <text:p>-0.376448</text:p>
          </table:table-cell>
          <table:table-cell table:formula="of:=[.D396]+[.D$400]/400" office:value-type="float" office:value="0.752896980000005">
            <text:p>0.752897</text:p>
          </table:table-cell>
          <table:table-cell table:formula="of:=[.E396]+[.E$400]/400" office:value-type="float" office:value="-0.376448490000002">
            <text:p>-0.376448</text:p>
          </table:table-cell>
          <table:table-cell table:formula="of:=[.F396]+[.F$400]/400" office:value-type="float" office:value="0">
            <text:p>0.000000</text:p>
          </table:table-cell>
          <table:table-cell table:formula="of:=[.G396]+[.G$400]/400" office:value-type="float" office:value="0">
            <text:p>0.000000</text:p>
          </table:table-cell>
          <table:table-cell table:formula="of:=[.H396]+[.H$400]/400" office:value-type="float" office:value="0">
            <text:p>0.000000</text:p>
          </table:table-cell>
          <table:table-cell table:formula="of:=[.I396]+[.I$400]/400" office:value-type="float" office:value="-0.376448490000002">
            <text:p>-0.376448</text:p>
          </table:table-cell>
          <table:table-cell table:formula="of:=[.J396]+[.J$400]/400" office:value-type="float" office:value="0.752896980000005">
            <text:p>0.752897</text:p>
          </table:table-cell>
          <table:table-cell table:formula="of:=[.K396]+[.K$400]/400" office:value-type="float" office:value="-0.376448490000002">
            <text:p>-0.376448</text:p>
          </table:table-cell>
          <table:table-cell table:formula="of:=[.L396]+[.L$400]/400" office:value-type="float" office:value="0">
            <text:p>0.000000</text:p>
          </table:table-cell>
          <table:table-cell table:formula="of:=[.M396]+[.M$400]/400" office:value-type="float" office:value="0.172787669999999">
            <text:p>0.172788</text:p>
          </table:table-cell>
          <table:table-cell table:formula="of:=[.N396]+[.N$400]/400" office:value-type="float" office:value="-0.172787669999999">
            <text:p>-0.172788</text:p>
          </table:table-cell>
          <table:table-cell table:formula="of:=[.O396]+[.O$400]/400" office:value-type="float" office:value="0">
            <text:p>0.000000</text:p>
          </table:table-cell>
          <table:table-cell table:formula="of:=[.P396]+[.P$400]/400" office:value-type="float" office:value="-0.518363010000004">
            <text:p>-0.518363</text:p>
          </table:table-cell>
          <table:table-cell table:formula="of:=[.Q396]+[.Q$400]/400" office:value-type="float" office:value="0">
            <text:p>0.000000</text:p>
          </table:table-cell>
          <table:table-cell table:formula="of:=[.R396]+[.R$400]/400" office:value-type="float" office:value="0">
            <text:p>0.000000</text:p>
          </table:table-cell>
          <table:table-cell table:formula="of:=[.S396]+[.S$400]/400" office:value-type="float" office:value="0">
            <text:p>0.000000</text:p>
          </table:table-cell>
          <table:table-cell table:formula="of:=[.T396]+[.T$400]/400" office:value-type="float" office:value="0.172787669999999">
            <text:p>0.172788</text:p>
          </table:table-cell>
          <table:table-cell table:formula="of:=[.U396]+[.U$400]/400" office:value-type="float" office:value="0.172787669999999">
            <text:p>0.172788</text:p>
          </table:table-cell>
          <table:table-cell table:formula="of:=[.V396]+[.V$400]/400" office:value-type="float" office:value="0">
            <text:p>0.000000</text:p>
          </table:table-cell>
          <table:table-cell table:formula="of:=[.W396]+[.W$400]/400" office:value-type="float" office:value="-0.518363010000004">
            <text:p>-0.518363</text:p>
          </table:table-cell>
          <table:table-cell table:formula="of:=[.X396]+[.X$400]/400" office:value-type="float" office:value="0">
            <text:p>0.000000</text:p>
          </table:table-cell>
          <table:table-cell table:formula="of:=[.Y396]+[.Y$400]/400" office:value-type="float" office:value="0">
            <text:p>0.000000</text:p>
          </table:table-cell>
          <table:table-cell table:formula="of:=[.Z396]+[.Z$400]/400" office:value-type="float" office:value="0">
            <text:p>0.000000</text:p>
          </table:table-cell>
          <table:table-cell table:formula="of:=[.AA396]+[.AA$400]/400" office:value-type="float" office:value="0">
            <text:p>0.000000</text:p>
          </table:table-cell>
          <table:table-cell table:formula="of:=[.AB396]+[.AB$400]/400" office:value-type="float" office:value="0">
            <text:p>0.000000</text:p>
          </table:table-cell>
          <table:table-cell table:formula="of:=[.AC396]+[.AC$400]/400" office:value-type="float" office:value="0">
            <text:p>0.000000</text:p>
          </table:table-cell>
          <table:table-cell table:formula="of:=[.AD396]+[.AD$400]/400" office:value-type="float" office:value="0">
            <text:p>0.000000</text:p>
          </table:table-cell>
        </table:table-row>
        <table:table-row table:style-name="ro1">
          <table:table-cell table:formula="of:=[.A397]+[.A$400]/400" office:value-type="float" office:value="0">
            <text:p>0.000000</text:p>
          </table:table-cell>
          <table:table-cell table:formula="of:=[.B397]+[.B$400]/400" office:value-type="float" office:value="0">
            <text:p>0.000000</text:p>
          </table:table-cell>
          <table:table-cell table:formula="of:=[.C397]+[.C$400]/400" office:value-type="float" office:value="-0.377399117500002">
            <text:p>-0.377399</text:p>
          </table:table-cell>
          <table:table-cell table:formula="of:=[.D397]+[.D$400]/400" office:value-type="float" office:value="0.754798235000005">
            <text:p>0.754798</text:p>
          </table:table-cell>
          <table:table-cell table:formula="of:=[.E397]+[.E$400]/400" office:value-type="float" office:value="-0.377399117500002">
            <text:p>-0.377399</text:p>
          </table:table-cell>
          <table:table-cell table:formula="of:=[.F397]+[.F$400]/400" office:value-type="float" office:value="0">
            <text:p>0.000000</text:p>
          </table:table-cell>
          <table:table-cell table:formula="of:=[.G397]+[.G$400]/400" office:value-type="float" office:value="0">
            <text:p>0.000000</text:p>
          </table:table-cell>
          <table:table-cell table:formula="of:=[.H397]+[.H$400]/400" office:value-type="float" office:value="0">
            <text:p>0.000000</text:p>
          </table:table-cell>
          <table:table-cell table:formula="of:=[.I397]+[.I$400]/400" office:value-type="float" office:value="-0.377399117500002">
            <text:p>-0.377399</text:p>
          </table:table-cell>
          <table:table-cell table:formula="of:=[.J397]+[.J$400]/400" office:value-type="float" office:value="0.754798235000005">
            <text:p>0.754798</text:p>
          </table:table-cell>
          <table:table-cell table:formula="of:=[.K397]+[.K$400]/400" office:value-type="float" office:value="-0.377399117500002">
            <text:p>-0.377399</text:p>
          </table:table-cell>
          <table:table-cell table:formula="of:=[.L397]+[.L$400]/400" office:value-type="float" office:value="0">
            <text:p>0.000000</text:p>
          </table:table-cell>
          <table:table-cell table:formula="of:=[.M397]+[.M$400]/400" office:value-type="float" office:value="0.173224002499999">
            <text:p>0.173224</text:p>
          </table:table-cell>
          <table:table-cell table:formula="of:=[.N397]+[.N$400]/400" office:value-type="float" office:value="-0.173224002499999">
            <text:p>-0.173224</text:p>
          </table:table-cell>
          <table:table-cell table:formula="of:=[.O397]+[.O$400]/400" office:value-type="float" office:value="0">
            <text:p>0.000000</text:p>
          </table:table-cell>
          <table:table-cell table:formula="of:=[.P397]+[.P$400]/400" office:value-type="float" office:value="-0.519672007500003">
            <text:p>-0.519672</text:p>
          </table:table-cell>
          <table:table-cell table:formula="of:=[.Q397]+[.Q$400]/400" office:value-type="float" office:value="0">
            <text:p>0.000000</text:p>
          </table:table-cell>
          <table:table-cell table:formula="of:=[.R397]+[.R$400]/400" office:value-type="float" office:value="0">
            <text:p>0.000000</text:p>
          </table:table-cell>
          <table:table-cell table:formula="of:=[.S397]+[.S$400]/400" office:value-type="float" office:value="0">
            <text:p>0.000000</text:p>
          </table:table-cell>
          <table:table-cell table:formula="of:=[.T397]+[.T$400]/400" office:value-type="float" office:value="0.173224002499999">
            <text:p>0.173224</text:p>
          </table:table-cell>
          <table:table-cell table:formula="of:=[.U397]+[.U$400]/400" office:value-type="float" office:value="0.173224002499999">
            <text:p>0.173224</text:p>
          </table:table-cell>
          <table:table-cell table:formula="of:=[.V397]+[.V$400]/400" office:value-type="float" office:value="0">
            <text:p>0.000000</text:p>
          </table:table-cell>
          <table:table-cell table:formula="of:=[.W397]+[.W$400]/400" office:value-type="float" office:value="-0.519672007500003">
            <text:p>-0.519672</text:p>
          </table:table-cell>
          <table:table-cell table:formula="of:=[.X397]+[.X$400]/400" office:value-type="float" office:value="0">
            <text:p>0.000000</text:p>
          </table:table-cell>
          <table:table-cell table:formula="of:=[.Y397]+[.Y$400]/400" office:value-type="float" office:value="0">
            <text:p>0.000000</text:p>
          </table:table-cell>
          <table:table-cell table:formula="of:=[.Z397]+[.Z$400]/400" office:value-type="float" office:value="0">
            <text:p>0.000000</text:p>
          </table:table-cell>
          <table:table-cell table:formula="of:=[.AA397]+[.AA$400]/400" office:value-type="float" office:value="0">
            <text:p>0.000000</text:p>
          </table:table-cell>
          <table:table-cell table:formula="of:=[.AB397]+[.AB$400]/400" office:value-type="float" office:value="0">
            <text:p>0.000000</text:p>
          </table:table-cell>
          <table:table-cell table:formula="of:=[.AC397]+[.AC$400]/400" office:value-type="float" office:value="0">
            <text:p>0.000000</text:p>
          </table:table-cell>
          <table:table-cell table:formula="of:=[.AD397]+[.AD$400]/400" office:value-type="float" office:value="0">
            <text:p>0.000000</text:p>
          </table:table-cell>
        </table:table-row>
        <table:table-row table:style-name="ro1">
          <table:table-cell table:formula="of:=[.A398]+[.A$400]/400" office:value-type="float" office:value="0">
            <text:p>0.000000</text:p>
          </table:table-cell>
          <table:table-cell table:formula="of:=[.B398]+[.B$400]/400" office:value-type="float" office:value="0">
            <text:p>0.000000</text:p>
          </table:table-cell>
          <table:table-cell table:formula="of:=[.C398]+[.C$400]/400" office:value-type="float" office:value="-0.378349745000002">
            <text:p>-0.378350</text:p>
          </table:table-cell>
          <table:table-cell table:formula="of:=[.D398]+[.D$400]/400" office:value-type="float" office:value="0.756699490000005">
            <text:p>0.756699</text:p>
          </table:table-cell>
          <table:table-cell table:formula="of:=[.E398]+[.E$400]/400" office:value-type="float" office:value="-0.378349745000002">
            <text:p>-0.378350</text:p>
          </table:table-cell>
          <table:table-cell table:formula="of:=[.F398]+[.F$400]/400" office:value-type="float" office:value="0">
            <text:p>0.000000</text:p>
          </table:table-cell>
          <table:table-cell table:formula="of:=[.G398]+[.G$400]/400" office:value-type="float" office:value="0">
            <text:p>0.000000</text:p>
          </table:table-cell>
          <table:table-cell table:formula="of:=[.H398]+[.H$400]/400" office:value-type="float" office:value="0">
            <text:p>0.000000</text:p>
          </table:table-cell>
          <table:table-cell table:formula="of:=[.I398]+[.I$400]/400" office:value-type="float" office:value="-0.378349745000002">
            <text:p>-0.378350</text:p>
          </table:table-cell>
          <table:table-cell table:formula="of:=[.J398]+[.J$400]/400" office:value-type="float" office:value="0.756699490000005">
            <text:p>0.756699</text:p>
          </table:table-cell>
          <table:table-cell table:formula="of:=[.K398]+[.K$400]/400" office:value-type="float" office:value="-0.378349745000002">
            <text:p>-0.378350</text:p>
          </table:table-cell>
          <table:table-cell table:formula="of:=[.L398]+[.L$400]/400" office:value-type="float" office:value="0">
            <text:p>0.000000</text:p>
          </table:table-cell>
          <table:table-cell table:formula="of:=[.M398]+[.M$400]/400" office:value-type="float" office:value="0.173660334999999">
            <text:p>0.173660</text:p>
          </table:table-cell>
          <table:table-cell table:formula="of:=[.N398]+[.N$400]/400" office:value-type="float" office:value="-0.173660334999999">
            <text:p>-0.173660</text:p>
          </table:table-cell>
          <table:table-cell table:formula="of:=[.O398]+[.O$400]/400" office:value-type="float" office:value="0">
            <text:p>0.000000</text:p>
          </table:table-cell>
          <table:table-cell table:formula="of:=[.P398]+[.P$400]/400" office:value-type="float" office:value="-0.520981005000004">
            <text:p>-0.520981</text:p>
          </table:table-cell>
          <table:table-cell table:formula="of:=[.Q398]+[.Q$400]/400" office:value-type="float" office:value="0">
            <text:p>0.000000</text:p>
          </table:table-cell>
          <table:table-cell table:formula="of:=[.R398]+[.R$400]/400" office:value-type="float" office:value="0">
            <text:p>0.000000</text:p>
          </table:table-cell>
          <table:table-cell table:formula="of:=[.S398]+[.S$400]/400" office:value-type="float" office:value="0">
            <text:p>0.000000</text:p>
          </table:table-cell>
          <table:table-cell table:formula="of:=[.T398]+[.T$400]/400" office:value-type="float" office:value="0.173660334999999">
            <text:p>0.173660</text:p>
          </table:table-cell>
          <table:table-cell table:formula="of:=[.U398]+[.U$400]/400" office:value-type="float" office:value="0.173660334999999">
            <text:p>0.173660</text:p>
          </table:table-cell>
          <table:table-cell table:formula="of:=[.V398]+[.V$400]/400" office:value-type="float" office:value="0">
            <text:p>0.000000</text:p>
          </table:table-cell>
          <table:table-cell table:formula="of:=[.W398]+[.W$400]/400" office:value-type="float" office:value="-0.520981005000004">
            <text:p>-0.520981</text:p>
          </table:table-cell>
          <table:table-cell table:formula="of:=[.X398]+[.X$400]/400" office:value-type="float" office:value="0">
            <text:p>0.000000</text:p>
          </table:table-cell>
          <table:table-cell table:formula="of:=[.Y398]+[.Y$400]/400" office:value-type="float" office:value="0">
            <text:p>0.000000</text:p>
          </table:table-cell>
          <table:table-cell table:formula="of:=[.Z398]+[.Z$400]/400" office:value-type="float" office:value="0">
            <text:p>0.000000</text:p>
          </table:table-cell>
          <table:table-cell table:formula="of:=[.AA398]+[.AA$400]/400" office:value-type="float" office:value="0">
            <text:p>0.000000</text:p>
          </table:table-cell>
          <table:table-cell table:formula="of:=[.AB398]+[.AB$400]/400" office:value-type="float" office:value="0">
            <text:p>0.000000</text:p>
          </table:table-cell>
          <table:table-cell table:formula="of:=[.AC398]+[.AC$400]/400" office:value-type="float" office:value="0">
            <text:p>0.000000</text:p>
          </table:table-cell>
          <table:table-cell table:formula="of:=[.AD398]+[.AD$400]/400" office:value-type="float" office:value="0">
            <text:p>0.000000</text:p>
          </table:table-cell>
        </table:table-row>
        <table:table-row table:style-name="ro1">
          <table:table-cell table:number-columns-repeated="2" office:value-type="float" office:value="0">
            <text:p>0.000000</text:p>
          </table:table-cell>
          <table:table-cell office:value-type="float" office:value="-0.380251">
            <text:p>-0.380251</text:p>
          </table:table-cell>
          <table:table-cell office:value-type="float" office:value="0.760502">
            <text:p>0.760502</text:p>
          </table:table-cell>
          <table:table-cell office:value-type="float" office:value="-0.380251">
            <text:p>-0.380251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-0.380251">
            <text:p>-0.380251</text:p>
          </table:table-cell>
          <table:table-cell office:value-type="float" office:value="0.760502">
            <text:p>0.760502</text:p>
          </table:table-cell>
          <table:table-cell office:value-type="float" office:value="-0.380251">
            <text:p>-0.380251</text:p>
          </table:table-cell>
          <table:table-cell office:value-type="float" office:value="0">
            <text:p>0.000000</text:p>
          </table:table-cell>
          <table:table-cell office:value-type="float" office:value="0.174533">
            <text:p>0.174533</text:p>
          </table:table-cell>
          <table:table-cell office:value-type="float" office:value="-0.174533">
            <text:p>-0.174533</text:p>
          </table:table-cell>
          <table:table-cell office:value-type="float" office:value="0">
            <text:p>0.000000</text:p>
          </table:table-cell>
          <table:table-cell office:value-type="float" office:value="-0.523599">
            <text:p>-0.523599</text:p>
          </table:table-cell>
          <table:table-cell table:number-columns-repeated="3" office:value-type="float" office:value="0">
            <text:p>0.000000</text:p>
          </table:table-cell>
          <table:table-cell table:number-columns-repeated="2" office:value-type="float" office:value="0.174533">
            <text:p>0.174533</text:p>
          </table:table-cell>
          <table:table-cell office:value-type="float" office:value="0">
            <text:p>0.000000</text:p>
          </table:table-cell>
          <table:table-cell office:value-type="float" office:value="-0.523599">
            <text:p>-0.523599</text:p>
          </table:table-cell>
          <table:table-cell table:number-columns-repeated="7" office:value-type="float" office:value="0">
            <text:p>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0T19:36:36</dc:date>
    <dc:creator>Daniel Lofaro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2000" meta:object-count="0"/>
  </office:meta>
</office:document-meta>
</file>